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0.982cm"/>
    </style:style>
    <style:style style:name="co9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0.958cm"/>
    </style:style>
    <style:style style:name="co4" style:family="table-column">
      <style:table-column-properties fo:break-before="auto" style:column-width="0.706cm"/>
    </style:style>
    <style:style style:name="co14" style:family="table-column">
      <style:table-column-properties fo:break-before="auto" style:column-width="1.767cm"/>
    </style:style>
    <style:style style:name="co17" style:family="table-column">
      <style:table-column-properties fo:break-before="auto" style:column-width="1.794cm"/>
    </style:style>
    <style:style style:name="co28" style:family="table-column">
      <style:table-column-properties fo:break-before="auto" style:column-width="1.995cm"/>
    </style:style>
    <style:style style:name="co29" style:family="table-column">
      <style:table-column-properties fo:break-before="auto" style:column-width="1.919cm"/>
    </style:style>
    <style:style style:name="co30" style:family="table-column">
      <style:table-column-properties fo:break-before="auto" style:column-width="1.894cm"/>
    </style:style>
    <style:style style:name="co31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477cm"/>
    </style:style>
    <style:style style:name="co32" style:family="table-column">
      <style:table-column-properties fo:break-before="auto" style:column-width="2.628cm"/>
    </style:style>
    <style:style style:name="co33" style:family="table-column">
      <style:table-column-properties fo:break-before="auto" style:column-width="2.503cm"/>
    </style:style>
    <style:style style:name="co34" style:family="table-column">
      <style:table-column-properties fo:break-before="auto" style:column-width="2.528cm"/>
    </style:style>
    <style:style style:name="co24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2.579cm"/>
    </style:style>
    <style:style style:name="co35" style:family="table-column">
      <style:table-column-properties fo:break-before="auto" style:column-width="2.604cm"/>
    </style:style>
    <style:style style:name="co22" style:family="table-column">
      <style:table-column-properties fo:break-before="auto" style:column-width="2.655cm"/>
    </style:style>
    <style:style style:name="co36" style:family="table-column">
      <style:table-column-properties fo:break-before="auto" style:column-width="2.679cm"/>
    </style:style>
    <style:style style:name="co25" style:family="table-column">
      <style:table-column-properties fo:break-before="auto" style:column-width="2.755cm"/>
    </style:style>
    <style:style style:name="co26" style:family="table-column">
      <style:table-column-properties fo:break-before="auto" style:column-width="2.731cm"/>
    </style:style>
    <style:style style:name="co37" style:family="table-column">
      <style:table-column-properties fo:break-before="auto" style:column-width="3.261cm"/>
    </style:style>
    <style:style style:name="co19" style:family="table-column">
      <style:table-column-properties fo:break-before="auto" style:column-width="2.274cm"/>
    </style:style>
    <style:style style:name="co18" style:family="table-column">
      <style:table-column-properties fo:break-before="auto" style:column-width="2.073cm"/>
    </style:style>
    <style:style style:name="co15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489cm"/>
    </style:style>
    <style:style style:name="co38" style:family="table-column">
      <style:table-column-properties fo:break-before="auto" style:column-width="0.582cm"/>
    </style:style>
    <style:style style:name="co39" style:family="table-column">
      <style:table-column-properties fo:break-before="auto" style:column-width="1.667cm"/>
    </style:style>
    <style:style style:name="co10" style:family="table-column">
      <style:table-column-properties fo:break-before="auto" style:column-width="1.87cm"/>
    </style:style>
    <style:style style:name="co40" style:family="table-column">
      <style:table-column-properties fo:break-before="auto" style:column-width="2.249cm"/>
    </style:style>
    <style:style style:name="co41" style:family="table-column">
      <style:table-column-properties fo:break-before="auto" style:column-width="2.148cm"/>
    </style:style>
    <style:style style:name="co42" style:family="table-column">
      <style:table-column-properties fo:break-before="auto" style:column-width="2.198cm"/>
    </style:style>
    <style:style style:name="co43" style:family="table-column">
      <style:table-column-properties fo:break-before="auto" style:column-width="2.173cm"/>
    </style:style>
    <style:style style:name="co44" style:family="table-column">
      <style:table-column-properties fo:break-before="auto" style:column-width="2.325cm"/>
    </style:style>
    <style:style style:name="co4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591cm"/>
    </style:style>
    <style:style style:name="co46" style:family="table-column">
      <style:table-column-properties fo:break-before="auto" style:column-width="1.616cm"/>
    </style:style>
    <style:style style:name="co47" style:family="table-column">
      <style:table-column-properties fo:break-before="auto" style:column-width="1.718cm"/>
    </style:style>
    <style:style style:name="co48" style:family="table-column">
      <style:table-column-properties fo:break-before="auto" style:column-width="1.54cm"/>
    </style:style>
    <style:style style:name="co49" style:family="table-column">
      <style:table-column-properties fo:break-before="auto" style:column-width="2.021cm"/>
    </style:style>
    <style:style style:name="co50" style:family="table-column">
      <style:table-column-properties fo:break-before="auto" style:column-width="1.97cm"/>
    </style:style>
    <style:style style:name="co51" style:family="table-column">
      <style:table-column-properties fo:break-before="auto" style:column-width="2.224cm"/>
    </style:style>
    <style:style style:name="co52" style:family="table-column">
      <style:table-column-properties fo:break-before="auto" style:column-width="2.122cm"/>
    </style:style>
    <style:style style:name="co53" style:family="table-column">
      <style:table-column-properties fo:break-before="auto" style:column-width="2.097cm"/>
    </style:style>
    <style:style style:name="co54" style:family="table-column">
      <style:table-column-properties fo:break-before="auto" style:column-width="2.046cm"/>
    </style:style>
    <style:style style:name="co65" style:family="table-column">
      <style:table-column-properties fo:break-before="auto" style:column-width="0.937cm"/>
    </style:style>
    <style:style style:name="co66" style:family="table-column">
      <style:table-column-properties fo:break-before="auto" style:column-width="0.961cm"/>
    </style:style>
    <style:style style:name="co67" style:family="table-column">
      <style:table-column-properties fo:break-before="auto" style:column-width="1.898cm"/>
    </style:style>
    <style:style style:name="co68" style:family="table-column">
      <style:table-column-properties fo:break-before="auto" style:column-width="0.81cm"/>
    </style:style>
    <style:style style:name="co69" style:family="table-column">
      <style:table-column-properties fo:break-before="auto" style:column-width="1.743cm"/>
    </style:style>
    <style:style style:name="co70" style:family="table-column">
      <style:table-column-properties fo:break-before="auto" style:column-width="2.452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4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9" table:default-cell-style-name="Default"/>
        <table:table-column table:style-name="co10" table:default-cell-style-name="ce1"/>
        <table:table-column table:style-name="co8" table:default-cell-style-name="Default"/>
        <table:table-column table:style-name="co7" table:default-cell-style-name="ce1"/>
        <table:table-column table:style-name="co4" table:default-cell-style-name="Default"/>
        <table:table-column table:style-name="co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formula="of:=SUM([.E4:.E41])" office:value-type="float" office:value="1449719">
            <text:p>1449719</text:p>
          </table:table-cell>
          <table:table-cell table:formula="of:=SUM([.F4:.F41])" office:value-type="float" office:value="590428">
            <text:p>590428</text:p>
          </table:table-cell>
          <table:table-cell table:number-columns-repeated="2"/>
          <table:table-cell table:formula="of:=SUM([.I4:.I41])" office:value-type="float" office:value="1">
            <text:p>1</text:p>
          </table:table-cell>
          <table:table-cell table:number-columns-repeated="4"/>
          <table:table-cell table:formula="of:=SUM([.N4:.N100])" office:value-type="float" office:value="23671707">
            <text:p>23671707</text:p>
          </table:table-cell>
          <table:table-cell table:formula="of:=SUM([.O4:.O100])" office:value-type="float" office:value="8688801">
            <text:p>8688801</text:p>
          </table:table-cell>
          <table:table-cell table:number-columns-repeated="2"/>
          <table:table-cell table:formula="of:=SUM([.R4:.R100]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table:formula="of:=[.F4]*[.D4]" office:value-type="float" office:value="200267">
            <text:p>200267</text:p>
          </table:table-cell>
          <table:table-cell office:value-type="float" office:value="200267">
            <text:p>200267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 table:formula="of:=[.F4]/[.$F$3]" office:value-type="float" office:value="0.339189537081575">
            <text:p>0.3391895371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table:formula="of:=[.O4]*[.M4]" office:value-type="float" office:value="1676991">
            <text:p>1676991</text:p>
          </table:table-cell>
          <table:table-cell office:value-type="float" office:value="1676991">
            <text:p>1676991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 table:formula="of:=[.O4]/[.$O$3]" office:value-type="float" office:value="0.193006031557173">
            <text:p>0.193006031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table:formula="of:=[.F5]*[.D5]" office:value-type="float" office:value="461516">
            <text:p>461516</text:p>
          </table:table-cell>
          <table:table-cell office:value-type="float" office:value="230758">
            <text:p>230758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F5]/[.$F$3]" office:value-type="float" office:value="0.390831735622294">
            <text:p>0.3908317356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table:formula="of:=[.O5]*[.M5]" office:value-type="float" office:value="9107388">
            <text:p>9107388</text:p>
          </table:table-cell>
          <table:table-cell office:value-type="float" office:value="4553694">
            <text:p>4553694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 table:formula="of:=[.O5]/[.$O$3]" office:value-type="float" office:value="0.52408773086183">
            <text:p>0.5240877309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table:formula="of:=[.F6]*[.D6]" office:value-type="float" office:value="215910">
            <text:p>215910</text:p>
          </table:table-cell>
          <table:table-cell office:value-type="float" office:value="71970">
            <text:p>71970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F6]/[.$F$3]" office:value-type="float" office:value="0.121894625593637">
            <text:p>0.1218946256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table:formula="of:=[.O6]*[.M6]" office:value-type="float" office:value="3324567">
            <text:p>3324567</text:p>
          </table:table-cell>
          <table:table-cell office:value-type="float" office:value="1108189">
            <text:p>1108189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 table:formula="of:=[.O6]/[.$O$3]" office:value-type="float" office:value="0.127542223604845">
            <text:p>0.127542223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table:formula="of:=[.F7]*[.D7]" office:value-type="float" office:value="130972">
            <text:p>130972</text:p>
          </table:table-cell>
          <table:table-cell office:value-type="float" office:value="32743">
            <text:p>32743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7]/[.$F$3]" office:value-type="float" office:value="0.0554563807949488">
            <text:p>0.0554563808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table:formula="of:=[.O7]*[.M7]" office:value-type="float" office:value="1925948">
            <text:p>1925948</text:p>
          </table:table-cell>
          <table:table-cell office:value-type="float" office:value="481487">
            <text:p>481487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7]/[.$O$3]" office:value-type="float" office:value="0.0554146653836358">
            <text:p>0.0554146654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table:formula="of:=[.F8]*[.D8]" office:value-type="float" office:value="88695">
            <text:p>88695</text:p>
          </table:table-cell>
          <table:table-cell office:value-type="float" office:value="17739">
            <text:p>1773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8]/[.$F$3]" office:value-type="float" office:value="0.0300443068418164">
            <text:p>0.0300443068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table:formula="of:=[.O8]*[.M8]" office:value-type="float" office:value="1286750">
            <text:p>1286750</text:p>
          </table:table-cell>
          <table:table-cell office:value-type="float" office:value="257350">
            <text:p>257350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8]/[.$O$3]" office:value-type="float" office:value="0.0296185860396619">
            <text:p>0.02961858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table:formula="of:=[.F9]*[.D9]" office:value-type="float" office:value="62316">
            <text:p>62316</text:p>
          </table:table-cell>
          <table:table-cell office:value-type="float" office:value="10386">
            <text:p>1038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9]/[.$F$3]" office:value-type="float" office:value="0.0175906291707033">
            <text:p>0.0175906292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table:formula="of:=[.O9]*[.M9]" office:value-type="float" office:value="942018">
            <text:p>942018</text:p>
          </table:table-cell>
          <table:table-cell office:value-type="float" office:value="157003">
            <text:p>157003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9]/[.$O$3]" office:value-type="float" office:value="0.018069581752419">
            <text:p>0.0180695818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table:formula="of:=[.F10]*[.D10]" office:value-type="float" office:value="45990">
            <text:p>45990</text:p>
          </table:table-cell>
          <table:table-cell office:value-type="float" office:value="6570">
            <text:p>6570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10]/[.$F$3]" office:value-type="float" office:value="0.0111275210525246">
            <text:p>0.0111275211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table:formula="of:=[.O10]*[.M10]" office:value-type="float" office:value="716457">
            <text:p>716457</text:p>
          </table:table-cell>
          <table:table-cell office:value-type="float" office:value="102351">
            <text:p>102351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10]/[.$O$3]" office:value-type="float" office:value="0.0117796460063937">
            <text:p>0.01177964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table:formula="of:=[.F11]*[.D11]" office:value-type="float" office:value="34928">
            <text:p>34928</text:p>
          </table:table-cell>
          <table:table-cell office:value-type="float" office:value="4366">
            <text:p>436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11]/[.$F$3]" office:value-type="float" office:value="0.00739463575575684">
            <text:p>0.0073946358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table:formula="of:=[.O11]*[.M11]" office:value-type="float" office:value="565568">
            <text:p>565568</text:p>
          </table:table-cell>
          <table:table-cell office:value-type="float" office:value="70696">
            <text:p>70696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11]/[.$O$3]" office:value-type="float" office:value="0.00813645058737103">
            <text:p>0.008136450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table:formula="of:=[.F12]*[.D12]" office:value-type="float" office:value="28737">
            <text:p>28737</text:p>
          </table:table-cell>
          <table:table-cell office:value-type="float" office:value="3193">
            <text:p>3193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12]/[.$F$3]" office:value-type="float" office:value="0.00540794135779468">
            <text:p>0.0054079414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table:formula="of:=[.O12]*[.M12]" office:value-type="float" office:value="476910">
            <text:p>476910</text:p>
          </table:table-cell>
          <table:table-cell office:value-type="float" office:value="52990">
            <text:p>52990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12]/[.$O$3]" office:value-type="float" office:value="0.00609865503882527">
            <text:p>0.006098655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table:formula="of:=[.F13]*[.D13]" office:value-type="float" office:value="23890">
            <text:p>23890</text:p>
          </table:table-cell>
          <table:table-cell office:value-type="float" office:value="2389">
            <text:p>238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13]/[.$F$3]" office:value-type="float" office:value="0.00404621732031679">
            <text:p>0.0040462173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table:formula="of:=[.O13]*[.M13]" office:value-type="float" office:value="495450">
            <text:p>495450</text:p>
          </table:table-cell>
          <table:table-cell office:value-type="float" office:value="49545">
            <text:p>49545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 table:formula="of:=[.O13]/[.$O$3]" office:value-type="float" office:value="0.00570216765236078">
            <text:p>0.0057021677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table:formula="of:=[.F14]*[.D14]" office:value-type="float" office:value="20229">
            <text:p>20229</text:p>
          </table:table-cell>
          <table:table-cell office:value-type="float" office:value="1839">
            <text:p>183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14]/[.$F$3]" office:value-type="float" office:value="0.00311468968273862">
            <text:p>0.0031146897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table:formula="of:=[.O14]*[.M14]" office:value-type="float" office:value="343618">
            <text:p>343618</text:p>
          </table:table-cell>
          <table:table-cell office:value-type="float" office:value="31238">
            <text:p>31238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14]/[.$O$3]" office:value-type="float" office:value="0.00359520260620539">
            <text:p>0.003595202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table:formula="of:=[.F15]*[.D15]" office:value-type="float" office:value="17604">
            <text:p>17604</text:p>
          </table:table-cell>
          <table:table-cell office:value-type="float" office:value="1467">
            <text:p>1467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15]/[.$F$3]" office:value-type="float" office:value="0.00248463826241303">
            <text:p>0.0024846383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table:formula="of:=[.O15]*[.M15]" office:value-type="float" office:value="275172">
            <text:p>275172</text:p>
          </table:table-cell>
          <table:table-cell office:value-type="float" office:value="22931">
            <text:p>22931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15]/[.$O$3]" office:value-type="float" office:value="0.00263914434224009">
            <text:p>0.0026391443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table:formula="of:=[.F16]*[.D16]" office:value-type="float" office:value="14742">
            <text:p>14742</text:p>
          </table:table-cell>
          <table:table-cell office:value-type="float" office:value="1134">
            <text:p>113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16]/[.$F$3]" office:value-type="float" office:value="0.0019206406200248">
            <text:p>0.0019206406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table:formula="of:=[.O16]*[.M16]" office:value-type="float" office:value="235677">
            <text:p>235677</text:p>
          </table:table-cell>
          <table:table-cell office:value-type="float" office:value="18129">
            <text:p>1812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16]/[.$O$3]" office:value-type="float" office:value="0.00208647890543241">
            <text:p>0.0020864789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table:formula="of:=[.F17]*[.D17]" office:value-type="float" office:value="12208">
            <text:p>12208</text:p>
          </table:table-cell>
          <table:table-cell office:value-type="float" office:value="872">
            <text:p>87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17]/[.$F$3]" office:value-type="float" office:value="0.00147689472721483">
            <text:p>0.0014768947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table:formula="of:=[.O17]*[.M17]" office:value-type="float" office:value="204890">
            <text:p>204890</text:p>
          </table:table-cell>
          <table:table-cell office:value-type="float" office:value="14635">
            <text:p>14635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17]/[.$O$3]" office:value-type="float" office:value="0.00168435207573519">
            <text:p>0.0016843521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table:formula="of:=[.F18]*[.D18]" office:value-type="float" office:value="11760">
            <text:p>11760</text:p>
          </table:table-cell>
          <table:table-cell office:value-type="float" office:value="784">
            <text:p>78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18]/[.$F$3]" office:value-type="float" office:value="0.00132785030520233">
            <text:p>0.0013278503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table:formula="of:=[.O18]*[.M18]" office:value-type="float" office:value="180345">
            <text:p>180345</text:p>
          </table:table-cell>
          <table:table-cell office:value-type="float" office:value="12023">
            <text:p>12023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18]/[.$O$3]" office:value-type="float" office:value="0.00138373522422714">
            <text:p>0.0013837352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table:formula="of:=[.F19]*[.D19]" office:value-type="float" office:value="10912">
            <text:p>10912</text:p>
          </table:table-cell>
          <table:table-cell office:value-type="float" office:value="682">
            <text:p>68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19]/[.$F$3]" office:value-type="float" office:value="0.00115509427059692">
            <text:p>0.0011550943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table:formula="of:=[.O19]*[.M19]" office:value-type="float" office:value="162224">
            <text:p>162224</text:p>
          </table:table-cell>
          <table:table-cell office:value-type="float" office:value="10139">
            <text:p>1013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19]/[.$O$3]" office:value-type="float" office:value="0.00116690438646253">
            <text:p>0.0011669044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table:formula="of:=[.F20]*[.D20]" office:value-type="float" office:value="9435">
            <text:p>9435</text:p>
          </table:table-cell>
          <table:table-cell office:value-type="float" office:value="555">
            <text:p>55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20]/[.$F$3]" office:value-type="float" office:value="0.000939996070647056">
            <text:p>0.0009399961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table:formula="of:=[.O20]*[.M20]" office:value-type="float" office:value="146149">
            <text:p>146149</text:p>
          </table:table-cell>
          <table:table-cell office:value-type="float" office:value="8597">
            <text:p>8597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0]/[.$O$3]" office:value-type="float" office:value="0.000989434560648817">
            <text:p>0.000989434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table:formula="of:=[.F21]*[.D21]" office:value-type="float" office:value="8514">
            <text:p>8514</text:p>
          </table:table-cell>
          <table:table-cell office:value-type="float" office:value="473">
            <text:p>473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21]/[.$F$3]" office:value-type="float" office:value="0.000801113768317221">
            <text:p>0.0008011138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table:formula="of:=[.O21]*[.M21]" office:value-type="float" office:value="132066">
            <text:p>132066</text:p>
          </table:table-cell>
          <table:table-cell office:value-type="float" office:value="7337">
            <text:p>7337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1]/[.$O$3]" office:value-type="float" office:value="0.000844420306092866">
            <text:p>0.0008444203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table:formula="of:=[.F22]*[.D22]" office:value-type="float" office:value="7220">
            <text:p>7220</text:p>
          </table:table-cell>
          <table:table-cell office:value-type="float" office:value="380">
            <text:p>380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22]/[.$F$3]" office:value-type="float" office:value="0.000643600913235822">
            <text:p>0.0006436009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table:formula="of:=[.O22]*[.M22]" office:value-type="float" office:value="116584">
            <text:p>116584</text:p>
          </table:table-cell>
          <table:table-cell office:value-type="float" office:value="6136">
            <text:p>613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2]/[.$O$3]" office:value-type="float" office:value="0.000706196401551837">
            <text:p>0.0007061964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table:formula="of:=[.F23]*[.D23]" office:value-type="float" office:value="7420">
            <text:p>7420</text:p>
          </table:table-cell>
          <table:table-cell office:value-type="float" office:value="371">
            <text:p>371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23]/[.$F$3]" office:value-type="float" office:value="0.000628357733711816">
            <text:p>0.0006283577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table:formula="of:=[.O23]*[.M23]" office:value-type="float" office:value="108900">
            <text:p>108900</text:p>
          </table:table-cell>
          <table:table-cell office:value-type="float" office:value="5445">
            <text:p>5445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3]/[.$O$3]" office:value-type="float" office:value="0.000626668742902502">
            <text:p>0.0006266687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table:formula="of:=[.F24]*[.D24]" office:value-type="float" office:value="7455">
            <text:p>7455</text:p>
          </table:table-cell>
          <table:table-cell office:value-type="float" office:value="355">
            <text:p>35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24]/[.$F$3]" office:value-type="float" office:value="0.00060125874789136">
            <text:p>0.0006012587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table:formula="of:=[.O24]*[.M24]" office:value-type="float" office:value="100296">
            <text:p>100296</text:p>
          </table:table-cell>
          <table:table-cell office:value-type="float" office:value="4776">
            <text:p>477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4]/[.$O$3]" office:value-type="float" office:value="0.000549673079173985">
            <text:p>0.0005496731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table:formula="of:=[.F25]*[.D25]" office:value-type="float" office:value="5984">
            <text:p>5984</text:p>
          </table:table-cell>
          <table:table-cell office:value-type="float" office:value="272">
            <text:p>27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25]/[.$F$3]" office:value-type="float" office:value="0.000460682758947746">
            <text:p>0.0004606828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table:formula="of:=[.O25]*[.M25]" office:value-type="float" office:value="89892">
            <text:p>89892</text:p>
          </table:table-cell>
          <table:table-cell office:value-type="float" office:value="4086">
            <text:p>408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5]/[.$O$3]" office:value-type="float" office:value="0.000470260511202869">
            <text:p>0.0004702605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table:formula="of:=[.F26]*[.D26]" office:value-type="float" office:value="4531">
            <text:p>4531</text:p>
          </table:table-cell>
          <table:table-cell office:value-type="float" office:value="197">
            <text:p>197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26]/[.$F$3]" office:value-type="float" office:value="0.00033365626291436">
            <text:p>0.0003336563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table:formula="of:=[.O26]*[.M26]" office:value-type="float" office:value="81742">
            <text:p>81742</text:p>
          </table:table-cell>
          <table:table-cell office:value-type="float" office:value="3554">
            <text:p>3554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6]/[.$O$3]" office:value-type="float" office:value="0.000409032270390357">
            <text:p>0.0004090323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table:formula="of:=[.F27]*[.D27]" office:value-type="float" office:value="3888">
            <text:p>3888</text:p>
          </table:table-cell>
          <table:table-cell office:value-type="float" office:value="162">
            <text:p>16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27]/[.$F$3]" office:value-type="float" office:value="0.000274377231432114">
            <text:p>0.0002743772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table:formula="of:=[.O27]*[.M27]" office:value-type="float" office:value="75216">
            <text:p>75216</text:p>
          </table:table-cell>
          <table:table-cell office:value-type="float" office:value="3134">
            <text:p>313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27]/[.$O$3]" office:value-type="float" office:value="0.000360694185538373">
            <text:p>0.0003606942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table:formula="of:=[.F28]*[.D28]" office:value-type="float" office:value="2375">
            <text:p>2375</text:p>
          </table:table-cell>
          <table:table-cell office:value-type="float" office:value="95">
            <text:p>95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F28]/[.$F$3]" office:value-type="float" office:value="0.000160900228308956">
            <text:p>0.0001609002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table:formula="of:=[.O28]*[.M28]" office:value-type="float" office:value="71100">
            <text:p>71100</text:p>
          </table:table-cell>
          <table:table-cell office:value-type="float" office:value="2844">
            <text:p>2844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8]/[.$O$3]" office:value-type="float" office:value="0.00032731788885486">
            <text:p>0.0003273179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6">
            <text:p>26</text:p>
          </table:table-cell>
          <table:table-cell table:formula="of:=[.F29]*[.D29]" office:value-type="float" office:value="1768">
            <text:p>1768</text:p>
          </table:table-cell>
          <table:table-cell office:value-type="float" office:value="68">
            <text:p>68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F29]/[.$F$3]" office:value-type="float" office:value="0.000115170689736937">
            <text:p>0.0001151707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6">
            <text:p>26</text:p>
          </table:table-cell>
          <table:table-cell table:formula="of:=[.O29]*[.M29]" office:value-type="float" office:value="69394">
            <text:p>69394</text:p>
          </table:table-cell>
          <table:table-cell office:value-type="float" office:value="2669">
            <text:p>266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9]/[.$O$3]" office:value-type="float" office:value="0.000307177020166534">
            <text:p>0.000307177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7">
            <text:p>27</text:p>
          </table:table-cell>
          <table:table-cell table:formula="of:=[.F30]*[.D30]" office:value-type="float" office:value="1593">
            <text:p>1593</text:p>
          </table:table-cell>
          <table:table-cell office:value-type="float" office:value="59">
            <text:p>59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F30]/[.$F$3]" office:value-type="float" office:value="0.0000999275102129303">
            <text:p>9.99275102129303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7">
            <text:p>27</text:p>
          </table:table-cell>
          <table:table-cell table:formula="of:=[.O30]*[.M30]" office:value-type="float" office:value="55512">
            <text:p>55512</text:p>
          </table:table-cell>
          <table:table-cell office:value-type="float" office:value="2056">
            <text:p>205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0]/[.$O$3]" office:value-type="float" office:value="0.000236626434418282">
            <text:p>0.0002366264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8">
            <text:p>28</text:p>
          </table:table-cell>
          <table:table-cell table:formula="of:=[.F31]*[.D31]" office:value-type="float" office:value="1512">
            <text:p>1512</text:p>
          </table:table-cell>
          <table:table-cell office:value-type="float" office:value="54">
            <text:p>54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F31]/[.$F$3]" office:value-type="float" office:value="0.0000914590771440379">
            <text:p>9.14590771440379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8">
            <text:p>28</text:p>
          </table:table-cell>
          <table:table-cell table:formula="of:=[.O31]*[.M31]" office:value-type="float" office:value="50680">
            <text:p>50680</text:p>
          </table:table-cell>
          <table:table-cell office:value-type="float" office:value="1810">
            <text:p>1810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1]/[.$O$3]" office:value-type="float" office:value="0.000208314127576406">
            <text:p>0.0002083141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9">
            <text:p>29</text:p>
          </table:table-cell>
          <table:table-cell table:formula="of:=[.F32]*[.D32]" office:value-type="float" office:value="1276">
            <text:p>1276</text:p>
          </table:table-cell>
          <table:table-cell office:value-type="float" office:value="44">
            <text:p>44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F32]/[.$F$3]" office:value-type="float" office:value="0.0000745222110062531">
            <text:p>7.45222110062531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9">
            <text:p>29</text:p>
          </table:table-cell>
          <table:table-cell table:formula="of:=[.O32]*[.M32]" office:value-type="float" office:value="47879">
            <text:p>47879</text:p>
          </table:table-cell>
          <table:table-cell office:value-type="float" office:value="1651">
            <text:p>1651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2]/[.$O$3]" office:value-type="float" office:value="0.000190014709739583">
            <text:p>0.0001900147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0">
            <text:p>30</text:p>
          </table:table-cell>
          <table:table-cell table:formula="of:=[.F33]*[.D33]" office:value-type="float" office:value="930">
            <text:p>930</text:p>
          </table:table-cell>
          <table:table-cell office:value-type="float" office:value="31">
            <text:p>31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33]/[.$F$3]" office:value-type="float" office:value="0.0000525042850271329">
            <text:p>5.25042850271329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0">
            <text:p>30</text:p>
          </table:table-cell>
          <table:table-cell table:formula="of:=[.O33]*[.M33]" office:value-type="float" office:value="42060">
            <text:p>42060</text:p>
          </table:table-cell>
          <table:table-cell office:value-type="float" office:value="1402">
            <text:p>140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3]/[.$O$3]" office:value-type="float" office:value="0.00016135713086305">
            <text:p>0.0001613571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1">
            <text:p>31</text:p>
          </table:table-cell>
          <table:table-cell table:formula="of:=[.F34]*[.D34]" office:value-type="float" office:value="992">
            <text:p>992</text:p>
          </table:table-cell>
          <table:table-cell office:value-type="float" office:value="32">
            <text:p>32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F34]/[.$F$3]" office:value-type="float" office:value="0.0000541979716409113">
            <text:p>0.000054198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1">
            <text:p>31</text:p>
          </table:table-cell>
          <table:table-cell table:formula="of:=[.O34]*[.M34]" office:value-type="float" office:value="39525">
            <text:p>39525</text:p>
          </table:table-cell>
          <table:table-cell office:value-type="float" office:value="1275">
            <text:p>127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4]/[.$O$3]" office:value-type="float" office:value="0.000146740614729236">
            <text:p>0.000146740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2">
            <text:p>32</text:p>
          </table:table-cell>
          <table:table-cell table:formula="of:=[.F35]*[.D35]" office:value-type="float" office:value="832">
            <text:p>832</text:p>
          </table:table-cell>
          <table:table-cell office:value-type="float" office:value="26">
            <text:p>2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35]/[.$F$3]" office:value-type="float" office:value="0.0000440358519582405">
            <text:p>4.40358519582405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2">
            <text:p>32</text:p>
          </table:table-cell>
          <table:table-cell table:formula="of:=[.O35]*[.M35]" office:value-type="float" office:value="35904">
            <text:p>35904</text:p>
          </table:table-cell>
          <table:table-cell office:value-type="float" office:value="1122">
            <text:p>112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5]/[.$O$3]" office:value-type="float" office:value="0.000129131740961728">
            <text:p>0.0001291317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3">
            <text:p>33</text:p>
          </table:table-cell>
          <table:table-cell table:formula="of:=[.F36]*[.D36]" office:value-type="float" office:value="759">
            <text:p>759</text:p>
          </table:table-cell>
          <table:table-cell office:value-type="float" office:value="23">
            <text:p>23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F36]/[.$F$3]" office:value-type="float" office:value="0.000038954792116905">
            <text:p>3.8954792116905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3">
            <text:p>33</text:p>
          </table:table-cell>
          <table:table-cell table:formula="of:=[.O36]*[.M36]" office:value-type="float" office:value="32571">
            <text:p>32571</text:p>
          </table:table-cell>
          <table:table-cell office:value-type="float" office:value="987">
            <text:p>987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6]/[.$O$3]" office:value-type="float" office:value="0.000113594499402161">
            <text:p>0.0001135945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4">
            <text:p>34</text:p>
          </table:table-cell>
          <table:table-cell table:formula="of:=[.F37]*[.D37]" office:value-type="float" office:value="714">
            <text:p>714</text:p>
          </table:table-cell>
          <table:table-cell office:value-type="float" office:value="21">
            <text:p>21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F37]/[.$F$3]" office:value-type="float" office:value="0.0000355674188893481">
            <text:p>3.55674188893481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4">
            <text:p>34</text:p>
          </table:table-cell>
          <table:table-cell table:formula="of:=[.O37]*[.M37]" office:value-type="float" office:value="32368">
            <text:p>32368</text:p>
          </table:table-cell>
          <table:table-cell office:value-type="float" office:value="952">
            <text:p>95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7]/[.$O$3]" office:value-type="float" office:value="0.000109566325664496">
            <text:p>0.0001095663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5">
            <text:p>35</text:p>
          </table:table-cell>
          <table:table-cell table:formula="of:=[.F38]*[.D38]" office:value-type="float" office:value="490">
            <text:p>490</text:p>
          </table:table-cell>
          <table:table-cell office:value-type="float" office:value="14">
            <text:p>14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F38]/[.$F$3]" office:value-type="float" office:value="0.0000237116125928987">
            <text:p>2.37116125928987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5">
            <text:p>35</text:p>
          </table:table-cell>
          <table:table-cell table:formula="of:=[.O38]*[.M38]" office:value-type="float" office:value="28805">
            <text:p>28805</text:p>
          </table:table-cell>
          <table:table-cell office:value-type="float" office:value="823">
            <text:p>823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8]/[.$O$3]" office:value-type="float" office:value="0.0000947196281742441">
            <text:p>9.47196281742441E-005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6">
            <text:p>36</text:p>
          </table:table-cell>
          <table:table-cell table:formula="of:=[.F39]*[.D39]"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F39]/[.$F$3]" office:value-type="float" office:value="0.0000338737322755696">
            <text:p>3.38737322755696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6">
            <text:p>36</text:p>
          </table:table-cell>
          <table:table-cell table:formula="of:=[.O39]*[.M39]" office:value-type="float" office:value="27036">
            <text:p>27036</text:p>
          </table:table-cell>
          <table:table-cell office:value-type="float" office:value="751">
            <text:p>751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9]/[.$O$3]" office:value-type="float" office:value="0.0000864330993424754">
            <text:p>8.64330993424754E-005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7">
            <text:p>37</text:p>
          </table:table-cell>
          <table:table-cell table:formula="of:=[.F40]*[.D40]" office:value-type="float" office:value="407">
            <text:p>407</text:p>
          </table:table-cell>
          <table:table-cell office:value-type="float" office:value="11">
            <text:p>1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F40]/[.$F$3]" office:value-type="float" office:value="0.0000186305527515633">
            <text:p>1.86305527515633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7">
            <text:p>37</text:p>
          </table:table-cell>
          <table:table-cell table:formula="of:=[.O40]*[.M40]" office:value-type="float" office:value="25234">
            <text:p>25234</text:p>
          </table:table-cell>
          <table:table-cell office:value-type="float" office:value="682">
            <text:p>68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0]/[.$O$3]" office:value-type="float" office:value="0.0000784918425453639">
            <text:p>7.84918425453639E-005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8">
            <text:p>38</text:p>
          </table:table-cell>
          <table:table-cell table:formula="of:=[.F41]*[.D41]" office:value-type="float" office:value="228">
            <text:p>228</text:p>
          </table:table-cell>
          <table:table-cell office:value-type="float" office:value="6">
            <text:p>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F41]/[.$F$3]" office:value-type="float" office:value="0.0000101621196826709">
            <text:p>1.01621196826709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8">
            <text:p>38</text:p>
          </table:table-cell>
          <table:table-cell table:formula="of:=[.O41]*[.M41]" office:value-type="float" office:value="24282">
            <text:p>24282</text:p>
          </table:table-cell>
          <table:table-cell office:value-type="float" office:value="639">
            <text:p>639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1]/[.$O$3]" office:value-type="float" office:value="0.0000735429433819465">
            <text:p>7.35429433819465E-005</text:p>
          </table:table-cell>
        </table:table-row>
        <table:table-row table:style-name="ro2">
          <table:table-cell table:number-columns-repeated="5"/>
          <table:table-cell table:formula="of:=SUM([.F9:.F41])" office:value-type="float" office:value="36951">
            <text:p>36951</text:p>
          </table:table-cell>
          <table:table-cell table:number-columns-repeated="2"/>
          <table:table-cell table:formula="of:=[.F42]/[.$F$3]" office:value-type="float" office:value="0.0625834140657286">
            <text:p>0.0625834141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9">
            <text:p>39</text:p>
          </table:table-cell>
          <table:table-cell table:formula="of:=[.O42]*[.M42]" office:value-type="float" office:value="23283">
            <text:p>23283</text:p>
          </table:table-cell>
          <table:table-cell office:value-type="float" office:value="597">
            <text:p>597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2]/[.$O$3]" office:value-type="float" office:value="0.0000687091348967481">
            <text:p>6.87091348967481E-005</text:p>
          </table:table-cell>
        </table:table-row>
        <table:table-row table:style-name="ro2">
          <table:table-cell table:number-columns-repeated="5"/>
          <table:table-cell table:formula="of:=[.F42]*1.5" office:value-type="float" office:value="55426.5">
            <text:p>55426.5</text:p>
          </table:table-cell>
          <table:table-cell table:number-columns-repeated="5"/>
          <table:table-cell office:value-type="string">
            <text:p>Len:</text:p>
          </table:table-cell>
          <table:table-cell office:value-type="float" office:value="40">
            <text:p>40</text:p>
          </table:table-cell>
          <table:table-cell table:formula="of:=[.O43]*[.M43]" office:value-type="float" office:value="22560">
            <text:p>22560</text:p>
          </table:table-cell>
          <table:table-cell office:value-type="float" office:value="564">
            <text:p>56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3]/[.$O$3]" office:value-type="float" office:value="0.0000649111425155208">
            <text:p>6.49111425155208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1">
            <text:p>41</text:p>
          </table:table-cell>
          <table:table-cell table:formula="of:=[.O44]*[.M44]" office:value-type="float" office:value="19516">
            <text:p>19516</text:p>
          </table:table-cell>
          <table:table-cell office:value-type="float" office:value="476">
            <text:p>47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4]/[.$O$3]" office:value-type="float" office:value="0.0000547831628322481">
            <text:p>5.47831628322481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2">
            <text:p>42</text:p>
          </table:table-cell>
          <table:table-cell table:formula="of:=[.O45]*[.M45]" office:value-type="float" office:value="20118">
            <text:p>20118</text:p>
          </table:table-cell>
          <table:table-cell office:value-type="float" office:value="479">
            <text:p>479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5]/[.$O$3]" office:value-type="float" office:value="0.0000551284348669051">
            <text:p>5.51284348669051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3">
            <text:p>43</text:p>
          </table:table-cell>
          <table:table-cell table:formula="of:=[.O46]*[.M46]" office:value-type="float" office:value="19608">
            <text:p>19608</text:p>
          </table:table-cell>
          <table:table-cell office:value-type="float" office:value="456">
            <text:p>45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6]/[.$O$3]" office:value-type="float" office:value="0.0000524813492678679">
            <text:p>5.24813492678679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4">
            <text:p>44</text:p>
          </table:table-cell>
          <table:table-cell table:formula="of:=[.O47]*[.M47]" office:value-type="float" office:value="18260">
            <text:p>18260</text:p>
          </table:table-cell>
          <table:table-cell office:value-type="float" office:value="415">
            <text:p>41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7]/[.$O$3]" office:value-type="float" office:value="0.0000477626314608886">
            <text:p>4.77626314608886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5">
            <text:p>45</text:p>
          </table:table-cell>
          <table:table-cell table:formula="of:=[.O48]*[.M48]" office:value-type="float" office:value="16290">
            <text:p>16290</text:p>
          </table:table-cell>
          <table:table-cell office:value-type="float" office:value="362">
            <text:p>36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8]/[.$O$3]" office:value-type="float" office:value="0.0000416628255152811">
            <text:p>4.16628255152811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6">
            <text:p>46</text:p>
          </table:table-cell>
          <table:table-cell table:formula="of:=[.O49]*[.M49]" office:value-type="float" office:value="16008">
            <text:p>16008</text:p>
          </table:table-cell>
          <table:table-cell office:value-type="float" office:value="348">
            <text:p>348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9]/[.$O$3]" office:value-type="float" office:value="0.000040051556020215">
            <text:p>4.0051556020215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7">
            <text:p>47</text:p>
          </table:table-cell>
          <table:table-cell table:formula="of:=[.O50]*[.M50]" office:value-type="float" office:value="15886">
            <text:p>15886</text:p>
          </table:table-cell>
          <table:table-cell office:value-type="float" office:value="338">
            <text:p>338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50]/[.$O$3]" office:value-type="float" office:value="0.0000389006492380249">
            <text:p>3.89006492380249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8">
            <text:p>48</text:p>
          </table:table-cell>
          <table:table-cell table:formula="of:=[.O51]*[.M51]" office:value-type="float" office:value="14400">
            <text:p>14400</text:p>
          </table:table-cell>
          <table:table-cell office:value-type="float" office:value="300">
            <text:p>300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51]/[.$O$3]" office:value-type="float" office:value="0.0000345272034657026">
            <text:p>3.45272034657026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9">
            <text:p>49</text:p>
          </table:table-cell>
          <table:table-cell table:formula="of:=[.O52]*[.M52]" office:value-type="float" office:value="13328">
            <text:p>13328</text:p>
          </table:table-cell>
          <table:table-cell office:value-type="float" office:value="272">
            <text:p>27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52]/[.$O$3]" office:value-type="float" office:value="0.0000313046644755703">
            <text:p>3.13046644755703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0">
            <text:p>50</text:p>
          </table:table-cell>
          <table:table-cell table:formula="of:=[.O53]*[.M53]" office:value-type="float" office:value="12000">
            <text:p>12000</text:p>
          </table:table-cell>
          <table:table-cell office:value-type="float" office:value="240">
            <text:p>240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53]/[.$O$3]" office:value-type="float" office:value="0.0000276217627725621">
            <text:p>2.76217627725621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1">
            <text:p>51</text:p>
          </table:table-cell>
          <table:table-cell table:formula="of:=[.O54]*[.M54]" office:value-type="float" office:value="10200">
            <text:p>10200</text:p>
          </table:table-cell>
          <table:table-cell office:value-type="float" office:value="200">
            <text:p>200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54]/[.$O$3]" office:value-type="float" office:value="0.0000230181356438017">
            <text:p>2.30181356438017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2">
            <text:p>52</text:p>
          </table:table-cell>
          <table:table-cell table:formula="of:=[.O55]*[.M55]" office:value-type="float" office:value="8008">
            <text:p>8008</text:p>
          </table:table-cell>
          <table:table-cell office:value-type="float" office:value="154">
            <text:p>154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55]/[.$O$3]" office:value-type="float" office:value="0.0000177239644457273">
            <text:p>0.000017724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3">
            <text:p>53</text:p>
          </table:table-cell>
          <table:table-cell table:formula="of:=[.O56]*[.M56]" office:value-type="float" office:value="8109">
            <text:p>8109</text:p>
          </table:table-cell>
          <table:table-cell office:value-type="float" office:value="153">
            <text:p>153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56]/[.$O$3]" office:value-type="float" office:value="0.0000176088737675083">
            <text:p>1.76088737675083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4">
            <text:p>54</text:p>
          </table:table-cell>
          <table:table-cell table:formula="of:=[.O57]*[.M57]" office:value-type="float" office:value="8424">
            <text:p>8424</text:p>
          </table:table-cell>
          <table:table-cell office:value-type="float" office:value="156">
            <text:p>156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57]/[.$O$3]" office:value-type="float" office:value="0.0000179541458021653">
            <text:p>1.79541458021653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5">
            <text:p>55</text:p>
          </table:table-cell>
          <table:table-cell table:formula="of:=[.O58]*[.M58]" office:value-type="float" office:value="7040">
            <text:p>7040</text:p>
          </table:table-cell>
          <table:table-cell office:value-type="float" office:value="128">
            <text:p>128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58]/[.$O$3]" office:value-type="float" office:value="0.0000147316068120331">
            <text:p>1.47316068120331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6">
            <text:p>56</text:p>
          </table:table-cell>
          <table:table-cell table:formula="of:=[.O59]*[.M59]" office:value-type="float" office:value="5768">
            <text:p>5768</text:p>
          </table:table-cell>
          <table:table-cell office:value-type="float" office:value="103">
            <text:p>10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O59]/[.$O$3]" office:value-type="float" office:value="0.0000118543398565579">
            <text:p>1.18543398565579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7">
            <text:p>57</text:p>
          </table:table-cell>
          <table:table-cell table:formula="of:=[.O60]*[.M60]" office:value-type="float" office:value="4617">
            <text:p>4617</text:p>
          </table:table-cell>
          <table:table-cell office:value-type="float" office:value="81">
            <text:p>81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60]/[.$O$3]" office:value-type="float" office:value="0.0000093223449357397">
            <text:p>9.3223449357397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8">
            <text:p>58</text:p>
          </table:table-cell>
          <table:table-cell table:formula="of:=[.O61]*[.M61]" office:value-type="float" office:value="4234">
            <text:p>4234</text:p>
          </table:table-cell>
          <table:table-cell office:value-type="float" office:value="73">
            <text:p>7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O61]/[.$O$3]" office:value-type="float" office:value="0.00000840161950998763">
            <text:p>8.40161950998763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9">
            <text:p>59</text:p>
          </table:table-cell>
          <table:table-cell table:formula="of:=[.O62]*[.M62]" office:value-type="float" office:value="5015">
            <text:p>5015</text:p>
          </table:table-cell>
          <table:table-cell office:value-type="float" office:value="85">
            <text:p>85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O62]/[.$O$3]" office:value-type="float" office:value="0.00000978270764861573">
            <text:p>9.78270764861573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0">
            <text:p>60</text:p>
          </table:table-cell>
          <table:table-cell table:formula="of:=[.O63]*[.M63]" office:value-type="float" office:value="3300">
            <text:p>3300</text:p>
          </table:table-cell>
          <table:table-cell office:value-type="float" office:value="55">
            <text:p>55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O63]/[.$O$3]" office:value-type="float" office:value="0.00000632998730204547">
            <text:p>0.00000633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1">
            <text:p>61</text:p>
          </table:table-cell>
          <table:table-cell table:formula="of:=[.O64]*[.M64]" office:value-type="float" office:value="3843">
            <text:p>3843</text:p>
          </table:table-cell>
          <table:table-cell office:value-type="float" office:value="63">
            <text:p>6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O64]/[.$O$3]" office:value-type="float" office:value="0.00000725071272779754">
            <text:p>7.25071272779754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2">
            <text:p>62</text:p>
          </table:table-cell>
          <table:table-cell table:formula="of:=[.O65]*[.M65]" office:value-type="float" office:value="2232">
            <text:p>2232</text:p>
          </table:table-cell>
          <table:table-cell office:value-type="float" office:value="36">
            <text:p>36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O65]/[.$O$3]" office:value-type="float" office:value="0.00000414326441588431">
            <text:p>4.14326441588431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3">
            <text:p>63</text:p>
          </table:table-cell>
          <table:table-cell table:formula="of:=[.O66]*[.M66]" office:value-type="float" office:value="3276">
            <text:p>3276</text:p>
          </table:table-cell>
          <table:table-cell office:value-type="float" office:value="52">
            <text:p>5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O66]/[.$O$3]" office:value-type="float" office:value="0.00000598471526738845">
            <text:p>5.98471526738845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4">
            <text:p>64</text:p>
          </table:table-cell>
          <table:table-cell table:formula="of:=[.O67]*[.M67]" office:value-type="float" office:value="22080">
            <text:p>22080</text:p>
          </table:table-cell>
          <table:table-cell office:value-type="float" office:value="345">
            <text:p>34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67]/[.$O$3]" office:value-type="float" office:value="0.000039706283985558">
            <text:p>3.9706283985558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5">
            <text:p>65</text:p>
          </table:table-cell>
          <table:table-cell table:formula="of:=[.O68]*[.M68]" office:value-type="float" office:value="1495">
            <text:p>1495</text:p>
          </table:table-cell>
          <table:table-cell office:value-type="float" office:value="23">
            <text:p>2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O68]/[.$O$3]" office:value-type="float" office:value="0.0000026470855990372">
            <text:p>2.6470855990372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6">
            <text:p>66</text:p>
          </table:table-cell>
          <table:table-cell table:formula="of:=[.O69]*[.M69]" office:value-type="float" office:value="1518">
            <text:p>1518</text:p>
          </table:table-cell>
          <table:table-cell office:value-type="float" office:value="23">
            <text:p>2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O69]/[.$O$3]" office:value-type="float" office:value="0.0000026470855990372">
            <text:p>2.6470855990372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7">
            <text:p>67</text:p>
          </table:table-cell>
          <table:table-cell table:formula="of:=[.O70]*[.M70]" office:value-type="float" office:value="1675">
            <text:p>1675</text:p>
          </table:table-cell>
          <table:table-cell office:value-type="float" office:value="25">
            <text:p>2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O70]/[.$O$3]" office:value-type="float" office:value="0.00000287726695547521">
            <text:p>2.87726695547521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8">
            <text:p>68</text:p>
          </table:table-cell>
          <table:table-cell table:formula="of:=[.O71]*[.M71]" office:value-type="float" office:value="476">
            <text:p>476</text:p>
          </table:table-cell>
          <table:table-cell office:value-type="float" office:value="7">
            <text:p>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1]/[.$O$3]" office:value-type="float" office:value="0.00000080563474753306">
            <text:p>8.0563474753306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9">
            <text:p>69</text:p>
          </table:table-cell>
          <table:table-cell table:formula="of:=[.O72]*[.M72]" office:value-type="float" office:value="759">
            <text:p>759</text:p>
          </table:table-cell>
          <table:table-cell office:value-type="float" office:value="11">
            <text:p>1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2]/[.$O$3]" office:value-type="float" office:value="0.00000126599746040909">
            <text:p>0.00000126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0">
            <text:p>70</text:p>
          </table:table-cell>
          <table:table-cell table:formula="of:=[.O73]*[.M73]"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O73]/[.$O$3]" office:value-type="float" office:value="0.000000345272034657026">
            <text:p>3.45272034657026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1">
            <text:p>71</text:p>
          </table:table-cell>
          <table:table-cell table:formula="of:=[.O74]*[.M74]" office:value-type="float" office:value="355">
            <text:p>355</text:p>
          </table:table-cell>
          <table:table-cell office:value-type="float" office:value="5">
            <text:p>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4]/[.$O$3]" office:value-type="float" office:value="0.000000575453391095043">
            <text:p>5.75453391095043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2">
            <text:p>72</text:p>
          </table:table-cell>
          <table:table-cell table:formula="of:=[.O75]*[.M75]" office:value-type="float" office:value="432">
            <text:p>432</text:p>
          </table:table-cell>
          <table:table-cell office:value-type="float" office:value="6">
            <text:p>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5]/[.$O$3]" office:value-type="float" office:value="0.000000690544069314052">
            <text:p>6.90544069314052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3">
            <text:p>73</text:p>
          </table:table-cell>
          <table:table-cell table:formula="of:=[.O76]*[.M76]"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O76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4">
            <text:p>74</text:p>
          </table:table-cell>
          <table:table-cell table:formula="of:=[.O77]*[.M77]"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7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5">
            <text:p>75</text:p>
          </table:table-cell>
          <table:table-cell table:formula="of:=[.O78]*[.M78]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8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6">
            <text:p>76</text:p>
          </table:table-cell>
          <table:table-cell table:formula="of:=[.O79]*[.M79]"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9]/[.$O$3]" office:value-type="float" office:value="0.000000345272034657026">
            <text:p>3.45272034657026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8">
            <text:p>78</text:p>
          </table:table-cell>
          <table:table-cell table:formula="of:=[.O80]*[.M80]"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80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9">
            <text:p>79</text:p>
          </table:table-cell>
          <table:table-cell table:formula="of:=[.O81]*[.M81]"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1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0">
            <text:p>80</text:p>
          </table:table-cell>
          <table:table-cell table:formula="of:=[.O82]*[.M82]"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2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2">
            <text:p>82</text:p>
          </table:table-cell>
          <table:table-cell table:formula="of:=[.O83]*[.M83]"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3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3">
            <text:p>83</text:p>
          </table:table-cell>
          <table:table-cell table:formula="of:=[.O84]*[.M84]" office:value-type="float" office:value="332">
            <text:p>332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4]/[.$O$3]" office:value-type="float" office:value="0.000000460362712876034">
            <text:p>4.60362712876034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4">
            <text:p>84</text:p>
          </table:table-cell>
          <table:table-cell table:formula="of:=[.O85]*[.M85]"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5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6">
            <text:p>86</text:p>
          </table:table-cell>
          <table:table-cell table:formula="of:=[.O86]*[.M86]"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6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7">
            <text:p>87</text:p>
          </table:table-cell>
          <table:table-cell table:formula="of:=[.O87]*[.M87]"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7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8">
            <text:p>88</text:p>
          </table:table-cell>
          <table:table-cell table:formula="of:=[.O88]*[.M88]" office:value-type="float" office:value="352">
            <text:p>352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8]/[.$O$3]" office:value-type="float" office:value="0.000000460362712876034">
            <text:p>4.60362712876034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9">
            <text:p>89</text:p>
          </table:table-cell>
          <table:table-cell table:formula="of:=[.O89]*[.M89]"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9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0">
            <text:p>90</text:p>
          </table:table-cell>
          <table:table-cell table:formula="of:=[.O90]*[.M90]"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0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1">
            <text:p>91</text:p>
          </table:table-cell>
          <table:table-cell table:formula="of:=[.O91]*[.M91]" office:value-type="float" office:value="364">
            <text:p>364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1]/[.$O$3]" office:value-type="float" office:value="0.000000460362712876034">
            <text:p>4.60362712876034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2">
            <text:p>92</text:p>
          </table:table-cell>
          <table:table-cell table:formula="of:=[.O92]*[.M92]"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2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3">
            <text:p>93</text:p>
          </table:table-cell>
          <table:table-cell table:formula="of:=[.O93]*[.M93]"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3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4">
            <text:p>94</text:p>
          </table:table-cell>
          <table:table-cell table:formula="of:=[.O94]*[.M94]"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4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5">
            <text:p>95</text:p>
          </table:table-cell>
          <table:table-cell table:formula="of:=[.O95]*[.M95]"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5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6">
            <text:p>96</text:p>
          </table:table-cell>
          <table:table-cell table:formula="of:=[.O96]*[.M96]" office:value-type="float" office:value="384">
            <text:p>384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6]/[.$O$3]" office:value-type="float" office:value="0.000000460362712876034">
            <text:p>4.60362712876034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7">
            <text:p>97</text:p>
          </table:table-cell>
          <table:table-cell table:formula="of:=[.O97]*[.M97]"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7]/[.$O$3]" office:value-type="float" office:value="0.000000345272034657026">
            <text:p>3.45272034657026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8">
            <text:p>98</text:p>
          </table:table-cell>
          <table:table-cell table:formula="of:=[.O98]*[.M98]"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8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100">
            <text:p>100</text:p>
          </table:table-cell>
          <table:table-cell table:formula="of:=[.O99]*[.M99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9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109">
            <text:p>109</text:p>
          </table:table-cell>
          <table:table-cell table:formula="of:=[.O100]*[.M100]"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1">
            <text:p>1</text:p>
          </table:table-cell>
          <table:table-cell table:formula="of:=[.O100]/[.$O$3]" office:value-type="float" office:value="0.000000115090678219009">
            <text:p>1.15090678219009E-007</text:p>
          </table:table-cell>
        </table:table-row>
        <table:table-row table:style-name="ro1">
          <table:table-cell table:number-columns-repeated="14"/>
          <table:table-cell table:formula="of:=SUM([.O9:.O100])" office:value-type="float" office:value="611090">
            <text:p>611090</text:p>
          </table:table-cell>
          <table:table-cell table:number-columns-repeated="2"/>
          <table:table-cell table:formula="of:=[.O101]/[.$O$3]" office:value-type="float" office:value="0.070330762552854">
            <text:p>0.0703307626</text:p>
          </table:table-cell>
        </table:table-row>
        <table:table-row table:style-name="ro1" table:number-rows-repeated="104847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word_freq" table:style-name="ta1" table:print="false">
        <office:forms form:automatic-focus="false" form:apply-design-mode="false"/>
        <table:table-column table:style-name="co8" table:default-cell-style-name="Default"/>
        <table:table-column table:style-name="co6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column table:style-name="co4" table:default-cell-style-name="Default"/>
        <table:table-column table:style-name="co6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9" table:default-cell-style-name="Default"/>
        <table:table-column table:style-name="co15" table:number-columns-repeated="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0" table:number-columns-repeated="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7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4" table:number-columns-repeated="2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number-columns-repeated="4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6" table:default-cell-style-name="Default"/>
        <table:table-column table:style-name="co22" table:number-columns-repeated="3" table:default-cell-style-name="Default"/>
        <table:table-column table:style-name="co15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18" table:number-columns-repeated="12" table:default-cell-style-name="Default"/>
        <table:table-column table:style-name="co20" table:default-cell-style-name="Default"/>
        <table:table-column table:style-name="co18" table:number-columns-repeated="6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15" table:default-cell-style-name="Default"/>
        <table:table-column table:style-name="co18" table:number-columns-repeated="4" table:default-cell-style-name="Default"/>
        <table:table-column table:style-name="co15" table:number-columns-repeated="10" table:default-cell-style-name="Default"/>
        <table:table-row table:style-name="ro1">
          <table:table-cell table:number-columns-repeated="114"/>
        </table:table-row>
        <table:table-row table:style-name="ro1">
          <table:table-cell table:style-name="ce2" table:formula="of:=SUM([.A3:.A40])+4*[.F2]*3+4*[.E2]+4*[.J2]" office:value-type="float" office:value="25255798">
            <text:p>25255798</text:p>
          </table:table-cell>
          <table:table-cell table:formula="of:=SUM([.B3:.B40])" office:value-type="float" office:value="1449719">
            <text:p>1449719</text:p>
          </table:table-cell>
          <table:table-cell table:number-columns-repeated="2"/>
          <table:table-cell office:value-type="float" office:value="1096763">
            <text:p>1096763</text:p>
          </table:table-cell>
          <table:table-cell table:formula="of:=SUM([.F3:.F40])" office:value-type="float" office:value="590428">
            <text:p>590428</text:p>
          </table:table-cell>
          <table:table-cell table:number-columns-repeated="3"/>
          <table:table-cell office:value-type="float" office:value="949759">
            <text:p>949759</text:p>
          </table:table-cell>
          <table:table-cell/>
          <table:table-cell table:formula="of:=[.F2]*(8+4+4)+[.B2]*14" office:value-type="float" office:value="29742914">
            <text:p>29742914</text:p>
          </table:table-cell>
          <table:table-cell table:number-columns-repeated="5"/>
          <table:table-cell table:style-name="ce3" table:formula="of:=[.F2]*(8+8+4+4)+[.B2]*26" office:value-type="float" office:value="51862966">
            <text:p>51862966</text:p>
          </table:table-cell>
          <table:table-cell/>
          <table:table-cell table:formula="of:=20+3*8*256+4*256" office:value-type="float" office:value="7188">
            <text:p>7188</text:p>
          </table:table-cell>
          <table:table-cell table:number-columns-repeated="94"/>
        </table:table-row>
        <table:table-row table:style-name="ro1">
          <table:table-cell table:formula="of:=(4+8+2*[.D3])*[.F3]" office:value-type="float" office:value="2803738">
            <text:p>2803738</text:p>
          </table:table-cell>
          <table:table-cell table:formula="of:=[.D3]*[.F3]" office:value-type="float" office:value="200267">
            <text:p>200267</text:p>
          </table:table-cell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office:value-type="string">
            <text:p>count:</text:p>
          </table:table-cell>
          <table:table-cell office:value-type="float" office:value="200267">
            <text:p>200267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0/0</text:p>
          </table:table-cell>
          <table:table-cell table:number-columns-repeated="5" office:value-type="string">
            <text:p>_</text:p>
          </table:table-cell>
          <table:table-cell office:value-type="string">
            <text:p>45/-/0/0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0/0</text:p>
          </table:table-cell>
          <table:table-cell office:value-type="string">
            <text:p>50/2/0/0/0</text:p>
          </table:table-cell>
          <table:table-cell office:value-type="string">
            <text:p>51/3/0/0/0</text:p>
          </table:table-cell>
          <table:table-cell office:value-type="string">
            <text:p>52/4/0/0/0</text:p>
          </table:table-cell>
          <table:table-cell office:value-type="string">
            <text:p>53/5/0/0/0</text:p>
          </table:table-cell>
          <table:table-cell office:value-type="string">
            <text:p>54/6/0/0/0</text:p>
          </table:table-cell>
          <table:table-cell office:value-type="string">
            <text:p>55/7/0/0/0</text:p>
          </table:table-cell>
          <table:table-cell office:value-type="string">
            <text:p>56/8/0/0/0</text:p>
          </table:table-cell>
          <table:table-cell office:value-type="string">
            <text:p>57/9/0/0/0</text:p>
          </table:table-cell>
          <table:table-cell office:value-type="string">
            <text:p>97/a/0/0/0</text:p>
          </table:table-cell>
          <table:table-cell office:value-type="string">
            <text:p>98/b/0/0/0</text:p>
          </table:table-cell>
          <table:table-cell office:value-type="string">
            <text:p>99/c/0/0/0</text:p>
          </table:table-cell>
          <table:table-cell office:value-type="string">
            <text:p>100/d/0/0/0</text:p>
          </table:table-cell>
          <table:table-cell office:value-type="string">
            <text:p>101/e/0/0/0</text:p>
          </table:table-cell>
          <table:table-cell office:value-type="string">
            <text:p>102/f/0/0/0</text:p>
          </table:table-cell>
          <table:table-cell office:value-type="string">
            <text:p>103/g/0/0/0</text:p>
          </table:table-cell>
          <table:table-cell office:value-type="string">
            <text:p>104/h/0/0/0</text:p>
          </table:table-cell>
          <table:table-cell office:value-type="string">
            <text:p>105/i/0/0/0</text:p>
          </table:table-cell>
          <table:table-cell office:value-type="string">
            <text:p>106/j/0/0/0</text:p>
          </table:table-cell>
          <table:table-cell office:value-type="string">
            <text:p>107/k/0/0/0</text:p>
          </table:table-cell>
          <table:table-cell office:value-type="string">
            <text:p>108/l/0/0/0</text:p>
          </table:table-cell>
          <table:table-cell office:value-type="string">
            <text:p>109/m/0/0/0</text:p>
          </table:table-cell>
          <table:table-cell office:value-type="string">
            <text:p>110/n/0/0/0</text:p>
          </table:table-cell>
          <table:table-cell office:value-type="string">
            <text:p>111/o/0/0/0</text:p>
          </table:table-cell>
          <table:table-cell office:value-type="string">
            <text:p>112/p/0/0/0</text:p>
          </table:table-cell>
          <table:table-cell office:value-type="string">
            <text:p>113/q/0/0/0</text:p>
          </table:table-cell>
          <table:table-cell office:value-type="string">
            <text:p>114/r/0/0/0</text:p>
          </table:table-cell>
          <table:table-cell office:value-type="string">
            <text:p>115/s/0/0/0</text:p>
          </table:table-cell>
          <table:table-cell office:value-type="string">
            <text:p>116/t/0/0/0</text:p>
          </table:table-cell>
          <table:table-cell office:value-type="string">
            <text:p>117/u/0/0/0</text:p>
          </table:table-cell>
          <table:table-cell office:value-type="string">
            <text:p>118/v/0/0/0</text:p>
          </table:table-cell>
          <table:table-cell office:value-type="string">
            <text:p>119/w/0/0/0</text:p>
          </table:table-cell>
          <table:table-cell office:value-type="string">
            <text:p>120/x/0/0/0</text:p>
          </table:table-cell>
          <table:table-cell office:value-type="string">
            <text:p>121/y/0/0/0</text:p>
          </table:table-cell>
          <table:table-cell office:value-type="string">
            <text:p>122/z/0/0/0</text:p>
          </table:table-cell>
          <table:table-cell table:number-columns-repeated="8" office:value-type="string">
            <text:p>_</text:p>
          </table:table-cell>
          <table:table-cell office:value-type="string">
            <text:p>195/?/0/0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4])*[.F4]" office:value-type="float" office:value="3692128">
            <text:p>3692128</text:p>
          </table:table-cell>
          <table:table-cell table:formula="of:=[.D4]*[.F4]" office:value-type="float" office:value="461516">
            <text:p>461516</text:p>
          </table:table-cell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office:value-type="string">
            <text:p>count:</text:p>
          </table:table-cell>
          <table:table-cell office:value-type="float" office:value="230758">
            <text:p>230758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1/0</text:p>
          </table:table-cell>
          <table:table-cell office:value-type="string">
            <text:p>_</text:p>
          </table:table-cell>
          <table:table-cell office:value-type="string">
            <text:p>48/0/0/1/0</text:p>
          </table:table-cell>
          <table:table-cell office:value-type="string">
            <text:p>49/1/0/1/0</text:p>
          </table:table-cell>
          <table:table-cell office:value-type="string">
            <text:p>50/2/0/1/0</text:p>
          </table:table-cell>
          <table:table-cell office:value-type="string">
            <text:p>51/3/0/1/0</text:p>
          </table:table-cell>
          <table:table-cell office:value-type="string">
            <text:p>52/4/0/1/0</text:p>
          </table:table-cell>
          <table:table-cell office:value-type="string">
            <text:p>53/5/0/1/0</text:p>
          </table:table-cell>
          <table:table-cell office:value-type="string">
            <text:p>54/6/0/1/0</text:p>
          </table:table-cell>
          <table:table-cell office:value-type="string">
            <text:p>55/7/0/1/0</text:p>
          </table:table-cell>
          <table:table-cell office:value-type="string">
            <text:p>56/8/0/1/0</text:p>
          </table:table-cell>
          <table:table-cell office:value-type="string">
            <text:p>57/9/0/1/0</text:p>
          </table:table-cell>
          <table:table-cell office:value-type="string">
            <text:p>97/a/0/1/0</text:p>
          </table:table-cell>
          <table:table-cell office:value-type="string">
            <text:p>98/b/0/1/0</text:p>
          </table:table-cell>
          <table:table-cell office:value-type="string">
            <text:p>99/c/0/1/0</text:p>
          </table:table-cell>
          <table:table-cell office:value-type="string">
            <text:p>100/d/0/1/0</text:p>
          </table:table-cell>
          <table:table-cell office:value-type="string">
            <text:p>101/e/0/1/0</text:p>
          </table:table-cell>
          <table:table-cell office:value-type="string">
            <text:p>102/f/0/1/0</text:p>
          </table:table-cell>
          <table:table-cell office:value-type="string">
            <text:p>103/g/0/1/0</text:p>
          </table:table-cell>
          <table:table-cell office:value-type="string">
            <text:p>104/h/0/1/0</text:p>
          </table:table-cell>
          <table:table-cell office:value-type="string">
            <text:p>105/i/0/1/0</text:p>
          </table:table-cell>
          <table:table-cell office:value-type="string">
            <text:p>106/j/0/1/0</text:p>
          </table:table-cell>
          <table:table-cell office:value-type="string">
            <text:p>107/k/0/1/0</text:p>
          </table:table-cell>
          <table:table-cell office:value-type="string">
            <text:p>108/l/0/1/0</text:p>
          </table:table-cell>
          <table:table-cell office:value-type="string">
            <text:p>109/m/0/1/0</text:p>
          </table:table-cell>
          <table:table-cell office:value-type="string">
            <text:p>110/n/0/1/0</text:p>
          </table:table-cell>
          <table:table-cell office:value-type="string">
            <text:p>111/o/0/1/0</text:p>
          </table:table-cell>
          <table:table-cell office:value-type="string">
            <text:p>112/p/0/1/0</text:p>
          </table:table-cell>
          <table:table-cell office:value-type="string">
            <text:p>113/q/0/1/0</text:p>
          </table:table-cell>
          <table:table-cell office:value-type="string">
            <text:p>114/r/0/1/0</text:p>
          </table:table-cell>
          <table:table-cell office:value-type="string">
            <text:p>115/s/0/1/0</text:p>
          </table:table-cell>
          <table:table-cell office:value-type="string">
            <text:p>116/t/0/1/0</text:p>
          </table:table-cell>
          <table:table-cell office:value-type="string">
            <text:p>117/u/0/1/0</text:p>
          </table:table-cell>
          <table:table-cell office:value-type="string">
            <text:p>118/v/0/1/0</text:p>
          </table:table-cell>
          <table:table-cell office:value-type="string">
            <text:p>119/w/0/1/0</text:p>
          </table:table-cell>
          <table:table-cell office:value-type="string">
            <text:p>120/x/0/1/0</text:p>
          </table:table-cell>
          <table:table-cell office:value-type="string">
            <text:p>121/y/0/1/0</text:p>
          </table:table-cell>
          <table:table-cell office:value-type="string">
            <text:p>122/z/0/1/0</text:p>
          </table:table-cell>
          <table:table-cell table:number-columns-repeated="5" office:value-type="string">
            <text:p>_</text:p>
          </table:table-cell>
          <table:table-cell office:value-type="string">
            <text:p>128/?/0/0/0</text:p>
          </table:table-cell>
          <table:table-cell office:value-type="string">
            <text:p>_</text:p>
          </table:table-cell>
          <table:table-cell office:value-type="string">
            <text:p>157/?/1/1/0</text:p>
          </table:table-cell>
          <table:table-cell table:number-columns-repeated="3" office:value-type="string">
            <text:p>_</text:p>
          </table:table-cell>
          <table:table-cell office:value-type="string">
            <text:p>161/?/0/0/0</text:p>
          </table:table-cell>
          <table:table-cell office:value-type="string">
            <text:p>_</text:p>
          </table:table-cell>
          <table:table-cell office:value-type="string">
            <text:p>163/?/0/1/0</text:p>
          </table:table-cell>
          <table:table-cell office:value-type="string">
            <text:p>164/?/0/0/0</text:p>
          </table:table-cell>
          <table:table-cell table:number-columns-repeated="2" office:value-type="string">
            <text:p>_</text:p>
          </table:table-cell>
          <table:table-cell office:value-type="string">
            <text:p>167/?/0/0/0</text:p>
          </table:table-cell>
          <table:table-cell office:value-type="string">
            <text:p>168/?/0/0/0</text:p>
          </table:table-cell>
          <table:table-cell office:value-type="string">
            <text:p>169/?/0/1/0</text:p>
          </table:table-cell>
          <table:table-cell office:value-type="string">
            <text:p>170/?/0/1/0</text:p>
          </table:table-cell>
          <table:table-cell table:number-columns-repeated="2" office:value-type="string">
            <text:p>_</text:p>
          </table:table-cell>
          <table:table-cell office:value-type="string">
            <text:p>173/?/0/1/0</text:p>
          </table:table-cell>
          <table:table-cell office:value-type="string">
            <text:p>_</text:p>
          </table:table-cell>
          <table:table-cell office:value-type="string">
            <text:p>175/?/1/1/0</text:p>
          </table:table-cell>
          <table:table-cell office:value-type="string">
            <text:p>_</text:p>
          </table:table-cell>
          <table:table-cell office:value-type="string">
            <text:p>177/?/1/1/0</text:p>
          </table:table-cell>
          <table:table-cell office:value-type="string">
            <text:p>178/?/1/1/0</text:p>
          </table:table-cell>
          <table:table-cell office:value-type="string">
            <text:p>179/?/1/1/0</text:p>
          </table:table-cell>
          <table:table-cell office:value-type="string">
            <text:p>180/?/0/1/0</text:p>
          </table:table-cell>
          <table:table-cell office:value-type="string">
            <text:p>181/?/1/1/0</text:p>
          </table:table-cell>
          <table:table-cell office:value-type="string">
            <text:p>182/?/0/1/0</text:p>
          </table:table-cell>
          <table:table-cell table:number-columns-repeated="3" office:value-type="string">
            <text:p>_</text:p>
          </table:table-cell>
          <table:table-cell office:value-type="string">
            <text:p>186/?/1/1/0</text:p>
          </table:table-cell>
          <table:table-cell office:value-type="string">
            <text:p>_</text:p>
          </table:table-cell>
          <table:table-cell office:value-type="string">
            <text:p>188/?/1/1/0</text:p>
          </table:table-cell>
          <table:table-cell office:value-type="string">
            <text:p>194/?/1/1/0</text:p>
          </table:table-cell>
          <table:table-cell office:value-type="string">
            <text:p>195/?/1/1/0</text:p>
          </table:table-cell>
          <table:table-cell office:value-type="string">
            <text:p>196/?/1/1/0</text:p>
          </table:table-cell>
          <table:table-cell office:value-type="string">
            <text:p>197/?/1/1/0</text:p>
          </table:table-cell>
          <table:table-cell table:number-columns-repeated="2" office:value-type="string">
            <text:p>_</text:p>
          </table:table-cell>
          <table:table-cell office:value-type="string">
            <text:p>226/?/1/1/0</text:p>
          </table:table-cell>
          <table:table-cell office:value-type="string">
            <text:p>227/?/1/1/0</text:p>
          </table:table-cell>
          <table:table-cell table:number-columns-repeated="12"/>
        </table:table-row>
        <table:table-row table:style-name="ro1">
          <table:table-cell table:formula="of:=(4+8+2*[.D5])*[.F5]" office:value-type="float" office:value="1295460">
            <text:p>1295460</text:p>
          </table:table-cell>
          <table:table-cell table:formula="of:=[.D5]*[.F5]" office:value-type="float" office:value="215910">
            <text:p>215910</text:p>
          </table:table-cell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office:value-type="string">
            <text:p>count:</text:p>
          </table:table-cell>
          <table:table-cell office:value-type="float" office:value="71970">
            <text:p>71970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2/0</text:p>
          </table:table-cell>
          <table:table-cell office:value-type="string">
            <text:p>50/2/0/2/0</text:p>
          </table:table-cell>
          <table:table-cell office:value-type="string">
            <text:p>51/3/0/2/0</text:p>
          </table:table-cell>
          <table:table-cell office:value-type="string">
            <text:p>52/4/0/2/0</text:p>
          </table:table-cell>
          <table:table-cell office:value-type="string">
            <text:p>53/5/0/2/0</text:p>
          </table:table-cell>
          <table:table-cell office:value-type="string">
            <text:p>54/6/0/2/0</text:p>
          </table:table-cell>
          <table:table-cell office:value-type="string">
            <text:p>55/7/0/2/0</text:p>
          </table:table-cell>
          <table:table-cell office:value-type="string">
            <text:p>56/8/0/2/0</text:p>
          </table:table-cell>
          <table:table-cell office:value-type="string">
            <text:p>57/9/0/2/0</text:p>
          </table:table-cell>
          <table:table-cell office:value-type="string">
            <text:p>97/a/0/2/0</text:p>
          </table:table-cell>
          <table:table-cell office:value-type="string">
            <text:p>98/b/0/2/0</text:p>
          </table:table-cell>
          <table:table-cell office:value-type="string">
            <text:p>99/c/0/2/0</text:p>
          </table:table-cell>
          <table:table-cell office:value-type="string">
            <text:p>100/d/0/2/0</text:p>
          </table:table-cell>
          <table:table-cell office:value-type="string">
            <text:p>101/e/0/2/0</text:p>
          </table:table-cell>
          <table:table-cell office:value-type="string">
            <text:p>102/f/0/2/0</text:p>
          </table:table-cell>
          <table:table-cell office:value-type="string">
            <text:p>103/g/0/2/0</text:p>
          </table:table-cell>
          <table:table-cell office:value-type="string">
            <text:p>104/h/0/2/0</text:p>
          </table:table-cell>
          <table:table-cell office:value-type="string">
            <text:p>105/i/0/2/0</text:p>
          </table:table-cell>
          <table:table-cell office:value-type="string">
            <text:p>106/j/0/2/0</text:p>
          </table:table-cell>
          <table:table-cell office:value-type="string">
            <text:p>107/k/0/2/0</text:p>
          </table:table-cell>
          <table:table-cell office:value-type="string">
            <text:p>108/l/0/2/0</text:p>
          </table:table-cell>
          <table:table-cell office:value-type="string">
            <text:p>109/m/0/2/0</text:p>
          </table:table-cell>
          <table:table-cell office:value-type="string">
            <text:p>110/n/0/2/0</text:p>
          </table:table-cell>
          <table:table-cell office:value-type="string">
            <text:p>111/o/0/2/0</text:p>
          </table:table-cell>
          <table:table-cell office:value-type="string">
            <text:p>112/p/0/2/0</text:p>
          </table:table-cell>
          <table:table-cell office:value-type="string">
            <text:p>113/q/0/2/0</text:p>
          </table:table-cell>
          <table:table-cell office:value-type="string">
            <text:p>114/r/0/2/0</text:p>
          </table:table-cell>
          <table:table-cell office:value-type="string">
            <text:p>115/s/0/2/0</text:p>
          </table:table-cell>
          <table:table-cell office:value-type="string">
            <text:p>116/t/0/2/0</text:p>
          </table:table-cell>
          <table:table-cell office:value-type="string">
            <text:p>117/u/0/2/0</text:p>
          </table:table-cell>
          <table:table-cell office:value-type="string">
            <text:p>118/v/0/2/0</text:p>
          </table:table-cell>
          <table:table-cell office:value-type="string">
            <text:p>119/w/1/2/0</text:p>
          </table:table-cell>
          <table:table-cell office:value-type="string">
            <text:p>120/x/1/2/0</text:p>
          </table:table-cell>
          <table:table-cell office:value-type="string">
            <text:p>121/y/1/2/0</text:p>
          </table:table-cell>
          <table:table-cell office:value-type="string">
            <text:p>122/z/1/2/0</text:p>
          </table:table-cell>
          <table:table-cell table:number-columns-repeated="8" office:value-type="string">
            <text:p>_</text:p>
          </table:table-cell>
          <table:table-cell office:value-type="string">
            <text:p>159/?/0/0/0</text:p>
          </table:table-cell>
          <table:table-cell office:value-type="string">
            <text:p>_</text:p>
          </table:table-cell>
          <table:table-cell office:value-type="string">
            <text:p>161/?/0/0/0</text:p>
          </table:table-cell>
          <table:table-cell office:value-type="string">
            <text:p>_</text:p>
          </table:table-cell>
          <table:table-cell office:value-type="string">
            <text:p>163/?/0/1/0</text:p>
          </table:table-cell>
          <table:table-cell office:value-type="string">
            <text:p>164/?/0/1/0</text:p>
          </table:table-cell>
          <table:table-cell office:value-type="string">
            <text:p>168/?/0/1/0</text:p>
          </table:table-cell>
          <table:table-cell office:value-type="string">
            <text:p>169/?/0/2/0</text:p>
          </table:table-cell>
          <table:table-cell office:value-type="string">
            <text:p>170/?/1/2/0</text:p>
          </table:table-cell>
          <table:table-cell table:number-columns-repeated="2" office:value-type="string">
            <text:p>_</text:p>
          </table:table-cell>
          <table:table-cell office:value-type="string">
            <text:p>173/?/0/2/0</text:p>
          </table:table-cell>
          <table:table-cell office:value-type="string">
            <text:p>177/?/2/2/0</text:p>
          </table:table-cell>
          <table:table-cell office:value-type="string">
            <text:p>178/?/1/1/0</text:p>
          </table:table-cell>
          <table:table-cell office:value-type="string">
            <text:p>179/?/2/2/0</text:p>
          </table:table-cell>
          <table:table-cell office:value-type="string">
            <text:p>_</text:p>
          </table:table-cell>
          <table:table-cell office:value-type="string">
            <text:p>181/?/1/1/0</text:p>
          </table:table-cell>
          <table:table-cell office:value-type="string">
            <text:p>182/?/0/1/0</text:p>
          </table:table-cell>
          <table:table-cell table:number-columns-repeated="3" office:value-type="string">
            <text:p>_</text:p>
          </table:table-cell>
          <table:table-cell office:value-type="string">
            <text:p>186/?/2/2/0</text:p>
          </table:table-cell>
          <table:table-cell office:value-type="string">
            <text:p>187/?/1/1/0</text:p>
          </table:table-cell>
          <table:table-cell office:value-type="string">
            <text:p>188/?/2/2/0</text:p>
          </table:table-cell>
          <table:table-cell office:value-type="string">
            <text:p>194/?/2/2/0</text:p>
          </table:table-cell>
          <table:table-cell office:value-type="string">
            <text:p>195/?/2/2/0</text:p>
          </table:table-cell>
          <table:table-cell table:number-columns-repeated="6" office:value-type="string">
            <text:p>_</text:p>
          </table:table-cell>
          <table:table-cell office:value-type="string">
            <text:p>226/?/2/2/0</text:p>
          </table:table-cell>
          <table:table-cell office:value-type="string">
            <text:p>_</text:p>
          </table:table-cell>
          <table:table-cell table:number-columns-repeated="17"/>
        </table:table-row>
        <table:table-row table:style-name="ro1">
          <table:table-cell table:formula="of:=(4+8+2*[.D6])*[.F6]" office:value-type="float" office:value="654860">
            <text:p>654860</text:p>
          </table:table-cell>
          <table:table-cell table:formula="of:=[.D6]*[.F6]" office:value-type="float" office:value="130972">
            <text:p>130972</text:p>
          </table:table-cell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office:value-type="string">
            <text:p>count:</text:p>
          </table:table-cell>
          <table:table-cell office:value-type="float" office:value="32743">
            <text:p>32743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3/0</text:p>
          </table:table-cell>
          <table:table-cell office:value-type="string">
            <text:p>51/3/0/3/0</text:p>
          </table:table-cell>
          <table:table-cell office:value-type="string">
            <text:p>52/4/0/3/0</text:p>
          </table:table-cell>
          <table:table-cell office:value-type="string">
            <text:p>53/5/0/3/0</text:p>
          </table:table-cell>
          <table:table-cell office:value-type="string">
            <text:p>54/6/0/3/0</text:p>
          </table:table-cell>
          <table:table-cell office:value-type="string">
            <text:p>55/7/0/3/0</text:p>
          </table:table-cell>
          <table:table-cell office:value-type="string">
            <text:p>56/8/0/3/0</text:p>
          </table:table-cell>
          <table:table-cell office:value-type="string">
            <text:p>57/9/0/3/0</text:p>
          </table:table-cell>
          <table:table-cell office:value-type="string">
            <text:p>97/a/0/3/0</text:p>
          </table:table-cell>
          <table:table-cell office:value-type="string">
            <text:p>98/b/0/3/0</text:p>
          </table:table-cell>
          <table:table-cell office:value-type="string">
            <text:p>99/c/0/3/0</text:p>
          </table:table-cell>
          <table:table-cell office:value-type="string">
            <text:p>100/d/0/3/0</text:p>
          </table:table-cell>
          <table:table-cell office:value-type="string">
            <text:p>101/e/0/3/0</text:p>
          </table:table-cell>
          <table:table-cell office:value-type="string">
            <text:p>102/f/0/3/0</text:p>
          </table:table-cell>
          <table:table-cell office:value-type="string">
            <text:p>103/g/0/3/0</text:p>
          </table:table-cell>
          <table:table-cell office:value-type="string">
            <text:p>104/h/0/3/0</text:p>
          </table:table-cell>
          <table:table-cell office:value-type="string">
            <text:p>105/i/0/3/0</text:p>
          </table:table-cell>
          <table:table-cell office:value-type="string">
            <text:p>106/j/0/3/0</text:p>
          </table:table-cell>
          <table:table-cell office:value-type="string">
            <text:p>107/k/0/3/0</text:p>
          </table:table-cell>
          <table:table-cell office:value-type="string">
            <text:p>108/l/0/3/0</text:p>
          </table:table-cell>
          <table:table-cell office:value-type="string">
            <text:p>109/m/0/3/0</text:p>
          </table:table-cell>
          <table:table-cell office:value-type="string">
            <text:p>110/n/0/3/0</text:p>
          </table:table-cell>
          <table:table-cell office:value-type="string">
            <text:p>111/o/0/3/0</text:p>
          </table:table-cell>
          <table:table-cell office:value-type="string">
            <text:p>112/p/0/3/0</text:p>
          </table:table-cell>
          <table:table-cell office:value-type="string">
            <text:p>113/q/0/3/0</text:p>
          </table:table-cell>
          <table:table-cell office:value-type="string">
            <text:p>114/r/0/3/0</text:p>
          </table:table-cell>
          <table:table-cell office:value-type="string">
            <text:p>115/s/0/3/0</text:p>
          </table:table-cell>
          <table:table-cell office:value-type="string">
            <text:p>116/t/0/3/0</text:p>
          </table:table-cell>
          <table:table-cell office:value-type="string">
            <text:p>117/u/1/3/0</text:p>
          </table:table-cell>
          <table:table-cell office:value-type="string">
            <text:p>118/v/1/3/0</text:p>
          </table:table-cell>
          <table:table-cell office:value-type="string">
            <text:p>119/w/2/3/0</text:p>
          </table:table-cell>
          <table:table-cell office:value-type="string">
            <text:p>120/x/2/3/0</text:p>
          </table:table-cell>
          <table:table-cell office:value-type="string">
            <text:p>121/y/2/3/0</text:p>
          </table:table-cell>
          <table:table-cell office:value-type="string">
            <text:p>122/z/2/3/0</text:p>
          </table:table-cell>
          <table:table-cell table:number-columns-repeated="8" office:value-type="string">
            <text:p>_</text:p>
          </table:table-cell>
          <table:table-cell office:value-type="string">
            <text:p>161/?/0/0/0</text:p>
          </table:table-cell>
          <table:table-cell office:value-type="string">
            <text:p>_</text:p>
          </table:table-cell>
          <table:table-cell office:value-type="string">
            <text:p>163/?/1/1/0</text:p>
          </table:table-cell>
          <table:table-cell office:value-type="string">
            <text:p>164/?/1/1/0</text:p>
          </table:table-cell>
          <table:table-cell table:number-columns-repeated="2" office:value-type="string">
            <text:p>_</text:p>
          </table:table-cell>
          <table:table-cell office:value-type="string">
            <text:p>167/?/0/0/0</text:p>
          </table:table-cell>
          <table:table-cell office:value-type="string">
            <text:p>_</text:p>
          </table:table-cell>
          <table:table-cell office:value-type="string">
            <text:p>169/?/0/2/0</text:p>
          </table:table-cell>
          <table:table-cell office:value-type="string">
            <text:p>170/?/1/2/0</text:p>
          </table:table-cell>
          <table:table-cell table:number-columns-repeated="2" office:value-type="string">
            <text:p>_</text:p>
          </table:table-cell>
          <table:table-cell office:value-type="string">
            <text:p>173/?/1/3/0</text:p>
          </table:table-cell>
          <table:table-cell office:value-type="string">
            <text:p>177/?/2/2/0</text:p>
          </table:table-cell>
          <table:table-cell office:value-type="string">
            <text:p>_</text:p>
          </table:table-cell>
          <table:table-cell office:value-type="string">
            <text:p>179/?/2/2/0</text:p>
          </table:table-cell>
          <table:table-cell office:value-type="string">
            <text:p>180/?/3/3/0</text:p>
          </table:table-cell>
          <table:table-cell office:value-type="string">
            <text:p>_</text:p>
          </table:table-cell>
          <table:table-cell office:value-type="string">
            <text:p>182/?/2/3/0</text:p>
          </table:table-cell>
          <table:table-cell office:value-type="string">
            <text:p>186/?/3/3/0</text:p>
          </table:table-cell>
          <table:table-cell office:value-type="string">
            <text:p>_</text:p>
          </table:table-cell>
          <table:table-cell office:value-type="string">
            <text:p>188/?/3/3/0</text:p>
          </table:table-cell>
          <table:table-cell table:number-columns-repeated="5" office:value-type="string">
            <text:p>_</text:p>
          </table:table-cell>
          <table:table-cell office:value-type="string">
            <text:p>194/?/3/3/0</text:p>
          </table:table-cell>
          <table:table-cell office:value-type="string">
            <text:p>195/?/3/3/0</text:p>
          </table:table-cell>
          <table:table-cell table:number-columns-repeated="6" office:value-type="string">
            <text:p>_</text:p>
          </table:table-cell>
          <table:table-cell office:value-type="string">
            <text:p>226/?/3/3/0</text:p>
          </table:table-cell>
          <table:table-cell office:value-type="string">
            <text:p>_</text:p>
          </table:table-cell>
          <table:table-cell table:number-columns-repeated="14"/>
        </table:table-row>
        <table:table-row table:style-name="ro1">
          <table:table-cell table:formula="of:=(4+8+2*[.D7])*[.F7]" office:value-type="float" office:value="390258">
            <text:p>390258</text:p>
          </table:table-cell>
          <table:table-cell table:formula="of:=[.D7]*[.F7]" office:value-type="float" office:value="88695">
            <text:p>88695</text:p>
          </table:table-cell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office:value-type="string">
            <text:p>count:</text:p>
          </table:table-cell>
          <table:table-cell office:value-type="float" office:value="17739">
            <text:p>1773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3/0</text:p>
          </table:table-cell>
          <table:table-cell office:value-type="string">
            <text:p>52/4/0/4/0</text:p>
          </table:table-cell>
          <table:table-cell office:value-type="string">
            <text:p>53/5/0/4/0</text:p>
          </table:table-cell>
          <table:table-cell office:value-type="string">
            <text:p>54/6/0/4/0</text:p>
          </table:table-cell>
          <table:table-cell office:value-type="string">
            <text:p>55/7/0/4/0</text:p>
          </table:table-cell>
          <table:table-cell office:value-type="string">
            <text:p>56/8/0/4/0</text:p>
          </table:table-cell>
          <table:table-cell office:value-type="string">
            <text:p>57/9/0/4/0</text:p>
          </table:table-cell>
          <table:table-cell office:value-type="string">
            <text:p>97/a/0/4/0</text:p>
          </table:table-cell>
          <table:table-cell office:value-type="string">
            <text:p>98/b/0/3/0</text:p>
          </table:table-cell>
          <table:table-cell office:value-type="string">
            <text:p>99/c/0/4/0</text:p>
          </table:table-cell>
          <table:table-cell office:value-type="string">
            <text:p>100/d/0/4/0</text:p>
          </table:table-cell>
          <table:table-cell office:value-type="string">
            <text:p>101/e/0/4/0</text:p>
          </table:table-cell>
          <table:table-cell office:value-type="string">
            <text:p>102/f/0/4/0</text:p>
          </table:table-cell>
          <table:table-cell office:value-type="string">
            <text:p>103/g/0/4/0</text:p>
          </table:table-cell>
          <table:table-cell office:value-type="string">
            <text:p>104/h/0/4/0</text:p>
          </table:table-cell>
          <table:table-cell office:value-type="string">
            <text:p>105/i/0/4/0</text:p>
          </table:table-cell>
          <table:table-cell office:value-type="string">
            <text:p>106/j/0/4/0</text:p>
          </table:table-cell>
          <table:table-cell office:value-type="string">
            <text:p>107/k/0/4/0</text:p>
          </table:table-cell>
          <table:table-cell office:value-type="string">
            <text:p>108/l/0/4/0</text:p>
          </table:table-cell>
          <table:table-cell office:value-type="string">
            <text:p>109/m/0/4/0</text:p>
          </table:table-cell>
          <table:table-cell office:value-type="string">
            <text:p>110/n/0/4/0</text:p>
          </table:table-cell>
          <table:table-cell office:value-type="string">
            <text:p>111/o/0/4/1</text:p>
          </table:table-cell>
          <table:table-cell office:value-type="string">
            <text:p>112/p/0/4/0</text:p>
          </table:table-cell>
          <table:table-cell office:value-type="string">
            <text:p>113/q/1/4/0</text:p>
          </table:table-cell>
          <table:table-cell office:value-type="string">
            <text:p>114/r/0/4/0</text:p>
          </table:table-cell>
          <table:table-cell office:value-type="string">
            <text:p>115/s/0/4/0</text:p>
          </table:table-cell>
          <table:table-cell office:value-type="string">
            <text:p>116/t/1/4/1</text:p>
          </table:table-cell>
          <table:table-cell office:value-type="string">
            <text:p>117/u/1/4/0</text:p>
          </table:table-cell>
          <table:table-cell office:value-type="string">
            <text:p>118/v/2/4/0</text:p>
          </table:table-cell>
          <table:table-cell office:value-type="string">
            <text:p>119/w/2/4/0</text:p>
          </table:table-cell>
          <table:table-cell office:value-type="string">
            <text:p>120/x/2/4/0</text:p>
          </table:table-cell>
          <table:table-cell office:value-type="string">
            <text:p>121/y/3/4/0</text:p>
          </table:table-cell>
          <table:table-cell office:value-type="string">
            <text:p>122/z/3/4/0</text:p>
          </table:table-cell>
          <table:table-cell table:number-columns-repeated="8" office:value-type="string">
            <text:p>_</text:p>
          </table:table-cell>
          <table:table-cell office:value-type="string">
            <text:p>161/?/0/0/0</text:p>
          </table:table-cell>
          <table:table-cell office:value-type="string">
            <text:p>162/?/1/1/0</text:p>
          </table:table-cell>
          <table:table-cell table:number-columns-repeated="6" office:value-type="string">
            <text:p>_</text:p>
          </table:table-cell>
          <table:table-cell office:value-type="string">
            <text:p>170/?/2/2/0</text:p>
          </table:table-cell>
          <table:table-cell table:number-columns-repeated="8" office:value-type="string">
            <text:p>_</text:p>
          </table:table-cell>
          <table:table-cell office:value-type="string">
            <text:p>182/?/3/3/0</text:p>
          </table:table-cell>
          <table:table-cell table:number-columns-repeated="5" office:value-type="string">
            <text:p>_</text:p>
          </table:table-cell>
          <table:table-cell office:value-type="string">
            <text:p>188/?/4/4/0</text:p>
          </table:table-cell>
          <table:table-cell office:value-type="string">
            <text:p>_</text:p>
          </table:table-cell>
          <table:table-cell office:value-type="string">
            <text:p>194/?/4/4/0</text:p>
          </table:table-cell>
          <table:table-cell office:value-type="string">
            <text:p>195/?/4/4/0</text:p>
          </table:table-cell>
          <table:table-cell office:value-type="string">
            <text:p>196/?/4/4/0</text:p>
          </table:table-cell>
          <table:table-cell table:number-columns-repeated="4" office:value-type="string">
            <text:p>_</text:p>
          </table:table-cell>
          <table:table-cell office:value-type="string">
            <text:p>227/?/4/4/0</text:p>
          </table:table-cell>
          <table:table-cell table:number-columns-repeated="18"/>
        </table:table-row>
        <table:table-row table:style-name="ro1">
          <table:table-cell table:formula="of:=(4+8+2*[.D8])*[.F8]" office:value-type="float" office:value="249264">
            <text:p>249264</text:p>
          </table:table-cell>
          <table:table-cell table:formula="of:=[.D8]*[.F8]" office:value-type="float" office:value="62316">
            <text:p>62316</text:p>
          </table:table-cell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office:value-type="string">
            <text:p>count:</text:p>
          </table:table-cell>
          <table:table-cell office:value-type="float" office:value="10386">
            <text:p>1038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2/0</text:p>
          </table:table-cell>
          <table:table-cell office:value-type="string">
            <text:p>50/2/0/3/0</text:p>
          </table:table-cell>
          <table:table-cell office:value-type="string">
            <text:p>51/3/0/4/0</text:p>
          </table:table-cell>
          <table:table-cell office:value-type="string">
            <text:p>52/4/0/4/0</text:p>
          </table:table-cell>
          <table:table-cell office:value-type="string">
            <text:p>53/5/0/5/0</text:p>
          </table:table-cell>
          <table:table-cell office:value-type="string">
            <text:p>54/6/0/5/0</text:p>
          </table:table-cell>
          <table:table-cell office:value-type="string">
            <text:p>55/7/0/4/0</text:p>
          </table:table-cell>
          <table:table-cell office:value-type="string">
            <text:p>56/8/0/5/0</text:p>
          </table:table-cell>
          <table:table-cell office:value-type="string">
            <text:p>57/9/1/5/0</text:p>
          </table:table-cell>
          <table:table-cell office:value-type="string">
            <text:p>97/a/0/5/0</text:p>
          </table:table-cell>
          <table:table-cell office:value-type="string">
            <text:p>98/b/0/5/0</text:p>
          </table:table-cell>
          <table:table-cell office:value-type="string">
            <text:p>99/c/0/4/0</text:p>
          </table:table-cell>
          <table:table-cell office:value-type="string">
            <text:p>100/d/0/4/0</text:p>
          </table:table-cell>
          <table:table-cell office:value-type="string">
            <text:p>101/e/0/4/0</text:p>
          </table:table-cell>
          <table:table-cell office:value-type="string">
            <text:p>102/f/0/5/0</text:p>
          </table:table-cell>
          <table:table-cell office:value-type="string">
            <text:p>103/g/0/5/0</text:p>
          </table:table-cell>
          <table:table-cell office:value-type="string">
            <text:p>104/h/0/5/0</text:p>
          </table:table-cell>
          <table:table-cell office:value-type="string">
            <text:p>105/i/0/5/1</text:p>
          </table:table-cell>
          <table:table-cell office:value-type="string">
            <text:p>106/j/0/5/0</text:p>
          </table:table-cell>
          <table:table-cell office:value-type="string">
            <text:p>107/k/0/5/0</text:p>
          </table:table-cell>
          <table:table-cell office:value-type="string">
            <text:p>108/l/0/5/0</text:p>
          </table:table-cell>
          <table:table-cell office:value-type="string">
            <text:p>109/m/0/5/0</text:p>
          </table:table-cell>
          <table:table-cell office:value-type="string">
            <text:p>110/n/0/5/0</text:p>
          </table:table-cell>
          <table:table-cell office:value-type="string">
            <text:p>111/o/0/5/1</text:p>
          </table:table-cell>
          <table:table-cell office:value-type="string">
            <text:p>112/p/1/5/0</text:p>
          </table:table-cell>
          <table:table-cell office:value-type="string">
            <text:p>113/q/1/5/0</text:p>
          </table:table-cell>
          <table:table-cell office:value-type="string">
            <text:p>114/r/0/5/1</text:p>
          </table:table-cell>
          <table:table-cell office:value-type="string">
            <text:p>115/s/1/5/1</text:p>
          </table:table-cell>
          <table:table-cell office:value-type="string">
            <text:p>116/t/2/5/2</text:p>
          </table:table-cell>
          <table:table-cell office:value-type="string">
            <text:p>117/u/3/5/1</text:p>
          </table:table-cell>
          <table:table-cell office:value-type="string">
            <text:p>118/v/3/5/0</text:p>
          </table:table-cell>
          <table:table-cell office:value-type="string">
            <text:p>119/w/3/5/1</text:p>
          </table:table-cell>
          <table:table-cell office:value-type="string">
            <text:p>120/x/4/5/0</text:p>
          </table:table-cell>
          <table:table-cell office:value-type="string">
            <text:p>121/y/4/5/1</text:p>
          </table:table-cell>
          <table:table-cell office:value-type="string">
            <text:p>122/z/5/5/0</text:p>
          </table:table-cell>
          <table:table-cell table:number-columns-repeated="8" office:value-type="string">
            <text:p>_</text:p>
          </table:table-cell>
          <table:table-cell office:value-type="string">
            <text:p>150/?/0/0/0</text:p>
          </table:table-cell>
          <table:table-cell table:number-columns-repeated="8" office:value-type="string">
            <text:p>_</text:p>
          </table:table-cell>
          <table:table-cell office:value-type="string">
            <text:p>161/?/0/1/0</text:p>
          </table:table-cell>
          <table:table-cell office:value-type="string">
            <text:p>_</text:p>
          </table:table-cell>
          <table:table-cell office:value-type="string">
            <text:p>163/?/1/1/0</text:p>
          </table:table-cell>
          <table:table-cell office:value-type="string">
            <text:p>164/?/2/2/0</text:p>
          </table:table-cell>
          <table:table-cell table:number-columns-repeated="3" office:value-type="string">
            <text:p>_</text:p>
          </table:table-cell>
          <table:table-cell office:value-type="string">
            <text:p>168/?/1/2/0</text:p>
          </table:table-cell>
          <table:table-cell office:value-type="string">
            <text:p>169/?/2/3/0</text:p>
          </table:table-cell>
          <table:table-cell office:value-type="string">
            <text:p>170/?/3/4/0</text:p>
          </table:table-cell>
          <table:table-cell table:number-columns-repeated="2" office:value-type="string">
            <text:p>_</text:p>
          </table:table-cell>
          <table:table-cell office:value-type="string">
            <text:p>173/?/4/4/0</text:p>
          </table:table-cell>
          <table:table-cell office:value-type="string">
            <text:p>179/?/3/4/0</text:p>
          </table:table-cell>
          <table:table-cell table:number-columns-repeated="2" office:value-type="string">
            <text:p>_</text:p>
          </table:table-cell>
          <table:table-cell office:value-type="string">
            <text:p>182/?/5/5/0</text:p>
          </table:table-cell>
          <table:table-cell table:number-columns-repeated="3" office:value-type="string">
            <text:p>_</text:p>
          </table:table-cell>
          <table:table-cell office:value-type="string">
            <text:p>186/?/4/5/0</text:p>
          </table:table-cell>
          <table:table-cell office:value-type="string">
            <text:p>_</text:p>
          </table:table-cell>
          <table:table-cell office:value-type="string">
            <text:p>188/?/5/5/0</text:p>
          </table:table-cell>
          <table:table-cell table:number-columns-repeated="5" office:value-type="string">
            <text:p>_</text:p>
          </table:table-cell>
          <table:table-cell office:value-type="string">
            <text:p>194/?/5/5/0</text:p>
          </table:table-cell>
          <table:table-cell office:value-type="string">
            <text:p>195/?/5/5/0</text:p>
          </table:table-cell>
          <table:table-cell table:number-columns-repeated="8" office:value-type="string">
            <text:p>_</text:p>
          </table:table-cell>
          <table:table-cell table:number-columns-repeated="4"/>
        </table:table-row>
        <table:table-row table:style-name="ro1">
          <table:table-cell table:formula="of:=(4+8+2*[.D9])*[.F9]" office:value-type="float" office:value="170820">
            <text:p>170820</text:p>
          </table:table-cell>
          <table:table-cell table:formula="of:=[.D9]*[.F9]" office:value-type="float" office:value="45990">
            <text:p>45990</text:p>
          </table:table-cell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office:value-type="string">
            <text:p>count:</text:p>
          </table:table-cell>
          <table:table-cell office:value-type="float" office:value="6570">
            <text:p>6570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3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4/0</text:p>
          </table:table-cell>
          <table:table-cell office:value-type="string">
            <text:p>52/4/1/5/0</text:p>
          </table:table-cell>
          <table:table-cell office:value-type="string">
            <text:p>53/5/0/6/0</text:p>
          </table:table-cell>
          <table:table-cell office:value-type="string">
            <text:p>54/6/0/6/0</text:p>
          </table:table-cell>
          <table:table-cell office:value-type="string">
            <text:p>55/7/0/6/0</text:p>
          </table:table-cell>
          <table:table-cell office:value-type="string">
            <text:p>56/8/0/6/0</text:p>
          </table:table-cell>
          <table:table-cell office:value-type="string">
            <text:p>57/9/0/6/0</text:p>
          </table:table-cell>
          <table:table-cell office:value-type="string">
            <text:p>97/a/0/5/0</text:p>
          </table:table-cell>
          <table:table-cell office:value-type="string">
            <text:p>98/b/0/3/0</text:p>
          </table:table-cell>
          <table:table-cell office:value-type="string">
            <text:p>99/c/0/5/0</text:p>
          </table:table-cell>
          <table:table-cell office:value-type="string">
            <text:p>100/d/0/5/0</text:p>
          </table:table-cell>
          <table:table-cell office:value-type="string">
            <text:p>101/e/0/5/0</text:p>
          </table:table-cell>
          <table:table-cell office:value-type="string">
            <text:p>102/f/0/4/0</text:p>
          </table:table-cell>
          <table:table-cell office:value-type="string">
            <text:p>103/g/0/6/0</text:p>
          </table:table-cell>
          <table:table-cell office:value-type="string">
            <text:p>104/h/0/6/0</text:p>
          </table:table-cell>
          <table:table-cell office:value-type="string">
            <text:p>105/i/0/6/1</text:p>
          </table:table-cell>
          <table:table-cell office:value-type="string">
            <text:p>106/j/1/5/0</text:p>
          </table:table-cell>
          <table:table-cell office:value-type="string">
            <text:p>107/k/0/6/0</text:p>
          </table:table-cell>
          <table:table-cell office:value-type="string">
            <text:p>108/l/0/6/0</text:p>
          </table:table-cell>
          <table:table-cell office:value-type="string">
            <text:p>109/m/0/6/0</text:p>
          </table:table-cell>
          <table:table-cell office:value-type="string">
            <text:p>110/n/0/6/0</text:p>
          </table:table-cell>
          <table:table-cell office:value-type="string">
            <text:p>111/o/0/6/1</text:p>
          </table:table-cell>
          <table:table-cell office:value-type="string">
            <text:p>112/p/1/6/0</text:p>
          </table:table-cell>
          <table:table-cell office:value-type="string">
            <text:p>113/q/2/6/0</text:p>
          </table:table-cell>
          <table:table-cell office:value-type="string">
            <text:p>114/r/1/6/1</text:p>
          </table:table-cell>
          <table:table-cell office:value-type="string">
            <text:p>115/s/2/6/2</text:p>
          </table:table-cell>
          <table:table-cell office:value-type="string">
            <text:p>116/t/2/6/3</text:p>
          </table:table-cell>
          <table:table-cell office:value-type="string">
            <text:p>117/u/3/6/1</text:p>
          </table:table-cell>
          <table:table-cell office:value-type="string">
            <text:p>118/v/4/6/0</text:p>
          </table:table-cell>
          <table:table-cell office:value-type="string">
            <text:p>119/w/4/6/1</text:p>
          </table:table-cell>
          <table:table-cell office:value-type="string">
            <text:p>120/x/4/6/0</text:p>
          </table:table-cell>
          <table:table-cell office:value-type="string">
            <text:p>121/y/5/6/1</text:p>
          </table:table-cell>
          <table:table-cell office:value-type="string">
            <text:p>122/z/5/6/0</text:p>
          </table:table-cell>
          <table:table-cell table:number-columns-repeated="8" office:value-type="string">
            <text:p>_</text:p>
          </table:table-cell>
          <table:table-cell office:value-type="string">
            <text:p>161/?/0/0/0</text:p>
          </table:table-cell>
          <table:table-cell table:number-columns-repeated="2" office:value-type="string">
            <text:p>_</text:p>
          </table:table-cell>
          <table:table-cell office:value-type="string">
            <text:p>164/?/1/1/0</text:p>
          </table:table-cell>
          <table:table-cell table:number-columns-repeated="4" office:value-type="string">
            <text:p>_</text:p>
          </table:table-cell>
          <table:table-cell office:value-type="string">
            <text:p>171/?/2/2/0</text:p>
          </table:table-cell>
          <table:table-cell office:value-type="string">
            <text:p>_</text:p>
          </table:table-cell>
          <table:table-cell office:value-type="string">
            <text:p>173/?/3/3/0</text:p>
          </table:table-cell>
          <table:table-cell table:number-columns-repeated="5" office:value-type="string">
            <text:p>_</text:p>
          </table:table-cell>
          <table:table-cell/>
          <table:table-cell office:value-type="string">
            <text:p>182/?/4/4/0</text:p>
          </table:table-cell>
          <table:table-cell table:number-columns-repeated="3" office:value-type="string">
            <text:p>_</text:p>
          </table:table-cell>
          <table:table-cell office:value-type="string">
            <text:p>186/?/5/5/0</text:p>
          </table:table-cell>
          <table:table-cell office:value-type="string">
            <text:p>_</text:p>
          </table:table-cell>
          <table:table-cell office:value-type="string">
            <text:p>188/?/6/6/0</text:p>
          </table:table-cell>
          <table:table-cell office:value-type="string">
            <text:p>195/?/6/6/0</text:p>
          </table:table-cell>
          <table:table-cell table:number-columns-repeated="8" office:value-type="string">
            <text:p>_</text:p>
          </table:table-cell>
          <table:table-cell office:value-type="string">
            <text:p>226/?/6/6/0</text:p>
          </table:table-cell>
          <table:table-cell office:value-type="string">
            <text:p>_</text:p>
          </table:table-cell>
          <table:table-cell table:number-columns-repeated="16"/>
        </table:table-row>
        <table:table-row table:style-name="ro1">
          <table:table-cell table:formula="of:=(4+8+2*[.D10])*[.F10]" office:value-type="float" office:value="122248">
            <text:p>122248</text:p>
          </table:table-cell>
          <table:table-cell table:formula="of:=[.D10]*[.F10]" office:value-type="float" office:value="34928">
            <text:p>34928</text:p>
          </table:table-cell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office:value-type="string">
            <text:p>count:</text:p>
          </table:table-cell>
          <table:table-cell office:value-type="float" office:value="4366">
            <text:p>436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4/0</text:p>
          </table:table-cell>
          <table:table-cell office:value-type="string">
            <text:p>52/4/0/5/0</text:p>
          </table:table-cell>
          <table:table-cell office:value-type="string">
            <text:p>53/5/0/6/0</text:p>
          </table:table-cell>
          <table:table-cell office:value-type="string">
            <text:p>54/6/2/7/0</text:p>
          </table:table-cell>
          <table:table-cell office:value-type="string">
            <text:p>55/7/1/7/0</text:p>
          </table:table-cell>
          <table:table-cell office:value-type="string">
            <text:p>56/8/0/7/0</text:p>
          </table:table-cell>
          <table:table-cell office:value-type="string">
            <text:p>57/9/0/7/0</text:p>
          </table:table-cell>
          <table:table-cell office:value-type="string">
            <text:p>97/a/0/6/0</text:p>
          </table:table-cell>
          <table:table-cell office:value-type="string">
            <text:p>98/b/0/5/0</text:p>
          </table:table-cell>
          <table:table-cell office:value-type="string">
            <text:p>99/c/0/4/0</text:p>
          </table:table-cell>
          <table:table-cell office:value-type="string">
            <text:p>100/d/0/6/0</text:p>
          </table:table-cell>
          <table:table-cell office:value-type="string">
            <text:p>101/e/0/7/0</text:p>
          </table:table-cell>
          <table:table-cell office:value-type="string">
            <text:p>102/f/0/5/0</text:p>
          </table:table-cell>
          <table:table-cell office:value-type="string">
            <text:p>103/g/0/5/0</text:p>
          </table:table-cell>
          <table:table-cell office:value-type="string">
            <text:p>104/h/0/6/0</text:p>
          </table:table-cell>
          <table:table-cell office:value-type="string">
            <text:p>105/i/0/6/1</text:p>
          </table:table-cell>
          <table:table-cell office:value-type="string">
            <text:p>106/j/1/6/0</text:p>
          </table:table-cell>
          <table:table-cell office:value-type="string">
            <text:p>107/k/0/6/0</text:p>
          </table:table-cell>
          <table:table-cell office:value-type="string">
            <text:p>108/l/0/7/1</text:p>
          </table:table-cell>
          <table:table-cell office:value-type="string">
            <text:p>109/m/0/7/1</text:p>
          </table:table-cell>
          <table:table-cell office:value-type="string">
            <text:p>110/n/0/7/1</text:p>
          </table:table-cell>
          <table:table-cell office:value-type="string">
            <text:p>111/o/1/7/2</text:p>
          </table:table-cell>
          <table:table-cell office:value-type="string">
            <text:p>112/p/1/7/1</text:p>
          </table:table-cell>
          <table:table-cell office:value-type="string">
            <text:p>113/q/2/7/0</text:p>
          </table:table-cell>
          <table:table-cell office:value-type="string">
            <text:p>114/r/2/7/1</text:p>
          </table:table-cell>
          <table:table-cell office:value-type="string">
            <text:p>115/s/2/7/2</text:p>
          </table:table-cell>
          <table:table-cell office:value-type="string">
            <text:p>116/t/3/7/4</text:p>
          </table:table-cell>
          <table:table-cell office:value-type="string">
            <text:p>117/u/4/7/1</text:p>
          </table:table-cell>
          <table:table-cell office:value-type="string">
            <text:p>118/v/5/7/0</text:p>
          </table:table-cell>
          <table:table-cell office:value-type="string">
            <text:p>119/w/5/7/2</text:p>
          </table:table-cell>
          <table:table-cell office:value-type="string">
            <text:p>120/x/5/7/0</text:p>
          </table:table-cell>
          <table:table-cell office:value-type="string">
            <text:p>121/y/6/7/1</text:p>
          </table:table-cell>
          <table:table-cell office:value-type="string">
            <text:p>122/z/6/7/0</text:p>
          </table:table-cell>
          <table:table-cell table:number-columns-repeated="8" office:value-type="string">
            <text:p>_</text:p>
          </table:table-cell>
          <table:table-cell office:value-type="string">
            <text:p>160/?/0/0/0</text:p>
          </table:table-cell>
          <table:table-cell office:value-type="string">
            <text:p>161/?/0/1/0</text:p>
          </table:table-cell>
          <table:table-cell table:number-columns-repeated="2" office:value-type="string">
            <text:p>_</text:p>
          </table:table-cell>
          <table:table-cell office:value-type="string">
            <text:p>164/?/1/2/0</text:p>
          </table:table-cell>
          <table:table-cell table:number-columns-repeated="2" office:value-type="string">
            <text:p>_</text:p>
          </table:table-cell>
          <table:table-cell office:value-type="string">
            <text:p>169/?/2/2/0</text:p>
          </table:table-cell>
          <table:table-cell office:value-type="string">
            <text:p>170/?/3/3/0</text:p>
          </table:table-cell>
          <table:table-cell table:number-columns-repeated="2" office:value-type="string">
            <text:p>_</text:p>
          </table:table-cell>
          <table:table-cell office:value-type="string">
            <text:p>173/?/3/4/0</text:p>
          </table:table-cell>
          <table:table-cell table:number-columns-repeated="2" office:value-type="string">
            <text:p>_</text:p>
          </table:table-cell>
          <table:table-cell office:value-type="string">
            <text:p>179/?/4/5/0</text:p>
          </table:table-cell>
          <table:table-cell table:number-columns-repeated="2" office:value-type="string">
            <text:p>_</text:p>
          </table:table-cell>
          <table:table-cell office:value-type="string">
            <text:p>182/?/5/5/0</text:p>
          </table:table-cell>
          <table:table-cell table:number-columns-repeated="3" office:value-type="string">
            <text:p>_</text:p>
          </table:table-cell>
          <table:table-cell office:value-type="string">
            <text:p>186/?/6/6/0</text:p>
          </table:table-cell>
          <table:table-cell office:value-type="string">
            <text:p>_</text:p>
          </table:table-cell>
          <table:table-cell office:value-type="string">
            <text:p>188/?/7/7/0</text:p>
          </table:table-cell>
          <table:table-cell table:number-columns-repeated="6" office:value-type="string">
            <text:p>_</text:p>
          </table:table-cell>
          <table:table-cell office:value-type="string">
            <text:p>195/?/7/7/0</text:p>
          </table:table-cell>
          <table:table-cell table:number-columns-repeated="8" office:value-type="string">
            <text:p>_</text:p>
          </table:table-cell>
          <table:table-cell office:value-type="string">
            <text:p>226/?/7/7/0</text:p>
          </table:table-cell>
          <table:table-cell office:value-type="string">
            <text:p>_</text:p>
          </table:table-cell>
          <table:table-cell table:number-columns-repeated="10"/>
        </table:table-row>
        <table:table-row table:style-name="ro1">
          <table:table-cell table:formula="of:=(4+8+2*[.D11])*[.F11]" office:value-type="float" office:value="95790">
            <text:p>95790</text:p>
          </table:table-cell>
          <table:table-cell table:formula="of:=[.D11]*[.F11]" office:value-type="float" office:value="28737">
            <text:p>28737</text:p>
          </table:table-cell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office:value-type="string">
            <text:p>count:</text:p>
          </table:table-cell>
          <table:table-cell office:value-type="float" office:value="3193">
            <text:p>3193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5/0</text:p>
          </table:table-cell>
          <table:table-cell office:value-type="string">
            <text:p>53/5/0/6/0</text:p>
          </table:table-cell>
          <table:table-cell office:value-type="string">
            <text:p>54/6/0/7/0</text:p>
          </table:table-cell>
          <table:table-cell office:value-type="string">
            <text:p>55/7/0/8/0</text:p>
          </table:table-cell>
          <table:table-cell office:value-type="string">
            <text:p>56/8/0/8/0</text:p>
          </table:table-cell>
          <table:table-cell office:value-type="string">
            <text:p>57/9/0/8/0</text:p>
          </table:table-cell>
          <table:table-cell office:value-type="string">
            <text:p>97/a/0/8/0</text:p>
          </table:table-cell>
          <table:table-cell office:value-type="string">
            <text:p>98/b/0/5/0</text:p>
          </table:table-cell>
          <table:table-cell office:value-type="string">
            <text:p>99/c/0/6/0</text:p>
          </table:table-cell>
          <table:table-cell office:value-type="string">
            <text:p>100/d/0/6/0</text:p>
          </table:table-cell>
          <table:table-cell office:value-type="string">
            <text:p>101/e/0/5/0</text:p>
          </table:table-cell>
          <table:table-cell office:value-type="string">
            <text:p>102/f/0/5/0</text:p>
          </table:table-cell>
          <table:table-cell office:value-type="string">
            <text:p>103/g/0/6/0</text:p>
          </table:table-cell>
          <table:table-cell office:value-type="string">
            <text:p>104/h/0/6/1</text:p>
          </table:table-cell>
          <table:table-cell office:value-type="string">
            <text:p>105/i/0/7/1</text:p>
          </table:table-cell>
          <table:table-cell office:value-type="string">
            <text:p>106/j/1/6/0</text:p>
          </table:table-cell>
          <table:table-cell office:value-type="string">
            <text:p>107/k/0/8/0</text:p>
          </table:table-cell>
          <table:table-cell office:value-type="string">
            <text:p>108/l/0/8/1</text:p>
          </table:table-cell>
          <table:table-cell office:value-type="string">
            <text:p>109/m/1/7/1</text:p>
          </table:table-cell>
          <table:table-cell office:value-type="string">
            <text:p>110/n/1/8/1</text:p>
          </table:table-cell>
          <table:table-cell office:value-type="string">
            <text:p>111/o/2/8/2</text:p>
          </table:table-cell>
          <table:table-cell office:value-type="string">
            <text:p>112/p/2/8/1</text:p>
          </table:table-cell>
          <table:table-cell office:value-type="string">
            <text:p>113/q/3/8/0</text:p>
          </table:table-cell>
          <table:table-cell office:value-type="string">
            <text:p>114/r/2/8/1</text:p>
          </table:table-cell>
          <table:table-cell office:value-type="string">
            <text:p>115/s/3/8/3</text:p>
          </table:table-cell>
          <table:table-cell office:value-type="string">
            <text:p>116/t/4/8/5</text:p>
          </table:table-cell>
          <table:table-cell office:value-type="string">
            <text:p>117/u/5/8/1</text:p>
          </table:table-cell>
          <table:table-cell office:value-type="string">
            <text:p>118/v/6/8/1</text:p>
          </table:table-cell>
          <table:table-cell office:value-type="string">
            <text:p>119/w/6/8/3</text:p>
          </table:table-cell>
          <table:table-cell office:value-type="string">
            <text:p>120/x/6/8/0</text:p>
          </table:table-cell>
          <table:table-cell office:value-type="string">
            <text:p>121/y/7/8/2</text:p>
          </table:table-cell>
          <table:table-cell office:value-type="string">
            <text:p>122/z/7/8/0</text:p>
          </table:table-cell>
          <table:table-cell table:number-columns-repeated="8" office:value-type="string">
            <text:p>_</text:p>
          </table:table-cell>
          <table:table-cell office:value-type="string">
            <text:p>131/?/0/0/0</text:p>
          </table:table-cell>
          <table:table-cell table:number-columns-repeated="8" office:value-type="string">
            <text:p>_</text:p>
          </table:table-cell>
          <table:table-cell office:value-type="string">
            <text:p>163/?/1/1/0</text:p>
          </table:table-cell>
          <table:table-cell office:value-type="string">
            <text:p>164/?/2/2/0</text:p>
          </table:table-cell>
          <table:table-cell office:value-type="string">
            <text:p>165/?/3/3/0</text:p>
          </table:table-cell>
          <table:table-cell table:number-columns-repeated="3" office:value-type="string">
            <text:p>_</text:p>
          </table:table-cell>
          <table:table-cell office:value-type="string">
            <text:p>169/?/4/4/0</text:p>
          </table:table-cell>
          <table:table-cell table:number-columns-repeated="3" office:value-type="string">
            <text:p>_</text:p>
          </table:table-cell>
          <table:table-cell office:value-type="string">
            <text:p>173/?/5/5/0</text:p>
          </table:table-cell>
          <table:table-cell table:number-columns-repeated="4" office:value-type="string">
            <text:p>_</text:p>
          </table:table-cell>
          <table:table-cell office:value-type="string">
            <text:p>179/?/6/6/0</text:p>
          </table:table-cell>
          <table:table-cell table:number-columns-repeated="2" office:value-type="string">
            <text:p>_</text:p>
          </table:table-cell>
          <table:table-cell office:value-type="string">
            <text:p>182/?/7/7/0</text:p>
          </table:table-cell>
          <table:table-cell table:number-columns-repeated="3" office:value-type="string">
            <text:p>_</text:p>
          </table:table-cell>
          <table:table-cell office:value-type="string">
            <text:p>186/?/8/8/0</text:p>
          </table:table-cell>
          <table:table-cell table:number-columns-repeated="8" office:value-type="string">
            <text:p>_</text:p>
          </table:table-cell>
          <table:table-cell office:value-type="string">
            <text:p>195/?/8/8/0</text:p>
          </table:table-cell>
          <table:table-cell table:number-columns-repeated="10" office:value-type="string">
            <text:p>_</text:p>
          </table:table-cell>
        </table:table-row>
        <table:table-row table:style-name="ro1">
          <table:table-cell table:formula="of:=(4+8+2*[.D12])*[.F12]" office:value-type="float" office:value="76448">
            <text:p>76448</text:p>
          </table:table-cell>
          <table:table-cell table:formula="of:=[.D12]*[.F12]" office:value-type="float" office:value="23890">
            <text:p>23890</text:p>
          </table:table-cell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office:value-type="string">
            <text:p>count:</text:p>
          </table:table-cell>
          <table:table-cell office:value-type="float" office:value="2389">
            <text:p>238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1/6/0</text:p>
          </table:table-cell>
          <table:table-cell office:value-type="string">
            <text:p>53/5/0/7/0</text:p>
          </table:table-cell>
          <table:table-cell office:value-type="string">
            <text:p>54/6/0/7/0</text:p>
          </table:table-cell>
          <table:table-cell office:value-type="string">
            <text:p>55/7/5/8/0</text:p>
          </table:table-cell>
          <table:table-cell office:value-type="string">
            <text:p>56/8/0/9/0</text:p>
          </table:table-cell>
          <table:table-cell office:value-type="string">
            <text:p>57/9/0/9/0</text:p>
          </table:table-cell>
          <table:table-cell office:value-type="string">
            <text:p>97/a/0/9/0</text:p>
          </table:table-cell>
          <table:table-cell office:value-type="string">
            <text:p>98/b/0/5/0</text:p>
          </table:table-cell>
          <table:table-cell office:value-type="string">
            <text:p>99/c/0/8/0</text:p>
          </table:table-cell>
          <table:table-cell office:value-type="string">
            <text:p>100/d/0/7/0</text:p>
          </table:table-cell>
          <table:table-cell office:value-type="string">
            <text:p>101/e/0/8/0</text:p>
          </table:table-cell>
          <table:table-cell office:value-type="string">
            <text:p>102/f/0/5/1</text:p>
          </table:table-cell>
          <table:table-cell office:value-type="string">
            <text:p>103/g/0/6/0</text:p>
          </table:table-cell>
          <table:table-cell office:value-type="string">
            <text:p>104/h/0/8/1</text:p>
          </table:table-cell>
          <table:table-cell office:value-type="string">
            <text:p>105/i/0/7/2</text:p>
          </table:table-cell>
          <table:table-cell office:value-type="string">
            <text:p>106/j/2/7/0</text:p>
          </table:table-cell>
          <table:table-cell office:value-type="string">
            <text:p>107/k/1/9/0</text:p>
          </table:table-cell>
          <table:table-cell office:value-type="string">
            <text:p>108/l/0/8/1</text:p>
          </table:table-cell>
          <table:table-cell office:value-type="string">
            <text:p>109/m/1/9/2</text:p>
          </table:table-cell>
          <table:table-cell office:value-type="string">
            <text:p>110/n/2/9/1</text:p>
          </table:table-cell>
          <table:table-cell office:value-type="string">
            <text:p>111/o/2/9/2</text:p>
          </table:table-cell>
          <table:table-cell office:value-type="string">
            <text:p>112/p/3/9/2</text:p>
          </table:table-cell>
          <table:table-cell office:value-type="string">
            <text:p>113/q/4/8/0</text:p>
          </table:table-cell>
          <table:table-cell office:value-type="string">
            <text:p>114/r/4/9/2</text:p>
          </table:table-cell>
          <table:table-cell office:value-type="string">
            <text:p>115/s/4/9/4</text:p>
          </table:table-cell>
          <table:table-cell office:value-type="string">
            <text:p>116/t/5/9/5</text:p>
          </table:table-cell>
          <table:table-cell office:value-type="string">
            <text:p>117/u/6/9/2</text:p>
          </table:table-cell>
          <table:table-cell office:value-type="string">
            <text:p>118/v/7/9/1</text:p>
          </table:table-cell>
          <table:table-cell office:value-type="string">
            <text:p>119/w/7/9/4</text:p>
          </table:table-cell>
          <table:table-cell office:value-type="string">
            <text:p>120/x/7/9/0</text:p>
          </table:table-cell>
          <table:table-cell office:value-type="string">
            <text:p>121/y/8/9/2</text:p>
          </table:table-cell>
          <table:table-cell office:value-type="string">
            <text:p>122/z/9/9/0</text:p>
          </table:table-cell>
          <table:table-cell table:number-columns-repeated="8" office:value-type="string">
            <text:p>_</text:p>
          </table:table-cell>
          <table:table-cell office:value-type="string">
            <text:p>161/?/0/0/0</text:p>
          </table:table-cell>
          <table:table-cell office:value-type="string">
            <text:p>_</text:p>
          </table:table-cell>
          <table:table-cell office:value-type="string">
            <text:p>163/?/1/1/0</text:p>
          </table:table-cell>
          <table:table-cell office:value-type="string">
            <text:p>164/?/2/2/0</text:p>
          </table:table-cell>
          <table:table-cell office:value-type="string">
            <text:p>165/?/3/3/0</text:p>
          </table:table-cell>
          <table:table-cell office:value-type="string">
            <text:p>_</text:p>
          </table:table-cell>
          <table:table-cell office:value-type="string">
            <text:p>168/?/3/3/0</text:p>
          </table:table-cell>
          <table:table-cell office:value-type="string">
            <text:p>169/?/4/4/0</text:p>
          </table:table-cell>
          <table:table-cell table:number-columns-repeated="3" office:value-type="string">
            <text:p>_</text:p>
          </table:table-cell>
          <table:table-cell office:value-type="string">
            <text:p>173/?/5/5/0</text:p>
          </table:table-cell>
          <table:table-cell office:value-type="string">
            <text:p>_</text:p>
          </table:table-cell>
          <table:table-cell office:value-type="string">
            <text:p>179/?/6/6/0</text:p>
          </table:table-cell>
          <table:table-cell table:number-columns-repeated="2" office:value-type="string">
            <text:p>_</text:p>
          </table:table-cell>
          <table:table-cell office:value-type="string">
            <text:p>182/?/7/7/0</text:p>
          </table:table-cell>
          <table:table-cell table:number-columns-repeated="3" office:value-type="string">
            <text:p>_</text:p>
          </table:table-cell>
          <table:table-cell office:value-type="string">
            <text:p>186/?/7/8/0</text:p>
          </table:table-cell>
          <table:table-cell office:value-type="string">
            <text:p>187/?/8/8/0</text:p>
          </table:table-cell>
          <table:table-cell office:value-type="string">
            <text:p>188/?/9/9/0</text:p>
          </table:table-cell>
          <table:table-cell table:number-columns-repeated="5" office:value-type="string">
            <text:p>_</text:p>
          </table:table-cell>
          <table:table-cell office:value-type="string">
            <text:p>195/?/9/9/0</text:p>
          </table:table-cell>
          <table:table-cell table:number-columns-repeated="9" office:value-type="string">
            <text:p>_</text:p>
          </table:table-cell>
          <table:table-cell table:number-columns-repeated="13"/>
        </table:table-row>
        <table:table-row table:style-name="ro1">
          <table:table-cell table:formula="of:=(4+8+2*[.D13])*[.F13]" office:value-type="float" office:value="62526">
            <text:p>62526</text:p>
          </table:table-cell>
          <table:table-cell table:formula="of:=[.D13]*[.F13]" office:value-type="float" office:value="20229">
            <text:p>20229</text:p>
          </table:table-cell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office:value-type="string">
            <text:p>count:</text:p>
          </table:table-cell>
          <table:table-cell office:value-type="float" office:value="1839">
            <text:p>183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3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0/8/0</text:p>
          </table:table-cell>
          <table:table-cell office:value-type="string">
            <text:p>55/7/3/8/0</text:p>
          </table:table-cell>
          <table:table-cell office:value-type="string">
            <text:p>56/8/1/9/0</text:p>
          </table:table-cell>
          <table:table-cell office:value-type="string">
            <text:p>57/9/2/10/0</text:p>
          </table:table-cell>
          <table:table-cell office:value-type="string">
            <text:p>97/a/0/9/0</text:p>
          </table:table-cell>
          <table:table-cell office:value-type="string">
            <text:p>98/b/0/6/0</text:p>
          </table:table-cell>
          <table:table-cell office:value-type="string">
            <text:p>99/c/0/6/0</text:p>
          </table:table-cell>
          <table:table-cell office:value-type="string">
            <text:p>100/d/0/9/0</text:p>
          </table:table-cell>
          <table:table-cell office:value-type="string">
            <text:p>101/e/0/7/0</text:p>
          </table:table-cell>
          <table:table-cell office:value-type="string">
            <text:p>102/f/0/8/1</text:p>
          </table:table-cell>
          <table:table-cell office:value-type="string">
            <text:p>103/g/0/7/1</text:p>
          </table:table-cell>
          <table:table-cell office:value-type="string">
            <text:p>104/h/1/9/1</text:p>
          </table:table-cell>
          <table:table-cell office:value-type="string">
            <text:p>105/i/0/9/2</text:p>
          </table:table-cell>
          <table:table-cell office:value-type="string">
            <text:p>106/j/2/7/0</text:p>
          </table:table-cell>
          <table:table-cell office:value-type="string">
            <text:p>107/k/1/10/0</text:p>
          </table:table-cell>
          <table:table-cell office:value-type="string">
            <text:p>108/l/0/8/2</text:p>
          </table:table-cell>
          <table:table-cell office:value-type="string">
            <text:p>109/m/1/9/2</text:p>
          </table:table-cell>
          <table:table-cell office:value-type="string">
            <text:p>110/n/2/10/2</text:p>
          </table:table-cell>
          <table:table-cell office:value-type="string">
            <text:p>111/o/3/10/3</text:p>
          </table:table-cell>
          <table:table-cell office:value-type="string">
            <text:p>112/p/3/10/2</text:p>
          </table:table-cell>
          <table:table-cell office:value-type="string">
            <text:p>113/q/5/9/0</text:p>
          </table:table-cell>
          <table:table-cell office:value-type="string">
            <text:p>114/r/4/10/2</text:p>
          </table:table-cell>
          <table:table-cell office:value-type="string">
            <text:p>115/s/5/10/5</text:p>
          </table:table-cell>
          <table:table-cell office:value-type="string">
            <text:p>116/t/6/10/7</text:p>
          </table:table-cell>
          <table:table-cell office:value-type="string">
            <text:p>117/u/7/10/2</text:p>
          </table:table-cell>
          <table:table-cell office:value-type="string">
            <text:p>118/v/8/10/1</text:p>
          </table:table-cell>
          <table:table-cell office:value-type="string">
            <text:p>119/w/8/10/5</text:p>
          </table:table-cell>
          <table:table-cell office:value-type="string">
            <text:p>120/x/8/10/0</text:p>
          </table:table-cell>
          <table:table-cell office:value-type="string">
            <text:p>121/y/9/10/3</text:p>
          </table:table-cell>
          <table:table-cell office:value-type="string">
            <text:p>122/z/9/10/0</text:p>
          </table:table-cell>
          <table:table-cell table:number-columns-repeated="8" office:value-type="string">
            <text:p>_</text:p>
          </table:table-cell>
          <table:table-cell office:value-type="string">
            <text:p>161/?/0/0/0</text:p>
          </table:table-cell>
          <table:table-cell office:value-type="string">
            <text:p>_</text:p>
          </table:table-cell>
          <table:table-cell office:value-type="string">
            <text:p>163/?/1/1/0</text:p>
          </table:table-cell>
          <table:table-cell office:value-type="string">
            <text:p>164/?/2/2/0</text:p>
          </table:table-cell>
          <table:table-cell table:number-columns-repeated="3" office:value-type="string">
            <text:p>_</text:p>
          </table:table-cell>
          <table:table-cell office:value-type="string">
            <text:p>168/?/3/3/0</text:p>
          </table:table-cell>
          <table:table-cell office:value-type="string">
            <text:p>169/?/4/4/0</text:p>
          </table:table-cell>
          <table:table-cell office:value-type="string">
            <text:p>170/?/5/5/0</text:p>
          </table:table-cell>
          <table:table-cell table:number-columns-repeated="2" office:value-type="string">
            <text:p>_</text:p>
          </table:table-cell>
          <table:table-cell office:value-type="string">
            <text:p>173/?/6/6/0</text:p>
          </table:table-cell>
          <table:table-cell office:value-type="string">
            <text:p>179/?/7/7/0</text:p>
          </table:table-cell>
          <table:table-cell table:number-columns-repeated="2" office:value-type="string">
            <text:p>_</text:p>
          </table:table-cell>
          <table:table-cell office:value-type="string">
            <text:p>182/?/8/8/0</text:p>
          </table:table-cell>
          <table:table-cell table:number-columns-repeated="3" office:value-type="string">
            <text:p>_</text:p>
          </table:table-cell>
          <table:table-cell office:value-type="string">
            <text:p>186/?/9/9/0</text:p>
          </table:table-cell>
          <table:table-cell office:value-type="string">
            <text:p>_</text:p>
          </table:table-cell>
          <table:table-cell office:value-type="string">
            <text:p>188/?/10/10/0</text:p>
          </table:table-cell>
          <table:table-cell table:number-columns-repeated="6" office:value-type="string">
            <text:p>_</text:p>
          </table:table-cell>
          <table:table-cell office:value-type="string">
            <text:p>195/?/10/10/0</text:p>
          </table:table-cell>
          <table:table-cell office:value-type="string">
            <text:p>_</text:p>
          </table:table-cell>
          <table:table-cell office:value-type="string">
            <text:p>197/?/10/10/0</text:p>
          </table:table-cell>
          <table:table-cell table:number-columns-repeated="6" office:value-type="string">
            <text:p>_</text:p>
          </table:table-cell>
          <table:table-cell table:number-columns-repeated="13"/>
        </table:table-row>
        <table:table-row table:style-name="ro1">
          <table:table-cell table:formula="of:=(4+8+2*[.D14])*[.F14]" office:value-type="float" office:value="52812">
            <text:p>52812</text:p>
          </table:table-cell>
          <table:table-cell table:formula="of:=[.D14]*[.F14]" office:value-type="float" office:value="17604">
            <text:p>17604</text:p>
          </table:table-cell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office:value-type="string">
            <text:p>count:</text:p>
          </table:table-cell>
          <table:table-cell office:value-type="float" office:value="1467">
            <text:p>1467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3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1/7/0</text:p>
          </table:table-cell>
          <table:table-cell office:value-type="string">
            <text:p>54/6/1/8/0</text:p>
          </table:table-cell>
          <table:table-cell office:value-type="string">
            <text:p>55/7/3/9/0</text:p>
          </table:table-cell>
          <table:table-cell office:value-type="string">
            <text:p>56/8/0/10/0</text:p>
          </table:table-cell>
          <table:table-cell office:value-type="string">
            <text:p>57/9/7/11/0</text:p>
          </table:table-cell>
          <table:table-cell office:value-type="string">
            <text:p>97/a/0/8/0</text:p>
          </table:table-cell>
          <table:table-cell office:value-type="string">
            <text:p>98/b/0/4/0</text:p>
          </table:table-cell>
          <table:table-cell office:value-type="string">
            <text:p>99/c/0/6/0</text:p>
          </table:table-cell>
          <table:table-cell office:value-type="string">
            <text:p>100/d/0/7/0</text:p>
          </table:table-cell>
          <table:table-cell office:value-type="string">
            <text:p>101/e/1/9/0</text:p>
          </table:table-cell>
          <table:table-cell office:value-type="string">
            <text:p>102/f/0/8/1</text:p>
          </table:table-cell>
          <table:table-cell office:value-type="string">
            <text:p>103/g/1/8/1</text:p>
          </table:table-cell>
          <table:table-cell office:value-type="string">
            <text:p>104/h/1/10/2</text:p>
          </table:table-cell>
          <table:table-cell office:value-type="string">
            <text:p>105/i/1/8/3</text:p>
          </table:table-cell>
          <table:table-cell office:value-type="string">
            <text:p>106/j/2/9/0</text:p>
          </table:table-cell>
          <table:table-cell office:value-type="string">
            <text:p>107/k/1/9/0</text:p>
          </table:table-cell>
          <table:table-cell office:value-type="string">
            <text:p>108/l/2/9/2</text:p>
          </table:table-cell>
          <table:table-cell office:value-type="string">
            <text:p>109/m/2/9/3</text:p>
          </table:table-cell>
          <table:table-cell office:value-type="string">
            <text:p>110/n/3/11/2</text:p>
          </table:table-cell>
          <table:table-cell office:value-type="string">
            <text:p>111/o/4/10/4</text:p>
          </table:table-cell>
          <table:table-cell office:value-type="string">
            <text:p>112/p/4/10/3</text:p>
          </table:table-cell>
          <table:table-cell office:value-type="string">
            <text:p>113/q/5/9/0</text:p>
          </table:table-cell>
          <table:table-cell office:value-type="string">
            <text:p>114/r/5/10/3</text:p>
          </table:table-cell>
          <table:table-cell office:value-type="string">
            <text:p>115/s/6/11/6</text:p>
          </table:table-cell>
          <table:table-cell office:value-type="string">
            <text:p>116/t/7/11/8</text:p>
          </table:table-cell>
          <table:table-cell office:value-type="string">
            <text:p>117/u/8/11/3</text:p>
          </table:table-cell>
          <table:table-cell office:value-type="string">
            <text:p>118/v/8/11/1</text:p>
          </table:table-cell>
          <table:table-cell office:value-type="string">
            <text:p>119/w/9/11/6</text:p>
          </table:table-cell>
          <table:table-cell office:value-type="string">
            <text:p>120/x/9/11/0</text:p>
          </table:table-cell>
          <table:table-cell office:value-type="string">
            <text:p>121/y/9/11/4</text:p>
          </table:table-cell>
          <table:table-cell office:value-type="string">
            <text:p>122/z/10/11/0</text:p>
          </table:table-cell>
          <table:table-cell table:number-columns-repeated="8" office:value-type="string">
            <text:p>_</text:p>
          </table:table-cell>
          <table:table-cell office:value-type="string">
            <text:p>195/?/11/11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15])*[.F15]" office:value-type="float" office:value="43092">
            <text:p>43092</text:p>
          </table:table-cell>
          <table:table-cell table:formula="of:=[.D15]*[.F15]" office:value-type="float" office:value="14742">
            <text:p>14742</text:p>
          </table:table-cell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office:value-type="string">
            <text:p>count:</text:p>
          </table:table-cell>
          <table:table-cell office:value-type="float" office:value="1134">
            <text:p>113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1/6/0</text:p>
          </table:table-cell>
          <table:table-cell office:value-type="string">
            <text:p>53/5/0/7/0</text:p>
          </table:table-cell>
          <table:table-cell office:value-type="string">
            <text:p>54/6/0/8/0</text:p>
          </table:table-cell>
          <table:table-cell office:value-type="string">
            <text:p>55/7/0/9/0</text:p>
          </table:table-cell>
          <table:table-cell office:value-type="string">
            <text:p>56/8/0/10/0</text:p>
          </table:table-cell>
          <table:table-cell office:value-type="string">
            <text:p>57/9/8/11/0</text:p>
          </table:table-cell>
          <table:table-cell office:value-type="string">
            <text:p>97/a/0/11/0</text:p>
          </table:table-cell>
          <table:table-cell office:value-type="string">
            <text:p>98/b/0/6/0</text:p>
          </table:table-cell>
          <table:table-cell office:value-type="string">
            <text:p>99/c/0/5/0</text:p>
          </table:table-cell>
          <table:table-cell office:value-type="string">
            <text:p>100/d/0/11/1</text:p>
          </table:table-cell>
          <table:table-cell office:value-type="string">
            <text:p>101/e/1/8/1</text:p>
          </table:table-cell>
          <table:table-cell office:value-type="string">
            <text:p>102/f/1/10/2</text:p>
          </table:table-cell>
          <table:table-cell office:value-type="string">
            <text:p>103/g/1/8/1</text:p>
          </table:table-cell>
          <table:table-cell office:value-type="string">
            <text:p>104/h/1/11/2</text:p>
          </table:table-cell>
          <table:table-cell office:value-type="string">
            <text:p>105/i/1/10/3</text:p>
          </table:table-cell>
          <table:table-cell office:value-type="string">
            <text:p>106/j/3/8/1</text:p>
          </table:table-cell>
          <table:table-cell office:value-type="string">
            <text:p>107/k/2/12/1</text:p>
          </table:table-cell>
          <table:table-cell office:value-type="string">
            <text:p>108/l/3/9/3</text:p>
          </table:table-cell>
          <table:table-cell office:value-type="string">
            <text:p>109/m/3/11/4</text:p>
          </table:table-cell>
          <table:table-cell office:value-type="string">
            <text:p>110/n/4/12/3</text:p>
          </table:table-cell>
          <table:table-cell office:value-type="string">
            <text:p>111/o/5/11/4</text:p>
          </table:table-cell>
          <table:table-cell office:value-type="string">
            <text:p>112/p/5/11/4</text:p>
          </table:table-cell>
          <table:table-cell office:value-type="string">
            <text:p>113/q/6/11/0</text:p>
          </table:table-cell>
          <table:table-cell office:value-type="string">
            <text:p>114/r/6/11/3</text:p>
          </table:table-cell>
          <table:table-cell office:value-type="string">
            <text:p>115/s/7/12/7</text:p>
          </table:table-cell>
          <table:table-cell office:value-type="string">
            <text:p>116/t/7/12/9</text:p>
          </table:table-cell>
          <table:table-cell office:value-type="string">
            <text:p>117/u/8/12/3</text:p>
          </table:table-cell>
          <table:table-cell office:value-type="string">
            <text:p>118/v/9/12/2</text:p>
          </table:table-cell>
          <table:table-cell office:value-type="string">
            <text:p>119/w/10/12/7</text:p>
          </table:table-cell>
          <table:table-cell office:value-type="string">
            <text:p>120/x/10/12/0</text:p>
          </table:table-cell>
          <table:table-cell office:value-type="string">
            <text:p>121/y/11/12/4</text:p>
          </table:table-cell>
          <table:table-cell office:value-type="string">
            <text:p>122/z/12/12/0</text:p>
          </table:table-cell>
          <table:table-cell table:number-columns-repeated="8" office:value-type="string">
            <text:p>_</text:p>
          </table:table-cell>
          <table:table-cell office:value-type="string">
            <text:p>194/?/12/12/0</text:p>
          </table:table-cell>
          <table:table-cell office:value-type="string">
            <text:p>195/?/12/12/0</text:p>
          </table:table-cell>
          <table:table-cell table:number-columns-repeated="6" office:value-type="string">
            <text:p>_</text:p>
          </table:table-cell>
          <table:table-cell office:value-type="string">
            <text:p>226/?/12/12/0</text:p>
          </table:table-cell>
          <table:table-cell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16])*[.F16]" office:value-type="float" office:value="34880">
            <text:p>34880</text:p>
          </table:table-cell>
          <table:table-cell table:formula="of:=[.D16]*[.F16]" office:value-type="float" office:value="12208">
            <text:p>12208</text:p>
          </table:table-cell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office:value-type="string">
            <text:p>count:</text:p>
          </table:table-cell>
          <table:table-cell office:value-type="float" office:value="872">
            <text:p>87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1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0/8/0</text:p>
          </table:table-cell>
          <table:table-cell office:value-type="string">
            <text:p>55/7/0/9/0</text:p>
          </table:table-cell>
          <table:table-cell office:value-type="string">
            <text:p>56/8/2/10/0</text:p>
          </table:table-cell>
          <table:table-cell office:value-type="string">
            <text:p>57/9/0/11/0</text:p>
          </table:table-cell>
          <table:table-cell office:value-type="string">
            <text:p>97/a/0/11/0</text:p>
          </table:table-cell>
          <table:table-cell office:value-type="string">
            <text:p>98/b/0/7/0</text:p>
          </table:table-cell>
          <table:table-cell office:value-type="string">
            <text:p>99/c/0/6/1</text:p>
          </table:table-cell>
          <table:table-cell office:value-type="string">
            <text:p>100/d/0/11/1</text:p>
          </table:table-cell>
          <table:table-cell office:value-type="string">
            <text:p>101/e/1/8/1</text:p>
          </table:table-cell>
          <table:table-cell office:value-type="string">
            <text:p>102/f/1/7/2</text:p>
          </table:table-cell>
          <table:table-cell office:value-type="string">
            <text:p>103/g/1/7/2</text:p>
          </table:table-cell>
          <table:table-cell office:value-type="string">
            <text:p>104/h/1/8/2</text:p>
          </table:table-cell>
          <table:table-cell office:value-type="string">
            <text:p>105/i/2/9/3</text:p>
          </table:table-cell>
          <table:table-cell office:value-type="string">
            <text:p>106/j/3/9/1</text:p>
          </table:table-cell>
          <table:table-cell office:value-type="string">
            <text:p>107/k/3/12/1</text:p>
          </table:table-cell>
          <table:table-cell office:value-type="string">
            <text:p>108/l/3/10/4</text:p>
          </table:table-cell>
          <table:table-cell office:value-type="string">
            <text:p>109/m/4/11/5</text:p>
          </table:table-cell>
          <table:table-cell office:value-type="string">
            <text:p>110/n/4/13/4</text:p>
          </table:table-cell>
          <table:table-cell office:value-type="string">
            <text:p>111/o/6/12/5</text:p>
          </table:table-cell>
          <table:table-cell office:value-type="string">
            <text:p>112/p/5/13/5</text:p>
          </table:table-cell>
          <table:table-cell office:value-type="string">
            <text:p>113/q/7/11/0</text:p>
          </table:table-cell>
          <table:table-cell office:value-type="string">
            <text:p>114/r/6/13/4</text:p>
          </table:table-cell>
          <table:table-cell office:value-type="string">
            <text:p>115/s/7/13/9</text:p>
          </table:table-cell>
          <table:table-cell office:value-type="string">
            <text:p>116/t/8/13/10</text:p>
          </table:table-cell>
          <table:table-cell office:value-type="string">
            <text:p>117/u/9/13/4</text:p>
          </table:table-cell>
          <table:table-cell office:value-type="string">
            <text:p>118/v/9/13/2</text:p>
          </table:table-cell>
          <table:table-cell office:value-type="string">
            <text:p>119/w/10/13/8</text:p>
          </table:table-cell>
          <table:table-cell office:value-type="string">
            <text:p>120/x/11/13/0</text:p>
          </table:table-cell>
          <table:table-cell office:value-type="string">
            <text:p>121/y/11/13/5</text:p>
          </table:table-cell>
          <table:table-cell office:value-type="string">
            <text:p>122/z/12/13/0</text:p>
          </table:table-cell>
          <table:table-cell table:number-columns-repeated="8" office:value-type="string">
            <text:p>_</text:p>
          </table:table-cell>
          <table:table-cell office:value-type="string">
            <text:p>195/?/13/13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17])*[.F17]" office:value-type="float" office:value="32928">
            <text:p>32928</text:p>
          </table:table-cell>
          <table:table-cell table:formula="of:=[.D17]*[.F17]" office:value-type="float" office:value="11760">
            <text:p>11760</text:p>
          </table:table-cell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office:value-type="string">
            <text:p>count:</text:p>
          </table:table-cell>
          <table:table-cell office:value-type="float" office:value="784">
            <text:p>78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1/8/0</text:p>
          </table:table-cell>
          <table:table-cell office:value-type="string">
            <text:p>55/7/5/9/0</text:p>
          </table:table-cell>
          <table:table-cell office:value-type="string">
            <text:p>56/8/0/10/0</text:p>
          </table:table-cell>
          <table:table-cell office:value-type="string">
            <text:p>57/9/0/11/0</text:p>
          </table:table-cell>
          <table:table-cell office:value-type="string">
            <text:p>97/a/0/9/0</text:p>
          </table:table-cell>
          <table:table-cell office:value-type="string">
            <text:p>98/b/0/7/0</text:p>
          </table:table-cell>
          <table:table-cell office:value-type="string">
            <text:p>99/c/0/8/1</text:p>
          </table:table-cell>
          <table:table-cell office:value-type="string">
            <text:p>100/d/0/9/1</text:p>
          </table:table-cell>
          <table:table-cell office:value-type="string">
            <text:p>101/e/1/8/1</text:p>
          </table:table-cell>
          <table:table-cell office:value-type="string">
            <text:p>102/f/1/10/2</text:p>
          </table:table-cell>
          <table:table-cell office:value-type="string">
            <text:p>103/g/2/9/2</text:p>
          </table:table-cell>
          <table:table-cell office:value-type="string">
            <text:p>104/h/1/12/3</text:p>
          </table:table-cell>
          <table:table-cell office:value-type="string">
            <text:p>105/i/2/11/4</text:p>
          </table:table-cell>
          <table:table-cell office:value-type="string">
            <text:p>106/j/3/12/1</text:p>
          </table:table-cell>
          <table:table-cell office:value-type="string">
            <text:p>107/k/3/13/1</text:p>
          </table:table-cell>
          <table:table-cell office:value-type="string">
            <text:p>108/l/4/13/5</text:p>
          </table:table-cell>
          <table:table-cell office:value-type="string">
            <text:p>109/m/5/12/5</text:p>
          </table:table-cell>
          <table:table-cell office:value-type="string">
            <text:p>110/n/5/14/4</text:p>
          </table:table-cell>
          <table:table-cell office:value-type="string">
            <text:p>111/o/6/13/6</text:p>
          </table:table-cell>
          <table:table-cell office:value-type="string">
            <text:p>112/p/7/12/6</text:p>
          </table:table-cell>
          <table:table-cell office:value-type="string">
            <text:p>113/q/7/12/0</text:p>
          </table:table-cell>
          <table:table-cell office:value-type="string">
            <text:p>114/r/8/12/5</text:p>
          </table:table-cell>
          <table:table-cell office:value-type="string">
            <text:p>115/s/9/14/10</text:p>
          </table:table-cell>
          <table:table-cell office:value-type="string">
            <text:p>116/t/10/14/11</text:p>
          </table:table-cell>
          <table:table-cell office:value-type="string">
            <text:p>117/u/10/14/5</text:p>
          </table:table-cell>
          <table:table-cell office:value-type="string">
            <text:p>118/v/11/14/3</text:p>
          </table:table-cell>
          <table:table-cell office:value-type="string">
            <text:p>119/w/11/14/10</text:p>
          </table:table-cell>
          <table:table-cell office:value-type="string">
            <text:p>120/x/13/14/0</text:p>
          </table:table-cell>
          <table:table-cell office:value-type="string">
            <text:p>121/y/12/14/6</text:p>
          </table:table-cell>
          <table:table-cell office:value-type="string">
            <text:p>122/z/13/14/0</text:p>
          </table:table-cell>
          <table:table-cell table:number-columns-repeated="8" office:value-type="string">
            <text:p>_</text:p>
          </table:table-cell>
          <table:table-cell office:value-type="string">
            <text:p>195/?/14/14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18])*[.F18]" office:value-type="float" office:value="30008">
            <text:p>30008</text:p>
          </table:table-cell>
          <table:table-cell table:formula="of:=[.D18]*[.F18]" office:value-type="float" office:value="10912">
            <text:p>10912</text:p>
          </table:table-cell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office:value-type="string">
            <text:p>count:</text:p>
          </table:table-cell>
          <table:table-cell office:value-type="float" office:value="682">
            <text:p>68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0/8/0</text:p>
          </table:table-cell>
          <table:table-cell office:value-type="string">
            <text:p>55/7/0/9/0</text:p>
          </table:table-cell>
          <table:table-cell office:value-type="string">
            <text:p>56/8/2/10/0</text:p>
          </table:table-cell>
          <table:table-cell office:value-type="string">
            <text:p>57/9/0/11/0</text:p>
          </table:table-cell>
          <table:table-cell office:value-type="string">
            <text:p>97/a/0/12/0</text:p>
          </table:table-cell>
          <table:table-cell office:value-type="string">
            <text:p>98/b/0/6/0</text:p>
          </table:table-cell>
          <table:table-cell office:value-type="string">
            <text:p>99/c/0/5/1</text:p>
          </table:table-cell>
          <table:table-cell office:value-type="string">
            <text:p>100/d/1/12/2</text:p>
          </table:table-cell>
          <table:table-cell office:value-type="string">
            <text:p>101/e/2/7/1</text:p>
          </table:table-cell>
          <table:table-cell office:value-type="string">
            <text:p>102/f/1/8/3</text:p>
          </table:table-cell>
          <table:table-cell office:value-type="string">
            <text:p>103/g/2/9/3</text:p>
          </table:table-cell>
          <table:table-cell office:value-type="string">
            <text:p>104/h/3/9/3</text:p>
          </table:table-cell>
          <table:table-cell office:value-type="string">
            <text:p>105/i/3/10/4</text:p>
          </table:table-cell>
          <table:table-cell office:value-type="string">
            <text:p>106/j/4/9/2</text:p>
          </table:table-cell>
          <table:table-cell office:value-type="string">
            <text:p>107/k/4/13/2</text:p>
          </table:table-cell>
          <table:table-cell office:value-type="string">
            <text:p>108/l/4/11/5</text:p>
          </table:table-cell>
          <table:table-cell office:value-type="string">
            <text:p>109/m/5/12/6</text:p>
          </table:table-cell>
          <table:table-cell office:value-type="string">
            <text:p>110/n/6/14/5</text:p>
          </table:table-cell>
          <table:table-cell office:value-type="string">
            <text:p>111/o/7/12/6</text:p>
          </table:table-cell>
          <table:table-cell office:value-type="string">
            <text:p>112/p/7/14/7</text:p>
          </table:table-cell>
          <table:table-cell office:value-type="string">
            <text:p>113/q/9/12/0</text:p>
          </table:table-cell>
          <table:table-cell office:value-type="string">
            <text:p>114/r/8/15/7</text:p>
          </table:table-cell>
          <table:table-cell office:value-type="string">
            <text:p>115/s/9/14/11</text:p>
          </table:table-cell>
          <table:table-cell office:value-type="string">
            <text:p>116/t/10/15/12</text:p>
          </table:table-cell>
          <table:table-cell office:value-type="string">
            <text:p>117/u/11/15/6</text:p>
          </table:table-cell>
          <table:table-cell office:value-type="string">
            <text:p>118/v/11/15/4</text:p>
          </table:table-cell>
          <table:table-cell office:value-type="string">
            <text:p>119/w/12/15/11</text:p>
          </table:table-cell>
          <table:table-cell office:value-type="string">
            <text:p>120/x/13/15/0</text:p>
          </table:table-cell>
          <table:table-cell office:value-type="string">
            <text:p>121/y/13/15/6</text:p>
          </table:table-cell>
          <table:table-cell office:value-type="string">
            <text:p>122/z/14/15/0</text:p>
          </table:table-cell>
          <table:table-cell table:number-columns-repeated="8" office:value-type="string">
            <text:p>_</text:p>
          </table:table-cell>
          <table:table-cell office:value-type="string">
            <text:p>195/?/15/15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19])*[.F19]" office:value-type="float" office:value="25530">
            <text:p>25530</text:p>
          </table:table-cell>
          <table:table-cell table:formula="of:=[.D19]*[.F19]" office:value-type="float" office:value="9435">
            <text:p>9435</text:p>
          </table:table-cell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office:value-type="string">
            <text:p>count:</text:p>
          </table:table-cell>
          <table:table-cell office:value-type="float" office:value="555">
            <text:p>55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1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5/8/0</text:p>
          </table:table-cell>
          <table:table-cell office:value-type="string">
            <text:p>55/7/0/9/0</text:p>
          </table:table-cell>
          <table:table-cell office:value-type="string">
            <text:p>56/8/1/10/0</text:p>
          </table:table-cell>
          <table:table-cell office:value-type="string">
            <text:p>57/9/1/11/0</text:p>
          </table:table-cell>
          <table:table-cell office:value-type="string">
            <text:p>97/a/0/12/0</text:p>
          </table:table-cell>
          <table:table-cell office:value-type="string">
            <text:p>98/b/0/7/0</text:p>
          </table:table-cell>
          <table:table-cell office:value-type="string">
            <text:p>99/c/0/7/1</text:p>
          </table:table-cell>
          <table:table-cell office:value-type="string">
            <text:p>100/d/1/7/2</text:p>
          </table:table-cell>
          <table:table-cell office:value-type="string">
            <text:p>101/e/1/8/2</text:p>
          </table:table-cell>
          <table:table-cell office:value-type="string">
            <text:p>102/f/1/8/3</text:p>
          </table:table-cell>
          <table:table-cell office:value-type="string">
            <text:p>103/g/1/12/3</text:p>
          </table:table-cell>
          <table:table-cell office:value-type="string">
            <text:p>104/h/3/9/4</text:p>
          </table:table-cell>
          <table:table-cell office:value-type="string">
            <text:p>105/i/2/10/4</text:p>
          </table:table-cell>
          <table:table-cell office:value-type="string">
            <text:p>106/j/3/9/2</text:p>
          </table:table-cell>
          <table:table-cell office:value-type="string">
            <text:p>107/k/4/13/2</text:p>
          </table:table-cell>
          <table:table-cell office:value-type="string">
            <text:p>108/l/4/11/6</text:p>
          </table:table-cell>
          <table:table-cell office:value-type="string">
            <text:p>109/m/5/11/7</text:p>
          </table:table-cell>
          <table:table-cell office:value-type="string">
            <text:p>110/n/6/14/6</text:p>
          </table:table-cell>
          <table:table-cell office:value-type="string">
            <text:p>111/o/7/13/7</text:p>
          </table:table-cell>
          <table:table-cell office:value-type="string">
            <text:p>112/p/8/15/8</text:p>
          </table:table-cell>
          <table:table-cell office:value-type="string">
            <text:p>113/q/9/13/1</text:p>
          </table:table-cell>
          <table:table-cell office:value-type="string">
            <text:p>114/r/9/14/7</text:p>
          </table:table-cell>
          <table:table-cell office:value-type="string">
            <text:p>115/s/10/15/12</text:p>
          </table:table-cell>
          <table:table-cell office:value-type="string">
            <text:p>116/t/11/16/13</text:p>
          </table:table-cell>
          <table:table-cell office:value-type="string">
            <text:p>117/u/12/16/7</text:p>
          </table:table-cell>
          <table:table-cell office:value-type="string">
            <text:p>118/v/12/16/5</text:p>
          </table:table-cell>
          <table:table-cell office:value-type="string">
            <text:p>119/w/13/16/12</text:p>
          </table:table-cell>
          <table:table-cell office:value-type="string">
            <text:p>120/x/14/16/0</text:p>
          </table:table-cell>
          <table:table-cell office:value-type="string">
            <text:p>121/y/14/16/7</text:p>
          </table:table-cell>
          <table:table-cell office:value-type="string">
            <text:p>122/z/15/16/0</text:p>
          </table:table-cell>
          <table:table-cell table:number-columns-repeated="8" office:value-type="string">
            <text:p>_</text:p>
          </table:table-cell>
          <table:table-cell office:value-type="string">
            <text:p>195/?/16/16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0])*[.F20]" office:value-type="float" office:value="22704">
            <text:p>22704</text:p>
          </table:table-cell>
          <table:table-cell table:formula="of:=[.D20]*[.F20]" office:value-type="float" office:value="8514">
            <text:p>8514</text:p>
          </table:table-cell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office:value-type="string">
            <text:p>count:</text:p>
          </table:table-cell>
          <table:table-cell office:value-type="float" office:value="473">
            <text:p>473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2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3/8/0</text:p>
          </table:table-cell>
          <table:table-cell office:value-type="string">
            <text:p>55/7/0/9/0</text:p>
          </table:table-cell>
          <table:table-cell office:value-type="string">
            <text:p>56/8/1/10/0</text:p>
          </table:table-cell>
          <table:table-cell office:value-type="string">
            <text:p>57/9/0/11/0</text:p>
          </table:table-cell>
          <table:table-cell office:value-type="string">
            <text:p>97/a/0/10/0</text:p>
          </table:table-cell>
          <table:table-cell office:value-type="string">
            <text:p>98/b/0/12/1</text:p>
          </table:table-cell>
          <table:table-cell office:value-type="string">
            <text:p>99/c/0/12/1</text:p>
          </table:table-cell>
          <table:table-cell office:value-type="string">
            <text:p>100/d/1/9/2</text:p>
          </table:table-cell>
          <table:table-cell office:value-type="string">
            <text:p>101/e/2/12/2</text:p>
          </table:table-cell>
          <table:table-cell office:value-type="string">
            <text:p>102/f/2/10/4</text:p>
          </table:table-cell>
          <table:table-cell office:value-type="string">
            <text:p>103/g/3/13/4</text:p>
          </table:table-cell>
          <table:table-cell office:value-type="string">
            <text:p>104/h/4/12/5</text:p>
          </table:table-cell>
          <table:table-cell office:value-type="string">
            <text:p>105/i/4/11/5</text:p>
          </table:table-cell>
          <table:table-cell office:value-type="string">
            <text:p>106/j/5/12/3</text:p>
          </table:table-cell>
          <table:table-cell office:value-type="string">
            <text:p>107/k/6/14/3</text:p>
          </table:table-cell>
          <table:table-cell office:value-type="string">
            <text:p>108/l/6/13/7</text:p>
          </table:table-cell>
          <table:table-cell office:value-type="string">
            <text:p>109/m/7/14/8</text:p>
          </table:table-cell>
          <table:table-cell office:value-type="string">
            <text:p>110/n/8/13/7</text:p>
          </table:table-cell>
          <table:table-cell office:value-type="string">
            <text:p>111/o/9/15/8</text:p>
          </table:table-cell>
          <table:table-cell office:value-type="string">
            <text:p>112/p/9/15/9</text:p>
          </table:table-cell>
          <table:table-cell office:value-type="string">
            <text:p>113/q/10/16/1</text:p>
          </table:table-cell>
          <table:table-cell office:value-type="string">
            <text:p>114/r/10/17/9</text:p>
          </table:table-cell>
          <table:table-cell office:value-type="string">
            <text:p>115/s/10/16/13</text:p>
          </table:table-cell>
          <table:table-cell office:value-type="string">
            <text:p>116/t/11/17/13</text:p>
          </table:table-cell>
          <table:table-cell office:value-type="string">
            <text:p>117/u/12/17/8</text:p>
          </table:table-cell>
          <table:table-cell office:value-type="string">
            <text:p>118/v/13/17/4</text:p>
          </table:table-cell>
          <table:table-cell office:value-type="string">
            <text:p>119/w/14/17/14</text:p>
          </table:table-cell>
          <table:table-cell office:value-type="string">
            <text:p>120/x/15/17/0</text:p>
          </table:table-cell>
          <table:table-cell office:value-type="string">
            <text:p>121/y/15/17/9</text:p>
          </table:table-cell>
          <table:table-cell office:value-type="string">
            <text:p>122/z/16/17/0</text:p>
          </table:table-cell>
          <table:table-cell table:number-columns-repeated="8" office:value-type="string">
            <text:p>_</text:p>
          </table:table-cell>
          <table:table-cell office:value-type="string">
            <text:p>194/?/17/17/0</text:p>
          </table:table-cell>
          <table:table-cell office:value-type="string">
            <text:p>195/?/16/17/0</text:p>
          </table:table-cell>
          <table:table-cell office:value-type="string">
            <text:p>196/?/17/17/0</text:p>
          </table:table-cell>
          <table:table-cell table:number-columns-repeated="5" office:value-type="string">
            <text:p>_</text:p>
          </table:table-cell>
          <table:table-cell table:number-columns-repeated="43"/>
        </table:table-row>
        <table:table-row table:style-name="ro1">
          <table:table-cell table:formula="of:=(4+8+2*[.D21])*[.F21]" office:value-type="float" office:value="19000">
            <text:p>19000</text:p>
          </table:table-cell>
          <table:table-cell table:formula="of:=[.D21]*[.F21]" office:value-type="float" office:value="7220">
            <text:p>7220</text:p>
          </table:table-cell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office:value-type="string">
            <text:p>count:</text:p>
          </table:table-cell>
          <table:table-cell office:value-type="float" office:value="380">
            <text:p>380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3/8/0</text:p>
          </table:table-cell>
          <table:table-cell office:value-type="string">
            <text:p>55/7/0/9/0</text:p>
          </table:table-cell>
          <table:table-cell office:value-type="string">
            <text:p>56/8/0/10/0</text:p>
          </table:table-cell>
          <table:table-cell office:value-type="string">
            <text:p>57/9/1/11/0</text:p>
          </table:table-cell>
          <table:table-cell office:value-type="string">
            <text:p>97/a/0/9/0</text:p>
          </table:table-cell>
          <table:table-cell office:value-type="string">
            <text:p>98/b/0/6/1</text:p>
          </table:table-cell>
          <table:table-cell office:value-type="string">
            <text:p>99/c/1/8/1</text:p>
          </table:table-cell>
          <table:table-cell office:value-type="string">
            <text:p>100/d/1/12/2</text:p>
          </table:table-cell>
          <table:table-cell office:value-type="string">
            <text:p>101/e/2/9/3</text:p>
          </table:table-cell>
          <table:table-cell office:value-type="string">
            <text:p>102/f/2/10/4</text:p>
          </table:table-cell>
          <table:table-cell office:value-type="string">
            <text:p>103/g/3/10/4</text:p>
          </table:table-cell>
          <table:table-cell office:value-type="string">
            <text:p>104/h/4/11/5</text:p>
          </table:table-cell>
          <table:table-cell office:value-type="string">
            <text:p>105/i/4/12/5</text:p>
          </table:table-cell>
          <table:table-cell office:value-type="string">
            <text:p>106/j/6/12/4</text:p>
          </table:table-cell>
          <table:table-cell office:value-type="string">
            <text:p>107/k/5/13/3</text:p>
          </table:table-cell>
          <table:table-cell office:value-type="string">
            <text:p>108/l/6/14/8</text:p>
          </table:table-cell>
          <table:table-cell office:value-type="string">
            <text:p>109/m/7/15/9</text:p>
          </table:table-cell>
          <table:table-cell office:value-type="string">
            <text:p>110/n/8/14/8</text:p>
          </table:table-cell>
          <table:table-cell office:value-type="string">
            <text:p>111/o/9/15/9</text:p>
          </table:table-cell>
          <table:table-cell office:value-type="string">
            <text:p>112/p/9/15/10</text:p>
          </table:table-cell>
          <table:table-cell office:value-type="string">
            <text:p>113/q/11/15/1</text:p>
          </table:table-cell>
          <table:table-cell office:value-type="string">
            <text:p>114/r/10/16/11</text:p>
          </table:table-cell>
          <table:table-cell office:value-type="string">
            <text:p>115/s/11/17/14</text:p>
          </table:table-cell>
          <table:table-cell office:value-type="string">
            <text:p>116/t/12/17/15</text:p>
          </table:table-cell>
          <table:table-cell office:value-type="string">
            <text:p>117/u/13/18/10</text:p>
          </table:table-cell>
          <table:table-cell office:value-type="string">
            <text:p>118/v/14/18/6</text:p>
          </table:table-cell>
          <table:table-cell office:value-type="string">
            <text:p>119/w/15/18/15</text:p>
          </table:table-cell>
          <table:table-cell office:value-type="string">
            <text:p>120/x/16/18/0</text:p>
          </table:table-cell>
          <table:table-cell office:value-type="string">
            <text:p>121/y/17/18/9</text:p>
          </table:table-cell>
          <table:table-cell office:value-type="string">
            <text:p>122/z/17/18/1</text:p>
          </table:table-cell>
          <table:table-cell table:number-columns-repeated="8" office:value-type="string">
            <text:p>_</text:p>
          </table:table-cell>
          <table:table-cell office:value-type="string">
            <text:p>195/?/18/18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2])*[.F22]" office:value-type="float" office:value="19292">
            <text:p>19292</text:p>
          </table:table-cell>
          <table:table-cell table:formula="of:=[.D22]*[.F22]" office:value-type="float" office:value="7420">
            <text:p>7420</text:p>
          </table:table-cell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office:value-type="string">
            <text:p>count:</text:p>
          </table:table-cell>
          <table:table-cell office:value-type="float" office:value="371">
            <text:p>371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1/0</text:p>
          </table:table-cell>
          <table:table-cell office:value-type="string">
            <text:p>50/2/0/2/0</text:p>
          </table:table-cell>
          <table:table-cell office:value-type="string">
            <text:p>51/3/0/2/0</text:p>
          </table:table-cell>
          <table:table-cell office:value-type="string">
            <text:p>52/4/0/3/0</text:p>
          </table:table-cell>
          <table:table-cell office:value-type="string">
            <text:p>53/5/0/4/0</text:p>
          </table:table-cell>
          <table:table-cell office:value-type="string">
            <text:p>54/6/5/5/0</text:p>
          </table:table-cell>
          <table:table-cell office:value-type="string">
            <text:p>55/7/1/6/0</text:p>
          </table:table-cell>
          <table:table-cell office:value-type="string">
            <text:p>56/8/6/7/0</text:p>
          </table:table-cell>
          <table:table-cell office:value-type="string">
            <text:p>57/9/1/8/0</text:p>
          </table:table-cell>
          <table:table-cell office:value-type="string">
            <text:p>97/a/0/9/0</text:p>
          </table:table-cell>
          <table:table-cell office:value-type="string">
            <text:p>98/b/0/10/1</text:p>
          </table:table-cell>
          <table:table-cell office:value-type="string">
            <text:p>99/c/0/6/2</text:p>
          </table:table-cell>
          <table:table-cell office:value-type="string">
            <text:p>100/d/1/9/2</text:p>
          </table:table-cell>
          <table:table-cell office:value-type="string">
            <text:p>101/e/2/7/3</text:p>
          </table:table-cell>
          <table:table-cell office:value-type="string">
            <text:p>102/f/3/11/4</text:p>
          </table:table-cell>
          <table:table-cell office:value-type="string">
            <text:p>103/g/3/9/5</text:p>
          </table:table-cell>
          <table:table-cell office:value-type="string">
            <text:p>104/h/4/12/6</text:p>
          </table:table-cell>
          <table:table-cell office:value-type="string">
            <text:p>105/i/5/13/6</text:p>
          </table:table-cell>
          <table:table-cell office:value-type="string">
            <text:p>106/j/6/14/5</text:p>
          </table:table-cell>
          <table:table-cell office:value-type="string">
            <text:p>107/k/7/12/4</text:p>
          </table:table-cell>
          <table:table-cell office:value-type="string">
            <text:p>108/l/6/15/9</text:p>
          </table:table-cell>
          <table:table-cell office:value-type="string">
            <text:p>109/m/7/16/10</text:p>
          </table:table-cell>
          <table:table-cell office:value-type="string">
            <text:p>110/n/8/14/9</text:p>
          </table:table-cell>
          <table:table-cell office:value-type="string">
            <text:p>111/o/9/17/10</text:p>
          </table:table-cell>
          <table:table-cell office:value-type="string">
            <text:p>112/p/10/15/11</text:p>
          </table:table-cell>
          <table:table-cell office:value-type="string">
            <text:p>113/q/12/16/1</text:p>
          </table:table-cell>
          <table:table-cell office:value-type="string">
            <text:p>114/r/11/17/12</text:p>
          </table:table-cell>
          <table:table-cell office:value-type="string">
            <text:p>115/s/11/18/15</text:p>
          </table:table-cell>
          <table:table-cell office:value-type="string">
            <text:p>116/t/12/19/16</text:p>
          </table:table-cell>
          <table:table-cell office:value-type="string">
            <text:p>117/u/13/19/12</text:p>
          </table:table-cell>
          <table:table-cell office:value-type="string">
            <text:p>118/v/14/19/6</text:p>
          </table:table-cell>
          <table:table-cell office:value-type="string">
            <text:p>119/w/15/19/16</text:p>
          </table:table-cell>
          <table:table-cell office:value-type="string">
            <text:p>120/x/16/19/0</text:p>
          </table:table-cell>
          <table:table-cell office:value-type="string">
            <text:p>121/y/17/19/10</text:p>
          </table:table-cell>
          <table:table-cell office:value-type="string">
            <text:p>122/z/18/19/1</text:p>
          </table:table-cell>
          <table:table-cell table:number-columns-repeated="8" office:value-type="string">
            <text:p>_</text:p>
          </table:table-cell>
          <table:table-cell office:value-type="string">
            <text:p>195/?/19/19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3])*[.F23]" office:value-type="float" office:value="19170">
            <text:p>19170</text:p>
          </table:table-cell>
          <table:table-cell table:formula="of:=[.D23]*[.F23]" office:value-type="float" office:value="7455">
            <text:p>7455</text:p>
          </table:table-cell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office:value-type="string">
            <text:p>count:</text:p>
          </table:table-cell>
          <table:table-cell office:value-type="float" office:value="355">
            <text:p>35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1/0</text:p>
          </table:table-cell>
          <table:table-cell office:value-type="string">
            <text:p>50/2/0/1/0</text:p>
          </table:table-cell>
          <table:table-cell office:value-type="string">
            <text:p>51/3/0/2/0</text:p>
          </table:table-cell>
          <table:table-cell office:value-type="string">
            <text:p>52/4/1/3/0</text:p>
          </table:table-cell>
          <table:table-cell office:value-type="string">
            <text:p>53/5/0/4/0</text:p>
          </table:table-cell>
          <table:table-cell office:value-type="string">
            <text:p>54/6/0/5/0</text:p>
          </table:table-cell>
          <table:table-cell office:value-type="string">
            <text:p>55/7/0/5/0</text:p>
          </table:table-cell>
          <table:table-cell office:value-type="string">
            <text:p>56/8/0/6/0</text:p>
          </table:table-cell>
          <table:table-cell office:value-type="string">
            <text:p>57/9/1/7/0</text:p>
          </table:table-cell>
          <table:table-cell office:value-type="string">
            <text:p>97/a/0/8/0</text:p>
          </table:table-cell>
          <table:table-cell office:value-type="string">
            <text:p>98/b/0/9/1</text:p>
          </table:table-cell>
          <table:table-cell office:value-type="string">
            <text:p>99/c/1/10/2</text:p>
          </table:table-cell>
          <table:table-cell office:value-type="string">
            <text:p>100/d/2/10/3</text:p>
          </table:table-cell>
          <table:table-cell office:value-type="string">
            <text:p>101/e/2/11/3</text:p>
          </table:table-cell>
          <table:table-cell office:value-type="string">
            <text:p>102/f/3/12/5</text:p>
          </table:table-cell>
          <table:table-cell office:value-type="string">
            <text:p>103/g/4/10/5</text:p>
          </table:table-cell>
          <table:table-cell office:value-type="string">
            <text:p>104/h/4/10/6</text:p>
          </table:table-cell>
          <table:table-cell office:value-type="string">
            <text:p>105/i/5/13/7</text:p>
          </table:table-cell>
          <table:table-cell office:value-type="string">
            <text:p>106/j/6/12/6</text:p>
          </table:table-cell>
          <table:table-cell office:value-type="string">
            <text:p>107/k/7/12/5</text:p>
          </table:table-cell>
          <table:table-cell office:value-type="string">
            <text:p>108/l/8/14/10</text:p>
          </table:table-cell>
          <table:table-cell office:value-type="string">
            <text:p>109/m/9/15/10</text:p>
          </table:table-cell>
          <table:table-cell office:value-type="string">
            <text:p>110/n/10/15/11</text:p>
          </table:table-cell>
          <table:table-cell office:value-type="string">
            <text:p>111/o/11/16/12</text:p>
          </table:table-cell>
          <table:table-cell office:value-type="string">
            <text:p>112/p/12/16/12</text:p>
          </table:table-cell>
          <table:table-cell office:value-type="string">
            <text:p>113/q/12/17/2</text:p>
          </table:table-cell>
          <table:table-cell office:value-type="string">
            <text:p>114/r/13/17/13</text:p>
          </table:table-cell>
          <table:table-cell office:value-type="string">
            <text:p>115/s/13/18/16</text:p>
          </table:table-cell>
          <table:table-cell office:value-type="string">
            <text:p>116/t/14/19/16</text:p>
          </table:table-cell>
          <table:table-cell office:value-type="string">
            <text:p>117/u/15/20/14</text:p>
          </table:table-cell>
          <table:table-cell office:value-type="string">
            <text:p>118/v/16/20/8</text:p>
          </table:table-cell>
          <table:table-cell office:value-type="string">
            <text:p>119/w/17/20/18</text:p>
          </table:table-cell>
          <table:table-cell office:value-type="string">
            <text:p>120/x/16/20/1</text:p>
          </table:table-cell>
          <table:table-cell office:value-type="string">
            <text:p>121/y/18/20/11</text:p>
          </table:table-cell>
          <table:table-cell office:value-type="string">
            <text:p>122/z/17/20/1</text:p>
          </table:table-cell>
          <table:table-cell table:number-columns-repeated="8" office:value-type="string">
            <text:p>_</text:p>
          </table:table-cell>
          <table:table-cell office:value-type="string">
            <text:p>194/?/18/18/0</text:p>
          </table:table-cell>
          <table:table-cell office:value-type="string">
            <text:p>195/?/19/20/0</text:p>
          </table:table-cell>
          <table:table-cell table:number-columns-repeated="6" office:value-type="string">
            <text:p>_</text:p>
          </table:table-cell>
          <table:table-cell office:value-type="string">
            <text:p>226/?/20/20/0</text:p>
          </table:table-cell>
          <table:table-cell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4])*[.F24]" office:value-type="float" office:value="15232">
            <text:p>15232</text:p>
          </table:table-cell>
          <table:table-cell table:formula="of:=[.D24]*[.F24]" office:value-type="float" office:value="5984">
            <text:p>5984</text:p>
          </table:table-cell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office:value-type="string">
            <text:p>count:</text:p>
          </table:table-cell>
          <table:table-cell office:value-type="float" office:value="272">
            <text:p>27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3/8/0</text:p>
          </table:table-cell>
          <table:table-cell office:value-type="string">
            <text:p>55/7/2/9/0</text:p>
          </table:table-cell>
          <table:table-cell office:value-type="string">
            <text:p>56/8/1/10/0</text:p>
          </table:table-cell>
          <table:table-cell office:value-type="string">
            <text:p>57/9/0/11/0</text:p>
          </table:table-cell>
          <table:table-cell office:value-type="string">
            <text:p>97/a/0/9/0</text:p>
          </table:table-cell>
          <table:table-cell office:value-type="string">
            <text:p>98/b/1/10/1</text:p>
          </table:table-cell>
          <table:table-cell office:value-type="string">
            <text:p>99/c/2/10/2</text:p>
          </table:table-cell>
          <table:table-cell office:value-type="string">
            <text:p>100/d/2/12/3</text:p>
          </table:table-cell>
          <table:table-cell office:value-type="string">
            <text:p>101/e/3/10/4</text:p>
          </table:table-cell>
          <table:table-cell office:value-type="string">
            <text:p>102/f/4/12/5</text:p>
          </table:table-cell>
          <table:table-cell office:value-type="string">
            <text:p>103/g/5/13/5</text:p>
          </table:table-cell>
          <table:table-cell office:value-type="string">
            <text:p>104/h/6/13/7</text:p>
          </table:table-cell>
          <table:table-cell office:value-type="string">
            <text:p>105/i/7/14/8</text:p>
          </table:table-cell>
          <table:table-cell office:value-type="string">
            <text:p>106/j/7/15/7</text:p>
          </table:table-cell>
          <table:table-cell office:value-type="string">
            <text:p>107/k/8/15/5</text:p>
          </table:table-cell>
          <table:table-cell office:value-type="string">
            <text:p>108/l/8/16/10</text:p>
          </table:table-cell>
          <table:table-cell office:value-type="string">
            <text:p>109/m/9/16/11</text:p>
          </table:table-cell>
          <table:table-cell office:value-type="string">
            <text:p>110/n/10/17/11</text:p>
          </table:table-cell>
          <table:table-cell office:value-type="string">
            <text:p>111/o/11/17/13</text:p>
          </table:table-cell>
          <table:table-cell office:value-type="string">
            <text:p>112/p/12/18/14</text:p>
          </table:table-cell>
          <table:table-cell office:value-type="string">
            <text:p>113/q/13/17/4</text:p>
          </table:table-cell>
          <table:table-cell office:value-type="string">
            <text:p>114/r/13/18/14</text:p>
          </table:table-cell>
          <table:table-cell office:value-type="string">
            <text:p>115/s/14/19/16</text:p>
          </table:table-cell>
          <table:table-cell office:value-type="string">
            <text:p>116/t/15/20/17</text:p>
          </table:table-cell>
          <table:table-cell office:value-type="string">
            <text:p>117/u/16/21/15</text:p>
          </table:table-cell>
          <table:table-cell office:value-type="string">
            <text:p>118/v/17/20/10</text:p>
          </table:table-cell>
          <table:table-cell office:value-type="string">
            <text:p>119/w/18/21/19</text:p>
          </table:table-cell>
          <table:table-cell office:value-type="string">
            <text:p>120/x/19/21/1</text:p>
          </table:table-cell>
          <table:table-cell office:value-type="string">
            <text:p>121/y/20/21/14</text:p>
          </table:table-cell>
          <table:table-cell office:value-type="string">
            <text:p>122/z/20/21/1</text:p>
          </table:table-cell>
          <table:table-cell table:number-columns-repeated="8" office:value-type="string">
            <text:p>_</text:p>
          </table:table-cell>
          <table:table-cell office:value-type="string">
            <text:p>195/?/21/21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5])*[.F25]" office:value-type="float" office:value="11426">
            <text:p>11426</text:p>
          </table:table-cell>
          <table:table-cell table:formula="of:=[.D25]*[.F25]" office:value-type="float" office:value="4531">
            <text:p>4531</text:p>
          </table:table-cell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office:value-type="string">
            <text:p>count:</text:p>
          </table:table-cell>
          <table:table-cell office:value-type="float" office:value="197">
            <text:p>197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2/0</text:p>
          </table:table-cell>
          <table:table-cell office:value-type="string">
            <text:p>51/3/0/4/0</text:p>
          </table:table-cell>
          <table:table-cell office:value-type="string">
            <text:p>52/4/1/5/0</text:p>
          </table:table-cell>
          <table:table-cell office:value-type="string">
            <text:p>53/5/0/5/0</text:p>
          </table:table-cell>
          <table:table-cell office:value-type="string">
            <text:p>54/6/1/5/0</text:p>
          </table:table-cell>
          <table:table-cell office:value-type="string">
            <text:p>55/7/2/6/0</text:p>
          </table:table-cell>
          <table:table-cell office:value-type="string">
            <text:p>56/8/3/7/0</text:p>
          </table:table-cell>
          <table:table-cell office:value-type="string">
            <text:p>57/9/4/8/0</text:p>
          </table:table-cell>
          <table:table-cell office:value-type="string">
            <text:p>97/a/0/9/0</text:p>
          </table:table-cell>
          <table:table-cell office:value-type="string">
            <text:p>98/b/1/10/1</text:p>
          </table:table-cell>
          <table:table-cell office:value-type="string">
            <text:p>99/c/2/11/2</text:p>
          </table:table-cell>
          <table:table-cell office:value-type="string">
            <text:p>100/d/3/12/3</text:p>
          </table:table-cell>
          <table:table-cell office:value-type="string">
            <text:p>101/e/4/12/4</text:p>
          </table:table-cell>
          <table:table-cell office:value-type="string">
            <text:p>102/f/4/13/5</text:p>
          </table:table-cell>
          <table:table-cell office:value-type="string">
            <text:p>103/g/5/14/6</text:p>
          </table:table-cell>
          <table:table-cell office:value-type="string">
            <text:p>104/h/6/15/7</text:p>
          </table:table-cell>
          <table:table-cell office:value-type="string">
            <text:p>105/i/7/16/8</text:p>
          </table:table-cell>
          <table:table-cell office:value-type="string">
            <text:p>106/j/8/14/7</text:p>
          </table:table-cell>
          <table:table-cell office:value-type="string">
            <text:p>107/k/9/13/7</text:p>
          </table:table-cell>
          <table:table-cell office:value-type="string">
            <text:p>108/l/9/15/10</text:p>
          </table:table-cell>
          <table:table-cell office:value-type="string">
            <text:p>109/m/10/16/11</text:p>
          </table:table-cell>
          <table:table-cell office:value-type="string">
            <text:p>110/n/11/17/12</text:p>
          </table:table-cell>
          <table:table-cell office:value-type="string">
            <text:p>111/o/12/17/13</text:p>
          </table:table-cell>
          <table:table-cell office:value-type="string">
            <text:p>112/p/13/18/14</text:p>
          </table:table-cell>
          <table:table-cell office:value-type="string">
            <text:p>113/q/14/17/7</text:p>
          </table:table-cell>
          <table:table-cell office:value-type="string">
            <text:p>114/r/15/19/15</text:p>
          </table:table-cell>
          <table:table-cell office:value-type="string">
            <text:p>115/s/16/20/17</text:p>
          </table:table-cell>
          <table:table-cell office:value-type="string">
            <text:p>116/t/17/21/18</text:p>
          </table:table-cell>
          <table:table-cell office:value-type="string">
            <text:p>117/u/18/21/17</text:p>
          </table:table-cell>
          <table:table-cell office:value-type="string">
            <text:p>118/v/19/22/16</text:p>
          </table:table-cell>
          <table:table-cell office:value-type="string">
            <text:p>119/w/19/22/19</text:p>
          </table:table-cell>
          <table:table-cell office:value-type="string">
            <text:p>120/x/20/22/1</text:p>
          </table:table-cell>
          <table:table-cell office:value-type="string">
            <text:p>121/y/21/22/16</text:p>
          </table:table-cell>
          <table:table-cell office:value-type="string">
            <text:p>122/z/21/22/2</text:p>
          </table:table-cell>
          <table:table-cell table:number-columns-repeated="8" office:value-type="string">
            <text:p>_</text:p>
          </table:table-cell>
          <table:table-cell office:value-type="string">
            <text:p>195/?/22/22/0</text:p>
          </table:table-cell>
          <table:table-cell office:value-type="string">
            <text:p>_</text:p>
          </table:table-cell>
          <table:table-cell office:value-type="string">
            <text:p>197/?/22/22/0</text:p>
          </table:table-cell>
          <table:table-cell table:number-columns-repeated="5" office:value-type="string">
            <text:p>_</text:p>
          </table:table-cell>
          <table:table-cell office:value-type="string">
            <text:p>226/?/22/22/0</text:p>
          </table:table-cell>
          <table:table-cell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6])*[.F26]" office:value-type="float" office:value="9720">
            <text:p>9720</text:p>
          </table:table-cell>
          <table:table-cell table:formula="of:=[.D26]*[.F26]" office:value-type="float" office:value="3888">
            <text:p>3888</text:p>
          </table:table-cell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office:value-type="string">
            <text:p>count:</text:p>
          </table:table-cell>
          <table:table-cell office:value-type="float" office:value="162">
            <text:p>16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2/0</text:p>
          </table:table-cell>
          <table:table-cell office:value-type="string">
            <text:p>50/2/0/3/0</text:p>
          </table:table-cell>
          <table:table-cell office:value-type="string">
            <text:p>51/3/0/4/0</text:p>
          </table:table-cell>
          <table:table-cell office:value-type="string">
            <text:p>52/4/0/5/0</text:p>
          </table:table-cell>
          <table:table-cell office:value-type="string">
            <text:p>53/5/1/6/0</text:p>
          </table:table-cell>
          <table:table-cell office:value-type="string">
            <text:p>54/6/1/6/0</text:p>
          </table:table-cell>
          <table:table-cell office:value-type="string">
            <text:p>55/7/2/7/0</text:p>
          </table:table-cell>
          <table:table-cell office:value-type="string">
            <text:p>56/8/0/8/0</text:p>
          </table:table-cell>
          <table:table-cell office:value-type="string">
            <text:p>57/9/1/9/0</text:p>
          </table:table-cell>
          <table:table-cell office:value-type="string">
            <text:p>97/a/0/10/1</text:p>
          </table:table-cell>
          <table:table-cell office:value-type="string">
            <text:p>98/b/1/11/1</text:p>
          </table:table-cell>
          <table:table-cell office:value-type="string">
            <text:p>99/c/2/8/2</text:p>
          </table:table-cell>
          <table:table-cell office:value-type="string">
            <text:p>100/d/3/9/3</text:p>
          </table:table-cell>
          <table:table-cell office:value-type="string">
            <text:p>101/e/4/10/4</text:p>
          </table:table-cell>
          <table:table-cell office:value-type="string">
            <text:p>102/f/5/12/5</text:p>
          </table:table-cell>
          <table:table-cell office:value-type="string">
            <text:p>103/g/6/11/6</text:p>
          </table:table-cell>
          <table:table-cell office:value-type="string">
            <text:p>104/h/7/13/7</text:p>
          </table:table-cell>
          <table:table-cell office:value-type="string">
            <text:p>105/i/7/14/8</text:p>
          </table:table-cell>
          <table:table-cell office:value-type="string">
            <text:p>106/j/8/13/8</text:p>
          </table:table-cell>
          <table:table-cell office:value-type="string">
            <text:p>107/k/9/14/8</text:p>
          </table:table-cell>
          <table:table-cell office:value-type="string">
            <text:p>108/l/10/15/11</text:p>
          </table:table-cell>
          <table:table-cell office:value-type="string">
            <text:p>109/m/11/16/12</text:p>
          </table:table-cell>
          <table:table-cell office:value-type="string">
            <text:p>110/n/12/17/13</text:p>
          </table:table-cell>
          <table:table-cell office:value-type="string">
            <text:p>111/o/13/18/14</text:p>
          </table:table-cell>
          <table:table-cell office:value-type="string">
            <text:p>112/p/14/19/15</text:p>
          </table:table-cell>
          <table:table-cell office:value-type="string">
            <text:p>113/q/14/18/10</text:p>
          </table:table-cell>
          <table:table-cell office:value-type="string">
            <text:p>114/r/15/20/16</text:p>
          </table:table-cell>
          <table:table-cell office:value-type="string">
            <text:p>115/s/16/21/17</text:p>
          </table:table-cell>
          <table:table-cell office:value-type="string">
            <text:p>116/t/17/22/19</text:p>
          </table:table-cell>
          <table:table-cell office:value-type="string">
            <text:p>117/u/18/22/18</text:p>
          </table:table-cell>
          <table:table-cell office:value-type="string">
            <text:p>118/v/19/22/18</text:p>
          </table:table-cell>
          <table:table-cell office:value-type="string">
            <text:p>119/w/20/23/20</text:p>
          </table:table-cell>
          <table:table-cell office:value-type="string">
            <text:p>120/x/19/23/1</text:p>
          </table:table-cell>
          <table:table-cell office:value-type="string">
            <text:p>121/y/20/23/20</text:p>
          </table:table-cell>
          <table:table-cell office:value-type="string">
            <text:p>122/z/21/23/3</text:p>
          </table:table-cell>
          <table:table-cell table:number-columns-repeated="8" office:value-type="string">
            <text:p>_</text:p>
          </table:table-cell>
          <table:table-cell office:value-type="string">
            <text:p>195/?/22/23/0</text:p>
          </table:table-cell>
          <table:table-cell office:value-type="string">
            <text:p>196/?/23/23/0</text:p>
          </table:table-cell>
          <table:table-cell table:number-columns-repeated="7" office:value-type="string">
            <text:p>_</text:p>
          </table:table-cell>
          <table:table-cell table:number-columns-repeated="42"/>
        </table:table-row>
        <table:table-row table:style-name="ro1">
          <table:table-cell table:formula="of:=(4+8+2*[.D27])*[.F27]" office:value-type="float" office:value="5890">
            <text:p>5890</text:p>
          </table:table-cell>
          <table:table-cell table:formula="of:=[.D27]*[.F27]" office:value-type="float" office:value="2375">
            <text:p>2375</text:p>
          </table:table-cell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office:value-type="string">
            <text:p>count:</text:p>
          </table:table-cell>
          <table:table-cell office:value-type="float" office:value="95">
            <text:p>95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3/0</text:p>
          </table:table-cell>
          <table:table-cell office:value-type="string">
            <text:p>49/1/0/3/0</text:p>
          </table:table-cell>
          <table:table-cell office:value-type="string">
            <text:p>50/2/0/2/0</text:p>
          </table:table-cell>
          <table:table-cell office:value-type="string">
            <text:p>51/3/0/4/0</text:p>
          </table:table-cell>
          <table:table-cell office:value-type="string">
            <text:p>52/4/1/5/0</text:p>
          </table:table-cell>
          <table:table-cell office:value-type="string">
            <text:p>53/5/1/5/0</text:p>
          </table:table-cell>
          <table:table-cell office:value-type="string">
            <text:p>54/6/2/6/0</text:p>
          </table:table-cell>
          <table:table-cell office:value-type="string">
            <text:p>55/7/3/7/0</text:p>
          </table:table-cell>
          <table:table-cell office:value-type="string">
            <text:p>56/8/0/8/0</text:p>
          </table:table-cell>
          <table:table-cell office:value-type="string">
            <text:p>57/9/2/7/0</text:p>
          </table:table-cell>
          <table:table-cell office:value-type="string">
            <text:p>97/a/0/9/2</text:p>
          </table:table-cell>
          <table:table-cell office:value-type="string">
            <text:p>98/b/1/10/3</text:p>
          </table:table-cell>
          <table:table-cell office:value-type="string">
            <text:p>99/c/2/10/4</text:p>
          </table:table-cell>
          <table:table-cell office:value-type="string">
            <text:p>100/d/3/11/5</text:p>
          </table:table-cell>
          <table:table-cell office:value-type="string">
            <text:p>101/e/4/12/5</text:p>
          </table:table-cell>
          <table:table-cell office:value-type="string">
            <text:p>102/f/5/13/7</text:p>
          </table:table-cell>
          <table:table-cell office:value-type="string">
            <text:p>103/g/6/14/7</text:p>
          </table:table-cell>
          <table:table-cell office:value-type="string">
            <text:p>104/h/7/15/9</text:p>
          </table:table-cell>
          <table:table-cell office:value-type="string">
            <text:p>105/i/8/16/9</text:p>
          </table:table-cell>
          <table:table-cell office:value-type="string">
            <text:p>106/j/9/13/8</text:p>
          </table:table-cell>
          <table:table-cell office:value-type="string">
            <text:p>107/k/10/13/7</text:p>
          </table:table-cell>
          <table:table-cell office:value-type="string">
            <text:p>108/l/11/17/11</text:p>
          </table:table-cell>
          <table:table-cell office:value-type="string">
            <text:p>109/m/12/16/13</text:p>
          </table:table-cell>
          <table:table-cell office:value-type="string">
            <text:p>110/n/13/17/13</text:p>
          </table:table-cell>
          <table:table-cell office:value-type="string">
            <text:p>111/o/14/18/15</text:p>
          </table:table-cell>
          <table:table-cell office:value-type="string">
            <text:p>112/p/14/19/15</text:p>
          </table:table-cell>
          <table:table-cell office:value-type="string">
            <text:p>113/q/16/20/11</text:p>
          </table:table-cell>
          <table:table-cell office:value-type="string">
            <text:p>114/r/15/20/17</text:p>
          </table:table-cell>
          <table:table-cell office:value-type="string">
            <text:p>115/s/16/21/19</text:p>
          </table:table-cell>
          <table:table-cell office:value-type="string">
            <text:p>116/t/17/22/20</text:p>
          </table:table-cell>
          <table:table-cell office:value-type="string">
            <text:p>117/u/18/22/18</text:p>
          </table:table-cell>
          <table:table-cell office:value-type="string">
            <text:p>118/v/19/23/17</text:p>
          </table:table-cell>
          <table:table-cell office:value-type="string">
            <text:p>119/w/20/24/22</text:p>
          </table:table-cell>
          <table:table-cell office:value-type="string">
            <text:p>120/x/21/24/2</text:p>
          </table:table-cell>
          <table:table-cell office:value-type="string">
            <text:p>121/y/22/24/22</text:p>
          </table:table-cell>
          <table:table-cell office:value-type="string">
            <text:p>122/z/23/24/4</text:p>
          </table:table-cell>
          <table:table-cell table:number-columns-repeated="8" office:value-type="string">
            <text:p>_</text:p>
          </table:table-cell>
          <table:table-cell office:value-type="string">
            <text:p>195/?/24/24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8])*[.F28]" office:value-type="float" office:value="4352">
            <text:p>4352</text:p>
          </table:table-cell>
          <table:table-cell table:formula="of:=[.D28]*[.F28]" office:value-type="float" office:value="1768">
            <text:p>1768</text:p>
          </table:table-cell>
          <table:table-cell office:value-type="string">
            <text:p>Len:</text:p>
          </table:table-cell>
          <table:table-cell office:value-type="float" office:value="26">
            <text:p>26</text:p>
          </table:table-cell>
          <table:table-cell office:value-type="string">
            <text:p>count:</text:p>
          </table:table-cell>
          <table:table-cell office:value-type="float" office:value="68">
            <text:p>68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2/0</text:p>
          </table:table-cell>
          <table:table-cell office:value-type="string">
            <text:p>50/2/0/3/0</text:p>
          </table:table-cell>
          <table:table-cell office:value-type="string">
            <text:p>51/3/0/3/0</text:p>
          </table:table-cell>
          <table:table-cell office:value-type="string">
            <text:p>52/4/1/4/0</text:p>
          </table:table-cell>
          <table:table-cell office:value-type="string">
            <text:p>53/5/1/5/0</text:p>
          </table:table-cell>
          <table:table-cell office:value-type="string">
            <text:p>54/6/2/5/0</text:p>
          </table:table-cell>
          <table:table-cell office:value-type="string">
            <text:p>55/7/4/6/0</text:p>
          </table:table-cell>
          <table:table-cell office:value-type="string">
            <text:p>56/8/1/7/0</text:p>
          </table:table-cell>
          <table:table-cell office:value-type="string">
            <text:p>57/9/1/8/0</text:p>
          </table:table-cell>
          <table:table-cell office:value-type="string">
            <text:p>97/a/0/9/2</text:p>
          </table:table-cell>
          <table:table-cell office:value-type="string">
            <text:p>98/b/1/10/3</text:p>
          </table:table-cell>
          <table:table-cell office:value-type="string">
            <text:p>99/c/2/11/4</text:p>
          </table:table-cell>
          <table:table-cell office:value-type="string">
            <text:p>100/d/3/12/5</text:p>
          </table:table-cell>
          <table:table-cell office:value-type="string">
            <text:p>101/e/4/13/6</text:p>
          </table:table-cell>
          <table:table-cell office:value-type="string">
            <text:p>102/f/5/14/7</text:p>
          </table:table-cell>
          <table:table-cell office:value-type="string">
            <text:p>103/g/6/15/8</text:p>
          </table:table-cell>
          <table:table-cell office:value-type="string">
            <text:p>104/h/7/14/9</text:p>
          </table:table-cell>
          <table:table-cell office:value-type="string">
            <text:p>105/i/8/16/9</text:p>
          </table:table-cell>
          <table:table-cell office:value-type="string">
            <text:p>106/j/9/17/9</text:p>
          </table:table-cell>
          <table:table-cell office:value-type="string">
            <text:p>107/k/9/16/9</text:p>
          </table:table-cell>
          <table:table-cell office:value-type="string">
            <text:p>108/l/10/18/13</text:p>
          </table:table-cell>
          <table:table-cell office:value-type="string">
            <text:p>109/m/11/19/14</text:p>
          </table:table-cell>
          <table:table-cell office:value-type="string">
            <text:p>110/n/12/19/14</text:p>
          </table:table-cell>
          <table:table-cell office:value-type="string">
            <text:p>111/o/13/20/15</text:p>
          </table:table-cell>
          <table:table-cell office:value-type="string">
            <text:p>112/p/14/21/16</text:p>
          </table:table-cell>
          <table:table-cell office:value-type="string">
            <text:p>113/q/15/20/8</text:p>
          </table:table-cell>
          <table:table-cell office:value-type="string">
            <text:p>114/r/16/22/17</text:p>
          </table:table-cell>
          <table:table-cell office:value-type="string">
            <text:p>115/s/17/23/19</text:p>
          </table:table-cell>
          <table:table-cell office:value-type="string">
            <text:p>116/t/18/24/20</text:p>
          </table:table-cell>
          <table:table-cell office:value-type="string">
            <text:p>117/u/19/23/18</text:p>
          </table:table-cell>
          <table:table-cell office:value-type="string">
            <text:p>118/v/20/24/16</text:p>
          </table:table-cell>
          <table:table-cell office:value-type="string">
            <text:p>119/w/21/25/21</text:p>
          </table:table-cell>
          <table:table-cell office:value-type="string">
            <text:p>120/x/21/25/8</text:p>
          </table:table-cell>
          <table:table-cell office:value-type="string">
            <text:p>121/y/22/25/22</text:p>
          </table:table-cell>
          <table:table-cell office:value-type="string">
            <text:p>122/z/23/25/10</text:p>
          </table:table-cell>
          <table:table-cell table:number-columns-repeated="8" office:value-type="string">
            <text:p>_</text:p>
          </table:table-cell>
          <table:table-cell office:value-type="string">
            <text:p>195/?/24/25/2</text:p>
          </table:table-cell>
          <table:table-cell office:value-type="string">
            <text:p>196/?/25/25/0</text:p>
          </table:table-cell>
          <table:table-cell office:value-type="string">
            <text:p>197/?/25/25/0</text:p>
          </table:table-cell>
          <table:table-cell table:number-columns-repeated="5" office:value-type="string">
            <text:p>_</text:p>
          </table:table-cell>
          <table:table-cell table:number-columns-repeated="43"/>
        </table:table-row>
        <table:table-row table:style-name="ro1">
          <table:table-cell table:formula="of:=(4+8+2*[.D29])*[.F29]" office:value-type="float" office:value="3894">
            <text:p>3894</text:p>
          </table:table-cell>
          <table:table-cell table:formula="of:=[.D29]*[.F29]" office:value-type="float" office:value="1593">
            <text:p>1593</text:p>
          </table:table-cell>
          <table:table-cell office:value-type="string">
            <text:p>Len:</text:p>
          </table:table-cell>
          <table:table-cell office:value-type="float" office:value="27">
            <text:p>27</text:p>
          </table:table-cell>
          <table:table-cell office:value-type="string">
            <text:p>count:</text:p>
          </table:table-cell>
          <table:table-cell office:value-type="float" office:value="59">
            <text:p>59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2/0</text:p>
          </table:table-cell>
          <table:table-cell office:value-type="string">
            <text:p>50/2/0/3/0</text:p>
          </table:table-cell>
          <table:table-cell office:value-type="string">
            <text:p>51/3/1/4/1</text:p>
          </table:table-cell>
          <table:table-cell office:value-type="string">
            <text:p>52/4/1/4/1</text:p>
          </table:table-cell>
          <table:table-cell office:value-type="string">
            <text:p>53/5/2/5/1</text:p>
          </table:table-cell>
          <table:table-cell office:value-type="string">
            <text:p>54/6/2/5/0</text:p>
          </table:table-cell>
          <table:table-cell office:value-type="string">
            <text:p>55/7/4/6/0</text:p>
          </table:table-cell>
          <table:table-cell office:value-type="string">
            <text:p>56/8/5/5/0</text:p>
          </table:table-cell>
          <table:table-cell office:value-type="string">
            <text:p>57/9/3/6/0</text:p>
          </table:table-cell>
          <table:table-cell office:value-type="string">
            <text:p>97/a/1/7/3</text:p>
          </table:table-cell>
          <table:table-cell office:value-type="string">
            <text:p>98/b/2/8/4</text:p>
          </table:table-cell>
          <table:table-cell office:value-type="string">
            <text:p>99/c/3/9/5</text:p>
          </table:table-cell>
          <table:table-cell office:value-type="string">
            <text:p>100/d/4/10/6</text:p>
          </table:table-cell>
          <table:table-cell office:value-type="string">
            <text:p>101/e/5/11/7</text:p>
          </table:table-cell>
          <table:table-cell office:value-type="string">
            <text:p>102/f/6/12/8</text:p>
          </table:table-cell>
          <table:table-cell office:value-type="string">
            <text:p>103/g/7/13/9</text:p>
          </table:table-cell>
          <table:table-cell office:value-type="string">
            <text:p>104/h/8/14/10</text:p>
          </table:table-cell>
          <table:table-cell office:value-type="string">
            <text:p>105/i/9/15/10</text:p>
          </table:table-cell>
          <table:table-cell office:value-type="string">
            <text:p>106/j/10/16/11</text:p>
          </table:table-cell>
          <table:table-cell office:value-type="string">
            <text:p>107/k/11/15/10</text:p>
          </table:table-cell>
          <table:table-cell office:value-type="string">
            <text:p>108/l/12/17/14</text:p>
          </table:table-cell>
          <table:table-cell office:value-type="string">
            <text:p>109/m/13/18/15</text:p>
          </table:table-cell>
          <table:table-cell office:value-type="string">
            <text:p>110/n/14/18/14</text:p>
          </table:table-cell>
          <table:table-cell office:value-type="string">
            <text:p>111/o/15/19/16</text:p>
          </table:table-cell>
          <table:table-cell office:value-type="string">
            <text:p>112/p/15/20/17</text:p>
          </table:table-cell>
          <table:table-cell office:value-type="string">
            <text:p>113/q/16/20/10</text:p>
          </table:table-cell>
          <table:table-cell office:value-type="string">
            <text:p>114/r/17/21/19</text:p>
          </table:table-cell>
          <table:table-cell office:value-type="string">
            <text:p>115/s/18/22/20</text:p>
          </table:table-cell>
          <table:table-cell office:value-type="string">
            <text:p>116/t/19/23/21</text:p>
          </table:table-cell>
          <table:table-cell office:value-type="string">
            <text:p>117/u/20/24/21</text:p>
          </table:table-cell>
          <table:table-cell office:value-type="string">
            <text:p>118/v/21/25/20</text:p>
          </table:table-cell>
          <table:table-cell office:value-type="string">
            <text:p>119/w/22/26/23</text:p>
          </table:table-cell>
          <table:table-cell office:value-type="string">
            <text:p>120/x/23/25/6</text:p>
          </table:table-cell>
          <table:table-cell office:value-type="string">
            <text:p>121/y/24/26/24</text:p>
          </table:table-cell>
          <table:table-cell office:value-type="string">
            <text:p>122/z/25/26/5</text:p>
          </table:table-cell>
          <table:table-cell table:number-columns-repeated="8" office:value-type="string">
            <text:p>_</text:p>
          </table:table-cell>
          <table:table-cell office:value-type="string">
            <text:p>195/?/26/26/1</text:p>
          </table:table-cell>
          <table:table-cell table:number-columns-repeated="8" office:value-type="string">
            <text:p>_</text:p>
          </table:table-cell>
          <table:table-cell office:value-type="string">
            <text:p>226/?/26/26/0</text:p>
          </table:table-cell>
          <table:table-cell office:value-type="string">
            <text:p>_</text:p>
          </table:table-cell>
          <table:table-cell table:number-columns-repeated="40"/>
        </table:table-row>
        <table:table-row table:style-name="ro1">
          <table:table-cell table:formula="of:=(4+8+2*[.D30])*[.F30]" office:value-type="float" office:value="3672">
            <text:p>3672</text:p>
          </table:table-cell>
          <table:table-cell table:formula="of:=[.D30]*[.F30]" office:value-type="float" office:value="1512">
            <text:p>1512</text:p>
          </table:table-cell>
          <table:table-cell office:value-type="string">
            <text:p>Len:</text:p>
          </table:table-cell>
          <table:table-cell office:value-type="float" office:value="28">
            <text:p>28</text:p>
          </table:table-cell>
          <table:table-cell office:value-type="string">
            <text:p>count:</text:p>
          </table:table-cell>
          <table:table-cell office:value-type="float" office:value="54">
            <text:p>54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1/5/1</text:p>
          </table:table-cell>
          <table:table-cell office:value-type="string">
            <text:p>52/4/2/4/1</text:p>
          </table:table-cell>
          <table:table-cell office:value-type="string">
            <text:p>53/5/3/6/1</text:p>
          </table:table-cell>
          <table:table-cell office:value-type="string">
            <text:p>54/6/4/6/1</text:p>
          </table:table-cell>
          <table:table-cell office:value-type="string">
            <text:p>55/7/1/6/0</text:p>
          </table:table-cell>
          <table:table-cell office:value-type="string">
            <text:p>56/8/2/7/0</text:p>
          </table:table-cell>
          <table:table-cell office:value-type="string">
            <text:p>57/9/3/4/0</text:p>
          </table:table-cell>
          <table:table-cell office:value-type="string">
            <text:p>97/a/1/8/3</text:p>
          </table:table-cell>
          <table:table-cell office:value-type="string">
            <text:p>98/b/2/9/5</text:p>
          </table:table-cell>
          <table:table-cell office:value-type="string">
            <text:p>99/c/3/10/6</text:p>
          </table:table-cell>
          <table:table-cell office:value-type="string">
            <text:p>100/d/4/11/7</text:p>
          </table:table-cell>
          <table:table-cell office:value-type="string">
            <text:p>101/e/5/11/7</text:p>
          </table:table-cell>
          <table:table-cell office:value-type="string">
            <text:p>102/f/6/12/8</text:p>
          </table:table-cell>
          <table:table-cell office:value-type="string">
            <text:p>103/g/7/13/9</text:p>
          </table:table-cell>
          <table:table-cell office:value-type="string">
            <text:p>104/h/8/13/10</text:p>
          </table:table-cell>
          <table:table-cell office:value-type="string">
            <text:p>105/i/9/14/11</text:p>
          </table:table-cell>
          <table:table-cell office:value-type="string">
            <text:p>106/j/10/15/11</text:p>
          </table:table-cell>
          <table:table-cell office:value-type="string">
            <text:p>107/k/11/16/10</text:p>
          </table:table-cell>
          <table:table-cell office:value-type="string">
            <text:p>108/l/12/17/14</text:p>
          </table:table-cell>
          <table:table-cell office:value-type="string">
            <text:p>109/m/13/18/15</text:p>
          </table:table-cell>
          <table:table-cell office:value-type="string">
            <text:p>110/n/14/19/16</text:p>
          </table:table-cell>
          <table:table-cell office:value-type="string">
            <text:p>111/o/15/20/17</text:p>
          </table:table-cell>
          <table:table-cell office:value-type="string">
            <text:p>112/p/16/21/18</text:p>
          </table:table-cell>
          <table:table-cell office:value-type="string">
            <text:p>113/q/17/21/11</text:p>
          </table:table-cell>
          <table:table-cell office:value-type="string">
            <text:p>114/r/18/22/19</text:p>
          </table:table-cell>
          <table:table-cell office:value-type="string">
            <text:p>115/s/19/23/21</text:p>
          </table:table-cell>
          <table:table-cell office:value-type="string">
            <text:p>116/t/20/24/22</text:p>
          </table:table-cell>
          <table:table-cell office:value-type="string">
            <text:p>117/u/21/25/22</text:p>
          </table:table-cell>
          <table:table-cell office:value-type="string">
            <text:p>118/v/21/25/21</text:p>
          </table:table-cell>
          <table:table-cell office:value-type="string">
            <text:p>119/w/22/26/24</text:p>
          </table:table-cell>
          <table:table-cell office:value-type="string">
            <text:p>120/x/23/26/8</text:p>
          </table:table-cell>
          <table:table-cell office:value-type="string">
            <text:p>121/y/24/27/25</text:p>
          </table:table-cell>
          <table:table-cell office:value-type="string">
            <text:p>122/z/25/27/12</text:p>
          </table:table-cell>
          <table:table-cell table:number-columns-repeated="8" office:value-type="string">
            <text:p>_</text:p>
          </table:table-cell>
          <table:table-cell office:value-type="string">
            <text:p>194/?/27/27/0</text:p>
          </table:table-cell>
          <table:table-cell office:value-type="string">
            <text:p>195/?/26/27/3</text:p>
          </table:table-cell>
          <table:table-cell office:value-type="string">
            <text:p>_</text:p>
          </table:table-cell>
          <table:table-cell office:value-type="string">
            <text:p>197/?/27/27/1</text:p>
          </table:table-cell>
          <table:table-cell table:number-columns-repeated="4" office:value-type="string">
            <text:p>_</text:p>
          </table:table-cell>
          <table:table-cell table:number-columns-repeated="43"/>
        </table:table-row>
        <table:table-row table:style-name="ro1">
          <table:table-cell table:formula="of:=(4+8+2*[.D31])*[.F31]" office:value-type="float" office:value="3080">
            <text:p>3080</text:p>
          </table:table-cell>
          <table:table-cell table:formula="of:=[.D31]*[.F31]" office:value-type="float" office:value="1276">
            <text:p>1276</text:p>
          </table:table-cell>
          <table:table-cell office:value-type="string">
            <text:p>Len:</text:p>
          </table:table-cell>
          <table:table-cell office:value-type="float" office:value="29">
            <text:p>29</text:p>
          </table:table-cell>
          <table:table-cell office:value-type="string">
            <text:p>count:</text:p>
          </table:table-cell>
          <table:table-cell office:value-type="float" office:value="44">
            <text:p>44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0/3/1</text:p>
          </table:table-cell>
          <table:table-cell office:value-type="string">
            <text:p>51/3/1/3/1</text:p>
          </table:table-cell>
          <table:table-cell office:value-type="string">
            <text:p>52/4/2/4/1</text:p>
          </table:table-cell>
          <table:table-cell office:value-type="string">
            <text:p>53/5/2/5/2</text:p>
          </table:table-cell>
          <table:table-cell office:value-type="string">
            <text:p>54/6/3/6/2</text:p>
          </table:table-cell>
          <table:table-cell office:value-type="string">
            <text:p>55/7/4/7/1</text:p>
          </table:table-cell>
          <table:table-cell office:value-type="string">
            <text:p>56/8/6/8/1</text:p>
          </table:table-cell>
          <table:table-cell office:value-type="string">
            <text:p>57/9/4/9/1</text:p>
          </table:table-cell>
          <table:table-cell office:value-type="string">
            <text:p>97/a/1/10/5</text:p>
          </table:table-cell>
          <table:table-cell office:value-type="string">
            <text:p>98/b/2/11/6</text:p>
          </table:table-cell>
          <table:table-cell office:value-type="string">
            <text:p>99/c/3/12/7</text:p>
          </table:table-cell>
          <table:table-cell office:value-type="string">
            <text:p>100/d/4/13/8</text:p>
          </table:table-cell>
          <table:table-cell office:value-type="string">
            <text:p>101/e/5/14/8</text:p>
          </table:table-cell>
          <table:table-cell office:value-type="string">
            <text:p>102/f/6/15/10</text:p>
          </table:table-cell>
          <table:table-cell office:value-type="string">
            <text:p>103/g/7/16/10</text:p>
          </table:table-cell>
          <table:table-cell office:value-type="string">
            <text:p>104/h/8/17/12</text:p>
          </table:table-cell>
          <table:table-cell office:value-type="string">
            <text:p>105/i/9/18/12</text:p>
          </table:table-cell>
          <table:table-cell office:value-type="string">
            <text:p>106/j/10/18/12</text:p>
          </table:table-cell>
          <table:table-cell office:value-type="string">
            <text:p>107/k/11/17/10</text:p>
          </table:table-cell>
          <table:table-cell office:value-type="string">
            <text:p>108/l/12/19/15</text:p>
          </table:table-cell>
          <table:table-cell office:value-type="string">
            <text:p>109/m/13/20/16</text:p>
          </table:table-cell>
          <table:table-cell office:value-type="string">
            <text:p>110/n/14/21/17</text:p>
          </table:table-cell>
          <table:table-cell office:value-type="string">
            <text:p>111/o/15/22/18</text:p>
          </table:table-cell>
          <table:table-cell office:value-type="string">
            <text:p>112/p/16/23/19</text:p>
          </table:table-cell>
          <table:table-cell office:value-type="string">
            <text:p>113/q/18/22/12</text:p>
          </table:table-cell>
          <table:table-cell office:value-type="string">
            <text:p>114/r/17/24/21</text:p>
          </table:table-cell>
          <table:table-cell office:value-type="string">
            <text:p>115/s/18/25/22</text:p>
          </table:table-cell>
          <table:table-cell office:value-type="string">
            <text:p>116/t/19/26/23</text:p>
          </table:table-cell>
          <table:table-cell office:value-type="string">
            <text:p>117/u/20/26/23</text:p>
          </table:table-cell>
          <table:table-cell office:value-type="string">
            <text:p>118/v/21/26/19</text:p>
          </table:table-cell>
          <table:table-cell office:value-type="string">
            <text:p>119/w/22/27/26</text:p>
          </table:table-cell>
          <table:table-cell office:value-type="string">
            <text:p>120/x/23/27/7</text:p>
          </table:table-cell>
          <table:table-cell office:value-type="string">
            <text:p>121/y/24/28/27</text:p>
          </table:table-cell>
          <table:table-cell office:value-type="string">
            <text:p>122/z/25/28/7</text:p>
          </table:table-cell>
          <table:table-cell table:number-columns-repeated="8" office:value-type="string">
            <text:p>_</text:p>
          </table:table-cell>
          <table:table-cell office:value-type="string">
            <text:p>195/?/26/28/4</text:p>
          </table:table-cell>
          <table:table-cell office:value-type="string">
            <text:p>196/?/27/28/1</text:p>
          </table:table-cell>
          <table:table-cell office:value-type="string">
            <text:p>197/?/28/28/0</text:p>
          </table:table-cell>
          <table:table-cell table:number-columns-repeated="5" office:value-type="string">
            <text:p>_</text:p>
          </table:table-cell>
          <table:table-cell table:number-columns-repeated="43"/>
        </table:table-row>
        <table:table-row table:style-name="ro1">
          <table:table-cell table:formula="of:=(4+8+2*[.D32])*[.F32]" office:value-type="float" office:value="2232">
            <text:p>2232</text:p>
          </table:table-cell>
          <table:table-cell table:formula="of:=[.D32]*[.F32]" office:value-type="float" office:value="930">
            <text:p>930</text:p>
          </table:table-cell>
          <table:table-cell office:value-type="string">
            <text:p>Len:</text:p>
          </table:table-cell>
          <table:table-cell office:value-type="float" office:value="30">
            <text:p>30</text:p>
          </table:table-cell>
          <table:table-cell office:value-type="string">
            <text:p>count:</text:p>
          </table:table-cell>
          <table:table-cell office:value-type="float" office:value="31">
            <text:p>31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1/4/1</text:p>
          </table:table-cell>
          <table:table-cell office:value-type="string">
            <text:p>51/3/2/5/2</text:p>
          </table:table-cell>
          <table:table-cell office:value-type="string">
            <text:p>52/4/3/6/2</text:p>
          </table:table-cell>
          <table:table-cell office:value-type="string">
            <text:p>53/5/3/5/3</text:p>
          </table:table-cell>
          <table:table-cell office:value-type="string">
            <text:p>54/6/4/6/2</text:p>
          </table:table-cell>
          <table:table-cell office:value-type="string">
            <text:p>55/7/5/7/2</text:p>
          </table:table-cell>
          <table:table-cell office:value-type="string">
            <text:p>56/8/4/8/1</text:p>
          </table:table-cell>
          <table:table-cell office:value-type="string">
            <text:p>57/9/5/9/2</text:p>
          </table:table-cell>
          <table:table-cell office:value-type="string">
            <text:p>97/a/3/10/5</text:p>
          </table:table-cell>
          <table:table-cell office:value-type="string">
            <text:p>98/b/4/11/7</text:p>
          </table:table-cell>
          <table:table-cell office:value-type="string">
            <text:p>99/c/5/12/8</text:p>
          </table:table-cell>
          <table:table-cell office:value-type="string">
            <text:p>100/d/6/12/8</text:p>
          </table:table-cell>
          <table:table-cell office:value-type="string">
            <text:p>101/e/7/13/8</text:p>
          </table:table-cell>
          <table:table-cell office:value-type="string">
            <text:p>102/f/8/14/11</text:p>
          </table:table-cell>
          <table:table-cell office:value-type="string">
            <text:p>103/g/9/15/12</text:p>
          </table:table-cell>
          <table:table-cell office:value-type="string">
            <text:p>104/h/10/16/13</text:p>
          </table:table-cell>
          <table:table-cell office:value-type="string">
            <text:p>105/i/11/17/12</text:p>
          </table:table-cell>
          <table:table-cell office:value-type="string">
            <text:p>106/j/12/18/14</text:p>
          </table:table-cell>
          <table:table-cell office:value-type="string">
            <text:p>107/k/13/18/13</text:p>
          </table:table-cell>
          <table:table-cell office:value-type="string">
            <text:p>108/l/14/19/16</text:p>
          </table:table-cell>
          <table:table-cell office:value-type="string">
            <text:p>109/m/15/20/17</text:p>
          </table:table-cell>
          <table:table-cell office:value-type="string">
            <text:p>110/n/16/21/18</text:p>
          </table:table-cell>
          <table:table-cell office:value-type="string">
            <text:p>111/o/17/22/19</text:p>
          </table:table-cell>
          <table:table-cell office:value-type="string">
            <text:p>112/p/18/23/20</text:p>
          </table:table-cell>
          <table:table-cell office:value-type="string">
            <text:p>113/q/19/22/17</text:p>
          </table:table-cell>
          <table:table-cell office:value-type="string">
            <text:p>114/r/20/24/22</text:p>
          </table:table-cell>
          <table:table-cell office:value-type="string">
            <text:p>115/s/21/25/23</text:p>
          </table:table-cell>
          <table:table-cell office:value-type="string">
            <text:p>116/t/22/26/24</text:p>
          </table:table-cell>
          <table:table-cell office:value-type="string">
            <text:p>117/u/23/27/24</text:p>
          </table:table-cell>
          <table:table-cell office:value-type="string">
            <text:p>118/v/24/27/24</text:p>
          </table:table-cell>
          <table:table-cell office:value-type="string">
            <text:p>119/w/25/28/26</text:p>
          </table:table-cell>
          <table:table-cell office:value-type="string">
            <text:p>120/x/26/28/3</text:p>
          </table:table-cell>
          <table:table-cell office:value-type="string">
            <text:p>121/y/27/29/26</text:p>
          </table:table-cell>
          <table:table-cell office:value-type="string">
            <text:p>122/z/28/29/11</text:p>
          </table:table-cell>
          <table:table-cell table:number-columns-repeated="8" office:value-type="string">
            <text:p>_</text:p>
          </table:table-cell>
          <table:table-cell office:value-type="string">
            <text:p>195/?/29/29/1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33])*[.F33]" office:value-type="float" office:value="2368">
            <text:p>2368</text:p>
          </table:table-cell>
          <table:table-cell table:formula="of:=[.D33]*[.F33]" office:value-type="float" office:value="992">
            <text:p>992</text:p>
          </table:table-cell>
          <table:table-cell office:value-type="string">
            <text:p>Len:</text:p>
          </table:table-cell>
          <table:table-cell office:value-type="float" office:value="31">
            <text:p>31</text:p>
          </table:table-cell>
          <table:table-cell office:value-type="string">
            <text:p>count:</text:p>
          </table:table-cell>
          <table:table-cell office:value-type="float" office:value="32">
            <text:p>32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2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1/4/1</text:p>
          </table:table-cell>
          <table:table-cell office:value-type="string">
            <text:p>51/3/2/3/2</text:p>
          </table:table-cell>
          <table:table-cell office:value-type="string">
            <text:p>52/4/3/4/3</text:p>
          </table:table-cell>
          <table:table-cell office:value-type="string">
            <text:p>53/5/4/5/3</text:p>
          </table:table-cell>
          <table:table-cell office:value-type="string">
            <text:p>54/6/4/6/4</text:p>
          </table:table-cell>
          <table:table-cell office:value-type="string">
            <text:p>55/7/6/7/2</text:p>
          </table:table-cell>
          <table:table-cell office:value-type="string">
            <text:p>56/8/5/8/3</text:p>
          </table:table-cell>
          <table:table-cell office:value-type="string">
            <text:p>57/9/5/9/2</text:p>
          </table:table-cell>
          <table:table-cell office:value-type="string">
            <text:p>97/a/5/10/7</text:p>
          </table:table-cell>
          <table:table-cell office:value-type="string">
            <text:p>98/b/6/11/8</text:p>
          </table:table-cell>
          <table:table-cell office:value-type="string">
            <text:p>99/c/7/12/9</text:p>
          </table:table-cell>
          <table:table-cell office:value-type="string">
            <text:p>100/d/8/13/10</text:p>
          </table:table-cell>
          <table:table-cell office:value-type="string">
            <text:p>101/e/9/14/10</text:p>
          </table:table-cell>
          <table:table-cell office:value-type="string">
            <text:p>102/f/10/15/12</text:p>
          </table:table-cell>
          <table:table-cell office:value-type="string">
            <text:p>103/g/11/16/13</text:p>
          </table:table-cell>
          <table:table-cell office:value-type="string">
            <text:p>104/h/12/17/14</text:p>
          </table:table-cell>
          <table:table-cell office:value-type="string">
            <text:p>105/i/13/18/14</text:p>
          </table:table-cell>
          <table:table-cell office:value-type="string">
            <text:p>106/j/14/19/16</text:p>
          </table:table-cell>
          <table:table-cell office:value-type="string">
            <text:p>107/k/15/19/13</text:p>
          </table:table-cell>
          <table:table-cell office:value-type="string">
            <text:p>108/l/16/20/18</text:p>
          </table:table-cell>
          <table:table-cell office:value-type="string">
            <text:p>109/m/17/21/19</text:p>
          </table:table-cell>
          <table:table-cell office:value-type="string">
            <text:p>110/n/18/22/19</text:p>
          </table:table-cell>
          <table:table-cell office:value-type="string">
            <text:p>111/o/19/23/20</text:p>
          </table:table-cell>
          <table:table-cell office:value-type="string">
            <text:p>112/p/20/24/21</text:p>
          </table:table-cell>
          <table:table-cell office:value-type="string">
            <text:p>113/q/21/23/14</text:p>
          </table:table-cell>
          <table:table-cell office:value-type="string">
            <text:p>114/r/21/25/22</text:p>
          </table:table-cell>
          <table:table-cell office:value-type="string">
            <text:p>115/s/22/26/24</text:p>
          </table:table-cell>
          <table:table-cell office:value-type="string">
            <text:p>116/t/23/27/25</text:p>
          </table:table-cell>
          <table:table-cell office:value-type="string">
            <text:p>117/u/24/28/25</text:p>
          </table:table-cell>
          <table:table-cell office:value-type="string">
            <text:p>118/v/25/28/24</text:p>
          </table:table-cell>
          <table:table-cell office:value-type="string">
            <text:p>119/w/26/29/28</text:p>
          </table:table-cell>
          <table:table-cell office:value-type="string">
            <text:p>120/x/27/29/6</text:p>
          </table:table-cell>
          <table:table-cell office:value-type="string">
            <text:p>121/y/28/30/29</text:p>
          </table:table-cell>
          <table:table-cell office:value-type="string">
            <text:p>122/z/29/30/6</text:p>
          </table:table-cell>
          <table:table-cell table:number-columns-repeated="8" office:value-type="string">
            <text:p>_</text:p>
          </table:table-cell>
          <table:table-cell office:value-type="string">
            <text:p>195/?/30/30/2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34])*[.F34]" office:value-type="float" office:value="1976">
            <text:p>1976</text:p>
          </table:table-cell>
          <table:table-cell table:formula="of:=[.D34]*[.F34]" office:value-type="float" office:value="832">
            <text:p>832</text:p>
          </table:table-cell>
          <table:table-cell office:value-type="string">
            <text:p>Len:</text:p>
          </table:table-cell>
          <table:table-cell office:value-type="float" office:value="32">
            <text:p>32</text:p>
          </table:table-cell>
          <table:table-cell office:value-type="string">
            <text:p>count:</text:p>
          </table:table-cell>
          <table:table-cell office:value-type="float" office:value="26">
            <text:p>2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2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1/4/1</text:p>
          </table:table-cell>
          <table:table-cell office:value-type="string">
            <text:p>51/3/2/3/2</text:p>
          </table:table-cell>
          <table:table-cell office:value-type="string">
            <text:p>52/4/2/5/3</text:p>
          </table:table-cell>
          <table:table-cell office:value-type="string">
            <text:p>53/5/3/5/4</text:p>
          </table:table-cell>
          <table:table-cell office:value-type="string">
            <text:p>54/6/4/6/4</text:p>
          </table:table-cell>
          <table:table-cell office:value-type="string">
            <text:p>55/7/5/7/4</text:p>
          </table:table-cell>
          <table:table-cell office:value-type="string">
            <text:p>56/8/5/8/4</text:p>
          </table:table-cell>
          <table:table-cell office:value-type="string">
            <text:p>57/9/6/9/4</text:p>
          </table:table-cell>
          <table:table-cell office:value-type="string">
            <text:p>97/a/6/10/8</text:p>
          </table:table-cell>
          <table:table-cell office:value-type="string">
            <text:p>98/b/7/11/9</text:p>
          </table:table-cell>
          <table:table-cell office:value-type="string">
            <text:p>99/c/8/12/10</text:p>
          </table:table-cell>
          <table:table-cell office:value-type="string">
            <text:p>100/d/9/13/11</text:p>
          </table:table-cell>
          <table:table-cell office:value-type="string">
            <text:p>101/e/10/14/11</text:p>
          </table:table-cell>
          <table:table-cell office:value-type="string">
            <text:p>102/f/11/15/13</text:p>
          </table:table-cell>
          <table:table-cell office:value-type="string">
            <text:p>103/g/12/16/14</text:p>
          </table:table-cell>
          <table:table-cell office:value-type="string">
            <text:p>104/h/13/17/15</text:p>
          </table:table-cell>
          <table:table-cell office:value-type="string">
            <text:p>105/i/14/18/14</text:p>
          </table:table-cell>
          <table:table-cell office:value-type="string">
            <text:p>106/j/15/19/16</text:p>
          </table:table-cell>
          <table:table-cell office:value-type="string">
            <text:p>107/k/16/19/15</text:p>
          </table:table-cell>
          <table:table-cell office:value-type="string">
            <text:p>108/l/17/20/18</text:p>
          </table:table-cell>
          <table:table-cell office:value-type="string">
            <text:p>109/m/18/21/19</text:p>
          </table:table-cell>
          <table:table-cell office:value-type="string">
            <text:p>110/n/19/22/20</text:p>
          </table:table-cell>
          <table:table-cell office:value-type="string">
            <text:p>111/o/20/23/21</text:p>
          </table:table-cell>
          <table:table-cell office:value-type="string">
            <text:p>112/p/21/24/22</text:p>
          </table:table-cell>
          <table:table-cell office:value-type="string">
            <text:p>113/q/22/25/19</text:p>
          </table:table-cell>
          <table:table-cell office:value-type="string">
            <text:p>114/r/23/26/24</text:p>
          </table:table-cell>
          <table:table-cell office:value-type="string">
            <text:p>115/s/24/27/25</text:p>
          </table:table-cell>
          <table:table-cell office:value-type="string">
            <text:p>116/t/25/28/26</text:p>
          </table:table-cell>
          <table:table-cell office:value-type="string">
            <text:p>117/u/26/29/26</text:p>
          </table:table-cell>
          <table:table-cell office:value-type="string">
            <text:p>118/v/27/29/26</text:p>
          </table:table-cell>
          <table:table-cell office:value-type="string">
            <text:p>119/w/28/30/29</text:p>
          </table:table-cell>
          <table:table-cell office:value-type="string">
            <text:p>120/x/29/30/5</text:p>
          </table:table-cell>
          <table:table-cell office:value-type="string">
            <text:p>121/y/30/31/29</text:p>
          </table:table-cell>
          <table:table-cell office:value-type="string">
            <text:p>122/z/31/31/9</text:p>
          </table:table-cell>
          <table:table-cell table:number-columns-repeated="9" office:value-type="string">
            <text:p>_</text:p>
          </table:table-cell>
          <table:table-cell table:number-columns-repeated="50"/>
        </table:table-row>
        <table:table-row table:style-name="ro1">
          <table:table-cell table:formula="of:=(4+8+2*[.D35])*[.F35]" office:value-type="float" office:value="1794">
            <text:p>1794</text:p>
          </table:table-cell>
          <table:table-cell table:formula="of:=[.D35]*[.F35]" office:value-type="float" office:value="759">
            <text:p>759</text:p>
          </table:table-cell>
          <table:table-cell office:value-type="string">
            <text:p>Len:</text:p>
          </table:table-cell>
          <table:table-cell office:value-type="float" office:value="33">
            <text:p>33</text:p>
          </table:table-cell>
          <table:table-cell office:value-type="string">
            <text:p>count:</text:p>
          </table:table-cell>
          <table:table-cell office:value-type="float" office:value="23">
            <text:p>23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2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1/4/1</text:p>
          </table:table-cell>
          <table:table-cell office:value-type="string">
            <text:p>51/3/2/5/2</text:p>
          </table:table-cell>
          <table:table-cell office:value-type="string">
            <text:p>52/4/3/5/3</text:p>
          </table:table-cell>
          <table:table-cell office:value-type="string">
            <text:p>53/5/4/5/3</text:p>
          </table:table-cell>
          <table:table-cell office:value-type="string">
            <text:p>54/6/4/6/4</text:p>
          </table:table-cell>
          <table:table-cell office:value-type="string">
            <text:p>55/7/5/7/5</text:p>
          </table:table-cell>
          <table:table-cell office:value-type="string">
            <text:p>56/8/6/8/5</text:p>
          </table:table-cell>
          <table:table-cell office:value-type="string">
            <text:p>57/9/7/9/4</text:p>
          </table:table-cell>
          <table:table-cell office:value-type="string">
            <text:p>97/a/6/10/8</text:p>
          </table:table-cell>
          <table:table-cell office:value-type="string">
            <text:p>98/b/7/11/9</text:p>
          </table:table-cell>
          <table:table-cell office:value-type="string">
            <text:p>99/c/8/12/10</text:p>
          </table:table-cell>
          <table:table-cell office:value-type="string">
            <text:p>100/d/9/13/11</text:p>
          </table:table-cell>
          <table:table-cell office:value-type="string">
            <text:p>101/e/10/14/12</text:p>
          </table:table-cell>
          <table:table-cell office:value-type="string">
            <text:p>102/f/11/15/13</text:p>
          </table:table-cell>
          <table:table-cell office:value-type="string">
            <text:p>103/g/12/16/14</text:p>
          </table:table-cell>
          <table:table-cell office:value-type="string">
            <text:p>104/h/13/17/15</text:p>
          </table:table-cell>
          <table:table-cell office:value-type="string">
            <text:p>105/i/14/18/16</text:p>
          </table:table-cell>
          <table:table-cell office:value-type="string">
            <text:p>106/j/15/19/16</text:p>
          </table:table-cell>
          <table:table-cell office:value-type="string">
            <text:p>107/k/16/20/17</text:p>
          </table:table-cell>
          <table:table-cell office:value-type="string">
            <text:p>108/l/17/21/19</text:p>
          </table:table-cell>
          <table:table-cell office:value-type="string">
            <text:p>109/m/18/22/20</text:p>
          </table:table-cell>
          <table:table-cell office:value-type="string">
            <text:p>110/n/19/23/21</text:p>
          </table:table-cell>
          <table:table-cell office:value-type="string">
            <text:p>111/o/20/24/22</text:p>
          </table:table-cell>
          <table:table-cell office:value-type="string">
            <text:p>112/p/21/25/23</text:p>
          </table:table-cell>
          <table:table-cell office:value-type="string">
            <text:p>113/q/22/25/22</text:p>
          </table:table-cell>
          <table:table-cell office:value-type="string">
            <text:p>114/r/23/26/25</text:p>
          </table:table-cell>
          <table:table-cell office:value-type="string">
            <text:p>115/s/24/27/26</text:p>
          </table:table-cell>
          <table:table-cell office:value-type="string">
            <text:p>116/t/25/28/27</text:p>
          </table:table-cell>
          <table:table-cell office:value-type="string">
            <text:p>117/u/26/29/28</text:p>
          </table:table-cell>
          <table:table-cell office:value-type="string">
            <text:p>118/v/27/30/29</text:p>
          </table:table-cell>
          <table:table-cell office:value-type="string">
            <text:p>119/w/28/31/30</text:p>
          </table:table-cell>
          <table:table-cell office:value-type="string">
            <text:p>120/x/29/31/10</text:p>
          </table:table-cell>
          <table:table-cell office:value-type="string">
            <text:p>121/y/30/32/31</text:p>
          </table:table-cell>
          <table:table-cell office:value-type="string">
            <text:p>122/z/31/32/8</text:p>
          </table:table-cell>
          <table:table-cell table:number-columns-repeated="8" office:value-type="string">
            <text:p>_</text:p>
          </table:table-cell>
          <table:table-cell office:value-type="string">
            <text:p>194/?/32/32/1</text:p>
          </table:table-cell>
          <table:table-cell office:value-type="string">
            <text:p>195/?/32/32/2</text:p>
          </table:table-cell>
          <table:table-cell table:number-columns-repeated="7" office:value-type="string">
            <text:p>_</text:p>
          </table:table-cell>
          <table:table-cell table:number-columns-repeated="42"/>
        </table:table-row>
        <table:table-row table:style-name="ro1">
          <table:table-cell table:formula="of:=(4+8+2*[.D36])*[.F36]" office:value-type="float" office:value="1680">
            <text:p>1680</text:p>
          </table:table-cell>
          <table:table-cell table:formula="of:=[.D36]*[.F36]" office:value-type="float" office:value="714">
            <text:p>714</text:p>
          </table:table-cell>
          <table:table-cell office:value-type="string">
            <text:p>Len:</text:p>
          </table:table-cell>
          <table:table-cell office:value-type="float" office:value="34">
            <text:p>34</text:p>
          </table:table-cell>
          <table:table-cell office:value-type="string">
            <text:p>count:</text:p>
          </table:table-cell>
          <table:table-cell office:value-type="float" office:value="21">
            <text:p>21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1</text:p>
          </table:table-cell>
          <table:table-cell office:value-type="string">
            <text:p>50/2/1/4/2</text:p>
          </table:table-cell>
          <table:table-cell office:value-type="string">
            <text:p>51/3/2/5/2</text:p>
          </table:table-cell>
          <table:table-cell office:value-type="string">
            <text:p>52/4/3/6/3</text:p>
          </table:table-cell>
          <table:table-cell office:value-type="string">
            <text:p>53/5/4/6/4</text:p>
          </table:table-cell>
          <table:table-cell office:value-type="string">
            <text:p>54/6/5/7/5</text:p>
          </table:table-cell>
          <table:table-cell office:value-type="string">
            <text:p>55/7/6/7/4</text:p>
          </table:table-cell>
          <table:table-cell office:value-type="string">
            <text:p>56/8/6/8/5</text:p>
          </table:table-cell>
          <table:table-cell office:value-type="string">
            <text:p>57/9/7/9/5</text:p>
          </table:table-cell>
          <table:table-cell office:value-type="string">
            <text:p>97/a/7/10/8</text:p>
          </table:table-cell>
          <table:table-cell office:value-type="string">
            <text:p>98/b/8/11/9</text:p>
          </table:table-cell>
          <table:table-cell office:value-type="string">
            <text:p>99/c/9/12/10</text:p>
          </table:table-cell>
          <table:table-cell office:value-type="string">
            <text:p>100/d/10/13/11</text:p>
          </table:table-cell>
          <table:table-cell office:value-type="string">
            <text:p>101/e/11/14/12</text:p>
          </table:table-cell>
          <table:table-cell office:value-type="string">
            <text:p>102/f/12/15/13</text:p>
          </table:table-cell>
          <table:table-cell office:value-type="string">
            <text:p>103/g/13/16/14</text:p>
          </table:table-cell>
          <table:table-cell office:value-type="string">
            <text:p>104/h/14/17/15</text:p>
          </table:table-cell>
          <table:table-cell office:value-type="string">
            <text:p>105/i/15/18/16</text:p>
          </table:table-cell>
          <table:table-cell office:value-type="string">
            <text:p>106/j/16/19/16</text:p>
          </table:table-cell>
          <table:table-cell office:value-type="string">
            <text:p>107/k/17/20/18</text:p>
          </table:table-cell>
          <table:table-cell office:value-type="string">
            <text:p>108/l/18/21/19</text:p>
          </table:table-cell>
          <table:table-cell office:value-type="string">
            <text:p>109/m/19/22/20</text:p>
          </table:table-cell>
          <table:table-cell office:value-type="string">
            <text:p>110/n/20/23/21</text:p>
          </table:table-cell>
          <table:table-cell office:value-type="string">
            <text:p>111/o/21/24/22</text:p>
          </table:table-cell>
          <table:table-cell office:value-type="string">
            <text:p>112/p/22/25/23</text:p>
          </table:table-cell>
          <table:table-cell office:value-type="string">
            <text:p>113/q/23/26/23</text:p>
          </table:table-cell>
          <table:table-cell office:value-type="string">
            <text:p>114/r/24/27/25</text:p>
          </table:table-cell>
          <table:table-cell office:value-type="string">
            <text:p>115/s/25/28/26</text:p>
          </table:table-cell>
          <table:table-cell office:value-type="string">
            <text:p>116/t/26/29/27</text:p>
          </table:table-cell>
          <table:table-cell office:value-type="string">
            <text:p>117/u/27/30/28</text:p>
          </table:table-cell>
          <table:table-cell office:value-type="string">
            <text:p>118/v/28/31/29</text:p>
          </table:table-cell>
          <table:table-cell office:value-type="string">
            <text:p>119/w/29/32/30</text:p>
          </table:table-cell>
          <table:table-cell office:value-type="string">
            <text:p>120/x/30/32/22</text:p>
          </table:table-cell>
          <table:table-cell office:value-type="string">
            <text:p>121/y/31/33/30</text:p>
          </table:table-cell>
          <table:table-cell office:value-type="string">
            <text:p>122/z/32/33/15</text:p>
          </table:table-cell>
          <table:table-cell table:number-columns-repeated="8" office:value-type="string">
            <text:p>_</text:p>
          </table:table-cell>
          <table:table-cell office:value-type="string">
            <text:p>195/?/33/33/3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37])*[.F37]" office:value-type="float" office:value="1148">
            <text:p>1148</text:p>
          </table:table-cell>
          <table:table-cell table:formula="of:=[.D37]*[.F37]" office:value-type="float" office:value="490">
            <text:p>490</text:p>
          </table:table-cell>
          <table:table-cell office:value-type="string">
            <text:p>Len:</text:p>
          </table:table-cell>
          <table:table-cell office:value-type="float" office:value="35">
            <text:p>35</text:p>
          </table:table-cell>
          <table:table-cell office:value-type="string">
            <text:p>count:</text:p>
          </table:table-cell>
          <table:table-cell office:value-type="float" office:value="14">
            <text:p>14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2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1/4/1</text:p>
          </table:table-cell>
          <table:table-cell office:value-type="string">
            <text:p>51/3/2/5/2</text:p>
          </table:table-cell>
          <table:table-cell office:value-type="string">
            <text:p>52/4/3/6/3</text:p>
          </table:table-cell>
          <table:table-cell office:value-type="string">
            <text:p>53/5/4/5/4</text:p>
          </table:table-cell>
          <table:table-cell office:value-type="string">
            <text:p>54/6/5/7/5</text:p>
          </table:table-cell>
          <table:table-cell office:value-type="string">
            <text:p>55/7/6/8/6</text:p>
          </table:table-cell>
          <table:table-cell office:value-type="string">
            <text:p>56/8/7/8/7</text:p>
          </table:table-cell>
          <table:table-cell office:value-type="string">
            <text:p>57/9/8/9/8</text:p>
          </table:table-cell>
          <table:table-cell office:value-type="string">
            <text:p>97/a/9/10/9</text:p>
          </table:table-cell>
          <table:table-cell office:value-type="string">
            <text:p>98/b/10/11/10</text:p>
          </table:table-cell>
          <table:table-cell office:value-type="string">
            <text:p>99/c/11/12/11</text:p>
          </table:table-cell>
          <table:table-cell office:value-type="string">
            <text:p>100/d/12/13/12</text:p>
          </table:table-cell>
          <table:table-cell office:value-type="string">
            <text:p>101/e/13/14/13</text:p>
          </table:table-cell>
          <table:table-cell office:value-type="string">
            <text:p>102/f/14/15/14</text:p>
          </table:table-cell>
          <table:table-cell office:value-type="string">
            <text:p>103/g/15/16/15</text:p>
          </table:table-cell>
          <table:table-cell office:value-type="string">
            <text:p>104/h/16/17/16</text:p>
          </table:table-cell>
          <table:table-cell office:value-type="string">
            <text:p>105/i/17/18/17</text:p>
          </table:table-cell>
          <table:table-cell office:value-type="string">
            <text:p>106/j/18/19/18</text:p>
          </table:table-cell>
          <table:table-cell office:value-type="string">
            <text:p>107/k/19/20/19</text:p>
          </table:table-cell>
          <table:table-cell office:value-type="string">
            <text:p>108/l/20/21/20</text:p>
          </table:table-cell>
          <table:table-cell office:value-type="string">
            <text:p>109/m/21/22/21</text:p>
          </table:table-cell>
          <table:table-cell office:value-type="string">
            <text:p>110/n/22/23/22</text:p>
          </table:table-cell>
          <table:table-cell office:value-type="string">
            <text:p>111/o/23/24/23</text:p>
          </table:table-cell>
          <table:table-cell office:value-type="string">
            <text:p>112/p/24/25/24</text:p>
          </table:table-cell>
          <table:table-cell office:value-type="string">
            <text:p>113/q/25/26/23</text:p>
          </table:table-cell>
          <table:table-cell office:value-type="string">
            <text:p>114/r/26/27/26</text:p>
          </table:table-cell>
          <table:table-cell office:value-type="string">
            <text:p>115/s/27/28/27</text:p>
          </table:table-cell>
          <table:table-cell office:value-type="string">
            <text:p>116/t/28/29/28</text:p>
          </table:table-cell>
          <table:table-cell office:value-type="string">
            <text:p>117/u/29/30/29</text:p>
          </table:table-cell>
          <table:table-cell office:value-type="string">
            <text:p>118/v/30/31/30</text:p>
          </table:table-cell>
          <table:table-cell office:value-type="string">
            <text:p>119/w/31/32/31</text:p>
          </table:table-cell>
          <table:table-cell office:value-type="string">
            <text:p>120/x/32/33/18</text:p>
          </table:table-cell>
          <table:table-cell office:value-type="string">
            <text:p>121/y/33/34/33</text:p>
          </table:table-cell>
          <table:table-cell office:value-type="string">
            <text:p>122/z/34/34/24</text:p>
          </table:table-cell>
          <table:table-cell table:number-columns-repeated="8" office:value-type="string">
            <text:p>_</text:p>
          </table:table-cell>
          <table:table-cell office:value-type="string">
            <text:p>195/?/34/34/2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38])*[.F38]" office:value-type="float" office:value="1680">
            <text:p>1680</text:p>
          </table:table-cell>
          <table:table-cell table:formula="of:=[.D38]*[.F38]" office:value-type="float" office:value="720">
            <text:p>720</text:p>
          </table:table-cell>
          <table:table-cell office:value-type="string">
            <text:p>Len:</text:p>
          </table:table-cell>
          <table:table-cell office:value-type="float" office:value="36">
            <text:p>36</text:p>
          </table:table-cell>
          <table:table-cell office:value-type="string">
            <text:p>count:</text:p>
          </table:table-cell>
          <table:table-cell office:value-type="float" office:value="20">
            <text:p>20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2/2/0</text:p>
          </table:table-cell>
          <table:table-cell office:value-type="string">
            <text:p>_</text:p>
          </table:table-cell>
          <table:table-cell office:value-type="string">
            <text:p>48/0/0/3/0</text:p>
          </table:table-cell>
          <table:table-cell office:value-type="string">
            <text:p>49/1/1/4/1</text:p>
          </table:table-cell>
          <table:table-cell office:value-type="string">
            <text:p>50/2/2/5/2</text:p>
          </table:table-cell>
          <table:table-cell office:value-type="string">
            <text:p>51/3/3/6/3</text:p>
          </table:table-cell>
          <table:table-cell office:value-type="string">
            <text:p>52/4/4/7/4</text:p>
          </table:table-cell>
          <table:table-cell office:value-type="string">
            <text:p>53/5/5/8/5</text:p>
          </table:table-cell>
          <table:table-cell office:value-type="string">
            <text:p>54/6/6/7/5</text:p>
          </table:table-cell>
          <table:table-cell office:value-type="string">
            <text:p>55/7/7/9/6</text:p>
          </table:table-cell>
          <table:table-cell office:value-type="string">
            <text:p>56/8/8/9/7</text:p>
          </table:table-cell>
          <table:table-cell office:value-type="string">
            <text:p>57/9/8/10/8</text:p>
          </table:table-cell>
          <table:table-cell office:value-type="string">
            <text:p>97/a/9/11/9</text:p>
          </table:table-cell>
          <table:table-cell office:value-type="string">
            <text:p>98/b/10/12/10</text:p>
          </table:table-cell>
          <table:table-cell office:value-type="string">
            <text:p>99/c/11/13/11</text:p>
          </table:table-cell>
          <table:table-cell office:value-type="string">
            <text:p>100/d/12/14/12</text:p>
          </table:table-cell>
          <table:table-cell office:value-type="string">
            <text:p>101/e/13/15/13</text:p>
          </table:table-cell>
          <table:table-cell office:value-type="string">
            <text:p>102/f/14/16/14</text:p>
          </table:table-cell>
          <table:table-cell office:value-type="string">
            <text:p>103/g/15/17/15</text:p>
          </table:table-cell>
          <table:table-cell office:value-type="string">
            <text:p>104/h/16/18/16</text:p>
          </table:table-cell>
          <table:table-cell office:value-type="string">
            <text:p>105/i/17/19/17</text:p>
          </table:table-cell>
          <table:table-cell office:value-type="string">
            <text:p>106/j/18/20/18</text:p>
          </table:table-cell>
          <table:table-cell office:value-type="string">
            <text:p>107/k/19/21/19</text:p>
          </table:table-cell>
          <table:table-cell office:value-type="string">
            <text:p>108/l/20/22/20</text:p>
          </table:table-cell>
          <table:table-cell office:value-type="string">
            <text:p>109/m/21/23/21</text:p>
          </table:table-cell>
          <table:table-cell office:value-type="string">
            <text:p>110/n/22/24/22</text:p>
          </table:table-cell>
          <table:table-cell office:value-type="string">
            <text:p>111/o/23/25/23</text:p>
          </table:table-cell>
          <table:table-cell office:value-type="string">
            <text:p>112/p/24/26/24</text:p>
          </table:table-cell>
          <table:table-cell office:value-type="string">
            <text:p>113/q/25/27/24</text:p>
          </table:table-cell>
          <table:table-cell office:value-type="string">
            <text:p>114/r/25/28/26</text:p>
          </table:table-cell>
          <table:table-cell office:value-type="string">
            <text:p>115/s/26/29/27</text:p>
          </table:table-cell>
          <table:table-cell office:value-type="string">
            <text:p>116/t/27/30/28</text:p>
          </table:table-cell>
          <table:table-cell office:value-type="string">
            <text:p>117/u/28/31/29</text:p>
          </table:table-cell>
          <table:table-cell office:value-type="string">
            <text:p>118/v/29/32/30</text:p>
          </table:table-cell>
          <table:table-cell office:value-type="string">
            <text:p>119/w/30/33/31</text:p>
          </table:table-cell>
          <table:table-cell office:value-type="string">
            <text:p>120/x/31/33/29</text:p>
          </table:table-cell>
          <table:table-cell office:value-type="string">
            <text:p>121/y/32/34/33</text:p>
          </table:table-cell>
          <table:table-cell office:value-type="string">
            <text:p>122/z/33/35/31</text:p>
          </table:table-cell>
          <table:table-cell table:number-columns-repeated="8" office:value-type="string">
            <text:p>_</text:p>
          </table:table-cell>
          <table:table-cell office:value-type="string">
            <text:p>195/?/34/35/6</text:p>
          </table:table-cell>
          <table:table-cell office:value-type="string">
            <text:p>196/?/35/35/1</text:p>
          </table:table-cell>
          <table:table-cell table:number-columns-repeated="6" office:value-type="string">
            <text:p>_</text:p>
          </table:table-cell>
          <table:table-cell office:value-type="string">
            <text:p>225/?/35/35/1</text:p>
          </table:table-cell>
          <table:table-cell table:number-columns-repeated="2" office:value-type="string">
            <text:p>_</text:p>
          </table:table-cell>
          <table:table-cell table:number-columns-repeated="40"/>
        </table:table-row>
        <table:table-row table:style-name="ro1">
          <table:table-cell table:formula="of:=(4+8+2*[.D39])*[.F39]" office:value-type="float" office:value="946">
            <text:p>946</text:p>
          </table:table-cell>
          <table:table-cell table:formula="of:=[.D39]*[.F39]" office:value-type="float" office:value="407">
            <text:p>407</text:p>
          </table:table-cell>
          <table:table-cell office:value-type="string">
            <text:p>Len:</text:p>
          </table:table-cell>
          <table:table-cell office:value-type="float" office:value="37">
            <text:p>37</text:p>
          </table:table-cell>
          <table:table-cell office:value-type="string">
            <text:p>count:</text:p>
          </table:table-cell>
          <table:table-cell office:value-type="float" office:value="11">
            <text:p>1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2/2/0</text:p>
          </table:table-cell>
          <table:table-cell office:value-type="string">
            <text:p>_</text:p>
          </table:table-cell>
          <table:table-cell office:value-type="string">
            <text:p>48/0/1/3/1</text:p>
          </table:table-cell>
          <table:table-cell office:value-type="string">
            <text:p>49/1/2/4/2</text:p>
          </table:table-cell>
          <table:table-cell office:value-type="string">
            <text:p>50/2/3/5/3</text:p>
          </table:table-cell>
          <table:table-cell office:value-type="string">
            <text:p>51/3/4/6/4</text:p>
          </table:table-cell>
          <table:table-cell office:value-type="string">
            <text:p>52/4/5/7/5</text:p>
          </table:table-cell>
          <table:table-cell office:value-type="string">
            <text:p>53/5/6/8/5</text:p>
          </table:table-cell>
          <table:table-cell office:value-type="string">
            <text:p>54/6/7/9/6</text:p>
          </table:table-cell>
          <table:table-cell office:value-type="string">
            <text:p>55/7/8/8/5</text:p>
          </table:table-cell>
          <table:table-cell office:value-type="string">
            <text:p>56/8/8/10/8</text:p>
          </table:table-cell>
          <table:table-cell office:value-type="string">
            <text:p>57/9/9/10/8</text:p>
          </table:table-cell>
          <table:table-cell office:value-type="string">
            <text:p>97/a/10/11/10</text:p>
          </table:table-cell>
          <table:table-cell office:value-type="string">
            <text:p>98/b/11/12/11</text:p>
          </table:table-cell>
          <table:table-cell office:value-type="string">
            <text:p>99/c/12/13/12</text:p>
          </table:table-cell>
          <table:table-cell office:value-type="string">
            <text:p>100/d/13/14/13</text:p>
          </table:table-cell>
          <table:table-cell office:value-type="string">
            <text:p>101/e/14/15/14</text:p>
          </table:table-cell>
          <table:table-cell office:value-type="string">
            <text:p>102/f/15/16/15</text:p>
          </table:table-cell>
          <table:table-cell office:value-type="string">
            <text:p>103/g/16/17/16</text:p>
          </table:table-cell>
          <table:table-cell office:value-type="string">
            <text:p>104/h/17/18/17</text:p>
          </table:table-cell>
          <table:table-cell office:value-type="string">
            <text:p>105/i/18/19/18</text:p>
          </table:table-cell>
          <table:table-cell office:value-type="string">
            <text:p>106/j/19/20/19</text:p>
          </table:table-cell>
          <table:table-cell office:value-type="string">
            <text:p>107/k/20/21/20</text:p>
          </table:table-cell>
          <table:table-cell office:value-type="string">
            <text:p>108/l/21/22/21</text:p>
          </table:table-cell>
          <table:table-cell office:value-type="string">
            <text:p>109/m/22/23/22</text:p>
          </table:table-cell>
          <table:table-cell office:value-type="string">
            <text:p>110/n/23/24/23</text:p>
          </table:table-cell>
          <table:table-cell office:value-type="string">
            <text:p>111/o/24/25/24</text:p>
          </table:table-cell>
          <table:table-cell office:value-type="string">
            <text:p>112/p/25/26/25</text:p>
          </table:table-cell>
          <table:table-cell office:value-type="string">
            <text:p>113/q/26/27/24</text:p>
          </table:table-cell>
          <table:table-cell office:value-type="string">
            <text:p>114/r/27/28/27</text:p>
          </table:table-cell>
          <table:table-cell office:value-type="string">
            <text:p>115/s/28/29/28</text:p>
          </table:table-cell>
          <table:table-cell office:value-type="string">
            <text:p>116/t/29/30/29</text:p>
          </table:table-cell>
          <table:table-cell office:value-type="string">
            <text:p>117/u/30/31/30</text:p>
          </table:table-cell>
          <table:table-cell office:value-type="string">
            <text:p>118/v/31/32/31</text:p>
          </table:table-cell>
          <table:table-cell office:value-type="string">
            <text:p>119/w/32/33/32</text:p>
          </table:table-cell>
          <table:table-cell office:value-type="string">
            <text:p>120/x/33/34/30</text:p>
          </table:table-cell>
          <table:table-cell office:value-type="string">
            <text:p>121/y/33/35/34</text:p>
          </table:table-cell>
          <table:table-cell office:value-type="string">
            <text:p>122/z/34/36/35</text:p>
          </table:table-cell>
          <table:table-cell table:number-columns-repeated="8" office:value-type="string">
            <text:p>_</text:p>
          </table:table-cell>
          <table:table-cell office:value-type="string">
            <text:p>195/?/35/36/9</text:p>
          </table:table-cell>
          <table:table-cell table:number-columns-repeated="8" office:value-type="string">
            <text:p>_</text:p>
          </table:table-cell>
          <table:table-cell office:value-type="string">
            <text:p>225/?/36/36/3</text:p>
          </table:table-cell>
          <table:table-cell table:number-columns-repeated="2" office:value-type="string">
            <text:p>_</text:p>
          </table:table-cell>
          <table:table-cell table:number-columns-repeated="39"/>
        </table:table-row>
        <table:table-row table:style-name="ro1">
          <table:table-cell table:formula="of:=(4+8+2*[.D40])*[.F40]" office:value-type="float" office:value="528">
            <text:p>528</text:p>
          </table:table-cell>
          <table:table-cell table:formula="of:=[.D40]*[.F40]" office:value-type="float" office:value="228">
            <text:p>228</text:p>
          </table:table-cell>
          <table:table-cell office:value-type="string">
            <text:p>Len:</text:p>
          </table:table-cell>
          <table:table-cell office:value-type="float" office:value="38">
            <text:p>38</text:p>
          </table:table-cell>
          <table:table-cell office:value-type="string">
            <text:p>count:</text:p>
          </table:table-cell>
          <table:table-cell office:value-type="float" office:value="6">
            <text:p>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1</text:p>
          </table:table-cell>
          <table:table-cell office:value-type="string">
            <text:p>_</text:p>
          </table:table-cell>
          <table:table-cell office:value-type="string">
            <text:p>48/0/2/3/1</text:p>
          </table:table-cell>
          <table:table-cell office:value-type="string">
            <text:p>49/1/3/4/3</text:p>
          </table:table-cell>
          <table:table-cell office:value-type="string">
            <text:p>50/2/4/5/4</text:p>
          </table:table-cell>
          <table:table-cell office:value-type="string">
            <text:p>51/3/5/6/5</text:p>
          </table:table-cell>
          <table:table-cell office:value-type="string">
            <text:p>52/4/6/7/5</text:p>
          </table:table-cell>
          <table:table-cell office:value-type="string">
            <text:p>53/5/6/8/7</text:p>
          </table:table-cell>
          <table:table-cell office:value-type="string">
            <text:p>54/6/7/8/6</text:p>
          </table:table-cell>
          <table:table-cell office:value-type="string">
            <text:p>55/7/8/9/8</text:p>
          </table:table-cell>
          <table:table-cell office:value-type="string">
            <text:p>56/8/9/10/9</text:p>
          </table:table-cell>
          <table:table-cell office:value-type="string">
            <text:p>57/9/10/11/9</text:p>
          </table:table-cell>
          <table:table-cell office:value-type="string">
            <text:p>97/a/11/12/11</text:p>
          </table:table-cell>
          <table:table-cell office:value-type="string">
            <text:p>98/b/12/13/12</text:p>
          </table:table-cell>
          <table:table-cell office:value-type="string">
            <text:p>99/c/13/14/13</text:p>
          </table:table-cell>
          <table:table-cell office:value-type="string">
            <text:p>100/d/14/15/14</text:p>
          </table:table-cell>
          <table:table-cell office:value-type="string">
            <text:p>101/e/15/16/15</text:p>
          </table:table-cell>
          <table:table-cell office:value-type="string">
            <text:p>102/f/16/17/16</text:p>
          </table:table-cell>
          <table:table-cell office:value-type="string">
            <text:p>103/g/17/18/17</text:p>
          </table:table-cell>
          <table:table-cell office:value-type="string">
            <text:p>104/h/18/19/18</text:p>
          </table:table-cell>
          <table:table-cell office:value-type="string">
            <text:p>105/i/19/20/19</text:p>
          </table:table-cell>
          <table:table-cell office:value-type="string">
            <text:p>106/j/20/21/20</text:p>
          </table:table-cell>
          <table:table-cell office:value-type="string">
            <text:p>107/k/21/22/21</text:p>
          </table:table-cell>
          <table:table-cell office:value-type="string">
            <text:p>108/l/22/23/22</text:p>
          </table:table-cell>
          <table:table-cell office:value-type="string">
            <text:p>109/m/23/24/23</text:p>
          </table:table-cell>
          <table:table-cell office:value-type="string">
            <text:p>110/n/24/25/24</text:p>
          </table:table-cell>
          <table:table-cell office:value-type="string">
            <text:p>111/o/25/26/25</text:p>
          </table:table-cell>
          <table:table-cell office:value-type="string">
            <text:p>112/p/26/27/26</text:p>
          </table:table-cell>
          <table:table-cell office:value-type="string">
            <text:p>113/q/27/28/23</text:p>
          </table:table-cell>
          <table:table-cell office:value-type="string">
            <text:p>114/r/27/29/28</text:p>
          </table:table-cell>
          <table:table-cell office:value-type="string">
            <text:p>115/s/28/30/29</text:p>
          </table:table-cell>
          <table:table-cell office:value-type="string">
            <text:p>116/t/29/31/30</text:p>
          </table:table-cell>
          <table:table-cell office:value-type="string">
            <text:p>117/u/30/32/31</text:p>
          </table:table-cell>
          <table:table-cell office:value-type="string">
            <text:p>118/v/31/33/32</text:p>
          </table:table-cell>
          <table:table-cell office:value-type="string">
            <text:p>119/w/32/34/33</text:p>
          </table:table-cell>
          <table:table-cell office:value-type="string">
            <text:p>120/x/33/35/34</text:p>
          </table:table-cell>
          <table:table-cell office:value-type="string">
            <text:p>121/y/34/36/35</text:p>
          </table:table-cell>
          <table:table-cell office:value-type="string">
            <text:p>122/z/35/37/30</text:p>
          </table:table-cell>
          <table:table-cell table:number-columns-repeated="8" office:value-type="string">
            <text:p>_</text:p>
          </table:table-cell>
          <table:table-cell office:value-type="string">
            <text:p>195/?/36/37/18</text:p>
          </table:table-cell>
          <table:table-cell office:value-type="string">
            <text:p>196/?/37/37/6</text:p>
          </table:table-cell>
          <table:table-cell table:number-columns-repeated="7" office:value-type="string">
            <text:p>_</text:p>
          </table:table-cell>
          <table:table-cell table:number-columns-repeated="42"/>
        </table:table-row>
        <table:table-row table:style-name="ro1">
          <table:table-cell table:number-columns-repeated="5"/>
          <table:table-cell table:formula="of:=SUM([.F9:.F40])" office:value-type="float" office:value="26565">
            <text:p>26565</text:p>
          </table:table-cell>
          <table:table-cell table:number-columns-repeated="108"/>
        </table:table-row>
        <table:table-row table:style-name="ro1">
          <table:table-cell table:number-columns-repeated="5"/>
          <table:table-cell table:formula="of:=[.F41]*1.5" office:value-type="float" office:value="39847.5">
            <text:p>39847.5</text:p>
          </table:table-cell>
          <table:table-cell table:number-columns-repeated="108"/>
        </table:table-row>
        <table:table-row table:style-name="ro1">
          <table:table-cell table:number-columns-repeated="5"/>
          <table:table-cell table:formula="of:=63*38" office:value-type="float" office:value="2394">
            <text:p>2394</text:p>
          </table:table-cell>
          <table:table-cell table:number-columns-repeated="108"/>
        </table:table-row>
        <table:table-row table:style-name="ro1">
          <table:table-cell table:number-columns-repeated="5"/>
          <table:table-cell table:formula="of:=[.F43]+[.F42]" office:value-type="float" office:value="42241.5">
            <text:p>42241.5</text:p>
          </table:table-cell>
          <table:table-cell table:number-columns-repeated="108"/>
        </table:table-row>
      </table:table>
      <table:table table:name="enw" table:style-name="ta1" table:print="false">
        <office:forms form:automatic-focus="false" form:apply-design-mode="false"/>
        <table:table-column table:style-name="co2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5" table:default-cell-style-name="Default"/>
        <table:table-column table:style-name="co31" table:default-cell-style-name="Default"/>
        <table:table-column table:style-name="co20" table:number-columns-repeated="1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number-columns-repeated="4" table:default-cell-style-name="Default"/>
        <table:table-column table:style-name="co32" table:number-columns-repeated="2" table:default-cell-style-name="Default"/>
        <table:table-column table:style-name="co24" table:number-columns-repeated="2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3" table:number-columns-repeated="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5" table:number-columns-repeated="2" table:default-cell-style-name="Default"/>
        <table:table-column table:style-name="co34" table:default-cell-style-name="Default"/>
        <table:table-column table:style-name="co35" table:number-columns-repeated="4" table:default-cell-style-name="Default"/>
        <table:table-column table:style-name="co33" table:number-columns-repeated="2" table:default-cell-style-name="Default"/>
        <table:table-column table:style-name="co20" table:number-columns-repeated="2" table:default-cell-style-name="Default"/>
        <table:table-column table:style-name="co22" table:number-columns-repeated="7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25" table:number-columns-repeated="9" table:default-cell-style-name="Default"/>
        <table:table-column table:style-name="co22" table:default-cell-style-name="Default"/>
        <table:table-column table:style-name="co26" table:number-columns-repeated="9" table:default-cell-style-name="Default"/>
        <table:table-column table:style-name="co22" table:number-columns-repeated="2" table:default-cell-style-name="Default"/>
        <table:table-column table:style-name="co36" table:number-columns-repeated="4" table:default-cell-style-name="Default"/>
        <table:table-column table:style-name="co22" table:number-columns-repeated="24" table:default-cell-style-name="Default"/>
        <table:table-column table:style-name="co37" table:number-columns-repeated="9" table:default-cell-style-name="Default"/>
        <table:table-column table:style-name="co22" table:number-columns-repeated="38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0" table:number-columns-repeated="4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2" table:number-columns-repeated="7" table:default-cell-style-name="Default"/>
        <table:table-column table:style-name="co20" table:number-columns-repeated="3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number-columns-repeated="5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number-columns-repeated="5" table:default-cell-style-name="Default"/>
        <table:table-column table:style-name="co18" table:number-columns-repeated="2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8" table:number-columns-repeated="2" table:default-cell-style-name="Default"/>
        <table:table-column table:style-name="co15" table:number-columns-repeated="2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table:number-columns-repeated="21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office:value-type="string">
            <text:p>count:</text:p>
          </table:table-cell>
          <table:table-cell office:value-type="float" office:value="1676991">
            <text:p>1676991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1/=: 0/0</text:p>
          </table:table-cell>
          <table:table-cell office:value-type="string">
            <text:p>_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0</text:p>
          </table:table-cell>
          <table:table-cell office:value-type="string">
            <text:p>79/O: 0/0</text:p>
          </table:table-cell>
          <table:table-cell office:value-type="string">
            <text:p>80/P: 0/0</text:p>
          </table:table-cell>
          <table:table-cell office:value-type="string">
            <text:p>81/Q: 0/0</text:p>
          </table:table-cell>
          <table:table-cell office:value-type="string">
            <text:p>82/R: 0/0</text:p>
          </table:table-cell>
          <table:table-cell office:value-type="string">
            <text:p>83/S: 0/0</text:p>
          </table:table-cell>
          <table:table-cell office:value-type="string">
            <text:p>84/T: 0/0</text:p>
          </table:table-cell>
          <table:table-cell office:value-type="string">
            <text:p>85/U: 0/0</text:p>
          </table:table-cell>
          <table:table-cell office:value-type="string">
            <text:p>86/V: 0/0</text:p>
          </table:table-cell>
          <table:table-cell office:value-type="string">
            <text:p>87/W: 0/0</text:p>
          </table:table-cell>
          <table:table-cell office:value-type="string">
            <text:p>88/X: 0/0</text:p>
          </table:table-cell>
          <table:table-cell office:value-type="string">
            <text:p>89/Y: 0/0</text:p>
          </table:table-cell>
          <table:table-cell office:value-type="string">
            <text:p>90/Z: 0/0</text:p>
          </table:table-cell>
          <table:table-cell office:value-type="string">
            <text:p>_</text:p>
          </table:table-cell>
          <table:table-cell office:value-type="string">
            <text:p>92/\: 0/0</text:p>
          </table:table-cell>
          <table:table-cell office:value-type="string">
            <text:p>_</text:p>
          </table:table-cell>
          <table:table-cell office:value-type="string">
            <text:p>94/^: 0/0</text:p>
          </table:table-cell>
          <table:table-cell office:value-type="string">
            <text:p>95/_: 0/0</text:p>
          </table:table-cell>
          <table:table-cell office:value-type="string">
            <text:p>96/`: 0/0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0</text:p>
          </table:table-cell>
          <table:table-cell office:value-type="string">
            <text:p>111/o: 0/0</text:p>
          </table:table-cell>
          <table:table-cell office:value-type="string">
            <text:p>112/p: 0/0</text:p>
          </table:table-cell>
          <table:table-cell office:value-type="string">
            <text:p>113/q: 0/0</text:p>
          </table:table-cell>
          <table:table-cell office:value-type="string">
            <text:p>114/r: 0/0</text:p>
          </table:table-cell>
          <table:table-cell office:value-type="string">
            <text:p>115/s: 0/0</text:p>
          </table:table-cell>
          <table:table-cell office:value-type="string">
            <text:p>116/t: 0/0</text:p>
          </table:table-cell>
          <table:table-cell office:value-type="string">
            <text:p>117/u: 0/0</text:p>
          </table:table-cell>
          <table:table-cell office:value-type="string">
            <text:p>118/v: 0/0</text:p>
          </table:table-cell>
          <table:table-cell office:value-type="string">
            <text:p>119/w: 0/0</text:p>
          </table:table-cell>
          <table:table-cell office:value-type="string">
            <text:p>120/x: 0/0</text:p>
          </table:table-cell>
          <table:table-cell office:value-type="string">
            <text:p>121/y: 0/0</text:p>
          </table:table-cell>
          <table:table-cell office:value-type="string">
            <text:p>122/z: 0/0</text:p>
          </table:table-cell>
          <table:table-cell table:number-columns-repeated="3" office:value-type="string">
            <text:p>_</text:p>
          </table:table-cell>
          <table:table-cell office:value-type="string">
            <text:p>126/~: 0/0</text:p>
          </table:table-cell>
          <table:table-cell table:number-columns-repeated="4" office:value-type="string">
            <text:p>_</text:p>
          </table:table-cell>
          <table:table-cell office:value-type="string">
            <text:p>194/?: 0/0</text:p>
          </table:table-cell>
          <table:table-cell office:value-type="string">
            <text:p>195/?: 0/0</text:p>
          </table:table-cell>
          <table:table-cell office:value-type="string">
            <text:p>196/?: 0/0</text:p>
          </table:table-cell>
          <table:table-cell office:value-type="string">
            <text:p>197/?: 0/0</text:p>
          </table:table-cell>
          <table:table-cell office:value-type="string">
            <text:p>198/?: 0/0</text:p>
          </table:table-cell>
          <table:table-cell office:value-type="string">
            <text:p>200/?: 0/0</text:p>
          </table:table-cell>
          <table:table-cell office:value-type="string">
            <text:p>201/?: 0/0</text:p>
          </table:table-cell>
          <table:table-cell office:value-type="string">
            <text:p>202/?: 0/0</text:p>
          </table:table-cell>
          <table:table-cell office:value-type="string">
            <text:p>203/?: 0/0</text:p>
          </table:table-cell>
          <table:table-cell office:value-type="string">
            <text:p>204/?: 0/0</text:p>
          </table:table-cell>
          <table:table-cell office:value-type="string">
            <text:p>205/?: 0/0</text:p>
          </table:table-cell>
          <table:table-cell office:value-type="string">
            <text:p>206/?: 0/0</text:p>
          </table:table-cell>
          <table:table-cell office:value-type="string">
            <text:p>207/?: 0/0</text:p>
          </table:table-cell>
          <table:table-cell office:value-type="string">
            <text:p>208/?: 0/0</text:p>
          </table:table-cell>
          <table:table-cell office:value-type="string">
            <text:p>209/?: 0/0</text:p>
          </table:table-cell>
          <table:table-cell office:value-type="string">
            <text:p>211/?: 0/0</text:p>
          </table:table-cell>
          <table:table-cell office:value-type="string">
            <text:p>_</text:p>
          </table:table-cell>
          <table:table-cell office:value-type="string">
            <text:p>213/?: 0/0</text:p>
          </table:table-cell>
          <table:table-cell office:value-type="string">
            <text:p>214/?: 0/0</text:p>
          </table:table-cell>
          <table:table-cell office:value-type="string">
            <text:p>215/?: 0/0</text:p>
          </table:table-cell>
          <table:table-cell office:value-type="string">
            <text:p>216/?: 0/0</text:p>
          </table:table-cell>
          <table:table-cell office:value-type="string">
            <text:p>217/?: 0/0</text:p>
          </table:table-cell>
          <table:table-cell office:value-type="string">
            <text:p>218/?: 0/0</text:p>
          </table:table-cell>
          <table:table-cell office:value-type="string">
            <text:p>219/?: 0/0</text:p>
          </table:table-cell>
          <table:table-cell office:value-type="string">
            <text:p>220/?: 0/0</text:p>
          </table:table-cell>
          <table:table-cell office:value-type="string">
            <text:p>_</text:p>
          </table:table-cell>
          <table:table-cell office:value-type="string">
            <text:p>222/?: 0/0</text:p>
          </table:table-cell>
          <table:table-cell office:value-type="string">
            <text:p>223/?: 0/0</text:p>
          </table:table-cell>
          <table:table-cell office:value-type="string">
            <text:p>224/?: 0/0</text:p>
          </table:table-cell>
          <table:table-cell office:value-type="string">
            <text:p>225/?: 0/0</text:p>
          </table:table-cell>
          <table:table-cell office:value-type="string">
            <text:p>226/?: 0/0</text:p>
          </table:table-cell>
          <table:table-cell office:value-type="string">
            <text:p>227/?: 0/0</text:p>
          </table:table-cell>
          <table:table-cell office:value-type="string">
            <text:p>228/?: 0/0</text:p>
          </table:table-cell>
          <table:table-cell office:value-type="string">
            <text:p>229/?: 0/0</text:p>
          </table:table-cell>
          <table:table-cell office:value-type="string">
            <text:p>230/?: 0/0</text:p>
          </table:table-cell>
          <table:table-cell office:value-type="string">
            <text:p>231/?: 0/0</text:p>
          </table:table-cell>
          <table:table-cell office:value-type="string">
            <text:p>232/?: 0/0</text:p>
          </table:table-cell>
          <table:table-cell office:value-type="string">
            <text:p>233/?: 0/0</text:p>
          </table:table-cell>
          <table:table-cell office:value-type="string">
            <text:p>234/?: 0/0</text:p>
          </table:table-cell>
          <table:table-cell office:value-type="string">
            <text:p>235/?: 0/0</text:p>
          </table:table-cell>
          <table:table-cell office:value-type="string">
            <text:p>236/?: 0/0</text:p>
          </table:table-cell>
          <table:table-cell office:value-type="string">
            <text:p>237/?: 0/0</text:p>
          </table:table-cell>
          <table:table-cell office:value-type="string">
            <text:p>_</text:p>
          </table:table-cell>
          <table:table-cell office:value-type="string">
            <text:p>239/?: 0/0</text:p>
          </table:table-cell>
          <table:table-cell office:value-type="string">
            <text:p>240/?: 0/0</text:p>
          </table:table-cell>
          <table:table-cell table:number-columns-repeated="4" office:value-type="string">
            <text:p>_</text:p>
          </table:table-cell>
          <table:table-cell table:number-columns-repeated="6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office:value-type="string">
            <text:p>count:</text:p>
          </table:table-cell>
          <table:table-cell office:value-type="float" office:value="4553694">
            <text:p>4553694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1/=: 0/0</text:p>
          </table:table-cell>
          <table:table-cell office:value-type="string">
            <text:p>_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0</text:p>
          </table:table-cell>
          <table:table-cell office:value-type="string">
            <text:p>79/O: 0/0</text:p>
          </table:table-cell>
          <table:table-cell office:value-type="string">
            <text:p>80/P: 0/0</text:p>
          </table:table-cell>
          <table:table-cell office:value-type="string">
            <text:p>81/Q: 0/0</text:p>
          </table:table-cell>
          <table:table-cell office:value-type="string">
            <text:p>82/R: 0/0</text:p>
          </table:table-cell>
          <table:table-cell office:value-type="string">
            <text:p>83/S: 0/0</text:p>
          </table:table-cell>
          <table:table-cell office:value-type="string">
            <text:p>84/T: 0/0</text:p>
          </table:table-cell>
          <table:table-cell office:value-type="string">
            <text:p>85/U: 0/0</text:p>
          </table:table-cell>
          <table:table-cell office:value-type="string">
            <text:p>86/V: 0/0</text:p>
          </table:table-cell>
          <table:table-cell office:value-type="string">
            <text:p>87/W: 0/0</text:p>
          </table:table-cell>
          <table:table-cell office:value-type="string">
            <text:p>88/X: 0/0</text:p>
          </table:table-cell>
          <table:table-cell office:value-type="string">
            <text:p>89/Y: 0/0</text:p>
          </table:table-cell>
          <table:table-cell office:value-type="string">
            <text:p>90/Z: 0/0</text:p>
          </table:table-cell>
          <table:table-cell office:value-type="string">
            <text:p>_</text:p>
          </table:table-cell>
          <table:table-cell office:value-type="string">
            <text:p>92/\: 0/0</text:p>
          </table:table-cell>
          <table:table-cell office:value-type="string">
            <text:p>_</text:p>
          </table:table-cell>
          <table:table-cell office:value-type="string">
            <text:p>94/^: 0/0</text:p>
          </table:table-cell>
          <table:table-cell office:value-type="string">
            <text:p>95/_: 0/0</text:p>
          </table:table-cell>
          <table:table-cell office:value-type="string">
            <text:p>96/`: 0/0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0</text:p>
          </table:table-cell>
          <table:table-cell office:value-type="string">
            <text:p>111/o: 0/0</text:p>
          </table:table-cell>
          <table:table-cell office:value-type="string">
            <text:p>112/p: 0/0</text:p>
          </table:table-cell>
          <table:table-cell office:value-type="string">
            <text:p>113/q: 0/0</text:p>
          </table:table-cell>
          <table:table-cell office:value-type="string">
            <text:p>114/r: 0/0</text:p>
          </table:table-cell>
          <table:table-cell office:value-type="string">
            <text:p>115/s: 0/0</text:p>
          </table:table-cell>
          <table:table-cell office:value-type="string">
            <text:p>116/t: 0/0</text:p>
          </table:table-cell>
          <table:table-cell office:value-type="string">
            <text:p>117/u: 0/0</text:p>
          </table:table-cell>
          <table:table-cell office:value-type="string">
            <text:p>118/v: 0/0</text:p>
          </table:table-cell>
          <table:table-cell office:value-type="string">
            <text:p>119/w: 0/0</text:p>
          </table:table-cell>
          <table:table-cell office:value-type="string">
            <text:p>120/x: 0/0</text:p>
          </table:table-cell>
          <table:table-cell office:value-type="string">
            <text:p>121/y: 0/0</text:p>
          </table:table-cell>
          <table:table-cell office:value-type="string">
            <text:p>122/z: 0/0</text:p>
          </table:table-cell>
          <table:table-cell table:number-columns-repeated="3" office:value-type="string">
            <text:p>_</text:p>
          </table:table-cell>
          <table:table-cell office:value-type="string">
            <text:p>126/~: 0/0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0</text:p>
          </table:table-cell>
          <table:table-cell office:value-type="string">
            <text:p>133/?: 0/0</text:p>
          </table:table-cell>
          <table:table-cell office:value-type="string">
            <text:p>134/?: 0/0</text:p>
          </table:table-cell>
          <table:table-cell office:value-type="string">
            <text:p>135/?: 0/0</text:p>
          </table:table-cell>
          <table:table-cell office:value-type="string">
            <text:p>136/?: 0/0</text:p>
          </table:table-cell>
          <table:table-cell office:value-type="string">
            <text:p>137/?: 0/0</text:p>
          </table:table-cell>
          <table:table-cell office:value-type="string">
            <text:p>138/?: 0/0</text:p>
          </table:table-cell>
          <table:table-cell office:value-type="string">
            <text:p>139/?: 0/0</text:p>
          </table:table-cell>
          <table:table-cell office:value-type="string">
            <text:p>140/?: 0/0</text:p>
          </table:table-cell>
          <table:table-cell office:value-type="string">
            <text:p>141/?: 0/0</text:p>
          </table:table-cell>
          <table:table-cell office:value-type="string">
            <text:p>142/?: 0/0</text:p>
          </table:table-cell>
          <table:table-cell office:value-type="string">
            <text:p>143/?: 0/0</text:p>
          </table:table-cell>
          <table:table-cell office:value-type="string">
            <text:p>144/?: 0/0</text:p>
          </table:table-cell>
          <table:table-cell office:value-type="string">
            <text:p>145/?: 0/0</text:p>
          </table:table-cell>
          <table:table-cell office:value-type="string">
            <text:p>146/?: 0/0</text:p>
          </table:table-cell>
          <table:table-cell office:value-type="string">
            <text:p>147/?: 0/0</text:p>
          </table:table-cell>
          <table:table-cell office:value-type="string">
            <text:p>148/?: 0/0</text:p>
          </table:table-cell>
          <table:table-cell office:value-type="string">
            <text:p>149/?: 0/0</text:p>
          </table:table-cell>
          <table:table-cell office:value-type="string">
            <text:p>150/?: 0/0</text:p>
          </table:table-cell>
          <table:table-cell office:value-type="string">
            <text:p>151/?: 0/0</text:p>
          </table:table-cell>
          <table:table-cell office:value-type="string">
            <text:p>152/?: 0/0</text:p>
          </table:table-cell>
          <table:table-cell office:value-type="string">
            <text:p>153/?: 0/0</text:p>
          </table:table-cell>
          <table:table-cell office:value-type="string">
            <text:p>154/?: 0/0</text:p>
          </table:table-cell>
          <table:table-cell office:value-type="string">
            <text:p>155/?: 0/0</text:p>
          </table:table-cell>
          <table:table-cell office:value-type="string">
            <text:p>156/?: 0/0</text:p>
          </table:table-cell>
          <table:table-cell office:value-type="string">
            <text:p>157/?: 0/0</text:p>
          </table:table-cell>
          <table:table-cell office:value-type="string">
            <text:p>158/?: 0/0</text:p>
          </table:table-cell>
          <table:table-cell office:value-type="string">
            <text:p>159/?: 0/0</text:p>
          </table:table-cell>
          <table:table-cell office:value-type="string">
            <text:p>160/?: 0/0</text:p>
          </table:table-cell>
          <table:table-cell office:value-type="string">
            <text:p>161/?: 0/0</text:p>
          </table:table-cell>
          <table:table-cell office:value-type="string">
            <text:p>162/?: 0/0</text:p>
          </table:table-cell>
          <table:table-cell office:value-type="string">
            <text:p>163/?: 0/0</text:p>
          </table:table-cell>
          <table:table-cell office:value-type="string">
            <text:p>164/?: 0/0</text:p>
          </table:table-cell>
          <table:table-cell office:value-type="string">
            <text:p>165/?: 0/0</text:p>
          </table:table-cell>
          <table:table-cell office:value-type="string">
            <text:p>166/?: 0/0</text:p>
          </table:table-cell>
          <table:table-cell office:value-type="string">
            <text:p>167/?: 0/0</text:p>
          </table:table-cell>
          <table:table-cell office:value-type="string">
            <text:p>168/?: 0/0</text:p>
          </table:table-cell>
          <table:table-cell office:value-type="string">
            <text:p>169/?: 0/0</text:p>
          </table:table-cell>
          <table:table-cell office:value-type="string">
            <text:p>170/?: 0/0</text:p>
          </table:table-cell>
          <table:table-cell office:value-type="string">
            <text:p>171/?: 0/0</text:p>
          </table:table-cell>
          <table:table-cell office:value-type="string">
            <text:p>172/?: 0/0</text:p>
          </table:table-cell>
          <table:table-cell office:value-type="string">
            <text:p>173/?: 0/0</text:p>
          </table:table-cell>
          <table:table-cell office:value-type="string">
            <text:p>174/?: 0/0</text:p>
          </table:table-cell>
          <table:table-cell office:value-type="string">
            <text:p>175/?: 0/0</text:p>
          </table:table-cell>
          <table:table-cell office:value-type="string">
            <text:p>176/?: 0/0</text:p>
          </table:table-cell>
          <table:table-cell office:value-type="string">
            <text:p>177/?: 0/0</text:p>
          </table:table-cell>
          <table:table-cell office:value-type="string">
            <text:p>178/?: 0/0</text:p>
          </table:table-cell>
          <table:table-cell office:value-type="string">
            <text:p>179/?: 0/0</text:p>
          </table:table-cell>
          <table:table-cell office:value-type="string">
            <text:p>180/?: 0/0</text:p>
          </table:table-cell>
          <table:table-cell office:value-type="string">
            <text:p>181/?: 0/0</text:p>
          </table:table-cell>
          <table:table-cell office:value-type="string">
            <text:p>182/?: 0/0</text:p>
          </table:table-cell>
          <table:table-cell office:value-type="string">
            <text:p>183/?: 0/0</text:p>
          </table:table-cell>
          <table:table-cell office:value-type="string">
            <text:p>184/?: 0/0</text:p>
          </table:table-cell>
          <table:table-cell office:value-type="string">
            <text:p>185/?: 0/0</text:p>
          </table:table-cell>
          <table:table-cell office:value-type="string">
            <text:p>186/?: 0/0</text:p>
          </table:table-cell>
          <table:table-cell office:value-type="string">
            <text:p>187/?: 0/0</text:p>
          </table:table-cell>
          <table:table-cell office:value-type="string">
            <text:p>188/?: 0/0</text:p>
          </table:table-cell>
          <table:table-cell office:value-type="string">
            <text:p>189/?: 0/0</text:p>
          </table:table-cell>
          <table:table-cell office:value-type="string">
            <text:p>190/?: 0/0</text:p>
          </table:table-cell>
          <table:table-cell office:value-type="string">
            <text:p>191/?: 1/1</text:p>
          </table:table-cell>
          <table:table-cell table:number-columns-repeated="2" office:value-type="string">
            <text:p>_</text:p>
          </table:table-cell>
          <table:table-cell office:value-type="string">
            <text:p>194/?: 0/0</text:p>
          </table:table-cell>
          <table:table-cell office:value-type="string">
            <text:p>195/?: 0/0</text:p>
          </table:table-cell>
          <table:table-cell office:value-type="string">
            <text:p>196/?: 0/0</text:p>
          </table:table-cell>
          <table:table-cell office:value-type="string">
            <text:p>197/?: 0/0</text:p>
          </table:table-cell>
          <table:table-cell office:value-type="string">
            <text:p>198/?: 0/0</text:p>
          </table:table-cell>
          <table:table-cell office:value-type="string">
            <text:p>199/?: 0/0</text:p>
          </table:table-cell>
          <table:table-cell office:value-type="string">
            <text:p>200/?: 0/0</text:p>
          </table:table-cell>
          <table:table-cell office:value-type="string">
            <text:p>201/?: 0/0</text:p>
          </table:table-cell>
          <table:table-cell office:value-type="string">
            <text:p>202/?: 0/0</text:p>
          </table:table-cell>
          <table:table-cell office:value-type="string">
            <text:p>203/?: 0/0</text:p>
          </table:table-cell>
          <table:table-cell office:value-type="string">
            <text:p>204/?: 0/0</text:p>
          </table:table-cell>
          <table:table-cell office:value-type="string">
            <text:p>205/?: 0/0</text:p>
          </table:table-cell>
          <table:table-cell office:value-type="string">
            <text:p>206/?: 0/0</text:p>
          </table:table-cell>
          <table:table-cell office:value-type="string">
            <text:p>207/?: 0/0</text:p>
          </table:table-cell>
          <table:table-cell office:value-type="string">
            <text:p>208/?: 0/0</text:p>
          </table:table-cell>
          <table:table-cell office:value-type="string">
            <text:p>209/?: 0/0</text:p>
          </table:table-cell>
          <table:table-cell office:value-type="string">
            <text:p>210/?: 1/1</text:p>
          </table:table-cell>
          <table:table-cell office:value-type="string">
            <text:p>211/?: 1/1</text:p>
          </table:table-cell>
          <table:table-cell office:value-type="string">
            <text:p>212/?: 0/0</text:p>
          </table:table-cell>
          <table:table-cell office:value-type="string">
            <text:p>213/?: 0/0</text:p>
          </table:table-cell>
          <table:table-cell office:value-type="string">
            <text:p>214/?: 0/0</text:p>
          </table:table-cell>
          <table:table-cell office:value-type="string">
            <text:p>215/?: 1/1</text:p>
          </table:table-cell>
          <table:table-cell office:value-type="string">
            <text:p>216/?: 0/0</text:p>
          </table:table-cell>
          <table:table-cell office:value-type="string">
            <text:p>217/?: 0/0</text:p>
          </table:table-cell>
          <table:table-cell office:value-type="string">
            <text:p>218/?: 0/0</text:p>
          </table:table-cell>
          <table:table-cell office:value-type="string">
            <text:p>219/?: 1/1</text:p>
          </table:table-cell>
          <table:table-cell office:value-type="string">
            <text:p>220/?: 1/1</text:p>
          </table:table-cell>
          <table:table-cell table:number-columns-repeated="3" office:value-type="string">
            <text:p>_</text:p>
          </table:table-cell>
          <table:table-cell office:value-type="string">
            <text:p>224/?: 0/0</text:p>
          </table:table-cell>
          <table:table-cell office:value-type="string">
            <text:p>225/?: 0/0</text:p>
          </table:table-cell>
          <table:table-cell office:value-type="string">
            <text:p>226/?: 0/0</text:p>
          </table:table-cell>
          <table:table-cell office:value-type="string">
            <text:p>227/?: 0/0</text:p>
          </table:table-cell>
          <table:table-cell office:value-type="string">
            <text:p>228/?: 0/0</text:p>
          </table:table-cell>
          <table:table-cell office:value-type="string">
            <text:p>229/?: 0/0</text:p>
          </table:table-cell>
          <table:table-cell office:value-type="string">
            <text:p>230/?: 0/0</text:p>
          </table:table-cell>
          <table:table-cell office:value-type="string">
            <text:p>231/?: 0/0</text:p>
          </table:table-cell>
          <table:table-cell office:value-type="string">
            <text:p>232/?: 0/0</text:p>
          </table:table-cell>
          <table:table-cell office:value-type="string">
            <text:p>233/?: 0/0</text:p>
          </table:table-cell>
          <table:table-cell office:value-type="string">
            <text:p>234/?: 0/0</text:p>
          </table:table-cell>
          <table:table-cell office:value-type="string">
            <text:p>235/?: 0/0</text:p>
          </table:table-cell>
          <table:table-cell office:value-type="string">
            <text:p>236/?: 0/0</text:p>
          </table:table-cell>
          <table:table-cell office:value-type="string">
            <text:p>237/?: 1/1</text:p>
          </table:table-cell>
          <table:table-cell office:value-type="string">
            <text:p>_</text:p>
          </table:table-cell>
          <table:table-cell office:value-type="string">
            <text:p>239/?: 0/0</text:p>
          </table:table-cell>
          <table:table-cell office:value-type="string">
            <text:p>240/?: 1/1</text:p>
          </table:table-cell>
          <table:table-cell table:number-columns-repeated="2" office:value-type="string">
            <text:p>_</text:p>
          </table:table-cell>
          <table:table-cell office:value-type="string">
            <text:p>243/?: 1/1</text:p>
          </table:table-cell>
          <table:table-cell office:value-type="string">
            <text:p>_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office:value-type="string">
            <text:p>count:</text:p>
          </table:table-cell>
          <table:table-cell office:value-type="float" office:value="1108189">
            <text:p>1108189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1</text:p>
          </table:table-cell>
          <table:table-cell office:value-type="string">
            <text:p>52/4: 0/1</text:p>
          </table:table-cell>
          <table:table-cell office:value-type="string">
            <text:p>53/5: 0/1</text:p>
          </table:table-cell>
          <table:table-cell office:value-type="string">
            <text:p>54/6: 0/1</text:p>
          </table:table-cell>
          <table:table-cell office:value-type="string">
            <text:p>55/7: 0/1</text:p>
          </table:table-cell>
          <table:table-cell office:value-type="string">
            <text:p>56/8: 0/1</text:p>
          </table:table-cell>
          <table:table-cell office:value-type="string">
            <text:p>57/9: 0/1</text:p>
          </table:table-cell>
          <table:table-cell office:value-type="string">
            <text:p>58/:: 0/0</text:p>
          </table:table-cell>
          <table:table-cell office:value-type="string">
            <text:p>59/;: 0/1</text:p>
          </table:table-cell>
          <table:table-cell office:value-type="string">
            <text:p>61/=: 0/0</text:p>
          </table:table-cell>
          <table:table-cell office:value-type="string">
            <text:p>_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0</text:p>
          </table:table-cell>
          <table:table-cell office:value-type="string">
            <text:p>79/O: 0/0</text:p>
          </table:table-cell>
          <table:table-cell office:value-type="string">
            <text:p>80/P: 0/1</text:p>
          </table:table-cell>
          <table:table-cell office:value-type="string">
            <text:p>81/Q: 0/1</text:p>
          </table:table-cell>
          <table:table-cell office:value-type="string">
            <text:p>82/R: 0/1</text:p>
          </table:table-cell>
          <table:table-cell office:value-type="string">
            <text:p>83/S: 0/1</text:p>
          </table:table-cell>
          <table:table-cell office:value-type="string">
            <text:p>84/T: 0/1</text:p>
          </table:table-cell>
          <table:table-cell office:value-type="string">
            <text:p>85/U: 0/1</text:p>
          </table:table-cell>
          <table:table-cell office:value-type="string">
            <text:p>86/V: 0/1</text:p>
          </table:table-cell>
          <table:table-cell office:value-type="string">
            <text:p>87/W: 0/1</text:p>
          </table:table-cell>
          <table:table-cell office:value-type="string">
            <text:p>88/X: 0/1</text:p>
          </table:table-cell>
          <table:table-cell office:value-type="string">
            <text:p>89/Y: 0/1</text:p>
          </table:table-cell>
          <table:table-cell office:value-type="string">
            <text:p>90/Z: 0/1</text:p>
          </table:table-cell>
          <table:table-cell office:value-type="string">
            <text:p>_</text:p>
          </table:table-cell>
          <table:table-cell office:value-type="string">
            <text:p>92/\: 0/1</text:p>
          </table:table-cell>
          <table:table-cell office:value-type="string">
            <text:p>_</text:p>
          </table:table-cell>
          <table:table-cell office:value-type="string">
            <text:p>94/^: 0/0</text:p>
          </table:table-cell>
          <table:table-cell office:value-type="string">
            <text:p>95/_: 0/0</text:p>
          </table:table-cell>
          <table:table-cell office:value-type="string">
            <text:p>96/`: 0/1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1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1</text:p>
          </table:table-cell>
          <table:table-cell office:value-type="string">
            <text:p>115/s: 0/1</text:p>
          </table:table-cell>
          <table:table-cell office:value-type="string">
            <text:p>116/t: 0/1</text:p>
          </table:table-cell>
          <table:table-cell office:value-type="string">
            <text:p>117/u: 0/1</text:p>
          </table:table-cell>
          <table:table-cell office:value-type="string">
            <text:p>118/v: 0/1</text:p>
          </table:table-cell>
          <table:table-cell office:value-type="string">
            <text:p>119/w: 0/1</text:p>
          </table:table-cell>
          <table:table-cell office:value-type="string">
            <text:p>120/x: 0/1</text:p>
          </table:table-cell>
          <table:table-cell office:value-type="string">
            <text:p>121/y: 0/1</text:p>
          </table:table-cell>
          <table:table-cell office:value-type="string">
            <text:p>122/z: 0/1</text:p>
          </table:table-cell>
          <table:table-cell table:number-columns-repeated="3" office:value-type="string">
            <text:p>_</text:p>
          </table:table-cell>
          <table:table-cell office:value-type="string">
            <text:p>126/~: 0/1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0</text:p>
          </table:table-cell>
          <table:table-cell office:value-type="string">
            <text:p>133/?: 0/0</text:p>
          </table:table-cell>
          <table:table-cell office:value-type="string">
            <text:p>134/?: 0/0</text:p>
          </table:table-cell>
          <table:table-cell office:value-type="string">
            <text:p>135/?: 0/0</text:p>
          </table:table-cell>
          <table:table-cell office:value-type="string">
            <text:p>136/?: 0/0</text:p>
          </table:table-cell>
          <table:table-cell office:value-type="string">
            <text:p>137/?: 0/0</text:p>
          </table:table-cell>
          <table:table-cell office:value-type="string">
            <text:p>138/?: 0/0</text:p>
          </table:table-cell>
          <table:table-cell office:value-type="string">
            <text:p>139/?: 0/0</text:p>
          </table:table-cell>
          <table:table-cell office:value-type="string">
            <text:p>140/?: 0/0</text:p>
          </table:table-cell>
          <table:table-cell office:value-type="string">
            <text:p>141/?: 0/0</text:p>
          </table:table-cell>
          <table:table-cell office:value-type="string">
            <text:p>142/?: 0/0</text:p>
          </table:table-cell>
          <table:table-cell office:value-type="string">
            <text:p>143/?: 0/0</text:p>
          </table:table-cell>
          <table:table-cell office:value-type="string">
            <text:p>144/?: 0/0</text:p>
          </table:table-cell>
          <table:table-cell office:value-type="string">
            <text:p>145/?: 0/0</text:p>
          </table:table-cell>
          <table:table-cell office:value-type="string">
            <text:p>146/?: 0/0</text:p>
          </table:table-cell>
          <table:table-cell office:value-type="string">
            <text:p>147/?: 0/0</text:p>
          </table:table-cell>
          <table:table-cell office:value-type="string">
            <text:p>148/?: 0/0</text:p>
          </table:table-cell>
          <table:table-cell office:value-type="string">
            <text:p>149/?: 0/0</text:p>
          </table:table-cell>
          <table:table-cell office:value-type="string">
            <text:p>150/?: 0/1</text:p>
          </table:table-cell>
          <table:table-cell office:value-type="string">
            <text:p>151/?: 0/0</text:p>
          </table:table-cell>
          <table:table-cell office:value-type="string">
            <text:p>152/?: 0/1</text:p>
          </table:table-cell>
          <table:table-cell office:value-type="string">
            <text:p>153/?: 0/1</text:p>
          </table:table-cell>
          <table:table-cell office:value-type="string">
            <text:p>154/?: 0/1</text:p>
          </table:table-cell>
          <table:table-cell office:value-type="string">
            <text:p>155/?: 0/0</text:p>
          </table:table-cell>
          <table:table-cell office:value-type="string">
            <text:p>156/?: 0/1</text:p>
          </table:table-cell>
          <table:table-cell office:value-type="string">
            <text:p>157/?: 0/1</text:p>
          </table:table-cell>
          <table:table-cell office:value-type="string">
            <text:p>158/?: 0/1</text:p>
          </table:table-cell>
          <table:table-cell office:value-type="string">
            <text:p>159/?: 0/0</text:p>
          </table:table-cell>
          <table:table-cell office:value-type="string">
            <text:p>160/?: 0/0</text:p>
          </table:table-cell>
          <table:table-cell office:value-type="string">
            <text:p>161/?: 0/0</text:p>
          </table:table-cell>
          <table:table-cell office:value-type="string">
            <text:p>162/?: 0/0</text:p>
          </table:table-cell>
          <table:table-cell office:value-type="string">
            <text:p>163/?: 0/0</text:p>
          </table:table-cell>
          <table:table-cell office:value-type="string">
            <text:p>164/?: 0/0</text:p>
          </table:table-cell>
          <table:table-cell office:value-type="string">
            <text:p>165/?: 0/0</text:p>
          </table:table-cell>
          <table:table-cell office:value-type="string">
            <text:p>166/?: 0/0</text:p>
          </table:table-cell>
          <table:table-cell office:value-type="string">
            <text:p>167/?: 0/0</text:p>
          </table:table-cell>
          <table:table-cell office:value-type="string">
            <text:p>168/?: 0/0</text:p>
          </table:table-cell>
          <table:table-cell office:value-type="string">
            <text:p>169/?: 0/0</text:p>
          </table:table-cell>
          <table:table-cell office:value-type="string">
            <text:p>170/?: 0/1</text:p>
          </table:table-cell>
          <table:table-cell office:value-type="string">
            <text:p>171/?: 0/1</text:p>
          </table:table-cell>
          <table:table-cell office:value-type="string">
            <text:p>172/?: 0/1</text:p>
          </table:table-cell>
          <table:table-cell office:value-type="string">
            <text:p>173/?: 0/1</text:p>
          </table:table-cell>
          <table:table-cell office:value-type="string">
            <text:p>174/?: 0/1</text:p>
          </table:table-cell>
          <table:table-cell office:value-type="string">
            <text:p>175/?: 0/1</text:p>
          </table:table-cell>
          <table:table-cell office:value-type="string">
            <text:p>176/?: 0/0</text:p>
          </table:table-cell>
          <table:table-cell office:value-type="string">
            <text:p>177/?: 0/1</text:p>
          </table:table-cell>
          <table:table-cell office:value-type="string">
            <text:p>178/?: 0/1</text:p>
          </table:table-cell>
          <table:table-cell office:value-type="string">
            <text:p>179/?: 0/1</text:p>
          </table:table-cell>
          <table:table-cell office:value-type="string">
            <text:p>180/?: 0/1</text:p>
          </table:table-cell>
          <table:table-cell office:value-type="string">
            <text:p>181/?: 0/1</text:p>
          </table:table-cell>
          <table:table-cell office:value-type="string">
            <text:p>182/?: 0/1</text:p>
          </table:table-cell>
          <table:table-cell office:value-type="string">
            <text:p>183/?: 0/1</text:p>
          </table:table-cell>
          <table:table-cell office:value-type="string">
            <text:p>184/?: 0/1</text:p>
          </table:table-cell>
          <table:table-cell office:value-type="string">
            <text:p>185/?: 0/1</text:p>
          </table:table-cell>
          <table:table-cell office:value-type="string">
            <text:p>186/?: 0/1</text:p>
          </table:table-cell>
          <table:table-cell office:value-type="string">
            <text:p>187/?: 0/1</text:p>
          </table:table-cell>
          <table:table-cell office:value-type="string">
            <text:p>188/?: 0/1</text:p>
          </table:table-cell>
          <table:table-cell office:value-type="string">
            <text:p>189/?: 0/1</text:p>
          </table:table-cell>
          <table:table-cell office:value-type="string">
            <text:p>190/?: 1/1</text:p>
          </table:table-cell>
          <table:table-cell office:value-type="string">
            <text:p>191/?: 2/2</text:p>
          </table:table-cell>
          <table:table-cell table:number-columns-repeated="2" office:value-type="string">
            <text:p>_</text:p>
          </table:table-cell>
          <table:table-cell office:value-type="string">
            <text:p>194/?: 1/1</text:p>
          </table:table-cell>
          <table:table-cell office:value-type="string">
            <text:p>195/?: 0/1</text:p>
          </table:table-cell>
          <table:table-cell office:value-type="string">
            <text:p>196/?: 0/1</text:p>
          </table:table-cell>
          <table:table-cell office:value-type="string">
            <text:p>197/?: 1/1</text:p>
          </table:table-cell>
          <table:table-cell office:value-type="string">
            <text:p>198/?: 1/1</text:p>
          </table:table-cell>
          <table:table-cell office:value-type="string">
            <text:p>199/?: 1/1</text:p>
          </table:table-cell>
          <table:table-cell office:value-type="string">
            <text:p>200/?: 2/2</text:p>
          </table:table-cell>
          <table:table-cell office:value-type="string">
            <text:p>201/?: 0/1</text:p>
          </table:table-cell>
          <table:table-cell office:value-type="string">
            <text:p>202/?: 0/1</text:p>
          </table:table-cell>
          <table:table-cell office:value-type="string">
            <text:p>203/?: 1/1</text:p>
          </table:table-cell>
          <table:table-cell office:value-type="string">
            <text:p>204/?: 0/0</text:p>
          </table:table-cell>
          <table:table-cell office:value-type="string">
            <text:p>205/?: 0/1</text:p>
          </table:table-cell>
          <table:table-cell office:value-type="string">
            <text:p>206/?: 0/1</text:p>
          </table:table-cell>
          <table:table-cell office:value-type="string">
            <text:p>207/?: 1/1</text:p>
          </table:table-cell>
          <table:table-cell office:value-type="string">
            <text:p>208/?: 0/1</text:p>
          </table:table-cell>
          <table:table-cell office:value-type="string">
            <text:p>209/?: 1/1</text:p>
          </table:table-cell>
          <table:table-cell office:value-type="string">
            <text:p>210/?: 2/2</text:p>
          </table:table-cell>
          <table:table-cell office:value-type="string">
            <text:p>211/?: 2/2</text:p>
          </table:table-cell>
          <table:table-cell office:value-type="string">
            <text:p>212/?: 0/0</text:p>
          </table:table-cell>
          <table:table-cell office:value-type="string">
            <text:p>213/?: 1/1</text:p>
          </table:table-cell>
          <table:table-cell office:value-type="string">
            <text:p>214/?: 0/1</text:p>
          </table:table-cell>
          <table:table-cell office:value-type="string">
            <text:p>215/?: 1/1</text:p>
          </table:table-cell>
          <table:table-cell office:value-type="string">
            <text:p>216/?: 0/0</text:p>
          </table:table-cell>
          <table:table-cell office:value-type="string">
            <text:p>217/?: 0/1</text:p>
          </table:table-cell>
          <table:table-cell office:value-type="string">
            <text:p>218/?: 1/1</text:p>
          </table:table-cell>
          <table:table-cell office:value-type="string">
            <text:p>219/?: 1/1</text:p>
          </table:table-cell>
          <table:table-cell office:value-type="string">
            <text:p>_</text:p>
          </table:table-cell>
          <table:table-cell office:value-type="string">
            <text:p>224/?: 2/2</text:p>
          </table:table-cell>
          <table:table-cell office:value-type="string">
            <text:p>225/?: 1/1</text:p>
          </table:table-cell>
          <table:table-cell office:value-type="string">
            <text:p>226/?: 1/1</text:p>
          </table:table-cell>
          <table:table-cell office:value-type="string">
            <text:p>227/?: 0/0</text:p>
          </table:table-cell>
          <table:table-cell office:value-type="string">
            <text:p>228/?: 0/0</text:p>
          </table:table-cell>
          <table:table-cell office:value-type="string">
            <text:p>229/?: 0/0</text:p>
          </table:table-cell>
          <table:table-cell office:value-type="string">
            <text:p>230/?: 0/1</text:p>
          </table:table-cell>
          <table:table-cell office:value-type="string">
            <text:p>231/?: 0/1</text:p>
          </table:table-cell>
          <table:table-cell office:value-type="string">
            <text:p>232/?: 1/1</text:p>
          </table:table-cell>
          <table:table-cell office:value-type="string">
            <text:p>233/?: 2/2</text:p>
          </table:table-cell>
          <table:table-cell office:value-type="string">
            <text:p>234/?: 0/0</text:p>
          </table:table-cell>
          <table:table-cell office:value-type="string">
            <text:p>235/?: 0/0</text:p>
          </table:table-cell>
          <table:table-cell office:value-type="string">
            <text:p>236/?: 1/1</text:p>
          </table:table-cell>
          <table:table-cell office:value-type="string">
            <text:p>237/?: 2/2</text:p>
          </table:table-cell>
          <table:table-cell office:value-type="string">
            <text:p>_</text:p>
          </table:table-cell>
          <table:table-cell office:value-type="string">
            <text:p>239/?: 2/2</text:p>
          </table:table-cell>
          <table:table-cell office:value-type="string">
            <text:p>240/?: 2/2</text:p>
          </table:table-cell>
          <table:table-cell table:number-columns-repeated="4" office:value-type="string">
            <text:p>_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office:value-type="string">
            <text:p>count:</text:p>
          </table:table-cell>
          <table:table-cell office:value-type="float" office:value="481487">
            <text:p>481487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1</text:p>
          </table:table-cell>
          <table:table-cell office:value-type="string">
            <text:p>52/4: 0/1</text:p>
          </table:table-cell>
          <table:table-cell office:value-type="string">
            <text:p>53/5: 0/1</text:p>
          </table:table-cell>
          <table:table-cell office:value-type="string">
            <text:p>54/6: 0/1</text:p>
          </table:table-cell>
          <table:table-cell office:value-type="string">
            <text:p>55/7: 0/1</text:p>
          </table:table-cell>
          <table:table-cell office:value-type="string">
            <text:p>56/8: 0/2</text:p>
          </table:table-cell>
          <table:table-cell office:value-type="string">
            <text:p>57/9: 0/2</text:p>
          </table:table-cell>
          <table:table-cell office:value-type="string">
            <text:p>58/:: 0/1</text:p>
          </table:table-cell>
          <table:table-cell office:value-type="string">
            <text:p>59/;: 0/1</text:p>
          </table:table-cell>
          <table:table-cell office:value-type="string">
            <text:p>61/=: 0/1</text:p>
          </table:table-cell>
          <table:table-cell office:value-type="string">
            <text:p>_</text:p>
          </table:table-cell>
          <table:table-cell office:value-type="string">
            <text:p>63/?: 0/1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1</text:p>
          </table:table-cell>
          <table:table-cell office:value-type="string">
            <text:p>77/M: 0/1</text:p>
          </table:table-cell>
          <table:table-cell office:value-type="string">
            <text:p>78/N: 0/1</text:p>
          </table:table-cell>
          <table:table-cell office:value-type="string">
            <text:p>79/O: 0/1</text:p>
          </table:table-cell>
          <table:table-cell office:value-type="string">
            <text:p>80/P: 0/1</text:p>
          </table:table-cell>
          <table:table-cell office:value-type="string">
            <text:p>81/Q: 0/1</text:p>
          </table:table-cell>
          <table:table-cell office:value-type="string">
            <text:p>82/R: 0/1</text:p>
          </table:table-cell>
          <table:table-cell office:value-type="string">
            <text:p>83/S: 0/1</text:p>
          </table:table-cell>
          <table:table-cell office:value-type="string">
            <text:p>84/T: 0/2</text:p>
          </table:table-cell>
          <table:table-cell office:value-type="string">
            <text:p>85/U: 0/2</text:p>
          </table:table-cell>
          <table:table-cell office:value-type="string">
            <text:p>86/V: 0/2</text:p>
          </table:table-cell>
          <table:table-cell office:value-type="string">
            <text:p>87/W: 0/2</text:p>
          </table:table-cell>
          <table:table-cell office:value-type="string">
            <text:p>88/X: 0/1</text:p>
          </table:table-cell>
          <table:table-cell office:value-type="string">
            <text:p>89/Y: 0/2</text:p>
          </table:table-cell>
          <table:table-cell office:value-type="string">
            <text:p>90/Z: 0/2</text:p>
          </table:table-cell>
          <table:table-cell office:value-type="string">
            <text:p>_</text:p>
          </table:table-cell>
          <table:table-cell office:value-type="string">
            <text:p>92/\: 0/1</text:p>
          </table:table-cell>
          <table:table-cell office:value-type="string">
            <text:p>_</text:p>
          </table:table-cell>
          <table:table-cell office:value-type="string">
            <text:p>94/^: 0/1</text:p>
          </table:table-cell>
          <table:table-cell office:value-type="string">
            <text:p>95/_: 0/1</text:p>
          </table:table-cell>
          <table:table-cell office:value-type="string">
            <text:p>96/`: 0/1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1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1</text:p>
          </table:table-cell>
          <table:table-cell office:value-type="string">
            <text:p>111/o: 0/2</text:p>
          </table:table-cell>
          <table:table-cell office:value-type="string">
            <text:p>112/p: 0/2</text:p>
          </table:table-cell>
          <table:table-cell office:value-type="string">
            <text:p>113/q: 0/2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2</text:p>
          </table:table-cell>
          <table:table-cell office:value-type="string">
            <text:p>117/u: 0/2</text:p>
          </table:table-cell>
          <table:table-cell office:value-type="string">
            <text:p>118/v: 1/2</text:p>
          </table:table-cell>
          <table:table-cell office:value-type="string">
            <text:p>119/w: 0/2</text:p>
          </table:table-cell>
          <table:table-cell office:value-type="string">
            <text:p>120/x: 1/2</text:p>
          </table:table-cell>
          <table:table-cell office:value-type="string">
            <text:p>121/y: 1/2</text:p>
          </table:table-cell>
          <table:table-cell office:value-type="string">
            <text:p>122/z: 0/2</text:p>
          </table:table-cell>
          <table:table-cell table:number-columns-repeated="3" office:value-type="string">
            <text:p>_</text:p>
          </table:table-cell>
          <table:table-cell office:value-type="string">
            <text:p>126/~: 1/2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0</text:p>
          </table:table-cell>
          <table:table-cell office:value-type="string">
            <text:p>133/?: 0/0</text:p>
          </table:table-cell>
          <table:table-cell office:value-type="string">
            <text:p>134/?: 0/0</text:p>
          </table:table-cell>
          <table:table-cell office:value-type="string">
            <text:p>135/?: 0/0</text:p>
          </table:table-cell>
          <table:table-cell office:value-type="string">
            <text:p>136/?: 0/1</text:p>
          </table:table-cell>
          <table:table-cell office:value-type="string">
            <text:p>137/?: 0/0</text:p>
          </table:table-cell>
          <table:table-cell office:value-type="string">
            <text:p>138/?: 0/1</text:p>
          </table:table-cell>
          <table:table-cell office:value-type="string">
            <text:p>139/?: 0/0</text:p>
          </table:table-cell>
          <table:table-cell office:value-type="string">
            <text:p>140/?: 0/0</text:p>
          </table:table-cell>
          <table:table-cell office:value-type="string">
            <text:p>141/?: 0/1</text:p>
          </table:table-cell>
          <table:table-cell office:value-type="string">
            <text:p>142/?: 0/1</text:p>
          </table:table-cell>
          <table:table-cell office:value-type="string">
            <text:p>143/?: 0/0</text:p>
          </table:table-cell>
          <table:table-cell office:value-type="string">
            <text:p>144/?: 0/0</text:p>
          </table:table-cell>
          <table:table-cell office:value-type="string">
            <text:p>145/?: 0/0</text:p>
          </table:table-cell>
          <table:table-cell office:value-type="string">
            <text:p>146/?: 0/0</text:p>
          </table:table-cell>
          <table:table-cell office:value-type="string">
            <text:p>147/?: 0/1</text:p>
          </table:table-cell>
          <table:table-cell office:value-type="string">
            <text:p>148/?: 0/1</text:p>
          </table:table-cell>
          <table:table-cell office:value-type="string">
            <text:p>149/?: 0/0</text:p>
          </table:table-cell>
          <table:table-cell office:value-type="string">
            <text:p>150/?: 0/1</text:p>
          </table:table-cell>
          <table:table-cell office:value-type="string">
            <text:p>151/?: 0/1</text:p>
          </table:table-cell>
          <table:table-cell office:value-type="string">
            <text:p>152/?: 0/1</text:p>
          </table:table-cell>
          <table:table-cell office:value-type="string">
            <text:p>153/?: 0/1</text:p>
          </table:table-cell>
          <table:table-cell office:value-type="string">
            <text:p>154/?: 0/1</text:p>
          </table:table-cell>
          <table:table-cell office:value-type="string">
            <text:p>155/?: 0/1</text:p>
          </table:table-cell>
          <table:table-cell office:value-type="string">
            <text:p>156/?: 0/1</text:p>
          </table:table-cell>
          <table:table-cell office:value-type="string">
            <text:p>157/?: 0/1</text:p>
          </table:table-cell>
          <table:table-cell office:value-type="string">
            <text:p>158/?: 0/1</text:p>
          </table:table-cell>
          <table:table-cell office:value-type="string">
            <text:p>159/?: 0/1</text:p>
          </table:table-cell>
          <table:table-cell office:value-type="string">
            <text:p>160/?: 0/1</text:p>
          </table:table-cell>
          <table:table-cell office:value-type="string">
            <text:p>161/?: 0/0</text:p>
          </table:table-cell>
          <table:table-cell office:value-type="string">
            <text:p>162/?: 0/1</text:p>
          </table:table-cell>
          <table:table-cell office:value-type="string">
            <text:p>163/?: 0/1</text:p>
          </table:table-cell>
          <table:table-cell office:value-type="string">
            <text:p>164/?: 0/0</text:p>
          </table:table-cell>
          <table:table-cell office:value-type="string">
            <text:p>165/?: 0/1</text:p>
          </table:table-cell>
          <table:table-cell office:value-type="string">
            <text:p>166/?: 0/1</text:p>
          </table:table-cell>
          <table:table-cell office:value-type="string">
            <text:p>167/?: 0/1</text:p>
          </table:table-cell>
          <table:table-cell office:value-type="string">
            <text:p>168/?: 0/1</text:p>
          </table:table-cell>
          <table:table-cell office:value-type="string">
            <text:p>169/?: 0/1</text:p>
          </table:table-cell>
          <table:table-cell office:value-type="string">
            <text:p>170/?: 0/1</text:p>
          </table:table-cell>
          <table:table-cell office:value-type="string">
            <text:p>171/?: 0/2</text:p>
          </table:table-cell>
          <table:table-cell office:value-type="string">
            <text:p>172/?: 0/1</text:p>
          </table:table-cell>
          <table:table-cell office:value-type="string">
            <text:p>173/?: 0/1</text:p>
          </table:table-cell>
          <table:table-cell office:value-type="string">
            <text:p>174/?: 0/1</text:p>
          </table:table-cell>
          <table:table-cell office:value-type="string">
            <text:p>175/?: 0/2</text:p>
          </table:table-cell>
          <table:table-cell office:value-type="string">
            <text:p>176/?: 0/1</text:p>
          </table:table-cell>
          <table:table-cell office:value-type="string">
            <text:p>177/?: 0/1</text:p>
          </table:table-cell>
          <table:table-cell office:value-type="string">
            <text:p>178/?: 0/1</text:p>
          </table:table-cell>
          <table:table-cell office:value-type="string">
            <text:p>179/?: 0/2</text:p>
          </table:table-cell>
          <table:table-cell office:value-type="string">
            <text:p>180/?: 0/2</text:p>
          </table:table-cell>
          <table:table-cell office:value-type="string">
            <text:p>181/?: 0/1</text:p>
          </table:table-cell>
          <table:table-cell office:value-type="string">
            <text:p>182/?: 0/2</text:p>
          </table:table-cell>
          <table:table-cell office:value-type="string">
            <text:p>183/?: 0/2</text:p>
          </table:table-cell>
          <table:table-cell office:value-type="string">
            <text:p>184/?: 0/2</text:p>
          </table:table-cell>
          <table:table-cell office:value-type="string">
            <text:p>185/?: 0/2</text:p>
          </table:table-cell>
          <table:table-cell office:value-type="string">
            <text:p>186/?: 0/2</text:p>
          </table:table-cell>
          <table:table-cell office:value-type="string">
            <text:p>187/?: 0/2</text:p>
          </table:table-cell>
          <table:table-cell office:value-type="string">
            <text:p>188/?: 0/2</text:p>
          </table:table-cell>
          <table:table-cell office:value-type="string">
            <text:p>189/?: 1/2</text:p>
          </table:table-cell>
          <table:table-cell office:value-type="string">
            <text:p>190/?: 2/2</text:p>
          </table:table-cell>
          <table:table-cell office:value-type="string">
            <text:p>191/?: 3/3</text:p>
          </table:table-cell>
          <table:table-cell table:number-columns-repeated="2" office:value-type="string">
            <text:p>_</text:p>
          </table:table-cell>
          <table:table-cell office:value-type="string">
            <text:p>194/?: 1/2</text:p>
          </table:table-cell>
          <table:table-cell office:value-type="string">
            <text:p>195/?: 1/2</text:p>
          </table:table-cell>
          <table:table-cell office:value-type="string">
            <text:p>196/?: 1/2</text:p>
          </table:table-cell>
          <table:table-cell office:value-type="string">
            <text:p>197/?: 1/2</text:p>
          </table:table-cell>
          <table:table-cell office:value-type="string">
            <text:p>198/?: 2/2</text:p>
          </table:table-cell>
          <table:table-cell office:value-type="string">
            <text:p>199/?: 2/2</text:p>
          </table:table-cell>
          <table:table-cell office:value-type="string">
            <text:p>200/?: 2/2</text:p>
          </table:table-cell>
          <table:table-cell office:value-type="string">
            <text:p>201/?: 1/2</text:p>
          </table:table-cell>
          <table:table-cell office:value-type="string">
            <text:p>202/?: 0/2</text:p>
          </table:table-cell>
          <table:table-cell office:value-type="string">
            <text:p>203/?: 1/1</text:p>
          </table:table-cell>
          <table:table-cell office:value-type="string">
            <text:p>204/?: 0/1</text:p>
          </table:table-cell>
          <table:table-cell office:value-type="string">
            <text:p>205/?: 2/2</text:p>
          </table:table-cell>
          <table:table-cell office:value-type="string">
            <text:p>206/?: 2/2</text:p>
          </table:table-cell>
          <table:table-cell office:value-type="string">
            <text:p>207/?: 3/3</text:p>
          </table:table-cell>
          <table:table-cell office:value-type="string">
            <text:p>208/?: 1/1</text:p>
          </table:table-cell>
          <table:table-cell office:value-type="string">
            <text:p>209/?: 2/2</text:p>
          </table:table-cell>
          <table:table-cell office:value-type="string">
            <text:p>210/?: 3/3</text:p>
          </table:table-cell>
          <table:table-cell office:value-type="string">
            <text:p>211/?: 3/3</text:p>
          </table:table-cell>
          <table:table-cell table:number-columns-repeated="2" office:value-type="string">
            <text:p>_</text:p>
          </table:table-cell>
          <table:table-cell office:value-type="string">
            <text:p>214/?: 2/2</text:p>
          </table:table-cell>
          <table:table-cell office:value-type="string">
            <text:p>215/?: 3/3</text:p>
          </table:table-cell>
          <table:table-cell office:value-type="string">
            <text:p>216/?: 0/0</text:p>
          </table:table-cell>
          <table:table-cell office:value-type="string">
            <text:p>217/?: 1/1</text:p>
          </table:table-cell>
          <table:table-cell office:value-type="string">
            <text:p>218/?: 2/2</text:p>
          </table:table-cell>
          <table:table-cell office:value-type="string">
            <text:p>219/?: 3/3</text:p>
          </table:table-cell>
          <table:table-cell table:number-columns-repeated="3" office:value-type="string">
            <text:p>_</text:p>
          </table:table-cell>
          <table:table-cell office:value-type="string">
            <text:p>225/?: 2/2</text:p>
          </table:table-cell>
          <table:table-cell office:value-type="string">
            <text:p>226/?: 2/2</text:p>
          </table:table-cell>
          <table:table-cell office:value-type="string">
            <text:p>227/?: 0/0</text:p>
          </table:table-cell>
          <table:table-cell office:value-type="string">
            <text:p>228/?: 0/0</text:p>
          </table:table-cell>
          <table:table-cell office:value-type="string">
            <text:p>229/?: 0/0</text:p>
          </table:table-cell>
          <table:table-cell office:value-type="string">
            <text:p>230/?: 0/1</text:p>
          </table:table-cell>
          <table:table-cell office:value-type="string">
            <text:p>231/?: 1/2</text:p>
          </table:table-cell>
          <table:table-cell office:value-type="string">
            <text:p>232/?: 2/2</text:p>
          </table:table-cell>
          <table:table-cell office:value-type="string">
            <text:p>233/?: 2/2</text:p>
          </table:table-cell>
          <table:table-cell office:value-type="string">
            <text:p>234/?: 0/0</text:p>
          </table:table-cell>
          <table:table-cell office:value-type="string">
            <text:p>235/?: 1/1</text:p>
          </table:table-cell>
          <table:table-cell office:value-type="string">
            <text:p>236/?: 2/2</text:p>
          </table:table-cell>
          <table:table-cell office:value-type="string">
            <text:p>237/?: 3/3</text:p>
          </table:table-cell>
          <table:table-cell office:value-type="string">
            <text:p>_</text:p>
          </table:table-cell>
          <table:table-cell office:value-type="string">
            <text:p>239/?: 3/3</text:p>
          </table:table-cell>
          <table:table-cell table:number-columns-repeated="2" office:value-type="string">
            <text:p>_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office:value-type="string">
            <text:p>count:</text:p>
          </table:table-cell>
          <table:table-cell office:value-type="float" office:value="257350">
            <text:p>257350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1</text:p>
          </table:table-cell>
          <table:table-cell office:value-type="string">
            <text:p>52/4: 0/2</text:p>
          </table:table-cell>
          <table:table-cell office:value-type="string">
            <text:p>53/5: 0/2</text:p>
          </table:table-cell>
          <table:table-cell office:value-type="string">
            <text:p>54/6: 0/2</text:p>
          </table:table-cell>
          <table:table-cell office:value-type="string">
            <text:p>55/7: 0/2</text:p>
          </table:table-cell>
          <table:table-cell office:value-type="string">
            <text:p>56/8: 0/3</text:p>
          </table:table-cell>
          <table:table-cell office:value-type="string">
            <text:p>57/9: 0/3</text:p>
          </table:table-cell>
          <table:table-cell office:value-type="string">
            <text:p>58/:: 0/1</text:p>
          </table:table-cell>
          <table:table-cell office:value-type="string">
            <text:p>59/;: 0/1</text:p>
          </table:table-cell>
          <table:table-cell office:value-type="string">
            <text:p>61/=: 0/1</text:p>
          </table:table-cell>
          <table:table-cell office:value-type="string">
            <text:p>_</text:p>
          </table:table-cell>
          <table:table-cell office:value-type="string">
            <text:p>63/?: 0/1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1</text:p>
          </table:table-cell>
          <table:table-cell office:value-type="string">
            <text:p>77/M: 0/1</text:p>
          </table:table-cell>
          <table:table-cell office:value-type="string">
            <text:p>78/N: 0/2</text:p>
          </table:table-cell>
          <table:table-cell office:value-type="string">
            <text:p>79/O: 0/2</text:p>
          </table:table-cell>
          <table:table-cell office:value-type="string">
            <text:p>80/P: 0/2</text:p>
          </table:table-cell>
          <table:table-cell office:value-type="string">
            <text:p>81/Q: 0/2</text:p>
          </table:table-cell>
          <table:table-cell office:value-type="string">
            <text:p>82/R: 0/2</text:p>
          </table:table-cell>
          <table:table-cell office:value-type="string">
            <text:p>83/S: 0/2</text:p>
          </table:table-cell>
          <table:table-cell office:value-type="string">
            <text:p>84/T: 0/2</text:p>
          </table:table-cell>
          <table:table-cell office:value-type="string">
            <text:p>85/U: 0/2</text:p>
          </table:table-cell>
          <table:table-cell office:value-type="string">
            <text:p>86/V: 0/2</text:p>
          </table:table-cell>
          <table:table-cell office:value-type="string">
            <text:p>87/W: 0/3</text:p>
          </table:table-cell>
          <table:table-cell office:value-type="string">
            <text:p>88/X: 0/2</text:p>
          </table:table-cell>
          <table:table-cell office:value-type="string">
            <text:p>89/Y: 0/3</text:p>
          </table:table-cell>
          <table:table-cell office:value-type="string">
            <text:p>90/Z: 0/3</text:p>
          </table:table-cell>
          <table:table-cell office:value-type="string">
            <text:p>_</text:p>
          </table:table-cell>
          <table:table-cell office:value-type="string">
            <text:p>92/\: 1/2</text:p>
          </table:table-cell>
          <table:table-cell office:value-type="string">
            <text:p>_</text:p>
          </table:table-cell>
          <table:table-cell office:value-type="string">
            <text:p>94/^: 0/1</text:p>
          </table:table-cell>
          <table:table-cell office:value-type="string">
            <text:p>95/_: 0/1</text:p>
          </table:table-cell>
          <table:table-cell office:value-type="string">
            <text:p>96/`: 0/1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1</text:p>
          </table:table-cell>
          <table:table-cell office:value-type="string">
            <text:p>101/e: 0/1</text:p>
          </table:table-cell>
          <table:table-cell office:value-type="string">
            <text:p>102/f: 0/2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2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2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0/2</text:p>
          </table:table-cell>
          <table:table-cell office:value-type="string">
            <text:p>113/q: 0/2</text:p>
          </table:table-cell>
          <table:table-cell office:value-type="string">
            <text:p>114/r: 0/3</text:p>
          </table:table-cell>
          <table:table-cell office:value-type="string">
            <text:p>115/s: 0/3</text:p>
          </table:table-cell>
          <table:table-cell office:value-type="string">
            <text:p>116/t: 0/3</text:p>
          </table:table-cell>
          <table:table-cell office:value-type="string">
            <text:p>117/u: 0/3</text:p>
          </table:table-cell>
          <table:table-cell office:value-type="string">
            <text:p>118/v: 1/3</text:p>
          </table:table-cell>
          <table:table-cell office:value-type="string">
            <text:p>119/w: 1/3</text:p>
          </table:table-cell>
          <table:table-cell office:value-type="string">
            <text:p>120/x: 1/3</text:p>
          </table:table-cell>
          <table:table-cell office:value-type="string">
            <text:p>121/y: 1/3</text:p>
          </table:table-cell>
          <table:table-cell office:value-type="string">
            <text:p>122/z: 2/3</text:p>
          </table:table-cell>
          <table:table-cell table:number-columns-repeated="3" office:value-type="string">
            <text:p>_</text:p>
          </table:table-cell>
          <table:table-cell office:value-type="string">
            <text:p>126/~: 3/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0</text:p>
          </table:table-cell>
          <table:table-cell office:value-type="string">
            <text:p>133/?: 0/1</text:p>
          </table:table-cell>
          <table:table-cell office:value-type="string">
            <text:p>134/?: 0/0</text:p>
          </table:table-cell>
          <table:table-cell office:value-type="string">
            <text:p>135/?: 0/1</text:p>
          </table:table-cell>
          <table:table-cell office:value-type="string">
            <text:p>136/?: 0/1</text:p>
          </table:table-cell>
          <table:table-cell office:value-type="string">
            <text:p>137/?: 0/1</text:p>
          </table:table-cell>
          <table:table-cell office:value-type="string">
            <text:p>138/?: 0/1</text:p>
          </table:table-cell>
          <table:table-cell office:value-type="string">
            <text:p>139/?: 0/1</text:p>
          </table:table-cell>
          <table:table-cell office:value-type="string">
            <text:p>140/?: 0/1</text:p>
          </table:table-cell>
          <table:table-cell office:value-type="string">
            <text:p>141/?: 0/1</text:p>
          </table:table-cell>
          <table:table-cell office:value-type="string">
            <text:p>142/?: 0/1</text:p>
          </table:table-cell>
          <table:table-cell office:value-type="string">
            <text:p>143/?: 0/1</text:p>
          </table:table-cell>
          <table:table-cell office:value-type="string">
            <text:p>144/?: 0/0</text:p>
          </table:table-cell>
          <table:table-cell office:value-type="string">
            <text:p>145/?: 0/1</text:p>
          </table:table-cell>
          <table:table-cell office:value-type="string">
            <text:p>146/?: 0/1</text:p>
          </table:table-cell>
          <table:table-cell office:value-type="string">
            <text:p>147/?: 0/1</text:p>
          </table:table-cell>
          <table:table-cell office:value-type="string">
            <text:p>148/?: 0/1</text:p>
          </table:table-cell>
          <table:table-cell office:value-type="string">
            <text:p>149/?: 0/1</text:p>
          </table:table-cell>
          <table:table-cell office:value-type="string">
            <text:p>150/?: 0/1</text:p>
          </table:table-cell>
          <table:table-cell office:value-type="string">
            <text:p>151/?: 0/1</text:p>
          </table:table-cell>
          <table:table-cell office:value-type="string">
            <text:p>152/?: 0/2</text:p>
          </table:table-cell>
          <table:table-cell office:value-type="string">
            <text:p>153/?: 0/1</text:p>
          </table:table-cell>
          <table:table-cell office:value-type="string">
            <text:p>154/?: 0/1</text:p>
          </table:table-cell>
          <table:table-cell office:value-type="string">
            <text:p>155/?: 0/1</text:p>
          </table:table-cell>
          <table:table-cell office:value-type="string">
            <text:p>156/?: 0/2</text:p>
          </table:table-cell>
          <table:table-cell office:value-type="string">
            <text:p>157/?: 0/2</text:p>
          </table:table-cell>
          <table:table-cell office:value-type="string">
            <text:p>158/?: 0/2</text:p>
          </table:table-cell>
          <table:table-cell office:value-type="string">
            <text:p>159/?: 0/1</text:p>
          </table:table-cell>
          <table:table-cell office:value-type="string">
            <text:p>160/?: 0/1</text:p>
          </table:table-cell>
          <table:table-cell office:value-type="string">
            <text:p>161/?: 0/0</text:p>
          </table:table-cell>
          <table:table-cell office:value-type="string">
            <text:p>162/?: 0/1</text:p>
          </table:table-cell>
          <table:table-cell office:value-type="string">
            <text:p>163/?: 0/1</text:p>
          </table:table-cell>
          <table:table-cell office:value-type="string">
            <text:p>164/?: 0/1</text:p>
          </table:table-cell>
          <table:table-cell office:value-type="string">
            <text:p>165/?: 0/1</text:p>
          </table:table-cell>
          <table:table-cell office:value-type="string">
            <text:p>166/?: 0/2</text:p>
          </table:table-cell>
          <table:table-cell office:value-type="string">
            <text:p>167/?: 0/1</text:p>
          </table:table-cell>
          <table:table-cell office:value-type="string">
            <text:p>168/?: 0/1</text:p>
          </table:table-cell>
          <table:table-cell office:value-type="string">
            <text:p>169/?: 0/1</text:p>
          </table:table-cell>
          <table:table-cell office:value-type="string">
            <text:p>170/?: 0/2</text:p>
          </table:table-cell>
          <table:table-cell office:value-type="string">
            <text:p>171/?: 0/2</text:p>
          </table:table-cell>
          <table:table-cell office:value-type="string">
            <text:p>172/?: 0/2</text:p>
          </table:table-cell>
          <table:table-cell office:value-type="string">
            <text:p>173/?: 0/2</text:p>
          </table:table-cell>
          <table:table-cell office:value-type="string">
            <text:p>174/?: 0/2</text:p>
          </table:table-cell>
          <table:table-cell office:value-type="string">
            <text:p>175/?: 0/2</text:p>
          </table:table-cell>
          <table:table-cell office:value-type="string">
            <text:p>176/?: 0/1</text:p>
          </table:table-cell>
          <table:table-cell office:value-type="string">
            <text:p>177/?: 0/2</text:p>
          </table:table-cell>
          <table:table-cell office:value-type="string">
            <text:p>178/?: 0/2</text:p>
          </table:table-cell>
          <table:table-cell office:value-type="string">
            <text:p>179/?: 0/2</text:p>
          </table:table-cell>
          <table:table-cell office:value-type="string">
            <text:p>180/?: 0/2</text:p>
          </table:table-cell>
          <table:table-cell office:value-type="string">
            <text:p>181/?: 0/2</text:p>
          </table:table-cell>
          <table:table-cell office:value-type="string">
            <text:p>182/?: 1/2</text:p>
          </table:table-cell>
          <table:table-cell office:value-type="string">
            <text:p>183/?: 0/2</text:p>
          </table:table-cell>
          <table:table-cell office:value-type="string">
            <text:p>184/?: 0/2</text:p>
          </table:table-cell>
          <table:table-cell office:value-type="string">
            <text:p>185/?: 1/3</text:p>
          </table:table-cell>
          <table:table-cell office:value-type="string">
            <text:p>186/?: 1/3</text:p>
          </table:table-cell>
          <table:table-cell office:value-type="string">
            <text:p>187/?: 0/1</text:p>
          </table:table-cell>
          <table:table-cell office:value-type="string">
            <text:p>188/?: 1/2</text:p>
          </table:table-cell>
          <table:table-cell office:value-type="string">
            <text:p>189/?: 2/2</text:p>
          </table:table-cell>
          <table:table-cell office:value-type="string">
            <text:p>190/?: 3/3</text:p>
          </table:table-cell>
          <table:table-cell office:value-type="string">
            <text:p>191/?: 4/4</text:p>
          </table:table-cell>
          <table:table-cell table:number-columns-repeated="2" office:value-type="string">
            <text:p>_</text:p>
          </table:table-cell>
          <table:table-cell office:value-type="string">
            <text:p>194/?: 3/3</text:p>
          </table:table-cell>
          <table:table-cell office:value-type="string">
            <text:p>195/?: 1/3</text:p>
          </table:table-cell>
          <table:table-cell office:value-type="string">
            <text:p>196/?: 2/3</text:p>
          </table:table-cell>
          <table:table-cell office:value-type="string">
            <text:p>197/?: 2/3</text:p>
          </table:table-cell>
          <table:table-cell office:value-type="string">
            <text:p>198/?: 3/3</text:p>
          </table:table-cell>
          <table:table-cell office:value-type="string">
            <text:p>199/?: 3/3</text:p>
          </table:table-cell>
          <table:table-cell office:value-type="string">
            <text:p>200/?: 3/3</text:p>
          </table:table-cell>
          <table:table-cell office:value-type="string">
            <text:p>201/?: 4/4</text:p>
          </table:table-cell>
          <table:table-cell office:value-type="string">
            <text:p>202/?: 1/3</text:p>
          </table:table-cell>
          <table:table-cell office:value-type="string">
            <text:p>203/?: 2/2</text:p>
          </table:table-cell>
          <table:table-cell office:value-type="string">
            <text:p>204/?: 1/2</text:p>
          </table:table-cell>
          <table:table-cell office:value-type="string">
            <text:p>205/?: 4/4</text:p>
          </table:table-cell>
          <table:table-cell office:value-type="string">
            <text:p>206/?: 4/4</text:p>
          </table:table-cell>
          <table:table-cell office:value-type="string">
            <text:p>207/?: 4/4</text:p>
          </table:table-cell>
          <table:table-cell office:value-type="string">
            <text:p>208/?: 1/3</text:p>
          </table:table-cell>
          <table:table-cell office:value-type="string">
            <text:p>209/?: 2/3</text:p>
          </table:table-cell>
          <table:table-cell office:value-type="string">
            <text:p>210/?: 3/3</text:p>
          </table:table-cell>
          <table:table-cell office:value-type="string">
            <text:p>211/?: 4/4</text:p>
          </table:table-cell>
          <table:table-cell table:number-columns-repeated="3" office:value-type="string">
            <text:p>_</text:p>
          </table:table-cell>
          <table:table-cell office:value-type="string">
            <text:p>215/?: 4/4</text:p>
          </table:table-cell>
          <table:table-cell office:value-type="string">
            <text:p>_</text:p>
          </table:table-cell>
          <table:table-cell office:value-type="string">
            <text:p>217/?: 4/4</text:p>
          </table:table-cell>
          <table:table-cell table:number-columns-repeated="7" office:value-type="string">
            <text:p>_</text:p>
          </table:table-cell>
          <table:table-cell office:value-type="string">
            <text:p>225/?: 3/3</text:p>
          </table:table-cell>
          <table:table-cell office:value-type="string">
            <text:p>226/?: 3/3</text:p>
          </table:table-cell>
          <table:table-cell office:value-type="string">
            <text:p>227/?: 0/1</text:p>
          </table:table-cell>
          <table:table-cell office:value-type="string">
            <text:p>228/?: 0/0</text:p>
          </table:table-cell>
          <table:table-cell office:value-type="string">
            <text:p>229/?: 0/1</text:p>
          </table:table-cell>
          <table:table-cell office:value-type="string">
            <text:p>230/?: 1/1</text:p>
          </table:table-cell>
          <table:table-cell office:value-type="string">
            <text:p>231/?: 2/2</text:p>
          </table:table-cell>
          <table:table-cell office:value-type="string">
            <text:p>232/?: 3/3</text:p>
          </table:table-cell>
          <table:table-cell office:value-type="string">
            <text:p>233/?: 4/4</text:p>
          </table:table-cell>
          <table:table-cell office:value-type="string">
            <text:p>234/?: 1/2</text:p>
          </table:table-cell>
          <table:table-cell office:value-type="string">
            <text:p>235/?: 2/2</text:p>
          </table:table-cell>
          <table:table-cell office:value-type="string">
            <text:p>236/?: 3/3</text:p>
          </table:table-cell>
          <table:table-cell office:value-type="string">
            <text:p>237/?: 4/4</text:p>
          </table:table-cell>
          <table:table-cell office:value-type="string">
            <text:p>_</text:p>
          </table:table-cell>
          <table:table-cell office:value-type="string">
            <text:p>239/?: 4/4</text:p>
          </table:table-cell>
          <table:table-cell office:value-type="string">
            <text:p>240/?: 4/4</text:p>
          </table:table-cell>
          <table:table-cell table:number-columns-repeated="2" office:value-type="string">
            <text:p>_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office:value-type="string">
            <text:p>count:</text:p>
          </table:table-cell>
          <table:table-cell office:value-type="float" office:value="157003">
            <text:p>157003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1</text:p>
          </table:table-cell>
          <table:table-cell office:value-type="string">
            <text:p>52/4: 0/2</text:p>
          </table:table-cell>
          <table:table-cell office:value-type="string">
            <text:p>53/5: 0/2</text:p>
          </table:table-cell>
          <table:table-cell office:value-type="string">
            <text:p>54/6: 0/3</text:p>
          </table:table-cell>
          <table:table-cell office:value-type="string">
            <text:p>55/7: 0/3</text:p>
          </table:table-cell>
          <table:table-cell office:value-type="string">
            <text:p>56/8: 0/3</text:p>
          </table:table-cell>
          <table:table-cell office:value-type="string">
            <text:p>57/9: 0/4</text:p>
          </table:table-cell>
          <table:table-cell office:value-type="string">
            <text:p>58/:: 0/1</text:p>
          </table:table-cell>
          <table:table-cell office:value-type="string">
            <text:p>59/;: 1/2</text:p>
          </table:table-cell>
          <table:table-cell office:value-type="string">
            <text:p>61/=: 2/2</text:p>
          </table:table-cell>
          <table:table-cell office:value-type="string">
            <text:p>_</text:p>
          </table:table-cell>
          <table:table-cell office:value-type="string">
            <text:p>63/?: 0/1</text:p>
          </table:table-cell>
          <table:table-cell office:value-type="string">
            <text:p>64/@: 0/1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2</text:p>
          </table:table-cell>
          <table:table-cell office:value-type="string">
            <text:p>77/M: 0/2</text:p>
          </table:table-cell>
          <table:table-cell office:value-type="string">
            <text:p>78/N: 0/2</text:p>
          </table:table-cell>
          <table:table-cell office:value-type="string">
            <text:p>79/O: 0/2</text:p>
          </table:table-cell>
          <table:table-cell office:value-type="string">
            <text:p>80/P: 0/2</text:p>
          </table:table-cell>
          <table:table-cell office:value-type="string">
            <text:p>81/Q: 0/2</text:p>
          </table:table-cell>
          <table:table-cell office:value-type="string">
            <text:p>82/R: 0/3</text:p>
          </table:table-cell>
          <table:table-cell office:value-type="string">
            <text:p>83/S: 0/3</text:p>
          </table:table-cell>
          <table:table-cell office:value-type="string">
            <text:p>84/T: 0/3</text:p>
          </table:table-cell>
          <table:table-cell office:value-type="string">
            <text:p>85/U: 0/3</text:p>
          </table:table-cell>
          <table:table-cell office:value-type="string">
            <text:p>86/V: 0/3</text:p>
          </table:table-cell>
          <table:table-cell office:value-type="string">
            <text:p>87/W: 0/4</text:p>
          </table:table-cell>
          <table:table-cell office:value-type="string">
            <text:p>88/X: 0/3</text:p>
          </table:table-cell>
          <table:table-cell office:value-type="string">
            <text:p>89/Y: 0/3</text:p>
          </table:table-cell>
          <table:table-cell office:value-type="string">
            <text:p>90/Z: 0/4</text:p>
          </table:table-cell>
          <table:table-cell office:value-type="string">
            <text:p>_</text:p>
          </table:table-cell>
          <table:table-cell office:value-type="string">
            <text:p>92/\: 1/2</text:p>
          </table:table-cell>
          <table:table-cell office:value-type="string">
            <text:p>_</text:p>
          </table:table-cell>
          <table:table-cell office:value-type="string">
            <text:p>94/^: 0/2</text:p>
          </table:table-cell>
          <table:table-cell office:value-type="string">
            <text:p>95/_: 0/1</text:p>
          </table:table-cell>
          <table:table-cell office:value-type="string">
            <text:p>96/`: 0/2</text:p>
          </table:table-cell>
          <table:table-cell office:value-type="string">
            <text:p>97/a: 0/0</text:p>
          </table:table-cell>
          <table:table-cell office:value-type="string">
            <text:p>98/b: 0/1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0/1</text:p>
          </table:table-cell>
          <table:table-cell office:value-type="string">
            <text:p>102/f: 0/2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2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0/2</text:p>
          </table:table-cell>
          <table:table-cell office:value-type="string">
            <text:p>111/o: 0/3</text:p>
          </table:table-cell>
          <table:table-cell office:value-type="string">
            <text:p>112/p: 0/3</text:p>
          </table:table-cell>
          <table:table-cell office:value-type="string">
            <text:p>113/q: 1/3</text:p>
          </table:table-cell>
          <table:table-cell office:value-type="string">
            <text:p>114/r: 0/3</text:p>
          </table:table-cell>
          <table:table-cell office:value-type="string">
            <text:p>115/s: 0/4</text:p>
          </table:table-cell>
          <table:table-cell office:value-type="string">
            <text:p>116/t: 1/4</text:p>
          </table:table-cell>
          <table:table-cell office:value-type="string">
            <text:p>117/u: 1/4</text:p>
          </table:table-cell>
          <table:table-cell office:value-type="string">
            <text:p>118/v: 2/4</text:p>
          </table:table-cell>
          <table:table-cell office:value-type="string">
            <text:p>119/w: 2/4</text:p>
          </table:table-cell>
          <table:table-cell office:value-type="string">
            <text:p>120/x: 2/4</text:p>
          </table:table-cell>
          <table:table-cell office:value-type="string">
            <text:p>121/y: 2/4</text:p>
          </table:table-cell>
          <table:table-cell office:value-type="string">
            <text:p>122/z: 3/4</text:p>
          </table:table-cell>
          <table:table-cell table:number-columns-repeated="3" office:value-type="string">
            <text:p>_</text:p>
          </table:table-cell>
          <table:table-cell office:value-type="string">
            <text:p>126/~: 5/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0/1</text:p>
          </table:table-cell>
          <table:table-cell office:value-type="string">
            <text:p>135/?: 0/1</text:p>
          </table:table-cell>
          <table:table-cell office:value-type="string">
            <text:p>136/?: 0/1</text:p>
          </table:table-cell>
          <table:table-cell office:value-type="string">
            <text:p>137/?: 0/1</text:p>
          </table:table-cell>
          <table:table-cell office:value-type="string">
            <text:p>138/?: 0/1</text:p>
          </table:table-cell>
          <table:table-cell office:value-type="string">
            <text:p>139/?: 0/1</text:p>
          </table:table-cell>
          <table:table-cell office:value-type="string">
            <text:p>140/?: 0/1</text:p>
          </table:table-cell>
          <table:table-cell office:value-type="string">
            <text:p>141/?: 0/1</text:p>
          </table:table-cell>
          <table:table-cell office:value-type="string">
            <text:p>142/?: 0/1</text:p>
          </table:table-cell>
          <table:table-cell office:value-type="string">
            <text:p>143/?: 0/1</text:p>
          </table:table-cell>
          <table:table-cell office:value-type="string">
            <text:p>144/?: 0/1</text:p>
          </table:table-cell>
          <table:table-cell office:value-type="string">
            <text:p>145/?: 0/1</text:p>
          </table:table-cell>
          <table:table-cell office:value-type="string">
            <text:p>146/?: 0/0</text:p>
          </table:table-cell>
          <table:table-cell office:value-type="string">
            <text:p>147/?: 0/1</text:p>
          </table:table-cell>
          <table:table-cell office:value-type="string">
            <text:p>148/?: 0/1</text:p>
          </table:table-cell>
          <table:table-cell office:value-type="string">
            <text:p>149/?: 0/1</text:p>
          </table:table-cell>
          <table:table-cell office:value-type="string">
            <text:p>150/?: 0/2</text:p>
          </table:table-cell>
          <table:table-cell office:value-type="string">
            <text:p>151/?: 0/2</text:p>
          </table:table-cell>
          <table:table-cell office:value-type="string">
            <text:p>152/?: 0/2</text:p>
          </table:table-cell>
          <table:table-cell office:value-type="string">
            <text:p>153/?: 0/2</text:p>
          </table:table-cell>
          <table:table-cell office:value-type="string">
            <text:p>154/?: 0/2</text:p>
          </table:table-cell>
          <table:table-cell office:value-type="string">
            <text:p>155/?: 0/2</text:p>
          </table:table-cell>
          <table:table-cell office:value-type="string">
            <text:p>156/?: 0/2</text:p>
          </table:table-cell>
          <table:table-cell office:value-type="string">
            <text:p>157/?: 0/2</text:p>
          </table:table-cell>
          <table:table-cell office:value-type="string">
            <text:p>158/?: 0/2</text:p>
          </table:table-cell>
          <table:table-cell office:value-type="string">
            <text:p>159/?: 0/2</text:p>
          </table:table-cell>
          <table:table-cell office:value-type="string">
            <text:p>160/?: 0/2</text:p>
          </table:table-cell>
          <table:table-cell office:value-type="string">
            <text:p>161/?: 0/1</text:p>
          </table:table-cell>
          <table:table-cell office:value-type="string">
            <text:p>162/?: 0/1</text:p>
          </table:table-cell>
          <table:table-cell office:value-type="string">
            <text:p>163/?: 0/1</text:p>
          </table:table-cell>
          <table:table-cell office:value-type="string">
            <text:p>164/?: 0/1</text:p>
          </table:table-cell>
          <table:table-cell office:value-type="string">
            <text:p>165/?: 0/1</text:p>
          </table:table-cell>
          <table:table-cell office:value-type="string">
            <text:p>166/?: 0/2</text:p>
          </table:table-cell>
          <table:table-cell office:value-type="string">
            <text:p>167/?: 0/2</text:p>
          </table:table-cell>
          <table:table-cell office:value-type="string">
            <text:p>168/?: 0/1</text:p>
          </table:table-cell>
          <table:table-cell office:value-type="string">
            <text:p>169/?: 0/2</text:p>
          </table:table-cell>
          <table:table-cell office:value-type="string">
            <text:p>170/?: 0/2</text:p>
          </table:table-cell>
          <table:table-cell office:value-type="string">
            <text:p>171/?: 1/3</text:p>
          </table:table-cell>
          <table:table-cell office:value-type="string">
            <text:p>172/?: 0/3</text:p>
          </table:table-cell>
          <table:table-cell office:value-type="string">
            <text:p>173/?: 1/3</text:p>
          </table:table-cell>
          <table:table-cell office:value-type="string">
            <text:p>174/?: 0/3</text:p>
          </table:table-cell>
          <table:table-cell office:value-type="string">
            <text:p>175/?: 0/3</text:p>
          </table:table-cell>
          <table:table-cell office:value-type="string">
            <text:p>176/?: 0/2</text:p>
          </table:table-cell>
          <table:table-cell office:value-type="string">
            <text:p>177/?: 0/2</text:p>
          </table:table-cell>
          <table:table-cell office:value-type="string">
            <text:p>178/?: 0/2</text:p>
          </table:table-cell>
          <table:table-cell office:value-type="string">
            <text:p>179/?: 0/3</text:p>
          </table:table-cell>
          <table:table-cell office:value-type="string">
            <text:p>180/?: 0/3</text:p>
          </table:table-cell>
          <table:table-cell office:value-type="string">
            <text:p>181/?: 1/3</text:p>
          </table:table-cell>
          <table:table-cell office:value-type="string">
            <text:p>182/?: 0/3</text:p>
          </table:table-cell>
          <table:table-cell office:value-type="string">
            <text:p>183/?: 1/3</text:p>
          </table:table-cell>
          <table:table-cell office:value-type="string">
            <text:p>184/?: 0/3</text:p>
          </table:table-cell>
          <table:table-cell office:value-type="string">
            <text:p>185/?: 0/3</text:p>
          </table:table-cell>
          <table:table-cell office:value-type="string">
            <text:p>186/?: 1/4</text:p>
          </table:table-cell>
          <table:table-cell office:value-type="string">
            <text:p>187/?: 2/4</text:p>
          </table:table-cell>
          <table:table-cell office:value-type="string">
            <text:p>188/?: 3/4</text:p>
          </table:table-cell>
          <table:table-cell office:value-type="string">
            <text:p>189/?: 4/4</text:p>
          </table:table-cell>
          <table:table-cell office:value-type="string">
            <text:p>190/?: 4/4</text:p>
          </table:table-cell>
          <table:table-cell office:value-type="string">
            <text:p>191/?: 5/5</text:p>
          </table:table-cell>
          <table:table-cell table:number-columns-repeated="2" office:value-type="string">
            <text:p>_</text:p>
          </table:table-cell>
          <table:table-cell office:value-type="string">
            <text:p>194/?: 3/4</text:p>
          </table:table-cell>
          <table:table-cell office:value-type="string">
            <text:p>195/?: 2/4</text:p>
          </table:table-cell>
          <table:table-cell office:value-type="string">
            <text:p>196/?: 3/4</text:p>
          </table:table-cell>
          <table:table-cell office:value-type="string">
            <text:p>197/?: 3/4</text:p>
          </table:table-cell>
          <table:table-cell office:value-type="string">
            <text:p>198/?: 4/4</text:p>
          </table:table-cell>
          <table:table-cell office:value-type="string">
            <text:p>199/?: 5/5</text:p>
          </table:table-cell>
          <table:table-cell office:value-type="string">
            <text:p>200/?: 5/5</text:p>
          </table:table-cell>
          <table:table-cell office:value-type="string">
            <text:p>201/?: 1/4</text:p>
          </table:table-cell>
          <table:table-cell office:value-type="string">
            <text:p>202/?: 2/4</text:p>
          </table:table-cell>
          <table:table-cell office:value-type="string">
            <text:p>203/?: 3/4</text:p>
          </table:table-cell>
          <table:table-cell office:value-type="string">
            <text:p>204/?: 3/4</text:p>
          </table:table-cell>
          <table:table-cell office:value-type="string">
            <text:p>205/?: 5/5</text:p>
          </table:table-cell>
          <table:table-cell office:value-type="string">
            <text:p>206/?: 4/4</text:p>
          </table:table-cell>
          <table:table-cell office:value-type="string">
            <text:p>207/?: 5/5</text:p>
          </table:table-cell>
          <table:table-cell office:value-type="string">
            <text:p>208/?: 2/4</text:p>
          </table:table-cell>
          <table:table-cell office:value-type="string">
            <text:p>209/?: 3/4</text:p>
          </table:table-cell>
          <table:table-cell office:value-type="string">
            <text:p>_</text:p>
          </table:table-cell>
          <table:table-cell office:value-type="string">
            <text:p>211/?: 4/4</text:p>
          </table:table-cell>
          <table:table-cell table:number-columns-repeated="4" office:value-type="string">
            <text:p>_</text:p>
          </table:table-cell>
          <table:table-cell office:value-type="string">
            <text:p>216/?: 1/2</text:p>
          </table:table-cell>
          <table:table-cell office:value-type="string">
            <text:p>217/?: 2/3</text:p>
          </table:table-cell>
          <table:table-cell office:value-type="string">
            <text:p>218/?: 3/3</text:p>
          </table:table-cell>
          <table:table-cell office:value-type="string">
            <text:p>219/?: 4/4</text:p>
          </table:table-cell>
          <table:table-cell table:number-columns-repeated="5" office:value-type="string">
            <text:p>_</text:p>
          </table:table-cell>
          <table:table-cell office:value-type="string">
            <text:p>225/?: 2/4</text:p>
          </table:table-cell>
          <table:table-cell office:value-type="string">
            <text:p>226/?: 0/4</text:p>
          </table:table-cell>
          <table:table-cell office:value-type="string">
            <text:p>227/?: 0/0</text:p>
          </table:table-cell>
          <table:table-cell office:value-type="string">
            <text:p>228/?: 0/0</text:p>
          </table:table-cell>
          <table:table-cell office:value-type="string">
            <text:p>229/?: 1/1</text:p>
          </table:table-cell>
          <table:table-cell office:value-type="string">
            <text:p>230/?: 0/2</text:p>
          </table:table-cell>
          <table:table-cell office:value-type="string">
            <text:p>231/?: 1/3</text:p>
          </table:table-cell>
          <table:table-cell office:value-type="string">
            <text:p>232/?: 4/4</text:p>
          </table:table-cell>
          <table:table-cell office:value-type="string">
            <text:p>233/?: 4/4</text:p>
          </table:table-cell>
          <table:table-cell office:value-type="string">
            <text:p>234/?: 2/2</text:p>
          </table:table-cell>
          <table:table-cell office:value-type="string">
            <text:p>235/?: 3/3</text:p>
          </table:table-cell>
          <table:table-cell office:value-type="string">
            <text:p>236/?: 4/4</text:p>
          </table:table-cell>
          <table:table-cell office:value-type="string">
            <text:p>237/?: 5/5</text:p>
          </table:table-cell>
          <table:table-cell office:value-type="string">
            <text:p>_</text:p>
          </table:table-cell>
          <table:table-cell office:value-type="string">
            <text:p>239/?: 5/5</text:p>
          </table:table-cell>
          <table:table-cell table:number-columns-repeated="3" office:value-type="string">
            <text:p>_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office:value-type="string">
            <text:p>count:</text:p>
          </table:table-cell>
          <table:table-cell office:value-type="float" office:value="102351">
            <text:p>102351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1</text:p>
          </table:table-cell>
          <table:table-cell office:value-type="string">
            <text:p>52/4: 0/2</text:p>
          </table:table-cell>
          <table:table-cell office:value-type="string">
            <text:p>53/5: 0/3</text:p>
          </table:table-cell>
          <table:table-cell office:value-type="string">
            <text:p>54/6: 0/3</text:p>
          </table:table-cell>
          <table:table-cell office:value-type="string">
            <text:p>55/7: 0/4</text:p>
          </table:table-cell>
          <table:table-cell office:value-type="string">
            <text:p>56/8: 0/4</text:p>
          </table:table-cell>
          <table:table-cell office:value-type="string">
            <text:p>57/9: 0/5</text:p>
          </table:table-cell>
          <table:table-cell office:value-type="string">
            <text:p>58/:: 0/1</text:p>
          </table:table-cell>
          <table:table-cell office:value-type="string">
            <text:p>59/;: 1/2</text:p>
          </table:table-cell>
          <table:table-cell office:value-type="string">
            <text:p>61/=: 0/1</text:p>
          </table:table-cell>
          <table:table-cell office:value-type="string">
            <text:p>_</text:p>
          </table:table-cell>
          <table:table-cell office:value-type="string">
            <text:p>63/?: 0/1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2</text:p>
          </table:table-cell>
          <table:table-cell office:value-type="string">
            <text:p>73/I: 0/2</text:p>
          </table:table-cell>
          <table:table-cell office:value-type="string">
            <text:p>74/J: 0/2</text:p>
          </table:table-cell>
          <table:table-cell office:value-type="string">
            <text:p>75/K: 0/2</text:p>
          </table:table-cell>
          <table:table-cell office:value-type="string">
            <text:p>76/L: 0/2</text:p>
          </table:table-cell>
          <table:table-cell office:value-type="string">
            <text:p>77/M: 0/2</text:p>
          </table:table-cell>
          <table:table-cell office:value-type="string">
            <text:p>78/N: 0/2</text:p>
          </table:table-cell>
          <table:table-cell office:value-type="string">
            <text:p>79/O: 0/3</text:p>
          </table:table-cell>
          <table:table-cell office:value-type="string">
            <text:p>80/P: 0/3</text:p>
          </table:table-cell>
          <table:table-cell office:value-type="string">
            <text:p>81/Q: 0/3</text:p>
          </table:table-cell>
          <table:table-cell office:value-type="string">
            <text:p>82/R: 0/3</text:p>
          </table:table-cell>
          <table:table-cell office:value-type="string">
            <text:p>83/S: 0/4</text:p>
          </table:table-cell>
          <table:table-cell office:value-type="string">
            <text:p>84/T: 0/4</text:p>
          </table:table-cell>
          <table:table-cell office:value-type="string">
            <text:p>85/U: 0/4</text:p>
          </table:table-cell>
          <table:table-cell office:value-type="string">
            <text:p>86/V: 0/4</text:p>
          </table:table-cell>
          <table:table-cell office:value-type="string">
            <text:p>87/W: 0/4</text:p>
          </table:table-cell>
          <table:table-cell office:value-type="string">
            <text:p>88/X: 0/4</text:p>
          </table:table-cell>
          <table:table-cell office:value-type="string">
            <text:p>89/Y: 0/4</text:p>
          </table:table-cell>
          <table:table-cell office:value-type="string">
            <text:p>90/Z: 0/5</text:p>
          </table:table-cell>
          <table:table-cell office:value-type="string">
            <text:p>_</text:p>
          </table:table-cell>
          <table:table-cell office:value-type="string">
            <text:p>92/\: 1/3</text:p>
          </table:table-cell>
          <table:table-cell office:value-type="string">
            <text:p>_</text:p>
          </table:table-cell>
          <table:table-cell office:value-type="string">
            <text:p>94/^: 4/4</text:p>
          </table:table-cell>
          <table:table-cell office:value-type="string">
            <text:p>95/_: 0/1</text:p>
          </table:table-cell>
          <table:table-cell office:value-type="string">
            <text:p>96/`: 0/2</text:p>
          </table:table-cell>
          <table:table-cell office:value-type="string">
            <text:p>97/a: 0/1</text:p>
          </table:table-cell>
          <table:table-cell office:value-type="string">
            <text:p>98/b: 0/1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0/1</text:p>
          </table:table-cell>
          <table:table-cell office:value-type="string">
            <text:p>102/f: 0/3</text:p>
          </table:table-cell>
          <table:table-cell office:value-type="string">
            <text:p>103/g: 0/2</text:p>
          </table:table-cell>
          <table:table-cell office:value-type="string">
            <text:p>104/h: 0/2</text:p>
          </table:table-cell>
          <table:table-cell office:value-type="string">
            <text:p>105/i: 0/2</text:p>
          </table:table-cell>
          <table:table-cell office:value-type="string">
            <text:p>106/j: 0/3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3</text:p>
          </table:table-cell>
          <table:table-cell office:value-type="string">
            <text:p>110/n: 0/3</text:p>
          </table:table-cell>
          <table:table-cell office:value-type="string">
            <text:p>111/o: 1/4</text:p>
          </table:table-cell>
          <table:table-cell office:value-type="string">
            <text:p>112/p: 1/4</text:p>
          </table:table-cell>
          <table:table-cell office:value-type="string">
            <text:p>113/q: 1/4</text:p>
          </table:table-cell>
          <table:table-cell office:value-type="string">
            <text:p>114/r: 1/4</text:p>
          </table:table-cell>
          <table:table-cell office:value-type="string">
            <text:p>115/s: 1/5</text:p>
          </table:table-cell>
          <table:table-cell office:value-type="string">
            <text:p>116/t: 2/5</text:p>
          </table:table-cell>
          <table:table-cell office:value-type="string">
            <text:p>117/u: 2/5</text:p>
          </table:table-cell>
          <table:table-cell office:value-type="string">
            <text:p>118/v: 3/5</text:p>
          </table:table-cell>
          <table:table-cell office:value-type="string">
            <text:p>119/w: 3/5</text:p>
          </table:table-cell>
          <table:table-cell office:value-type="string">
            <text:p>120/x: 4/5</text:p>
          </table:table-cell>
          <table:table-cell office:value-type="string">
            <text:p>121/y: 3/5</text:p>
          </table:table-cell>
          <table:table-cell office:value-type="string">
            <text:p>122/z: 3/5</text:p>
          </table:table-cell>
          <table:table-cell table:number-columns-repeated="3" office:value-type="string">
            <text:p>_</text:p>
          </table:table-cell>
          <table:table-cell office:value-type="string">
            <text:p>126/~: 5/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0</text:p>
          </table:table-cell>
          <table:table-cell office:value-type="string">
            <text:p>133/?: 0/1</text:p>
          </table:table-cell>
          <table:table-cell office:value-type="string">
            <text:p>134/?: 0/1</text:p>
          </table:table-cell>
          <table:table-cell office:value-type="string">
            <text:p>135/?: 0/1</text:p>
          </table:table-cell>
          <table:table-cell office:value-type="string">
            <text:p>136/?: 0/2</text:p>
          </table:table-cell>
          <table:table-cell office:value-type="string">
            <text:p>137/?: 0/1</text:p>
          </table:table-cell>
          <table:table-cell office:value-type="string">
            <text:p>138/?: 0/1</text:p>
          </table:table-cell>
          <table:table-cell office:value-type="string">
            <text:p>139/?: 0/1</text:p>
          </table:table-cell>
          <table:table-cell office:value-type="string">
            <text:p>140/?: 0/2</text:p>
          </table:table-cell>
          <table:table-cell office:value-type="string">
            <text:p>141/?: 0/1</text:p>
          </table:table-cell>
          <table:table-cell office:value-type="string">
            <text:p>142/?: 0/2</text:p>
          </table:table-cell>
          <table:table-cell office:value-type="string">
            <text:p>143/?: 0/2</text:p>
          </table:table-cell>
          <table:table-cell office:value-type="string">
            <text:p>144/?: 0/1</text:p>
          </table:table-cell>
          <table:table-cell office:value-type="string">
            <text:p>145/?: 0/1</text:p>
          </table:table-cell>
          <table:table-cell office:value-type="string">
            <text:p>146/?: 0/1</text:p>
          </table:table-cell>
          <table:table-cell office:value-type="string">
            <text:p>147/?: 0/2</text:p>
          </table:table-cell>
          <table:table-cell office:value-type="string">
            <text:p>148/?: 0/1</text:p>
          </table:table-cell>
          <table:table-cell office:value-type="string">
            <text:p>149/?: 0/1</text:p>
          </table:table-cell>
          <table:table-cell office:value-type="string">
            <text:p>150/?: 0/2</text:p>
          </table:table-cell>
          <table:table-cell office:value-type="string">
            <text:p>151/?: 1/2</text:p>
          </table:table-cell>
          <table:table-cell office:value-type="string">
            <text:p>152/?: 0/2</text:p>
          </table:table-cell>
          <table:table-cell office:value-type="string">
            <text:p>153/?: 1/3</text:p>
          </table:table-cell>
          <table:table-cell office:value-type="string">
            <text:p>154/?: 0/2</text:p>
          </table:table-cell>
          <table:table-cell office:value-type="string">
            <text:p>155/?: 0/2</text:p>
          </table:table-cell>
          <table:table-cell office:value-type="string">
            <text:p>156/?: 0/2</text:p>
          </table:table-cell>
          <table:table-cell office:value-type="string">
            <text:p>157/?: 1/3</text:p>
          </table:table-cell>
          <table:table-cell office:value-type="string">
            <text:p>158/?: 0/3</text:p>
          </table:table-cell>
          <table:table-cell office:value-type="string">
            <text:p>159/?: 0/2</text:p>
          </table:table-cell>
          <table:table-cell office:value-type="string">
            <text:p>160/?: 0/2</text:p>
          </table:table-cell>
          <table:table-cell office:value-type="string">
            <text:p>161/?: 0/1</text:p>
          </table:table-cell>
          <table:table-cell office:value-type="string">
            <text:p>162/?: 0/2</text:p>
          </table:table-cell>
          <table:table-cell office:value-type="string">
            <text:p>163/?: 0/2</text:p>
          </table:table-cell>
          <table:table-cell office:value-type="string">
            <text:p>164/?: 0/2</text:p>
          </table:table-cell>
          <table:table-cell office:value-type="string">
            <text:p>165/?: 0/2</text:p>
          </table:table-cell>
          <table:table-cell office:value-type="string">
            <text:p>166/?: 0/2</text:p>
          </table:table-cell>
          <table:table-cell office:value-type="string">
            <text:p>167/?: 0/3</text:p>
          </table:table-cell>
          <table:table-cell office:value-type="string">
            <text:p>168/?: 0/2</text:p>
          </table:table-cell>
          <table:table-cell office:value-type="string">
            <text:p>169/?: 1/2</text:p>
          </table:table-cell>
          <table:table-cell office:value-type="string">
            <text:p>170/?: 0/3</text:p>
          </table:table-cell>
          <table:table-cell office:value-type="string">
            <text:p>171/?: 1/4</text:p>
          </table:table-cell>
          <table:table-cell office:value-type="string">
            <text:p>172/?: 1/3</text:p>
          </table:table-cell>
          <table:table-cell office:value-type="string">
            <text:p>173/?: 2/3</text:p>
          </table:table-cell>
          <table:table-cell office:value-type="string">
            <text:p>174/?: 1/3</text:p>
          </table:table-cell>
          <table:table-cell office:value-type="string">
            <text:p>175/?: 0/2</text:p>
          </table:table-cell>
          <table:table-cell office:value-type="string">
            <text:p>176/?: 0/3</text:p>
          </table:table-cell>
          <table:table-cell office:value-type="string">
            <text:p>177/?: 0/3</text:p>
          </table:table-cell>
          <table:table-cell office:value-type="string">
            <text:p>178/?: 0/3</text:p>
          </table:table-cell>
          <table:table-cell office:value-type="string">
            <text:p>179/?: 0/4</text:p>
          </table:table-cell>
          <table:table-cell office:value-type="string">
            <text:p>180/?: 1/4</text:p>
          </table:table-cell>
          <table:table-cell office:value-type="string">
            <text:p>181/?: 1/4</text:p>
          </table:table-cell>
          <table:table-cell office:value-type="string">
            <text:p>182/?: 1/4</text:p>
          </table:table-cell>
          <table:table-cell office:value-type="string">
            <text:p>183/?: 2/4</text:p>
          </table:table-cell>
          <table:table-cell office:value-type="string">
            <text:p>184/?: 0/4</text:p>
          </table:table-cell>
          <table:table-cell office:value-type="string">
            <text:p>185/?: 1/4</text:p>
          </table:table-cell>
          <table:table-cell office:value-type="string">
            <text:p>186/?: 2/5</text:p>
          </table:table-cell>
          <table:table-cell office:value-type="string">
            <text:p>187/?: 3/5</text:p>
          </table:table-cell>
          <table:table-cell office:value-type="string">
            <text:p>188/?: 4/5</text:p>
          </table:table-cell>
          <table:table-cell office:value-type="string">
            <text:p>189/?: 4/5</text:p>
          </table:table-cell>
          <table:table-cell office:value-type="string">
            <text:p>190/?: 5/5</text:p>
          </table:table-cell>
          <table:table-cell office:value-type="string">
            <text:p>191/?: 6/6</text:p>
          </table:table-cell>
          <table:table-cell table:number-columns-repeated="2" office:value-type="string">
            <text:p>_</text:p>
          </table:table-cell>
          <table:table-cell office:value-type="string">
            <text:p>194/?: 3/5</text:p>
          </table:table-cell>
          <table:table-cell office:value-type="string">
            <text:p>195/?: 4/5</text:p>
          </table:table-cell>
          <table:table-cell office:value-type="string">
            <text:p>196/?: 4/5</text:p>
          </table:table-cell>
          <table:table-cell office:value-type="string">
            <text:p>197/?: 5/5</text:p>
          </table:table-cell>
          <table:table-cell office:value-type="string">
            <text:p>198/?: 5/5</text:p>
          </table:table-cell>
          <table:table-cell office:value-type="string">
            <text:p>199/?: 6/6</text:p>
          </table:table-cell>
          <table:table-cell office:value-type="string">
            <text:p>200/?: 6/6</text:p>
          </table:table-cell>
          <table:table-cell office:value-type="string">
            <text:p>201/?: 4/5</text:p>
          </table:table-cell>
          <table:table-cell office:value-type="string">
            <text:p>202/?: 5/5</text:p>
          </table:table-cell>
          <table:table-cell office:value-type="string">
            <text:p>203/?: 5/5</text:p>
          </table:table-cell>
          <table:table-cell office:value-type="string">
            <text:p>204/?: 2/4</text:p>
          </table:table-cell>
          <table:table-cell office:value-type="string">
            <text:p>205/?: 5/5</text:p>
          </table:table-cell>
          <table:table-cell office:value-type="string">
            <text:p>206/?: 5/5</text:p>
          </table:table-cell>
          <table:table-cell office:value-type="string">
            <text:p>207/?: 6/6</text:p>
          </table:table-cell>
          <table:table-cell office:value-type="string">
            <text:p>208/?: 3/4</text:p>
          </table:table-cell>
          <table:table-cell office:value-type="string">
            <text:p>209/?: 4/5</text:p>
          </table:table-cell>
          <table:table-cell office:value-type="string">
            <text:p>210/?: 5/5</text:p>
          </table:table-cell>
          <table:table-cell office:value-type="string">
            <text:p>211/?: 6/6</text:p>
          </table:table-cell>
          <table:table-cell table:number-columns-repeated="5" office:value-type="string">
            <text:p>_</text:p>
          </table:table-cell>
          <table:table-cell office:value-type="string">
            <text:p>217/?: 4/5</text:p>
          </table:table-cell>
          <table:table-cell office:value-type="string">
            <text:p>225/?: 5/5</text:p>
          </table:table-cell>
          <table:table-cell office:value-type="string">
            <text:p>226/?: 0/5</text:p>
          </table:table-cell>
          <table:table-cell office:value-type="string">
            <text:p>227/?: 0/0</text:p>
          </table:table-cell>
          <table:table-cell office:value-type="string">
            <text:p>228/?: 0/1</text:p>
          </table:table-cell>
          <table:table-cell office:value-type="string">
            <text:p>229/?: 1/2</text:p>
          </table:table-cell>
          <table:table-cell office:value-type="string">
            <text:p>230/?: 2/3</text:p>
          </table:table-cell>
          <table:table-cell office:value-type="string">
            <text:p>231/?: 3/4</text:p>
          </table:table-cell>
          <table:table-cell office:value-type="string">
            <text:p>232/?: 4/5</text:p>
          </table:table-cell>
          <table:table-cell office:value-type="string">
            <text:p>233/?: 5/5</text:p>
          </table:table-cell>
          <table:table-cell office:value-type="string">
            <text:p>234/?: 6/6</text:p>
          </table:table-cell>
          <table:table-cell office:value-type="string">
            <text:p>236/?: 6/6</text:p>
          </table:table-cell>
          <table:table-cell table:number-columns-repeated="2" office:value-type="string">
            <text:p>_</text:p>
          </table:table-cell>
          <table:table-cell office:value-type="string">
            <text:p>239/?: 6/6</text:p>
          </table:table-cell>
          <table:table-cell table:number-columns-repeated="5" office:value-type="string">
            <text:p>_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office:value-type="string">
            <text:p>count:</text:p>
          </table:table-cell>
          <table:table-cell office:value-type="float" office:value="70696">
            <text:p>70696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2</text:p>
          </table:table-cell>
          <table:table-cell office:value-type="string">
            <text:p>53/5: 0/3</text:p>
          </table:table-cell>
          <table:table-cell office:value-type="string">
            <text:p>54/6: 0/4</text:p>
          </table:table-cell>
          <table:table-cell office:value-type="string">
            <text:p>55/7: 0/5</text:p>
          </table:table-cell>
          <table:table-cell office:value-type="string">
            <text:p>56/8: 0/5</text:p>
          </table:table-cell>
          <table:table-cell office:value-type="string">
            <text:p>57/9: 0/6</text:p>
          </table:table-cell>
          <table:table-cell office:value-type="string">
            <text:p>58/:: 0/2</text:p>
          </table:table-cell>
          <table:table-cell office:value-type="string">
            <text:p>59/;: 1/2</text:p>
          </table:table-cell>
          <table:table-cell office:value-type="string">
            <text:p>61/=: 0/1</text:p>
          </table:table-cell>
          <table:table-cell office:value-type="string">
            <text:p>_</text:p>
          </table:table-cell>
          <table:table-cell office:value-type="string">
            <text:p>63/?: 1/2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2</text:p>
          </table:table-cell>
          <table:table-cell office:value-type="string">
            <text:p>72/H: 0/2</text:p>
          </table:table-cell>
          <table:table-cell office:value-type="string">
            <text:p>73/I: 0/2</text:p>
          </table:table-cell>
          <table:table-cell office:value-type="string">
            <text:p>74/J: 0/2</text:p>
          </table:table-cell>
          <table:table-cell office:value-type="string">
            <text:p>75/K: 0/2</text:p>
          </table:table-cell>
          <table:table-cell office:value-type="string">
            <text:p>76/L: 0/3</text:p>
          </table:table-cell>
          <table:table-cell office:value-type="string">
            <text:p>77/M: 0/3</text:p>
          </table:table-cell>
          <table:table-cell office:value-type="string">
            <text:p>78/N: 0/3</text:p>
          </table:table-cell>
          <table:table-cell office:value-type="string">
            <text:p>79/O: 0/3</text:p>
          </table:table-cell>
          <table:table-cell office:value-type="string">
            <text:p>80/P: 0/4</text:p>
          </table:table-cell>
          <table:table-cell office:value-type="string">
            <text:p>81/Q: 0/4</text:p>
          </table:table-cell>
          <table:table-cell office:value-type="string">
            <text:p>82/R: 0/4</text:p>
          </table:table-cell>
          <table:table-cell office:value-type="string">
            <text:p>83/S: 0/4</text:p>
          </table:table-cell>
          <table:table-cell office:value-type="string">
            <text:p>84/T: 0/4</text:p>
          </table:table-cell>
          <table:table-cell office:value-type="string">
            <text:p>85/U: 0/5</text:p>
          </table:table-cell>
          <table:table-cell office:value-type="string">
            <text:p>86/V: 0/5</text:p>
          </table:table-cell>
          <table:table-cell office:value-type="string">
            <text:p>87/W: 0/5</text:p>
          </table:table-cell>
          <table:table-cell office:value-type="string">
            <text:p>88/X: 0/4</text:p>
          </table:table-cell>
          <table:table-cell office:value-type="string">
            <text:p>89/Y: 0/5</text:p>
          </table:table-cell>
          <table:table-cell office:value-type="string">
            <text:p>90/Z: 0/5</text:p>
          </table:table-cell>
          <table:table-cell office:value-type="string">
            <text:p>_</text:p>
          </table:table-cell>
          <table:table-cell office:value-type="string">
            <text:p>92/\: 3/3</text:p>
          </table:table-cell>
          <table:table-cell table:number-columns-repeated="2" office:value-type="string">
            <text:p>_</text:p>
          </table:table-cell>
          <table:table-cell office:value-type="string">
            <text:p>95/_: 0/1</text:p>
          </table:table-cell>
          <table:table-cell office:value-type="string">
            <text:p>96/`: 0/2</text:p>
          </table:table-cell>
          <table:table-cell office:value-type="string">
            <text:p>97/a: 0/1</text:p>
          </table:table-cell>
          <table:table-cell office:value-type="string">
            <text:p>98/b: 0/1</text:p>
          </table:table-cell>
          <table:table-cell office:value-type="string">
            <text:p>99/c: 0/1</text:p>
          </table:table-cell>
          <table:table-cell office:value-type="string">
            <text:p>100/d: 0/3</text:p>
          </table:table-cell>
          <table:table-cell office:value-type="string">
            <text:p>101/e: 0/2</text:p>
          </table:table-cell>
          <table:table-cell office:value-type="string">
            <text:p>102/f: 0/3</text:p>
          </table:table-cell>
          <table:table-cell office:value-type="string">
            <text:p>103/g: 0/2</text:p>
          </table:table-cell>
          <table:table-cell office:value-type="string">
            <text:p>104/h: 0/2</text:p>
          </table:table-cell>
          <table:table-cell office:value-type="string">
            <text:p>105/i: 0/3</text:p>
          </table:table-cell>
          <table:table-cell office:value-type="string">
            <text:p>106/j: 0/3</text:p>
          </table:table-cell>
          <table:table-cell office:value-type="string">
            <text:p>107/k: 0/3</text:p>
          </table:table-cell>
          <table:table-cell office:value-type="string">
            <text:p>108/l: 0/3</text:p>
          </table:table-cell>
          <table:table-cell office:value-type="string">
            <text:p>109/m: 0/4</text:p>
          </table:table-cell>
          <table:table-cell office:value-type="string">
            <text:p>110/n: 0/4</text:p>
          </table:table-cell>
          <table:table-cell office:value-type="string">
            <text:p>111/o: 1/4</text:p>
          </table:table-cell>
          <table:table-cell office:value-type="string">
            <text:p>112/p: 1/5</text:p>
          </table:table-cell>
          <table:table-cell office:value-type="string">
            <text:p>113/q: 1/4</text:p>
          </table:table-cell>
          <table:table-cell office:value-type="string">
            <text:p>114/r: 1/5</text:p>
          </table:table-cell>
          <table:table-cell office:value-type="string">
            <text:p>115/s: 1/5</text:p>
          </table:table-cell>
          <table:table-cell office:value-type="string">
            <text:p>116/t: 2/6</text:p>
          </table:table-cell>
          <table:table-cell office:value-type="string">
            <text:p>117/u: 3/6</text:p>
          </table:table-cell>
          <table:table-cell office:value-type="string">
            <text:p>118/v: 3/6</text:p>
          </table:table-cell>
          <table:table-cell office:value-type="string">
            <text:p>119/w: 3/6</text:p>
          </table:table-cell>
          <table:table-cell office:value-type="string">
            <text:p>120/x: 4/6</text:p>
          </table:table-cell>
          <table:table-cell office:value-type="string">
            <text:p>121/y: 4/6</text:p>
          </table:table-cell>
          <table:table-cell office:value-type="string">
            <text:p>122/z: 4/6</text:p>
          </table:table-cell>
          <table:table-cell office:value-type="string">
            <text:p>126/~: 7/7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1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0/2</text:p>
          </table:table-cell>
          <table:table-cell office:value-type="string">
            <text:p>135/?: 0/2</text:p>
          </table:table-cell>
          <table:table-cell office:value-type="string">
            <text:p>136/?: 0/2</text:p>
          </table:table-cell>
          <table:table-cell office:value-type="string">
            <text:p>137/?: 0/1</text:p>
          </table:table-cell>
          <table:table-cell office:value-type="string">
            <text:p>138/?: 0/3</text:p>
          </table:table-cell>
          <table:table-cell office:value-type="string">
            <text:p>139/?: 0/1</text:p>
          </table:table-cell>
          <table:table-cell office:value-type="string">
            <text:p>140/?: 0/2</text:p>
          </table:table-cell>
          <table:table-cell office:value-type="string">
            <text:p>141/?: 0/2</text:p>
          </table:table-cell>
          <table:table-cell office:value-type="string">
            <text:p>142/?: 0/3</text:p>
          </table:table-cell>
          <table:table-cell office:value-type="string">
            <text:p>143/?: 1/3</text:p>
          </table:table-cell>
          <table:table-cell office:value-type="string">
            <text:p>144/?: 0/1</text:p>
          </table:table-cell>
          <table:table-cell office:value-type="string">
            <text:p>145/?: 0/1</text:p>
          </table:table-cell>
          <table:table-cell office:value-type="string">
            <text:p>146/?: 0/1</text:p>
          </table:table-cell>
          <table:table-cell office:value-type="string">
            <text:p>147/?: 0/2</text:p>
          </table:table-cell>
          <table:table-cell office:value-type="string">
            <text:p>148/?: 0/2</text:p>
          </table:table-cell>
          <table:table-cell office:value-type="string">
            <text:p>149/?: 0/2</text:p>
          </table:table-cell>
          <table:table-cell office:value-type="string">
            <text:p>150/?: 0/3</text:p>
          </table:table-cell>
          <table:table-cell office:value-type="string">
            <text:p>151/?: 0/2</text:p>
          </table:table-cell>
          <table:table-cell office:value-type="string">
            <text:p>152/?: 0/2</text:p>
          </table:table-cell>
          <table:table-cell office:value-type="string">
            <text:p>153/?: 1/2</text:p>
          </table:table-cell>
          <table:table-cell office:value-type="string">
            <text:p>154/?: 0/2</text:p>
          </table:table-cell>
          <table:table-cell office:value-type="string">
            <text:p>155/?: 1/3</text:p>
          </table:table-cell>
          <table:table-cell office:value-type="string">
            <text:p>156/?: 0/3</text:p>
          </table:table-cell>
          <table:table-cell office:value-type="string">
            <text:p>157/?: 2/3</text:p>
          </table:table-cell>
          <table:table-cell office:value-type="string">
            <text:p>158/?: 1/3</text:p>
          </table:table-cell>
          <table:table-cell office:value-type="string">
            <text:p>159/?: 0/3</text:p>
          </table:table-cell>
          <table:table-cell office:value-type="string">
            <text:p>160/?: 0/2</text:p>
          </table:table-cell>
          <table:table-cell office:value-type="string">
            <text:p>161/?: 0/1</text:p>
          </table:table-cell>
          <table:table-cell office:value-type="string">
            <text:p>162/?: 0/3</text:p>
          </table:table-cell>
          <table:table-cell office:value-type="string">
            <text:p>163/?: 0/2</text:p>
          </table:table-cell>
          <table:table-cell office:value-type="string">
            <text:p>164/?: 0/2</text:p>
          </table:table-cell>
          <table:table-cell office:value-type="string">
            <text:p>165/?: 1/2</text:p>
          </table:table-cell>
          <table:table-cell office:value-type="string">
            <text:p>166/?: 1/3</text:p>
          </table:table-cell>
          <table:table-cell office:value-type="string">
            <text:p>167/?: 0/2</text:p>
          </table:table-cell>
          <table:table-cell office:value-type="string">
            <text:p>168/?: 1/2</text:p>
          </table:table-cell>
          <table:table-cell office:value-type="string">
            <text:p>169/?: 0/3</text:p>
          </table:table-cell>
          <table:table-cell office:value-type="string">
            <text:p>170/?: 0/3</text:p>
          </table:table-cell>
          <table:table-cell office:value-type="string">
            <text:p>171/?: 1/4</text:p>
          </table:table-cell>
          <table:table-cell office:value-type="string">
            <text:p>172/?: 0/3</text:p>
          </table:table-cell>
          <table:table-cell office:value-type="string">
            <text:p>173/?: 1/4</text:p>
          </table:table-cell>
          <table:table-cell office:value-type="string">
            <text:p>174/?: 1/4</text:p>
          </table:table-cell>
          <table:table-cell office:value-type="string">
            <text:p>175/?: 1/4</text:p>
          </table:table-cell>
          <table:table-cell office:value-type="string">
            <text:p>176/?: 0/3</text:p>
          </table:table-cell>
          <table:table-cell office:value-type="string">
            <text:p>177/?: 0/3</text:p>
          </table:table-cell>
          <table:table-cell office:value-type="string">
            <text:p>178/?: 0/3</text:p>
          </table:table-cell>
          <table:table-cell office:value-type="string">
            <text:p>179/?: 1/4</text:p>
          </table:table-cell>
          <table:table-cell office:value-type="string">
            <text:p>180/?: 1/4</text:p>
          </table:table-cell>
          <table:table-cell office:value-type="string">
            <text:p>181/?: 2/4</text:p>
          </table:table-cell>
          <table:table-cell office:value-type="string">
            <text:p>182/?: 2/5</text:p>
          </table:table-cell>
          <table:table-cell office:value-type="string">
            <text:p>183/?: 3/5</text:p>
          </table:table-cell>
          <table:table-cell office:value-type="string">
            <text:p>184/?: 2/5</text:p>
          </table:table-cell>
          <table:table-cell office:value-type="string">
            <text:p>185/?: 2/5</text:p>
          </table:table-cell>
          <table:table-cell office:value-type="string">
            <text:p>186/?: 3/6</text:p>
          </table:table-cell>
          <table:table-cell office:value-type="string">
            <text:p>187/?: 4/5</text:p>
          </table:table-cell>
          <table:table-cell office:value-type="string">
            <text:p>188/?: 5/6</text:p>
          </table:table-cell>
          <table:table-cell office:value-type="string">
            <text:p>189/?: 5/6</text:p>
          </table:table-cell>
          <table:table-cell office:value-type="string">
            <text:p>190/?: 6/6</text:p>
          </table:table-cell>
          <table:table-cell office:value-type="string">
            <text:p>191/?: 7/7</text:p>
          </table:table-cell>
          <table:table-cell table:number-columns-repeated="2" office:value-type="string">
            <text:p>_</text:p>
          </table:table-cell>
          <table:table-cell office:value-type="string">
            <text:p>194/?: 4/6</text:p>
          </table:table-cell>
          <table:table-cell office:value-type="string">
            <text:p>195/?: 4/6</text:p>
          </table:table-cell>
          <table:table-cell office:value-type="string">
            <text:p>196/?: 5/6</text:p>
          </table:table-cell>
          <table:table-cell office:value-type="string">
            <text:p>197/?: 6/6</text:p>
          </table:table-cell>
          <table:table-cell office:value-type="string">
            <text:p>198/?: 6/6</text:p>
          </table:table-cell>
          <table:table-cell office:value-type="string">
            <text:p>199/?: 7/7</text:p>
          </table:table-cell>
          <table:table-cell office:value-type="string">
            <text:p>200/?: 7/7</text:p>
          </table:table-cell>
          <table:table-cell office:value-type="string">
            <text:p>201/?: 4/6</text:p>
          </table:table-cell>
          <table:table-cell office:value-type="string">
            <text:p>202/?: 3/6</text:p>
          </table:table-cell>
          <table:table-cell office:value-type="string">
            <text:p>203/?: 5/5</text:p>
          </table:table-cell>
          <table:table-cell office:value-type="string">
            <text:p>204/?: 3/5</text:p>
          </table:table-cell>
          <table:table-cell office:value-type="string">
            <text:p>205/?: 5/6</text:p>
          </table:table-cell>
          <table:table-cell office:value-type="string">
            <text:p>206/?: 5/6</text:p>
          </table:table-cell>
          <table:table-cell office:value-type="string">
            <text:p>207/?: 6/6</text:p>
          </table:table-cell>
          <table:table-cell office:value-type="string">
            <text:p>208/?: 4/5</text:p>
          </table:table-cell>
          <table:table-cell office:value-type="string">
            <text:p>209/?: 5/6</text:p>
          </table:table-cell>
          <table:table-cell office:value-type="string">
            <text:p>210/?: 6/6</text:p>
          </table:table-cell>
          <table:table-cell office:value-type="string">
            <text:p>211/?: 7/7</text:p>
          </table:table-cell>
          <table:table-cell office:value-type="string">
            <text:p>_</text:p>
          </table:table-cell>
          <table:table-cell office:value-type="string">
            <text:p>217/?: 7/7</text:p>
          </table:table-cell>
          <table:table-cell table:number-columns-repeated="7" office:value-type="string">
            <text:p>_</text:p>
          </table:table-cell>
          <table:table-cell office:value-type="string">
            <text:p>225/?: 6/6</text:p>
          </table:table-cell>
          <table:table-cell office:value-type="string">
            <text:p>226/?: 6/6</text:p>
          </table:table-cell>
          <table:table-cell office:value-type="string">
            <text:p>227/?: 1/1</text:p>
          </table:table-cell>
          <table:table-cell office:value-type="string">
            <text:p>228/?: 1/1</text:p>
          </table:table-cell>
          <table:table-cell office:value-type="string">
            <text:p>229/?: 2/3</text:p>
          </table:table-cell>
          <table:table-cell office:value-type="string">
            <text:p>230/?: 3/4</text:p>
          </table:table-cell>
          <table:table-cell office:value-type="string">
            <text:p>231/?: 4/4</text:p>
          </table:table-cell>
          <table:table-cell office:value-type="string">
            <text:p>232/?: 5/5</text:p>
          </table:table-cell>
          <table:table-cell office:value-type="string">
            <text:p>233/?: 6/6</text:p>
          </table:table-cell>
          <table:table-cell office:value-type="string">
            <text:p>234/?: 7/7</text:p>
          </table:table-cell>
          <table:table-cell office:value-type="string">
            <text:p>_</text:p>
          </table:table-cell>
          <table:table-cell office:value-type="string">
            <text:p>239/?: 7/7</text:p>
          </table:table-cell>
          <table:table-cell office:value-type="string">
            <text:p>240/?: 7/7</text:p>
          </table:table-cell>
          <table:table-cell table:number-columns-repeated="4" office:value-type="string">
            <text:p>_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office:value-type="string">
            <text:p>count:</text:p>
          </table:table-cell>
          <table:table-cell office:value-type="float" office:value="52990">
            <text:p>52990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5</text:p>
          </table:table-cell>
          <table:table-cell office:value-type="string">
            <text:p>56/8: 0/6</text:p>
          </table:table-cell>
          <table:table-cell office:value-type="string">
            <text:p>57/9: 0/7</text:p>
          </table:table-cell>
          <table:table-cell office:value-type="string">
            <text:p>58/:: 0/2</text:p>
          </table:table-cell>
          <table:table-cell office:value-type="string">
            <text:p>59/;: 2/3</text:p>
          </table:table-cell>
          <table:table-cell office:value-type="string">
            <text:p>_</text:p>
          </table:table-cell>
          <table:table-cell office:value-type="string">
            <text:p>61/=: 1/1</text:p>
          </table:table-cell>
          <table:table-cell office:value-type="string">
            <text:p>_</text:p>
          </table:table-cell>
          <table:table-cell office:value-type="string">
            <text:p>63/?: 0/3</text:p>
          </table:table-cell>
          <table:table-cell office:value-type="string">
            <text:p>64/@: 0/1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2</text:p>
          </table:table-cell>
          <table:table-cell office:value-type="string">
            <text:p>71/G: 0/2</text:p>
          </table:table-cell>
          <table:table-cell office:value-type="string">
            <text:p>72/H: 0/2</text:p>
          </table:table-cell>
          <table:table-cell office:value-type="string">
            <text:p>73/I: 0/2</text:p>
          </table:table-cell>
          <table:table-cell office:value-type="string">
            <text:p>74/J: 0/3</text:p>
          </table:table-cell>
          <table:table-cell office:value-type="string">
            <text:p>75/K: 0/3</text:p>
          </table:table-cell>
          <table:table-cell office:value-type="string">
            <text:p>76/L: 0/3</text:p>
          </table:table-cell>
          <table:table-cell office:value-type="string">
            <text:p>77/M: 0/3</text:p>
          </table:table-cell>
          <table:table-cell office:value-type="string">
            <text:p>78/N: 0/4</text:p>
          </table:table-cell>
          <table:table-cell office:value-type="string">
            <text:p>79/O: 0/4</text:p>
          </table:table-cell>
          <table:table-cell office:value-type="string">
            <text:p>80/P: 0/4</text:p>
          </table:table-cell>
          <table:table-cell office:value-type="string">
            <text:p>81/Q: 0/5</text:p>
          </table:table-cell>
          <table:table-cell office:value-type="string">
            <text:p>82/R: 0/4</text:p>
          </table:table-cell>
          <table:table-cell office:value-type="string">
            <text:p>83/S: 0/5</text:p>
          </table:table-cell>
          <table:table-cell office:value-type="string">
            <text:p>84/T: 0/5</text:p>
          </table:table-cell>
          <table:table-cell office:value-type="string">
            <text:p>85/U: 0/5</text:p>
          </table:table-cell>
          <table:table-cell office:value-type="string">
            <text:p>86/V: 0/6</text:p>
          </table:table-cell>
          <table:table-cell office:value-type="string">
            <text:p>87/W: 0/6</text:p>
          </table:table-cell>
          <table:table-cell office:value-type="string">
            <text:p>88/X: 0/5</text:p>
          </table:table-cell>
          <table:table-cell office:value-type="string">
            <text:p>89/Y: 0/6</text:p>
          </table:table-cell>
          <table:table-cell office:value-type="string">
            <text:p>90/Z: 0/6</text:p>
          </table:table-cell>
          <table:table-cell office:value-type="string">
            <text:p>_</text:p>
          </table:table-cell>
          <table:table-cell office:value-type="string">
            <text:p>92/\: 3/3</text:p>
          </table:table-cell>
          <table:table-cell table:number-columns-repeated="2" office:value-type="string">
            <text:p>_</text:p>
          </table:table-cell>
          <table:table-cell office:value-type="string">
            <text:p>95/_: 0/2</text:p>
          </table:table-cell>
          <table:table-cell office:value-type="string">
            <text:p>96/`: 0/2</text:p>
          </table:table-cell>
          <table:table-cell office:value-type="string">
            <text:p>97/a: 0/1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0/3</text:p>
          </table:table-cell>
          <table:table-cell office:value-type="string">
            <text:p>101/e: 0/2</text:p>
          </table:table-cell>
          <table:table-cell office:value-type="string">
            <text:p>102/f: 0/4</text:p>
          </table:table-cell>
          <table:table-cell office:value-type="string">
            <text:p>103/g: 0/3</text:p>
          </table:table-cell>
          <table:table-cell office:value-type="string">
            <text:p>104/h: 0/3</text:p>
          </table:table-cell>
          <table:table-cell office:value-type="string">
            <text:p>105/i: 0/3</text:p>
          </table:table-cell>
          <table:table-cell office:value-type="string">
            <text:p>106/j: 0/4</text:p>
          </table:table-cell>
          <table:table-cell office:value-type="string">
            <text:p>107/k: 0/3</text:p>
          </table:table-cell>
          <table:table-cell office:value-type="string">
            <text:p>108/l: 0/4</text:p>
          </table:table-cell>
          <table:table-cell office:value-type="string">
            <text:p>109/m: 0/4</text:p>
          </table:table-cell>
          <table:table-cell office:value-type="string">
            <text:p>110/n: 1/4</text:p>
          </table:table-cell>
          <table:table-cell office:value-type="string">
            <text:p>111/o: 1/5</text:p>
          </table:table-cell>
          <table:table-cell office:value-type="string">
            <text:p>112/p: 1/5</text:p>
          </table:table-cell>
          <table:table-cell office:value-type="string">
            <text:p>113/q: 3/5</text:p>
          </table:table-cell>
          <table:table-cell office:value-type="string">
            <text:p>114/r: 1/6</text:p>
          </table:table-cell>
          <table:table-cell office:value-type="string">
            <text:p>115/s: 2/6</text:p>
          </table:table-cell>
          <table:table-cell office:value-type="string">
            <text:p>116/t: 3/7</text:p>
          </table:table-cell>
          <table:table-cell office:value-type="string">
            <text:p>117/u: 3/7</text:p>
          </table:table-cell>
          <table:table-cell office:value-type="string">
            <text:p>118/v: 4/7</text:p>
          </table:table-cell>
          <table:table-cell office:value-type="string">
            <text:p>119/w: 5/7</text:p>
          </table:table-cell>
          <table:table-cell office:value-type="string">
            <text:p>120/x: 5/7</text:p>
          </table:table-cell>
          <table:table-cell office:value-type="string">
            <text:p>121/y: 5/7</text:p>
          </table:table-cell>
          <table:table-cell office:value-type="string">
            <text:p>122/z: 3/7</text:p>
          </table:table-cell>
          <table:table-cell office:value-type="string">
            <text:p>126/~: 8/8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1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0/1</text:p>
          </table:table-cell>
          <table:table-cell office:value-type="string">
            <text:p>135/?: 0/1</text:p>
          </table:table-cell>
          <table:table-cell office:value-type="string">
            <text:p>136/?: 0/2</text:p>
          </table:table-cell>
          <table:table-cell office:value-type="string">
            <text:p>137/?: 1/2</text:p>
          </table:table-cell>
          <table:table-cell office:value-type="string">
            <text:p>138/?: 1/3</text:p>
          </table:table-cell>
          <table:table-cell office:value-type="string">
            <text:p>139/?: 1/2</text:p>
          </table:table-cell>
          <table:table-cell office:value-type="string">
            <text:p>140/?: 0/0</text:p>
          </table:table-cell>
          <table:table-cell office:value-type="string">
            <text:p>141/?: 0/1</text:p>
          </table:table-cell>
          <table:table-cell office:value-type="string">
            <text:p>142/?: 0/2</text:p>
          </table:table-cell>
          <table:table-cell office:value-type="string">
            <text:p>143/?: 1/3</text:p>
          </table:table-cell>
          <table:table-cell office:value-type="string">
            <text:p>144/?: 0/1</text:p>
          </table:table-cell>
          <table:table-cell office:value-type="string">
            <text:p>145/?: 0/1</text:p>
          </table:table-cell>
          <table:table-cell office:value-type="string">
            <text:p>146/?: 1/3</text:p>
          </table:table-cell>
          <table:table-cell office:value-type="string">
            <text:p>147/?: 0/1</text:p>
          </table:table-cell>
          <table:table-cell office:value-type="string">
            <text:p>148/?: 0/3</text:p>
          </table:table-cell>
          <table:table-cell office:value-type="string">
            <text:p>149/?: 0/2</text:p>
          </table:table-cell>
          <table:table-cell office:value-type="string">
            <text:p>150/?: 0/2</text:p>
          </table:table-cell>
          <table:table-cell office:value-type="string">
            <text:p>151/?: 1/2</text:p>
          </table:table-cell>
          <table:table-cell office:value-type="string">
            <text:p>152/?: 1/3</text:p>
          </table:table-cell>
          <table:table-cell office:value-type="string">
            <text:p>153/?: 1/3</text:p>
          </table:table-cell>
          <table:table-cell office:value-type="string">
            <text:p>154/?: 0/4</text:p>
          </table:table-cell>
          <table:table-cell office:value-type="string">
            <text:p>155/?: 1/3</text:p>
          </table:table-cell>
          <table:table-cell office:value-type="string">
            <text:p>156/?: 1/3</text:p>
          </table:table-cell>
          <table:table-cell office:value-type="string">
            <text:p>157/?: 1/3</text:p>
          </table:table-cell>
          <table:table-cell office:value-type="string">
            <text:p>158/?: 0/3</text:p>
          </table:table-cell>
          <table:table-cell office:value-type="string">
            <text:p>159/?: 0/3</text:p>
          </table:table-cell>
          <table:table-cell office:value-type="string">
            <text:p>160/?: 0/2</text:p>
          </table:table-cell>
          <table:table-cell office:value-type="string">
            <text:p>161/?: 0/2</text:p>
          </table:table-cell>
          <table:table-cell office:value-type="string">
            <text:p>162/?: 0/2</text:p>
          </table:table-cell>
          <table:table-cell office:value-type="string">
            <text:p>163/?: 0/3</text:p>
          </table:table-cell>
          <table:table-cell office:value-type="string">
            <text:p>164/?: 0/3</text:p>
          </table:table-cell>
          <table:table-cell office:value-type="string">
            <text:p>165/?: 1/3</text:p>
          </table:table-cell>
          <table:table-cell office:value-type="string">
            <text:p>166/?: 0/4</text:p>
          </table:table-cell>
          <table:table-cell office:value-type="string">
            <text:p>167/?: 0/3</text:p>
          </table:table-cell>
          <table:table-cell office:value-type="string">
            <text:p>168/?: 0/3</text:p>
          </table:table-cell>
          <table:table-cell office:value-type="string">
            <text:p>169/?: 1/3</text:p>
          </table:table-cell>
          <table:table-cell office:value-type="string">
            <text:p>170/?: 1/4</text:p>
          </table:table-cell>
          <table:table-cell office:value-type="string">
            <text:p>171/?: 2/5</text:p>
          </table:table-cell>
          <table:table-cell office:value-type="string">
            <text:p>172/?: 3/5</text:p>
          </table:table-cell>
          <table:table-cell office:value-type="string">
            <text:p>173/?: 1/4</text:p>
          </table:table-cell>
          <table:table-cell office:value-type="string">
            <text:p>174/?: 3/5</text:p>
          </table:table-cell>
          <table:table-cell office:value-type="string">
            <text:p>175/?: 2/5</text:p>
          </table:table-cell>
          <table:table-cell office:value-type="string">
            <text:p>176/?: 0/4</text:p>
          </table:table-cell>
          <table:table-cell office:value-type="string">
            <text:p>177/?: 0/4</text:p>
          </table:table-cell>
          <table:table-cell office:value-type="string">
            <text:p>178/?: 0/4</text:p>
          </table:table-cell>
          <table:table-cell office:value-type="string">
            <text:p>179/?: 1/5</text:p>
          </table:table-cell>
          <table:table-cell office:value-type="string">
            <text:p>180/?: 1/4</text:p>
          </table:table-cell>
          <table:table-cell office:value-type="string">
            <text:p>181/?: 2/5</text:p>
          </table:table-cell>
          <table:table-cell office:value-type="string">
            <text:p>182/?: 2/6</text:p>
          </table:table-cell>
          <table:table-cell office:value-type="string">
            <text:p>183/?: 0/5</text:p>
          </table:table-cell>
          <table:table-cell office:value-type="string">
            <text:p>184/?: 1/6</text:p>
          </table:table-cell>
          <table:table-cell office:value-type="string">
            <text:p>185/?: 2/6</text:p>
          </table:table-cell>
          <table:table-cell office:value-type="string">
            <text:p>186/?: 3/6</text:p>
          </table:table-cell>
          <table:table-cell office:value-type="string">
            <text:p>187/?: 4/6</text:p>
          </table:table-cell>
          <table:table-cell office:value-type="string">
            <text:p>188/?: 5/7</text:p>
          </table:table-cell>
          <table:table-cell office:value-type="string">
            <text:p>189/?: 6/7</text:p>
          </table:table-cell>
          <table:table-cell office:value-type="string">
            <text:p>190/?: 7/7</text:p>
          </table:table-cell>
          <table:table-cell office:value-type="string">
            <text:p>191/?: 8/8</text:p>
          </table:table-cell>
          <table:table-cell table:number-columns-repeated="2" office:value-type="string">
            <text:p>_</text:p>
          </table:table-cell>
          <table:table-cell office:value-type="string">
            <text:p>194/?: 6/7</text:p>
          </table:table-cell>
          <table:table-cell office:value-type="string">
            <text:p>195/?: 4/7</text:p>
          </table:table-cell>
          <table:table-cell office:value-type="string">
            <text:p>196/?: 2/7</text:p>
          </table:table-cell>
          <table:table-cell office:value-type="string">
            <text:p>197/?: 7/7</text:p>
          </table:table-cell>
          <table:table-cell office:value-type="string">
            <text:p>198/?: 7/7</text:p>
          </table:table-cell>
          <table:table-cell office:value-type="string">
            <text:p>199/?: 7/7</text:p>
          </table:table-cell>
          <table:table-cell office:value-type="string">
            <text:p>200/?: 8/8</text:p>
          </table:table-cell>
          <table:table-cell office:value-type="string">
            <text:p>201/?: 5/7</text:p>
          </table:table-cell>
          <table:table-cell office:value-type="string">
            <text:p>202/?: 3/7</text:p>
          </table:table-cell>
          <table:table-cell office:value-type="string">
            <text:p>203/?: 7/7</text:p>
          </table:table-cell>
          <table:table-cell office:value-type="string">
            <text:p>204/?: 4/6</text:p>
          </table:table-cell>
          <table:table-cell office:value-type="string">
            <text:p>205/?: 8/8</text:p>
          </table:table-cell>
          <table:table-cell office:value-type="string">
            <text:p>206/?: 7/7</text:p>
          </table:table-cell>
          <table:table-cell office:value-type="string">
            <text:p>207/?: 8/8</text:p>
          </table:table-cell>
          <table:table-cell office:value-type="string">
            <text:p>208/?: 4/5</text:p>
          </table:table-cell>
          <table:table-cell office:value-type="string">
            <text:p>209/?: 5/6</text:p>
          </table:table-cell>
          <table:table-cell office:value-type="string">
            <text:p>210/?: 6/7</text:p>
          </table:table-cell>
          <table:table-cell office:value-type="string">
            <text:p>211/?: 7/7</text:p>
          </table:table-cell>
          <table:table-cell office:value-type="string">
            <text:p>_</text:p>
          </table:table-cell>
          <table:table-cell office:value-type="string">
            <text:p>214/?: 8/8</text:p>
          </table:table-cell>
          <table:table-cell table:number-columns-repeated="2" office:value-type="string">
            <text:p>_</text:p>
          </table:table-cell>
          <table:table-cell office:value-type="string">
            <text:p>217/?: 8/8</text:p>
          </table:table-cell>
          <table:table-cell table:number-columns-repeated="4" office:value-type="string">
            <text:p>_</text:p>
          </table:table-cell>
          <table:table-cell office:value-type="string">
            <text:p>225/?: 7/7</text:p>
          </table:table-cell>
          <table:table-cell office:value-type="string">
            <text:p>226/?: 2/7</text:p>
          </table:table-cell>
          <table:table-cell office:value-type="string">
            <text:p>227/?: 1/4</text:p>
          </table:table-cell>
          <table:table-cell office:value-type="string">
            <text:p>228/?: 2/2</text:p>
          </table:table-cell>
          <table:table-cell office:value-type="string">
            <text:p>229/?: 3/5</text:p>
          </table:table-cell>
          <table:table-cell office:value-type="string">
            <text:p>230/?: 4/5</text:p>
          </table:table-cell>
          <table:table-cell office:value-type="string">
            <text:p>231/?: 5/5</text:p>
          </table:table-cell>
          <table:table-cell office:value-type="string">
            <text:p>232/?: 6/6</text:p>
          </table:table-cell>
          <table:table-cell office:value-type="string">
            <text:p>233/?: 7/7</text:p>
          </table:table-cell>
          <table:table-cell office:value-type="string">
            <text:p>234/?: 8/8</text:p>
          </table:table-cell>
          <table:table-cell office:value-type="string">
            <text:p>235/?: 8/8</text:p>
          </table:table-cell>
          <table:table-cell office:value-type="string">
            <text:p>_</text:p>
          </table:table-cell>
          <table:table-cell office:value-type="string">
            <text:p>237/?: 8/8</text:p>
          </table:table-cell>
          <table:table-cell office:value-type="string">
            <text:p>_</text:p>
          </table:table-cell>
          <table:table-cell office:value-type="string">
            <text:p>239/?: 8/8</text:p>
          </table:table-cell>
          <table:table-cell table:number-columns-repeated="3" office:value-type="string">
            <text:p>_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office:value-type="string">
            <text:p>count:</text:p>
          </table:table-cell>
          <table:table-cell office:value-type="float" office:value="49545">
            <text:p>49545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7</text:p>
          </table:table-cell>
          <table:table-cell office:value-type="string">
            <text:p>57/9: 0/8</text:p>
          </table:table-cell>
          <table:table-cell office:value-type="string">
            <text:p>58/:: 0/2</text:p>
          </table:table-cell>
          <table:table-cell office:value-type="string">
            <text:p>59/;: 3/3</text:p>
          </table:table-cell>
          <table:table-cell office:value-type="string">
            <text:p>61/=: 0/1</text:p>
          </table:table-cell>
          <table:table-cell office:value-type="string">
            <text:p>_</text:p>
          </table:table-cell>
          <table:table-cell office:value-type="string">
            <text:p>63/?: 0/2</text:p>
          </table:table-cell>
          <table:table-cell office:value-type="string">
            <text:p>64/@: 0/2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2</text:p>
          </table:table-cell>
          <table:table-cell office:value-type="string">
            <text:p>70/F: 0/2</text:p>
          </table:table-cell>
          <table:table-cell office:value-type="string">
            <text:p>71/G: 0/2</text:p>
          </table:table-cell>
          <table:table-cell office:value-type="string">
            <text:p>72/H: 0/3</text:p>
          </table:table-cell>
          <table:table-cell office:value-type="string">
            <text:p>73/I: 0/3</text:p>
          </table:table-cell>
          <table:table-cell office:value-type="string">
            <text:p>74/J: 0/3</text:p>
          </table:table-cell>
          <table:table-cell office:value-type="string">
            <text:p>75/K: 0/3</text:p>
          </table:table-cell>
          <table:table-cell office:value-type="string">
            <text:p>76/L: 0/3</text:p>
          </table:table-cell>
          <table:table-cell office:value-type="string">
            <text:p>77/M: 0/4</text:p>
          </table:table-cell>
          <table:table-cell office:value-type="string">
            <text:p>78/N: 0/4</text:p>
          </table:table-cell>
          <table:table-cell office:value-type="string">
            <text:p>79/O: 0/4</text:p>
          </table:table-cell>
          <table:table-cell office:value-type="string">
            <text:p>80/P: 0/5</text:p>
          </table:table-cell>
          <table:table-cell office:value-type="string">
            <text:p>81/Q: 0/5</text:p>
          </table:table-cell>
          <table:table-cell office:value-type="string">
            <text:p>82/R: 0/5</text:p>
          </table:table-cell>
          <table:table-cell office:value-type="string">
            <text:p>83/S: 0/5</text:p>
          </table:table-cell>
          <table:table-cell office:value-type="string">
            <text:p>84/T: 0/6</text:p>
          </table:table-cell>
          <table:table-cell office:value-type="string">
            <text:p>85/U: 0/6</text:p>
          </table:table-cell>
          <table:table-cell office:value-type="string">
            <text:p>86/V: 0/6</text:p>
          </table:table-cell>
          <table:table-cell office:value-type="string">
            <text:p>87/W: 0/7</text:p>
          </table:table-cell>
          <table:table-cell office:value-type="string">
            <text:p>88/X: 0/6</text:p>
          </table:table-cell>
          <table:table-cell office:value-type="string">
            <text:p>89/Y: 0/7</text:p>
          </table:table-cell>
          <table:table-cell office:value-type="string">
            <text:p>90/Z: 0/7</text:p>
          </table:table-cell>
          <table:table-cell office:value-type="string">
            <text:p>_</text:p>
          </table:table-cell>
          <table:table-cell office:value-type="string">
            <text:p>92/\: 2/2</text:p>
          </table:table-cell>
          <table:table-cell office:value-type="string">
            <text:p>_</text:p>
          </table:table-cell>
          <table:table-cell office:value-type="string">
            <text:p>94/^: 4/4</text:p>
          </table:table-cell>
          <table:table-cell office:value-type="string">
            <text:p>95/_: 0/2</text:p>
          </table:table-cell>
          <table:table-cell office:value-type="string">
            <text:p>96/`: 1/3</text:p>
          </table:table-cell>
          <table:table-cell office:value-type="string">
            <text:p>97/a: 0/2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0/3</text:p>
          </table:table-cell>
          <table:table-cell office:value-type="string">
            <text:p>101/e: 0/3</text:p>
          </table:table-cell>
          <table:table-cell office:value-type="string">
            <text:p>102/f: 0/4</text:p>
          </table:table-cell>
          <table:table-cell office:value-type="string">
            <text:p>103/g: 0/3</text:p>
          </table:table-cell>
          <table:table-cell office:value-type="string">
            <text:p>104/h: 0/3</text:p>
          </table:table-cell>
          <table:table-cell office:value-type="string">
            <text:p>105/i: 0/4</text:p>
          </table:table-cell>
          <table:table-cell office:value-type="string">
            <text:p>106/j: 0/4</text:p>
          </table:table-cell>
          <table:table-cell office:value-type="string">
            <text:p>107/k: 0/4</text:p>
          </table:table-cell>
          <table:table-cell office:value-type="string">
            <text:p>108/l: 0/4</text:p>
          </table:table-cell>
          <table:table-cell office:value-type="string">
            <text:p>109/m: 1/5</text:p>
          </table:table-cell>
          <table:table-cell office:value-type="string">
            <text:p>110/n: 1/5</text:p>
          </table:table-cell>
          <table:table-cell office:value-type="string">
            <text:p>111/o: 2/6</text:p>
          </table:table-cell>
          <table:table-cell office:value-type="string">
            <text:p>112/p: 2/6</text:p>
          </table:table-cell>
          <table:table-cell office:value-type="string">
            <text:p>113/q: 3/6</text:p>
          </table:table-cell>
          <table:table-cell office:value-type="string">
            <text:p>114/r: 3/6</text:p>
          </table:table-cell>
          <table:table-cell office:value-type="string">
            <text:p>115/s: 3/7</text:p>
          </table:table-cell>
          <table:table-cell office:value-type="string">
            <text:p>116/t: 4/7</text:p>
          </table:table-cell>
          <table:table-cell office:value-type="string">
            <text:p>117/u: 4/7</text:p>
          </table:table-cell>
          <table:table-cell office:value-type="string">
            <text:p>118/v: 5/8</text:p>
          </table:table-cell>
          <table:table-cell office:value-type="string">
            <text:p>119/w: 5/8</text:p>
          </table:table-cell>
          <table:table-cell office:value-type="string">
            <text:p>120/x: 6/8</text:p>
          </table:table-cell>
          <table:table-cell office:value-type="string">
            <text:p>121/y: 5/8</text:p>
          </table:table-cell>
          <table:table-cell office:value-type="string">
            <text:p>122/z: 6/8</text:p>
          </table:table-cell>
          <table:table-cell table:number-columns-repeated="3" office:value-type="string">
            <text:p>_</text:p>
          </table:table-cell>
          <table:table-cell office:value-type="string">
            <text:p>126/~: 8/8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1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1/2</text:p>
          </table:table-cell>
          <table:table-cell office:value-type="string">
            <text:p>135/?: 0/1</text:p>
          </table:table-cell>
          <table:table-cell office:value-type="string">
            <text:p>136/?: 0/2</text:p>
          </table:table-cell>
          <table:table-cell office:value-type="string">
            <text:p>137/?: 0/2</text:p>
          </table:table-cell>
          <table:table-cell office:value-type="string">
            <text:p>138/?: 0/2</text:p>
          </table:table-cell>
          <table:table-cell office:value-type="string">
            <text:p>139/?: 0/1</text:p>
          </table:table-cell>
          <table:table-cell office:value-type="string">
            <text:p>140/?: 0/2</text:p>
          </table:table-cell>
          <table:table-cell office:value-type="string">
            <text:p>141/?: 0/2</text:p>
          </table:table-cell>
          <table:table-cell office:value-type="string">
            <text:p>142/?: 0/2</text:p>
          </table:table-cell>
          <table:table-cell office:value-type="string">
            <text:p>143/?: 0/3</text:p>
          </table:table-cell>
          <table:table-cell office:value-type="string">
            <text:p>144/?: 0/1</text:p>
          </table:table-cell>
          <table:table-cell office:value-type="string">
            <text:p>145/?: 0/1</text:p>
          </table:table-cell>
          <table:table-cell office:value-type="string">
            <text:p>146/?: 0/1</text:p>
          </table:table-cell>
          <table:table-cell office:value-type="string">
            <text:p>147/?: 1/3</text:p>
          </table:table-cell>
          <table:table-cell office:value-type="string">
            <text:p>148/?: 1/3</text:p>
          </table:table-cell>
          <table:table-cell office:value-type="string">
            <text:p>149/?: 0/2</text:p>
          </table:table-cell>
          <table:table-cell office:value-type="string">
            <text:p>150/?: 2/4</text:p>
          </table:table-cell>
          <table:table-cell office:value-type="string">
            <text:p>151/?: 1/3</text:p>
          </table:table-cell>
          <table:table-cell office:value-type="string">
            <text:p>152/?: 1/3</text:p>
          </table:table-cell>
          <table:table-cell office:value-type="string">
            <text:p>153/?: 2/3</text:p>
          </table:table-cell>
          <table:table-cell office:value-type="string">
            <text:p>154/?: 1/3</text:p>
          </table:table-cell>
          <table:table-cell office:value-type="string">
            <text:p>155/?: 1/3</text:p>
          </table:table-cell>
          <table:table-cell office:value-type="string">
            <text:p>156/?: 1/4</text:p>
          </table:table-cell>
          <table:table-cell office:value-type="string">
            <text:p>157/?: 1/4</text:p>
          </table:table-cell>
          <table:table-cell office:value-type="string">
            <text:p>158/?: 3/4</text:p>
          </table:table-cell>
          <table:table-cell office:value-type="string">
            <text:p>159/?: 0/3</text:p>
          </table:table-cell>
          <table:table-cell office:value-type="string">
            <text:p>160/?: 0/2</text:p>
          </table:table-cell>
          <table:table-cell office:value-type="string">
            <text:p>161/?: 0/2</text:p>
          </table:table-cell>
          <table:table-cell office:value-type="string">
            <text:p>162/?: 0/3</text:p>
          </table:table-cell>
          <table:table-cell office:value-type="string">
            <text:p>163/?: 0/4</text:p>
          </table:table-cell>
          <table:table-cell office:value-type="string">
            <text:p>164/?: 0/2</text:p>
          </table:table-cell>
          <table:table-cell office:value-type="string">
            <text:p>165/?: 1/4</text:p>
          </table:table-cell>
          <table:table-cell office:value-type="string">
            <text:p>166/?: 1/3</text:p>
          </table:table-cell>
          <table:table-cell office:value-type="string">
            <text:p>167/?: 0/3</text:p>
          </table:table-cell>
          <table:table-cell office:value-type="string">
            <text:p>168/?: 1/4</text:p>
          </table:table-cell>
          <table:table-cell office:value-type="string">
            <text:p>169/?: 1/4</text:p>
          </table:table-cell>
          <table:table-cell office:value-type="string">
            <text:p>170/?: 2/4</text:p>
          </table:table-cell>
          <table:table-cell office:value-type="string">
            <text:p>171/?: 2/5</text:p>
          </table:table-cell>
          <table:table-cell office:value-type="string">
            <text:p>172/?: 2/4</text:p>
          </table:table-cell>
          <table:table-cell office:value-type="string">
            <text:p>173/?: 2/5</text:p>
          </table:table-cell>
          <table:table-cell office:value-type="string">
            <text:p>174/?: 3/5</text:p>
          </table:table-cell>
          <table:table-cell office:value-type="string">
            <text:p>175/?: 3/5</text:p>
          </table:table-cell>
          <table:table-cell office:value-type="string">
            <text:p>176/?: 0/5</text:p>
          </table:table-cell>
          <table:table-cell office:value-type="string">
            <text:p>177/?: 0/5</text:p>
          </table:table-cell>
          <table:table-cell office:value-type="string">
            <text:p>178/?: 0/5</text:p>
          </table:table-cell>
          <table:table-cell office:value-type="string">
            <text:p>179/?: 1/6</text:p>
          </table:table-cell>
          <table:table-cell office:value-type="string">
            <text:p>180/?: 2/6</text:p>
          </table:table-cell>
          <table:table-cell office:value-type="string">
            <text:p>181/?: 3/6</text:p>
          </table:table-cell>
          <table:table-cell office:value-type="string">
            <text:p>182/?: 3/7</text:p>
          </table:table-cell>
          <table:table-cell office:value-type="string">
            <text:p>183/?: 3/6</text:p>
          </table:table-cell>
          <table:table-cell office:value-type="string">
            <text:p>184/?: 5/7</text:p>
          </table:table-cell>
          <table:table-cell office:value-type="string">
            <text:p>185/?: 4/7</text:p>
          </table:table-cell>
          <table:table-cell office:value-type="string">
            <text:p>186/?: 5/7</text:p>
          </table:table-cell>
          <table:table-cell office:value-type="string">
            <text:p>187/?: 6/8</text:p>
          </table:table-cell>
          <table:table-cell office:value-type="string">
            <text:p>188/?: 7/8</text:p>
          </table:table-cell>
          <table:table-cell office:value-type="string">
            <text:p>189/?: 8/8</text:p>
          </table:table-cell>
          <table:table-cell office:value-type="string">
            <text:p>190/?: 8/8</text:p>
          </table:table-cell>
          <table:table-cell office:value-type="string">
            <text:p>191/?: 9/9</text:p>
          </table:table-cell>
          <table:table-cell table:number-columns-repeated="2" office:value-type="string">
            <text:p>_</text:p>
          </table:table-cell>
          <table:table-cell office:value-type="string">
            <text:p>194/?: 5/8</text:p>
          </table:table-cell>
          <table:table-cell office:value-type="string">
            <text:p>195/?: 7/8</text:p>
          </table:table-cell>
          <table:table-cell office:value-type="string">
            <text:p>196/?: 7/8</text:p>
          </table:table-cell>
          <table:table-cell office:value-type="string">
            <text:p>197/?: 6/8</text:p>
          </table:table-cell>
          <table:table-cell office:value-type="string">
            <text:p>198/?: 8/8</text:p>
          </table:table-cell>
          <table:table-cell office:value-type="string">
            <text:p>199/?: 9/9</text:p>
          </table:table-cell>
          <table:table-cell office:value-type="string">
            <text:p>200/?: 7/8</text:p>
          </table:table-cell>
          <table:table-cell office:value-type="string">
            <text:p>201/?: 5/8</text:p>
          </table:table-cell>
          <table:table-cell office:value-type="string">
            <text:p>202/?: 6/8</text:p>
          </table:table-cell>
          <table:table-cell office:value-type="string">
            <text:p>203/?: 9/9</text:p>
          </table:table-cell>
          <table:table-cell office:value-type="string">
            <text:p>204/?: 5/6</text:p>
          </table:table-cell>
          <table:table-cell office:value-type="string">
            <text:p>205/?: 8/8</text:p>
          </table:table-cell>
          <table:table-cell office:value-type="string">
            <text:p>206/?: 7/8</text:p>
          </table:table-cell>
          <table:table-cell office:value-type="string">
            <text:p>207/?: 8/8</text:p>
          </table:table-cell>
          <table:table-cell office:value-type="string">
            <text:p>208/?: 6/8</text:p>
          </table:table-cell>
          <table:table-cell office:value-type="string">
            <text:p>209/?: 7/7</text:p>
          </table:table-cell>
          <table:table-cell office:value-type="string">
            <text:p>210/?: 8/8</text:p>
          </table:table-cell>
          <table:table-cell office:value-type="string">
            <text:p>211/?: 9/9</text:p>
          </table:table-cell>
          <table:table-cell table:number-columns-repeated="7" office:value-type="string">
            <text:p>_</text:p>
          </table:table-cell>
          <table:table-cell office:value-type="string">
            <text:p>225/?: 8/8</text:p>
          </table:table-cell>
          <table:table-cell office:value-type="string">
            <text:p>226/?: 8/8</text:p>
          </table:table-cell>
          <table:table-cell office:value-type="string">
            <text:p>227/?: 2/7</text:p>
          </table:table-cell>
          <table:table-cell office:value-type="string">
            <text:p>228/?: 3/3</text:p>
          </table:table-cell>
          <table:table-cell office:value-type="string">
            <text:p>229/?: 4/8</text:p>
          </table:table-cell>
          <table:table-cell office:value-type="string">
            <text:p>230/?: 5/5</text:p>
          </table:table-cell>
          <table:table-cell office:value-type="string">
            <text:p>231/?: 6/7</text:p>
          </table:table-cell>
          <table:table-cell office:value-type="string">
            <text:p>232/?: 7/7</text:p>
          </table:table-cell>
          <table:table-cell office:value-type="string">
            <text:p>233/?: 8/8</text:p>
          </table:table-cell>
          <table:table-cell table:number-columns-repeated="2" office:value-type="string">
            <text:p>_</text:p>
          </table:table-cell>
          <table:table-cell office:value-type="string">
            <text:p>239/?: 9/9</text:p>
          </table:table-cell>
          <table:table-cell table:number-columns-repeated="5" office:value-type="string">
            <text:p>_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office:value-type="string">
            <text:p>count:</text:p>
          </table:table-cell>
          <table:table-cell office:value-type="float" office:value="31238">
            <text:p>31238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7</text:p>
          </table:table-cell>
          <table:table-cell office:value-type="string">
            <text:p>57/9: 0/8</text:p>
          </table:table-cell>
          <table:table-cell office:value-type="string">
            <text:p>58/:: 0/4</text:p>
          </table:table-cell>
          <table:table-cell office:value-type="string">
            <text:p>59/;: 2/3</text:p>
          </table:table-cell>
          <table:table-cell office:value-type="string">
            <text:p>61/=: 2/3</text:p>
          </table:table-cell>
          <table:table-cell office:value-type="string">
            <text:p>_</text:p>
          </table:table-cell>
          <table:table-cell office:value-type="string">
            <text:p>63/?: 0/2</text:p>
          </table:table-cell>
          <table:table-cell office:value-type="string">
            <text:p>64/@: 0/2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2</text:p>
          </table:table-cell>
          <table:table-cell office:value-type="string">
            <text:p>69/E: 0/2</text:p>
          </table:table-cell>
          <table:table-cell office:value-type="string">
            <text:p>70/F: 0/2</text:p>
          </table:table-cell>
          <table:table-cell office:value-type="string">
            <text:p>71/G: 0/2</text:p>
          </table:table-cell>
          <table:table-cell office:value-type="string">
            <text:p>72/H: 0/3</text:p>
          </table:table-cell>
          <table:table-cell office:value-type="string">
            <text:p>73/I: 0/3</text:p>
          </table:table-cell>
          <table:table-cell office:value-type="string">
            <text:p>74/J: 0/3</text:p>
          </table:table-cell>
          <table:table-cell office:value-type="string">
            <text:p>75/K: 0/4</text:p>
          </table:table-cell>
          <table:table-cell office:value-type="string">
            <text:p>76/L: 0/4</text:p>
          </table:table-cell>
          <table:table-cell office:value-type="string">
            <text:p>77/M: 0/4</text:p>
          </table:table-cell>
          <table:table-cell office:value-type="string">
            <text:p>78/N: 0/5</text:p>
          </table:table-cell>
          <table:table-cell office:value-type="string">
            <text:p>79/O: 0/5</text:p>
          </table:table-cell>
          <table:table-cell office:value-type="string">
            <text:p>80/P: 0/5</text:p>
          </table:table-cell>
          <table:table-cell office:value-type="string">
            <text:p>81/Q: 0/6</text:p>
          </table:table-cell>
          <table:table-cell office:value-type="string">
            <text:p>82/R: 0/6</text:p>
          </table:table-cell>
          <table:table-cell office:value-type="string">
            <text:p>83/S: 0/6</text:p>
          </table:table-cell>
          <table:table-cell office:value-type="string">
            <text:p>84/T: 0/6</text:p>
          </table:table-cell>
          <table:table-cell office:value-type="string">
            <text:p>85/U: 0/7</text:p>
          </table:table-cell>
          <table:table-cell office:value-type="string">
            <text:p>86/V: 0/7</text:p>
          </table:table-cell>
          <table:table-cell office:value-type="string">
            <text:p>87/W: 0/8</text:p>
          </table:table-cell>
          <table:table-cell office:value-type="string">
            <text:p>88/X: 0/7</text:p>
          </table:table-cell>
          <table:table-cell office:value-type="string">
            <text:p>89/Y: 0/8</text:p>
          </table:table-cell>
          <table:table-cell office:value-type="string">
            <text:p>90/Z: 0/8</text:p>
          </table:table-cell>
          <table:table-cell office:value-type="string">
            <text:p>_</text:p>
          </table:table-cell>
          <table:table-cell office:value-type="string">
            <text:p>92/\: 4/4</text:p>
          </table:table-cell>
          <table:table-cell office:value-type="string">
            <text:p>_</text:p>
          </table:table-cell>
          <table:table-cell office:value-type="string">
            <text:p>94/^: 6/7</text:p>
          </table:table-cell>
          <table:table-cell office:value-type="string">
            <text:p>95/_: 0/4</text:p>
          </table:table-cell>
          <table:table-cell office:value-type="string">
            <text:p>96/`: 1/4</text:p>
          </table:table-cell>
          <table:table-cell office:value-type="string">
            <text:p>97/a: 0/2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0/4</text:p>
          </table:table-cell>
          <table:table-cell office:value-type="string">
            <text:p>101/e: 0/3</text:p>
          </table:table-cell>
          <table:table-cell office:value-type="string">
            <text:p>102/f: 0/5</text:p>
          </table:table-cell>
          <table:table-cell office:value-type="string">
            <text:p>103/g: 0/4</text:p>
          </table:table-cell>
          <table:table-cell office:value-type="string">
            <text:p>104/h: 0/4</text:p>
          </table:table-cell>
          <table:table-cell office:value-type="string">
            <text:p>105/i: 0/4</text:p>
          </table:table-cell>
          <table:table-cell office:value-type="string">
            <text:p>106/j: 0/5</text:p>
          </table:table-cell>
          <table:table-cell office:value-type="string">
            <text:p>107/k: 0/4</text:p>
          </table:table-cell>
          <table:table-cell office:value-type="string">
            <text:p>108/l: 0/5</text:p>
          </table:table-cell>
          <table:table-cell office:value-type="string">
            <text:p>109/m: 1/6</text:p>
          </table:table-cell>
          <table:table-cell office:value-type="string">
            <text:p>110/n: 1/6</text:p>
          </table:table-cell>
          <table:table-cell office:value-type="string">
            <text:p>111/o: 2/6</text:p>
          </table:table-cell>
          <table:table-cell office:value-type="string">
            <text:p>112/p: 3/7</text:p>
          </table:table-cell>
          <table:table-cell office:value-type="string">
            <text:p>113/q: 3/7</text:p>
          </table:table-cell>
          <table:table-cell office:value-type="string">
            <text:p>114/r: 3/7</text:p>
          </table:table-cell>
          <table:table-cell office:value-type="string">
            <text:p>115/s: 4/8</text:p>
          </table:table-cell>
          <table:table-cell office:value-type="string">
            <text:p>116/t: 5/8</text:p>
          </table:table-cell>
          <table:table-cell office:value-type="string">
            <text:p>117/u: 4/8</text:p>
          </table:table-cell>
          <table:table-cell office:value-type="string">
            <text:p>118/v: 6/9</text:p>
          </table:table-cell>
          <table:table-cell office:value-type="string">
            <text:p>119/w: 5/9</text:p>
          </table:table-cell>
          <table:table-cell office:value-type="string">
            <text:p>120/x: 7/9</text:p>
          </table:table-cell>
          <table:table-cell office:value-type="string">
            <text:p>121/y: 6/9</text:p>
          </table:table-cell>
          <table:table-cell office:value-type="string">
            <text:p>122/z: 7/9</text:p>
          </table:table-cell>
          <table:table-cell table:number-columns-repeated="3" office:value-type="string">
            <text:p>_</text:p>
          </table:table-cell>
          <table:table-cell office:value-type="string">
            <text:p>126/~: 9/9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0/1</text:p>
          </table:table-cell>
          <table:table-cell office:value-type="string">
            <text:p>135/?: 0/2</text:p>
          </table:table-cell>
          <table:table-cell office:value-type="string">
            <text:p>136/?: 0/2</text:p>
          </table:table-cell>
          <table:table-cell office:value-type="string">
            <text:p>137/?: 0/1</text:p>
          </table:table-cell>
          <table:table-cell office:value-type="string">
            <text:p>138/?: 1/4</text:p>
          </table:table-cell>
          <table:table-cell office:value-type="string">
            <text:p>139/?: 0/2</text:p>
          </table:table-cell>
          <table:table-cell office:value-type="string">
            <text:p>140/?: 0/2</text:p>
          </table:table-cell>
          <table:table-cell office:value-type="string">
            <text:p>141/?: 0/2</text:p>
          </table:table-cell>
          <table:table-cell office:value-type="string">
            <text:p>142/?: 1/5</text:p>
          </table:table-cell>
          <table:table-cell office:value-type="string">
            <text:p>143/?: 1/4</text:p>
          </table:table-cell>
          <table:table-cell office:value-type="string">
            <text:p>144/?: 0/1</text:p>
          </table:table-cell>
          <table:table-cell office:value-type="string">
            <text:p>145/?: 1/2</text:p>
          </table:table-cell>
          <table:table-cell office:value-type="string">
            <text:p>146/?: 0/1</text:p>
          </table:table-cell>
          <table:table-cell office:value-type="string">
            <text:p>147/?: 0/2</text:p>
          </table:table-cell>
          <table:table-cell office:value-type="string">
            <text:p>148/?: 0/2</text:p>
          </table:table-cell>
          <table:table-cell office:value-type="string">
            <text:p>149/?: 1/3</text:p>
          </table:table-cell>
          <table:table-cell office:value-type="string">
            <text:p>150/?: 0/4</text:p>
          </table:table-cell>
          <table:table-cell office:value-type="string">
            <text:p>151/?: 0/3</text:p>
          </table:table-cell>
          <table:table-cell office:value-type="string">
            <text:p>152/?: 1/3</text:p>
          </table:table-cell>
          <table:table-cell office:value-type="string">
            <text:p>153/?: 1/3</text:p>
          </table:table-cell>
          <table:table-cell office:value-type="string">
            <text:p>154/?: 2/3</text:p>
          </table:table-cell>
          <table:table-cell office:value-type="string">
            <text:p>155/?: 2/4</text:p>
          </table:table-cell>
          <table:table-cell office:value-type="string">
            <text:p>156/?: 1/4</text:p>
          </table:table-cell>
          <table:table-cell office:value-type="string">
            <text:p>157/?: 2/5</text:p>
          </table:table-cell>
          <table:table-cell office:value-type="string">
            <text:p>158/?: 0/3</text:p>
          </table:table-cell>
          <table:table-cell office:value-type="string">
            <text:p>159/?: 0/3</text:p>
          </table:table-cell>
          <table:table-cell office:value-type="string">
            <text:p>160/?: 0/3</text:p>
          </table:table-cell>
          <table:table-cell office:value-type="string">
            <text:p>161/?: 0/2</text:p>
          </table:table-cell>
          <table:table-cell office:value-type="string">
            <text:p>162/?: 1/3</text:p>
          </table:table-cell>
          <table:table-cell office:value-type="string">
            <text:p>163/?: 0/4</text:p>
          </table:table-cell>
          <table:table-cell office:value-type="string">
            <text:p>164/?: 0/4</text:p>
          </table:table-cell>
          <table:table-cell office:value-type="string">
            <text:p>165/?: 2/5</text:p>
          </table:table-cell>
          <table:table-cell office:value-type="string">
            <text:p>166/?: 0/4</text:p>
          </table:table-cell>
          <table:table-cell office:value-type="string">
            <text:p>167/?: 0/4</text:p>
          </table:table-cell>
          <table:table-cell office:value-type="string">
            <text:p>168/?: 0/4</text:p>
          </table:table-cell>
          <table:table-cell office:value-type="string">
            <text:p>169/?: 1/5</text:p>
          </table:table-cell>
          <table:table-cell office:value-type="string">
            <text:p>170/?: 0/6</text:p>
          </table:table-cell>
          <table:table-cell office:value-type="string">
            <text:p>171/?: 1/6</text:p>
          </table:table-cell>
          <table:table-cell office:value-type="string">
            <text:p>172/?: 1/4</text:p>
          </table:table-cell>
          <table:table-cell office:value-type="string">
            <text:p>173/?: 1/5</text:p>
          </table:table-cell>
          <table:table-cell office:value-type="string">
            <text:p>174/?: 2/5</text:p>
          </table:table-cell>
          <table:table-cell office:value-type="string">
            <text:p>175/?: 3/5</text:p>
          </table:table-cell>
          <table:table-cell office:value-type="string">
            <text:p>176/?: 2/6</text:p>
          </table:table-cell>
          <table:table-cell office:value-type="string">
            <text:p>177/?: 0/5</text:p>
          </table:table-cell>
          <table:table-cell office:value-type="string">
            <text:p>178/?: 1/6</text:p>
          </table:table-cell>
          <table:table-cell office:value-type="string">
            <text:p>179/?: 1/7</text:p>
          </table:table-cell>
          <table:table-cell office:value-type="string">
            <text:p>180/?: 2/6</text:p>
          </table:table-cell>
          <table:table-cell office:value-type="string">
            <text:p>181/?: 3/7</text:p>
          </table:table-cell>
          <table:table-cell office:value-type="string">
            <text:p>182/?: 4/7</text:p>
          </table:table-cell>
          <table:table-cell office:value-type="string">
            <text:p>183/?: 3/7</text:p>
          </table:table-cell>
          <table:table-cell office:value-type="string">
            <text:p>184/?: 4/8</text:p>
          </table:table-cell>
          <table:table-cell office:value-type="string">
            <text:p>185/?: 5/8</text:p>
          </table:table-cell>
          <table:table-cell office:value-type="string">
            <text:p>186/?: 6/8</text:p>
          </table:table-cell>
          <table:table-cell office:value-type="string">
            <text:p>187/?: 7/8</text:p>
          </table:table-cell>
          <table:table-cell office:value-type="string">
            <text:p>188/?: 8/9</text:p>
          </table:table-cell>
          <table:table-cell office:value-type="string">
            <text:p>189/?: 8/9</text:p>
          </table:table-cell>
          <table:table-cell office:value-type="string">
            <text:p>190/?: 9/9</text:p>
          </table:table-cell>
          <table:table-cell office:value-type="string">
            <text:p>191/?: 10/10</text:p>
          </table:table-cell>
          <table:table-cell table:number-columns-repeated="2" office:value-type="string">
            <text:p>_</text:p>
          </table:table-cell>
          <table:table-cell office:value-type="string">
            <text:p>194/?: 6/9</text:p>
          </table:table-cell>
          <table:table-cell office:value-type="string">
            <text:p>195/?: 7/9</text:p>
          </table:table-cell>
          <table:table-cell office:value-type="string">
            <text:p>196/?: 8/9</text:p>
          </table:table-cell>
          <table:table-cell office:value-type="string">
            <text:p>197/?: 8/9</text:p>
          </table:table-cell>
          <table:table-cell office:value-type="string">
            <text:p>198/?: 9/9</text:p>
          </table:table-cell>
          <table:table-cell office:value-type="string">
            <text:p>199/?: 9/9</text:p>
          </table:table-cell>
          <table:table-cell office:value-type="string">
            <text:p>200/?: 9/9</text:p>
          </table:table-cell>
          <table:table-cell office:value-type="string">
            <text:p>201/?: 9/9</text:p>
          </table:table-cell>
          <table:table-cell office:value-type="string">
            <text:p>202/?: 9/9</text:p>
          </table:table-cell>
          <table:table-cell office:value-type="string">
            <text:p>_</text:p>
          </table:table-cell>
          <table:table-cell office:value-type="string">
            <text:p>204/?: 9/9</text:p>
          </table:table-cell>
          <table:table-cell office:value-type="string">
            <text:p>205/?: 7/7</text:p>
          </table:table-cell>
          <table:table-cell office:value-type="string">
            <text:p>206/?: 8/9</text:p>
          </table:table-cell>
          <table:table-cell office:value-type="string">
            <text:p>207/?: 9/9</text:p>
          </table:table-cell>
          <table:table-cell office:value-type="string">
            <text:p>208/?: 9/9</text:p>
          </table:table-cell>
          <table:table-cell office:value-type="string">
            <text:p>209/?: 10/10</text:p>
          </table:table-cell>
          <table:table-cell table:number-columns-repeated="2" office:value-type="string">
            <text:p>_</text:p>
          </table:table-cell>
          <table:table-cell office:value-type="string">
            <text:p>216/?: 10/10</text:p>
          </table:table-cell>
          <table:table-cell office:value-type="string">
            <text:p>217/?: 10/10</text:p>
          </table:table-cell>
          <table:table-cell table:number-columns-repeated="6" office:value-type="string">
            <text:p>_</text:p>
          </table:table-cell>
          <table:table-cell office:value-type="string">
            <text:p>224/?: 10/10</text:p>
          </table:table-cell>
          <table:table-cell office:value-type="string">
            <text:p>225/?: 10/10</text:p>
          </table:table-cell>
          <table:table-cell office:value-type="string">
            <text:p>226/?: 10/10</text:p>
          </table:table-cell>
          <table:table-cell office:value-type="string">
            <text:p>_</text:p>
          </table:table-cell>
          <table:table-cell office:value-type="string">
            <text:p>228/?: 4/8</text:p>
          </table:table-cell>
          <table:table-cell office:value-type="string">
            <text:p>229/?: 5/7</text:p>
          </table:table-cell>
          <table:table-cell office:value-type="string">
            <text:p>230/?: 6/8</text:p>
          </table:table-cell>
          <table:table-cell office:value-type="string">
            <text:p>231/?: 7/7</text:p>
          </table:table-cell>
          <table:table-cell office:value-type="string">
            <text:p>232/?: 8/9</text:p>
          </table:table-cell>
          <table:table-cell office:value-type="string">
            <text:p>233/?: 9/9</text:p>
          </table:table-cell>
          <table:table-cell office:value-type="string">
            <text:p>_</text:p>
          </table:table-cell>
          <table:table-cell office:value-type="string">
            <text:p>235/?: 10/10</text:p>
          </table:table-cell>
          <table:table-cell office:value-type="string">
            <text:p>236/?: 10/10</text:p>
          </table:table-cell>
          <table:table-cell table:number-columns-repeated="2" office:value-type="string">
            <text:p>_</text:p>
          </table:table-cell>
          <table:table-cell office:value-type="string">
            <text:p>239/?: 10/10</text:p>
          </table:table-cell>
          <table:table-cell table:number-columns-repeated="3" office:value-type="string">
            <text:p>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office:value-type="string">
            <text:p>count:</text:p>
          </table:table-cell>
          <table:table-cell office:value-type="float" office:value="22931">
            <text:p>22931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table:number-columns-repeated="3"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7</text:p>
          </table:table-cell>
          <table:table-cell office:value-type="string">
            <text:p>57/9: 0/8</text:p>
          </table:table-cell>
          <table:table-cell office:value-type="string">
            <text:p>58/:: 0/4</text:p>
          </table:table-cell>
          <table:table-cell office:value-type="string">
            <text:p>59/;: 2/3</text:p>
          </table:table-cell>
          <table:table-cell office:value-type="string">
            <text:p>_</text:p>
          </table:table-cell>
          <table:table-cell office:value-type="string">
            <text:p>61/=: 1/1</text:p>
          </table:table-cell>
          <table:table-cell office:value-type="string">
            <text:p>_</text:p>
          </table:table-cell>
          <table:table-cell office:value-type="string">
            <text:p>63/?: 0/2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2</text:p>
          </table:table-cell>
          <table:table-cell office:value-type="string">
            <text:p>69/E: 0/2</text:p>
          </table:table-cell>
          <table:table-cell office:value-type="string">
            <text:p>70/F: 0/2</text:p>
          </table:table-cell>
          <table:table-cell office:value-type="string">
            <text:p>71/G: 0/3</text:p>
          </table:table-cell>
          <table:table-cell office:value-type="string">
            <text:p>72/H: 0/3</text:p>
          </table:table-cell>
          <table:table-cell office:value-type="string">
            <text:p>73/I: 0/3</text:p>
          </table:table-cell>
          <table:table-cell office:value-type="string">
            <text:p>74/J: 0/4</text:p>
          </table:table-cell>
          <table:table-cell office:value-type="string">
            <text:p>75/K: 0/4</text:p>
          </table:table-cell>
          <table:table-cell office:value-type="string">
            <text:p>76/L: 0/4</text:p>
          </table:table-cell>
          <table:table-cell office:value-type="string">
            <text:p>77/M: 0/5</text:p>
          </table:table-cell>
          <table:table-cell office:value-type="string">
            <text:p>78/N: 0/5</text:p>
          </table:table-cell>
          <table:table-cell office:value-type="string">
            <text:p>79/O: 0/5</text:p>
          </table:table-cell>
          <table:table-cell office:value-type="string">
            <text:p>80/P: 0/6</text:p>
          </table:table-cell>
          <table:table-cell office:value-type="string">
            <text:p>81/Q: 0/6</text:p>
          </table:table-cell>
          <table:table-cell office:value-type="string">
            <text:p>82/R: 0/6</text:p>
          </table:table-cell>
          <table:table-cell office:value-type="string">
            <text:p>83/S: 0/7</text:p>
          </table:table-cell>
          <table:table-cell office:value-type="string">
            <text:p>84/T: 0/7</text:p>
          </table:table-cell>
          <table:table-cell office:value-type="string">
            <text:p>85/U: 0/7</text:p>
          </table:table-cell>
          <table:table-cell office:value-type="string">
            <text:p>86/V: 0/8</text:p>
          </table:table-cell>
          <table:table-cell office:value-type="string">
            <text:p>87/W: 0/8</text:p>
          </table:table-cell>
          <table:table-cell office:value-type="string">
            <text:p>88/X: 0/8</text:p>
          </table:table-cell>
          <table:table-cell office:value-type="string">
            <text:p>89/Y: 0/8</text:p>
          </table:table-cell>
          <table:table-cell office:value-type="string">
            <text:p>90/Z: 0/9</text:p>
          </table:table-cell>
          <table:table-cell office:value-type="string">
            <text:p>_</text:p>
          </table:table-cell>
          <table:table-cell office:value-type="string">
            <text:p>92/\: 4/7</text:p>
          </table:table-cell>
          <table:table-cell office:value-type="string">
            <text:p>_</text:p>
          </table:table-cell>
          <table:table-cell office:value-type="string">
            <text:p>94/^: 7/7</text:p>
          </table:table-cell>
          <table:table-cell office:value-type="string">
            <text:p>95/_: 0/4</text:p>
          </table:table-cell>
          <table:table-cell office:value-type="string">
            <text:p>96/`: 0/2</text:p>
          </table:table-cell>
          <table:table-cell office:value-type="string">
            <text:p>97/a: 0/3</text:p>
          </table:table-cell>
          <table:table-cell office:value-type="string">
            <text:p>98/b: 0/3</text:p>
          </table:table-cell>
          <table:table-cell office:value-type="string">
            <text:p>99/c: 0/3</text:p>
          </table:table-cell>
          <table:table-cell office:value-type="string">
            <text:p>100/d: 0/4</text:p>
          </table:table-cell>
          <table:table-cell office:value-type="string">
            <text:p>101/e: 0/4</text:p>
          </table:table-cell>
          <table:table-cell office:value-type="string">
            <text:p>102/f: 0/5</text:p>
          </table:table-cell>
          <table:table-cell office:value-type="string">
            <text:p>103/g: 0/4</text:p>
          </table:table-cell>
          <table:table-cell office:value-type="string">
            <text:p>104/h: 0/4</text:p>
          </table:table-cell>
          <table:table-cell office:value-type="string">
            <text:p>105/i: 0/5</text:p>
          </table:table-cell>
          <table:table-cell office:value-type="string">
            <text:p>106/j: 1/5</text:p>
          </table:table-cell>
          <table:table-cell office:value-type="string">
            <text:p>107/k: 0/5</text:p>
          </table:table-cell>
          <table:table-cell office:value-type="string">
            <text:p>108/l: 0/5</text:p>
          </table:table-cell>
          <table:table-cell office:value-type="string">
            <text:p>109/m: 1/6</text:p>
          </table:table-cell>
          <table:table-cell office:value-type="string">
            <text:p>110/n: 2/6</text:p>
          </table:table-cell>
          <table:table-cell office:value-type="string">
            <text:p>111/o: 3/7</text:p>
          </table:table-cell>
          <table:table-cell office:value-type="string">
            <text:p>112/p: 3/8</text:p>
          </table:table-cell>
          <table:table-cell office:value-type="string">
            <text:p>113/q: 4/7</text:p>
          </table:table-cell>
          <table:table-cell office:value-type="string">
            <text:p>114/r: 4/8</text:p>
          </table:table-cell>
          <table:table-cell office:value-type="string">
            <text:p>115/s: 5/9</text:p>
          </table:table-cell>
          <table:table-cell office:value-type="string">
            <text:p>116/t: 5/9</text:p>
          </table:table-cell>
          <table:table-cell office:value-type="string">
            <text:p>117/u: 6/9</text:p>
          </table:table-cell>
          <table:table-cell office:value-type="string">
            <text:p>118/v: 7/10</text:p>
          </table:table-cell>
          <table:table-cell office:value-type="string">
            <text:p>119/w: 7/10</text:p>
          </table:table-cell>
          <table:table-cell office:value-type="string">
            <text:p>120/x: 8/10</text:p>
          </table:table-cell>
          <table:table-cell office:value-type="string">
            <text:p>121/y: 7/10</text:p>
          </table:table-cell>
          <table:table-cell office:value-type="string">
            <text:p>122/z: 8/10</text:p>
          </table:table-cell>
          <table:table-cell office:value-type="string">
            <text:p>126/~: 10/10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1</text:p>
          </table:table-cell>
          <table:table-cell office:value-type="string">
            <text:p>132/?: 0/1</text:p>
          </table:table-cell>
          <table:table-cell office:value-type="string">
            <text:p>133/?: 0/2</text:p>
          </table:table-cell>
          <table:table-cell office:value-type="string">
            <text:p>134/?: 0/1</text:p>
          </table:table-cell>
          <table:table-cell office:value-type="string">
            <text:p>135/?: 1/2</text:p>
          </table:table-cell>
          <table:table-cell office:value-type="string">
            <text:p>136/?: 0/2</text:p>
          </table:table-cell>
          <table:table-cell office:value-type="string">
            <text:p>137/?: 0/2</text:p>
          </table:table-cell>
          <table:table-cell office:value-type="string">
            <text:p>138/?: 1/2</text:p>
          </table:table-cell>
          <table:table-cell office:value-type="string">
            <text:p>139/?: 0/1</text:p>
          </table:table-cell>
          <table:table-cell office:value-type="string">
            <text:p>140/?: 1/2</text:p>
          </table:table-cell>
          <table:table-cell office:value-type="string">
            <text:p>141/?: 1/2</text:p>
          </table:table-cell>
          <table:table-cell office:value-type="string">
            <text:p>142/?: 1/3</text:p>
          </table:table-cell>
          <table:table-cell office:value-type="string">
            <text:p>143/?: 0/3</text:p>
          </table:table-cell>
          <table:table-cell office:value-type="string">
            <text:p>144/?: 0/2</text:p>
          </table:table-cell>
          <table:table-cell office:value-type="string">
            <text:p>145/?: 0/2</text:p>
          </table:table-cell>
          <table:table-cell office:value-type="string">
            <text:p>146/?: 0/2</text:p>
          </table:table-cell>
          <table:table-cell office:value-type="string">
            <text:p>147/?: 1/3</text:p>
          </table:table-cell>
          <table:table-cell office:value-type="string">
            <text:p>148/?: 0/3</text:p>
          </table:table-cell>
          <table:table-cell office:value-type="string">
            <text:p>149/?: 1/3</text:p>
          </table:table-cell>
          <table:table-cell office:value-type="string">
            <text:p>150/?: 1/3</text:p>
          </table:table-cell>
          <table:table-cell office:value-type="string">
            <text:p>151/?: 2/3</text:p>
          </table:table-cell>
          <table:table-cell office:value-type="string">
            <text:p>152/?: 0/4</text:p>
          </table:table-cell>
          <table:table-cell office:value-type="string">
            <text:p>153/?: 0/4</text:p>
          </table:table-cell>
          <table:table-cell office:value-type="string">
            <text:p>154/?: 3/5</text:p>
          </table:table-cell>
          <table:table-cell office:value-type="string">
            <text:p>155/?: 3/5</text:p>
          </table:table-cell>
          <table:table-cell office:value-type="string">
            <text:p>156/?: 1/5</text:p>
          </table:table-cell>
          <table:table-cell office:value-type="string">
            <text:p>157/?: 2/5</text:p>
          </table:table-cell>
          <table:table-cell office:value-type="string">
            <text:p>158/?: 1/5</text:p>
          </table:table-cell>
          <table:table-cell office:value-type="string">
            <text:p>159/?: 0/4</text:p>
          </table:table-cell>
          <table:table-cell office:value-type="string">
            <text:p>160/?: 0/3</text:p>
          </table:table-cell>
          <table:table-cell office:value-type="string">
            <text:p>161/?: 0/3</text:p>
          </table:table-cell>
          <table:table-cell office:value-type="string">
            <text:p>162/?: 1/3</text:p>
          </table:table-cell>
          <table:table-cell office:value-type="string">
            <text:p>163/?: 2/5</text:p>
          </table:table-cell>
          <table:table-cell office:value-type="string">
            <text:p>164/?: 0/4</text:p>
          </table:table-cell>
          <table:table-cell office:value-type="string">
            <text:p>165/?: 1/6</text:p>
          </table:table-cell>
          <table:table-cell office:value-type="string">
            <text:p>166/?: 0/4</text:p>
          </table:table-cell>
          <table:table-cell office:value-type="string">
            <text:p>167/?: 1/5</text:p>
          </table:table-cell>
          <table:table-cell office:value-type="string">
            <text:p>168/?: 0/4</text:p>
          </table:table-cell>
          <table:table-cell office:value-type="string">
            <text:p>169/?: 2/6</text:p>
          </table:table-cell>
          <table:table-cell office:value-type="string">
            <text:p>170/?: 2/6</text:p>
          </table:table-cell>
          <table:table-cell office:value-type="string">
            <text:p>171/?: 1/6</text:p>
          </table:table-cell>
          <table:table-cell office:value-type="string">
            <text:p>172/?: 2/5</text:p>
          </table:table-cell>
          <table:table-cell office:value-type="string">
            <text:p>173/?: 3/6</text:p>
          </table:table-cell>
          <table:table-cell office:value-type="string">
            <text:p>174/?: 4/7</text:p>
          </table:table-cell>
          <table:table-cell office:value-type="string">
            <text:p>175/?: 4/7</text:p>
          </table:table-cell>
          <table:table-cell office:value-type="string">
            <text:p>176/?: 5/7</text:p>
          </table:table-cell>
          <table:table-cell office:value-type="string">
            <text:p>177/?: 3/8</text:p>
          </table:table-cell>
          <table:table-cell office:value-type="string">
            <text:p>178/?: 4/8</text:p>
          </table:table-cell>
          <table:table-cell office:value-type="string">
            <text:p>179/?: 5/8</text:p>
          </table:table-cell>
          <table:table-cell office:value-type="string">
            <text:p>180/?: 6/8</text:p>
          </table:table-cell>
          <table:table-cell office:value-type="string">
            <text:p>181/?: 8/9</text:p>
          </table:table-cell>
          <table:table-cell office:value-type="string">
            <text:p>182/?: 7/9</text:p>
          </table:table-cell>
          <table:table-cell office:value-type="string">
            <text:p>183/?: 6/9</text:p>
          </table:table-cell>
          <table:table-cell office:value-type="string">
            <text:p>184/?: 8/9</text:p>
          </table:table-cell>
          <table:table-cell office:value-type="string">
            <text:p>185/?: 9/10</text:p>
          </table:table-cell>
          <table:table-cell office:value-type="string">
            <text:p>186/?: 7/10</text:p>
          </table:table-cell>
          <table:table-cell office:value-type="string">
            <text:p>187/?: 8/10</text:p>
          </table:table-cell>
          <table:table-cell office:value-type="string">
            <text:p>188/?: 9/10</text:p>
          </table:table-cell>
          <table:table-cell office:value-type="string">
            <text:p>189/?: 10/10</text:p>
          </table:table-cell>
          <table:table-cell office:value-type="string">
            <text:p>190/?: 10/10</text:p>
          </table:table-cell>
          <table:table-cell office:value-type="string">
            <text:p>191/?: 11/11</text:p>
          </table:table-cell>
          <table:table-cell table:number-columns-repeated="2" office:value-type="string">
            <text:p>_</text:p>
          </table:table-cell>
          <table:table-cell office:value-type="string">
            <text:p>194/?: 7/9</text:p>
          </table:table-cell>
          <table:table-cell office:value-type="string">
            <text:p>195/?: 8/10</text:p>
          </table:table-cell>
          <table:table-cell office:value-type="string">
            <text:p>196/?: 9/10</text:p>
          </table:table-cell>
          <table:table-cell office:value-type="string">
            <text:p>197/?: 10/10</text:p>
          </table:table-cell>
          <table:table-cell office:value-type="string">
            <text:p>198/?: 10/10</text:p>
          </table:table-cell>
          <table:table-cell office:value-type="string">
            <text:p>199/?: 9/10</text:p>
          </table:table-cell>
          <table:table-cell office:value-type="string">
            <text:p>200/?: 11/11</text:p>
          </table:table-cell>
          <table:table-cell office:value-type="string">
            <text:p>201/?: 10/10</text:p>
          </table:table-cell>
          <table:table-cell office:value-type="string">
            <text:p>202/?: 8/10</text:p>
          </table:table-cell>
          <table:table-cell office:value-type="string">
            <text:p>203/?: 5/5</text:p>
          </table:table-cell>
          <table:table-cell office:value-type="string">
            <text:p>204/?: 6/9</text:p>
          </table:table-cell>
          <table:table-cell office:value-type="string">
            <text:p>205/?: 7/8</text:p>
          </table:table-cell>
          <table:table-cell office:value-type="string">
            <text:p>206/?: 8/10</text:p>
          </table:table-cell>
          <table:table-cell office:value-type="string">
            <text:p>207/?: 9/10</text:p>
          </table:table-cell>
          <table:table-cell office:value-type="string">
            <text:p>208/?: 11/11</text:p>
          </table:table-cell>
          <table:table-cell office:value-type="string">
            <text:p>209/?: 11/11</text:p>
          </table:table-cell>
          <table:table-cell table:number-columns-repeated="5" office:value-type="string">
            <text:p>_</text:p>
          </table:table-cell>
          <table:table-cell office:value-type="string">
            <text:p>225/?: 10/10</text:p>
          </table:table-cell>
          <table:table-cell office:value-type="string">
            <text:p>226/?: 9/10</text:p>
          </table:table-cell>
          <table:table-cell office:value-type="string">
            <text:p>227/?: 10/10</text:p>
          </table:table-cell>
          <table:table-cell office:value-type="string">
            <text:p>228/?: 10/10</text:p>
          </table:table-cell>
          <table:table-cell office:value-type="string">
            <text:p>229/?: 11/11</text:p>
          </table:table-cell>
          <table:table-cell office:value-type="string">
            <text:p>230/?: 11/11</text:p>
          </table:table-cell>
          <table:table-cell table:number-columns-repeated="9" office:value-type="string">
            <text:p>_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office:value-type="string">
            <text:p>count:</text:p>
          </table:table-cell>
          <table:table-cell office:value-type="float" office:value="18129">
            <text:p>1812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6</text:p>
          </table:table-cell>
          <table:table-cell office:value-type="string">
            <text:p>57/9: 0/8</text:p>
          </table:table-cell>
          <table:table-cell office:value-type="string">
            <text:p>58/:: 0/4</text:p>
          </table:table-cell>
          <table:table-cell office:value-type="string">
            <text:p>59/;: 2/3</text:p>
          </table:table-cell>
          <table:table-cell office:value-type="string">
            <text:p>_</text:p>
          </table:table-cell>
          <table:table-cell office:value-type="string">
            <text:p>63/?: 0/3</text:p>
          </table:table-cell>
          <table:table-cell office:value-type="string">
            <text:p>64/@: 1/4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2</text:p>
          </table:table-cell>
          <table:table-cell office:value-type="string">
            <text:p>69/E: 0/2</text:p>
          </table:table-cell>
          <table:table-cell office:value-type="string">
            <text:p>70/F: 0/3</text:p>
          </table:table-cell>
          <table:table-cell office:value-type="string">
            <text:p>71/G: 0/3</text:p>
          </table:table-cell>
          <table:table-cell office:value-type="string">
            <text:p>72/H: 0/4</text:p>
          </table:table-cell>
          <table:table-cell office:value-type="string">
            <text:p>73/I: 0/4</text:p>
          </table:table-cell>
          <table:table-cell office:value-type="string">
            <text:p>74/J: 0/4</text:p>
          </table:table-cell>
          <table:table-cell office:value-type="string">
            <text:p>75/K: 0/4</text:p>
          </table:table-cell>
          <table:table-cell office:value-type="string">
            <text:p>76/L: 0/5</text:p>
          </table:table-cell>
          <table:table-cell office:value-type="string">
            <text:p>77/M: 0/5</text:p>
          </table:table-cell>
          <table:table-cell office:value-type="string">
            <text:p>78/N: 0/6</text:p>
          </table:table-cell>
          <table:table-cell office:value-type="string">
            <text:p>79/O: 0/6</text:p>
          </table:table-cell>
          <table:table-cell office:value-type="string">
            <text:p>80/P: 0/6</text:p>
          </table:table-cell>
          <table:table-cell office:value-type="string">
            <text:p>81/Q: 0/7</text:p>
          </table:table-cell>
          <table:table-cell office:value-type="string">
            <text:p>82/R: 0/7</text:p>
          </table:table-cell>
          <table:table-cell office:value-type="string">
            <text:p>83/S: 0/7</text:p>
          </table:table-cell>
          <table:table-cell office:value-type="string">
            <text:p>84/T: 0/8</text:p>
          </table:table-cell>
          <table:table-cell office:value-type="string">
            <text:p>85/U: 0/8</text:p>
          </table:table-cell>
          <table:table-cell office:value-type="string">
            <text:p>86/V: 0/9</text:p>
          </table:table-cell>
          <table:table-cell office:value-type="string">
            <text:p>87/W: 0/9</text:p>
          </table:table-cell>
          <table:table-cell office:value-type="string">
            <text:p>88/X: 0/9</text:p>
          </table:table-cell>
          <table:table-cell office:value-type="string">
            <text:p>89/Y: 0/9</text:p>
          </table:table-cell>
          <table:table-cell office:value-type="string">
            <text:p>90/Z: 0/10</text:p>
          </table:table-cell>
          <table:table-cell table:number-columns-repeated="4" office:value-type="string">
            <text:p>_</text:p>
          </table:table-cell>
          <table:table-cell office:value-type="string">
            <text:p>95/_: 0/3</text:p>
          </table:table-cell>
          <table:table-cell office:value-type="string">
            <text:p>96/`: 1/3</text:p>
          </table:table-cell>
          <table:table-cell office:value-type="string">
            <text:p>97/a: 0/3</text:p>
          </table:table-cell>
          <table:table-cell office:value-type="string">
            <text:p>98/b: 0/3</text:p>
          </table:table-cell>
          <table:table-cell office:value-type="string">
            <text:p>99/c: 0/3</text:p>
          </table:table-cell>
          <table:table-cell office:value-type="string">
            <text:p>100/d: 0/5</text:p>
          </table:table-cell>
          <table:table-cell office:value-type="string">
            <text:p>101/e: 0/4</text:p>
          </table:table-cell>
          <table:table-cell office:value-type="string">
            <text:p>102/f: 0/6</text:p>
          </table:table-cell>
          <table:table-cell office:value-type="string">
            <text:p>103/g: 0/5</text:p>
          </table:table-cell>
          <table:table-cell office:value-type="string">
            <text:p>104/h: 0/5</text:p>
          </table:table-cell>
          <table:table-cell office:value-type="string">
            <text:p>105/i: 0/6</text:p>
          </table:table-cell>
          <table:table-cell office:value-type="string">
            <text:p>106/j: 2/6</text:p>
          </table:table-cell>
          <table:table-cell office:value-type="string">
            <text:p>107/k: 0/5</text:p>
          </table:table-cell>
          <table:table-cell office:value-type="string">
            <text:p>108/l: 1/6</text:p>
          </table:table-cell>
          <table:table-cell office:value-type="string">
            <text:p>109/m: 2/7</text:p>
          </table:table-cell>
          <table:table-cell office:value-type="string">
            <text:p>110/n: 3/7</text:p>
          </table:table-cell>
          <table:table-cell office:value-type="string">
            <text:p>111/o: 4/8</text:p>
          </table:table-cell>
          <table:table-cell office:value-type="string">
            <text:p>112/p: 4/9</text:p>
          </table:table-cell>
          <table:table-cell office:value-type="string">
            <text:p>113/q: 3/8</text:p>
          </table:table-cell>
          <table:table-cell office:value-type="string">
            <text:p>114/r: 4/9</text:p>
          </table:table-cell>
          <table:table-cell office:value-type="string">
            <text:p>115/s: 5/10</text:p>
          </table:table-cell>
          <table:table-cell office:value-type="string">
            <text:p>116/t: 5/10</text:p>
          </table:table-cell>
          <table:table-cell office:value-type="string">
            <text:p>117/u: 5/10</text:p>
          </table:table-cell>
          <table:table-cell office:value-type="string">
            <text:p>118/v: 7/11</text:p>
          </table:table-cell>
          <table:table-cell office:value-type="string">
            <text:p>119/w: 7/11</text:p>
          </table:table-cell>
          <table:table-cell office:value-type="string">
            <text:p>120/x: 8/11</text:p>
          </table:table-cell>
          <table:table-cell office:value-type="string">
            <text:p>121/y: 6/11</text:p>
          </table:table-cell>
          <table:table-cell office:value-type="string">
            <text:p>122/z: 8/11</text:p>
          </table:table-cell>
          <table:table-cell table:number-columns-repeated="3" office:value-type="string">
            <text:p>_</text:p>
          </table:table-cell>
          <table:table-cell office:value-type="string">
            <text:p>126/~: 11/11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1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0/2</text:p>
          </table:table-cell>
          <table:table-cell office:value-type="string">
            <text:p>135/?: 0/2</text:p>
          </table:table-cell>
          <table:table-cell office:value-type="string">
            <text:p>136/?: 1/2</text:p>
          </table:table-cell>
          <table:table-cell office:value-type="string">
            <text:p>137/?: 0/0</text:p>
          </table:table-cell>
          <table:table-cell office:value-type="string">
            <text:p>138/?: 1/3</text:p>
          </table:table-cell>
          <table:table-cell office:value-type="string">
            <text:p>139/?: 1/2</text:p>
          </table:table-cell>
          <table:table-cell office:value-type="string">
            <text:p>140/?: 1/3</text:p>
          </table:table-cell>
          <table:table-cell office:value-type="string">
            <text:p>141/?: 1/2</text:p>
          </table:table-cell>
          <table:table-cell office:value-type="string">
            <text:p>142/?: 2/5</text:p>
          </table:table-cell>
          <table:table-cell office:value-type="string">
            <text:p>143/?: 1/3</text:p>
          </table:table-cell>
          <table:table-cell office:value-type="string">
            <text:p>144/?: 0/3</text:p>
          </table:table-cell>
          <table:table-cell office:value-type="string">
            <text:p>145/?: 0/2</text:p>
          </table:table-cell>
          <table:table-cell office:value-type="string">
            <text:p>146/?: 0/1</text:p>
          </table:table-cell>
          <table:table-cell office:value-type="string">
            <text:p>147/?: 1/3</text:p>
          </table:table-cell>
          <table:table-cell office:value-type="string">
            <text:p>148/?: 1/3</text:p>
          </table:table-cell>
          <table:table-cell office:value-type="string">
            <text:p>149/?: 0/2</text:p>
          </table:table-cell>
          <table:table-cell office:value-type="string">
            <text:p>150/?: 2/4</text:p>
          </table:table-cell>
          <table:table-cell office:value-type="string">
            <text:p>151/?: 3/4</text:p>
          </table:table-cell>
          <table:table-cell office:value-type="string">
            <text:p>152/?: 2/4</text:p>
          </table:table-cell>
          <table:table-cell office:value-type="string">
            <text:p>153/?: 2/4</text:p>
          </table:table-cell>
          <table:table-cell office:value-type="string">
            <text:p>154/?: 3/5</text:p>
          </table:table-cell>
          <table:table-cell office:value-type="string">
            <text:p>155/?: 1/4</text:p>
          </table:table-cell>
          <table:table-cell office:value-type="string">
            <text:p>156/?: 2/5</text:p>
          </table:table-cell>
          <table:table-cell office:value-type="string">
            <text:p>157/?: 2/5</text:p>
          </table:table-cell>
          <table:table-cell office:value-type="string">
            <text:p>158/?: 2/5</text:p>
          </table:table-cell>
          <table:table-cell office:value-type="string">
            <text:p>159/?: 0/3</text:p>
          </table:table-cell>
          <table:table-cell office:value-type="string">
            <text:p>160/?: 0/2</text:p>
          </table:table-cell>
          <table:table-cell office:value-type="string">
            <text:p>161/?: 0/3</text:p>
          </table:table-cell>
          <table:table-cell office:value-type="string">
            <text:p>162/?: 1/3</text:p>
          </table:table-cell>
          <table:table-cell office:value-type="string">
            <text:p>163/?: 1/3</text:p>
          </table:table-cell>
          <table:table-cell office:value-type="string">
            <text:p>164/?: 0/4</text:p>
          </table:table-cell>
          <table:table-cell office:value-type="string">
            <text:p>165/?: 2/7</text:p>
          </table:table-cell>
          <table:table-cell office:value-type="string">
            <text:p>166/?: 0/5</text:p>
          </table:table-cell>
          <table:table-cell office:value-type="string">
            <text:p>167/?: 1/4</text:p>
          </table:table-cell>
          <table:table-cell office:value-type="string">
            <text:p>168/?: 1/5</text:p>
          </table:table-cell>
          <table:table-cell office:value-type="string">
            <text:p>169/?: 3/6</text:p>
          </table:table-cell>
          <table:table-cell office:value-type="string">
            <text:p>170/?: 2/6</text:p>
          </table:table-cell>
          <table:table-cell office:value-type="string">
            <text:p>171/?: 2/6</text:p>
          </table:table-cell>
          <table:table-cell office:value-type="string">
            <text:p>172/?: 4/6</text:p>
          </table:table-cell>
          <table:table-cell office:value-type="string">
            <text:p>173/?: 3/7</text:p>
          </table:table-cell>
          <table:table-cell office:value-type="string">
            <text:p>174/?: 4/6</text:p>
          </table:table-cell>
          <table:table-cell office:value-type="string">
            <text:p>175/?: 5/7</text:p>
          </table:table-cell>
          <table:table-cell office:value-type="string">
            <text:p>176/?: 5/7</text:p>
          </table:table-cell>
          <table:table-cell office:value-type="string">
            <text:p>177/?: 6/9</text:p>
          </table:table-cell>
          <table:table-cell office:value-type="string">
            <text:p>178/?: 3/7</text:p>
          </table:table-cell>
          <table:table-cell office:value-type="string">
            <text:p>179/?: 4/8</text:p>
          </table:table-cell>
          <table:table-cell office:value-type="string">
            <text:p>180/?: 5/9</text:p>
          </table:table-cell>
          <table:table-cell office:value-type="string">
            <text:p>181/?: 7/9</text:p>
          </table:table-cell>
          <table:table-cell office:value-type="string">
            <text:p>182/?: 6/9</text:p>
          </table:table-cell>
          <table:table-cell office:value-type="string">
            <text:p>183/?: 7/9</text:p>
          </table:table-cell>
          <table:table-cell office:value-type="string">
            <text:p>184/?: 8/10</text:p>
          </table:table-cell>
          <table:table-cell office:value-type="string">
            <text:p>185/?: 10/11</text:p>
          </table:table-cell>
          <table:table-cell office:value-type="string">
            <text:p>186/?: 9/10</text:p>
          </table:table-cell>
          <table:table-cell office:value-type="string">
            <text:p>187/?: 10/10</text:p>
          </table:table-cell>
          <table:table-cell office:value-type="string">
            <text:p>188/?: 10/11</text:p>
          </table:table-cell>
          <table:table-cell office:value-type="string">
            <text:p>189/?: 11/11</text:p>
          </table:table-cell>
          <table:table-cell office:value-type="string">
            <text:p>190/?: 11/11</text:p>
          </table:table-cell>
          <table:table-cell office:value-type="string">
            <text:p>191/?: 12/12</text:p>
          </table:table-cell>
          <table:table-cell office:value-type="string">
            <text:p>194/?: 8/11</text:p>
          </table:table-cell>
          <table:table-cell office:value-type="string">
            <text:p>195/?: 7/11</text:p>
          </table:table-cell>
          <table:table-cell office:value-type="string">
            <text:p>196/?: 9/11</text:p>
          </table:table-cell>
          <table:table-cell office:value-type="string">
            <text:p>197/?: 10/11</text:p>
          </table:table-cell>
          <table:table-cell office:value-type="string">
            <text:p>198/?: 9/10</text:p>
          </table:table-cell>
          <table:table-cell office:value-type="string">
            <text:p>199/?: 11/11</text:p>
          </table:table-cell>
          <table:table-cell office:value-type="string">
            <text:p>200/?: 11/11</text:p>
          </table:table-cell>
          <table:table-cell office:value-type="string">
            <text:p>201/?: 8/11</text:p>
          </table:table-cell>
          <table:table-cell office:value-type="string">
            <text:p>202/?: 10/11</text:p>
          </table:table-cell>
          <table:table-cell office:value-type="string">
            <text:p>203/?: 9/10</text:p>
          </table:table-cell>
          <table:table-cell office:value-type="string">
            <text:p>204/?: 10/11</text:p>
          </table:table-cell>
          <table:table-cell office:value-type="string">
            <text:p>205/?: 11/11</text:p>
          </table:table-cell>
          <table:table-cell office:value-type="string">
            <text:p>206/?: 9/11</text:p>
          </table:table-cell>
          <table:table-cell office:value-type="string">
            <text:p>207/?: 10/11</text:p>
          </table:table-cell>
          <table:table-cell office:value-type="string">
            <text:p>208/?: 11/11</text:p>
          </table:table-cell>
          <table:table-cell office:value-type="string">
            <text:p>209/?: 12/12</text:p>
          </table:table-cell>
          <table:table-cell table:number-columns-repeated="8" office:value-type="string">
            <text:p>_</text:p>
          </table:table-cell>
          <table:table-cell office:value-type="string">
            <text:p>225/?: 11/11</text:p>
          </table:table-cell>
          <table:table-cell office:value-type="string">
            <text:p>226/?: 11/11</text:p>
          </table:table-cell>
          <table:table-cell office:value-type="string">
            <text:p>_</text:p>
          </table:table-cell>
          <table:table-cell office:value-type="string">
            <text:p>228/?: 9/9</text:p>
          </table:table-cell>
          <table:table-cell office:value-type="string">
            <text:p>229/?: 10/11</text:p>
          </table:table-cell>
          <table:table-cell office:value-type="string">
            <text:p>230/?: 11/11</text:p>
          </table:table-cell>
          <table:table-cell office:value-type="string">
            <text:p>231/?: 12/12</text:p>
          </table:table-cell>
          <table:table-cell office:value-type="string">
            <text:p>232/?: 12/12</text:p>
          </table:table-cell>
          <table:table-cell table:number-columns-repeated="5" office:value-type="string">
            <text:p>_</text:p>
          </table:table-cell>
          <table:table-cell office:value-type="string">
            <text:p>239/?: 12/12</text:p>
          </table:table-cell>
          <table:table-cell table:number-columns-repeated="5" office:value-type="string">
            <text:p>_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office:value-type="string">
            <text:p>count:</text:p>
          </table:table-cell>
          <table:table-cell office:value-type="float" office:value="14635">
            <text:p>14635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6</text:p>
          </table:table-cell>
          <table:table-cell office:value-type="string">
            <text:p>57/9: 0/8</text:p>
          </table:table-cell>
          <table:table-cell office:value-type="string">
            <text:p>58/:: 0/3</text:p>
          </table:table-cell>
          <table:table-cell office:value-type="string">
            <text:p>59/;: 3/4</text:p>
          </table:table-cell>
          <table:table-cell office:value-type="string">
            <text:p>_</text:p>
          </table:table-cell>
          <table:table-cell office:value-type="string">
            <text:p>61/=: 3/3</text:p>
          </table:table-cell>
          <table:table-cell office:value-type="string">
            <text:p>_</text:p>
          </table:table-cell>
          <table:table-cell office:value-type="string">
            <text:p>63/?: 0/3</text:p>
          </table:table-cell>
          <table:table-cell office:value-type="string">
            <text:p>64/@: 1/3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2</text:p>
          </table:table-cell>
          <table:table-cell office:value-type="string">
            <text:p>69/E: 0/3</text:p>
          </table:table-cell>
          <table:table-cell office:value-type="string">
            <text:p>70/F: 0/3</text:p>
          </table:table-cell>
          <table:table-cell office:value-type="string">
            <text:p>71/G: 0/3</text:p>
          </table:table-cell>
          <table:table-cell office:value-type="string">
            <text:p>72/H: 0/4</text:p>
          </table:table-cell>
          <table:table-cell office:value-type="string">
            <text:p>73/I: 0/4</text:p>
          </table:table-cell>
          <table:table-cell office:value-type="string">
            <text:p>74/J: 0/5</text:p>
          </table:table-cell>
          <table:table-cell office:value-type="string">
            <text:p>75/K: 0/5</text:p>
          </table:table-cell>
          <table:table-cell office:value-type="string">
            <text:p>76/L: 0/5</text:p>
          </table:table-cell>
          <table:table-cell office:value-type="string">
            <text:p>77/M: 0/6</text:p>
          </table:table-cell>
          <table:table-cell office:value-type="string">
            <text:p>78/N: 0/6</text:p>
          </table:table-cell>
          <table:table-cell office:value-type="string">
            <text:p>79/O: 0/7</text:p>
          </table:table-cell>
          <table:table-cell office:value-type="string">
            <text:p>80/P: 0/7</text:p>
          </table:table-cell>
          <table:table-cell office:value-type="string">
            <text:p>81/Q: 0/8</text:p>
          </table:table-cell>
          <table:table-cell office:value-type="string">
            <text:p>82/R: 0/8</text:p>
          </table:table-cell>
          <table:table-cell office:value-type="string">
            <text:p>83/S: 0/8</text:p>
          </table:table-cell>
          <table:table-cell office:value-type="string">
            <text:p>84/T: 0/9</text:p>
          </table:table-cell>
          <table:table-cell office:value-type="string">
            <text:p>85/U: 0/9</text:p>
          </table:table-cell>
          <table:table-cell office:value-type="string">
            <text:p>86/V: 0/10</text:p>
          </table:table-cell>
          <table:table-cell office:value-type="string">
            <text:p>87/W: 0/10</text:p>
          </table:table-cell>
          <table:table-cell office:value-type="string">
            <text:p>88/X: 1/10</text:p>
          </table:table-cell>
          <table:table-cell office:value-type="string">
            <text:p>89/Y: 0/10</text:p>
          </table:table-cell>
          <table:table-cell office:value-type="string">
            <text:p>90/Z: 0/11</text:p>
          </table:table-cell>
          <table:table-cell office:value-type="string">
            <text:p>_</text:p>
          </table:table-cell>
          <table:table-cell office:value-type="string">
            <text:p>94/^: 6/6</text:p>
          </table:table-cell>
          <table:table-cell office:value-type="string">
            <text:p>95/_: 0/4</text:p>
          </table:table-cell>
          <table:table-cell office:value-type="string">
            <text:p>96/`: 0/2</text:p>
          </table:table-cell>
          <table:table-cell office:value-type="string">
            <text:p>97/a: 0/4</text:p>
          </table:table-cell>
          <table:table-cell office:value-type="string">
            <text:p>98/b: 0/4</text:p>
          </table:table-cell>
          <table:table-cell office:value-type="string">
            <text:p>99/c: 0/4</text:p>
          </table:table-cell>
          <table:table-cell office:value-type="string">
            <text:p>100/d: 0/5</text:p>
          </table:table-cell>
          <table:table-cell office:value-type="string">
            <text:p>101/e: 0/4</text:p>
          </table:table-cell>
          <table:table-cell office:value-type="string">
            <text:p>102/f: 0/6</text:p>
          </table:table-cell>
          <table:table-cell office:value-type="string">
            <text:p>103/g: 0/5</text:p>
          </table:table-cell>
          <table:table-cell office:value-type="string">
            <text:p>104/h: 0/5</text:p>
          </table:table-cell>
          <table:table-cell office:value-type="string">
            <text:p>105/i: 1/6</text:p>
          </table:table-cell>
          <table:table-cell office:value-type="string">
            <text:p>106/j: 1/6</text:p>
          </table:table-cell>
          <table:table-cell office:value-type="string">
            <text:p>107/k: 2/6</text:p>
          </table:table-cell>
          <table:table-cell office:value-type="string">
            <text:p>108/l: 2/7</text:p>
          </table:table-cell>
          <table:table-cell office:value-type="string">
            <text:p>109/m: 3/8</text:p>
          </table:table-cell>
          <table:table-cell office:value-type="string">
            <text:p>110/n: 4/8</text:p>
          </table:table-cell>
          <table:table-cell office:value-type="string">
            <text:p>111/o: 3/9</text:p>
          </table:table-cell>
          <table:table-cell office:value-type="string">
            <text:p>112/p: 4/9</text:p>
          </table:table-cell>
          <table:table-cell office:value-type="string">
            <text:p>113/q: 6/9</text:p>
          </table:table-cell>
          <table:table-cell office:value-type="string">
            <text:p>114/r: 5/10</text:p>
          </table:table-cell>
          <table:table-cell office:value-type="string">
            <text:p>115/s: 6/11</text:p>
          </table:table-cell>
          <table:table-cell office:value-type="string">
            <text:p>116/t: 7/11</text:p>
          </table:table-cell>
          <table:table-cell office:value-type="string">
            <text:p>117/u: 7/11</text:p>
          </table:table-cell>
          <table:table-cell office:value-type="string">
            <text:p>118/v: 8/12</text:p>
          </table:table-cell>
          <table:table-cell office:value-type="string">
            <text:p>119/w: 9/12</text:p>
          </table:table-cell>
          <table:table-cell office:value-type="string">
            <text:p>120/x: 9/12</text:p>
          </table:table-cell>
          <table:table-cell office:value-type="string">
            <text:p>121/y: 9/12</text:p>
          </table:table-cell>
          <table:table-cell office:value-type="string">
            <text:p>122/z: 10/12</text:p>
          </table:table-cell>
          <table:table-cell table:number-columns-repeated="2" office:value-type="string">
            <text:p>_</text:p>
          </table:table-cell>
          <table:table-cell office:value-type="string">
            <text:p>126/~: 13/1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1/1</text:p>
          </table:table-cell>
          <table:table-cell office:value-type="string">
            <text:p>132/?: 1/1</text:p>
          </table:table-cell>
          <table:table-cell office:value-type="string">
            <text:p>133/?: 0/1</text:p>
          </table:table-cell>
          <table:table-cell office:value-type="string">
            <text:p>134/?: 0/1</text:p>
          </table:table-cell>
          <table:table-cell office:value-type="string">
            <text:p>135/?: 0/2</text:p>
          </table:table-cell>
          <table:table-cell office:value-type="string">
            <text:p>136/?: 0/1</text:p>
          </table:table-cell>
          <table:table-cell office:value-type="string">
            <text:p>137/?: 1/2</text:p>
          </table:table-cell>
          <table:table-cell office:value-type="string">
            <text:p>138/?: 0/2</text:p>
          </table:table-cell>
          <table:table-cell office:value-type="string">
            <text:p>139/?: 2/3</text:p>
          </table:table-cell>
          <table:table-cell office:value-type="string">
            <text:p>140/?: 1/3</text:p>
          </table:table-cell>
          <table:table-cell office:value-type="string">
            <text:p>141/?: 1/3</text:p>
          </table:table-cell>
          <table:table-cell office:value-type="string">
            <text:p>142/?: 2/3</text:p>
          </table:table-cell>
          <table:table-cell office:value-type="string">
            <text:p>143/?: 2/3</text:p>
          </table:table-cell>
          <table:table-cell office:value-type="string">
            <text:p>144/?: 0/2</text:p>
          </table:table-cell>
          <table:table-cell office:value-type="string">
            <text:p>145/?: 1/4</text:p>
          </table:table-cell>
          <table:table-cell office:value-type="string">
            <text:p>146/?: 0/3</text:p>
          </table:table-cell>
          <table:table-cell office:value-type="string">
            <text:p>147/?: 1/4</text:p>
          </table:table-cell>
          <table:table-cell office:value-type="string">
            <text:p>148/?: 2/4</text:p>
          </table:table-cell>
          <table:table-cell office:value-type="string">
            <text:p>149/?: 3/4</text:p>
          </table:table-cell>
          <table:table-cell office:value-type="string">
            <text:p>150/?: 1/4</text:p>
          </table:table-cell>
          <table:table-cell office:value-type="string">
            <text:p>151/?: 2/5</text:p>
          </table:table-cell>
          <table:table-cell office:value-type="string">
            <text:p>152/?: 1/5</text:p>
          </table:table-cell>
          <table:table-cell office:value-type="string">
            <text:p>153/?: 0/5</text:p>
          </table:table-cell>
          <table:table-cell office:value-type="string">
            <text:p>154/?: 4/6</text:p>
          </table:table-cell>
          <table:table-cell office:value-type="string">
            <text:p>155/?: 5/6</text:p>
          </table:table-cell>
          <table:table-cell office:value-type="string">
            <text:p>156/?: 3/6</text:p>
          </table:table-cell>
          <table:table-cell office:value-type="string">
            <text:p>157/?: 4/6</text:p>
          </table:table-cell>
          <table:table-cell office:value-type="string">
            <text:p>158/?: 4/7</text:p>
          </table:table-cell>
          <table:table-cell office:value-type="string">
            <text:p>159/?: 0/6</text:p>
          </table:table-cell>
          <table:table-cell office:value-type="string">
            <text:p>160/?: 0/4</text:p>
          </table:table-cell>
          <table:table-cell office:value-type="string">
            <text:p>161/?: 0/5</text:p>
          </table:table-cell>
          <table:table-cell office:value-type="string">
            <text:p>162/?: 1/3</text:p>
          </table:table-cell>
          <table:table-cell office:value-type="string">
            <text:p>163/?: 2/5</text:p>
          </table:table-cell>
          <table:table-cell office:value-type="string">
            <text:p>164/?: 1/4</text:p>
          </table:table-cell>
          <table:table-cell office:value-type="string">
            <text:p>165/?: 2/6</text:p>
          </table:table-cell>
          <table:table-cell office:value-type="string">
            <text:p>166/?: 0/4</text:p>
          </table:table-cell>
          <table:table-cell office:value-type="string">
            <text:p>167/?: 2/6</text:p>
          </table:table-cell>
          <table:table-cell office:value-type="string">
            <text:p>168/?: 3/6</text:p>
          </table:table-cell>
          <table:table-cell office:value-type="string">
            <text:p>169/?: 4/7</text:p>
          </table:table-cell>
          <table:table-cell office:value-type="string">
            <text:p>170/?: 1/7</text:p>
          </table:table-cell>
          <table:table-cell office:value-type="string">
            <text:p>171/?: 2/8</text:p>
          </table:table-cell>
          <table:table-cell office:value-type="string">
            <text:p>172/?: 3/7</text:p>
          </table:table-cell>
          <table:table-cell office:value-type="string">
            <text:p>173/?: 4/7</text:p>
          </table:table-cell>
          <table:table-cell office:value-type="string">
            <text:p>174/?: 6/8</text:p>
          </table:table-cell>
          <table:table-cell office:value-type="string">
            <text:p>175/?: 7/9</text:p>
          </table:table-cell>
          <table:table-cell office:value-type="string">
            <text:p>176/?: 3/9</text:p>
          </table:table-cell>
          <table:table-cell office:value-type="string">
            <text:p>177/?: 0/8</text:p>
          </table:table-cell>
          <table:table-cell office:value-type="string">
            <text:p>178/?: 1/8</text:p>
          </table:table-cell>
          <table:table-cell office:value-type="string">
            <text:p>179/?: 2/8</text:p>
          </table:table-cell>
          <table:table-cell office:value-type="string">
            <text:p>180/?: 3/9</text:p>
          </table:table-cell>
          <table:table-cell office:value-type="string">
            <text:p>181/?: 7/10</text:p>
          </table:table-cell>
          <table:table-cell office:value-type="string">
            <text:p>182/?: 4/10</text:p>
          </table:table-cell>
          <table:table-cell office:value-type="string">
            <text:p>183/?: 5/10</text:p>
          </table:table-cell>
          <table:table-cell office:value-type="string">
            <text:p>184/?: 6/10</text:p>
          </table:table-cell>
          <table:table-cell office:value-type="string">
            <text:p>185/?: 7/10</text:p>
          </table:table-cell>
          <table:table-cell office:value-type="string">
            <text:p>186/?: 8/11</text:p>
          </table:table-cell>
          <table:table-cell office:value-type="string">
            <text:p>187/?: 9/11</text:p>
          </table:table-cell>
          <table:table-cell office:value-type="string">
            <text:p>188/?: 10/11</text:p>
          </table:table-cell>
          <table:table-cell office:value-type="string">
            <text:p>189/?: 11/12</text:p>
          </table:table-cell>
          <table:table-cell office:value-type="string">
            <text:p>190/?: 12/12</text:p>
          </table:table-cell>
          <table:table-cell office:value-type="string">
            <text:p>191/?: 13/13</text:p>
          </table:table-cell>
          <table:table-cell table:number-columns-repeated="2" office:value-type="string">
            <text:p>_</text:p>
          </table:table-cell>
          <table:table-cell office:value-type="string">
            <text:p>194/?: 9/11</text:p>
          </table:table-cell>
          <table:table-cell office:value-type="string">
            <text:p>195/?: 10/12</text:p>
          </table:table-cell>
          <table:table-cell office:value-type="string">
            <text:p>196/?: 11/12</text:p>
          </table:table-cell>
          <table:table-cell office:value-type="string">
            <text:p>197/?: 11/12</text:p>
          </table:table-cell>
          <table:table-cell office:value-type="string">
            <text:p>198/?: 12/12</text:p>
          </table:table-cell>
          <table:table-cell office:value-type="string">
            <text:p>199/?: 12/12</text:p>
          </table:table-cell>
          <table:table-cell office:value-type="string">
            <text:p>200/?: 12/12</text:p>
          </table:table-cell>
          <table:table-cell office:value-type="string">
            <text:p>201/?: 8/12</text:p>
          </table:table-cell>
          <table:table-cell office:value-type="string">
            <text:p>202/?: 12/12</text:p>
          </table:table-cell>
          <table:table-cell office:value-type="string">
            <text:p>_</text:p>
          </table:table-cell>
          <table:table-cell office:value-type="string">
            <text:p>204/?: 9/11</text:p>
          </table:table-cell>
          <table:table-cell office:value-type="string">
            <text:p>205/?: 10/11</text:p>
          </table:table-cell>
          <table:table-cell office:value-type="string">
            <text:p>206/?: 11/12</text:p>
          </table:table-cell>
          <table:table-cell office:value-type="string">
            <text:p>207/?: 12/12</text:p>
          </table:table-cell>
          <table:table-cell office:value-type="string">
            <text:p>208/?: 10/11</text:p>
          </table:table-cell>
          <table:table-cell office:value-type="string">
            <text:p>209/?: 11/12</text:p>
          </table:table-cell>
          <table:table-cell office:value-type="string">
            <text:p>210/?: 12/12</text:p>
          </table:table-cell>
          <table:table-cell office:value-type="string">
            <text:p>_</text:p>
          </table:table-cell>
          <table:table-cell office:value-type="string">
            <text:p>212/?: 13/13</text:p>
          </table:table-cell>
          <table:table-cell office:value-type="string">
            <text:p>213/?: 13/13</text:p>
          </table:table-cell>
          <table:table-cell table:number-columns-repeated="3" office:value-type="string">
            <text:p>_</text:p>
          </table:table-cell>
          <table:table-cell office:value-type="string">
            <text:p>217/?: 13/13</text:p>
          </table:table-cell>
          <table:table-cell table:number-columns-repeated="4" office:value-type="string">
            <text:p>_</text:p>
          </table:table-cell>
          <table:table-cell office:value-type="string">
            <text:p>225/?: 12/12</text:p>
          </table:table-cell>
          <table:table-cell office:value-type="string">
            <text:p>226/?: 12/12</text:p>
          </table:table-cell>
          <table:table-cell office:value-type="string">
            <text:p>227/?: 13/13</text:p>
          </table:table-cell>
          <table:table-cell office:value-type="string">
            <text:p>228/?: 13/13</text:p>
          </table:table-cell>
          <table:table-cell office:value-type="string">
            <text:p>229/?: 13/13</text:p>
          </table:table-cell>
          <table:table-cell office:value-type="string">
            <text:p>239/?: 13/13</text:p>
          </table:table-cell>
          <table:table-cell table:number-columns-repeated="5" office:value-type="string">
            <text:p>_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office:value-type="string">
            <text:p>count:</text:p>
          </table:table-cell>
          <table:table-cell office:value-type="float" office:value="12023">
            <text:p>12023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6</text:p>
          </table:table-cell>
          <table:table-cell office:value-type="string">
            <text:p>57/9: 0/8</text:p>
          </table:table-cell>
          <table:table-cell office:value-type="string">
            <text:p>58/:: 0/3</text:p>
          </table:table-cell>
          <table:table-cell office:value-type="string">
            <text:p>59/;: 1/1</text:p>
          </table:table-cell>
          <table:table-cell office:value-type="string">
            <text:p>61/=: 1/1</text:p>
          </table:table-cell>
          <table:table-cell office:value-type="string">
            <text:p>_</text:p>
          </table:table-cell>
          <table:table-cell office:value-type="string">
            <text:p>63/?: 0/4</text:p>
          </table:table-cell>
          <table:table-cell office:value-type="string">
            <text:p>64/@: 2/5</text:p>
          </table:table-cell>
          <table:table-cell office:value-type="string">
            <text:p>65/A: 0/0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2</text:p>
          </table:table-cell>
          <table:table-cell office:value-type="string">
            <text:p>69/E: 0/3</text:p>
          </table:table-cell>
          <table:table-cell office:value-type="string">
            <text:p>70/F: 0/3</text:p>
          </table:table-cell>
          <table:table-cell office:value-type="string">
            <text:p>71/G: 0/4</text:p>
          </table:table-cell>
          <table:table-cell office:value-type="string">
            <text:p>72/H: 0/4</text:p>
          </table:table-cell>
          <table:table-cell office:value-type="string">
            <text:p>73/I: 0/4</text:p>
          </table:table-cell>
          <table:table-cell office:value-type="string">
            <text:p>74/J: 0/5</text:p>
          </table:table-cell>
          <table:table-cell office:value-type="string">
            <text:p>75/K: 0/5</text:p>
          </table:table-cell>
          <table:table-cell office:value-type="string">
            <text:p>76/L: 0/6</text:p>
          </table:table-cell>
          <table:table-cell office:value-type="string">
            <text:p>77/M: 0/6</text:p>
          </table:table-cell>
          <table:table-cell office:value-type="string">
            <text:p>78/N: 0/7</text:p>
          </table:table-cell>
          <table:table-cell office:value-type="string">
            <text:p>79/O: 0/7</text:p>
          </table:table-cell>
          <table:table-cell office:value-type="string">
            <text:p>80/P: 0/8</text:p>
          </table:table-cell>
          <table:table-cell office:value-type="string">
            <text:p>81/Q: 0/8</text:p>
          </table:table-cell>
          <table:table-cell office:value-type="string">
            <text:p>82/R: 0/8</text:p>
          </table:table-cell>
          <table:table-cell office:value-type="string">
            <text:p>83/S: 0/9</text:p>
          </table:table-cell>
          <table:table-cell office:value-type="string">
            <text:p>84/T: 0/9</text:p>
          </table:table-cell>
          <table:table-cell office:value-type="string">
            <text:p>85/U: 1/10</text:p>
          </table:table-cell>
          <table:table-cell office:value-type="string">
            <text:p>86/V: 0/10</text:p>
          </table:table-cell>
          <table:table-cell office:value-type="string">
            <text:p>87/W: 0/11</text:p>
          </table:table-cell>
          <table:table-cell office:value-type="string">
            <text:p>88/X: 0/10</text:p>
          </table:table-cell>
          <table:table-cell office:value-type="string">
            <text:p>89/Y: 1/11</text:p>
          </table:table-cell>
          <table:table-cell office:value-type="string">
            <text:p>90/Z: 1/12</text:p>
          </table:table-cell>
          <table:table-cell office:value-type="string">
            <text:p>_</text:p>
          </table:table-cell>
          <table:table-cell office:value-type="string">
            <text:p>95/_: 0/4</text:p>
          </table:table-cell>
          <table:table-cell office:value-type="string">
            <text:p>96/`: 1/5</text:p>
          </table:table-cell>
          <table:table-cell office:value-type="string">
            <text:p>97/a: 0/4</text:p>
          </table:table-cell>
          <table:table-cell office:value-type="string">
            <text:p>98/b: 0/4</text:p>
          </table:table-cell>
          <table:table-cell office:value-type="string">
            <text:p>99/c: 0/4</text:p>
          </table:table-cell>
          <table:table-cell office:value-type="string">
            <text:p>100/d: 0/6</text:p>
          </table:table-cell>
          <table:table-cell office:value-type="string">
            <text:p>101/e: 0/5</text:p>
          </table:table-cell>
          <table:table-cell office:value-type="string">
            <text:p>102/f: 1/7</text:p>
          </table:table-cell>
          <table:table-cell office:value-type="string">
            <text:p>103/g: 1/6</text:p>
          </table:table-cell>
          <table:table-cell office:value-type="string">
            <text:p>104/h: 1/6</text:p>
          </table:table-cell>
          <table:table-cell office:value-type="string">
            <text:p>105/i: 1/7</text:p>
          </table:table-cell>
          <table:table-cell office:value-type="string">
            <text:p>106/j: 2/7</text:p>
          </table:table-cell>
          <table:table-cell office:value-type="string">
            <text:p>107/k: 2/7</text:p>
          </table:table-cell>
          <table:table-cell office:value-type="string">
            <text:p>108/l: 2/7</text:p>
          </table:table-cell>
          <table:table-cell office:value-type="string">
            <text:p>109/m: 3/8</text:p>
          </table:table-cell>
          <table:table-cell office:value-type="string">
            <text:p>110/n: 4/9</text:p>
          </table:table-cell>
          <table:table-cell office:value-type="string">
            <text:p>111/o: 5/10</text:p>
          </table:table-cell>
          <table:table-cell office:value-type="string">
            <text:p>112/p: 6/10</text:p>
          </table:table-cell>
          <table:table-cell office:value-type="string">
            <text:p>113/q: 6/10</text:p>
          </table:table-cell>
          <table:table-cell office:value-type="string">
            <text:p>114/r: 6/10</text:p>
          </table:table-cell>
          <table:table-cell office:value-type="string">
            <text:p>115/s: 6/11</text:p>
          </table:table-cell>
          <table:table-cell office:value-type="string">
            <text:p>116/t: 7/12</text:p>
          </table:table-cell>
          <table:table-cell office:value-type="string">
            <text:p>117/u: 7/12</text:p>
          </table:table-cell>
          <table:table-cell office:value-type="string">
            <text:p>118/v: 9/13</text:p>
          </table:table-cell>
          <table:table-cell office:value-type="string">
            <text:p>119/w: 10/13</text:p>
          </table:table-cell>
          <table:table-cell office:value-type="string">
            <text:p>120/x: 8/13</text:p>
          </table:table-cell>
          <table:table-cell office:value-type="string">
            <text:p>121/y: 9/13</text:p>
          </table:table-cell>
          <table:table-cell office:value-type="string">
            <text:p>122/z: 10/13</text:p>
          </table:table-cell>
          <table:table-cell table:number-columns-repeated="3" office:value-type="string">
            <text:p>_</text:p>
          </table:table-cell>
          <table:table-cell office:value-type="string">
            <text:p>126/~: 12/1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1/1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1/3</text:p>
          </table:table-cell>
          <table:table-cell office:value-type="string">
            <text:p>135/?: 0/2</text:p>
          </table:table-cell>
          <table:table-cell office:value-type="string">
            <text:p>136/?: 0/2</text:p>
          </table:table-cell>
          <table:table-cell office:value-type="string">
            <text:p>137/?: 1/1</text:p>
          </table:table-cell>
          <table:table-cell office:value-type="string">
            <text:p>138/?: 1/2</text:p>
          </table:table-cell>
          <table:table-cell office:value-type="string">
            <text:p>139/?: 1/2</text:p>
          </table:table-cell>
          <table:table-cell office:value-type="string">
            <text:p>140/?: 3/3</text:p>
          </table:table-cell>
          <table:table-cell office:value-type="string">
            <text:p>141/?: 0/2</text:p>
          </table:table-cell>
          <table:table-cell office:value-type="string">
            <text:p>142/?: 2/3</text:p>
          </table:table-cell>
          <table:table-cell office:value-type="string">
            <text:p>143/?: 4/4</text:p>
          </table:table-cell>
          <table:table-cell office:value-type="string">
            <text:p>144/?: 0/1</text:p>
          </table:table-cell>
          <table:table-cell office:value-type="string">
            <text:p>145/?: 0/3</text:p>
          </table:table-cell>
          <table:table-cell office:value-type="string">
            <text:p>146/?: 1/3</text:p>
          </table:table-cell>
          <table:table-cell office:value-type="string">
            <text:p>147/?: 0/4</text:p>
          </table:table-cell>
          <table:table-cell office:value-type="string">
            <text:p>148/?: 1/3</text:p>
          </table:table-cell>
          <table:table-cell office:value-type="string">
            <text:p>149/?: 2/3</text:p>
          </table:table-cell>
          <table:table-cell office:value-type="string">
            <text:p>150/?: 2/5</text:p>
          </table:table-cell>
          <table:table-cell office:value-type="string">
            <text:p>151/?: 3/5</text:p>
          </table:table-cell>
          <table:table-cell office:value-type="string">
            <text:p>152/?: 3/5</text:p>
          </table:table-cell>
          <table:table-cell office:value-type="string">
            <text:p>153/?: 4/6</text:p>
          </table:table-cell>
          <table:table-cell office:value-type="string">
            <text:p>154/?: 3/6</text:p>
          </table:table-cell>
          <table:table-cell office:value-type="string">
            <text:p>155/?: 3/6</text:p>
          </table:table-cell>
          <table:table-cell office:value-type="string">
            <text:p>156/?: 1/6</text:p>
          </table:table-cell>
          <table:table-cell office:value-type="string">
            <text:p>157/?: 2/7</text:p>
          </table:table-cell>
          <table:table-cell office:value-type="string">
            <text:p>158/?: 4/7</text:p>
          </table:table-cell>
          <table:table-cell office:value-type="string">
            <text:p>159/?: 0/6</text:p>
          </table:table-cell>
          <table:table-cell office:value-type="string">
            <text:p>160/?: 0/6</text:p>
          </table:table-cell>
          <table:table-cell office:value-type="string">
            <text:p>161/?: 0/4</text:p>
          </table:table-cell>
          <table:table-cell office:value-type="string">
            <text:p>162/?: 1/6</text:p>
          </table:table-cell>
          <table:table-cell office:value-type="string">
            <text:p>163/?: 6/7</text:p>
          </table:table-cell>
          <table:table-cell office:value-type="string">
            <text:p>164/?: 3/6</text:p>
          </table:table-cell>
          <table:table-cell office:value-type="string">
            <text:p>165/?: 2/4</text:p>
          </table:table-cell>
          <table:table-cell office:value-type="string">
            <text:p>166/?: 3/8</text:p>
          </table:table-cell>
          <table:table-cell office:value-type="string">
            <text:p>167/?: 5/9</text:p>
          </table:table-cell>
          <table:table-cell office:value-type="string">
            <text:p>168/?: 2/5</text:p>
          </table:table-cell>
          <table:table-cell office:value-type="string">
            <text:p>169/?: 3/7</text:p>
          </table:table-cell>
          <table:table-cell office:value-type="string">
            <text:p>170/?: 4/8</text:p>
          </table:table-cell>
          <table:table-cell office:value-type="string">
            <text:p>171/?: 7/8</text:p>
          </table:table-cell>
          <table:table-cell office:value-type="string">
            <text:p>172/?: 5/8</text:p>
          </table:table-cell>
          <table:table-cell office:value-type="string">
            <text:p>173/?: 4/8</text:p>
          </table:table-cell>
          <table:table-cell office:value-type="string">
            <text:p>174/?: 7/9</text:p>
          </table:table-cell>
          <table:table-cell office:value-type="string">
            <text:p>175/?: 6/10</text:p>
          </table:table-cell>
          <table:table-cell office:value-type="string">
            <text:p>176/?: 7/10</text:p>
          </table:table-cell>
          <table:table-cell office:value-type="string">
            <text:p>177/?: 5/9</text:p>
          </table:table-cell>
          <table:table-cell office:value-type="string">
            <text:p>178/?: 6/8</text:p>
          </table:table-cell>
          <table:table-cell office:value-type="string">
            <text:p>179/?: 7/10</text:p>
          </table:table-cell>
          <table:table-cell office:value-type="string">
            <text:p>180/?: 8/10</text:p>
          </table:table-cell>
          <table:table-cell office:value-type="string">
            <text:p>181/?: 10/10</text:p>
          </table:table-cell>
          <table:table-cell office:value-type="string">
            <text:p>182/?: 9/11</text:p>
          </table:table-cell>
          <table:table-cell office:value-type="string">
            <text:p>183/?: 9/11</text:p>
          </table:table-cell>
          <table:table-cell office:value-type="string">
            <text:p>184/?: 11/11</text:p>
          </table:table-cell>
          <table:table-cell office:value-type="string">
            <text:p>185/?: 12/13</text:p>
          </table:table-cell>
          <table:table-cell office:value-type="string">
            <text:p>186/?: 10/12</text:p>
          </table:table-cell>
          <table:table-cell office:value-type="string">
            <text:p>187/?: 11/12</text:p>
          </table:table-cell>
          <table:table-cell office:value-type="string">
            <text:p>188/?: 12/13</text:p>
          </table:table-cell>
          <table:table-cell office:value-type="string">
            <text:p>189/?: 12/13</text:p>
          </table:table-cell>
          <table:table-cell office:value-type="string">
            <text:p>190/?: 13/13</text:p>
          </table:table-cell>
          <table:table-cell office:value-type="string">
            <text:p>191/?: 14/14</text:p>
          </table:table-cell>
          <table:table-cell office:value-type="string">
            <text:p>194/?: 12/13</text:p>
          </table:table-cell>
          <table:table-cell office:value-type="string">
            <text:p>195/?: 11/13</text:p>
          </table:table-cell>
          <table:table-cell office:value-type="string">
            <text:p>196/?: 12/13</text:p>
          </table:table-cell>
          <table:table-cell office:value-type="string">
            <text:p>197/?: 13/13</text:p>
          </table:table-cell>
          <table:table-cell office:value-type="string">
            <text:p>_</text:p>
          </table:table-cell>
          <table:table-cell office:value-type="string">
            <text:p>199/?: 14/14</text:p>
          </table:table-cell>
          <table:table-cell office:value-type="string">
            <text:p>200/?: 14/14</text:p>
          </table:table-cell>
          <table:table-cell office:value-type="string">
            <text:p>201/?: 14/14</text:p>
          </table:table-cell>
          <table:table-cell office:value-type="string">
            <text:p>202/?: 13/13</text:p>
          </table:table-cell>
          <table:table-cell office:value-type="string">
            <text:p>_</text:p>
          </table:table-cell>
          <table:table-cell office:value-type="string">
            <text:p>204/?: 13/13</text:p>
          </table:table-cell>
          <table:table-cell office:value-type="string">
            <text:p>206/?: 14/14</text:p>
          </table:table-cell>
          <table:table-cell office:value-type="string">
            <text:p>207/?: 14/14</text:p>
          </table:table-cell>
          <table:table-cell office:value-type="string">
            <text:p>_</text:p>
          </table:table-cell>
          <table:table-cell office:value-type="string">
            <text:p>209/?: 14/14</text:p>
          </table:table-cell>
          <table:table-cell table:number-columns-repeated="3" office:value-type="string">
            <text:p>_</text:p>
          </table:table-cell>
          <table:table-cell office:value-type="string">
            <text:p>225/?: 13/13</text:p>
          </table:table-cell>
          <table:table-cell office:value-type="string">
            <text:p>226/?: 13/13</text:p>
          </table:table-cell>
          <table:table-cell office:value-type="string">
            <text:p>227/?: 14/14</text:p>
          </table:table-cell>
          <table:table-cell office:value-type="string">
            <text:p>_</text:p>
          </table:table-cell>
          <table:table-cell office:value-type="string">
            <text:p>229/?: 14/14</text:p>
          </table:table-cell>
          <table:table-cell office:value-type="string">
            <text:p>230/?: 14/14</text:p>
          </table:table-cell>
          <table:table-cell office:value-type="string">
            <text:p>231/?: 14/14</text:p>
          </table:table-cell>
          <table:table-cell office:value-type="string">
            <text:p>_</text:p>
          </table:table-cell>
          <table:table-cell office:value-type="string">
            <text:p>233/?: 14/14</text:p>
          </table:table-cell>
          <table:table-cell table:number-columns-repeated="5" office:value-type="string">
            <text:p>_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office:value-type="string">
            <text:p>count:</text:p>
          </table:table-cell>
          <table:table-cell office:value-type="float" office:value="10139">
            <text:p>1013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7</text:p>
          </table:table-cell>
          <table:table-cell office:value-type="string">
            <text:p>57/9: 0/8</text:p>
          </table:table-cell>
          <table:table-cell office:value-type="string">
            <text:p>58/:: 0/3</text:p>
          </table:table-cell>
          <table:table-cell office:value-type="string">
            <text:p>59/;: 3/3</text:p>
          </table:table-cell>
          <table:table-cell office:value-type="string">
            <text:p>_</text:p>
          </table:table-cell>
          <table:table-cell office:value-type="string">
            <text:p>61/=: 1/1</text:p>
          </table:table-cell>
          <table:table-cell office:value-type="string">
            <text:p>_</text:p>
          </table:table-cell>
          <table:table-cell office:value-type="string">
            <text:p>63/?: 1/4</text:p>
          </table:table-cell>
          <table:table-cell office:value-type="string">
            <text:p>64/@: 3/5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3</text:p>
          </table:table-cell>
          <table:table-cell office:value-type="string">
            <text:p>70/F: 0/4</text:p>
          </table:table-cell>
          <table:table-cell office:value-type="string">
            <text:p>71/G: 0/4</text:p>
          </table:table-cell>
          <table:table-cell office:value-type="string">
            <text:p>72/H: 0/4</text:p>
          </table:table-cell>
          <table:table-cell office:value-type="string">
            <text:p>73/I: 0/5</text:p>
          </table:table-cell>
          <table:table-cell office:value-type="string">
            <text:p>74/J: 0/5</text:p>
          </table:table-cell>
          <table:table-cell office:value-type="string">
            <text:p>75/K: 0/6</text:p>
          </table:table-cell>
          <table:table-cell office:value-type="string">
            <text:p>76/L: 0/6</text:p>
          </table:table-cell>
          <table:table-cell office:value-type="string">
            <text:p>77/M: 0/7</text:p>
          </table:table-cell>
          <table:table-cell office:value-type="string">
            <text:p>78/N: 0/7</text:p>
          </table:table-cell>
          <table:table-cell office:value-type="string">
            <text:p>79/O: 0/8</text:p>
          </table:table-cell>
          <table:table-cell office:value-type="string">
            <text:p>80/P: 0/8</text:p>
          </table:table-cell>
          <table:table-cell office:value-type="string">
            <text:p>81/Q: 0/9</text:p>
          </table:table-cell>
          <table:table-cell office:value-type="string">
            <text:p>82/R: 0/9</text:p>
          </table:table-cell>
          <table:table-cell office:value-type="string">
            <text:p>83/S: 0/9</text:p>
          </table:table-cell>
          <table:table-cell office:value-type="string">
            <text:p>84/T: 0/10</text:p>
          </table:table-cell>
          <table:table-cell office:value-type="string">
            <text:p>85/U: 0/10</text:p>
          </table:table-cell>
          <table:table-cell office:value-type="string">
            <text:p>86/V: 0/11</text:p>
          </table:table-cell>
          <table:table-cell office:value-type="string">
            <text:p>87/W: 0/12</text:p>
          </table:table-cell>
          <table:table-cell office:value-type="string">
            <text:p>88/X: 1/12</text:p>
          </table:table-cell>
          <table:table-cell office:value-type="string">
            <text:p>89/Y: 1/12</text:p>
          </table:table-cell>
          <table:table-cell office:value-type="string">
            <text:p>90/Z: 0/12</text:p>
          </table:table-cell>
          <table:table-cell office:value-type="string">
            <text:p>_</text:p>
          </table:table-cell>
          <table:table-cell office:value-type="string">
            <text:p>92/\: 4/7</text:p>
          </table:table-cell>
          <table:table-cell office:value-type="string">
            <text:p>_</text:p>
          </table:table-cell>
          <table:table-cell office:value-type="string">
            <text:p>94/^: 2/2</text:p>
          </table:table-cell>
          <table:table-cell office:value-type="string">
            <text:p>95/_: 0/4</text:p>
          </table:table-cell>
          <table:table-cell office:value-type="string">
            <text:p>96/`: 0/5</text:p>
          </table:table-cell>
          <table:table-cell office:value-type="string">
            <text:p>97/a: 0/5</text:p>
          </table:table-cell>
          <table:table-cell office:value-type="string">
            <text:p>98/b: 0/4</text:p>
          </table:table-cell>
          <table:table-cell office:value-type="string">
            <text:p>99/c: 0/5</text:p>
          </table:table-cell>
          <table:table-cell office:value-type="string">
            <text:p>100/d: 0/6</text:p>
          </table:table-cell>
          <table:table-cell office:value-type="string">
            <text:p>101/e: 0/5</text:p>
          </table:table-cell>
          <table:table-cell office:value-type="string">
            <text:p>102/f: 0/7</text:p>
          </table:table-cell>
          <table:table-cell office:value-type="string">
            <text:p>103/g: 1/6</text:p>
          </table:table-cell>
          <table:table-cell office:value-type="string">
            <text:p>104/h: 1/7</text:p>
          </table:table-cell>
          <table:table-cell office:value-type="string">
            <text:p>105/i: 2/7</text:p>
          </table:table-cell>
          <table:table-cell office:value-type="string">
            <text:p>106/j: 2/7</text:p>
          </table:table-cell>
          <table:table-cell office:value-type="string">
            <text:p>107/k: 3/7</text:p>
          </table:table-cell>
          <table:table-cell office:value-type="string">
            <text:p>108/l: 3/8</text:p>
          </table:table-cell>
          <table:table-cell office:value-type="string">
            <text:p>109/m: 3/9</text:p>
          </table:table-cell>
          <table:table-cell office:value-type="string">
            <text:p>110/n: 4/9</text:p>
          </table:table-cell>
          <table:table-cell office:value-type="string">
            <text:p>111/o: 5/10</text:p>
          </table:table-cell>
          <table:table-cell office:value-type="string">
            <text:p>112/p: 6/11</text:p>
          </table:table-cell>
          <table:table-cell office:value-type="string">
            <text:p>113/q: 7/10</text:p>
          </table:table-cell>
          <table:table-cell office:value-type="string">
            <text:p>114/r: 6/11</text:p>
          </table:table-cell>
          <table:table-cell office:value-type="string">
            <text:p>115/s: 7/12</text:p>
          </table:table-cell>
          <table:table-cell office:value-type="string">
            <text:p>116/t: 8/13</text:p>
          </table:table-cell>
          <table:table-cell office:value-type="string">
            <text:p>117/u: 9/13</text:p>
          </table:table-cell>
          <table:table-cell office:value-type="string">
            <text:p>118/v: 10/13</text:p>
          </table:table-cell>
          <table:table-cell office:value-type="string">
            <text:p>119/w: 10/14</text:p>
          </table:table-cell>
          <table:table-cell office:value-type="string">
            <text:p>120/x: 11/14</text:p>
          </table:table-cell>
          <table:table-cell office:value-type="string">
            <text:p>121/y: 11/14</text:p>
          </table:table-cell>
          <table:table-cell office:value-type="string">
            <text:p>122/z: 12/14</text:p>
          </table:table-cell>
          <table:table-cell table:number-columns-repeated="3" office:value-type="string">
            <text:p>_</text:p>
          </table:table-cell>
          <table:table-cell office:value-type="string">
            <text:p>126/~: 15/1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1</text:p>
          </table:table-cell>
          <table:table-cell office:value-type="string">
            <text:p>131/?: 0/1</text:p>
          </table:table-cell>
          <table:table-cell office:value-type="string">
            <text:p>132/?: 0/2</text:p>
          </table:table-cell>
          <table:table-cell office:value-type="string">
            <text:p>133/?: 1/2</text:p>
          </table:table-cell>
          <table:table-cell office:value-type="string">
            <text:p>134/?: 2/4</text:p>
          </table:table-cell>
          <table:table-cell office:value-type="string">
            <text:p>135/?: 0/4</text:p>
          </table:table-cell>
          <table:table-cell office:value-type="string">
            <text:p>136/?: 0/3</text:p>
          </table:table-cell>
          <table:table-cell office:value-type="string">
            <text:p>137/?: 0/4</text:p>
          </table:table-cell>
          <table:table-cell office:value-type="string">
            <text:p>138/?: 1/5</text:p>
          </table:table-cell>
          <table:table-cell office:value-type="string">
            <text:p>139/?: 3/7</text:p>
          </table:table-cell>
          <table:table-cell office:value-type="string">
            <text:p>140/?: 2/8</text:p>
          </table:table-cell>
          <table:table-cell office:value-type="string">
            <text:p>141/?: 1/4</text:p>
          </table:table-cell>
          <table:table-cell office:value-type="string">
            <text:p>142/?: 3/9</text:p>
          </table:table-cell>
          <table:table-cell office:value-type="string">
            <text:p>143/?: 2/8</text:p>
          </table:table-cell>
          <table:table-cell office:value-type="string">
            <text:p>144/?: 0/4</text:p>
          </table:table-cell>
          <table:table-cell office:value-type="string">
            <text:p>145/?: 0/3</text:p>
          </table:table-cell>
          <table:table-cell office:value-type="string">
            <text:p>146/?: 1/2</text:p>
          </table:table-cell>
          <table:table-cell office:value-type="string">
            <text:p>147/?: 2/3</text:p>
          </table:table-cell>
          <table:table-cell office:value-type="string">
            <text:p>148/?: 1/3</text:p>
          </table:table-cell>
          <table:table-cell office:value-type="string">
            <text:p>149/?: 2/3</text:p>
          </table:table-cell>
          <table:table-cell office:value-type="string">
            <text:p>150/?: 1/4</text:p>
          </table:table-cell>
          <table:table-cell office:value-type="string">
            <text:p>151/?: 0/4</text:p>
          </table:table-cell>
          <table:table-cell office:value-type="string">
            <text:p>152/?: 2/5</text:p>
          </table:table-cell>
          <table:table-cell office:value-type="string">
            <text:p>153/?: 3/5</text:p>
          </table:table-cell>
          <table:table-cell office:value-type="string">
            <text:p>154/?: 5/7</text:p>
          </table:table-cell>
          <table:table-cell office:value-type="string">
            <text:p>155/?: 4/8</text:p>
          </table:table-cell>
          <table:table-cell office:value-type="string">
            <text:p>156/?: 4/6</text:p>
          </table:table-cell>
          <table:table-cell office:value-type="string">
            <text:p>157/?: 3/6</text:p>
          </table:table-cell>
          <table:table-cell office:value-type="string">
            <text:p>158/?: 6/8</text:p>
          </table:table-cell>
          <table:table-cell office:value-type="string">
            <text:p>159/?: 0/6</text:p>
          </table:table-cell>
          <table:table-cell office:value-type="string">
            <text:p>160/?: 0/6</text:p>
          </table:table-cell>
          <table:table-cell office:value-type="string">
            <text:p>161/?: 0/4</text:p>
          </table:table-cell>
          <table:table-cell office:value-type="string">
            <text:p>162/?: 0/4</text:p>
          </table:table-cell>
          <table:table-cell office:value-type="string">
            <text:p>163/?: 1/6</text:p>
          </table:table-cell>
          <table:table-cell office:value-type="string">
            <text:p>164/?: 2/4</text:p>
          </table:table-cell>
          <table:table-cell office:value-type="string">
            <text:p>165/?: 2/4</text:p>
          </table:table-cell>
          <table:table-cell office:value-type="string">
            <text:p>166/?: 3/5</text:p>
          </table:table-cell>
          <table:table-cell office:value-type="string">
            <text:p>167/?: 3/7</text:p>
          </table:table-cell>
          <table:table-cell office:value-type="string">
            <text:p>168/?: 0/6</text:p>
          </table:table-cell>
          <table:table-cell office:value-type="string">
            <text:p>169/?: 1/7</text:p>
          </table:table-cell>
          <table:table-cell office:value-type="string">
            <text:p>170/?: 2/4</text:p>
          </table:table-cell>
          <table:table-cell office:value-type="string">
            <text:p>171/?: 3/6</text:p>
          </table:table-cell>
          <table:table-cell office:value-type="string">
            <text:p>172/?: 4/7</text:p>
          </table:table-cell>
          <table:table-cell office:value-type="string">
            <text:p>173/?: 5/7</text:p>
          </table:table-cell>
          <table:table-cell office:value-type="string">
            <text:p>174/?: 6/8</text:p>
          </table:table-cell>
          <table:table-cell office:value-type="string">
            <text:p>175/?: 7/9</text:p>
          </table:table-cell>
          <table:table-cell office:value-type="string">
            <text:p>176/?: 0/8</text:p>
          </table:table-cell>
          <table:table-cell office:value-type="string">
            <text:p>177/?: 1/8</text:p>
          </table:table-cell>
          <table:table-cell office:value-type="string">
            <text:p>178/?: 2/7</text:p>
          </table:table-cell>
          <table:table-cell office:value-type="string">
            <text:p>179/?: 3/8</text:p>
          </table:table-cell>
          <table:table-cell office:value-type="string">
            <text:p>180/?: 4/9</text:p>
          </table:table-cell>
          <table:table-cell office:value-type="string">
            <text:p>181/?: 5/10</text:p>
          </table:table-cell>
          <table:table-cell office:value-type="string">
            <text:p>182/?: 6/10</text:p>
          </table:table-cell>
          <table:table-cell office:value-type="string">
            <text:p>183/?: 7/10</text:p>
          </table:table-cell>
          <table:table-cell office:value-type="string">
            <text:p>184/?: 8/11</text:p>
          </table:table-cell>
          <table:table-cell office:value-type="string">
            <text:p>185/?: 9/11</text:p>
          </table:table-cell>
          <table:table-cell office:value-type="string">
            <text:p>186/?: 10/12</text:p>
          </table:table-cell>
          <table:table-cell office:value-type="string">
            <text:p>187/?: 11/12</text:p>
          </table:table-cell>
          <table:table-cell office:value-type="string">
            <text:p>188/?: 12/13</text:p>
          </table:table-cell>
          <table:table-cell office:value-type="string">
            <text:p>189/?: 13/13</text:p>
          </table:table-cell>
          <table:table-cell office:value-type="string">
            <text:p>190/?: 14/14</text:p>
          </table:table-cell>
          <table:table-cell office:value-type="string">
            <text:p>191/?: 15/15</text:p>
          </table:table-cell>
          <table:table-cell table:number-columns-repeated="2" office:value-type="string">
            <text:p>_</text:p>
          </table:table-cell>
          <table:table-cell office:value-type="string">
            <text:p>194/?: 11/14</text:p>
          </table:table-cell>
          <table:table-cell office:value-type="string">
            <text:p>195/?: 12/14</text:p>
          </table:table-cell>
          <table:table-cell office:value-type="string">
            <text:p>196/?: 13/14</text:p>
          </table:table-cell>
          <table:table-cell office:value-type="string">
            <text:p>197/?: 13/14</text:p>
          </table:table-cell>
          <table:table-cell office:value-type="string">
            <text:p>198/?: 15/15</text:p>
          </table:table-cell>
          <table:table-cell office:value-type="string">
            <text:p>199/?: 15/15</text:p>
          </table:table-cell>
          <table:table-cell office:value-type="string">
            <text:p>200/?: 14/14</text:p>
          </table:table-cell>
          <table:table-cell office:value-type="string">
            <text:p>201/?: 15/15</text:p>
          </table:table-cell>
          <table:table-cell office:value-type="string">
            <text:p>202/?: 13/14</text:p>
          </table:table-cell>
          <table:table-cell office:value-type="string">
            <text:p>203/?: 14/14</text:p>
          </table:table-cell>
          <table:table-cell office:value-type="string">
            <text:p>204/?: 15/15</text:p>
          </table:table-cell>
          <table:table-cell office:value-type="string">
            <text:p>_</text:p>
          </table:table-cell>
          <table:table-cell office:value-type="string">
            <text:p>206/?: 12/14</text:p>
          </table:table-cell>
          <table:table-cell office:value-type="string">
            <text:p>207/?: 13/13</text:p>
          </table:table-cell>
          <table:table-cell office:value-type="string">
            <text:p>208/?: 15/15</text:p>
          </table:table-cell>
          <table:table-cell office:value-type="string">
            <text:p>209/?: 15/15</text:p>
          </table:table-cell>
          <table:table-cell table:number-columns-repeated="2" office:value-type="string">
            <text:p>_</text:p>
          </table:table-cell>
          <table:table-cell office:value-type="string">
            <text:p>225/?: 14/14</text:p>
          </table:table-cell>
          <table:table-cell office:value-type="string">
            <text:p>226/?: 15/15</text:p>
          </table:table-cell>
          <table:table-cell table:number-columns-repeated="7" office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office:value-type="string">
            <text:p>count:</text:p>
          </table:table-cell>
          <table:table-cell office:value-type="float" office:value="8597">
            <text:p>8597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5</text:p>
          </table:table-cell>
          <table:table-cell office:value-type="string">
            <text:p>56/8: 0/6</text:p>
          </table:table-cell>
          <table:table-cell office:value-type="string">
            <text:p>57/9: 0/7</text:p>
          </table:table-cell>
          <table:table-cell office:value-type="string">
            <text:p>58/:: 0/3</text:p>
          </table:table-cell>
          <table:table-cell office:value-type="string">
            <text:p>59/;: 0/2</text:p>
          </table:table-cell>
          <table:table-cell office:value-type="string">
            <text:p>_</text:p>
          </table:table-cell>
          <table:table-cell office:value-type="string">
            <text:p>63/?: 0/3</text:p>
          </table:table-cell>
          <table:table-cell office:value-type="string">
            <text:p>_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3</text:p>
          </table:table-cell>
          <table:table-cell office:value-type="string">
            <text:p>70/F: 0/4</text:p>
          </table:table-cell>
          <table:table-cell office:value-type="string">
            <text:p>71/G: 0/4</text:p>
          </table:table-cell>
          <table:table-cell office:value-type="string">
            <text:p>72/H: 0/5</text:p>
          </table:table-cell>
          <table:table-cell office:value-type="string">
            <text:p>73/I: 0/5</text:p>
          </table:table-cell>
          <table:table-cell office:value-type="string">
            <text:p>74/J: 0/6</text:p>
          </table:table-cell>
          <table:table-cell office:value-type="string">
            <text:p>75/K: 0/6</text:p>
          </table:table-cell>
          <table:table-cell office:value-type="string">
            <text:p>76/L: 0/6</text:p>
          </table:table-cell>
          <table:table-cell office:value-type="string">
            <text:p>77/M: 0/7</text:p>
          </table:table-cell>
          <table:table-cell office:value-type="string">
            <text:p>78/N: 0/8</text:p>
          </table:table-cell>
          <table:table-cell office:value-type="string">
            <text:p>79/O: 0/8</text:p>
          </table:table-cell>
          <table:table-cell office:value-type="string">
            <text:p>80/P: 0/9</text:p>
          </table:table-cell>
          <table:table-cell office:value-type="string">
            <text:p>81/Q: 0/9</text:p>
          </table:table-cell>
          <table:table-cell office:value-type="string">
            <text:p>82/R: 0/10</text:p>
          </table:table-cell>
          <table:table-cell office:value-type="string">
            <text:p>83/S: 0/10</text:p>
          </table:table-cell>
          <table:table-cell office:value-type="string">
            <text:p>84/T: 0/11</text:p>
          </table:table-cell>
          <table:table-cell office:value-type="string">
            <text:p>85/U: 0/11</text:p>
          </table:table-cell>
          <table:table-cell office:value-type="string">
            <text:p>86/V: 0/12</text:p>
          </table:table-cell>
          <table:table-cell office:value-type="string">
            <text:p>87/W: 0/12</text:p>
          </table:table-cell>
          <table:table-cell office:value-type="string">
            <text:p>88/X: 1/12</text:p>
          </table:table-cell>
          <table:table-cell office:value-type="string">
            <text:p>89/Y: 0/13</text:p>
          </table:table-cell>
          <table:table-cell office:value-type="string">
            <text:p>90/Z: 0/13</text:p>
          </table:table-cell>
          <table:table-cell office:value-type="string">
            <text:p>_</text:p>
          </table:table-cell>
          <table:table-cell office:value-type="string">
            <text:p>92/\: 4/4</text:p>
          </table:table-cell>
          <table:table-cell office:value-type="string">
            <text:p>_</text:p>
          </table:table-cell>
          <table:table-cell office:value-type="string">
            <text:p>94/^: 3/3</text:p>
          </table:table-cell>
          <table:table-cell office:value-type="string">
            <text:p>95/_: 0/4</text:p>
          </table:table-cell>
          <table:table-cell office:value-type="string">
            <text:p>96/`: 1/4</text:p>
          </table:table-cell>
          <table:table-cell office:value-type="string">
            <text:p>97/a: 0/5</text:p>
          </table:table-cell>
          <table:table-cell office:value-type="string">
            <text:p>98/b: 0/5</text:p>
          </table:table-cell>
          <table:table-cell office:value-type="string">
            <text:p>99/c: 0/5</text:p>
          </table:table-cell>
          <table:table-cell office:value-type="string">
            <text:p>100/d: 0/7</text:p>
          </table:table-cell>
          <table:table-cell office:value-type="string">
            <text:p>101/e: 1/6</text:p>
          </table:table-cell>
          <table:table-cell office:value-type="string">
            <text:p>102/f: 1/8</text:p>
          </table:table-cell>
          <table:table-cell office:value-type="string">
            <text:p>103/g: 1/7</text:p>
          </table:table-cell>
          <table:table-cell office:value-type="string">
            <text:p>104/h: 1/7</text:p>
          </table:table-cell>
          <table:table-cell office:value-type="string">
            <text:p>105/i: 2/8</text:p>
          </table:table-cell>
          <table:table-cell office:value-type="string">
            <text:p>106/j: 3/8</text:p>
          </table:table-cell>
          <table:table-cell office:value-type="string">
            <text:p>107/k: 2/8</text:p>
          </table:table-cell>
          <table:table-cell office:value-type="string">
            <text:p>108/l: 3/9</text:p>
          </table:table-cell>
          <table:table-cell office:value-type="string">
            <text:p>109/m: 4/10</text:p>
          </table:table-cell>
          <table:table-cell office:value-type="string">
            <text:p>110/n: 5/10</text:p>
          </table:table-cell>
          <table:table-cell office:value-type="string">
            <text:p>111/o: 6/11</text:p>
          </table:table-cell>
          <table:table-cell office:value-type="string">
            <text:p>112/p: 6/12</text:p>
          </table:table-cell>
          <table:table-cell office:value-type="string">
            <text:p>113/q: 8/11</text:p>
          </table:table-cell>
          <table:table-cell office:value-type="string">
            <text:p>114/r: 7/12</text:p>
          </table:table-cell>
          <table:table-cell office:value-type="string">
            <text:p>115/s: 8/13</text:p>
          </table:table-cell>
          <table:table-cell office:value-type="string">
            <text:p>116/t: 9/14</text:p>
          </table:table-cell>
          <table:table-cell office:value-type="string">
            <text:p>117/u: 9/14</text:p>
          </table:table-cell>
          <table:table-cell office:value-type="string">
            <text:p>118/v: 10/14</text:p>
          </table:table-cell>
          <table:table-cell office:value-type="string">
            <text:p>119/w: 11/15</text:p>
          </table:table-cell>
          <table:table-cell office:value-type="string">
            <text:p>120/x: 12/14</text:p>
          </table:table-cell>
          <table:table-cell office:value-type="string">
            <text:p>121/y: 11/15</text:p>
          </table:table-cell>
          <table:table-cell office:value-type="string">
            <text:p>122/z: 12/15</text:p>
          </table:table-cell>
          <table:table-cell table:number-columns-repeated="3" office:value-type="string">
            <text:p>_</text:p>
          </table:table-cell>
          <table:table-cell office:value-type="string">
            <text:p>126/~: 15/1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1/2</text:p>
          </table:table-cell>
          <table:table-cell office:value-type="string">
            <text:p>132/?: 0/2</text:p>
          </table:table-cell>
          <table:table-cell office:value-type="string">
            <text:p>133/?: 0/2</text:p>
          </table:table-cell>
          <table:table-cell office:value-type="string">
            <text:p>134/?: 1/3</text:p>
          </table:table-cell>
          <table:table-cell office:value-type="string">
            <text:p>135/?: 2/4</text:p>
          </table:table-cell>
          <table:table-cell office:value-type="string">
            <text:p>136/?: 0/3</text:p>
          </table:table-cell>
          <table:table-cell office:value-type="string">
            <text:p>137/?: 3/7</text:p>
          </table:table-cell>
          <table:table-cell office:value-type="string">
            <text:p>138/?: 0/5</text:p>
          </table:table-cell>
          <table:table-cell office:value-type="string">
            <text:p>139/?: 1/5</text:p>
          </table:table-cell>
          <table:table-cell office:value-type="string">
            <text:p>140/?: 0/4</text:p>
          </table:table-cell>
          <table:table-cell office:value-type="string">
            <text:p>141/?: 0/5</text:p>
          </table:table-cell>
          <table:table-cell office:value-type="string">
            <text:p>142/?: 4/9</text:p>
          </table:table-cell>
          <table:table-cell office:value-type="string">
            <text:p>143/?: 3/9</text:p>
          </table:table-cell>
          <table:table-cell office:value-type="string">
            <text:p>144/?: 0/3</text:p>
          </table:table-cell>
          <table:table-cell office:value-type="string">
            <text:p>145/?: 0/2</text:p>
          </table:table-cell>
          <table:table-cell office:value-type="string">
            <text:p>146/?: 1/2</text:p>
          </table:table-cell>
          <table:table-cell office:value-type="string">
            <text:p>147/?: 1/3</text:p>
          </table:table-cell>
          <table:table-cell office:value-type="string">
            <text:p>148/?: 2/2</text:p>
          </table:table-cell>
          <table:table-cell office:value-type="string">
            <text:p>149/?: 2/4</text:p>
          </table:table-cell>
          <table:table-cell office:value-type="string">
            <text:p>150/?: 1/3</text:p>
          </table:table-cell>
          <table:table-cell office:value-type="string">
            <text:p>151/?: 2/3</text:p>
          </table:table-cell>
          <table:table-cell office:value-type="string">
            <text:p>152/?: 2/5</text:p>
          </table:table-cell>
          <table:table-cell office:value-type="string">
            <text:p>153/?: 5/5</text:p>
          </table:table-cell>
          <table:table-cell office:value-type="string">
            <text:p>154/?: 3/4</text:p>
          </table:table-cell>
          <table:table-cell office:value-type="string">
            <text:p>155/?: 3/5</text:p>
          </table:table-cell>
          <table:table-cell office:value-type="string">
            <text:p>156/?: 3/5</text:p>
          </table:table-cell>
          <table:table-cell office:value-type="string">
            <text:p>157/?: 5/6</text:p>
          </table:table-cell>
          <table:table-cell office:value-type="string">
            <text:p>158/?: 5/7</text:p>
          </table:table-cell>
          <table:table-cell office:value-type="string">
            <text:p>159/?: 0/6</text:p>
          </table:table-cell>
          <table:table-cell office:value-type="string">
            <text:p>160/?: 6/7</text:p>
          </table:table-cell>
          <table:table-cell office:value-type="string">
            <text:p>161/?: 0/6</text:p>
          </table:table-cell>
          <table:table-cell office:value-type="string">
            <text:p>162/?: 1/6</text:p>
          </table:table-cell>
          <table:table-cell office:value-type="string">
            <text:p>163/?: 2/6</text:p>
          </table:table-cell>
          <table:table-cell office:value-type="string">
            <text:p>164/?: 0/7</text:p>
          </table:table-cell>
          <table:table-cell office:value-type="string">
            <text:p>165/?: 3/7</text:p>
          </table:table-cell>
          <table:table-cell office:value-type="string">
            <text:p>166/?: 0/6</text:p>
          </table:table-cell>
          <table:table-cell office:value-type="string">
            <text:p>167/?: 1/6</text:p>
          </table:table-cell>
          <table:table-cell office:value-type="string">
            <text:p>168/?: 0/4</text:p>
          </table:table-cell>
          <table:table-cell office:value-type="string">
            <text:p>169/?: 1/7</text:p>
          </table:table-cell>
          <table:table-cell office:value-type="string">
            <text:p>170/?: 2/7</text:p>
          </table:table-cell>
          <table:table-cell office:value-type="string">
            <text:p>171/?: 3/7</text:p>
          </table:table-cell>
          <table:table-cell office:value-type="string">
            <text:p>172/?: 4/7</text:p>
          </table:table-cell>
          <table:table-cell office:value-type="string">
            <text:p>173/?: 5/8</text:p>
          </table:table-cell>
          <table:table-cell office:value-type="string">
            <text:p>174/?: 5/9</text:p>
          </table:table-cell>
          <table:table-cell office:value-type="string">
            <text:p>175/?: 6/9</text:p>
          </table:table-cell>
          <table:table-cell office:value-type="string">
            <text:p>176/?: 1/10</text:p>
          </table:table-cell>
          <table:table-cell office:value-type="string">
            <text:p>177/?: 2/10</text:p>
          </table:table-cell>
          <table:table-cell office:value-type="string">
            <text:p>178/?: 3/9</text:p>
          </table:table-cell>
          <table:table-cell office:value-type="string">
            <text:p>179/?: 4/11</text:p>
          </table:table-cell>
          <table:table-cell office:value-type="string">
            <text:p>180/?: 5/11</text:p>
          </table:table-cell>
          <table:table-cell office:value-type="string">
            <text:p>181/?: 6/12</text:p>
          </table:table-cell>
          <table:table-cell office:value-type="string">
            <text:p>182/?: 7/11</text:p>
          </table:table-cell>
          <table:table-cell office:value-type="string">
            <text:p>183/?: 8/12</text:p>
          </table:table-cell>
          <table:table-cell office:value-type="string">
            <text:p>184/?: 9/13</text:p>
          </table:table-cell>
          <table:table-cell office:value-type="string">
            <text:p>185/?: 10/13</text:p>
          </table:table-cell>
          <table:table-cell office:value-type="string">
            <text:p>186/?: 11/14</text:p>
          </table:table-cell>
          <table:table-cell office:value-type="string">
            <text:p>187/?: 12/14</text:p>
          </table:table-cell>
          <table:table-cell office:value-type="string">
            <text:p>188/?: 13/15</text:p>
          </table:table-cell>
          <table:table-cell office:value-type="string">
            <text:p>189/?: 14/15</text:p>
          </table:table-cell>
          <table:table-cell office:value-type="string">
            <text:p>190/?: 15/15</text:p>
          </table:table-cell>
          <table:table-cell office:value-type="string">
            <text:p>191/?: 16/16</text:p>
          </table:table-cell>
          <table:table-cell table:number-columns-repeated="2" office:value-type="string">
            <text:p>_</text:p>
          </table:table-cell>
          <table:table-cell office:value-type="string">
            <text:p>194/?: 15/15</text:p>
          </table:table-cell>
          <table:table-cell office:value-type="string">
            <text:p>195/?: 13/15</text:p>
          </table:table-cell>
          <table:table-cell office:value-type="string">
            <text:p>196/?: 14/15</text:p>
          </table:table-cell>
          <table:table-cell office:value-type="string">
            <text:p>197/?: 14/15</text:p>
          </table:table-cell>
          <table:table-cell office:value-type="string">
            <text:p>198/?: 16/16</text:p>
          </table:table-cell>
          <table:table-cell office:value-type="string">
            <text:p>199/?: 15/15</text:p>
          </table:table-cell>
          <table:table-cell office:value-type="string">
            <text:p>200/?: 15/15</text:p>
          </table:table-cell>
          <table:table-cell office:value-type="string">
            <text:p>201/?: 16/16</text:p>
          </table:table-cell>
          <table:table-cell office:value-type="string">
            <text:p>202/?: 15/15</text:p>
          </table:table-cell>
          <table:table-cell office:value-type="string">
            <text:p>_</text:p>
          </table:table-cell>
          <table:table-cell office:value-type="string">
            <text:p>204/?: 16/16</text:p>
          </table:table-cell>
          <table:table-cell office:value-type="string">
            <text:p>_</text:p>
          </table:table-cell>
          <table:table-cell office:value-type="string">
            <text:p>206/?: 15/15</text:p>
          </table:table-cell>
          <table:table-cell office:value-type="string">
            <text:p>207/?: 16/16</text:p>
          </table:table-cell>
          <table:table-cell office:value-type="string">
            <text:p>208/?: 16/16</text:p>
          </table:table-cell>
          <table:table-cell office:value-type="string">
            <text:p>209/?: 16/16</text:p>
          </table:table-cell>
          <table:table-cell table:number-columns-repeated="7" office:value-type="string">
            <text:p>_</text:p>
          </table:table-cell>
          <table:table-cell office:value-type="string">
            <text:p>224/?: 16/16</text:p>
          </table:table-cell>
          <table:table-cell office:value-type="string">
            <text:p>225/?: 15/15</text:p>
          </table:table-cell>
          <table:table-cell office:value-type="string">
            <text:p>226/?: 13/15</text:p>
          </table:table-cell>
          <table:table-cell office:value-type="string">
            <text:p>227/?: 16/16</text:p>
          </table:table-cell>
          <table:table-cell office:value-type="string">
            <text:p>228/?: 14/14</text:p>
          </table:table-cell>
          <table:table-cell office:value-type="string">
            <text:p>229/?: 15/15</text:p>
          </table:table-cell>
          <table:table-cell office:value-type="string">
            <text:p>_</text:p>
          </table:table-cell>
          <table:table-cell office:value-type="string">
            <text:p>231/?: 16/16</text:p>
          </table:table-cell>
          <table:table-cell table:number-columns-repeated="4" office:value-type="string">
            <text:p>_</text:p>
          </table:table-cell>
          <table:table-cell office:value-type="string">
            <text:p>236/?: 16/16</text:p>
          </table:table-cell>
          <table:table-cell table:number-columns-repeated="8" office:value-type="string">
            <text:p>_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office:value-type="string">
            <text:p>count:</text:p>
          </table:table-cell>
          <table:table-cell office:value-type="float" office:value="7337">
            <text:p>7337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5</text:p>
          </table:table-cell>
          <table:table-cell office:value-type="string">
            <text:p>56/8: 0/6</text:p>
          </table:table-cell>
          <table:table-cell office:value-type="string">
            <text:p>57/9: 0/7</text:p>
          </table:table-cell>
          <table:table-cell office:value-type="string">
            <text:p>58/:: 0/3</text:p>
          </table:table-cell>
          <table:table-cell office:value-type="string">
            <text:p>59/;: 2/4</text:p>
          </table:table-cell>
          <table:table-cell office:value-type="string">
            <text:p>63/?: 0/4</text:p>
          </table:table-cell>
          <table:table-cell office:value-type="string">
            <text:p>64/@: 0/2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3</text:p>
          </table:table-cell>
          <table:table-cell office:value-type="string">
            <text:p>70/F: 0/4</text:p>
          </table:table-cell>
          <table:table-cell office:value-type="string">
            <text:p>71/G: 0/4</text:p>
          </table:table-cell>
          <table:table-cell office:value-type="string">
            <text:p>72/H: 0/5</text:p>
          </table:table-cell>
          <table:table-cell office:value-type="string">
            <text:p>73/I: 0/5</text:p>
          </table:table-cell>
          <table:table-cell office:value-type="string">
            <text:p>74/J: 0/6</text:p>
          </table:table-cell>
          <table:table-cell office:value-type="string">
            <text:p>75/K: 0/6</text:p>
          </table:table-cell>
          <table:table-cell office:value-type="string">
            <text:p>76/L: 0/7</text:p>
          </table:table-cell>
          <table:table-cell office:value-type="string">
            <text:p>77/M: 0/7</text:p>
          </table:table-cell>
          <table:table-cell office:value-type="string">
            <text:p>78/N: 0/8</text:p>
          </table:table-cell>
          <table:table-cell office:value-type="string">
            <text:p>79/O: 0/9</text:p>
          </table:table-cell>
          <table:table-cell office:value-type="string">
            <text:p>80/P: 0/9</text:p>
          </table:table-cell>
          <table:table-cell office:value-type="string">
            <text:p>81/Q: 0/10</text:p>
          </table:table-cell>
          <table:table-cell office:value-type="string">
            <text:p>82/R: 0/10</text:p>
          </table:table-cell>
          <table:table-cell office:value-type="string">
            <text:p>83/S: 0/10</text:p>
          </table:table-cell>
          <table:table-cell office:value-type="string">
            <text:p>84/T: 0/11</text:p>
          </table:table-cell>
          <table:table-cell office:value-type="string">
            <text:p>85/U: 1/12</text:p>
          </table:table-cell>
          <table:table-cell office:value-type="string">
            <text:p>86/V: 0/13</text:p>
          </table:table-cell>
          <table:table-cell office:value-type="string">
            <text:p>87/W: 0/13</text:p>
          </table:table-cell>
          <table:table-cell office:value-type="string">
            <text:p>88/X: 0/13</text:p>
          </table:table-cell>
          <table:table-cell office:value-type="string">
            <text:p>89/Y: 0/14</text:p>
          </table:table-cell>
          <table:table-cell office:value-type="string">
            <text:p>90/Z: 2/14</text:p>
          </table:table-cell>
          <table:table-cell table:number-columns-repeated="3" office:value-type="string">
            <text:p>_</text:p>
          </table:table-cell>
          <table:table-cell office:value-type="string">
            <text:p>94/^: 5/5</text:p>
          </table:table-cell>
          <table:table-cell office:value-type="string">
            <text:p>95/_: 0/4</text:p>
          </table:table-cell>
          <table:table-cell office:value-type="string">
            <text:p>96/`: 5/7</text:p>
          </table:table-cell>
          <table:table-cell office:value-type="string">
            <text:p>97/a: 0/6</text:p>
          </table:table-cell>
          <table:table-cell office:value-type="string">
            <text:p>98/b: 0/5</text:p>
          </table:table-cell>
          <table:table-cell office:value-type="string">
            <text:p>99/c: 0/6</text:p>
          </table:table-cell>
          <table:table-cell office:value-type="string">
            <text:p>100/d: 1/7</text:p>
          </table:table-cell>
          <table:table-cell office:value-type="string">
            <text:p>101/e: 1/6</text:p>
          </table:table-cell>
          <table:table-cell office:value-type="string">
            <text:p>102/f: 2/8</text:p>
          </table:table-cell>
          <table:table-cell office:value-type="string">
            <text:p>103/g: 2/7</text:p>
          </table:table-cell>
          <table:table-cell office:value-type="string">
            <text:p>104/h: 3/8</text:p>
          </table:table-cell>
          <table:table-cell office:value-type="string">
            <text:p>105/i: 3/9</text:p>
          </table:table-cell>
          <table:table-cell office:value-type="string">
            <text:p>106/j: 3/8</text:p>
          </table:table-cell>
          <table:table-cell office:value-type="string">
            <text:p>107/k: 4/8</text:p>
          </table:table-cell>
          <table:table-cell office:value-type="string">
            <text:p>108/l: 4/9</text:p>
          </table:table-cell>
          <table:table-cell office:value-type="string">
            <text:p>109/m: 5/11</text:p>
          </table:table-cell>
          <table:table-cell office:value-type="string">
            <text:p>110/n: 6/11</text:p>
          </table:table-cell>
          <table:table-cell office:value-type="string">
            <text:p>111/o: 7/12</text:p>
          </table:table-cell>
          <table:table-cell office:value-type="string">
            <text:p>112/p: 7/13</text:p>
          </table:table-cell>
          <table:table-cell office:value-type="string">
            <text:p>113/q: 8/12</text:p>
          </table:table-cell>
          <table:table-cell office:value-type="string">
            <text:p>114/r: 8/13</text:p>
          </table:table-cell>
          <table:table-cell office:value-type="string">
            <text:p>115/s: 9/14</text:p>
          </table:table-cell>
          <table:table-cell office:value-type="string">
            <text:p>116/t: 10/15</text:p>
          </table:table-cell>
          <table:table-cell office:value-type="string">
            <text:p>117/u: 10/14</text:p>
          </table:table-cell>
          <table:table-cell office:value-type="string">
            <text:p>118/v: 11/15</text:p>
          </table:table-cell>
          <table:table-cell office:value-type="string">
            <text:p>119/w: 11/16</text:p>
          </table:table-cell>
          <table:table-cell office:value-type="string">
            <text:p>120/x: 13/15</text:p>
          </table:table-cell>
          <table:table-cell office:value-type="string">
            <text:p>121/y: 12/16</text:p>
          </table:table-cell>
          <table:table-cell office:value-type="string">
            <text:p>122/z: 13/16</text:p>
          </table:table-cell>
          <table:table-cell table:number-columns-repeated="3" office:value-type="string">
            <text:p>_</text:p>
          </table:table-cell>
          <table:table-cell office:value-type="string">
            <text:p>126/~: 17/17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1</text:p>
          </table:table-cell>
          <table:table-cell office:value-type="string">
            <text:p>131/?: 0/2</text:p>
          </table:table-cell>
          <table:table-cell office:value-type="string">
            <text:p>132/?: 1/2</text:p>
          </table:table-cell>
          <table:table-cell office:value-type="string">
            <text:p>133/?: 0/2</text:p>
          </table:table-cell>
          <table:table-cell office:value-type="string">
            <text:p>134/?: 1/2</text:p>
          </table:table-cell>
          <table:table-cell office:value-type="string">
            <text:p>135/?: 0/3</text:p>
          </table:table-cell>
          <table:table-cell office:value-type="string">
            <text:p>136/?: 0/3</text:p>
          </table:table-cell>
          <table:table-cell office:value-type="string">
            <text:p>137/?: 0/4</text:p>
          </table:table-cell>
          <table:table-cell office:value-type="string">
            <text:p>138/?: 1/6</text:p>
          </table:table-cell>
          <table:table-cell office:value-type="string">
            <text:p>139/?: 0/4</text:p>
          </table:table-cell>
          <table:table-cell office:value-type="string">
            <text:p>140/?: 1/4</text:p>
          </table:table-cell>
          <table:table-cell office:value-type="string">
            <text:p>141/?: 2/6</text:p>
          </table:table-cell>
          <table:table-cell office:value-type="string">
            <text:p>142/?: 0/5</text:p>
          </table:table-cell>
          <table:table-cell office:value-type="string">
            <text:p>143/?: 1/6</text:p>
          </table:table-cell>
          <table:table-cell office:value-type="string">
            <text:p>144/?: 0/4</text:p>
          </table:table-cell>
          <table:table-cell office:value-type="string">
            <text:p>145/?: 0/4</text:p>
          </table:table-cell>
          <table:table-cell office:value-type="string">
            <text:p>146/?: 1/3</text:p>
          </table:table-cell>
          <table:table-cell office:value-type="string">
            <text:p>147/?: 2/5</text:p>
          </table:table-cell>
          <table:table-cell office:value-type="string">
            <text:p>148/?: 1/5</text:p>
          </table:table-cell>
          <table:table-cell office:value-type="string">
            <text:p>149/?: 3/7</text:p>
          </table:table-cell>
          <table:table-cell office:value-type="string">
            <text:p>150/?: 3/5</text:p>
          </table:table-cell>
          <table:table-cell office:value-type="string">
            <text:p>151/?: 4/7</text:p>
          </table:table-cell>
          <table:table-cell office:value-type="string">
            <text:p>152/?: 3/6</text:p>
          </table:table-cell>
          <table:table-cell office:value-type="string">
            <text:p>153/?: 6/8</text:p>
          </table:table-cell>
          <table:table-cell office:value-type="string">
            <text:p>154/?: 2/6</text:p>
          </table:table-cell>
          <table:table-cell office:value-type="string">
            <text:p>155/?: 5/8</text:p>
          </table:table-cell>
          <table:table-cell office:value-type="string">
            <text:p>156/?: 7/8</text:p>
          </table:table-cell>
          <table:table-cell office:value-type="string">
            <text:p>157/?: 3/8</text:p>
          </table:table-cell>
          <table:table-cell office:value-type="string">
            <text:p>158/?: 4/8</text:p>
          </table:table-cell>
          <table:table-cell office:value-type="string">
            <text:p>159/?: 0/8</text:p>
          </table:table-cell>
          <table:table-cell office:value-type="string">
            <text:p>160/?: 0/7</text:p>
          </table:table-cell>
          <table:table-cell office:value-type="string">
            <text:p>161/?: 1/9</text:p>
          </table:table-cell>
          <table:table-cell office:value-type="string">
            <text:p>162/?: 2/7</text:p>
          </table:table-cell>
          <table:table-cell office:value-type="string">
            <text:p>163/?: 3/8</text:p>
          </table:table-cell>
          <table:table-cell office:value-type="string">
            <text:p>164/?: 4/9</text:p>
          </table:table-cell>
          <table:table-cell office:value-type="string">
            <text:p>165/?: 3/8</text:p>
          </table:table-cell>
          <table:table-cell office:value-type="string">
            <text:p>166/?: 6/11</text:p>
          </table:table-cell>
          <table:table-cell office:value-type="string">
            <text:p>167/?: 4/9</text:p>
          </table:table-cell>
          <table:table-cell office:value-type="string">
            <text:p>168/?: 5/12</text:p>
          </table:table-cell>
          <table:table-cell office:value-type="string">
            <text:p>169/?: 6/10</text:p>
          </table:table-cell>
          <table:table-cell office:value-type="string">
            <text:p>170/?: 8/12</text:p>
          </table:table-cell>
          <table:table-cell office:value-type="string">
            <text:p>171/?: 7/11</text:p>
          </table:table-cell>
          <table:table-cell office:value-type="string">
            <text:p>172/?: 8/12</text:p>
          </table:table-cell>
          <table:table-cell office:value-type="string">
            <text:p>173/?: 9/11</text:p>
          </table:table-cell>
          <table:table-cell office:value-type="string">
            <text:p>174/?: 9/12</text:p>
          </table:table-cell>
          <table:table-cell office:value-type="string">
            <text:p>175/?: 10/12</text:p>
          </table:table-cell>
          <table:table-cell office:value-type="string">
            <text:p>176/?: 8/11</text:p>
          </table:table-cell>
          <table:table-cell office:value-type="string">
            <text:p>177/?: 10/13</text:p>
          </table:table-cell>
          <table:table-cell office:value-type="string">
            <text:p>178/?: 9/12</text:p>
          </table:table-cell>
          <table:table-cell office:value-type="string">
            <text:p>179/?: 11/13</text:p>
          </table:table-cell>
          <table:table-cell office:value-type="string">
            <text:p>180/?: 13/14</text:p>
          </table:table-cell>
          <table:table-cell office:value-type="string">
            <text:p>181/?: 10/14</text:p>
          </table:table-cell>
          <table:table-cell office:value-type="string">
            <text:p>182/?: 11/13</text:p>
          </table:table-cell>
          <table:table-cell office:value-type="string">
            <text:p>183/?: 12/14</text:p>
          </table:table-cell>
          <table:table-cell office:value-type="string">
            <text:p>184/?: 13/14</text:p>
          </table:table-cell>
          <table:table-cell office:value-type="string">
            <text:p>185/?: 14/15</text:p>
          </table:table-cell>
          <table:table-cell office:value-type="string">
            <text:p>186/?: 15/15</text:p>
          </table:table-cell>
          <table:table-cell office:value-type="string">
            <text:p>187/?: 14/15</text:p>
          </table:table-cell>
          <table:table-cell office:value-type="string">
            <text:p>188/?: 15/16</text:p>
          </table:table-cell>
          <table:table-cell office:value-type="string">
            <text:p>189/?: 15/16</text:p>
          </table:table-cell>
          <table:table-cell office:value-type="string">
            <text:p>190/?: 16/16</text:p>
          </table:table-cell>
          <table:table-cell office:value-type="string">
            <text:p>191/?: 17/17</text:p>
          </table:table-cell>
          <table:table-cell table:number-columns-repeated="2" office:value-type="string">
            <text:p>_</text:p>
          </table:table-cell>
          <table:table-cell office:value-type="string">
            <text:p>194/?: 15/16</text:p>
          </table:table-cell>
          <table:table-cell office:value-type="string">
            <text:p>195/?: 13/16</text:p>
          </table:table-cell>
          <table:table-cell office:value-type="string">
            <text:p>196/?: 14/16</text:p>
          </table:table-cell>
          <table:table-cell office:value-type="string">
            <text:p>197/?: 15/16</text:p>
          </table:table-cell>
          <table:table-cell office:value-type="string">
            <text:p>_</text:p>
          </table:table-cell>
          <table:table-cell office:value-type="string">
            <text:p>199/?: 16/16</text:p>
          </table:table-cell>
          <table:table-cell office:value-type="string">
            <text:p>200/?: 17/17</text:p>
          </table:table-cell>
          <table:table-cell office:value-type="string">
            <text:p>201/?: 16/16</text:p>
          </table:table-cell>
          <table:table-cell office:value-type="string">
            <text:p>202/?: 15/16</text:p>
          </table:table-cell>
          <table:table-cell office:value-type="string">
            <text:p>203/?: 16/16</text:p>
          </table:table-cell>
          <table:table-cell office:value-type="string">
            <text:p>204/?: 17/17</text:p>
          </table:table-cell>
          <table:table-cell office:value-type="string">
            <text:p>_</text:p>
          </table:table-cell>
          <table:table-cell office:value-type="string">
            <text:p>206/?: 17/17</text:p>
          </table:table-cell>
          <table:table-cell office:value-type="string">
            <text:p>207/?: 17/17</text:p>
          </table:table-cell>
          <table:table-cell office:value-type="string">
            <text:p>_</text:p>
          </table:table-cell>
          <table:table-cell office:value-type="string">
            <text:p>225/?: 17/17</text:p>
          </table:table-cell>
          <table:table-cell office:value-type="string">
            <text:p>226/?: 17/17</text:p>
          </table:table-cell>
          <table:table-cell office:value-type="string">
            <text:p>227/?: 17/17</text:p>
          </table:table-cell>
          <table:table-cell office:value-type="string">
            <text:p>228/?: 17/17</text:p>
          </table:table-cell>
          <table:table-cell office:value-type="string">
            <text:p>229/?: 17/17</text:p>
          </table:table-cell>
          <table:table-cell office:value-type="string">
            <text:p>239/?: 17/17</text:p>
          </table:table-cell>
          <table:table-cell table:number-columns-repeated="5" office:value-type="string">
            <text:p>_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office:value-type="string">
            <text:p>count:</text:p>
          </table:table-cell>
          <table:table-cell office:value-type="float" office:value="6136">
            <text:p>613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4</text:p>
          </table:table-cell>
          <table:table-cell office:value-type="string">
            <text:p>55/7: 0/5</text:p>
          </table:table-cell>
          <table:table-cell office:value-type="string">
            <text:p>56/8: 0/6</text:p>
          </table:table-cell>
          <table:table-cell office:value-type="string">
            <text:p>57/9: 0/7</text:p>
          </table:table-cell>
          <table:table-cell office:value-type="string">
            <text:p>58/:: 0/3</text:p>
          </table:table-cell>
          <table:table-cell table:number-columns-repeated="2" office:value-type="string">
            <text:p>_</text:p>
          </table:table-cell>
          <table:table-cell office:value-type="string">
            <text:p>61/=: 2/3</text:p>
          </table:table-cell>
          <table:table-cell office:value-type="string">
            <text:p>_</text:p>
          </table:table-cell>
          <table:table-cell office:value-type="string">
            <text:p>63/?: 4/4</text:p>
          </table:table-cell>
          <table:table-cell office:value-type="string">
            <text:p>64/@: 1/2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3</text:p>
          </table:table-cell>
          <table:table-cell office:value-type="string">
            <text:p>70/F: 0/4</text:p>
          </table:table-cell>
          <table:table-cell office:value-type="string">
            <text:p>71/G: 0/5</text:p>
          </table:table-cell>
          <table:table-cell office:value-type="string">
            <text:p>72/H: 0/5</text:p>
          </table:table-cell>
          <table:table-cell office:value-type="string">
            <text:p>73/I: 0/6</text:p>
          </table:table-cell>
          <table:table-cell office:value-type="string">
            <text:p>74/J: 0/6</text:p>
          </table:table-cell>
          <table:table-cell office:value-type="string">
            <text:p>75/K: 0/7</text:p>
          </table:table-cell>
          <table:table-cell office:value-type="string">
            <text:p>76/L: 0/7</text:p>
          </table:table-cell>
          <table:table-cell office:value-type="string">
            <text:p>77/M: 0/8</text:p>
          </table:table-cell>
          <table:table-cell office:value-type="string">
            <text:p>78/N: 0/9</text:p>
          </table:table-cell>
          <table:table-cell office:value-type="string">
            <text:p>79/O: 0/9</text:p>
          </table:table-cell>
          <table:table-cell office:value-type="string">
            <text:p>80/P: 0/10</text:p>
          </table:table-cell>
          <table:table-cell office:value-type="string">
            <text:p>81/Q: 0/11</text:p>
          </table:table-cell>
          <table:table-cell office:value-type="string">
            <text:p>82/R: 0/11</text:p>
          </table:table-cell>
          <table:table-cell office:value-type="string">
            <text:p>83/S: 0/11</text:p>
          </table:table-cell>
          <table:table-cell office:value-type="string">
            <text:p>84/T: 0/12</text:p>
          </table:table-cell>
          <table:table-cell office:value-type="string">
            <text:p>85/U: 0/13</text:p>
          </table:table-cell>
          <table:table-cell office:value-type="string">
            <text:p>86/V: 1/13</text:p>
          </table:table-cell>
          <table:table-cell office:value-type="string">
            <text:p>87/W: 0/14</text:p>
          </table:table-cell>
          <table:table-cell office:value-type="string">
            <text:p>88/X: 0/13</text:p>
          </table:table-cell>
          <table:table-cell office:value-type="string">
            <text:p>89/Y: 1/14</text:p>
          </table:table-cell>
          <table:table-cell office:value-type="string">
            <text:p>90/Z: 1/15</text:p>
          </table:table-cell>
          <table:table-cell office:value-type="string">
            <text:p>_</text:p>
          </table:table-cell>
          <table:table-cell office:value-type="string">
            <text:p>92/\: 17/17</text:p>
          </table:table-cell>
          <table:table-cell office:value-type="string">
            <text:p>_</text:p>
          </table:table-cell>
          <table:table-cell office:value-type="string">
            <text:p>94/^: 12/12</text:p>
          </table:table-cell>
          <table:table-cell office:value-type="string">
            <text:p>95/_: 0/4</text:p>
          </table:table-cell>
          <table:table-cell office:value-type="string">
            <text:p>96/`: 0/5</text:p>
          </table:table-cell>
          <table:table-cell office:value-type="string">
            <text:p>97/a: 0/6</text:p>
          </table:table-cell>
          <table:table-cell office:value-type="string">
            <text:p>98/b: 0/6</text:p>
          </table:table-cell>
          <table:table-cell office:value-type="string">
            <text:p>99/c: 0/7</text:p>
          </table:table-cell>
          <table:table-cell office:value-type="string">
            <text:p>100/d: 0/8</text:p>
          </table:table-cell>
          <table:table-cell office:value-type="string">
            <text:p>101/e: 1/7</text:p>
          </table:table-cell>
          <table:table-cell office:value-type="string">
            <text:p>102/f: 2/9</text:p>
          </table:table-cell>
          <table:table-cell office:value-type="string">
            <text:p>103/g: 2/8</text:p>
          </table:table-cell>
          <table:table-cell office:value-type="string">
            <text:p>104/h: 3/8</text:p>
          </table:table-cell>
          <table:table-cell office:value-type="string">
            <text:p>105/i: 4/9</text:p>
          </table:table-cell>
          <table:table-cell office:value-type="string">
            <text:p>106/j: 4/9</text:p>
          </table:table-cell>
          <table:table-cell office:value-type="string">
            <text:p>107/k: 5/9</text:p>
          </table:table-cell>
          <table:table-cell office:value-type="string">
            <text:p>108/l: 5/10</text:p>
          </table:table-cell>
          <table:table-cell office:value-type="string">
            <text:p>109/m: 6/12</text:p>
          </table:table-cell>
          <table:table-cell office:value-type="string">
            <text:p>110/n: 6/11</text:p>
          </table:table-cell>
          <table:table-cell office:value-type="string">
            <text:p>111/o: 7/13</text:p>
          </table:table-cell>
          <table:table-cell office:value-type="string">
            <text:p>112/p: 8/13</text:p>
          </table:table-cell>
          <table:table-cell office:value-type="string">
            <text:p>113/q: 9/13</text:p>
          </table:table-cell>
          <table:table-cell office:value-type="string">
            <text:p>114/r: 9/14</text:p>
          </table:table-cell>
          <table:table-cell office:value-type="string">
            <text:p>115/s: 10/15</text:p>
          </table:table-cell>
          <table:table-cell office:value-type="string">
            <text:p>116/t: 11/15</text:p>
          </table:table-cell>
          <table:table-cell office:value-type="string">
            <text:p>117/u: 12/15</text:p>
          </table:table-cell>
          <table:table-cell office:value-type="string">
            <text:p>118/v: 13/16</text:p>
          </table:table-cell>
          <table:table-cell office:value-type="string">
            <text:p>119/w: 13/17</text:p>
          </table:table-cell>
          <table:table-cell office:value-type="string">
            <text:p>120/x: 13/16</text:p>
          </table:table-cell>
          <table:table-cell office:value-type="string">
            <text:p>121/y: 13/17</text:p>
          </table:table-cell>
          <table:table-cell office:value-type="string">
            <text:p>122/z: 14/17</text:p>
          </table:table-cell>
          <table:table-cell office:value-type="string">
            <text:p>126/~: 18/18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1</text:p>
          </table:table-cell>
          <table:table-cell office:value-type="string">
            <text:p>131/?: 0/1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1/2</text:p>
          </table:table-cell>
          <table:table-cell office:value-type="string">
            <text:p>135/?: 1/2</text:p>
          </table:table-cell>
          <table:table-cell office:value-type="string">
            <text:p>136/?: 1/2</text:p>
          </table:table-cell>
          <table:table-cell office:value-type="string">
            <text:p>137/?: 1/2</text:p>
          </table:table-cell>
          <table:table-cell office:value-type="string">
            <text:p>138/?: 2/2</text:p>
          </table:table-cell>
          <table:table-cell office:value-type="string">
            <text:p>139/?: 3/4</text:p>
          </table:table-cell>
          <table:table-cell office:value-type="string">
            <text:p>140/?: 2/3</text:p>
          </table:table-cell>
          <table:table-cell office:value-type="string">
            <text:p>141/?: 1/2</text:p>
          </table:table-cell>
          <table:table-cell office:value-type="string">
            <text:p>142/?: 0/4</text:p>
          </table:table-cell>
          <table:table-cell office:value-type="string">
            <text:p>143/?: 1/3</text:p>
          </table:table-cell>
          <table:table-cell office:value-type="string">
            <text:p>144/?: 0/5</text:p>
          </table:table-cell>
          <table:table-cell office:value-type="string">
            <text:p>145/?: 1/5</text:p>
          </table:table-cell>
          <table:table-cell office:value-type="string">
            <text:p>146/?: 2/5</text:p>
          </table:table-cell>
          <table:table-cell office:value-type="string">
            <text:p>147/?: 3/6</text:p>
          </table:table-cell>
          <table:table-cell office:value-type="string">
            <text:p>148/?: 3/7</text:p>
          </table:table-cell>
          <table:table-cell office:value-type="string">
            <text:p>149/?: 3/7</text:p>
          </table:table-cell>
          <table:table-cell office:value-type="string">
            <text:p>150/?: 0/7</text:p>
          </table:table-cell>
          <table:table-cell office:value-type="string">
            <text:p>151/?: 0/7</text:p>
          </table:table-cell>
          <table:table-cell office:value-type="string">
            <text:p>152/?: 5/9</text:p>
          </table:table-cell>
          <table:table-cell office:value-type="string">
            <text:p>153/?: 6/9</text:p>
          </table:table-cell>
          <table:table-cell office:value-type="string">
            <text:p>154/?: 1/7</text:p>
          </table:table-cell>
          <table:table-cell office:value-type="string">
            <text:p>155/?: 0/7</text:p>
          </table:table-cell>
          <table:table-cell office:value-type="string">
            <text:p>156/?: 1/7</text:p>
          </table:table-cell>
          <table:table-cell office:value-type="string">
            <text:p>157/?: 2/8</text:p>
          </table:table-cell>
          <table:table-cell office:value-type="string">
            <text:p>158/?: 0/6</text:p>
          </table:table-cell>
          <table:table-cell office:value-type="string">
            <text:p>159/?: 1/8</text:p>
          </table:table-cell>
          <table:table-cell office:value-type="string">
            <text:p>160/?: 0/7</text:p>
          </table:table-cell>
          <table:table-cell office:value-type="string">
            <text:p>161/?: 0/4</text:p>
          </table:table-cell>
          <table:table-cell office:value-type="string">
            <text:p>162/?: 1/6</text:p>
          </table:table-cell>
          <table:table-cell office:value-type="string">
            <text:p>163/?: 1/5</text:p>
          </table:table-cell>
          <table:table-cell office:value-type="string">
            <text:p>164/?: 2/7</text:p>
          </table:table-cell>
          <table:table-cell office:value-type="string">
            <text:p>165/?: 4/7</text:p>
          </table:table-cell>
          <table:table-cell office:value-type="string">
            <text:p>166/?: 0/6</text:p>
          </table:table-cell>
          <table:table-cell office:value-type="string">
            <text:p>167/?: 1/8</text:p>
          </table:table-cell>
          <table:table-cell office:value-type="string">
            <text:p>168/?: 5/8</text:p>
          </table:table-cell>
          <table:table-cell office:value-type="string">
            <text:p>169/?: 2/7</text:p>
          </table:table-cell>
          <table:table-cell office:value-type="string">
            <text:p>170/?: 3/7</text:p>
          </table:table-cell>
          <table:table-cell office:value-type="string">
            <text:p>171/?: 4/8</text:p>
          </table:table-cell>
          <table:table-cell office:value-type="string">
            <text:p>172/?: 5/10</text:p>
          </table:table-cell>
          <table:table-cell office:value-type="string">
            <text:p>173/?: 6/9</text:p>
          </table:table-cell>
          <table:table-cell office:value-type="string">
            <text:p>174/?: 7/11</text:p>
          </table:table-cell>
          <table:table-cell office:value-type="string">
            <text:p>175/?: 9/11</text:p>
          </table:table-cell>
          <table:table-cell office:value-type="string">
            <text:p>176/?: 3/10</text:p>
          </table:table-cell>
          <table:table-cell office:value-type="string">
            <text:p>177/?: 4/12</text:p>
          </table:table-cell>
          <table:table-cell office:value-type="string">
            <text:p>178/?: 5/11</text:p>
          </table:table-cell>
          <table:table-cell office:value-type="string">
            <text:p>179/?: 6/12</text:p>
          </table:table-cell>
          <table:table-cell office:value-type="string">
            <text:p>180/?: 7/12</text:p>
          </table:table-cell>
          <table:table-cell office:value-type="string">
            <text:p>181/?: 8/14</text:p>
          </table:table-cell>
          <table:table-cell office:value-type="string">
            <text:p>182/?: 9/13</text:p>
          </table:table-cell>
          <table:table-cell office:value-type="string">
            <text:p>183/?: 10/14</text:p>
          </table:table-cell>
          <table:table-cell office:value-type="string">
            <text:p>184/?: 11/14</text:p>
          </table:table-cell>
          <table:table-cell office:value-type="string">
            <text:p>185/?: 12/15</text:p>
          </table:table-cell>
          <table:table-cell office:value-type="string">
            <text:p>186/?: 13/16</text:p>
          </table:table-cell>
          <table:table-cell office:value-type="string">
            <text:p>187/?: 14/16</text:p>
          </table:table-cell>
          <table:table-cell office:value-type="string">
            <text:p>188/?: 15/17</text:p>
          </table:table-cell>
          <table:table-cell office:value-type="string">
            <text:p>189/?: 16/17</text:p>
          </table:table-cell>
          <table:table-cell office:value-type="string">
            <text:p>190/?: 17/17</text:p>
          </table:table-cell>
          <table:table-cell office:value-type="string">
            <text:p>191/?: 18/18</text:p>
          </table:table-cell>
          <table:table-cell table:number-columns-repeated="2" office:value-type="string">
            <text:p>_</text:p>
          </table:table-cell>
          <table:table-cell office:value-type="string">
            <text:p>194/?: 13/16</text:p>
          </table:table-cell>
          <table:table-cell office:value-type="string">
            <text:p>195/?: 15/17</text:p>
          </table:table-cell>
          <table:table-cell office:value-type="string">
            <text:p>196/?: 16/17</text:p>
          </table:table-cell>
          <table:table-cell office:value-type="string">
            <text:p>197/?: 16/17</text:p>
          </table:table-cell>
          <table:table-cell office:value-type="string">
            <text:p>198/?: 18/18</text:p>
          </table:table-cell>
          <table:table-cell office:value-type="string">
            <text:p>199/?: 16/17</text:p>
          </table:table-cell>
          <table:table-cell office:value-type="string">
            <text:p>200/?: 17/17</text:p>
          </table:table-cell>
          <table:table-cell office:value-type="string">
            <text:p>201/?: 17/17</text:p>
          </table:table-cell>
          <table:table-cell office:value-type="string">
            <text:p>202/?: 16/17</text:p>
          </table:table-cell>
          <table:table-cell office:value-type="string">
            <text:p>203/?: 18/18</text:p>
          </table:table-cell>
          <table:table-cell office:value-type="string">
            <text:p>204/?: 14/16</text:p>
          </table:table-cell>
          <table:table-cell office:value-type="string">
            <text:p>_</text:p>
          </table:table-cell>
          <table:table-cell office:value-type="string">
            <text:p>206/?: 15/17</text:p>
          </table:table-cell>
          <table:table-cell office:value-type="string">
            <text:p>207/?: 16/17</text:p>
          </table:table-cell>
          <table:table-cell office:value-type="string">
            <text:p>225/?: 17/17</text:p>
          </table:table-cell>
          <table:table-cell office:value-type="string">
            <text:p>226/?: 18/18</text:p>
          </table:table-cell>
          <table:table-cell table:number-columns-repeated="3" office:value-type="string">
            <text:p>_</text:p>
          </table:table-cell>
          <table:table-cell office:value-type="string">
            <text:p>230/?: 16/16</text:p>
          </table:table-cell>
          <table:table-cell office:value-type="string">
            <text:p>231/?: 17/17</text:p>
          </table:table-cell>
          <table:table-cell office:value-type="string">
            <text:p>_</text:p>
          </table:table-cell>
          <table:table-cell office:value-type="string">
            <text:p>233/?: 18/18</text:p>
          </table:table-cell>
          <table:table-cell table:number-columns-repeated="7" office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office:value-type="string">
            <text:p>count:</text:p>
          </table:table-cell>
          <table:table-cell office:value-type="float" office:value="5445">
            <text:p>5445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1/1</text:p>
          </table:table-cell>
          <table:table-cell office:value-type="string">
            <text:p>42/*: 0/1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5</text:p>
          </table:table-cell>
          <table:table-cell office:value-type="string">
            <text:p>56/8: 0/6</text:p>
          </table:table-cell>
          <table:table-cell office:value-type="string">
            <text:p>57/9: 0/6</text:p>
          </table:table-cell>
          <table:table-cell office:value-type="string">
            <text:p>58/:: 0/3</text:p>
          </table:table-cell>
          <table:table-cell table:number-columns-repeated="2" office:value-type="string">
            <text:p>_</text:p>
          </table:table-cell>
          <table:table-cell office:value-type="string">
            <text:p>61/=: 1/3</text:p>
          </table:table-cell>
          <table:table-cell table:number-columns-repeated="2" office:value-type="string">
            <text:p>_</text:p>
          </table:table-cell>
          <table:table-cell office:value-type="string">
            <text:p>64/@: 1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4</text:p>
          </table:table-cell>
          <table:table-cell office:value-type="string">
            <text:p>70/F: 0/4</text:p>
          </table:table-cell>
          <table:table-cell office:value-type="string">
            <text:p>71/G: 0/5</text:p>
          </table:table-cell>
          <table:table-cell office:value-type="string">
            <text:p>72/H: 0/6</text:p>
          </table:table-cell>
          <table:table-cell office:value-type="string">
            <text:p>73/I: 0/6</text:p>
          </table:table-cell>
          <table:table-cell office:value-type="string">
            <text:p>74/J: 0/7</text:p>
          </table:table-cell>
          <table:table-cell office:value-type="string">
            <text:p>75/K: 0/7</text:p>
          </table:table-cell>
          <table:table-cell office:value-type="string">
            <text:p>76/L: 0/8</text:p>
          </table:table-cell>
          <table:table-cell office:value-type="string">
            <text:p>77/M: 0/8</text:p>
          </table:table-cell>
          <table:table-cell office:value-type="string">
            <text:p>78/N: 0/9</text:p>
          </table:table-cell>
          <table:table-cell office:value-type="string">
            <text:p>79/O: 0/10</text:p>
          </table:table-cell>
          <table:table-cell office:value-type="string">
            <text:p>80/P: 0/10</text:p>
          </table:table-cell>
          <table:table-cell office:value-type="string">
            <text:p>81/Q: 1/11</text:p>
          </table:table-cell>
          <table:table-cell office:value-type="string">
            <text:p>82/R: 0/11</text:p>
          </table:table-cell>
          <table:table-cell office:value-type="string">
            <text:p>83/S: 0/12</text:p>
          </table:table-cell>
          <table:table-cell office:value-type="string">
            <text:p>84/T: 0/13</text:p>
          </table:table-cell>
          <table:table-cell office:value-type="string">
            <text:p>85/U: 0/13</text:p>
          </table:table-cell>
          <table:table-cell office:value-type="string">
            <text:p>86/V: 0/14</text:p>
          </table:table-cell>
          <table:table-cell office:value-type="string">
            <text:p>87/W: 1/14</text:p>
          </table:table-cell>
          <table:table-cell office:value-type="string">
            <text:p>88/X: 0/15</text:p>
          </table:table-cell>
          <table:table-cell office:value-type="string">
            <text:p>89/Y: 2/15</text:p>
          </table:table-cell>
          <table:table-cell office:value-type="string">
            <text:p>90/Z: 2/16</text:p>
          </table:table-cell>
          <table:table-cell table:number-columns-repeated="2" office:value-type="string">
            <text:p>_</text:p>
          </table:table-cell>
          <table:table-cell office:value-type="string">
            <text:p>94/^: 10/10</text:p>
          </table:table-cell>
          <table:table-cell office:value-type="string">
            <text:p>95/_: 0/5</text:p>
          </table:table-cell>
          <table:table-cell office:value-type="string">
            <text:p>96/`: 1/4</text:p>
          </table:table-cell>
          <table:table-cell office:value-type="string">
            <text:p>97/a: 0/7</text:p>
          </table:table-cell>
          <table:table-cell office:value-type="string">
            <text:p>98/b: 0/6</text:p>
          </table:table-cell>
          <table:table-cell office:value-type="string">
            <text:p>99/c: 0/7</text:p>
          </table:table-cell>
          <table:table-cell office:value-type="string">
            <text:p>100/d: 1/9</text:p>
          </table:table-cell>
          <table:table-cell office:value-type="string">
            <text:p>101/e: 2/7</text:p>
          </table:table-cell>
          <table:table-cell office:value-type="string">
            <text:p>102/f: 2/10</text:p>
          </table:table-cell>
          <table:table-cell office:value-type="string">
            <text:p>103/g: 3/8</text:p>
          </table:table-cell>
          <table:table-cell office:value-type="string">
            <text:p>104/h: 4/9</text:p>
          </table:table-cell>
          <table:table-cell office:value-type="string">
            <text:p>105/i: 4/10</text:p>
          </table:table-cell>
          <table:table-cell office:value-type="string">
            <text:p>106/j: 4/9</text:p>
          </table:table-cell>
          <table:table-cell office:value-type="string">
            <text:p>107/k: 5/10</text:p>
          </table:table-cell>
          <table:table-cell office:value-type="string">
            <text:p>108/l: 6/11</text:p>
          </table:table-cell>
          <table:table-cell office:value-type="string">
            <text:p>109/m: 7/12</text:p>
          </table:table-cell>
          <table:table-cell office:value-type="string">
            <text:p>110/n: 8/12</text:p>
          </table:table-cell>
          <table:table-cell office:value-type="string">
            <text:p>111/o: 9/13</text:p>
          </table:table-cell>
          <table:table-cell office:value-type="string">
            <text:p>112/p: 9/14</text:p>
          </table:table-cell>
          <table:table-cell office:value-type="string">
            <text:p>113/q: 10/13</text:p>
          </table:table-cell>
          <table:table-cell office:value-type="string">
            <text:p>114/r: 10/15</text:p>
          </table:table-cell>
          <table:table-cell office:value-type="string">
            <text:p>115/s: 11/16</text:p>
          </table:table-cell>
          <table:table-cell office:value-type="string">
            <text:p>116/t: 12/16</text:p>
          </table:table-cell>
          <table:table-cell office:value-type="string">
            <text:p>117/u: 12/16</text:p>
          </table:table-cell>
          <table:table-cell office:value-type="string">
            <text:p>118/v: 13/17</text:p>
          </table:table-cell>
          <table:table-cell office:value-type="string">
            <text:p>119/w: 14/17</text:p>
          </table:table-cell>
          <table:table-cell office:value-type="string">
            <text:p>120/x: 13/17</text:p>
          </table:table-cell>
          <table:table-cell office:value-type="string">
            <text:p>121/y: 14/18</text:p>
          </table:table-cell>
          <table:table-cell office:value-type="string">
            <text:p>122/z: 15/18</text:p>
          </table:table-cell>
          <table:table-cell table:number-columns-repeated="2" office:value-type="string">
            <text:p>_</text:p>
          </table:table-cell>
          <table:table-cell office:value-type="string">
            <text:p>126/~: 19/19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0/1</text:p>
          </table:table-cell>
          <table:table-cell office:value-type="string">
            <text:p>131/?: 2/2</text:p>
          </table:table-cell>
          <table:table-cell office:value-type="string">
            <text:p>132/?: 0/2</text:p>
          </table:table-cell>
          <table:table-cell office:value-type="string">
            <text:p>133/?: 0/2</text:p>
          </table:table-cell>
          <table:table-cell office:value-type="string">
            <text:p>134/?: 0/3</text:p>
          </table:table-cell>
          <table:table-cell office:value-type="string">
            <text:p>135/?: 2/4</text:p>
          </table:table-cell>
          <table:table-cell office:value-type="string">
            <text:p>136/?: 0/4</text:p>
          </table:table-cell>
          <table:table-cell office:value-type="string">
            <text:p>137/?: 2/5</text:p>
          </table:table-cell>
          <table:table-cell office:value-type="string">
            <text:p>138/?: 1/5</text:p>
          </table:table-cell>
          <table:table-cell office:value-type="string">
            <text:p>139/?: 2/6</text:p>
          </table:table-cell>
          <table:table-cell office:value-type="string">
            <text:p>140/?: 1/6</text:p>
          </table:table-cell>
          <table:table-cell office:value-type="string">
            <text:p>141/?: 2/6</text:p>
          </table:table-cell>
          <table:table-cell office:value-type="string">
            <text:p>142/?: 3/9</text:p>
          </table:table-cell>
          <table:table-cell office:value-type="string">
            <text:p>143/?: 4/9</text:p>
          </table:table-cell>
          <table:table-cell office:value-type="string">
            <text:p>144/?: 0/7</text:p>
          </table:table-cell>
          <table:table-cell office:value-type="string">
            <text:p>145/?: 0/7</text:p>
          </table:table-cell>
          <table:table-cell office:value-type="string">
            <text:p>146/?: 1/8</text:p>
          </table:table-cell>
          <table:table-cell office:value-type="string">
            <text:p>147/?: 2/10</text:p>
          </table:table-cell>
          <table:table-cell office:value-type="string">
            <text:p>148/?: 1/5</text:p>
          </table:table-cell>
          <table:table-cell office:value-type="string">
            <text:p>149/?: 1/5</text:p>
          </table:table-cell>
          <table:table-cell office:value-type="string">
            <text:p>150/?: 0/6</text:p>
          </table:table-cell>
          <table:table-cell office:value-type="string">
            <text:p>151/?: 1/5</text:p>
          </table:table-cell>
          <table:table-cell office:value-type="string">
            <text:p>152/?: 0/5</text:p>
          </table:table-cell>
          <table:table-cell office:value-type="string">
            <text:p>153/?: 3/8</text:p>
          </table:table-cell>
          <table:table-cell office:value-type="string">
            <text:p>154/?: 4/7</text:p>
          </table:table-cell>
          <table:table-cell office:value-type="string">
            <text:p>155/?: 4/7</text:p>
          </table:table-cell>
          <table:table-cell office:value-type="string">
            <text:p>156/?: 3/7</text:p>
          </table:table-cell>
          <table:table-cell office:value-type="string">
            <text:p>157/?: 4/5</text:p>
          </table:table-cell>
          <table:table-cell office:value-type="string">
            <text:p>158/?: 6/9</text:p>
          </table:table-cell>
          <table:table-cell office:value-type="string">
            <text:p>159/?: 5/9</text:p>
          </table:table-cell>
          <table:table-cell office:value-type="string">
            <text:p>160/?: 0/5</text:p>
          </table:table-cell>
          <table:table-cell office:value-type="string">
            <text:p>161/?: 0/6</text:p>
          </table:table-cell>
          <table:table-cell office:value-type="string">
            <text:p>162/?: 1/6</text:p>
          </table:table-cell>
          <table:table-cell office:value-type="string">
            <text:p>163/?: 2/7</text:p>
          </table:table-cell>
          <table:table-cell office:value-type="string">
            <text:p>164/?: 3/7</text:p>
          </table:table-cell>
          <table:table-cell office:value-type="string">
            <text:p>165/?: 4/6</text:p>
          </table:table-cell>
          <table:table-cell office:value-type="string">
            <text:p>166/?: 0/8</text:p>
          </table:table-cell>
          <table:table-cell office:value-type="string">
            <text:p>167/?: 6/10</text:p>
          </table:table-cell>
          <table:table-cell office:value-type="string">
            <text:p>168/?: 1/9</text:p>
          </table:table-cell>
          <table:table-cell office:value-type="string">
            <text:p>169/?: 2/9</text:p>
          </table:table-cell>
          <table:table-cell office:value-type="string">
            <text:p>170/?: 7/11</text:p>
          </table:table-cell>
          <table:table-cell office:value-type="string">
            <text:p>171/?: 3/10</text:p>
          </table:table-cell>
          <table:table-cell office:value-type="string">
            <text:p>172/?: 4/10</text:p>
          </table:table-cell>
          <table:table-cell office:value-type="string">
            <text:p>173/?: 5/10</text:p>
          </table:table-cell>
          <table:table-cell office:value-type="string">
            <text:p>174/?: 6/11</text:p>
          </table:table-cell>
          <table:table-cell office:value-type="string">
            <text:p>175/?: 12/13</text:p>
          </table:table-cell>
          <table:table-cell office:value-type="string">
            <text:p>176/?: 7/10</text:p>
          </table:table-cell>
          <table:table-cell office:value-type="string">
            <text:p>177/?: 8/13</text:p>
          </table:table-cell>
          <table:table-cell office:value-type="string">
            <text:p>178/?: 9/12</text:p>
          </table:table-cell>
          <table:table-cell office:value-type="string">
            <text:p>179/?: 10/13</text:p>
          </table:table-cell>
          <table:table-cell office:value-type="string">
            <text:p>180/?: 10/13</text:p>
          </table:table-cell>
          <table:table-cell office:value-type="string">
            <text:p>181/?: 11/13</text:p>
          </table:table-cell>
          <table:table-cell office:value-type="string">
            <text:p>182/?: 12/14</text:p>
          </table:table-cell>
          <table:table-cell office:value-type="string">
            <text:p>183/?: 13/15</text:p>
          </table:table-cell>
          <table:table-cell office:value-type="string">
            <text:p>184/?: 13/15</text:p>
          </table:table-cell>
          <table:table-cell office:value-type="string">
            <text:p>185/?: 14/16</text:p>
          </table:table-cell>
          <table:table-cell office:value-type="string">
            <text:p>186/?: 14/17</text:p>
          </table:table-cell>
          <table:table-cell office:value-type="string">
            <text:p>187/?: 15/17</text:p>
          </table:table-cell>
          <table:table-cell office:value-type="string">
            <text:p>188/?: 16/18</text:p>
          </table:table-cell>
          <table:table-cell office:value-type="string">
            <text:p>189/?: 17/18</text:p>
          </table:table-cell>
          <table:table-cell office:value-type="string">
            <text:p>190/?: 18/18</text:p>
          </table:table-cell>
          <table:table-cell office:value-type="string">
            <text:p>191/?: 19/19</text:p>
          </table:table-cell>
          <table:table-cell table:number-columns-repeated="2" office:value-type="string">
            <text:p>_</text:p>
          </table:table-cell>
          <table:table-cell office:value-type="string">
            <text:p>194/?: 18/18</text:p>
          </table:table-cell>
          <table:table-cell office:value-type="string">
            <text:p>195/?: 15/18</text:p>
          </table:table-cell>
          <table:table-cell office:value-type="string">
            <text:p>196/?: 16/18</text:p>
          </table:table-cell>
          <table:table-cell office:value-type="string">
            <text:p>197/?: 17/18</text:p>
          </table:table-cell>
          <table:table-cell office:value-type="string">
            <text:p>198/?: 19/19</text:p>
          </table:table-cell>
          <table:table-cell office:value-type="string">
            <text:p>199/?: 19/19</text:p>
          </table:table-cell>
          <table:table-cell office:value-type="string">
            <text:p>200/?: 18/18</text:p>
          </table:table-cell>
          <table:table-cell office:value-type="string">
            <text:p>201/?: 19/19</text:p>
          </table:table-cell>
          <table:table-cell office:value-type="string">
            <text:p>202/?: 17/18</text:p>
          </table:table-cell>
          <table:table-cell office:value-type="string">
            <text:p>_</text:p>
          </table:table-cell>
          <table:table-cell office:value-type="string">
            <text:p>204/?: 19/19</text:p>
          </table:table-cell>
          <table:table-cell office:value-type="string">
            <text:p>205/?: 19/19</text:p>
          </table:table-cell>
          <table:table-cell office:value-type="string">
            <text:p>206/?: 18/18</text:p>
          </table:table-cell>
          <table:table-cell office:value-type="string">
            <text:p>207/?: 19/19</text:p>
          </table:table-cell>
          <table:table-cell office:value-type="string">
            <text:p>208/?: 19/19</text:p>
          </table:table-cell>
          <table:table-cell office:value-type="string">
            <text:p>209/?: 19/19</text:p>
          </table:table-cell>
          <table:table-cell table:number-columns-repeated="6" office:value-type="string">
            <text:p>_</text:p>
          </table:table-cell>
          <table:table-cell office:value-type="string">
            <text:p>217/?: 19/19</text:p>
          </table:table-cell>
          <table:table-cell table:number-columns-repeated="7" office:value-type="string">
            <text:p>_</text:p>
          </table:table-cell>
          <table:table-cell office:value-type="string">
            <text:p>225/?: 18/18</text:p>
          </table:table-cell>
          <table:table-cell office:value-type="string">
            <text:p>226/?: 18/18</text:p>
          </table:table-cell>
          <table:table-cell table:number-columns-repeated="4" office:value-type="string">
            <text:p>_</text:p>
          </table:table-cell>
          <table:table-cell office:value-type="string">
            <text:p>231/?: 19/19</text:p>
          </table:table-cell>
          <table:table-cell office:value-type="string">
            <text:p>_</text:p>
          </table:table-cell>
          <table:table-cell office:value-type="string">
            <text:p>236/?: 19/19</text:p>
          </table:table-cell>
          <table:table-cell table:number-columns-repeated="8" office:value-type="string">
            <text:p>_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office:value-type="string">
            <text:p>count:</text:p>
          </table:table-cell>
          <table:table-cell office:value-type="float" office:value="4776">
            <text:p>477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4</text:p>
          </table:table-cell>
          <table:table-cell office:value-type="string">
            <text:p>55/7: 0/5</text:p>
          </table:table-cell>
          <table:table-cell office:value-type="string">
            <text:p>56/8: 0/6</text:p>
          </table:table-cell>
          <table:table-cell office:value-type="string">
            <text:p>57/9: 0/6</text:p>
          </table:table-cell>
          <table:table-cell office:value-type="string">
            <text:p>58/:: 0/3</text:p>
          </table:table-cell>
          <table:table-cell office:value-type="string">
            <text:p>59/;: 4/4</text:p>
          </table:table-cell>
          <table:table-cell office:value-type="string">
            <text:p>63/?: 2/4</text:p>
          </table:table-cell>
          <table:table-cell office:value-type="string">
            <text:p>64/@: 0/3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4</text:p>
          </table:table-cell>
          <table:table-cell office:value-type="string">
            <text:p>70/F: 0/4</text:p>
          </table:table-cell>
          <table:table-cell office:value-type="string">
            <text:p>71/G: 0/5</text:p>
          </table:table-cell>
          <table:table-cell office:value-type="string">
            <text:p>72/H: 0/6</text:p>
          </table:table-cell>
          <table:table-cell office:value-type="string">
            <text:p>73/I: 0/6</text:p>
          </table:table-cell>
          <table:table-cell office:value-type="string">
            <text:p>74/J: 0/7</text:p>
          </table:table-cell>
          <table:table-cell office:value-type="string">
            <text:p>75/K: 0/8</text:p>
          </table:table-cell>
          <table:table-cell office:value-type="string">
            <text:p>76/L: 0/8</text:p>
          </table:table-cell>
          <table:table-cell office:value-type="string">
            <text:p>77/M: 0/9</text:p>
          </table:table-cell>
          <table:table-cell office:value-type="string">
            <text:p>78/N: 0/10</text:p>
          </table:table-cell>
          <table:table-cell office:value-type="string">
            <text:p>79/O: 0/10</text:p>
          </table:table-cell>
          <table:table-cell office:value-type="string">
            <text:p>80/P: 0/11</text:p>
          </table:table-cell>
          <table:table-cell office:value-type="string">
            <text:p>81/Q: 1/12</text:p>
          </table:table-cell>
          <table:table-cell office:value-type="string">
            <text:p>82/R: 0/12</text:p>
          </table:table-cell>
          <table:table-cell office:value-type="string">
            <text:p>83/S: 0/12</text:p>
          </table:table-cell>
          <table:table-cell office:value-type="string">
            <text:p>84/T: 0/13</text:p>
          </table:table-cell>
          <table:table-cell office:value-type="string">
            <text:p>85/U: 1/14</text:p>
          </table:table-cell>
          <table:table-cell office:value-type="string">
            <text:p>86/V: 0/15</text:p>
          </table:table-cell>
          <table:table-cell office:value-type="string">
            <text:p>87/W: 0/15</text:p>
          </table:table-cell>
          <table:table-cell office:value-type="string">
            <text:p>88/X: 1/16</text:p>
          </table:table-cell>
          <table:table-cell office:value-type="string">
            <text:p>89/Y: 4/16</text:p>
          </table:table-cell>
          <table:table-cell office:value-type="string">
            <text:p>90/Z: 1/17</text:p>
          </table:table-cell>
          <table:table-cell office:value-type="string">
            <text:p>_</text:p>
          </table:table-cell>
          <table:table-cell office:value-type="string">
            <text:p>92/\: 9/14</text:p>
          </table:table-cell>
          <table:table-cell office:value-type="string">
            <text:p>_</text:p>
          </table:table-cell>
          <table:table-cell office:value-type="string">
            <text:p>94/^: 4/8</text:p>
          </table:table-cell>
          <table:table-cell office:value-type="string">
            <text:p>95/_: 0/5</text:p>
          </table:table-cell>
          <table:table-cell office:value-type="string">
            <text:p>96/`: 1/5</text:p>
          </table:table-cell>
          <table:table-cell office:value-type="string">
            <text:p>97/a: 0/8</text:p>
          </table:table-cell>
          <table:table-cell office:value-type="string">
            <text:p>98/b: 0/7</text:p>
          </table:table-cell>
          <table:table-cell office:value-type="string">
            <text:p>99/c: 0/8</text:p>
          </table:table-cell>
          <table:table-cell office:value-type="string">
            <text:p>100/d: 1/9</text:p>
          </table:table-cell>
          <table:table-cell office:value-type="string">
            <text:p>101/e: 2/8</text:p>
          </table:table-cell>
          <table:table-cell office:value-type="string">
            <text:p>102/f: 2/10</text:p>
          </table:table-cell>
          <table:table-cell office:value-type="string">
            <text:p>103/g: 3/9</text:p>
          </table:table-cell>
          <table:table-cell office:value-type="string">
            <text:p>104/h: 4/10</text:p>
          </table:table-cell>
          <table:table-cell office:value-type="string">
            <text:p>105/i: 5/11</text:p>
          </table:table-cell>
          <table:table-cell office:value-type="string">
            <text:p>106/j: 6/10</text:p>
          </table:table-cell>
          <table:table-cell office:value-type="string">
            <text:p>107/k: 6/10</text:p>
          </table:table-cell>
          <table:table-cell office:value-type="string">
            <text:p>108/l: 7/12</text:p>
          </table:table-cell>
          <table:table-cell office:value-type="string">
            <text:p>109/m: 8/13</text:p>
          </table:table-cell>
          <table:table-cell office:value-type="string">
            <text:p>110/n: 7/13</text:p>
          </table:table-cell>
          <table:table-cell office:value-type="string">
            <text:p>111/o: 8/14</text:p>
          </table:table-cell>
          <table:table-cell office:value-type="string">
            <text:p>112/p: 9/15</text:p>
          </table:table-cell>
          <table:table-cell office:value-type="string">
            <text:p>113/q: 10/14</text:p>
          </table:table-cell>
          <table:table-cell office:value-type="string">
            <text:p>114/r: 11/16</text:p>
          </table:table-cell>
          <table:table-cell office:value-type="string">
            <text:p>115/s: 12/17</text:p>
          </table:table-cell>
          <table:table-cell office:value-type="string">
            <text:p>116/t: 13/17</text:p>
          </table:table-cell>
          <table:table-cell office:value-type="string">
            <text:p>117/u: 13/17</text:p>
          </table:table-cell>
          <table:table-cell office:value-type="string">
            <text:p>118/v: 14/18</text:p>
          </table:table-cell>
          <table:table-cell office:value-type="string">
            <text:p>119/w: 15/18</text:p>
          </table:table-cell>
          <table:table-cell office:value-type="string">
            <text:p>120/x: 15/18</text:p>
          </table:table-cell>
          <table:table-cell office:value-type="string">
            <text:p>121/y: 16/18</text:p>
          </table:table-cell>
          <table:table-cell office:value-type="string">
            <text:p>122/z: 16/19</text:p>
          </table:table-cell>
          <table:table-cell table:number-columns-repeated="2" office:value-type="string">
            <text:p>_</text:p>
          </table:table-cell>
          <table:table-cell office:value-type="string">
            <text:p>126/~: 18/19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1/2</text:p>
          </table:table-cell>
          <table:table-cell office:value-type="string">
            <text:p>132/?: 0/2</text:p>
          </table:table-cell>
          <table:table-cell office:value-type="string">
            <text:p>133/?: 0/2</text:p>
          </table:table-cell>
          <table:table-cell office:value-type="string">
            <text:p>134/?: 5/5</text:p>
          </table:table-cell>
          <table:table-cell office:value-type="string">
            <text:p>135/?: 7/7</text:p>
          </table:table-cell>
          <table:table-cell office:value-type="string">
            <text:p>136/?: 2/4</text:p>
          </table:table-cell>
          <table:table-cell office:value-type="string">
            <text:p>137/?: 3/6</text:p>
          </table:table-cell>
          <table:table-cell office:value-type="string">
            <text:p>138/?: 3/6</text:p>
          </table:table-cell>
          <table:table-cell office:value-type="string">
            <text:p>139/?: 4/6</text:p>
          </table:table-cell>
          <table:table-cell office:value-type="string">
            <text:p>140/?: 4/7</text:p>
          </table:table-cell>
          <table:table-cell office:value-type="string">
            <text:p>141/?: 2/6</text:p>
          </table:table-cell>
          <table:table-cell office:value-type="string">
            <text:p>142/?: 12/12</text:p>
          </table:table-cell>
          <table:table-cell office:value-type="string">
            <text:p>143/?: 1/7</text:p>
          </table:table-cell>
          <table:table-cell office:value-type="string">
            <text:p>144/?: 0/7</text:p>
          </table:table-cell>
          <table:table-cell office:value-type="string">
            <text:p>145/?: 0/6</text:p>
          </table:table-cell>
          <table:table-cell office:value-type="string">
            <text:p>146/?: 0/6</text:p>
          </table:table-cell>
          <table:table-cell office:value-type="string">
            <text:p>147/?: 1/7</text:p>
          </table:table-cell>
          <table:table-cell office:value-type="string">
            <text:p>148/?: 2/8</text:p>
          </table:table-cell>
          <table:table-cell office:value-type="string">
            <text:p>149/?: 3/8</text:p>
          </table:table-cell>
          <table:table-cell office:value-type="string">
            <text:p>150/?: 1/6</text:p>
          </table:table-cell>
          <table:table-cell office:value-type="string">
            <text:p>151/?: 2/3</text:p>
          </table:table-cell>
          <table:table-cell office:value-type="string">
            <text:p>152/?: 0/4</text:p>
          </table:table-cell>
          <table:table-cell office:value-type="string">
            <text:p>153/?: 5/6</text:p>
          </table:table-cell>
          <table:table-cell office:value-type="string">
            <text:p>154/?: 3/7</text:p>
          </table:table-cell>
          <table:table-cell office:value-type="string">
            <text:p>155/?: 6/7</text:p>
          </table:table-cell>
          <table:table-cell office:value-type="string">
            <text:p>156/?: 3/5</text:p>
          </table:table-cell>
          <table:table-cell office:value-type="string">
            <text:p>157/?: 4/6</text:p>
          </table:table-cell>
          <table:table-cell office:value-type="string">
            <text:p>158/?: 6/6</text:p>
          </table:table-cell>
          <table:table-cell office:value-type="string">
            <text:p>159/?: 6/7</text:p>
          </table:table-cell>
          <table:table-cell office:value-type="string">
            <text:p>160/?: 0/5</text:p>
          </table:table-cell>
          <table:table-cell office:value-type="string">
            <text:p>161/?: 1/5</text:p>
          </table:table-cell>
          <table:table-cell office:value-type="string">
            <text:p>162/?: 0/4</text:p>
          </table:table-cell>
          <table:table-cell office:value-type="string">
            <text:p>163/?: 1/7</text:p>
          </table:table-cell>
          <table:table-cell office:value-type="string">
            <text:p>164/?: 3/6</text:p>
          </table:table-cell>
          <table:table-cell office:value-type="string">
            <text:p>165/?: 2/6</text:p>
          </table:table-cell>
          <table:table-cell office:value-type="string">
            <text:p>166/?: 0/6</text:p>
          </table:table-cell>
          <table:table-cell office:value-type="string">
            <text:p>167/?: 1/5</text:p>
          </table:table-cell>
          <table:table-cell office:value-type="string">
            <text:p>168/?: 4/9</text:p>
          </table:table-cell>
          <table:table-cell office:value-type="string">
            <text:p>169/?: 2/8</text:p>
          </table:table-cell>
          <table:table-cell office:value-type="string">
            <text:p>170/?: 3/7</text:p>
          </table:table-cell>
          <table:table-cell office:value-type="string">
            <text:p>171/?: 4/8</text:p>
          </table:table-cell>
          <table:table-cell office:value-type="string">
            <text:p>172/?: 5/10</text:p>
          </table:table-cell>
          <table:table-cell office:value-type="string">
            <text:p>173/?: 6/11</text:p>
          </table:table-cell>
          <table:table-cell office:value-type="string">
            <text:p>174/?: 7/11</text:p>
          </table:table-cell>
          <table:table-cell office:value-type="string">
            <text:p>175/?: 8/12</text:p>
          </table:table-cell>
          <table:table-cell office:value-type="string">
            <text:p>176/?: 11/12</text:p>
          </table:table-cell>
          <table:table-cell office:value-type="string">
            <text:p>177/?: 8/13</text:p>
          </table:table-cell>
          <table:table-cell office:value-type="string">
            <text:p>178/?: 9/12</text:p>
          </table:table-cell>
          <table:table-cell office:value-type="string">
            <text:p>179/?: 10/13</text:p>
          </table:table-cell>
          <table:table-cell office:value-type="string">
            <text:p>180/?: 11/14</text:p>
          </table:table-cell>
          <table:table-cell office:value-type="string">
            <text:p>181/?: 12/15</text:p>
          </table:table-cell>
          <table:table-cell office:value-type="string">
            <text:p>182/?: 13/15</text:p>
          </table:table-cell>
          <table:table-cell office:value-type="string">
            <text:p>183/?: 14/15</text:p>
          </table:table-cell>
          <table:table-cell office:value-type="string">
            <text:p>184/?: 15/17</text:p>
          </table:table-cell>
          <table:table-cell office:value-type="string">
            <text:p>185/?: 15/17</text:p>
          </table:table-cell>
          <table:table-cell office:value-type="string">
            <text:p>186/?: 17/18</text:p>
          </table:table-cell>
          <table:table-cell office:value-type="string">
            <text:p>187/?: 16/18</text:p>
          </table:table-cell>
          <table:table-cell office:value-type="string">
            <text:p>188/?: 17/18</text:p>
          </table:table-cell>
          <table:table-cell office:value-type="string">
            <text:p>189/?: 18/19</text:p>
          </table:table-cell>
          <table:table-cell office:value-type="string">
            <text:p>190/?: 19/19</text:p>
          </table:table-cell>
          <table:table-cell office:value-type="string">
            <text:p>191/?: 20/20</text:p>
          </table:table-cell>
          <table:table-cell table:number-columns-repeated="2" office:value-type="string">
            <text:p>_</text:p>
          </table:table-cell>
          <table:table-cell office:value-type="string">
            <text:p>194/?: 17/19</text:p>
          </table:table-cell>
          <table:table-cell office:value-type="string">
            <text:p>195/?: 17/19</text:p>
          </table:table-cell>
          <table:table-cell office:value-type="string">
            <text:p>196/?: 17/19</text:p>
          </table:table-cell>
          <table:table-cell office:value-type="string">
            <text:p>197/?: 18/19</text:p>
          </table:table-cell>
          <table:table-cell office:value-type="string">
            <text:p>_</text:p>
          </table:table-cell>
          <table:table-cell office:value-type="string">
            <text:p>199/?: 20/20</text:p>
          </table:table-cell>
          <table:table-cell office:value-type="string">
            <text:p>200/?: 19/19</text:p>
          </table:table-cell>
          <table:table-cell office:value-type="string">
            <text:p>201/?: 20/20</text:p>
          </table:table-cell>
          <table:table-cell office:value-type="string">
            <text:p>202/?: 18/19</text:p>
          </table:table-cell>
          <table:table-cell office:value-type="string">
            <text:p>205/?: 19/19</text:p>
          </table:table-cell>
          <table:table-cell office:value-type="string">
            <text:p>206/?: 20/20</text:p>
          </table:table-cell>
          <table:table-cell office:value-type="string">
            <text:p>207/?: 20/20</text:p>
          </table:table-cell>
          <table:table-cell office:value-type="string">
            <text:p>208/?: 19/19</text:p>
          </table:table-cell>
          <table:table-cell office:value-type="string">
            <text:p>209/?: 19/19</text:p>
          </table:table-cell>
          <table:table-cell office:value-type="string">
            <text:p>225/?: 19/19</text:p>
          </table:table-cell>
          <table:table-cell office:value-type="string">
            <text:p>226/?: 20/20</text:p>
          </table:table-cell>
          <table:table-cell office:value-type="string">
            <text:p>227/?: 20/20</text:p>
          </table:table-cell>
          <table:table-cell office:value-type="string">
            <text:p>_</text:p>
          </table:table-cell>
          <table:table-cell office:value-type="string">
            <text:p>229/?: 20/20</text:p>
          </table:table-cell>
          <table:table-cell office:value-type="string">
            <text:p>230/?: 20/20</text:p>
          </table:table-cell>
          <table:table-cell table:number-columns-repeated="8" office:value-type="string">
            <text:p>_</text:p>
          </table:table-cell>
          <table:table-cell office:value-type="string">
            <text:p>239/?: 20/20</text:p>
          </table:table-cell>
          <table:table-cell table:number-columns-repeated="5" office:value-type="string">
            <text:p>_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office:value-type="string">
            <text:p>count:</text:p>
          </table:table-cell>
          <table:table-cell office:value-type="float" office:value="4086">
            <text:p>408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3</text:p>
          </table:table-cell>
          <table:table-cell office:value-type="string">
            <text:p>54/6: 0/4</text:p>
          </table:table-cell>
          <table:table-cell office:value-type="string">
            <text:p>55/7: 1/5</text:p>
          </table:table-cell>
          <table:table-cell office:value-type="string">
            <text:p>56/8: 0/6</text:p>
          </table:table-cell>
          <table:table-cell office:value-type="string">
            <text:p>57/9: 0/6</text:p>
          </table:table-cell>
          <table:table-cell office:value-type="string">
            <text:p>58/:: 0/3</text:p>
          </table:table-cell>
          <table:table-cell office:value-type="string">
            <text:p>59/;: 8/8</text:p>
          </table:table-cell>
          <table:table-cell office:value-type="string">
            <text:p>61/=: 3/3</text:p>
          </table:table-cell>
          <table:table-cell office:value-type="string">
            <text:p>_</text:p>
          </table:table-cell>
          <table:table-cell office:value-type="string">
            <text:p>63/?: 2/2</text:p>
          </table:table-cell>
          <table:table-cell office:value-type="string">
            <text:p>64/@: 1/6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4</text:p>
          </table:table-cell>
          <table:table-cell office:value-type="string">
            <text:p>70/F: 0/5</text:p>
          </table:table-cell>
          <table:table-cell office:value-type="string">
            <text:p>71/G: 0/5</text:p>
          </table:table-cell>
          <table:table-cell office:value-type="string">
            <text:p>72/H: 0/6</text:p>
          </table:table-cell>
          <table:table-cell office:value-type="string">
            <text:p>73/I: 0/7</text:p>
          </table:table-cell>
          <table:table-cell office:value-type="string">
            <text:p>74/J: 0/7</text:p>
          </table:table-cell>
          <table:table-cell office:value-type="string">
            <text:p>75/K: 0/8</text:p>
          </table:table-cell>
          <table:table-cell office:value-type="string">
            <text:p>76/L: 0/8</text:p>
          </table:table-cell>
          <table:table-cell office:value-type="string">
            <text:p>77/M: 0/9</text:p>
          </table:table-cell>
          <table:table-cell office:value-type="string">
            <text:p>78/N: 0/10</text:p>
          </table:table-cell>
          <table:table-cell office:value-type="string">
            <text:p>79/O: 0/11</text:p>
          </table:table-cell>
          <table:table-cell office:value-type="string">
            <text:p>80/P: 0/11</text:p>
          </table:table-cell>
          <table:table-cell office:value-type="string">
            <text:p>81/Q: 0/12</text:p>
          </table:table-cell>
          <table:table-cell office:value-type="string">
            <text:p>82/R: 0/12</text:p>
          </table:table-cell>
          <table:table-cell office:value-type="string">
            <text:p>83/S: 0/12</text:p>
          </table:table-cell>
          <table:table-cell office:value-type="string">
            <text:p>84/T: 0/14</text:p>
          </table:table-cell>
          <table:table-cell office:value-type="string">
            <text:p>85/U: 1/15</text:p>
          </table:table-cell>
          <table:table-cell office:value-type="string">
            <text:p>86/V: 0/16</text:p>
          </table:table-cell>
          <table:table-cell office:value-type="string">
            <text:p>87/W: 0/15</text:p>
          </table:table-cell>
          <table:table-cell office:value-type="string">
            <text:p>88/X: 2/17</text:p>
          </table:table-cell>
          <table:table-cell office:value-type="string">
            <text:p>89/Y: 3/17</text:p>
          </table:table-cell>
          <table:table-cell office:value-type="string">
            <text:p>90/Z: 1/18</text:p>
          </table:table-cell>
          <table:table-cell office:value-type="string">
            <text:p>_</text:p>
          </table:table-cell>
          <table:table-cell office:value-type="string">
            <text:p>92/\: 5/5</text:p>
          </table:table-cell>
          <table:table-cell table:number-columns-repeated="2" office:value-type="string">
            <text:p>_</text:p>
          </table:table-cell>
          <table:table-cell office:value-type="string">
            <text:p>95/_: 0/5</text:p>
          </table:table-cell>
          <table:table-cell office:value-type="string">
            <text:p>96/`: 3/7</text:p>
          </table:table-cell>
          <table:table-cell office:value-type="string">
            <text:p>97/a: 0/8</text:p>
          </table:table-cell>
          <table:table-cell office:value-type="string">
            <text:p>98/b: 0/7</text:p>
          </table:table-cell>
          <table:table-cell office:value-type="string">
            <text:p>99/c: 0/9</text:p>
          </table:table-cell>
          <table:table-cell office:value-type="string">
            <text:p>100/d: 1/10</text:p>
          </table:table-cell>
          <table:table-cell office:value-type="string">
            <text:p>101/e: 2/9</text:p>
          </table:table-cell>
          <table:table-cell office:value-type="string">
            <text:p>102/f: 3/11</text:p>
          </table:table-cell>
          <table:table-cell office:value-type="string">
            <text:p>103/g: 3/10</text:p>
          </table:table-cell>
          <table:table-cell office:value-type="string">
            <text:p>104/h: 4/10</text:p>
          </table:table-cell>
          <table:table-cell office:value-type="string">
            <text:p>105/i: 5/11</text:p>
          </table:table-cell>
          <table:table-cell office:value-type="string">
            <text:p>106/j: 6/11</text:p>
          </table:table-cell>
          <table:table-cell office:value-type="string">
            <text:p>107/k: 6/11</text:p>
          </table:table-cell>
          <table:table-cell office:value-type="string">
            <text:p>108/l: 7/13</text:p>
          </table:table-cell>
          <table:table-cell office:value-type="string">
            <text:p>109/m: 8/14</text:p>
          </table:table-cell>
          <table:table-cell office:value-type="string">
            <text:p>110/n: 9/14</text:p>
          </table:table-cell>
          <table:table-cell office:value-type="string">
            <text:p>111/o: 9/15</text:p>
          </table:table-cell>
          <table:table-cell office:value-type="string">
            <text:p>112/p: 10/16</text:p>
          </table:table-cell>
          <table:table-cell office:value-type="string">
            <text:p>113/q: 11/15</text:p>
          </table:table-cell>
          <table:table-cell office:value-type="string">
            <text:p>114/r: 11/16</text:p>
          </table:table-cell>
          <table:table-cell office:value-type="string">
            <text:p>115/s: 12/18</text:p>
          </table:table-cell>
          <table:table-cell office:value-type="string">
            <text:p>116/t: 13/18</text:p>
          </table:table-cell>
          <table:table-cell office:value-type="string">
            <text:p>117/u: 14/18</text:p>
          </table:table-cell>
          <table:table-cell office:value-type="string">
            <text:p>118/v: 15/19</text:p>
          </table:table-cell>
          <table:table-cell office:value-type="string">
            <text:p>119/w: 15/19</text:p>
          </table:table-cell>
          <table:table-cell office:value-type="string">
            <text:p>120/x: 15/19</text:p>
          </table:table-cell>
          <table:table-cell office:value-type="string">
            <text:p>121/y: 16/19</text:p>
          </table:table-cell>
          <table:table-cell office:value-type="string">
            <text:p>122/z: 17/20</text:p>
          </table:table-cell>
          <table:table-cell office:value-type="string">
            <text:p>126/~: 19/19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2/2</text:p>
          </table:table-cell>
          <table:table-cell office:value-type="string">
            <text:p>133/?: 0/2</text:p>
          </table:table-cell>
          <table:table-cell office:value-type="string">
            <text:p>134/?: 4/4</text:p>
          </table:table-cell>
          <table:table-cell office:value-type="string">
            <text:p>135/?: 5/6</text:p>
          </table:table-cell>
          <table:table-cell office:value-type="string">
            <text:p>136/?: 6/7</text:p>
          </table:table-cell>
          <table:table-cell office:value-type="string">
            <text:p>137/?: 9/9</text:p>
          </table:table-cell>
          <table:table-cell office:value-type="string">
            <text:p>138/?: 1/5</text:p>
          </table:table-cell>
          <table:table-cell office:value-type="string">
            <text:p>139/?: 2/6</text:p>
          </table:table-cell>
          <table:table-cell office:value-type="string">
            <text:p>140/?: 3/6</text:p>
          </table:table-cell>
          <table:table-cell office:value-type="string">
            <text:p>141/?: 6/9</text:p>
          </table:table-cell>
          <table:table-cell office:value-type="string">
            <text:p>142/?: 14/14</text:p>
          </table:table-cell>
          <table:table-cell office:value-type="string">
            <text:p>143/?: 4/9</text:p>
          </table:table-cell>
          <table:table-cell office:value-type="string">
            <text:p>144/?: 5/9</text:p>
          </table:table-cell>
          <table:table-cell office:value-type="string">
            <text:p>145/?: 7/10</text:p>
          </table:table-cell>
          <table:table-cell office:value-type="string">
            <text:p>146/?: 0/8</text:p>
          </table:table-cell>
          <table:table-cell office:value-type="string">
            <text:p>147/?: 1/9</text:p>
          </table:table-cell>
          <table:table-cell office:value-type="string">
            <text:p>148/?: 2/11</text:p>
          </table:table-cell>
          <table:table-cell office:value-type="string">
            <text:p>149/?: 9/13</text:p>
          </table:table-cell>
          <table:table-cell office:value-type="string">
            <text:p>150/?: 0/0</text:p>
          </table:table-cell>
          <table:table-cell office:value-type="string">
            <text:p>_</text:p>
          </table:table-cell>
          <table:table-cell office:value-type="string">
            <text:p>152/?: 3/3</text:p>
          </table:table-cell>
          <table:table-cell office:value-type="string">
            <text:p>153/?: 10/10</text:p>
          </table:table-cell>
          <table:table-cell office:value-type="string">
            <text:p>154/?: 4/4</text:p>
          </table:table-cell>
          <table:table-cell office:value-type="string">
            <text:p>155/?: 5/7</text:p>
          </table:table-cell>
          <table:table-cell office:value-type="string">
            <text:p>156/?: 6/9</text:p>
          </table:table-cell>
          <table:table-cell office:value-type="string">
            <text:p>158/?: 13/13</text:p>
          </table:table-cell>
          <table:table-cell office:value-type="string">
            <text:p>_</text:p>
          </table:table-cell>
          <table:table-cell office:value-type="string">
            <text:p>160/?: 1/4</text:p>
          </table:table-cell>
          <table:table-cell office:value-type="string">
            <text:p>161/?: 2/5</text:p>
          </table:table-cell>
          <table:table-cell office:value-type="string">
            <text:p>162/?: 3/6</text:p>
          </table:table-cell>
          <table:table-cell office:value-type="string">
            <text:p>163/?: 4/8</text:p>
          </table:table-cell>
          <table:table-cell office:value-type="string">
            <text:p>164/?: 5/6</text:p>
          </table:table-cell>
          <table:table-cell office:value-type="string">
            <text:p>_</text:p>
          </table:table-cell>
          <table:table-cell office:value-type="string">
            <text:p>166/?: 0/5</text:p>
          </table:table-cell>
          <table:table-cell office:value-type="string">
            <text:p>167/?: 1/5</text:p>
          </table:table-cell>
          <table:table-cell office:value-type="string">
            <text:p>168/?: 2/8</text:p>
          </table:table-cell>
          <table:table-cell office:value-type="string">
            <text:p>169/?: 3/5</text:p>
          </table:table-cell>
          <table:table-cell office:value-type="string">
            <text:p>170/?: 4/9</text:p>
          </table:table-cell>
          <table:table-cell office:value-type="string">
            <text:p>171/?: 10/12</text:p>
          </table:table-cell>
          <table:table-cell office:value-type="string">
            <text:p>172/?: 5/8</text:p>
          </table:table-cell>
          <table:table-cell office:value-type="string">
            <text:p>173/?: 6/9</text:p>
          </table:table-cell>
          <table:table-cell office:value-type="string">
            <text:p>174/?: 7/9</text:p>
          </table:table-cell>
          <table:table-cell office:value-type="string">
            <text:p>175/?: 8/8</text:p>
          </table:table-cell>
          <table:table-cell office:value-type="string">
            <text:p>176/?: 9/11</text:p>
          </table:table-cell>
          <table:table-cell office:value-type="string">
            <text:p>177/?: 10/12</text:p>
          </table:table-cell>
          <table:table-cell office:value-type="string">
            <text:p>178/?: 11/13</text:p>
          </table:table-cell>
          <table:table-cell office:value-type="string">
            <text:p>179/?: 12/13</text:p>
          </table:table-cell>
          <table:table-cell office:value-type="string">
            <text:p>180/?: 13/14</text:p>
          </table:table-cell>
          <table:table-cell office:value-type="string">
            <text:p>181/?: 11/12</text:p>
          </table:table-cell>
          <table:table-cell office:value-type="string">
            <text:p>182/?: 12/16</text:p>
          </table:table-cell>
          <table:table-cell office:value-type="string">
            <text:p>183/?: 13/15</text:p>
          </table:table-cell>
          <table:table-cell office:value-type="string">
            <text:p>184/?: 14/15</text:p>
          </table:table-cell>
          <table:table-cell office:value-type="string">
            <text:p>185/?: 15/16</text:p>
          </table:table-cell>
          <table:table-cell office:value-type="string">
            <text:p>186/?: 16/17</text:p>
          </table:table-cell>
          <table:table-cell office:value-type="string">
            <text:p>187/?: 17/18</text:p>
          </table:table-cell>
          <table:table-cell office:value-type="string">
            <text:p>188/?: 18/19</text:p>
          </table:table-cell>
          <table:table-cell office:value-type="string">
            <text:p>189/?: 19/19</text:p>
          </table:table-cell>
          <table:table-cell office:value-type="string">
            <text:p>190/?: 20/20</text:p>
          </table:table-cell>
          <table:table-cell office:value-type="string">
            <text:p>191/?: 21/21</text:p>
          </table:table-cell>
          <table:table-cell table:number-columns-repeated="2" office:value-type="string">
            <text:p>_</text:p>
          </table:table-cell>
          <table:table-cell office:value-type="string">
            <text:p>194/?: 19/20</text:p>
          </table:table-cell>
          <table:table-cell office:value-type="string">
            <text:p>195/?: 17/20</text:p>
          </table:table-cell>
          <table:table-cell office:value-type="string">
            <text:p>196/?: 18/20</text:p>
          </table:table-cell>
          <table:table-cell office:value-type="string">
            <text:p>197/?: 19/20</text:p>
          </table:table-cell>
          <table:table-cell office:value-type="string">
            <text:p>198/?: 21/21</text:p>
          </table:table-cell>
          <table:table-cell office:value-type="string">
            <text:p>199/?: 21/21</text:p>
          </table:table-cell>
          <table:table-cell office:value-type="string">
            <text:p>200/?: 20/20</text:p>
          </table:table-cell>
          <table:table-cell office:value-type="string">
            <text:p>201/?: 19/20</text:p>
          </table:table-cell>
          <table:table-cell office:value-type="string">
            <text:p>202/?: 20/20</text:p>
          </table:table-cell>
          <table:table-cell office:value-type="string">
            <text:p>203/?: 20/20</text:p>
          </table:table-cell>
          <table:table-cell office:value-type="string">
            <text:p>204/?: 21/21</text:p>
          </table:table-cell>
          <table:table-cell office:value-type="string">
            <text:p>206/?: 20/20</text:p>
          </table:table-cell>
          <table:table-cell office:value-type="string">
            <text:p>207/?: 21/21</text:p>
          </table:table-cell>
          <table:table-cell office:value-type="string">
            <text:p>208/?: 21/21</text:p>
          </table:table-cell>
          <table:table-cell table:number-columns-repeated="4" office:value-type="string">
            <text:p>_</text:p>
          </table:table-cell>
          <table:table-cell office:value-type="string">
            <text:p>225/?: 21/21</text:p>
          </table:table-cell>
          <table:table-cell office:value-type="string">
            <text:p>226/?: 21/21</text:p>
          </table:table-cell>
          <table:table-cell table:number-columns-repeated="2" office:value-type="string">
            <text:p>_</text:p>
          </table:table-cell>
          <table:table-cell office:value-type="string">
            <text:p>229/?: 21/21</text:p>
          </table:table-cell>
          <table:table-cell table:number-columns-repeated="2" office:value-type="string">
            <text:p>_</text:p>
          </table:table-cell>
          <table:table-cell office:value-type="string">
            <text:p>234/?: 21/21</text:p>
          </table:table-cell>
          <table:table-cell table:number-columns-repeated="9" office:value-type="string">
            <text:p>_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office:value-type="string">
            <text:p>count:</text:p>
          </table:table-cell>
          <table:table-cell office:value-type="float" office:value="3554">
            <text:p>3554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1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4</text:p>
          </table:table-cell>
          <table:table-cell office:value-type="string">
            <text:p>55/7: 0/4</text:p>
          </table:table-cell>
          <table:table-cell office:value-type="string">
            <text:p>56/8: 0/5</text:p>
          </table:table-cell>
          <table:table-cell office:value-type="string">
            <text:p>57/9: 0/6</text:p>
          </table:table-cell>
          <table:table-cell office:value-type="string">
            <text:p>58/:: 0/3</text:p>
          </table:table-cell>
          <table:table-cell office:value-type="string">
            <text:p>59/;: 2/4</text:p>
          </table:table-cell>
          <table:table-cell office:value-type="string">
            <text:p>61/=: 2/2</text:p>
          </table:table-cell>
          <table:table-cell table:number-columns-repeated="2" office:value-type="string">
            <text:p>_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4</text:p>
          </table:table-cell>
          <table:table-cell office:value-type="string">
            <text:p>70/F: 0/5</text:p>
          </table:table-cell>
          <table:table-cell office:value-type="string">
            <text:p>71/G: 0/5</text:p>
          </table:table-cell>
          <table:table-cell office:value-type="string">
            <text:p>72/H: 1/6</text:p>
          </table:table-cell>
          <table:table-cell office:value-type="string">
            <text:p>73/I: 1/7</text:p>
          </table:table-cell>
          <table:table-cell office:value-type="string">
            <text:p>74/J: 1/8</text:p>
          </table:table-cell>
          <table:table-cell office:value-type="string">
            <text:p>75/K: 0/8</text:p>
          </table:table-cell>
          <table:table-cell office:value-type="string">
            <text:p>76/L: 0/9</text:p>
          </table:table-cell>
          <table:table-cell office:value-type="string">
            <text:p>77/M: 0/9</text:p>
          </table:table-cell>
          <table:table-cell office:value-type="string">
            <text:p>78/N: 0/10</text:p>
          </table:table-cell>
          <table:table-cell office:value-type="string">
            <text:p>79/O: 0/11</text:p>
          </table:table-cell>
          <table:table-cell office:value-type="string">
            <text:p>80/P: 0/11</text:p>
          </table:table-cell>
          <table:table-cell office:value-type="string">
            <text:p>81/Q: 1/13</text:p>
          </table:table-cell>
          <table:table-cell office:value-type="string">
            <text:p>82/R: 0/12</text:p>
          </table:table-cell>
          <table:table-cell office:value-type="string">
            <text:p>83/S: 0/13</text:p>
          </table:table-cell>
          <table:table-cell office:value-type="string">
            <text:p>84/T: 0/14</text:p>
          </table:table-cell>
          <table:table-cell office:value-type="string">
            <text:p>85/U: 0/15</text:p>
          </table:table-cell>
          <table:table-cell office:value-type="string">
            <text:p>86/V: 0/16</text:p>
          </table:table-cell>
          <table:table-cell office:value-type="string">
            <text:p>87/W: 0/16</text:p>
          </table:table-cell>
          <table:table-cell office:value-type="string">
            <text:p>88/X: 1/17</text:p>
          </table:table-cell>
          <table:table-cell office:value-type="string">
            <text:p>89/Y: 2/18</text:p>
          </table:table-cell>
          <table:table-cell office:value-type="string">
            <text:p>90/Z: 1/18</text:p>
          </table:table-cell>
          <table:table-cell office:value-type="string">
            <text:p>_</text:p>
          </table:table-cell>
          <table:table-cell office:value-type="string">
            <text:p>92/\: 18/18</text:p>
          </table:table-cell>
          <table:table-cell office:value-type="string">
            <text:p>_</text:p>
          </table:table-cell>
          <table:table-cell office:value-type="string">
            <text:p>94/^: 7/7</text:p>
          </table:table-cell>
          <table:table-cell office:value-type="string">
            <text:p>95/_: 0/6</text:p>
          </table:table-cell>
          <table:table-cell office:value-type="string">
            <text:p>96/`: 1/7</text:p>
          </table:table-cell>
          <table:table-cell office:value-type="string">
            <text:p>97/a: 0/9</text:p>
          </table:table-cell>
          <table:table-cell office:value-type="string">
            <text:p>98/b: 0/8</text:p>
          </table:table-cell>
          <table:table-cell office:value-type="string">
            <text:p>99/c: 1/9</text:p>
          </table:table-cell>
          <table:table-cell office:value-type="string">
            <text:p>100/d: 2/10</text:p>
          </table:table-cell>
          <table:table-cell office:value-type="string">
            <text:p>101/e: 3/9</text:p>
          </table:table-cell>
          <table:table-cell office:value-type="string">
            <text:p>102/f: 3/11</text:p>
          </table:table-cell>
          <table:table-cell office:value-type="string">
            <text:p>103/g: 4/10</text:p>
          </table:table-cell>
          <table:table-cell office:value-type="string">
            <text:p>104/h: 4/11</text:p>
          </table:table-cell>
          <table:table-cell office:value-type="string">
            <text:p>105/i: 5/12</text:p>
          </table:table-cell>
          <table:table-cell office:value-type="string">
            <text:p>106/j: 6/11</text:p>
          </table:table-cell>
          <table:table-cell office:value-type="string">
            <text:p>107/k: 7/11</text:p>
          </table:table-cell>
          <table:table-cell office:value-type="string">
            <text:p>108/l: 8/13</text:p>
          </table:table-cell>
          <table:table-cell office:value-type="string">
            <text:p>109/m: 9/15</text:p>
          </table:table-cell>
          <table:table-cell office:value-type="string">
            <text:p>110/n: 10/15</text:p>
          </table:table-cell>
          <table:table-cell office:value-type="string">
            <text:p>111/o: 11/16</text:p>
          </table:table-cell>
          <table:table-cell office:value-type="string">
            <text:p>112/p: 12/17</text:p>
          </table:table-cell>
          <table:table-cell office:value-type="string">
            <text:p>113/q: 12/15</text:p>
          </table:table-cell>
          <table:table-cell office:value-type="string">
            <text:p>114/r: 12/17</text:p>
          </table:table-cell>
          <table:table-cell office:value-type="string">
            <text:p>115/s: 13/18</text:p>
          </table:table-cell>
          <table:table-cell office:value-type="string">
            <text:p>116/t: 14/19</text:p>
          </table:table-cell>
          <table:table-cell office:value-type="string">
            <text:p>117/u: 15/19</text:p>
          </table:table-cell>
          <table:table-cell office:value-type="string">
            <text:p>118/v: 16/20</text:p>
          </table:table-cell>
          <table:table-cell office:value-type="string">
            <text:p>119/w: 16/20</text:p>
          </table:table-cell>
          <table:table-cell office:value-type="string">
            <text:p>120/x: 17/20</text:p>
          </table:table-cell>
          <table:table-cell office:value-type="string">
            <text:p>121/y: 17/20</text:p>
          </table:table-cell>
          <table:table-cell office:value-type="string">
            <text:p>122/z: 18/21</text:p>
          </table:table-cell>
          <table:table-cell office:value-type="string">
            <text:p>126/~: 22/22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0/1</text:p>
          </table:table-cell>
          <table:table-cell office:value-type="string">
            <text:p>131/?: 1/2</text:p>
          </table:table-cell>
          <table:table-cell office:value-type="string">
            <text:p>132/?: 0/1</text:p>
          </table:table-cell>
          <table:table-cell office:value-type="string">
            <text:p>133/?: 0/2</text:p>
          </table:table-cell>
          <table:table-cell office:value-type="string">
            <text:p>134/?: 0/2</text:p>
          </table:table-cell>
          <table:table-cell office:value-type="string">
            <text:p>135/?: 2/4</text:p>
          </table:table-cell>
          <table:table-cell office:value-type="string">
            <text:p>136/?: 0/4</text:p>
          </table:table-cell>
          <table:table-cell office:value-type="string">
            <text:p>137/?: 1/3</text:p>
          </table:table-cell>
          <table:table-cell office:value-type="string">
            <text:p>138/?: 1/3</text:p>
          </table:table-cell>
          <table:table-cell office:value-type="string">
            <text:p>139/?: 1/3</text:p>
          </table:table-cell>
          <table:table-cell office:value-type="string">
            <text:p>140/?: 2/5</text:p>
          </table:table-cell>
          <table:table-cell office:value-type="string">
            <text:p>141/?: 0/5</text:p>
          </table:table-cell>
          <table:table-cell office:value-type="string">
            <text:p>142/?: 1/4</text:p>
          </table:table-cell>
          <table:table-cell office:value-type="string">
            <text:p>143/?: 2/5</text:p>
          </table:table-cell>
          <table:table-cell office:value-type="string">
            <text:p>144/?: 3/6</text:p>
          </table:table-cell>
          <table:table-cell office:value-type="string">
            <text:p>145/?: 0/5</text:p>
          </table:table-cell>
          <table:table-cell office:value-type="string">
            <text:p>146/?: 5/7</text:p>
          </table:table-cell>
          <table:table-cell office:value-type="string">
            <text:p>147/?: 6/9</text:p>
          </table:table-cell>
          <table:table-cell office:value-type="string">
            <text:p>148/?: 7/9</text:p>
          </table:table-cell>
          <table:table-cell office:value-type="string">
            <text:p>149/?: 5/9</text:p>
          </table:table-cell>
          <table:table-cell office:value-type="string">
            <text:p>150/?: 9/11</text:p>
          </table:table-cell>
          <table:table-cell office:value-type="string">
            <text:p>151/?: 10/12</text:p>
          </table:table-cell>
          <table:table-cell office:value-type="string">
            <text:p>152/?: 1/11</text:p>
          </table:table-cell>
          <table:table-cell office:value-type="string">
            <text:p>153/?: 8/13</text:p>
          </table:table-cell>
          <table:table-cell office:value-type="string">
            <text:p>154/?: 13/15</text:p>
          </table:table-cell>
          <table:table-cell office:value-type="string">
            <text:p>155/?: 9/12</text:p>
          </table:table-cell>
          <table:table-cell office:value-type="string">
            <text:p>156/?: 2/11</text:p>
          </table:table-cell>
          <table:table-cell office:value-type="string">
            <text:p>157/?: 9/16</text:p>
          </table:table-cell>
          <table:table-cell office:value-type="string">
            <text:p>158/?: 15/19</text:p>
          </table:table-cell>
          <table:table-cell office:value-type="string">
            <text:p>159/?: 3/13</text:p>
          </table:table-cell>
          <table:table-cell office:value-type="string">
            <text:p>160/?: 4/9</text:p>
          </table:table-cell>
          <table:table-cell office:value-type="string">
            <text:p>161/?: 5/11</text:p>
          </table:table-cell>
          <table:table-cell office:value-type="string">
            <text:p>162/?: 6/12</text:p>
          </table:table-cell>
          <table:table-cell office:value-type="string">
            <text:p>163/?: 6/11</text:p>
          </table:table-cell>
          <table:table-cell office:value-type="string">
            <text:p>164/?: 6/11</text:p>
          </table:table-cell>
          <table:table-cell office:value-type="string">
            <text:p>165/?: 9/13</text:p>
          </table:table-cell>
          <table:table-cell office:value-type="string">
            <text:p>166/?: 0/8</text:p>
          </table:table-cell>
          <table:table-cell office:value-type="string">
            <text:p>167/?: 7/11</text:p>
          </table:table-cell>
          <table:table-cell office:value-type="string">
            <text:p>168/?: 1/10</text:p>
          </table:table-cell>
          <table:table-cell office:value-type="string">
            <text:p>169/?: 2/9</text:p>
          </table:table-cell>
          <table:table-cell office:value-type="string">
            <text:p>170/?: 3/10</text:p>
          </table:table-cell>
          <table:table-cell office:value-type="string">
            <text:p>171/?: 4/11</text:p>
          </table:table-cell>
          <table:table-cell office:value-type="string">
            <text:p>172/?: 3/10</text:p>
          </table:table-cell>
          <table:table-cell office:value-type="string">
            <text:p>173/?: 4/10</text:p>
          </table:table-cell>
          <table:table-cell office:value-type="string">
            <text:p>174/?: 5/12</text:p>
          </table:table-cell>
          <table:table-cell office:value-type="string">
            <text:p>175/?: 6/14</text:p>
          </table:table-cell>
          <table:table-cell office:value-type="string">
            <text:p>176/?: 7/12</text:p>
          </table:table-cell>
          <table:table-cell office:value-type="string">
            <text:p>177/?: 8/13</text:p>
          </table:table-cell>
          <table:table-cell office:value-type="string">
            <text:p>178/?: 9/14</text:p>
          </table:table-cell>
          <table:table-cell office:value-type="string">
            <text:p>179/?: 10/15</text:p>
          </table:table-cell>
          <table:table-cell office:value-type="string">
            <text:p>180/?: 11/12</text:p>
          </table:table-cell>
          <table:table-cell office:value-type="string">
            <text:p>181/?: 12/13</text:p>
          </table:table-cell>
          <table:table-cell office:value-type="string">
            <text:p>182/?: 13/16</text:p>
          </table:table-cell>
          <table:table-cell office:value-type="string">
            <text:p>183/?: 14/17</text:p>
          </table:table-cell>
          <table:table-cell office:value-type="string">
            <text:p>184/?: 15/17</text:p>
          </table:table-cell>
          <table:table-cell office:value-type="string">
            <text:p>185/?: 16/17</text:p>
          </table:table-cell>
          <table:table-cell office:value-type="string">
            <text:p>186/?: 17/18</text:p>
          </table:table-cell>
          <table:table-cell office:value-type="string">
            <text:p>187/?: 18/19</text:p>
          </table:table-cell>
          <table:table-cell office:value-type="string">
            <text:p>188/?: 19/19</text:p>
          </table:table-cell>
          <table:table-cell office:value-type="string">
            <text:p>189/?: 20/20</text:p>
          </table:table-cell>
          <table:table-cell office:value-type="string">
            <text:p>190/?: 21/21</text:p>
          </table:table-cell>
          <table:table-cell office:value-type="string">
            <text:p>191/?: 22/22</text:p>
          </table:table-cell>
          <table:table-cell table:number-columns-repeated="2" office:value-type="string">
            <text:p>_</text:p>
          </table:table-cell>
          <table:table-cell office:value-type="string">
            <text:p>194/?: 20/21</text:p>
          </table:table-cell>
          <table:table-cell office:value-type="string">
            <text:p>195/?: 19/21</text:p>
          </table:table-cell>
          <table:table-cell office:value-type="string">
            <text:p>196/?: 20/21</text:p>
          </table:table-cell>
          <table:table-cell office:value-type="string">
            <text:p>197/?: 20/21</text:p>
          </table:table-cell>
          <table:table-cell office:value-type="string">
            <text:p>198/?: 22/22</text:p>
          </table:table-cell>
          <table:table-cell office:value-type="string">
            <text:p>_</text:p>
          </table:table-cell>
          <table:table-cell office:value-type="string">
            <text:p>200/?: 21/21</text:p>
          </table:table-cell>
          <table:table-cell office:value-type="string">
            <text:p>201/?: 22/22</text:p>
          </table:table-cell>
          <table:table-cell office:value-type="string">
            <text:p>202/?: 20/21</text:p>
          </table:table-cell>
          <table:table-cell office:value-type="string">
            <text:p>204/?: 21/21</text:p>
          </table:table-cell>
          <table:table-cell office:value-type="string">
            <text:p>_</text:p>
          </table:table-cell>
          <table:table-cell office:value-type="string">
            <text:p>206/?: 21/21</text:p>
          </table:table-cell>
          <table:table-cell office:value-type="string">
            <text:p>207/?: 22/22</text:p>
          </table:table-cell>
          <table:table-cell office:value-type="string">
            <text:p>208/?: 21/21</text:p>
          </table:table-cell>
          <table:table-cell office:value-type="string">
            <text:p>209/?: 22/22</text:p>
          </table:table-cell>
          <table:table-cell table:number-columns-repeated="9" office:value-type="string">
            <text:p>_</text:p>
          </table:table-cell>
          <table:table-cell office:value-type="string">
            <text:p>225/?: 21/21</text:p>
          </table:table-cell>
          <table:table-cell office:value-type="string">
            <text:p>226/?: 22/22</text:p>
          </table:table-cell>
          <table:table-cell table:number-columns-repeated="2" office:value-type="string">
            <text:p>_</text:p>
          </table:table-cell>
          <table:table-cell office:value-type="string">
            <text:p>229/?: 22/22</text:p>
          </table:table-cell>
          <table:table-cell office:value-type="string">
            <text:p>_</text:p>
          </table:table-cell>
          <table:table-cell office:value-type="string">
            <text:p>231/?: 22/22</text:p>
          </table:table-cell>
          <table:table-cell table:number-columns-repeated="10" office:value-type="string">
            <text:p>_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office:value-type="string">
            <text:p>count:</text:p>
          </table:table-cell>
          <table:table-cell office:value-type="float" office:value="3134">
            <text:p>313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3</text:p>
          </table:table-cell>
          <table:table-cell office:value-type="string">
            <text:p>54/6: 0/4</text:p>
          </table:table-cell>
          <table:table-cell office:value-type="string">
            <text:p>55/7: 0/5</text:p>
          </table:table-cell>
          <table:table-cell office:value-type="string">
            <text:p>56/8: 0/5</text:p>
          </table:table-cell>
          <table:table-cell office:value-type="string">
            <text:p>57/9: 0/6</text:p>
          </table:table-cell>
          <table:table-cell office:value-type="string">
            <text:p>58/:: 0/3</text:p>
          </table:table-cell>
          <table:table-cell office:value-type="string">
            <text:p>59/;: 5/5</text:p>
          </table:table-cell>
          <table:table-cell office:value-type="string">
            <text:p>_</text:p>
          </table:table-cell>
          <table:table-cell office:value-type="string">
            <text:p>61/=: 3/4</text:p>
          </table:table-cell>
          <table:table-cell office:value-type="string">
            <text:p>_</text:p>
          </table:table-cell>
          <table:table-cell office:value-type="string">
            <text:p>63/?: 0/4</text:p>
          </table:table-cell>
          <table:table-cell office:value-type="string">
            <text:p>64/@: 1/3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3</text:p>
          </table:table-cell>
          <table:table-cell office:value-type="string">
            <text:p>68/D: 0/3</text:p>
          </table:table-cell>
          <table:table-cell office:value-type="string">
            <text:p>69/E: 0/4</text:p>
          </table:table-cell>
          <table:table-cell office:value-type="string">
            <text:p>70/F: 0/5</text:p>
          </table:table-cell>
          <table:table-cell office:value-type="string">
            <text:p>71/G: 0/6</text:p>
          </table:table-cell>
          <table:table-cell office:value-type="string">
            <text:p>72/H: 0/6</text:p>
          </table:table-cell>
          <table:table-cell office:value-type="string">
            <text:p>73/I: 0/7</text:p>
          </table:table-cell>
          <table:table-cell office:value-type="string">
            <text:p>74/J: 0/8</text:p>
          </table:table-cell>
          <table:table-cell office:value-type="string">
            <text:p>75/K: 0/9</text:p>
          </table:table-cell>
          <table:table-cell office:value-type="string">
            <text:p>76/L: 0/9</text:p>
          </table:table-cell>
          <table:table-cell office:value-type="string">
            <text:p>77/M: 0/9</text:p>
          </table:table-cell>
          <table:table-cell office:value-type="string">
            <text:p>78/N: 0/11</text:p>
          </table:table-cell>
          <table:table-cell office:value-type="string">
            <text:p>79/O: 1/11</text:p>
          </table:table-cell>
          <table:table-cell office:value-type="string">
            <text:p>80/P: 0/12</text:p>
          </table:table-cell>
          <table:table-cell office:value-type="string">
            <text:p>81/Q: 3/13</text:p>
          </table:table-cell>
          <table:table-cell office:value-type="string">
            <text:p>82/R: 0/13</text:p>
          </table:table-cell>
          <table:table-cell office:value-type="string">
            <text:p>83/S: 0/13</text:p>
          </table:table-cell>
          <table:table-cell office:value-type="string">
            <text:p>84/T: 0/14</text:p>
          </table:table-cell>
          <table:table-cell office:value-type="string">
            <text:p>85/U: 2/16</text:p>
          </table:table-cell>
          <table:table-cell office:value-type="string">
            <text:p>86/V: 0/16</text:p>
          </table:table-cell>
          <table:table-cell office:value-type="string">
            <text:p>87/W: 1/16</text:p>
          </table:table-cell>
          <table:table-cell office:value-type="string">
            <text:p>88/X: 1/17</text:p>
          </table:table-cell>
          <table:table-cell office:value-type="string">
            <text:p>89/Y: 2/18</text:p>
          </table:table-cell>
          <table:table-cell office:value-type="string">
            <text:p>90/Z: 2/19</text:p>
          </table:table-cell>
          <table:table-cell office:value-type="string">
            <text:p>_</text:p>
          </table:table-cell>
          <table:table-cell office:value-type="string">
            <text:p>92/\: 6/8</text:p>
          </table:table-cell>
          <table:table-cell table:number-columns-repeated="2" office:value-type="string">
            <text:p>_</text:p>
          </table:table-cell>
          <table:table-cell office:value-type="string">
            <text:p>95/_: 0/7</text:p>
          </table:table-cell>
          <table:table-cell office:value-type="string">
            <text:p>96/`: 1/5</text:p>
          </table:table-cell>
          <table:table-cell office:value-type="string">
            <text:p>97/a: 0/10</text:p>
          </table:table-cell>
          <table:table-cell office:value-type="string">
            <text:p>98/b: 0/9</text:p>
          </table:table-cell>
          <table:table-cell office:value-type="string">
            <text:p>99/c: 1/10</text:p>
          </table:table-cell>
          <table:table-cell office:value-type="string">
            <text:p>100/d: 2/11</text:p>
          </table:table-cell>
          <table:table-cell office:value-type="string">
            <text:p>101/e: 3/10</text:p>
          </table:table-cell>
          <table:table-cell office:value-type="string">
            <text:p>102/f: 3/12</text:p>
          </table:table-cell>
          <table:table-cell office:value-type="string">
            <text:p>103/g: 4/11</text:p>
          </table:table-cell>
          <table:table-cell office:value-type="string">
            <text:p>104/h: 4/12</text:p>
          </table:table-cell>
          <table:table-cell office:value-type="string">
            <text:p>105/i: 5/13</text:p>
          </table:table-cell>
          <table:table-cell office:value-type="string">
            <text:p>106/j: 6/12</text:p>
          </table:table-cell>
          <table:table-cell office:value-type="string">
            <text:p>107/k: 7/12</text:p>
          </table:table-cell>
          <table:table-cell office:value-type="string">
            <text:p>108/l: 8/14</text:p>
          </table:table-cell>
          <table:table-cell office:value-type="string">
            <text:p>109/m: 9/16</text:p>
          </table:table-cell>
          <table:table-cell office:value-type="string">
            <text:p>110/n: 10/16</text:p>
          </table:table-cell>
          <table:table-cell office:value-type="string">
            <text:p>111/o: 11/17</text:p>
          </table:table-cell>
          <table:table-cell office:value-type="string">
            <text:p>112/p: 12/18</text:p>
          </table:table-cell>
          <table:table-cell office:value-type="string">
            <text:p>113/q: 12/16</text:p>
          </table:table-cell>
          <table:table-cell office:value-type="string">
            <text:p>114/r: 13/18</text:p>
          </table:table-cell>
          <table:table-cell office:value-type="string">
            <text:p>115/s: 14/19</text:p>
          </table:table-cell>
          <table:table-cell office:value-type="string">
            <text:p>116/t: 15/20</text:p>
          </table:table-cell>
          <table:table-cell office:value-type="string">
            <text:p>117/u: 14/19</text:p>
          </table:table-cell>
          <table:table-cell office:value-type="string">
            <text:p>118/v: 17/21</text:p>
          </table:table-cell>
          <table:table-cell office:value-type="string">
            <text:p>119/w: 17/21</text:p>
          </table:table-cell>
          <table:table-cell office:value-type="string">
            <text:p>120/x: 15/21</text:p>
          </table:table-cell>
          <table:table-cell office:value-type="string">
            <text:p>121/y: 16/21</text:p>
          </table:table-cell>
          <table:table-cell office:value-type="string">
            <text:p>122/z: 17/22</text:p>
          </table:table-cell>
          <table:table-cell office:value-type="string">
            <text:p>126/~: 23/2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2/2</text:p>
          </table:table-cell>
          <table:table-cell office:value-type="string">
            <text:p>131/?: 1/2</text:p>
          </table:table-cell>
          <table:table-cell office:value-type="string">
            <text:p>132/?: 4/4</text:p>
          </table:table-cell>
          <table:table-cell office:value-type="string">
            <text:p>133/?: 2/3</text:p>
          </table:table-cell>
          <table:table-cell office:value-type="string">
            <text:p>134/?: 6/6</text:p>
          </table:table-cell>
          <table:table-cell office:value-type="string">
            <text:p>135/?: 7/7</text:p>
          </table:table-cell>
          <table:table-cell office:value-type="string">
            <text:p>136/?: 3/5</text:p>
          </table:table-cell>
          <table:table-cell office:value-type="string">
            <text:p>137/?: 9/9</text:p>
          </table:table-cell>
          <table:table-cell office:value-type="string">
            <text:p>_</text:p>
          </table:table-cell>
          <table:table-cell office:value-type="string">
            <text:p>139/?: 4/7</text:p>
          </table:table-cell>
          <table:table-cell office:value-type="string">
            <text:p>140/?: 5/8</text:p>
          </table:table-cell>
          <table:table-cell office:value-type="string">
            <text:p>141/?: 12/12</text:p>
          </table:table-cell>
          <table:table-cell office:value-type="string">
            <text:p>144/?: 0/0</text:p>
          </table:table-cell>
          <table:table-cell office:value-type="string">
            <text:p>145/?: 0/4</text:p>
          </table:table-cell>
          <table:table-cell office:value-type="string">
            <text:p>146/?: 1/5</text:p>
          </table:table-cell>
          <table:table-cell office:value-type="string">
            <text:p>147/?: 2/8</text:p>
          </table:table-cell>
          <table:table-cell office:value-type="string">
            <text:p>148/?: 3/9</text:p>
          </table:table-cell>
          <table:table-cell office:value-type="string">
            <text:p>149/?: 4/9</text:p>
          </table:table-cell>
          <table:table-cell office:value-type="string">
            <text:p>150/?: 18/18</text:p>
          </table:table-cell>
          <table:table-cell office:value-type="string">
            <text:p>_</text:p>
          </table:table-cell>
          <table:table-cell office:value-type="string">
            <text:p>152/?: 5/10</text:p>
          </table:table-cell>
          <table:table-cell office:value-type="string">
            <text:p>153/?: 3/5</text:p>
          </table:table-cell>
          <table:table-cell office:value-type="string">
            <text:p>154/?: 4/5</text:p>
          </table:table-cell>
          <table:table-cell office:value-type="string">
            <text:p>155/?: 8/12</text:p>
          </table:table-cell>
          <table:table-cell office:value-type="string">
            <text:p>156/?: 5/11</text:p>
          </table:table-cell>
          <table:table-cell office:value-type="string">
            <text:p>157/?: 6/8</text:p>
          </table:table-cell>
          <table:table-cell office:value-type="string">
            <text:p>158/?: 7/7</text:p>
          </table:table-cell>
          <table:table-cell office:value-type="string">
            <text:p>159/?: 8/13</text:p>
          </table:table-cell>
          <table:table-cell office:value-type="string">
            <text:p>160/?: 0/2</text:p>
          </table:table-cell>
          <table:table-cell office:value-type="string">
            <text:p>161/?: 1/5</text:p>
          </table:table-cell>
          <table:table-cell office:value-type="string">
            <text:p>162/?: 1/4</text:p>
          </table:table-cell>
          <table:table-cell office:value-type="string">
            <text:p>163/?: 2/5</text:p>
          </table:table-cell>
          <table:table-cell office:value-type="string">
            <text:p>164/?: 3/5</text:p>
          </table:table-cell>
          <table:table-cell office:value-type="string">
            <text:p>165/?: 4/7</text:p>
          </table:table-cell>
          <table:table-cell office:value-type="string">
            <text:p>166/?: 5/5</text:p>
          </table:table-cell>
          <table:table-cell office:value-type="string">
            <text:p>167/?: 4/5</text:p>
          </table:table-cell>
          <table:table-cell office:value-type="string">
            <text:p>168/?: 7/9</text:p>
          </table:table-cell>
          <table:table-cell office:value-type="string">
            <text:p>169/?: 5/9</text:p>
          </table:table-cell>
          <table:table-cell office:value-type="string">
            <text:p>170/?: 9/9</text:p>
          </table:table-cell>
          <table:table-cell office:value-type="string">
            <text:p>171/?: 6/9</text:p>
          </table:table-cell>
          <table:table-cell office:value-type="string">
            <text:p>172/?: 11/13</text:p>
          </table:table-cell>
          <table:table-cell office:value-type="string">
            <text:p>173/?: 7/12</text:p>
          </table:table-cell>
          <table:table-cell office:value-type="string">
            <text:p>174/?: 8/13</text:p>
          </table:table-cell>
          <table:table-cell office:value-type="string">
            <text:p>175/?: 9/14</text:p>
          </table:table-cell>
          <table:table-cell office:value-type="string">
            <text:p>176/?: 10/14</text:p>
          </table:table-cell>
          <table:table-cell office:value-type="string">
            <text:p>177/?: 11/14</text:p>
          </table:table-cell>
          <table:table-cell office:value-type="string">
            <text:p>178/?: 12/14</text:p>
          </table:table-cell>
          <table:table-cell office:value-type="string">
            <text:p>179/?: 14/15</text:p>
          </table:table-cell>
          <table:table-cell office:value-type="string">
            <text:p>180/?: 13/15</text:p>
          </table:table-cell>
          <table:table-cell office:value-type="string">
            <text:p>181/?: 14/17</text:p>
          </table:table-cell>
          <table:table-cell office:value-type="string">
            <text:p>182/?: 17/19</text:p>
          </table:table-cell>
          <table:table-cell office:value-type="string">
            <text:p>183/?: 15/18</text:p>
          </table:table-cell>
          <table:table-cell office:value-type="string">
            <text:p>184/?: 16/19</text:p>
          </table:table-cell>
          <table:table-cell office:value-type="string">
            <text:p>185/?: 17/19</text:p>
          </table:table-cell>
          <table:table-cell office:value-type="string">
            <text:p>186/?: 18/18</text:p>
          </table:table-cell>
          <table:table-cell office:value-type="string">
            <text:p>187/?: 19/20</text:p>
          </table:table-cell>
          <table:table-cell office:value-type="string">
            <text:p>188/?: 20/21</text:p>
          </table:table-cell>
          <table:table-cell office:value-type="string">
            <text:p>189/?: 21/21</text:p>
          </table:table-cell>
          <table:table-cell office:value-type="string">
            <text:p>190/?: 22/22</text:p>
          </table:table-cell>
          <table:table-cell office:value-type="string">
            <text:p>191/?: 23/23</text:p>
          </table:table-cell>
          <table:table-cell table:number-columns-repeated="2" office:value-type="string">
            <text:p>_</text:p>
          </table:table-cell>
          <table:table-cell office:value-type="string">
            <text:p>194/?: 18/21</text:p>
          </table:table-cell>
          <table:table-cell office:value-type="string">
            <text:p>195/?: 20/22</text:p>
          </table:table-cell>
          <table:table-cell office:value-type="string">
            <text:p>196/?: 20/22</text:p>
          </table:table-cell>
          <table:table-cell office:value-type="string">
            <text:p>197/?: 21/22</text:p>
          </table:table-cell>
          <table:table-cell office:value-type="string">
            <text:p>198/?: 23/23</text:p>
          </table:table-cell>
          <table:table-cell office:value-type="string">
            <text:p>199/?: 23/23</text:p>
          </table:table-cell>
          <table:table-cell office:value-type="string">
            <text:p>200/?: 22/22</text:p>
          </table:table-cell>
          <table:table-cell office:value-type="string">
            <text:p>201/?: 23/23</text:p>
          </table:table-cell>
          <table:table-cell office:value-type="string">
            <text:p>202/?: 21/21</text:p>
          </table:table-cell>
          <table:table-cell office:value-type="string">
            <text:p>203/?: 23/23</text:p>
          </table:table-cell>
          <table:table-cell office:value-type="string">
            <text:p>204/?: 19/20</text:p>
          </table:table-cell>
          <table:table-cell office:value-type="string">
            <text:p>_</text:p>
          </table:table-cell>
          <table:table-cell office:value-type="string">
            <text:p>206/?: 20/22</text:p>
          </table:table-cell>
          <table:table-cell office:value-type="string">
            <text:p>207/?: 21/21</text:p>
          </table:table-cell>
          <table:table-cell office:value-type="string">
            <text:p>208/?: 23/23</text:p>
          </table:table-cell>
          <table:table-cell office:value-type="string">
            <text:p>209/?: 23/23</text:p>
          </table:table-cell>
          <table:table-cell table:number-columns-repeated="2" office:value-type="string">
            <text:p>_</text:p>
          </table:table-cell>
          <table:table-cell office:value-type="string">
            <text:p>215/?: 23/23</text:p>
          </table:table-cell>
          <table:table-cell office:value-type="string">
            <text:p>_</text:p>
          </table:table-cell>
          <table:table-cell office:value-type="string">
            <text:p>217/?: 23/23</text:p>
          </table:table-cell>
          <table:table-cell table:number-columns-repeated="5" office:value-type="string">
            <text:p>_</text:p>
          </table:table-cell>
          <table:table-cell office:value-type="string">
            <text:p>225/?: 22/22</text:p>
          </table:table-cell>
          <table:table-cell office:value-type="string">
            <text:p>226/?: 22/22</text:p>
          </table:table-cell>
          <table:table-cell office:value-type="string">
            <text:p>227/?: 22/22</text:p>
          </table:table-cell>
          <table:table-cell office:value-type="string">
            <text:p>_</text:p>
          </table:table-cell>
          <table:table-cell office:value-type="string">
            <text:p>229/?: 19/21</text:p>
          </table:table-cell>
          <table:table-cell office:value-type="string">
            <text:p>230/?: 20/21</text:p>
          </table:table-cell>
          <table:table-cell office:value-type="string">
            <text:p>231/?: 21/21</text:p>
          </table:table-cell>
          <table:table-cell office:value-type="string">
            <text:p>232/?: 22/22</text:p>
          </table:table-cell>
          <table:table-cell office:value-type="string">
            <text:p>233/?: 23/23</text:p>
          </table:table-cell>
          <table:table-cell table:number-columns-repeated="3" office:value-type="string">
            <text:p>_</text:p>
          </table:table-cell>
          <table:table-cell office:value-type="string">
            <text:p>239/?: 23/23</text:p>
          </table:table-cell>
          <table:table-cell table:number-columns-repeated="5" office:value-type="string">
            <text:p>_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office:value-type="string">
            <text:p>count:</text:p>
          </table:table-cell>
          <table:table-cell office:value-type="float" office:value="2844">
            <text:p>2844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3</text:p>
          </table:table-cell>
          <table:table-cell office:value-type="string">
            <text:p>54/6: 0/5</text:p>
          </table:table-cell>
          <table:table-cell office:value-type="string">
            <text:p>55/7: 1/5</text:p>
          </table:table-cell>
          <table:table-cell office:value-type="string">
            <text:p>56/8: 0/5</text:p>
          </table:table-cell>
          <table:table-cell office:value-type="string">
            <text:p>57/9: 0/6</text:p>
          </table:table-cell>
          <table:table-cell office:value-type="string">
            <text:p>58/:: 0/4</text:p>
          </table:table-cell>
          <table:table-cell office:value-type="string">
            <text:p>59/;: 5/7</text:p>
          </table:table-cell>
          <table:table-cell office:value-type="string">
            <text:p>61/=: 1/1</text:p>
          </table:table-cell>
          <table:table-cell office:value-type="string">
            <text:p>_</text:p>
          </table:table-cell>
          <table:table-cell office:value-type="string">
            <text:p>63/?: 1/1</text:p>
          </table:table-cell>
          <table:table-cell office:value-type="string">
            <text:p>64/@: 1/3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3</text:p>
          </table:table-cell>
          <table:table-cell office:value-type="string">
            <text:p>68/D: 0/4</text:p>
          </table:table-cell>
          <table:table-cell office:value-type="string">
            <text:p>69/E: 0/4</text:p>
          </table:table-cell>
          <table:table-cell office:value-type="string">
            <text:p>70/F: 0/5</text:p>
          </table:table-cell>
          <table:table-cell office:value-type="string">
            <text:p>71/G: 0/6</text:p>
          </table:table-cell>
          <table:table-cell office:value-type="string">
            <text:p>72/H: 0/7</text:p>
          </table:table-cell>
          <table:table-cell office:value-type="string">
            <text:p>73/I: 1/7</text:p>
          </table:table-cell>
          <table:table-cell office:value-type="string">
            <text:p>74/J: 1/8</text:p>
          </table:table-cell>
          <table:table-cell office:value-type="string">
            <text:p>75/K: 0/9</text:p>
          </table:table-cell>
          <table:table-cell office:value-type="string">
            <text:p>76/L: 0/9</text:p>
          </table:table-cell>
          <table:table-cell office:value-type="string">
            <text:p>77/M: 1/10</text:p>
          </table:table-cell>
          <table:table-cell office:value-type="string">
            <text:p>78/N: 1/11</text:p>
          </table:table-cell>
          <table:table-cell office:value-type="string">
            <text:p>79/O: 0/12</text:p>
          </table:table-cell>
          <table:table-cell office:value-type="string">
            <text:p>80/P: 0/12</text:p>
          </table:table-cell>
          <table:table-cell office:value-type="string">
            <text:p>81/Q: 1/14</text:p>
          </table:table-cell>
          <table:table-cell office:value-type="string">
            <text:p>82/R: 0/13</text:p>
          </table:table-cell>
          <table:table-cell office:value-type="string">
            <text:p>83/S: 0/14</text:p>
          </table:table-cell>
          <table:table-cell office:value-type="string">
            <text:p>84/T: 0/15</text:p>
          </table:table-cell>
          <table:table-cell office:value-type="string">
            <text:p>85/U: 1/16</text:p>
          </table:table-cell>
          <table:table-cell office:value-type="string">
            <text:p>86/V: 1/17</text:p>
          </table:table-cell>
          <table:table-cell office:value-type="string">
            <text:p>87/W: 1/17</text:p>
          </table:table-cell>
          <table:table-cell office:value-type="string">
            <text:p>88/X: 1/18</text:p>
          </table:table-cell>
          <table:table-cell office:value-type="string">
            <text:p>89/Y: 2/19</text:p>
          </table:table-cell>
          <table:table-cell office:value-type="string">
            <text:p>90/Z: 2/20</text:p>
          </table:table-cell>
          <table:table-cell office:value-type="string">
            <text:p>_</text:p>
          </table:table-cell>
          <table:table-cell office:value-type="string">
            <text:p>94/^: 7/7</text:p>
          </table:table-cell>
          <table:table-cell office:value-type="string">
            <text:p>95/_: 0/7</text:p>
          </table:table-cell>
          <table:table-cell office:value-type="string">
            <text:p>96/`: 11/16</text:p>
          </table:table-cell>
          <table:table-cell office:value-type="string">
            <text:p>97/a: 0/11</text:p>
          </table:table-cell>
          <table:table-cell office:value-type="string">
            <text:p>98/b: 0/10</text:p>
          </table:table-cell>
          <table:table-cell office:value-type="string">
            <text:p>99/c: 1/11</text:p>
          </table:table-cell>
          <table:table-cell office:value-type="string">
            <text:p>100/d: 2/12</text:p>
          </table:table-cell>
          <table:table-cell office:value-type="string">
            <text:p>101/e: 3/11</text:p>
          </table:table-cell>
          <table:table-cell office:value-type="string">
            <text:p>102/f: 4/13</text:p>
          </table:table-cell>
          <table:table-cell office:value-type="string">
            <text:p>103/g: 4/12</text:p>
          </table:table-cell>
          <table:table-cell office:value-type="string">
            <text:p>104/h: 5/12</text:p>
          </table:table-cell>
          <table:table-cell office:value-type="string">
            <text:p>105/i: 6/13</text:p>
          </table:table-cell>
          <table:table-cell office:value-type="string">
            <text:p>106/j: 7/12</text:p>
          </table:table-cell>
          <table:table-cell office:value-type="string">
            <text:p>107/k: 8/13</text:p>
          </table:table-cell>
          <table:table-cell office:value-type="string">
            <text:p>108/l: 9/15</text:p>
          </table:table-cell>
          <table:table-cell office:value-type="string">
            <text:p>109/m: 10/17</text:p>
          </table:table-cell>
          <table:table-cell office:value-type="string">
            <text:p>110/n: 11/16</text:p>
          </table:table-cell>
          <table:table-cell office:value-type="string">
            <text:p>111/o: 12/18</text:p>
          </table:table-cell>
          <table:table-cell office:value-type="string">
            <text:p>112/p: 12/18</text:p>
          </table:table-cell>
          <table:table-cell office:value-type="string">
            <text:p>113/q: 13/17</text:p>
          </table:table-cell>
          <table:table-cell office:value-type="string">
            <text:p>114/r: 13/19</text:p>
          </table:table-cell>
          <table:table-cell office:value-type="string">
            <text:p>115/s: 14/20</text:p>
          </table:table-cell>
          <table:table-cell office:value-type="string">
            <text:p>116/t: 15/21</text:p>
          </table:table-cell>
          <table:table-cell office:value-type="string">
            <text:p>117/u: 16/20</text:p>
          </table:table-cell>
          <table:table-cell office:value-type="string">
            <text:p>118/v: 16/22</text:p>
          </table:table-cell>
          <table:table-cell office:value-type="string">
            <text:p>119/w: 17/22</text:p>
          </table:table-cell>
          <table:table-cell office:value-type="string">
            <text:p>120/x: 18/22</text:p>
          </table:table-cell>
          <table:table-cell office:value-type="string">
            <text:p>121/y: 18/22</text:p>
          </table:table-cell>
          <table:table-cell office:value-type="string">
            <text:p>122/z: 19/23</text:p>
          </table:table-cell>
          <table:table-cell table:number-columns-repeated="2" office:value-type="string">
            <text:p>_</text:p>
          </table:table-cell>
          <table:table-cell office:value-type="string">
            <text:p>126/~: 24/24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2/3</text:p>
          </table:table-cell>
          <table:table-cell office:value-type="string">
            <text:p>133/?: 1/3</text:p>
          </table:table-cell>
          <table:table-cell office:value-type="string">
            <text:p>134/?: 2/3</text:p>
          </table:table-cell>
          <table:table-cell office:value-type="string">
            <text:p>135/?: 3/4</text:p>
          </table:table-cell>
          <table:table-cell office:value-type="string">
            <text:p>136/?: 4/5</text:p>
          </table:table-cell>
          <table:table-cell office:value-type="string">
            <text:p>137/?: 0/4</text:p>
          </table:table-cell>
          <table:table-cell office:value-type="string">
            <text:p>138/?: 7/7</text:p>
          </table:table-cell>
          <table:table-cell office:value-type="string">
            <text:p>139/?: 5/6</text:p>
          </table:table-cell>
          <table:table-cell office:value-type="string">
            <text:p>140/?: 6/7</text:p>
          </table:table-cell>
          <table:table-cell office:value-type="string">
            <text:p>141/?: 4/7</text:p>
          </table:table-cell>
          <table:table-cell office:value-type="string">
            <text:p>142/?: 9/10</text:p>
          </table:table-cell>
          <table:table-cell office:value-type="string">
            <text:p>143/?: 0/7</text:p>
          </table:table-cell>
          <table:table-cell office:value-type="string">
            <text:p>144/?: 6/9</text:p>
          </table:table-cell>
          <table:table-cell office:value-type="string">
            <text:p>145/?: 0/8</text:p>
          </table:table-cell>
          <table:table-cell office:value-type="string">
            <text:p>146/?: 1/7</text:p>
          </table:table-cell>
          <table:table-cell office:value-type="string">
            <text:p>147/?: 1/5</text:p>
          </table:table-cell>
          <table:table-cell office:value-type="string">
            <text:p>148/?: 2/6</text:p>
          </table:table-cell>
          <table:table-cell office:value-type="string">
            <text:p>149/?: 3/8</text:p>
          </table:table-cell>
          <table:table-cell office:value-type="string">
            <text:p>150/?: 4/9</text:p>
          </table:table-cell>
          <table:table-cell office:value-type="string">
            <text:p>151/?: 5/9</text:p>
          </table:table-cell>
          <table:table-cell office:value-type="string">
            <text:p>152/?: 4/7</text:p>
          </table:table-cell>
          <table:table-cell office:value-type="string">
            <text:p>153/?: 5/11</text:p>
          </table:table-cell>
          <table:table-cell office:value-type="string">
            <text:p>154/?: 5/10</text:p>
          </table:table-cell>
          <table:table-cell office:value-type="string">
            <text:p>155/?: 7/13</text:p>
          </table:table-cell>
          <table:table-cell office:value-type="string">
            <text:p>156/?: 6/10</text:p>
          </table:table-cell>
          <table:table-cell office:value-type="string">
            <text:p>157/?: 9/17</text:p>
          </table:table-cell>
          <table:table-cell office:value-type="string">
            <text:p>158/?: 7/14</text:p>
          </table:table-cell>
          <table:table-cell office:value-type="string">
            <text:p>159/?: 13/19</text:p>
          </table:table-cell>
          <table:table-cell office:value-type="string">
            <text:p>160/?: 8/9</text:p>
          </table:table-cell>
          <table:table-cell office:value-type="string">
            <text:p>161/?: 22/22</text:p>
          </table:table-cell>
          <table:table-cell office:value-type="string">
            <text:p>162/?: 9/12</text:p>
          </table:table-cell>
          <table:table-cell office:value-type="string">
            <text:p>163/?: 9/14</text:p>
          </table:table-cell>
          <table:table-cell office:value-type="string">
            <text:p>164/?: 10/12</text:p>
          </table:table-cell>
          <table:table-cell office:value-type="string">
            <text:p>165/?: 11/13</text:p>
          </table:table-cell>
          <table:table-cell office:value-type="string">
            <text:p>166/?: 10/13</text:p>
          </table:table-cell>
          <table:table-cell office:value-type="string">
            <text:p>167/?: 11/14</text:p>
          </table:table-cell>
          <table:table-cell office:value-type="string">
            <text:p>168/?: 12/14</text:p>
          </table:table-cell>
          <table:table-cell office:value-type="string">
            <text:p>169/?: 13/15</text:p>
          </table:table-cell>
          <table:table-cell office:value-type="string">
            <text:p>170/?: 13/15</text:p>
          </table:table-cell>
          <table:table-cell office:value-type="string">
            <text:p>171/?: 15/17</text:p>
          </table:table-cell>
          <table:table-cell office:value-type="string">
            <text:p>172/?: 14/15</text:p>
          </table:table-cell>
          <table:table-cell office:value-type="string">
            <text:p>173/?: 14/16</text:p>
          </table:table-cell>
          <table:table-cell office:value-type="string">
            <text:p>174/?: 15/17</text:p>
          </table:table-cell>
          <table:table-cell office:value-type="string">
            <text:p>175/?: 16/17</text:p>
          </table:table-cell>
          <table:table-cell office:value-type="string">
            <text:p>176/?: 17/19</text:p>
          </table:table-cell>
          <table:table-cell office:value-type="string">
            <text:p>177/?: 18/20</text:p>
          </table:table-cell>
          <table:table-cell office:value-type="string">
            <text:p>178/?: 22/23</text:p>
          </table:table-cell>
          <table:table-cell office:value-type="string">
            <text:p>179/?: 19/22</text:p>
          </table:table-cell>
          <table:table-cell office:value-type="string">
            <text:p>180/?: 16/20</text:p>
          </table:table-cell>
          <table:table-cell office:value-type="string">
            <text:p>181/?: 20/20</text:p>
          </table:table-cell>
          <table:table-cell office:value-type="string">
            <text:p>182/?: 17/17</text:p>
          </table:table-cell>
          <table:table-cell office:value-type="string">
            <text:p>183/?: 18/19</text:p>
          </table:table-cell>
          <table:table-cell office:value-type="string">
            <text:p>184/?: 19/20</text:p>
          </table:table-cell>
          <table:table-cell office:value-type="string">
            <text:p>185/?: 19/20</text:p>
          </table:table-cell>
          <table:table-cell office:value-type="string">
            <text:p>186/?: 20/20</text:p>
          </table:table-cell>
          <table:table-cell office:value-type="string">
            <text:p>187/?: 22/22</text:p>
          </table:table-cell>
          <table:table-cell office:value-type="string">
            <text:p>188/?: 21/22</text:p>
          </table:table-cell>
          <table:table-cell office:value-type="string">
            <text:p>189/?: 22/22</text:p>
          </table:table-cell>
          <table:table-cell office:value-type="string">
            <text:p>190/?: 23/23</text:p>
          </table:table-cell>
          <table:table-cell office:value-type="string">
            <text:p>191/?: 24/24</text:p>
          </table:table-cell>
          <table:table-cell table:number-columns-repeated="2" office:value-type="string">
            <text:p>_</text:p>
          </table:table-cell>
          <table:table-cell office:value-type="string">
            <text:p>194/?: 23/23</text:p>
          </table:table-cell>
          <table:table-cell office:value-type="string">
            <text:p>195/?: 20/23</text:p>
          </table:table-cell>
          <table:table-cell office:value-type="string">
            <text:p>196/?: 22/23</text:p>
          </table:table-cell>
          <table:table-cell office:value-type="string">
            <text:p>197/?: 21/23</text:p>
          </table:table-cell>
          <table:table-cell office:value-type="string">
            <text:p>198/?: 24/24</text:p>
          </table:table-cell>
          <table:table-cell office:value-type="string">
            <text:p>199/?: 24/24</text:p>
          </table:table-cell>
          <table:table-cell office:value-type="string">
            <text:p>200/?: 23/23</text:p>
          </table:table-cell>
          <table:table-cell office:value-type="string">
            <text:p>201/?: 24/24</text:p>
          </table:table-cell>
          <table:table-cell office:value-type="string">
            <text:p>202/?: 22/23</text:p>
          </table:table-cell>
          <table:table-cell office:value-type="string">
            <text:p>_</text:p>
          </table:table-cell>
          <table:table-cell office:value-type="string">
            <text:p>204/?: 23/23</text:p>
          </table:table-cell>
          <table:table-cell office:value-type="string">
            <text:p>_</text:p>
          </table:table-cell>
          <table:table-cell office:value-type="string">
            <text:p>206/?: 24/24</text:p>
          </table:table-cell>
          <table:table-cell office:value-type="string">
            <text:p>207/?: 24/24</text:p>
          </table:table-cell>
          <table:table-cell office:value-type="string">
            <text:p>_</text:p>
          </table:table-cell>
          <table:table-cell office:value-type="string">
            <text:p>209/?: 24/24</text:p>
          </table:table-cell>
          <table:table-cell table:number-columns-repeated="8" office:value-type="string">
            <text:p>_</text:p>
          </table:table-cell>
          <table:table-cell office:value-type="string">
            <text:p>225/?: 23/23</text:p>
          </table:table-cell>
          <table:table-cell office:value-type="string">
            <text:p>226/?: 23/23</text:p>
          </table:table-cell>
          <table:table-cell office:value-type="string">
            <text:p>227/?: 24/24</text:p>
          </table:table-cell>
          <table:table-cell office:value-type="string">
            <text:p>_</text:p>
          </table:table-cell>
          <table:table-cell office:value-type="string">
            <text:p>229/?: 24/24</text:p>
          </table:table-cell>
          <table:table-cell office:value-type="string">
            <text:p>230/?: 23/23</text:p>
          </table:table-cell>
          <table:table-cell office:value-type="string">
            <text:p>231/?: 24/24</text:p>
          </table:table-cell>
          <table:table-cell office:value-type="string">
            <text:p>232/?: 24/24</text:p>
          </table:table-cell>
          <table:table-cell table:number-columns-repeated="6" office:value-type="string">
            <text:p>_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6">
            <text:p>26</text:p>
          </table:table-cell>
          <table:table-cell office:value-type="string">
            <text:p>count:</text:p>
          </table:table-cell>
          <table:table-cell office:value-type="float" office:value="2669">
            <text:p>266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1</text:p>
          </table:table-cell>
          <table:table-cell office:value-type="string">
            <text:p>42/*: 0/1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1/6</text:p>
          </table:table-cell>
          <table:table-cell office:value-type="string">
            <text:p>56/8: 1/6</text:p>
          </table:table-cell>
          <table:table-cell office:value-type="string">
            <text:p>57/9: 0/6</text:p>
          </table:table-cell>
          <table:table-cell office:value-type="string">
            <text:p>58/:: 0/4</text:p>
          </table:table-cell>
          <table:table-cell office:value-type="string">
            <text:p>59/;: 4/5</text:p>
          </table:table-cell>
          <table:table-cell office:value-type="string">
            <text:p>61/=: 2/5</text:p>
          </table:table-cell>
          <table:table-cell office:value-type="string">
            <text:p>_</text:p>
          </table:table-cell>
          <table:table-cell office:value-type="string">
            <text:p>63/?: 0/5</text:p>
          </table:table-cell>
          <table:table-cell office:value-type="string">
            <text:p>64/@: 1/4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3</text:p>
          </table:table-cell>
          <table:table-cell office:value-type="string">
            <text:p>68/D: 0/4</text:p>
          </table:table-cell>
          <table:table-cell office:value-type="string">
            <text:p>69/E: 0/4</text:p>
          </table:table-cell>
          <table:table-cell office:value-type="string">
            <text:p>70/F: 0/5</text:p>
          </table:table-cell>
          <table:table-cell office:value-type="string">
            <text:p>71/G: 0/6</text:p>
          </table:table-cell>
          <table:table-cell office:value-type="string">
            <text:p>72/H: 0/7</text:p>
          </table:table-cell>
          <table:table-cell office:value-type="string">
            <text:p>73/I: 0/7</text:p>
          </table:table-cell>
          <table:table-cell office:value-type="string">
            <text:p>74/J: 1/8</text:p>
          </table:table-cell>
          <table:table-cell office:value-type="string">
            <text:p>75/K: 0/9</text:p>
          </table:table-cell>
          <table:table-cell office:value-type="string">
            <text:p>76/L: 0/9</text:p>
          </table:table-cell>
          <table:table-cell office:value-type="string">
            <text:p>77/M: 0/10</text:p>
          </table:table-cell>
          <table:table-cell office:value-type="string">
            <text:p>78/N: 1/11</text:p>
          </table:table-cell>
          <table:table-cell office:value-type="string">
            <text:p>79/O: 1/12</text:p>
          </table:table-cell>
          <table:table-cell office:value-type="string">
            <text:p>80/P: 1/12</text:p>
          </table:table-cell>
          <table:table-cell office:value-type="string">
            <text:p>81/Q: 1/14</text:p>
          </table:table-cell>
          <table:table-cell office:value-type="string">
            <text:p>82/R: 0/14</text:p>
          </table:table-cell>
          <table:table-cell office:value-type="string">
            <text:p>83/S: 1/14</text:p>
          </table:table-cell>
          <table:table-cell office:value-type="string">
            <text:p>84/T: 1/15</text:p>
          </table:table-cell>
          <table:table-cell office:value-type="string">
            <text:p>85/U: 4/17</text:p>
          </table:table-cell>
          <table:table-cell office:value-type="string">
            <text:p>86/V: 0/17</text:p>
          </table:table-cell>
          <table:table-cell office:value-type="string">
            <text:p>87/W: 0/17</text:p>
          </table:table-cell>
          <table:table-cell office:value-type="string">
            <text:p>88/X: 2/20</text:p>
          </table:table-cell>
          <table:table-cell office:value-type="string">
            <text:p>89/Y: 2/20</text:p>
          </table:table-cell>
          <table:table-cell office:value-type="string">
            <text:p>90/Z: 0/20</text:p>
          </table:table-cell>
          <table:table-cell office:value-type="string">
            <text:p>_</text:p>
          </table:table-cell>
          <table:table-cell office:value-type="string">
            <text:p>92/\: 10/10</text:p>
          </table:table-cell>
          <table:table-cell table:number-columns-repeated="2" office:value-type="string">
            <text:p>_</text:p>
          </table:table-cell>
          <table:table-cell office:value-type="string">
            <text:p>95/_: 0/8</text:p>
          </table:table-cell>
          <table:table-cell office:value-type="string">
            <text:p>96/`: 1/5</text:p>
          </table:table-cell>
          <table:table-cell office:value-type="string">
            <text:p>97/a: 0/11</text:p>
          </table:table-cell>
          <table:table-cell office:value-type="string">
            <text:p>98/b: 1/10</text:p>
          </table:table-cell>
          <table:table-cell office:value-type="string">
            <text:p>99/c: 2/11</text:p>
          </table:table-cell>
          <table:table-cell office:value-type="string">
            <text:p>100/d: 3/12</text:p>
          </table:table-cell>
          <table:table-cell office:value-type="string">
            <text:p>101/e: 4/11</text:p>
          </table:table-cell>
          <table:table-cell office:value-type="string">
            <text:p>102/f: 4/13</text:p>
          </table:table-cell>
          <table:table-cell office:value-type="string">
            <text:p>103/g: 5/12</text:p>
          </table:table-cell>
          <table:table-cell office:value-type="string">
            <text:p>104/h: 6/13</text:p>
          </table:table-cell>
          <table:table-cell office:value-type="string">
            <text:p>105/i: 7/14</text:p>
          </table:table-cell>
          <table:table-cell office:value-type="string">
            <text:p>106/j: 8/12</text:p>
          </table:table-cell>
          <table:table-cell office:value-type="string">
            <text:p>107/k: 9/13</text:p>
          </table:table-cell>
          <table:table-cell office:value-type="string">
            <text:p>108/l: 10/16</text:p>
          </table:table-cell>
          <table:table-cell office:value-type="string">
            <text:p>109/m: 11/17</text:p>
          </table:table-cell>
          <table:table-cell office:value-type="string">
            <text:p>110/n: 12/17</text:p>
          </table:table-cell>
          <table:table-cell office:value-type="string">
            <text:p>111/o: 13/18</text:p>
          </table:table-cell>
          <table:table-cell office:value-type="string">
            <text:p>112/p: 13/19</text:p>
          </table:table-cell>
          <table:table-cell office:value-type="string">
            <text:p>113/q: 14/17</text:p>
          </table:table-cell>
          <table:table-cell office:value-type="string">
            <text:p>114/r: 15/20</text:p>
          </table:table-cell>
          <table:table-cell office:value-type="string">
            <text:p>115/s: 15/21</text:p>
          </table:table-cell>
          <table:table-cell office:value-type="string">
            <text:p>116/t: 16/22</text:p>
          </table:table-cell>
          <table:table-cell office:value-type="string">
            <text:p>117/u: 17/21</text:p>
          </table:table-cell>
          <table:table-cell office:value-type="string">
            <text:p>118/v: 18/22</text:p>
          </table:table-cell>
          <table:table-cell office:value-type="string">
            <text:p>119/w: 19/23</text:p>
          </table:table-cell>
          <table:table-cell office:value-type="string">
            <text:p>120/x: 20/23</text:p>
          </table:table-cell>
          <table:table-cell office:value-type="string">
            <text:p>121/y: 20/23</text:p>
          </table:table-cell>
          <table:table-cell office:value-type="string">
            <text:p>122/z: 21/24</text:p>
          </table:table-cell>
          <table:table-cell office:value-type="string">
            <text:p>126/~: 25/2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1</text:p>
          </table:table-cell>
          <table:table-cell office:value-type="string">
            <text:p>131/?: 1/2</text:p>
          </table:table-cell>
          <table:table-cell office:value-type="string">
            <text:p>132/?: 3/3</text:p>
          </table:table-cell>
          <table:table-cell office:value-type="string">
            <text:p>133/?: 0/3</text:p>
          </table:table-cell>
          <table:table-cell office:value-type="string">
            <text:p>134/?: 1/4</text:p>
          </table:table-cell>
          <table:table-cell office:value-type="string">
            <text:p>135/?: 6/6</text:p>
          </table:table-cell>
          <table:table-cell office:value-type="string">
            <text:p>136/?: 3/5</text:p>
          </table:table-cell>
          <table:table-cell office:value-type="string">
            <text:p>137/?: 4/5</text:p>
          </table:table-cell>
          <table:table-cell office:value-type="string">
            <text:p>138/?: 2/6</text:p>
          </table:table-cell>
          <table:table-cell office:value-type="string">
            <text:p>139/?: 3/6</text:p>
          </table:table-cell>
          <table:table-cell office:value-type="string">
            <text:p>140/?: 9/9</text:p>
          </table:table-cell>
          <table:table-cell office:value-type="string">
            <text:p>141/?: 4/7</text:p>
          </table:table-cell>
          <table:table-cell office:value-type="string">
            <text:p>142/?: 5/8</text:p>
          </table:table-cell>
          <table:table-cell office:value-type="string">
            <text:p>143/?: 5/8</text:p>
          </table:table-cell>
          <table:table-cell office:value-type="string">
            <text:p>144/?: 6/7</text:p>
          </table:table-cell>
          <table:table-cell office:value-type="string">
            <text:p>145/?: 0/8</text:p>
          </table:table-cell>
          <table:table-cell office:value-type="string">
            <text:p>146/?: 1/7</text:p>
          </table:table-cell>
          <table:table-cell office:value-type="string">
            <text:p>147/?: 1/6</text:p>
          </table:table-cell>
          <table:table-cell office:value-type="string">
            <text:p>148/?: 2/8</text:p>
          </table:table-cell>
          <table:table-cell office:value-type="string">
            <text:p>149/?: 3/8</text:p>
          </table:table-cell>
          <table:table-cell office:value-type="string">
            <text:p>150/?: 4/9</text:p>
          </table:table-cell>
          <table:table-cell office:value-type="string">
            <text:p>151/?: 6/11</text:p>
          </table:table-cell>
          <table:table-cell office:value-type="string">
            <text:p>152/?: 7/11</text:p>
          </table:table-cell>
          <table:table-cell office:value-type="string">
            <text:p>153/?: 5/11</text:p>
          </table:table-cell>
          <table:table-cell office:value-type="string">
            <text:p>154/?: 6/13</text:p>
          </table:table-cell>
          <table:table-cell office:value-type="string">
            <text:p>155/?: 7/12</text:p>
          </table:table-cell>
          <table:table-cell office:value-type="string">
            <text:p>156/?: 8/14</text:p>
          </table:table-cell>
          <table:table-cell office:value-type="string">
            <text:p>157/?: 9/17</text:p>
          </table:table-cell>
          <table:table-cell office:value-type="string">
            <text:p>158/?: 10/16</text:p>
          </table:table-cell>
          <table:table-cell office:value-type="string">
            <text:p>159/?: 11/17</text:p>
          </table:table-cell>
          <table:table-cell office:value-type="string">
            <text:p>160/?: 12/12</text:p>
          </table:table-cell>
          <table:table-cell office:value-type="string">
            <text:p>161/?: 13/13</text:p>
          </table:table-cell>
          <table:table-cell office:value-type="string">
            <text:p>162/?: 14/14</text:p>
          </table:table-cell>
          <table:table-cell office:value-type="string">
            <text:p>163/?: 14/15</text:p>
          </table:table-cell>
          <table:table-cell office:value-type="string">
            <text:p>164/?: 12/15</text:p>
          </table:table-cell>
          <table:table-cell office:value-type="string">
            <text:p>165/?: 13/16</text:p>
          </table:table-cell>
          <table:table-cell office:value-type="string">
            <text:p>166/?: 0/12</text:p>
          </table:table-cell>
          <table:table-cell office:value-type="string">
            <text:p>167/?: 1/13</text:p>
          </table:table-cell>
          <table:table-cell office:value-type="string">
            <text:p>168/?: 2/15</text:p>
          </table:table-cell>
          <table:table-cell office:value-type="string">
            <text:p>169/?: 3/15</text:p>
          </table:table-cell>
          <table:table-cell office:value-type="string">
            <text:p>170/?: 4/12</text:p>
          </table:table-cell>
          <table:table-cell office:value-type="string">
            <text:p>171/?: 5/13</text:p>
          </table:table-cell>
          <table:table-cell office:value-type="string">
            <text:p>172/?: 6/15</text:p>
          </table:table-cell>
          <table:table-cell office:value-type="string">
            <text:p>173/?: 7/16</text:p>
          </table:table-cell>
          <table:table-cell office:value-type="string">
            <text:p>174/?: 8/16</text:p>
          </table:table-cell>
          <table:table-cell office:value-type="string">
            <text:p>175/?: 9/18</text:p>
          </table:table-cell>
          <table:table-cell office:value-type="string">
            <text:p>176/?: 10/16</text:p>
          </table:table-cell>
          <table:table-cell office:value-type="string">
            <text:p>177/?: 11/18</text:p>
          </table:table-cell>
          <table:table-cell office:value-type="string">
            <text:p>178/?: 12/19</text:p>
          </table:table-cell>
          <table:table-cell office:value-type="string">
            <text:p>179/?: 13/20</text:p>
          </table:table-cell>
          <table:table-cell office:value-type="string">
            <text:p>180/?: 14/21</text:p>
          </table:table-cell>
          <table:table-cell office:value-type="string">
            <text:p>181/?: 15/20</text:p>
          </table:table-cell>
          <table:table-cell office:value-type="string">
            <text:p>182/?: 16/16</text:p>
          </table:table-cell>
          <table:table-cell office:value-type="string">
            <text:p>183/?: 17/17</text:p>
          </table:table-cell>
          <table:table-cell office:value-type="string">
            <text:p>184/?: 18/19</text:p>
          </table:table-cell>
          <table:table-cell office:value-type="string">
            <text:p>185/?: 19/21</text:p>
          </table:table-cell>
          <table:table-cell office:value-type="string">
            <text:p>186/?: 20/22</text:p>
          </table:table-cell>
          <table:table-cell office:value-type="string">
            <text:p>187/?: 21/22</text:p>
          </table:table-cell>
          <table:table-cell office:value-type="string">
            <text:p>188/?: 22/22</text:p>
          </table:table-cell>
          <table:table-cell office:value-type="string">
            <text:p>189/?: 23/23</text:p>
          </table:table-cell>
          <table:table-cell office:value-type="string">
            <text:p>190/?: 24/24</text:p>
          </table:table-cell>
          <table:table-cell office:value-type="string">
            <text:p>191/?: 25/25</text:p>
          </table:table-cell>
          <table:table-cell table:number-columns-repeated="2" office:value-type="string">
            <text:p>_</text:p>
          </table:table-cell>
          <table:table-cell office:value-type="string">
            <text:p>194/?: 24/24</text:p>
          </table:table-cell>
          <table:table-cell office:value-type="string">
            <text:p>195/?: 22/24</text:p>
          </table:table-cell>
          <table:table-cell office:value-type="string">
            <text:p>196/?: 22/24</text:p>
          </table:table-cell>
          <table:table-cell office:value-type="string">
            <text:p>197/?: 23/24</text:p>
          </table:table-cell>
          <table:table-cell office:value-type="string">
            <text:p>198/?: 25/25</text:p>
          </table:table-cell>
          <table:table-cell office:value-type="string">
            <text:p>199/?: 25/25</text:p>
          </table:table-cell>
          <table:table-cell office:value-type="string">
            <text:p>200/?: 24/24</text:p>
          </table:table-cell>
          <table:table-cell office:value-type="string">
            <text:p>201/?: 24/24</text:p>
          </table:table-cell>
          <table:table-cell office:value-type="string">
            <text:p>202/?: 23/24</text:p>
          </table:table-cell>
          <table:table-cell office:value-type="string">
            <text:p>_</text:p>
          </table:table-cell>
          <table:table-cell office:value-type="string">
            <text:p>204/?: 25/25</text:p>
          </table:table-cell>
          <table:table-cell office:value-type="string">
            <text:p>_</text:p>
          </table:table-cell>
          <table:table-cell office:value-type="string">
            <text:p>206/?: 25/25</text:p>
          </table:table-cell>
          <table:table-cell office:value-type="string">
            <text:p>207/?: 25/25</text:p>
          </table:table-cell>
          <table:table-cell office:value-type="string">
            <text:p>208/?: 25/25</text:p>
          </table:table-cell>
          <table:table-cell table:number-columns-repeated="9" office:value-type="string">
            <text:p>_</text:p>
          </table:table-cell>
          <table:table-cell office:value-type="string">
            <text:p>225/?: 24/24</text:p>
          </table:table-cell>
          <table:table-cell office:value-type="string">
            <text:p>226/?: 25/25</text:p>
          </table:table-cell>
          <table:table-cell office:value-type="string">
            <text:p>227/?: 25/25</text:p>
          </table:table-cell>
          <table:table-cell office:value-type="string">
            <text:p>228/?: 25/25</text:p>
          </table:table-cell>
          <table:table-cell table:number-columns-repeated="3" office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7">
            <text:p>27</text:p>
          </table:table-cell>
          <table:table-cell office:value-type="string">
            <text:p>count:</text:p>
          </table:table-cell>
          <table:table-cell office:value-type="float" office:value="2056">
            <text:p>205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5</text:p>
          </table:table-cell>
          <table:table-cell office:value-type="string">
            <text:p>56/8: 0/5</text:p>
          </table:table-cell>
          <table:table-cell office:value-type="string">
            <text:p>57/9: 0/6</text:p>
          </table:table-cell>
          <table:table-cell office:value-type="string">
            <text:p>58/:: 0/5</text:p>
          </table:table-cell>
          <table:table-cell table:number-columns-repeated="3" office:value-type="string">
            <text:p>_</text:p>
          </table:table-cell>
          <table:table-cell office:value-type="string">
            <text:p>63/?: 3/5</text:p>
          </table:table-cell>
          <table:table-cell office:value-type="string">
            <text:p>64/@: 2/4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3</text:p>
          </table:table-cell>
          <table:table-cell office:value-type="string">
            <text:p>68/D: 0/4</text:p>
          </table:table-cell>
          <table:table-cell office:value-type="string">
            <text:p>69/E: 0/5</text:p>
          </table:table-cell>
          <table:table-cell office:value-type="string">
            <text:p>70/F: 0/5</text:p>
          </table:table-cell>
          <table:table-cell office:value-type="string">
            <text:p>71/G: 0/6</text:p>
          </table:table-cell>
          <table:table-cell office:value-type="string">
            <text:p>72/H: 1/7</text:p>
          </table:table-cell>
          <table:table-cell office:value-type="string">
            <text:p>73/I: 2/8</text:p>
          </table:table-cell>
          <table:table-cell office:value-type="string">
            <text:p>74/J: 1/9</text:p>
          </table:table-cell>
          <table:table-cell office:value-type="string">
            <text:p>75/K: 0/9</text:p>
          </table:table-cell>
          <table:table-cell office:value-type="string">
            <text:p>76/L: 0/10</text:p>
          </table:table-cell>
          <table:table-cell office:value-type="string">
            <text:p>77/M: 0/10</text:p>
          </table:table-cell>
          <table:table-cell office:value-type="string">
            <text:p>78/N: 1/11</text:p>
          </table:table-cell>
          <table:table-cell office:value-type="string">
            <text:p>79/O: 1/12</text:p>
          </table:table-cell>
          <table:table-cell office:value-type="string">
            <text:p>80/P: 0/12</text:p>
          </table:table-cell>
          <table:table-cell office:value-type="string">
            <text:p>81/Q: 1/14</text:p>
          </table:table-cell>
          <table:table-cell office:value-type="string">
            <text:p>82/R: 0/14</text:p>
          </table:table-cell>
          <table:table-cell office:value-type="string">
            <text:p>83/S: 1/14</text:p>
          </table:table-cell>
          <table:table-cell office:value-type="string">
            <text:p>84/T: 2/15</text:p>
          </table:table-cell>
          <table:table-cell office:value-type="string">
            <text:p>85/U: 2/17</text:p>
          </table:table-cell>
          <table:table-cell office:value-type="string">
            <text:p>86/V: 0/17</text:p>
          </table:table-cell>
          <table:table-cell office:value-type="string">
            <text:p>87/W: 2/17</text:p>
          </table:table-cell>
          <table:table-cell office:value-type="string">
            <text:p>88/X: 2/20</text:p>
          </table:table-cell>
          <table:table-cell office:value-type="string">
            <text:p>89/Y: 2/20</text:p>
          </table:table-cell>
          <table:table-cell office:value-type="string">
            <text:p>90/Z: 3/21</text:p>
          </table:table-cell>
          <table:table-cell table:number-columns-repeated="4" office:value-type="string">
            <text:p>_</text:p>
          </table:table-cell>
          <table:table-cell office:value-type="string">
            <text:p>95/_: 0/8</text:p>
          </table:table-cell>
          <table:table-cell office:value-type="string">
            <text:p>96/`: 1/10</text:p>
          </table:table-cell>
          <table:table-cell office:value-type="string">
            <text:p>97/a: 0/12</text:p>
          </table:table-cell>
          <table:table-cell office:value-type="string">
            <text:p>98/b: 1/12</text:p>
          </table:table-cell>
          <table:table-cell office:value-type="string">
            <text:p>99/c: 2/13</text:p>
          </table:table-cell>
          <table:table-cell office:value-type="string">
            <text:p>100/d: 3/14</text:p>
          </table:table-cell>
          <table:table-cell office:value-type="string">
            <text:p>101/e: 4/13</text:p>
          </table:table-cell>
          <table:table-cell office:value-type="string">
            <text:p>102/f: 5/15</text:p>
          </table:table-cell>
          <table:table-cell office:value-type="string">
            <text:p>103/g: 6/14</text:p>
          </table:table-cell>
          <table:table-cell office:value-type="string">
            <text:p>104/h: 6/15</text:p>
          </table:table-cell>
          <table:table-cell office:value-type="string">
            <text:p>105/i: 7/16</text:p>
          </table:table-cell>
          <table:table-cell office:value-type="string">
            <text:p>106/j: 8/14</text:p>
          </table:table-cell>
          <table:table-cell office:value-type="string">
            <text:p>107/k: 9/15</text:p>
          </table:table-cell>
          <table:table-cell office:value-type="string">
            <text:p>108/l: 10/17</text:p>
          </table:table-cell>
          <table:table-cell office:value-type="string">
            <text:p>109/m: 11/18</text:p>
          </table:table-cell>
          <table:table-cell office:value-type="string">
            <text:p>110/n: 12/18</text:p>
          </table:table-cell>
          <table:table-cell office:value-type="string">
            <text:p>111/o: 13/20</text:p>
          </table:table-cell>
          <table:table-cell office:value-type="string">
            <text:p>112/p: 14/20</text:p>
          </table:table-cell>
          <table:table-cell office:value-type="string">
            <text:p>113/q: 15/18</text:p>
          </table:table-cell>
          <table:table-cell office:value-type="string">
            <text:p>114/r: 15/21</text:p>
          </table:table-cell>
          <table:table-cell office:value-type="string">
            <text:p>115/s: 16/22</text:p>
          </table:table-cell>
          <table:table-cell office:value-type="string">
            <text:p>116/t: 17/23</text:p>
          </table:table-cell>
          <table:table-cell office:value-type="string">
            <text:p>117/u: 17/22</text:p>
          </table:table-cell>
          <table:table-cell office:value-type="string">
            <text:p>118/v: 18/24</text:p>
          </table:table-cell>
          <table:table-cell office:value-type="string">
            <text:p>119/w: 19/24</text:p>
          </table:table-cell>
          <table:table-cell office:value-type="string">
            <text:p>120/x: 21/23</text:p>
          </table:table-cell>
          <table:table-cell office:value-type="string">
            <text:p>121/y: 20/24</text:p>
          </table:table-cell>
          <table:table-cell office:value-type="string">
            <text:p>122/z: 21/25</text:p>
          </table:table-cell>
          <table:table-cell table:number-columns-repeated="3" office:value-type="string">
            <text:p>_</text:p>
          </table:table-cell>
          <table:table-cell office:value-type="string">
            <text:p>126/~: 25/2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2/2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0/3</text:p>
          </table:table-cell>
          <table:table-cell office:value-type="string">
            <text:p>135/?: 3/4</text:p>
          </table:table-cell>
          <table:table-cell office:value-type="string">
            <text:p>136/?: 4/5</text:p>
          </table:table-cell>
          <table:table-cell office:value-type="string">
            <text:p>137/?: 0/4</text:p>
          </table:table-cell>
          <table:table-cell office:value-type="string">
            <text:p>138/?: 5/7</text:p>
          </table:table-cell>
          <table:table-cell office:value-type="string">
            <text:p>139/?: 6/8</text:p>
          </table:table-cell>
          <table:table-cell office:value-type="string">
            <text:p>140/?: 7/9</text:p>
          </table:table-cell>
          <table:table-cell office:value-type="string">
            <text:p>141/?: 6/9</text:p>
          </table:table-cell>
          <table:table-cell office:value-type="string">
            <text:p>142/?: 7/7</text:p>
          </table:table-cell>
          <table:table-cell office:value-type="string">
            <text:p>143/?: 14/14</text:p>
          </table:table-cell>
          <table:table-cell office:value-type="string">
            <text:p>144/?: 0/5</text:p>
          </table:table-cell>
          <table:table-cell office:value-type="string">
            <text:p>145/?: 1/6</text:p>
          </table:table-cell>
          <table:table-cell office:value-type="string">
            <text:p>146/?: 2/9</text:p>
          </table:table-cell>
          <table:table-cell office:value-type="string">
            <text:p>147/?: 10/14</text:p>
          </table:table-cell>
          <table:table-cell office:value-type="string">
            <text:p>148/?: 2/8</text:p>
          </table:table-cell>
          <table:table-cell office:value-type="string">
            <text:p>149/?: 11/15</text:p>
          </table:table-cell>
          <table:table-cell office:value-type="string">
            <text:p>150/?: 1/10</text:p>
          </table:table-cell>
          <table:table-cell office:value-type="string">
            <text:p>151/?: 4/12</text:p>
          </table:table-cell>
          <table:table-cell office:value-type="string">
            <text:p>152/?: 14/18</text:p>
          </table:table-cell>
          <table:table-cell office:value-type="string">
            <text:p>153/?: 24/24</text:p>
          </table:table-cell>
          <table:table-cell office:value-type="string">
            <text:p>154/?: 3/7</text:p>
          </table:table-cell>
          <table:table-cell office:value-type="string">
            <text:p>155/?: 6/6</text:p>
          </table:table-cell>
          <table:table-cell office:value-type="string">
            <text:p>156/?: 1/7</text:p>
          </table:table-cell>
          <table:table-cell office:value-type="string">
            <text:p>157/?: 5/6</text:p>
          </table:table-cell>
          <table:table-cell office:value-type="string">
            <text:p>158/?: 6/16</text:p>
          </table:table-cell>
          <table:table-cell office:value-type="string">
            <text:p>159/?: 7/13</text:p>
          </table:table-cell>
          <table:table-cell office:value-type="string">
            <text:p>160/?: 2/8</text:p>
          </table:table-cell>
          <table:table-cell office:value-type="string">
            <text:p>161/?: 3/7</text:p>
          </table:table-cell>
          <table:table-cell office:value-type="string">
            <text:p>162/?: 4/10</text:p>
          </table:table-cell>
          <table:table-cell office:value-type="string">
            <text:p>163/?: 5/9</text:p>
          </table:table-cell>
          <table:table-cell office:value-type="string">
            <text:p>164/?: 6/10</text:p>
          </table:table-cell>
          <table:table-cell office:value-type="string">
            <text:p>165/?: 7/7</text:p>
          </table:table-cell>
          <table:table-cell office:value-type="string">
            <text:p>166/?: 8/10</text:p>
          </table:table-cell>
          <table:table-cell office:value-type="string">
            <text:p>167/?: 17/19</text:p>
          </table:table-cell>
          <table:table-cell office:value-type="string">
            <text:p>168/?: 9/12</text:p>
          </table:table-cell>
          <table:table-cell office:value-type="string">
            <text:p>169/?: 10/15</text:p>
          </table:table-cell>
          <table:table-cell office:value-type="string">
            <text:p>170/?: 11/14</text:p>
          </table:table-cell>
          <table:table-cell office:value-type="string">
            <text:p>171/?: 12/17</text:p>
          </table:table-cell>
          <table:table-cell office:value-type="string">
            <text:p>172/?: 13/16</text:p>
          </table:table-cell>
          <table:table-cell office:value-type="string">
            <text:p>173/?: 13/16</text:p>
          </table:table-cell>
          <table:table-cell office:value-type="string">
            <text:p>174/?: 15/18</text:p>
          </table:table-cell>
          <table:table-cell office:value-type="string">
            <text:p>175/?: 24/24</text:p>
          </table:table-cell>
          <table:table-cell office:value-type="string">
            <text:p>176/?: 13/17</text:p>
          </table:table-cell>
          <table:table-cell office:value-type="string">
            <text:p>177/?: 14/19</text:p>
          </table:table-cell>
          <table:table-cell office:value-type="string">
            <text:p>178/?: 15/16</text:p>
          </table:table-cell>
          <table:table-cell office:value-type="string">
            <text:p>179/?: 16/17</text:p>
          </table:table-cell>
          <table:table-cell office:value-type="string">
            <text:p>180/?: 17/17</text:p>
          </table:table-cell>
          <table:table-cell office:value-type="string">
            <text:p>181/?: 18/18</text:p>
          </table:table-cell>
          <table:table-cell office:value-type="string">
            <text:p>182/?: 19/20</text:p>
          </table:table-cell>
          <table:table-cell office:value-type="string">
            <text:p>183/?: 19/19</text:p>
          </table:table-cell>
          <table:table-cell office:value-type="string">
            <text:p>184/?: 20/20</text:p>
          </table:table-cell>
          <table:table-cell office:value-type="string">
            <text:p>185/?: 21/22</text:p>
          </table:table-cell>
          <table:table-cell office:value-type="string">
            <text:p>186/?: 21/22</text:p>
          </table:table-cell>
          <table:table-cell office:value-type="string">
            <text:p>187/?: 22/23</text:p>
          </table:table-cell>
          <table:table-cell office:value-type="string">
            <text:p>188/?: 23/24</text:p>
          </table:table-cell>
          <table:table-cell office:value-type="string">
            <text:p>189/?: 24/25</text:p>
          </table:table-cell>
          <table:table-cell office:value-type="string">
            <text:p>190/?: 25/25</text:p>
          </table:table-cell>
          <table:table-cell office:value-type="string">
            <text:p>191/?: 26/26</text:p>
          </table:table-cell>
          <table:table-cell office:value-type="string">
            <text:p>194/?: 24/25</text:p>
          </table:table-cell>
          <table:table-cell office:value-type="string">
            <text:p>195/?: 22/25</text:p>
          </table:table-cell>
          <table:table-cell office:value-type="string">
            <text:p>196/?: 23/25</text:p>
          </table:table-cell>
          <table:table-cell office:value-type="string">
            <text:p>197/?: 23/25</text:p>
          </table:table-cell>
          <table:table-cell office:value-type="string">
            <text:p>198/?: 25/25</text:p>
          </table:table-cell>
          <table:table-cell office:value-type="string">
            <text:p>200/?: 24/25</text:p>
          </table:table-cell>
          <table:table-cell office:value-type="string">
            <text:p>201/?: 25/25</text:p>
          </table:table-cell>
          <table:table-cell office:value-type="string">
            <text:p>202/?: 24/25</text:p>
          </table:table-cell>
          <table:table-cell office:value-type="string">
            <text:p>_</text:p>
          </table:table-cell>
          <table:table-cell office:value-type="string">
            <text:p>204/?: 26/26</text:p>
          </table:table-cell>
          <table:table-cell office:value-type="string">
            <text:p>_</text:p>
          </table:table-cell>
          <table:table-cell office:value-type="string">
            <text:p>206/?: 26/26</text:p>
          </table:table-cell>
          <table:table-cell office:value-type="string">
            <text:p>207/?: 26/26</text:p>
          </table:table-cell>
          <table:table-cell office:value-type="string">
            <text:p>208/?: 25/25</text:p>
          </table:table-cell>
          <table:table-cell table:number-columns-repeated="4" office:value-type="string">
            <text:p>_</text:p>
          </table:table-cell>
          <table:table-cell office:value-type="string">
            <text:p>225/?: 25/25</text:p>
          </table:table-cell>
          <table:table-cell office:value-type="string">
            <text:p>226/?: 25/25</text:p>
          </table:table-cell>
          <table:table-cell table:number-columns-repeated="2" office:value-type="string">
            <text:p>_</text:p>
          </table:table-cell>
          <table:table-cell office:value-type="string">
            <text:p>229/?: 26/26</text:p>
          </table:table-cell>
          <table:table-cell table:number-columns-repeated="3" office:value-type="string">
            <text:p>_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8">
            <text:p>28</text:p>
          </table:table-cell>
          <table:table-cell office:value-type="string">
            <text:p>count:</text:p>
          </table:table-cell>
          <table:table-cell office:value-type="float" office:value="1810">
            <text:p>1810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6</text:p>
          </table:table-cell>
          <table:table-cell office:value-type="string">
            <text:p>57/9: 0/6</text:p>
          </table:table-cell>
          <table:table-cell office:value-type="string">
            <text:p>58/:: 0/4</text:p>
          </table:table-cell>
          <table:table-cell table:number-columns-repeated="2" office:value-type="string">
            <text:p>_</text:p>
          </table:table-cell>
          <table:table-cell office:value-type="string">
            <text:p>61/=: 1/4</text:p>
          </table:table-cell>
          <table:table-cell office:value-type="string">
            <text:p>_</text:p>
          </table:table-cell>
          <table:table-cell office:value-type="string">
            <text:p>63/?: 3/4</text:p>
          </table:table-cell>
          <table:table-cell office:value-type="string">
            <text:p>64/@: 3/5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3</text:p>
          </table:table-cell>
          <table:table-cell office:value-type="string">
            <text:p>68/D: 0/4</text:p>
          </table:table-cell>
          <table:table-cell office:value-type="string">
            <text:p>69/E: 1/5</text:p>
          </table:table-cell>
          <table:table-cell office:value-type="string">
            <text:p>70/F: 1/6</text:p>
          </table:table-cell>
          <table:table-cell office:value-type="string">
            <text:p>71/G: 1/6</text:p>
          </table:table-cell>
          <table:table-cell office:value-type="string">
            <text:p>72/H: 1/7</text:p>
          </table:table-cell>
          <table:table-cell office:value-type="string">
            <text:p>73/I: 2/8</text:p>
          </table:table-cell>
          <table:table-cell office:value-type="string">
            <text:p>74/J: 2/9</text:p>
          </table:table-cell>
          <table:table-cell office:value-type="string">
            <text:p>75/K: 1/10</text:p>
          </table:table-cell>
          <table:table-cell office:value-type="string">
            <text:p>76/L: 1/10</text:p>
          </table:table-cell>
          <table:table-cell office:value-type="string">
            <text:p>77/M: 1/10</text:p>
          </table:table-cell>
          <table:table-cell office:value-type="string">
            <text:p>78/N: 0/12</text:p>
          </table:table-cell>
          <table:table-cell office:value-type="string">
            <text:p>79/O: 1/13</text:p>
          </table:table-cell>
          <table:table-cell office:value-type="string">
            <text:p>80/P: 2/13</text:p>
          </table:table-cell>
          <table:table-cell office:value-type="string">
            <text:p>81/Q: 3/15</text:p>
          </table:table-cell>
          <table:table-cell office:value-type="string">
            <text:p>82/R: 2/14</text:p>
          </table:table-cell>
          <table:table-cell office:value-type="string">
            <text:p>83/S: 1/14</text:p>
          </table:table-cell>
          <table:table-cell office:value-type="string">
            <text:p>84/T: 2/16</text:p>
          </table:table-cell>
          <table:table-cell office:value-type="string">
            <text:p>85/U: 2/17</text:p>
          </table:table-cell>
          <table:table-cell office:value-type="string">
            <text:p>86/V: 2/18</text:p>
          </table:table-cell>
          <table:table-cell office:value-type="string">
            <text:p>87/W: 5/18</text:p>
          </table:table-cell>
          <table:table-cell office:value-type="string">
            <text:p>88/X: 1/19</text:p>
          </table:table-cell>
          <table:table-cell office:value-type="string">
            <text:p>89/Y: 2/20</text:p>
          </table:table-cell>
          <table:table-cell office:value-type="string">
            <text:p>90/Z: 3/21</text:p>
          </table:table-cell>
          <table:table-cell office:value-type="string">
            <text:p>_</text:p>
          </table:table-cell>
          <table:table-cell office:value-type="string">
            <text:p>94/^: 7/7</text:p>
          </table:table-cell>
          <table:table-cell office:value-type="string">
            <text:p>95/_: 1/8</text:p>
          </table:table-cell>
          <table:table-cell office:value-type="string">
            <text:p>96/`: 4/13</text:p>
          </table:table-cell>
          <table:table-cell office:value-type="string">
            <text:p>97/a: 0/13</text:p>
          </table:table-cell>
          <table:table-cell office:value-type="string">
            <text:p>98/b: 1/13</text:p>
          </table:table-cell>
          <table:table-cell office:value-type="string">
            <text:p>99/c: 2/14</text:p>
          </table:table-cell>
          <table:table-cell office:value-type="string">
            <text:p>100/d: 3/15</text:p>
          </table:table-cell>
          <table:table-cell office:value-type="string">
            <text:p>101/e: 4/14</text:p>
          </table:table-cell>
          <table:table-cell office:value-type="string">
            <text:p>102/f: 5/16</text:p>
          </table:table-cell>
          <table:table-cell office:value-type="string">
            <text:p>103/g: 6/15</text:p>
          </table:table-cell>
          <table:table-cell office:value-type="string">
            <text:p>104/h: 7/16</text:p>
          </table:table-cell>
          <table:table-cell office:value-type="string">
            <text:p>105/i: 8/17</text:p>
          </table:table-cell>
          <table:table-cell office:value-type="string">
            <text:p>106/j: 9/15</text:p>
          </table:table-cell>
          <table:table-cell office:value-type="string">
            <text:p>107/k: 9/16</text:p>
          </table:table-cell>
          <table:table-cell office:value-type="string">
            <text:p>108/l: 10/18</text:p>
          </table:table-cell>
          <table:table-cell office:value-type="string">
            <text:p>109/m: 11/19</text:p>
          </table:table-cell>
          <table:table-cell office:value-type="string">
            <text:p>110/n: 12/19</text:p>
          </table:table-cell>
          <table:table-cell office:value-type="string">
            <text:p>111/o: 13/21</text:p>
          </table:table-cell>
          <table:table-cell office:value-type="string">
            <text:p>112/p: 14/21</text:p>
          </table:table-cell>
          <table:table-cell office:value-type="string">
            <text:p>113/q: 15/19</text:p>
          </table:table-cell>
          <table:table-cell office:value-type="string">
            <text:p>114/r: 16/22</text:p>
          </table:table-cell>
          <table:table-cell office:value-type="string">
            <text:p>115/s: 16/23</text:p>
          </table:table-cell>
          <table:table-cell office:value-type="string">
            <text:p>116/t: 17/24</text:p>
          </table:table-cell>
          <table:table-cell office:value-type="string">
            <text:p>117/u: 18/23</text:p>
          </table:table-cell>
          <table:table-cell office:value-type="string">
            <text:p>118/v: 19/24</text:p>
          </table:table-cell>
          <table:table-cell office:value-type="string">
            <text:p>119/w: 20/25</text:p>
          </table:table-cell>
          <table:table-cell office:value-type="string">
            <text:p>120/x: 21/24</text:p>
          </table:table-cell>
          <table:table-cell office:value-type="string">
            <text:p>121/y: 21/25</text:p>
          </table:table-cell>
          <table:table-cell office:value-type="string">
            <text:p>122/z: 22/25</text:p>
          </table:table-cell>
          <table:table-cell table:number-columns-repeated="2" office:value-type="string">
            <text:p>_</text:p>
          </table:table-cell>
          <table:table-cell office:value-type="string">
            <text:p>126/~: 25/26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0/2</text:p>
          </table:table-cell>
          <table:table-cell office:value-type="string">
            <text:p>132/?: 1/2</text:p>
          </table:table-cell>
          <table:table-cell office:value-type="string">
            <text:p>133/?: 5/5</text:p>
          </table:table-cell>
          <table:table-cell office:value-type="string">
            <text:p>134/?: 0/4</text:p>
          </table:table-cell>
          <table:table-cell office:value-type="string">
            <text:p>135/?: 1/4</text:p>
          </table:table-cell>
          <table:table-cell office:value-type="string">
            <text:p>136/?: 2/5</text:p>
          </table:table-cell>
          <table:table-cell office:value-type="string">
            <text:p>137/?: 2/5</text:p>
          </table:table-cell>
          <table:table-cell office:value-type="string">
            <text:p>138/?: 4/7</text:p>
          </table:table-cell>
          <table:table-cell office:value-type="string">
            <text:p>139/?: 4/8</text:p>
          </table:table-cell>
          <table:table-cell office:value-type="string">
            <text:p>140/?: 4/8</text:p>
          </table:table-cell>
          <table:table-cell office:value-type="string">
            <text:p>141/?: 7/11</text:p>
          </table:table-cell>
          <table:table-cell office:value-type="string">
            <text:p>142/?: 7/9</text:p>
          </table:table-cell>
          <table:table-cell office:value-type="string">
            <text:p>143/?: 9/12</text:p>
          </table:table-cell>
          <table:table-cell office:value-type="string">
            <text:p>144/?: 5/10</text:p>
          </table:table-cell>
          <table:table-cell office:value-type="string">
            <text:p>145/?: 15/15</text:p>
          </table:table-cell>
          <table:table-cell office:value-type="string">
            <text:p>146/?: 6/12</text:p>
          </table:table-cell>
          <table:table-cell office:value-type="string">
            <text:p>147/?: 17/17</text:p>
          </table:table-cell>
          <table:table-cell office:value-type="string">
            <text:p>148/?: 8/14</text:p>
          </table:table-cell>
          <table:table-cell office:value-type="string">
            <text:p>149/?: 7/16</text:p>
          </table:table-cell>
          <table:table-cell office:value-type="string">
            <text:p>150/?: 3/12</text:p>
          </table:table-cell>
          <table:table-cell office:value-type="string">
            <text:p>151/?: 9/16</text:p>
          </table:table-cell>
          <table:table-cell office:value-type="string">
            <text:p>152/?: 8/15</text:p>
          </table:table-cell>
          <table:table-cell office:value-type="string">
            <text:p>153/?: 11/18</text:p>
          </table:table-cell>
          <table:table-cell office:value-type="string">
            <text:p>154/?: 4/14</text:p>
          </table:table-cell>
          <table:table-cell office:value-type="string">
            <text:p>155/?: 13/20</text:p>
          </table:table-cell>
          <table:table-cell office:value-type="string">
            <text:p>156/?: 4/15</text:p>
          </table:table-cell>
          <table:table-cell office:value-type="string">
            <text:p>157/?: 9/19</text:p>
          </table:table-cell>
          <table:table-cell office:value-type="string">
            <text:p>158/?: 15/15</text:p>
          </table:table-cell>
          <table:table-cell office:value-type="string">
            <text:p>159/?: 5/12</text:p>
          </table:table-cell>
          <table:table-cell office:value-type="string">
            <text:p>160/?: 5/10</text:p>
          </table:table-cell>
          <table:table-cell office:value-type="string">
            <text:p>161/?: 6/11</text:p>
          </table:table-cell>
          <table:table-cell office:value-type="string">
            <text:p>162/?: 6/10</text:p>
          </table:table-cell>
          <table:table-cell office:value-type="string">
            <text:p>163/?: 8/9</text:p>
          </table:table-cell>
          <table:table-cell office:value-type="string">
            <text:p>164/?: 7/12</text:p>
          </table:table-cell>
          <table:table-cell office:value-type="string">
            <text:p>165/?: 10/11</text:p>
          </table:table-cell>
          <table:table-cell office:value-type="string">
            <text:p>166/?: 11/14</text:p>
          </table:table-cell>
          <table:table-cell office:value-type="string">
            <text:p>167/?: 8/11</text:p>
          </table:table-cell>
          <table:table-cell office:value-type="string">
            <text:p>168/?: 9/14</text:p>
          </table:table-cell>
          <table:table-cell office:value-type="string">
            <text:p>169/?: 10/14</text:p>
          </table:table-cell>
          <table:table-cell office:value-type="string">
            <text:p>170/?: 11/16</text:p>
          </table:table-cell>
          <table:table-cell office:value-type="string">
            <text:p>171/?: 12/16</text:p>
          </table:table-cell>
          <table:table-cell office:value-type="string">
            <text:p>172/?: 13/18</text:p>
          </table:table-cell>
          <table:table-cell office:value-type="string">
            <text:p>173/?: 14/18</text:p>
          </table:table-cell>
          <table:table-cell office:value-type="string">
            <text:p>174/?: 15/19</text:p>
          </table:table-cell>
          <table:table-cell office:value-type="string">
            <text:p>175/?: 16/20</text:p>
          </table:table-cell>
          <table:table-cell office:value-type="string">
            <text:p>176/?: 17/20</text:p>
          </table:table-cell>
          <table:table-cell office:value-type="string">
            <text:p>177/?: 18/21</text:p>
          </table:table-cell>
          <table:table-cell office:value-type="string">
            <text:p>178/?: 19/21</text:p>
          </table:table-cell>
          <table:table-cell office:value-type="string">
            <text:p>179/?: 20/22</text:p>
          </table:table-cell>
          <table:table-cell office:value-type="string">
            <text:p>180/?: 21/23</text:p>
          </table:table-cell>
          <table:table-cell office:value-type="string">
            <text:p>181/?: 22/23</text:p>
          </table:table-cell>
          <table:table-cell office:value-type="string">
            <text:p>182/?: 21/23</text:p>
          </table:table-cell>
          <table:table-cell office:value-type="string">
            <text:p>183/?: 26/26</text:p>
          </table:table-cell>
          <table:table-cell office:value-type="string">
            <text:p>184/?: 24/24</text:p>
          </table:table-cell>
          <table:table-cell office:value-type="string">
            <text:p>185/?: 24/24</text:p>
          </table:table-cell>
          <table:table-cell office:value-type="string">
            <text:p>186/?: 22/23</text:p>
          </table:table-cell>
          <table:table-cell office:value-type="string">
            <text:p>187/?: 23/24</text:p>
          </table:table-cell>
          <table:table-cell office:value-type="string">
            <text:p>188/?: 24/25</text:p>
          </table:table-cell>
          <table:table-cell office:value-type="string">
            <text:p>189/?: 25/26</text:p>
          </table:table-cell>
          <table:table-cell office:value-type="string">
            <text:p>190/?: 26/26</text:p>
          </table:table-cell>
          <table:table-cell office:value-type="string">
            <text:p>191/?: 27/27</text:p>
          </table:table-cell>
          <table:table-cell table:number-columns-repeated="2" office:value-type="string">
            <text:p>_</text:p>
          </table:table-cell>
          <table:table-cell office:value-type="string">
            <text:p>194/?: 25/26</text:p>
          </table:table-cell>
          <table:table-cell office:value-type="string">
            <text:p>195/?: 23/26</text:p>
          </table:table-cell>
          <table:table-cell office:value-type="string">
            <text:p>196/?: 24/26</text:p>
          </table:table-cell>
          <table:table-cell office:value-type="string">
            <text:p>197/?: 25/26</text:p>
          </table:table-cell>
          <table:table-cell office:value-type="string">
            <text:p>198/?: 26/26</text:p>
          </table:table-cell>
          <table:table-cell office:value-type="string">
            <text:p>_</text:p>
          </table:table-cell>
          <table:table-cell office:value-type="string">
            <text:p>200/?: 26/26</text:p>
          </table:table-cell>
          <table:table-cell office:value-type="string">
            <text:p>201/?: 25/26</text:p>
          </table:table-cell>
          <table:table-cell office:value-type="string">
            <text:p>202/?: 26/26</text:p>
          </table:table-cell>
          <table:table-cell office:value-type="string">
            <text:p>204/?: 27/27</text:p>
          </table:table-cell>
          <table:table-cell office:value-type="string">
            <text:p>_</text:p>
          </table:table-cell>
          <table:table-cell office:value-type="string">
            <text:p>206/?: 26/26</text:p>
          </table:table-cell>
          <table:table-cell office:value-type="string">
            <text:p>207/?: 27/27</text:p>
          </table:table-cell>
          <table:table-cell office:value-type="string">
            <text:p>208/?: 27/27</text:p>
          </table:table-cell>
          <table:table-cell office:value-type="string">
            <text:p>209/?: 27/27</text:p>
          </table:table-cell>
          <table:table-cell table:number-columns-repeated="9" office:value-type="string">
            <text:p>_</text:p>
          </table:table-cell>
          <table:table-cell office:value-type="string">
            <text:p>225/?: 27/27</text:p>
          </table:table-cell>
          <table:table-cell office:value-type="string">
            <text:p>226/?: 26/26</text:p>
          </table:table-cell>
          <table:table-cell office:value-type="string">
            <text:p>227/?: 27/27</text:p>
          </table:table-cell>
          <table:table-cell office:value-type="string">
            <text:p>_</text:p>
          </table:table-cell>
          <table:table-cell office:value-type="string">
            <text:p>229/?: 27/27</text:p>
          </table:table-cell>
          <table:table-cell office:value-type="string">
            <text:p>230/?: 27/27</text:p>
          </table:table-cell>
          <table:table-cell table:number-columns-repeated="8" office:value-type="string">
            <text:p>_</text:p>
          </table:table-cell>
          <table:table-cell office:value-type="string">
            <text:p>239/?: 27/27</text:p>
          </table:table-cell>
          <table:table-cell table:number-columns-repeated="5" office:value-type="string">
            <text:p>_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9">
            <text:p>29</text:p>
          </table:table-cell>
          <table:table-cell office:value-type="string">
            <text:p>count:</text:p>
          </table:table-cell>
          <table:table-cell office:value-type="float" office:value="1651">
            <text:p>1651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1/2</text:p>
          </table:table-cell>
          <table:table-cell office:value-type="string">
            <text:p>48/0: 0/2</text:p>
          </table:table-cell>
          <table:table-cell office:value-type="string">
            <text:p>49/1: 0/1</text:p>
          </table:table-cell>
          <table:table-cell office:value-type="string">
            <text:p>50/2: 0/1</text:p>
          </table:table-cell>
          <table:table-cell office:value-type="string">
            <text:p>51/3: 0/3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0/5</text:p>
          </table:table-cell>
          <table:table-cell office:value-type="string">
            <text:p>56/8: 1/6</text:p>
          </table:table-cell>
          <table:table-cell office:value-type="string">
            <text:p>57/9: 1/6</text:p>
          </table:table-cell>
          <table:table-cell office:value-type="string">
            <text:p>58/:: 1/5</text:p>
          </table:table-cell>
          <table:table-cell office:value-type="string">
            <text:p>59/;: 4/4</text:p>
          </table:table-cell>
          <table:table-cell office:value-type="string">
            <text:p>_</text:p>
          </table:table-cell>
          <table:table-cell office:value-type="string">
            <text:p>63/?: 1/4</text:p>
          </table:table-cell>
          <table:table-cell office:value-type="string">
            <text:p>64/@: 0/1</text:p>
          </table:table-cell>
          <table:table-cell office:value-type="string">
            <text:p>65/A: 0/2</text:p>
          </table:table-cell>
          <table:table-cell office:value-type="string">
            <text:p>66/B: 0/2</text:p>
          </table:table-cell>
          <table:table-cell office:value-type="string">
            <text:p>67/C: 0/3</text:p>
          </table:table-cell>
          <table:table-cell office:value-type="string">
            <text:p>68/D: 0/4</text:p>
          </table:table-cell>
          <table:table-cell office:value-type="string">
            <text:p>69/E: 1/5</text:p>
          </table:table-cell>
          <table:table-cell office:value-type="string">
            <text:p>70/F: 1/6</text:p>
          </table:table-cell>
          <table:table-cell office:value-type="string">
            <text:p>71/G: 1/6</text:p>
          </table:table-cell>
          <table:table-cell office:value-type="string">
            <text:p>72/H: 1/7</text:p>
          </table:table-cell>
          <table:table-cell office:value-type="string">
            <text:p>73/I: 2/8</text:p>
          </table:table-cell>
          <table:table-cell office:value-type="string">
            <text:p>74/J: 1/9</text:p>
          </table:table-cell>
          <table:table-cell office:value-type="string">
            <text:p>75/K: 1/10</text:p>
          </table:table-cell>
          <table:table-cell office:value-type="string">
            <text:p>76/L: 1/10</text:p>
          </table:table-cell>
          <table:table-cell office:value-type="string">
            <text:p>77/M: 2/11</text:p>
          </table:table-cell>
          <table:table-cell office:value-type="string">
            <text:p>78/N: 1/12</text:p>
          </table:table-cell>
          <table:table-cell office:value-type="string">
            <text:p>79/O: 2/13</text:p>
          </table:table-cell>
          <table:table-cell office:value-type="string">
            <text:p>80/P: 0/13</text:p>
          </table:table-cell>
          <table:table-cell office:value-type="string">
            <text:p>81/Q: 4/15</text:p>
          </table:table-cell>
          <table:table-cell office:value-type="string">
            <text:p>82/R: 2/14</text:p>
          </table:table-cell>
          <table:table-cell office:value-type="string">
            <text:p>83/S: 1/14</text:p>
          </table:table-cell>
          <table:table-cell office:value-type="string">
            <text:p>84/T: 0/16</text:p>
          </table:table-cell>
          <table:table-cell office:value-type="string">
            <text:p>85/U: 2/17</text:p>
          </table:table-cell>
          <table:table-cell office:value-type="string">
            <text:p>86/V: 1/18</text:p>
          </table:table-cell>
          <table:table-cell office:value-type="string">
            <text:p>87/W: 3/18</text:p>
          </table:table-cell>
          <table:table-cell office:value-type="string">
            <text:p>88/X: 1/20</text:p>
          </table:table-cell>
          <table:table-cell office:value-type="string">
            <text:p>89/Y: 4/20</text:p>
          </table:table-cell>
          <table:table-cell office:value-type="string">
            <text:p>90/Z: 3/21</text:p>
          </table:table-cell>
          <table:table-cell office:value-type="string">
            <text:p>_</text:p>
          </table:table-cell>
          <table:table-cell office:value-type="string">
            <text:p>92/\: 22/22</text:p>
          </table:table-cell>
          <table:table-cell office:value-type="string">
            <text:p>_</text:p>
          </table:table-cell>
          <table:table-cell office:value-type="string">
            <text:p>95/_: 0/8</text:p>
          </table:table-cell>
          <table:table-cell office:value-type="string">
            <text:p>96/`: 4/8</text:p>
          </table:table-cell>
          <table:table-cell office:value-type="string">
            <text:p>97/a: 1/14</text:p>
          </table:table-cell>
          <table:table-cell office:value-type="string">
            <text:p>98/b: 2/13</text:p>
          </table:table-cell>
          <table:table-cell office:value-type="string">
            <text:p>99/c: 3/15</text:p>
          </table:table-cell>
          <table:table-cell office:value-type="string">
            <text:p>100/d: 4/15</text:p>
          </table:table-cell>
          <table:table-cell office:value-type="string">
            <text:p>101/e: 5/14</text:p>
          </table:table-cell>
          <table:table-cell office:value-type="string">
            <text:p>102/f: 6/16</text:p>
          </table:table-cell>
          <table:table-cell office:value-type="string">
            <text:p>103/g: 7/16</text:p>
          </table:table-cell>
          <table:table-cell office:value-type="string">
            <text:p>104/h: 8/16</text:p>
          </table:table-cell>
          <table:table-cell office:value-type="string">
            <text:p>105/i: 9/17</text:p>
          </table:table-cell>
          <table:table-cell office:value-type="string">
            <text:p>106/j: 10/16</text:p>
          </table:table-cell>
          <table:table-cell office:value-type="string">
            <text:p>107/k: 11/17</text:p>
          </table:table-cell>
          <table:table-cell office:value-type="string">
            <text:p>108/l: 12/19</text:p>
          </table:table-cell>
          <table:table-cell office:value-type="string">
            <text:p>109/m: 13/20</text:p>
          </table:table-cell>
          <table:table-cell office:value-type="string">
            <text:p>110/n: 14/20</text:p>
          </table:table-cell>
          <table:table-cell office:value-type="string">
            <text:p>111/o: 15/21</text:p>
          </table:table-cell>
          <table:table-cell office:value-type="string">
            <text:p>112/p: 15/22</text:p>
          </table:table-cell>
          <table:table-cell office:value-type="string">
            <text:p>113/q: 16/20</text:p>
          </table:table-cell>
          <table:table-cell office:value-type="string">
            <text:p>114/r: 17/23</text:p>
          </table:table-cell>
          <table:table-cell office:value-type="string">
            <text:p>115/s: 18/24</text:p>
          </table:table-cell>
          <table:table-cell office:value-type="string">
            <text:p>116/t: 19/25</text:p>
          </table:table-cell>
          <table:table-cell office:value-type="string">
            <text:p>117/u: 20/24</text:p>
          </table:table-cell>
          <table:table-cell office:value-type="string">
            <text:p>118/v: 20/25</text:p>
          </table:table-cell>
          <table:table-cell office:value-type="string">
            <text:p>119/w: 21/26</text:p>
          </table:table-cell>
          <table:table-cell office:value-type="string">
            <text:p>120/x: 22/25</text:p>
          </table:table-cell>
          <table:table-cell office:value-type="string">
            <text:p>121/y: 22/26</text:p>
          </table:table-cell>
          <table:table-cell office:value-type="string">
            <text:p>122/z: 23/26</text:p>
          </table:table-cell>
          <table:table-cell table:number-columns-repeated="4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0/3</text:p>
          </table:table-cell>
          <table:table-cell office:value-type="string">
            <text:p>134/?: 3/5</text:p>
          </table:table-cell>
          <table:table-cell office:value-type="string">
            <text:p>135/?: 7/7</text:p>
          </table:table-cell>
          <table:table-cell office:value-type="string">
            <text:p>136/?: 1/5</text:p>
          </table:table-cell>
          <table:table-cell office:value-type="string">
            <text:p>137/?: 0/5</text:p>
          </table:table-cell>
          <table:table-cell office:value-type="string">
            <text:p>138/?: 10/10</text:p>
          </table:table-cell>
          <table:table-cell office:value-type="string">
            <text:p>139/?: 6/9</text:p>
          </table:table-cell>
          <table:table-cell office:value-type="string">
            <text:p>140/?: 7/10</text:p>
          </table:table-cell>
          <table:table-cell office:value-type="string">
            <text:p>141/?: 13/13</text:p>
          </table:table-cell>
          <table:table-cell office:value-type="string">
            <text:p>142/?: 1/9</text:p>
          </table:table-cell>
          <table:table-cell office:value-type="string">
            <text:p>143/?: 15/15</text:p>
          </table:table-cell>
          <table:table-cell office:value-type="string">
            <text:p>144/?: 2/11</text:p>
          </table:table-cell>
          <table:table-cell office:value-type="string">
            <text:p>145/?: 3/11</text:p>
          </table:table-cell>
          <table:table-cell office:value-type="string">
            <text:p>146/?: 10/14</text:p>
          </table:table-cell>
          <table:table-cell office:value-type="string">
            <text:p>147/?: 4/11</text:p>
          </table:table-cell>
          <table:table-cell office:value-type="string">
            <text:p>148/?: 3/11</text:p>
          </table:table-cell>
          <table:table-cell office:value-type="string">
            <text:p>149/?: 12/16</text:p>
          </table:table-cell>
          <table:table-cell office:value-type="string">
            <text:p>150/?: 22/22</text:p>
          </table:table-cell>
          <table:table-cell office:value-type="string">
            <text:p>151/?: 4/13</text:p>
          </table:table-cell>
          <table:table-cell office:value-type="string">
            <text:p>152/?: 5/11</text:p>
          </table:table-cell>
          <table:table-cell office:value-type="string">
            <text:p>153/?: 6/16</text:p>
          </table:table-cell>
          <table:table-cell office:value-type="string">
            <text:p>154/?: 7/16</text:p>
          </table:table-cell>
          <table:table-cell office:value-type="string">
            <text:p>155/?: 8/18</text:p>
          </table:table-cell>
          <table:table-cell office:value-type="string">
            <text:p>156/?: 9/14</text:p>
          </table:table-cell>
          <table:table-cell office:value-type="string">
            <text:p>157/?: 10/10</text:p>
          </table:table-cell>
          <table:table-cell office:value-type="string">
            <text:p>158/?: 15/21</text:p>
          </table:table-cell>
          <table:table-cell office:value-type="string">
            <text:p>_</text:p>
          </table:table-cell>
          <table:table-cell office:value-type="string">
            <text:p>160/?: 6/11</text:p>
          </table:table-cell>
          <table:table-cell office:value-type="string">
            <text:p>161/?: 7/7</text:p>
          </table:table-cell>
          <table:table-cell office:value-type="string">
            <text:p>162/?: 8/8</text:p>
          </table:table-cell>
          <table:table-cell office:value-type="string">
            <text:p>163/?: 9/10</text:p>
          </table:table-cell>
          <table:table-cell office:value-type="string">
            <text:p>164/?: 10/13</text:p>
          </table:table-cell>
          <table:table-cell office:value-type="string">
            <text:p>165/?: 11/14</text:p>
          </table:table-cell>
          <table:table-cell office:value-type="string">
            <text:p>166/?: 12/15</text:p>
          </table:table-cell>
          <table:table-cell office:value-type="string">
            <text:p>167/?: 13/13</text:p>
          </table:table-cell>
          <table:table-cell office:value-type="string">
            <text:p>168/?: 14/14</text:p>
          </table:table-cell>
          <table:table-cell office:value-type="string">
            <text:p>169/?: 15/18</text:p>
          </table:table-cell>
          <table:table-cell office:value-type="string">
            <text:p>170/?: 16/19</text:p>
          </table:table-cell>
          <table:table-cell office:value-type="string">
            <text:p>171/?: 17/20</text:p>
          </table:table-cell>
          <table:table-cell office:value-type="string">
            <text:p>172/?: 18/21</text:p>
          </table:table-cell>
          <table:table-cell office:value-type="string">
            <text:p>173/?: 16/20</text:p>
          </table:table-cell>
          <table:table-cell office:value-type="string">
            <text:p>174/?: 20/23</text:p>
          </table:table-cell>
          <table:table-cell office:value-type="string">
            <text:p>175/?: 28/28</text:p>
          </table:table-cell>
          <table:table-cell office:value-type="string">
            <text:p>176/?: 17/20</text:p>
          </table:table-cell>
          <table:table-cell office:value-type="string">
            <text:p>177/?: 18/18</text:p>
          </table:table-cell>
          <table:table-cell office:value-type="string">
            <text:p>178/?: 19/21</text:p>
          </table:table-cell>
          <table:table-cell office:value-type="string">
            <text:p>179/?: 20/22</text:p>
          </table:table-cell>
          <table:table-cell office:value-type="string">
            <text:p>180/?: 21/22</text:p>
          </table:table-cell>
          <table:table-cell office:value-type="string">
            <text:p>181/?: 22/22</text:p>
          </table:table-cell>
          <table:table-cell office:value-type="string">
            <text:p>182/?: 24/24</text:p>
          </table:table-cell>
          <table:table-cell office:value-type="string">
            <text:p>_</text:p>
          </table:table-cell>
          <table:table-cell office:value-type="string">
            <text:p>184/?: 23/24</text:p>
          </table:table-cell>
          <table:table-cell office:value-type="string">
            <text:p>185/?: 24/25</text:p>
          </table:table-cell>
          <table:table-cell office:value-type="string">
            <text:p>186/?: 25/26</text:p>
          </table:table-cell>
          <table:table-cell office:value-type="string">
            <text:p>187/?: 26/27</text:p>
          </table:table-cell>
          <table:table-cell office:value-type="string">
            <text:p>188/?: 27/27</text:p>
          </table:table-cell>
          <table:table-cell office:value-type="string">
            <text:p>191/?: 28/28</text:p>
          </table:table-cell>
          <table:table-cell table:number-columns-repeated="2" office:value-type="string">
            <text:p>_</text:p>
          </table:table-cell>
          <table:table-cell office:value-type="string">
            <text:p>194/?: 23/27</text:p>
          </table:table-cell>
          <table:table-cell office:value-type="string">
            <text:p>195/?: 24/27</text:p>
          </table:table-cell>
          <table:table-cell office:value-type="string">
            <text:p>196/?: 25/27</text:p>
          </table:table-cell>
          <table:table-cell office:value-type="string">
            <text:p>197/?: 25/27</text:p>
          </table:table-cell>
          <table:table-cell office:value-type="string">
            <text:p>198/?: 28/28</text:p>
          </table:table-cell>
          <table:table-cell office:value-type="string">
            <text:p>_</text:p>
          </table:table-cell>
          <table:table-cell office:value-type="string">
            <text:p>200/?: 27/27</text:p>
          </table:table-cell>
          <table:table-cell office:value-type="string">
            <text:p>201/?: 27/27</text:p>
          </table:table-cell>
          <table:table-cell office:value-type="string">
            <text:p>202/?: 26/27</text:p>
          </table:table-cell>
          <table:table-cell office:value-type="string">
            <text:p>_</text:p>
          </table:table-cell>
          <table:table-cell office:value-type="string">
            <text:p>204/?: 26/26</text:p>
          </table:table-cell>
          <table:table-cell office:value-type="string">
            <text:p>_</text:p>
          </table:table-cell>
          <table:table-cell office:value-type="string">
            <text:p>206/?: 28/28</text:p>
          </table:table-cell>
          <table:table-cell office:value-type="string">
            <text:p>207/?: 28/28</text:p>
          </table:table-cell>
          <table:table-cell office:value-type="string">
            <text:p>208/?: 27/27</text:p>
          </table:table-cell>
          <table:table-cell office:value-type="string">
            <text:p>209/?: 28/28</text:p>
          </table:table-cell>
          <table:table-cell table:number-columns-repeated="6" office:value-type="string">
            <text:p>_</text:p>
          </table:table-cell>
          <table:table-cell office:value-type="string">
            <text:p>216/?: 28/28</text:p>
          </table:table-cell>
          <table:table-cell office:value-type="string">
            <text:p>217/?: 27/27</text:p>
          </table:table-cell>
          <table:table-cell table:number-columns-repeated="7" office:value-type="string">
            <text:p>_</text:p>
          </table:table-cell>
          <table:table-cell office:value-type="string">
            <text:p>225/?: 27/27</text:p>
          </table:table-cell>
          <table:table-cell office:value-type="string">
            <text:p>226/?: 27/27</text:p>
          </table:table-cell>
          <table:table-cell table:number-columns-repeated="2" office:value-type="string">
            <text:p>_</text:p>
          </table:table-cell>
          <table:table-cell office:value-type="string">
            <text:p>229/?: 28/28</text:p>
          </table:table-cell>
          <table:table-cell office:value-type="string">
            <text:p>230/?: 28/28</text:p>
          </table:table-cell>
          <table:table-cell office:value-type="string">
            <text:p>_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0">
            <text:p>30</text:p>
          </table:table-cell>
          <table:table-cell office:value-type="string">
            <text:p>count:</text:p>
          </table:table-cell>
          <table:table-cell office:value-type="float" office:value="1402">
            <text:p>140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1/2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1/4</text:p>
          </table:table-cell>
          <table:table-cell office:value-type="string">
            <text:p>54/6: 1/4</text:p>
          </table:table-cell>
          <table:table-cell office:value-type="string">
            <text:p>55/7: 0/4</text:p>
          </table:table-cell>
          <table:table-cell office:value-type="string">
            <text:p>56/8: 0/5</text:p>
          </table:table-cell>
          <table:table-cell office:value-type="string">
            <text:p>57/9: 1/5</text:p>
          </table:table-cell>
          <table:table-cell office:value-type="string">
            <text:p>58/:: 2/4</text:p>
          </table:table-cell>
          <table:table-cell office:value-type="string">
            <text:p>59/;: 4/5</text:p>
          </table:table-cell>
          <table:table-cell office:value-type="string">
            <text:p>_</text:p>
          </table:table-cell>
          <table:table-cell office:value-type="string">
            <text:p>61/=: 6/6</text:p>
          </table:table-cell>
          <table:table-cell office:value-type="string">
            <text:p>_</text:p>
          </table:table-cell>
          <table:table-cell office:value-type="string">
            <text:p>63/?: 1/4</text:p>
          </table:table-cell>
          <table:table-cell office:value-type="string">
            <text:p>64/@: 6/6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0/3</text:p>
          </table:table-cell>
          <table:table-cell office:value-type="string">
            <text:p>68/D: 1/4</text:p>
          </table:table-cell>
          <table:table-cell office:value-type="string">
            <text:p>69/E: 0/5</text:p>
          </table:table-cell>
          <table:table-cell office:value-type="string">
            <text:p>70/F: 1/6</text:p>
          </table:table-cell>
          <table:table-cell office:value-type="string">
            <text:p>71/G: 1/7</text:p>
          </table:table-cell>
          <table:table-cell office:value-type="string">
            <text:p>72/H: 1/7</text:p>
          </table:table-cell>
          <table:table-cell office:value-type="string">
            <text:p>73/I: 2/8</text:p>
          </table:table-cell>
          <table:table-cell office:value-type="string">
            <text:p>74/J: 2/9</text:p>
          </table:table-cell>
          <table:table-cell office:value-type="string">
            <text:p>75/K: 2/10</text:p>
          </table:table-cell>
          <table:table-cell office:value-type="string">
            <text:p>76/L: 1/10</text:p>
          </table:table-cell>
          <table:table-cell office:value-type="string">
            <text:p>77/M: 1/11</text:p>
          </table:table-cell>
          <table:table-cell office:value-type="string">
            <text:p>78/N: 0/12</text:p>
          </table:table-cell>
          <table:table-cell office:value-type="string">
            <text:p>79/O: 1/13</text:p>
          </table:table-cell>
          <table:table-cell office:value-type="string">
            <text:p>80/P: 2/13</text:p>
          </table:table-cell>
          <table:table-cell office:value-type="string">
            <text:p>81/Q: 3/15</text:p>
          </table:table-cell>
          <table:table-cell office:value-type="string">
            <text:p>82/R: 2/14</text:p>
          </table:table-cell>
          <table:table-cell office:value-type="string">
            <text:p>83/S: 0/15</text:p>
          </table:table-cell>
          <table:table-cell office:value-type="string">
            <text:p>84/T: 2/16</text:p>
          </table:table-cell>
          <table:table-cell office:value-type="string">
            <text:p>85/U: 7/18</text:p>
          </table:table-cell>
          <table:table-cell office:value-type="string">
            <text:p>86/V: 2/18</text:p>
          </table:table-cell>
          <table:table-cell office:value-type="string">
            <text:p>87/W: 2/18</text:p>
          </table:table-cell>
          <table:table-cell office:value-type="string">
            <text:p>88/X: 3/20</text:p>
          </table:table-cell>
          <table:table-cell office:value-type="string">
            <text:p>89/Y: 1/20</text:p>
          </table:table-cell>
          <table:table-cell office:value-type="string">
            <text:p>90/Z: 1/21</text:p>
          </table:table-cell>
          <table:table-cell office:value-type="string">
            <text:p>_</text:p>
          </table:table-cell>
          <table:table-cell office:value-type="string">
            <text:p>94/^: 4/12</text:p>
          </table:table-cell>
          <table:table-cell office:value-type="string">
            <text:p>95/_: 0/8</text:p>
          </table:table-cell>
          <table:table-cell office:value-type="string">
            <text:p>96/`: 5/10</text:p>
          </table:table-cell>
          <table:table-cell office:value-type="string">
            <text:p>97/a: 1/15</text:p>
          </table:table-cell>
          <table:table-cell office:value-type="string">
            <text:p>98/b: 2/14</text:p>
          </table:table-cell>
          <table:table-cell office:value-type="string">
            <text:p>99/c: 3/15</text:p>
          </table:table-cell>
          <table:table-cell office:value-type="string">
            <text:p>100/d: 4/16</text:p>
          </table:table-cell>
          <table:table-cell office:value-type="string">
            <text:p>101/e: 5/15</text:p>
          </table:table-cell>
          <table:table-cell office:value-type="string">
            <text:p>102/f: 6/17</text:p>
          </table:table-cell>
          <table:table-cell office:value-type="string">
            <text:p>103/g: 7/17</text:p>
          </table:table-cell>
          <table:table-cell office:value-type="string">
            <text:p>104/h: 8/17</text:p>
          </table:table-cell>
          <table:table-cell office:value-type="string">
            <text:p>105/i: 9/18</text:p>
          </table:table-cell>
          <table:table-cell office:value-type="string">
            <text:p>106/j: 10/16</text:p>
          </table:table-cell>
          <table:table-cell office:value-type="string">
            <text:p>107/k: 11/17</text:p>
          </table:table-cell>
          <table:table-cell office:value-type="string">
            <text:p>108/l: 12/20</text:p>
          </table:table-cell>
          <table:table-cell office:value-type="string">
            <text:p>109/m: 13/21</text:p>
          </table:table-cell>
          <table:table-cell office:value-type="string">
            <text:p>110/n: 14/21</text:p>
          </table:table-cell>
          <table:table-cell office:value-type="string">
            <text:p>111/o: 15/22</text:p>
          </table:table-cell>
          <table:table-cell office:value-type="string">
            <text:p>112/p: 16/23</text:p>
          </table:table-cell>
          <table:table-cell office:value-type="string">
            <text:p>113/q: 17/21</text:p>
          </table:table-cell>
          <table:table-cell office:value-type="string">
            <text:p>114/r: 17/24</text:p>
          </table:table-cell>
          <table:table-cell office:value-type="string">
            <text:p>115/s: 18/25</text:p>
          </table:table-cell>
          <table:table-cell office:value-type="string">
            <text:p>116/t: 19/26</text:p>
          </table:table-cell>
          <table:table-cell office:value-type="string">
            <text:p>117/u: 20/24</text:p>
          </table:table-cell>
          <table:table-cell office:value-type="string">
            <text:p>118/v: 21/26</text:p>
          </table:table-cell>
          <table:table-cell office:value-type="string">
            <text:p>119/w: 22/27</text:p>
          </table:table-cell>
          <table:table-cell office:value-type="string">
            <text:p>120/x: 23/26</text:p>
          </table:table-cell>
          <table:table-cell office:value-type="string">
            <text:p>121/y: 24/27</text:p>
          </table:table-cell>
          <table:table-cell office:value-type="string">
            <text:p>122/z: 25/27</text:p>
          </table:table-cell>
          <table:table-cell table:number-columns-repeated="2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1/3</text:p>
          </table:table-cell>
          <table:table-cell office:value-type="string">
            <text:p>134/?: 5/5</text:p>
          </table:table-cell>
          <table:table-cell office:value-type="string">
            <text:p>135/?: 0/4</text:p>
          </table:table-cell>
          <table:table-cell office:value-type="string">
            <text:p>136/?: 4/6</text:p>
          </table:table-cell>
          <table:table-cell office:value-type="string">
            <text:p>137/?: 1/5</text:p>
          </table:table-cell>
          <table:table-cell office:value-type="string">
            <text:p>138/?: 9/9</text:p>
          </table:table-cell>
          <table:table-cell office:value-type="string">
            <text:p>139/?: 6/9</text:p>
          </table:table-cell>
          <table:table-cell office:value-type="string">
            <text:p>140/?: 7/10</text:p>
          </table:table-cell>
          <table:table-cell office:value-type="string">
            <text:p>141/?: 8/11</text:p>
          </table:table-cell>
          <table:table-cell office:value-type="string">
            <text:p>142/?: 13/13</text:p>
          </table:table-cell>
          <table:table-cell office:value-type="string">
            <text:p>143/?: 9/12</text:p>
          </table:table-cell>
          <table:table-cell office:value-type="string">
            <text:p>144/?: 14/15</text:p>
          </table:table-cell>
          <table:table-cell office:value-type="string">
            <text:p>145/?: 15/16</text:p>
          </table:table-cell>
          <table:table-cell office:value-type="string">
            <text:p>146/?: 16/17</text:p>
          </table:table-cell>
          <table:table-cell office:value-type="string">
            <text:p>147/?: 17/17</text:p>
          </table:table-cell>
          <table:table-cell office:value-type="string">
            <text:p>148/?: 18/18</text:p>
          </table:table-cell>
          <table:table-cell office:value-type="string">
            <text:p>149/?: 19/19</text:p>
          </table:table-cell>
          <table:table-cell office:value-type="string">
            <text:p>150/?: 2/8</text:p>
          </table:table-cell>
          <table:table-cell office:value-type="string">
            <text:p>151/?: 10/15</text:p>
          </table:table-cell>
          <table:table-cell office:value-type="string">
            <text:p>152/?: 11/16</text:p>
          </table:table-cell>
          <table:table-cell office:value-type="string">
            <text:p>153/?: 12/17</text:p>
          </table:table-cell>
          <table:table-cell office:value-type="string">
            <text:p>154/?: 13/18</text:p>
          </table:table-cell>
          <table:table-cell office:value-type="string">
            <text:p>155/?: 14/19</text:p>
          </table:table-cell>
          <table:table-cell office:value-type="string">
            <text:p>156/?: 3/14</text:p>
          </table:table-cell>
          <table:table-cell office:value-type="string">
            <text:p>157/?: 16/21</text:p>
          </table:table-cell>
          <table:table-cell office:value-type="string">
            <text:p>158/?: 17/17</text:p>
          </table:table-cell>
          <table:table-cell office:value-type="string">
            <text:p>159/?: 18/18</text:p>
          </table:table-cell>
          <table:table-cell office:value-type="string">
            <text:p>160/?: 4/9</text:p>
          </table:table-cell>
          <table:table-cell office:value-type="string">
            <text:p>161/?: 5/10</text:p>
          </table:table-cell>
          <table:table-cell office:value-type="string">
            <text:p>162/?: 6/13</text:p>
          </table:table-cell>
          <table:table-cell office:value-type="string">
            <text:p>163/?: 7/14</text:p>
          </table:table-cell>
          <table:table-cell office:value-type="string">
            <text:p>164/?: 8/15</text:p>
          </table:table-cell>
          <table:table-cell office:value-type="string">
            <text:p>165/?: 9/14</text:p>
          </table:table-cell>
          <table:table-cell office:value-type="string">
            <text:p>166/?: 10/15</text:p>
          </table:table-cell>
          <table:table-cell office:value-type="string">
            <text:p>167/?: 27/27</text:p>
          </table:table-cell>
          <table:table-cell office:value-type="string">
            <text:p>168/?: 11/16</text:p>
          </table:table-cell>
          <table:table-cell office:value-type="string">
            <text:p>169/?: 12/20</text:p>
          </table:table-cell>
          <table:table-cell office:value-type="string">
            <text:p>170/?: 13/18</text:p>
          </table:table-cell>
          <table:table-cell office:value-type="string">
            <text:p>171/?: 14/16</text:p>
          </table:table-cell>
          <table:table-cell office:value-type="string">
            <text:p>172/?: 15/15</text:p>
          </table:table-cell>
          <table:table-cell office:value-type="string">
            <text:p>173/?: 16/16</text:p>
          </table:table-cell>
          <table:table-cell office:value-type="string">
            <text:p>174/?: 17/19</text:p>
          </table:table-cell>
          <table:table-cell office:value-type="string">
            <text:p>175/?: 18/18</text:p>
          </table:table-cell>
          <table:table-cell office:value-type="string">
            <text:p>176/?: 24/24</text:p>
          </table:table-cell>
          <table:table-cell office:value-type="string">
            <text:p>_</text:p>
          </table:table-cell>
          <table:table-cell office:value-type="string">
            <text:p>178/?: 19/19</text:p>
          </table:table-cell>
          <table:table-cell office:value-type="string">
            <text:p>179/?: 20/20</text:p>
          </table:table-cell>
          <table:table-cell office:value-type="string">
            <text:p>180/?: 21/21</text:p>
          </table:table-cell>
          <table:table-cell office:value-type="string">
            <text:p>181/?: 22/22</text:p>
          </table:table-cell>
          <table:table-cell office:value-type="string">
            <text:p>182/?: 23/23</text:p>
          </table:table-cell>
          <table:table-cell office:value-type="string">
            <text:p>_</text:p>
          </table:table-cell>
          <table:table-cell office:value-type="string">
            <text:p>184/?: 24/24</text:p>
          </table:table-cell>
          <table:table-cell office:value-type="string">
            <text:p>185/?: 25/25</text:p>
          </table:table-cell>
          <table:table-cell office:value-type="string">
            <text:p>186/?: 26/26</text:p>
          </table:table-cell>
          <table:table-cell office:value-type="string">
            <text:p>187/?: 27/27</text:p>
          </table:table-cell>
          <table:table-cell office:value-type="string">
            <text:p>188/?: 28/28</text:p>
          </table:table-cell>
          <table:table-cell office:value-type="string">
            <text:p>189/?: 27/28</text:p>
          </table:table-cell>
          <table:table-cell office:value-type="string">
            <text:p>190/?: 28/28</text:p>
          </table:table-cell>
          <table:table-cell office:value-type="string">
            <text:p>191/?: 29/29</text:p>
          </table:table-cell>
          <table:table-cell table:number-columns-repeated="2" office:value-type="string">
            <text:p>_</text:p>
          </table:table-cell>
          <table:table-cell office:value-type="string">
            <text:p>194/?: 27/27</text:p>
          </table:table-cell>
          <table:table-cell office:value-type="string">
            <text:p>195/?: 25/28</text:p>
          </table:table-cell>
          <table:table-cell office:value-type="string">
            <text:p>196/?: 26/28</text:p>
          </table:table-cell>
          <table:table-cell office:value-type="string">
            <text:p>197/?: 26/28</text:p>
          </table:table-cell>
          <table:table-cell office:value-type="string">
            <text:p>198/?: 29/29</text:p>
          </table:table-cell>
          <table:table-cell office:value-type="string">
            <text:p>199/?: 27/28</text:p>
          </table:table-cell>
          <table:table-cell office:value-type="string">
            <text:p>200/?: 27/28</text:p>
          </table:table-cell>
          <table:table-cell office:value-type="string">
            <text:p>201/?: 27/28</text:p>
          </table:table-cell>
          <table:table-cell office:value-type="string">
            <text:p>202/?: 27/28</text:p>
          </table:table-cell>
          <table:table-cell office:value-type="string">
            <text:p>_</text:p>
          </table:table-cell>
          <table:table-cell office:value-type="string">
            <text:p>204/?: 29/29</text:p>
          </table:table-cell>
          <table:table-cell office:value-type="string">
            <text:p>_</text:p>
          </table:table-cell>
          <table:table-cell office:value-type="string">
            <text:p>206/?: 29/29</text:p>
          </table:table-cell>
          <table:table-cell office:value-type="string">
            <text:p>_</text:p>
          </table:table-cell>
          <table:table-cell office:value-type="string">
            <text:p>208/?: 28/28</text:p>
          </table:table-cell>
          <table:table-cell office:value-type="string">
            <text:p>209/?: 29/29</text:p>
          </table:table-cell>
          <table:table-cell table:number-columns-repeated="3" office:value-type="string">
            <text:p>_</text:p>
          </table:table-cell>
          <table:table-cell office:value-type="string">
            <text:p>225/?: 28/28</text:p>
          </table:table-cell>
          <table:table-cell office:value-type="string">
            <text:p>226/?: 28/28</text:p>
          </table:table-cell>
          <table:table-cell table:number-columns-repeated="2" office:value-type="string">
            <text:p>_</text:p>
          </table:table-cell>
          <table:table-cell office:value-type="string">
            <text:p>229/?: 29/29</text:p>
          </table:table-cell>
          <table:table-cell table:number-columns-repeated="2" office:value-type="string">
            <text:p>_</text:p>
          </table:table-cell>
          <table:table-cell office:value-type="string">
            <text:p>232/?: 29/29</text:p>
          </table:table-cell>
          <table:table-cell office:value-type="string">
            <text:p>233/?: 29/29</text:p>
          </table:table-cell>
          <table:table-cell table:number-columns-repeated="7" office:value-type="string">
            <text:p>_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1">
            <text:p>31</text:p>
          </table:table-cell>
          <table:table-cell office:value-type="string">
            <text:p>count:</text:p>
          </table:table-cell>
          <table:table-cell office:value-type="float" office:value="1275">
            <text:p>127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3</text:p>
          </table:table-cell>
          <table:table-cell office:value-type="string">
            <text:p>48/0: 0/2</text:p>
          </table:table-cell>
          <table:table-cell office:value-type="string">
            <text:p>49/1: 0/1</text:p>
          </table:table-cell>
          <table:table-cell office:value-type="string">
            <text:p>50/2: 0/1</text:p>
          </table:table-cell>
          <table:table-cell office:value-type="string">
            <text:p>51/3: 0/3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1/6</text:p>
          </table:table-cell>
          <table:table-cell office:value-type="string">
            <text:p>56/8: 1/6</text:p>
          </table:table-cell>
          <table:table-cell office:value-type="string">
            <text:p>57/9: 0/7</text:p>
          </table:table-cell>
          <table:table-cell office:value-type="string">
            <text:p>58/:: 0/5</text:p>
          </table:table-cell>
          <table:table-cell office:value-type="string">
            <text:p>59/;: 4/5</text:p>
          </table:table-cell>
          <table:table-cell office:value-type="string">
            <text:p>_</text:p>
          </table:table-cell>
          <table:table-cell office:value-type="string">
            <text:p>61/=: 3/3</text:p>
          </table:table-cell>
          <table:table-cell office:value-type="string">
            <text:p>_</text:p>
          </table:table-cell>
          <table:table-cell office:value-type="string">
            <text:p>63/?: 1/5</text:p>
          </table:table-cell>
          <table:table-cell office:value-type="string">
            <text:p>_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0/4</text:p>
          </table:table-cell>
          <table:table-cell office:value-type="string">
            <text:p>68/D: 1/4</text:p>
          </table:table-cell>
          <table:table-cell office:value-type="string">
            <text:p>69/E: 1/5</text:p>
          </table:table-cell>
          <table:table-cell office:value-type="string">
            <text:p>70/F: 2/6</text:p>
          </table:table-cell>
          <table:table-cell office:value-type="string">
            <text:p>71/G: 2/7</text:p>
          </table:table-cell>
          <table:table-cell office:value-type="string">
            <text:p>72/H: 2/8</text:p>
          </table:table-cell>
          <table:table-cell office:value-type="string">
            <text:p>73/I: 3/8</text:p>
          </table:table-cell>
          <table:table-cell office:value-type="string">
            <text:p>74/J: 3/9</text:p>
          </table:table-cell>
          <table:table-cell office:value-type="string">
            <text:p>75/K: 2/10</text:p>
          </table:table-cell>
          <table:table-cell office:value-type="string">
            <text:p>76/L: 1/10</text:p>
          </table:table-cell>
          <table:table-cell office:value-type="string">
            <text:p>77/M: 2/11</text:p>
          </table:table-cell>
          <table:table-cell office:value-type="string">
            <text:p>78/N: 2/12</text:p>
          </table:table-cell>
          <table:table-cell office:value-type="string">
            <text:p>79/O: 3/13</text:p>
          </table:table-cell>
          <table:table-cell office:value-type="string">
            <text:p>80/P: 2/13</text:p>
          </table:table-cell>
          <table:table-cell office:value-type="string">
            <text:p>81/Q: 3/16</text:p>
          </table:table-cell>
          <table:table-cell office:value-type="string">
            <text:p>82/R: 3/15</text:p>
          </table:table-cell>
          <table:table-cell office:value-type="string">
            <text:p>83/S: 2/15</text:p>
          </table:table-cell>
          <table:table-cell office:value-type="string">
            <text:p>84/T: 1/16</text:p>
          </table:table-cell>
          <table:table-cell office:value-type="string">
            <text:p>85/U: 5/18</text:p>
          </table:table-cell>
          <table:table-cell office:value-type="string">
            <text:p>86/V: 1/18</text:p>
          </table:table-cell>
          <table:table-cell office:value-type="string">
            <text:p>87/W: 3/19</text:p>
          </table:table-cell>
          <table:table-cell office:value-type="string">
            <text:p>88/X: 3/20</text:p>
          </table:table-cell>
          <table:table-cell office:value-type="string">
            <text:p>89/Y: 2/20</text:p>
          </table:table-cell>
          <table:table-cell office:value-type="string">
            <text:p>90/Z: 3/21</text:p>
          </table:table-cell>
          <table:table-cell office:value-type="string">
            <text:p>_</text:p>
          </table:table-cell>
          <table:table-cell office:value-type="string">
            <text:p>92/\: 5/5</text:p>
          </table:table-cell>
          <table:table-cell office:value-type="string">
            <text:p>_</text:p>
          </table:table-cell>
          <table:table-cell office:value-type="string">
            <text:p>94/^: 8/8</text:p>
          </table:table-cell>
          <table:table-cell office:value-type="string">
            <text:p>95/_: 1/9</text:p>
          </table:table-cell>
          <table:table-cell office:value-type="string">
            <text:p>96/`: 5/7</text:p>
          </table:table-cell>
          <table:table-cell office:value-type="string">
            <text:p>97/a: 2/15</text:p>
          </table:table-cell>
          <table:table-cell office:value-type="string">
            <text:p>98/b: 3/15</text:p>
          </table:table-cell>
          <table:table-cell office:value-type="string">
            <text:p>99/c: 4/16</text:p>
          </table:table-cell>
          <table:table-cell office:value-type="string">
            <text:p>100/d: 5/17</text:p>
          </table:table-cell>
          <table:table-cell office:value-type="string">
            <text:p>101/e: 6/16</text:p>
          </table:table-cell>
          <table:table-cell office:value-type="string">
            <text:p>102/f: 7/18</text:p>
          </table:table-cell>
          <table:table-cell office:value-type="string">
            <text:p>103/g: 8/18</text:p>
          </table:table-cell>
          <table:table-cell office:value-type="string">
            <text:p>104/h: 9/18</text:p>
          </table:table-cell>
          <table:table-cell office:value-type="string">
            <text:p>105/i: 10/19</text:p>
          </table:table-cell>
          <table:table-cell office:value-type="string">
            <text:p>106/j: 11/18</text:p>
          </table:table-cell>
          <table:table-cell office:value-type="string">
            <text:p>107/k: 12/18</text:p>
          </table:table-cell>
          <table:table-cell office:value-type="string">
            <text:p>108/l: 13/21</text:p>
          </table:table-cell>
          <table:table-cell office:value-type="string">
            <text:p>109/m: 14/22</text:p>
          </table:table-cell>
          <table:table-cell office:value-type="string">
            <text:p>110/n: 15/21</text:p>
          </table:table-cell>
          <table:table-cell office:value-type="string">
            <text:p>111/o: 16/23</text:p>
          </table:table-cell>
          <table:table-cell office:value-type="string">
            <text:p>112/p: 17/24</text:p>
          </table:table-cell>
          <table:table-cell office:value-type="string">
            <text:p>113/q: 17/22</text:p>
          </table:table-cell>
          <table:table-cell office:value-type="string">
            <text:p>114/r: 18/25</text:p>
          </table:table-cell>
          <table:table-cell office:value-type="string">
            <text:p>115/s: 19/26</text:p>
          </table:table-cell>
          <table:table-cell office:value-type="string">
            <text:p>116/t: 20/27</text:p>
          </table:table-cell>
          <table:table-cell office:value-type="string">
            <text:p>117/u: 21/26</text:p>
          </table:table-cell>
          <table:table-cell office:value-type="string">
            <text:p>118/v: 22/27</text:p>
          </table:table-cell>
          <table:table-cell office:value-type="string">
            <text:p>119/w: 23/28</text:p>
          </table:table-cell>
          <table:table-cell office:value-type="string">
            <text:p>120/x: 24/27</text:p>
          </table:table-cell>
          <table:table-cell office:value-type="string">
            <text:p>121/y: 24/27</text:p>
          </table:table-cell>
          <table:table-cell office:value-type="string">
            <text:p>122/z: 25/28</text:p>
          </table:table-cell>
          <table:table-cell office:value-type="string">
            <text:p>126/~: 29/29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1/2</text:p>
          </table:table-cell>
          <table:table-cell office:value-type="string">
            <text:p>132/?: 2/3</text:p>
          </table:table-cell>
          <table:table-cell office:value-type="string">
            <text:p>133/?: 2/3</text:p>
          </table:table-cell>
          <table:table-cell office:value-type="string">
            <text:p>134/?: 3/3</text:p>
          </table:table-cell>
          <table:table-cell office:value-type="string">
            <text:p>135/?: 3/4</text:p>
          </table:table-cell>
          <table:table-cell office:value-type="string">
            <text:p>136/?: 0/3</text:p>
          </table:table-cell>
          <table:table-cell office:value-type="string">
            <text:p>137/?: 0/3</text:p>
          </table:table-cell>
          <table:table-cell office:value-type="string">
            <text:p>138/?: 2/4</text:p>
          </table:table-cell>
          <table:table-cell office:value-type="string">
            <text:p>139/?: 3/6</text:p>
          </table:table-cell>
          <table:table-cell office:value-type="string">
            <text:p>140/?: 4/6</text:p>
          </table:table-cell>
          <table:table-cell office:value-type="string">
            <text:p>141/?: 5/7</text:p>
          </table:table-cell>
          <table:table-cell office:value-type="string">
            <text:p>142/?: 6/7</text:p>
          </table:table-cell>
          <table:table-cell office:value-type="string">
            <text:p>143/?: 7/9</text:p>
          </table:table-cell>
          <table:table-cell office:value-type="string">
            <text:p>144/?: 7/9</text:p>
          </table:table-cell>
          <table:table-cell office:value-type="string">
            <text:p>145/?: 0/8</text:p>
          </table:table-cell>
          <table:table-cell office:value-type="string">
            <text:p>146/?: 1/9</text:p>
          </table:table-cell>
          <table:table-cell office:value-type="string">
            <text:p>147/?: 0/7</text:p>
          </table:table-cell>
          <table:table-cell office:value-type="string">
            <text:p>148/?: 1/9</text:p>
          </table:table-cell>
          <table:table-cell office:value-type="string">
            <text:p>149/?: 2/9</text:p>
          </table:table-cell>
          <table:table-cell office:value-type="string">
            <text:p>150/?: 1/9</text:p>
          </table:table-cell>
          <table:table-cell office:value-type="string">
            <text:p>151/?: 4/10</text:p>
          </table:table-cell>
          <table:table-cell office:value-type="string">
            <text:p>152/?: 2/10</text:p>
          </table:table-cell>
          <table:table-cell office:value-type="string">
            <text:p>153/?: 6/13</text:p>
          </table:table-cell>
          <table:table-cell office:value-type="string">
            <text:p>154/?: 3/12</text:p>
          </table:table-cell>
          <table:table-cell office:value-type="string">
            <text:p>155/?: 8/14</text:p>
          </table:table-cell>
          <table:table-cell office:value-type="string">
            <text:p>156/?: 4/12</text:p>
          </table:table-cell>
          <table:table-cell office:value-type="string">
            <text:p>157/?: 10/14</text:p>
          </table:table-cell>
          <table:table-cell office:value-type="string">
            <text:p>158/?: 11/16</text:p>
          </table:table-cell>
          <table:table-cell office:value-type="string">
            <text:p>159/?: 12/16</text:p>
          </table:table-cell>
          <table:table-cell office:value-type="string">
            <text:p>160/?: 5/13</text:p>
          </table:table-cell>
          <table:table-cell office:value-type="string">
            <text:p>161/?: 6/13</text:p>
          </table:table-cell>
          <table:table-cell office:value-type="string">
            <text:p>162/?: 7/15</text:p>
          </table:table-cell>
          <table:table-cell office:value-type="string">
            <text:p>163/?: 8/14</text:p>
          </table:table-cell>
          <table:table-cell office:value-type="string">
            <text:p>164/?: 9/16</text:p>
          </table:table-cell>
          <table:table-cell office:value-type="string">
            <text:p>165/?: 10/16</text:p>
          </table:table-cell>
          <table:table-cell office:value-type="string">
            <text:p>166/?: 11/18</text:p>
          </table:table-cell>
          <table:table-cell office:value-type="string">
            <text:p>167/?: 19/22</text:p>
          </table:table-cell>
          <table:table-cell office:value-type="string">
            <text:p>168/?: 12/18</text:p>
          </table:table-cell>
          <table:table-cell office:value-type="string">
            <text:p>169/?: 13/17</text:p>
          </table:table-cell>
          <table:table-cell office:value-type="string">
            <text:p>170/?: 14/18</text:p>
          </table:table-cell>
          <table:table-cell office:value-type="string">
            <text:p>171/?: 15/17</text:p>
          </table:table-cell>
          <table:table-cell office:value-type="string">
            <text:p>172/?: 16/20</text:p>
          </table:table-cell>
          <table:table-cell office:value-type="string">
            <text:p>173/?: 17/20</text:p>
          </table:table-cell>
          <table:table-cell office:value-type="string">
            <text:p>174/?: 18/21</text:p>
          </table:table-cell>
          <table:table-cell office:value-type="string">
            <text:p>175/?: 19/22</text:p>
          </table:table-cell>
          <table:table-cell office:value-type="string">
            <text:p>176/?: 23/24</text:p>
          </table:table-cell>
          <table:table-cell office:value-type="string">
            <text:p>177/?: 23/24</text:p>
          </table:table-cell>
          <table:table-cell office:value-type="string">
            <text:p>178/?: 20/23</text:p>
          </table:table-cell>
          <table:table-cell office:value-type="string">
            <text:p>179/?: 21/21</text:p>
          </table:table-cell>
          <table:table-cell office:value-type="string">
            <text:p>180/?: 22/24</text:p>
          </table:table-cell>
          <table:table-cell office:value-type="string">
            <text:p>181/?: 23/25</text:p>
          </table:table-cell>
          <table:table-cell office:value-type="string">
            <text:p>182/?: 24/26</text:p>
          </table:table-cell>
          <table:table-cell office:value-type="string">
            <text:p>183/?: 25/26</text:p>
          </table:table-cell>
          <table:table-cell office:value-type="string">
            <text:p>184/?: 25/26</text:p>
          </table:table-cell>
          <table:table-cell office:value-type="string">
            <text:p>185/?: 26/26</text:p>
          </table:table-cell>
          <table:table-cell office:value-type="string">
            <text:p>186/?: 27/27</text:p>
          </table:table-cell>
          <table:table-cell office:value-type="string">
            <text:p>187/?: 28/28</text:p>
          </table:table-cell>
          <table:table-cell office:value-type="string">
            <text:p>188/?: 28/28</text:p>
          </table:table-cell>
          <table:table-cell office:value-type="string">
            <text:p>189/?: 29/29</text:p>
          </table:table-cell>
          <table:table-cell office:value-type="string">
            <text:p>190/?: 29/29</text:p>
          </table:table-cell>
          <table:table-cell office:value-type="string">
            <text:p>191/?: 30/30</text:p>
          </table:table-cell>
          <table:table-cell table:number-columns-repeated="2" office:value-type="string">
            <text:p>_</text:p>
          </table:table-cell>
          <table:table-cell office:value-type="string">
            <text:p>194/?: 26/28</text:p>
          </table:table-cell>
          <table:table-cell office:value-type="string">
            <text:p>195/?: 26/29</text:p>
          </table:table-cell>
          <table:table-cell office:value-type="string">
            <text:p>196/?: 27/29</text:p>
          </table:table-cell>
          <table:table-cell office:value-type="string">
            <text:p>197/?: 28/29</text:p>
          </table:table-cell>
          <table:table-cell office:value-type="string">
            <text:p>_</text:p>
          </table:table-cell>
          <table:table-cell office:value-type="string">
            <text:p>199/?: 30/30</text:p>
          </table:table-cell>
          <table:table-cell office:value-type="string">
            <text:p>200/?: 29/29</text:p>
          </table:table-cell>
          <table:table-cell office:value-type="string">
            <text:p>201/?: 29/29</text:p>
          </table:table-cell>
          <table:table-cell office:value-type="string">
            <text:p>202/?: 29/29</text:p>
          </table:table-cell>
          <table:table-cell office:value-type="string">
            <text:p>204/?: 29/29</text:p>
          </table:table-cell>
          <table:table-cell office:value-type="string">
            <text:p>_</text:p>
          </table:table-cell>
          <table:table-cell office:value-type="string">
            <text:p>206/?: 28/29</text:p>
          </table:table-cell>
          <table:table-cell office:value-type="string">
            <text:p>207/?: 29/29</text:p>
          </table:table-cell>
          <table:table-cell office:value-type="string">
            <text:p>_</text:p>
          </table:table-cell>
          <table:table-cell office:value-type="string">
            <text:p>209/?: 30/30</text:p>
          </table:table-cell>
          <table:table-cell office:value-type="string">
            <text:p>225/?: 29/29</text:p>
          </table:table-cell>
          <table:table-cell office:value-type="string">
            <text:p>226/?: 30/30</text:p>
          </table:table-cell>
          <table:table-cell table:number-columns-repeated="2" office:value-type="string">
            <text:p>_</text:p>
          </table:table-cell>
          <table:table-cell office:value-type="string">
            <text:p>229/?: 30/30</text:p>
          </table:table-cell>
          <table:table-cell table:number-columns-repeated="2" office:value-type="string">
            <text:p>_</text:p>
          </table:table-cell>
          <table:table-cell office:value-type="string">
            <text:p>234/?: 30/30</text:p>
          </table:table-cell>
          <table:table-cell table:number-columns-repeated="9" office:value-type="string">
            <text:p>_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2">
            <text:p>32</text:p>
          </table:table-cell>
          <table:table-cell office:value-type="string">
            <text:p>count:</text:p>
          </table:table-cell>
          <table:table-cell office:value-type="float" office:value="1122">
            <text:p>112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0/2</text:p>
          </table:table-cell>
          <table:table-cell office:value-type="string">
            <text:p>48/0: 0/2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0/3</text:p>
          </table:table-cell>
          <table:table-cell office:value-type="string">
            <text:p>53/5: 1/4</text:p>
          </table:table-cell>
          <table:table-cell office:value-type="string">
            <text:p>54/6: 1/5</text:p>
          </table:table-cell>
          <table:table-cell office:value-type="string">
            <text:p>55/7: 1/5</text:p>
          </table:table-cell>
          <table:table-cell office:value-type="string">
            <text:p>56/8: 0/6</text:p>
          </table:table-cell>
          <table:table-cell office:value-type="string">
            <text:p>57/9: 1/6</text:p>
          </table:table-cell>
          <table:table-cell office:value-type="string">
            <text:p>58/:: 1/6</text:p>
          </table:table-cell>
          <table:table-cell office:value-type="string">
            <text:p>59/;: 5/5</text:p>
          </table:table-cell>
          <table:table-cell office:value-type="string">
            <text:p>61/=: 1/2</text:p>
          </table:table-cell>
          <table:table-cell office:value-type="string">
            <text:p>_</text:p>
          </table:table-cell>
          <table:table-cell office:value-type="string">
            <text:p>63/?: 5/5</text:p>
          </table:table-cell>
          <table:table-cell office:value-type="string">
            <text:p>64/@: 2/5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1/4</text:p>
          </table:table-cell>
          <table:table-cell office:value-type="string">
            <text:p>68/D: 1/5</text:p>
          </table:table-cell>
          <table:table-cell office:value-type="string">
            <text:p>69/E: 2/6</text:p>
          </table:table-cell>
          <table:table-cell office:value-type="string">
            <text:p>70/F: 1/6</text:p>
          </table:table-cell>
          <table:table-cell office:value-type="string">
            <text:p>71/G: 2/7</text:p>
          </table:table-cell>
          <table:table-cell office:value-type="string">
            <text:p>72/H: 3/8</text:p>
          </table:table-cell>
          <table:table-cell office:value-type="string">
            <text:p>73/I: 3/9</text:p>
          </table:table-cell>
          <table:table-cell office:value-type="string">
            <text:p>74/J: 1/9</text:p>
          </table:table-cell>
          <table:table-cell office:value-type="string">
            <text:p>75/K: 3/10</text:p>
          </table:table-cell>
          <table:table-cell office:value-type="string">
            <text:p>76/L: 2/11</text:p>
          </table:table-cell>
          <table:table-cell office:value-type="string">
            <text:p>77/M: 2/11</text:p>
          </table:table-cell>
          <table:table-cell office:value-type="string">
            <text:p>78/N: 2/12</text:p>
          </table:table-cell>
          <table:table-cell office:value-type="string">
            <text:p>79/O: 2/13</text:p>
          </table:table-cell>
          <table:table-cell office:value-type="string">
            <text:p>80/P: 3/13</text:p>
          </table:table-cell>
          <table:table-cell office:value-type="string">
            <text:p>81/Q: 4/15</text:p>
          </table:table-cell>
          <table:table-cell office:value-type="string">
            <text:p>82/R: 2/15</text:p>
          </table:table-cell>
          <table:table-cell office:value-type="string">
            <text:p>83/S: 0/15</text:p>
          </table:table-cell>
          <table:table-cell office:value-type="string">
            <text:p>84/T: 3/16</text:p>
          </table:table-cell>
          <table:table-cell office:value-type="string">
            <text:p>85/U: 6/18</text:p>
          </table:table-cell>
          <table:table-cell office:value-type="string">
            <text:p>86/V: 2/19</text:p>
          </table:table-cell>
          <table:table-cell office:value-type="string">
            <text:p>87/W: 3/19</text:p>
          </table:table-cell>
          <table:table-cell office:value-type="string">
            <text:p>88/X: 3/21</text:p>
          </table:table-cell>
          <table:table-cell office:value-type="string">
            <text:p>89/Y: 4/20</text:p>
          </table:table-cell>
          <table:table-cell office:value-type="string">
            <text:p>90/Z: 4/21</text:p>
          </table:table-cell>
          <table:table-cell office:value-type="string">
            <text:p>_</text:p>
          </table:table-cell>
          <table:table-cell office:value-type="string">
            <text:p>95/_: 1/10</text:p>
          </table:table-cell>
          <table:table-cell office:value-type="string">
            <text:p>96/`: 3/3</text:p>
          </table:table-cell>
          <table:table-cell office:value-type="string">
            <text:p>97/a: 2/16</text:p>
          </table:table-cell>
          <table:table-cell office:value-type="string">
            <text:p>98/b: 3/16</text:p>
          </table:table-cell>
          <table:table-cell office:value-type="string">
            <text:p>99/c: 4/17</text:p>
          </table:table-cell>
          <table:table-cell office:value-type="string">
            <text:p>100/d: 5/18</text:p>
          </table:table-cell>
          <table:table-cell office:value-type="string">
            <text:p>101/e: 6/17</text:p>
          </table:table-cell>
          <table:table-cell office:value-type="string">
            <text:p>102/f: 7/19</text:p>
          </table:table-cell>
          <table:table-cell office:value-type="string">
            <text:p>103/g: 8/19</text:p>
          </table:table-cell>
          <table:table-cell office:value-type="string">
            <text:p>104/h: 9/19</text:p>
          </table:table-cell>
          <table:table-cell office:value-type="string">
            <text:p>105/i: 10/20</text:p>
          </table:table-cell>
          <table:table-cell office:value-type="string">
            <text:p>106/j: 11/18</text:p>
          </table:table-cell>
          <table:table-cell office:value-type="string">
            <text:p>107/k: 12/19</text:p>
          </table:table-cell>
          <table:table-cell office:value-type="string">
            <text:p>108/l: 13/22</text:p>
          </table:table-cell>
          <table:table-cell office:value-type="string">
            <text:p>109/m: 14/23</text:p>
          </table:table-cell>
          <table:table-cell office:value-type="string">
            <text:p>110/n: 15/23</text:p>
          </table:table-cell>
          <table:table-cell office:value-type="string">
            <text:p>111/o: 16/24</text:p>
          </table:table-cell>
          <table:table-cell office:value-type="string">
            <text:p>112/p: 17/25</text:p>
          </table:table-cell>
          <table:table-cell office:value-type="string">
            <text:p>113/q: 18/23</text:p>
          </table:table-cell>
          <table:table-cell office:value-type="string">
            <text:p>114/r: 19/26</text:p>
          </table:table-cell>
          <table:table-cell office:value-type="string">
            <text:p>115/s: 20/27</text:p>
          </table:table-cell>
          <table:table-cell office:value-type="string">
            <text:p>116/t: 21/28</text:p>
          </table:table-cell>
          <table:table-cell office:value-type="string">
            <text:p>117/u: 22/27</text:p>
          </table:table-cell>
          <table:table-cell office:value-type="string">
            <text:p>118/v: 22/28</text:p>
          </table:table-cell>
          <table:table-cell office:value-type="string">
            <text:p>119/w: 23/29</text:p>
          </table:table-cell>
          <table:table-cell office:value-type="string">
            <text:p>120/x: 24/28</text:p>
          </table:table-cell>
          <table:table-cell office:value-type="string">
            <text:p>121/y: 25/29</text:p>
          </table:table-cell>
          <table:table-cell office:value-type="string">
            <text:p>122/z: 26/29</text:p>
          </table:table-cell>
          <table:table-cell table:number-columns-repeated="3" office:value-type="string">
            <text:p>_</text:p>
          </table:table-cell>
          <table:table-cell office:value-type="string">
            <text:p>126/~: 30/30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1/2</text:p>
          </table:table-cell>
          <table:table-cell office:value-type="string">
            <text:p>132/?: 0/2</text:p>
          </table:table-cell>
          <table:table-cell office:value-type="string">
            <text:p>133/?: 1/3</text:p>
          </table:table-cell>
          <table:table-cell office:value-type="string">
            <text:p>134/?: 0/3</text:p>
          </table:table-cell>
          <table:table-cell office:value-type="string">
            <text:p>135/?: 4/5</text:p>
          </table:table-cell>
          <table:table-cell office:value-type="string">
            <text:p>136/?: 4/5</text:p>
          </table:table-cell>
          <table:table-cell office:value-type="string">
            <text:p>137/?: 0/4</text:p>
          </table:table-cell>
          <table:table-cell office:value-type="string">
            <text:p>138/?: 5/6</text:p>
          </table:table-cell>
          <table:table-cell office:value-type="string">
            <text:p>139/?: 6/8</text:p>
          </table:table-cell>
          <table:table-cell office:value-type="string">
            <text:p>140/?: 6/8</text:p>
          </table:table-cell>
          <table:table-cell office:value-type="string">
            <text:p>141/?: 1/6</text:p>
          </table:table-cell>
          <table:table-cell office:value-type="string">
            <text:p>142/?: 7/9</text:p>
          </table:table-cell>
          <table:table-cell office:value-type="string">
            <text:p>143/?: 8/12</text:p>
          </table:table-cell>
          <table:table-cell office:value-type="string">
            <text:p>144/?: 8/10</text:p>
          </table:table-cell>
          <table:table-cell office:value-type="string">
            <text:p>145/?: 9/14</text:p>
          </table:table-cell>
          <table:table-cell office:value-type="string">
            <text:p>146/?: 9/12</text:p>
          </table:table-cell>
          <table:table-cell office:value-type="string">
            <text:p>147/?: 10/16</text:p>
          </table:table-cell>
          <table:table-cell office:value-type="string">
            <text:p>148/?: 10/13</text:p>
          </table:table-cell>
          <table:table-cell office:value-type="string">
            <text:p>149/?: 9/15</text:p>
          </table:table-cell>
          <table:table-cell office:value-type="string">
            <text:p>150/?: 2/9</text:p>
          </table:table-cell>
          <table:table-cell office:value-type="string">
            <text:p>151/?: 4/12</text:p>
          </table:table-cell>
          <table:table-cell office:value-type="string">
            <text:p>152/?: 3/11</text:p>
          </table:table-cell>
          <table:table-cell office:value-type="string">
            <text:p>153/?: 13/21</text:p>
          </table:table-cell>
          <table:table-cell office:value-type="string">
            <text:p>154/?: 4/13</text:p>
          </table:table-cell>
          <table:table-cell office:value-type="string">
            <text:p>155/?: 5/18</text:p>
          </table:table-cell>
          <table:table-cell office:value-type="string">
            <text:p>156/?: 5/13</text:p>
          </table:table-cell>
          <table:table-cell office:value-type="string">
            <text:p>157/?: 9/19</text:p>
          </table:table-cell>
          <table:table-cell office:value-type="string">
            <text:p>158/?: 13/18</text:p>
          </table:table-cell>
          <table:table-cell office:value-type="string">
            <text:p>159/?: 14/25</text:p>
          </table:table-cell>
          <table:table-cell office:value-type="string">
            <text:p>160/?: 0/9</text:p>
          </table:table-cell>
          <table:table-cell office:value-type="string">
            <text:p>161/?: 1/5</text:p>
          </table:table-cell>
          <table:table-cell office:value-type="string">
            <text:p>162/?: 2/11</text:p>
          </table:table-cell>
          <table:table-cell office:value-type="string">
            <text:p>163/?: 3/7</text:p>
          </table:table-cell>
          <table:table-cell office:value-type="string">
            <text:p>164/?: 4/13</text:p>
          </table:table-cell>
          <table:table-cell office:value-type="string">
            <text:p>165/?: 5/9</text:p>
          </table:table-cell>
          <table:table-cell office:value-type="string">
            <text:p>166/?: 6/13</text:p>
          </table:table-cell>
          <table:table-cell office:value-type="string">
            <text:p>167/?: 7/11</text:p>
          </table:table-cell>
          <table:table-cell office:value-type="string">
            <text:p>168/?: 8/15</text:p>
          </table:table-cell>
          <table:table-cell office:value-type="string">
            <text:p>169/?: 9/13</text:p>
          </table:table-cell>
          <table:table-cell office:value-type="string">
            <text:p>170/?: 10/16</text:p>
          </table:table-cell>
          <table:table-cell office:value-type="string">
            <text:p>171/?: 11/14</text:p>
          </table:table-cell>
          <table:table-cell office:value-type="string">
            <text:p>172/?: 12/18</text:p>
          </table:table-cell>
          <table:table-cell office:value-type="string">
            <text:p>173/?: 13/16</text:p>
          </table:table-cell>
          <table:table-cell office:value-type="string">
            <text:p>174/?: 14/19</text:p>
          </table:table-cell>
          <table:table-cell office:value-type="string">
            <text:p>175/?: 15/18</text:p>
          </table:table-cell>
          <table:table-cell office:value-type="string">
            <text:p>176/?: 16/21</text:p>
          </table:table-cell>
          <table:table-cell office:value-type="string">
            <text:p>177/?: 17/19</text:p>
          </table:table-cell>
          <table:table-cell office:value-type="string">
            <text:p>178/?: 18/22</text:p>
          </table:table-cell>
          <table:table-cell office:value-type="string">
            <text:p>179/?: 19/21</text:p>
          </table:table-cell>
          <table:table-cell office:value-type="string">
            <text:p>180/?: 20/23</text:p>
          </table:table-cell>
          <table:table-cell office:value-type="string">
            <text:p>181/?: 21/23</text:p>
          </table:table-cell>
          <table:table-cell office:value-type="string">
            <text:p>182/?: 22/25</text:p>
          </table:table-cell>
          <table:table-cell office:value-type="string">
            <text:p>183/?: 23/24</text:p>
          </table:table-cell>
          <table:table-cell office:value-type="string">
            <text:p>184/?: 24/26</text:p>
          </table:table-cell>
          <table:table-cell office:value-type="string">
            <text:p>185/?: 25/26</text:p>
          </table:table-cell>
          <table:table-cell office:value-type="string">
            <text:p>186/?: 26/28</text:p>
          </table:table-cell>
          <table:table-cell office:value-type="string">
            <text:p>187/?: 27/28</text:p>
          </table:table-cell>
          <table:table-cell office:value-type="string">
            <text:p>188/?: 28/29</text:p>
          </table:table-cell>
          <table:table-cell office:value-type="string">
            <text:p>189/?: 29/30</text:p>
          </table:table-cell>
          <table:table-cell office:value-type="string">
            <text:p>190/?: 30/30</text:p>
          </table:table-cell>
          <table:table-cell office:value-type="string">
            <text:p>191/?: 31/31</text:p>
          </table:table-cell>
          <table:table-cell office:value-type="string">
            <text:p>194/?: 27/29</text:p>
          </table:table-cell>
          <table:table-cell office:value-type="string">
            <text:p>195/?: 27/30</text:p>
          </table:table-cell>
          <table:table-cell office:value-type="string">
            <text:p>196/?: 28/30</text:p>
          </table:table-cell>
          <table:table-cell office:value-type="string">
            <text:p>197/?: 28/30</text:p>
          </table:table-cell>
          <table:table-cell office:value-type="string">
            <text:p>_</text:p>
          </table:table-cell>
          <table:table-cell office:value-type="string">
            <text:p>199/?: 31/31</text:p>
          </table:table-cell>
          <table:table-cell office:value-type="string">
            <text:p>200/?: 30/30</text:p>
          </table:table-cell>
          <table:table-cell office:value-type="string">
            <text:p>201/?: 31/31</text:p>
          </table:table-cell>
          <table:table-cell office:value-type="string">
            <text:p>202/?: 29/30</text:p>
          </table:table-cell>
          <table:table-cell table:number-columns-repeated="3" office:value-type="string">
            <text:p>_</text:p>
          </table:table-cell>
          <table:table-cell office:value-type="string">
            <text:p>206/?: 30/30</text:p>
          </table:table-cell>
          <table:table-cell office:value-type="string">
            <text:p>207/?: 31/31</text:p>
          </table:table-cell>
          <table:table-cell office:value-type="string">
            <text:p>208/?: 24/24</text:p>
          </table:table-cell>
          <table:table-cell table:number-columns-repeated="4" office:value-type="string">
            <text:p>_</text:p>
          </table:table-cell>
          <table:table-cell office:value-type="string">
            <text:p>216/?: 25/25</text:p>
          </table:table-cell>
          <table:table-cell table:number-columns-repeated="8" office:value-type="string">
            <text:p>_</text:p>
          </table:table-cell>
          <table:table-cell office:value-type="string">
            <text:p>225/?: 30/30</text:p>
          </table:table-cell>
          <table:table-cell office:value-type="string">
            <text:p>226/?: 30/30</text:p>
          </table:table-cell>
          <table:table-cell office:value-type="string">
            <text:p>227/?: 31/31</text:p>
          </table:table-cell>
          <table:table-cell office:value-type="string">
            <text:p>228/?: 26/26</text:p>
          </table:table-cell>
          <table:table-cell office:value-type="string">
            <text:p>229/?: 27/30</text:p>
          </table:table-cell>
          <table:table-cell office:value-type="string">
            <text:p>230/?: 28/28</text:p>
          </table:table-cell>
          <table:table-cell office:value-type="string">
            <text:p>231/?: 29/29</text:p>
          </table:table-cell>
          <table:table-cell office:value-type="string">
            <text:p>232/?: 30/30</text:p>
          </table:table-cell>
          <table:table-cell office:value-type="string">
            <text:p>233/?: 31/31</text:p>
          </table:table-cell>
          <table:table-cell table:number-columns-repeated="2" office:value-type="string">
            <text:p>_</text:p>
          </table:table-cell>
          <table:table-cell office:value-type="string">
            <text:p>239/?: 31/31</text:p>
          </table:table-cell>
          <table:table-cell table:number-columns-repeated="5" office:value-type="string">
            <text:p>_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3">
            <text:p>33</text:p>
          </table:table-cell>
          <table:table-cell office:value-type="string">
            <text:p>count:</text:p>
          </table:table-cell>
          <table:table-cell office:value-type="float" office:value="987">
            <text:p>987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1/1</text:p>
          </table:table-cell>
          <table:table-cell office:value-type="string">
            <text:p>42/*: 0/1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2</text:p>
          </table:table-cell>
          <table:table-cell office:value-type="string">
            <text:p>48/0: 0/2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1/4</text:p>
          </table:table-cell>
          <table:table-cell office:value-type="string">
            <text:p>53/5: 1/4</text:p>
          </table:table-cell>
          <table:table-cell office:value-type="string">
            <text:p>54/6: 0/5</text:p>
          </table:table-cell>
          <table:table-cell office:value-type="string">
            <text:p>55/7: 1/5</text:p>
          </table:table-cell>
          <table:table-cell office:value-type="string">
            <text:p>56/8: 1/6</text:p>
          </table:table-cell>
          <table:table-cell office:value-type="string">
            <text:p>57/9: 2/7</text:p>
          </table:table-cell>
          <table:table-cell office:value-type="string">
            <text:p>58/:: 0/5</text:p>
          </table:table-cell>
          <table:table-cell office:value-type="string">
            <text:p>59/;: 2/5</text:p>
          </table:table-cell>
          <table:table-cell office:value-type="string">
            <text:p>61/=: 2/2</text:p>
          </table:table-cell>
          <table:table-cell office:value-type="string">
            <text:p>_</text:p>
          </table:table-cell>
          <table:table-cell office:value-type="string">
            <text:p>63/?: 1/6</text:p>
          </table:table-cell>
          <table:table-cell office:value-type="string">
            <text:p>64/@: 10/10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0/4</text:p>
          </table:table-cell>
          <table:table-cell office:value-type="string">
            <text:p>68/D: 0/5</text:p>
          </table:table-cell>
          <table:table-cell office:value-type="string">
            <text:p>69/E: 1/6</text:p>
          </table:table-cell>
          <table:table-cell office:value-type="string">
            <text:p>70/F: 2/6</text:p>
          </table:table-cell>
          <table:table-cell office:value-type="string">
            <text:p>71/G: 3/7</text:p>
          </table:table-cell>
          <table:table-cell office:value-type="string">
            <text:p>72/H: 2/8</text:p>
          </table:table-cell>
          <table:table-cell office:value-type="string">
            <text:p>73/I: 2/9</text:p>
          </table:table-cell>
          <table:table-cell office:value-type="string">
            <text:p>74/J: 3/10</text:p>
          </table:table-cell>
          <table:table-cell office:value-type="string">
            <text:p>75/K: 2/10</text:p>
          </table:table-cell>
          <table:table-cell office:value-type="string">
            <text:p>76/L: 2/11</text:p>
          </table:table-cell>
          <table:table-cell office:value-type="string">
            <text:p>77/M: 2/11</text:p>
          </table:table-cell>
          <table:table-cell office:value-type="string">
            <text:p>78/N: 2/13</text:p>
          </table:table-cell>
          <table:table-cell office:value-type="string">
            <text:p>79/O: 1/14</text:p>
          </table:table-cell>
          <table:table-cell office:value-type="string">
            <text:p>80/P: 2/14</text:p>
          </table:table-cell>
          <table:table-cell office:value-type="string">
            <text:p>81/Q: 3/16</text:p>
          </table:table-cell>
          <table:table-cell office:value-type="string">
            <text:p>82/R: 3/15</text:p>
          </table:table-cell>
          <table:table-cell office:value-type="string">
            <text:p>83/S: 3/15</text:p>
          </table:table-cell>
          <table:table-cell office:value-type="string">
            <text:p>84/T: 2/17</text:p>
          </table:table-cell>
          <table:table-cell office:value-type="string">
            <text:p>85/U: 7/19</text:p>
          </table:table-cell>
          <table:table-cell office:value-type="string">
            <text:p>86/V: 3/19</text:p>
          </table:table-cell>
          <table:table-cell office:value-type="string">
            <text:p>87/W: 3/19</text:p>
          </table:table-cell>
          <table:table-cell office:value-type="string">
            <text:p>88/X: 4/21</text:p>
          </table:table-cell>
          <table:table-cell office:value-type="string">
            <text:p>89/Y: 3/21</text:p>
          </table:table-cell>
          <table:table-cell office:value-type="string">
            <text:p>90/Z: 4/22</text:p>
          </table:table-cell>
          <table:table-cell office:value-type="string">
            <text:p>_</text:p>
          </table:table-cell>
          <table:table-cell office:value-type="string">
            <text:p>94/^: 6/6</text:p>
          </table:table-cell>
          <table:table-cell office:value-type="string">
            <text:p>95/_: 2/10</text:p>
          </table:table-cell>
          <table:table-cell office:value-type="string">
            <text:p>96/`: 4/10</text:p>
          </table:table-cell>
          <table:table-cell office:value-type="string">
            <text:p>97/a: 3/16</text:p>
          </table:table-cell>
          <table:table-cell office:value-type="string">
            <text:p>98/b: 4/16</text:p>
          </table:table-cell>
          <table:table-cell office:value-type="string">
            <text:p>99/c: 5/18</text:p>
          </table:table-cell>
          <table:table-cell office:value-type="string">
            <text:p>100/d: 6/18</text:p>
          </table:table-cell>
          <table:table-cell office:value-type="string">
            <text:p>101/e: 7/18</text:p>
          </table:table-cell>
          <table:table-cell office:value-type="string">
            <text:p>102/f: 8/19</text:p>
          </table:table-cell>
          <table:table-cell office:value-type="string">
            <text:p>103/g: 9/20</text:p>
          </table:table-cell>
          <table:table-cell office:value-type="string">
            <text:p>104/h: 10/20</text:p>
          </table:table-cell>
          <table:table-cell office:value-type="string">
            <text:p>105/i: 11/21</text:p>
          </table:table-cell>
          <table:table-cell office:value-type="string">
            <text:p>106/j: 12/19</text:p>
          </table:table-cell>
          <table:table-cell office:value-type="string">
            <text:p>107/k: 13/20</text:p>
          </table:table-cell>
          <table:table-cell office:value-type="string">
            <text:p>108/l: 14/22</text:p>
          </table:table-cell>
          <table:table-cell office:value-type="string">
            <text:p>109/m: 15/24</text:p>
          </table:table-cell>
          <table:table-cell office:value-type="string">
            <text:p>110/n: 16/23</text:p>
          </table:table-cell>
          <table:table-cell office:value-type="string">
            <text:p>111/o: 17/25</text:p>
          </table:table-cell>
          <table:table-cell office:value-type="string">
            <text:p>112/p: 18/26</text:p>
          </table:table-cell>
          <table:table-cell office:value-type="string">
            <text:p>113/q: 19/23</text:p>
          </table:table-cell>
          <table:table-cell office:value-type="string">
            <text:p>114/r: 19/27</text:p>
          </table:table-cell>
          <table:table-cell office:value-type="string">
            <text:p>115/s: 20/28</text:p>
          </table:table-cell>
          <table:table-cell office:value-type="string">
            <text:p>116/t: 21/28</text:p>
          </table:table-cell>
          <table:table-cell office:value-type="string">
            <text:p>117/u: 22/27</text:p>
          </table:table-cell>
          <table:table-cell office:value-type="string">
            <text:p>118/v: 23/29</text:p>
          </table:table-cell>
          <table:table-cell office:value-type="string">
            <text:p>119/w: 24/30</text:p>
          </table:table-cell>
          <table:table-cell office:value-type="string">
            <text:p>120/x: 25/28</text:p>
          </table:table-cell>
          <table:table-cell office:value-type="string">
            <text:p>121/y: 25/29</text:p>
          </table:table-cell>
          <table:table-cell office:value-type="string">
            <text:p>122/z: 26/30</text:p>
          </table:table-cell>
          <table:table-cell table:number-columns-repeated="2" office:value-type="string">
            <text:p>_</text:p>
          </table:table-cell>
          <table:table-cell office:value-type="string">
            <text:p>126/~: 31/31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1/3</text:p>
          </table:table-cell>
          <table:table-cell office:value-type="string">
            <text:p>133/?: 5/5</text:p>
          </table:table-cell>
          <table:table-cell office:value-type="string">
            <text:p>134/?: 3/5</text:p>
          </table:table-cell>
          <table:table-cell office:value-type="string">
            <text:p>135/?: 2/5</text:p>
          </table:table-cell>
          <table:table-cell office:value-type="string">
            <text:p>136/?: 4/7</text:p>
          </table:table-cell>
          <table:table-cell office:value-type="string">
            <text:p>137/?: 1/5</text:p>
          </table:table-cell>
          <table:table-cell office:value-type="string">
            <text:p>138/?: 5/8</text:p>
          </table:table-cell>
          <table:table-cell office:value-type="string">
            <text:p>139/?: 11/11</text:p>
          </table:table-cell>
          <table:table-cell office:value-type="string">
            <text:p>140/?: 6/10</text:p>
          </table:table-cell>
          <table:table-cell office:value-type="string">
            <text:p>141/?: 2/9</text:p>
          </table:table-cell>
          <table:table-cell office:value-type="string">
            <text:p>142/?: 7/12</text:p>
          </table:table-cell>
          <table:table-cell office:value-type="string">
            <text:p>143/?: 3/10</text:p>
          </table:table-cell>
          <table:table-cell office:value-type="string">
            <text:p>144/?: 8/14</text:p>
          </table:table-cell>
          <table:table-cell office:value-type="string">
            <text:p>145/?: 6/14</text:p>
          </table:table-cell>
          <table:table-cell office:value-type="string">
            <text:p>146/?: 0/11</text:p>
          </table:table-cell>
          <table:table-cell office:value-type="string">
            <text:p>147/?: 1/14</text:p>
          </table:table-cell>
          <table:table-cell office:value-type="string">
            <text:p>148/?: 2/14</text:p>
          </table:table-cell>
          <table:table-cell office:value-type="string">
            <text:p>149/?: 3/16</text:p>
          </table:table-cell>
          <table:table-cell office:value-type="string">
            <text:p>150/?: 4/14</text:p>
          </table:table-cell>
          <table:table-cell office:value-type="string">
            <text:p>151/?: 3/13</text:p>
          </table:table-cell>
          <table:table-cell office:value-type="string">
            <text:p>152/?: 4/14</text:p>
          </table:table-cell>
          <table:table-cell office:value-type="string">
            <text:p>153/?: 7/20</text:p>
          </table:table-cell>
          <table:table-cell office:value-type="string">
            <text:p>154/?: 5/17</text:p>
          </table:table-cell>
          <table:table-cell office:value-type="string">
            <text:p>155/?: 9/22</text:p>
          </table:table-cell>
          <table:table-cell office:value-type="string">
            <text:p>156/?: 6/17</text:p>
          </table:table-cell>
          <table:table-cell office:value-type="string">
            <text:p>157/?: 8/21</text:p>
          </table:table-cell>
          <table:table-cell office:value-type="string">
            <text:p>158/?: 9/21</text:p>
          </table:table-cell>
          <table:table-cell office:value-type="string">
            <text:p>159/?: 10/23</text:p>
          </table:table-cell>
          <table:table-cell office:value-type="string">
            <text:p>160/?: 1/12</text:p>
          </table:table-cell>
          <table:table-cell office:value-type="string">
            <text:p>161/?: 2/13</text:p>
          </table:table-cell>
          <table:table-cell office:value-type="string">
            <text:p>162/?: 3/11</text:p>
          </table:table-cell>
          <table:table-cell office:value-type="string">
            <text:p>163/?: 4/11</text:p>
          </table:table-cell>
          <table:table-cell office:value-type="string">
            <text:p>164/?: 5/13</text:p>
          </table:table-cell>
          <table:table-cell office:value-type="string">
            <text:p>165/?: 6/13</text:p>
          </table:table-cell>
          <table:table-cell office:value-type="string">
            <text:p>166/?: 7/15</text:p>
          </table:table-cell>
          <table:table-cell office:value-type="string">
            <text:p>167/?: 8/15</text:p>
          </table:table-cell>
          <table:table-cell office:value-type="string">
            <text:p>168/?: 9/16</text:p>
          </table:table-cell>
          <table:table-cell office:value-type="string">
            <text:p>169/?: 10/16</text:p>
          </table:table-cell>
          <table:table-cell office:value-type="string">
            <text:p>170/?: 11/18</text:p>
          </table:table-cell>
          <table:table-cell office:value-type="string">
            <text:p>171/?: 12/18</text:p>
          </table:table-cell>
          <table:table-cell office:value-type="string">
            <text:p>172/?: 13/20</text:p>
          </table:table-cell>
          <table:table-cell office:value-type="string">
            <text:p>173/?: 14/20</text:p>
          </table:table-cell>
          <table:table-cell office:value-type="string">
            <text:p>174/?: 15/22</text:p>
          </table:table-cell>
          <table:table-cell office:value-type="string">
            <text:p>175/?: 16/22</text:p>
          </table:table-cell>
          <table:table-cell office:value-type="string">
            <text:p>176/?: 17/24</text:p>
          </table:table-cell>
          <table:table-cell office:value-type="string">
            <text:p>177/?: 18/25</text:p>
          </table:table-cell>
          <table:table-cell office:value-type="string">
            <text:p>178/?: 19/25</text:p>
          </table:table-cell>
          <table:table-cell office:value-type="string">
            <text:p>179/?: 20/24</text:p>
          </table:table-cell>
          <table:table-cell office:value-type="string">
            <text:p>180/?: 21/25</text:p>
          </table:table-cell>
          <table:table-cell office:value-type="string">
            <text:p>181/?: 22/26</text:p>
          </table:table-cell>
          <table:table-cell office:value-type="string">
            <text:p>182/?: 23/25</text:p>
          </table:table-cell>
          <table:table-cell office:value-type="string">
            <text:p>183/?: 24/28</text:p>
          </table:table-cell>
          <table:table-cell office:value-type="string">
            <text:p>184/?: 25/26</text:p>
          </table:table-cell>
          <table:table-cell office:value-type="string">
            <text:p>185/?: 26/27</text:p>
          </table:table-cell>
          <table:table-cell office:value-type="string">
            <text:p>186/?: 27/28</text:p>
          </table:table-cell>
          <table:table-cell office:value-type="string">
            <text:p>187/?: 28/29</text:p>
          </table:table-cell>
          <table:table-cell office:value-type="string">
            <text:p>188/?: 29/30</text:p>
          </table:table-cell>
          <table:table-cell office:value-type="string">
            <text:p>189/?: 30/31</text:p>
          </table:table-cell>
          <table:table-cell office:value-type="string">
            <text:p>190/?: 31/31</text:p>
          </table:table-cell>
          <table:table-cell office:value-type="string">
            <text:p>191/?: 32/32</text:p>
          </table:table-cell>
          <table:table-cell table:number-columns-repeated="2" office:value-type="string">
            <text:p>_</text:p>
          </table:table-cell>
          <table:table-cell office:value-type="string">
            <text:p>194/?: 27/30</text:p>
          </table:table-cell>
          <table:table-cell office:value-type="string">
            <text:p>195/?: 27/30</text:p>
          </table:table-cell>
          <table:table-cell office:value-type="string">
            <text:p>196/?: 28/30</text:p>
          </table:table-cell>
          <table:table-cell office:value-type="string">
            <text:p>197/?: 29/31</text:p>
          </table:table-cell>
          <table:table-cell office:value-type="string">
            <text:p>_</text:p>
          </table:table-cell>
          <table:table-cell office:value-type="string">
            <text:p>199/?: 32/32</text:p>
          </table:table-cell>
          <table:table-cell office:value-type="string">
            <text:p>200/?: 30/31</text:p>
          </table:table-cell>
          <table:table-cell office:value-type="string">
            <text:p>201/?: 31/31</text:p>
          </table:table-cell>
          <table:table-cell office:value-type="string">
            <text:p>202/?: 30/31</text:p>
          </table:table-cell>
          <table:table-cell office:value-type="string">
            <text:p>204/?: 32/32</text:p>
          </table:table-cell>
          <table:table-cell office:value-type="string">
            <text:p>205/?: 28/28</text:p>
          </table:table-cell>
          <table:table-cell office:value-type="string">
            <text:p>206/?: 29/31</text:p>
          </table:table-cell>
          <table:table-cell office:value-type="string">
            <text:p>207/?: 30/31</text:p>
          </table:table-cell>
          <table:table-cell office:value-type="string">
            <text:p>208/?: 32/32</text:p>
          </table:table-cell>
          <table:table-cell office:value-type="string">
            <text:p>209/?: 32/32</text:p>
          </table:table-cell>
          <table:table-cell table:number-columns-repeated="8" office:value-type="string">
            <text:p>_</text:p>
          </table:table-cell>
          <table:table-cell office:value-type="string">
            <text:p>225/?: 31/31</text:p>
          </table:table-cell>
          <table:table-cell office:value-type="string">
            <text:p>226/?: 31/31</text:p>
          </table:table-cell>
          <table:table-cell table:number-columns-repeated="2" office:value-type="string">
            <text:p>_</text:p>
          </table:table-cell>
          <table:table-cell office:value-type="string">
            <text:p>229/?: 32/32</text:p>
          </table:table-cell>
          <table:table-cell table:number-columns-repeated="2" office:value-type="string">
            <text:p>_</text:p>
          </table:table-cell>
          <table:table-cell office:value-type="string">
            <text:p>233/?: 32/32</text:p>
          </table:table-cell>
          <table:table-cell table:number-columns-repeated="9" office:value-type="string">
            <text:p>_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4">
            <text:p>34</text:p>
          </table:table-cell>
          <table:table-cell office:value-type="string">
            <text:p>count:</text:p>
          </table:table-cell>
          <table:table-cell office:value-type="float" office:value="952">
            <text:p>95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1/3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1/5</text:p>
          </table:table-cell>
          <table:table-cell office:value-type="string">
            <text:p>56/8: 1/6</text:p>
          </table:table-cell>
          <table:table-cell office:value-type="string">
            <text:p>57/9: 1/6</text:p>
          </table:table-cell>
          <table:table-cell office:value-type="string">
            <text:p>58/:: 2/4</text:p>
          </table:table-cell>
          <table:table-cell table:number-columns-repeated="2" office:value-type="string">
            <text:p>_</text:p>
          </table:table-cell>
          <table:table-cell office:value-type="string">
            <text:p>61/=: 2/7</text:p>
          </table:table-cell>
          <table:table-cell office:value-type="string">
            <text:p>63/?: 3/4</text:p>
          </table:table-cell>
          <table:table-cell office:value-type="string">
            <text:p>_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0/4</text:p>
          </table:table-cell>
          <table:table-cell office:value-type="string">
            <text:p>68/D: 1/5</text:p>
          </table:table-cell>
          <table:table-cell office:value-type="string">
            <text:p>69/E: 1/6</text:p>
          </table:table-cell>
          <table:table-cell office:value-type="string">
            <text:p>70/F: 2/6</text:p>
          </table:table-cell>
          <table:table-cell office:value-type="string">
            <text:p>71/G: 2/7</text:p>
          </table:table-cell>
          <table:table-cell office:value-type="string">
            <text:p>72/H: 2/8</text:p>
          </table:table-cell>
          <table:table-cell office:value-type="string">
            <text:p>73/I: 2/9</text:p>
          </table:table-cell>
          <table:table-cell office:value-type="string">
            <text:p>74/J: 2/10</text:p>
          </table:table-cell>
          <table:table-cell office:value-type="string">
            <text:p>75/K: 2/11</text:p>
          </table:table-cell>
          <table:table-cell office:value-type="string">
            <text:p>76/L: 3/11</text:p>
          </table:table-cell>
          <table:table-cell office:value-type="string">
            <text:p>77/M: 3/12</text:p>
          </table:table-cell>
          <table:table-cell office:value-type="string">
            <text:p>78/N: 3/13</text:p>
          </table:table-cell>
          <table:table-cell office:value-type="string">
            <text:p>79/O: 4/14</text:p>
          </table:table-cell>
          <table:table-cell office:value-type="string">
            <text:p>80/P: 3/14</text:p>
          </table:table-cell>
          <table:table-cell office:value-type="string">
            <text:p>81/Q: 3/16</text:p>
          </table:table-cell>
          <table:table-cell office:value-type="string">
            <text:p>82/R: 4/16</text:p>
          </table:table-cell>
          <table:table-cell office:value-type="string">
            <text:p>83/S: 4/16</text:p>
          </table:table-cell>
          <table:table-cell office:value-type="string">
            <text:p>84/T: 2/17</text:p>
          </table:table-cell>
          <table:table-cell office:value-type="string">
            <text:p>85/U: 6/19</text:p>
          </table:table-cell>
          <table:table-cell office:value-type="string">
            <text:p>86/V: 3/19</text:p>
          </table:table-cell>
          <table:table-cell office:value-type="string">
            <text:p>87/W: 4/19</text:p>
          </table:table-cell>
          <table:table-cell office:value-type="string">
            <text:p>88/X: 5/21</text:p>
          </table:table-cell>
          <table:table-cell office:value-type="string">
            <text:p>89/Y: 4/22</text:p>
          </table:table-cell>
          <table:table-cell office:value-type="string">
            <text:p>90/Z: 4/22</text:p>
          </table:table-cell>
          <table:table-cell office:value-type="string">
            <text:p>_</text:p>
          </table:table-cell>
          <table:table-cell office:value-type="string">
            <text:p>92/\: 21/21</text:p>
          </table:table-cell>
          <table:table-cell table:number-columns-repeated="2" office:value-type="string">
            <text:p>_</text:p>
          </table:table-cell>
          <table:table-cell office:value-type="string">
            <text:p>95/_: 3/13</text:p>
          </table:table-cell>
          <table:table-cell office:value-type="string">
            <text:p>96/`: 7/18</text:p>
          </table:table-cell>
          <table:table-cell office:value-type="string">
            <text:p>97/a: 4/18</text:p>
          </table:table-cell>
          <table:table-cell office:value-type="string">
            <text:p>98/b: 5/18</text:p>
          </table:table-cell>
          <table:table-cell office:value-type="string">
            <text:p>99/c: 6/19</text:p>
          </table:table-cell>
          <table:table-cell office:value-type="string">
            <text:p>100/d: 7/20</text:p>
          </table:table-cell>
          <table:table-cell office:value-type="string">
            <text:p>101/e: 8/19</text:p>
          </table:table-cell>
          <table:table-cell office:value-type="string">
            <text:p>102/f: 9/21</text:p>
          </table:table-cell>
          <table:table-cell office:value-type="string">
            <text:p>103/g: 10/21</text:p>
          </table:table-cell>
          <table:table-cell office:value-type="string">
            <text:p>104/h: 11/21</text:p>
          </table:table-cell>
          <table:table-cell office:value-type="string">
            <text:p>105/i: 12/22</text:p>
          </table:table-cell>
          <table:table-cell office:value-type="string">
            <text:p>106/j: 13/21</text:p>
          </table:table-cell>
          <table:table-cell office:value-type="string">
            <text:p>107/k: 14/21</text:p>
          </table:table-cell>
          <table:table-cell office:value-type="string">
            <text:p>108/l: 15/24</text:p>
          </table:table-cell>
          <table:table-cell office:value-type="string">
            <text:p>109/m: 16/25</text:p>
          </table:table-cell>
          <table:table-cell office:value-type="string">
            <text:p>110/n: 17/25</text:p>
          </table:table-cell>
          <table:table-cell office:value-type="string">
            <text:p>111/o: 18/26</text:p>
          </table:table-cell>
          <table:table-cell office:value-type="string">
            <text:p>112/p: 19/27</text:p>
          </table:table-cell>
          <table:table-cell office:value-type="string">
            <text:p>113/q: 20/24</text:p>
          </table:table-cell>
          <table:table-cell office:value-type="string">
            <text:p>114/r: 20/28</text:p>
          </table:table-cell>
          <table:table-cell office:value-type="string">
            <text:p>115/s: 21/29</text:p>
          </table:table-cell>
          <table:table-cell office:value-type="string">
            <text:p>116/t: 22/30</text:p>
          </table:table-cell>
          <table:table-cell office:value-type="string">
            <text:p>117/u: 23/29</text:p>
          </table:table-cell>
          <table:table-cell office:value-type="string">
            <text:p>118/v: 24/30</text:p>
          </table:table-cell>
          <table:table-cell office:value-type="string">
            <text:p>119/w: 25/31</text:p>
          </table:table-cell>
          <table:table-cell office:value-type="string">
            <text:p>120/x: 26/30</text:p>
          </table:table-cell>
          <table:table-cell office:value-type="string">
            <text:p>121/y: 27/30</text:p>
          </table:table-cell>
          <table:table-cell office:value-type="string">
            <text:p>122/z: 28/31</text:p>
          </table:table-cell>
          <table:table-cell table:number-columns-repeated="3" office:value-type="string">
            <text:p>_</text:p>
          </table:table-cell>
          <table:table-cell office:value-type="string">
            <text:p>126/~: 32/32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0/1</text:p>
          </table:table-cell>
          <table:table-cell office:value-type="string">
            <text:p>131/?: 0/2</text:p>
          </table:table-cell>
          <table:table-cell office:value-type="string">
            <text:p>132/?: 1/3</text:p>
          </table:table-cell>
          <table:table-cell office:value-type="string">
            <text:p>133/?: 2/4</text:p>
          </table:table-cell>
          <table:table-cell office:value-type="string">
            <text:p>134/?: 1/5</text:p>
          </table:table-cell>
          <table:table-cell office:value-type="string">
            <text:p>135/?: 5/6</text:p>
          </table:table-cell>
          <table:table-cell office:value-type="string">
            <text:p>136/?: 0/5</text:p>
          </table:table-cell>
          <table:table-cell office:value-type="string">
            <text:p>137/?: 1/7</text:p>
          </table:table-cell>
          <table:table-cell office:value-type="string">
            <text:p>138/?: 2/7</text:p>
          </table:table-cell>
          <table:table-cell office:value-type="string">
            <text:p>139/?: 3/7</text:p>
          </table:table-cell>
          <table:table-cell office:value-type="string">
            <text:p>140/?: 4/9</text:p>
          </table:table-cell>
          <table:table-cell office:value-type="string">
            <text:p>141/?: 5/11</text:p>
          </table:table-cell>
          <table:table-cell office:value-type="string">
            <text:p>142/?: 6/12</text:p>
          </table:table-cell>
          <table:table-cell office:value-type="string">
            <text:p>143/?: 4/10</text:p>
          </table:table-cell>
          <table:table-cell office:value-type="string">
            <text:p>144/?: 5/11</text:p>
          </table:table-cell>
          <table:table-cell office:value-type="string">
            <text:p>145/?: 6/12</text:p>
          </table:table-cell>
          <table:table-cell office:value-type="string">
            <text:p>146/?: 7/12</text:p>
          </table:table-cell>
          <table:table-cell office:value-type="string">
            <text:p>147/?: 8/13</text:p>
          </table:table-cell>
          <table:table-cell office:value-type="string">
            <text:p>148/?: 9/14</text:p>
          </table:table-cell>
          <table:table-cell office:value-type="string">
            <text:p>149/?: 9/14</text:p>
          </table:table-cell>
          <table:table-cell office:value-type="string">
            <text:p>150/?: 8/12</text:p>
          </table:table-cell>
          <table:table-cell office:value-type="string">
            <text:p>151/?: 9/13</text:p>
          </table:table-cell>
          <table:table-cell office:value-type="string">
            <text:p>152/?: 10/15</text:p>
          </table:table-cell>
          <table:table-cell office:value-type="string">
            <text:p>153/?: 11/15</text:p>
          </table:table-cell>
          <table:table-cell office:value-type="string">
            <text:p>154/?: 12/19</text:p>
          </table:table-cell>
          <table:table-cell office:value-type="string">
            <text:p>155/?: 13/18</text:p>
          </table:table-cell>
          <table:table-cell office:value-type="string">
            <text:p>156/?: 14/18</text:p>
          </table:table-cell>
          <table:table-cell office:value-type="string">
            <text:p>157/?: 15/18</text:p>
          </table:table-cell>
          <table:table-cell office:value-type="string">
            <text:p>158/?: 16/21</text:p>
          </table:table-cell>
          <table:table-cell office:value-type="string">
            <text:p>159/?: 16/21</text:p>
          </table:table-cell>
          <table:table-cell office:value-type="string">
            <text:p>160/?: 13/21</text:p>
          </table:table-cell>
          <table:table-cell office:value-type="string">
            <text:p>161/?: 14/20</text:p>
          </table:table-cell>
          <table:table-cell office:value-type="string">
            <text:p>162/?: 15/16</text:p>
          </table:table-cell>
          <table:table-cell office:value-type="string">
            <text:p>163/?: 16/16</text:p>
          </table:table-cell>
          <table:table-cell office:value-type="string">
            <text:p>164/?: 17/19</text:p>
          </table:table-cell>
          <table:table-cell office:value-type="string">
            <text:p>165/?: 18/18</text:p>
          </table:table-cell>
          <table:table-cell office:value-type="string">
            <text:p>166/?: 16/18</text:p>
          </table:table-cell>
          <table:table-cell office:value-type="string">
            <text:p>167/?: 17/18</text:p>
          </table:table-cell>
          <table:table-cell office:value-type="string">
            <text:p>168/?: 18/19</text:p>
          </table:table-cell>
          <table:table-cell office:value-type="string">
            <text:p>169/?: 16/19</text:p>
          </table:table-cell>
          <table:table-cell office:value-type="string">
            <text:p>170/?: 20/21</text:p>
          </table:table-cell>
          <table:table-cell office:value-type="string">
            <text:p>171/?: 21/22</text:p>
          </table:table-cell>
          <table:table-cell office:value-type="string">
            <text:p>172/?: 19/22</text:p>
          </table:table-cell>
          <table:table-cell office:value-type="string">
            <text:p>173/?: 23/24</text:p>
          </table:table-cell>
          <table:table-cell office:value-type="string">
            <text:p>174/?: 24/25</text:p>
          </table:table-cell>
          <table:table-cell office:value-type="string">
            <text:p>175/?: 17/23</text:p>
          </table:table-cell>
          <table:table-cell office:value-type="string">
            <text:p>176/?: 18/23</text:p>
          </table:table-cell>
          <table:table-cell office:value-type="string">
            <text:p>177/?: 19/22</text:p>
          </table:table-cell>
          <table:table-cell office:value-type="string">
            <text:p>178/?: 20/24</text:p>
          </table:table-cell>
          <table:table-cell office:value-type="string">
            <text:p>179/?: 21/23</text:p>
          </table:table-cell>
          <table:table-cell office:value-type="string">
            <text:p>180/?: 22/24</text:p>
          </table:table-cell>
          <table:table-cell office:value-type="string">
            <text:p>181/?: 23/26</text:p>
          </table:table-cell>
          <table:table-cell office:value-type="string">
            <text:p>182/?: 24/27</text:p>
          </table:table-cell>
          <table:table-cell office:value-type="string">
            <text:p>183/?: 25/28</text:p>
          </table:table-cell>
          <table:table-cell office:value-type="string">
            <text:p>184/?: 26/28</text:p>
          </table:table-cell>
          <table:table-cell office:value-type="string">
            <text:p>185/?: 27/29</text:p>
          </table:table-cell>
          <table:table-cell office:value-type="string">
            <text:p>186/?: 28/30</text:p>
          </table:table-cell>
          <table:table-cell office:value-type="string">
            <text:p>187/?: 29/30</text:p>
          </table:table-cell>
          <table:table-cell office:value-type="string">
            <text:p>188/?: 30/30</text:p>
          </table:table-cell>
          <table:table-cell office:value-type="string">
            <text:p>189/?: 31/31</text:p>
          </table:table-cell>
          <table:table-cell office:value-type="string">
            <text:p>190/?: 32/32</text:p>
          </table:table-cell>
          <table:table-cell office:value-type="string">
            <text:p>191/?: 33/33</text:p>
          </table:table-cell>
          <table:table-cell office:value-type="string">
            <text:p>194/?: 29/31</text:p>
          </table:table-cell>
          <table:table-cell office:value-type="string">
            <text:p>195/?: 29/31</text:p>
          </table:table-cell>
          <table:table-cell office:value-type="string">
            <text:p>196/?: 30/31</text:p>
          </table:table-cell>
          <table:table-cell office:value-type="string">
            <text:p>197/?: 30/32</text:p>
          </table:table-cell>
          <table:table-cell table:number-columns-repeated="2" office:value-type="string">
            <text:p>_</text:p>
          </table:table-cell>
          <table:table-cell office:value-type="string">
            <text:p>200/?: 32/32</text:p>
          </table:table-cell>
          <table:table-cell office:value-type="string">
            <text:p>201/?: 32/32</text:p>
          </table:table-cell>
          <table:table-cell office:value-type="string">
            <text:p>202/?: 31/32</text:p>
          </table:table-cell>
          <table:table-cell office:value-type="string">
            <text:p>_</text:p>
          </table:table-cell>
          <table:table-cell office:value-type="string">
            <text:p>204/?: 32/32</text:p>
          </table:table-cell>
          <table:table-cell office:value-type="string">
            <text:p>_</text:p>
          </table:table-cell>
          <table:table-cell office:value-type="string">
            <text:p>206/?: 32/32</text:p>
          </table:table-cell>
          <table:table-cell office:value-type="string">
            <text:p>207/?: 33/33</text:p>
          </table:table-cell>
          <table:table-cell office:value-type="string">
            <text:p>208/?: 33/33</text:p>
          </table:table-cell>
          <table:table-cell office:value-type="string">
            <text:p>209/?: 33/33</text:p>
          </table:table-cell>
          <table:table-cell table:number-columns-repeated="2" office:value-type="string">
            <text:p>_</text:p>
          </table:table-cell>
          <table:table-cell office:value-type="string">
            <text:p>225/?: 32/32</text:p>
          </table:table-cell>
          <table:table-cell office:value-type="string">
            <text:p>226/?: 32/32</text:p>
          </table:table-cell>
          <table:table-cell table:number-columns-repeated="6" office:value-type="string">
            <text:p>_</text:p>
          </table:table-cell>
          <table:table-cell office:value-type="string">
            <text:p>239/?: 33/33</text:p>
          </table:table-cell>
          <table:table-cell table:number-columns-repeated="5" office:value-type="string">
            <text:p>_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5">
            <text:p>35</text:p>
          </table:table-cell>
          <table:table-cell office:value-type="string">
            <text:p>count:</text:p>
          </table:table-cell>
          <table:table-cell office:value-type="float" office:value="823">
            <text:p>823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table:number-columns-repeated="2" office:value-type="string">
            <text:p>_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0/2</text:p>
          </table:table-cell>
          <table:table-cell office:value-type="string">
            <text:p>48/0: 0/2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1/4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1/6</text:p>
          </table:table-cell>
          <table:table-cell office:value-type="string">
            <text:p>56/8: 1/6</text:p>
          </table:table-cell>
          <table:table-cell office:value-type="string">
            <text:p>57/9: 1/6</text:p>
          </table:table-cell>
          <table:table-cell office:value-type="string">
            <text:p>58/:: 2/6</text:p>
          </table:table-cell>
          <table:table-cell office:value-type="string">
            <text:p>59/;: 5/5</text:p>
          </table:table-cell>
          <table:table-cell office:value-type="string">
            <text:p>_</text:p>
          </table:table-cell>
          <table:table-cell office:value-type="string">
            <text:p>61/=: 5/5</text:p>
          </table:table-cell>
          <table:table-cell office:value-type="string">
            <text:p>_</text:p>
          </table:table-cell>
          <table:table-cell office:value-type="string">
            <text:p>63/?: 3/4</text:p>
          </table:table-cell>
          <table:table-cell office:value-type="string">
            <text:p>64/@: 4/6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1/4</text:p>
          </table:table-cell>
          <table:table-cell office:value-type="string">
            <text:p>68/D: 2/5</text:p>
          </table:table-cell>
          <table:table-cell office:value-type="string">
            <text:p>69/E: 2/6</text:p>
          </table:table-cell>
          <table:table-cell office:value-type="string">
            <text:p>70/F: 2/7</text:p>
          </table:table-cell>
          <table:table-cell office:value-type="string">
            <text:p>71/G: 0/7</text:p>
          </table:table-cell>
          <table:table-cell office:value-type="string">
            <text:p>72/H: 3/8</text:p>
          </table:table-cell>
          <table:table-cell office:value-type="string">
            <text:p>73/I: 1/9</text:p>
          </table:table-cell>
          <table:table-cell office:value-type="string">
            <text:p>74/J: 3/10</text:p>
          </table:table-cell>
          <table:table-cell office:value-type="string">
            <text:p>75/K: 4/11</text:p>
          </table:table-cell>
          <table:table-cell office:value-type="string">
            <text:p>76/L: 3/11</text:p>
          </table:table-cell>
          <table:table-cell office:value-type="string">
            <text:p>77/M: 2/12</text:p>
          </table:table-cell>
          <table:table-cell office:value-type="string">
            <text:p>78/N: 3/13</text:p>
          </table:table-cell>
          <table:table-cell office:value-type="string">
            <text:p>79/O: 3/14</text:p>
          </table:table-cell>
          <table:table-cell office:value-type="string">
            <text:p>80/P: 3/14</text:p>
          </table:table-cell>
          <table:table-cell office:value-type="string">
            <text:p>81/Q: 7/16</text:p>
          </table:table-cell>
          <table:table-cell office:value-type="string">
            <text:p>82/R: 4/16</text:p>
          </table:table-cell>
          <table:table-cell office:value-type="string">
            <text:p>83/S: 3/16</text:p>
          </table:table-cell>
          <table:table-cell office:value-type="string">
            <text:p>84/T: 5/18</text:p>
          </table:table-cell>
          <table:table-cell office:value-type="string">
            <text:p>85/U: 6/19</text:p>
          </table:table-cell>
          <table:table-cell office:value-type="string">
            <text:p>86/V: 5/20</text:p>
          </table:table-cell>
          <table:table-cell office:value-type="string">
            <text:p>87/W: 4/20</text:p>
          </table:table-cell>
          <table:table-cell office:value-type="string">
            <text:p>88/X: 4/22</text:p>
          </table:table-cell>
          <table:table-cell office:value-type="string">
            <text:p>89/Y: 5/22</text:p>
          </table:table-cell>
          <table:table-cell office:value-type="string">
            <text:p>90/Z: 6/23</text:p>
          </table:table-cell>
          <table:table-cell table:number-columns-repeated="2" office:value-type="string">
            <text:p>_</text:p>
          </table:table-cell>
          <table:table-cell office:value-type="string">
            <text:p>94/^: 6/6</text:p>
          </table:table-cell>
          <table:table-cell office:value-type="string">
            <text:p>95/_: 2/13</text:p>
          </table:table-cell>
          <table:table-cell office:value-type="string">
            <text:p>96/`: 3/10</text:p>
          </table:table-cell>
          <table:table-cell office:value-type="string">
            <text:p>97/a: 4/18</text:p>
          </table:table-cell>
          <table:table-cell office:value-type="string">
            <text:p>98/b: 5/19</text:p>
          </table:table-cell>
          <table:table-cell office:value-type="string">
            <text:p>99/c: 6/20</text:p>
          </table:table-cell>
          <table:table-cell office:value-type="string">
            <text:p>100/d: 7/21</text:p>
          </table:table-cell>
          <table:table-cell office:value-type="string">
            <text:p>101/e: 8/20</text:p>
          </table:table-cell>
          <table:table-cell office:value-type="string">
            <text:p>102/f: 9/22</text:p>
          </table:table-cell>
          <table:table-cell office:value-type="string">
            <text:p>103/g: 10/22</text:p>
          </table:table-cell>
          <table:table-cell office:value-type="string">
            <text:p>104/h: 11/22</text:p>
          </table:table-cell>
          <table:table-cell office:value-type="string">
            <text:p>105/i: 12/23</text:p>
          </table:table-cell>
          <table:table-cell office:value-type="string">
            <text:p>106/j: 13/22</text:p>
          </table:table-cell>
          <table:table-cell office:value-type="string">
            <text:p>107/k: 14/22</text:p>
          </table:table-cell>
          <table:table-cell office:value-type="string">
            <text:p>108/l: 15/25</text:p>
          </table:table-cell>
          <table:table-cell office:value-type="string">
            <text:p>109/m: 16/26</text:p>
          </table:table-cell>
          <table:table-cell office:value-type="string">
            <text:p>110/n: 17/26</text:p>
          </table:table-cell>
          <table:table-cell office:value-type="string">
            <text:p>111/o: 18/27</text:p>
          </table:table-cell>
          <table:table-cell office:value-type="string">
            <text:p>112/p: 19/28</text:p>
          </table:table-cell>
          <table:table-cell office:value-type="string">
            <text:p>113/q: 20/25</text:p>
          </table:table-cell>
          <table:table-cell office:value-type="string">
            <text:p>114/r: 21/29</text:p>
          </table:table-cell>
          <table:table-cell office:value-type="string">
            <text:p>115/s: 22/30</text:p>
          </table:table-cell>
          <table:table-cell office:value-type="string">
            <text:p>116/t: 23/31</text:p>
          </table:table-cell>
          <table:table-cell office:value-type="string">
            <text:p>117/u: 24/30</text:p>
          </table:table-cell>
          <table:table-cell office:value-type="string">
            <text:p>118/v: 25/31</text:p>
          </table:table-cell>
          <table:table-cell office:value-type="string">
            <text:p>119/w: 26/32</text:p>
          </table:table-cell>
          <table:table-cell office:value-type="string">
            <text:p>120/x: 27/30</text:p>
          </table:table-cell>
          <table:table-cell office:value-type="string">
            <text:p>121/y: 28/31</text:p>
          </table:table-cell>
          <table:table-cell office:value-type="string">
            <text:p>122/z: 29/32</text:p>
          </table:table-cell>
          <table:table-cell table:number-columns-repeated="2" office:value-type="string">
            <text:p>_</text:p>
          </table:table-cell>
          <table:table-cell office:value-type="string">
            <text:p>126/~: 31/32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2/2</text:p>
          </table:table-cell>
          <table:table-cell office:value-type="string">
            <text:p>131/?: 0/1</text:p>
          </table:table-cell>
          <table:table-cell office:value-type="string">
            <text:p>132/?: 2/3</text:p>
          </table:table-cell>
          <table:table-cell office:value-type="string">
            <text:p>133/?: 1/2</text:p>
          </table:table-cell>
          <table:table-cell office:value-type="string">
            <text:p>134/?: 3/4</text:p>
          </table:table-cell>
          <table:table-cell office:value-type="string">
            <text:p>135/?: 7/7</text:p>
          </table:table-cell>
          <table:table-cell office:value-type="string">
            <text:p>136/?: 8/8</text:p>
          </table:table-cell>
          <table:table-cell office:value-type="string">
            <text:p>137/?: 2/4</text:p>
          </table:table-cell>
          <table:table-cell office:value-type="string">
            <text:p>138/?: 3/6</text:p>
          </table:table-cell>
          <table:table-cell office:value-type="string">
            <text:p>139/?: 11/11</text:p>
          </table:table-cell>
          <table:table-cell office:value-type="string">
            <text:p>140/?: 12/12</text:p>
          </table:table-cell>
          <table:table-cell office:value-type="string">
            <text:p>141/?: 2/5</text:p>
          </table:table-cell>
          <table:table-cell office:value-type="string">
            <text:p>142/?: 14/14</text:p>
          </table:table-cell>
          <table:table-cell office:value-type="string">
            <text:p>143/?: 5/10</text:p>
          </table:table-cell>
          <table:table-cell office:value-type="string">
            <text:p>144/?: 16/16</text:p>
          </table:table-cell>
          <table:table-cell office:value-type="string">
            <text:p>_</text:p>
          </table:table-cell>
          <table:table-cell office:value-type="string">
            <text:p>146/?: 0/3</text:p>
          </table:table-cell>
          <table:table-cell office:value-type="string">
            <text:p>147/?: 1/1</text:p>
          </table:table-cell>
          <table:table-cell office:value-type="string">
            <text:p>148/?: 2/9</text:p>
          </table:table-cell>
          <table:table-cell office:value-type="string">
            <text:p>149/?: 3/5</text:p>
          </table:table-cell>
          <table:table-cell office:value-type="string">
            <text:p>150/?: 3/4</text:p>
          </table:table-cell>
          <table:table-cell office:value-type="string">
            <text:p>151/?: 5/8</text:p>
          </table:table-cell>
          <table:table-cell office:value-type="string">
            <text:p>152/?: 4/6</text:p>
          </table:table-cell>
          <table:table-cell office:value-type="string">
            <text:p>153/?: 7/13</text:p>
          </table:table-cell>
          <table:table-cell office:value-type="string">
            <text:p>154/?: 5/7</text:p>
          </table:table-cell>
          <table:table-cell office:value-type="string">
            <text:p>155/?: 9/13</text:p>
          </table:table-cell>
          <table:table-cell office:value-type="string">
            <text:p>156/?: 6/10</text:p>
          </table:table-cell>
          <table:table-cell office:value-type="string">
            <text:p>157/?: 11/11</text:p>
          </table:table-cell>
          <table:table-cell office:value-type="string">
            <text:p>158/?: 12/12</text:p>
          </table:table-cell>
          <table:table-cell office:value-type="string">
            <text:p>159/?: 8/11</text:p>
          </table:table-cell>
          <table:table-cell office:value-type="string">
            <text:p>160/?: 7/11</text:p>
          </table:table-cell>
          <table:table-cell office:value-type="string">
            <text:p>161/?: 8/12</text:p>
          </table:table-cell>
          <table:table-cell office:value-type="string">
            <text:p>162/?: 9/12</text:p>
          </table:table-cell>
          <table:table-cell office:value-type="string">
            <text:p>163/?: 10/14</text:p>
          </table:table-cell>
          <table:table-cell office:value-type="string">
            <text:p>164/?: 11/15</text:p>
          </table:table-cell>
          <table:table-cell office:value-type="string">
            <text:p>165/?: 12/14</text:p>
          </table:table-cell>
          <table:table-cell office:value-type="string">
            <text:p>166/?: 13/15</text:p>
          </table:table-cell>
          <table:table-cell office:value-type="string">
            <text:p>167/?: 14/16</text:p>
          </table:table-cell>
          <table:table-cell office:value-type="string">
            <text:p>168/?: 15/18</text:p>
          </table:table-cell>
          <table:table-cell office:value-type="string">
            <text:p>169/?: 16/19</text:p>
          </table:table-cell>
          <table:table-cell office:value-type="string">
            <text:p>170/?: 17/19</text:p>
          </table:table-cell>
          <table:table-cell office:value-type="string">
            <text:p>171/?: 18/20</text:p>
          </table:table-cell>
          <table:table-cell office:value-type="string">
            <text:p>172/?: 19/19</text:p>
          </table:table-cell>
          <table:table-cell office:value-type="string">
            <text:p>173/?: 20/22</text:p>
          </table:table-cell>
          <table:table-cell office:value-type="string">
            <text:p>174/?: 21/21</text:p>
          </table:table-cell>
          <table:table-cell office:value-type="string">
            <text:p>175/?: 22/23</text:p>
          </table:table-cell>
          <table:table-cell office:value-type="string">
            <text:p>176/?: 23/23</text:p>
          </table:table-cell>
          <table:table-cell office:value-type="string">
            <text:p>177/?: 23/23</text:p>
          </table:table-cell>
          <table:table-cell office:value-type="string">
            <text:p>178/?: 23/24</text:p>
          </table:table-cell>
          <table:table-cell office:value-type="string">
            <text:p>179/?: 24/26</text:p>
          </table:table-cell>
          <table:table-cell office:value-type="string">
            <text:p>180/?: 25/27</text:p>
          </table:table-cell>
          <table:table-cell office:value-type="string">
            <text:p>181/?: 26/26</text:p>
          </table:table-cell>
          <table:table-cell office:value-type="string">
            <text:p>182/?: 27/27</text:p>
          </table:table-cell>
          <table:table-cell office:value-type="string">
            <text:p>_</text:p>
          </table:table-cell>
          <table:table-cell office:value-type="string">
            <text:p>184/?: 28/28</text:p>
          </table:table-cell>
          <table:table-cell office:value-type="string">
            <text:p>185/?: 29/29</text:p>
          </table:table-cell>
          <table:table-cell office:value-type="string">
            <text:p>186/?: 29/30</text:p>
          </table:table-cell>
          <table:table-cell office:value-type="string">
            <text:p>187/?: 30/31</text:p>
          </table:table-cell>
          <table:table-cell office:value-type="string">
            <text:p>188/?: 31/32</text:p>
          </table:table-cell>
          <table:table-cell office:value-type="string">
            <text:p>189/?: 32/33</text:p>
          </table:table-cell>
          <table:table-cell office:value-type="string">
            <text:p>190/?: 33/33</text:p>
          </table:table-cell>
          <table:table-cell office:value-type="string">
            <text:p>191/?: 34/34</text:p>
          </table:table-cell>
          <table:table-cell office:value-type="string">
            <text:p>_</text:p>
          </table:table-cell>
          <table:table-cell office:value-type="string">
            <text:p>194/?: 31/32</text:p>
          </table:table-cell>
          <table:table-cell office:value-type="string">
            <text:p>195/?: 30/32</text:p>
          </table:table-cell>
          <table:table-cell office:value-type="string">
            <text:p>196/?: 30/32</text:p>
          </table:table-cell>
          <table:table-cell office:value-type="string">
            <text:p>197/?: 31/33</text:p>
          </table:table-cell>
          <table:table-cell table:number-columns-repeated="2" office:value-type="string">
            <text:p>_</text:p>
          </table:table-cell>
          <table:table-cell office:value-type="string">
            <text:p>200/?: 32/33</text:p>
          </table:table-cell>
          <table:table-cell office:value-type="string">
            <text:p>201/?: 32/33</text:p>
          </table:table-cell>
          <table:table-cell office:value-type="string">
            <text:p>202/?: 32/33</text:p>
          </table:table-cell>
          <table:table-cell table:number-columns-repeated="3" office:value-type="string">
            <text:p>_</text:p>
          </table:table-cell>
          <table:table-cell office:value-type="string">
            <text:p>206/?: 33/33</text:p>
          </table:table-cell>
          <table:table-cell office:value-type="string">
            <text:p>207/?: 34/34</text:p>
          </table:table-cell>
          <table:table-cell office:value-type="string">
            <text:p>208/?: 34/34</text:p>
          </table:table-cell>
          <table:table-cell table:number-columns-repeated="5" office:value-type="string">
            <text:p>_</text:p>
          </table:table-cell>
          <table:table-cell office:value-type="string">
            <text:p>225/?: 33/33</text:p>
          </table:table-cell>
          <table:table-cell office:value-type="string">
            <text:p>226/?: 33/33</text:p>
          </table:table-cell>
          <table:table-cell table:number-columns-repeated="6" office:value-type="string">
            <text:p>_</text:p>
          </table:table-cell>
          <table:table-cell office:value-type="string">
            <text:p>233/?: 34/34</text:p>
          </table:table-cell>
          <table:table-cell table:number-columns-repeated="9" office:value-type="string">
            <text:p>_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6">
            <text:p>36</text:p>
          </table:table-cell>
          <table:table-cell office:value-type="string">
            <text:p>count:</text:p>
          </table:table-cell>
          <table:table-cell office:value-type="float" office:value="751">
            <text:p>751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2</text:p>
          </table:table-cell>
          <table:table-cell office:value-type="string">
            <text:p>48/0: 0/2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1/4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0/5</text:p>
          </table:table-cell>
          <table:table-cell office:value-type="string">
            <text:p>56/8: 1/6</text:p>
          </table:table-cell>
          <table:table-cell office:value-type="string">
            <text:p>57/9: 0/5</text:p>
          </table:table-cell>
          <table:table-cell office:value-type="string">
            <text:p>58/:: 2/5</text:p>
          </table:table-cell>
          <table:table-cell office:value-type="string">
            <text:p>59/;: 10/10</text:p>
          </table:table-cell>
          <table:table-cell office:value-type="string">
            <text:p>_</text:p>
          </table:table-cell>
          <table:table-cell office:value-type="string">
            <text:p>61/=: 4/7</text:p>
          </table:table-cell>
          <table:table-cell office:value-type="string">
            <text:p>_</text:p>
          </table:table-cell>
          <table:table-cell office:value-type="string">
            <text:p>63/?: 5/5</text:p>
          </table:table-cell>
          <table:table-cell office:value-type="string">
            <text:p>64/@: 2/4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1/4</text:p>
          </table:table-cell>
          <table:table-cell office:value-type="string">
            <text:p>68/D: 2/5</text:p>
          </table:table-cell>
          <table:table-cell office:value-type="string">
            <text:p>69/E: 2/6</text:p>
          </table:table-cell>
          <table:table-cell office:value-type="string">
            <text:p>70/F: 3/7</text:p>
          </table:table-cell>
          <table:table-cell office:value-type="string">
            <text:p>71/G: 3/8</text:p>
          </table:table-cell>
          <table:table-cell office:value-type="string">
            <text:p>72/H: 3/8</text:p>
          </table:table-cell>
          <table:table-cell office:value-type="string">
            <text:p>73/I: 3/9</text:p>
          </table:table-cell>
          <table:table-cell office:value-type="string">
            <text:p>74/J: 3/10</text:p>
          </table:table-cell>
          <table:table-cell office:value-type="string">
            <text:p>75/K: 3/11</text:p>
          </table:table-cell>
          <table:table-cell office:value-type="string">
            <text:p>76/L: 4/11</text:p>
          </table:table-cell>
          <table:table-cell office:value-type="string">
            <text:p>77/M: 3/12</text:p>
          </table:table-cell>
          <table:table-cell office:value-type="string">
            <text:p>78/N: 3/13</text:p>
          </table:table-cell>
          <table:table-cell office:value-type="string">
            <text:p>79/O: 4/14</text:p>
          </table:table-cell>
          <table:table-cell office:value-type="string">
            <text:p>80/P: 4/15</text:p>
          </table:table-cell>
          <table:table-cell office:value-type="string">
            <text:p>81/Q: 4/17</text:p>
          </table:table-cell>
          <table:table-cell office:value-type="string">
            <text:p>82/R: 5/16</text:p>
          </table:table-cell>
          <table:table-cell office:value-type="string">
            <text:p>83/S: 4/17</text:p>
          </table:table-cell>
          <table:table-cell office:value-type="string">
            <text:p>84/T: 5/18</text:p>
          </table:table-cell>
          <table:table-cell office:value-type="string">
            <text:p>85/U: 7/20</text:p>
          </table:table-cell>
          <table:table-cell office:value-type="string">
            <text:p>86/V: 3/20</text:p>
          </table:table-cell>
          <table:table-cell office:value-type="string">
            <text:p>87/W: 3/20</text:p>
          </table:table-cell>
          <table:table-cell office:value-type="string">
            <text:p>88/X: 7/22</text:p>
          </table:table-cell>
          <table:table-cell office:value-type="string">
            <text:p>89/Y: 6/23</text:p>
          </table:table-cell>
          <table:table-cell office:value-type="string">
            <text:p>90/Z: 5/23</text:p>
          </table:table-cell>
          <table:table-cell office:value-type="string">
            <text:p>_</text:p>
          </table:table-cell>
          <table:table-cell office:value-type="string">
            <text:p>92/\: 9/11</text:p>
          </table:table-cell>
          <table:table-cell table:number-columns-repeated="2" office:value-type="string">
            <text:p>_</text:p>
          </table:table-cell>
          <table:table-cell office:value-type="string">
            <text:p>95/_: 4/14</text:p>
          </table:table-cell>
          <table:table-cell office:value-type="string">
            <text:p>96/`: 6/6</text:p>
          </table:table-cell>
          <table:table-cell office:value-type="string">
            <text:p>97/a: 5/19</text:p>
          </table:table-cell>
          <table:table-cell office:value-type="string">
            <text:p>98/b: 6/19</text:p>
          </table:table-cell>
          <table:table-cell office:value-type="string">
            <text:p>99/c: 7/21</text:p>
          </table:table-cell>
          <table:table-cell office:value-type="string">
            <text:p>100/d: 8/21</text:p>
          </table:table-cell>
          <table:table-cell office:value-type="string">
            <text:p>101/e: 9/21</text:p>
          </table:table-cell>
          <table:table-cell office:value-type="string">
            <text:p>102/f: 10/22</text:p>
          </table:table-cell>
          <table:table-cell office:value-type="string">
            <text:p>103/g: 11/23</text:p>
          </table:table-cell>
          <table:table-cell office:value-type="string">
            <text:p>104/h: 12/23</text:p>
          </table:table-cell>
          <table:table-cell office:value-type="string">
            <text:p>105/i: 13/24</text:p>
          </table:table-cell>
          <table:table-cell office:value-type="string">
            <text:p>106/j: 14/23</text:p>
          </table:table-cell>
          <table:table-cell office:value-type="string">
            <text:p>107/k: 15/24</text:p>
          </table:table-cell>
          <table:table-cell office:value-type="string">
            <text:p>108/l: 16/26</text:p>
          </table:table-cell>
          <table:table-cell office:value-type="string">
            <text:p>109/m: 17/27</text:p>
          </table:table-cell>
          <table:table-cell office:value-type="string">
            <text:p>110/n: 18/27</text:p>
          </table:table-cell>
          <table:table-cell office:value-type="string">
            <text:p>111/o: 19/28</text:p>
          </table:table-cell>
          <table:table-cell office:value-type="string">
            <text:p>112/p: 20/29</text:p>
          </table:table-cell>
          <table:table-cell office:value-type="string">
            <text:p>113/q: 21/27</text:p>
          </table:table-cell>
          <table:table-cell office:value-type="string">
            <text:p>114/r: 22/30</text:p>
          </table:table-cell>
          <table:table-cell office:value-type="string">
            <text:p>115/s: 23/31</text:p>
          </table:table-cell>
          <table:table-cell office:value-type="string">
            <text:p>116/t: 24/32</text:p>
          </table:table-cell>
          <table:table-cell office:value-type="string">
            <text:p>117/u: 25/31</text:p>
          </table:table-cell>
          <table:table-cell office:value-type="string">
            <text:p>118/v: 26/32</text:p>
          </table:table-cell>
          <table:table-cell office:value-type="string">
            <text:p>119/w: 27/33</text:p>
          </table:table-cell>
          <table:table-cell office:value-type="string">
            <text:p>120/x: 27/31</text:p>
          </table:table-cell>
          <table:table-cell office:value-type="string">
            <text:p>121/y: 28/33</text:p>
          </table:table-cell>
          <table:table-cell office:value-type="string">
            <text:p>122/z: 29/33</text:p>
          </table:table-cell>
          <table:table-cell office:value-type="string">
            <text:p>126/~: 31/3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0/4</text:p>
          </table:table-cell>
          <table:table-cell office:value-type="string">
            <text:p>135/?: 1/5</text:p>
          </table:table-cell>
          <table:table-cell office:value-type="string">
            <text:p>136/?: 2/5</text:p>
          </table:table-cell>
          <table:table-cell office:value-type="string">
            <text:p>137/?: 3/6</text:p>
          </table:table-cell>
          <table:table-cell office:value-type="string">
            <text:p>138/?: 0/6</text:p>
          </table:table-cell>
          <table:table-cell office:value-type="string">
            <text:p>139/?: 8/9</text:p>
          </table:table-cell>
          <table:table-cell office:value-type="string">
            <text:p>140/?: 9/10</text:p>
          </table:table-cell>
          <table:table-cell office:value-type="string">
            <text:p>141/?: 10/11</text:p>
          </table:table-cell>
          <table:table-cell office:value-type="string">
            <text:p>142/?: 11/11</text:p>
          </table:table-cell>
          <table:table-cell office:value-type="string">
            <text:p>143/?: 12/13</text:p>
          </table:table-cell>
          <table:table-cell office:value-type="string">
            <text:p>144/?: 0/10</text:p>
          </table:table-cell>
          <table:table-cell office:value-type="string">
            <text:p>145/?: 1/9</text:p>
          </table:table-cell>
          <table:table-cell office:value-type="string">
            <text:p>146/?: 2/10</text:p>
          </table:table-cell>
          <table:table-cell office:value-type="string">
            <text:p>147/?: 3/10</text:p>
          </table:table-cell>
          <table:table-cell office:value-type="string">
            <text:p>148/?: 4/11</text:p>
          </table:table-cell>
          <table:table-cell office:value-type="string">
            <text:p>149/?: 5/13</text:p>
          </table:table-cell>
          <table:table-cell office:value-type="string">
            <text:p>150/?: 6/12</text:p>
          </table:table-cell>
          <table:table-cell office:value-type="string">
            <text:p>151/?: 7/13</text:p>
          </table:table-cell>
          <table:table-cell office:value-type="string">
            <text:p>152/?: 8/14</text:p>
          </table:table-cell>
          <table:table-cell office:value-type="string">
            <text:p>153/?: 9/15</text:p>
          </table:table-cell>
          <table:table-cell office:value-type="string">
            <text:p>154/?: 10/16</text:p>
          </table:table-cell>
          <table:table-cell office:value-type="string">
            <text:p>155/?: 1/14</text:p>
          </table:table-cell>
          <table:table-cell office:value-type="string">
            <text:p>156/?: 2/15</text:p>
          </table:table-cell>
          <table:table-cell office:value-type="string">
            <text:p>157/?: 3/16</text:p>
          </table:table-cell>
          <table:table-cell office:value-type="string">
            <text:p>158/?: 4/16</text:p>
          </table:table-cell>
          <table:table-cell office:value-type="string">
            <text:p>159/?: 15/21</text:p>
          </table:table-cell>
          <table:table-cell office:value-type="string">
            <text:p>160/?: 4/19</text:p>
          </table:table-cell>
          <table:table-cell office:value-type="string">
            <text:p>161/?: 5/17</text:p>
          </table:table-cell>
          <table:table-cell office:value-type="string">
            <text:p>162/?: 6/18</text:p>
          </table:table-cell>
          <table:table-cell office:value-type="string">
            <text:p>163/?: 7/19</text:p>
          </table:table-cell>
          <table:table-cell office:value-type="string">
            <text:p>164/?: 8/18</text:p>
          </table:table-cell>
          <table:table-cell office:value-type="string">
            <text:p>165/?: 9/17</text:p>
          </table:table-cell>
          <table:table-cell office:value-type="string">
            <text:p>166/?: 10/20</text:p>
          </table:table-cell>
          <table:table-cell office:value-type="string">
            <text:p>167/?: 11/19</text:p>
          </table:table-cell>
          <table:table-cell office:value-type="string">
            <text:p>168/?: 12/21</text:p>
          </table:table-cell>
          <table:table-cell office:value-type="string">
            <text:p>169/?: 13/22</text:p>
          </table:table-cell>
          <table:table-cell office:value-type="string">
            <text:p>170/?: 14/21</text:p>
          </table:table-cell>
          <table:table-cell office:value-type="string">
            <text:p>171/?: 15/19</text:p>
          </table:table-cell>
          <table:table-cell office:value-type="string">
            <text:p>172/?: 16/23</text:p>
          </table:table-cell>
          <table:table-cell office:value-type="string">
            <text:p>173/?: 17/23</text:p>
          </table:table-cell>
          <table:table-cell office:value-type="string">
            <text:p>174/?: 18/23</text:p>
          </table:table-cell>
          <table:table-cell office:value-type="string">
            <text:p>175/?: 19/21</text:p>
          </table:table-cell>
          <table:table-cell office:value-type="string">
            <text:p>176/?: 20/27</text:p>
          </table:table-cell>
          <table:table-cell office:value-type="string">
            <text:p>177/?: 21/26</text:p>
          </table:table-cell>
          <table:table-cell office:value-type="string">
            <text:p>178/?: 22/27</text:p>
          </table:table-cell>
          <table:table-cell office:value-type="string">
            <text:p>179/?: 23/26</text:p>
          </table:table-cell>
          <table:table-cell office:value-type="string">
            <text:p>180/?: 24/29</text:p>
          </table:table-cell>
          <table:table-cell office:value-type="string">
            <text:p>181/?: 25/28</text:p>
          </table:table-cell>
          <table:table-cell office:value-type="string">
            <text:p>182/?: 26/27</text:p>
          </table:table-cell>
          <table:table-cell office:value-type="string">
            <text:p>183/?: 27/28</text:p>
          </table:table-cell>
          <table:table-cell office:value-type="string">
            <text:p>184/?: 28/29</text:p>
          </table:table-cell>
          <table:table-cell office:value-type="string">
            <text:p>185/?: 29/29</text:p>
          </table:table-cell>
          <table:table-cell office:value-type="string">
            <text:p>186/?: 30/31</text:p>
          </table:table-cell>
          <table:table-cell office:value-type="string">
            <text:p>187/?: 31/31</text:p>
          </table:table-cell>
          <table:table-cell office:value-type="string">
            <text:p>188/?: 32/33</text:p>
          </table:table-cell>
          <table:table-cell office:value-type="string">
            <text:p>189/?: 33/33</text:p>
          </table:table-cell>
          <table:table-cell office:value-type="string">
            <text:p>190/?: 34/34</text:p>
          </table:table-cell>
          <table:table-cell office:value-type="string">
            <text:p>191/?: 35/35</text:p>
          </table:table-cell>
          <table:table-cell table:number-columns-repeated="2" office:value-type="string">
            <text:p>_</text:p>
          </table:table-cell>
          <table:table-cell office:value-type="string">
            <text:p>194/?: 32/33</text:p>
          </table:table-cell>
          <table:table-cell office:value-type="string">
            <text:p>195/?: 30/33</text:p>
          </table:table-cell>
          <table:table-cell office:value-type="string">
            <text:p>196/?: 31/33</text:p>
          </table:table-cell>
          <table:table-cell office:value-type="string">
            <text:p>197/?: 32/34</text:p>
          </table:table-cell>
          <table:table-cell office:value-type="string">
            <text:p>198/?: 35/35</text:p>
          </table:table-cell>
          <table:table-cell office:value-type="string">
            <text:p>199/?: 34/34</text:p>
          </table:table-cell>
          <table:table-cell office:value-type="string">
            <text:p>200/?: 33/34</text:p>
          </table:table-cell>
          <table:table-cell office:value-type="string">
            <text:p>201/?: 34/34</text:p>
          </table:table-cell>
          <table:table-cell office:value-type="string">
            <text:p>202/?: 34/34</text:p>
          </table:table-cell>
          <table:table-cell table:number-columns-repeated="3" office:value-type="string">
            <text:p>_</text:p>
          </table:table-cell>
          <table:table-cell office:value-type="string">
            <text:p>206/?: 35/35</text:p>
          </table:table-cell>
          <table:table-cell office:value-type="string">
            <text:p>207/?: 35/35</text:p>
          </table:table-cell>
          <table:table-cell office:value-type="string">
            <text:p>208/?: 35/35</text:p>
          </table:table-cell>
          <table:table-cell office:value-type="string">
            <text:p>225/?: 34/34</text:p>
          </table:table-cell>
          <table:table-cell office:value-type="string">
            <text:p>226/?: 34/34</text:p>
          </table:table-cell>
          <table:table-cell table:number-columns-repeated="2" office:value-type="string">
            <text:p>_</text:p>
          </table:table-cell>
          <table:table-cell office:value-type="string">
            <text:p>229/?: 35/35</text:p>
          </table:table-cell>
          <table:table-cell table:number-columns-repeated="2" office:value-type="string">
            <text:p>_</text:p>
          </table:table-cell>
          <table:table-cell office:value-type="string">
            <text:p>239/?: 35/35</text:p>
          </table:table-cell>
          <table:table-cell table:number-columns-repeated="5" office:value-type="string">
            <text:p>_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7">
            <text:p>37</text:p>
          </table:table-cell>
          <table:table-cell office:value-type="string">
            <text:p>count:</text:p>
          </table:table-cell>
          <table:table-cell office:value-type="float" office:value="682">
            <text:p>68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0/2</text:p>
          </table:table-cell>
          <table:table-cell office:value-type="string">
            <text:p>48/0: 1/2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1/4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1/6</text:p>
          </table:table-cell>
          <table:table-cell office:value-type="string">
            <text:p>56/8: 1/7</text:p>
          </table:table-cell>
          <table:table-cell office:value-type="string">
            <text:p>57/9: 1/6</text:p>
          </table:table-cell>
          <table:table-cell office:value-type="string">
            <text:p>58/:: 1/6</text:p>
          </table:table-cell>
          <table:table-cell office:value-type="string">
            <text:p>59/;: 3/4</text:p>
          </table:table-cell>
          <table:table-cell office:value-type="string">
            <text:p>_</text:p>
          </table:table-cell>
          <table:table-cell office:value-type="string">
            <text:p>61/=: 2/3</text:p>
          </table:table-cell>
          <table:table-cell office:value-type="string">
            <text:p>_</text:p>
          </table:table-cell>
          <table:table-cell office:value-type="string">
            <text:p>63/?: 5/6</text:p>
          </table:table-cell>
          <table:table-cell office:value-type="string">
            <text:p>64/@: 4/7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1/4</text:p>
          </table:table-cell>
          <table:table-cell office:value-type="string">
            <text:p>68/D: 2/5</text:p>
          </table:table-cell>
          <table:table-cell office:value-type="string">
            <text:p>69/E: 2/6</text:p>
          </table:table-cell>
          <table:table-cell office:value-type="string">
            <text:p>70/F: 3/7</text:p>
          </table:table-cell>
          <table:table-cell office:value-type="string">
            <text:p>71/G: 2/8</text:p>
          </table:table-cell>
          <table:table-cell office:value-type="string">
            <text:p>72/H: 3/9</text:p>
          </table:table-cell>
          <table:table-cell office:value-type="string">
            <text:p>73/I: 4/10</text:p>
          </table:table-cell>
          <table:table-cell office:value-type="string">
            <text:p>74/J: 4/11</text:p>
          </table:table-cell>
          <table:table-cell office:value-type="string">
            <text:p>75/K: 4/11</text:p>
          </table:table-cell>
          <table:table-cell office:value-type="string">
            <text:p>76/L: 4/12</text:p>
          </table:table-cell>
          <table:table-cell office:value-type="string">
            <text:p>77/M: 2/13</text:p>
          </table:table-cell>
          <table:table-cell office:value-type="string">
            <text:p>78/N: 3/14</text:p>
          </table:table-cell>
          <table:table-cell office:value-type="string">
            <text:p>79/O: 4/15</text:p>
          </table:table-cell>
          <table:table-cell office:value-type="string">
            <text:p>80/P: 3/15</text:p>
          </table:table-cell>
          <table:table-cell office:value-type="string">
            <text:p>81/Q: 5/17</text:p>
          </table:table-cell>
          <table:table-cell office:value-type="string">
            <text:p>82/R: 5/16</text:p>
          </table:table-cell>
          <table:table-cell office:value-type="string">
            <text:p>83/S: 4/17</text:p>
          </table:table-cell>
          <table:table-cell office:value-type="string">
            <text:p>84/T: 6/18</text:p>
          </table:table-cell>
          <table:table-cell office:value-type="string">
            <text:p>85/U: 7/20</text:p>
          </table:table-cell>
          <table:table-cell office:value-type="string">
            <text:p>86/V: 5/20</text:p>
          </table:table-cell>
          <table:table-cell office:value-type="string">
            <text:p>87/W: 3/21</text:p>
          </table:table-cell>
          <table:table-cell office:value-type="string">
            <text:p>88/X: 5/23</text:p>
          </table:table-cell>
          <table:table-cell office:value-type="string">
            <text:p>89/Y: 7/23</text:p>
          </table:table-cell>
          <table:table-cell office:value-type="string">
            <text:p>90/Z: 5/24</text:p>
          </table:table-cell>
          <table:table-cell office:value-type="string">
            <text:p>_</text:p>
          </table:table-cell>
          <table:table-cell office:value-type="string">
            <text:p>92/\: 13/13</text:p>
          </table:table-cell>
          <table:table-cell office:value-type="string">
            <text:p>_</text:p>
          </table:table-cell>
          <table:table-cell office:value-type="string">
            <text:p>94/^: 10/15</text:p>
          </table:table-cell>
          <table:table-cell office:value-type="string">
            <text:p>95/_: 4/16</text:p>
          </table:table-cell>
          <table:table-cell office:value-type="string">
            <text:p>96/`: 5/6</text:p>
          </table:table-cell>
          <table:table-cell office:value-type="string">
            <text:p>97/a: 6/20</text:p>
          </table:table-cell>
          <table:table-cell office:value-type="string">
            <text:p>98/b: 7/20</text:p>
          </table:table-cell>
          <table:table-cell office:value-type="string">
            <text:p>99/c: 8/21</text:p>
          </table:table-cell>
          <table:table-cell office:value-type="string">
            <text:p>100/d: 9/22</text:p>
          </table:table-cell>
          <table:table-cell office:value-type="string">
            <text:p>101/e: 10/22</text:p>
          </table:table-cell>
          <table:table-cell office:value-type="string">
            <text:p>102/f: 11/23</text:p>
          </table:table-cell>
          <table:table-cell office:value-type="string">
            <text:p>103/g: 12/24</text:p>
          </table:table-cell>
          <table:table-cell office:value-type="string">
            <text:p>104/h: 13/24</text:p>
          </table:table-cell>
          <table:table-cell office:value-type="string">
            <text:p>105/i: 14/25</text:p>
          </table:table-cell>
          <table:table-cell office:value-type="string">
            <text:p>106/j: 15/24</text:p>
          </table:table-cell>
          <table:table-cell office:value-type="string">
            <text:p>107/k: 16/25</text:p>
          </table:table-cell>
          <table:table-cell office:value-type="string">
            <text:p>108/l: 17/27</text:p>
          </table:table-cell>
          <table:table-cell office:value-type="string">
            <text:p>109/m: 18/28</text:p>
          </table:table-cell>
          <table:table-cell office:value-type="string">
            <text:p>110/n: 19/28</text:p>
          </table:table-cell>
          <table:table-cell office:value-type="string">
            <text:p>111/o: 20/29</text:p>
          </table:table-cell>
          <table:table-cell office:value-type="string">
            <text:p>112/p: 21/30</text:p>
          </table:table-cell>
          <table:table-cell office:value-type="string">
            <text:p>113/q: 22/28</text:p>
          </table:table-cell>
          <table:table-cell office:value-type="string">
            <text:p>114/r: 23/31</text:p>
          </table:table-cell>
          <table:table-cell office:value-type="string">
            <text:p>115/s: 24/32</text:p>
          </table:table-cell>
          <table:table-cell office:value-type="string">
            <text:p>116/t: 25/33</text:p>
          </table:table-cell>
          <table:table-cell office:value-type="string">
            <text:p>117/u: 26/32</text:p>
          </table:table-cell>
          <table:table-cell office:value-type="string">
            <text:p>118/v: 27/33</text:p>
          </table:table-cell>
          <table:table-cell office:value-type="string">
            <text:p>119/w: 28/34</text:p>
          </table:table-cell>
          <table:table-cell office:value-type="string">
            <text:p>120/x: 29/32</text:p>
          </table:table-cell>
          <table:table-cell office:value-type="string">
            <text:p>121/y: 29/33</text:p>
          </table:table-cell>
          <table:table-cell office:value-type="string">
            <text:p>122/z: 30/34</text:p>
          </table:table-cell>
          <table:table-cell table:number-columns-repeated="3" office:value-type="string">
            <text:p>_</text:p>
          </table:table-cell>
          <table:table-cell office:value-type="string">
            <text:p>126/~: 33/3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2/3</text:p>
          </table:table-cell>
          <table:table-cell office:value-type="string">
            <text:p>133/?: 5/5</text:p>
          </table:table-cell>
          <table:table-cell office:value-type="string">
            <text:p>134/?: 3/4</text:p>
          </table:table-cell>
          <table:table-cell office:value-type="string">
            <text:p>135/?: 7/7</text:p>
          </table:table-cell>
          <table:table-cell office:value-type="string">
            <text:p>136/?: 4/6</text:p>
          </table:table-cell>
          <table:table-cell office:value-type="string">
            <text:p>137/?: 9/9</text:p>
          </table:table-cell>
          <table:table-cell office:value-type="string">
            <text:p>138/?: 5/7</text:p>
          </table:table-cell>
          <table:table-cell office:value-type="string">
            <text:p>139/?: 11/11</text:p>
          </table:table-cell>
          <table:table-cell office:value-type="string">
            <text:p>140/?: 6/8</text:p>
          </table:table-cell>
          <table:table-cell office:value-type="string">
            <text:p>141/?: 12/12</text:p>
          </table:table-cell>
          <table:table-cell office:value-type="string">
            <text:p>142/?: 7/10</text:p>
          </table:table-cell>
          <table:table-cell office:value-type="string">
            <text:p>143/?: 15/15</text:p>
          </table:table-cell>
          <table:table-cell office:value-type="string">
            <text:p>144/?: 8/10</text:p>
          </table:table-cell>
          <table:table-cell office:value-type="string">
            <text:p>145/?: 14/15</text:p>
          </table:table-cell>
          <table:table-cell office:value-type="string">
            <text:p>146/?: 9/12</text:p>
          </table:table-cell>
          <table:table-cell office:value-type="string">
            <text:p>_</text:p>
          </table:table-cell>
          <table:table-cell office:value-type="string">
            <text:p>148/?: 10/13</text:p>
          </table:table-cell>
          <table:table-cell office:value-type="string">
            <text:p>149/?: 20/20</text:p>
          </table:table-cell>
          <table:table-cell office:value-type="string">
            <text:p>150/?: 11/14</text:p>
          </table:table-cell>
          <table:table-cell office:value-type="string">
            <text:p>151/?: 22/22</text:p>
          </table:table-cell>
          <table:table-cell office:value-type="string">
            <text:p>152/?: 12/15</text:p>
          </table:table-cell>
          <table:table-cell office:value-type="string">
            <text:p>153/?: 17/20</text:p>
          </table:table-cell>
          <table:table-cell office:value-type="string">
            <text:p>154/?: 13/17</text:p>
          </table:table-cell>
          <table:table-cell office:value-type="string">
            <text:p>155/?: 18/18</text:p>
          </table:table-cell>
          <table:table-cell office:value-type="string">
            <text:p>156/?: 14/18</text:p>
          </table:table-cell>
          <table:table-cell office:value-type="string">
            <text:p>157/?: 20/23</text:p>
          </table:table-cell>
          <table:table-cell office:value-type="string">
            <text:p>158/?: 15/19</text:p>
          </table:table-cell>
          <table:table-cell office:value-type="string">
            <text:p>159/?: 29/29</text:p>
          </table:table-cell>
          <table:table-cell office:value-type="string">
            <text:p>160/?: 16/20</text:p>
          </table:table-cell>
          <table:table-cell office:value-type="string">
            <text:p>161/?: 17/23</text:p>
          </table:table-cell>
          <table:table-cell office:value-type="string">
            <text:p>162/?: 17/22</text:p>
          </table:table-cell>
          <table:table-cell office:value-type="string">
            <text:p>163/?: 33/33</text:p>
          </table:table-cell>
          <table:table-cell office:value-type="string">
            <text:p>164/?: 18/19</text:p>
          </table:table-cell>
          <table:table-cell office:value-type="string">
            <text:p>165/?: 23/28</text:p>
          </table:table-cell>
          <table:table-cell office:value-type="string">
            <text:p>166/?: 19/24</text:p>
          </table:table-cell>
          <table:table-cell office:value-type="string">
            <text:p>167/?: 36/36</text:p>
          </table:table-cell>
          <table:table-cell office:value-type="string">
            <text:p>168/?: 20/21</text:p>
          </table:table-cell>
          <table:table-cell office:value-type="string">
            <text:p>_</text:p>
          </table:table-cell>
          <table:table-cell office:value-type="string">
            <text:p>170/?: 21/21</text:p>
          </table:table-cell>
          <table:table-cell office:value-type="string">
            <text:p>_</text:p>
          </table:table-cell>
          <table:table-cell office:value-type="string">
            <text:p>172/?: 22/23</text:p>
          </table:table-cell>
          <table:table-cell office:value-type="string">
            <text:p>173/?: 26/26</text:p>
          </table:table-cell>
          <table:table-cell office:value-type="string">
            <text:p>174/?: 23/23</text:p>
          </table:table-cell>
          <table:table-cell office:value-type="string">
            <text:p>_</text:p>
          </table:table-cell>
          <table:table-cell office:value-type="string">
            <text:p>176/?: 24/25</text:p>
          </table:table-cell>
          <table:table-cell office:value-type="string">
            <text:p>177/?: 25/25</text:p>
          </table:table-cell>
          <table:table-cell office:value-type="string">
            <text:p>178/?: 26/26</text:p>
          </table:table-cell>
          <table:table-cell office:value-type="string">
            <text:p>179/?: 27/27</text:p>
          </table:table-cell>
          <table:table-cell office:value-type="string">
            <text:p>180/?: 27/28</text:p>
          </table:table-cell>
          <table:table-cell office:value-type="string">
            <text:p>181/?: 28/28</text:p>
          </table:table-cell>
          <table:table-cell office:value-type="string">
            <text:p>182/?: 29/29</text:p>
          </table:table-cell>
          <table:table-cell office:value-type="string">
            <text:p>183/?: 30/30</text:p>
          </table:table-cell>
          <table:table-cell office:value-type="string">
            <text:p>184/?: 31/31</text:p>
          </table:table-cell>
          <table:table-cell office:value-type="string">
            <text:p>185/?: 32/32</text:p>
          </table:table-cell>
          <table:table-cell office:value-type="string">
            <text:p>186/?: 33/33</text:p>
          </table:table-cell>
          <table:table-cell office:value-type="string">
            <text:p>187/?: 33/33</text:p>
          </table:table-cell>
          <table:table-cell office:value-type="string">
            <text:p>188/?: 34/34</text:p>
          </table:table-cell>
          <table:table-cell office:value-type="string">
            <text:p>189/?: 35/35</text:p>
          </table:table-cell>
          <table:table-cell office:value-type="string">
            <text:p>190/?: 36/36</text:p>
          </table:table-cell>
          <table:table-cell office:value-type="string">
            <text:p>191/?: 36/36</text:p>
          </table:table-cell>
          <table:table-cell table:number-columns-repeated="2" office:value-type="string">
            <text:p>_</text:p>
          </table:table-cell>
          <table:table-cell office:value-type="string">
            <text:p>194/?: 32/34</text:p>
          </table:table-cell>
          <table:table-cell office:value-type="string">
            <text:p>195/?: 31/34</text:p>
          </table:table-cell>
          <table:table-cell office:value-type="string">
            <text:p>196/?: 32/34</text:p>
          </table:table-cell>
          <table:table-cell office:value-type="string">
            <text:p>197/?: 33/35</text:p>
          </table:table-cell>
          <table:table-cell office:value-type="string">
            <text:p>198/?: 36/36</text:p>
          </table:table-cell>
          <table:table-cell office:value-type="string">
            <text:p>199/?: 34/34</text:p>
          </table:table-cell>
          <table:table-cell office:value-type="string">
            <text:p>200/?: 34/35</text:p>
          </table:table-cell>
          <table:table-cell office:value-type="string">
            <text:p>201/?: 35/35</text:p>
          </table:table-cell>
          <table:table-cell office:value-type="string">
            <text:p>202/?: 34/35</text:p>
          </table:table-cell>
          <table:table-cell office:value-type="string">
            <text:p>203/?: 35/35</text:p>
          </table:table-cell>
          <table:table-cell office:value-type="string">
            <text:p>204/?: 35/35</text:p>
          </table:table-cell>
          <table:table-cell office:value-type="string">
            <text:p>_</text:p>
          </table:table-cell>
          <table:table-cell office:value-type="string">
            <text:p>206/?: 36/36</text:p>
          </table:table-cell>
          <table:table-cell office:value-type="string">
            <text:p>207/?: 36/36</text:p>
          </table:table-cell>
          <table:table-cell office:value-type="string">
            <text:p>208/?: 36/36</text:p>
          </table:table-cell>
          <table:table-cell table:number-columns-repeated="8" office:value-type="string">
            <text:p>_</text:p>
          </table:table-cell>
          <table:table-cell office:value-type="string">
            <text:p>225/?: 35/35</text:p>
          </table:table-cell>
          <table:table-cell office:value-type="string">
            <text:p>226/?: 35/35</text:p>
          </table:table-cell>
          <table:table-cell office:value-type="string">
            <text:p>227/?: 36/36</text:p>
          </table:table-cell>
          <table:table-cell office:value-type="string">
            <text:p>_</text:p>
          </table:table-cell>
          <table:table-cell office:value-type="string">
            <text:p>229/?: 36/36</text:p>
          </table:table-cell>
          <table:table-cell office:value-type="string">
            <text:p>_</text:p>
          </table:table-cell>
          <table:table-cell office:value-type="string">
            <text:p>234/?: 36/36</text:p>
          </table:table-cell>
          <table:table-cell table:number-columns-repeated="9" office:value-type="string">
            <text:p>_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8">
            <text:p>38</text:p>
          </table:table-cell>
          <table:table-cell office:value-type="string">
            <text:p>count:</text:p>
          </table:table-cell>
          <table:table-cell office:value-type="float" office:value="639">
            <text:p>639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2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0/4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1/5</text:p>
          </table:table-cell>
          <table:table-cell office:value-type="string">
            <text:p>56/8: 0/6</text:p>
          </table:table-cell>
          <table:table-cell office:value-type="string">
            <text:p>57/9: 1/6</text:p>
          </table:table-cell>
          <table:table-cell office:value-type="string">
            <text:p>58/:: 3/5</text:p>
          </table:table-cell>
          <table:table-cell office:value-type="string">
            <text:p>59/;: 5/5</text:p>
          </table:table-cell>
          <table:table-cell office:value-type="string">
            <text:p>_</text:p>
          </table:table-cell>
          <table:table-cell office:value-type="string">
            <text:p>61/=: 7/7</text:p>
          </table:table-cell>
          <table:table-cell office:value-type="string">
            <text:p>_</text:p>
          </table:table-cell>
          <table:table-cell office:value-type="string">
            <text:p>63/?: 7/7</text:p>
          </table:table-cell>
          <table:table-cell office:value-type="string">
            <text:p>64/@: 1/2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0/4</text:p>
          </table:table-cell>
          <table:table-cell office:value-type="string">
            <text:p>68/D: 2/5</text:p>
          </table:table-cell>
          <table:table-cell office:value-type="string">
            <text:p>69/E: 1/6</text:p>
          </table:table-cell>
          <table:table-cell office:value-type="string">
            <text:p>70/F: 3/7</text:p>
          </table:table-cell>
          <table:table-cell office:value-type="string">
            <text:p>71/G: 2/8</text:p>
          </table:table-cell>
          <table:table-cell office:value-type="string">
            <text:p>72/H: 3/9</text:p>
          </table:table-cell>
          <table:table-cell office:value-type="string">
            <text:p>73/I: 4/10</text:p>
          </table:table-cell>
          <table:table-cell office:value-type="string">
            <text:p>74/J: 4/11</text:p>
          </table:table-cell>
          <table:table-cell office:value-type="string">
            <text:p>75/K: 3/11</text:p>
          </table:table-cell>
          <table:table-cell office:value-type="string">
            <text:p>76/L: 4/12</text:p>
          </table:table-cell>
          <table:table-cell office:value-type="string">
            <text:p>77/M: 4/13</text:p>
          </table:table-cell>
          <table:table-cell office:value-type="string">
            <text:p>78/N: 4/14</text:p>
          </table:table-cell>
          <table:table-cell office:value-type="string">
            <text:p>79/O: 7/15</text:p>
          </table:table-cell>
          <table:table-cell office:value-type="string">
            <text:p>80/P: 5/15</text:p>
          </table:table-cell>
          <table:table-cell office:value-type="string">
            <text:p>81/Q: 6/17</text:p>
          </table:table-cell>
          <table:table-cell office:value-type="string">
            <text:p>82/R: 7/17</text:p>
          </table:table-cell>
          <table:table-cell office:value-type="string">
            <text:p>83/S: 5/17</text:p>
          </table:table-cell>
          <table:table-cell office:value-type="string">
            <text:p>84/T: 6/18</text:p>
          </table:table-cell>
          <table:table-cell office:value-type="string">
            <text:p>85/U: 9/20</text:p>
          </table:table-cell>
          <table:table-cell office:value-type="string">
            <text:p>86/V: 6/21</text:p>
          </table:table-cell>
          <table:table-cell office:value-type="string">
            <text:p>87/W: 5/21</text:p>
          </table:table-cell>
          <table:table-cell office:value-type="string">
            <text:p>88/X: 8/24</text:p>
          </table:table-cell>
          <table:table-cell office:value-type="string">
            <text:p>89/Y: 6/23</text:p>
          </table:table-cell>
          <table:table-cell office:value-type="string">
            <text:p>90/Z: 6/24</text:p>
          </table:table-cell>
          <table:table-cell office:value-type="string">
            <text:p>_</text:p>
          </table:table-cell>
          <table:table-cell office:value-type="string">
            <text:p>92/\: 19/19</text:p>
          </table:table-cell>
          <table:table-cell office:value-type="string">
            <text:p>_</text:p>
          </table:table-cell>
          <table:table-cell office:value-type="string">
            <text:p>94/^: 5/10</text:p>
          </table:table-cell>
          <table:table-cell office:value-type="string">
            <text:p>95/_: 6/17</text:p>
          </table:table-cell>
          <table:table-cell office:value-type="string">
            <text:p>96/`: 7/8</text:p>
          </table:table-cell>
          <table:table-cell office:value-type="string">
            <text:p>97/a: 7/21</text:p>
          </table:table-cell>
          <table:table-cell office:value-type="string">
            <text:p>98/b: 8/21</text:p>
          </table:table-cell>
          <table:table-cell office:value-type="string">
            <text:p>99/c: 9/22</text:p>
          </table:table-cell>
          <table:table-cell office:value-type="string">
            <text:p>100/d: 10/23</text:p>
          </table:table-cell>
          <table:table-cell office:value-type="string">
            <text:p>101/e: 11/23</text:p>
          </table:table-cell>
          <table:table-cell office:value-type="string">
            <text:p>102/f: 12/24</text:p>
          </table:table-cell>
          <table:table-cell office:value-type="string">
            <text:p>103/g: 13/25</text:p>
          </table:table-cell>
          <table:table-cell office:value-type="string">
            <text:p>104/h: 14/25</text:p>
          </table:table-cell>
          <table:table-cell office:value-type="string">
            <text:p>105/i: 15/26</text:p>
          </table:table-cell>
          <table:table-cell office:value-type="string">
            <text:p>106/j: 16/25</text:p>
          </table:table-cell>
          <table:table-cell office:value-type="string">
            <text:p>107/k: 17/26</text:p>
          </table:table-cell>
          <table:table-cell office:value-type="string">
            <text:p>108/l: 18/28</text:p>
          </table:table-cell>
          <table:table-cell office:value-type="string">
            <text:p>109/m: 19/29</text:p>
          </table:table-cell>
          <table:table-cell office:value-type="string">
            <text:p>110/n: 20/29</text:p>
          </table:table-cell>
          <table:table-cell office:value-type="string">
            <text:p>111/o: 21/30</text:p>
          </table:table-cell>
          <table:table-cell office:value-type="string">
            <text:p>112/p: 22/31</text:p>
          </table:table-cell>
          <table:table-cell office:value-type="string">
            <text:p>113/q: 23/29</text:p>
          </table:table-cell>
          <table:table-cell office:value-type="string">
            <text:p>114/r: 24/32</text:p>
          </table:table-cell>
          <table:table-cell office:value-type="string">
            <text:p>115/s: 25/33</text:p>
          </table:table-cell>
          <table:table-cell office:value-type="string">
            <text:p>116/t: 26/34</text:p>
          </table:table-cell>
          <table:table-cell office:value-type="string">
            <text:p>117/u: 27/33</text:p>
          </table:table-cell>
          <table:table-cell office:value-type="string">
            <text:p>118/v: 28/34</text:p>
          </table:table-cell>
          <table:table-cell office:value-type="string">
            <text:p>119/w: 29/35</text:p>
          </table:table-cell>
          <table:table-cell office:value-type="string">
            <text:p>120/x: 30/33</text:p>
          </table:table-cell>
          <table:table-cell office:value-type="string">
            <text:p>121/y: 31/35</text:p>
          </table:table-cell>
          <table:table-cell office:value-type="string">
            <text:p>122/z: 32/35</text:p>
          </table:table-cell>
          <table:table-cell office:value-type="string">
            <text:p>126/~: 36/36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2/2</text:p>
          </table:table-cell>
          <table:table-cell office:value-type="string">
            <text:p>131/?: 1/2</text:p>
          </table:table-cell>
          <table:table-cell office:value-type="string">
            <text:p>132/?: 2/3</text:p>
          </table:table-cell>
          <table:table-cell office:value-type="string">
            <text:p>133/?: 1/3</text:p>
          </table:table-cell>
          <table:table-cell office:value-type="string">
            <text:p>134/?: 2/4</text:p>
          </table:table-cell>
          <table:table-cell office:value-type="string">
            <text:p>135/?: 4/6</text:p>
          </table:table-cell>
          <table:table-cell office:value-type="string">
            <text:p>136/?: 3/6</text:p>
          </table:table-cell>
          <table:table-cell office:value-type="string">
            <text:p>137/?: 4/7</text:p>
          </table:table-cell>
          <table:table-cell office:value-type="string">
            <text:p>138/?: 7/9</text:p>
          </table:table-cell>
          <table:table-cell office:value-type="string">
            <text:p>139/?: 8/10</text:p>
          </table:table-cell>
          <table:table-cell office:value-type="string">
            <text:p>140/?: 5/9</text:p>
          </table:table-cell>
          <table:table-cell office:value-type="string">
            <text:p>141/?: 6/10</text:p>
          </table:table-cell>
          <table:table-cell office:value-type="string">
            <text:p>142/?: 7/11</text:p>
          </table:table-cell>
          <table:table-cell office:value-type="string">
            <text:p>143/?: 8/11</text:p>
          </table:table-cell>
          <table:table-cell office:value-type="string">
            <text:p>144/?: 0/8</text:p>
          </table:table-cell>
          <table:table-cell office:value-type="string">
            <text:p>145/?: 1/9</text:p>
          </table:table-cell>
          <table:table-cell office:value-type="string">
            <text:p>146/?: 2/10</text:p>
          </table:table-cell>
          <table:table-cell office:value-type="string">
            <text:p>147/?: 3/11</text:p>
          </table:table-cell>
          <table:table-cell office:value-type="string">
            <text:p>148/?: 4/7</text:p>
          </table:table-cell>
          <table:table-cell office:value-type="string">
            <text:p>149/?: 5/5</text:p>
          </table:table-cell>
          <table:table-cell office:value-type="string">
            <text:p>150/?: 6/8</text:p>
          </table:table-cell>
          <table:table-cell office:value-type="string">
            <text:p>151/?: 7/9</text:p>
          </table:table-cell>
          <table:table-cell office:value-type="string">
            <text:p>152/?: 8/11</text:p>
          </table:table-cell>
          <table:table-cell office:value-type="string">
            <text:p>153/?: 9/9</text:p>
          </table:table-cell>
          <table:table-cell office:value-type="string">
            <text:p>154/?: 10/12</text:p>
          </table:table-cell>
          <table:table-cell office:value-type="string">
            <text:p>155/?: 11/12</text:p>
          </table:table-cell>
          <table:table-cell office:value-type="string">
            <text:p>156/?: 12/13</text:p>
          </table:table-cell>
          <table:table-cell office:value-type="string">
            <text:p>157/?: 13/14</text:p>
          </table:table-cell>
          <table:table-cell office:value-type="string">
            <text:p>158/?: 14/15</text:p>
          </table:table-cell>
          <table:table-cell office:value-type="string">
            <text:p>159/?: 15/16</text:p>
          </table:table-cell>
          <table:table-cell office:value-type="string">
            <text:p>160/?: 16/18</text:p>
          </table:table-cell>
          <table:table-cell office:value-type="string">
            <text:p>161/?: 17/19</text:p>
          </table:table-cell>
          <table:table-cell office:value-type="string">
            <text:p>162/?: 18/20</text:p>
          </table:table-cell>
          <table:table-cell office:value-type="string">
            <text:p>163/?: 19/21</text:p>
          </table:table-cell>
          <table:table-cell office:value-type="string">
            <text:p>164/?: 20/21</text:p>
          </table:table-cell>
          <table:table-cell office:value-type="string">
            <text:p>165/?: 21/23</text:p>
          </table:table-cell>
          <table:table-cell office:value-type="string">
            <text:p>166/?: 21/23</text:p>
          </table:table-cell>
          <table:table-cell office:value-type="string">
            <text:p>167/?: 23/25</text:p>
          </table:table-cell>
          <table:table-cell office:value-type="string">
            <text:p>168/?: 24/26</text:p>
          </table:table-cell>
          <table:table-cell office:value-type="string">
            <text:p>169/?: 25/27</text:p>
          </table:table-cell>
          <table:table-cell office:value-type="string">
            <text:p>170/?: 16/23</text:p>
          </table:table-cell>
          <table:table-cell office:value-type="string">
            <text:p>171/?: 17/25</text:p>
          </table:table-cell>
          <table:table-cell office:value-type="string">
            <text:p>172/?: 18/26</text:p>
          </table:table-cell>
          <table:table-cell office:value-type="string">
            <text:p>173/?: 19/23</text:p>
          </table:table-cell>
          <table:table-cell office:value-type="string">
            <text:p>174/?: 20/26</text:p>
          </table:table-cell>
          <table:table-cell office:value-type="string">
            <text:p>175/?: 21/27</text:p>
          </table:table-cell>
          <table:table-cell office:value-type="string">
            <text:p>176/?: 22/28</text:p>
          </table:table-cell>
          <table:table-cell office:value-type="string">
            <text:p>177/?: 23/28</text:p>
          </table:table-cell>
          <table:table-cell office:value-type="string">
            <text:p>178/?: 24/30</text:p>
          </table:table-cell>
          <table:table-cell office:value-type="string">
            <text:p>179/?: 25/31</text:p>
          </table:table-cell>
          <table:table-cell office:value-type="string">
            <text:p>180/?: 26/31</text:p>
          </table:table-cell>
          <table:table-cell office:value-type="string">
            <text:p>181/?: 27/32</text:p>
          </table:table-cell>
          <table:table-cell office:value-type="string">
            <text:p>182/?: 28/31</text:p>
          </table:table-cell>
          <table:table-cell office:value-type="string">
            <text:p>183/?: 29/32</text:p>
          </table:table-cell>
          <table:table-cell office:value-type="string">
            <text:p>184/?: 30/33</text:p>
          </table:table-cell>
          <table:table-cell office:value-type="string">
            <text:p>185/?: 31/32</text:p>
          </table:table-cell>
          <table:table-cell office:value-type="string">
            <text:p>186/?: 32/33</text:p>
          </table:table-cell>
          <table:table-cell office:value-type="string">
            <text:p>187/?: 33/34</text:p>
          </table:table-cell>
          <table:table-cell office:value-type="string">
            <text:p>188/?: 34/35</text:p>
          </table:table-cell>
          <table:table-cell office:value-type="string">
            <text:p>189/?: 35/35</text:p>
          </table:table-cell>
          <table:table-cell office:value-type="string">
            <text:p>190/?: 36/36</text:p>
          </table:table-cell>
          <table:table-cell office:value-type="string">
            <text:p>191/?: 37/37</text:p>
          </table:table-cell>
          <table:table-cell table:number-columns-repeated="2" office:value-type="string">
            <text:p>_</text:p>
          </table:table-cell>
          <table:table-cell office:value-type="string">
            <text:p>194/?: 34/35</text:p>
          </table:table-cell>
          <table:table-cell office:value-type="string">
            <text:p>195/?: 33/35</text:p>
          </table:table-cell>
          <table:table-cell office:value-type="string">
            <text:p>196/?: 34/35</text:p>
          </table:table-cell>
          <table:table-cell office:value-type="string">
            <text:p>197/?: 35/36</text:p>
          </table:table-cell>
          <table:table-cell office:value-type="string">
            <text:p>_</text:p>
          </table:table-cell>
          <table:table-cell office:value-type="string">
            <text:p>199/?: 37/37</text:p>
          </table:table-cell>
          <table:table-cell office:value-type="string">
            <text:p>200/?: 36/36</text:p>
          </table:table-cell>
          <table:table-cell office:value-type="string">
            <text:p>201/?: 36/36</text:p>
          </table:table-cell>
          <table:table-cell office:value-type="string">
            <text:p>202/?: 36/36</text:p>
          </table:table-cell>
          <table:table-cell office:value-type="string">
            <text:p>203/?: 36/36</text:p>
          </table:table-cell>
          <table:table-cell office:value-type="string">
            <text:p>204/?: 37/37</text:p>
          </table:table-cell>
          <table:table-cell office:value-type="string">
            <text:p>_</text:p>
          </table:table-cell>
          <table:table-cell office:value-type="string">
            <text:p>206/?: 36/36</text:p>
          </table:table-cell>
          <table:table-cell office:value-type="string">
            <text:p>207/?: 35/36</text:p>
          </table:table-cell>
          <table:table-cell office:value-type="string">
            <text:p>208/?: 37/37</text:p>
          </table:table-cell>
          <table:table-cell office:value-type="string">
            <text:p>209/?: 36/36</text:p>
          </table:table-cell>
          <table:table-cell table:number-columns-repeated="7" office:value-type="string">
            <text:p>_</text:p>
          </table:table-cell>
          <table:table-cell office:value-type="string">
            <text:p>225/?: 37/37</text:p>
          </table:table-cell>
          <table:table-cell office:value-type="string">
            <text:p>226/?: 36/36</text:p>
          </table:table-cell>
          <table:table-cell office:value-type="string">
            <text:p>227/?: 37/37</text:p>
          </table:table-cell>
          <table:table-cell table:number-columns-repeated="4" office:value-type="string">
            <text:p>_</text:p>
          </table:table-cell>
          <table:table-cell office:value-type="string">
            <text:p>239/?: 37/37</text:p>
          </table:table-cell>
          <table:table-cell table:number-columns-repeated="5" office:value-type="string">
            <text:p>_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9">
            <text:p>39</text:p>
          </table:table-cell>
          <table:table-cell office:value-type="string">
            <text:p>count:</text:p>
          </table:table-cell>
          <table:table-cell office:value-type="float" office:value="597">
            <text:p>597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2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1/4</text:p>
          </table:table-cell>
          <table:table-cell office:value-type="string">
            <text:p>53/5: 1/4</text:p>
          </table:table-cell>
          <table:table-cell office:value-type="string">
            <text:p>54/6: 1/5</text:p>
          </table:table-cell>
          <table:table-cell office:value-type="string">
            <text:p>55/7: 2/6</text:p>
          </table:table-cell>
          <table:table-cell office:value-type="string">
            <text:p>56/8: 1/6</text:p>
          </table:table-cell>
          <table:table-cell office:value-type="string">
            <text:p>57/9: 1/7</text:p>
          </table:table-cell>
          <table:table-cell office:value-type="string">
            <text:p>58/:: 3/6</text:p>
          </table:table-cell>
          <table:table-cell office:value-type="string">
            <text:p>59/;: 6/6</text:p>
          </table:table-cell>
          <table:table-cell office:value-type="string">
            <text:p>_</text:p>
          </table:table-cell>
          <table:table-cell office:value-type="string">
            <text:p>61/=: 4/7</text:p>
          </table:table-cell>
          <table:table-cell office:value-type="string">
            <text:p>_</text:p>
          </table:table-cell>
          <table:table-cell office:value-type="string">
            <text:p>63/?: 3/4</text:p>
          </table:table-cell>
          <table:table-cell office:value-type="string">
            <text:p>64/@: 5/6</text:p>
          </table:table-cell>
          <table:table-cell office:value-type="string">
            <text:p>65/A: 0/3</text:p>
          </table:table-cell>
          <table:table-cell office:value-type="string">
            <text:p>66/B: 0/4</text:p>
          </table:table-cell>
          <table:table-cell office:value-type="string">
            <text:p>67/C: 1/5</text:p>
          </table:table-cell>
          <table:table-cell office:value-type="string">
            <text:p>68/D: 2/6</text:p>
          </table:table-cell>
          <table:table-cell office:value-type="string">
            <text:p>69/E: 3/7</text:p>
          </table:table-cell>
          <table:table-cell office:value-type="string">
            <text:p>70/F: 3/7</text:p>
          </table:table-cell>
          <table:table-cell office:value-type="string">
            <text:p>71/G: 4/8</text:p>
          </table:table-cell>
          <table:table-cell office:value-type="string">
            <text:p>72/H: 3/9</text:p>
          </table:table-cell>
          <table:table-cell office:value-type="string">
            <text:p>73/I: 4/10</text:p>
          </table:table-cell>
          <table:table-cell office:value-type="string">
            <text:p>74/J: 4/11</text:p>
          </table:table-cell>
          <table:table-cell office:value-type="string">
            <text:p>75/K: 5/12</text:p>
          </table:table-cell>
          <table:table-cell office:value-type="string">
            <text:p>76/L: 5/12</text:p>
          </table:table-cell>
          <table:table-cell office:value-type="string">
            <text:p>77/M: 4/13</text:p>
          </table:table-cell>
          <table:table-cell office:value-type="string">
            <text:p>78/N: 4/14</text:p>
          </table:table-cell>
          <table:table-cell office:value-type="string">
            <text:p>79/O: 6/15</text:p>
          </table:table-cell>
          <table:table-cell office:value-type="string">
            <text:p>80/P: 4/16</text:p>
          </table:table-cell>
          <table:table-cell office:value-type="string">
            <text:p>81/Q: 5/17</text:p>
          </table:table-cell>
          <table:table-cell office:value-type="string">
            <text:p>82/R: 6/17</text:p>
          </table:table-cell>
          <table:table-cell office:value-type="string">
            <text:p>83/S: 5/18</text:p>
          </table:table-cell>
          <table:table-cell office:value-type="string">
            <text:p>84/T: 7/19</text:p>
          </table:table-cell>
          <table:table-cell office:value-type="string">
            <text:p>85/U: 9/21</text:p>
          </table:table-cell>
          <table:table-cell office:value-type="string">
            <text:p>86/V: 6/21</text:p>
          </table:table-cell>
          <table:table-cell office:value-type="string">
            <text:p>87/W: 7/22</text:p>
          </table:table-cell>
          <table:table-cell office:value-type="string">
            <text:p>88/X: 7/24</text:p>
          </table:table-cell>
          <table:table-cell office:value-type="string">
            <text:p>89/Y: 8/24</text:p>
          </table:table-cell>
          <table:table-cell office:value-type="string">
            <text:p>90/Z: 9/24</text:p>
          </table:table-cell>
          <table:table-cell table:number-columns-repeated="2" office:value-type="string">
            <text:p>_</text:p>
          </table:table-cell>
          <table:table-cell office:value-type="string">
            <text:p>94/^: 14/14</text:p>
          </table:table-cell>
          <table:table-cell office:value-type="string">
            <text:p>95/_: 6/17</text:p>
          </table:table-cell>
          <table:table-cell office:value-type="string">
            <text:p>96/`: 7/18</text:p>
          </table:table-cell>
          <table:table-cell office:value-type="string">
            <text:p>97/a: 7/21</text:p>
          </table:table-cell>
          <table:table-cell office:value-type="string">
            <text:p>98/b: 8/22</text:p>
          </table:table-cell>
          <table:table-cell office:value-type="string">
            <text:p>99/c: 9/23</text:p>
          </table:table-cell>
          <table:table-cell office:value-type="string">
            <text:p>100/d: 10/23</text:p>
          </table:table-cell>
          <table:table-cell office:value-type="string">
            <text:p>101/e: 11/24</text:p>
          </table:table-cell>
          <table:table-cell office:value-type="string">
            <text:p>102/f: 12/25</text:p>
          </table:table-cell>
          <table:table-cell office:value-type="string">
            <text:p>103/g: 13/25</text:p>
          </table:table-cell>
          <table:table-cell office:value-type="string">
            <text:p>104/h: 14/26</text:p>
          </table:table-cell>
          <table:table-cell office:value-type="string">
            <text:p>105/i: 15/27</text:p>
          </table:table-cell>
          <table:table-cell office:value-type="string">
            <text:p>106/j: 16/26</text:p>
          </table:table-cell>
          <table:table-cell office:value-type="string">
            <text:p>107/k: 17/27</text:p>
          </table:table-cell>
          <table:table-cell office:value-type="string">
            <text:p>108/l: 18/29</text:p>
          </table:table-cell>
          <table:table-cell office:value-type="string">
            <text:p>109/m: 19/30</text:p>
          </table:table-cell>
          <table:table-cell office:value-type="string">
            <text:p>110/n: 20/30</text:p>
          </table:table-cell>
          <table:table-cell office:value-type="string">
            <text:p>111/o: 21/31</text:p>
          </table:table-cell>
          <table:table-cell office:value-type="string">
            <text:p>112/p: 22/32</text:p>
          </table:table-cell>
          <table:table-cell office:value-type="string">
            <text:p>113/q: 23/29</text:p>
          </table:table-cell>
          <table:table-cell office:value-type="string">
            <text:p>114/r: 24/33</text:p>
          </table:table-cell>
          <table:table-cell office:value-type="string">
            <text:p>115/s: 25/34</text:p>
          </table:table-cell>
          <table:table-cell office:value-type="string">
            <text:p>116/t: 26/35</text:p>
          </table:table-cell>
          <table:table-cell office:value-type="string">
            <text:p>117/u: 27/34</text:p>
          </table:table-cell>
          <table:table-cell office:value-type="string">
            <text:p>118/v: 28/35</text:p>
          </table:table-cell>
          <table:table-cell office:value-type="string">
            <text:p>119/w: 29/36</text:p>
          </table:table-cell>
          <table:table-cell office:value-type="string">
            <text:p>120/x: 30/34</text:p>
          </table:table-cell>
          <table:table-cell office:value-type="string">
            <text:p>121/y: 30/35</text:p>
          </table:table-cell>
          <table:table-cell office:value-type="string">
            <text:p>122/z: 31/35</text:p>
          </table:table-cell>
          <table:table-cell table:number-columns-repeated="2" office:value-type="string">
            <text:p>_</text:p>
          </table:table-cell>
          <table:table-cell office:value-type="string">
            <text:p>126/~: 37/37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0/1</text:p>
          </table:table-cell>
          <table:table-cell office:value-type="string">
            <text:p>131/?: 1/2</text:p>
          </table:table-cell>
          <table:table-cell office:value-type="string">
            <text:p>132/?: 4/4</text:p>
          </table:table-cell>
          <table:table-cell office:value-type="string">
            <text:p>133/?: 2/4</text:p>
          </table:table-cell>
          <table:table-cell office:value-type="string">
            <text:p>134/?: 3/5</text:p>
          </table:table-cell>
          <table:table-cell office:value-type="string">
            <text:p>135/?: 4/6</text:p>
          </table:table-cell>
          <table:table-cell office:value-type="string">
            <text:p>136/?: 5/7</text:p>
          </table:table-cell>
          <table:table-cell office:value-type="string">
            <text:p>137/?: 6/8</text:p>
          </table:table-cell>
          <table:table-cell office:value-type="string">
            <text:p>138/?: 7/9</text:p>
          </table:table-cell>
          <table:table-cell office:value-type="string">
            <text:p>139/?: 7/9</text:p>
          </table:table-cell>
          <table:table-cell office:value-type="string">
            <text:p>140/?: 8/10</text:p>
          </table:table-cell>
          <table:table-cell office:value-type="string">
            <text:p>141/?: 13/13</text:p>
          </table:table-cell>
          <table:table-cell office:value-type="string">
            <text:p>142/?: 8/11</text:p>
          </table:table-cell>
          <table:table-cell office:value-type="string">
            <text:p>143/?: 9/13</text:p>
          </table:table-cell>
          <table:table-cell office:value-type="string">
            <text:p>144/?: 10/14</text:p>
          </table:table-cell>
          <table:table-cell office:value-type="string">
            <text:p>145/?: 10/14</text:p>
          </table:table-cell>
          <table:table-cell office:value-type="string">
            <text:p>146/?: 11/15</text:p>
          </table:table-cell>
          <table:table-cell office:value-type="string">
            <text:p>147/?: 11/15</text:p>
          </table:table-cell>
          <table:table-cell office:value-type="string">
            <text:p>148/?: 12/16</text:p>
          </table:table-cell>
          <table:table-cell office:value-type="string">
            <text:p>149/?: 14/18</text:p>
          </table:table-cell>
          <table:table-cell office:value-type="string">
            <text:p>150/?: 13/19</text:p>
          </table:table-cell>
          <table:table-cell office:value-type="string">
            <text:p>151/?: 14/20</text:p>
          </table:table-cell>
          <table:table-cell office:value-type="string">
            <text:p>152/?: 15/21</text:p>
          </table:table-cell>
          <table:table-cell office:value-type="string">
            <text:p>153/?: 15/20</text:p>
          </table:table-cell>
          <table:table-cell office:value-type="string">
            <text:p>154/?: 16/19</text:p>
          </table:table-cell>
          <table:table-cell office:value-type="string">
            <text:p>155/?: 18/22</text:p>
          </table:table-cell>
          <table:table-cell office:value-type="string">
            <text:p>156/?: 17/21</text:p>
          </table:table-cell>
          <table:table-cell office:value-type="string">
            <text:p>157/?: 29/29</text:p>
          </table:table-cell>
          <table:table-cell office:value-type="string">
            <text:p>158/?: 18/22</text:p>
          </table:table-cell>
          <table:table-cell office:value-type="string">
            <text:p>159/?: 19/23</text:p>
          </table:table-cell>
          <table:table-cell office:value-type="string">
            <text:p>160/?: 22/26</text:p>
          </table:table-cell>
          <table:table-cell office:value-type="string">
            <text:p>161/?: 23/27</text:p>
          </table:table-cell>
          <table:table-cell office:value-type="string">
            <text:p>162/?: 24/29</text:p>
          </table:table-cell>
          <table:table-cell office:value-type="string">
            <text:p>163/?: 20/27</text:p>
          </table:table-cell>
          <table:table-cell office:value-type="string">
            <text:p>164/?: 21/27</text:p>
          </table:table-cell>
          <table:table-cell office:value-type="string">
            <text:p>165/?: 26/31</text:p>
          </table:table-cell>
          <table:table-cell office:value-type="string">
            <text:p>166/?: 38/38</text:p>
          </table:table-cell>
          <table:table-cell office:value-type="string">
            <text:p>_</text:p>
          </table:table-cell>
          <table:table-cell office:value-type="string">
            <text:p>168/?: 22/22</text:p>
          </table:table-cell>
          <table:table-cell office:value-type="string">
            <text:p>169/?: 23/23</text:p>
          </table:table-cell>
          <table:table-cell office:value-type="string">
            <text:p>170/?: 24/24</text:p>
          </table:table-cell>
          <table:table-cell office:value-type="string">
            <text:p>171/?: 27/27</text:p>
          </table:table-cell>
          <table:table-cell office:value-type="string">
            <text:p>172/?: 28/28</text:p>
          </table:table-cell>
          <table:table-cell office:value-type="string">
            <text:p>173/?: 29/29</text:p>
          </table:table-cell>
          <table:table-cell office:value-type="string">
            <text:p>174/?: 25/27</text:p>
          </table:table-cell>
          <table:table-cell office:value-type="string">
            <text:p>175/?: 26/26</text:p>
          </table:table-cell>
          <table:table-cell office:value-type="string">
            <text:p>176/?: 27/27</text:p>
          </table:table-cell>
          <table:table-cell office:value-type="string">
            <text:p>177/?: 28/28</text:p>
          </table:table-cell>
          <table:table-cell office:value-type="string">
            <text:p>178/?: 29/29</text:p>
          </table:table-cell>
          <table:table-cell office:value-type="string">
            <text:p>179/?: 30/30</text:p>
          </table:table-cell>
          <table:table-cell office:value-type="string">
            <text:p>180/?: 31/31</text:p>
          </table:table-cell>
          <table:table-cell office:value-type="string">
            <text:p>181/?: 32/32</text:p>
          </table:table-cell>
          <table:table-cell office:value-type="string">
            <text:p>182/?: 33/33</text:p>
          </table:table-cell>
          <table:table-cell office:value-type="string">
            <text:p>183/?: 34/34</text:p>
          </table:table-cell>
          <table:table-cell office:value-type="string">
            <text:p>184/?: 35/35</text:p>
          </table:table-cell>
          <table:table-cell office:value-type="string">
            <text:p>185/?: 36/36</text:p>
          </table:table-cell>
          <table:table-cell office:value-type="string">
            <text:p>186/?: 37/37</text:p>
          </table:table-cell>
          <table:table-cell office:value-type="string">
            <text:p>187/?: 38/38</text:p>
          </table:table-cell>
          <table:table-cell office:value-type="string">
            <text:p>_</text:p>
          </table:table-cell>
          <table:table-cell office:value-type="string">
            <text:p>189/?: 36/36</text:p>
          </table:table-cell>
          <table:table-cell office:value-type="string">
            <text:p>190/?: 37/37</text:p>
          </table:table-cell>
          <table:table-cell office:value-type="string">
            <text:p>191/?: 38/38</text:p>
          </table:table-cell>
          <table:table-cell office:value-type="string">
            <text:p>_</text:p>
          </table:table-cell>
          <table:table-cell office:value-type="string">
            <text:p>194/?: 33/36</text:p>
          </table:table-cell>
          <table:table-cell office:value-type="string">
            <text:p>195/?: 32/36</text:p>
          </table:table-cell>
          <table:table-cell office:value-type="string">
            <text:p>196/?: 33/36</text:p>
          </table:table-cell>
          <table:table-cell office:value-type="string">
            <text:p>197/?: 34/37</text:p>
          </table:table-cell>
          <table:table-cell office:value-type="string">
            <text:p>_</text:p>
          </table:table-cell>
          <table:table-cell office:value-type="string">
            <text:p>199/?: 35/36</text:p>
          </table:table-cell>
          <table:table-cell office:value-type="string">
            <text:p>200/?: 36/37</text:p>
          </table:table-cell>
          <table:table-cell office:value-type="string">
            <text:p>201/?: 37/37</text:p>
          </table:table-cell>
          <table:table-cell office:value-type="string">
            <text:p>202/?: 36/37</text:p>
          </table:table-cell>
          <table:table-cell office:value-type="string">
            <text:p>203/?: 37/37</text:p>
          </table:table-cell>
          <table:table-cell office:value-type="string">
            <text:p>_</text:p>
          </table:table-cell>
          <table:table-cell office:value-type="string">
            <text:p>206/?: 37/37</text:p>
          </table:table-cell>
          <table:table-cell office:value-type="string">
            <text:p>207/?: 38/38</text:p>
          </table:table-cell>
          <table:table-cell office:value-type="string">
            <text:p>208/?: 38/38</text:p>
          </table:table-cell>
          <table:table-cell office:value-type="string">
            <text:p>209/?: 37/37</text:p>
          </table:table-cell>
          <table:table-cell table:number-columns-repeated="2" office:value-type="string">
            <text:p>_</text:p>
          </table:table-cell>
          <table:table-cell office:value-type="string">
            <text:p>225/?: 37/37</text:p>
          </table:table-cell>
          <table:table-cell office:value-type="string">
            <text:p>226/?: 38/38</text:p>
          </table:table-cell>
          <table:table-cell table:number-columns-repeated="2" office:value-type="string">
            <text:p>_</text:p>
          </table:table-cell>
          <table:table-cell office:value-type="string">
            <text:p>229/?: 38/38</text:p>
          </table:table-cell>
          <table:table-cell table:number-columns-repeated="2" office:value-type="string">
            <text:p>_</text:p>
          </table:table-cell>
          <table:table-cell office:value-type="string">
            <text:p>234/?: 38/38</text:p>
          </table:table-cell>
          <table:table-cell table:number-columns-repeated="9" office:value-type="string">
            <text:p>_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0">
            <text:p>40</text:p>
          </table:table-cell>
          <table:table-cell office:value-type="string">
            <text:p>count:</text:p>
          </table:table-cell>
          <table:table-cell office:value-type="float" office:value="564">
            <text:p>56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1/1</text:p>
          </table:table-cell>
          <table:table-cell office:value-type="string">
            <text:p>42/*: 1/1</text:p>
          </table:table-cell>
          <table:table-cell office:value-type="string">
            <text:p>43/+: 1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2</text:p>
          </table:table-cell>
          <table:table-cell office:value-type="string">
            <text:p>48/0: 1/1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0/4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1/6</text:p>
          </table:table-cell>
          <table:table-cell office:value-type="string">
            <text:p>56/8: 1/7</text:p>
          </table:table-cell>
          <table:table-cell office:value-type="string">
            <text:p>57/9: 1/6</text:p>
          </table:table-cell>
          <table:table-cell office:value-type="string">
            <text:p>58/:: 3/5</text:p>
          </table:table-cell>
          <table:table-cell table:number-columns-repeated="2" office:value-type="string">
            <text:p>_</text:p>
          </table:table-cell>
          <table:table-cell office:value-type="string">
            <text:p>61/=: 7/9</text:p>
          </table:table-cell>
          <table:table-cell office:value-type="string">
            <text:p>_</text:p>
          </table:table-cell>
          <table:table-cell office:value-type="string">
            <text:p>63/?: 8/8</text:p>
          </table:table-cell>
          <table:table-cell office:value-type="string">
            <text:p>64/@: 5/7</text:p>
          </table:table-cell>
          <table:table-cell office:value-type="string">
            <text:p>65/A: 0/3</text:p>
          </table:table-cell>
          <table:table-cell office:value-type="string">
            <text:p>66/B: 1/4</text:p>
          </table:table-cell>
          <table:table-cell office:value-type="string">
            <text:p>67/C: 1/5</text:p>
          </table:table-cell>
          <table:table-cell office:value-type="string">
            <text:p>68/D: 2/6</text:p>
          </table:table-cell>
          <table:table-cell office:value-type="string">
            <text:p>69/E: 4/7</text:p>
          </table:table-cell>
          <table:table-cell office:value-type="string">
            <text:p>70/F: 3/7</text:p>
          </table:table-cell>
          <table:table-cell office:value-type="string">
            <text:p>71/G: 4/8</text:p>
          </table:table-cell>
          <table:table-cell office:value-type="string">
            <text:p>72/H: 3/9</text:p>
          </table:table-cell>
          <table:table-cell office:value-type="string">
            <text:p>73/I: 4/10</text:p>
          </table:table-cell>
          <table:table-cell office:value-type="string">
            <text:p>74/J: 3/11</text:p>
          </table:table-cell>
          <table:table-cell office:value-type="string">
            <text:p>75/K: 4/12</text:p>
          </table:table-cell>
          <table:table-cell office:value-type="string">
            <text:p>76/L: 5/12</text:p>
          </table:table-cell>
          <table:table-cell office:value-type="string">
            <text:p>77/M: 6/13</text:p>
          </table:table-cell>
          <table:table-cell office:value-type="string">
            <text:p>78/N: 4/14</text:p>
          </table:table-cell>
          <table:table-cell office:value-type="string">
            <text:p>79/O: 5/15</text:p>
          </table:table-cell>
          <table:table-cell office:value-type="string">
            <text:p>80/P: 5/16</text:p>
          </table:table-cell>
          <table:table-cell office:value-type="string">
            <text:p>81/Q: 10/18</text:p>
          </table:table-cell>
          <table:table-cell office:value-type="string">
            <text:p>82/R: 6/17</text:p>
          </table:table-cell>
          <table:table-cell office:value-type="string">
            <text:p>83/S: 6/18</text:p>
          </table:table-cell>
          <table:table-cell office:value-type="string">
            <text:p>84/T: 7/19</text:p>
          </table:table-cell>
          <table:table-cell office:value-type="string">
            <text:p>85/U: 9/21</text:p>
          </table:table-cell>
          <table:table-cell office:value-type="string">
            <text:p>86/V: 7/21</text:p>
          </table:table-cell>
          <table:table-cell office:value-type="string">
            <text:p>87/W: 7/21</text:p>
          </table:table-cell>
          <table:table-cell office:value-type="string">
            <text:p>88/X: 10/24</text:p>
          </table:table-cell>
          <table:table-cell office:value-type="string">
            <text:p>89/Y: 8/24</text:p>
          </table:table-cell>
          <table:table-cell office:value-type="string">
            <text:p>90/Z: 5/25</text:p>
          </table:table-cell>
          <table:table-cell office:value-type="string">
            <text:p>_</text:p>
          </table:table-cell>
          <table:table-cell office:value-type="string">
            <text:p>92/\: 36/36</text:p>
          </table:table-cell>
          <table:table-cell office:value-type="string">
            <text:p>_</text:p>
          </table:table-cell>
          <table:table-cell office:value-type="string">
            <text:p>94/^: 9/23</text:p>
          </table:table-cell>
          <table:table-cell office:value-type="string">
            <text:p>95/_: 6/18</text:p>
          </table:table-cell>
          <table:table-cell office:value-type="string">
            <text:p>96/`: 9/15</text:p>
          </table:table-cell>
          <table:table-cell office:value-type="string">
            <text:p>97/a: 7/22</text:p>
          </table:table-cell>
          <table:table-cell office:value-type="string">
            <text:p>98/b: 8/22</text:p>
          </table:table-cell>
          <table:table-cell office:value-type="string">
            <text:p>99/c: 9/23</text:p>
          </table:table-cell>
          <table:table-cell office:value-type="string">
            <text:p>100/d: 10/24</text:p>
          </table:table-cell>
          <table:table-cell office:value-type="string">
            <text:p>101/e: 11/24</text:p>
          </table:table-cell>
          <table:table-cell office:value-type="string">
            <text:p>102/f: 12/25</text:p>
          </table:table-cell>
          <table:table-cell office:value-type="string">
            <text:p>103/g: 13/26</text:p>
          </table:table-cell>
          <table:table-cell office:value-type="string">
            <text:p>104/h: 14/27</text:p>
          </table:table-cell>
          <table:table-cell office:value-type="string">
            <text:p>105/i: 15/28</text:p>
          </table:table-cell>
          <table:table-cell office:value-type="string">
            <text:p>106/j: 16/27</text:p>
          </table:table-cell>
          <table:table-cell office:value-type="string">
            <text:p>107/k: 17/27</text:p>
          </table:table-cell>
          <table:table-cell office:value-type="string">
            <text:p>108/l: 18/29</text:p>
          </table:table-cell>
          <table:table-cell office:value-type="string">
            <text:p>109/m: 19/30</text:p>
          </table:table-cell>
          <table:table-cell office:value-type="string">
            <text:p>110/n: 20/31</text:p>
          </table:table-cell>
          <table:table-cell office:value-type="string">
            <text:p>111/o: 21/32</text:p>
          </table:table-cell>
          <table:table-cell office:value-type="string">
            <text:p>112/p: 22/33</text:p>
          </table:table-cell>
          <table:table-cell office:value-type="string">
            <text:p>113/q: 23/31</text:p>
          </table:table-cell>
          <table:table-cell office:value-type="string">
            <text:p>114/r: 24/34</text:p>
          </table:table-cell>
          <table:table-cell office:value-type="string">
            <text:p>115/s: 25/35</text:p>
          </table:table-cell>
          <table:table-cell office:value-type="string">
            <text:p>116/t: 26/36</text:p>
          </table:table-cell>
          <table:table-cell office:value-type="string">
            <text:p>117/u: 27/35</text:p>
          </table:table-cell>
          <table:table-cell office:value-type="string">
            <text:p>118/v: 28/36</text:p>
          </table:table-cell>
          <table:table-cell office:value-type="string">
            <text:p>119/w: 29/37</text:p>
          </table:table-cell>
          <table:table-cell office:value-type="string">
            <text:p>120/x: 30/35</text:p>
          </table:table-cell>
          <table:table-cell office:value-type="string">
            <text:p>121/y: 31/37</text:p>
          </table:table-cell>
          <table:table-cell office:value-type="string">
            <text:p>122/z: 32/37</text:p>
          </table:table-cell>
          <table:table-cell table:number-columns-repeated="3" office:value-type="string">
            <text:p>_</text:p>
          </table:table-cell>
          <table:table-cell office:value-type="string">
            <text:p>126/~: 33/36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2/3</text:p>
          </table:table-cell>
          <table:table-cell office:value-type="string">
            <text:p>133/?: 5/5</text:p>
          </table:table-cell>
          <table:table-cell office:value-type="string">
            <text:p>134/?: 3/4</text:p>
          </table:table-cell>
          <table:table-cell office:value-type="string">
            <text:p>135/?: 7/7</text:p>
          </table:table-cell>
          <table:table-cell office:value-type="string">
            <text:p>136/?: 4/6</text:p>
          </table:table-cell>
          <table:table-cell office:value-type="string">
            <text:p>137/?: 9/9</text:p>
          </table:table-cell>
          <table:table-cell office:value-type="string">
            <text:p>138/?: 5/7</text:p>
          </table:table-cell>
          <table:table-cell office:value-type="string">
            <text:p>139/?: 11/11</text:p>
          </table:table-cell>
          <table:table-cell office:value-type="string">
            <text:p>140/?: 6/9</text:p>
          </table:table-cell>
          <table:table-cell office:value-type="string">
            <text:p>141/?: 13/13</text:p>
          </table:table-cell>
          <table:table-cell office:value-type="string">
            <text:p>142/?: 7/10</text:p>
          </table:table-cell>
          <table:table-cell office:value-type="string">
            <text:p>143/?: 15/15</text:p>
          </table:table-cell>
          <table:table-cell office:value-type="string">
            <text:p>144/?: 8/12</text:p>
          </table:table-cell>
          <table:table-cell office:value-type="string">
            <text:p>145/?: 17/17</text:p>
          </table:table-cell>
          <table:table-cell office:value-type="string">
            <text:p>146/?: 9/13</text:p>
          </table:table-cell>
          <table:table-cell office:value-type="string">
            <text:p>147/?: 19/19</text:p>
          </table:table-cell>
          <table:table-cell office:value-type="string">
            <text:p>148/?: 10/15</text:p>
          </table:table-cell>
          <table:table-cell office:value-type="string">
            <text:p>149/?: 21/21</text:p>
          </table:table-cell>
          <table:table-cell office:value-type="string">
            <text:p>150/?: 11/16</text:p>
          </table:table-cell>
          <table:table-cell office:value-type="string">
            <text:p>151/?: 23/23</text:p>
          </table:table-cell>
          <table:table-cell office:value-type="string">
            <text:p>152/?: 12/18</text:p>
          </table:table-cell>
          <table:table-cell office:value-type="string">
            <text:p>153/?: 25/25</text:p>
          </table:table-cell>
          <table:table-cell office:value-type="string">
            <text:p>154/?: 13/19</text:p>
          </table:table-cell>
          <table:table-cell office:value-type="string">
            <text:p>155/?: 27/27</text:p>
          </table:table-cell>
          <table:table-cell office:value-type="string">
            <text:p>156/?: 14/21</text:p>
          </table:table-cell>
          <table:table-cell office:value-type="string">
            <text:p>157/?: 29/29</text:p>
          </table:table-cell>
          <table:table-cell office:value-type="string">
            <text:p>158/?: 15/22</text:p>
          </table:table-cell>
          <table:table-cell office:value-type="string">
            <text:p>159/?: 31/31</text:p>
          </table:table-cell>
          <table:table-cell office:value-type="string">
            <text:p>160/?: 16/24</text:p>
          </table:table-cell>
          <table:table-cell office:value-type="string">
            <text:p>161/?: 33/33</text:p>
          </table:table-cell>
          <table:table-cell office:value-type="string">
            <text:p>162/?: 17/25</text:p>
          </table:table-cell>
          <table:table-cell office:value-type="string">
            <text:p>163/?: 35/35</text:p>
          </table:table-cell>
          <table:table-cell office:value-type="string">
            <text:p>164/?: 18/27</text:p>
          </table:table-cell>
          <table:table-cell office:value-type="string">
            <text:p>165/?: 37/37</text:p>
          </table:table-cell>
          <table:table-cell office:value-type="string">
            <text:p>166/?: 19/28</text:p>
          </table:table-cell>
          <table:table-cell office:value-type="string">
            <text:p>167/?: 39/39</text:p>
          </table:table-cell>
          <table:table-cell office:value-type="string">
            <text:p>168/?: 20/20</text:p>
          </table:table-cell>
          <table:table-cell office:value-type="string">
            <text:p>_</text:p>
          </table:table-cell>
          <table:table-cell office:value-type="string">
            <text:p>170/?: 21/21</text:p>
          </table:table-cell>
          <table:table-cell office:value-type="string">
            <text:p>_</text:p>
          </table:table-cell>
          <table:table-cell office:value-type="string">
            <text:p>172/?: 22/22</text:p>
          </table:table-cell>
          <table:table-cell office:value-type="string">
            <text:p>_</text:p>
          </table:table-cell>
          <table:table-cell office:value-type="string">
            <text:p>174/?: 23/23</text:p>
          </table:table-cell>
          <table:table-cell office:value-type="string">
            <text:p>_</text:p>
          </table:table-cell>
          <table:table-cell office:value-type="string">
            <text:p>176/?: 24/24</text:p>
          </table:table-cell>
          <table:table-cell office:value-type="string">
            <text:p>177/?: 25/25</text:p>
          </table:table-cell>
          <table:table-cell office:value-type="string">
            <text:p>178/?: 26/26</text:p>
          </table:table-cell>
          <table:table-cell office:value-type="string">
            <text:p>179/?: 27/27</text:p>
          </table:table-cell>
          <table:table-cell office:value-type="string">
            <text:p>180/?: 28/28</text:p>
          </table:table-cell>
          <table:table-cell office:value-type="string">
            <text:p>181/?: 29/29</text:p>
          </table:table-cell>
          <table:table-cell office:value-type="string">
            <text:p>182/?: 30/30</text:p>
          </table:table-cell>
          <table:table-cell office:value-type="string">
            <text:p>183/?: 31/31</text:p>
          </table:table-cell>
          <table:table-cell office:value-type="string">
            <text:p>184/?: 32/32</text:p>
          </table:table-cell>
          <table:table-cell office:value-type="string">
            <text:p>185/?: 33/33</text:p>
          </table:table-cell>
          <table:table-cell office:value-type="string">
            <text:p>186/?: 34/34</text:p>
          </table:table-cell>
          <table:table-cell office:value-type="string">
            <text:p>187/?: 35/35</text:p>
          </table:table-cell>
          <table:table-cell office:value-type="string">
            <text:p>188/?: 36/36</text:p>
          </table:table-cell>
          <table:table-cell office:value-type="string">
            <text:p>189/?: 37/37</text:p>
          </table:table-cell>
          <table:table-cell office:value-type="string">
            <text:p>190/?: 38/38</text:p>
          </table:table-cell>
          <table:table-cell office:value-type="string">
            <text:p>191/?: 39/39</text:p>
          </table:table-cell>
          <table:table-cell table:number-columns-repeated="2" office:value-type="string">
            <text:p>_</text:p>
          </table:table-cell>
          <table:table-cell office:value-type="string">
            <text:p>194/?: 35/37</text:p>
          </table:table-cell>
          <table:table-cell office:value-type="string">
            <text:p>195/?: 34/37</text:p>
          </table:table-cell>
          <table:table-cell office:value-type="string">
            <text:p>196/?: 35/37</text:p>
          </table:table-cell>
          <table:table-cell office:value-type="string">
            <text:p>197/?: 35/38</text:p>
          </table:table-cell>
          <table:table-cell office:value-type="string">
            <text:p>_</text:p>
          </table:table-cell>
          <table:table-cell office:value-type="string">
            <text:p>199/?: 37/37</text:p>
          </table:table-cell>
          <table:table-cell office:value-type="string">
            <text:p>200/?: 37/38</text:p>
          </table:table-cell>
          <table:table-cell office:value-type="string">
            <text:p>201/?: 36/37</text:p>
          </table:table-cell>
          <table:table-cell office:value-type="string">
            <text:p>202/?: 37/38</text:p>
          </table:table-cell>
          <table:table-cell office:value-type="string">
            <text:p>204/?: 38/38</text:p>
          </table:table-cell>
          <table:table-cell office:value-type="string">
            <text:p>_</text:p>
          </table:table-cell>
          <table:table-cell office:value-type="string">
            <text:p>206/?: 38/38</text:p>
          </table:table-cell>
          <table:table-cell office:value-type="string">
            <text:p>207/?: 39/39</text:p>
          </table:table-cell>
          <table:table-cell office:value-type="string">
            <text:p>208/?: 39/39</text:p>
          </table:table-cell>
          <table:table-cell office:value-type="string">
            <text:p>209/?: 38/38</text:p>
          </table:table-cell>
          <table:table-cell table:number-columns-repeated="9" office:value-type="string">
            <text:p>_</text:p>
          </table:table-cell>
          <table:table-cell office:value-type="string">
            <text:p>224/?: 39/39</text:p>
          </table:table-cell>
          <table:table-cell office:value-type="string">
            <text:p>225/?: 38/38</text:p>
          </table:table-cell>
          <table:table-cell office:value-type="string">
            <text:p>226/?: 38/38</text:p>
          </table:table-cell>
          <table:table-cell office:value-type="string">
            <text:p>227/?: 39/39</text:p>
          </table:table-cell>
          <table:table-cell table:number-columns-repeated="3" office:value-type="string">
            <text:p>_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1">
            <text:p>41</text:p>
          </table:table-cell>
          <table:table-cell office:value-type="string">
            <text:p>count:</text:p>
          </table:table-cell>
          <table:table-cell office:value-type="float" office:value="476">
            <text:p>47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1/2</text:p>
          </table:table-cell>
          <table:table-cell office:value-type="string">
            <text:p>47//: 1/2</text:p>
          </table:table-cell>
          <table:table-cell office:value-type="string">
            <text:p>48/0: 1/2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1/3</text:p>
          </table:table-cell>
          <table:table-cell office:value-type="string">
            <text:p>52/4: 1/4</text:p>
          </table:table-cell>
          <table:table-cell office:value-type="string">
            <text:p>53/5: 1/4</text:p>
          </table:table-cell>
          <table:table-cell office:value-type="string">
            <text:p>54/6: 2/6</text:p>
          </table:table-cell>
          <table:table-cell office:value-type="string">
            <text:p>55/7: 2/5</text:p>
          </table:table-cell>
          <table:table-cell office:value-type="string">
            <text:p>56/8: 1/7</text:p>
          </table:table-cell>
          <table:table-cell office:value-type="string">
            <text:p>57/9: 1/6</text:p>
          </table:table-cell>
          <table:table-cell office:value-type="string">
            <text:p>58/:: 3/6</text:p>
          </table:table-cell>
          <table:table-cell office:value-type="string">
            <text:p>59/;: 10/10</text:p>
          </table:table-cell>
          <table:table-cell office:value-type="string">
            <text:p>_</text:p>
          </table:table-cell>
          <table:table-cell office:value-type="string">
            <text:p>61/=: 4/7</text:p>
          </table:table-cell>
          <table:table-cell office:value-type="string">
            <text:p>_</text:p>
          </table:table-cell>
          <table:table-cell office:value-type="string">
            <text:p>63/?: 6/6</text:p>
          </table:table-cell>
          <table:table-cell office:value-type="string">
            <text:p>64/@: 4/6</text:p>
          </table:table-cell>
          <table:table-cell office:value-type="string">
            <text:p>65/A: 0/3</text:p>
          </table:table-cell>
          <table:table-cell office:value-type="string">
            <text:p>66/B: 1/4</text:p>
          </table:table-cell>
          <table:table-cell office:value-type="string">
            <text:p>67/C: 1/5</text:p>
          </table:table-cell>
          <table:table-cell office:value-type="string">
            <text:p>68/D: 2/6</text:p>
          </table:table-cell>
          <table:table-cell office:value-type="string">
            <text:p>69/E: 3/7</text:p>
          </table:table-cell>
          <table:table-cell office:value-type="string">
            <text:p>70/F: 4/8</text:p>
          </table:table-cell>
          <table:table-cell office:value-type="string">
            <text:p>71/G: 4/9</text:p>
          </table:table-cell>
          <table:table-cell office:value-type="string">
            <text:p>72/H: 5/10</text:p>
          </table:table-cell>
          <table:table-cell office:value-type="string">
            <text:p>73/I: 5/11</text:p>
          </table:table-cell>
          <table:table-cell office:value-type="string">
            <text:p>74/J: 5/12</text:p>
          </table:table-cell>
          <table:table-cell office:value-type="string">
            <text:p>75/K: 3/12</text:p>
          </table:table-cell>
          <table:table-cell office:value-type="string">
            <text:p>76/L: 7/13</text:p>
          </table:table-cell>
          <table:table-cell office:value-type="string">
            <text:p>77/M: 5/14</text:p>
          </table:table-cell>
          <table:table-cell office:value-type="string">
            <text:p>78/N: 6/15</text:p>
          </table:table-cell>
          <table:table-cell office:value-type="string">
            <text:p>79/O: 9/16</text:p>
          </table:table-cell>
          <table:table-cell office:value-type="string">
            <text:p>80/P: 8/16</text:p>
          </table:table-cell>
          <table:table-cell office:value-type="string">
            <text:p>81/Q: 7/18</text:p>
          </table:table-cell>
          <table:table-cell office:value-type="string">
            <text:p>82/R: 6/18</text:p>
          </table:table-cell>
          <table:table-cell office:value-type="string">
            <text:p>83/S: 7/18</text:p>
          </table:table-cell>
          <table:table-cell office:value-type="string">
            <text:p>84/T: 8/20</text:p>
          </table:table-cell>
          <table:table-cell office:value-type="string">
            <text:p>85/U: 11/21</text:p>
          </table:table-cell>
          <table:table-cell office:value-type="string">
            <text:p>86/V: 8/22</text:p>
          </table:table-cell>
          <table:table-cell office:value-type="string">
            <text:p>87/W: 4/22</text:p>
          </table:table-cell>
          <table:table-cell office:value-type="string">
            <text:p>88/X: 5/25</text:p>
          </table:table-cell>
          <table:table-cell office:value-type="string">
            <text:p>89/Y: 15/24</text:p>
          </table:table-cell>
          <table:table-cell office:value-type="string">
            <text:p>90/Z: 12/25</text:p>
          </table:table-cell>
          <table:table-cell office:value-type="string">
            <text:p>_</text:p>
          </table:table-cell>
          <table:table-cell office:value-type="string">
            <text:p>92/\: 30/30</text:p>
          </table:table-cell>
          <table:table-cell office:value-type="string">
            <text:p>_</text:p>
          </table:table-cell>
          <table:table-cell office:value-type="string">
            <text:p>94/^: 25/25</text:p>
          </table:table-cell>
          <table:table-cell office:value-type="string">
            <text:p>95/_: 6/20</text:p>
          </table:table-cell>
          <table:table-cell office:value-type="string">
            <text:p>96/`: 7/17</text:p>
          </table:table-cell>
          <table:table-cell office:value-type="string">
            <text:p>97/a: 8/23</text:p>
          </table:table-cell>
          <table:table-cell office:value-type="string">
            <text:p>98/b: 9/23</text:p>
          </table:table-cell>
          <table:table-cell office:value-type="string">
            <text:p>99/c: 10/24</text:p>
          </table:table-cell>
          <table:table-cell office:value-type="string">
            <text:p>100/d: 11/25</text:p>
          </table:table-cell>
          <table:table-cell office:value-type="string">
            <text:p>101/e: 12/26</text:p>
          </table:table-cell>
          <table:table-cell office:value-type="string">
            <text:p>102/f: 13/27</text:p>
          </table:table-cell>
          <table:table-cell office:value-type="string">
            <text:p>103/g: 14/27</text:p>
          </table:table-cell>
          <table:table-cell office:value-type="string">
            <text:p>104/h: 15/28</text:p>
          </table:table-cell>
          <table:table-cell office:value-type="string">
            <text:p>105/i: 16/29</text:p>
          </table:table-cell>
          <table:table-cell office:value-type="string">
            <text:p>106/j: 17/28</text:p>
          </table:table-cell>
          <table:table-cell office:value-type="string">
            <text:p>107/k: 18/29</text:p>
          </table:table-cell>
          <table:table-cell office:value-type="string">
            <text:p>108/l: 19/30</text:p>
          </table:table-cell>
          <table:table-cell office:value-type="string">
            <text:p>109/m: 20/31</text:p>
          </table:table-cell>
          <table:table-cell office:value-type="string">
            <text:p>110/n: 21/32</text:p>
          </table:table-cell>
          <table:table-cell office:value-type="string">
            <text:p>111/o: 22/33</text:p>
          </table:table-cell>
          <table:table-cell office:value-type="string">
            <text:p>112/p: 23/34</text:p>
          </table:table-cell>
          <table:table-cell office:value-type="string">
            <text:p>113/q: 24/32</text:p>
          </table:table-cell>
          <table:table-cell office:value-type="string">
            <text:p>114/r: 25/35</text:p>
          </table:table-cell>
          <table:table-cell office:value-type="string">
            <text:p>115/s: 26/36</text:p>
          </table:table-cell>
          <table:table-cell office:value-type="string">
            <text:p>116/t: 27/37</text:p>
          </table:table-cell>
          <table:table-cell office:value-type="string">
            <text:p>117/u: 28/36</text:p>
          </table:table-cell>
          <table:table-cell office:value-type="string">
            <text:p>118/v: 29/37</text:p>
          </table:table-cell>
          <table:table-cell office:value-type="string">
            <text:p>119/w: 30/38</text:p>
          </table:table-cell>
          <table:table-cell office:value-type="string">
            <text:p>120/x: 31/36</text:p>
          </table:table-cell>
          <table:table-cell office:value-type="string">
            <text:p>121/y: 32/38</text:p>
          </table:table-cell>
          <table:table-cell office:value-type="string">
            <text:p>122/z: 33/38</text:p>
          </table:table-cell>
          <table:table-cell table:number-columns-repeated="3" office:value-type="string">
            <text:p>_</text:p>
          </table:table-cell>
          <table:table-cell office:value-type="string">
            <text:p>126/~: 38/39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2/3</text:p>
          </table:table-cell>
          <table:table-cell office:value-type="string">
            <text:p>_</text:p>
          </table:table-cell>
          <table:table-cell office:value-type="string">
            <text:p>134/?: 5/5</text:p>
          </table:table-cell>
          <table:table-cell office:value-type="string">
            <text:p>135/?: 3/4</text:p>
          </table:table-cell>
          <table:table-cell office:value-type="string">
            <text:p>136/?: 4/5</text:p>
          </table:table-cell>
          <table:table-cell office:value-type="string">
            <text:p>_</text:p>
          </table:table-cell>
          <table:table-cell office:value-type="string">
            <text:p>138/?: 5/6</text:p>
          </table:table-cell>
          <table:table-cell office:value-type="string">
            <text:p>139/?: 9/9</text:p>
          </table:table-cell>
          <table:table-cell office:value-type="string">
            <text:p>140/?: 10/10</text:p>
          </table:table-cell>
          <table:table-cell office:value-type="string">
            <text:p>141/?: 6/8</text:p>
          </table:table-cell>
          <table:table-cell office:value-type="string">
            <text:p>142/?: 12/12</text:p>
          </table:table-cell>
          <table:table-cell office:value-type="string">
            <text:p>_</text:p>
          </table:table-cell>
          <table:table-cell office:value-type="string">
            <text:p>144/?: 0/0</text:p>
          </table:table-cell>
          <table:table-cell office:value-type="string">
            <text:p>145/?: 1/1</text:p>
          </table:table-cell>
          <table:table-cell office:value-type="string">
            <text:p>146/?: 2/2</text:p>
          </table:table-cell>
          <table:table-cell office:value-type="string">
            <text:p>147/?: 3/3</text:p>
          </table:table-cell>
          <table:table-cell office:value-type="string">
            <text:p>148/?: 4/5</text:p>
          </table:table-cell>
          <table:table-cell office:value-type="string">
            <text:p>149/?: 5/6</text:p>
          </table:table-cell>
          <table:table-cell office:value-type="string">
            <text:p>150/?: 6/7</text:p>
          </table:table-cell>
          <table:table-cell office:value-type="string">
            <text:p>151/?: 7/10</text:p>
          </table:table-cell>
          <table:table-cell office:value-type="string">
            <text:p>152/?: 8/8</text:p>
          </table:table-cell>
          <table:table-cell office:value-type="string">
            <text:p>153/?: 9/10</text:p>
          </table:table-cell>
          <table:table-cell office:value-type="string">
            <text:p>154/?: 10/11</text:p>
          </table:table-cell>
          <table:table-cell office:value-type="string">
            <text:p>155/?: 11/12</text:p>
          </table:table-cell>
          <table:table-cell office:value-type="string">
            <text:p>156/?: 12/13</text:p>
          </table:table-cell>
          <table:table-cell office:value-type="string">
            <text:p>157/?: 15/15</text:p>
          </table:table-cell>
          <table:table-cell office:value-type="string">
            <text:p>158/?: 13/14</text:p>
          </table:table-cell>
          <table:table-cell office:value-type="string">
            <text:p>159/?: 14/15</text:p>
          </table:table-cell>
          <table:table-cell office:value-type="string">
            <text:p>160/?: 14/14</text:p>
          </table:table-cell>
          <table:table-cell office:value-type="string">
            <text:p>161/?: 15/16</text:p>
          </table:table-cell>
          <table:table-cell office:value-type="string">
            <text:p>162/?: 16/17</text:p>
          </table:table-cell>
          <table:table-cell office:value-type="string">
            <text:p>163/?: 17/18</text:p>
          </table:table-cell>
          <table:table-cell office:value-type="string">
            <text:p>164/?: 19/19</text:p>
          </table:table-cell>
          <table:table-cell office:value-type="string">
            <text:p>165/?: 20/20</text:p>
          </table:table-cell>
          <table:table-cell office:value-type="string">
            <text:p>166/?: 18/19</text:p>
          </table:table-cell>
          <table:table-cell office:value-type="string">
            <text:p>167/?: 19/21</text:p>
          </table:table-cell>
          <table:table-cell office:value-type="string">
            <text:p>168/?: 20/21</text:p>
          </table:table-cell>
          <table:table-cell office:value-type="string">
            <text:p>169/?: 21/21</text:p>
          </table:table-cell>
          <table:table-cell office:value-type="string">
            <text:p>170/?: 22/23</text:p>
          </table:table-cell>
          <table:table-cell office:value-type="string">
            <text:p>171/?: 23/24</text:p>
          </table:table-cell>
          <table:table-cell office:value-type="string">
            <text:p>172/?: 24/25</text:p>
          </table:table-cell>
          <table:table-cell office:value-type="string">
            <text:p>173/?: 25/25</text:p>
          </table:table-cell>
          <table:table-cell office:value-type="string">
            <text:p>174/?: 26/26</text:p>
          </table:table-cell>
          <table:table-cell office:value-type="string">
            <text:p>175/?: 27/27</text:p>
          </table:table-cell>
          <table:table-cell office:value-type="string">
            <text:p>176/?: 28/28</text:p>
          </table:table-cell>
          <table:table-cell office:value-type="string">
            <text:p>177/?: 29/29</text:p>
          </table:table-cell>
          <table:table-cell office:value-type="string">
            <text:p>178/?: 30/30</text:p>
          </table:table-cell>
          <table:table-cell office:value-type="string">
            <text:p>179/?: 31/31</text:p>
          </table:table-cell>
          <table:table-cell office:value-type="string">
            <text:p>180/?: 32/32</text:p>
          </table:table-cell>
          <table:table-cell office:value-type="string">
            <text:p>181/?: 33/33</text:p>
          </table:table-cell>
          <table:table-cell office:value-type="string">
            <text:p>182/?: 34/34</text:p>
          </table:table-cell>
          <table:table-cell office:value-type="string">
            <text:p>183/?: 35/35</text:p>
          </table:table-cell>
          <table:table-cell office:value-type="string">
            <text:p>184/?: 36/36</text:p>
          </table:table-cell>
          <table:table-cell office:value-type="string">
            <text:p>185/?: 34/36</text:p>
          </table:table-cell>
          <table:table-cell office:value-type="string">
            <text:p>186/?: 35/35</text:p>
          </table:table-cell>
          <table:table-cell office:value-type="string">
            <text:p>187/?: 36/37</text:p>
          </table:table-cell>
          <table:table-cell office:value-type="string">
            <text:p>188/?: 37/38</text:p>
          </table:table-cell>
          <table:table-cell office:value-type="string">
            <text:p>189/?: 38/39</text:p>
          </table:table-cell>
          <table:table-cell office:value-type="string">
            <text:p>190/?: 39/39</text:p>
          </table:table-cell>
          <table:table-cell office:value-type="string">
            <text:p>191/?: 40/40</text:p>
          </table:table-cell>
          <table:table-cell table:number-columns-repeated="2" office:value-type="string">
            <text:p>_</text:p>
          </table:table-cell>
          <table:table-cell office:value-type="string">
            <text:p>194/?: 36/37</text:p>
          </table:table-cell>
          <table:table-cell office:value-type="string">
            <text:p>195/?: 34/38</text:p>
          </table:table-cell>
          <table:table-cell office:value-type="string">
            <text:p>196/?: 35/38</text:p>
          </table:table-cell>
          <table:table-cell office:value-type="string">
            <text:p>197/?: 36/39</text:p>
          </table:table-cell>
          <table:table-cell office:value-type="string">
            <text:p>_</text:p>
          </table:table-cell>
          <table:table-cell office:value-type="string">
            <text:p>199/?: 38/38</text:p>
          </table:table-cell>
          <table:table-cell office:value-type="string">
            <text:p>200/?: 39/39</text:p>
          </table:table-cell>
          <table:table-cell office:value-type="string">
            <text:p>201/?: 38/38</text:p>
          </table:table-cell>
          <table:table-cell office:value-type="string">
            <text:p>202/?: 37/38</text:p>
          </table:table-cell>
          <table:table-cell office:value-type="string">
            <text:p>_</text:p>
          </table:table-cell>
          <table:table-cell office:value-type="string">
            <text:p>204/?: 40/40</text:p>
          </table:table-cell>
          <table:table-cell office:value-type="string">
            <text:p>205/?: 39/39</text:p>
          </table:table-cell>
          <table:table-cell office:value-type="string">
            <text:p>206/?: 39/39</text:p>
          </table:table-cell>
          <table:table-cell table:number-columns-repeated="2" office:value-type="string">
            <text:p>_</text:p>
          </table:table-cell>
          <table:table-cell office:value-type="string">
            <text:p>217/?: 38/38</text:p>
          </table:table-cell>
          <table:table-cell table:number-columns-repeated="7" office:value-type="string">
            <text:p>_</text:p>
          </table:table-cell>
          <table:table-cell office:value-type="string">
            <text:p>225/?: 39/39</text:p>
          </table:table-cell>
          <table:table-cell office:value-type="string">
            <text:p>226/?: 38/39</text:p>
          </table:table-cell>
          <table:table-cell office:value-type="string">
            <text:p>227/?: 40/40</text:p>
          </table:table-cell>
          <table:table-cell table:number-columns-repeated="2" office:value-type="string">
            <text:p>_</text:p>
          </table:table-cell>
          <table:table-cell office:value-type="string">
            <text:p>230/?: 39/39</text:p>
          </table:table-cell>
          <table:table-cell office:value-type="string">
            <text:p>_</text:p>
          </table:table-cell>
          <table:table-cell office:value-type="string">
            <text:p>232/?: 40/40</text:p>
          </table:table-cell>
          <table:table-cell table:number-columns-repeated="9" office:value-type="string">
            <text:p>_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2">
            <text:p>42</text:p>
          </table:table-cell>
          <table:table-cell office:value-type="string">
            <text:p>count:</text:p>
          </table:table-cell>
          <table:table-cell office:value-type="float" office:value="479">
            <text:p>479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3</text:p>
          </table:table-cell>
          <table:table-cell office:value-type="string">
            <text:p>48/0: 0/2</text:p>
          </table:table-cell>
          <table:table-cell office:value-type="string">
            <text:p>49/1: 0/2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0/4</text:p>
          </table:table-cell>
          <table:table-cell office:value-type="string">
            <text:p>53/5: 1/5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1/7</text:p>
          </table:table-cell>
          <table:table-cell office:value-type="string">
            <text:p>57/9: 0/8</text:p>
          </table:table-cell>
          <table:table-cell office:value-type="string">
            <text:p>58/:: 3/7</text:p>
          </table:table-cell>
          <table:table-cell office:value-type="string">
            <text:p>59/;: 7/7</text:p>
          </table:table-cell>
          <table:table-cell office:value-type="string">
            <text:p>_</text:p>
          </table:table-cell>
          <table:table-cell office:value-type="string">
            <text:p>61/=: 2/7</text:p>
          </table:table-cell>
          <table:table-cell office:value-type="string">
            <text:p>_</text:p>
          </table:table-cell>
          <table:table-cell office:value-type="string">
            <text:p>63/?: 10/12</text:p>
          </table:table-cell>
          <table:table-cell office:value-type="string">
            <text:p>64/@: 3/6</text:p>
          </table:table-cell>
          <table:table-cell office:value-type="string">
            <text:p>65/A: 0/3</text:p>
          </table:table-cell>
          <table:table-cell office:value-type="string">
            <text:p>66/B: 0/4</text:p>
          </table:table-cell>
          <table:table-cell office:value-type="string">
            <text:p>67/C: 1/5</text:p>
          </table:table-cell>
          <table:table-cell office:value-type="string">
            <text:p>68/D: 2/6</text:p>
          </table:table-cell>
          <table:table-cell office:value-type="string">
            <text:p>69/E: 3/7</text:p>
          </table:table-cell>
          <table:table-cell office:value-type="string">
            <text:p>70/F: 4/8</text:p>
          </table:table-cell>
          <table:table-cell office:value-type="string">
            <text:p>71/G: 5/9</text:p>
          </table:table-cell>
          <table:table-cell office:value-type="string">
            <text:p>72/H: 6/10</text:p>
          </table:table-cell>
          <table:table-cell office:value-type="string">
            <text:p>73/I: 6/11</text:p>
          </table:table-cell>
          <table:table-cell office:value-type="string">
            <text:p>74/J: 6/11</text:p>
          </table:table-cell>
          <table:table-cell office:value-type="string">
            <text:p>75/K: 7/12</text:p>
          </table:table-cell>
          <table:table-cell office:value-type="string">
            <text:p>76/L: 6/13</text:p>
          </table:table-cell>
          <table:table-cell office:value-type="string">
            <text:p>77/M: 7/14</text:p>
          </table:table-cell>
          <table:table-cell office:value-type="string">
            <text:p>78/N: 8/15</text:p>
          </table:table-cell>
          <table:table-cell office:value-type="string">
            <text:p>79/O: 8/16</text:p>
          </table:table-cell>
          <table:table-cell office:value-type="string">
            <text:p>80/P: 8/17</text:p>
          </table:table-cell>
          <table:table-cell office:value-type="string">
            <text:p>81/Q: 5/18</text:p>
          </table:table-cell>
          <table:table-cell office:value-type="string">
            <text:p>82/R: 6/18</text:p>
          </table:table-cell>
          <table:table-cell office:value-type="string">
            <text:p>83/S: 7/19</text:p>
          </table:table-cell>
          <table:table-cell office:value-type="string">
            <text:p>84/T: 8/20</text:p>
          </table:table-cell>
          <table:table-cell office:value-type="string">
            <text:p>85/U: 14/22</text:p>
          </table:table-cell>
          <table:table-cell office:value-type="string">
            <text:p>86/V: 10/22</text:p>
          </table:table-cell>
          <table:table-cell office:value-type="string">
            <text:p>87/W: 10/22</text:p>
          </table:table-cell>
          <table:table-cell office:value-type="string">
            <text:p>88/X: 10/25</text:p>
          </table:table-cell>
          <table:table-cell office:value-type="string">
            <text:p>89/Y: 11/24</text:p>
          </table:table-cell>
          <table:table-cell office:value-type="string">
            <text:p>90/Z: 9/25</text:p>
          </table:table-cell>
          <table:table-cell office:value-type="string">
            <text:p>_</text:p>
          </table:table-cell>
          <table:table-cell office:value-type="string">
            <text:p>94/^: 13/13</text:p>
          </table:table-cell>
          <table:table-cell office:value-type="string">
            <text:p>95/_: 9/21</text:p>
          </table:table-cell>
          <table:table-cell office:value-type="string">
            <text:p>96/`: 11/19</text:p>
          </table:table-cell>
          <table:table-cell office:value-type="string">
            <text:p>97/a: 10/23</text:p>
          </table:table-cell>
          <table:table-cell office:value-type="string">
            <text:p>98/b: 11/24</text:p>
          </table:table-cell>
          <table:table-cell office:value-type="string">
            <text:p>99/c: 12/25</text:p>
          </table:table-cell>
          <table:table-cell office:value-type="string">
            <text:p>100/d: 13/26</text:p>
          </table:table-cell>
          <table:table-cell office:value-type="string">
            <text:p>101/e: 14/26</text:p>
          </table:table-cell>
          <table:table-cell office:value-type="string">
            <text:p>102/f: 15/27</text:p>
          </table:table-cell>
          <table:table-cell office:value-type="string">
            <text:p>103/g: 16/28</text:p>
          </table:table-cell>
          <table:table-cell office:value-type="string">
            <text:p>104/h: 17/29</text:p>
          </table:table-cell>
          <table:table-cell office:value-type="string">
            <text:p>105/i: 18/30</text:p>
          </table:table-cell>
          <table:table-cell office:value-type="string">
            <text:p>106/j: 19/29</text:p>
          </table:table-cell>
          <table:table-cell office:value-type="string">
            <text:p>107/k: 20/29</text:p>
          </table:table-cell>
          <table:table-cell office:value-type="string">
            <text:p>108/l: 21/31</text:p>
          </table:table-cell>
          <table:table-cell office:value-type="string">
            <text:p>109/m: 22/32</text:p>
          </table:table-cell>
          <table:table-cell office:value-type="string">
            <text:p>110/n: 23/32</text:p>
          </table:table-cell>
          <table:table-cell office:value-type="string">
            <text:p>111/o: 24/34</text:p>
          </table:table-cell>
          <table:table-cell office:value-type="string">
            <text:p>112/p: 25/35</text:p>
          </table:table-cell>
          <table:table-cell office:value-type="string">
            <text:p>113/q: 26/34</text:p>
          </table:table-cell>
          <table:table-cell office:value-type="string">
            <text:p>114/r: 27/36</text:p>
          </table:table-cell>
          <table:table-cell office:value-type="string">
            <text:p>115/s: 28/37</text:p>
          </table:table-cell>
          <table:table-cell office:value-type="string">
            <text:p>116/t: 29/37</text:p>
          </table:table-cell>
          <table:table-cell office:value-type="string">
            <text:p>117/u: 30/37</text:p>
          </table:table-cell>
          <table:table-cell office:value-type="string">
            <text:p>118/v: 31/38</text:p>
          </table:table-cell>
          <table:table-cell office:value-type="string">
            <text:p>119/w: 32/39</text:p>
          </table:table-cell>
          <table:table-cell office:value-type="string">
            <text:p>120/x: 33/38</text:p>
          </table:table-cell>
          <table:table-cell office:value-type="string">
            <text:p>121/y: 34/39</text:p>
          </table:table-cell>
          <table:table-cell office:value-type="string">
            <text:p>122/z: 35/39</text:p>
          </table:table-cell>
          <table:table-cell table:number-columns-repeated="2" office:value-type="string">
            <text:p>_</text:p>
          </table:table-cell>
          <table:table-cell office:value-type="string">
            <text:p>126/~: 40/40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5/5</text:p>
          </table:table-cell>
          <table:table-cell office:value-type="string">
            <text:p>135/?: 6/6</text:p>
          </table:table-cell>
          <table:table-cell office:value-type="string">
            <text:p>136/?: 7/7</text:p>
          </table:table-cell>
          <table:table-cell office:value-type="string">
            <text:p>137/?: 8/8</text:p>
          </table:table-cell>
          <table:table-cell office:value-type="string">
            <text:p>138/?: 7/9</text:p>
          </table:table-cell>
          <table:table-cell office:value-type="string">
            <text:p>139/?: 10/10</text:p>
          </table:table-cell>
          <table:table-cell office:value-type="string">
            <text:p>140/?: 8/10</text:p>
          </table:table-cell>
          <table:table-cell office:value-type="string">
            <text:p>141/?: 12/12</text:p>
          </table:table-cell>
          <table:table-cell office:value-type="string">
            <text:p>142/?: 9/12</text:p>
          </table:table-cell>
          <table:table-cell office:value-type="string">
            <text:p>143/?: 10/13</text:p>
          </table:table-cell>
          <table:table-cell office:value-type="string">
            <text:p>144/?: 15/15</text:p>
          </table:table-cell>
          <table:table-cell office:value-type="string">
            <text:p>145/?: 11/14</text:p>
          </table:table-cell>
          <table:table-cell office:value-type="string">
            <text:p>146/?: 16/17</text:p>
          </table:table-cell>
          <table:table-cell office:value-type="string">
            <text:p>147/?: 17/18</text:p>
          </table:table-cell>
          <table:table-cell office:value-type="string">
            <text:p>148/?: 18/19</text:p>
          </table:table-cell>
          <table:table-cell office:value-type="string">
            <text:p>149/?: 12/18</text:p>
          </table:table-cell>
          <table:table-cell office:value-type="string">
            <text:p>150/?: 13/19</text:p>
          </table:table-cell>
          <table:table-cell office:value-type="string">
            <text:p>151/?: 14/19</text:p>
          </table:table-cell>
          <table:table-cell office:value-type="string">
            <text:p>152/?: 15/20</text:p>
          </table:table-cell>
          <table:table-cell office:value-type="string">
            <text:p>153/?: 16/21</text:p>
          </table:table-cell>
          <table:table-cell office:value-type="string">
            <text:p>154/?: 17/22</text:p>
          </table:table-cell>
          <table:table-cell office:value-type="string">
            <text:p>155/?: 25/25</text:p>
          </table:table-cell>
          <table:table-cell office:value-type="string">
            <text:p>156/?: 23/25</text:p>
          </table:table-cell>
          <table:table-cell office:value-type="string">
            <text:p>157/?: 27/27</text:p>
          </table:table-cell>
          <table:table-cell office:value-type="string">
            <text:p>158/?: 28/28</text:p>
          </table:table-cell>
          <table:table-cell office:value-type="string">
            <text:p>159/?: 18/25</text:p>
          </table:table-cell>
          <table:table-cell office:value-type="string">
            <text:p>160/?: 19/26</text:p>
          </table:table-cell>
          <table:table-cell office:value-type="string">
            <text:p>161/?: 25/29</text:p>
          </table:table-cell>
          <table:table-cell office:value-type="string">
            <text:p>162/?: 26/30</text:p>
          </table:table-cell>
          <table:table-cell office:value-type="string">
            <text:p>163/?: 33/33</text:p>
          </table:table-cell>
          <table:table-cell office:value-type="string">
            <text:p>164/?: 27/30</text:p>
          </table:table-cell>
          <table:table-cell office:value-type="string">
            <text:p>165/?: 34/34</text:p>
          </table:table-cell>
          <table:table-cell office:value-type="string">
            <text:p>166/?: 20/28</text:p>
          </table:table-cell>
          <table:table-cell office:value-type="string">
            <text:p>167/?: 21/31</text:p>
          </table:table-cell>
          <table:table-cell office:value-type="string">
            <text:p>168/?: 22/31</text:p>
          </table:table-cell>
          <table:table-cell office:value-type="string">
            <text:p>169/?: 23/33</text:p>
          </table:table-cell>
          <table:table-cell office:value-type="string">
            <text:p>170/?: 24/33</text:p>
          </table:table-cell>
          <table:table-cell office:value-type="string">
            <text:p>171/?: 25/35</text:p>
          </table:table-cell>
          <table:table-cell office:value-type="string">
            <text:p>172/?: 26/32</text:p>
          </table:table-cell>
          <table:table-cell office:value-type="string">
            <text:p>173/?: 27/34</text:p>
          </table:table-cell>
          <table:table-cell office:value-type="string">
            <text:p>174/?: 28/30</text:p>
          </table:table-cell>
          <table:table-cell office:value-type="string">
            <text:p>175/?: 29/29</text:p>
          </table:table-cell>
          <table:table-cell office:value-type="string">
            <text:p>176/?: 30/31</text:p>
          </table:table-cell>
          <table:table-cell office:value-type="string">
            <text:p>177/?: 31/32</text:p>
          </table:table-cell>
          <table:table-cell office:value-type="string">
            <text:p>178/?: 35/35</text:p>
          </table:table-cell>
          <table:table-cell office:value-type="string">
            <text:p>_</text:p>
          </table:table-cell>
          <table:table-cell office:value-type="string">
            <text:p>180/?: 36/36</text:p>
          </table:table-cell>
          <table:table-cell office:value-type="string">
            <text:p>181/?: 32/32</text:p>
          </table:table-cell>
          <table:table-cell office:value-type="string">
            <text:p>182/?: 33/35</text:p>
          </table:table-cell>
          <table:table-cell office:value-type="string">
            <text:p>183/?: 34/34</text:p>
          </table:table-cell>
          <table:table-cell office:value-type="string">
            <text:p>184/?: 35/36</text:p>
          </table:table-cell>
          <table:table-cell office:value-type="string">
            <text:p>185/?: 36/36</text:p>
          </table:table-cell>
          <table:table-cell office:value-type="string">
            <text:p>186/?: 37/38</text:p>
          </table:table-cell>
          <table:table-cell office:value-type="string">
            <text:p>187/?: 38/38</text:p>
          </table:table-cell>
          <table:table-cell office:value-type="string">
            <text:p>188/?: 39/39</text:p>
          </table:table-cell>
          <table:table-cell office:value-type="string">
            <text:p>189/?: 40/40</text:p>
          </table:table-cell>
          <table:table-cell office:value-type="string">
            <text:p>190/?: 41/41</text:p>
          </table:table-cell>
          <table:table-cell table:number-columns-repeated="2" office:value-type="string">
            <text:p>_</text:p>
          </table:table-cell>
          <table:table-cell office:value-type="string">
            <text:p>194/?: 38/39</text:p>
          </table:table-cell>
          <table:table-cell office:value-type="string">
            <text:p>195/?: 36/40</text:p>
          </table:table-cell>
          <table:table-cell office:value-type="string">
            <text:p>196/?: 37/39</text:p>
          </table:table-cell>
          <table:table-cell office:value-type="string">
            <text:p>197/?: 38/40</text:p>
          </table:table-cell>
          <table:table-cell office:value-type="string">
            <text:p>198/?: 41/41</text:p>
          </table:table-cell>
          <table:table-cell office:value-type="string">
            <text:p>199/?: 41/41</text:p>
          </table:table-cell>
          <table:table-cell office:value-type="string">
            <text:p>200/?: 39/40</text:p>
          </table:table-cell>
          <table:table-cell office:value-type="string">
            <text:p>201/?: 39/39</text:p>
          </table:table-cell>
          <table:table-cell office:value-type="string">
            <text:p>202/?: 40/40</text:p>
          </table:table-cell>
          <table:table-cell office:value-type="string">
            <text:p>_</text:p>
          </table:table-cell>
          <table:table-cell office:value-type="string">
            <text:p>204/?: 40/40</text:p>
          </table:table-cell>
          <table:table-cell office:value-type="string">
            <text:p>_</text:p>
          </table:table-cell>
          <table:table-cell office:value-type="string">
            <text:p>206/?: 39/40</text:p>
          </table:table-cell>
          <table:table-cell office:value-type="string">
            <text:p>207/?: 40/40</text:p>
          </table:table-cell>
          <table:table-cell office:value-type="string">
            <text:p>208/?: 40/40</text:p>
          </table:table-cell>
          <table:table-cell table:number-columns-repeated="2" office:value-type="string">
            <text:p>_</text:p>
          </table:table-cell>
          <table:table-cell office:value-type="string">
            <text:p>225/?: 40/40</text:p>
          </table:table-cell>
          <table:table-cell office:value-type="string">
            <text:p>226/?: 41/41</text:p>
          </table:table-cell>
          <table:table-cell office:value-type="string">
            <text:p>227/?: 41/41</text:p>
          </table:table-cell>
          <table:table-cell table:number-columns-repeated="4" office:value-type="string">
            <text:p>_</text:p>
          </table:table-cell>
          <table:table-cell office:value-type="string">
            <text:p>239/?: 41/41</text:p>
          </table:table-cell>
          <table:table-cell table:number-columns-repeated="5" office:value-type="string">
            <text:p>_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3">
            <text:p>43</text:p>
          </table:table-cell>
          <table:table-cell office:value-type="string">
            <text:p>count:</text:p>
          </table:table-cell>
          <table:table-cell office:value-type="float" office:value="456">
            <text:p>45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1/2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1/2</text:p>
          </table:table-cell>
          <table:table-cell office:value-type="string">
            <text:p>47//: 0/3</text:p>
          </table:table-cell>
          <table:table-cell office:value-type="string">
            <text:p>48/0: 1/2</text:p>
          </table:table-cell>
          <table:table-cell office:value-type="string">
            <text:p>49/1: 0/2</text:p>
          </table:table-cell>
          <table:table-cell office:value-type="string">
            <text:p>50/2: 0/2</text:p>
          </table:table-cell>
          <table:table-cell office:value-type="string">
            <text:p>51/3: 1/4</text:p>
          </table:table-cell>
          <table:table-cell office:value-type="string">
            <text:p>52/4: 0/4</text:p>
          </table:table-cell>
          <table:table-cell office:value-type="string">
            <text:p>53/5: 1/5</text:p>
          </table:table-cell>
          <table:table-cell office:value-type="string">
            <text:p>54/6: 1/6</text:p>
          </table:table-cell>
          <table:table-cell office:value-type="string">
            <text:p>55/7: 1/7</text:p>
          </table:table-cell>
          <table:table-cell office:value-type="string">
            <text:p>56/8: 1/7</text:p>
          </table:table-cell>
          <table:table-cell office:value-type="string">
            <text:p>57/9: 0/8</text:p>
          </table:table-cell>
          <table:table-cell office:value-type="string">
            <text:p>58/:: 1/7</text:p>
          </table:table-cell>
          <table:table-cell office:value-type="string">
            <text:p>59/;: 18/18</text:p>
          </table:table-cell>
          <table:table-cell office:value-type="string">
            <text:p>_</text:p>
          </table:table-cell>
          <table:table-cell office:value-type="string">
            <text:p>61/=: 3/5</text:p>
          </table:table-cell>
          <table:table-cell office:value-type="string">
            <text:p>_</text:p>
          </table:table-cell>
          <table:table-cell office:value-type="string">
            <text:p>63/?: 2/4</text:p>
          </table:table-cell>
          <table:table-cell office:value-type="string">
            <text:p>64/@: 2/2</text:p>
          </table:table-cell>
          <table:table-cell office:value-type="string">
            <text:p>65/A: 0/3</text:p>
          </table:table-cell>
          <table:table-cell office:value-type="string">
            <text:p>66/B: 1/4</text:p>
          </table:table-cell>
          <table:table-cell office:value-type="string">
            <text:p>67/C: 2/5</text:p>
          </table:table-cell>
          <table:table-cell office:value-type="string">
            <text:p>68/D: 3/6</text:p>
          </table:table-cell>
          <table:table-cell office:value-type="string">
            <text:p>69/E: 3/7</text:p>
          </table:table-cell>
          <table:table-cell office:value-type="string">
            <text:p>70/F: 5/8</text:p>
          </table:table-cell>
          <table:table-cell office:value-type="string">
            <text:p>71/G: 5/9</text:p>
          </table:table-cell>
          <table:table-cell office:value-type="string">
            <text:p>72/H: 4/10</text:p>
          </table:table-cell>
          <table:table-cell office:value-type="string">
            <text:p>73/I: 5/11</text:p>
          </table:table-cell>
          <table:table-cell office:value-type="string">
            <text:p>74/J: 6/12</text:p>
          </table:table-cell>
          <table:table-cell office:value-type="string">
            <text:p>75/K: 7/13</text:p>
          </table:table-cell>
          <table:table-cell office:value-type="string">
            <text:p>76/L: 6/14</text:p>
          </table:table-cell>
          <table:table-cell office:value-type="string">
            <text:p>77/M: 6/14</text:p>
          </table:table-cell>
          <table:table-cell office:value-type="string">
            <text:p>78/N: 8/15</text:p>
          </table:table-cell>
          <table:table-cell office:value-type="string">
            <text:p>79/O: 7/16</text:p>
          </table:table-cell>
          <table:table-cell office:value-type="string">
            <text:p>80/P: 7/17</text:p>
          </table:table-cell>
          <table:table-cell office:value-type="string">
            <text:p>81/Q: 9/19</text:p>
          </table:table-cell>
          <table:table-cell office:value-type="string">
            <text:p>82/R: 8/19</text:p>
          </table:table-cell>
          <table:table-cell office:value-type="string">
            <text:p>83/S: 8/19</text:p>
          </table:table-cell>
          <table:table-cell office:value-type="string">
            <text:p>84/T: 9/20</text:p>
          </table:table-cell>
          <table:table-cell office:value-type="string">
            <text:p>85/U: 12/22</text:p>
          </table:table-cell>
          <table:table-cell office:value-type="string">
            <text:p>86/V: 12/23</text:p>
          </table:table-cell>
          <table:table-cell office:value-type="string">
            <text:p>87/W: 10/23</text:p>
          </table:table-cell>
          <table:table-cell office:value-type="string">
            <text:p>88/X: 10/26</text:p>
          </table:table-cell>
          <table:table-cell office:value-type="string">
            <text:p>89/Y: 13/25</text:p>
          </table:table-cell>
          <table:table-cell office:value-type="string">
            <text:p>90/Z: 10/26</text:p>
          </table:table-cell>
          <table:table-cell table:number-columns-repeated="2" office:value-type="string">
            <text:p>_</text:p>
          </table:table-cell>
          <table:table-cell office:value-type="string">
            <text:p>94/^: 34/34</text:p>
          </table:table-cell>
          <table:table-cell office:value-type="string">
            <text:p>95/_: 10/24</text:p>
          </table:table-cell>
          <table:table-cell office:value-type="string">
            <text:p>96/`: 11/17</text:p>
          </table:table-cell>
          <table:table-cell office:value-type="string">
            <text:p>97/a: 11/24</text:p>
          </table:table-cell>
          <table:table-cell office:value-type="string">
            <text:p>98/b: 12/25</text:p>
          </table:table-cell>
          <table:table-cell office:value-type="string">
            <text:p>99/c: 13/26</text:p>
          </table:table-cell>
          <table:table-cell office:value-type="string">
            <text:p>100/d: 14/27</text:p>
          </table:table-cell>
          <table:table-cell office:value-type="string">
            <text:p>101/e: 15/27</text:p>
          </table:table-cell>
          <table:table-cell office:value-type="string">
            <text:p>102/f: 16/28</text:p>
          </table:table-cell>
          <table:table-cell office:value-type="string">
            <text:p>103/g: 17/29</text:p>
          </table:table-cell>
          <table:table-cell office:value-type="string">
            <text:p>104/h: 18/29</text:p>
          </table:table-cell>
          <table:table-cell office:value-type="string">
            <text:p>105/i: 19/31</text:p>
          </table:table-cell>
          <table:table-cell office:value-type="string">
            <text:p>106/j: 20/30</text:p>
          </table:table-cell>
          <table:table-cell office:value-type="string">
            <text:p>107/k: 21/31</text:p>
          </table:table-cell>
          <table:table-cell office:value-type="string">
            <text:p>108/l: 22/32</text:p>
          </table:table-cell>
          <table:table-cell office:value-type="string">
            <text:p>109/m: 23/33</text:p>
          </table:table-cell>
          <table:table-cell office:value-type="string">
            <text:p>110/n: 24/34</text:p>
          </table:table-cell>
          <table:table-cell office:value-type="string">
            <text:p>111/o: 25/35</text:p>
          </table:table-cell>
          <table:table-cell office:value-type="string">
            <text:p>112/p: 26/36</text:p>
          </table:table-cell>
          <table:table-cell office:value-type="string">
            <text:p>113/q: 27/35</text:p>
          </table:table-cell>
          <table:table-cell office:value-type="string">
            <text:p>114/r: 28/37</text:p>
          </table:table-cell>
          <table:table-cell office:value-type="string">
            <text:p>115/s: 29/38</text:p>
          </table:table-cell>
          <table:table-cell office:value-type="string">
            <text:p>116/t: 30/38</text:p>
          </table:table-cell>
          <table:table-cell office:value-type="string">
            <text:p>117/u: 31/38</text:p>
          </table:table-cell>
          <table:table-cell office:value-type="string">
            <text:p>118/v: 32/40</text:p>
          </table:table-cell>
          <table:table-cell office:value-type="string">
            <text:p>119/w: 33/40</text:p>
          </table:table-cell>
          <table:table-cell office:value-type="string">
            <text:p>120/x: 34/39</text:p>
          </table:table-cell>
          <table:table-cell office:value-type="string">
            <text:p>121/y: 35/40</text:p>
          </table:table-cell>
          <table:table-cell office:value-type="string">
            <text:p>122/z: 36/40</text:p>
          </table:table-cell>
          <table:table-cell table:number-columns-repeated="2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2/2</text:p>
          </table:table-cell>
          <table:table-cell office:value-type="string">
            <text:p>133/?: 5/5</text:p>
          </table:table-cell>
          <table:table-cell office:value-type="string">
            <text:p>134/?: 3/4</text:p>
          </table:table-cell>
          <table:table-cell office:value-type="string">
            <text:p>135/?: 4/6</text:p>
          </table:table-cell>
          <table:table-cell office:value-type="string">
            <text:p>136/?: 4/6</text:p>
          </table:table-cell>
          <table:table-cell office:value-type="string">
            <text:p>137/?: 4/6</text:p>
          </table:table-cell>
          <table:table-cell office:value-type="string">
            <text:p>138/?: 5/7</text:p>
          </table:table-cell>
          <table:table-cell office:value-type="string">
            <text:p>139/?: 0/7</text:p>
          </table:table-cell>
          <table:table-cell office:value-type="string">
            <text:p>140/?: 1/7</text:p>
          </table:table-cell>
          <table:table-cell office:value-type="string">
            <text:p>141/?: 2/8</text:p>
          </table:table-cell>
          <table:table-cell office:value-type="string">
            <text:p>142/?: 7/10</text:p>
          </table:table-cell>
          <table:table-cell office:value-type="string">
            <text:p>143/?: 9/12</text:p>
          </table:table-cell>
          <table:table-cell office:value-type="string">
            <text:p>144/?: 3/10</text:p>
          </table:table-cell>
          <table:table-cell office:value-type="string">
            <text:p>145/?: 4/12</text:p>
          </table:table-cell>
          <table:table-cell office:value-type="string">
            <text:p>146/?: 5/12</text:p>
          </table:table-cell>
          <table:table-cell office:value-type="string">
            <text:p>147/?: 6/14</text:p>
          </table:table-cell>
          <table:table-cell office:value-type="string">
            <text:p>148/?: 7/13</text:p>
          </table:table-cell>
          <table:table-cell office:value-type="string">
            <text:p>149/?: 8/14</text:p>
          </table:table-cell>
          <table:table-cell office:value-type="string">
            <text:p>150/?: 9/14</text:p>
          </table:table-cell>
          <table:table-cell office:value-type="string">
            <text:p>151/?: 10/16</text:p>
          </table:table-cell>
          <table:table-cell office:value-type="string">
            <text:p>152/?: 11/15</text:p>
          </table:table-cell>
          <table:table-cell office:value-type="string">
            <text:p>153/?: 12/18</text:p>
          </table:table-cell>
          <table:table-cell office:value-type="string">
            <text:p>154/?: 13/17</text:p>
          </table:table-cell>
          <table:table-cell office:value-type="string">
            <text:p>155/?: 14/19</text:p>
          </table:table-cell>
          <table:table-cell office:value-type="string">
            <text:p>156/?: 14/18</text:p>
          </table:table-cell>
          <table:table-cell office:value-type="string">
            <text:p>157/?: 16/21</text:p>
          </table:table-cell>
          <table:table-cell office:value-type="string">
            <text:p>158/?: 15/20</text:p>
          </table:table-cell>
          <table:table-cell office:value-type="string">
            <text:p>159/?: 18/22</text:p>
          </table:table-cell>
          <table:table-cell office:value-type="string">
            <text:p>160/?: 16/21</text:p>
          </table:table-cell>
          <table:table-cell office:value-type="string">
            <text:p>161/?: 20/25</text:p>
          </table:table-cell>
          <table:table-cell office:value-type="string">
            <text:p>162/?: 17/23</text:p>
          </table:table-cell>
          <table:table-cell office:value-type="string">
            <text:p>163/?: 22/27</text:p>
          </table:table-cell>
          <table:table-cell office:value-type="string">
            <text:p>164/?: 18/24</text:p>
          </table:table-cell>
          <table:table-cell office:value-type="string">
            <text:p>165/?: 19/26</text:p>
          </table:table-cell>
          <table:table-cell office:value-type="string">
            <text:p>166/?: 20/26</text:p>
          </table:table-cell>
          <table:table-cell office:value-type="string">
            <text:p>167/?: 21/28</text:p>
          </table:table-cell>
          <table:table-cell office:value-type="string">
            <text:p>168/?: 22/25</text:p>
          </table:table-cell>
          <table:table-cell office:value-type="string">
            <text:p>169/?: 23/27</text:p>
          </table:table-cell>
          <table:table-cell office:value-type="string">
            <text:p>170/?: 24/27</text:p>
          </table:table-cell>
          <table:table-cell office:value-type="string">
            <text:p>171/?: 25/28</text:p>
          </table:table-cell>
          <table:table-cell office:value-type="string">
            <text:p>172/?: 26/30</text:p>
          </table:table-cell>
          <table:table-cell office:value-type="string">
            <text:p>173/?: 26/29</text:p>
          </table:table-cell>
          <table:table-cell office:value-type="string">
            <text:p>174/?: 28/31</text:p>
          </table:table-cell>
          <table:table-cell office:value-type="string">
            <text:p>175/?: 27/33</text:p>
          </table:table-cell>
          <table:table-cell office:value-type="string">
            <text:p>176/?: 27/32</text:p>
          </table:table-cell>
          <table:table-cell office:value-type="string">
            <text:p>177/?: 28/32</text:p>
          </table:table-cell>
          <table:table-cell office:value-type="string">
            <text:p>178/?: 29/33</text:p>
          </table:table-cell>
          <table:table-cell office:value-type="string">
            <text:p>179/?: 30/34</text:p>
          </table:table-cell>
          <table:table-cell office:value-type="string">
            <text:p>180/?: 31/34</text:p>
          </table:table-cell>
          <table:table-cell office:value-type="string">
            <text:p>181/?: 32/33</text:p>
          </table:table-cell>
          <table:table-cell office:value-type="string">
            <text:p>182/?: 33/33</text:p>
          </table:table-cell>
          <table:table-cell office:value-type="string">
            <text:p>183/?: 34/35</text:p>
          </table:table-cell>
          <table:table-cell office:value-type="string">
            <text:p>184/?: 35/36</text:p>
          </table:table-cell>
          <table:table-cell office:value-type="string">
            <text:p>185/?: 36/36</text:p>
          </table:table-cell>
          <table:table-cell office:value-type="string">
            <text:p>186/?: 37/37</text:p>
          </table:table-cell>
          <table:table-cell office:value-type="string">
            <text:p>187/?: 38/38</text:p>
          </table:table-cell>
          <table:table-cell office:value-type="string">
            <text:p>188/?: 39/39</text:p>
          </table:table-cell>
          <table:table-cell office:value-type="string">
            <text:p>189/?: 40/40</text:p>
          </table:table-cell>
          <table:table-cell office:value-type="string">
            <text:p>190/?: 41/41</text:p>
          </table:table-cell>
          <table:table-cell office:value-type="string">
            <text:p>191/?: 42/42</text:p>
          </table:table-cell>
          <table:table-cell table:number-columns-repeated="2" office:value-type="string">
            <text:p>_</text:p>
          </table:table-cell>
          <table:table-cell office:value-type="string">
            <text:p>194/?: 37/40</text:p>
          </table:table-cell>
          <table:table-cell office:value-type="string">
            <text:p>195/?: 37/41</text:p>
          </table:table-cell>
          <table:table-cell office:value-type="string">
            <text:p>196/?: 38/40</text:p>
          </table:table-cell>
          <table:table-cell office:value-type="string">
            <text:p>197/?: 39/40</text:p>
          </table:table-cell>
          <table:table-cell table:number-columns-repeated="2" office:value-type="string">
            <text:p>_</text:p>
          </table:table-cell>
          <table:table-cell office:value-type="string">
            <text:p>200/?: 40/41</text:p>
          </table:table-cell>
          <table:table-cell office:value-type="string">
            <text:p>201/?: 41/41</text:p>
          </table:table-cell>
          <table:table-cell office:value-type="string">
            <text:p>202/?: 40/41</text:p>
          </table:table-cell>
          <table:table-cell table:number-columns-repeated="3" office:value-type="string">
            <text:p>_</text:p>
          </table:table-cell>
          <table:table-cell office:value-type="string">
            <text:p>206/?: 41/41</text:p>
          </table:table-cell>
          <table:table-cell office:value-type="string">
            <text:p>_</text:p>
          </table:table-cell>
          <table:table-cell office:value-type="string">
            <text:p>208/?: 41/41</text:p>
          </table:table-cell>
          <table:table-cell office:value-type="string">
            <text:p>209/?: 42/42</text:p>
          </table:table-cell>
          <table:table-cell table:number-columns-repeated="4" office:value-type="string">
            <text:p>_</text:p>
          </table:table-cell>
          <table:table-cell office:value-type="string">
            <text:p>224/?: 42/42</text:p>
          </table:table-cell>
          <table:table-cell office:value-type="string">
            <text:p>225/?: 41/41</text:p>
          </table:table-cell>
          <table:table-cell office:value-type="string">
            <text:p>226/?: 42/42</text:p>
          </table:table-cell>
          <table:table-cell table:number-columns-repeated="2" office:value-type="string">
            <text:p>_</text:p>
          </table:table-cell>
          <table:table-cell office:value-type="string">
            <text:p>229/?: 42/42</text:p>
          </table:table-cell>
          <table:table-cell office:value-type="string">
            <text:p>_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4">
            <text:p>44</text:p>
          </table:table-cell>
          <table:table-cell office:value-type="string">
            <text:p>count:</text:p>
          </table:table-cell>
          <table:table-cell office:value-type="float" office:value="415">
            <text:p>41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1/1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1/2</text:p>
          </table:table-cell>
          <table:table-cell office:value-type="string">
            <text:p>47//: 1/3</text:p>
          </table:table-cell>
          <table:table-cell office:value-type="string">
            <text:p>48/0: 1/2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0/3</text:p>
          </table:table-cell>
          <table:table-cell office:value-type="string">
            <text:p>52/4: 1/4</text:p>
          </table:table-cell>
          <table:table-cell office:value-type="string">
            <text:p>53/5: 1/5</text:p>
          </table:table-cell>
          <table:table-cell office:value-type="string">
            <text:p>54/6: 0/5</text:p>
          </table:table-cell>
          <table:table-cell office:value-type="string">
            <text:p>55/7: 1/6</text:p>
          </table:table-cell>
          <table:table-cell office:value-type="string">
            <text:p>56/8: 0/7</text:p>
          </table:table-cell>
          <table:table-cell office:value-type="string">
            <text:p>57/9: 1/7</text:p>
          </table:table-cell>
          <table:table-cell office:value-type="string">
            <text:p>58/:: 2/6</text:p>
          </table:table-cell>
          <table:table-cell office:value-type="string">
            <text:p>59/;: 2/6</text:p>
          </table:table-cell>
          <table:table-cell office:value-type="string">
            <text:p>_</text:p>
          </table:table-cell>
          <table:table-cell office:value-type="string">
            <text:p>64/@: 5/7</text:p>
          </table:table-cell>
          <table:table-cell office:value-type="string">
            <text:p>65/A: 0/4</text:p>
          </table:table-cell>
          <table:table-cell office:value-type="string">
            <text:p>66/B: 1/5</text:p>
          </table:table-cell>
          <table:table-cell office:value-type="string">
            <text:p>67/C: 2/6</text:p>
          </table:table-cell>
          <table:table-cell office:value-type="string">
            <text:p>68/D: 3/6</text:p>
          </table:table-cell>
          <table:table-cell office:value-type="string">
            <text:p>69/E: 4/7</text:p>
          </table:table-cell>
          <table:table-cell office:value-type="string">
            <text:p>70/F: 5/8</text:p>
          </table:table-cell>
          <table:table-cell office:value-type="string">
            <text:p>71/G: 6/9</text:p>
          </table:table-cell>
          <table:table-cell office:value-type="string">
            <text:p>72/H: 7/10</text:p>
          </table:table-cell>
          <table:table-cell office:value-type="string">
            <text:p>73/I: 7/11</text:p>
          </table:table-cell>
          <table:table-cell office:value-type="string">
            <text:p>74/J: 7/12</text:p>
          </table:table-cell>
          <table:table-cell office:value-type="string">
            <text:p>75/K: 7/13</text:p>
          </table:table-cell>
          <table:table-cell office:value-type="string">
            <text:p>76/L: 6/14</text:p>
          </table:table-cell>
          <table:table-cell office:value-type="string">
            <text:p>77/M: 6/15</text:p>
          </table:table-cell>
          <table:table-cell office:value-type="string">
            <text:p>78/N: 7/16</text:p>
          </table:table-cell>
          <table:table-cell office:value-type="string">
            <text:p>79/O: 8/17</text:p>
          </table:table-cell>
          <table:table-cell office:value-type="string">
            <text:p>80/P: 8/17</text:p>
          </table:table-cell>
          <table:table-cell office:value-type="string">
            <text:p>81/Q: 9/19</text:p>
          </table:table-cell>
          <table:table-cell office:value-type="string">
            <text:p>82/R: 9/19</text:p>
          </table:table-cell>
          <table:table-cell office:value-type="string">
            <text:p>83/S: 8/19</text:p>
          </table:table-cell>
          <table:table-cell office:value-type="string">
            <text:p>84/T: 11/21</text:p>
          </table:table-cell>
          <table:table-cell office:value-type="string">
            <text:p>85/U: 14/22</text:p>
          </table:table-cell>
          <table:table-cell office:value-type="string">
            <text:p>86/V: 10/23</text:p>
          </table:table-cell>
          <table:table-cell office:value-type="string">
            <text:p>87/W: 11/24</text:p>
          </table:table-cell>
          <table:table-cell office:value-type="string">
            <text:p>88/X: 15/27</text:p>
          </table:table-cell>
          <table:table-cell office:value-type="string">
            <text:p>89/Y: 9/25</text:p>
          </table:table-cell>
          <table:table-cell office:value-type="string">
            <text:p>90/Z: 13/26</text:p>
          </table:table-cell>
          <table:table-cell office:value-type="string">
            <text:p>_</text:p>
          </table:table-cell>
          <table:table-cell office:value-type="string">
            <text:p>92/\: 20/20</text:p>
          </table:table-cell>
          <table:table-cell table:number-columns-repeated="2" office:value-type="string">
            <text:p>_</text:p>
          </table:table-cell>
          <table:table-cell office:value-type="string">
            <text:p>95/_: 10/23</text:p>
          </table:table-cell>
          <table:table-cell office:value-type="string">
            <text:p>96/`: 11/20</text:p>
          </table:table-cell>
          <table:table-cell office:value-type="string">
            <text:p>97/a: 12/25</text:p>
          </table:table-cell>
          <table:table-cell office:value-type="string">
            <text:p>98/b: 13/25</text:p>
          </table:table-cell>
          <table:table-cell office:value-type="string">
            <text:p>99/c: 14/26</text:p>
          </table:table-cell>
          <table:table-cell office:value-type="string">
            <text:p>100/d: 15/27</text:p>
          </table:table-cell>
          <table:table-cell office:value-type="string">
            <text:p>101/e: 16/28</text:p>
          </table:table-cell>
          <table:table-cell office:value-type="string">
            <text:p>102/f: 17/29</text:p>
          </table:table-cell>
          <table:table-cell office:value-type="string">
            <text:p>103/g: 18/29</text:p>
          </table:table-cell>
          <table:table-cell office:value-type="string">
            <text:p>104/h: 19/30</text:p>
          </table:table-cell>
          <table:table-cell office:value-type="string">
            <text:p>105/i: 20/31</text:p>
          </table:table-cell>
          <table:table-cell office:value-type="string">
            <text:p>106/j: 21/31</text:p>
          </table:table-cell>
          <table:table-cell office:value-type="string">
            <text:p>107/k: 22/31</text:p>
          </table:table-cell>
          <table:table-cell office:value-type="string">
            <text:p>108/l: 23/33</text:p>
          </table:table-cell>
          <table:table-cell office:value-type="string">
            <text:p>109/m: 24/34</text:p>
          </table:table-cell>
          <table:table-cell office:value-type="string">
            <text:p>110/n: 25/34</text:p>
          </table:table-cell>
          <table:table-cell office:value-type="string">
            <text:p>111/o: 26/35</text:p>
          </table:table-cell>
          <table:table-cell office:value-type="string">
            <text:p>112/p: 27/36</text:p>
          </table:table-cell>
          <table:table-cell office:value-type="string">
            <text:p>113/q: 28/35</text:p>
          </table:table-cell>
          <table:table-cell office:value-type="string">
            <text:p>114/r: 29/37</text:p>
          </table:table-cell>
          <table:table-cell office:value-type="string">
            <text:p>115/s: 30/38</text:p>
          </table:table-cell>
          <table:table-cell office:value-type="string">
            <text:p>116/t: 31/39</text:p>
          </table:table-cell>
          <table:table-cell office:value-type="string">
            <text:p>117/u: 32/39</text:p>
          </table:table-cell>
          <table:table-cell office:value-type="string">
            <text:p>118/v: 33/40</text:p>
          </table:table-cell>
          <table:table-cell office:value-type="string">
            <text:p>119/w: 34/41</text:p>
          </table:table-cell>
          <table:table-cell office:value-type="string">
            <text:p>120/x: 35/39</text:p>
          </table:table-cell>
          <table:table-cell office:value-type="string">
            <text:p>121/y: 35/41</text:p>
          </table:table-cell>
          <table:table-cell office:value-type="string">
            <text:p>122/z: 36/41</text:p>
          </table:table-cell>
          <table:table-cell table:number-columns-repeated="3" office:value-type="string">
            <text:p>_</text:p>
          </table:table-cell>
          <table:table-cell office:value-type="string">
            <text:p>126/~: 43/43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0/4</text:p>
          </table:table-cell>
          <table:table-cell office:value-type="string">
            <text:p>135/?: 7/7</text:p>
          </table:table-cell>
          <table:table-cell office:value-type="string">
            <text:p>136/?: 8/8</text:p>
          </table:table-cell>
          <table:table-cell office:value-type="string">
            <text:p>137/?: 9/9</text:p>
          </table:table-cell>
          <table:table-cell office:value-type="string">
            <text:p>138/?: 10/10</text:p>
          </table:table-cell>
          <table:table-cell office:value-type="string">
            <text:p>139/?: 11/11</text:p>
          </table:table-cell>
          <table:table-cell office:value-type="string">
            <text:p>140/?: 10/11</text:p>
          </table:table-cell>
          <table:table-cell office:value-type="string">
            <text:p>141/?: 11/12</text:p>
          </table:table-cell>
          <table:table-cell office:value-type="string">
            <text:p>142/?: 12/13</text:p>
          </table:table-cell>
          <table:table-cell office:value-type="string">
            <text:p>143/?: 13/14</text:p>
          </table:table-cell>
          <table:table-cell office:value-type="string">
            <text:p>144/?: 14/15</text:p>
          </table:table-cell>
          <table:table-cell office:value-type="string">
            <text:p>145/?: 1/11</text:p>
          </table:table-cell>
          <table:table-cell office:value-type="string">
            <text:p>146/?: 16/17</text:p>
          </table:table-cell>
          <table:table-cell office:value-type="string">
            <text:p>147/?: 2/12</text:p>
          </table:table-cell>
          <table:table-cell office:value-type="string">
            <text:p>148/?: 3/13</text:p>
          </table:table-cell>
          <table:table-cell office:value-type="string">
            <text:p>149/?: 4/14</text:p>
          </table:table-cell>
          <table:table-cell office:value-type="string">
            <text:p>150/?: 5/15</text:p>
          </table:table-cell>
          <table:table-cell office:value-type="string">
            <text:p>151/?: 6/16</text:p>
          </table:table-cell>
          <table:table-cell office:value-type="string">
            <text:p>152/?: 7/17</text:p>
          </table:table-cell>
          <table:table-cell office:value-type="string">
            <text:p>153/?: 8/18</text:p>
          </table:table-cell>
          <table:table-cell office:value-type="string">
            <text:p>154/?: 9/19</text:p>
          </table:table-cell>
          <table:table-cell office:value-type="string">
            <text:p>155/?: 10/20</text:p>
          </table:table-cell>
          <table:table-cell office:value-type="string">
            <text:p>156/?: 11/21</text:p>
          </table:table-cell>
          <table:table-cell office:value-type="string">
            <text:p>157/?: 12/22</text:p>
          </table:table-cell>
          <table:table-cell office:value-type="string">
            <text:p>158/?: 13/21</text:p>
          </table:table-cell>
          <table:table-cell office:value-type="string">
            <text:p>159/?: 14/24</text:p>
          </table:table-cell>
          <table:table-cell office:value-type="string">
            <text:p>160/?: 15/23</text:p>
          </table:table-cell>
          <table:table-cell office:value-type="string">
            <text:p>161/?: 16/26</text:p>
          </table:table-cell>
          <table:table-cell office:value-type="string">
            <text:p>162/?: 17/23</text:p>
          </table:table-cell>
          <table:table-cell office:value-type="string">
            <text:p>163/?: 18/18</text:p>
          </table:table-cell>
          <table:table-cell office:value-type="string">
            <text:p>164/?: 19/25</text:p>
          </table:table-cell>
          <table:table-cell office:value-type="string">
            <text:p>165/?: 20/26</text:p>
          </table:table-cell>
          <table:table-cell office:value-type="string">
            <text:p>166/?: 21/27</text:p>
          </table:table-cell>
          <table:table-cell office:value-type="string">
            <text:p>167/?: 22/28</text:p>
          </table:table-cell>
          <table:table-cell office:value-type="string">
            <text:p>168/?: 23/29</text:p>
          </table:table-cell>
          <table:table-cell office:value-type="string">
            <text:p>169/?: 24/30</text:p>
          </table:table-cell>
          <table:table-cell office:value-type="string">
            <text:p>170/?: 37/37</text:p>
          </table:table-cell>
          <table:table-cell office:value-type="string">
            <text:p>171/?: 38/38</text:p>
          </table:table-cell>
          <table:table-cell office:value-type="string">
            <text:p>172/?: 25/32</text:p>
          </table:table-cell>
          <table:table-cell office:value-type="string">
            <text:p>173/?: 26/33</text:p>
          </table:table-cell>
          <table:table-cell office:value-type="string">
            <text:p>174/?: 41/41</text:p>
          </table:table-cell>
          <table:table-cell office:value-type="string">
            <text:p>175/?: 27/34</text:p>
          </table:table-cell>
          <table:table-cell office:value-type="string">
            <text:p>176/?: 28/31</text:p>
          </table:table-cell>
          <table:table-cell office:value-type="string">
            <text:p>177/?: 29/32</text:p>
          </table:table-cell>
          <table:table-cell office:value-type="string">
            <text:p>178/?: 30/33</text:p>
          </table:table-cell>
          <table:table-cell office:value-type="string">
            <text:p>179/?: 31/34</text:p>
          </table:table-cell>
          <table:table-cell office:value-type="string">
            <text:p>180/?: 32/35</text:p>
          </table:table-cell>
          <table:table-cell office:value-type="string">
            <text:p>181/?: 33/36</text:p>
          </table:table-cell>
          <table:table-cell office:value-type="string">
            <text:p>182/?: 34/37</text:p>
          </table:table-cell>
          <table:table-cell office:value-type="string">
            <text:p>183/?: 35/38</text:p>
          </table:table-cell>
          <table:table-cell office:value-type="string">
            <text:p>184/?: 36/39</text:p>
          </table:table-cell>
          <table:table-cell office:value-type="string">
            <text:p>185/?: 37/40</text:p>
          </table:table-cell>
          <table:table-cell office:value-type="string">
            <text:p>186/?: 38/38</text:p>
          </table:table-cell>
          <table:table-cell office:value-type="string">
            <text:p>187/?: 39/39</text:p>
          </table:table-cell>
          <table:table-cell office:value-type="string">
            <text:p>188/?: 40/40</text:p>
          </table:table-cell>
          <table:table-cell office:value-type="string">
            <text:p>189/?: 41/41</text:p>
          </table:table-cell>
          <table:table-cell office:value-type="string">
            <text:p>190/?: 42/42</text:p>
          </table:table-cell>
          <table:table-cell office:value-type="string">
            <text:p>191/?: 43/43</text:p>
          </table:table-cell>
          <table:table-cell table:number-columns-repeated="2" office:value-type="string">
            <text:p>_</text:p>
          </table:table-cell>
          <table:table-cell office:value-type="string">
            <text:p>194/?: 37/40</text:p>
          </table:table-cell>
          <table:table-cell office:value-type="string">
            <text:p>195/?: 38/41</text:p>
          </table:table-cell>
          <table:table-cell office:value-type="string">
            <text:p>196/?: 39/41</text:p>
          </table:table-cell>
          <table:table-cell office:value-type="string">
            <text:p>197/?: 40/42</text:p>
          </table:table-cell>
          <table:table-cell office:value-type="string">
            <text:p>198/?: 43/43</text:p>
          </table:table-cell>
          <table:table-cell office:value-type="string">
            <text:p>200/?: 41/42</text:p>
          </table:table-cell>
          <table:table-cell office:value-type="string">
            <text:p>201/?: 41/41</text:p>
          </table:table-cell>
          <table:table-cell office:value-type="string">
            <text:p>202/?: 41/42</text:p>
          </table:table-cell>
          <table:table-cell office:value-type="string">
            <text:p>_</text:p>
          </table:table-cell>
          <table:table-cell office:value-type="string">
            <text:p>204/?: 43/43</text:p>
          </table:table-cell>
          <table:table-cell office:value-type="string">
            <text:p>205/?: 42/42</text:p>
          </table:table-cell>
          <table:table-cell office:value-type="string">
            <text:p>206/?: 41/42</text:p>
          </table:table-cell>
          <table:table-cell office:value-type="string">
            <text:p>207/?: 42/42</text:p>
          </table:table-cell>
          <table:table-cell office:value-type="string">
            <text:p>208/?: 43/43</text:p>
          </table:table-cell>
          <table:table-cell table:number-columns-repeated="3" office:value-type="string">
            <text:p>_</text:p>
          </table:table-cell>
          <table:table-cell office:value-type="string">
            <text:p>215/?: 43/43</text:p>
          </table:table-cell>
          <table:table-cell table:number-columns-repeated="8" office:value-type="string">
            <text:p>_</text:p>
          </table:table-cell>
          <table:table-cell office:value-type="string">
            <text:p>225/?: 42/42</text:p>
          </table:table-cell>
          <table:table-cell office:value-type="string">
            <text:p>226/?: 43/43</text:p>
          </table:table-cell>
          <table:table-cell table:number-columns-repeated="7" office:value-type="string">
            <text:p>_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5">
            <text:p>45</text:p>
          </table:table-cell>
          <table:table-cell office:value-type="string">
            <text:p>count:</text:p>
          </table:table-cell>
          <table:table-cell office:value-type="float" office:value="362">
            <text:p>36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1/2</text:p>
          </table:table-cell>
          <table:table-cell office:value-type="string">
            <text:p>47//: 1/3</text:p>
          </table:table-cell>
          <table:table-cell office:value-type="string">
            <text:p>48/0: 0/2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0/4</text:p>
          </table:table-cell>
          <table:table-cell office:value-type="string">
            <text:p>52/4: 1/4</text:p>
          </table:table-cell>
          <table:table-cell office:value-type="string">
            <text:p>53/5: 0/5</text:p>
          </table:table-cell>
          <table:table-cell office:value-type="string">
            <text:p>54/6: 1/5</text:p>
          </table:table-cell>
          <table:table-cell office:value-type="string">
            <text:p>55/7: 2/7</text:p>
          </table:table-cell>
          <table:table-cell office:value-type="string">
            <text:p>56/8: 0/7</text:p>
          </table:table-cell>
          <table:table-cell office:value-type="string">
            <text:p>57/9: 2/7</text:p>
          </table:table-cell>
          <table:table-cell office:value-type="string">
            <text:p>58/:: 2/7</text:p>
          </table:table-cell>
          <table:table-cell table:number-columns-repeated="2" office:value-type="string">
            <text:p>_</text:p>
          </table:table-cell>
          <table:table-cell office:value-type="string">
            <text:p>61/=: 3/6</text:p>
          </table:table-cell>
          <table:table-cell office:value-type="string">
            <text:p>_</text:p>
          </table:table-cell>
          <table:table-cell office:value-type="string">
            <text:p>63/?: 6/6</text:p>
          </table:table-cell>
          <table:table-cell office:value-type="string">
            <text:p>64/@: 1/7</text:p>
          </table:table-cell>
          <table:table-cell office:value-type="string">
            <text:p>65/A: 0/4</text:p>
          </table:table-cell>
          <table:table-cell office:value-type="string">
            <text:p>66/B: 1/5</text:p>
          </table:table-cell>
          <table:table-cell office:value-type="string">
            <text:p>67/C: 2/6</text:p>
          </table:table-cell>
          <table:table-cell office:value-type="string">
            <text:p>68/D: 3/7</text:p>
          </table:table-cell>
          <table:table-cell office:value-type="string">
            <text:p>69/E: 3/8</text:p>
          </table:table-cell>
          <table:table-cell office:value-type="string">
            <text:p>70/F: 5/9</text:p>
          </table:table-cell>
          <table:table-cell office:value-type="string">
            <text:p>71/G: 4/9</text:p>
          </table:table-cell>
          <table:table-cell office:value-type="string">
            <text:p>72/H: 5/10</text:p>
          </table:table-cell>
          <table:table-cell office:value-type="string">
            <text:p>73/I: 6/11</text:p>
          </table:table-cell>
          <table:table-cell office:value-type="string">
            <text:p>74/J: 7/12</text:p>
          </table:table-cell>
          <table:table-cell office:value-type="string">
            <text:p>75/K: 8/13</text:p>
          </table:table-cell>
          <table:table-cell office:value-type="string">
            <text:p>76/L: 8/14</text:p>
          </table:table-cell>
          <table:table-cell office:value-type="string">
            <text:p>77/M: 9/15</text:p>
          </table:table-cell>
          <table:table-cell office:value-type="string">
            <text:p>78/N: 10/16</text:p>
          </table:table-cell>
          <table:table-cell office:value-type="string">
            <text:p>79/O: 9/17</text:p>
          </table:table-cell>
          <table:table-cell office:value-type="string">
            <text:p>80/P: 10/18</text:p>
          </table:table-cell>
          <table:table-cell office:value-type="string">
            <text:p>81/Q: 10/19</text:p>
          </table:table-cell>
          <table:table-cell office:value-type="string">
            <text:p>82/R: 10/19</text:p>
          </table:table-cell>
          <table:table-cell office:value-type="string">
            <text:p>83/S: 10/20</text:p>
          </table:table-cell>
          <table:table-cell office:value-type="string">
            <text:p>84/T: 12/21</text:p>
          </table:table-cell>
          <table:table-cell office:value-type="string">
            <text:p>85/U: 11/22</text:p>
          </table:table-cell>
          <table:table-cell office:value-type="string">
            <text:p>86/V: 12/23</text:p>
          </table:table-cell>
          <table:table-cell office:value-type="string">
            <text:p>87/W: 11/24</text:p>
          </table:table-cell>
          <table:table-cell office:value-type="string">
            <text:p>88/X: 12/26</text:p>
          </table:table-cell>
          <table:table-cell office:value-type="string">
            <text:p>89/Y: 12/25</text:p>
          </table:table-cell>
          <table:table-cell office:value-type="string">
            <text:p>90/Z: 12/27</text:p>
          </table:table-cell>
          <table:table-cell office:value-type="string">
            <text:p>_</text:p>
          </table:table-cell>
          <table:table-cell office:value-type="string">
            <text:p>92/\: 21/21</text:p>
          </table:table-cell>
          <table:table-cell table:number-columns-repeated="2" office:value-type="string">
            <text:p>_</text:p>
          </table:table-cell>
          <table:table-cell office:value-type="string">
            <text:p>95/_: 12/23</text:p>
          </table:table-cell>
          <table:table-cell office:value-type="string">
            <text:p>96/`: 23/25</text:p>
          </table:table-cell>
          <table:table-cell office:value-type="string">
            <text:p>97/a: 13/25</text:p>
          </table:table-cell>
          <table:table-cell office:value-type="string">
            <text:p>98/b: 14/26</text:p>
          </table:table-cell>
          <table:table-cell office:value-type="string">
            <text:p>99/c: 15/27</text:p>
          </table:table-cell>
          <table:table-cell office:value-type="string">
            <text:p>100/d: 16/28</text:p>
          </table:table-cell>
          <table:table-cell office:value-type="string">
            <text:p>101/e: 17/28</text:p>
          </table:table-cell>
          <table:table-cell office:value-type="string">
            <text:p>102/f: 18/29</text:p>
          </table:table-cell>
          <table:table-cell office:value-type="string">
            <text:p>103/g: 19/30</text:p>
          </table:table-cell>
          <table:table-cell office:value-type="string">
            <text:p>104/h: 20/31</text:p>
          </table:table-cell>
          <table:table-cell office:value-type="string">
            <text:p>105/i: 21/32</text:p>
          </table:table-cell>
          <table:table-cell office:value-type="string">
            <text:p>106/j: 23/31</text:p>
          </table:table-cell>
          <table:table-cell office:value-type="string">
            <text:p>107/k: 22/32</text:p>
          </table:table-cell>
          <table:table-cell office:value-type="string">
            <text:p>108/l: 23/34</text:p>
          </table:table-cell>
          <table:table-cell office:value-type="string">
            <text:p>109/m: 24/35</text:p>
          </table:table-cell>
          <table:table-cell office:value-type="string">
            <text:p>110/n: 25/35</text:p>
          </table:table-cell>
          <table:table-cell office:value-type="string">
            <text:p>111/o: 26/36</text:p>
          </table:table-cell>
          <table:table-cell office:value-type="string">
            <text:p>112/p: 27/37</text:p>
          </table:table-cell>
          <table:table-cell office:value-type="string">
            <text:p>113/q: 28/36</text:p>
          </table:table-cell>
          <table:table-cell office:value-type="string">
            <text:p>114/r: 29/38</text:p>
          </table:table-cell>
          <table:table-cell office:value-type="string">
            <text:p>115/s: 30/39</text:p>
          </table:table-cell>
          <table:table-cell office:value-type="string">
            <text:p>116/t: 31/40</text:p>
          </table:table-cell>
          <table:table-cell office:value-type="string">
            <text:p>117/u: 32/40</text:p>
          </table:table-cell>
          <table:table-cell office:value-type="string">
            <text:p>118/v: 33/41</text:p>
          </table:table-cell>
          <table:table-cell office:value-type="string">
            <text:p>119/w: 34/42</text:p>
          </table:table-cell>
          <table:table-cell office:value-type="string">
            <text:p>120/x: 35/41</text:p>
          </table:table-cell>
          <table:table-cell office:value-type="string">
            <text:p>121/y: 36/42</text:p>
          </table:table-cell>
          <table:table-cell office:value-type="string">
            <text:p>122/z: 38/42</text:p>
          </table:table-cell>
          <table:table-cell office:value-type="string">
            <text:p>_</text:p>
          </table:table-cell>
          <table:table-cell office:value-type="string">
            <text:p>126/~: 43/4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0/3</text:p>
          </table:table-cell>
          <table:table-cell office:value-type="string">
            <text:p>135/?: 0/2</text:p>
          </table:table-cell>
          <table:table-cell office:value-type="string">
            <text:p>136/?: 1/3</text:p>
          </table:table-cell>
          <table:table-cell office:value-type="string">
            <text:p>137/?: 2/4</text:p>
          </table:table-cell>
          <table:table-cell office:value-type="string">
            <text:p>138/?: 3/5</text:p>
          </table:table-cell>
          <table:table-cell office:value-type="string">
            <text:p>139/?: 4/6</text:p>
          </table:table-cell>
          <table:table-cell office:value-type="string">
            <text:p>140/?: 5/7</text:p>
          </table:table-cell>
          <table:table-cell office:value-type="string">
            <text:p>141/?: 6/8</text:p>
          </table:table-cell>
          <table:table-cell office:value-type="string">
            <text:p>142/?: 7/9</text:p>
          </table:table-cell>
          <table:table-cell office:value-type="string">
            <text:p>143/?: 0/8</text:p>
          </table:table-cell>
          <table:table-cell office:value-type="string">
            <text:p>144/?: 1/9</text:p>
          </table:table-cell>
          <table:table-cell office:value-type="string">
            <text:p>145/?: 2/10</text:p>
          </table:table-cell>
          <table:table-cell office:value-type="string">
            <text:p>146/?: 3/11</text:p>
          </table:table-cell>
          <table:table-cell office:value-type="string">
            <text:p>147/?: 4/12</text:p>
          </table:table-cell>
          <table:table-cell office:value-type="string">
            <text:p>148/?: 5/13</text:p>
          </table:table-cell>
          <table:table-cell office:value-type="string">
            <text:p>149/?: 6/14</text:p>
          </table:table-cell>
          <table:table-cell office:value-type="string">
            <text:p>150/?: 7/15</text:p>
          </table:table-cell>
          <table:table-cell office:value-type="string">
            <text:p>151/?: 8/16</text:p>
          </table:table-cell>
          <table:table-cell office:value-type="string">
            <text:p>152/?: 9/17</text:p>
          </table:table-cell>
          <table:table-cell office:value-type="string">
            <text:p>153/?: 10/18</text:p>
          </table:table-cell>
          <table:table-cell office:value-type="string">
            <text:p>154/?: 11/19</text:p>
          </table:table-cell>
          <table:table-cell office:value-type="string">
            <text:p>155/?: 12/20</text:p>
          </table:table-cell>
          <table:table-cell office:value-type="string">
            <text:p>156/?: 13/21</text:p>
          </table:table-cell>
          <table:table-cell office:value-type="string">
            <text:p>157/?: 14/22</text:p>
          </table:table-cell>
          <table:table-cell office:value-type="string">
            <text:p>158/?: 15/23</text:p>
          </table:table-cell>
          <table:table-cell office:value-type="string">
            <text:p>159/?: 16/24</text:p>
          </table:table-cell>
          <table:table-cell office:value-type="string">
            <text:p>160/?: 17/25</text:p>
          </table:table-cell>
          <table:table-cell office:value-type="string">
            <text:p>161/?: 18/26</text:p>
          </table:table-cell>
          <table:table-cell office:value-type="string">
            <text:p>162/?: 19/27</text:p>
          </table:table-cell>
          <table:table-cell office:value-type="string">
            <text:p>163/?: 20/28</text:p>
          </table:table-cell>
          <table:table-cell office:value-type="string">
            <text:p>164/?: 21/29</text:p>
          </table:table-cell>
          <table:table-cell office:value-type="string">
            <text:p>165/?: 22/30</text:p>
          </table:table-cell>
          <table:table-cell office:value-type="string">
            <text:p>166/?: 23/31</text:p>
          </table:table-cell>
          <table:table-cell office:value-type="string">
            <text:p>167/?: 24/32</text:p>
          </table:table-cell>
          <table:table-cell office:value-type="string">
            <text:p>168/?: 25/33</text:p>
          </table:table-cell>
          <table:table-cell office:value-type="string">
            <text:p>169/?: 26/34</text:p>
          </table:table-cell>
          <table:table-cell office:value-type="string">
            <text:p>170/?: 27/35</text:p>
          </table:table-cell>
          <table:table-cell office:value-type="string">
            <text:p>171/?: 28/36</text:p>
          </table:table-cell>
          <table:table-cell office:value-type="string">
            <text:p>172/?: 29/37</text:p>
          </table:table-cell>
          <table:table-cell office:value-type="string">
            <text:p>173/?: 30/35</text:p>
          </table:table-cell>
          <table:table-cell office:value-type="string">
            <text:p>174/?: 31/35</text:p>
          </table:table-cell>
          <table:table-cell office:value-type="string">
            <text:p>175/?: 32/36</text:p>
          </table:table-cell>
          <table:table-cell office:value-type="string">
            <text:p>176/?: 33/38</text:p>
          </table:table-cell>
          <table:table-cell office:value-type="string">
            <text:p>177/?: 34/39</text:p>
          </table:table-cell>
          <table:table-cell office:value-type="string">
            <text:p>178/?: 35/40</text:p>
          </table:table-cell>
          <table:table-cell office:value-type="string">
            <text:p>179/?: 36/41</text:p>
          </table:table-cell>
          <table:table-cell office:value-type="string">
            <text:p>180/?: 37/40</text:p>
          </table:table-cell>
          <table:table-cell office:value-type="string">
            <text:p>181/?: 38/38</text:p>
          </table:table-cell>
          <table:table-cell table:number-columns-repeated="4" office:value-type="string">
            <text:p>_</text:p>
          </table:table-cell>
          <table:table-cell office:value-type="string">
            <text:p>186/?: 39/39</text:p>
          </table:table-cell>
          <table:table-cell office:value-type="string">
            <text:p>187/?: 40/40</text:p>
          </table:table-cell>
          <table:table-cell office:value-type="string">
            <text:p>188/?: 41/41</text:p>
          </table:table-cell>
          <table:table-cell office:value-type="string">
            <text:p>189/?: 42/42</text:p>
          </table:table-cell>
          <table:table-cell office:value-type="string">
            <text:p>190/?: 43/43</text:p>
          </table:table-cell>
          <table:table-cell office:value-type="string">
            <text:p>191/?: 44/44</text:p>
          </table:table-cell>
          <table:table-cell table:number-columns-repeated="2" office:value-type="string">
            <text:p>_</text:p>
          </table:table-cell>
          <table:table-cell office:value-type="string">
            <text:p>194/?: 39/42</text:p>
          </table:table-cell>
          <table:table-cell office:value-type="string">
            <text:p>195/?: 37/42</text:p>
          </table:table-cell>
          <table:table-cell office:value-type="string">
            <text:p>196/?: 38/42</text:p>
          </table:table-cell>
          <table:table-cell office:value-type="string">
            <text:p>197/?: 39/43</text:p>
          </table:table-cell>
          <table:table-cell office:value-type="string">
            <text:p>198/?: 40/40</text:p>
          </table:table-cell>
          <table:table-cell office:value-type="string">
            <text:p>199/?: 41/41</text:p>
          </table:table-cell>
          <table:table-cell office:value-type="string">
            <text:p>200/?: 42/43</text:p>
          </table:table-cell>
          <table:table-cell office:value-type="string">
            <text:p>201/?: 44/44</text:p>
          </table:table-cell>
          <table:table-cell office:value-type="string">
            <text:p>202/?: 42/43</text:p>
          </table:table-cell>
          <table:table-cell office:value-type="string">
            <text:p>_</text:p>
          </table:table-cell>
          <table:table-cell office:value-type="string">
            <text:p>204/?: 43/43</text:p>
          </table:table-cell>
          <table:table-cell office:value-type="string">
            <text:p>206/?: 43/43</text:p>
          </table:table-cell>
          <table:table-cell office:value-type="string">
            <text:p>_</text:p>
          </table:table-cell>
          <table:table-cell office:value-type="string">
            <text:p>208/?: 43/43</text:p>
          </table:table-cell>
          <table:table-cell office:value-type="string">
            <text:p>209/?: 43/43</text:p>
          </table:table-cell>
          <table:table-cell table:number-columns-repeated="3" office:value-type="string">
            <text:p>_</text:p>
          </table:table-cell>
          <table:table-cell office:value-type="string">
            <text:p>225/?: 43/43</text:p>
          </table:table-cell>
          <table:table-cell office:value-type="string">
            <text:p>226/?: 43/43</text:p>
          </table:table-cell>
          <table:table-cell table:number-columns-repeated="2" office:value-type="string">
            <text:p>_</text:p>
          </table:table-cell>
          <table:table-cell office:value-type="string">
            <text:p>229/?: 44/44</text:p>
          </table:table-cell>
          <table:table-cell table:number-columns-repeated="3" office:value-type="string">
            <text:p>_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6">
            <text:p>46</text:p>
          </table:table-cell>
          <table:table-cell office:value-type="string">
            <text:p>count:</text:p>
          </table:table-cell>
          <table:table-cell office:value-type="float" office:value="348">
            <text:p>348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1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1/3</text:p>
          </table:table-cell>
          <table:table-cell office:value-type="string">
            <text:p>47//: 1/3</text:p>
          </table:table-cell>
          <table:table-cell office:value-type="string">
            <text:p>48/0: 0/2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0/4</text:p>
          </table:table-cell>
          <table:table-cell office:value-type="string">
            <text:p>52/4: 0/4</text:p>
          </table:table-cell>
          <table:table-cell office:value-type="string">
            <text:p>53/5: 2/5</text:p>
          </table:table-cell>
          <table:table-cell office:value-type="string">
            <text:p>54/6: 1/6</text:p>
          </table:table-cell>
          <table:table-cell office:value-type="string">
            <text:p>55/7: 1/7</text:p>
          </table:table-cell>
          <table:table-cell office:value-type="string">
            <text:p>56/8: 0/7</text:p>
          </table:table-cell>
          <table:table-cell office:value-type="string">
            <text:p>57/9: 1/8</text:p>
          </table:table-cell>
          <table:table-cell office:value-type="string">
            <text:p>58/:: 5/8</text:p>
          </table:table-cell>
          <table:table-cell table:number-columns-repeated="3" office:value-type="string">
            <text:p>_</text:p>
          </table:table-cell>
          <table:table-cell office:value-type="string">
            <text:p>63/?: 6/8</text:p>
          </table:table-cell>
          <table:table-cell office:value-type="string">
            <text:p>64/@: 3/7</text:p>
          </table:table-cell>
          <table:table-cell office:value-type="string">
            <text:p>65/A: 0/4</text:p>
          </table:table-cell>
          <table:table-cell office:value-type="string">
            <text:p>66/B: 1/5</text:p>
          </table:table-cell>
          <table:table-cell office:value-type="string">
            <text:p>67/C: 2/6</text:p>
          </table:table-cell>
          <table:table-cell office:value-type="string">
            <text:p>68/D: 3/7</text:p>
          </table:table-cell>
          <table:table-cell office:value-type="string">
            <text:p>69/E: 4/8</text:p>
          </table:table-cell>
          <table:table-cell office:value-type="string">
            <text:p>70/F: 5/9</text:p>
          </table:table-cell>
          <table:table-cell office:value-type="string">
            <text:p>71/G: 6/10</text:p>
          </table:table-cell>
          <table:table-cell office:value-type="string">
            <text:p>72/H: 7/11</text:p>
          </table:table-cell>
          <table:table-cell office:value-type="string">
            <text:p>73/I: 8/12</text:p>
          </table:table-cell>
          <table:table-cell office:value-type="string">
            <text:p>74/J: 8/13</text:p>
          </table:table-cell>
          <table:table-cell office:value-type="string">
            <text:p>75/K: 9/13</text:p>
          </table:table-cell>
          <table:table-cell office:value-type="string">
            <text:p>76/L: 9/14</text:p>
          </table:table-cell>
          <table:table-cell office:value-type="string">
            <text:p>77/M: 8/15</text:p>
          </table:table-cell>
          <table:table-cell office:value-type="string">
            <text:p>78/N: 9/16</text:p>
          </table:table-cell>
          <table:table-cell office:value-type="string">
            <text:p>79/O: 10/17</text:p>
          </table:table-cell>
          <table:table-cell office:value-type="string">
            <text:p>80/P: 11/18</text:p>
          </table:table-cell>
          <table:table-cell office:value-type="string">
            <text:p>81/Q: 11/19</text:p>
          </table:table-cell>
          <table:table-cell office:value-type="string">
            <text:p>82/R: 10/20</text:p>
          </table:table-cell>
          <table:table-cell office:value-type="string">
            <text:p>83/S: 11/20</text:p>
          </table:table-cell>
          <table:table-cell office:value-type="string">
            <text:p>84/T: 12/21</text:p>
          </table:table-cell>
          <table:table-cell office:value-type="string">
            <text:p>85/U: 13/23</text:p>
          </table:table-cell>
          <table:table-cell office:value-type="string">
            <text:p>86/V: 14/24</text:p>
          </table:table-cell>
          <table:table-cell office:value-type="string">
            <text:p>87/W: 13/24</text:p>
          </table:table-cell>
          <table:table-cell office:value-type="string">
            <text:p>88/X: 13/26</text:p>
          </table:table-cell>
          <table:table-cell office:value-type="string">
            <text:p>89/Y: 13/26</text:p>
          </table:table-cell>
          <table:table-cell office:value-type="string">
            <text:p>90/Z: 15/27</text:p>
          </table:table-cell>
          <table:table-cell table:number-columns-repeated="4" office:value-type="string">
            <text:p>_</text:p>
          </table:table-cell>
          <table:table-cell office:value-type="string">
            <text:p>95/_: 14/25</text:p>
          </table:table-cell>
          <table:table-cell office:value-type="string">
            <text:p>96/`: 16/25</text:p>
          </table:table-cell>
          <table:table-cell office:value-type="string">
            <text:p>97/a: 15/26</text:p>
          </table:table-cell>
          <table:table-cell office:value-type="string">
            <text:p>98/b: 16/26</text:p>
          </table:table-cell>
          <table:table-cell office:value-type="string">
            <text:p>99/c: 17/28</text:p>
          </table:table-cell>
          <table:table-cell office:value-type="string">
            <text:p>100/d: 18/28</text:p>
          </table:table-cell>
          <table:table-cell office:value-type="string">
            <text:p>101/e: 19/29</text:p>
          </table:table-cell>
          <table:table-cell office:value-type="string">
            <text:p>102/f: 20/30</text:p>
          </table:table-cell>
          <table:table-cell office:value-type="string">
            <text:p>103/g: 21/31</text:p>
          </table:table-cell>
          <table:table-cell office:value-type="string">
            <text:p>104/h: 22/32</text:p>
          </table:table-cell>
          <table:table-cell office:value-type="string">
            <text:p>105/i: 23/33</text:p>
          </table:table-cell>
          <table:table-cell office:value-type="string">
            <text:p>106/j: 24/32</text:p>
          </table:table-cell>
          <table:table-cell office:value-type="string">
            <text:p>107/k: 25/33</text:p>
          </table:table-cell>
          <table:table-cell office:value-type="string">
            <text:p>108/l: 26/35</text:p>
          </table:table-cell>
          <table:table-cell office:value-type="string">
            <text:p>109/m: 27/36</text:p>
          </table:table-cell>
          <table:table-cell office:value-type="string">
            <text:p>110/n: 28/36</text:p>
          </table:table-cell>
          <table:table-cell office:value-type="string">
            <text:p>111/o: 29/37</text:p>
          </table:table-cell>
          <table:table-cell office:value-type="string">
            <text:p>112/p: 30/38</text:p>
          </table:table-cell>
          <table:table-cell office:value-type="string">
            <text:p>113/q: 31/37</text:p>
          </table:table-cell>
          <table:table-cell office:value-type="string">
            <text:p>114/r: 32/39</text:p>
          </table:table-cell>
          <table:table-cell office:value-type="string">
            <text:p>115/s: 33/40</text:p>
          </table:table-cell>
          <table:table-cell office:value-type="string">
            <text:p>116/t: 34/41</text:p>
          </table:table-cell>
          <table:table-cell office:value-type="string">
            <text:p>117/u: 35/41</text:p>
          </table:table-cell>
          <table:table-cell office:value-type="string">
            <text:p>118/v: 36/42</text:p>
          </table:table-cell>
          <table:table-cell office:value-type="string">
            <text:p>119/w: 37/43</text:p>
          </table:table-cell>
          <table:table-cell office:value-type="string">
            <text:p>120/x: 38/42</text:p>
          </table:table-cell>
          <table:table-cell office:value-type="string">
            <text:p>121/y: 39/43</text:p>
          </table:table-cell>
          <table:table-cell office:value-type="string">
            <text:p>122/z: 40/43</text:p>
          </table:table-cell>
          <table:table-cell table:number-columns-repeated="3" office:value-type="string">
            <text:p>_</text:p>
          </table:table-cell>
          <table:table-cell office:value-type="string">
            <text:p>126/~: 41/41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2/3</text:p>
          </table:table-cell>
          <table:table-cell office:value-type="string">
            <text:p>133/?: 5/5</text:p>
          </table:table-cell>
          <table:table-cell office:value-type="string">
            <text:p>134/?: 3/4</text:p>
          </table:table-cell>
          <table:table-cell office:value-type="string">
            <text:p>135/?: 7/7</text:p>
          </table:table-cell>
          <table:table-cell office:value-type="string">
            <text:p>136/?: 4/6</text:p>
          </table:table-cell>
          <table:table-cell office:value-type="string">
            <text:p>137/?: 9/9</text:p>
          </table:table-cell>
          <table:table-cell office:value-type="string">
            <text:p>138/?: 5/7</text:p>
          </table:table-cell>
          <table:table-cell office:value-type="string">
            <text:p>139/?: 11/11</text:p>
          </table:table-cell>
          <table:table-cell office:value-type="string">
            <text:p>140/?: 6/9</text:p>
          </table:table-cell>
          <table:table-cell office:value-type="string">
            <text:p>141/?: 13/13</text:p>
          </table:table-cell>
          <table:table-cell office:value-type="string">
            <text:p>142/?: 7/10</text:p>
          </table:table-cell>
          <table:table-cell office:value-type="string">
            <text:p>143/?: 15/15</text:p>
          </table:table-cell>
          <table:table-cell office:value-type="string">
            <text:p>144/?: 0/6</text:p>
          </table:table-cell>
          <table:table-cell office:value-type="string">
            <text:p>145/?: 1/6</text:p>
          </table:table-cell>
          <table:table-cell office:value-type="string">
            <text:p>146/?: 2/7</text:p>
          </table:table-cell>
          <table:table-cell office:value-type="string">
            <text:p>147/?: 3/8</text:p>
          </table:table-cell>
          <table:table-cell office:value-type="string">
            <text:p>148/?: 4/9</text:p>
          </table:table-cell>
          <table:table-cell office:value-type="string">
            <text:p>149/?: 5/10</text:p>
          </table:table-cell>
          <table:table-cell office:value-type="string">
            <text:p>150/?: 6/11</text:p>
          </table:table-cell>
          <table:table-cell office:value-type="string">
            <text:p>151/?: 7/12</text:p>
          </table:table-cell>
          <table:table-cell office:value-type="string">
            <text:p>152/?: 8/13</text:p>
          </table:table-cell>
          <table:table-cell office:value-type="string">
            <text:p>153/?: 9/14</text:p>
          </table:table-cell>
          <table:table-cell office:value-type="string">
            <text:p>154/?: 10/14</text:p>
          </table:table-cell>
          <table:table-cell office:value-type="string">
            <text:p>155/?: 11/16</text:p>
          </table:table-cell>
          <table:table-cell office:value-type="string">
            <text:p>156/?: 12/17</text:p>
          </table:table-cell>
          <table:table-cell office:value-type="string">
            <text:p>157/?: 13/18</text:p>
          </table:table-cell>
          <table:table-cell office:value-type="string">
            <text:p>158/?: 14/19</text:p>
          </table:table-cell>
          <table:table-cell office:value-type="string">
            <text:p>159/?: 15/20</text:p>
          </table:table-cell>
          <table:table-cell office:value-type="string">
            <text:p>160/?: 14/19</text:p>
          </table:table-cell>
          <table:table-cell office:value-type="string">
            <text:p>161/?: 15/20</text:p>
          </table:table-cell>
          <table:table-cell office:value-type="string">
            <text:p>162/?: 16/21</text:p>
          </table:table-cell>
          <table:table-cell office:value-type="string">
            <text:p>163/?: 17/22</text:p>
          </table:table-cell>
          <table:table-cell office:value-type="string">
            <text:p>164/?: 18/19</text:p>
          </table:table-cell>
          <table:table-cell office:value-type="string">
            <text:p>165/?: 19/20</text:p>
          </table:table-cell>
          <table:table-cell office:value-type="string">
            <text:p>166/?: 20/25</text:p>
          </table:table-cell>
          <table:table-cell office:value-type="string">
            <text:p>167/?: 21/26</text:p>
          </table:table-cell>
          <table:table-cell office:value-type="string">
            <text:p>168/?: 22/27</text:p>
          </table:table-cell>
          <table:table-cell office:value-type="string">
            <text:p>169/?: 23/28</text:p>
          </table:table-cell>
          <table:table-cell office:value-type="string">
            <text:p>170/?: 24/29</text:p>
          </table:table-cell>
          <table:table-cell office:value-type="string">
            <text:p>171/?: 25/30</text:p>
          </table:table-cell>
          <table:table-cell office:value-type="string">
            <text:p>172/?: 26/31</text:p>
          </table:table-cell>
          <table:table-cell office:value-type="string">
            <text:p>173/?: 27/32</text:p>
          </table:table-cell>
          <table:table-cell office:value-type="string">
            <text:p>174/?: 28/33</text:p>
          </table:table-cell>
          <table:table-cell office:value-type="string">
            <text:p>175/?: 29/34</text:p>
          </table:table-cell>
          <table:table-cell office:value-type="string">
            <text:p>176/?: 30/31</text:p>
          </table:table-cell>
          <table:table-cell office:value-type="string">
            <text:p>177/?: 31/32</text:p>
          </table:table-cell>
          <table:table-cell office:value-type="string">
            <text:p>178/?: 32/33</text:p>
          </table:table-cell>
          <table:table-cell office:value-type="string">
            <text:p>179/?: 33/34</text:p>
          </table:table-cell>
          <table:table-cell office:value-type="string">
            <text:p>180/?: 34/35</text:p>
          </table:table-cell>
          <table:table-cell office:value-type="string">
            <text:p>181/?: 35/36</text:p>
          </table:table-cell>
          <table:table-cell office:value-type="string">
            <text:p>182/?: 36/37</text:p>
          </table:table-cell>
          <table:table-cell office:value-type="string">
            <text:p>183/?: 37/38</text:p>
          </table:table-cell>
          <table:table-cell office:value-type="string">
            <text:p>184/?: 38/39</text:p>
          </table:table-cell>
          <table:table-cell office:value-type="string">
            <text:p>185/?: 39/40</text:p>
          </table:table-cell>
          <table:table-cell office:value-type="string">
            <text:p>186/?: 40/41</text:p>
          </table:table-cell>
          <table:table-cell office:value-type="string">
            <text:p>187/?: 41/42</text:p>
          </table:table-cell>
          <table:table-cell office:value-type="string">
            <text:p>188/?: 42/43</text:p>
          </table:table-cell>
          <table:table-cell office:value-type="string">
            <text:p>189/?: 43/44</text:p>
          </table:table-cell>
          <table:table-cell office:value-type="string">
            <text:p>190/?: 44/44</text:p>
          </table:table-cell>
          <table:table-cell office:value-type="string">
            <text:p>191/?: 45/45</text:p>
          </table:table-cell>
          <table:table-cell office:value-type="string">
            <text:p>194/?: 41/43</text:p>
          </table:table-cell>
          <table:table-cell office:value-type="string">
            <text:p>195/?: 41/43</text:p>
          </table:table-cell>
          <table:table-cell office:value-type="string">
            <text:p>196/?: 42/43</text:p>
          </table:table-cell>
          <table:table-cell office:value-type="string">
            <text:p>197/?: 43/44</text:p>
          </table:table-cell>
          <table:table-cell office:value-type="string">
            <text:p>_</text:p>
          </table:table-cell>
          <table:table-cell office:value-type="string">
            <text:p>199/?: 45/45</text:p>
          </table:table-cell>
          <table:table-cell office:value-type="string">
            <text:p>200/?: 43/44</text:p>
          </table:table-cell>
          <table:table-cell office:value-type="string">
            <text:p>201/?: 43/43</text:p>
          </table:table-cell>
          <table:table-cell office:value-type="string">
            <text:p>202/?: 44/44</text:p>
          </table:table-cell>
          <table:table-cell table:number-columns-repeated="3" office:value-type="string">
            <text:p>_</text:p>
          </table:table-cell>
          <table:table-cell office:value-type="string">
            <text:p>206/?: 44/44</text:p>
          </table:table-cell>
          <table:table-cell table:number-columns-repeated="8" office:value-type="string">
            <text:p>_</text:p>
          </table:table-cell>
          <table:table-cell office:value-type="string">
            <text:p>225/?: 44/44</text:p>
          </table:table-cell>
          <table:table-cell office:value-type="string">
            <text:p>226/?: 45/45</text:p>
          </table:table-cell>
          <table:table-cell table:number-columns-repeated="2" office:value-type="string">
            <text:p>_</text:p>
          </table:table-cell>
          <table:table-cell office:value-type="string">
            <text:p>229/?: 45/45</text:p>
          </table:table-cell>
          <table:table-cell table:number-columns-repeated="2" office:value-type="string">
            <text:p>_</text:p>
          </table:table-cell>
          <table:table-cell office:value-type="string">
            <text:p>234/?: 45/45</text:p>
          </table:table-cell>
          <table:table-cell table:number-columns-repeated="9" office:value-type="string">
            <text:p>_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7">
            <text:p>47</text:p>
          </table:table-cell>
          <table:table-cell office:value-type="string">
            <text:p>count:</text:p>
          </table:table-cell>
          <table:table-cell office:value-type="float" office:value="338">
            <text:p>338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1/2</text:p>
          </table:table-cell>
          <table:table-cell office:value-type="string">
            <text:p>47//: 1/3</text:p>
          </table:table-cell>
          <table:table-cell office:value-type="string">
            <text:p>48/0: 0/2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1/4</text:p>
          </table:table-cell>
          <table:table-cell office:value-type="string">
            <text:p>52/4: 1/5</text:p>
          </table:table-cell>
          <table:table-cell office:value-type="string">
            <text:p>53/5: 1/5</text:p>
          </table:table-cell>
          <table:table-cell office:value-type="string">
            <text:p>54/6: 2/6</text:p>
          </table:table-cell>
          <table:table-cell office:value-type="string">
            <text:p>55/7: 1/7</text:p>
          </table:table-cell>
          <table:table-cell office:value-type="string">
            <text:p>56/8: 1/7</text:p>
          </table:table-cell>
          <table:table-cell office:value-type="string">
            <text:p>57/9: 1/8</text:p>
          </table:table-cell>
          <table:table-cell office:value-type="string">
            <text:p>58/:: 2/8</text:p>
          </table:table-cell>
          <table:table-cell table:number-columns-repeated="3" office:value-type="string">
            <text:p>_</text:p>
          </table:table-cell>
          <table:table-cell office:value-type="string">
            <text:p>63/?: 11/11</text:p>
          </table:table-cell>
          <table:table-cell office:value-type="string">
            <text:p>64/@: 4/9</text:p>
          </table:table-cell>
          <table:table-cell office:value-type="string">
            <text:p>65/A: 0/4</text:p>
          </table:table-cell>
          <table:table-cell office:value-type="string">
            <text:p>66/B: 1/5</text:p>
          </table:table-cell>
          <table:table-cell office:value-type="string">
            <text:p>67/C: 2/6</text:p>
          </table:table-cell>
          <table:table-cell office:value-type="string">
            <text:p>68/D: 2/7</text:p>
          </table:table-cell>
          <table:table-cell office:value-type="string">
            <text:p>69/E: 3/8</text:p>
          </table:table-cell>
          <table:table-cell office:value-type="string">
            <text:p>70/F: 4/9</text:p>
          </table:table-cell>
          <table:table-cell office:value-type="string">
            <text:p>71/G: 5/10</text:p>
          </table:table-cell>
          <table:table-cell office:value-type="string">
            <text:p>72/H: 6/11</text:p>
          </table:table-cell>
          <table:table-cell office:value-type="string">
            <text:p>73/I: 8/12</text:p>
          </table:table-cell>
          <table:table-cell office:value-type="string">
            <text:p>74/J: 9/13</text:p>
          </table:table-cell>
          <table:table-cell office:value-type="string">
            <text:p>75/K: 7/14</text:p>
          </table:table-cell>
          <table:table-cell office:value-type="string">
            <text:p>76/L: 8/15</text:p>
          </table:table-cell>
          <table:table-cell office:value-type="string">
            <text:p>77/M: 8/16</text:p>
          </table:table-cell>
          <table:table-cell office:value-type="string">
            <text:p>78/N: 9/17</text:p>
          </table:table-cell>
          <table:table-cell office:value-type="string">
            <text:p>79/O: 10/18</text:p>
          </table:table-cell>
          <table:table-cell office:value-type="string">
            <text:p>80/P: 8/19</text:p>
          </table:table-cell>
          <table:table-cell office:value-type="string">
            <text:p>81/Q: 10/20</text:p>
          </table:table-cell>
          <table:table-cell office:value-type="string">
            <text:p>82/R: 9/20</text:p>
          </table:table-cell>
          <table:table-cell office:value-type="string">
            <text:p>83/S: 10/21</text:p>
          </table:table-cell>
          <table:table-cell office:value-type="string">
            <text:p>84/T: 11/22</text:p>
          </table:table-cell>
          <table:table-cell office:value-type="string">
            <text:p>85/U: 13/23</text:p>
          </table:table-cell>
          <table:table-cell office:value-type="string">
            <text:p>86/V: 12/24</text:p>
          </table:table-cell>
          <table:table-cell office:value-type="string">
            <text:p>87/W: 12/25</text:p>
          </table:table-cell>
          <table:table-cell office:value-type="string">
            <text:p>88/X: 13/27</text:p>
          </table:table-cell>
          <table:table-cell office:value-type="string">
            <text:p>89/Y: 13/27</text:p>
          </table:table-cell>
          <table:table-cell office:value-type="string">
            <text:p>90/Z: 14/28</text:p>
          </table:table-cell>
          <table:table-cell table:number-columns-repeated="3" office:value-type="string">
            <text:p>_</text:p>
          </table:table-cell>
          <table:table-cell office:value-type="string">
            <text:p>94/^: 36/36</text:p>
          </table:table-cell>
          <table:table-cell office:value-type="string">
            <text:p>95/_: 13/28</text:p>
          </table:table-cell>
          <table:table-cell office:value-type="string">
            <text:p>96/`: 14/22</text:p>
          </table:table-cell>
          <table:table-cell office:value-type="string">
            <text:p>97/a: 14/27</text:p>
          </table:table-cell>
          <table:table-cell office:value-type="string">
            <text:p>98/b: 15/27</text:p>
          </table:table-cell>
          <table:table-cell office:value-type="string">
            <text:p>99/c: 16/28</text:p>
          </table:table-cell>
          <table:table-cell office:value-type="string">
            <text:p>100/d: 17/29</text:p>
          </table:table-cell>
          <table:table-cell office:value-type="string">
            <text:p>101/e: 18/30</text:p>
          </table:table-cell>
          <table:table-cell office:value-type="string">
            <text:p>102/f: 19/31</text:p>
          </table:table-cell>
          <table:table-cell office:value-type="string">
            <text:p>103/g: 20/31</text:p>
          </table:table-cell>
          <table:table-cell office:value-type="string">
            <text:p>104/h: 21/32</text:p>
          </table:table-cell>
          <table:table-cell office:value-type="string">
            <text:p>105/i: 22/34</text:p>
          </table:table-cell>
          <table:table-cell office:value-type="string">
            <text:p>106/j: 23/33</text:p>
          </table:table-cell>
          <table:table-cell office:value-type="string">
            <text:p>107/k: 24/34</text:p>
          </table:table-cell>
          <table:table-cell office:value-type="string">
            <text:p>108/l: 25/35</text:p>
          </table:table-cell>
          <table:table-cell office:value-type="string">
            <text:p>109/m: 26/36</text:p>
          </table:table-cell>
          <table:table-cell office:value-type="string">
            <text:p>110/n: 27/37</text:p>
          </table:table-cell>
          <table:table-cell office:value-type="string">
            <text:p>111/o: 28/38</text:p>
          </table:table-cell>
          <table:table-cell office:value-type="string">
            <text:p>112/p: 29/39</text:p>
          </table:table-cell>
          <table:table-cell office:value-type="string">
            <text:p>113/q: 30/38</text:p>
          </table:table-cell>
          <table:table-cell office:value-type="string">
            <text:p>114/r: 31/40</text:p>
          </table:table-cell>
          <table:table-cell office:value-type="string">
            <text:p>115/s: 32/41</text:p>
          </table:table-cell>
          <table:table-cell office:value-type="string">
            <text:p>116/t: 33/42</text:p>
          </table:table-cell>
          <table:table-cell office:value-type="string">
            <text:p>117/u: 34/42</text:p>
          </table:table-cell>
          <table:table-cell office:value-type="string">
            <text:p>118/v: 35/43</text:p>
          </table:table-cell>
          <table:table-cell office:value-type="string">
            <text:p>119/w: 36/44</text:p>
          </table:table-cell>
          <table:table-cell office:value-type="string">
            <text:p>120/x: 37/43</text:p>
          </table:table-cell>
          <table:table-cell office:value-type="string">
            <text:p>121/y: 38/44</text:p>
          </table:table-cell>
          <table:table-cell office:value-type="string">
            <text:p>122/z: 39/44</text:p>
          </table:table-cell>
          <table:table-cell table:number-columns-repeated="3" office:value-type="string">
            <text:p>_</text:p>
          </table:table-cell>
          <table:table-cell office:value-type="string">
            <text:p>126/~: 46/46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3/4</text:p>
          </table:table-cell>
          <table:table-cell office:value-type="string">
            <text:p>134/?: 4/5</text:p>
          </table:table-cell>
          <table:table-cell office:value-type="string">
            <text:p>135/?: 5/6</text:p>
          </table:table-cell>
          <table:table-cell office:value-type="string">
            <text:p>136/?: 6/7</text:p>
          </table:table-cell>
          <table:table-cell office:value-type="string">
            <text:p>137/?: 7/8</text:p>
          </table:table-cell>
          <table:table-cell office:value-type="string">
            <text:p>138/?: 8/9</text:p>
          </table:table-cell>
          <table:table-cell office:value-type="string">
            <text:p>139/?: 10/10</text:p>
          </table:table-cell>
          <table:table-cell office:value-type="string">
            <text:p>140/?: 11/11</text:p>
          </table:table-cell>
          <table:table-cell office:value-type="string">
            <text:p>141/?: 12/12</text:p>
          </table:table-cell>
          <table:table-cell office:value-type="string">
            <text:p>142/?: 13/13</text:p>
          </table:table-cell>
          <table:table-cell office:value-type="string">
            <text:p>143/?: 9/12</text:p>
          </table:table-cell>
          <table:table-cell office:value-type="string">
            <text:p>144/?: 10/13</text:p>
          </table:table-cell>
          <table:table-cell office:value-type="string">
            <text:p>145/?: 16/16</text:p>
          </table:table-cell>
          <table:table-cell office:value-type="string">
            <text:p>146/?: 17/17</text:p>
          </table:table-cell>
          <table:table-cell office:value-type="string">
            <text:p>147/?: 11/15</text:p>
          </table:table-cell>
          <table:table-cell office:value-type="string">
            <text:p>148/?: 12/16</text:p>
          </table:table-cell>
          <table:table-cell office:value-type="string">
            <text:p>149/?: 13/17</text:p>
          </table:table-cell>
          <table:table-cell office:value-type="string">
            <text:p>150/?: 14/18</text:p>
          </table:table-cell>
          <table:table-cell office:value-type="string">
            <text:p>151/?: 15/19</text:p>
          </table:table-cell>
          <table:table-cell office:value-type="string">
            <text:p>152/?: 16/20</text:p>
          </table:table-cell>
          <table:table-cell office:value-type="string">
            <text:p>153/?: 17/21</text:p>
          </table:table-cell>
          <table:table-cell office:value-type="string">
            <text:p>154/?: 18/22</text:p>
          </table:table-cell>
          <table:table-cell office:value-type="string">
            <text:p>155/?: 19/23</text:p>
          </table:table-cell>
          <table:table-cell office:value-type="string">
            <text:p>156/?: 20/24</text:p>
          </table:table-cell>
          <table:table-cell office:value-type="string">
            <text:p>157/?: 21/24</text:p>
          </table:table-cell>
          <table:table-cell office:value-type="string">
            <text:p>158/?: 22/25</text:p>
          </table:table-cell>
          <table:table-cell office:value-type="string">
            <text:p>159/?: 23/26</text:p>
          </table:table-cell>
          <table:table-cell office:value-type="string">
            <text:p>160/?: 24/27</text:p>
          </table:table-cell>
          <table:table-cell office:value-type="string">
            <text:p>161/?: 25/28</text:p>
          </table:table-cell>
          <table:table-cell office:value-type="string">
            <text:p>162/?: 26/29</text:p>
          </table:table-cell>
          <table:table-cell office:value-type="string">
            <text:p>163/?: 27/30</text:p>
          </table:table-cell>
          <table:table-cell office:value-type="string">
            <text:p>164/?: 28/31</text:p>
          </table:table-cell>
          <table:table-cell office:value-type="string">
            <text:p>165/?: 29/32</text:p>
          </table:table-cell>
          <table:table-cell office:value-type="string">
            <text:p>166/?: 30/33</text:p>
          </table:table-cell>
          <table:table-cell office:value-type="string">
            <text:p>167/?: 31/34</text:p>
          </table:table-cell>
          <table:table-cell office:value-type="string">
            <text:p>168/?: 32/35</text:p>
          </table:table-cell>
          <table:table-cell office:value-type="string">
            <text:p>169/?: 37/38</text:p>
          </table:table-cell>
          <table:table-cell office:value-type="string">
            <text:p>170/?: 33/37</text:p>
          </table:table-cell>
          <table:table-cell office:value-type="string">
            <text:p>171/?: 34/38</text:p>
          </table:table-cell>
          <table:table-cell office:value-type="string">
            <text:p>172/?: 35/39</text:p>
          </table:table-cell>
          <table:table-cell office:value-type="string">
            <text:p>173/?: 36/40</text:p>
          </table:table-cell>
          <table:table-cell office:value-type="string">
            <text:p>174/?: 37/41</text:p>
          </table:table-cell>
          <table:table-cell office:value-type="string">
            <text:p>175/?: 38/42</text:p>
          </table:table-cell>
          <table:table-cell office:value-type="string">
            <text:p>176/?: 38/38</text:p>
          </table:table-cell>
          <table:table-cell office:value-type="string">
            <text:p>177/?: 39/39</text:p>
          </table:table-cell>
          <table:table-cell office:value-type="string">
            <text:p>178/?: 40/40</text:p>
          </table:table-cell>
          <table:table-cell office:value-type="string">
            <text:p>179/?: 41/41</text:p>
          </table:table-cell>
          <table:table-cell office:value-type="string">
            <text:p>180/?: 42/42</text:p>
          </table:table-cell>
          <table:table-cell office:value-type="string">
            <text:p>181/?: 41/42</text:p>
          </table:table-cell>
          <table:table-cell office:value-type="string">
            <text:p>182/?: 44/44</text:p>
          </table:table-cell>
          <table:table-cell office:value-type="string">
            <text:p>_</text:p>
          </table:table-cell>
          <table:table-cell office:value-type="string">
            <text:p>184/?: 42/42</text:p>
          </table:table-cell>
          <table:table-cell office:value-type="string">
            <text:p>185/?: 43/43</text:p>
          </table:table-cell>
          <table:table-cell office:value-type="string">
            <text:p>_</text:p>
          </table:table-cell>
          <table:table-cell office:value-type="string">
            <text:p>187/?: 45/45</text:p>
          </table:table-cell>
          <table:table-cell office:value-type="string">
            <text:p>188/?: 44/44</text:p>
          </table:table-cell>
          <table:table-cell office:value-type="string">
            <text:p>189/?: 46/46</text:p>
          </table:table-cell>
          <table:table-cell office:value-type="string">
            <text:p>190/?: 45/45</text:p>
          </table:table-cell>
          <table:table-cell office:value-type="string">
            <text:p>191/?: 46/46</text:p>
          </table:table-cell>
          <table:table-cell office:value-type="string">
            <text:p>_</text:p>
          </table:table-cell>
          <table:table-cell office:value-type="string">
            <text:p>194/?: 41/44</text:p>
          </table:table-cell>
          <table:table-cell office:value-type="string">
            <text:p>195/?: 40/44</text:p>
          </table:table-cell>
          <table:table-cell office:value-type="string">
            <text:p>196/?: 41/44</text:p>
          </table:table-cell>
          <table:table-cell office:value-type="string">
            <text:p>197/?: 42/45</text:p>
          </table:table-cell>
          <table:table-cell office:value-type="string">
            <text:p>198/?: 46/46</text:p>
          </table:table-cell>
          <table:table-cell office:value-type="string">
            <text:p>199/?: 44/44</text:p>
          </table:table-cell>
          <table:table-cell office:value-type="string">
            <text:p>200/?: 43/44</text:p>
          </table:table-cell>
          <table:table-cell office:value-type="string">
            <text:p>201/?: 45/45</text:p>
          </table:table-cell>
          <table:table-cell office:value-type="string">
            <text:p>202/?: 44/45</text:p>
          </table:table-cell>
          <table:table-cell office:value-type="string">
            <text:p>203/?: 46/46</text:p>
          </table:table-cell>
          <table:table-cell office:value-type="string">
            <text:p>204/?: 45/45</text:p>
          </table:table-cell>
          <table:table-cell office:value-type="string">
            <text:p>_</text:p>
          </table:table-cell>
          <table:table-cell office:value-type="string">
            <text:p>206/?: 44/45</text:p>
          </table:table-cell>
          <table:table-cell office:value-type="string">
            <text:p>207/?: 45/45</text:p>
          </table:table-cell>
          <table:table-cell office:value-type="string">
            <text:p>208/?: 45/45</text:p>
          </table:table-cell>
          <table:table-cell office:value-type="string">
            <text:p>_</text:p>
          </table:table-cell>
          <table:table-cell office:value-type="string">
            <text:p>225/?: 45/45</text:p>
          </table:table-cell>
          <table:table-cell office:value-type="string">
            <text:p>226/?: 45/45</text:p>
          </table:table-cell>
          <table:table-cell table:number-columns-repeated="4" office:value-type="string">
            <text:p>_</text:p>
          </table:table-cell>
          <table:table-cell office:value-type="string">
            <text:p>231/?: 46/46</text:p>
          </table:table-cell>
          <table:table-cell office:value-type="string">
            <text:p>239/?: 46/46</text:p>
          </table:table-cell>
          <table:table-cell table:number-columns-repeated="5" office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8">
            <text:p>48</text:p>
          </table:table-cell>
          <table:table-cell office:value-type="string">
            <text:p>count:</text:p>
          </table:table-cell>
          <table:table-cell office:value-type="float" office:value="300">
            <text:p>300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1/2</text:p>
          </table:table-cell>
          <table:table-cell office:value-type="string">
            <text:p>44/,: 1/1</text:p>
          </table:table-cell>
          <table:table-cell office:value-type="string">
            <text:p>45/-: 0/1</text:p>
          </table:table-cell>
          <table:table-cell office:value-type="string">
            <text:p>46/.: 1/2</text:p>
          </table:table-cell>
          <table:table-cell office:value-type="string">
            <text:p>47//: 1/3</text:p>
          </table:table-cell>
          <table:table-cell office:value-type="string">
            <text:p>48/0: 1/2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1/4</text:p>
          </table:table-cell>
          <table:table-cell office:value-type="string">
            <text:p>52/4: 2/5</text:p>
          </table:table-cell>
          <table:table-cell office:value-type="string">
            <text:p>53/5: 0/5</text:p>
          </table:table-cell>
          <table:table-cell office:value-type="string">
            <text:p>54/6: 1/6</text:p>
          </table:table-cell>
          <table:table-cell office:value-type="string">
            <text:p>55/7: 1/7</text:p>
          </table:table-cell>
          <table:table-cell office:value-type="string">
            <text:p>56/8: 1/7</text:p>
          </table:table-cell>
          <table:table-cell office:value-type="string">
            <text:p>57/9: 1/8</text:p>
          </table:table-cell>
          <table:table-cell office:value-type="string">
            <text:p>58/:: 2/8</text:p>
          </table:table-cell>
          <table:table-cell table:number-columns-repeated="2" office:value-type="string">
            <text:p>_</text:p>
          </table:table-cell>
          <table:table-cell office:value-type="string">
            <text:p>61/=: 4/8</text:p>
          </table:table-cell>
          <table:table-cell office:value-type="string">
            <text:p>63/?: 10/10</text:p>
          </table:table-cell>
          <table:table-cell office:value-type="string">
            <text:p>64/@: 14/14</text:p>
          </table:table-cell>
          <table:table-cell office:value-type="string">
            <text:p>65/A: 0/4</text:p>
          </table:table-cell>
          <table:table-cell office:value-type="string">
            <text:p>66/B: 1/5</text:p>
          </table:table-cell>
          <table:table-cell office:value-type="string">
            <text:p>67/C: 2/6</text:p>
          </table:table-cell>
          <table:table-cell office:value-type="string">
            <text:p>68/D: 3/7</text:p>
          </table:table-cell>
          <table:table-cell office:value-type="string">
            <text:p>69/E: 4/8</text:p>
          </table:table-cell>
          <table:table-cell office:value-type="string">
            <text:p>70/F: 5/9</text:p>
          </table:table-cell>
          <table:table-cell office:value-type="string">
            <text:p>71/G: 6/10</text:p>
          </table:table-cell>
          <table:table-cell office:value-type="string">
            <text:p>72/H: 7/11</text:p>
          </table:table-cell>
          <table:table-cell office:value-type="string">
            <text:p>73/I: 8/12</text:p>
          </table:table-cell>
          <table:table-cell office:value-type="string">
            <text:p>74/J: 9/13</text:p>
          </table:table-cell>
          <table:table-cell office:value-type="string">
            <text:p>75/K: 10/14</text:p>
          </table:table-cell>
          <table:table-cell office:value-type="string">
            <text:p>76/L: 11/15</text:p>
          </table:table-cell>
          <table:table-cell office:value-type="string">
            <text:p>77/M: 9/16</text:p>
          </table:table-cell>
          <table:table-cell office:value-type="string">
            <text:p>78/N: 10/17</text:p>
          </table:table-cell>
          <table:table-cell office:value-type="string">
            <text:p>79/O: 11/18</text:p>
          </table:table-cell>
          <table:table-cell office:value-type="string">
            <text:p>80/P: 11/18</text:p>
          </table:table-cell>
          <table:table-cell office:value-type="string">
            <text:p>81/Q: 16/20</text:p>
          </table:table-cell>
          <table:table-cell office:value-type="string">
            <text:p>82/R: 12/20</text:p>
          </table:table-cell>
          <table:table-cell office:value-type="string">
            <text:p>83/S: 12/21</text:p>
          </table:table-cell>
          <table:table-cell office:value-type="string">
            <text:p>84/T: 13/22</text:p>
          </table:table-cell>
          <table:table-cell office:value-type="string">
            <text:p>85/U: 17/23</text:p>
          </table:table-cell>
          <table:table-cell office:value-type="string">
            <text:p>86/V: 14/24</text:p>
          </table:table-cell>
          <table:table-cell office:value-type="string">
            <text:p>87/W: 15/25</text:p>
          </table:table-cell>
          <table:table-cell office:value-type="string">
            <text:p>88/X: 14/27</text:p>
          </table:table-cell>
          <table:table-cell office:value-type="string">
            <text:p>89/Y: 19/26</text:p>
          </table:table-cell>
          <table:table-cell office:value-type="string">
            <text:p>90/Z: 22/27</text:p>
          </table:table-cell>
          <table:table-cell table:number-columns-repeated="4" office:value-type="string">
            <text:p>_</text:p>
          </table:table-cell>
          <table:table-cell office:value-type="string">
            <text:p>95/_: 14/27</text:p>
          </table:table-cell>
          <table:table-cell office:value-type="string">
            <text:p>96/`: 15/20</text:p>
          </table:table-cell>
          <table:table-cell office:value-type="string">
            <text:p>97/a: 16/27</text:p>
          </table:table-cell>
          <table:table-cell office:value-type="string">
            <text:p>98/b: 17/28</text:p>
          </table:table-cell>
          <table:table-cell office:value-type="string">
            <text:p>99/c: 18/29</text:p>
          </table:table-cell>
          <table:table-cell office:value-type="string">
            <text:p>100/d: 19/29</text:p>
          </table:table-cell>
          <table:table-cell office:value-type="string">
            <text:p>101/e: 20/31</text:p>
          </table:table-cell>
          <table:table-cell office:value-type="string">
            <text:p>102/f: 21/31</text:p>
          </table:table-cell>
          <table:table-cell office:value-type="string">
            <text:p>103/g: 22/32</text:p>
          </table:table-cell>
          <table:table-cell office:value-type="string">
            <text:p>104/h: 23/33</text:p>
          </table:table-cell>
          <table:table-cell office:value-type="string">
            <text:p>105/i: 24/34</text:p>
          </table:table-cell>
          <table:table-cell office:value-type="string">
            <text:p>106/j: 25/34</text:p>
          </table:table-cell>
          <table:table-cell office:value-type="string">
            <text:p>107/k: 26/35</text:p>
          </table:table-cell>
          <table:table-cell office:value-type="string">
            <text:p>108/l: 27/36</text:p>
          </table:table-cell>
          <table:table-cell office:value-type="string">
            <text:p>109/m: 28/37</text:p>
          </table:table-cell>
          <table:table-cell office:value-type="string">
            <text:p>110/n: 29/38</text:p>
          </table:table-cell>
          <table:table-cell office:value-type="string">
            <text:p>111/o: 30/39</text:p>
          </table:table-cell>
          <table:table-cell office:value-type="string">
            <text:p>112/p: 31/40</text:p>
          </table:table-cell>
          <table:table-cell office:value-type="string">
            <text:p>113/q: 32/39</text:p>
          </table:table-cell>
          <table:table-cell office:value-type="string">
            <text:p>114/r: 32/41</text:p>
          </table:table-cell>
          <table:table-cell office:value-type="string">
            <text:p>115/s: 33/42</text:p>
          </table:table-cell>
          <table:table-cell office:value-type="string">
            <text:p>116/t: 34/43</text:p>
          </table:table-cell>
          <table:table-cell office:value-type="string">
            <text:p>117/u: 35/43</text:p>
          </table:table-cell>
          <table:table-cell office:value-type="string">
            <text:p>118/v: 36/44</text:p>
          </table:table-cell>
          <table:table-cell office:value-type="string">
            <text:p>119/w: 37/45</text:p>
          </table:table-cell>
          <table:table-cell office:value-type="string">
            <text:p>120/x: 39/44</text:p>
          </table:table-cell>
          <table:table-cell office:value-type="string">
            <text:p>121/y: 38/45</text:p>
          </table:table-cell>
          <table:table-cell office:value-type="string">
            <text:p>122/z: 39/45</text:p>
          </table:table-cell>
          <table:table-cell table:number-columns-repeated="3" office:value-type="string">
            <text:p>_</text:p>
          </table:table-cell>
          <table:table-cell office:value-type="string">
            <text:p>126/~: 47/47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5/5</text:p>
          </table:table-cell>
          <table:table-cell office:value-type="string">
            <text:p>135/?: 2/6</text:p>
          </table:table-cell>
          <table:table-cell office:value-type="string">
            <text:p>136/?: 3/7</text:p>
          </table:table-cell>
          <table:table-cell office:value-type="string">
            <text:p>137/?: 4/8</text:p>
          </table:table-cell>
          <table:table-cell office:value-type="string">
            <text:p>138/?: 5/9</text:p>
          </table:table-cell>
          <table:table-cell office:value-type="string">
            <text:p>139/?: 10/10</text:p>
          </table:table-cell>
          <table:table-cell office:value-type="string">
            <text:p>140/?: 6/10</text:p>
          </table:table-cell>
          <table:table-cell office:value-type="string">
            <text:p>141/?: 7/11</text:p>
          </table:table-cell>
          <table:table-cell office:value-type="string">
            <text:p>142/?: 8/12</text:p>
          </table:table-cell>
          <table:table-cell office:value-type="string">
            <text:p>143/?: 9/13</text:p>
          </table:table-cell>
          <table:table-cell office:value-type="string">
            <text:p>144/?: 0/9</text:p>
          </table:table-cell>
          <table:table-cell office:value-type="string">
            <text:p>145/?: 1/10</text:p>
          </table:table-cell>
          <table:table-cell office:value-type="string">
            <text:p>146/?: 2/11</text:p>
          </table:table-cell>
          <table:table-cell office:value-type="string">
            <text:p>147/?: 3/12</text:p>
          </table:table-cell>
          <table:table-cell office:value-type="string">
            <text:p>148/?: 4/13</text:p>
          </table:table-cell>
          <table:table-cell office:value-type="string">
            <text:p>149/?: 5/14</text:p>
          </table:table-cell>
          <table:table-cell office:value-type="string">
            <text:p>150/?: 6/15</text:p>
          </table:table-cell>
          <table:table-cell office:value-type="string">
            <text:p>151/?: 7/15</text:p>
          </table:table-cell>
          <table:table-cell office:value-type="string">
            <text:p>152/?: 8/16</text:p>
          </table:table-cell>
          <table:table-cell office:value-type="string">
            <text:p>153/?: 9/17</text:p>
          </table:table-cell>
          <table:table-cell office:value-type="string">
            <text:p>154/?: 10/18</text:p>
          </table:table-cell>
          <table:table-cell office:value-type="string">
            <text:p>155/?: 11/19</text:p>
          </table:table-cell>
          <table:table-cell office:value-type="string">
            <text:p>156/?: 12/20</text:p>
          </table:table-cell>
          <table:table-cell office:value-type="string">
            <text:p>157/?: 13/21</text:p>
          </table:table-cell>
          <table:table-cell office:value-type="string">
            <text:p>158/?: 14/22</text:p>
          </table:table-cell>
          <table:table-cell office:value-type="string">
            <text:p>159/?: 15/23</text:p>
          </table:table-cell>
          <table:table-cell office:value-type="string">
            <text:p>160/?: 16/23</text:p>
          </table:table-cell>
          <table:table-cell office:value-type="string">
            <text:p>161/?: 17/24</text:p>
          </table:table-cell>
          <table:table-cell office:value-type="string">
            <text:p>162/?: 18/25</text:p>
          </table:table-cell>
          <table:table-cell office:value-type="string">
            <text:p>163/?: 19/26</text:p>
          </table:table-cell>
          <table:table-cell office:value-type="string">
            <text:p>164/?: 20/27</text:p>
          </table:table-cell>
          <table:table-cell office:value-type="string">
            <text:p>165/?: 21/28</text:p>
          </table:table-cell>
          <table:table-cell office:value-type="string">
            <text:p>166/?: 22/29</text:p>
          </table:table-cell>
          <table:table-cell office:value-type="string">
            <text:p>167/?: 23/30</text:p>
          </table:table-cell>
          <table:table-cell office:value-type="string">
            <text:p>168/?: 24/31</text:p>
          </table:table-cell>
          <table:table-cell office:value-type="string">
            <text:p>169/?: 25/32</text:p>
          </table:table-cell>
          <table:table-cell office:value-type="string">
            <text:p>170/?: 26/33</text:p>
          </table:table-cell>
          <table:table-cell office:value-type="string">
            <text:p>171/?: 27/34</text:p>
          </table:table-cell>
          <table:table-cell office:value-type="string">
            <text:p>172/?: 28/35</text:p>
          </table:table-cell>
          <table:table-cell office:value-type="string">
            <text:p>173/?: 29/36</text:p>
          </table:table-cell>
          <table:table-cell office:value-type="string">
            <text:p>174/?: 30/37</text:p>
          </table:table-cell>
          <table:table-cell office:value-type="string">
            <text:p>175/?: 31/37</text:p>
          </table:table-cell>
          <table:table-cell office:value-type="string">
            <text:p>176/?: 32/34</text:p>
          </table:table-cell>
          <table:table-cell office:value-type="string">
            <text:p>177/?: 33/35</text:p>
          </table:table-cell>
          <table:table-cell office:value-type="string">
            <text:p>178/?: 34/36</text:p>
          </table:table-cell>
          <table:table-cell office:value-type="string">
            <text:p>179/?: 35/37</text:p>
          </table:table-cell>
          <table:table-cell office:value-type="string">
            <text:p>180/?: 36/37</text:p>
          </table:table-cell>
          <table:table-cell office:value-type="string">
            <text:p>181/?: 37/38</text:p>
          </table:table-cell>
          <table:table-cell office:value-type="string">
            <text:p>182/?: 38/39</text:p>
          </table:table-cell>
          <table:table-cell office:value-type="string">
            <text:p>183/?: 39/40</text:p>
          </table:table-cell>
          <table:table-cell office:value-type="string">
            <text:p>184/?: 40/41</text:p>
          </table:table-cell>
          <table:table-cell office:value-type="string">
            <text:p>185/?: 41/42</text:p>
          </table:table-cell>
          <table:table-cell office:value-type="string">
            <text:p>186/?: 42/43</text:p>
          </table:table-cell>
          <table:table-cell office:value-type="string">
            <text:p>187/?: 43/43</text:p>
          </table:table-cell>
          <table:table-cell office:value-type="string">
            <text:p>188/?: 44/44</text:p>
          </table:table-cell>
          <table:table-cell office:value-type="string">
            <text:p>189/?: 45/45</text:p>
          </table:table-cell>
          <table:table-cell office:value-type="string">
            <text:p>190/?: 46/46</text:p>
          </table:table-cell>
          <table:table-cell office:value-type="string">
            <text:p>191/?: 47/47</text:p>
          </table:table-cell>
          <table:table-cell office:value-type="string">
            <text:p>194/?: 40/44</text:p>
          </table:table-cell>
          <table:table-cell office:value-type="string">
            <text:p>195/?: 41/45</text:p>
          </table:table-cell>
          <table:table-cell office:value-type="string">
            <text:p>196/?: 42/45</text:p>
          </table:table-cell>
          <table:table-cell office:value-type="string">
            <text:p>197/?: 43/46</text:p>
          </table:table-cell>
          <table:table-cell office:value-type="string">
            <text:p>198/?: 44/45</text:p>
          </table:table-cell>
          <table:table-cell office:value-type="string">
            <text:p>199/?: 45/46</text:p>
          </table:table-cell>
          <table:table-cell office:value-type="string">
            <text:p>200/?: 45/46</text:p>
          </table:table-cell>
          <table:table-cell office:value-type="string">
            <text:p>_</text:p>
          </table:table-cell>
          <table:table-cell office:value-type="string">
            <text:p>202/?: 45/45</text:p>
          </table:table-cell>
          <table:table-cell table:number-columns-repeated="2" office:value-type="string">
            <text:p>_</text:p>
          </table:table-cell>
          <table:table-cell office:value-type="string">
            <text:p>205/?: 47/47</text:p>
          </table:table-cell>
          <table:table-cell office:value-type="string">
            <text:p>206/?: 47/47</text:p>
          </table:table-cell>
          <table:table-cell table:number-columns-repeated="7" office:value-type="string">
            <text:p>_</text:p>
          </table:table-cell>
          <table:table-cell office:value-type="string">
            <text:p>225/?: 46/46</text:p>
          </table:table-cell>
          <table:table-cell office:value-type="string">
            <text:p>226/?: 47/47</text:p>
          </table:table-cell>
          <table:table-cell table:number-columns-repeated="5" office:value-type="string">
            <text:p>_</text:p>
          </table:table-cell>
          <table:table-cell office:value-type="string">
            <text:p>232/?: 47/47</text:p>
          </table:table-cell>
          <table:table-cell table:number-columns-repeated="10" office:value-type="string">
            <text:p>_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9">
            <text:p>49</text:p>
          </table:table-cell>
          <table:table-cell office:value-type="string">
            <text:p>count:</text:p>
          </table:table-cell>
          <table:table-cell office:value-type="float" office:value="272">
            <text:p>27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2</text:p>
          </table:table-cell>
          <table:table-cell office:value-type="string">
            <text:p>44/,: 0/1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1/3</text:p>
          </table:table-cell>
          <table:table-cell office:value-type="string">
            <text:p>48/0: 1/3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1/4</text:p>
          </table:table-cell>
          <table:table-cell office:value-type="string">
            <text:p>52/4: 2/5</text:p>
          </table:table-cell>
          <table:table-cell office:value-type="string">
            <text:p>53/5: 0/5</text:p>
          </table:table-cell>
          <table:table-cell office:value-type="string">
            <text:p>54/6: 1/6</text:p>
          </table:table-cell>
          <table:table-cell office:value-type="string">
            <text:p>55/7: 0/6</text:p>
          </table:table-cell>
          <table:table-cell office:value-type="string">
            <text:p>56/8: 2/8</text:p>
          </table:table-cell>
          <table:table-cell office:value-type="string">
            <text:p>57/9: 2/8</text:p>
          </table:table-cell>
          <table:table-cell office:value-type="string">
            <text:p>58/:: 2/10</text:p>
          </table:table-cell>
          <table:table-cell table:number-columns-repeated="2" office:value-type="string">
            <text:p>_</text:p>
          </table:table-cell>
          <table:table-cell office:value-type="string">
            <text:p>61/=: 6/6</text:p>
          </table:table-cell>
          <table:table-cell office:value-type="string">
            <text:p>63/?: 6/6</text:p>
          </table:table-cell>
          <table:table-cell office:value-type="string">
            <text:p>64/@: 3/4</text:p>
          </table:table-cell>
          <table:table-cell office:value-type="string">
            <text:p>65/A: 0/5</text:p>
          </table:table-cell>
          <table:table-cell office:value-type="string">
            <text:p>66/B: 1/6</text:p>
          </table:table-cell>
          <table:table-cell office:value-type="string">
            <text:p>67/C: 2/7</text:p>
          </table:table-cell>
          <table:table-cell office:value-type="string">
            <text:p>68/D: 3/8</text:p>
          </table:table-cell>
          <table:table-cell office:value-type="string">
            <text:p>69/E: 4/9</text:p>
          </table:table-cell>
          <table:table-cell office:value-type="string">
            <text:p>70/F: 5/10</text:p>
          </table:table-cell>
          <table:table-cell office:value-type="string">
            <text:p>71/G: 6/11</text:p>
          </table:table-cell>
          <table:table-cell office:value-type="string">
            <text:p>72/H: 7/12</text:p>
          </table:table-cell>
          <table:table-cell office:value-type="string">
            <text:p>73/I: 8/13</text:p>
          </table:table-cell>
          <table:table-cell office:value-type="string">
            <text:p>74/J: 9/14</text:p>
          </table:table-cell>
          <table:table-cell office:value-type="string">
            <text:p>75/K: 10/15</text:p>
          </table:table-cell>
          <table:table-cell office:value-type="string">
            <text:p>76/L: 8/15</text:p>
          </table:table-cell>
          <table:table-cell office:value-type="string">
            <text:p>77/M: 9/16</text:p>
          </table:table-cell>
          <table:table-cell office:value-type="string">
            <text:p>78/N: 10/17</text:p>
          </table:table-cell>
          <table:table-cell office:value-type="string">
            <text:p>79/O: 11/18</text:p>
          </table:table-cell>
          <table:table-cell office:value-type="string">
            <text:p>80/P: 12/19</text:p>
          </table:table-cell>
          <table:table-cell office:value-type="string">
            <text:p>81/Q: 13/20</text:p>
          </table:table-cell>
          <table:table-cell office:value-type="string">
            <text:p>82/R: 14/21</text:p>
          </table:table-cell>
          <table:table-cell office:value-type="string">
            <text:p>83/S: 14/22</text:p>
          </table:table-cell>
          <table:table-cell office:value-type="string">
            <text:p>84/T: 15/23</text:p>
          </table:table-cell>
          <table:table-cell office:value-type="string">
            <text:p>85/U: 18/24</text:p>
          </table:table-cell>
          <table:table-cell office:value-type="string">
            <text:p>86/V: 15/25</text:p>
          </table:table-cell>
          <table:table-cell office:value-type="string">
            <text:p>87/W: 16/26</text:p>
          </table:table-cell>
          <table:table-cell office:value-type="string">
            <text:p>88/X: 15/28</text:p>
          </table:table-cell>
          <table:table-cell office:value-type="string">
            <text:p>89/Y: 21/27</text:p>
          </table:table-cell>
          <table:table-cell office:value-type="string">
            <text:p>90/Z: 17/28</text:p>
          </table:table-cell>
          <table:table-cell table:number-columns-repeated="3" office:value-type="string">
            <text:p>_</text:p>
          </table:table-cell>
          <table:table-cell office:value-type="string">
            <text:p>94/^: 16/16</text:p>
          </table:table-cell>
          <table:table-cell office:value-type="string">
            <text:p>95/_: 17/28</text:p>
          </table:table-cell>
          <table:table-cell office:value-type="string">
            <text:p>96/`: 18/19</text:p>
          </table:table-cell>
          <table:table-cell office:value-type="string">
            <text:p>97/a: 18/28</text:p>
          </table:table-cell>
          <table:table-cell office:value-type="string">
            <text:p>98/b: 19/28</text:p>
          </table:table-cell>
          <table:table-cell office:value-type="string">
            <text:p>99/c: 20/29</text:p>
          </table:table-cell>
          <table:table-cell office:value-type="string">
            <text:p>100/d: 21/30</text:p>
          </table:table-cell>
          <table:table-cell office:value-type="string">
            <text:p>101/e: 22/31</text:p>
          </table:table-cell>
          <table:table-cell office:value-type="string">
            <text:p>102/f: 23/32</text:p>
          </table:table-cell>
          <table:table-cell office:value-type="string">
            <text:p>103/g: 24/33</text:p>
          </table:table-cell>
          <table:table-cell office:value-type="string">
            <text:p>104/h: 25/34</text:p>
          </table:table-cell>
          <table:table-cell office:value-type="string">
            <text:p>105/i: 26/35</text:p>
          </table:table-cell>
          <table:table-cell office:value-type="string">
            <text:p>106/j: 27/35</text:p>
          </table:table-cell>
          <table:table-cell office:value-type="string">
            <text:p>107/k: 28/36</text:p>
          </table:table-cell>
          <table:table-cell office:value-type="string">
            <text:p>108/l: 29/37</text:p>
          </table:table-cell>
          <table:table-cell office:value-type="string">
            <text:p>109/m: 30/38</text:p>
          </table:table-cell>
          <table:table-cell office:value-type="string">
            <text:p>110/n: 31/39</text:p>
          </table:table-cell>
          <table:table-cell office:value-type="string">
            <text:p>111/o: 32/40</text:p>
          </table:table-cell>
          <table:table-cell office:value-type="string">
            <text:p>112/p: 33/41</text:p>
          </table:table-cell>
          <table:table-cell office:value-type="string">
            <text:p>113/q: 34/40</text:p>
          </table:table-cell>
          <table:table-cell office:value-type="string">
            <text:p>114/r: 35/42</text:p>
          </table:table-cell>
          <table:table-cell office:value-type="string">
            <text:p>115/s: 36/43</text:p>
          </table:table-cell>
          <table:table-cell office:value-type="string">
            <text:p>116/t: 37/44</text:p>
          </table:table-cell>
          <table:table-cell office:value-type="string">
            <text:p>117/u: 38/44</text:p>
          </table:table-cell>
          <table:table-cell office:value-type="string">
            <text:p>118/v: 39/45</text:p>
          </table:table-cell>
          <table:table-cell office:value-type="string">
            <text:p>119/w: 40/46</text:p>
          </table:table-cell>
          <table:table-cell office:value-type="string">
            <text:p>120/x: 41/45</text:p>
          </table:table-cell>
          <table:table-cell office:value-type="string">
            <text:p>121/y: 42/46</text:p>
          </table:table-cell>
          <table:table-cell office:value-type="string">
            <text:p>122/z: 43/46</text:p>
          </table:table-cell>
          <table:table-cell table:number-columns-repeated="3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6/6</text:p>
          </table:table-cell>
          <table:table-cell office:value-type="string">
            <text:p>135/?: 7/7</text:p>
          </table:table-cell>
          <table:table-cell table:number-columns-repeated="4" office:value-type="string">
            <text:p>_</text:p>
          </table:table-cell>
          <table:table-cell office:value-type="string">
            <text:p>144/?: 8/8</text:p>
          </table:table-cell>
          <table:table-cell office:value-type="string">
            <text:p>145/?: 9/9</text:p>
          </table:table-cell>
          <table:table-cell office:value-type="string">
            <text:p>146/?: 10/10</text:p>
          </table:table-cell>
          <table:table-cell office:value-type="string">
            <text:p>147/?: 11/11</text:p>
          </table:table-cell>
          <table:table-cell office:value-type="string">
            <text:p>148/?: 12/12</text:p>
          </table:table-cell>
          <table:table-cell office:value-type="string">
            <text:p>149/?: 13/13</text:p>
          </table:table-cell>
          <table:table-cell office:value-type="string">
            <text:p>150/?: 14/14</text:p>
          </table:table-cell>
          <table:table-cell office:value-type="string">
            <text:p>151/?: 15/15</text:p>
          </table:table-cell>
          <table:table-cell office:value-type="string">
            <text:p>152/?: 16/16</text:p>
          </table:table-cell>
          <table:table-cell table:number-columns-repeated="2" office:value-type="string">
            <text:p>_</text:p>
          </table:table-cell>
          <table:table-cell office:value-type="string">
            <text:p>160/?: 17/17</text:p>
          </table:table-cell>
          <table:table-cell office:value-type="string">
            <text:p>161/?: 18/18</text:p>
          </table:table-cell>
          <table:table-cell office:value-type="string">
            <text:p>162/?: 19/19</text:p>
          </table:table-cell>
          <table:table-cell office:value-type="string">
            <text:p>163/?: 20/20</text:p>
          </table:table-cell>
          <table:table-cell office:value-type="string">
            <text:p>164/?: 21/21</text:p>
          </table:table-cell>
          <table:table-cell office:value-type="string">
            <text:p>165/?: 22/22</text:p>
          </table:table-cell>
          <table:table-cell office:value-type="string">
            <text:p>166/?: 23/23</text:p>
          </table:table-cell>
          <table:table-cell office:value-type="string">
            <text:p>167/?: 24/24</text:p>
          </table:table-cell>
          <table:table-cell office:value-type="string">
            <text:p>168/?: 25/25</text:p>
          </table:table-cell>
          <table:table-cell office:value-type="string">
            <text:p>169/?: 26/26</text:p>
          </table:table-cell>
          <table:table-cell office:value-type="string">
            <text:p>170/?: 27/27</text:p>
          </table:table-cell>
          <table:table-cell office:value-type="string">
            <text:p>171/?: 28/28</text:p>
          </table:table-cell>
          <table:table-cell office:value-type="string">
            <text:p>172/?: 29/29</text:p>
          </table:table-cell>
          <table:table-cell office:value-type="string">
            <text:p>173/?: 30/30</text:p>
          </table:table-cell>
          <table:table-cell office:value-type="string">
            <text:p>174/?: 31/31</text:p>
          </table:table-cell>
          <table:table-cell office:value-type="string">
            <text:p>175/?: 32/32</text:p>
          </table:table-cell>
          <table:table-cell office:value-type="string">
            <text:p>176/?: 33/33</text:p>
          </table:table-cell>
          <table:table-cell office:value-type="string">
            <text:p>177/?: 34/34</text:p>
          </table:table-cell>
          <table:table-cell office:value-type="string">
            <text:p>178/?: 35/35</text:p>
          </table:table-cell>
          <table:table-cell office:value-type="string">
            <text:p>179/?: 36/36</text:p>
          </table:table-cell>
          <table:table-cell office:value-type="string">
            <text:p>180/?: 37/37</text:p>
          </table:table-cell>
          <table:table-cell office:value-type="string">
            <text:p>181/?: 38/38</text:p>
          </table:table-cell>
          <table:table-cell office:value-type="string">
            <text:p>182/?: 39/39</text:p>
          </table:table-cell>
          <table:table-cell office:value-type="string">
            <text:p>183/?: 40/40</text:p>
          </table:table-cell>
          <table:table-cell office:value-type="string">
            <text:p>184/?: 41/41</text:p>
          </table:table-cell>
          <table:table-cell office:value-type="string">
            <text:p>185/?: 42/42</text:p>
          </table:table-cell>
          <table:table-cell office:value-type="string">
            <text:p>186/?: 43/43</text:p>
          </table:table-cell>
          <table:table-cell office:value-type="string">
            <text:p>187/?: 44/44</text:p>
          </table:table-cell>
          <table:table-cell office:value-type="string">
            <text:p>188/?: 45/45</text:p>
          </table:table-cell>
          <table:table-cell office:value-type="string">
            <text:p>189/?: 46/46</text:p>
          </table:table-cell>
          <table:table-cell office:value-type="string">
            <text:p>190/?: 47/47</text:p>
          </table:table-cell>
          <table:table-cell office:value-type="string">
            <text:p>191/?: 48/48</text:p>
          </table:table-cell>
          <table:table-cell table:number-columns-repeated="2" office:value-type="string">
            <text:p>_</text:p>
          </table:table-cell>
          <table:table-cell office:value-type="string">
            <text:p>194/?: 46/47</text:p>
          </table:table-cell>
          <table:table-cell office:value-type="string">
            <text:p>195/?: 44/46</text:p>
          </table:table-cell>
          <table:table-cell office:value-type="string">
            <text:p>196/?: 45/46</text:p>
          </table:table-cell>
          <table:table-cell office:value-type="string">
            <text:p>197/?: 46/47</text:p>
          </table:table-cell>
          <table:table-cell office:value-type="string">
            <text:p>_</text:p>
          </table:table-cell>
          <table:table-cell office:value-type="string">
            <text:p>199/?: 48/48</text:p>
          </table:table-cell>
          <table:table-cell office:value-type="string">
            <text:p>200/?: 47/47</text:p>
          </table:table-cell>
          <table:table-cell office:value-type="string">
            <text:p>_</text:p>
          </table:table-cell>
          <table:table-cell office:value-type="string">
            <text:p>202/?: 46/47</text:p>
          </table:table-cell>
          <table:table-cell office:value-type="string">
            <text:p>_</text:p>
          </table:table-cell>
          <table:table-cell office:value-type="string">
            <text:p>204/?: 48/48</text:p>
          </table:table-cell>
          <table:table-cell office:value-type="string">
            <text:p>_</text:p>
          </table:table-cell>
          <table:table-cell office:value-type="string">
            <text:p>206/?: 47/47</text:p>
          </table:table-cell>
          <table:table-cell table:number-columns-repeated="2" office:value-type="string">
            <text:p>_</text:p>
          </table:table-cell>
          <table:table-cell office:value-type="string">
            <text:p>225/?: 47/47</text:p>
          </table:table-cell>
          <table:table-cell office:value-type="string">
            <text:p>226/?: 48/48</text:p>
          </table:table-cell>
          <table:table-cell table:number-columns-repeated="2" office:value-type="string">
            <text:p>_</text:p>
          </table:table-cell>
          <table:table-cell office:value-type="string">
            <text:p>229/?: 48/48</text:p>
          </table:table-cell>
          <table:table-cell table:number-columns-repeated="2" office:value-type="string">
            <text:p>_</text:p>
          </table:table-cell>
          <table:table-cell office:value-type="string">
            <text:p>239/?: 48/48</text:p>
          </table:table-cell>
          <table:table-cell table:number-columns-repeated="5" office:value-type="string">
            <text:p>_</text:p>
          </table:table-cell>
          <table:table-cell table:number-columns-repeated="3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0">
            <text:p>50</text:p>
          </table:table-cell>
          <table:table-cell office:value-type="string">
            <text:p>count:</text:p>
          </table:table-cell>
          <table:table-cell office:value-type="float" office:value="240">
            <text:p>240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1/1</text:p>
          </table:table-cell>
          <table:table-cell office:value-type="string">
            <text:p>44/,: 0/1</text:p>
          </table:table-cell>
          <table:table-cell office:value-type="string">
            <text:p>45/-: 1/2</text:p>
          </table:table-cell>
          <table:table-cell office:value-type="string">
            <text:p>46/.: 2/3</text:p>
          </table:table-cell>
          <table:table-cell office:value-type="string">
            <text:p>47//: 1/3</text:p>
          </table:table-cell>
          <table:table-cell office:value-type="string">
            <text:p>48/0: 2/3</text:p>
          </table:table-cell>
          <table:table-cell office:value-type="string">
            <text:p>49/1: 0/3</text:p>
          </table:table-cell>
          <table:table-cell office:value-type="string">
            <text:p>50/2: 0/3</text:p>
          </table:table-cell>
          <table:table-cell office:value-type="string">
            <text:p>51/3: 1/4</text:p>
          </table:table-cell>
          <table:table-cell office:value-type="string">
            <text:p>52/4: 0/5</text:p>
          </table:table-cell>
          <table:table-cell office:value-type="string">
            <text:p>53/5: 2/6</text:p>
          </table:table-cell>
          <table:table-cell office:value-type="string">
            <text:p>54/6: 2/7</text:p>
          </table:table-cell>
          <table:table-cell office:value-type="string">
            <text:p>55/7: 2/7</text:p>
          </table:table-cell>
          <table:table-cell office:value-type="string">
            <text:p>56/8: 2/8</text:p>
          </table:table-cell>
          <table:table-cell office:value-type="string">
            <text:p>57/9: 2/8</text:p>
          </table:table-cell>
          <table:table-cell office:value-type="string">
            <text:p>58/:: 3/8</text:p>
          </table:table-cell>
          <table:table-cell table:number-columns-repeated="3" office:value-type="string">
            <text:p>_</text:p>
          </table:table-cell>
          <table:table-cell office:value-type="string">
            <text:p>63/?: 6/6</text:p>
          </table:table-cell>
          <table:table-cell office:value-type="string">
            <text:p>64/@: 3/7</text:p>
          </table:table-cell>
          <table:table-cell office:value-type="string">
            <text:p>65/A: 0/5</text:p>
          </table:table-cell>
          <table:table-cell office:value-type="string">
            <text:p>66/B: 1/6</text:p>
          </table:table-cell>
          <table:table-cell office:value-type="string">
            <text:p>67/C: 2/7</text:p>
          </table:table-cell>
          <table:table-cell office:value-type="string">
            <text:p>68/D: 3/8</text:p>
          </table:table-cell>
          <table:table-cell office:value-type="string">
            <text:p>69/E: 4/9</text:p>
          </table:table-cell>
          <table:table-cell office:value-type="string">
            <text:p>70/F: 5/10</text:p>
          </table:table-cell>
          <table:table-cell office:value-type="string">
            <text:p>71/G: 6/11</text:p>
          </table:table-cell>
          <table:table-cell office:value-type="string">
            <text:p>72/H: 7/12</text:p>
          </table:table-cell>
          <table:table-cell office:value-type="string">
            <text:p>73/I: 8/13</text:p>
          </table:table-cell>
          <table:table-cell office:value-type="string">
            <text:p>74/J: 9/14</text:p>
          </table:table-cell>
          <table:table-cell office:value-type="string">
            <text:p>75/K: 9/15</text:p>
          </table:table-cell>
          <table:table-cell office:value-type="string">
            <text:p>76/L: 10/16</text:p>
          </table:table-cell>
          <table:table-cell office:value-type="string">
            <text:p>77/M: 10/17</text:p>
          </table:table-cell>
          <table:table-cell office:value-type="string">
            <text:p>78/N: 11/18</text:p>
          </table:table-cell>
          <table:table-cell office:value-type="string">
            <text:p>79/O: 12/19</text:p>
          </table:table-cell>
          <table:table-cell office:value-type="string">
            <text:p>80/P: 12/19</text:p>
          </table:table-cell>
          <table:table-cell office:value-type="string">
            <text:p>81/Q: 13/20</text:p>
          </table:table-cell>
          <table:table-cell office:value-type="string">
            <text:p>82/R: 12/21</text:p>
          </table:table-cell>
          <table:table-cell office:value-type="string">
            <text:p>83/S: 13/22</text:p>
          </table:table-cell>
          <table:table-cell office:value-type="string">
            <text:p>84/T: 15/23</text:p>
          </table:table-cell>
          <table:table-cell office:value-type="string">
            <text:p>85/U: 16/24</text:p>
          </table:table-cell>
          <table:table-cell office:value-type="string">
            <text:p>86/V: 16/25</text:p>
          </table:table-cell>
          <table:table-cell office:value-type="string">
            <text:p>87/W: 17/26</text:p>
          </table:table-cell>
          <table:table-cell office:value-type="string">
            <text:p>88/X: 19/27</text:p>
          </table:table-cell>
          <table:table-cell office:value-type="string">
            <text:p>89/Y: 14/27</text:p>
          </table:table-cell>
          <table:table-cell office:value-type="string">
            <text:p>90/Z: 16/28</text:p>
          </table:table-cell>
          <table:table-cell office:value-type="string">
            <text:p>_</text:p>
          </table:table-cell>
          <table:table-cell office:value-type="string">
            <text:p>92/\: 33/33</text:p>
          </table:table-cell>
          <table:table-cell office:value-type="string">
            <text:p>_</text:p>
          </table:table-cell>
          <table:table-cell office:value-type="string">
            <text:p>95/_: 15/27</text:p>
          </table:table-cell>
          <table:table-cell office:value-type="string">
            <text:p>96/`: 16/18</text:p>
          </table:table-cell>
          <table:table-cell office:value-type="string">
            <text:p>97/a: 17/28</text:p>
          </table:table-cell>
          <table:table-cell office:value-type="string">
            <text:p>98/b: 18/29</text:p>
          </table:table-cell>
          <table:table-cell office:value-type="string">
            <text:p>99/c: 19/30</text:p>
          </table:table-cell>
          <table:table-cell office:value-type="string">
            <text:p>100/d: 20/31</text:p>
          </table:table-cell>
          <table:table-cell office:value-type="string">
            <text:p>101/e: 21/32</text:p>
          </table:table-cell>
          <table:table-cell office:value-type="string">
            <text:p>102/f: 22/32</text:p>
          </table:table-cell>
          <table:table-cell office:value-type="string">
            <text:p>103/g: 23/33</text:p>
          </table:table-cell>
          <table:table-cell office:value-type="string">
            <text:p>104/h: 24/34</text:p>
          </table:table-cell>
          <table:table-cell office:value-type="string">
            <text:p>105/i: 25/35</text:p>
          </table:table-cell>
          <table:table-cell office:value-type="string">
            <text:p>106/j: 26/35</text:p>
          </table:table-cell>
          <table:table-cell office:value-type="string">
            <text:p>107/k: 27/36</text:p>
          </table:table-cell>
          <table:table-cell office:value-type="string">
            <text:p>108/l: 28/37</text:p>
          </table:table-cell>
          <table:table-cell office:value-type="string">
            <text:p>109/m: 29/38</text:p>
          </table:table-cell>
          <table:table-cell office:value-type="string">
            <text:p>110/n: 30/39</text:p>
          </table:table-cell>
          <table:table-cell office:value-type="string">
            <text:p>111/o: 31/40</text:p>
          </table:table-cell>
          <table:table-cell office:value-type="string">
            <text:p>112/p: 32/41</text:p>
          </table:table-cell>
          <table:table-cell office:value-type="string">
            <text:p>113/q: 33/41</text:p>
          </table:table-cell>
          <table:table-cell office:value-type="string">
            <text:p>114/r: 34/43</text:p>
          </table:table-cell>
          <table:table-cell office:value-type="string">
            <text:p>115/s: 35/43</text:p>
          </table:table-cell>
          <table:table-cell office:value-type="string">
            <text:p>116/t: 36/44</text:p>
          </table:table-cell>
          <table:table-cell office:value-type="string">
            <text:p>117/u: 37/45</text:p>
          </table:table-cell>
          <table:table-cell office:value-type="string">
            <text:p>118/v: 38/46</text:p>
          </table:table-cell>
          <table:table-cell office:value-type="string">
            <text:p>119/w: 39/47</text:p>
          </table:table-cell>
          <table:table-cell office:value-type="string">
            <text:p>120/x: 40/45</text:p>
          </table:table-cell>
          <table:table-cell office:value-type="string">
            <text:p>121/y: 41/47</text:p>
          </table:table-cell>
          <table:table-cell office:value-type="string">
            <text:p>122/z: 42/47</text:p>
          </table:table-cell>
          <table:table-cell table:number-columns-repeated="3" office:value-type="string">
            <text:p>_</text:p>
          </table:table-cell>
          <table:table-cell office:value-type="string">
            <text:p>126/~: 48/48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1/2</text:p>
          </table:table-cell>
          <table:table-cell office:value-type="string">
            <text:p>132/?: 2/3</text:p>
          </table:table-cell>
          <table:table-cell office:value-type="string">
            <text:p>133/?: 3/4</text:p>
          </table:table-cell>
          <table:table-cell office:value-type="string">
            <text:p>134/?: 6/6</text:p>
          </table:table-cell>
          <table:table-cell office:value-type="string">
            <text:p>135/?: 6/6</text:p>
          </table:table-cell>
          <table:table-cell office:value-type="string">
            <text:p>136/?: 5/7</text:p>
          </table:table-cell>
          <table:table-cell office:value-type="string">
            <text:p>137/?: 6/8</text:p>
          </table:table-cell>
          <table:table-cell office:value-type="string">
            <text:p>138/?: 7/9</text:p>
          </table:table-cell>
          <table:table-cell office:value-type="string">
            <text:p>139/?: 4/8</text:p>
          </table:table-cell>
          <table:table-cell office:value-type="string">
            <text:p>140/?: 5/9</text:p>
          </table:table-cell>
          <table:table-cell office:value-type="string">
            <text:p>141/?: 6/10</text:p>
          </table:table-cell>
          <table:table-cell office:value-type="string">
            <text:p>142/?: 7/11</text:p>
          </table:table-cell>
          <table:table-cell office:value-type="string">
            <text:p>143/?: 8/12</text:p>
          </table:table-cell>
          <table:table-cell office:value-type="string">
            <text:p>144/?: 7/12</text:p>
          </table:table-cell>
          <table:table-cell office:value-type="string">
            <text:p>145/?: 8/13</text:p>
          </table:table-cell>
          <table:table-cell office:value-type="string">
            <text:p>146/?: 9/14</text:p>
          </table:table-cell>
          <table:table-cell office:value-type="string">
            <text:p>147/?: 10/15</text:p>
          </table:table-cell>
          <table:table-cell office:value-type="string">
            <text:p>148/?: 11/16</text:p>
          </table:table-cell>
          <table:table-cell office:value-type="string">
            <text:p>149/?: 12/17</text:p>
          </table:table-cell>
          <table:table-cell office:value-type="string">
            <text:p>150/?: 13/18</text:p>
          </table:table-cell>
          <table:table-cell office:value-type="string">
            <text:p>151/?: 14/19</text:p>
          </table:table-cell>
          <table:table-cell office:value-type="string">
            <text:p>152/?: 15/19</text:p>
          </table:table-cell>
          <table:table-cell office:value-type="string">
            <text:p>153/?: 16/20</text:p>
          </table:table-cell>
          <table:table-cell office:value-type="string">
            <text:p>154/?: 17/21</text:p>
          </table:table-cell>
          <table:table-cell office:value-type="string">
            <text:p>155/?: 18/22</text:p>
          </table:table-cell>
          <table:table-cell office:value-type="string">
            <text:p>156/?: 19/23</text:p>
          </table:table-cell>
          <table:table-cell office:value-type="string">
            <text:p>157/?: 20/24</text:p>
          </table:table-cell>
          <table:table-cell office:value-type="string">
            <text:p>158/?: 21/25</text:p>
          </table:table-cell>
          <table:table-cell office:value-type="string">
            <text:p>159/?: 22/25</text:p>
          </table:table-cell>
          <table:table-cell office:value-type="string">
            <text:p>160/?: 23/27</text:p>
          </table:table-cell>
          <table:table-cell office:value-type="string">
            <text:p>161/?: 24/28</text:p>
          </table:table-cell>
          <table:table-cell office:value-type="string">
            <text:p>162/?: 25/29</text:p>
          </table:table-cell>
          <table:table-cell office:value-type="string">
            <text:p>163/?: 26/30</text:p>
          </table:table-cell>
          <table:table-cell office:value-type="string">
            <text:p>164/?: 27/31</text:p>
          </table:table-cell>
          <table:table-cell office:value-type="string">
            <text:p>165/?: 28/31</text:p>
          </table:table-cell>
          <table:table-cell office:value-type="string">
            <text:p>166/?: 29/33</text:p>
          </table:table-cell>
          <table:table-cell office:value-type="string">
            <text:p>167/?: 30/34</text:p>
          </table:table-cell>
          <table:table-cell office:value-type="string">
            <text:p>168/?: 31/34</text:p>
          </table:table-cell>
          <table:table-cell office:value-type="string">
            <text:p>169/?: 32/36</text:p>
          </table:table-cell>
          <table:table-cell office:value-type="string">
            <text:p>170/?: 33/37</text:p>
          </table:table-cell>
          <table:table-cell office:value-type="string">
            <text:p>171/?: 34/37</text:p>
          </table:table-cell>
          <table:table-cell office:value-type="string">
            <text:p>172/?: 35/38</text:p>
          </table:table-cell>
          <table:table-cell office:value-type="string">
            <text:p>173/?: 36/39</text:p>
          </table:table-cell>
          <table:table-cell office:value-type="string">
            <text:p>174/?: 37/40</text:p>
          </table:table-cell>
          <table:table-cell office:value-type="string">
            <text:p>175/?: 38/41</text:p>
          </table:table-cell>
          <table:table-cell office:value-type="string">
            <text:p>176/?: 39/42</text:p>
          </table:table-cell>
          <table:table-cell office:value-type="string">
            <text:p>177/?: 40/43</text:p>
          </table:table-cell>
          <table:table-cell office:value-type="string">
            <text:p>178/?: 41/42</text:p>
          </table:table-cell>
          <table:table-cell office:value-type="string">
            <text:p>179/?: 42/43</text:p>
          </table:table-cell>
          <table:table-cell office:value-type="string">
            <text:p>180/?: 43/44</text:p>
          </table:table-cell>
          <table:table-cell office:value-type="string">
            <text:p>181/?: 44/45</text:p>
          </table:table-cell>
          <table:table-cell office:value-type="string">
            <text:p>182/?: 45/46</text:p>
          </table:table-cell>
          <table:table-cell office:value-type="string">
            <text:p>183/?: 46/47</text:p>
          </table:table-cell>
          <table:table-cell office:value-type="string">
            <text:p>184/?: 47/47</text:p>
          </table:table-cell>
          <table:table-cell office:value-type="string">
            <text:p>185/?: 46/47</text:p>
          </table:table-cell>
          <table:table-cell office:value-type="string">
            <text:p>186/?: 49/49</text:p>
          </table:table-cell>
          <table:table-cell office:value-type="string">
            <text:p>187/?: 47/47</text:p>
          </table:table-cell>
          <table:table-cell office:value-type="string">
            <text:p>_</text:p>
          </table:table-cell>
          <table:table-cell office:value-type="string">
            <text:p>189/?: 48/48</text:p>
          </table:table-cell>
          <table:table-cell office:value-type="string">
            <text:p>_</text:p>
          </table:table-cell>
          <table:table-cell office:value-type="string">
            <text:p>191/?: 49/49</text:p>
          </table:table-cell>
          <table:table-cell table:number-columns-repeated="2" office:value-type="string">
            <text:p>_</text:p>
          </table:table-cell>
          <table:table-cell office:value-type="string">
            <text:p>194/?: 45/47</text:p>
          </table:table-cell>
          <table:table-cell office:value-type="string">
            <text:p>195/?: 43/47</text:p>
          </table:table-cell>
          <table:table-cell office:value-type="string">
            <text:p>196/?: 44/47</text:p>
          </table:table-cell>
          <table:table-cell office:value-type="string">
            <text:p>197/?: 45/48</text:p>
          </table:table-cell>
          <table:table-cell office:value-type="string">
            <text:p>_</text:p>
          </table:table-cell>
          <table:table-cell office:value-type="string">
            <text:p>199/?: 47/47</text:p>
          </table:table-cell>
          <table:table-cell office:value-type="string">
            <text:p>200/?: 48/48</text:p>
          </table:table-cell>
          <table:table-cell office:value-type="string">
            <text:p>201/?: 48/48</text:p>
          </table:table-cell>
          <table:table-cell office:value-type="string">
            <text:p>202/?: 46/48</text:p>
          </table:table-cell>
          <table:table-cell office:value-type="string">
            <text:p>_</text:p>
          </table:table-cell>
          <table:table-cell office:value-type="string">
            <text:p>204/?: 47/47</text:p>
          </table:table-cell>
          <table:table-cell office:value-type="string">
            <text:p>206/?: 48/48</text:p>
          </table:table-cell>
          <table:table-cell office:value-type="string">
            <text:p>207/?: 49/49</text:p>
          </table:table-cell>
          <table:table-cell office:value-type="string">
            <text:p>208/?: 49/49</text:p>
          </table:table-cell>
          <table:table-cell table:number-columns-repeated="4" office:value-type="string">
            <text:p>_</text:p>
          </table:table-cell>
          <table:table-cell office:value-type="string">
            <text:p>225/?: 48/48</text:p>
          </table:table-cell>
          <table:table-cell office:value-type="string">
            <text:p>226/?: 48/48</text:p>
          </table:table-cell>
          <table:table-cell office:value-type="string">
            <text:p>227/?: 49/49</text:p>
          </table:table-cell>
          <table:table-cell office:value-type="string">
            <text:p>_</text:p>
          </table:table-cell>
          <table:table-cell office:value-type="string">
            <text:p>229/?: 49/49</text:p>
          </table:table-cell>
          <table:table-cell office:value-type="string">
            <text:p>_</text:p>
          </table:table-cell>
          <table:table-cell office:value-type="string">
            <text:p>236/?: 49/49</text:p>
          </table:table-cell>
          <table:table-cell table:number-columns-repeated="8" office:value-type="string">
            <text:p>_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1">
            <text:p>51</text:p>
          </table:table-cell>
          <table:table-cell office:value-type="string">
            <text:p>count:</text:p>
          </table:table-cell>
          <table:table-cell office:value-type="float" office:value="200">
            <text:p>200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1/2</text:p>
          </table:table-cell>
          <table:table-cell office:value-type="string">
            <text:p>44/,: 0/1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2/4</text:p>
          </table:table-cell>
          <table:table-cell office:value-type="string">
            <text:p>48/0: 1/3</text:p>
          </table:table-cell>
          <table:table-cell office:value-type="string">
            <text:p>49/1: 0/3</text:p>
          </table:table-cell>
          <table:table-cell office:value-type="string">
            <text:p>50/2: 1/4</text:p>
          </table:table-cell>
          <table:table-cell office:value-type="string">
            <text:p>51/3: 0/4</text:p>
          </table:table-cell>
          <table:table-cell office:value-type="string">
            <text:p>52/4: 2/5</text:p>
          </table:table-cell>
          <table:table-cell office:value-type="string">
            <text:p>53/5: 1/6</text:p>
          </table:table-cell>
          <table:table-cell office:value-type="string">
            <text:p>54/6: 3/7</text:p>
          </table:table-cell>
          <table:table-cell office:value-type="string">
            <text:p>55/7: 1/8</text:p>
          </table:table-cell>
          <table:table-cell office:value-type="string">
            <text:p>56/8: 2/8</text:p>
          </table:table-cell>
          <table:table-cell office:value-type="string">
            <text:p>57/9: 2/8</text:p>
          </table:table-cell>
          <table:table-cell office:value-type="string">
            <text:p>58/:: 3/9</text:p>
          </table:table-cell>
          <table:table-cell office:value-type="string">
            <text:p>59/;: 11/11</text:p>
          </table:table-cell>
          <table:table-cell office:value-type="string">
            <text:p>_</text:p>
          </table:table-cell>
          <table:table-cell office:value-type="string">
            <text:p>61/=: 4/9</text:p>
          </table:table-cell>
          <table:table-cell office:value-type="string">
            <text:p>_</text:p>
          </table:table-cell>
          <table:table-cell office:value-type="string">
            <text:p>63/?: 13/13</text:p>
          </table:table-cell>
          <table:table-cell office:value-type="string">
            <text:p>64/@: 2/8</text:p>
          </table:table-cell>
          <table:table-cell office:value-type="string">
            <text:p>65/A: 0/6</text:p>
          </table:table-cell>
          <table:table-cell office:value-type="string">
            <text:p>66/B: 1/7</text:p>
          </table:table-cell>
          <table:table-cell office:value-type="string">
            <text:p>67/C: 2/8</text:p>
          </table:table-cell>
          <table:table-cell office:value-type="string">
            <text:p>68/D: 3/9</text:p>
          </table:table-cell>
          <table:table-cell office:value-type="string">
            <text:p>69/E: 4/10</text:p>
          </table:table-cell>
          <table:table-cell office:value-type="string">
            <text:p>70/F: 5/11</text:p>
          </table:table-cell>
          <table:table-cell office:value-type="string">
            <text:p>71/G: 6/11</text:p>
          </table:table-cell>
          <table:table-cell office:value-type="string">
            <text:p>72/H: 7/12</text:p>
          </table:table-cell>
          <table:table-cell office:value-type="string">
            <text:p>73/I: 8/14</text:p>
          </table:table-cell>
          <table:table-cell office:value-type="string">
            <text:p>74/J: 9/14</text:p>
          </table:table-cell>
          <table:table-cell office:value-type="string">
            <text:p>75/K: 10/15</text:p>
          </table:table-cell>
          <table:table-cell office:value-type="string">
            <text:p>76/L: 9/16</text:p>
          </table:table-cell>
          <table:table-cell office:value-type="string">
            <text:p>77/M: 12/17</text:p>
          </table:table-cell>
          <table:table-cell office:value-type="string">
            <text:p>78/N: 10/18</text:p>
          </table:table-cell>
          <table:table-cell office:value-type="string">
            <text:p>79/O: 13/19</text:p>
          </table:table-cell>
          <table:table-cell office:value-type="string">
            <text:p>80/P: 13/20</text:p>
          </table:table-cell>
          <table:table-cell office:value-type="string">
            <text:p>81/Q: 11/21</text:p>
          </table:table-cell>
          <table:table-cell office:value-type="string">
            <text:p>82/R: 13/22</text:p>
          </table:table-cell>
          <table:table-cell office:value-type="string">
            <text:p>83/S: 12/22</text:p>
          </table:table-cell>
          <table:table-cell office:value-type="string">
            <text:p>84/T: 13/24</text:p>
          </table:table-cell>
          <table:table-cell office:value-type="string">
            <text:p>85/U: 16/25</text:p>
          </table:table-cell>
          <table:table-cell office:value-type="string">
            <text:p>86/V: 16/25</text:p>
          </table:table-cell>
          <table:table-cell office:value-type="string">
            <text:p>87/W: 17/26</text:p>
          </table:table-cell>
          <table:table-cell office:value-type="string">
            <text:p>88/X: 15/28</text:p>
          </table:table-cell>
          <table:table-cell office:value-type="string">
            <text:p>89/Y: 19/28</text:p>
          </table:table-cell>
          <table:table-cell office:value-type="string">
            <text:p>90/Z: 14/29</text:p>
          </table:table-cell>
          <table:table-cell table:number-columns-repeated="2" office:value-type="string">
            <text:p>_</text:p>
          </table:table-cell>
          <table:table-cell office:value-type="string">
            <text:p>95/_: 15/28</text:p>
          </table:table-cell>
          <table:table-cell office:value-type="string">
            <text:p>96/`: 16/18</text:p>
          </table:table-cell>
          <table:table-cell office:value-type="string">
            <text:p>97/a: 17/29</text:p>
          </table:table-cell>
          <table:table-cell office:value-type="string">
            <text:p>98/b: 18/29</text:p>
          </table:table-cell>
          <table:table-cell office:value-type="string">
            <text:p>99/c: 19/30</text:p>
          </table:table-cell>
          <table:table-cell office:value-type="string">
            <text:p>100/d: 20/31</text:p>
          </table:table-cell>
          <table:table-cell office:value-type="string">
            <text:p>101/e: 21/32</text:p>
          </table:table-cell>
          <table:table-cell office:value-type="string">
            <text:p>102/f: 22/33</text:p>
          </table:table-cell>
          <table:table-cell office:value-type="string">
            <text:p>103/g: 23/33</text:p>
          </table:table-cell>
          <table:table-cell office:value-type="string">
            <text:p>104/h: 24/35</text:p>
          </table:table-cell>
          <table:table-cell office:value-type="string">
            <text:p>105/i: 25/36</text:p>
          </table:table-cell>
          <table:table-cell office:value-type="string">
            <text:p>106/j: 26/36</text:p>
          </table:table-cell>
          <table:table-cell office:value-type="string">
            <text:p>107/k: 27/37</text:p>
          </table:table-cell>
          <table:table-cell office:value-type="string">
            <text:p>108/l: 28/38</text:p>
          </table:table-cell>
          <table:table-cell office:value-type="string">
            <text:p>109/m: 29/39</text:p>
          </table:table-cell>
          <table:table-cell office:value-type="string">
            <text:p>110/n: 30/40</text:p>
          </table:table-cell>
          <table:table-cell office:value-type="string">
            <text:p>111/o: 31/41</text:p>
          </table:table-cell>
          <table:table-cell office:value-type="string">
            <text:p>112/p: 32/42</text:p>
          </table:table-cell>
          <table:table-cell office:value-type="string">
            <text:p>113/q: 33/41</text:p>
          </table:table-cell>
          <table:table-cell office:value-type="string">
            <text:p>114/r: 34/43</text:p>
          </table:table-cell>
          <table:table-cell office:value-type="string">
            <text:p>115/s: 35/44</text:p>
          </table:table-cell>
          <table:table-cell office:value-type="string">
            <text:p>116/t: 36/45</text:p>
          </table:table-cell>
          <table:table-cell office:value-type="string">
            <text:p>117/u: 37/45</text:p>
          </table:table-cell>
          <table:table-cell office:value-type="string">
            <text:p>118/v: 38/46</text:p>
          </table:table-cell>
          <table:table-cell office:value-type="string">
            <text:p>119/w: 39/47</text:p>
          </table:table-cell>
          <table:table-cell office:value-type="string">
            <text:p>120/x: 40/46</text:p>
          </table:table-cell>
          <table:table-cell office:value-type="string">
            <text:p>121/y: 41/47</text:p>
          </table:table-cell>
          <table:table-cell office:value-type="string">
            <text:p>122/z: 42/48</text:p>
          </table:table-cell>
          <table:table-cell table:number-columns-repeated="3" office:value-type="string">
            <text:p>_</text:p>
          </table:table-cell>
          <table:table-cell office:value-type="string">
            <text:p>126/~: 48/48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4/4</text:p>
          </table:table-cell>
          <table:table-cell office:value-type="string">
            <text:p>133/?: 3/4</text:p>
          </table:table-cell>
          <table:table-cell office:value-type="string">
            <text:p>134/?: 4/5</text:p>
          </table:table-cell>
          <table:table-cell office:value-type="string">
            <text:p>135/?: 5/6</text:p>
          </table:table-cell>
          <table:table-cell office:value-type="string">
            <text:p>136/?: 6/7</text:p>
          </table:table-cell>
          <table:table-cell office:value-type="string">
            <text:p>137/?: 7/8</text:p>
          </table:table-cell>
          <table:table-cell office:value-type="string">
            <text:p>138/?: 8/9</text:p>
          </table:table-cell>
          <table:table-cell office:value-type="string">
            <text:p>139/?: 9/10</text:p>
          </table:table-cell>
          <table:table-cell office:value-type="string">
            <text:p>140/?: 10/11</text:p>
          </table:table-cell>
          <table:table-cell office:value-type="string">
            <text:p>141/?: 13/13</text:p>
          </table:table-cell>
          <table:table-cell office:value-type="string">
            <text:p>142/?: 14/14</text:p>
          </table:table-cell>
          <table:table-cell office:value-type="string">
            <text:p>143/?: 11/14</text:p>
          </table:table-cell>
          <table:table-cell office:value-type="string">
            <text:p>144/?: 12/15</text:p>
          </table:table-cell>
          <table:table-cell office:value-type="string">
            <text:p>145/?: 17/17</text:p>
          </table:table-cell>
          <table:table-cell office:value-type="string">
            <text:p>146/?: 18/18</text:p>
          </table:table-cell>
          <table:table-cell office:value-type="string">
            <text:p>147/?: 13/17</text:p>
          </table:table-cell>
          <table:table-cell office:value-type="string">
            <text:p>148/?: 14/18</text:p>
          </table:table-cell>
          <table:table-cell office:value-type="string">
            <text:p>149/?: 15/19</text:p>
          </table:table-cell>
          <table:table-cell office:value-type="string">
            <text:p>150/?: 16/20</text:p>
          </table:table-cell>
          <table:table-cell office:value-type="string">
            <text:p>151/?: 17/21</text:p>
          </table:table-cell>
          <table:table-cell office:value-type="string">
            <text:p>152/?: 18/22</text:p>
          </table:table-cell>
          <table:table-cell office:value-type="string">
            <text:p>153/?: 19/23</text:p>
          </table:table-cell>
          <table:table-cell office:value-type="string">
            <text:p>154/?: 20/24</text:p>
          </table:table-cell>
          <table:table-cell office:value-type="string">
            <text:p>155/?: 21/25</text:p>
          </table:table-cell>
          <table:table-cell office:value-type="string">
            <text:p>156/?: 22/26</text:p>
          </table:table-cell>
          <table:table-cell office:value-type="string">
            <text:p>157/?: 23/27</text:p>
          </table:table-cell>
          <table:table-cell office:value-type="string">
            <text:p>158/?: 24/28</text:p>
          </table:table-cell>
          <table:table-cell office:value-type="string">
            <text:p>159/?: 25/29</text:p>
          </table:table-cell>
          <table:table-cell office:value-type="string">
            <text:p>160/?: 26/30</text:p>
          </table:table-cell>
          <table:table-cell office:value-type="string">
            <text:p>161/?: 27/31</text:p>
          </table:table-cell>
          <table:table-cell office:value-type="string">
            <text:p>162/?: 28/32</text:p>
          </table:table-cell>
          <table:table-cell office:value-type="string">
            <text:p>163/?: 29/33</text:p>
          </table:table-cell>
          <table:table-cell office:value-type="string">
            <text:p>164/?: 30/34</text:p>
          </table:table-cell>
          <table:table-cell office:value-type="string">
            <text:p>165/?: 31/35</text:p>
          </table:table-cell>
          <table:table-cell office:value-type="string">
            <text:p>166/?: 32/36</text:p>
          </table:table-cell>
          <table:table-cell office:value-type="string">
            <text:p>167/?: 33/37</text:p>
          </table:table-cell>
          <table:table-cell office:value-type="string">
            <text:p>168/?: 34/38</text:p>
          </table:table-cell>
          <table:table-cell office:value-type="string">
            <text:p>169/?: 41/41</text:p>
          </table:table-cell>
          <table:table-cell office:value-type="string">
            <text:p>170/?: 35/38</text:p>
          </table:table-cell>
          <table:table-cell office:value-type="string">
            <text:p>171/?: 36/39</text:p>
          </table:table-cell>
          <table:table-cell office:value-type="string">
            <text:p>172/?: 36/36</text:p>
          </table:table-cell>
          <table:table-cell office:value-type="string">
            <text:p>173/?: 37/37</text:p>
          </table:table-cell>
          <table:table-cell office:value-type="string">
            <text:p>174/?: 38/38</text:p>
          </table:table-cell>
          <table:table-cell office:value-type="string">
            <text:p>175/?: 39/39</text:p>
          </table:table-cell>
          <table:table-cell office:value-type="string">
            <text:p>176/?: 41/42</text:p>
          </table:table-cell>
          <table:table-cell office:value-type="string">
            <text:p>177/?: 42/43</text:p>
          </table:table-cell>
          <table:table-cell office:value-type="string">
            <text:p>178/?: 42/43</text:p>
          </table:table-cell>
          <table:table-cell office:value-type="string">
            <text:p>179/?: 44/45</text:p>
          </table:table-cell>
          <table:table-cell office:value-type="string">
            <text:p>180/?: 40/44</text:p>
          </table:table-cell>
          <table:table-cell office:value-type="string">
            <text:p>181/?: 41/45</text:p>
          </table:table-cell>
          <table:table-cell office:value-type="string">
            <text:p>182/?: 43/46</text:p>
          </table:table-cell>
          <table:table-cell office:value-type="string">
            <text:p>183/?: 42/44</text:p>
          </table:table-cell>
          <table:table-cell office:value-type="string">
            <text:p>184/?: 43/45</text:p>
          </table:table-cell>
          <table:table-cell office:value-type="string">
            <text:p>185/?: 44/46</text:p>
          </table:table-cell>
          <table:table-cell office:value-type="string">
            <text:p>186/?: 45/45</text:p>
          </table:table-cell>
          <table:table-cell office:value-type="string">
            <text:p>187/?: 46/46</text:p>
          </table:table-cell>
          <table:table-cell/>
          <table:table-cell office:value-type="string">
            <text:p>188/?: 47/47</text:p>
          </table:table-cell>
          <table:table-cell office:value-type="string">
            <text:p>189/?: 48/48</text:p>
          </table:table-cell>
          <table:table-cell office:value-type="string">
            <text:p>190/?: 49/49</text:p>
          </table:table-cell>
          <table:table-cell office:value-type="string">
            <text:p>191/?: 50/50</text:p>
          </table:table-cell>
          <table:table-cell office:value-type="string">
            <text:p>194/?: 43/46</text:p>
          </table:table-cell>
          <table:table-cell office:value-type="string">
            <text:p>195/?: 43/48</text:p>
          </table:table-cell>
          <table:table-cell office:value-type="string">
            <text:p>196/?: 44/47</text:p>
          </table:table-cell>
          <table:table-cell office:value-type="string">
            <text:p>197/?: 45/48</text:p>
          </table:table-cell>
          <table:table-cell office:value-type="string">
            <text:p>198/?: 47/47</text:p>
          </table:table-cell>
          <table:table-cell office:value-type="string">
            <text:p>199/?: 47/48</text:p>
          </table:table-cell>
          <table:table-cell office:value-type="string">
            <text:p>200/?: 46/48</text:p>
          </table:table-cell>
          <table:table-cell office:value-type="string">
            <text:p>201/?: 49/49</text:p>
          </table:table-cell>
          <table:table-cell office:value-type="string">
            <text:p>202/?: 47/48</text:p>
          </table:table-cell>
          <table:table-cell office:value-type="string">
            <text:p>_</text:p>
          </table:table-cell>
          <table:table-cell office:value-type="string">
            <text:p>204/?: 48/48</text:p>
          </table:table-cell>
          <table:table-cell office:value-type="string">
            <text:p>_</text:p>
          </table:table-cell>
          <table:table-cell office:value-type="string">
            <text:p>206/?: 49/49</text:p>
          </table:table-cell>
          <table:table-cell table:number-columns-repeated="2" office:value-type="string">
            <text:p>_</text:p>
          </table:table-cell>
          <table:table-cell office:value-type="string">
            <text:p>209/?: 48/48</text:p>
          </table:table-cell>
          <table:table-cell table:number-columns-repeated="2" office:value-type="string">
            <text:p>_</text:p>
          </table:table-cell>
          <table:table-cell office:value-type="string">
            <text:p>225/?: 49/49</text:p>
          </table:table-cell>
          <table:table-cell office:value-type="string">
            <text:p>226/?: 49/49</text:p>
          </table:table-cell>
          <table:table-cell office:value-type="string">
            <text:p>227/?: 50/50</text:p>
          </table:table-cell>
          <table:table-cell table:number-columns-repeated="4" office:value-type="string">
            <text:p>_</text:p>
          </table:table-cell>
          <table:table-cell office:value-type="string">
            <text:p>239/?: 50/50</text:p>
          </table:table-cell>
          <table:table-cell table:number-columns-repeated="5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2">
            <text:p>52</text:p>
          </table:table-cell>
          <table:table-cell office:value-type="string">
            <text:p>count:</text:p>
          </table:table-cell>
          <table:table-cell office:value-type="float" office:value="154">
            <text:p>154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37/%: 1/1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1</text:p>
          </table:table-cell>
          <table:table-cell office:value-type="string">
            <text:p>44/,: 0/2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1/3</text:p>
          </table:table-cell>
          <table:table-cell office:value-type="string">
            <text:p>48/0: 0/3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1/4</text:p>
          </table:table-cell>
          <table:table-cell office:value-type="string">
            <text:p>52/4: 0/4</text:p>
          </table:table-cell>
          <table:table-cell office:value-type="string">
            <text:p>53/5: 1/5</text:p>
          </table:table-cell>
          <table:table-cell office:value-type="string">
            <text:p>54/6: 3/6</text:p>
          </table:table-cell>
          <table:table-cell office:value-type="string">
            <text:p>55/7: 2/7</text:p>
          </table:table-cell>
          <table:table-cell office:value-type="string">
            <text:p>56/8: 2/7</text:p>
          </table:table-cell>
          <table:table-cell office:value-type="string">
            <text:p>57/9: 3/9</text:p>
          </table:table-cell>
          <table:table-cell office:value-type="string">
            <text:p>58/:: 3/9</text:p>
          </table:table-cell>
          <table:table-cell table:number-columns-repeated="2" office:value-type="string">
            <text:p>_</text:p>
          </table:table-cell>
          <table:table-cell office:value-type="string">
            <text:p>61/=: 3/3</text:p>
          </table:table-cell>
          <table:table-cell table:number-columns-repeated="2" office:value-type="string">
            <text:p>_</text:p>
          </table:table-cell>
          <table:table-cell office:value-type="string">
            <text:p>64/@: 2/5</text:p>
          </table:table-cell>
          <table:table-cell office:value-type="string">
            <text:p>65/A: 0/5</text:p>
          </table:table-cell>
          <table:table-cell office:value-type="string">
            <text:p>66/B: 1/6</text:p>
          </table:table-cell>
          <table:table-cell office:value-type="string">
            <text:p>67/C: 2/7</text:p>
          </table:table-cell>
          <table:table-cell office:value-type="string">
            <text:p>68/D: 3/8</text:p>
          </table:table-cell>
          <table:table-cell office:value-type="string">
            <text:p>69/E: 4/9</text:p>
          </table:table-cell>
          <table:table-cell office:value-type="string">
            <text:p>70/F: 5/10</text:p>
          </table:table-cell>
          <table:table-cell office:value-type="string">
            <text:p>71/G: 6/11</text:p>
          </table:table-cell>
          <table:table-cell office:value-type="string">
            <text:p>72/H: 7/12</text:p>
          </table:table-cell>
          <table:table-cell office:value-type="string">
            <text:p>73/I: 8/13</text:p>
          </table:table-cell>
          <table:table-cell office:value-type="string">
            <text:p>74/J: 9/14</text:p>
          </table:table-cell>
          <table:table-cell office:value-type="string">
            <text:p>75/K: 10/15</text:p>
          </table:table-cell>
          <table:table-cell office:value-type="string">
            <text:p>76/L: 11/16</text:p>
          </table:table-cell>
          <table:table-cell office:value-type="string">
            <text:p>77/M: 12/17</text:p>
          </table:table-cell>
          <table:table-cell office:value-type="string">
            <text:p>78/N: 13/18</text:p>
          </table:table-cell>
          <table:table-cell office:value-type="string">
            <text:p>79/O: 14/19</text:p>
          </table:table-cell>
          <table:table-cell office:value-type="string">
            <text:p>80/P: 14/20</text:p>
          </table:table-cell>
          <table:table-cell office:value-type="string">
            <text:p>81/Q: 16/20</text:p>
          </table:table-cell>
          <table:table-cell office:value-type="string">
            <text:p>82/R: 14/21</text:p>
          </table:table-cell>
          <table:table-cell office:value-type="string">
            <text:p>83/S: 15/22</text:p>
          </table:table-cell>
          <table:table-cell office:value-type="string">
            <text:p>84/T: 17/23</text:p>
          </table:table-cell>
          <table:table-cell office:value-type="string">
            <text:p>85/U: 16/24</text:p>
          </table:table-cell>
          <table:table-cell office:value-type="string">
            <text:p>86/V: 17/25</text:p>
          </table:table-cell>
          <table:table-cell office:value-type="string">
            <text:p>87/W: 18/26</text:p>
          </table:table-cell>
          <table:table-cell office:value-type="string">
            <text:p>88/X: 21/27</text:p>
          </table:table-cell>
          <table:table-cell office:value-type="string">
            <text:p>89/Y: 19/27</text:p>
          </table:table-cell>
          <table:table-cell office:value-type="string">
            <text:p>90/Z: 21/28</text:p>
          </table:table-cell>
          <table:table-cell table:number-columns-repeated="3" office:value-type="string">
            <text:p>_</text:p>
          </table:table-cell>
          <table:table-cell office:value-type="string">
            <text:p>95/_: 19/27</text:p>
          </table:table-cell>
          <table:table-cell office:value-type="string">
            <text:p>96/`: 26/26</text:p>
          </table:table-cell>
          <table:table-cell office:value-type="string">
            <text:p>97/a: 20/29</text:p>
          </table:table-cell>
          <table:table-cell office:value-type="string">
            <text:p>98/b: 21/30</text:p>
          </table:table-cell>
          <table:table-cell office:value-type="string">
            <text:p>99/c: 22/31</text:p>
          </table:table-cell>
          <table:table-cell office:value-type="string">
            <text:p>100/d: 24/32</text:p>
          </table:table-cell>
          <table:table-cell office:value-type="string">
            <text:p>101/e: 23/33</text:p>
          </table:table-cell>
          <table:table-cell office:value-type="string">
            <text:p>102/f: 24/33</text:p>
          </table:table-cell>
          <table:table-cell office:value-type="string">
            <text:p>103/g: 25/34</text:p>
          </table:table-cell>
          <table:table-cell office:value-type="string">
            <text:p>104/h: 26/35</text:p>
          </table:table-cell>
          <table:table-cell office:value-type="string">
            <text:p>105/i: 27/36</text:p>
          </table:table-cell>
          <table:table-cell office:value-type="string">
            <text:p>106/j: 28/37</text:p>
          </table:table-cell>
          <table:table-cell office:value-type="string">
            <text:p>107/k: 29/38</text:p>
          </table:table-cell>
          <table:table-cell office:value-type="string">
            <text:p>108/l: 30/39</text:p>
          </table:table-cell>
          <table:table-cell office:value-type="string">
            <text:p>109/m: 31/40</text:p>
          </table:table-cell>
          <table:table-cell office:value-type="string">
            <text:p>110/n: 32/41</text:p>
          </table:table-cell>
          <table:table-cell office:value-type="string">
            <text:p>111/o: 33/42</text:p>
          </table:table-cell>
          <table:table-cell office:value-type="string">
            <text:p>112/p: 34/43</text:p>
          </table:table-cell>
          <table:table-cell office:value-type="string">
            <text:p>113/q: 35/42</text:p>
          </table:table-cell>
          <table:table-cell office:value-type="string">
            <text:p>114/r: 36/44</text:p>
          </table:table-cell>
          <table:table-cell office:value-type="string">
            <text:p>115/s: 37/45</text:p>
          </table:table-cell>
          <table:table-cell office:value-type="string">
            <text:p>116/t: 38/46</text:p>
          </table:table-cell>
          <table:table-cell office:value-type="string">
            <text:p>117/u: 39/47</text:p>
          </table:table-cell>
          <table:table-cell office:value-type="string">
            <text:p>118/v: 40/47</text:p>
          </table:table-cell>
          <table:table-cell office:value-type="string">
            <text:p>119/w: 41/48</text:p>
          </table:table-cell>
          <table:table-cell office:value-type="string">
            <text:p>120/x: 42/47</text:p>
          </table:table-cell>
          <table:table-cell office:value-type="string">
            <text:p>121/y: 43/49</text:p>
          </table:table-cell>
          <table:table-cell office:value-type="string">
            <text:p>122/z: 44/49</text:p>
          </table:table-cell>
          <table:table-cell table:number-columns-repeated="4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5/5</text:p>
          </table:table-cell>
          <table:table-cell office:value-type="string">
            <text:p>135/?: 6/6</text:p>
          </table:table-cell>
          <table:table-cell office:value-type="string">
            <text:p>136/?: 7/7</text:p>
          </table:table-cell>
          <table:table-cell office:value-type="string">
            <text:p>137/?: 8/8</text:p>
          </table:table-cell>
          <table:table-cell office:value-type="string">
            <text:p>138/?: 9/9</text:p>
          </table:table-cell>
          <table:table-cell office:value-type="string">
            <text:p>139/?: 10/10</text:p>
          </table:table-cell>
          <table:table-cell office:value-type="string">
            <text:p>140/?: 0/9</text:p>
          </table:table-cell>
          <table:table-cell office:value-type="string">
            <text:p>141/?: 1/10</text:p>
          </table:table-cell>
          <table:table-cell office:value-type="string">
            <text:p>142/?: 2/11</text:p>
          </table:table-cell>
          <table:table-cell office:value-type="string">
            <text:p>143/?: 3/12</text:p>
          </table:table-cell>
          <table:table-cell office:value-type="string">
            <text:p>144/?: 4/13</text:p>
          </table:table-cell>
          <table:table-cell office:value-type="string">
            <text:p>145/?: 5/14</text:p>
          </table:table-cell>
          <table:table-cell office:value-type="string">
            <text:p>146/?: 6/15</text:p>
          </table:table-cell>
          <table:table-cell office:value-type="string">
            <text:p>147/?: 7/16</text:p>
          </table:table-cell>
          <table:table-cell office:value-type="string">
            <text:p>148/?: 8/17</text:p>
          </table:table-cell>
          <table:table-cell office:value-type="string">
            <text:p>149/?: 9/18</text:p>
          </table:table-cell>
          <table:table-cell office:value-type="string">
            <text:p>150/?: 10/19</text:p>
          </table:table-cell>
          <table:table-cell office:value-type="string">
            <text:p>151/?: 11/20</text:p>
          </table:table-cell>
          <table:table-cell office:value-type="string">
            <text:p>152/?: 12/21</text:p>
          </table:table-cell>
          <table:table-cell office:value-type="string">
            <text:p>153/?: 13/21</text:p>
          </table:table-cell>
          <table:table-cell office:value-type="string">
            <text:p>154/?: 14/22</text:p>
          </table:table-cell>
          <table:table-cell office:value-type="string">
            <text:p>155/?: 15/23</text:p>
          </table:table-cell>
          <table:table-cell office:value-type="string">
            <text:p>156/?: 16/25</text:p>
          </table:table-cell>
          <table:table-cell office:value-type="string">
            <text:p>157/?: 17/26</text:p>
          </table:table-cell>
          <table:table-cell office:value-type="string">
            <text:p>158/?: 18/26</text:p>
          </table:table-cell>
          <table:table-cell office:value-type="string">
            <text:p>159/?: 19/27</text:p>
          </table:table-cell>
          <table:table-cell office:value-type="string">
            <text:p>160/?: 20/28</text:p>
          </table:table-cell>
          <table:table-cell office:value-type="string">
            <text:p>161/?: 21/29</text:p>
          </table:table-cell>
          <table:table-cell office:value-type="string">
            <text:p>162/?: 22/30</text:p>
          </table:table-cell>
          <table:table-cell office:value-type="string">
            <text:p>163/?: 23/31</text:p>
          </table:table-cell>
          <table:table-cell office:value-type="string">
            <text:p>164/?: 24/30</text:p>
          </table:table-cell>
          <table:table-cell office:value-type="string">
            <text:p>165/?: 25/31</text:p>
          </table:table-cell>
          <table:table-cell office:value-type="string">
            <text:p>166/?: 26/32</text:p>
          </table:table-cell>
          <table:table-cell office:value-type="string">
            <text:p>167/?: 27/34</text:p>
          </table:table-cell>
          <table:table-cell office:value-type="string">
            <text:p>168/?: 28/35</text:p>
          </table:table-cell>
          <table:table-cell office:value-type="string">
            <text:p>169/?: 29/35</text:p>
          </table:table-cell>
          <table:table-cell office:value-type="string">
            <text:p>170/?: 30/36</text:p>
          </table:table-cell>
          <table:table-cell office:value-type="string">
            <text:p>171/?: 31/37</text:p>
          </table:table-cell>
          <table:table-cell office:value-type="string">
            <text:p>172/?: 32/39</text:p>
          </table:table-cell>
          <table:table-cell office:value-type="string">
            <text:p>173/?: 33/40</text:p>
          </table:table-cell>
          <table:table-cell office:value-type="string">
            <text:p>174/?: 34/41</text:p>
          </table:table-cell>
          <table:table-cell office:value-type="string">
            <text:p>175/?: 35/42</text:p>
          </table:table-cell>
          <table:table-cell office:value-type="string">
            <text:p>176/?: 36/39</text:p>
          </table:table-cell>
          <table:table-cell office:value-type="string">
            <text:p>177/?: 37/39</text:p>
          </table:table-cell>
          <table:table-cell office:value-type="string">
            <text:p>178/?: 38/40</text:p>
          </table:table-cell>
          <table:table-cell office:value-type="string">
            <text:p>179/?: 39/41</text:p>
          </table:table-cell>
          <table:table-cell office:value-type="string">
            <text:p>180/?: 40/40</text:p>
          </table:table-cell>
          <table:table-cell office:value-type="string">
            <text:p>181/?: 41/41</text:p>
          </table:table-cell>
          <table:table-cell office:value-type="string">
            <text:p>182/?: 42/42</text:p>
          </table:table-cell>
          <table:table-cell office:value-type="string">
            <text:p>183/?: 43/43</text:p>
          </table:table-cell>
          <table:table-cell office:value-type="string">
            <text:p>184/?: 44/44</text:p>
          </table:table-cell>
          <table:table-cell office:value-type="string">
            <text:p>185/?: 45/45</text:p>
          </table:table-cell>
          <table:table-cell office:value-type="string">
            <text:p>186/?: 46/46</text:p>
          </table:table-cell>
          <table:table-cell office:value-type="string">
            <text:p>187/?: 47/47</text:p>
          </table:table-cell>
          <table:table-cell office:value-type="string">
            <text:p>188/?: 48/48</text:p>
          </table:table-cell>
          <table:table-cell office:value-type="string">
            <text:p>189/?: 49/49</text:p>
          </table:table-cell>
          <table:table-cell office:value-type="string">
            <text:p>190/?: 50/50</text:p>
          </table:table-cell>
          <table:table-cell office:value-type="string">
            <text:p>191/?: 51/51</text:p>
          </table:table-cell>
          <table:table-cell table:number-columns-repeated="2" office:value-type="string">
            <text:p>_</text:p>
          </table:table-cell>
          <table:table-cell office:value-type="string">
            <text:p>194/?: 47/49</text:p>
          </table:table-cell>
          <table:table-cell office:value-type="string">
            <text:p>195/?: 45/49</text:p>
          </table:table-cell>
          <table:table-cell office:value-type="string">
            <text:p>196/?: 46/49</text:p>
          </table:table-cell>
          <table:table-cell office:value-type="string">
            <text:p>197/?: 47/50</text:p>
          </table:table-cell>
          <table:table-cell office:value-type="string">
            <text:p>198/?: 50/50</text:p>
          </table:table-cell>
          <table:table-cell office:value-type="string">
            <text:p>199/?: 51/51</text:p>
          </table:table-cell>
          <table:table-cell office:value-type="string">
            <text:p>200/?: 51/51</text:p>
          </table:table-cell>
          <table:table-cell office:value-type="string">
            <text:p>_</text:p>
          </table:table-cell>
          <table:table-cell office:value-type="string">
            <text:p>202/?: 48/49</text:p>
          </table:table-cell>
          <table:table-cell office:value-type="string">
            <text:p>_</text:p>
          </table:table-cell>
          <table:table-cell office:value-type="string">
            <text:p>204/?: 49/50</text:p>
          </table:table-cell>
          <table:table-cell office:value-type="string">
            <text:p>206/?: 49/49</text:p>
          </table:table-cell>
          <table:table-cell office:value-type="string">
            <text:p>207/?: 50/50</text:p>
          </table:table-cell>
          <table:table-cell office:value-type="string">
            <text:p>208/?: 50/50</text:p>
          </table:table-cell>
          <table:table-cell table:number-columns-repeated="4" office:value-type="string">
            <text:p>_</text:p>
          </table:table-cell>
          <table:table-cell office:value-type="string">
            <text:p>225/?: 50/50</text:p>
          </table:table-cell>
          <table:table-cell office:value-type="string">
            <text:p>226/?: 51/51</text:p>
          </table:table-cell>
          <table:table-cell table:number-columns-repeated="7" office:value-type="string">
            <text:p>_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3">
            <text:p>53</text:p>
          </table:table-cell>
          <table:table-cell office:value-type="string">
            <text:p>count:</text:p>
          </table:table-cell>
          <table:table-cell office:value-type="float" office:value="153">
            <text:p>153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0/1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2/3</text:p>
          </table:table-cell>
          <table:table-cell office:value-type="string">
            <text:p>48/0: 0/3</text:p>
          </table:table-cell>
          <table:table-cell office:value-type="string">
            <text:p>49/1: 0/3</text:p>
          </table:table-cell>
          <table:table-cell office:value-type="string">
            <text:p>50/2: 1/3</text:p>
          </table:table-cell>
          <table:table-cell office:value-type="string">
            <text:p>51/3: 2/4</text:p>
          </table:table-cell>
          <table:table-cell office:value-type="string">
            <text:p>52/4: 2/5</text:p>
          </table:table-cell>
          <table:table-cell office:value-type="string">
            <text:p>53/5: 1/6</text:p>
          </table:table-cell>
          <table:table-cell office:value-type="string">
            <text:p>54/6: 3/7</text:p>
          </table:table-cell>
          <table:table-cell office:value-type="string">
            <text:p>55/7: 3/8</text:p>
          </table:table-cell>
          <table:table-cell office:value-type="string">
            <text:p>56/8: 2/9</text:p>
          </table:table-cell>
          <table:table-cell office:value-type="string">
            <text:p>57/9: 3/9</text:p>
          </table:table-cell>
          <table:table-cell office:value-type="string">
            <text:p>58/:: 5/11</text:p>
          </table:table-cell>
          <table:table-cell table:number-columns-repeated="2" office:value-type="string">
            <text:p>_</text:p>
          </table:table-cell>
          <table:table-cell office:value-type="string">
            <text:p>61/=: 3/3</text:p>
          </table:table-cell>
          <table:table-cell table:number-columns-repeated="2" office:value-type="string">
            <text:p>_</text:p>
          </table:table-cell>
          <table:table-cell office:value-type="string">
            <text:p>64/@: 5/5</text:p>
          </table:table-cell>
          <table:table-cell office:value-type="string">
            <text:p>65/A: 0/6</text:p>
          </table:table-cell>
          <table:table-cell office:value-type="string">
            <text:p>66/B: 1/7</text:p>
          </table:table-cell>
          <table:table-cell office:value-type="string">
            <text:p>67/C: 2/9</text:p>
          </table:table-cell>
          <table:table-cell office:value-type="string">
            <text:p>68/D: 3/9</text:p>
          </table:table-cell>
          <table:table-cell office:value-type="string">
            <text:p>69/E: 4/10</text:p>
          </table:table-cell>
          <table:table-cell office:value-type="string">
            <text:p>70/F: 5/11</text:p>
          </table:table-cell>
          <table:table-cell office:value-type="string">
            <text:p>71/G: 6/12</text:p>
          </table:table-cell>
          <table:table-cell office:value-type="string">
            <text:p>72/H: 7/13</text:p>
          </table:table-cell>
          <table:table-cell office:value-type="string">
            <text:p>73/I: 8/14</text:p>
          </table:table-cell>
          <table:table-cell office:value-type="string">
            <text:p>74/J: 9/15</text:p>
          </table:table-cell>
          <table:table-cell office:value-type="string">
            <text:p>75/K: 8/16</text:p>
          </table:table-cell>
          <table:table-cell office:value-type="string">
            <text:p>76/L: 9/17</text:p>
          </table:table-cell>
          <table:table-cell office:value-type="string">
            <text:p>77/M: 10/18</text:p>
          </table:table-cell>
          <table:table-cell office:value-type="string">
            <text:p>78/N: 10/19</text:p>
          </table:table-cell>
          <table:table-cell office:value-type="string">
            <text:p>79/O: 11/20</text:p>
          </table:table-cell>
          <table:table-cell office:value-type="string">
            <text:p>80/P: 12/21</text:p>
          </table:table-cell>
          <table:table-cell office:value-type="string">
            <text:p>81/Q: 16/22</text:p>
          </table:table-cell>
          <table:table-cell office:value-type="string">
            <text:p>82/R: 13/22</text:p>
          </table:table-cell>
          <table:table-cell office:value-type="string">
            <text:p>83/S: 14/23</text:p>
          </table:table-cell>
          <table:table-cell office:value-type="string">
            <text:p>84/T: 15/24</text:p>
          </table:table-cell>
          <table:table-cell office:value-type="string">
            <text:p>85/U: 18/26</text:p>
          </table:table-cell>
          <table:table-cell office:value-type="string">
            <text:p>86/V: 16/26</text:p>
          </table:table-cell>
          <table:table-cell office:value-type="string">
            <text:p>87/W: 16/27</text:p>
          </table:table-cell>
          <table:table-cell office:value-type="string">
            <text:p>88/X: 18/29</text:p>
          </table:table-cell>
          <table:table-cell office:value-type="string">
            <text:p>89/Y: 17/29</text:p>
          </table:table-cell>
          <table:table-cell office:value-type="string">
            <text:p>90/Z: 18/30</text:p>
          </table:table-cell>
          <table:table-cell table:number-columns-repeated="3" office:value-type="string">
            <text:p>_</text:p>
          </table:table-cell>
          <table:table-cell office:value-type="string">
            <text:p>94/^: 22/22</text:p>
          </table:table-cell>
          <table:table-cell office:value-type="string">
            <text:p>95/_: 18/28</text:p>
          </table:table-cell>
          <table:table-cell office:value-type="string">
            <text:p>96/`: 19/19</text:p>
          </table:table-cell>
          <table:table-cell office:value-type="string">
            <text:p>97/a: 20/30</text:p>
          </table:table-cell>
          <table:table-cell office:value-type="string">
            <text:p>98/b: 21/31</text:p>
          </table:table-cell>
          <table:table-cell office:value-type="string">
            <text:p>99/c: 22/32</text:p>
          </table:table-cell>
          <table:table-cell office:value-type="string">
            <text:p>100/d: 23/33</text:p>
          </table:table-cell>
          <table:table-cell office:value-type="string">
            <text:p>101/e: 24/34</text:p>
          </table:table-cell>
          <table:table-cell office:value-type="string">
            <text:p>102/f: 25/34</text:p>
          </table:table-cell>
          <table:table-cell office:value-type="string">
            <text:p>103/g: 26/35</text:p>
          </table:table-cell>
          <table:table-cell office:value-type="string">
            <text:p>104/h: 27/36</text:p>
          </table:table-cell>
          <table:table-cell office:value-type="string">
            <text:p>105/i: 28/37</text:p>
          </table:table-cell>
          <table:table-cell office:value-type="string">
            <text:p>106/j: 29/37</text:p>
          </table:table-cell>
          <table:table-cell office:value-type="string">
            <text:p>107/k: 30/38</text:p>
          </table:table-cell>
          <table:table-cell office:value-type="string">
            <text:p>108/l: 31/40</text:p>
          </table:table-cell>
          <table:table-cell office:value-type="string">
            <text:p>109/m: 32/40</text:p>
          </table:table-cell>
          <table:table-cell office:value-type="string">
            <text:p>110/n: 33/41</text:p>
          </table:table-cell>
          <table:table-cell office:value-type="string">
            <text:p>111/o: 34/42</text:p>
          </table:table-cell>
          <table:table-cell office:value-type="string">
            <text:p>112/p: 35/43</text:p>
          </table:table-cell>
          <table:table-cell office:value-type="string">
            <text:p>113/q: 36/42</text:p>
          </table:table-cell>
          <table:table-cell office:value-type="string">
            <text:p>114/r: 37/45</text:p>
          </table:table-cell>
          <table:table-cell office:value-type="string">
            <text:p>115/s: 38/46</text:p>
          </table:table-cell>
          <table:table-cell office:value-type="string">
            <text:p>116/t: 39/47</text:p>
          </table:table-cell>
          <table:table-cell office:value-type="string">
            <text:p>117/u: 40/47</text:p>
          </table:table-cell>
          <table:table-cell office:value-type="string">
            <text:p>118/v: 41/48</text:p>
          </table:table-cell>
          <table:table-cell office:value-type="string">
            <text:p>119/w: 42/49</text:p>
          </table:table-cell>
          <table:table-cell office:value-type="string">
            <text:p>120/x: 43/47</text:p>
          </table:table-cell>
          <table:table-cell office:value-type="string">
            <text:p>121/y: 44/49</text:p>
          </table:table-cell>
          <table:table-cell office:value-type="string">
            <text:p>122/z: 45/49</text:p>
          </table:table-cell>
          <table:table-cell table:number-columns-repeated="2" office:value-type="string">
            <text:p>_</text:p>
          </table:table-cell>
          <table:table-cell office:value-type="string">
            <text:p>126/~: 51/51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0/2</text:p>
          </table:table-cell>
          <table:table-cell office:value-type="string">
            <text:p>133/?: 1/3</text:p>
          </table:table-cell>
          <table:table-cell office:value-type="string">
            <text:p>134/?: 4/4</text:p>
          </table:table-cell>
          <table:table-cell office:value-type="string">
            <text:p>135/?: 2/4</text:p>
          </table:table-cell>
          <table:table-cell office:value-type="string">
            <text:p>136/?: 3/5</text:p>
          </table:table-cell>
          <table:table-cell office:value-type="string">
            <text:p>137/?: 4/6</text:p>
          </table:table-cell>
          <table:table-cell office:value-type="string">
            <text:p>138/?: 5/7</text:p>
          </table:table-cell>
          <table:table-cell office:value-type="string">
            <text:p>139/?: 9/10</text:p>
          </table:table-cell>
          <table:table-cell office:value-type="string">
            <text:p>140/?: 10/11</text:p>
          </table:table-cell>
          <table:table-cell office:value-type="string">
            <text:p>141/?: 5/5</text:p>
          </table:table-cell>
          <table:table-cell office:value-type="string">
            <text:p>142/?: 6/6</text:p>
          </table:table-cell>
          <table:table-cell office:value-type="string">
            <text:p>143/?: 7/9</text:p>
          </table:table-cell>
          <table:table-cell office:value-type="string">
            <text:p>144/?: 8/10</text:p>
          </table:table-cell>
          <table:table-cell office:value-type="string">
            <text:p>145/?: 9/11</text:p>
          </table:table-cell>
          <table:table-cell office:value-type="string">
            <text:p>146/?: 11/11</text:p>
          </table:table-cell>
          <table:table-cell office:value-type="string">
            <text:p>147/?: 10/12</text:p>
          </table:table-cell>
          <table:table-cell office:value-type="string">
            <text:p>148/?: 11/13</text:p>
          </table:table-cell>
          <table:table-cell office:value-type="string">
            <text:p>149/?: 12/13</text:p>
          </table:table-cell>
          <table:table-cell office:value-type="string">
            <text:p>150/?: 13/14</text:p>
          </table:table-cell>
          <table:table-cell office:value-type="string">
            <text:p>151/?: 14/15</text:p>
          </table:table-cell>
          <table:table-cell office:value-type="string">
            <text:p>152/?: 15/16</text:p>
          </table:table-cell>
          <table:table-cell office:value-type="string">
            <text:p>153/?: 16/17</text:p>
          </table:table-cell>
          <table:table-cell office:value-type="string">
            <text:p>154/?: 17/18</text:p>
          </table:table-cell>
          <table:table-cell office:value-type="string">
            <text:p>155/?: 18/19</text:p>
          </table:table-cell>
          <table:table-cell office:value-type="string">
            <text:p>156/?: 19/20</text:p>
          </table:table-cell>
          <table:table-cell office:value-type="string">
            <text:p>157/?: 23/23</text:p>
          </table:table-cell>
          <table:table-cell office:value-type="string">
            <text:p>158/?: 21/23</text:p>
          </table:table-cell>
          <table:table-cell office:value-type="string">
            <text:p>159/?: 20/23</text:p>
          </table:table-cell>
          <table:table-cell office:value-type="string">
            <text:p>160/?: 21/24</text:p>
          </table:table-cell>
          <table:table-cell office:value-type="string">
            <text:p>161/?: 22/25</text:p>
          </table:table-cell>
          <table:table-cell office:value-type="string">
            <text:p>162/?: 23/26</text:p>
          </table:table-cell>
          <table:table-cell office:value-type="string">
            <text:p>163/?: 24/27</text:p>
          </table:table-cell>
          <table:table-cell office:value-type="string">
            <text:p>164/?: 25/28</text:p>
          </table:table-cell>
          <table:table-cell office:value-type="string">
            <text:p>165/?: 26/29</text:p>
          </table:table-cell>
          <table:table-cell office:value-type="string">
            <text:p>166/?: 27/30</text:p>
          </table:table-cell>
          <table:table-cell office:value-type="string">
            <text:p>167/?: 28/31</text:p>
          </table:table-cell>
          <table:table-cell office:value-type="string">
            <text:p>168/?: 29/32</text:p>
          </table:table-cell>
          <table:table-cell office:value-type="string">
            <text:p>169/?: 30/32</text:p>
          </table:table-cell>
          <table:table-cell office:value-type="string">
            <text:p>170/?: 31/33</text:p>
          </table:table-cell>
          <table:table-cell office:value-type="string">
            <text:p>171/?: 32/34</text:p>
          </table:table-cell>
          <table:table-cell office:value-type="string">
            <text:p>172/?: 33/35</text:p>
          </table:table-cell>
          <table:table-cell office:value-type="string">
            <text:p>173/?: 34/36</text:p>
          </table:table-cell>
          <table:table-cell office:value-type="string">
            <text:p>174/?: 35/37</text:p>
          </table:table-cell>
          <table:table-cell office:value-type="string">
            <text:p>175/?: 36/38</text:p>
          </table:table-cell>
          <table:table-cell office:value-type="string">
            <text:p>176/?: 37/39</text:p>
          </table:table-cell>
          <table:table-cell office:value-type="string">
            <text:p>177/?: 38/39</text:p>
          </table:table-cell>
          <table:table-cell office:value-type="string">
            <text:p>178/?: 39/41</text:p>
          </table:table-cell>
          <table:table-cell office:value-type="string">
            <text:p>179/?: 40/41</text:p>
          </table:table-cell>
          <table:table-cell office:value-type="string">
            <text:p>180/?: 41/42</text:p>
          </table:table-cell>
          <table:table-cell office:value-type="string">
            <text:p>181/?: 42/43</text:p>
          </table:table-cell>
          <table:table-cell office:value-type="string">
            <text:p>182/?: 43/44</text:p>
          </table:table-cell>
          <table:table-cell office:value-type="string">
            <text:p>183/?: 44/45</text:p>
          </table:table-cell>
          <table:table-cell office:value-type="string">
            <text:p>184/?: 45/46</text:p>
          </table:table-cell>
          <table:table-cell office:value-type="string">
            <text:p>185/?: 46/47</text:p>
          </table:table-cell>
          <table:table-cell office:value-type="string">
            <text:p>186/?: 47/47</text:p>
          </table:table-cell>
          <table:table-cell office:value-type="string">
            <text:p>187/?: 48/48</text:p>
          </table:table-cell>
          <table:table-cell office:value-type="string">
            <text:p>188/?: 49/49</text:p>
          </table:table-cell>
          <table:table-cell office:value-type="string">
            <text:p>189/?: 50/50</text:p>
          </table:table-cell>
          <table:table-cell office:value-type="string">
            <text:p>190/?: 51/51</text:p>
          </table:table-cell>
          <table:table-cell office:value-type="string">
            <text:p>191/?: 52/52</text:p>
          </table:table-cell>
          <table:table-cell table:number-columns-repeated="2" office:value-type="string">
            <text:p>_</text:p>
          </table:table-cell>
          <table:table-cell office:value-type="string">
            <text:p>194/?: 46/50</text:p>
          </table:table-cell>
          <table:table-cell office:value-type="string">
            <text:p>195/?: 46/50</text:p>
          </table:table-cell>
          <table:table-cell office:value-type="string">
            <text:p>196/?: 47/50</text:p>
          </table:table-cell>
          <table:table-cell office:value-type="string">
            <text:p>197/?: 48/50</text:p>
          </table:table-cell>
          <table:table-cell office:value-type="string">
            <text:p>198/?: 51/51</text:p>
          </table:table-cell>
          <table:table-cell office:value-type="string">
            <text:p>199/?: 49/49</text:p>
          </table:table-cell>
          <table:table-cell office:value-type="string">
            <text:p>200/?: 49/50</text:p>
          </table:table-cell>
          <table:table-cell office:value-type="string">
            <text:p>201/?: 49/50</text:p>
          </table:table-cell>
          <table:table-cell office:value-type="string">
            <text:p>202/?: 50/51</text:p>
          </table:table-cell>
          <table:table-cell table:number-columns-repeated="3" office:value-type="string">
            <text:p>_</text:p>
          </table:table-cell>
          <table:table-cell office:value-type="string">
            <text:p>206/?: 51/51</text:p>
          </table:table-cell>
          <table:table-cell table:number-columns-repeated="2" office:value-type="string">
            <text:p>_</text:p>
          </table:table-cell>
          <table:table-cell office:value-type="string">
            <text:p>209/?: 50/50</text:p>
          </table:table-cell>
          <table:table-cell office:value-type="string">
            <text:p>225/?: 51/51</text:p>
          </table:table-cell>
          <table:table-cell office:value-type="string">
            <text:p>226/?: 51/51</text:p>
          </table:table-cell>
          <table:table-cell table:number-columns-repeated="4" office:value-type="string">
            <text:p>_</text:p>
          </table:table-cell>
          <table:table-cell office:value-type="string">
            <text:p>231/?: 52/52</text:p>
          </table:table-cell>
          <table:table-cell office:value-type="string">
            <text:p>_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4">
            <text:p>54</text:p>
          </table:table-cell>
          <table:table-cell office:value-type="string">
            <text:p>count:</text:p>
          </table:table-cell>
          <table:table-cell office:value-type="float" office:value="156">
            <text:p>156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41/): 2/2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1/2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1/4</text:p>
          </table:table-cell>
          <table:table-cell office:value-type="string">
            <text:p>48/0: 0/4</text:p>
          </table:table-cell>
          <table:table-cell office:value-type="string">
            <text:p>49/1: 0/3</text:p>
          </table:table-cell>
          <table:table-cell office:value-type="string">
            <text:p>50/2: 1/4</text:p>
          </table:table-cell>
          <table:table-cell office:value-type="string">
            <text:p>51/3: 2/5</text:p>
          </table:table-cell>
          <table:table-cell office:value-type="string">
            <text:p>52/4: 1/5</text:p>
          </table:table-cell>
          <table:table-cell office:value-type="string">
            <text:p>53/5: 3/6</text:p>
          </table:table-cell>
          <table:table-cell office:value-type="string">
            <text:p>54/6: 2/7</text:p>
          </table:table-cell>
          <table:table-cell office:value-type="string">
            <text:p>55/7: 2/7</text:p>
          </table:table-cell>
          <table:table-cell office:value-type="string">
            <text:p>56/8: 3/8</text:p>
          </table:table-cell>
          <table:table-cell office:value-type="string">
            <text:p>57/9: 3/9</text:p>
          </table:table-cell>
          <table:table-cell office:value-type="string">
            <text:p>58/:: 7/11</text:p>
          </table:table-cell>
          <table:table-cell table:number-columns-repeated="2" office:value-type="string">
            <text:p>_</text:p>
          </table:table-cell>
          <table:table-cell office:value-type="string">
            <text:p>61/=: 7/7</text:p>
          </table:table-cell>
          <table:table-cell office:value-type="string">
            <text:p>_</text:p>
          </table:table-cell>
          <table:table-cell office:value-type="string">
            <text:p>63/?: 6/7</text:p>
          </table:table-cell>
          <table:table-cell office:value-type="string">
            <text:p>64/@: 8/10</text:p>
          </table:table-cell>
          <table:table-cell office:value-type="string">
            <text:p>65/A: 0/7</text:p>
          </table:table-cell>
          <table:table-cell office:value-type="string">
            <text:p>66/B: 1/8</text:p>
          </table:table-cell>
          <table:table-cell office:value-type="string">
            <text:p>67/C: 2/9</text:p>
          </table:table-cell>
          <table:table-cell office:value-type="string">
            <text:p>68/D: 3/10</text:p>
          </table:table-cell>
          <table:table-cell office:value-type="string">
            <text:p>69/E: 4/11</text:p>
          </table:table-cell>
          <table:table-cell office:value-type="string">
            <text:p>70/F: 5/12</text:p>
          </table:table-cell>
          <table:table-cell office:value-type="string">
            <text:p>71/G: 6/13</text:p>
          </table:table-cell>
          <table:table-cell office:value-type="string">
            <text:p>72/H: 7/14</text:p>
          </table:table-cell>
          <table:table-cell office:value-type="string">
            <text:p>73/I: 8/15</text:p>
          </table:table-cell>
          <table:table-cell office:value-type="string">
            <text:p>74/J: 9/15</text:p>
          </table:table-cell>
          <table:table-cell office:value-type="string">
            <text:p>75/K: 10/17</text:p>
          </table:table-cell>
          <table:table-cell office:value-type="string">
            <text:p>76/L: 11/17</text:p>
          </table:table-cell>
          <table:table-cell office:value-type="string">
            <text:p>77/M: 11/18</text:p>
          </table:table-cell>
          <table:table-cell office:value-type="string">
            <text:p>78/N: 12/19</text:p>
          </table:table-cell>
          <table:table-cell office:value-type="string">
            <text:p>79/O: 13/20</text:p>
          </table:table-cell>
          <table:table-cell office:value-type="string">
            <text:p>80/P: 14/21</text:p>
          </table:table-cell>
          <table:table-cell office:value-type="string">
            <text:p>81/Q: 15/22</text:p>
          </table:table-cell>
          <table:table-cell office:value-type="string">
            <text:p>82/R: 15/23</text:p>
          </table:table-cell>
          <table:table-cell office:value-type="string">
            <text:p>83/S: 16/24</text:p>
          </table:table-cell>
          <table:table-cell office:value-type="string">
            <text:p>84/T: 17/25</text:p>
          </table:table-cell>
          <table:table-cell office:value-type="string">
            <text:p>85/U: 20/26</text:p>
          </table:table-cell>
          <table:table-cell office:value-type="string">
            <text:p>86/V: 18/27</text:p>
          </table:table-cell>
          <table:table-cell office:value-type="string">
            <text:p>87/W: 19/28</text:p>
          </table:table-cell>
          <table:table-cell office:value-type="string">
            <text:p>88/X: 20/29</text:p>
          </table:table-cell>
          <table:table-cell office:value-type="string">
            <text:p>89/Y: 24/29</text:p>
          </table:table-cell>
          <table:table-cell office:value-type="string">
            <text:p>90/Z: 18/30</text:p>
          </table:table-cell>
          <table:table-cell office:value-type="string">
            <text:p>_</text:p>
          </table:table-cell>
          <table:table-cell office:value-type="string">
            <text:p>94/^: 24/29</text:p>
          </table:table-cell>
          <table:table-cell office:value-type="string">
            <text:p>95/_: 19/30</text:p>
          </table:table-cell>
          <table:table-cell office:value-type="string">
            <text:p>_</text:p>
          </table:table-cell>
          <table:table-cell office:value-type="string">
            <text:p>97/a: 20/31</text:p>
          </table:table-cell>
          <table:table-cell office:value-type="string">
            <text:p>98/b: 21/32</text:p>
          </table:table-cell>
          <table:table-cell office:value-type="string">
            <text:p>99/c: 22/33</text:p>
          </table:table-cell>
          <table:table-cell office:value-type="string">
            <text:p>100/d: 23/33</text:p>
          </table:table-cell>
          <table:table-cell office:value-type="string">
            <text:p>101/e: 24/34</text:p>
          </table:table-cell>
          <table:table-cell office:value-type="string">
            <text:p>102/f: 25/36</text:p>
          </table:table-cell>
          <table:table-cell office:value-type="string">
            <text:p>103/g: 26/36</text:p>
          </table:table-cell>
          <table:table-cell office:value-type="string">
            <text:p>104/h: 27/37</text:p>
          </table:table-cell>
          <table:table-cell office:value-type="string">
            <text:p>105/i: 28/38</text:p>
          </table:table-cell>
          <table:table-cell office:value-type="string">
            <text:p>106/j: 29/38</text:p>
          </table:table-cell>
          <table:table-cell office:value-type="string">
            <text:p>107/k: 30/39</text:p>
          </table:table-cell>
          <table:table-cell office:value-type="string">
            <text:p>108/l: 31/41</text:p>
          </table:table-cell>
          <table:table-cell office:value-type="string">
            <text:p>109/m: 32/42</text:p>
          </table:table-cell>
          <table:table-cell office:value-type="string">
            <text:p>110/n: 33/42</text:p>
          </table:table-cell>
          <table:table-cell office:value-type="string">
            <text:p>111/o: 34/43</text:p>
          </table:table-cell>
          <table:table-cell office:value-type="string">
            <text:p>112/p: 35/44</text:p>
          </table:table-cell>
          <table:table-cell office:value-type="string">
            <text:p>113/q: 36/44</text:p>
          </table:table-cell>
          <table:table-cell office:value-type="string">
            <text:p>114/r: 37/46</text:p>
          </table:table-cell>
          <table:table-cell office:value-type="string">
            <text:p>115/s: 38/47</text:p>
          </table:table-cell>
          <table:table-cell office:value-type="string">
            <text:p>116/t: 39/48</text:p>
          </table:table-cell>
          <table:table-cell office:value-type="string">
            <text:p>117/u: 40/48</text:p>
          </table:table-cell>
          <table:table-cell office:value-type="string">
            <text:p>118/v: 41/49</text:p>
          </table:table-cell>
          <table:table-cell office:value-type="string">
            <text:p>119/w: 42/50</text:p>
          </table:table-cell>
          <table:table-cell office:value-type="string">
            <text:p>120/x: 43/49</text:p>
          </table:table-cell>
          <table:table-cell office:value-type="string">
            <text:p>121/y: 44/50</text:p>
          </table:table-cell>
          <table:table-cell office:value-type="string">
            <text:p>122/z: 45/51</text:p>
          </table:table-cell>
          <table:table-cell table:number-columns-repeated="3" office:value-type="string">
            <text:p>_</text:p>
          </table:table-cell>
          <table:table-cell office:value-type="string">
            <text:p>126/~: 52/52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3/4</text:p>
          </table:table-cell>
          <table:table-cell office:value-type="string">
            <text:p>134/?: 4/5</text:p>
          </table:table-cell>
          <table:table-cell office:value-type="string">
            <text:p>135/?: 5/6</text:p>
          </table:table-cell>
          <table:table-cell office:value-type="string">
            <text:p>136/?: 6/7</text:p>
          </table:table-cell>
          <table:table-cell office:value-type="string">
            <text:p>137/?: 7/8</text:p>
          </table:table-cell>
          <table:table-cell office:value-type="string">
            <text:p>138/?: 8/9</text:p>
          </table:table-cell>
          <table:table-cell office:value-type="string">
            <text:p>139/?: 9/10</text:p>
          </table:table-cell>
          <table:table-cell office:value-type="string">
            <text:p>140/?: 10/11</text:p>
          </table:table-cell>
          <table:table-cell office:value-type="string">
            <text:p>141/?: 10/12</text:p>
          </table:table-cell>
          <table:table-cell office:value-type="string">
            <text:p>142/?: 12/13</text:p>
          </table:table-cell>
          <table:table-cell office:value-type="string">
            <text:p>143/?: 11/14</text:p>
          </table:table-cell>
          <table:table-cell office:value-type="string">
            <text:p>144/?: 12/15</text:p>
          </table:table-cell>
          <table:table-cell office:value-type="string">
            <text:p>145/?: 13/16</text:p>
          </table:table-cell>
          <table:table-cell office:value-type="string">
            <text:p>146/?: 16/17</text:p>
          </table:table-cell>
          <table:table-cell office:value-type="string">
            <text:p>147/?: 14/17</text:p>
          </table:table-cell>
          <table:table-cell office:value-type="string">
            <text:p>148/?: 15/18</text:p>
          </table:table-cell>
          <table:table-cell office:value-type="string">
            <text:p>149/?: 16/19</text:p>
          </table:table-cell>
          <table:table-cell office:value-type="string">
            <text:p>150/?: 17/20</text:p>
          </table:table-cell>
          <table:table-cell office:value-type="string">
            <text:p>151/?: 18/21</text:p>
          </table:table-cell>
          <table:table-cell office:value-type="string">
            <text:p>152/?: 19/22</text:p>
          </table:table-cell>
          <table:table-cell office:value-type="string">
            <text:p>153/?: 20/23</text:p>
          </table:table-cell>
          <table:table-cell office:value-type="string">
            <text:p>154/?: 21/24</text:p>
          </table:table-cell>
          <table:table-cell office:value-type="string">
            <text:p>155/?: 22/25</text:p>
          </table:table-cell>
          <table:table-cell office:value-type="string">
            <text:p>156/?: 23/26</text:p>
          </table:table-cell>
          <table:table-cell office:value-type="string">
            <text:p>157/?: 24/26</text:p>
          </table:table-cell>
          <table:table-cell office:value-type="string">
            <text:p>158/?: 25/27</text:p>
          </table:table-cell>
          <table:table-cell office:value-type="string">
            <text:p>159/?: 26/28</text:p>
          </table:table-cell>
          <table:table-cell office:value-type="string">
            <text:p>160/?: 27/29</text:p>
          </table:table-cell>
          <table:table-cell office:value-type="string">
            <text:p>161/?: 28/30</text:p>
          </table:table-cell>
          <table:table-cell office:value-type="string">
            <text:p>162/?: 29/31</text:p>
          </table:table-cell>
          <table:table-cell office:value-type="string">
            <text:p>163/?: 30/32</text:p>
          </table:table-cell>
          <table:table-cell office:value-type="string">
            <text:p>164/?: 31/33</text:p>
          </table:table-cell>
          <table:table-cell office:value-type="string">
            <text:p>165/?: 32/34</text:p>
          </table:table-cell>
          <table:table-cell office:value-type="string">
            <text:p>166/?: 33/35</text:p>
          </table:table-cell>
          <table:table-cell office:value-type="string">
            <text:p>167/?: 34/36</text:p>
          </table:table-cell>
          <table:table-cell office:value-type="string">
            <text:p>168/?: 35/37</text:p>
          </table:table-cell>
          <table:table-cell office:value-type="string">
            <text:p>169/?: 37/39</text:p>
          </table:table-cell>
          <table:table-cell office:value-type="string">
            <text:p>170/?: 36/39</text:p>
          </table:table-cell>
          <table:table-cell office:value-type="string">
            <text:p>171/?: 37/40</text:p>
          </table:table-cell>
          <table:table-cell office:value-type="string">
            <text:p>172/?: 38/40</text:p>
          </table:table-cell>
          <table:table-cell office:value-type="string">
            <text:p>173/?: 39/42</text:p>
          </table:table-cell>
          <table:table-cell office:value-type="string">
            <text:p>174/?: 40/43</text:p>
          </table:table-cell>
          <table:table-cell office:value-type="string">
            <text:p>175/?: 41/44</text:p>
          </table:table-cell>
          <table:table-cell office:value-type="string">
            <text:p>176/?: 40/43</text:p>
          </table:table-cell>
          <table:table-cell office:value-type="string">
            <text:p>177/?: 41/44</text:p>
          </table:table-cell>
          <table:table-cell office:value-type="string">
            <text:p>178/?: 42/45</text:p>
          </table:table-cell>
          <table:table-cell office:value-type="string">
            <text:p>179/?: 44/47</text:p>
          </table:table-cell>
          <table:table-cell office:value-type="string">
            <text:p>180/?: 42/46</text:p>
          </table:table-cell>
          <table:table-cell office:value-type="string">
            <text:p>181/?: 43/48</text:p>
          </table:table-cell>
          <table:table-cell office:value-type="string">
            <text:p>182/?: 44/46</text:p>
          </table:table-cell>
          <table:table-cell office:value-type="string">
            <text:p>183/?: 45/46</text:p>
          </table:table-cell>
          <table:table-cell office:value-type="string">
            <text:p>184/?: 46/48</text:p>
          </table:table-cell>
          <table:table-cell office:value-type="string">
            <text:p>185/?: 47/48</text:p>
          </table:table-cell>
          <table:table-cell office:value-type="string">
            <text:p>186/?: 48/48</text:p>
          </table:table-cell>
          <table:table-cell office:value-type="string">
            <text:p>187/?: 49/50</text:p>
          </table:table-cell>
          <table:table-cell office:value-type="string">
            <text:p>188/?: 50/50</text:p>
          </table:table-cell>
          <table:table-cell office:value-type="string">
            <text:p>189/?: 51/51</text:p>
          </table:table-cell>
          <table:table-cell office:value-type="string">
            <text:p>190/?: 52/52</text:p>
          </table:table-cell>
          <table:table-cell office:value-type="string">
            <text:p>191/?: 53/53</text:p>
          </table:table-cell>
          <table:table-cell table:number-columns-repeated="2" office:value-type="string">
            <text:p>_</text:p>
          </table:table-cell>
          <table:table-cell office:value-type="string">
            <text:p>194/?: 50/51</text:p>
          </table:table-cell>
          <table:table-cell office:value-type="string">
            <text:p>195/?: 46/51</text:p>
          </table:table-cell>
          <table:table-cell office:value-type="string">
            <text:p>196/?: 47/51</text:p>
          </table:table-cell>
          <table:table-cell office:value-type="string">
            <text:p>197/?: 48/52</text:p>
          </table:table-cell>
          <table:table-cell office:value-type="string">
            <text:p>198/?: 53/53</text:p>
          </table:table-cell>
          <table:table-cell office:value-type="string">
            <text:p>199/?: 49/49</text:p>
          </table:table-cell>
          <table:table-cell office:value-type="string">
            <text:p>200/?: 50/51</text:p>
          </table:table-cell>
          <table:table-cell office:value-type="string">
            <text:p>201/?: 53/53</text:p>
          </table:table-cell>
          <table:table-cell office:value-type="string">
            <text:p>202/?: 51/51</text:p>
          </table:table-cell>
          <table:table-cell office:value-type="string">
            <text:p>_</text:p>
          </table:table-cell>
          <table:table-cell office:value-type="string">
            <text:p>204/?: 51/51</text:p>
          </table:table-cell>
          <table:table-cell office:value-type="string">
            <text:p>_</text:p>
          </table:table-cell>
          <table:table-cell office:value-type="string">
            <text:p>206/?: 52/52</text:p>
          </table:table-cell>
          <table:table-cell office:value-type="string">
            <text:p>_</text:p>
          </table:table-cell>
          <table:table-cell office:value-type="string">
            <text:p>208/?: 53/53</text:p>
          </table:table-cell>
          <table:table-cell office:value-type="string">
            <text:p>225/?: 52/52</text:p>
          </table:table-cell>
          <table:table-cell office:value-type="string">
            <text:p>226/?: 52/52</text:p>
          </table:table-cell>
          <table:table-cell office:value-type="string">
            <text:p>227/?: 53/53</text:p>
          </table:table-cell>
          <table:table-cell office:value-type="string">
            <text:p>_</text:p>
          </table:table-cell>
          <table:table-cell office:value-type="string">
            <text:p>229/?: 53/53</text:p>
          </table:table-cell>
          <table:table-cell office:value-type="string">
            <text:p>_</text:p>
          </table:table-cell>
          <table:table-cell office:value-type="string">
            <text:p>232/?: 53/53</text:p>
          </table:table-cell>
          <table:table-cell table:number-columns-repeated="9" office:value-type="string">
            <text:p>_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5">
            <text:p>55</text:p>
          </table:table-cell>
          <table:table-cell office:value-type="string">
            <text:p>count:</text:p>
          </table:table-cell>
          <table:table-cell office:value-type="float" office:value="128">
            <text:p>128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1</text:p>
          </table:table-cell>
          <table:table-cell office:value-type="string">
            <text:p>41/): 1/1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1/2</text:p>
          </table:table-cell>
          <table:table-cell office:value-type="string">
            <text:p>45/-: 1/2</text:p>
          </table:table-cell>
          <table:table-cell office:value-type="string">
            <text:p>46/.: 1/3</text:p>
          </table:table-cell>
          <table:table-cell office:value-type="string">
            <text:p>47//: 1/3</text:p>
          </table:table-cell>
          <table:table-cell office:value-type="string">
            <text:p>48/0: 0/3</text:p>
          </table:table-cell>
          <table:table-cell office:value-type="string">
            <text:p>49/1: 0/3</text:p>
          </table:table-cell>
          <table:table-cell office:value-type="string">
            <text:p>50/2: 1/4</text:p>
          </table:table-cell>
          <table:table-cell office:value-type="string">
            <text:p>51/3: 2/5</text:p>
          </table:table-cell>
          <table:table-cell office:value-type="string">
            <text:p>52/4: 1/5</text:p>
          </table:table-cell>
          <table:table-cell office:value-type="string">
            <text:p>53/5: 2/6</text:p>
          </table:table-cell>
          <table:table-cell office:value-type="string">
            <text:p>54/6: 2/7</text:p>
          </table:table-cell>
          <table:table-cell office:value-type="string">
            <text:p>55/7: 5/8</text:p>
          </table:table-cell>
          <table:table-cell office:value-type="string">
            <text:p>56/8: 2/8</text:p>
          </table:table-cell>
          <table:table-cell office:value-type="string">
            <text:p>57/9: 4/9</text:p>
          </table:table-cell>
          <table:table-cell office:value-type="string">
            <text:p>58/:: 7/11</text:p>
          </table:table-cell>
          <table:table-cell office:value-type="string">
            <text:p>59/;: 14/14</text:p>
          </table:table-cell>
          <table:table-cell office:value-type="string">
            <text:p>_</text:p>
          </table:table-cell>
          <table:table-cell office:value-type="string">
            <text:p>61/=: 6/9</text:p>
          </table:table-cell>
          <table:table-cell office:value-type="string">
            <text:p>_</text:p>
          </table:table-cell>
          <table:table-cell office:value-type="string">
            <text:p>63/?: 8/10</text:p>
          </table:table-cell>
          <table:table-cell office:value-type="string">
            <text:p>64/@: 4/5</text:p>
          </table:table-cell>
          <table:table-cell office:value-type="string">
            <text:p>65/A: 2/7</text:p>
          </table:table-cell>
          <table:table-cell office:value-type="string">
            <text:p>66/B: 3/8</text:p>
          </table:table-cell>
          <table:table-cell office:value-type="string">
            <text:p>67/C: 4/9</text:p>
          </table:table-cell>
          <table:table-cell office:value-type="string">
            <text:p>68/D: 5/10</text:p>
          </table:table-cell>
          <table:table-cell office:value-type="string">
            <text:p>69/E: 6/11</text:p>
          </table:table-cell>
          <table:table-cell office:value-type="string">
            <text:p>70/F: 7/12</text:p>
          </table:table-cell>
          <table:table-cell office:value-type="string">
            <text:p>71/G: 8/13</text:p>
          </table:table-cell>
          <table:table-cell office:value-type="string">
            <text:p>72/H: 9/14</text:p>
          </table:table-cell>
          <table:table-cell office:value-type="string">
            <text:p>73/I: 10/15</text:p>
          </table:table-cell>
          <table:table-cell office:value-type="string">
            <text:p>74/J: 11/16</text:p>
          </table:table-cell>
          <table:table-cell office:value-type="string">
            <text:p>75/K: 12/17</text:p>
          </table:table-cell>
          <table:table-cell office:value-type="string">
            <text:p>76/L: 13/18</text:p>
          </table:table-cell>
          <table:table-cell office:value-type="string">
            <text:p>77/M: 13/19</text:p>
          </table:table-cell>
          <table:table-cell office:value-type="string">
            <text:p>78/N: 14/20</text:p>
          </table:table-cell>
          <table:table-cell office:value-type="string">
            <text:p>79/O: 14/21</text:p>
          </table:table-cell>
          <table:table-cell office:value-type="string">
            <text:p>80/P: 15/22</text:p>
          </table:table-cell>
          <table:table-cell office:value-type="string">
            <text:p>81/Q: 16/22</text:p>
          </table:table-cell>
          <table:table-cell office:value-type="string">
            <text:p>82/R: 17/23</text:p>
          </table:table-cell>
          <table:table-cell office:value-type="string">
            <text:p>83/S: 17/24</text:p>
          </table:table-cell>
          <table:table-cell office:value-type="string">
            <text:p>84/T: 18/25</text:p>
          </table:table-cell>
          <table:table-cell office:value-type="string">
            <text:p>85/U: 19/27</text:p>
          </table:table-cell>
          <table:table-cell office:value-type="string">
            <text:p>86/V: 20/27</text:p>
          </table:table-cell>
          <table:table-cell office:value-type="string">
            <text:p>87/W: 20/28</text:p>
          </table:table-cell>
          <table:table-cell office:value-type="string">
            <text:p>88/X: 22/29</text:p>
          </table:table-cell>
          <table:table-cell office:value-type="string">
            <text:p>89/Y: 22/30</text:p>
          </table:table-cell>
          <table:table-cell office:value-type="string">
            <text:p>90/Z: 21/31</text:p>
          </table:table-cell>
          <table:table-cell office:value-type="string">
            <text:p>_</text:p>
          </table:table-cell>
          <table:table-cell office:value-type="string">
            <text:p>95/_: 21/29</text:p>
          </table:table-cell>
          <table:table-cell office:value-type="string">
            <text:p>96/`: 32/33</text:p>
          </table:table-cell>
          <table:table-cell office:value-type="string">
            <text:p>97/a: 22/31</text:p>
          </table:table-cell>
          <table:table-cell office:value-type="string">
            <text:p>98/b: 23/32</text:p>
          </table:table-cell>
          <table:table-cell office:value-type="string">
            <text:p>99/c: 24/33</text:p>
          </table:table-cell>
          <table:table-cell office:value-type="string">
            <text:p>100/d: 25/34</text:p>
          </table:table-cell>
          <table:table-cell office:value-type="string">
            <text:p>101/e: 26/35</text:p>
          </table:table-cell>
          <table:table-cell office:value-type="string">
            <text:p>102/f: 27/36</text:p>
          </table:table-cell>
          <table:table-cell office:value-type="string">
            <text:p>103/g: 28/37</text:p>
          </table:table-cell>
          <table:table-cell office:value-type="string">
            <text:p>104/h: 29/38</text:p>
          </table:table-cell>
          <table:table-cell office:value-type="string">
            <text:p>105/i: 30/39</text:p>
          </table:table-cell>
          <table:table-cell office:value-type="string">
            <text:p>106/j: 31/39</text:p>
          </table:table-cell>
          <table:table-cell office:value-type="string">
            <text:p>107/k: 32/40</text:p>
          </table:table-cell>
          <table:table-cell office:value-type="string">
            <text:p>108/l: 33/41</text:p>
          </table:table-cell>
          <table:table-cell office:value-type="string">
            <text:p>109/m: 34/42</text:p>
          </table:table-cell>
          <table:table-cell office:value-type="string">
            <text:p>110/n: 35/43</text:p>
          </table:table-cell>
          <table:table-cell office:value-type="string">
            <text:p>111/o: 36/44</text:p>
          </table:table-cell>
          <table:table-cell office:value-type="string">
            <text:p>112/p: 37/45</text:p>
          </table:table-cell>
          <table:table-cell office:value-type="string">
            <text:p>113/q: 38/44</text:p>
          </table:table-cell>
          <table:table-cell office:value-type="string">
            <text:p>114/r: 39/46</text:p>
          </table:table-cell>
          <table:table-cell office:value-type="string">
            <text:p>115/s: 40/47</text:p>
          </table:table-cell>
          <table:table-cell office:value-type="string">
            <text:p>116/t: 41/48</text:p>
          </table:table-cell>
          <table:table-cell office:value-type="string">
            <text:p>117/u: 42/49</text:p>
          </table:table-cell>
          <table:table-cell office:value-type="string">
            <text:p>118/v: 43/50</text:p>
          </table:table-cell>
          <table:table-cell office:value-type="string">
            <text:p>119/w: 44/51</text:p>
          </table:table-cell>
          <table:table-cell office:value-type="string">
            <text:p>120/x: 45/50</text:p>
          </table:table-cell>
          <table:table-cell office:value-type="string">
            <text:p>121/y: 46/51</text:p>
          </table:table-cell>
          <table:table-cell office:value-type="string">
            <text:p>122/z: 47/52</text:p>
          </table:table-cell>
          <table:table-cell table:number-columns-repeated="3" office:value-type="string">
            <text:p>_</text:p>
          </table:table-cell>
          <table:table-cell office:value-type="string">
            <text:p>126/~: 50/51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4/4</text:p>
          </table:table-cell>
          <table:table-cell office:value-type="string">
            <text:p>133/?: 3/4</text:p>
          </table:table-cell>
          <table:table-cell office:value-type="string">
            <text:p>134/?: 4/5</text:p>
          </table:table-cell>
          <table:table-cell office:value-type="string">
            <text:p>135/?: 5/6</text:p>
          </table:table-cell>
          <table:table-cell office:value-type="string">
            <text:p>136/?: 6/6</text:p>
          </table:table-cell>
          <table:table-cell office:value-type="string">
            <text:p>137/?: 7/8</text:p>
          </table:table-cell>
          <table:table-cell office:value-type="string">
            <text:p>138/?: 7/8</text:p>
          </table:table-cell>
          <table:table-cell office:value-type="string">
            <text:p>139/?: 8/9</text:p>
          </table:table-cell>
          <table:table-cell office:value-type="string">
            <text:p>140/?: 9/10</text:p>
          </table:table-cell>
          <table:table-cell office:value-type="string">
            <text:p>141/?: 10/11</text:p>
          </table:table-cell>
          <table:table-cell office:value-type="string">
            <text:p>142/?: 11/12</text:p>
          </table:table-cell>
          <table:table-cell office:value-type="string">
            <text:p>143/?: 12/13</text:p>
          </table:table-cell>
          <table:table-cell office:value-type="string">
            <text:p>144/?: 12/13</text:p>
          </table:table-cell>
          <table:table-cell office:value-type="string">
            <text:p>145/?: 13/14</text:p>
          </table:table-cell>
          <table:table-cell office:value-type="string">
            <text:p>146/?: 14/15</text:p>
          </table:table-cell>
          <table:table-cell office:value-type="string">
            <text:p>147/?: 15/16</text:p>
          </table:table-cell>
          <table:table-cell office:value-type="string">
            <text:p>148/?: 16/17</text:p>
          </table:table-cell>
          <table:table-cell office:value-type="string">
            <text:p>149/?: 17/18</text:p>
          </table:table-cell>
          <table:table-cell office:value-type="string">
            <text:p>150/?: 18/19</text:p>
          </table:table-cell>
          <table:table-cell office:value-type="string">
            <text:p>151/?: 19/20</text:p>
          </table:table-cell>
          <table:table-cell office:value-type="string">
            <text:p>152/?: 20/21</text:p>
          </table:table-cell>
          <table:table-cell office:value-type="string">
            <text:p>153/?: 21/22</text:p>
          </table:table-cell>
          <table:table-cell office:value-type="string">
            <text:p>154/?: 21/23</text:p>
          </table:table-cell>
          <table:table-cell office:value-type="string">
            <text:p>155/?: 22/24</text:p>
          </table:table-cell>
          <table:table-cell office:value-type="string">
            <text:p>156/?: 23/25</text:p>
          </table:table-cell>
          <table:table-cell office:value-type="string">
            <text:p>157/?: 24/26</text:p>
          </table:table-cell>
          <table:table-cell office:value-type="string">
            <text:p>158/?: 25/27</text:p>
          </table:table-cell>
          <table:table-cell office:value-type="string">
            <text:p>159/?: 26/27</text:p>
          </table:table-cell>
          <table:table-cell office:value-type="string">
            <text:p>160/?: 27/28</text:p>
          </table:table-cell>
          <table:table-cell office:value-type="string">
            <text:p>161/?: 28/29</text:p>
          </table:table-cell>
          <table:table-cell office:value-type="string">
            <text:p>162/?: 29/30</text:p>
          </table:table-cell>
          <table:table-cell office:value-type="string">
            <text:p>163/?: 30/31</text:p>
          </table:table-cell>
          <table:table-cell office:value-type="string">
            <text:p>164/?: 31/32</text:p>
          </table:table-cell>
          <table:table-cell office:value-type="string">
            <text:p>165/?: 32/33</text:p>
          </table:table-cell>
          <table:table-cell office:value-type="string">
            <text:p>166/?: 33/34</text:p>
          </table:table-cell>
          <table:table-cell office:value-type="string">
            <text:p>167/?: 34/35</text:p>
          </table:table-cell>
          <table:table-cell office:value-type="string">
            <text:p>168/?: 35/36</text:p>
          </table:table-cell>
          <table:table-cell office:value-type="string">
            <text:p>169/?: 36/37</text:p>
          </table:table-cell>
          <table:table-cell office:value-type="string">
            <text:p>170/?: 37/38</text:p>
          </table:table-cell>
          <table:table-cell office:value-type="string">
            <text:p>171/?: 38/39</text:p>
          </table:table-cell>
          <table:table-cell office:value-type="string">
            <text:p>172/?: 39/40</text:p>
          </table:table-cell>
          <table:table-cell office:value-type="string">
            <text:p>173/?: 40/41</text:p>
          </table:table-cell>
          <table:table-cell office:value-type="string">
            <text:p>174/?: 41/42</text:p>
          </table:table-cell>
          <table:table-cell office:value-type="string">
            <text:p>175/?: 42/43</text:p>
          </table:table-cell>
          <table:table-cell office:value-type="string">
            <text:p>176/?: 43/43</text:p>
          </table:table-cell>
          <table:table-cell office:value-type="string">
            <text:p>177/?: 44/44</text:p>
          </table:table-cell>
          <table:table-cell office:value-type="string">
            <text:p>178/?: 44/45</text:p>
          </table:table-cell>
          <table:table-cell office:value-type="string">
            <text:p>179/?: 45/46</text:p>
          </table:table-cell>
          <table:table-cell office:value-type="string">
            <text:p>180/?: 46/47</text:p>
          </table:table-cell>
          <table:table-cell office:value-type="string">
            <text:p>181/?: 47/48</text:p>
          </table:table-cell>
          <table:table-cell office:value-type="string">
            <text:p>182/?: 48/48</text:p>
          </table:table-cell>
          <table:table-cell office:value-type="string">
            <text:p>183/?: 49/50</text:p>
          </table:table-cell>
          <table:table-cell office:value-type="string">
            <text:p>184/?: 48/50</text:p>
          </table:table-cell>
          <table:table-cell office:value-type="string">
            <text:p>185/?: 49/50</text:p>
          </table:table-cell>
          <table:table-cell office:value-type="string">
            <text:p>186/?: 50/51</text:p>
          </table:table-cell>
          <table:table-cell office:value-type="string">
            <text:p>187/?: 51/52</text:p>
          </table:table-cell>
          <table:table-cell office:value-type="string">
            <text:p>188/?: 52/52</text:p>
          </table:table-cell>
          <table:table-cell office:value-type="string">
            <text:p>189/?: 53/53</text:p>
          </table:table-cell>
          <table:table-cell office:value-type="string">
            <text:p>190/?: 54/54</text:p>
          </table:table-cell>
          <table:table-cell office:value-type="string">
            <text:p>191/?: 54/54</text:p>
          </table:table-cell>
          <table:table-cell office:value-type="string">
            <text:p>194/?: 50/52</text:p>
          </table:table-cell>
          <table:table-cell office:value-type="string">
            <text:p>195/?: 48/52</text:p>
          </table:table-cell>
          <table:table-cell office:value-type="string">
            <text:p>196/?: 49/51</text:p>
          </table:table-cell>
          <table:table-cell office:value-type="string">
            <text:p>197/?: 50/52</text:p>
          </table:table-cell>
          <table:table-cell office:value-type="string">
            <text:p>198/?: 53/53</text:p>
          </table:table-cell>
          <table:table-cell office:value-type="string">
            <text:p>199/?: 51/51</text:p>
          </table:table-cell>
          <table:table-cell office:value-type="string">
            <text:p>200/?: 52/52</text:p>
          </table:table-cell>
          <table:table-cell office:value-type="string">
            <text:p>201/?: 52/53</text:p>
          </table:table-cell>
          <table:table-cell office:value-type="string">
            <text:p>202/?: 52/52</text:p>
          </table:table-cell>
          <table:table-cell table:number-columns-repeated="2" office:value-type="string">
            <text:p>_</text:p>
          </table:table-cell>
          <table:table-cell office:value-type="string">
            <text:p>206/?: 53/53</text:p>
          </table:table-cell>
          <table:table-cell office:value-type="string">
            <text:p>_</text:p>
          </table:table-cell>
          <table:table-cell office:value-type="string">
            <text:p>208/?: 54/54</text:p>
          </table:table-cell>
          <table:table-cell table:number-columns-repeated="5" office:value-type="string">
            <text:p>_</text:p>
          </table:table-cell>
          <table:table-cell office:value-type="string">
            <text:p>225/?: 53/53</text:p>
          </table:table-cell>
          <table:table-cell office:value-type="string">
            <text:p>226/?: 53/53</text:p>
          </table:table-cell>
          <table:table-cell table:number-columns-repeated="6" office:value-type="string">
            <text:p>_</text:p>
          </table:table-cell>
          <table:table-cell office:value-type="string">
            <text:p>239/?: 54/54</text:p>
          </table:table-cell>
          <table:table-cell table:number-columns-repeated="5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6">
            <text:p>56</text:p>
          </table:table-cell>
          <table:table-cell office:value-type="string">
            <text:p>count:</text:p>
          </table:table-cell>
          <table:table-cell office:value-type="float" office:value="103">
            <text:p>10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2/2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1/2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2/3</text:p>
          </table:table-cell>
          <table:table-cell office:value-type="string">
            <text:p>48/0: 0/2</text:p>
          </table:table-cell>
          <table:table-cell office:value-type="string">
            <text:p>49/1: 0/3</text:p>
          </table:table-cell>
          <table:table-cell office:value-type="string">
            <text:p>50/2: 1/4</text:p>
          </table:table-cell>
          <table:table-cell office:value-type="string">
            <text:p>51/3: 2/5</text:p>
          </table:table-cell>
          <table:table-cell office:value-type="string">
            <text:p>52/4: 3/5</text:p>
          </table:table-cell>
          <table:table-cell office:value-type="string">
            <text:p>53/5: 4/6</text:p>
          </table:table-cell>
          <table:table-cell office:value-type="string">
            <text:p>54/6: 3/7</text:p>
          </table:table-cell>
          <table:table-cell office:value-type="string">
            <text:p>55/7: 1/7</text:p>
          </table:table-cell>
          <table:table-cell office:value-type="string">
            <text:p>56/8: 5/8</text:p>
          </table:table-cell>
          <table:table-cell office:value-type="string">
            <text:p>57/9: 3/8</text:p>
          </table:table-cell>
          <table:table-cell office:value-type="string">
            <text:p>58/:: 5/8</text:p>
          </table:table-cell>
          <table:table-cell office:value-type="string">
            <text:p>59/;: 13/13</text:p>
          </table:table-cell>
          <table:table-cell office:value-type="string">
            <text:p>_</text:p>
          </table:table-cell>
          <table:table-cell office:value-type="string">
            <text:p>61/=: 6/8</text:p>
          </table:table-cell>
          <table:table-cell office:value-type="string">
            <text:p>_</text:p>
          </table:table-cell>
          <table:table-cell office:value-type="string">
            <text:p>63/?: 7/8</text:p>
          </table:table-cell>
          <table:table-cell office:value-type="string">
            <text:p>64/@: 6/6</text:p>
          </table:table-cell>
          <table:table-cell office:value-type="string">
            <text:p>65/A: 1/7</text:p>
          </table:table-cell>
          <table:table-cell office:value-type="string">
            <text:p>66/B: 2/8</text:p>
          </table:table-cell>
          <table:table-cell office:value-type="string">
            <text:p>67/C: 3/9</text:p>
          </table:table-cell>
          <table:table-cell office:value-type="string">
            <text:p>68/D: 4/10</text:p>
          </table:table-cell>
          <table:table-cell office:value-type="string">
            <text:p>69/E: 5/11</text:p>
          </table:table-cell>
          <table:table-cell office:value-type="string">
            <text:p>70/F: 6/12</text:p>
          </table:table-cell>
          <table:table-cell office:value-type="string">
            <text:p>71/G: 7/13</text:p>
          </table:table-cell>
          <table:table-cell office:value-type="string">
            <text:p>72/H: 8/14</text:p>
          </table:table-cell>
          <table:table-cell office:value-type="string">
            <text:p>73/I: 9/15</text:p>
          </table:table-cell>
          <table:table-cell office:value-type="string">
            <text:p>74/J: 10/16</text:p>
          </table:table-cell>
          <table:table-cell office:value-type="string">
            <text:p>75/K: 11/17</text:p>
          </table:table-cell>
          <table:table-cell office:value-type="string">
            <text:p>76/L: 12/18</text:p>
          </table:table-cell>
          <table:table-cell office:value-type="string">
            <text:p>77/M: 13/19</text:p>
          </table:table-cell>
          <table:table-cell office:value-type="string">
            <text:p>78/N: 14/20</text:p>
          </table:table-cell>
          <table:table-cell office:value-type="string">
            <text:p>79/O: 15/21</text:p>
          </table:table-cell>
          <table:table-cell office:value-type="string">
            <text:p>80/P: 16/22</text:p>
          </table:table-cell>
          <table:table-cell office:value-type="string">
            <text:p>81/Q: 17/23</text:p>
          </table:table-cell>
          <table:table-cell office:value-type="string">
            <text:p>82/R: 17/24</text:p>
          </table:table-cell>
          <table:table-cell office:value-type="string">
            <text:p>83/S: 17/25</text:p>
          </table:table-cell>
          <table:table-cell office:value-type="string">
            <text:p>84/T: 18/26</text:p>
          </table:table-cell>
          <table:table-cell office:value-type="string">
            <text:p>85/U: 20/27</text:p>
          </table:table-cell>
          <table:table-cell office:value-type="string">
            <text:p>86/V: 20/28</text:p>
          </table:table-cell>
          <table:table-cell office:value-type="string">
            <text:p>87/W: 23/29</text:p>
          </table:table-cell>
          <table:table-cell office:value-type="string">
            <text:p>88/X: 22/30</text:p>
          </table:table-cell>
          <table:table-cell office:value-type="string">
            <text:p>89/Y: 19/30</text:p>
          </table:table-cell>
          <table:table-cell office:value-type="string">
            <text:p>90/Z: 24/31</text:p>
          </table:table-cell>
          <table:table-cell office:value-type="string">
            <text:p>_</text:p>
          </table:table-cell>
          <table:table-cell office:value-type="string">
            <text:p>92/\: 40/40</text:p>
          </table:table-cell>
          <table:table-cell table:number-columns-repeated="2" office:value-type="string">
            <text:p>_</text:p>
          </table:table-cell>
          <table:table-cell office:value-type="string">
            <text:p>95/_: 20/30</text:p>
          </table:table-cell>
          <table:table-cell office:value-type="string">
            <text:p>96/`: 21/24</text:p>
          </table:table-cell>
          <table:table-cell office:value-type="string">
            <text:p>97/a: 22/32</text:p>
          </table:table-cell>
          <table:table-cell office:value-type="string">
            <text:p>98/b: 23/32</text:p>
          </table:table-cell>
          <table:table-cell office:value-type="string">
            <text:p>99/c: 24/34</text:p>
          </table:table-cell>
          <table:table-cell office:value-type="string">
            <text:p>100/d: 25/35</text:p>
          </table:table-cell>
          <table:table-cell office:value-type="string">
            <text:p>101/e: 26/35</text:p>
          </table:table-cell>
          <table:table-cell office:value-type="string">
            <text:p>102/f: 27/36</text:p>
          </table:table-cell>
          <table:table-cell office:value-type="string">
            <text:p>103/g: 28/37</text:p>
          </table:table-cell>
          <table:table-cell office:value-type="string">
            <text:p>104/h: 29/38</text:p>
          </table:table-cell>
          <table:table-cell office:value-type="string">
            <text:p>105/i: 30/39</text:p>
          </table:table-cell>
          <table:table-cell office:value-type="string">
            <text:p>106/j: 31/39</text:p>
          </table:table-cell>
          <table:table-cell office:value-type="string">
            <text:p>107/k: 32/40</text:p>
          </table:table-cell>
          <table:table-cell office:value-type="string">
            <text:p>108/l: 33/42</text:p>
          </table:table-cell>
          <table:table-cell office:value-type="string">
            <text:p>109/m: 34/43</text:p>
          </table:table-cell>
          <table:table-cell office:value-type="string">
            <text:p>110/n: 35/44</text:p>
          </table:table-cell>
          <table:table-cell office:value-type="string">
            <text:p>111/o: 36/45</text:p>
          </table:table-cell>
          <table:table-cell office:value-type="string">
            <text:p>112/p: 37/46</text:p>
          </table:table-cell>
          <table:table-cell office:value-type="string">
            <text:p>113/q: 38/46</text:p>
          </table:table-cell>
          <table:table-cell office:value-type="string">
            <text:p>114/r: 39/47</text:p>
          </table:table-cell>
          <table:table-cell office:value-type="string">
            <text:p>115/s: 40/48</text:p>
          </table:table-cell>
          <table:table-cell office:value-type="string">
            <text:p>116/t: 41/49</text:p>
          </table:table-cell>
          <table:table-cell office:value-type="string">
            <text:p>117/u: 42/50</text:p>
          </table:table-cell>
          <table:table-cell office:value-type="string">
            <text:p>118/v: 43/51</text:p>
          </table:table-cell>
          <table:table-cell office:value-type="string">
            <text:p>119/w: 44/52</text:p>
          </table:table-cell>
          <table:table-cell office:value-type="string">
            <text:p>120/x: 45/51</text:p>
          </table:table-cell>
          <table:table-cell office:value-type="string">
            <text:p>121/y: 46/52</text:p>
          </table:table-cell>
          <table:table-cell office:value-type="string">
            <text:p>122/z: 47/52</text:p>
          </table:table-cell>
          <table:table-cell office:value-type="string">
            <text:p>126/~: 55/5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6/6</text:p>
          </table:table-cell>
          <table:table-cell office:value-type="string">
            <text:p>135/?: 7/7</text:p>
          </table:table-cell>
          <table:table-cell office:value-type="string">
            <text:p>136/?: 0/7</text:p>
          </table:table-cell>
          <table:table-cell office:value-type="string">
            <text:p>137/?: 1/7</text:p>
          </table:table-cell>
          <table:table-cell office:value-type="string">
            <text:p>138/?: 2/8</text:p>
          </table:table-cell>
          <table:table-cell office:value-type="string">
            <text:p>139/?: 3/9</text:p>
          </table:table-cell>
          <table:table-cell office:value-type="string">
            <text:p>140/?: 4/10</text:p>
          </table:table-cell>
          <table:table-cell office:value-type="string">
            <text:p>141/?: 5/11</text:p>
          </table:table-cell>
          <table:table-cell office:value-type="string">
            <text:p>142/?: 6/12</text:p>
          </table:table-cell>
          <table:table-cell office:value-type="string">
            <text:p>143/?: 7/13</text:p>
          </table:table-cell>
          <table:table-cell office:value-type="string">
            <text:p>144/?: 8/13</text:p>
          </table:table-cell>
          <table:table-cell office:value-type="string">
            <text:p>145/?: 9/14</text:p>
          </table:table-cell>
          <table:table-cell office:value-type="string">
            <text:p>146/?: 10/15</text:p>
          </table:table-cell>
          <table:table-cell office:value-type="string">
            <text:p>147/?: 11/16</text:p>
          </table:table-cell>
          <table:table-cell office:value-type="string">
            <text:p>148/?: 12/17</text:p>
          </table:table-cell>
          <table:table-cell office:value-type="string">
            <text:p>149/?: 13/18</text:p>
          </table:table-cell>
          <table:table-cell office:value-type="string">
            <text:p>150/?: 14/19</text:p>
          </table:table-cell>
          <table:table-cell office:value-type="string">
            <text:p>151/?: 15/21</text:p>
          </table:table-cell>
          <table:table-cell office:value-type="string">
            <text:p>152/?: 16/21</text:p>
          </table:table-cell>
          <table:table-cell office:value-type="string">
            <text:p>153/?: 17/23</text:p>
          </table:table-cell>
          <table:table-cell office:value-type="string">
            <text:p>154/?: 18/23</text:p>
          </table:table-cell>
          <table:table-cell office:value-type="string">
            <text:p>155/?: 19/24</text:p>
          </table:table-cell>
          <table:table-cell office:value-type="string">
            <text:p>156/?: 20/25</text:p>
          </table:table-cell>
          <table:table-cell office:value-type="string">
            <text:p>157/?: 21/26</text:p>
          </table:table-cell>
          <table:table-cell office:value-type="string">
            <text:p>158/?: 22/27</text:p>
          </table:table-cell>
          <table:table-cell office:value-type="string">
            <text:p>159/?: 23/28</text:p>
          </table:table-cell>
          <table:table-cell office:value-type="string">
            <text:p>160/?: 24/28</text:p>
          </table:table-cell>
          <table:table-cell office:value-type="string">
            <text:p>161/?: 25/29</text:p>
          </table:table-cell>
          <table:table-cell office:value-type="string">
            <text:p>162/?: 26/30</text:p>
          </table:table-cell>
          <table:table-cell office:value-type="string">
            <text:p>163/?: 27/31</text:p>
          </table:table-cell>
          <table:table-cell office:value-type="string">
            <text:p>164/?: 28/32</text:p>
          </table:table-cell>
          <table:table-cell office:value-type="string">
            <text:p>165/?: 29/33</text:p>
          </table:table-cell>
          <table:table-cell office:value-type="string">
            <text:p>166/?: 30/34</text:p>
          </table:table-cell>
          <table:table-cell office:value-type="string">
            <text:p>167/?: 31/35</text:p>
          </table:table-cell>
          <table:table-cell office:value-type="string">
            <text:p>168/?: 32/36</text:p>
          </table:table-cell>
          <table:table-cell office:value-type="string">
            <text:p>169/?: 33/37</text:p>
          </table:table-cell>
          <table:table-cell office:value-type="string">
            <text:p>170/?: 34/38</text:p>
          </table:table-cell>
          <table:table-cell office:value-type="string">
            <text:p>171/?: 35/38</text:p>
          </table:table-cell>
          <table:table-cell office:value-type="string">
            <text:p>172/?: 36/39</text:p>
          </table:table-cell>
          <table:table-cell office:value-type="string">
            <text:p>173/?: 37/40</text:p>
          </table:table-cell>
          <table:table-cell office:value-type="string">
            <text:p>174/?: 38/41</text:p>
          </table:table-cell>
          <table:table-cell office:value-type="string">
            <text:p>175/?: 39/42</text:p>
          </table:table-cell>
          <table:table-cell office:value-type="string">
            <text:p>176/?: 40/42</text:p>
          </table:table-cell>
          <table:table-cell office:value-type="string">
            <text:p>177/?: 41/43</text:p>
          </table:table-cell>
          <table:table-cell office:value-type="string">
            <text:p>178/?: 42/44</text:p>
          </table:table-cell>
          <table:table-cell office:value-type="string">
            <text:p>179/?: 43/45</text:p>
          </table:table-cell>
          <table:table-cell office:value-type="string">
            <text:p>180/?: 44/46</text:p>
          </table:table-cell>
          <table:table-cell office:value-type="string">
            <text:p>181/?: 45/46</text:p>
          </table:table-cell>
          <table:table-cell office:value-type="string">
            <text:p>182/?: 46/47</text:p>
          </table:table-cell>
          <table:table-cell office:value-type="string">
            <text:p>183/?: 47/48</text:p>
          </table:table-cell>
          <table:table-cell office:value-type="string">
            <text:p>184/?: 48/49</text:p>
          </table:table-cell>
          <table:table-cell office:value-type="string">
            <text:p>185/?: 49/50</text:p>
          </table:table-cell>
          <table:table-cell office:value-type="string">
            <text:p>186/?: 50/51</text:p>
          </table:table-cell>
          <table:table-cell office:value-type="string">
            <text:p>187/?: 51/52</text:p>
          </table:table-cell>
          <table:table-cell office:value-type="string">
            <text:p>188/?: 52/53</text:p>
          </table:table-cell>
          <table:table-cell office:value-type="string">
            <text:p>189/?: 53/53</text:p>
          </table:table-cell>
          <table:table-cell office:value-type="string">
            <text:p>190/?: 54/54</text:p>
          </table:table-cell>
          <table:table-cell office:value-type="string">
            <text:p>191/?: 55/55</text:p>
          </table:table-cell>
          <table:table-cell table:number-columns-repeated="2" office:value-type="string">
            <text:p>_</text:p>
          </table:table-cell>
          <table:table-cell office:value-type="string">
            <text:p>194/?: 48/52</text:p>
          </table:table-cell>
          <table:table-cell office:value-type="string">
            <text:p>195/?: 49/53</text:p>
          </table:table-cell>
          <table:table-cell office:value-type="string">
            <text:p>196/?: 50/52</text:p>
          </table:table-cell>
          <table:table-cell office:value-type="string">
            <text:p>197/?: 51/53</text:p>
          </table:table-cell>
          <table:table-cell table:number-columns-repeated="2" office:value-type="string">
            <text:p>_</text:p>
          </table:table-cell>
          <table:table-cell office:value-type="string">
            <text:p>200/?: 52/52</text:p>
          </table:table-cell>
          <table:table-cell office:value-type="string">
            <text:p>201/?: 54/54</text:p>
          </table:table-cell>
          <table:table-cell office:value-type="string">
            <text:p>202/?: 53/53</text:p>
          </table:table-cell>
          <table:table-cell office:value-type="string">
            <text:p>_</text:p>
          </table:table-cell>
          <table:table-cell office:value-type="string">
            <text:p>204/?: 53/53</text:p>
          </table:table-cell>
          <table:table-cell office:value-type="string">
            <text:p>_</text:p>
          </table:table-cell>
          <table:table-cell office:value-type="string">
            <text:p>206/?: 54/54</text:p>
          </table:table-cell>
          <table:table-cell office:value-type="string">
            <text:p>207/?: 55/55</text:p>
          </table:table-cell>
          <table:table-cell office:value-type="string">
            <text:p>208/?: 55/55</text:p>
          </table:table-cell>
          <table:table-cell office:value-type="string">
            <text:p>_</text:p>
          </table:table-cell>
          <table:table-cell office:value-type="string">
            <text:p>225/?: 54/54</text:p>
          </table:table-cell>
          <table:table-cell office:value-type="string">
            <text:p>226/?: 55/55</text:p>
          </table:table-cell>
          <table:table-cell table:number-columns-repeated="2" office:value-type="string">
            <text:p>_</text:p>
          </table:table-cell>
          <table:table-cell office:value-type="string">
            <text:p>229/?: 55/55</text:p>
          </table:table-cell>
          <table:table-cell table:number-columns-repeated="3" office:value-type="string">
            <text:p>_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7">
            <text:p>57</text:p>
          </table:table-cell>
          <table:table-cell office:value-type="string">
            <text:p>count:</text:p>
          </table:table-cell>
          <table:table-cell office:value-type="float" office:value="81">
            <text:p>81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1/2</text:p>
          </table:table-cell>
          <table:table-cell office:value-type="string">
            <text:p>45/-: 1/2</text:p>
          </table:table-cell>
          <table:table-cell office:value-type="string">
            <text:p>46/.: 3/4</text:p>
          </table:table-cell>
          <table:table-cell office:value-type="string">
            <text:p>47//: 2/4</text:p>
          </table:table-cell>
          <table:table-cell office:value-type="string">
            <text:p>48/0: 0/3</text:p>
          </table:table-cell>
          <table:table-cell office:value-type="string">
            <text:p>49/1: 1/3</text:p>
          </table:table-cell>
          <table:table-cell office:value-type="string">
            <text:p>50/2: 2/4</text:p>
          </table:table-cell>
          <table:table-cell office:value-type="string">
            <text:p>51/3: 3/5</text:p>
          </table:table-cell>
          <table:table-cell office:value-type="string">
            <text:p>52/4: 1/5</text:p>
          </table:table-cell>
          <table:table-cell office:value-type="string">
            <text:p>53/5: 4/6</text:p>
          </table:table-cell>
          <table:table-cell office:value-type="string">
            <text:p>54/6: 5/7</text:p>
          </table:table-cell>
          <table:table-cell office:value-type="string">
            <text:p>55/7: 4/7</text:p>
          </table:table-cell>
          <table:table-cell office:value-type="string">
            <text:p>56/8: 6/8</text:p>
          </table:table-cell>
          <table:table-cell office:value-type="string">
            <text:p>57/9: 5/9</text:p>
          </table:table-cell>
          <table:table-cell office:value-type="string">
            <text:p>58/:: 7/10</text:p>
          </table:table-cell>
          <table:table-cell office:value-type="string">
            <text:p>59/;: 10/10</text:p>
          </table:table-cell>
          <table:table-cell office:value-type="string">
            <text:p>_</text:p>
          </table:table-cell>
          <table:table-cell office:value-type="string">
            <text:p>61/=: 4/6</text:p>
          </table:table-cell>
          <table:table-cell table:number-columns-repeated="3" office:value-type="string">
            <text:p>_</text:p>
          </table:table-cell>
          <table:table-cell office:value-type="string">
            <text:p>65/A: 2/8</text:p>
          </table:table-cell>
          <table:table-cell office:value-type="string">
            <text:p>66/B: 3/9</text:p>
          </table:table-cell>
          <table:table-cell office:value-type="string">
            <text:p>67/C: 4/10</text:p>
          </table:table-cell>
          <table:table-cell office:value-type="string">
            <text:p>68/D: 5/11</text:p>
          </table:table-cell>
          <table:table-cell office:value-type="string">
            <text:p>69/E: 6/12</text:p>
          </table:table-cell>
          <table:table-cell office:value-type="string">
            <text:p>70/F: 7/13</text:p>
          </table:table-cell>
          <table:table-cell office:value-type="string">
            <text:p>71/G: 8/14</text:p>
          </table:table-cell>
          <table:table-cell office:value-type="string">
            <text:p>72/H: 9/15</text:p>
          </table:table-cell>
          <table:table-cell office:value-type="string">
            <text:p>73/I: 10/16</text:p>
          </table:table-cell>
          <table:table-cell office:value-type="string">
            <text:p>74/J: 11/17</text:p>
          </table:table-cell>
          <table:table-cell office:value-type="string">
            <text:p>75/K: 12/18</text:p>
          </table:table-cell>
          <table:table-cell office:value-type="string">
            <text:p>76/L: 13/19</text:p>
          </table:table-cell>
          <table:table-cell office:value-type="string">
            <text:p>77/M: 14/20</text:p>
          </table:table-cell>
          <table:table-cell office:value-type="string">
            <text:p>78/N: 15/21</text:p>
          </table:table-cell>
          <table:table-cell office:value-type="string">
            <text:p>79/O: 16/22</text:p>
          </table:table-cell>
          <table:table-cell office:value-type="string">
            <text:p>80/P: 17/23</text:p>
          </table:table-cell>
          <table:table-cell office:value-type="string">
            <text:p>81/Q: 18/24</text:p>
          </table:table-cell>
          <table:table-cell office:value-type="string">
            <text:p>82/R: 17/25</text:p>
          </table:table-cell>
          <table:table-cell office:value-type="string">
            <text:p>83/S: 18/25</text:p>
          </table:table-cell>
          <table:table-cell office:value-type="string">
            <text:p>84/T: 19/26</text:p>
          </table:table-cell>
          <table:table-cell office:value-type="string">
            <text:p>85/U: 20/28</text:p>
          </table:table-cell>
          <table:table-cell office:value-type="string">
            <text:p>86/V: 22/29</text:p>
          </table:table-cell>
          <table:table-cell office:value-type="string">
            <text:p>87/W: 23/29</text:p>
          </table:table-cell>
          <table:table-cell office:value-type="string">
            <text:p>88/X: 21/30</text:p>
          </table:table-cell>
          <table:table-cell office:value-type="string">
            <text:p>89/Y: 22/31</text:p>
          </table:table-cell>
          <table:table-cell office:value-type="string">
            <text:p>90/Z: 24/32</text:p>
          </table:table-cell>
          <table:table-cell office:value-type="string">
            <text:p>_</text:p>
          </table:table-cell>
          <table:table-cell office:value-type="string">
            <text:p>92/\: 30/30</text:p>
          </table:table-cell>
          <table:table-cell office:value-type="string">
            <text:p>_</text:p>
          </table:table-cell>
          <table:table-cell office:value-type="string">
            <text:p>95/_: 23/30</text:p>
          </table:table-cell>
          <table:table-cell office:value-type="string">
            <text:p>96/`: 28/28</text:p>
          </table:table-cell>
          <table:table-cell office:value-type="string">
            <text:p>97/a: 24/32</text:p>
          </table:table-cell>
          <table:table-cell office:value-type="string">
            <text:p>98/b: 25/33</text:p>
          </table:table-cell>
          <table:table-cell office:value-type="string">
            <text:p>99/c: 26/34</text:p>
          </table:table-cell>
          <table:table-cell office:value-type="string">
            <text:p>100/d: 27/35</text:p>
          </table:table-cell>
          <table:table-cell office:value-type="string">
            <text:p>101/e: 28/36</text:p>
          </table:table-cell>
          <table:table-cell office:value-type="string">
            <text:p>102/f: 29/37</text:p>
          </table:table-cell>
          <table:table-cell office:value-type="string">
            <text:p>103/g: 30/38</text:p>
          </table:table-cell>
          <table:table-cell office:value-type="string">
            <text:p>104/h: 31/39</text:p>
          </table:table-cell>
          <table:table-cell office:value-type="string">
            <text:p>105/i: 32/40</text:p>
          </table:table-cell>
          <table:table-cell office:value-type="string">
            <text:p>106/j: 33/40</text:p>
          </table:table-cell>
          <table:table-cell office:value-type="string">
            <text:p>107/k: 34/41</text:p>
          </table:table-cell>
          <table:table-cell office:value-type="string">
            <text:p>108/l: 35/43</text:p>
          </table:table-cell>
          <table:table-cell office:value-type="string">
            <text:p>109/m: 36/43</text:p>
          </table:table-cell>
          <table:table-cell office:value-type="string">
            <text:p>110/n: 37/44</text:p>
          </table:table-cell>
          <table:table-cell office:value-type="string">
            <text:p>111/o: 38/45</text:p>
          </table:table-cell>
          <table:table-cell office:value-type="string">
            <text:p>112/p: 39/46</text:p>
          </table:table-cell>
          <table:table-cell office:value-type="string">
            <text:p>113/q: 40/46</text:p>
          </table:table-cell>
          <table:table-cell office:value-type="string">
            <text:p>114/r: 41/48</text:p>
          </table:table-cell>
          <table:table-cell office:value-type="string">
            <text:p>115/s: 42/49</text:p>
          </table:table-cell>
          <table:table-cell office:value-type="string">
            <text:p>116/t: 43/50</text:p>
          </table:table-cell>
          <table:table-cell office:value-type="string">
            <text:p>117/u: 44/51</text:p>
          </table:table-cell>
          <table:table-cell office:value-type="string">
            <text:p>118/v: 45/52</text:p>
          </table:table-cell>
          <table:table-cell office:value-type="string">
            <text:p>119/w: 46/52</text:p>
          </table:table-cell>
          <table:table-cell office:value-type="string">
            <text:p>120/x: 47/53</text:p>
          </table:table-cell>
          <table:table-cell office:value-type="string">
            <text:p>121/y: 48/53</text:p>
          </table:table-cell>
          <table:table-cell office:value-type="string">
            <text:p>122/z: 49/54</text:p>
          </table:table-cell>
          <table:table-cell table:number-columns-repeated="4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0/4</text:p>
          </table:table-cell>
          <table:table-cell office:value-type="string">
            <text:p>134/?: 1/5</text:p>
          </table:table-cell>
          <table:table-cell office:value-type="string">
            <text:p>135/?: 2/6</text:p>
          </table:table-cell>
          <table:table-cell office:value-type="string">
            <text:p>136/?: 3/7</text:p>
          </table:table-cell>
          <table:table-cell office:value-type="string">
            <text:p>137/?: 4/8</text:p>
          </table:table-cell>
          <table:table-cell office:value-type="string">
            <text:p>138/?: 5/9</text:p>
          </table:table-cell>
          <table:table-cell office:value-type="string">
            <text:p>139/?: 6/10</text:p>
          </table:table-cell>
          <table:table-cell office:value-type="string">
            <text:p>140/?: 7/11</text:p>
          </table:table-cell>
          <table:table-cell office:value-type="string">
            <text:p>141/?: 8/12</text:p>
          </table:table-cell>
          <table:table-cell office:value-type="string">
            <text:p>142/?: 9/12</text:p>
          </table:table-cell>
          <table:table-cell office:value-type="string">
            <text:p>143/?: 10/13</text:p>
          </table:table-cell>
          <table:table-cell office:value-type="string">
            <text:p>144/?: 11/14</text:p>
          </table:table-cell>
          <table:table-cell office:value-type="string">
            <text:p>145/?: 12/15</text:p>
          </table:table-cell>
          <table:table-cell office:value-type="string">
            <text:p>146/?: 13/16</text:p>
          </table:table-cell>
          <table:table-cell office:value-type="string">
            <text:p>147/?: 14/17</text:p>
          </table:table-cell>
          <table:table-cell office:value-type="string">
            <text:p>148/?: 15/18</text:p>
          </table:table-cell>
          <table:table-cell office:value-type="string">
            <text:p>149/?: 16/19</text:p>
          </table:table-cell>
          <table:table-cell office:value-type="string">
            <text:p>150/?: 17/20</text:p>
          </table:table-cell>
          <table:table-cell office:value-type="string">
            <text:p>151/?: 18/21</text:p>
          </table:table-cell>
          <table:table-cell office:value-type="string">
            <text:p>152/?: 19/22</text:p>
          </table:table-cell>
          <table:table-cell office:value-type="string">
            <text:p>153/?: 20/23</text:p>
          </table:table-cell>
          <table:table-cell office:value-type="string">
            <text:p>154/?: 21/24</text:p>
          </table:table-cell>
          <table:table-cell office:value-type="string">
            <text:p>155/?: 22/25</text:p>
          </table:table-cell>
          <table:table-cell office:value-type="string">
            <text:p>156/?: 23/26</text:p>
          </table:table-cell>
          <table:table-cell office:value-type="string">
            <text:p>157/?: 24/27</text:p>
          </table:table-cell>
          <table:table-cell office:value-type="string">
            <text:p>158/?: 25/28</text:p>
          </table:table-cell>
          <table:table-cell office:value-type="string">
            <text:p>159/?: 26/29</text:p>
          </table:table-cell>
          <table:table-cell office:value-type="string">
            <text:p>160/?: 27/29</text:p>
          </table:table-cell>
          <table:table-cell office:value-type="string">
            <text:p>161/?: 28/30</text:p>
          </table:table-cell>
          <table:table-cell office:value-type="string">
            <text:p>162/?: 29/31</text:p>
          </table:table-cell>
          <table:table-cell office:value-type="string">
            <text:p>163/?: 30/32</text:p>
          </table:table-cell>
          <table:table-cell office:value-type="string">
            <text:p>164/?: 31/33</text:p>
          </table:table-cell>
          <table:table-cell office:value-type="string">
            <text:p>165/?: 32/34</text:p>
          </table:table-cell>
          <table:table-cell office:value-type="string">
            <text:p>166/?: 33/35</text:p>
          </table:table-cell>
          <table:table-cell office:value-type="string">
            <text:p>167/?: 34/36</text:p>
          </table:table-cell>
          <table:table-cell office:value-type="string">
            <text:p>168/?: 35/37</text:p>
          </table:table-cell>
          <table:table-cell office:value-type="string">
            <text:p>169/?: 36/38</text:p>
          </table:table-cell>
          <table:table-cell office:value-type="string">
            <text:p>170/?: 37/39</text:p>
          </table:table-cell>
          <table:table-cell office:value-type="string">
            <text:p>171/?: 36/39</text:p>
          </table:table-cell>
          <table:table-cell office:value-type="string">
            <text:p>172/?: 37/40</text:p>
          </table:table-cell>
          <table:table-cell office:value-type="string">
            <text:p>173/?: 38/41</text:p>
          </table:table-cell>
          <table:table-cell office:value-type="string">
            <text:p>174/?: 39/42</text:p>
          </table:table-cell>
          <table:table-cell office:value-type="string">
            <text:p>175/?: 40/43</text:p>
          </table:table-cell>
          <table:table-cell office:value-type="string">
            <text:p>176/?: 41/44</text:p>
          </table:table-cell>
          <table:table-cell office:value-type="string">
            <text:p>177/?: 42/44</text:p>
          </table:table-cell>
          <table:table-cell office:value-type="string">
            <text:p>178/?: 43/45</text:p>
          </table:table-cell>
          <table:table-cell office:value-type="string">
            <text:p>179/?: 44/46</text:p>
          </table:table-cell>
          <table:table-cell office:value-type="string">
            <text:p>180/?: 45/46</text:p>
          </table:table-cell>
          <table:table-cell office:value-type="string">
            <text:p>181/?: 46/47</text:p>
          </table:table-cell>
          <table:table-cell office:value-type="string">
            <text:p>182/?: 47/48</text:p>
          </table:table-cell>
          <table:table-cell office:value-type="string">
            <text:p>183/?: 48/49</text:p>
          </table:table-cell>
          <table:table-cell office:value-type="string">
            <text:p>184/?: 49/50</text:p>
          </table:table-cell>
          <table:table-cell office:value-type="string">
            <text:p>185/?: 50/50</text:p>
          </table:table-cell>
          <table:table-cell office:value-type="string">
            <text:p>186/?: 51/51</text:p>
          </table:table-cell>
          <table:table-cell office:value-type="string">
            <text:p>187/?: 52/52</text:p>
          </table:table-cell>
          <table:table-cell office:value-type="string">
            <text:p>188/?: 53/53</text:p>
          </table:table-cell>
          <table:table-cell office:value-type="string">
            <text:p>189/?: 54/54</text:p>
          </table:table-cell>
          <table:table-cell office:value-type="string">
            <text:p>190/?: 55/55</text:p>
          </table:table-cell>
          <table:table-cell office:value-type="string">
            <text:p>191/?: 56/56</text:p>
          </table:table-cell>
          <table:table-cell table:number-columns-repeated="2" office:value-type="string">
            <text:p>_</text:p>
          </table:table-cell>
          <table:table-cell office:value-type="string">
            <text:p>194/?: 54/55</text:p>
          </table:table-cell>
          <table:table-cell office:value-type="string">
            <text:p>195/?: 50/53</text:p>
          </table:table-cell>
          <table:table-cell office:value-type="string">
            <text:p>196/?: 51/54</text:p>
          </table:table-cell>
          <table:table-cell office:value-type="string">
            <text:p>197/?: 52/54</text:p>
          </table:table-cell>
          <table:table-cell office:value-type="string">
            <text:p>_</text:p>
          </table:table-cell>
          <table:table-cell office:value-type="string">
            <text:p>199/?: 56/56</text:p>
          </table:table-cell>
          <table:table-cell office:value-type="string">
            <text:p>200/?: 53/54</text:p>
          </table:table-cell>
          <table:table-cell office:value-type="string">
            <text:p>201/?: 55/55</text:p>
          </table:table-cell>
          <table:table-cell office:value-type="string">
            <text:p>202/?: 54/54</text:p>
          </table:table-cell>
          <table:table-cell table:number-columns-repeated="3" office:value-type="string">
            <text:p>_</text:p>
          </table:table-cell>
          <table:table-cell office:value-type="string">
            <text:p>206/?: 55/55</text:p>
          </table:table-cell>
          <table:table-cell office:value-type="string">
            <text:p>207/?: 55/55</text:p>
          </table:table-cell>
          <table:table-cell table:number-columns-repeated="6" office:value-type="string">
            <text:p>_</text:p>
          </table:table-cell>
          <table:table-cell office:value-type="string">
            <text:p>225/?: 55/55</text:p>
          </table:table-cell>
          <table:table-cell office:value-type="string">
            <text:p>226/?: 55/55</text:p>
          </table:table-cell>
          <table:table-cell office:value-type="string">
            <text:p>227/?: 56/56</text:p>
          </table:table-cell>
          <table:table-cell table:number-columns-repeated="5" office:value-type="string">
            <text:p>_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8">
            <text:p>58</text:p>
          </table:table-cell>
          <table:table-cell office:value-type="string">
            <text:p>count:</text:p>
          </table:table-cell>
          <table:table-cell office:value-type="float" office:value="73">
            <text:p>7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0/2</text:p>
          </table:table-cell>
          <table:table-cell office:value-type="string">
            <text:p>44/,: 1/2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2/4</text:p>
          </table:table-cell>
          <table:table-cell office:value-type="string">
            <text:p>48/0: 0/2</text:p>
          </table:table-cell>
          <table:table-cell office:value-type="string">
            <text:p>49/1: 0/3</text:p>
          </table:table-cell>
          <table:table-cell office:value-type="string">
            <text:p>50/2: 1/4</text:p>
          </table:table-cell>
          <table:table-cell office:value-type="string">
            <text:p>51/3: 3/5</text:p>
          </table:table-cell>
          <table:table-cell office:value-type="string">
            <text:p>52/4: 4/6</text:p>
          </table:table-cell>
          <table:table-cell office:value-type="string">
            <text:p>53/5: 2/6</text:p>
          </table:table-cell>
          <table:table-cell office:value-type="string">
            <text:p>54/6: 4/7</text:p>
          </table:table-cell>
          <table:table-cell office:value-type="string">
            <text:p>55/7: 3/8</text:p>
          </table:table-cell>
          <table:table-cell office:value-type="string">
            <text:p>56/8: 6/9</text:p>
          </table:table-cell>
          <table:table-cell office:value-type="string">
            <text:p>57/9: 5/10</text:p>
          </table:table-cell>
          <table:table-cell office:value-type="string">
            <text:p>58/:: 4/8</text:p>
          </table:table-cell>
          <table:table-cell office:value-type="string">
            <text:p>59/;: 9/9</text:p>
          </table:table-cell>
          <table:table-cell table:number-columns-repeated="2" office:value-type="string">
            <text:p>_</text:p>
          </table:table-cell>
          <table:table-cell office:value-type="string">
            <text:p>64/@: 4/7</text:p>
          </table:table-cell>
          <table:table-cell office:value-type="string">
            <text:p>65/A: 3/8</text:p>
          </table:table-cell>
          <table:table-cell office:value-type="string">
            <text:p>66/B: 4/9</text:p>
          </table:table-cell>
          <table:table-cell office:value-type="string">
            <text:p>67/C: 5/10</text:p>
          </table:table-cell>
          <table:table-cell office:value-type="string">
            <text:p>68/D: 6/11</text:p>
          </table:table-cell>
          <table:table-cell office:value-type="string">
            <text:p>69/E: 7/12</text:p>
          </table:table-cell>
          <table:table-cell office:value-type="string">
            <text:p>70/F: 8/13</text:p>
          </table:table-cell>
          <table:table-cell office:value-type="string">
            <text:p>71/G: 9/14</text:p>
          </table:table-cell>
          <table:table-cell office:value-type="string">
            <text:p>72/H: 10/15</text:p>
          </table:table-cell>
          <table:table-cell office:value-type="string">
            <text:p>73/I: 11/16</text:p>
          </table:table-cell>
          <table:table-cell office:value-type="string">
            <text:p>74/J: 12/17</text:p>
          </table:table-cell>
          <table:table-cell office:value-type="string">
            <text:p>75/K: 13/18</text:p>
          </table:table-cell>
          <table:table-cell office:value-type="string">
            <text:p>76/L: 13/19</text:p>
          </table:table-cell>
          <table:table-cell office:value-type="string">
            <text:p>77/M: 14/20</text:p>
          </table:table-cell>
          <table:table-cell office:value-type="string">
            <text:p>78/N: 15/21</text:p>
          </table:table-cell>
          <table:table-cell office:value-type="string">
            <text:p>79/O: 17/22</text:p>
          </table:table-cell>
          <table:table-cell office:value-type="string">
            <text:p>80/P: 16/23</text:p>
          </table:table-cell>
          <table:table-cell office:value-type="string">
            <text:p>81/Q: 18/24</text:p>
          </table:table-cell>
          <table:table-cell office:value-type="string">
            <text:p>82/R: 17/25</text:p>
          </table:table-cell>
          <table:table-cell office:value-type="string">
            <text:p>83/S: 18/26</text:p>
          </table:table-cell>
          <table:table-cell office:value-type="string">
            <text:p>84/T: 19/27</text:p>
          </table:table-cell>
          <table:table-cell office:value-type="string">
            <text:p>85/U: 22/28</text:p>
          </table:table-cell>
          <table:table-cell office:value-type="string">
            <text:p>86/V: 23/29</text:p>
          </table:table-cell>
          <table:table-cell office:value-type="string">
            <text:p>87/W: 20/29</text:p>
          </table:table-cell>
          <table:table-cell office:value-type="string">
            <text:p>88/X: 24/30</text:p>
          </table:table-cell>
          <table:table-cell office:value-type="string">
            <text:p>89/Y: 21/31</text:p>
          </table:table-cell>
          <table:table-cell office:value-type="string">
            <text:p>90/Z: 22/32</text:p>
          </table:table-cell>
          <table:table-cell table:number-columns-repeated="3" office:value-type="string">
            <text:p>_</text:p>
          </table:table-cell>
          <table:table-cell office:value-type="string">
            <text:p>94/^: 23/23</text:p>
          </table:table-cell>
          <table:table-cell office:value-type="string">
            <text:p>95/_: 24/31</text:p>
          </table:table-cell>
          <table:table-cell office:value-type="string">
            <text:p>96/`: 26/26</text:p>
          </table:table-cell>
          <table:table-cell office:value-type="string">
            <text:p>97/a: 25/33</text:p>
          </table:table-cell>
          <table:table-cell office:value-type="string">
            <text:p>98/b: 26/34</text:p>
          </table:table-cell>
          <table:table-cell office:value-type="string">
            <text:p>99/c: 27/35</text:p>
          </table:table-cell>
          <table:table-cell office:value-type="string">
            <text:p>100/d: 28/36</text:p>
          </table:table-cell>
          <table:table-cell office:value-type="string">
            <text:p>101/e: 29/37</text:p>
          </table:table-cell>
          <table:table-cell office:value-type="string">
            <text:p>102/f: 30/37</text:p>
          </table:table-cell>
          <table:table-cell office:value-type="string">
            <text:p>103/g: 31/39</text:p>
          </table:table-cell>
          <table:table-cell office:value-type="string">
            <text:p>104/h: 32/40</text:p>
          </table:table-cell>
          <table:table-cell office:value-type="string">
            <text:p>105/i: 33/41</text:p>
          </table:table-cell>
          <table:table-cell office:value-type="string">
            <text:p>106/j: 34/41</text:p>
          </table:table-cell>
          <table:table-cell office:value-type="string">
            <text:p>107/k: 35/42</text:p>
          </table:table-cell>
          <table:table-cell office:value-type="string">
            <text:p>108/l: 36/43</text:p>
          </table:table-cell>
          <table:table-cell office:value-type="string">
            <text:p>109/m: 37/44</text:p>
          </table:table-cell>
          <table:table-cell office:value-type="string">
            <text:p>110/n: 38/45</text:p>
          </table:table-cell>
          <table:table-cell office:value-type="string">
            <text:p>111/o: 39/46</text:p>
          </table:table-cell>
          <table:table-cell office:value-type="string">
            <text:p>112/p: 40/47</text:p>
          </table:table-cell>
          <table:table-cell office:value-type="string">
            <text:p>113/q: 41/47</text:p>
          </table:table-cell>
          <table:table-cell office:value-type="string">
            <text:p>114/r: 42/49</text:p>
          </table:table-cell>
          <table:table-cell office:value-type="string">
            <text:p>115/s: 43/50</text:p>
          </table:table-cell>
          <table:table-cell office:value-type="string">
            <text:p>116/t: 44/51</text:p>
          </table:table-cell>
          <table:table-cell office:value-type="string">
            <text:p>117/u: 45/51</text:p>
          </table:table-cell>
          <table:table-cell office:value-type="string">
            <text:p>118/v: 46/52</text:p>
          </table:table-cell>
          <table:table-cell office:value-type="string">
            <text:p>119/w: 47/53</text:p>
          </table:table-cell>
          <table:table-cell office:value-type="string">
            <text:p>120/x: 48/53</text:p>
          </table:table-cell>
          <table:table-cell office:value-type="string">
            <text:p>121/y: 49/54</text:p>
          </table:table-cell>
          <table:table-cell office:value-type="string">
            <text:p>122/z: 50/54</text:p>
          </table:table-cell>
          <table:table-cell table:number-columns-repeated="5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4/4</text:p>
          </table:table-cell>
          <table:table-cell office:value-type="string">
            <text:p>133/?: 3/4</text:p>
          </table:table-cell>
          <table:table-cell office:value-type="string">
            <text:p>134/?: 4/5</text:p>
          </table:table-cell>
          <table:table-cell office:value-type="string">
            <text:p>135/?: 5/6</text:p>
          </table:table-cell>
          <table:table-cell office:value-type="string">
            <text:p>136/?: 6/7</text:p>
          </table:table-cell>
          <table:table-cell office:value-type="string">
            <text:p>137/?: 7/8</text:p>
          </table:table-cell>
          <table:table-cell office:value-type="string">
            <text:p>138/?: 8/9</text:p>
          </table:table-cell>
          <table:table-cell office:value-type="string">
            <text:p>139/?: 9/10</text:p>
          </table:table-cell>
          <table:table-cell office:value-type="string">
            <text:p>140/?: 10/11</text:p>
          </table:table-cell>
          <table:table-cell office:value-type="string">
            <text:p>141/?: 13/13</text:p>
          </table:table-cell>
          <table:table-cell office:value-type="string">
            <text:p>142/?: 11/13</text:p>
          </table:table-cell>
          <table:table-cell office:value-type="string">
            <text:p>143/?: 12/14</text:p>
          </table:table-cell>
          <table:table-cell office:value-type="string">
            <text:p>144/?: 13/15</text:p>
          </table:table-cell>
          <table:table-cell office:value-type="string">
            <text:p>145/?: 17/17</text:p>
          </table:table-cell>
          <table:table-cell office:value-type="string">
            <text:p>146/?: 14/16</text:p>
          </table:table-cell>
          <table:table-cell office:value-type="string">
            <text:p>147/?: 15/17</text:p>
          </table:table-cell>
          <table:table-cell office:value-type="string">
            <text:p>148/?: 16/18</text:p>
          </table:table-cell>
          <table:table-cell office:value-type="string">
            <text:p>149/?: 17/19</text:p>
          </table:table-cell>
          <table:table-cell office:value-type="string">
            <text:p>150/?: 18/20</text:p>
          </table:table-cell>
          <table:table-cell office:value-type="string">
            <text:p>151/?: 19/21</text:p>
          </table:table-cell>
          <table:table-cell office:value-type="string">
            <text:p>152/?: 20/22</text:p>
          </table:table-cell>
          <table:table-cell office:value-type="string">
            <text:p>153/?: 21/23</text:p>
          </table:table-cell>
          <table:table-cell office:value-type="string">
            <text:p>154/?: 22/24</text:p>
          </table:table-cell>
          <table:table-cell office:value-type="string">
            <text:p>155/?: 23/25</text:p>
          </table:table-cell>
          <table:table-cell office:value-type="string">
            <text:p>156/?: 24/26</text:p>
          </table:table-cell>
          <table:table-cell office:value-type="string">
            <text:p>157/?: 25/27</text:p>
          </table:table-cell>
          <table:table-cell office:value-type="string">
            <text:p>158/?: 26/28</text:p>
          </table:table-cell>
          <table:table-cell office:value-type="string">
            <text:p>159/?: 27/29</text:p>
          </table:table-cell>
          <table:table-cell office:value-type="string">
            <text:p>160/?: 28/30</text:p>
          </table:table-cell>
          <table:table-cell office:value-type="string">
            <text:p>161/?: 29/31</text:p>
          </table:table-cell>
          <table:table-cell office:value-type="string">
            <text:p>162/?: 30/32</text:p>
          </table:table-cell>
          <table:table-cell office:value-type="string">
            <text:p>163/?: 31/33</text:p>
          </table:table-cell>
          <table:table-cell office:value-type="string">
            <text:p>164/?: 32/34</text:p>
          </table:table-cell>
          <table:table-cell office:value-type="string">
            <text:p>165/?: 33/35</text:p>
          </table:table-cell>
          <table:table-cell office:value-type="string">
            <text:p>166/?: 34/36</text:p>
          </table:table-cell>
          <table:table-cell office:value-type="string">
            <text:p>167/?: 35/37</text:p>
          </table:table-cell>
          <table:table-cell office:value-type="string">
            <text:p>168/?: 36/38</text:p>
          </table:table-cell>
          <table:table-cell office:value-type="string">
            <text:p>169/?: 37/39</text:p>
          </table:table-cell>
          <table:table-cell office:value-type="string">
            <text:p>170/?: 38/40</text:p>
          </table:table-cell>
          <table:table-cell office:value-type="string">
            <text:p>171/?: 39/41</text:p>
          </table:table-cell>
          <table:table-cell office:value-type="string">
            <text:p>172/?: 40/42</text:p>
          </table:table-cell>
          <table:table-cell office:value-type="string">
            <text:p>173/?: 41/43</text:p>
          </table:table-cell>
          <table:table-cell office:value-type="string">
            <text:p>174/?: 42/44</text:p>
          </table:table-cell>
          <table:table-cell office:value-type="string">
            <text:p>175/?: 43/45</text:p>
          </table:table-cell>
          <table:table-cell office:value-type="string">
            <text:p>176/?: 44/46</text:p>
          </table:table-cell>
          <table:table-cell office:value-type="string">
            <text:p>177/?: 45/47</text:p>
          </table:table-cell>
          <table:table-cell office:value-type="string">
            <text:p>178/?: 46/48</text:p>
          </table:table-cell>
          <table:table-cell office:value-type="string">
            <text:p>179/?: 47/49</text:p>
          </table:table-cell>
          <table:table-cell office:value-type="string">
            <text:p>180/?: 48/50</text:p>
          </table:table-cell>
          <table:table-cell office:value-type="string">
            <text:p>181/?: 49/51</text:p>
          </table:table-cell>
          <table:table-cell office:value-type="string">
            <text:p>182/?: 50/52</text:p>
          </table:table-cell>
          <table:table-cell office:value-type="string">
            <text:p>183/?: 51/53</text:p>
          </table:table-cell>
          <table:table-cell office:value-type="string">
            <text:p>184/?: 52/52</text:p>
          </table:table-cell>
          <table:table-cell office:value-type="string">
            <text:p>185/?: 53/53</text:p>
          </table:table-cell>
          <table:table-cell office:value-type="string">
            <text:p>186/?: 54/54</text:p>
          </table:table-cell>
          <table:table-cell office:value-type="string">
            <text:p>187/?: 53/53</text:p>
          </table:table-cell>
          <table:table-cell office:value-type="string">
            <text:p>188/?: 54/54</text:p>
          </table:table-cell>
          <table:table-cell office:value-type="string">
            <text:p>189/?: 55/55</text:p>
          </table:table-cell>
          <table:table-cell office:value-type="string">
            <text:p>190/?: 56/56</text:p>
          </table:table-cell>
          <table:table-cell office:value-type="string">
            <text:p>191/?: 57/57</text:p>
          </table:table-cell>
          <table:table-cell table:number-columns-repeated="2" office:value-type="string">
            <text:p>_</text:p>
          </table:table-cell>
          <table:table-cell office:value-type="string">
            <text:p>194/?: 51/54</text:p>
          </table:table-cell>
          <table:table-cell office:value-type="string">
            <text:p>195/?: 52/55</text:p>
          </table:table-cell>
          <table:table-cell office:value-type="string">
            <text:p>196/?: 53/55</text:p>
          </table:table-cell>
          <table:table-cell office:value-type="string">
            <text:p>197/?: 54/55</text:p>
          </table:table-cell>
          <table:table-cell office:value-type="string">
            <text:p>_</text:p>
          </table:table-cell>
          <table:table-cell office:value-type="string">
            <text:p>199/?: 57/57</text:p>
          </table:table-cell>
          <table:table-cell office:value-type="string">
            <text:p>200/?: 55/56</text:p>
          </table:table-cell>
          <table:table-cell office:value-type="string">
            <text:p>_</text:p>
          </table:table-cell>
          <table:table-cell office:value-type="string">
            <text:p>202/?: 55/55</text:p>
          </table:table-cell>
          <table:table-cell office:value-type="string">
            <text:p>_</text:p>
          </table:table-cell>
          <table:table-cell office:value-type="string">
            <text:p>204/?: 56/56</text:p>
          </table:table-cell>
          <table:table-cell office:value-type="string">
            <text:p>_</text:p>
          </table:table-cell>
          <table:table-cell office:value-type="string">
            <text:p>206/?: 56/56</text:p>
          </table:table-cell>
          <table:table-cell office:value-type="string">
            <text:p>207/?: 57/57</text:p>
          </table:table-cell>
          <table:table-cell office:value-type="string">
            <text:p>208/?: 57/57</text:p>
          </table:table-cell>
          <table:table-cell table:number-columns-repeated="4" office:value-type="string">
            <text:p>_</text:p>
          </table:table-cell>
          <table:table-cell office:value-type="string">
            <text:p>225/?: 56/56</text:p>
          </table:table-cell>
          <table:table-cell office:value-type="string">
            <text:p>226/?: 57/57</text:p>
          </table:table-cell>
          <table:table-cell office:value-type="string">
            <text:p>227/?: 57/57</text:p>
          </table:table-cell>
          <table:table-cell office:value-type="string">
            <text:p>228/?: 57/57</text:p>
          </table:table-cell>
          <table:table-cell table:number-columns-repeated="3" office:value-type="string">
            <text:p>_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9">
            <text:p>59</text:p>
          </table:table-cell>
          <table:table-cell office:value-type="string">
            <text:p>count:</text:p>
          </table:table-cell>
          <table:table-cell office:value-type="float" office:value="85">
            <text:p>85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1/1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0/2</text:p>
          </table:table-cell>
          <table:table-cell office:value-type="string">
            <text:p>43/+: 0/2</text:p>
          </table:table-cell>
          <table:table-cell office:value-type="string">
            <text:p>44/,: 0/2</text:p>
          </table:table-cell>
          <table:table-cell office:value-type="string">
            <text:p>45/-: 0/2</text:p>
          </table:table-cell>
          <table:table-cell office:value-type="string">
            <text:p>46/.: 1/4</text:p>
          </table:table-cell>
          <table:table-cell office:value-type="string">
            <text:p>47//: 2/4</text:p>
          </table:table-cell>
          <table:table-cell office:value-type="string">
            <text:p>48/0: 0/3</text:p>
          </table:table-cell>
          <table:table-cell office:value-type="string">
            <text:p>49/1: 1/3</text:p>
          </table:table-cell>
          <table:table-cell office:value-type="string">
            <text:p>50/2: 1/4</text:p>
          </table:table-cell>
          <table:table-cell office:value-type="string">
            <text:p>51/3: 2/5</text:p>
          </table:table-cell>
          <table:table-cell office:value-type="string">
            <text:p>52/4: 4/6</text:p>
          </table:table-cell>
          <table:table-cell office:value-type="string">
            <text:p>53/5: 5/7</text:p>
          </table:table-cell>
          <table:table-cell office:value-type="string">
            <text:p>54/6: 4/7</text:p>
          </table:table-cell>
          <table:table-cell office:value-type="string">
            <text:p>55/7: 5/8</text:p>
          </table:table-cell>
          <table:table-cell office:value-type="string">
            <text:p>56/8: 6/9</text:p>
          </table:table-cell>
          <table:table-cell office:value-type="string">
            <text:p>57/9: 5/10</text:p>
          </table:table-cell>
          <table:table-cell office:value-type="string">
            <text:p>58/:: 8/13</text:p>
          </table:table-cell>
          <table:table-cell table:number-columns-repeated="3" office:value-type="string">
            <text:p>_</text:p>
          </table:table-cell>
          <table:table-cell office:value-type="string">
            <text:p>63/?: 15/15</text:p>
          </table:table-cell>
          <table:table-cell office:value-type="string">
            <text:p>64/@: 7/10</text:p>
          </table:table-cell>
          <table:table-cell office:value-type="string">
            <text:p>65/A: 3/9</text:p>
          </table:table-cell>
          <table:table-cell office:value-type="string">
            <text:p>66/B: 4/10</text:p>
          </table:table-cell>
          <table:table-cell office:value-type="string">
            <text:p>67/C: 5/11</text:p>
          </table:table-cell>
          <table:table-cell office:value-type="string">
            <text:p>68/D: 6/12</text:p>
          </table:table-cell>
          <table:table-cell office:value-type="string">
            <text:p>69/E: 7/13</text:p>
          </table:table-cell>
          <table:table-cell office:value-type="string">
            <text:p>70/F: 8/14</text:p>
          </table:table-cell>
          <table:table-cell office:value-type="string">
            <text:p>71/G: 9/15</text:p>
          </table:table-cell>
          <table:table-cell office:value-type="string">
            <text:p>72/H: 10/16</text:p>
          </table:table-cell>
          <table:table-cell office:value-type="string">
            <text:p>73/I: 11/17</text:p>
          </table:table-cell>
          <table:table-cell office:value-type="string">
            <text:p>74/J: 12/18</text:p>
          </table:table-cell>
          <table:table-cell office:value-type="string">
            <text:p>75/K: 13/19</text:p>
          </table:table-cell>
          <table:table-cell office:value-type="string">
            <text:p>76/L: 13/19</text:p>
          </table:table-cell>
          <table:table-cell office:value-type="string">
            <text:p>77/M: 14/20</text:p>
          </table:table-cell>
          <table:table-cell office:value-type="string">
            <text:p>78/N: 15/21</text:p>
          </table:table-cell>
          <table:table-cell office:value-type="string">
            <text:p>79/O: 16/22</text:p>
          </table:table-cell>
          <table:table-cell office:value-type="string">
            <text:p>80/P: 17/23</text:p>
          </table:table-cell>
          <table:table-cell office:value-type="string">
            <text:p>81/Q: 18/24</text:p>
          </table:table-cell>
          <table:table-cell office:value-type="string">
            <text:p>82/R: 18/25</text:p>
          </table:table-cell>
          <table:table-cell office:value-type="string">
            <text:p>83/S: 19/26</text:p>
          </table:table-cell>
          <table:table-cell office:value-type="string">
            <text:p>84/T: 20/27</text:p>
          </table:table-cell>
          <table:table-cell office:value-type="string">
            <text:p>85/U: 23/29</text:p>
          </table:table-cell>
          <table:table-cell office:value-type="string">
            <text:p>86/V: 21/29</text:p>
          </table:table-cell>
          <table:table-cell office:value-type="string">
            <text:p>87/W: 22/30</text:p>
          </table:table-cell>
          <table:table-cell office:value-type="string">
            <text:p>88/X: 23/31</text:p>
          </table:table-cell>
          <table:table-cell office:value-type="string">
            <text:p>89/Y: 24/32</text:p>
          </table:table-cell>
          <table:table-cell office:value-type="string">
            <text:p>90/Z: 25/33</text:p>
          </table:table-cell>
          <table:table-cell office:value-type="string">
            <text:p>_</text:p>
          </table:table-cell>
          <table:table-cell office:value-type="string">
            <text:p>92/\: 35/35</text:p>
          </table:table-cell>
          <table:table-cell office:value-type="string">
            <text:p>_</text:p>
          </table:table-cell>
          <table:table-cell office:value-type="string">
            <text:p>95/_: 24/31</text:p>
          </table:table-cell>
          <table:table-cell office:value-type="string">
            <text:p>96/`: 25/26</text:p>
          </table:table-cell>
          <table:table-cell office:value-type="string">
            <text:p>97/a: 26/33</text:p>
          </table:table-cell>
          <table:table-cell office:value-type="string">
            <text:p>98/b: 27/34</text:p>
          </table:table-cell>
          <table:table-cell office:value-type="string">
            <text:p>99/c: 28/35</text:p>
          </table:table-cell>
          <table:table-cell office:value-type="string">
            <text:p>100/d: 29/36</text:p>
          </table:table-cell>
          <table:table-cell office:value-type="string">
            <text:p>101/e: 30/37</text:p>
          </table:table-cell>
          <table:table-cell office:value-type="string">
            <text:p>102/f: 31/38</text:p>
          </table:table-cell>
          <table:table-cell office:value-type="string">
            <text:p>103/g: 32/39</text:p>
          </table:table-cell>
          <table:table-cell office:value-type="string">
            <text:p>104/h: 33/40</text:p>
          </table:table-cell>
          <table:table-cell office:value-type="string">
            <text:p>105/i: 34/41</text:p>
          </table:table-cell>
          <table:table-cell office:value-type="string">
            <text:p>106/j: 35/41</text:p>
          </table:table-cell>
          <table:table-cell office:value-type="string">
            <text:p>107/k: 36/42</text:p>
          </table:table-cell>
          <table:table-cell office:value-type="string">
            <text:p>108/l: 37/43</text:p>
          </table:table-cell>
          <table:table-cell office:value-type="string">
            <text:p>109/m: 38/45</text:p>
          </table:table-cell>
          <table:table-cell office:value-type="string">
            <text:p>110/n: 39/45</text:p>
          </table:table-cell>
          <table:table-cell office:value-type="string">
            <text:p>111/o: 40/46</text:p>
          </table:table-cell>
          <table:table-cell office:value-type="string">
            <text:p>112/p: 41/47</text:p>
          </table:table-cell>
          <table:table-cell office:value-type="string">
            <text:p>113/q: 42/47</text:p>
          </table:table-cell>
          <table:table-cell office:value-type="string">
            <text:p>114/r: 43/49</text:p>
          </table:table-cell>
          <table:table-cell office:value-type="string">
            <text:p>115/s: 44/50</text:p>
          </table:table-cell>
          <table:table-cell office:value-type="string">
            <text:p>116/t: 45/51</text:p>
          </table:table-cell>
          <table:table-cell office:value-type="string">
            <text:p>117/u: 46/52</text:p>
          </table:table-cell>
          <table:table-cell office:value-type="string">
            <text:p>118/v: 47/53</text:p>
          </table:table-cell>
          <table:table-cell office:value-type="string">
            <text:p>119/w: 48/54</text:p>
          </table:table-cell>
          <table:table-cell office:value-type="string">
            <text:p>120/x: 49/53</text:p>
          </table:table-cell>
          <table:table-cell office:value-type="string">
            <text:p>121/y: 50/55</text:p>
          </table:table-cell>
          <table:table-cell office:value-type="string">
            <text:p>122/z: 51/55</text:p>
          </table:table-cell>
          <table:table-cell table:number-columns-repeated="3" office:value-type="string">
            <text:p>_</text:p>
          </table:table-cell>
          <table:table-cell office:value-type="string">
            <text:p>126/~: 54/56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5/5</text:p>
          </table:table-cell>
          <table:table-cell office:value-type="string">
            <text:p>135/?: 6/6</text:p>
          </table:table-cell>
          <table:table-cell office:value-type="string">
            <text:p>136/?: 7/7</text:p>
          </table:table-cell>
          <table:table-cell office:value-type="string">
            <text:p>137/?: 8/8</text:p>
          </table:table-cell>
          <table:table-cell office:value-type="string">
            <text:p>138/?: 9/9</text:p>
          </table:table-cell>
          <table:table-cell office:value-type="string">
            <text:p>139/?: 10/10</text:p>
          </table:table-cell>
          <table:table-cell office:value-type="string">
            <text:p>140/?: 11/11</text:p>
          </table:table-cell>
          <table:table-cell office:value-type="string">
            <text:p>141/?: 12/12</text:p>
          </table:table-cell>
          <table:table-cell office:value-type="string">
            <text:p>142/?: 13/13</text:p>
          </table:table-cell>
          <table:table-cell office:value-type="string">
            <text:p>143/?: 14/14</text:p>
          </table:table-cell>
          <table:table-cell office:value-type="string">
            <text:p>144/?: 11/14</text:p>
          </table:table-cell>
          <table:table-cell office:value-type="string">
            <text:p>145/?: 12/15</text:p>
          </table:table-cell>
          <table:table-cell office:value-type="string">
            <text:p>146/?: 13/16</text:p>
          </table:table-cell>
          <table:table-cell office:value-type="string">
            <text:p>147/?: 14/17</text:p>
          </table:table-cell>
          <table:table-cell office:value-type="string">
            <text:p>148/?: 15/18</text:p>
          </table:table-cell>
          <table:table-cell office:value-type="string">
            <text:p>149/?: 16/19</text:p>
          </table:table-cell>
          <table:table-cell office:value-type="string">
            <text:p>150/?: 17/20</text:p>
          </table:table-cell>
          <table:table-cell office:value-type="string">
            <text:p>151/?: 18/21</text:p>
          </table:table-cell>
          <table:table-cell office:value-type="string">
            <text:p>152/?: 19/22</text:p>
          </table:table-cell>
          <table:table-cell office:value-type="string">
            <text:p>153/?: 20/23</text:p>
          </table:table-cell>
          <table:table-cell office:value-type="string">
            <text:p>154/?: 21/24</text:p>
          </table:table-cell>
          <table:table-cell office:value-type="string">
            <text:p>155/?: 22/25</text:p>
          </table:table-cell>
          <table:table-cell office:value-type="string">
            <text:p>156/?: 23/26</text:p>
          </table:table-cell>
          <table:table-cell office:value-type="string">
            <text:p>157/?: 24/27</text:p>
          </table:table-cell>
          <table:table-cell office:value-type="string">
            <text:p>158/?: 25/28</text:p>
          </table:table-cell>
          <table:table-cell office:value-type="string">
            <text:p>159/?: 26/30</text:p>
          </table:table-cell>
          <table:table-cell office:value-type="string">
            <text:p>160/?: 27/30</text:p>
          </table:table-cell>
          <table:table-cell office:value-type="string">
            <text:p>161/?: 28/31</text:p>
          </table:table-cell>
          <table:table-cell office:value-type="string">
            <text:p>162/?: 29/32</text:p>
          </table:table-cell>
          <table:table-cell office:value-type="string">
            <text:p>163/?: 30/32</text:p>
          </table:table-cell>
          <table:table-cell office:value-type="string">
            <text:p>164/?: 31/33</text:p>
          </table:table-cell>
          <table:table-cell office:value-type="string">
            <text:p>165/?: 32/34</text:p>
          </table:table-cell>
          <table:table-cell office:value-type="string">
            <text:p>166/?: 33/35</text:p>
          </table:table-cell>
          <table:table-cell office:value-type="string">
            <text:p>167/?: 34/36</text:p>
          </table:table-cell>
          <table:table-cell office:value-type="string">
            <text:p>168/?: 35/37</text:p>
          </table:table-cell>
          <table:table-cell office:value-type="string">
            <text:p>169/?: 36/38</text:p>
          </table:table-cell>
          <table:table-cell office:value-type="string">
            <text:p>170/?: 37/39</text:p>
          </table:table-cell>
          <table:table-cell office:value-type="string">
            <text:p>171/?: 38/40</text:p>
          </table:table-cell>
          <table:table-cell office:value-type="string">
            <text:p>172/?: 39/41</text:p>
          </table:table-cell>
          <table:table-cell office:value-type="string">
            <text:p>173/?: 40/42</text:p>
          </table:table-cell>
          <table:table-cell office:value-type="string">
            <text:p>174/?: 41/43</text:p>
          </table:table-cell>
          <table:table-cell office:value-type="string">
            <text:p>175/?: 42/44</text:p>
          </table:table-cell>
          <table:table-cell office:value-type="string">
            <text:p>176/?: 43/45</text:p>
          </table:table-cell>
          <table:table-cell office:value-type="string">
            <text:p>177/?: 44/46</text:p>
          </table:table-cell>
          <table:table-cell office:value-type="string">
            <text:p>178/?: 45/47</text:p>
          </table:table-cell>
          <table:table-cell office:value-type="string">
            <text:p>179/?: 46/48</text:p>
          </table:table-cell>
          <table:table-cell office:value-type="string">
            <text:p>180/?: 47/49</text:p>
          </table:table-cell>
          <table:table-cell office:value-type="string">
            <text:p>181/?: 48/50</text:p>
          </table:table-cell>
          <table:table-cell office:value-type="string">
            <text:p>182/?: 49/51</text:p>
          </table:table-cell>
          <table:table-cell office:value-type="string">
            <text:p>183/?: 50/52</text:p>
          </table:table-cell>
          <table:table-cell office:value-type="string">
            <text:p>184/?: 51/53</text:p>
          </table:table-cell>
          <table:table-cell office:value-type="string">
            <text:p>185/?: 52/54</text:p>
          </table:table-cell>
          <table:table-cell office:value-type="string">
            <text:p>186/?: 53/54</text:p>
          </table:table-cell>
          <table:table-cell office:value-type="string">
            <text:p>187/?: 54/54</text:p>
          </table:table-cell>
          <table:table-cell office:value-type="string">
            <text:p>188/?: 55/55</text:p>
          </table:table-cell>
          <table:table-cell office:value-type="string">
            <text:p>189/?: 56/56</text:p>
          </table:table-cell>
          <table:table-cell office:value-type="string">
            <text:p>190/?: 57/57</text:p>
          </table:table-cell>
          <table:table-cell office:value-type="string">
            <text:p>191/?: 58/58</text:p>
          </table:table-cell>
          <table:table-cell office:value-type="string">
            <text:p>194/?: 54/55</text:p>
          </table:table-cell>
          <table:table-cell office:value-type="string">
            <text:p>195/?: 52/55</text:p>
          </table:table-cell>
          <table:table-cell office:value-type="string">
            <text:p>196/?: 53/55</text:p>
          </table:table-cell>
          <table:table-cell office:value-type="string">
            <text:p>197/?: 54/56</text:p>
          </table:table-cell>
          <table:table-cell office:value-type="string">
            <text:p>198/?: 57/57</text:p>
          </table:table-cell>
          <table:table-cell office:value-type="string">
            <text:p>199/?: 55/55</text:p>
          </table:table-cell>
          <table:table-cell office:value-type="string">
            <text:p>200/?: 55/56</text:p>
          </table:table-cell>
          <table:table-cell office:value-type="string">
            <text:p>201/?: 55/55</text:p>
          </table:table-cell>
          <table:table-cell office:value-type="string">
            <text:p>202/?: 55/56</text:p>
          </table:table-cell>
          <table:table-cell table:number-columns-repeated="2" office:value-type="string">
            <text:p>_</text:p>
          </table:table-cell>
          <table:table-cell office:value-type="string">
            <text:p>206/?: 56/56</text:p>
          </table:table-cell>
          <table:table-cell office:value-type="string">
            <text:p>207/?: 57/57</text:p>
          </table:table-cell>
          <table:table-cell office:value-type="string">
            <text:p>208/?: 58/58</text:p>
          </table:table-cell>
          <table:table-cell table:number-columns-repeated="2" office:value-type="string">
            <text:p>_</text:p>
          </table:table-cell>
          <table:table-cell office:value-type="string">
            <text:p>211/?: 57/57</text:p>
          </table:table-cell>
          <table:table-cell office:value-type="string">
            <text:p>216/?: 57/57</text:p>
          </table:table-cell>
          <table:table-cell table:number-columns-repeated="8" office:value-type="string">
            <text:p>_</text:p>
          </table:table-cell>
          <table:table-cell office:value-type="string">
            <text:p>225/?: 56/57</text:p>
          </table:table-cell>
          <table:table-cell office:value-type="string">
            <text:p>226/?: 57/57</text:p>
          </table:table-cell>
          <table:table-cell office:value-type="string">
            <text:p>_</text:p>
          </table:table-cell>
          <table:table-cell office:value-type="string">
            <text:p>228/?: 58/58</text:p>
          </table:table-cell>
          <table:table-cell table:number-columns-repeated="3" office:value-type="string">
            <text:p>_</text:p>
          </table:table-cell>
          <table:table-cell office:value-type="string">
            <text:p>234/?: 58/58</text:p>
          </table:table-cell>
          <table:table-cell table:number-columns-repeated="4" office:value-type="string">
            <text:p>_</text:p>
          </table:table-cell>
          <table:table-cell office:value-type="string">
            <text:p>239/?: 58/58</text:p>
          </table:table-cell>
          <table:table-cell table:number-columns-repeated="3" office:value-type="string">
            <text:p>_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0">
            <text:p>60</text:p>
          </table:table-cell>
          <table:table-cell office:value-type="string">
            <text:p>count:</text:p>
          </table:table-cell>
          <table:table-cell office:value-type="float" office:value="55">
            <text:p>55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41/): 0/0</text:p>
          </table:table-cell>
          <table:table-cell office:value-type="string">
            <text:p>42/*: 1/1</text:p>
          </table:table-cell>
          <table:table-cell office:value-type="string">
            <text:p>43/+: 0/2</text:p>
          </table:table-cell>
          <table:table-cell office:value-type="string">
            <text:p>44/,: 1/2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2/3</text:p>
          </table:table-cell>
          <table:table-cell office:value-type="string">
            <text:p>48/0: 1/2</text:p>
          </table:table-cell>
          <table:table-cell office:value-type="string">
            <text:p>49/1: 1/3</text:p>
          </table:table-cell>
          <table:table-cell office:value-type="string">
            <text:p>50/2: 2/4</text:p>
          </table:table-cell>
          <table:table-cell office:value-type="string">
            <text:p>51/3: 3/5</text:p>
          </table:table-cell>
          <table:table-cell office:value-type="string">
            <text:p>52/4: 4/6</text:p>
          </table:table-cell>
          <table:table-cell office:value-type="string">
            <text:p>53/5: 5/6</text:p>
          </table:table-cell>
          <table:table-cell office:value-type="string">
            <text:p>54/6: 5/7</text:p>
          </table:table-cell>
          <table:table-cell office:value-type="string">
            <text:p>55/7: 7/8</text:p>
          </table:table-cell>
          <table:table-cell office:value-type="string">
            <text:p>56/8: 6/9</text:p>
          </table:table-cell>
          <table:table-cell office:value-type="string">
            <text:p>57/9: 7/10</text:p>
          </table:table-cell>
          <table:table-cell office:value-type="string">
            <text:p>58/:: 8/10</text:p>
          </table:table-cell>
          <table:table-cell table:number-columns-repeated="2" office:value-type="string">
            <text:p>_</text:p>
          </table:table-cell>
          <table:table-cell office:value-type="string">
            <text:p>61/=: 10/10</text:p>
          </table:table-cell>
          <table:table-cell office:value-type="string">
            <text:p>_</text:p>
          </table:table-cell>
          <table:table-cell office:value-type="string">
            <text:p>63/?: 11/11</text:p>
          </table:table-cell>
          <table:table-cell office:value-type="string">
            <text:p>64/@: 14/14</text:p>
          </table:table-cell>
          <table:table-cell office:value-type="string">
            <text:p>65/A: 4/9</text:p>
          </table:table-cell>
          <table:table-cell office:value-type="string">
            <text:p>66/B: 5/10</text:p>
          </table:table-cell>
          <table:table-cell office:value-type="string">
            <text:p>67/C: 6/11</text:p>
          </table:table-cell>
          <table:table-cell office:value-type="string">
            <text:p>68/D: 7/12</text:p>
          </table:table-cell>
          <table:table-cell office:value-type="string">
            <text:p>69/E: 8/14</text:p>
          </table:table-cell>
          <table:table-cell office:value-type="string">
            <text:p>70/F: 9/14</text:p>
          </table:table-cell>
          <table:table-cell office:value-type="string">
            <text:p>71/G: 10/15</text:p>
          </table:table-cell>
          <table:table-cell office:value-type="string">
            <text:p>72/H: 11/16</text:p>
          </table:table-cell>
          <table:table-cell office:value-type="string">
            <text:p>73/I: 12/17</text:p>
          </table:table-cell>
          <table:table-cell office:value-type="string">
            <text:p>74/J: 13/18</text:p>
          </table:table-cell>
          <table:table-cell office:value-type="string">
            <text:p>75/K: 14/19</text:p>
          </table:table-cell>
          <table:table-cell office:value-type="string">
            <text:p>76/L: 14/20</text:p>
          </table:table-cell>
          <table:table-cell office:value-type="string">
            <text:p>77/M: 15/21</text:p>
          </table:table-cell>
          <table:table-cell office:value-type="string">
            <text:p>78/N: 16/22</text:p>
          </table:table-cell>
          <table:table-cell office:value-type="string">
            <text:p>79/O: 17/23</text:p>
          </table:table-cell>
          <table:table-cell office:value-type="string">
            <text:p>80/P: 17/24</text:p>
          </table:table-cell>
          <table:table-cell office:value-type="string">
            <text:p>81/Q: 20/25</text:p>
          </table:table-cell>
          <table:table-cell office:value-type="string">
            <text:p>82/R: 18/26</text:p>
          </table:table-cell>
          <table:table-cell office:value-type="string">
            <text:p>83/S: 19/27</text:p>
          </table:table-cell>
          <table:table-cell office:value-type="string">
            <text:p>84/T: 20/28</text:p>
          </table:table-cell>
          <table:table-cell office:value-type="string">
            <text:p>85/U: 22/29</text:p>
          </table:table-cell>
          <table:table-cell office:value-type="string">
            <text:p>86/V: 21/30</text:p>
          </table:table-cell>
          <table:table-cell office:value-type="string">
            <text:p>87/W: 22/31</text:p>
          </table:table-cell>
          <table:table-cell office:value-type="string">
            <text:p>88/X: 24/31</text:p>
          </table:table-cell>
          <table:table-cell office:value-type="string">
            <text:p>89/Y: 23/32</text:p>
          </table:table-cell>
          <table:table-cell office:value-type="string">
            <text:p>90/Z: 24/33</text:p>
          </table:table-cell>
          <table:table-cell table:number-columns-repeated="2" office:value-type="string">
            <text:p>_</text:p>
          </table:table-cell>
          <table:table-cell office:value-type="string">
            <text:p>95/_: 25/32</text:p>
          </table:table-cell>
          <table:table-cell office:value-type="string">
            <text:p>96/`: 27/27</text:p>
          </table:table-cell>
          <table:table-cell office:value-type="string">
            <text:p>97/a: 26/34</text:p>
          </table:table-cell>
          <table:table-cell office:value-type="string">
            <text:p>98/b: 27/35</text:p>
          </table:table-cell>
          <table:table-cell office:value-type="string">
            <text:p>99/c: 28/36</text:p>
          </table:table-cell>
          <table:table-cell office:value-type="string">
            <text:p>100/d: 29/37</text:p>
          </table:table-cell>
          <table:table-cell office:value-type="string">
            <text:p>101/e: 30/38</text:p>
          </table:table-cell>
          <table:table-cell office:value-type="string">
            <text:p>102/f: 31/39</text:p>
          </table:table-cell>
          <table:table-cell office:value-type="string">
            <text:p>103/g: 32/40</text:p>
          </table:table-cell>
          <table:table-cell office:value-type="string">
            <text:p>104/h: 33/41</text:p>
          </table:table-cell>
          <table:table-cell office:value-type="string">
            <text:p>105/i: 34/42</text:p>
          </table:table-cell>
          <table:table-cell office:value-type="string">
            <text:p>106/j: 35/43</text:p>
          </table:table-cell>
          <table:table-cell office:value-type="string">
            <text:p>107/k: 36/44</text:p>
          </table:table-cell>
          <table:table-cell office:value-type="string">
            <text:p>108/l: 37/45</text:p>
          </table:table-cell>
          <table:table-cell office:value-type="string">
            <text:p>109/m: 38/46</text:p>
          </table:table-cell>
          <table:table-cell office:value-type="string">
            <text:p>110/n: 39/47</text:p>
          </table:table-cell>
          <table:table-cell office:value-type="string">
            <text:p>111/o: 40/48</text:p>
          </table:table-cell>
          <table:table-cell office:value-type="string">
            <text:p>112/p: 41/49</text:p>
          </table:table-cell>
          <table:table-cell office:value-type="string">
            <text:p>113/q: 42/49</text:p>
          </table:table-cell>
          <table:table-cell office:value-type="string">
            <text:p>114/r: 43/50</text:p>
          </table:table-cell>
          <table:table-cell office:value-type="string">
            <text:p>115/s: 44/51</text:p>
          </table:table-cell>
          <table:table-cell office:value-type="string">
            <text:p>116/t: 45/52</text:p>
          </table:table-cell>
          <table:table-cell office:value-type="string">
            <text:p>117/u: 46/53</text:p>
          </table:table-cell>
          <table:table-cell office:value-type="string">
            <text:p>118/v: 47/54</text:p>
          </table:table-cell>
          <table:table-cell office:value-type="string">
            <text:p>119/w: 48/55</text:p>
          </table:table-cell>
          <table:table-cell office:value-type="string">
            <text:p>120/x: 49/55</text:p>
          </table:table-cell>
          <table:table-cell office:value-type="string">
            <text:p>121/y: 50/56</text:p>
          </table:table-cell>
          <table:table-cell office:value-type="string">
            <text:p>122/z: 51/56</text:p>
          </table:table-cell>
          <table:table-cell table:number-columns-repeated="4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6/6</text:p>
          </table:table-cell>
          <table:table-cell office:value-type="string">
            <text:p>135/?: 7/7</text:p>
          </table:table-cell>
          <table:table-cell office:value-type="string">
            <text:p>136/?: 8/8</text:p>
          </table:table-cell>
          <table:table-cell office:value-type="string">
            <text:p>137/?: 9/9</text:p>
          </table:table-cell>
          <table:table-cell office:value-type="string">
            <text:p>138/?: 10/10</text:p>
          </table:table-cell>
          <table:table-cell office:value-type="string">
            <text:p>139/?: 11/11</text:p>
          </table:table-cell>
          <table:table-cell office:value-type="string">
            <text:p>140/?: 12/12</text:p>
          </table:table-cell>
          <table:table-cell office:value-type="string">
            <text:p>141/?: 12/12</text:p>
          </table:table-cell>
          <table:table-cell office:value-type="string">
            <text:p>142/?: 13/13</text:p>
          </table:table-cell>
          <table:table-cell office:value-type="string">
            <text:p>143/?: 11/13</text:p>
          </table:table-cell>
          <table:table-cell office:value-type="string">
            <text:p>144/?: 12/14</text:p>
          </table:table-cell>
          <table:table-cell office:value-type="string">
            <text:p>145/?: 13/15</text:p>
          </table:table-cell>
          <table:table-cell office:value-type="string">
            <text:p>146/?: 14/16</text:p>
          </table:table-cell>
          <table:table-cell office:value-type="string">
            <text:p>147/?: 15/17</text:p>
          </table:table-cell>
          <table:table-cell office:value-type="string">
            <text:p>148/?: 16/18</text:p>
          </table:table-cell>
          <table:table-cell office:value-type="string">
            <text:p>149/?: 17/19</text:p>
          </table:table-cell>
          <table:table-cell office:value-type="string">
            <text:p>150/?: 18/20</text:p>
          </table:table-cell>
          <table:table-cell office:value-type="string">
            <text:p>151/?: 19/21</text:p>
          </table:table-cell>
          <table:table-cell office:value-type="string">
            <text:p>152/?: 20/22</text:p>
          </table:table-cell>
          <table:table-cell office:value-type="string">
            <text:p>153/?: 21/23</text:p>
          </table:table-cell>
          <table:table-cell office:value-type="string">
            <text:p>154/?: 22/24</text:p>
          </table:table-cell>
          <table:table-cell office:value-type="string">
            <text:p>155/?: 23/25</text:p>
          </table:table-cell>
          <table:table-cell office:value-type="string">
            <text:p>156/?: 24/26</text:p>
          </table:table-cell>
          <table:table-cell office:value-type="string">
            <text:p>157/?: 25/27</text:p>
          </table:table-cell>
          <table:table-cell office:value-type="string">
            <text:p>158/?: 26/28</text:p>
          </table:table-cell>
          <table:table-cell office:value-type="string">
            <text:p>159/?: 27/29</text:p>
          </table:table-cell>
          <table:table-cell office:value-type="string">
            <text:p>160/?: 28/29</text:p>
          </table:table-cell>
          <table:table-cell office:value-type="string">
            <text:p>161/?: 29/30</text:p>
          </table:table-cell>
          <table:table-cell office:value-type="string">
            <text:p>162/?: 30/31</text:p>
          </table:table-cell>
          <table:table-cell office:value-type="string">
            <text:p>163/?: 31/32</text:p>
          </table:table-cell>
          <table:table-cell office:value-type="string">
            <text:p>164/?: 32/33</text:p>
          </table:table-cell>
          <table:table-cell office:value-type="string">
            <text:p>165/?: 33/34</text:p>
          </table:table-cell>
          <table:table-cell office:value-type="string">
            <text:p>166/?: 34/35</text:p>
          </table:table-cell>
          <table:table-cell office:value-type="string">
            <text:p>167/?: 35/36</text:p>
          </table:table-cell>
          <table:table-cell office:value-type="string">
            <text:p>168/?: 36/37</text:p>
          </table:table-cell>
          <table:table-cell office:value-type="string">
            <text:p>169/?: 37/38</text:p>
          </table:table-cell>
          <table:table-cell office:value-type="string">
            <text:p>170/?: 38/39</text:p>
          </table:table-cell>
          <table:table-cell office:value-type="string">
            <text:p>171/?: 39/40</text:p>
          </table:table-cell>
          <table:table-cell office:value-type="string">
            <text:p>172/?: 40/40</text:p>
          </table:table-cell>
          <table:table-cell office:value-type="string">
            <text:p>173/?: 41/41</text:p>
          </table:table-cell>
          <table:table-cell office:value-type="string">
            <text:p>174/?: 42/42</text:p>
          </table:table-cell>
          <table:table-cell office:value-type="string">
            <text:p>175/?: 43/43</text:p>
          </table:table-cell>
          <table:table-cell office:value-type="string">
            <text:p>176/?: 44/44</text:p>
          </table:table-cell>
          <table:table-cell office:value-type="string">
            <text:p>177/?: 45/45</text:p>
          </table:table-cell>
          <table:table-cell office:value-type="string">
            <text:p>178/?: 46/46</text:p>
          </table:table-cell>
          <table:table-cell office:value-type="string">
            <text:p>179/?: 47/47</text:p>
          </table:table-cell>
          <table:table-cell office:value-type="string">
            <text:p>180/?: 48/48</text:p>
          </table:table-cell>
          <table:table-cell office:value-type="string">
            <text:p>181/?: 49/49</text:p>
          </table:table-cell>
          <table:table-cell office:value-type="string">
            <text:p>182/?: 50/50</text:p>
          </table:table-cell>
          <table:table-cell office:value-type="string">
            <text:p>183/?: 51/51</text:p>
          </table:table-cell>
          <table:table-cell office:value-type="string">
            <text:p>184/?: 52/52</text:p>
          </table:table-cell>
          <table:table-cell office:value-type="string">
            <text:p>185/?: 53/53</text:p>
          </table:table-cell>
          <table:table-cell office:value-type="string">
            <text:p>186/?: 54/54</text:p>
          </table:table-cell>
          <table:table-cell office:value-type="string">
            <text:p>187/?: 55/55</text:p>
          </table:table-cell>
          <table:table-cell office:value-type="string">
            <text:p>188/?: 56/56</text:p>
          </table:table-cell>
          <table:table-cell office:value-type="string">
            <text:p>189/?: 57/57</text:p>
          </table:table-cell>
          <table:table-cell office:value-type="string">
            <text:p>190/?: 58/58</text:p>
          </table:table-cell>
          <table:table-cell office:value-type="string">
            <text:p>191/?: 59/59</text:p>
          </table:table-cell>
          <table:table-cell table:number-columns-repeated="2" office:value-type="string">
            <text:p>_</text:p>
          </table:table-cell>
          <table:table-cell office:value-type="string">
            <text:p>194/?: 56/57</text:p>
          </table:table-cell>
          <table:table-cell office:value-type="string">
            <text:p>195/?: 52/57</text:p>
          </table:table-cell>
          <table:table-cell office:value-type="string">
            <text:p>196/?: 53/56</text:p>
          </table:table-cell>
          <table:table-cell office:value-type="string">
            <text:p>197/?: 54/57</text:p>
          </table:table-cell>
          <table:table-cell office:value-type="string">
            <text:p>_</text:p>
          </table:table-cell>
          <table:table-cell office:value-type="string">
            <text:p>199/?: 58/58</text:p>
          </table:table-cell>
          <table:table-cell office:value-type="string">
            <text:p>200/?: 55/56</text:p>
          </table:table-cell>
          <table:table-cell office:value-type="string">
            <text:p>201/?: 56/56</text:p>
          </table:table-cell>
          <table:table-cell office:value-type="string">
            <text:p>202/?: 57/57</text:p>
          </table:table-cell>
          <table:table-cell table:number-columns-repeated="3" office:value-type="string">
            <text:p>_</text:p>
          </table:table-cell>
          <table:table-cell office:value-type="string">
            <text:p>225/?: 58/58</text:p>
          </table:table-cell>
          <table:table-cell office:value-type="string">
            <text:p>226/?: 59/59</text:p>
          </table:table-cell>
          <table:table-cell office:value-type="string">
            <text:p>_</text:p>
          </table:table-cell>
          <table:table-cell office:value-type="string">
            <text:p>228/?: 59/59</text:p>
          </table:table-cell>
          <table:table-cell office:value-type="string">
            <text:p>229/?: 59/59</text:p>
          </table:table-cell>
          <table:table-cell office:value-type="string">
            <text:p>_</text:p>
          </table:table-cell>
          <table:table-cell office:value-type="string">
            <text:p>239/?: 59/59</text:p>
          </table:table-cell>
          <table:table-cell table:number-columns-repeated="5" office:value-type="string">
            <text:p>_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1">
            <text:p>61</text:p>
          </table:table-cell>
          <table:table-cell office:value-type="string">
            <text:p>count:</text:p>
          </table:table-cell>
          <table:table-cell office:value-type="float" office:value="63">
            <text:p>6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0/2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2/4</text:p>
          </table:table-cell>
          <table:table-cell office:value-type="string">
            <text:p>48/0: 1/3</text:p>
          </table:table-cell>
          <table:table-cell office:value-type="string">
            <text:p>49/1: 1/4</text:p>
          </table:table-cell>
          <table:table-cell office:value-type="string">
            <text:p>50/2: 2/5</text:p>
          </table:table-cell>
          <table:table-cell office:value-type="string">
            <text:p>51/3: 3/5</text:p>
          </table:table-cell>
          <table:table-cell office:value-type="string">
            <text:p>52/4: 4/6</text:p>
          </table:table-cell>
          <table:table-cell office:value-type="string">
            <text:p>53/5: 5/7</text:p>
          </table:table-cell>
          <table:table-cell office:value-type="string">
            <text:p>54/6: 6/8</text:p>
          </table:table-cell>
          <table:table-cell office:value-type="string">
            <text:p>55/7: 5/9</text:p>
          </table:table-cell>
          <table:table-cell office:value-type="string">
            <text:p>56/8: 6/9</text:p>
          </table:table-cell>
          <table:table-cell office:value-type="string">
            <text:p>57/9: 7/10</text:p>
          </table:table-cell>
          <table:table-cell office:value-type="string">
            <text:p>58/:: 8/11</text:p>
          </table:table-cell>
          <table:table-cell table:number-columns-repeated="3" office:value-type="string">
            <text:p>_</text:p>
          </table:table-cell>
          <table:table-cell office:value-type="string">
            <text:p>64/@: 9/9</text:p>
          </table:table-cell>
          <table:table-cell office:value-type="string">
            <text:p>65/A: 5/10</text:p>
          </table:table-cell>
          <table:table-cell office:value-type="string">
            <text:p>66/B: 6/11</text:p>
          </table:table-cell>
          <table:table-cell office:value-type="string">
            <text:p>67/C: 7/12</text:p>
          </table:table-cell>
          <table:table-cell office:value-type="string">
            <text:p>68/D: 8/13</text:p>
          </table:table-cell>
          <table:table-cell office:value-type="string">
            <text:p>69/E: 9/13</text:p>
          </table:table-cell>
          <table:table-cell office:value-type="string">
            <text:p>70/F: 10/15</text:p>
          </table:table-cell>
          <table:table-cell office:value-type="string">
            <text:p>71/G: 11/15</text:p>
          </table:table-cell>
          <table:table-cell office:value-type="string">
            <text:p>72/H: 12/17</text:p>
          </table:table-cell>
          <table:table-cell office:value-type="string">
            <text:p>73/I: 13/18</text:p>
          </table:table-cell>
          <table:table-cell office:value-type="string">
            <text:p>74/J: 14/19</text:p>
          </table:table-cell>
          <table:table-cell office:value-type="string">
            <text:p>75/K: 14/19</text:p>
          </table:table-cell>
          <table:table-cell office:value-type="string">
            <text:p>76/L: 15/20</text:p>
          </table:table-cell>
          <table:table-cell office:value-type="string">
            <text:p>77/M: 16/21</text:p>
          </table:table-cell>
          <table:table-cell office:value-type="string">
            <text:p>78/N: 16/22</text:p>
          </table:table-cell>
          <table:table-cell office:value-type="string">
            <text:p>79/O: 17/23</text:p>
          </table:table-cell>
          <table:table-cell office:value-type="string">
            <text:p>80/P: 19/24</text:p>
          </table:table-cell>
          <table:table-cell office:value-type="string">
            <text:p>81/Q: 20/25</text:p>
          </table:table-cell>
          <table:table-cell office:value-type="string">
            <text:p>82/R: 18/26</text:p>
          </table:table-cell>
          <table:table-cell office:value-type="string">
            <text:p>83/S: 19/27</text:p>
          </table:table-cell>
          <table:table-cell office:value-type="string">
            <text:p>84/T: 20/28</text:p>
          </table:table-cell>
          <table:table-cell office:value-type="string">
            <text:p>85/U: 25/29</text:p>
          </table:table-cell>
          <table:table-cell office:value-type="string">
            <text:p>86/V: 21/30</text:p>
          </table:table-cell>
          <table:table-cell office:value-type="string">
            <text:p>87/W: 22/31</text:p>
          </table:table-cell>
          <table:table-cell office:value-type="string">
            <text:p>88/X: 23/32</text:p>
          </table:table-cell>
          <table:table-cell office:value-type="string">
            <text:p>89/Y: 24/33</text:p>
          </table:table-cell>
          <table:table-cell office:value-type="string">
            <text:p>90/Z: 24/34</text:p>
          </table:table-cell>
          <table:table-cell office:value-type="string">
            <text:p>_</text:p>
          </table:table-cell>
          <table:table-cell office:value-type="string">
            <text:p>92/\: 38/38</text:p>
          </table:table-cell>
          <table:table-cell table:number-columns-repeated="2" office:value-type="string">
            <text:p>_</text:p>
          </table:table-cell>
          <table:table-cell office:value-type="string">
            <text:p>95/_: 24/31</text:p>
          </table:table-cell>
          <table:table-cell office:value-type="string">
            <text:p>96/`: 25/27</text:p>
          </table:table-cell>
          <table:table-cell office:value-type="string">
            <text:p>97/a: 26/35</text:p>
          </table:table-cell>
          <table:table-cell office:value-type="string">
            <text:p>98/b: 27/36</text:p>
          </table:table-cell>
          <table:table-cell office:value-type="string">
            <text:p>99/c: 28/37</text:p>
          </table:table-cell>
          <table:table-cell office:value-type="string">
            <text:p>100/d: 29/38</text:p>
          </table:table-cell>
          <table:table-cell office:value-type="string">
            <text:p>101/e: 30/39</text:p>
          </table:table-cell>
          <table:table-cell office:value-type="string">
            <text:p>102/f: 31/39</text:p>
          </table:table-cell>
          <table:table-cell office:value-type="string">
            <text:p>103/g: 32/40</text:p>
          </table:table-cell>
          <table:table-cell office:value-type="string">
            <text:p>104/h: 33/41</text:p>
          </table:table-cell>
          <table:table-cell office:value-type="string">
            <text:p>105/i: 34/42</text:p>
          </table:table-cell>
          <table:table-cell office:value-type="string">
            <text:p>106/j: 35/43</text:p>
          </table:table-cell>
          <table:table-cell office:value-type="string">
            <text:p>107/k: 36/44</text:p>
          </table:table-cell>
          <table:table-cell office:value-type="string">
            <text:p>108/l: 37/45</text:p>
          </table:table-cell>
          <table:table-cell office:value-type="string">
            <text:p>109/m: 38/46</text:p>
          </table:table-cell>
          <table:table-cell office:value-type="string">
            <text:p>110/n: 39/47</text:p>
          </table:table-cell>
          <table:table-cell office:value-type="string">
            <text:p>111/o: 40/48</text:p>
          </table:table-cell>
          <table:table-cell office:value-type="string">
            <text:p>112/p: 41/49</text:p>
          </table:table-cell>
          <table:table-cell office:value-type="string">
            <text:p>113/q: 42/49</text:p>
          </table:table-cell>
          <table:table-cell office:value-type="string">
            <text:p>114/r: 43/51</text:p>
          </table:table-cell>
          <table:table-cell office:value-type="string">
            <text:p>115/s: 44/52</text:p>
          </table:table-cell>
          <table:table-cell office:value-type="string">
            <text:p>116/t: 45/53</text:p>
          </table:table-cell>
          <table:table-cell office:value-type="string">
            <text:p>117/u: 46/53</text:p>
          </table:table-cell>
          <table:table-cell office:value-type="string">
            <text:p>118/v: 47/54</text:p>
          </table:table-cell>
          <table:table-cell office:value-type="string">
            <text:p>119/w: 48/55</text:p>
          </table:table-cell>
          <table:table-cell office:value-type="string">
            <text:p>120/x: 49/55</text:p>
          </table:table-cell>
          <table:table-cell office:value-type="string">
            <text:p>121/y: 50/56</text:p>
          </table:table-cell>
          <table:table-cell office:value-type="string">
            <text:p>122/z: 51/57</text:p>
          </table:table-cell>
          <table:table-cell table:number-columns-repeated="3" office:value-type="string">
            <text:p>_</text:p>
          </table:table-cell>
          <table:table-cell office:value-type="string">
            <text:p>126/~: 52/55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5/5</text:p>
          </table:table-cell>
          <table:table-cell office:value-type="string">
            <text:p>135/?: 6/6</text:p>
          </table:table-cell>
          <table:table-cell office:value-type="string">
            <text:p>136/?: 7/7</text:p>
          </table:table-cell>
          <table:table-cell office:value-type="string">
            <text:p>137/?: 8/8</text:p>
          </table:table-cell>
          <table:table-cell office:value-type="string">
            <text:p>138/?: 9/9</text:p>
          </table:table-cell>
          <table:table-cell office:value-type="string">
            <text:p>139/?: 10/10</text:p>
          </table:table-cell>
          <table:table-cell office:value-type="string">
            <text:p>140/?: 11/11</text:p>
          </table:table-cell>
          <table:table-cell office:value-type="string">
            <text:p>141/?: 12/12</text:p>
          </table:table-cell>
          <table:table-cell office:value-type="string">
            <text:p>142/?: 13/13</text:p>
          </table:table-cell>
          <table:table-cell office:value-type="string">
            <text:p>143/?: 14/14</text:p>
          </table:table-cell>
          <table:table-cell office:value-type="string">
            <text:p>144/?: 15/15</text:p>
          </table:table-cell>
          <table:table-cell office:value-type="string">
            <text:p>145/?: 16/16</text:p>
          </table:table-cell>
          <table:table-cell office:value-type="string">
            <text:p>146/?: 17/17</text:p>
          </table:table-cell>
          <table:table-cell office:value-type="string">
            <text:p>147/?: 18/18</text:p>
          </table:table-cell>
          <table:table-cell office:value-type="string">
            <text:p>148/?: 19/19</text:p>
          </table:table-cell>
          <table:table-cell office:value-type="string">
            <text:p>149/?: 20/20</text:p>
          </table:table-cell>
          <table:table-cell office:value-type="string">
            <text:p>150/?: 21/21</text:p>
          </table:table-cell>
          <table:table-cell office:value-type="string">
            <text:p>151/?: 22/22</text:p>
          </table:table-cell>
          <table:table-cell office:value-type="string">
            <text:p>152/?: 23/23</text:p>
          </table:table-cell>
          <table:table-cell office:value-type="string">
            <text:p>153/?: 22/24</text:p>
          </table:table-cell>
          <table:table-cell office:value-type="string">
            <text:p>154/?: 23/25</text:p>
          </table:table-cell>
          <table:table-cell office:value-type="string">
            <text:p>155/?: 24/26</text:p>
          </table:table-cell>
          <table:table-cell office:value-type="string">
            <text:p>156/?: 25/27</text:p>
          </table:table-cell>
          <table:table-cell office:value-type="string">
            <text:p>157/?: 26/28</text:p>
          </table:table-cell>
          <table:table-cell office:value-type="string">
            <text:p>158/?: 27/29</text:p>
          </table:table-cell>
          <table:table-cell office:value-type="string">
            <text:p>159/?: 28/30</text:p>
          </table:table-cell>
          <table:table-cell office:value-type="string">
            <text:p>160/?: 29/30</text:p>
          </table:table-cell>
          <table:table-cell office:value-type="string">
            <text:p>161/?: 30/31</text:p>
          </table:table-cell>
          <table:table-cell office:value-type="string">
            <text:p>162/?: 31/32</text:p>
          </table:table-cell>
          <table:table-cell office:value-type="string">
            <text:p>163/?: 32/33</text:p>
          </table:table-cell>
          <table:table-cell office:value-type="string">
            <text:p>164/?: 33/34</text:p>
          </table:table-cell>
          <table:table-cell office:value-type="string">
            <text:p>165/?: 34/35</text:p>
          </table:table-cell>
          <table:table-cell office:value-type="string">
            <text:p>166/?: 35/36</text:p>
          </table:table-cell>
          <table:table-cell office:value-type="string">
            <text:p>167/?: 36/37</text:p>
          </table:table-cell>
          <table:table-cell office:value-type="string">
            <text:p>168/?: 37/38</text:p>
          </table:table-cell>
          <table:table-cell office:value-type="string">
            <text:p>169/?: 38/39</text:p>
          </table:table-cell>
          <table:table-cell office:value-type="string">
            <text:p>170/?: 39/40</text:p>
          </table:table-cell>
          <table:table-cell office:value-type="string">
            <text:p>171/?: 40/41</text:p>
          </table:table-cell>
          <table:table-cell office:value-type="string">
            <text:p>172/?: 41/42</text:p>
          </table:table-cell>
          <table:table-cell office:value-type="string">
            <text:p>173/?: 42/43</text:p>
          </table:table-cell>
          <table:table-cell office:value-type="string">
            <text:p>174/?: 43/44</text:p>
          </table:table-cell>
          <table:table-cell office:value-type="string">
            <text:p>175/?: 44/45</text:p>
          </table:table-cell>
          <table:table-cell office:value-type="string">
            <text:p>176/?: 45/46</text:p>
          </table:table-cell>
          <table:table-cell office:value-type="string">
            <text:p>177/?: 46/47</text:p>
          </table:table-cell>
          <table:table-cell office:value-type="string">
            <text:p>178/?: 47/48</text:p>
          </table:table-cell>
          <table:table-cell office:value-type="string">
            <text:p>179/?: 48/49</text:p>
          </table:table-cell>
          <table:table-cell office:value-type="string">
            <text:p>180/?: 49/50</text:p>
          </table:table-cell>
          <table:table-cell office:value-type="string">
            <text:p>181/?: 50/51</text:p>
          </table:table-cell>
          <table:table-cell office:value-type="string">
            <text:p>182/?: 51/51</text:p>
          </table:table-cell>
          <table:table-cell office:value-type="string">
            <text:p>183/?: 52/52</text:p>
          </table:table-cell>
          <table:table-cell office:value-type="string">
            <text:p>184/?: 53/53</text:p>
          </table:table-cell>
          <table:table-cell office:value-type="string">
            <text:p>185/?: 54/54</text:p>
          </table:table-cell>
          <table:table-cell office:value-type="string">
            <text:p>186/?: 55/55</text:p>
          </table:table-cell>
          <table:table-cell office:value-type="string">
            <text:p>187/?: 56/56</text:p>
          </table:table-cell>
          <table:table-cell office:value-type="string">
            <text:p>188/?: 57/57</text:p>
          </table:table-cell>
          <table:table-cell office:value-type="string">
            <text:p>189/?: 58/58</text:p>
          </table:table-cell>
          <table:table-cell office:value-type="string">
            <text:p>190/?: 59/59</text:p>
          </table:table-cell>
          <table:table-cell office:value-type="string">
            <text:p>191/?: 60/60</text:p>
          </table:table-cell>
          <table:table-cell table:number-columns-repeated="2" office:value-type="string">
            <text:p>_</text:p>
          </table:table-cell>
          <table:table-cell office:value-type="string">
            <text:p>194/?: 52/55</text:p>
          </table:table-cell>
          <table:table-cell office:value-type="string">
            <text:p>195/?: 53/57</text:p>
          </table:table-cell>
          <table:table-cell office:value-type="string">
            <text:p>196/?: 54/57</text:p>
          </table:table-cell>
          <table:table-cell office:value-type="string">
            <text:p>197/?: 55/58</text:p>
          </table:table-cell>
          <table:table-cell office:value-type="string">
            <text:p>198/?: 58/58</text:p>
          </table:table-cell>
          <table:table-cell office:value-type="string">
            <text:p>199/?: 56/58</text:p>
          </table:table-cell>
          <table:table-cell office:value-type="string">
            <text:p>200/?: 57/58</text:p>
          </table:table-cell>
          <table:table-cell office:value-type="string">
            <text:p>_</text:p>
          </table:table-cell>
          <table:table-cell office:value-type="string">
            <text:p>202/?: 56/57</text:p>
          </table:table-cell>
          <table:table-cell table:number-columns-repeated="3" office:value-type="string">
            <text:p>_</text:p>
          </table:table-cell>
          <table:table-cell office:value-type="string">
            <text:p>206/?: 57/57</text:p>
          </table:table-cell>
          <table:table-cell office:value-type="string">
            <text:p>_</text:p>
          </table:table-cell>
          <table:table-cell office:value-type="string">
            <text:p>208/?: 57/58</text:p>
          </table:table-cell>
          <table:table-cell office:value-type="string">
            <text:p>209/?: 58/59</text:p>
          </table:table-cell>
          <table:table-cell table:number-columns-repeated="3" office:value-type="string">
            <text:p>_</text:p>
          </table:table-cell>
          <table:table-cell office:value-type="string">
            <text:p>217/?: 58/58</text:p>
          </table:table-cell>
          <table:table-cell table:number-columns-repeated="6" office:value-type="string">
            <text:p>_</text:p>
          </table:table-cell>
          <table:table-cell office:value-type="string">
            <text:p>224/?: 59/59</text:p>
          </table:table-cell>
          <table:table-cell office:value-type="string">
            <text:p>225/?: 59/59</text:p>
          </table:table-cell>
          <table:table-cell office:value-type="string">
            <text:p>226/?: 58/59</text:p>
          </table:table-cell>
          <table:table-cell office:value-type="string">
            <text:p>_</text:p>
          </table:table-cell>
          <table:table-cell office:value-type="string">
            <text:p>228/?: 59/59</text:p>
          </table:table-cell>
          <table:table-cell office:value-type="string">
            <text:p>_</text:p>
          </table:table-cell>
          <table:table-cell office:value-type="string">
            <text:p>230/?: 60/60</text:p>
          </table:table-cell>
          <table:table-cell office:value-type="string">
            <text:p>233/?: 60/60</text:p>
          </table:table-cell>
          <table:table-cell table:number-columns-repeated="5" office:value-type="string">
            <text:p>_</text:p>
          </table:table-cell>
          <table:table-cell office:value-type="string">
            <text:p>239/?: 60/60</text:p>
          </table:table-cell>
          <table:table-cell table:number-columns-repeated="2" office:value-type="string">
            <text:p>_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2">
            <text:p>62</text:p>
          </table:table-cell>
          <table:table-cell office:value-type="string">
            <text:p>count:</text:p>
          </table:table-cell>
          <table:table-cell office:value-type="float" office:value="36">
            <text:p>36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41/): 1/1</text:p>
          </table:table-cell>
          <table:table-cell office:value-type="string">
            <text:p>42/*: 1/2</text:p>
          </table:table-cell>
          <table:table-cell office:value-type="string">
            <text:p>43/+: 2/2</text:p>
          </table:table-cell>
          <table:table-cell office:value-type="string">
            <text:p>44/,: 2/2</text:p>
          </table:table-cell>
          <table:table-cell office:value-type="string">
            <text:p>45/-: 1/2</text:p>
          </table:table-cell>
          <table:table-cell office:value-type="string">
            <text:p>46/.: 2/3</text:p>
          </table:table-cell>
          <table:table-cell office:value-type="string">
            <text:p>47//: 5/5</text:p>
          </table:table-cell>
          <table:table-cell office:value-type="string">
            <text:p>48/0: 0/3</text:p>
          </table:table-cell>
          <table:table-cell office:value-type="string">
            <text:p>49/1: 0/3</text:p>
          </table:table-cell>
          <table:table-cell office:value-type="string">
            <text:p>50/2: 1/4</text:p>
          </table:table-cell>
          <table:table-cell office:value-type="string">
            <text:p>51/3: 2/5</text:p>
          </table:table-cell>
          <table:table-cell office:value-type="string">
            <text:p>52/4: 3/6</text:p>
          </table:table-cell>
          <table:table-cell office:value-type="string">
            <text:p>53/5: 4/7</text:p>
          </table:table-cell>
          <table:table-cell office:value-type="string">
            <text:p>54/6: 6/8</text:p>
          </table:table-cell>
          <table:table-cell office:value-type="string">
            <text:p>55/7: 3/8</text:p>
          </table:table-cell>
          <table:table-cell office:value-type="string">
            <text:p>56/8: 6/9</text:p>
          </table:table-cell>
          <table:table-cell office:value-type="string">
            <text:p>57/9: 4/10</text:p>
          </table:table-cell>
          <table:table-cell office:value-type="string">
            <text:p>58/:: 11/13</text:p>
          </table:table-cell>
          <table:table-cell table:number-columns-repeated="2" office:value-type="string">
            <text:p>_</text:p>
          </table:table-cell>
          <table:table-cell office:value-type="string">
            <text:p>63/?: 10/10</text:p>
          </table:table-cell>
          <table:table-cell office:value-type="string">
            <text:p>_</text:p>
          </table:table-cell>
          <table:table-cell office:value-type="string">
            <text:p>65/A: 5/10</text:p>
          </table:table-cell>
          <table:table-cell office:value-type="string">
            <text:p>66/B: 6/11</text:p>
          </table:table-cell>
          <table:table-cell office:value-type="string">
            <text:p>67/C: 7/12</text:p>
          </table:table-cell>
          <table:table-cell office:value-type="string">
            <text:p>68/D: 8/13</text:p>
          </table:table-cell>
          <table:table-cell office:value-type="string">
            <text:p>69/E: 9/14</text:p>
          </table:table-cell>
          <table:table-cell office:value-type="string">
            <text:p>70/F: 9/15</text:p>
          </table:table-cell>
          <table:table-cell office:value-type="string">
            <text:p>71/G: 10/15</text:p>
          </table:table-cell>
          <table:table-cell office:value-type="string">
            <text:p>72/H: 11/17</text:p>
          </table:table-cell>
          <table:table-cell office:value-type="string">
            <text:p>73/I: 12/18</text:p>
          </table:table-cell>
          <table:table-cell office:value-type="string">
            <text:p>74/J: 14/19</text:p>
          </table:table-cell>
          <table:table-cell office:value-type="string">
            <text:p>75/K: 13/19</text:p>
          </table:table-cell>
          <table:table-cell office:value-type="string">
            <text:p>76/L: 14/20</text:p>
          </table:table-cell>
          <table:table-cell office:value-type="string">
            <text:p>77/M: 15/21</text:p>
          </table:table-cell>
          <table:table-cell office:value-type="string">
            <text:p>78/N: 16/22</text:p>
          </table:table-cell>
          <table:table-cell office:value-type="string">
            <text:p>79/O: 17/23</text:p>
          </table:table-cell>
          <table:table-cell office:value-type="string">
            <text:p>80/P: 16/24</text:p>
          </table:table-cell>
          <table:table-cell office:value-type="string">
            <text:p>81/Q: 17/26</text:p>
          </table:table-cell>
          <table:table-cell office:value-type="string">
            <text:p>82/R: 18/26</text:p>
          </table:table-cell>
          <table:table-cell office:value-type="string">
            <text:p>83/S: 19/27</text:p>
          </table:table-cell>
          <table:table-cell office:value-type="string">
            <text:p>84/T: 20/28</text:p>
          </table:table-cell>
          <table:table-cell office:value-type="string">
            <text:p>85/U: 23/30</text:p>
          </table:table-cell>
          <table:table-cell office:value-type="string">
            <text:p>86/V: 21/30</text:p>
          </table:table-cell>
          <table:table-cell office:value-type="string">
            <text:p>87/W: 22/31</text:p>
          </table:table-cell>
          <table:table-cell office:value-type="string">
            <text:p>88/X: 23/32</text:p>
          </table:table-cell>
          <table:table-cell office:value-type="string">
            <text:p>89/Y: 25/33</text:p>
          </table:table-cell>
          <table:table-cell office:value-type="string">
            <text:p>90/Z: 24/33</text:p>
          </table:table-cell>
          <table:table-cell office:value-type="string">
            <text:p>_</text:p>
          </table:table-cell>
          <table:table-cell office:value-type="string">
            <text:p>92/\: 28/28</text:p>
          </table:table-cell>
          <table:table-cell table:number-columns-repeated="2" office:value-type="string">
            <text:p>_</text:p>
          </table:table-cell>
          <table:table-cell office:value-type="string">
            <text:p>95/_: 25/30</text:p>
          </table:table-cell>
          <table:table-cell office:value-type="string">
            <text:p>96/`: 26/28</text:p>
          </table:table-cell>
          <table:table-cell office:value-type="string">
            <text:p>97/a: 27/34</text:p>
          </table:table-cell>
          <table:table-cell office:value-type="string">
            <text:p>98/b: 28/35</text:p>
          </table:table-cell>
          <table:table-cell office:value-type="string">
            <text:p>99/c: 29/36</text:p>
          </table:table-cell>
          <table:table-cell office:value-type="string">
            <text:p>100/d: 30/37</text:p>
          </table:table-cell>
          <table:table-cell office:value-type="string">
            <text:p>101/e: 31/38</text:p>
          </table:table-cell>
          <table:table-cell office:value-type="string">
            <text:p>102/f: 32/39</text:p>
          </table:table-cell>
          <table:table-cell office:value-type="string">
            <text:p>103/g: 33/40</text:p>
          </table:table-cell>
          <table:table-cell office:value-type="string">
            <text:p>104/h: 34/41</text:p>
          </table:table-cell>
          <table:table-cell office:value-type="string">
            <text:p>105/i: 35/42</text:p>
          </table:table-cell>
          <table:table-cell office:value-type="string">
            <text:p>106/j: 36/42</text:p>
          </table:table-cell>
          <table:table-cell office:value-type="string">
            <text:p>107/k: 37/43</text:p>
          </table:table-cell>
          <table:table-cell office:value-type="string">
            <text:p>108/l: 38/45</text:p>
          </table:table-cell>
          <table:table-cell office:value-type="string">
            <text:p>109/m: 39/46</text:p>
          </table:table-cell>
          <table:table-cell office:value-type="string">
            <text:p>110/n: 40/47</text:p>
          </table:table-cell>
          <table:table-cell office:value-type="string">
            <text:p>111/o: 41/48</text:p>
          </table:table-cell>
          <table:table-cell office:value-type="string">
            <text:p>112/p: 42/49</text:p>
          </table:table-cell>
          <table:table-cell office:value-type="string">
            <text:p>113/q: 43/49</text:p>
          </table:table-cell>
          <table:table-cell office:value-type="string">
            <text:p>114/r: 44/51</text:p>
          </table:table-cell>
          <table:table-cell office:value-type="string">
            <text:p>115/s: 45/52</text:p>
          </table:table-cell>
          <table:table-cell office:value-type="string">
            <text:p>116/t: 46/53</text:p>
          </table:table-cell>
          <table:table-cell office:value-type="string">
            <text:p>117/u: 47/53</text:p>
          </table:table-cell>
          <table:table-cell office:value-type="string">
            <text:p>118/v: 48/54</text:p>
          </table:table-cell>
          <table:table-cell office:value-type="string">
            <text:p>119/w: 49/55</text:p>
          </table:table-cell>
          <table:table-cell office:value-type="string">
            <text:p>120/x: 50/54</text:p>
          </table:table-cell>
          <table:table-cell office:value-type="string">
            <text:p>121/y: 51/56</text:p>
          </table:table-cell>
          <table:table-cell office:value-type="string">
            <text:p>122/z: 52/57</text:p>
          </table:table-cell>
          <table:table-cell table:number-columns-repeated="4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6/6</text:p>
          </table:table-cell>
          <table:table-cell office:value-type="string">
            <text:p>135/?: 7/7</text:p>
          </table:table-cell>
          <table:table-cell office:value-type="string">
            <text:p>136/?: 8/8</text:p>
          </table:table-cell>
          <table:table-cell office:value-type="string">
            <text:p>137/?: 9/9</text:p>
          </table:table-cell>
          <table:table-cell office:value-type="string">
            <text:p>138/?: 10/10</text:p>
          </table:table-cell>
          <table:table-cell office:value-type="string">
            <text:p>139/?: 11/11</text:p>
          </table:table-cell>
          <table:table-cell office:value-type="string">
            <text:p>140/?: 11/11</text:p>
          </table:table-cell>
          <table:table-cell office:value-type="string">
            <text:p>141/?: 13/13</text:p>
          </table:table-cell>
          <table:table-cell office:value-type="string">
            <text:p>142/?: 12/13</text:p>
          </table:table-cell>
          <table:table-cell office:value-type="string">
            <text:p>143/?: 13/14</text:p>
          </table:table-cell>
          <table:table-cell office:value-type="string">
            <text:p>144/?: 14/15</text:p>
          </table:table-cell>
          <table:table-cell office:value-type="string">
            <text:p>145/?: 15/16</text:p>
          </table:table-cell>
          <table:table-cell office:value-type="string">
            <text:p>146/?: 16/17</text:p>
          </table:table-cell>
          <table:table-cell office:value-type="string">
            <text:p>147/?: 17/18</text:p>
          </table:table-cell>
          <table:table-cell office:value-type="string">
            <text:p>148/?: 18/19</text:p>
          </table:table-cell>
          <table:table-cell office:value-type="string">
            <text:p>149/?: 19/20</text:p>
          </table:table-cell>
          <table:table-cell office:value-type="string">
            <text:p>150/?: 20/21</text:p>
          </table:table-cell>
          <table:table-cell office:value-type="string">
            <text:p>151/?: 21/22</text:p>
          </table:table-cell>
          <table:table-cell office:value-type="string">
            <text:p>152/?: 22/23</text:p>
          </table:table-cell>
          <table:table-cell office:value-type="string">
            <text:p>153/?: 23/24</text:p>
          </table:table-cell>
          <table:table-cell office:value-type="string">
            <text:p>154/?: 24/25</text:p>
          </table:table-cell>
          <table:table-cell office:value-type="string">
            <text:p>155/?: 25/26</text:p>
          </table:table-cell>
          <table:table-cell office:value-type="string">
            <text:p>156/?: 26/27</text:p>
          </table:table-cell>
          <table:table-cell office:value-type="string">
            <text:p>157/?: 27/28</text:p>
          </table:table-cell>
          <table:table-cell office:value-type="string">
            <text:p>158/?: 28/29</text:p>
          </table:table-cell>
          <table:table-cell office:value-type="string">
            <text:p>159/?: 29/30</text:p>
          </table:table-cell>
          <table:table-cell office:value-type="string">
            <text:p>160/?: 30/30</text:p>
          </table:table-cell>
          <table:table-cell office:value-type="string">
            <text:p>161/?: 31/31</text:p>
          </table:table-cell>
          <table:table-cell office:value-type="string">
            <text:p>162/?: 32/32</text:p>
          </table:table-cell>
          <table:table-cell office:value-type="string">
            <text:p>163/?: 33/33</text:p>
          </table:table-cell>
          <table:table-cell office:value-type="string">
            <text:p>164/?: 34/34</text:p>
          </table:table-cell>
          <table:table-cell office:value-type="string">
            <text:p>165/?: 35/35</text:p>
          </table:table-cell>
          <table:table-cell office:value-type="string">
            <text:p>166/?: 36/36</text:p>
          </table:table-cell>
          <table:table-cell office:value-type="string">
            <text:p>167/?: 37/37</text:p>
          </table:table-cell>
          <table:table-cell office:value-type="string">
            <text:p>168/?: 38/38</text:p>
          </table:table-cell>
          <table:table-cell office:value-type="string">
            <text:p>169/?: 39/39</text:p>
          </table:table-cell>
          <table:table-cell office:value-type="string">
            <text:p>170/?: 40/40</text:p>
          </table:table-cell>
          <table:table-cell office:value-type="string">
            <text:p>171/?: 41/41</text:p>
          </table:table-cell>
          <table:table-cell office:value-type="string">
            <text:p>172/?: 42/42</text:p>
          </table:table-cell>
          <table:table-cell office:value-type="string">
            <text:p>173/?: 43/43</text:p>
          </table:table-cell>
          <table:table-cell office:value-type="string">
            <text:p>174/?: 44/44</text:p>
          </table:table-cell>
          <table:table-cell office:value-type="string">
            <text:p>175/?: 45/45</text:p>
          </table:table-cell>
          <table:table-cell office:value-type="string">
            <text:p>176/?: 46/46</text:p>
          </table:table-cell>
          <table:table-cell office:value-type="string">
            <text:p>177/?: 47/47</text:p>
          </table:table-cell>
          <table:table-cell office:value-type="string">
            <text:p>178/?: 48/48</text:p>
          </table:table-cell>
          <table:table-cell office:value-type="string">
            <text:p>179/?: 49/49</text:p>
          </table:table-cell>
          <table:table-cell office:value-type="string">
            <text:p>180/?: 50/50</text:p>
          </table:table-cell>
          <table:table-cell office:value-type="string">
            <text:p>181/?: 51/51</text:p>
          </table:table-cell>
          <table:table-cell office:value-type="string">
            <text:p>182/?: 52/52</text:p>
          </table:table-cell>
          <table:table-cell office:value-type="string">
            <text:p>183/?: 53/53</text:p>
          </table:table-cell>
          <table:table-cell office:value-type="string">
            <text:p>184/?: 54/54</text:p>
          </table:table-cell>
          <table:table-cell office:value-type="string">
            <text:p>185/?: 55/55</text:p>
          </table:table-cell>
          <table:table-cell office:value-type="string">
            <text:p>186/?: 56/56</text:p>
          </table:table-cell>
          <table:table-cell office:value-type="string">
            <text:p>187/?: 57/57</text:p>
          </table:table-cell>
          <table:table-cell office:value-type="string">
            <text:p>188/?: 58/58</text:p>
          </table:table-cell>
          <table:table-cell office:value-type="string">
            <text:p>189/?: 59/59</text:p>
          </table:table-cell>
          <table:table-cell office:value-type="string">
            <text:p>190/?: 60/60</text:p>
          </table:table-cell>
          <table:table-cell office:value-type="string">
            <text:p>191/?: 61/61</text:p>
          </table:table-cell>
          <table:table-cell table:number-columns-repeated="2" office:value-type="string">
            <text:p>_</text:p>
          </table:table-cell>
          <table:table-cell office:value-type="string">
            <text:p>194/?: 53/55</text:p>
          </table:table-cell>
          <table:table-cell office:value-type="string">
            <text:p>195/?: 53/57</text:p>
          </table:table-cell>
          <table:table-cell office:value-type="string">
            <text:p>196/?: 54/56</text:p>
          </table:table-cell>
          <table:table-cell office:value-type="string">
            <text:p>197/?: 55/58</text:p>
          </table:table-cell>
          <table:table-cell office:value-type="string">
            <text:p>198/?: 56/56</text:p>
          </table:table-cell>
          <table:table-cell office:value-type="string">
            <text:p>199/?: 57/58</text:p>
          </table:table-cell>
          <table:table-cell office:value-type="string">
            <text:p>200/?: 56/57</text:p>
          </table:table-cell>
          <table:table-cell office:value-type="string">
            <text:p>201/?: 58/58</text:p>
          </table:table-cell>
          <table:table-cell office:value-type="string">
            <text:p>202/?: 57/58</text:p>
          </table:table-cell>
          <table:table-cell office:value-type="string">
            <text:p>203/?: 59/59</text:p>
          </table:table-cell>
          <table:table-cell office:value-type="string">
            <text:p>204/?: 60/60</text:p>
          </table:table-cell>
          <table:table-cell office:value-type="string">
            <text:p>_</text:p>
          </table:table-cell>
          <table:table-cell office:value-type="string">
            <text:p>206/?: 58/60</text:p>
          </table:table-cell>
          <table:table-cell office:value-type="string">
            <text:p>207/?: 59/59</text:p>
          </table:table-cell>
          <table:table-cell office:value-type="string">
            <text:p>208/?: 59/59</text:p>
          </table:table-cell>
          <table:table-cell office:value-type="string">
            <text:p>_</text:p>
          </table:table-cell>
          <table:table-cell office:value-type="string">
            <text:p>225/?: 60/60</text:p>
          </table:table-cell>
          <table:table-cell office:value-type="string">
            <text:p>226/?: 61/61</text:p>
          </table:table-cell>
          <table:table-cell table:number-columns-repeated="7" office:value-type="string">
            <text:p>_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3">
            <text:p>63</text:p>
          </table:table-cell>
          <table:table-cell office:value-type="string">
            <text:p>count:</text:p>
          </table:table-cell>
          <table:table-cell office:value-type="float" office:value="52">
            <text:p>5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2</text:p>
          </table:table-cell>
          <table:table-cell office:value-type="string">
            <text:p>_</text:p>
          </table:table-cell>
          <table:table-cell office:value-type="string">
            <text:p>42/*: 2/2</text:p>
          </table:table-cell>
          <table:table-cell office:value-type="string">
            <text:p>43/+: 1/2</text:p>
          </table:table-cell>
          <table:table-cell office:value-type="string">
            <text:p>44/,: 0/2</text:p>
          </table:table-cell>
          <table:table-cell office:value-type="string">
            <text:p>45/-: 0/3</text:p>
          </table:table-cell>
          <table:table-cell office:value-type="string">
            <text:p>46/.: 1/4</text:p>
          </table:table-cell>
          <table:table-cell office:value-type="string">
            <text:p>47//: 4/5</text:p>
          </table:table-cell>
          <table:table-cell office:value-type="string">
            <text:p>48/0: 0/4</text:p>
          </table:table-cell>
          <table:table-cell office:value-type="string">
            <text:p>49/1: 1/4</text:p>
          </table:table-cell>
          <table:table-cell office:value-type="string">
            <text:p>50/2: 2/5</text:p>
          </table:table-cell>
          <table:table-cell office:value-type="string">
            <text:p>51/3: 3/6</text:p>
          </table:table-cell>
          <table:table-cell office:value-type="string">
            <text:p>52/4: 4/7</text:p>
          </table:table-cell>
          <table:table-cell office:value-type="string">
            <text:p>53/5: 5/7</text:p>
          </table:table-cell>
          <table:table-cell office:value-type="string">
            <text:p>54/6: 4/8</text:p>
          </table:table-cell>
          <table:table-cell office:value-type="string">
            <text:p>55/7: 5/9</text:p>
          </table:table-cell>
          <table:table-cell office:value-type="string">
            <text:p>56/8: 6/10</text:p>
          </table:table-cell>
          <table:table-cell office:value-type="string">
            <text:p>57/9: 7/11</text:p>
          </table:table-cell>
          <table:table-cell office:value-type="string">
            <text:p>58/:: 9/13</text:p>
          </table:table-cell>
          <table:table-cell table:number-columns-repeated="2" office:value-type="string">
            <text:p>_</text:p>
          </table:table-cell>
          <table:table-cell office:value-type="string">
            <text:p>61/=: 12/14</text:p>
          </table:table-cell>
          <table:table-cell table:number-columns-repeated="2" office:value-type="string">
            <text:p>_</text:p>
          </table:table-cell>
          <table:table-cell office:value-type="string">
            <text:p>64/@: 11/11</text:p>
          </table:table-cell>
          <table:table-cell office:value-type="string">
            <text:p>65/A: 8/11</text:p>
          </table:table-cell>
          <table:table-cell office:value-type="string">
            <text:p>66/B: 9/12</text:p>
          </table:table-cell>
          <table:table-cell office:value-type="string">
            <text:p>67/C: 10/13</text:p>
          </table:table-cell>
          <table:table-cell office:value-type="string">
            <text:p>68/D: 11/14</text:p>
          </table:table-cell>
          <table:table-cell office:value-type="string">
            <text:p>69/E: 12/15</text:p>
          </table:table-cell>
          <table:table-cell office:value-type="string">
            <text:p>70/F: 13/16</text:p>
          </table:table-cell>
          <table:table-cell office:value-type="string">
            <text:p>71/G: 14/17</text:p>
          </table:table-cell>
          <table:table-cell office:value-type="string">
            <text:p>72/H: 15/18</text:p>
          </table:table-cell>
          <table:table-cell office:value-type="string">
            <text:p>73/I: 16/19</text:p>
          </table:table-cell>
          <table:table-cell office:value-type="string">
            <text:p>74/J: 17/20</text:p>
          </table:table-cell>
          <table:table-cell office:value-type="string">
            <text:p>75/K: 18/21</text:p>
          </table:table-cell>
          <table:table-cell office:value-type="string">
            <text:p>76/L: 19/22</text:p>
          </table:table-cell>
          <table:table-cell office:value-type="string">
            <text:p>77/M: 16/23</text:p>
          </table:table-cell>
          <table:table-cell office:value-type="string">
            <text:p>78/N: 17/24</text:p>
          </table:table-cell>
          <table:table-cell office:value-type="string">
            <text:p>79/O: 18/25</text:p>
          </table:table-cell>
          <table:table-cell office:value-type="string">
            <text:p>80/P: 19/26</text:p>
          </table:table-cell>
          <table:table-cell office:value-type="string">
            <text:p>81/Q: 23/27</text:p>
          </table:table-cell>
          <table:table-cell office:value-type="string">
            <text:p>82/R: 20/28</text:p>
          </table:table-cell>
          <table:table-cell office:value-type="string">
            <text:p>83/S: 21/28</text:p>
          </table:table-cell>
          <table:table-cell office:value-type="string">
            <text:p>84/T: 22/29</text:p>
          </table:table-cell>
          <table:table-cell office:value-type="string">
            <text:p>85/U: 23/31</text:p>
          </table:table-cell>
          <table:table-cell office:value-type="string">
            <text:p>86/V: 25/32</text:p>
          </table:table-cell>
          <table:table-cell office:value-type="string">
            <text:p>87/W: 26/33</text:p>
          </table:table-cell>
          <table:table-cell office:value-type="string">
            <text:p>88/X: 24/33</text:p>
          </table:table-cell>
          <table:table-cell office:value-type="string">
            <text:p>89/Y: 32/35</text:p>
          </table:table-cell>
          <table:table-cell office:value-type="string">
            <text:p>90/Z: 27/36</text:p>
          </table:table-cell>
          <table:table-cell table:number-columns-repeated="3" office:value-type="string">
            <text:p>_</text:p>
          </table:table-cell>
          <table:table-cell office:value-type="string">
            <text:p>94/^: 29/29</text:p>
          </table:table-cell>
          <table:table-cell office:value-type="string">
            <text:p>95/_: 25/33</text:p>
          </table:table-cell>
          <table:table-cell office:value-type="string">
            <text:p>96/`: 26/27</text:p>
          </table:table-cell>
          <table:table-cell office:value-type="string">
            <text:p>97/a: 27/36</text:p>
          </table:table-cell>
          <table:table-cell office:value-type="string">
            <text:p>98/b: 28/37</text:p>
          </table:table-cell>
          <table:table-cell office:value-type="string">
            <text:p>99/c: 29/38</text:p>
          </table:table-cell>
          <table:table-cell office:value-type="string">
            <text:p>100/d: 30/39</text:p>
          </table:table-cell>
          <table:table-cell office:value-type="string">
            <text:p>101/e: 31/40</text:p>
          </table:table-cell>
          <table:table-cell office:value-type="string">
            <text:p>102/f: 32/41</text:p>
          </table:table-cell>
          <table:table-cell office:value-type="string">
            <text:p>103/g: 33/42</text:p>
          </table:table-cell>
          <table:table-cell office:value-type="string">
            <text:p>104/h: 34/43</text:p>
          </table:table-cell>
          <table:table-cell office:value-type="string">
            <text:p>105/i: 35/44</text:p>
          </table:table-cell>
          <table:table-cell office:value-type="string">
            <text:p>106/j: 36/44</text:p>
          </table:table-cell>
          <table:table-cell office:value-type="string">
            <text:p>107/k: 37/45</text:p>
          </table:table-cell>
          <table:table-cell office:value-type="string">
            <text:p>108/l: 38/46</text:p>
          </table:table-cell>
          <table:table-cell office:value-type="string">
            <text:p>109/m: 39/47</text:p>
          </table:table-cell>
          <table:table-cell office:value-type="string">
            <text:p>110/n: 40/48</text:p>
          </table:table-cell>
          <table:table-cell office:value-type="string">
            <text:p>111/o: 41/49</text:p>
          </table:table-cell>
          <table:table-cell office:value-type="string">
            <text:p>112/p: 42/50</text:p>
          </table:table-cell>
          <table:table-cell office:value-type="string">
            <text:p>113/q: 43/50</text:p>
          </table:table-cell>
          <table:table-cell office:value-type="string">
            <text:p>114/r: 44/52</text:p>
          </table:table-cell>
          <table:table-cell office:value-type="string">
            <text:p>115/s: 45/53</text:p>
          </table:table-cell>
          <table:table-cell office:value-type="string">
            <text:p>116/t: 46/54</text:p>
          </table:table-cell>
          <table:table-cell office:value-type="string">
            <text:p>117/u: 47/55</text:p>
          </table:table-cell>
          <table:table-cell office:value-type="string">
            <text:p>118/v: 48/56</text:p>
          </table:table-cell>
          <table:table-cell office:value-type="string">
            <text:p>119/w: 49/57</text:p>
          </table:table-cell>
          <table:table-cell office:value-type="string">
            <text:p>120/x: 50/57</text:p>
          </table:table-cell>
          <table:table-cell office:value-type="string">
            <text:p>121/y: 51/58</text:p>
          </table:table-cell>
          <table:table-cell office:value-type="string">
            <text:p>122/z: 52/59</text:p>
          </table:table-cell>
          <table:table-cell table:number-columns-repeated="2" office:value-type="string">
            <text:p>_</text:p>
          </table:table-cell>
          <table:table-cell office:value-type="string">
            <text:p>126/~: 57/58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5/5</text:p>
          </table:table-cell>
          <table:table-cell office:value-type="string">
            <text:p>135/?: 6/6</text:p>
          </table:table-cell>
          <table:table-cell office:value-type="string">
            <text:p>136/?: 7/7</text:p>
          </table:table-cell>
          <table:table-cell office:value-type="string">
            <text:p>137/?: 8/8</text:p>
          </table:table-cell>
          <table:table-cell office:value-type="string">
            <text:p>138/?: 9/9</text:p>
          </table:table-cell>
          <table:table-cell office:value-type="string">
            <text:p>139/?: 10/10</text:p>
          </table:table-cell>
          <table:table-cell office:value-type="string">
            <text:p>140/?: 11/11</text:p>
          </table:table-cell>
          <table:table-cell office:value-type="string">
            <text:p>141/?: 12/12</text:p>
          </table:table-cell>
          <table:table-cell office:value-type="string">
            <text:p>142/?: 13/13</text:p>
          </table:table-cell>
          <table:table-cell office:value-type="string">
            <text:p>143/?: 14/14</text:p>
          </table:table-cell>
          <table:table-cell office:value-type="string">
            <text:p>144/?: 15/15</text:p>
          </table:table-cell>
          <table:table-cell office:value-type="string">
            <text:p>145/?: 16/16</text:p>
          </table:table-cell>
          <table:table-cell office:value-type="string">
            <text:p>146/?: 17/17</text:p>
          </table:table-cell>
          <table:table-cell office:value-type="string">
            <text:p>147/?: 18/18</text:p>
          </table:table-cell>
          <table:table-cell office:value-type="string">
            <text:p>148/?: 19/19</text:p>
          </table:table-cell>
          <table:table-cell office:value-type="string">
            <text:p>149/?: 20/20</text:p>
          </table:table-cell>
          <table:table-cell office:value-type="string">
            <text:p>150/?: 21/21</text:p>
          </table:table-cell>
          <table:table-cell office:value-type="string">
            <text:p>151/?: 22/22</text:p>
          </table:table-cell>
          <table:table-cell office:value-type="string">
            <text:p>152/?: 23/23</text:p>
          </table:table-cell>
          <table:table-cell office:value-type="string">
            <text:p>153/?: 24/24</text:p>
          </table:table-cell>
          <table:table-cell office:value-type="string">
            <text:p>154/?: 25/25</text:p>
          </table:table-cell>
          <table:table-cell office:value-type="string">
            <text:p>155/?: 26/26</text:p>
          </table:table-cell>
          <table:table-cell office:value-type="string">
            <text:p>156/?: 27/27</text:p>
          </table:table-cell>
          <table:table-cell office:value-type="string">
            <text:p>157/?: 28/28</text:p>
          </table:table-cell>
          <table:table-cell office:value-type="string">
            <text:p>158/?: 29/29</text:p>
          </table:table-cell>
          <table:table-cell office:value-type="string">
            <text:p>159/?: 30/30</text:p>
          </table:table-cell>
          <table:table-cell office:value-type="string">
            <text:p>160/?: 31/31</text:p>
          </table:table-cell>
          <table:table-cell office:value-type="string">
            <text:p>161/?: 32/32</text:p>
          </table:table-cell>
          <table:table-cell office:value-type="string">
            <text:p>162/?: 33/33</text:p>
          </table:table-cell>
          <table:table-cell office:value-type="string">
            <text:p>163/?: 34/34</text:p>
          </table:table-cell>
          <table:table-cell office:value-type="string">
            <text:p>164/?: 35/35</text:p>
          </table:table-cell>
          <table:table-cell office:value-type="string">
            <text:p>165/?: 36/36</text:p>
          </table:table-cell>
          <table:table-cell office:value-type="string">
            <text:p>166/?: 37/37</text:p>
          </table:table-cell>
          <table:table-cell office:value-type="string">
            <text:p>167/?: 38/38</text:p>
          </table:table-cell>
          <table:table-cell office:value-type="string">
            <text:p>168/?: 39/39</text:p>
          </table:table-cell>
          <table:table-cell office:value-type="string">
            <text:p>169/?: 40/40</text:p>
          </table:table-cell>
          <table:table-cell office:value-type="string">
            <text:p>170/?: 41/41</text:p>
          </table:table-cell>
          <table:table-cell office:value-type="string">
            <text:p>171/?: 42/42</text:p>
          </table:table-cell>
          <table:table-cell office:value-type="string">
            <text:p>172/?: 43/43</text:p>
          </table:table-cell>
          <table:table-cell office:value-type="string">
            <text:p>173/?: 44/44</text:p>
          </table:table-cell>
          <table:table-cell office:value-type="string">
            <text:p>174/?: 45/45</text:p>
          </table:table-cell>
          <table:table-cell office:value-type="string">
            <text:p>175/?: 46/46</text:p>
          </table:table-cell>
          <table:table-cell office:value-type="string">
            <text:p>176/?: 47/47</text:p>
          </table:table-cell>
          <table:table-cell office:value-type="string">
            <text:p>177/?: 48/48</text:p>
          </table:table-cell>
          <table:table-cell office:value-type="string">
            <text:p>178/?: 49/49</text:p>
          </table:table-cell>
          <table:table-cell office:value-type="string">
            <text:p>179/?: 50/50</text:p>
          </table:table-cell>
          <table:table-cell office:value-type="string">
            <text:p>180/?: 51/51</text:p>
          </table:table-cell>
          <table:table-cell office:value-type="string">
            <text:p>181/?: 52/52</text:p>
          </table:table-cell>
          <table:table-cell office:value-type="string">
            <text:p>182/?: 53/53</text:p>
          </table:table-cell>
          <table:table-cell office:value-type="string">
            <text:p>183/?: 54/54</text:p>
          </table:table-cell>
          <table:table-cell office:value-type="string">
            <text:p>184/?: 55/55</text:p>
          </table:table-cell>
          <table:table-cell office:value-type="string">
            <text:p>185/?: 56/56</text:p>
          </table:table-cell>
          <table:table-cell office:value-type="string">
            <text:p>186/?: 57/57</text:p>
          </table:table-cell>
          <table:table-cell office:value-type="string">
            <text:p>187/?: 58/58</text:p>
          </table:table-cell>
          <table:table-cell office:value-type="string">
            <text:p>188/?: 59/59</text:p>
          </table:table-cell>
          <table:table-cell office:value-type="string">
            <text:p>189/?: 60/60</text:p>
          </table:table-cell>
          <table:table-cell office:value-type="string">
            <text:p>190/?: 61/61</text:p>
          </table:table-cell>
          <table:table-cell office:value-type="string">
            <text:p>191/?: 62/62</text:p>
          </table:table-cell>
          <table:table-cell table:number-columns-repeated="2" office:value-type="string">
            <text:p>_</text:p>
          </table:table-cell>
          <table:table-cell office:value-type="string">
            <text:p>194/?: 58/59</text:p>
          </table:table-cell>
          <table:table-cell office:value-type="string">
            <text:p>195/?: 53/59</text:p>
          </table:table-cell>
          <table:table-cell office:value-type="string">
            <text:p>196/?: 54/58</text:p>
          </table:table-cell>
          <table:table-cell office:value-type="string">
            <text:p>197/?: 55/60</text:p>
          </table:table-cell>
          <table:table-cell office:value-type="string">
            <text:p>_</text:p>
          </table:table-cell>
          <table:table-cell office:value-type="string">
            <text:p>199/?: 56/56</text:p>
          </table:table-cell>
          <table:table-cell office:value-type="string">
            <text:p>200/?: 57/58</text:p>
          </table:table-cell>
          <table:table-cell office:value-type="string">
            <text:p>_</text:p>
          </table:table-cell>
          <table:table-cell office:value-type="string">
            <text:p>202/?: 58/59</text:p>
          </table:table-cell>
          <table:table-cell office:value-type="string">
            <text:p>_</text:p>
          </table:table-cell>
          <table:table-cell office:value-type="string">
            <text:p>206/?: 60/61</text:p>
          </table:table-cell>
          <table:table-cell office:value-type="string">
            <text:p>207/?: 62/62</text:p>
          </table:table-cell>
          <table:table-cell office:value-type="string">
            <text:p>208/?: 60/60</text:p>
          </table:table-cell>
          <table:table-cell office:value-type="string">
            <text:p>209/?: 59/59</text:p>
          </table:table-cell>
          <table:table-cell table:number-columns-repeated="2" office:value-type="string">
            <text:p>_</text:p>
          </table:table-cell>
          <table:table-cell office:value-type="string">
            <text:p>225/?: 60/61</text:p>
          </table:table-cell>
          <table:table-cell office:value-type="string">
            <text:p>226/?: 60/61</text:p>
          </table:table-cell>
          <table:table-cell office:value-type="string">
            <text:p>227/?: 62/62</text:p>
          </table:table-cell>
          <table:table-cell table:number-columns-repeated="2" office:value-type="string">
            <text:p>_</text:p>
          </table:table-cell>
          <table:table-cell office:value-type="string">
            <text:p>230/?: 61/61</text:p>
          </table:table-cell>
          <table:table-cell office:value-type="string">
            <text:p>231/?: 62/62</text:p>
          </table:table-cell>
          <table:table-cell table:number-columns-repeated="7" office:value-type="string">
            <text:p>_</text:p>
          </table:table-cell>
          <table:table-cell office:value-type="string">
            <text:p>239/?: 62/62</text:p>
          </table:table-cell>
          <table:table-cell table:number-columns-repeated="5" office:value-type="string">
            <text:p>_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4">
            <text:p>64</text:p>
          </table:table-cell>
          <table:table-cell office:value-type="string">
            <text:p>count:</text:p>
          </table:table-cell>
          <table:table-cell office:value-type="float" office:value="345">
            <text:p>34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3/3</text:p>
          </table:table-cell>
          <table:table-cell office:value-type="string">
            <text:p>43/+: 1/2</text:p>
          </table:table-cell>
          <table:table-cell office:value-type="string">
            <text:p>44/,: 1/2</text:p>
          </table:table-cell>
          <table:table-cell office:value-type="string">
            <text:p>45/-: 0/2</text:p>
          </table:table-cell>
          <table:table-cell office:value-type="string">
            <text:p>46/.: 0/3</text:p>
          </table:table-cell>
          <table:table-cell office:value-type="string">
            <text:p>47//: 1/4</text:p>
          </table:table-cell>
          <table:table-cell office:value-type="string">
            <text:p>48/0: 0/3</text:p>
          </table:table-cell>
          <table:table-cell office:value-type="string">
            <text:p>49/1: 1/3</text:p>
          </table:table-cell>
          <table:table-cell office:value-type="string">
            <text:p>50/2: 2/5</text:p>
          </table:table-cell>
          <table:table-cell office:value-type="string">
            <text:p>51/3: 3/5</text:p>
          </table:table-cell>
          <table:table-cell office:value-type="string">
            <text:p>52/4: 4/6</text:p>
          </table:table-cell>
          <table:table-cell office:value-type="string">
            <text:p>53/5: 5/7</text:p>
          </table:table-cell>
          <table:table-cell office:value-type="string">
            <text:p>54/6: 6/8</text:p>
          </table:table-cell>
          <table:table-cell office:value-type="string">
            <text:p>55/7: 7/9</text:p>
          </table:table-cell>
          <table:table-cell office:value-type="string">
            <text:p>56/8: 8/10</text:p>
          </table:table-cell>
          <table:table-cell office:value-type="string">
            <text:p>57/9: 7/11</text:p>
          </table:table-cell>
          <table:table-cell office:value-type="string">
            <text:p>58/:: 9/11</text:p>
          </table:table-cell>
          <table:table-cell table:number-columns-repeated="2" office:value-type="string">
            <text:p>_</text:p>
          </table:table-cell>
          <table:table-cell office:value-type="string">
            <text:p>61/=: 10/12</text:p>
          </table:table-cell>
          <table:table-cell office:value-type="string">
            <text:p>63/?: 11/11</text:p>
          </table:table-cell>
          <table:table-cell office:value-type="string">
            <text:p>64/@: 10/10</text:p>
          </table:table-cell>
          <table:table-cell office:value-type="string">
            <text:p>65/A: 8/11</text:p>
          </table:table-cell>
          <table:table-cell office:value-type="string">
            <text:p>66/B: 9/13</text:p>
          </table:table-cell>
          <table:table-cell office:value-type="string">
            <text:p>67/C: 9/13</text:p>
          </table:table-cell>
          <table:table-cell office:value-type="string">
            <text:p>68/D: 11/15</text:p>
          </table:table-cell>
          <table:table-cell office:value-type="string">
            <text:p>69/E: 12/16</text:p>
          </table:table-cell>
          <table:table-cell office:value-type="string">
            <text:p>70/F: 10/16</text:p>
          </table:table-cell>
          <table:table-cell office:value-type="string">
            <text:p>71/G: 14/18</text:p>
          </table:table-cell>
          <table:table-cell office:value-type="string">
            <text:p>72/H: 11/18</text:p>
          </table:table-cell>
          <table:table-cell office:value-type="string">
            <text:p>73/I: 16/20</text:p>
          </table:table-cell>
          <table:table-cell office:value-type="string">
            <text:p>74/J: 12/20</text:p>
          </table:table-cell>
          <table:table-cell office:value-type="string">
            <text:p>75/K: 13/21</text:p>
          </table:table-cell>
          <table:table-cell office:value-type="string">
            <text:p>76/L: 14/22</text:p>
          </table:table-cell>
          <table:table-cell office:value-type="string">
            <text:p>77/M: 15/23</text:p>
          </table:table-cell>
          <table:table-cell office:value-type="string">
            <text:p>78/N: 16/24</text:p>
          </table:table-cell>
          <table:table-cell office:value-type="string">
            <text:p>79/O: 20/25</text:p>
          </table:table-cell>
          <table:table-cell office:value-type="string">
            <text:p>80/P: 17/26</text:p>
          </table:table-cell>
          <table:table-cell office:value-type="string">
            <text:p>81/Q: 18/27</text:p>
          </table:table-cell>
          <table:table-cell office:value-type="string">
            <text:p>82/R: 19/28</text:p>
          </table:table-cell>
          <table:table-cell office:value-type="string">
            <text:p>83/S: 20/29</text:p>
          </table:table-cell>
          <table:table-cell office:value-type="string">
            <text:p>84/T: 21/30</text:p>
          </table:table-cell>
          <table:table-cell office:value-type="string">
            <text:p>85/U: 22/31</text:p>
          </table:table-cell>
          <table:table-cell office:value-type="string">
            <text:p>86/V: 23/32</text:p>
          </table:table-cell>
          <table:table-cell office:value-type="string">
            <text:p>87/W: 24/33</text:p>
          </table:table-cell>
          <table:table-cell office:value-type="string">
            <text:p>88/X: 33/35</text:p>
          </table:table-cell>
          <table:table-cell office:value-type="string">
            <text:p>89/Y: 25/35</text:p>
          </table:table-cell>
          <table:table-cell office:value-type="string">
            <text:p>90/Z: 26/35</text:p>
          </table:table-cell>
          <table:table-cell office:value-type="string">
            <text:p>_</text:p>
          </table:table-cell>
          <table:table-cell office:value-type="string">
            <text:p>92/\: 31/37</text:p>
          </table:table-cell>
          <table:table-cell office:value-type="string">
            <text:p>_</text:p>
          </table:table-cell>
          <table:table-cell office:value-type="string">
            <text:p>95/_: 25/35</text:p>
          </table:table-cell>
          <table:table-cell office:value-type="string">
            <text:p>96/`: 26/27</text:p>
          </table:table-cell>
          <table:table-cell office:value-type="string">
            <text:p>97/a: 27/37</text:p>
          </table:table-cell>
          <table:table-cell office:value-type="string">
            <text:p>98/b: 28/38</text:p>
          </table:table-cell>
          <table:table-cell office:value-type="string">
            <text:p>99/c: 29/38</text:p>
          </table:table-cell>
          <table:table-cell office:value-type="string">
            <text:p>100/d: 30/40</text:p>
          </table:table-cell>
          <table:table-cell office:value-type="string">
            <text:p>101/e: 31/41</text:p>
          </table:table-cell>
          <table:table-cell office:value-type="string">
            <text:p>102/f: 32/41</text:p>
          </table:table-cell>
          <table:table-cell office:value-type="string">
            <text:p>103/g: 33/43</text:p>
          </table:table-cell>
          <table:table-cell office:value-type="string">
            <text:p>104/h: 34/44</text:p>
          </table:table-cell>
          <table:table-cell office:value-type="string">
            <text:p>105/i: 35/45</text:p>
          </table:table-cell>
          <table:table-cell office:value-type="string">
            <text:p>106/j: 36/45</text:p>
          </table:table-cell>
          <table:table-cell office:value-type="string">
            <text:p>107/k: 37/46</text:p>
          </table:table-cell>
          <table:table-cell office:value-type="string">
            <text:p>108/l: 38/47</text:p>
          </table:table-cell>
          <table:table-cell office:value-type="string">
            <text:p>109/m: 39/48</text:p>
          </table:table-cell>
          <table:table-cell office:value-type="string">
            <text:p>110/n: 40/49</text:p>
          </table:table-cell>
          <table:table-cell office:value-type="string">
            <text:p>111/o: 41/50</text:p>
          </table:table-cell>
          <table:table-cell office:value-type="string">
            <text:p>112/p: 42/51</text:p>
          </table:table-cell>
          <table:table-cell office:value-type="string">
            <text:p>113/q: 43/52</text:p>
          </table:table-cell>
          <table:table-cell office:value-type="string">
            <text:p>114/r: 44/53</text:p>
          </table:table-cell>
          <table:table-cell office:value-type="string">
            <text:p>115/s: 45/54</text:p>
          </table:table-cell>
          <table:table-cell office:value-type="string">
            <text:p>116/t: 46/55</text:p>
          </table:table-cell>
          <table:table-cell office:value-type="string">
            <text:p>117/u: 47/56</text:p>
          </table:table-cell>
          <table:table-cell office:value-type="string">
            <text:p>118/v: 48/57</text:p>
          </table:table-cell>
          <table:table-cell office:value-type="string">
            <text:p>119/w: 49/58</text:p>
          </table:table-cell>
          <table:table-cell office:value-type="string">
            <text:p>120/x: 50/58</text:p>
          </table:table-cell>
          <table:table-cell office:value-type="string">
            <text:p>121/y: 51/59</text:p>
          </table:table-cell>
          <table:table-cell office:value-type="string">
            <text:p>122/z: 52/60</text:p>
          </table:table-cell>
          <table:table-cell table:number-columns-repeated="4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6/6</text:p>
          </table:table-cell>
          <table:table-cell office:value-type="string">
            <text:p>135/?: 7/7</text:p>
          </table:table-cell>
          <table:table-cell office:value-type="string">
            <text:p>136/?: 8/8</text:p>
          </table:table-cell>
          <table:table-cell office:value-type="string">
            <text:p>137/?: 9/9</text:p>
          </table:table-cell>
          <table:table-cell office:value-type="string">
            <text:p>138/?: 10/10</text:p>
          </table:table-cell>
          <table:table-cell office:value-type="string">
            <text:p>139/?: 11/11</text:p>
          </table:table-cell>
          <table:table-cell office:value-type="string">
            <text:p>140/?: 12/12</text:p>
          </table:table-cell>
          <table:table-cell office:value-type="string">
            <text:p>141/?: 13/13</text:p>
          </table:table-cell>
          <table:table-cell office:value-type="string">
            <text:p>142/?: 14/14</text:p>
          </table:table-cell>
          <table:table-cell office:value-type="string">
            <text:p>143/?: 15/15</text:p>
          </table:table-cell>
          <table:table-cell office:value-type="string">
            <text:p>144/?: 16/16</text:p>
          </table:table-cell>
          <table:table-cell office:value-type="string">
            <text:p>145/?: 17/17</text:p>
          </table:table-cell>
          <table:table-cell office:value-type="string">
            <text:p>146/?: 18/18</text:p>
          </table:table-cell>
          <table:table-cell office:value-type="string">
            <text:p>147/?: 19/19</text:p>
          </table:table-cell>
          <table:table-cell office:value-type="string">
            <text:p>148/?: 20/20</text:p>
          </table:table-cell>
          <table:table-cell office:value-type="string">
            <text:p>149/?: 21/21</text:p>
          </table:table-cell>
          <table:table-cell office:value-type="string">
            <text:p>150/?: 22/22</text:p>
          </table:table-cell>
          <table:table-cell office:value-type="string">
            <text:p>151/?: 23/23</text:p>
          </table:table-cell>
          <table:table-cell office:value-type="string">
            <text:p>152/?: 24/24</text:p>
          </table:table-cell>
          <table:table-cell office:value-type="string">
            <text:p>153/?: 25/25</text:p>
          </table:table-cell>
          <table:table-cell office:value-type="string">
            <text:p>154/?: 26/26</text:p>
          </table:table-cell>
          <table:table-cell office:value-type="string">
            <text:p>155/?: 27/27</text:p>
          </table:table-cell>
          <table:table-cell office:value-type="string">
            <text:p>156/?: 28/28</text:p>
          </table:table-cell>
          <table:table-cell office:value-type="string">
            <text:p>157/?: 29/29</text:p>
          </table:table-cell>
          <table:table-cell office:value-type="string">
            <text:p>158/?: 30/30</text:p>
          </table:table-cell>
          <table:table-cell office:value-type="string">
            <text:p>159/?: 31/31</text:p>
          </table:table-cell>
          <table:table-cell office:value-type="string">
            <text:p>160/?: 32/32</text:p>
          </table:table-cell>
          <table:table-cell office:value-type="string">
            <text:p>161/?: 33/33</text:p>
          </table:table-cell>
          <table:table-cell office:value-type="string">
            <text:p>162/?: 34/34</text:p>
          </table:table-cell>
          <table:table-cell office:value-type="string">
            <text:p>163/?: 35/35</text:p>
          </table:table-cell>
          <table:table-cell office:value-type="string">
            <text:p>164/?: 36/36</text:p>
          </table:table-cell>
          <table:table-cell office:value-type="string">
            <text:p>165/?: 37/37</text:p>
          </table:table-cell>
          <table:table-cell office:value-type="string">
            <text:p>166/?: 38/38</text:p>
          </table:table-cell>
          <table:table-cell office:value-type="string">
            <text:p>167/?: 39/39</text:p>
          </table:table-cell>
          <table:table-cell office:value-type="string">
            <text:p>168/?: 40/40</text:p>
          </table:table-cell>
          <table:table-cell office:value-type="string">
            <text:p>169/?: 41/41</text:p>
          </table:table-cell>
          <table:table-cell office:value-type="string">
            <text:p>170/?: 42/42</text:p>
          </table:table-cell>
          <table:table-cell office:value-type="string">
            <text:p>171/?: 43/43</text:p>
          </table:table-cell>
          <table:table-cell office:value-type="string">
            <text:p>172/?: 44/44</text:p>
          </table:table-cell>
          <table:table-cell office:value-type="string">
            <text:p>173/?: 45/45</text:p>
          </table:table-cell>
          <table:table-cell office:value-type="string">
            <text:p>174/?: 46/46</text:p>
          </table:table-cell>
          <table:table-cell office:value-type="string">
            <text:p>175/?: 47/47</text:p>
          </table:table-cell>
          <table:table-cell office:value-type="string">
            <text:p>176/?: 48/48</text:p>
          </table:table-cell>
          <table:table-cell office:value-type="string">
            <text:p>177/?: 49/49</text:p>
          </table:table-cell>
          <table:table-cell office:value-type="string">
            <text:p>178/?: 50/50</text:p>
          </table:table-cell>
          <table:table-cell office:value-type="string">
            <text:p>179/?: 51/51</text:p>
          </table:table-cell>
          <table:table-cell office:value-type="string">
            <text:p>180/?: 52/52</text:p>
          </table:table-cell>
          <table:table-cell office:value-type="string">
            <text:p>181/?: 53/53</text:p>
          </table:table-cell>
          <table:table-cell office:value-type="string">
            <text:p>182/?: 54/54</text:p>
          </table:table-cell>
          <table:table-cell office:value-type="string">
            <text:p>183/?: 55/55</text:p>
          </table:table-cell>
          <table:table-cell office:value-type="string">
            <text:p>184/?: 56/56</text:p>
          </table:table-cell>
          <table:table-cell office:value-type="string">
            <text:p>185/?: 57/57</text:p>
          </table:table-cell>
          <table:table-cell office:value-type="string">
            <text:p>186/?: 58/58</text:p>
          </table:table-cell>
          <table:table-cell office:value-type="string">
            <text:p>187/?: 59/59</text:p>
          </table:table-cell>
          <table:table-cell office:value-type="string">
            <text:p>188/?: 60/60</text:p>
          </table:table-cell>
          <table:table-cell office:value-type="string">
            <text:p>189/?: 61/61</text:p>
          </table:table-cell>
          <table:table-cell office:value-type="string">
            <text:p>190/?: 62/62</text:p>
          </table:table-cell>
          <table:table-cell office:value-type="string">
            <text:p>191/?: 63/63</text:p>
          </table:table-cell>
          <table:table-cell table:number-columns-repeated="2" office:value-type="string">
            <text:p>_</text:p>
          </table:table-cell>
          <table:table-cell office:value-type="string">
            <text:p>194/?: 53/55</text:p>
          </table:table-cell>
          <table:table-cell office:value-type="string">
            <text:p>195/?: 54/60</text:p>
          </table:table-cell>
          <table:table-cell office:value-type="string">
            <text:p>196/?: 55/60</text:p>
          </table:table-cell>
          <table:table-cell office:value-type="string">
            <text:p>197/?: 56/60</text:p>
          </table:table-cell>
          <table:table-cell office:value-type="string">
            <text:p>_</text:p>
          </table:table-cell>
          <table:table-cell office:value-type="string">
            <text:p>199/?: 57/57</text:p>
          </table:table-cell>
          <table:table-cell office:value-type="string">
            <text:p>200/?: 58/59</text:p>
          </table:table-cell>
          <table:table-cell office:value-type="string">
            <text:p>_</text:p>
          </table:table-cell>
          <table:table-cell office:value-type="string">
            <text:p>202/?: 59/60</text:p>
          </table:table-cell>
          <table:table-cell office:value-type="string">
            <text:p>_</text:p>
          </table:table-cell>
          <table:table-cell office:value-type="string">
            <text:p>204/?: 60/61</text:p>
          </table:table-cell>
          <table:table-cell office:value-type="string">
            <text:p>_</text:p>
          </table:table-cell>
          <table:table-cell office:value-type="string">
            <text:p>206/?: 62/62</text:p>
          </table:table-cell>
          <table:table-cell office:value-type="string">
            <text:p>207/?: 62/62</text:p>
          </table:table-cell>
          <table:table-cell table:number-columns-repeated="6" office:value-type="string">
            <text:p>_</text:p>
          </table:table-cell>
          <table:table-cell office:value-type="string">
            <text:p>225/?: 61/62</text:p>
          </table:table-cell>
          <table:table-cell office:value-type="string">
            <text:p>226/?: 62/62</text:p>
          </table:table-cell>
          <table:table-cell table:number-columns-repeated="6" office:value-type="string">
            <text:p>_</text:p>
          </table:table-cell>
          <table:table-cell office:value-type="string">
            <text:p>234/?: 63/63</text:p>
          </table:table-cell>
          <table:table-cell table:number-columns-repeated="9" office:value-type="string">
            <text:p>_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5">
            <text:p>65</text:p>
          </table:table-cell>
          <table:table-cell office:value-type="string">
            <text:p>count:</text:p>
          </table:table-cell>
          <table:table-cell office:value-type="float" office:value="23">
            <text:p>2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1/2</text:p>
          </table:table-cell>
          <table:table-cell office:value-type="string">
            <text:p>44/,: 1/1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3/4</text:p>
          </table:table-cell>
          <table:table-cell office:value-type="string">
            <text:p>48/0: 1/3</text:p>
          </table:table-cell>
          <table:table-cell office:value-type="string">
            <text:p>49/1: 2/4</text:p>
          </table:table-cell>
          <table:table-cell office:value-type="string">
            <text:p>50/2: 3/5</text:p>
          </table:table-cell>
          <table:table-cell office:value-type="string">
            <text:p>51/3: 4/6</text:p>
          </table:table-cell>
          <table:table-cell office:value-type="string">
            <text:p>52/4: 5/7</text:p>
          </table:table-cell>
          <table:table-cell office:value-type="string">
            <text:p>53/5: 6/8</text:p>
          </table:table-cell>
          <table:table-cell office:value-type="string">
            <text:p>54/6: 7/9</text:p>
          </table:table-cell>
          <table:table-cell office:value-type="string">
            <text:p>55/7: 7/10</text:p>
          </table:table-cell>
          <table:table-cell office:value-type="string">
            <text:p>56/8: 5/10</text:p>
          </table:table-cell>
          <table:table-cell office:value-type="string">
            <text:p>57/9: 5/11</text:p>
          </table:table-cell>
          <table:table-cell office:value-type="string">
            <text:p>58/:: 12/14</text:p>
          </table:table-cell>
          <table:table-cell table:number-columns-repeated="2" office:value-type="string">
            <text:p>_</text:p>
          </table:table-cell>
          <table:table-cell office:value-type="string">
            <text:p>61/=: 14/15</text:p>
          </table:table-cell>
          <table:table-cell office:value-type="string">
            <text:p>64/@: 13/13</text:p>
          </table:table-cell>
          <table:table-cell office:value-type="string">
            <text:p>65/A: 6/12</text:p>
          </table:table-cell>
          <table:table-cell office:value-type="string">
            <text:p>66/B: 7/13</text:p>
          </table:table-cell>
          <table:table-cell office:value-type="string">
            <text:p>67/C: 8/14</text:p>
          </table:table-cell>
          <table:table-cell office:value-type="string">
            <text:p>68/D: 9/15</text:p>
          </table:table-cell>
          <table:table-cell office:value-type="string">
            <text:p>69/E: 10/16</text:p>
          </table:table-cell>
          <table:table-cell office:value-type="string">
            <text:p>70/F: 11/17</text:p>
          </table:table-cell>
          <table:table-cell office:value-type="string">
            <text:p>71/G: 12/18</text:p>
          </table:table-cell>
          <table:table-cell office:value-type="string">
            <text:p>72/H: 13/19</text:p>
          </table:table-cell>
          <table:table-cell office:value-type="string">
            <text:p>73/I: 14/20</text:p>
          </table:table-cell>
          <table:table-cell office:value-type="string">
            <text:p>74/J: 14/21</text:p>
          </table:table-cell>
          <table:table-cell office:value-type="string">
            <text:p>75/K: 15/22</text:p>
          </table:table-cell>
          <table:table-cell office:value-type="string">
            <text:p>76/L: 16/23</text:p>
          </table:table-cell>
          <table:table-cell office:value-type="string">
            <text:p>77/M: 17/24</text:p>
          </table:table-cell>
          <table:table-cell office:value-type="string">
            <text:p>78/N: 18/25</text:p>
          </table:table-cell>
          <table:table-cell office:value-type="string">
            <text:p>79/O: 19/26</text:p>
          </table:table-cell>
          <table:table-cell office:value-type="string">
            <text:p>80/P: 20/27</text:p>
          </table:table-cell>
          <table:table-cell office:value-type="string">
            <text:p>81/Q: 21/28</text:p>
          </table:table-cell>
          <table:table-cell office:value-type="string">
            <text:p>82/R: 22/29</text:p>
          </table:table-cell>
          <table:table-cell office:value-type="string">
            <text:p>83/S: 23/30</text:p>
          </table:table-cell>
          <table:table-cell office:value-type="string">
            <text:p>84/T: 24/31</text:p>
          </table:table-cell>
          <table:table-cell office:value-type="string">
            <text:p>85/U: 25/32</text:p>
          </table:table-cell>
          <table:table-cell office:value-type="string">
            <text:p>86/V: 26/33</text:p>
          </table:table-cell>
          <table:table-cell office:value-type="string">
            <text:p>87/W: 27/34</text:p>
          </table:table-cell>
          <table:table-cell office:value-type="string">
            <text:p>88/X: 29/35</text:p>
          </table:table-cell>
          <table:table-cell office:value-type="string">
            <text:p>89/Y: 28/36</text:p>
          </table:table-cell>
          <table:table-cell office:value-type="string">
            <text:p>90/Z: 29/37</text:p>
          </table:table-cell>
          <table:table-cell table:number-columns-repeated="4" office:value-type="string">
            <text:p>_</text:p>
          </table:table-cell>
          <table:table-cell office:value-type="string">
            <text:p>95/_: 30/37</text:p>
          </table:table-cell>
          <table:table-cell office:value-type="string">
            <text:p>97/a: 31/38</text:p>
          </table:table-cell>
          <table:table-cell office:value-type="string">
            <text:p>98/b: 32/39</text:p>
          </table:table-cell>
          <table:table-cell office:value-type="string">
            <text:p>99/c: 33/40</text:p>
          </table:table-cell>
          <table:table-cell office:value-type="string">
            <text:p>100/d: 34/41</text:p>
          </table:table-cell>
          <table:table-cell office:value-type="string">
            <text:p>101/e: 35/42</text:p>
          </table:table-cell>
          <table:table-cell office:value-type="string">
            <text:p>102/f: 36/43</text:p>
          </table:table-cell>
          <table:table-cell office:value-type="string">
            <text:p>103/g: 37/44</text:p>
          </table:table-cell>
          <table:table-cell office:value-type="string">
            <text:p>104/h: 38/45</text:p>
          </table:table-cell>
          <table:table-cell office:value-type="string">
            <text:p>105/i: 39/46</text:p>
          </table:table-cell>
          <table:table-cell office:value-type="string">
            <text:p>106/j: 40/47</text:p>
          </table:table-cell>
          <table:table-cell office:value-type="string">
            <text:p>107/k: 41/47</text:p>
          </table:table-cell>
          <table:table-cell office:value-type="string">
            <text:p>108/l: 42/49</text:p>
          </table:table-cell>
          <table:table-cell office:value-type="string">
            <text:p>109/m: 43/50</text:p>
          </table:table-cell>
          <table:table-cell office:value-type="string">
            <text:p>110/n: 44/51</text:p>
          </table:table-cell>
          <table:table-cell office:value-type="string">
            <text:p>111/o: 45/52</text:p>
          </table:table-cell>
          <table:table-cell office:value-type="string">
            <text:p>112/p: 46/52</text:p>
          </table:table-cell>
          <table:table-cell office:value-type="string">
            <text:p>113/q: 47/53</text:p>
          </table:table-cell>
          <table:table-cell office:value-type="string">
            <text:p>114/r: 48/54</text:p>
          </table:table-cell>
          <table:table-cell office:value-type="string">
            <text:p>115/s: 49/55</text:p>
          </table:table-cell>
          <table:table-cell office:value-type="string">
            <text:p>116/t: 50/56</text:p>
          </table:table-cell>
          <table:table-cell office:value-type="string">
            <text:p>117/u: 51/57</text:p>
          </table:table-cell>
          <table:table-cell office:value-type="string">
            <text:p>118/v: 52/58</text:p>
          </table:table-cell>
          <table:table-cell office:value-type="string">
            <text:p>119/w: 53/59</text:p>
          </table:table-cell>
          <table:table-cell office:value-type="string">
            <text:p>120/x: 54/59</text:p>
          </table:table-cell>
          <table:table-cell office:value-type="string">
            <text:p>121/y: 55/60</text:p>
          </table:table-cell>
          <table:table-cell office:value-type="string">
            <text:p>122/z: 56/61</text:p>
          </table:table-cell>
          <table:table-cell table:number-columns-repeated="8" office:value-type="string">
            <text:p>_</text:p>
          </table:table-cell>
          <table:table-cell office:value-type="string">
            <text:p>194/?: 62/62</text:p>
          </table:table-cell>
          <table:table-cell office:value-type="string">
            <text:p>195/?: 57/60</text:p>
          </table:table-cell>
          <table:table-cell office:value-type="string">
            <text:p>196/?: 58/61</text:p>
          </table:table-cell>
          <table:table-cell office:value-type="string">
            <text:p>197/?: 59/62</text:p>
          </table:table-cell>
          <table:table-cell office:value-type="string">
            <text:p>198/?: 60/60</text:p>
          </table:table-cell>
          <table:table-cell office:value-type="string">
            <text:p>199/?: 63/63</text:p>
          </table:table-cell>
          <table:table-cell office:value-type="string">
            <text:p>200/?: 61/61</text:p>
          </table:table-cell>
          <table:table-cell office:value-type="string">
            <text:p>_</text:p>
          </table:table-cell>
          <table:table-cell office:value-type="string">
            <text:p>202/?: 61/62</text:p>
          </table:table-cell>
          <table:table-cell table:number-columns-repeated="3" office:value-type="string">
            <text:p>_</text:p>
          </table:table-cell>
          <table:table-cell office:value-type="string">
            <text:p>207/?: 64/64</text:p>
          </table:table-cell>
          <table:table-cell office:value-type="string">
            <text:p>208/?: 63/63</text:p>
          </table:table-cell>
          <table:table-cell table:number-columns-repeated="6" office:value-type="string">
            <text:p>_</text:p>
          </table:table-cell>
          <table:table-cell office:value-type="string">
            <text:p>217/?: 62/62</text:p>
          </table:table-cell>
          <table:table-cell table:number-columns-repeated="7" office:value-type="string">
            <text:p>_</text:p>
          </table:table-cell>
          <table:table-cell office:value-type="string">
            <text:p>225/?: 63/63</text:p>
          </table:table-cell>
          <table:table-cell office:value-type="string">
            <text:p>226/?: 63/63</text:p>
          </table:table-cell>
          <table:table-cell office:value-type="string">
            <text:p>227/?: 63/63</text:p>
          </table:table-cell>
          <table:table-cell table:number-columns-repeated="5" office:value-type="string">
            <text:p>_</text:p>
          </table:table-cell>
          <table:table-cell office:value-type="string">
            <text:p>234/?: 64/64</text:p>
          </table:table-cell>
          <table:table-cell office:value-type="string">
            <text:p>235/?: 64/64</text:p>
          </table:table-cell>
          <table:table-cell office:value-type="string">
            <text:p>236/?: 64/64</text:p>
          </table:table-cell>
          <table:table-cell table:number-columns-repeated="2" office:value-type="string">
            <text:p>_</text:p>
          </table:table-cell>
          <table:table-cell office:value-type="string">
            <text:p>239/?: 64/64</text:p>
          </table:table-cell>
          <table:table-cell office:value-type="string">
            <text:p>_</text:p>
          </table:table-cell>
          <table:table-cell table:number-columns-repeated="7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6">
            <text:p>66</text:p>
          </table:table-cell>
          <table:table-cell office:value-type="string">
            <text:p>count:</text:p>
          </table:table-cell>
          <table:table-cell office:value-type="float" office:value="23">
            <text:p>2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2/2</text:p>
          </table:table-cell>
          <table:table-cell office:value-type="string">
            <text:p>43/+: 0/2</text:p>
          </table:table-cell>
          <table:table-cell office:value-type="string">
            <text:p>44/,: 0/2</text:p>
          </table:table-cell>
          <table:table-cell office:value-type="string">
            <text:p>45/-: 0/3</text:p>
          </table:table-cell>
          <table:table-cell office:value-type="string">
            <text:p>46/.: 1/3</text:p>
          </table:table-cell>
          <table:table-cell office:value-type="string">
            <text:p>47//: 4/5</text:p>
          </table:table-cell>
          <table:table-cell office:value-type="string">
            <text:p>48/0: 1/3</text:p>
          </table:table-cell>
          <table:table-cell office:value-type="string">
            <text:p>49/1: 2/5</text:p>
          </table:table-cell>
          <table:table-cell office:value-type="string">
            <text:p>50/2: 3/5</text:p>
          </table:table-cell>
          <table:table-cell office:value-type="string">
            <text:p>51/3: 4/6</text:p>
          </table:table-cell>
          <table:table-cell office:value-type="string">
            <text:p>52/4: 5/7</text:p>
          </table:table-cell>
          <table:table-cell office:value-type="string">
            <text:p>53/5: 6/8</text:p>
          </table:table-cell>
          <table:table-cell office:value-type="string">
            <text:p>54/6: 7/9</text:p>
          </table:table-cell>
          <table:table-cell office:value-type="string">
            <text:p>55/7: 8/10</text:p>
          </table:table-cell>
          <table:table-cell office:value-type="string">
            <text:p>56/8: 8/10</text:p>
          </table:table-cell>
          <table:table-cell office:value-type="string">
            <text:p>57/9: 10/12</text:p>
          </table:table-cell>
          <table:table-cell office:value-type="string">
            <text:p>58/:: 9/10</text:p>
          </table:table-cell>
          <table:table-cell table:number-columns-repeated="2" office:value-type="string">
            <text:p>_</text:p>
          </table:table-cell>
          <table:table-cell office:value-type="string">
            <text:p>61/=: 13/13</text:p>
          </table:table-cell>
          <table:table-cell office:value-type="string">
            <text:p>63/?: 14/14</text:p>
          </table:table-cell>
          <table:table-cell office:value-type="string">
            <text:p>64/@: 12/12</text:p>
          </table:table-cell>
          <table:table-cell office:value-type="string">
            <text:p>65/A: 9/12</text:p>
          </table:table-cell>
          <table:table-cell office:value-type="string">
            <text:p>66/B: 10/13</text:p>
          </table:table-cell>
          <table:table-cell office:value-type="string">
            <text:p>67/C: 11/14</text:p>
          </table:table-cell>
          <table:table-cell office:value-type="string">
            <text:p>68/D: 12/15</text:p>
          </table:table-cell>
          <table:table-cell office:value-type="string">
            <text:p>69/E: 13/16</text:p>
          </table:table-cell>
          <table:table-cell office:value-type="string">
            <text:p>70/F: 13/17</text:p>
          </table:table-cell>
          <table:table-cell office:value-type="string">
            <text:p>71/G: 14/18</text:p>
          </table:table-cell>
          <table:table-cell office:value-type="string">
            <text:p>72/H: 15/19</text:p>
          </table:table-cell>
          <table:table-cell office:value-type="string">
            <text:p>73/I: 16/20</text:p>
          </table:table-cell>
          <table:table-cell office:value-type="string">
            <text:p>74/J: 16/21</text:p>
          </table:table-cell>
          <table:table-cell office:value-type="string">
            <text:p>75/K: 17/22</text:p>
          </table:table-cell>
          <table:table-cell office:value-type="string">
            <text:p>76/L: 17/23</text:p>
          </table:table-cell>
          <table:table-cell office:value-type="string">
            <text:p>77/M: 18/24</text:p>
          </table:table-cell>
          <table:table-cell office:value-type="string">
            <text:p>78/N: 19/25</text:p>
          </table:table-cell>
          <table:table-cell office:value-type="string">
            <text:p>79/O: 20/26</text:p>
          </table:table-cell>
          <table:table-cell office:value-type="string">
            <text:p>80/P: 21/26</text:p>
          </table:table-cell>
          <table:table-cell office:value-type="string">
            <text:p>81/Q: 22/28</text:p>
          </table:table-cell>
          <table:table-cell office:value-type="string">
            <text:p>82/R: 23/28</text:p>
          </table:table-cell>
          <table:table-cell office:value-type="string">
            <text:p>83/S: 24/29</text:p>
          </table:table-cell>
          <table:table-cell office:value-type="string">
            <text:p>84/T: 25/30</text:p>
          </table:table-cell>
          <table:table-cell office:value-type="string">
            <text:p>85/U: 27/32</text:p>
          </table:table-cell>
          <table:table-cell office:value-type="string">
            <text:p>86/V: 26/32</text:p>
          </table:table-cell>
          <table:table-cell office:value-type="string">
            <text:p>87/W: 27/33</text:p>
          </table:table-cell>
          <table:table-cell office:value-type="string">
            <text:p>88/X: 28/34</text:p>
          </table:table-cell>
          <table:table-cell office:value-type="string">
            <text:p>89/Y: 28/36</text:p>
          </table:table-cell>
          <table:table-cell office:value-type="string">
            <text:p>90/Z: 29/36</text:p>
          </table:table-cell>
          <table:table-cell table:number-columns-repeated="4" office:value-type="string">
            <text:p>_</text:p>
          </table:table-cell>
          <table:table-cell office:value-type="string">
            <text:p>95/_: 29/34</text:p>
          </table:table-cell>
          <table:table-cell office:value-type="string">
            <text:p>96/`: 30/30</text:p>
          </table:table-cell>
          <table:table-cell office:value-type="string">
            <text:p>97/a: 31/37</text:p>
          </table:table-cell>
          <table:table-cell office:value-type="string">
            <text:p>98/b: 32/38</text:p>
          </table:table-cell>
          <table:table-cell office:value-type="string">
            <text:p>99/c: 33/39</text:p>
          </table:table-cell>
          <table:table-cell office:value-type="string">
            <text:p>100/d: 34/40</text:p>
          </table:table-cell>
          <table:table-cell office:value-type="string">
            <text:p>101/e: 35/41</text:p>
          </table:table-cell>
          <table:table-cell office:value-type="string">
            <text:p>102/f: 36/42</text:p>
          </table:table-cell>
          <table:table-cell office:value-type="string">
            <text:p>103/g: 37/43</text:p>
          </table:table-cell>
          <table:table-cell office:value-type="string">
            <text:p>104/h: 38/44</text:p>
          </table:table-cell>
          <table:table-cell office:value-type="string">
            <text:p>105/i: 39/45</text:p>
          </table:table-cell>
          <table:table-cell office:value-type="string">
            <text:p>106/j: 40/46</text:p>
          </table:table-cell>
          <table:table-cell office:value-type="string">
            <text:p>107/k: 41/47</text:p>
          </table:table-cell>
          <table:table-cell office:value-type="string">
            <text:p>108/l: 42/48</text:p>
          </table:table-cell>
          <table:table-cell office:value-type="string">
            <text:p>109/m: 43/49</text:p>
          </table:table-cell>
          <table:table-cell office:value-type="string">
            <text:p>110/n: 44/50</text:p>
          </table:table-cell>
          <table:table-cell office:value-type="string">
            <text:p>111/o: 45/51</text:p>
          </table:table-cell>
          <table:table-cell office:value-type="string">
            <text:p>112/p: 46/52</text:p>
          </table:table-cell>
          <table:table-cell office:value-type="string">
            <text:p>113/q: 47/53</text:p>
          </table:table-cell>
          <table:table-cell office:value-type="string">
            <text:p>114/r: 48/54</text:p>
          </table:table-cell>
          <table:table-cell office:value-type="string">
            <text:p>115/s: 49/55</text:p>
          </table:table-cell>
          <table:table-cell office:value-type="string">
            <text:p>116/t: 50/56</text:p>
          </table:table-cell>
          <table:table-cell office:value-type="string">
            <text:p>117/u: 51/57</text:p>
          </table:table-cell>
          <table:table-cell office:value-type="string">
            <text:p>118/v: 52/58</text:p>
          </table:table-cell>
          <table:table-cell office:value-type="string">
            <text:p>119/w: 53/59</text:p>
          </table:table-cell>
          <table:table-cell office:value-type="string">
            <text:p>120/x: 54/59</text:p>
          </table:table-cell>
          <table:table-cell office:value-type="string">
            <text:p>121/y: 55/61</text:p>
          </table:table-cell>
          <table:table-cell office:value-type="string">
            <text:p>122/z: 56/61</text:p>
          </table:table-cell>
          <table:table-cell table:number-columns-repeated="3" office:value-type="string">
            <text:p>_</text:p>
          </table:table-cell>
          <table:table-cell office:value-type="string">
            <text:p>126/~: 64/64</text:p>
          </table:table-cell>
          <table:table-cell table:number-columns-repeated="9" office:value-type="string">
            <text:p>_</text:p>
          </table:table-cell>
          <table:table-cell office:value-type="string">
            <text:p>194/?: 64/64</text:p>
          </table:table-cell>
          <table:table-cell office:value-type="string">
            <text:p>195/?: 57/61</text:p>
          </table:table-cell>
          <table:table-cell office:value-type="string">
            <text:p>196/?: 58/61</text:p>
          </table:table-cell>
          <table:table-cell office:value-type="string">
            <text:p>197/?: 59/62</text:p>
          </table:table-cell>
          <table:table-cell office:value-type="string">
            <text:p>_</text:p>
          </table:table-cell>
          <table:table-cell office:value-type="string">
            <text:p>199/?: 60/60</text:p>
          </table:table-cell>
          <table:table-cell office:value-type="string">
            <text:p>200/?: 60/61</text:p>
          </table:table-cell>
          <table:table-cell office:value-type="string">
            <text:p>201/?: 64/64</text:p>
          </table:table-cell>
          <table:table-cell office:value-type="string">
            <text:p>202/?: 61/62</text:p>
          </table:table-cell>
          <table:table-cell office:value-type="string">
            <text:p>203/?: 62/62</text:p>
          </table:table-cell>
          <table:table-cell office:value-type="string">
            <text:p>_</text:p>
          </table:table-cell>
          <table:table-cell office:value-type="string">
            <text:p>206/?: 63/64</text:p>
          </table:table-cell>
          <table:table-cell office:value-type="string">
            <text:p>_</text:p>
          </table:table-cell>
          <table:table-cell office:value-type="string">
            <text:p>208/?: 65/65</text:p>
          </table:table-cell>
          <table:table-cell office:value-type="string">
            <text:p>209/?: 63/63</text:p>
          </table:table-cell>
          <table:table-cell table:number-columns-repeated="3" office:value-type="string">
            <text:p>_</text:p>
          </table:table-cell>
          <table:table-cell office:value-type="string">
            <text:p>225/?: 63/64</text:p>
          </table:table-cell>
          <table:table-cell office:value-type="string">
            <text:p>226/?: 64/64</text:p>
          </table:table-cell>
          <table:table-cell table:number-columns-repeated="2" office:value-type="string">
            <text:p>_</text:p>
          </table:table-cell>
          <table:table-cell office:value-type="string">
            <text:p>229/?: 65/65</text:p>
          </table:table-cell>
          <table:table-cell table:number-columns-repeated="3" office:value-type="string">
            <text:p>_</text:p>
          </table:table-cell>
          <table:table-cell table:number-columns-repeated="8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7">
            <text:p>67</text:p>
          </table:table-cell>
          <table:table-cell office:value-type="string">
            <text:p>count:</text:p>
          </table:table-cell>
          <table:table-cell office:value-type="float" office:value="25">
            <text:p>2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0/2</text:p>
          </table:table-cell>
          <table:table-cell office:value-type="string">
            <text:p>43/+: 1/2</text:p>
          </table:table-cell>
          <table:table-cell office:value-type="string">
            <text:p>44/,: 1/1</text:p>
          </table:table-cell>
          <table:table-cell office:value-type="string">
            <text:p>45/-: 1/3</text:p>
          </table:table-cell>
          <table:table-cell office:value-type="string">
            <text:p>46/.: 3/4</text:p>
          </table:table-cell>
          <table:table-cell office:value-type="string">
            <text:p>47//: 2/4</text:p>
          </table:table-cell>
          <table:table-cell office:value-type="string">
            <text:p>48/0: 1/4</text:p>
          </table:table-cell>
          <table:table-cell office:value-type="string">
            <text:p>49/1: 2/4</text:p>
          </table:table-cell>
          <table:table-cell office:value-type="string">
            <text:p>50/2: 3/5</text:p>
          </table:table-cell>
          <table:table-cell office:value-type="string">
            <text:p>51/3: 4/6</text:p>
          </table:table-cell>
          <table:table-cell office:value-type="string">
            <text:p>52/4: 5/7</text:p>
          </table:table-cell>
          <table:table-cell office:value-type="string">
            <text:p>53/5: 6/8</text:p>
          </table:table-cell>
          <table:table-cell office:value-type="string">
            <text:p>54/6: 7/9</text:p>
          </table:table-cell>
          <table:table-cell office:value-type="string">
            <text:p>55/7: 7/10</text:p>
          </table:table-cell>
          <table:table-cell office:value-type="string">
            <text:p>56/8: 8/11</text:p>
          </table:table-cell>
          <table:table-cell office:value-type="string">
            <text:p>57/9: 9/12</text:p>
          </table:table-cell>
          <table:table-cell office:value-type="string">
            <text:p>58/:: 10/12</text:p>
          </table:table-cell>
          <table:table-cell table:number-columns-repeated="2" office:value-type="string">
            <text:p>_</text:p>
          </table:table-cell>
          <table:table-cell office:value-type="string">
            <text:p>61/=: 12/14</text:p>
          </table:table-cell>
          <table:table-cell office:value-type="string">
            <text:p>65/A: 7/12</text:p>
          </table:table-cell>
          <table:table-cell office:value-type="string">
            <text:p>66/B: 8/13</text:p>
          </table:table-cell>
          <table:table-cell office:value-type="string">
            <text:p>67/C: 9/14</text:p>
          </table:table-cell>
          <table:table-cell office:value-type="string">
            <text:p>68/D: 10/15</text:p>
          </table:table-cell>
          <table:table-cell office:value-type="string">
            <text:p>69/E: 11/16</text:p>
          </table:table-cell>
          <table:table-cell office:value-type="string">
            <text:p>70/F: 12/17</text:p>
          </table:table-cell>
          <table:table-cell office:value-type="string">
            <text:p>71/G: 13/18</text:p>
          </table:table-cell>
          <table:table-cell office:value-type="string">
            <text:p>72/H: 14/19</text:p>
          </table:table-cell>
          <table:table-cell office:value-type="string">
            <text:p>73/I: 15/20</text:p>
          </table:table-cell>
          <table:table-cell office:value-type="string">
            <text:p>74/J: 16/21</text:p>
          </table:table-cell>
          <table:table-cell office:value-type="string">
            <text:p>75/K: 17/22</text:p>
          </table:table-cell>
          <table:table-cell office:value-type="string">
            <text:p>76/L: 18/23</text:p>
          </table:table-cell>
          <table:table-cell office:value-type="string">
            <text:p>77/M: 19/24</text:p>
          </table:table-cell>
          <table:table-cell office:value-type="string">
            <text:p>78/N: 20/25</text:p>
          </table:table-cell>
          <table:table-cell office:value-type="string">
            <text:p>79/O: 21/26</text:p>
          </table:table-cell>
          <table:table-cell office:value-type="string">
            <text:p>80/P: 22/27</text:p>
          </table:table-cell>
          <table:table-cell office:value-type="string">
            <text:p>81/Q: 23/28</text:p>
          </table:table-cell>
          <table:table-cell office:value-type="string">
            <text:p>82/R: 24/29</text:p>
          </table:table-cell>
          <table:table-cell office:value-type="string">
            <text:p>83/S: 24/29</text:p>
          </table:table-cell>
          <table:table-cell office:value-type="string">
            <text:p>84/T: 25/30</text:p>
          </table:table-cell>
          <table:table-cell office:value-type="string">
            <text:p>85/U: 26/32</text:p>
          </table:table-cell>
          <table:table-cell office:value-type="string">
            <text:p>86/V: 27/32</text:p>
          </table:table-cell>
          <table:table-cell office:value-type="string">
            <text:p>87/W: 27/33</text:p>
          </table:table-cell>
          <table:table-cell office:value-type="string">
            <text:p>88/X: 28/35</text:p>
          </table:table-cell>
          <table:table-cell office:value-type="string">
            <text:p>89/Y: 29/36</text:p>
          </table:table-cell>
          <table:table-cell office:value-type="string">
            <text:p>90/Z: 29/36</text:p>
          </table:table-cell>
          <table:table-cell office:value-type="string">
            <text:p>_</text:p>
          </table:table-cell>
          <table:table-cell office:value-type="string">
            <text:p>92/\: 33/33</text:p>
          </table:table-cell>
          <table:table-cell office:value-type="string">
            <text:p>_</text:p>
          </table:table-cell>
          <table:table-cell office:value-type="string">
            <text:p>94/^: 39/39</text:p>
          </table:table-cell>
          <table:table-cell office:value-type="string">
            <text:p>95/_: 30/35</text:p>
          </table:table-cell>
          <table:table-cell office:value-type="string">
            <text:p>96/`: 31/31</text:p>
          </table:table-cell>
          <table:table-cell office:value-type="string">
            <text:p>97/a: 32/37</text:p>
          </table:table-cell>
          <table:table-cell office:value-type="string">
            <text:p>98/b: 33/38</text:p>
          </table:table-cell>
          <table:table-cell office:value-type="string">
            <text:p>99/c: 34/39</text:p>
          </table:table-cell>
          <table:table-cell office:value-type="string">
            <text:p>100/d: 35/40</text:p>
          </table:table-cell>
          <table:table-cell office:value-type="string">
            <text:p>101/e: 36/41</text:p>
          </table:table-cell>
          <table:table-cell office:value-type="string">
            <text:p>102/f: 37/42</text:p>
          </table:table-cell>
          <table:table-cell office:value-type="string">
            <text:p>103/g: 38/43</text:p>
          </table:table-cell>
          <table:table-cell office:value-type="string">
            <text:p>104/h: 39/44</text:p>
          </table:table-cell>
          <table:table-cell office:value-type="string">
            <text:p>105/i: 40/45</text:p>
          </table:table-cell>
          <table:table-cell office:value-type="string">
            <text:p>106/j: 41/46</text:p>
          </table:table-cell>
          <table:table-cell office:value-type="string">
            <text:p>107/k: 42/47</text:p>
          </table:table-cell>
          <table:table-cell office:value-type="string">
            <text:p>108/l: 43/48</text:p>
          </table:table-cell>
          <table:table-cell office:value-type="string">
            <text:p>109/m: 44/49</text:p>
          </table:table-cell>
          <table:table-cell office:value-type="string">
            <text:p>110/n: 45/50</text:p>
          </table:table-cell>
          <table:table-cell office:value-type="string">
            <text:p>111/o: 46/51</text:p>
          </table:table-cell>
          <table:table-cell office:value-type="string">
            <text:p>112/p: 47/52</text:p>
          </table:table-cell>
          <table:table-cell office:value-type="string">
            <text:p>113/q: 48/53</text:p>
          </table:table-cell>
          <table:table-cell office:value-type="string">
            <text:p>114/r: 49/54</text:p>
          </table:table-cell>
          <table:table-cell office:value-type="string">
            <text:p>115/s: 50/55</text:p>
          </table:table-cell>
          <table:table-cell office:value-type="string">
            <text:p>116/t: 51/56</text:p>
          </table:table-cell>
          <table:table-cell office:value-type="string">
            <text:p>117/u: 52/57</text:p>
          </table:table-cell>
          <table:table-cell office:value-type="string">
            <text:p>118/v: 53/58</text:p>
          </table:table-cell>
          <table:table-cell office:value-type="string">
            <text:p>119/w: 54/59</text:p>
          </table:table-cell>
          <table:table-cell office:value-type="string">
            <text:p>120/x: 55/60</text:p>
          </table:table-cell>
          <table:table-cell office:value-type="string">
            <text:p>121/y: 56/60</text:p>
          </table:table-cell>
          <table:table-cell office:value-type="string">
            <text:p>122/z: 57/62</text:p>
          </table:table-cell>
          <table:table-cell table:number-columns-repeated="3" office:value-type="string">
            <text:p>_</text:p>
          </table:table-cell>
          <table:table-cell office:value-type="string">
            <text:p>126/~: 64/64</text:p>
          </table:table-cell>
          <table:table-cell office:value-type="string">
            <text:p>_</text:p>
          </table:table-cell>
          <table:table-cell office:value-type="string">
            <text:p>194/?: 58/60</text:p>
          </table:table-cell>
          <table:table-cell office:value-type="string">
            <text:p>195/?: 58/62</text:p>
          </table:table-cell>
          <table:table-cell office:value-type="string">
            <text:p>196/?: 59/61</text:p>
          </table:table-cell>
          <table:table-cell office:value-type="string">
            <text:p>197/?: 60/63</text:p>
          </table:table-cell>
          <table:table-cell office:value-type="string">
            <text:p>_</text:p>
          </table:table-cell>
          <table:table-cell office:value-type="string">
            <text:p>199/?: 61/61</text:p>
          </table:table-cell>
          <table:table-cell office:value-type="string">
            <text:p>200/?: 62/63</text:p>
          </table:table-cell>
          <table:table-cell office:value-type="string">
            <text:p>201/?: 64/64</text:p>
          </table:table-cell>
          <table:table-cell office:value-type="string">
            <text:p>202/?: 63/64</text:p>
          </table:table-cell>
          <table:table-cell office:value-type="string">
            <text:p>_</text:p>
          </table:table-cell>
          <table:table-cell office:value-type="string">
            <text:p>204/?: 64/64</text:p>
          </table:table-cell>
          <table:table-cell office:value-type="string">
            <text:p>206/?: 64/65</text:p>
          </table:table-cell>
          <table:table-cell office:value-type="string">
            <text:p>_</text:p>
          </table:table-cell>
          <table:table-cell office:value-type="string">
            <text:p>208/?: 65/65</text:p>
          </table:table-cell>
          <table:table-cell office:value-type="string">
            <text:p>209/?: 64/65</text:p>
          </table:table-cell>
          <table:table-cell table:number-columns-repeated="3" office:value-type="string">
            <text:p>_</text:p>
          </table:table-cell>
          <table:table-cell office:value-type="string">
            <text:p>225/?: 65/65</text:p>
          </table:table-cell>
          <table:table-cell office:value-type="string">
            <text:p>226/?: 66/66</text:p>
          </table:table-cell>
          <table:table-cell table:number-columns-repeated="7" office:value-type="string">
            <text:p>_</text:p>
          </table:table-cell>
          <table:table-cell table:number-columns-repeated="9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8">
            <text:p>68</text:p>
          </table:table-cell>
          <table:table-cell office:value-type="string">
            <text:p>count:</text:p>
          </table:table-cell>
          <table:table-cell office:value-type="float" office:value="7">
            <text:p>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9/': 0/0</text:p>
          </table:table-cell>
          <table:table-cell office:value-type="string">
            <text:p>40/(: 1/1</text:p>
          </table:table-cell>
          <table:table-cell office:value-type="string">
            <text:p>_</text:p>
          </table:table-cell>
          <table:table-cell office:value-type="string">
            <text:p>42/*: 1/2</text:p>
          </table:table-cell>
          <table:table-cell office:value-type="string">
            <text:p>43/+: 2/2</text:p>
          </table:table-cell>
          <table:table-cell office:value-type="string">
            <text:p>44/,: 2/2</text:p>
          </table:table-cell>
          <table:table-cell office:value-type="string">
            <text:p>45/-: 1/3</text:p>
          </table:table-cell>
          <table:table-cell office:value-type="string">
            <text:p>46/.: 2/4</text:p>
          </table:table-cell>
          <table:table-cell office:value-type="string">
            <text:p>47//: 5/5</text:p>
          </table:table-cell>
          <table:table-cell office:value-type="string">
            <text:p>48/0: 3/4</text:p>
          </table:table-cell>
          <table:table-cell office:value-type="string">
            <text:p>49/1: 4/5</text:p>
          </table:table-cell>
          <table:table-cell office:value-type="string">
            <text:p>50/2: 5/6</text:p>
          </table:table-cell>
          <table:table-cell office:value-type="string">
            <text:p>51/3: 6/7</text:p>
          </table:table-cell>
          <table:table-cell office:value-type="string">
            <text:p>52/4: 7/8</text:p>
          </table:table-cell>
          <table:table-cell office:value-type="string">
            <text:p>53/5: 8/9</text:p>
          </table:table-cell>
          <table:table-cell office:value-type="string">
            <text:p>54/6: 9/10</text:p>
          </table:table-cell>
          <table:table-cell office:value-type="string">
            <text:p>55/7: 10/10</text:p>
          </table:table-cell>
          <table:table-cell office:value-type="string">
            <text:p>56/8: 10/11</text:p>
          </table:table-cell>
          <table:table-cell office:value-type="string">
            <text:p>57/9: 11/11</text:p>
          </table:table-cell>
          <table:table-cell table:number-columns-repeated="3" office:value-type="string">
            <text:p>_</text:p>
          </table:table-cell>
          <table:table-cell office:value-type="string">
            <text:p>65/A: 11/12</text:p>
          </table:table-cell>
          <table:table-cell office:value-type="string">
            <text:p>66/B: 12/13</text:p>
          </table:table-cell>
          <table:table-cell office:value-type="string">
            <text:p>67/C: 13/14</text:p>
          </table:table-cell>
          <table:table-cell office:value-type="string">
            <text:p>68/D: 14/15</text:p>
          </table:table-cell>
          <table:table-cell office:value-type="string">
            <text:p>69/E: 15/16</text:p>
          </table:table-cell>
          <table:table-cell office:value-type="string">
            <text:p>70/F: 16/16</text:p>
          </table:table-cell>
          <table:table-cell office:value-type="string">
            <text:p>71/G: 17/17</text:p>
          </table:table-cell>
          <table:table-cell office:value-type="string">
            <text:p>72/H: 18/18</text:p>
          </table:table-cell>
          <table:table-cell office:value-type="string">
            <text:p>73/I: 19/19</text:p>
          </table:table-cell>
          <table:table-cell office:value-type="string">
            <text:p>74/J: 20/20</text:p>
          </table:table-cell>
          <table:table-cell office:value-type="string">
            <text:p>75/K: 20/21</text:p>
          </table:table-cell>
          <table:table-cell office:value-type="string">
            <text:p>76/L: 21/22</text:p>
          </table:table-cell>
          <table:table-cell office:value-type="string">
            <text:p>77/M: 22/23</text:p>
          </table:table-cell>
          <table:table-cell office:value-type="string">
            <text:p>78/N: 23/24</text:p>
          </table:table-cell>
          <table:table-cell office:value-type="string">
            <text:p>79/O: 24/25</text:p>
          </table:table-cell>
          <table:table-cell office:value-type="string">
            <text:p>80/P: 23/25</text:p>
          </table:table-cell>
          <table:table-cell office:value-type="string">
            <text:p>81/Q: 24/27</text:p>
          </table:table-cell>
          <table:table-cell office:value-type="string">
            <text:p>82/R: 25/27</text:p>
          </table:table-cell>
          <table:table-cell office:value-type="string">
            <text:p>83/S: 26/28</text:p>
          </table:table-cell>
          <table:table-cell office:value-type="string">
            <text:p>84/T: 27/29</text:p>
          </table:table-cell>
          <table:table-cell office:value-type="string">
            <text:p>85/U: 29/31</text:p>
          </table:table-cell>
          <table:table-cell office:value-type="string">
            <text:p>86/V: 28/31</text:p>
          </table:table-cell>
          <table:table-cell office:value-type="string">
            <text:p>87/W: 29/32</text:p>
          </table:table-cell>
          <table:table-cell office:value-type="string">
            <text:p>88/X: 29/32</text:p>
          </table:table-cell>
          <table:table-cell office:value-type="string">
            <text:p>89/Y: 30/33</text:p>
          </table:table-cell>
          <table:table-cell office:value-type="string">
            <text:p>90/Z: 31/35</text:p>
          </table:table-cell>
          <table:table-cell table:number-columns-repeated="4" office:value-type="string">
            <text:p>_</text:p>
          </table:table-cell>
          <table:table-cell office:value-type="string">
            <text:p>95/_: 31/33</text:p>
          </table:table-cell>
          <table:table-cell office:value-type="string">
            <text:p>96/`: 32/32</text:p>
          </table:table-cell>
          <table:table-cell office:value-type="string">
            <text:p>97/a: 33/35</text:p>
          </table:table-cell>
          <table:table-cell office:value-type="string">
            <text:p>98/b: 34/36</text:p>
          </table:table-cell>
          <table:table-cell office:value-type="string">
            <text:p>99/c: 35/37</text:p>
          </table:table-cell>
          <table:table-cell office:value-type="string">
            <text:p>100/d: 36/38</text:p>
          </table:table-cell>
          <table:table-cell office:value-type="string">
            <text:p>101/e: 37/39</text:p>
          </table:table-cell>
          <table:table-cell office:value-type="string">
            <text:p>102/f: 38/40</text:p>
          </table:table-cell>
          <table:table-cell office:value-type="string">
            <text:p>103/g: 39/41</text:p>
          </table:table-cell>
          <table:table-cell office:value-type="string">
            <text:p>104/h: 40/42</text:p>
          </table:table-cell>
          <table:table-cell office:value-type="string">
            <text:p>105/i: 41/43</text:p>
          </table:table-cell>
          <table:table-cell office:value-type="string">
            <text:p>106/j: 42/44</text:p>
          </table:table-cell>
          <table:table-cell office:value-type="string">
            <text:p>107/k: 43/45</text:p>
          </table:table-cell>
          <table:table-cell office:value-type="string">
            <text:p>108/l: 44/46</text:p>
          </table:table-cell>
          <table:table-cell office:value-type="string">
            <text:p>109/m: 45/47</text:p>
          </table:table-cell>
          <table:table-cell office:value-type="string">
            <text:p>110/n: 46/48</text:p>
          </table:table-cell>
          <table:table-cell office:value-type="string">
            <text:p>111/o: 47/49</text:p>
          </table:table-cell>
          <table:table-cell office:value-type="string">
            <text:p>112/p: 48/50</text:p>
          </table:table-cell>
          <table:table-cell office:value-type="string">
            <text:p>113/q: 49/51</text:p>
          </table:table-cell>
          <table:table-cell office:value-type="string">
            <text:p>114/r: 50/52</text:p>
          </table:table-cell>
          <table:table-cell office:value-type="string">
            <text:p>115/s: 51/53</text:p>
          </table:table-cell>
          <table:table-cell office:value-type="string">
            <text:p>116/t: 52/54</text:p>
          </table:table-cell>
          <table:table-cell office:value-type="string">
            <text:p>117/u: 53/55</text:p>
          </table:table-cell>
          <table:table-cell office:value-type="string">
            <text:p>118/v: 54/56</text:p>
          </table:table-cell>
          <table:table-cell office:value-type="string">
            <text:p>119/w: 55/57</text:p>
          </table:table-cell>
          <table:table-cell office:value-type="string">
            <text:p>120/x: 56/58</text:p>
          </table:table-cell>
          <table:table-cell office:value-type="string">
            <text:p>121/y: 57/59</text:p>
          </table:table-cell>
          <table:table-cell office:value-type="string">
            <text:p>122/z: 58/60</text:p>
          </table:table-cell>
          <table:table-cell table:number-columns-repeated="3" office:value-type="string">
            <text:p>_</text:p>
          </table:table-cell>
          <table:table-cell office:value-type="string">
            <text:p>126/~: 59/59</text:p>
          </table:table-cell>
          <table:table-cell table:number-columns-repeated="3" office:value-type="string">
            <text:p>_</text:p>
          </table:table-cell>
          <table:table-cell office:value-type="string">
            <text:p>194/?: 59/59</text:p>
          </table:table-cell>
          <table:table-cell office:value-type="string">
            <text:p>195/?: 60/61</text:p>
          </table:table-cell>
          <table:table-cell office:value-type="string">
            <text:p>196/?: 61/61</text:p>
          </table:table-cell>
          <table:table-cell office:value-type="string">
            <text:p>197/?: 62/63</text:p>
          </table:table-cell>
          <table:table-cell office:value-type="string">
            <text:p>_</text:p>
          </table:table-cell>
          <table:table-cell office:value-type="string">
            <text:p>199/?: 67/67</text:p>
          </table:table-cell>
          <table:table-cell office:value-type="string">
            <text:p>200/?: 63/63</text:p>
          </table:table-cell>
          <table:table-cell office:value-type="string">
            <text:p>_</text:p>
          </table:table-cell>
          <table:table-cell office:value-type="string">
            <text:p>202/?: 64/64</text:p>
          </table:table-cell>
          <table:table-cell office:value-type="string">
            <text:p>203/?: 65/65</text:p>
          </table:table-cell>
          <table:table-cell office:value-type="string">
            <text:p>204/?: 64/64</text:p>
          </table:table-cell>
          <table:table-cell office:value-type="string">
            <text:p>209/?: 65/65</text:p>
          </table:table-cell>
          <table:table-cell table:number-columns-repeated="8" office:value-type="string">
            <text:p>_</text:p>
          </table:table-cell>
          <table:table-cell office:value-type="string">
            <text:p>225/?: 65/65</text:p>
          </table:table-cell>
          <table:table-cell office:value-type="string">
            <text:p>226/?: 66/66</text:p>
          </table:table-cell>
          <table:table-cell table:number-columns-repeated="6" office:value-type="string">
            <text:p>_</text:p>
          </table:table-cell>
          <table:table-cell office:value-type="string">
            <text:p>234/?: 67/67</text:p>
          </table:table-cell>
          <table:table-cell table:number-columns-repeated="9" office:value-type="string">
            <text:p>_</text:p>
          </table:table-cell>
          <table:table-cell table:number-columns-repeated="8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9">
            <text:p>69</text:p>
          </table:table-cell>
          <table:table-cell office:value-type="string">
            <text:p>count:</text:p>
          </table:table-cell>
          <table:table-cell office:value-type="float" office:value="11">
            <text:p>1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1/2</text:p>
          </table:table-cell>
          <table:table-cell office:value-type="string">
            <text:p>41/): 4/4</text:p>
          </table:table-cell>
          <table:table-cell office:value-type="string">
            <text:p>42/*: 3/4</text:p>
          </table:table-cell>
          <table:table-cell office:value-type="string">
            <text:p>43/+: 1/2</text:p>
          </table:table-cell>
          <table:table-cell office:value-type="string">
            <text:p>44/,: 2/2</text:p>
          </table:table-cell>
          <table:table-cell office:value-type="string">
            <text:p>45/-: 2/3</text:p>
          </table:table-cell>
          <table:table-cell office:value-type="string">
            <text:p>46/.: 3/4</text:p>
          </table:table-cell>
          <table:table-cell office:value-type="string">
            <text:p>47//: 5/6</text:p>
          </table:table-cell>
          <table:table-cell office:value-type="string">
            <text:p>48/0: 5/6</text:p>
          </table:table-cell>
          <table:table-cell office:value-type="string">
            <text:p>49/1: 4/6</text:p>
          </table:table-cell>
          <table:table-cell office:value-type="string">
            <text:p>50/2: 5/7</text:p>
          </table:table-cell>
          <table:table-cell office:value-type="string">
            <text:p>51/3: 6/8</text:p>
          </table:table-cell>
          <table:table-cell office:value-type="string">
            <text:p>52/4: 7/9</text:p>
          </table:table-cell>
          <table:table-cell office:value-type="string">
            <text:p>53/5: 8/10</text:p>
          </table:table-cell>
          <table:table-cell office:value-type="string">
            <text:p>54/6: 9/11</text:p>
          </table:table-cell>
          <table:table-cell office:value-type="string">
            <text:p>55/7: 10/12</text:p>
          </table:table-cell>
          <table:table-cell office:value-type="string">
            <text:p>56/8: 11/12</text:p>
          </table:table-cell>
          <table:table-cell office:value-type="string">
            <text:p>57/9: 12/14</text:p>
          </table:table-cell>
          <table:table-cell office:value-type="string">
            <text:p>58/:: 12/12</text:p>
          </table:table-cell>
          <table:table-cell table:number-columns-repeated="2" office:value-type="string">
            <text:p>_</text:p>
          </table:table-cell>
          <table:table-cell office:value-type="string">
            <text:p>61/=: 13/16</text:p>
          </table:table-cell>
          <table:table-cell office:value-type="string">
            <text:p>_</text:p>
          </table:table-cell>
          <table:table-cell office:value-type="string">
            <text:p>63/?: 14/14</text:p>
          </table:table-cell>
          <table:table-cell office:value-type="string">
            <text:p>64/@: 13/13</text:p>
          </table:table-cell>
          <table:table-cell office:value-type="string">
            <text:p>65/A: 12/14</text:p>
          </table:table-cell>
          <table:table-cell office:value-type="string">
            <text:p>66/B: 13/15</text:p>
          </table:table-cell>
          <table:table-cell office:value-type="string">
            <text:p>67/C: 14/16</text:p>
          </table:table-cell>
          <table:table-cell office:value-type="string">
            <text:p>68/D: 15/17</text:p>
          </table:table-cell>
          <table:table-cell office:value-type="string">
            <text:p>69/E: 16/18</text:p>
          </table:table-cell>
          <table:table-cell office:value-type="string">
            <text:p>70/F: 17/19</text:p>
          </table:table-cell>
          <table:table-cell office:value-type="string">
            <text:p>71/G: 18/20</text:p>
          </table:table-cell>
          <table:table-cell office:value-type="string">
            <text:p>72/H: 19/21</text:p>
          </table:table-cell>
          <table:table-cell office:value-type="string">
            <text:p>73/I: 20/22</text:p>
          </table:table-cell>
          <table:table-cell office:value-type="string">
            <text:p>74/J: 22/23</text:p>
          </table:table-cell>
          <table:table-cell office:value-type="string">
            <text:p>75/K: 21/24</text:p>
          </table:table-cell>
          <table:table-cell office:value-type="string">
            <text:p>76/L: 22/25</text:p>
          </table:table-cell>
          <table:table-cell office:value-type="string">
            <text:p>77/M: 23/26</text:p>
          </table:table-cell>
          <table:table-cell office:value-type="string">
            <text:p>78/N: 24/27</text:p>
          </table:table-cell>
          <table:table-cell office:value-type="string">
            <text:p>79/O: 25/28</text:p>
          </table:table-cell>
          <table:table-cell office:value-type="string">
            <text:p>80/P: 26/29</text:p>
          </table:table-cell>
          <table:table-cell office:value-type="string">
            <text:p>81/Q: 29/30</text:p>
          </table:table-cell>
          <table:table-cell office:value-type="string">
            <text:p>82/R: 27/31</text:p>
          </table:table-cell>
          <table:table-cell office:value-type="string">
            <text:p>83/S: 28/32</text:p>
          </table:table-cell>
          <table:table-cell office:value-type="string">
            <text:p>84/T: 29/33</text:p>
          </table:table-cell>
          <table:table-cell office:value-type="string">
            <text:p>85/U: 33/35</text:p>
          </table:table-cell>
          <table:table-cell office:value-type="string">
            <text:p>86/V: 30/34</text:p>
          </table:table-cell>
          <table:table-cell office:value-type="string">
            <text:p>87/W: 31/35</text:p>
          </table:table-cell>
          <table:table-cell office:value-type="string">
            <text:p>88/X: 32/36</text:p>
          </table:table-cell>
          <table:table-cell office:value-type="string">
            <text:p>89/Y: 33/37</text:p>
          </table:table-cell>
          <table:table-cell office:value-type="string">
            <text:p>90/Z: 34/38</text:p>
          </table:table-cell>
          <table:table-cell office:value-type="string">
            <text:p>_</text:p>
          </table:table-cell>
          <table:table-cell office:value-type="string">
            <text:p>92/\: 40/40</text:p>
          </table:table-cell>
          <table:table-cell table:number-columns-repeated="2" office:value-type="string">
            <text:p>_</text:p>
          </table:table-cell>
          <table:table-cell office:value-type="string">
            <text:p>95/_: 35/38</text:p>
          </table:table-cell>
          <table:table-cell office:value-type="string">
            <text:p>96/`: 37/37</text:p>
          </table:table-cell>
          <table:table-cell office:value-type="string">
            <text:p>97/a: 36/40</text:p>
          </table:table-cell>
          <table:table-cell office:value-type="string">
            <text:p>98/b: 37/41</text:p>
          </table:table-cell>
          <table:table-cell office:value-type="string">
            <text:p>99/c: 38/42</text:p>
          </table:table-cell>
          <table:table-cell office:value-type="string">
            <text:p>100/d: 39/43</text:p>
          </table:table-cell>
          <table:table-cell office:value-type="string">
            <text:p>101/e: 40/44</text:p>
          </table:table-cell>
          <table:table-cell office:value-type="string">
            <text:p>102/f: 41/44</text:p>
          </table:table-cell>
          <table:table-cell office:value-type="string">
            <text:p>103/g: 42/46</text:p>
          </table:table-cell>
          <table:table-cell office:value-type="string">
            <text:p>104/h: 43/47</text:p>
          </table:table-cell>
          <table:table-cell office:value-type="string">
            <text:p>105/i: 44/48</text:p>
          </table:table-cell>
          <table:table-cell office:value-type="string">
            <text:p>106/j: 45/49</text:p>
          </table:table-cell>
          <table:table-cell office:value-type="string">
            <text:p>107/k: 46/50</text:p>
          </table:table-cell>
          <table:table-cell office:value-type="string">
            <text:p>108/l: 47/51</text:p>
          </table:table-cell>
          <table:table-cell office:value-type="string">
            <text:p>109/m: 48/52</text:p>
          </table:table-cell>
          <table:table-cell office:value-type="string">
            <text:p>110/n: 49/53</text:p>
          </table:table-cell>
          <table:table-cell office:value-type="string">
            <text:p>111/o: 50/54</text:p>
          </table:table-cell>
          <table:table-cell office:value-type="string">
            <text:p>112/p: 51/55</text:p>
          </table:table-cell>
          <table:table-cell office:value-type="string">
            <text:p>113/q: 52/55</text:p>
          </table:table-cell>
          <table:table-cell office:value-type="string">
            <text:p>114/r: 53/56</text:p>
          </table:table-cell>
          <table:table-cell office:value-type="string">
            <text:p>115/s: 54/57</text:p>
          </table:table-cell>
          <table:table-cell office:value-type="string">
            <text:p>116/t: 55/58</text:p>
          </table:table-cell>
          <table:table-cell office:value-type="string">
            <text:p>117/u: 56/59</text:p>
          </table:table-cell>
          <table:table-cell office:value-type="string">
            <text:p>118/v: 57/60</text:p>
          </table:table-cell>
          <table:table-cell office:value-type="string">
            <text:p>119/w: 58/61</text:p>
          </table:table-cell>
          <table:table-cell office:value-type="string">
            <text:p>120/x: 59/62</text:p>
          </table:table-cell>
          <table:table-cell office:value-type="string">
            <text:p>121/y: 60/63</text:p>
          </table:table-cell>
          <table:table-cell office:value-type="string">
            <text:p>122/z: 61/64</text:p>
          </table:table-cell>
          <table:table-cell office:value-type="string">
            <text:p>_</text:p>
          </table:table-cell>
          <table:table-cell office:value-type="string">
            <text:p>194/?: 64/64</text:p>
          </table:table-cell>
          <table:table-cell office:value-type="string">
            <text:p>195/?: 62/65</text:p>
          </table:table-cell>
          <table:table-cell office:value-type="string">
            <text:p>196/?: 63/65</text:p>
          </table:table-cell>
          <table:table-cell office:value-type="string">
            <text:p>197/?: 64/66</text:p>
          </table:table-cell>
          <table:table-cell table:number-columns-repeated="2" office:value-type="string">
            <text:p>_</text:p>
          </table:table-cell>
          <table:table-cell office:value-type="string">
            <text:p>200/?: 65/66</text:p>
          </table:table-cell>
          <table:table-cell office:value-type="string">
            <text:p>_</text:p>
          </table:table-cell>
          <table:table-cell office:value-type="string">
            <text:p>202/?: 66/66</text:p>
          </table:table-cell>
          <table:table-cell table:number-columns-repeated="3" office:value-type="string">
            <text:p>_</text:p>
          </table:table-cell>
          <table:table-cell office:value-type="string">
            <text:p>206/?: 66/66</text:p>
          </table:table-cell>
          <table:table-cell office:value-type="string">
            <text:p>208/?: 67/67</text:p>
          </table:table-cell>
          <table:table-cell table:number-columns-repeated="8" office:value-type="string">
            <text:p>_</text:p>
          </table:table-cell>
          <table:table-cell office:value-type="string">
            <text:p>224/?: 66/66</text:p>
          </table:table-cell>
          <table:table-cell office:value-type="string">
            <text:p>225/?: 67/67</text:p>
          </table:table-cell>
          <table:table-cell office:value-type="string">
            <text:p>226/?: 67/67</text:p>
          </table:table-cell>
          <table:table-cell table:number-columns-repeated="4" office:value-type="string">
            <text:p>_</text:p>
          </table:table-cell>
          <table:table-cell office:value-type="string">
            <text:p>239/?: 68/68</text:p>
          </table:table-cell>
          <table:table-cell table:number-columns-repeated="5" office:value-type="string">
            <text:p>_</text:p>
          </table:table-cell>
          <table:table-cell table:number-columns-repeated="8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0">
            <text:p>70</text:p>
          </table:table-cell>
          <table:table-cell office:value-type="string">
            <text:p>count: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office:value-type="string">
            <text:p>_</text:p>
          </table:table-cell>
          <table:table-cell office:value-type="string">
            <text:p>42/*: 4/4</text:p>
          </table:table-cell>
          <table:table-cell office:value-type="string">
            <text:p>43/+: 5/5</text:p>
          </table:table-cell>
          <table:table-cell office:value-type="string">
            <text:p>44/,: 5/5</text:p>
          </table:table-cell>
          <table:table-cell office:value-type="string">
            <text:p>45/-: 4/5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_</text:p>
          </table:table-cell>
          <table:table-cell office:value-type="string">
            <text:p>49/1: 5/7</text:p>
          </table:table-cell>
          <table:table-cell office:value-type="string">
            <text:p>50/2: 6/8</text:p>
          </table:table-cell>
          <table:table-cell office:value-type="string">
            <text:p>51/3: 7/9</text:p>
          </table:table-cell>
          <table:table-cell office:value-type="string">
            <text:p>52/4: 8/10</text:p>
          </table:table-cell>
          <table:table-cell office:value-type="string">
            <text:p>53/5: 9/9</text:p>
          </table:table-cell>
          <table:table-cell office:value-type="string">
            <text:p>54/6: 10/11</text:p>
          </table:table-cell>
          <table:table-cell office:value-type="string">
            <text:p>55/7: 11/11</text:p>
          </table:table-cell>
          <table:table-cell office:value-type="string">
            <text:p>56/8: 12/13</text:p>
          </table:table-cell>
          <table:table-cell office:value-type="string">
            <text:p>57/9: 12/13</text:p>
          </table:table-cell>
          <table:table-cell table:number-columns-repeated="3" office:value-type="string">
            <text:p>_</text:p>
          </table:table-cell>
          <table:table-cell office:value-type="string">
            <text:p>61/=: 16/16</text:p>
          </table:table-cell>
          <table:table-cell table:number-columns-repeated="2" office:value-type="string">
            <text:p>_</text:p>
          </table:table-cell>
          <table:table-cell office:value-type="string">
            <text:p>64/@: 13/15</text:p>
          </table:table-cell>
          <table:table-cell office:value-type="string">
            <text:p>65/A: 14/15</text:p>
          </table:table-cell>
          <table:table-cell office:value-type="string">
            <text:p>66/B: 15/16</text:p>
          </table:table-cell>
          <table:table-cell office:value-type="string">
            <text:p>67/C: 16/17</text:p>
          </table:table-cell>
          <table:table-cell office:value-type="string">
            <text:p>68/D: 17/18</text:p>
          </table:table-cell>
          <table:table-cell office:value-type="string">
            <text:p>69/E: 18/20</text:p>
          </table:table-cell>
          <table:table-cell office:value-type="string">
            <text:p>70/F: 18/20</text:p>
          </table:table-cell>
          <table:table-cell office:value-type="string">
            <text:p>71/G: 19/21</text:p>
          </table:table-cell>
          <table:table-cell office:value-type="string">
            <text:p>72/H: 20/22</text:p>
          </table:table-cell>
          <table:table-cell office:value-type="string">
            <text:p>73/I: 21/23</text:p>
          </table:table-cell>
          <table:table-cell office:value-type="string">
            <text:p>74/J: 23/25</text:p>
          </table:table-cell>
          <table:table-cell office:value-type="string">
            <text:p>75/K: 22/24</text:p>
          </table:table-cell>
          <table:table-cell office:value-type="string">
            <text:p>76/L: 23/25</text:p>
          </table:table-cell>
          <table:table-cell office:value-type="string">
            <text:p>77/M: 24/26</text:p>
          </table:table-cell>
          <table:table-cell office:value-type="string">
            <text:p>78/N: 25/27</text:p>
          </table:table-cell>
          <table:table-cell office:value-type="string">
            <text:p>79/O: 26/28</text:p>
          </table:table-cell>
          <table:table-cell office:value-type="string">
            <text:p>80/P: 27/29</text:p>
          </table:table-cell>
          <table:table-cell office:value-type="string">
            <text:p>81/Q: 30/32</text:p>
          </table:table-cell>
          <table:table-cell office:value-type="string">
            <text:p>82/R: 28/31</text:p>
          </table:table-cell>
          <table:table-cell office:value-type="string">
            <text:p>83/S: 29/32</text:p>
          </table:table-cell>
          <table:table-cell office:value-type="string">
            <text:p>84/T: 30/33</text:p>
          </table:table-cell>
          <table:table-cell office:value-type="string">
            <text:p>85/U: 31/34</text:p>
          </table:table-cell>
          <table:table-cell office:value-type="string">
            <text:p>86/V: 32/35</text:p>
          </table:table-cell>
          <table:table-cell office:value-type="string">
            <text:p>87/W: 33/36</text:p>
          </table:table-cell>
          <table:table-cell office:value-type="string">
            <text:p>88/X: 34/37</text:p>
          </table:table-cell>
          <table:table-cell office:value-type="string">
            <text:p>89/Y: 38/40</text:p>
          </table:table-cell>
          <table:table-cell office:value-type="string">
            <text:p>90/Z: 35/39</text:p>
          </table:table-cell>
          <table:table-cell table:number-columns-repeated="4" office:value-type="string">
            <text:p>_</text:p>
          </table:table-cell>
          <table:table-cell office:value-type="string">
            <text:p>95/_: 36/36</text:p>
          </table:table-cell>
          <table:table-cell office:value-type="string">
            <text:p>97/a: 37/40</text:p>
          </table:table-cell>
          <table:table-cell office:value-type="string">
            <text:p>98/b: 38/41</text:p>
          </table:table-cell>
          <table:table-cell office:value-type="string">
            <text:p>99/c: 39/42</text:p>
          </table:table-cell>
          <table:table-cell office:value-type="string">
            <text:p>100/d: 40/43</text:p>
          </table:table-cell>
          <table:table-cell office:value-type="string">
            <text:p>101/e: 41/44</text:p>
          </table:table-cell>
          <table:table-cell office:value-type="string">
            <text:p>102/f: 42/45</text:p>
          </table:table-cell>
          <table:table-cell office:value-type="string">
            <text:p>103/g: 43/46</text:p>
          </table:table-cell>
          <table:table-cell office:value-type="string">
            <text:p>104/h: 44/47</text:p>
          </table:table-cell>
          <table:table-cell office:value-type="string">
            <text:p>105/i: 45/48</text:p>
          </table:table-cell>
          <table:table-cell office:value-type="string">
            <text:p>106/j: 46/49</text:p>
          </table:table-cell>
          <table:table-cell office:value-type="string">
            <text:p>107/k: 47/50</text:p>
          </table:table-cell>
          <table:table-cell office:value-type="string">
            <text:p>108/l: 48/51</text:p>
          </table:table-cell>
          <table:table-cell office:value-type="string">
            <text:p>109/m: 49/52</text:p>
          </table:table-cell>
          <table:table-cell office:value-type="string">
            <text:p>110/n: 50/53</text:p>
          </table:table-cell>
          <table:table-cell office:value-type="string">
            <text:p>111/o: 51/54</text:p>
          </table:table-cell>
          <table:table-cell office:value-type="string">
            <text:p>112/p: 52/55</text:p>
          </table:table-cell>
          <table:table-cell office:value-type="string">
            <text:p>113/q: 53/54</text:p>
          </table:table-cell>
          <table:table-cell office:value-type="string">
            <text:p>114/r: 54/57</text:p>
          </table:table-cell>
          <table:table-cell office:value-type="string">
            <text:p>115/s: 55/58</text:p>
          </table:table-cell>
          <table:table-cell office:value-type="string">
            <text:p>116/t: 56/59</text:p>
          </table:table-cell>
          <table:table-cell office:value-type="string">
            <text:p>117/u: 57/60</text:p>
          </table:table-cell>
          <table:table-cell office:value-type="string">
            <text:p>118/v: 58/61</text:p>
          </table:table-cell>
          <table:table-cell office:value-type="string">
            <text:p>119/w: 59/62</text:p>
          </table:table-cell>
          <table:table-cell office:value-type="string">
            <text:p>120/x: 60/60</text:p>
          </table:table-cell>
          <table:table-cell office:value-type="string">
            <text:p>121/y: 61/63</text:p>
          </table:table-cell>
          <table:table-cell office:value-type="string">
            <text:p>122/z: 62/63</text:p>
          </table:table-cell>
          <table:table-cell table:number-columns-repeated="3" office:value-type="string">
            <text:p>_</text:p>
          </table:table-cell>
          <table:table-cell office:value-type="string">
            <text:p>126/~: 67/67</text:p>
          </table:table-cell>
          <table:table-cell table:number-columns-repeated="3" office:value-type="string">
            <text:p>_</text:p>
          </table:table-cell>
          <table:table-cell office:value-type="string">
            <text:p>194/?: 68/68</text:p>
          </table:table-cell>
          <table:table-cell office:value-type="string">
            <text:p>195/?: 63/64</text:p>
          </table:table-cell>
          <table:table-cell office:value-type="string">
            <text:p>196/?: 64/64</text:p>
          </table:table-cell>
          <table:table-cell office:value-type="string">
            <text:p>197/?: 65/65</text:p>
          </table:table-cell>
          <table:table-cell table:number-columns-repeated="2" office:value-type="string">
            <text:p>_</text:p>
          </table:table-cell>
          <table:table-cell office:value-type="string">
            <text:p>200/?: 66/66</text:p>
          </table:table-cell>
          <table:table-cell office:value-type="string">
            <text:p>_</text:p>
          </table:table-cell>
          <table:table-cell office:value-type="string">
            <text:p>202/?: 67/67</text:p>
          </table:table-cell>
          <table:table-cell table:number-columns-repeated="5" office:value-type="string">
            <text:p>_</text:p>
          </table:table-cell>
          <table:table-cell office:value-type="string">
            <text:p>225/?: 68/68</text:p>
          </table:table-cell>
          <table:table-cell office:value-type="string">
            <text:p>226/?: 69/69</text:p>
          </table:table-cell>
          <table:table-cell table:number-columns-repeated="7" office:value-type="string">
            <text:p>_</text:p>
          </table:table-cell>
          <table:table-cell table:number-columns-repeated="9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1">
            <text:p>71</text:p>
          </table:table-cell>
          <table:table-cell office:value-type="string">
            <text:p>count:</text:p>
          </table:table-cell>
          <table:table-cell office:value-type="float" office:value="5">
            <text:p>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1</text:p>
          </table:table-cell>
          <table:table-cell office:value-type="string">
            <text:p>39/': 0/1</text:p>
          </table:table-cell>
          <table:table-cell office:value-type="string">
            <text:p>40/(: 1/2</text:p>
          </table:table-cell>
          <table:table-cell office:value-type="string">
            <text:p>_</text:p>
          </table:table-cell>
          <table:table-cell office:value-type="string">
            <text:p>42/*: 2/3</text:p>
          </table:table-cell>
          <table:table-cell office:value-type="string">
            <text:p>_</text:p>
          </table:table-cell>
          <table:table-cell office:value-type="string">
            <text:p>44/,: 3/3</text:p>
          </table:table-cell>
          <table:table-cell office:value-type="string">
            <text:p>45/-: 4/4</text:p>
          </table:table-cell>
          <table:table-cell office:value-type="string">
            <text:p>46/.: 5/5</text:p>
          </table:table-cell>
          <table:table-cell office:value-type="string">
            <text:p>47//: 6/6</text:p>
          </table:table-cell>
          <table:table-cell office:value-type="string">
            <text:p>_</text:p>
          </table:table-cell>
          <table:table-cell office:value-type="string">
            <text:p>49/1: 6/7</text:p>
          </table:table-cell>
          <table:table-cell office:value-type="string">
            <text:p>50/2: 6/7</text:p>
          </table:table-cell>
          <table:table-cell office:value-type="string">
            <text:p>51/3: 7/8</text:p>
          </table:table-cell>
          <table:table-cell office:value-type="string">
            <text:p>52/4: 9/9</text:p>
          </table:table-cell>
          <table:table-cell office:value-type="string">
            <text:p>53/5: 10/10</text:p>
          </table:table-cell>
          <table:table-cell office:value-type="string">
            <text:p>54/6: 8/10</text:p>
          </table:table-cell>
          <table:table-cell office:value-type="string">
            <text:p>55/7: 12/12</text:p>
          </table:table-cell>
          <table:table-cell office:value-type="string">
            <text:p>56/8: 13/13</text:p>
          </table:table-cell>
          <table:table-cell office:value-type="string">
            <text:p>57/9: 14/14</text:p>
          </table:table-cell>
          <table:table-cell office:value-type="string">
            <text:p>58/:: 11/11</text:p>
          </table:table-cell>
          <table:table-cell table:number-columns-repeated="5" office:value-type="string">
            <text:p>_</text:p>
          </table:table-cell>
          <table:table-cell office:value-type="string">
            <text:p>64/@: 15/15</text:p>
          </table:table-cell>
          <table:table-cell office:value-type="string">
            <text:p>65/A: 9/12</text:p>
          </table:table-cell>
          <table:table-cell office:value-type="string">
            <text:p>66/B: 10/13</text:p>
          </table:table-cell>
          <table:table-cell office:value-type="string">
            <text:p>67/C: 11/14</text:p>
          </table:table-cell>
          <table:table-cell office:value-type="string">
            <text:p>68/D: 12/15</text:p>
          </table:table-cell>
          <table:table-cell office:value-type="string">
            <text:p>69/E: 13/16</text:p>
          </table:table-cell>
          <table:table-cell office:value-type="string">
            <text:p>70/F: 14/17</text:p>
          </table:table-cell>
          <table:table-cell office:value-type="string">
            <text:p>71/G: 15/17</text:p>
          </table:table-cell>
          <table:table-cell office:value-type="string">
            <text:p>72/H: 16/18</text:p>
          </table:table-cell>
          <table:table-cell office:value-type="string">
            <text:p>73/I: 17/19</text:p>
          </table:table-cell>
          <table:table-cell office:value-type="string">
            <text:p>74/J: 18/20</text:p>
          </table:table-cell>
          <table:table-cell office:value-type="string">
            <text:p>75/K: 19/21</text:p>
          </table:table-cell>
          <table:table-cell office:value-type="string">
            <text:p>76/L: 20/22</text:p>
          </table:table-cell>
          <table:table-cell office:value-type="string">
            <text:p>77/M: 21/23</text:p>
          </table:table-cell>
          <table:table-cell office:value-type="string">
            <text:p>78/N: 22/24</text:p>
          </table:table-cell>
          <table:table-cell office:value-type="string">
            <text:p>79/O: 23/26</text:p>
          </table:table-cell>
          <table:table-cell office:value-type="string">
            <text:p>80/P: 23/26</text:p>
          </table:table-cell>
          <table:table-cell office:value-type="string">
            <text:p>81/Q: 25/28</text:p>
          </table:table-cell>
          <table:table-cell office:value-type="string">
            <text:p>82/R: 24/28</text:p>
          </table:table-cell>
          <table:table-cell office:value-type="string">
            <text:p>83/S: 25/29</text:p>
          </table:table-cell>
          <table:table-cell office:value-type="string">
            <text:p>84/T: 28/31</text:p>
          </table:table-cell>
          <table:table-cell office:value-type="string">
            <text:p>85/U: 26/31</text:p>
          </table:table-cell>
          <table:table-cell office:value-type="string">
            <text:p>86/V: 27/31</text:p>
          </table:table-cell>
          <table:table-cell office:value-type="string">
            <text:p>87/W: 28/32</text:p>
          </table:table-cell>
          <table:table-cell office:value-type="string">
            <text:p>88/X: 29/34</text:p>
          </table:table-cell>
          <table:table-cell office:value-type="string">
            <text:p>89/Y: 30/34</text:p>
          </table:table-cell>
          <table:table-cell office:value-type="string">
            <text:p>90/Z: 32/36</text:p>
          </table:table-cell>
          <table:table-cell table:number-columns-repeated="4" office:value-type="string">
            <text:p>_</text:p>
          </table:table-cell>
          <table:table-cell office:value-type="string">
            <text:p>95/_: 31/34</text:p>
          </table:table-cell>
          <table:table-cell office:value-type="string">
            <text:p>96/`: 32/34</text:p>
          </table:table-cell>
          <table:table-cell office:value-type="string">
            <text:p>97/a: 33/37</text:p>
          </table:table-cell>
          <table:table-cell office:value-type="string">
            <text:p>98/b: 34/38</text:p>
          </table:table-cell>
          <table:table-cell office:value-type="string">
            <text:p>99/c: 35/39</text:p>
          </table:table-cell>
          <table:table-cell office:value-type="string">
            <text:p>100/d: 36/40</text:p>
          </table:table-cell>
          <table:table-cell office:value-type="string">
            <text:p>101/e: 37/41</text:p>
          </table:table-cell>
          <table:table-cell office:value-type="string">
            <text:p>102/f: 38/42</text:p>
          </table:table-cell>
          <table:table-cell office:value-type="string">
            <text:p>103/g: 39/43</text:p>
          </table:table-cell>
          <table:table-cell office:value-type="string">
            <text:p>104/h: 40/44</text:p>
          </table:table-cell>
          <table:table-cell office:value-type="string">
            <text:p>105/i: 41/45</text:p>
          </table:table-cell>
          <table:table-cell office:value-type="string">
            <text:p>106/j: 42/46</text:p>
          </table:table-cell>
          <table:table-cell office:value-type="string">
            <text:p>107/k: 43/47</text:p>
          </table:table-cell>
          <table:table-cell office:value-type="string">
            <text:p>108/l: 44/48</text:p>
          </table:table-cell>
          <table:table-cell office:value-type="string">
            <text:p>109/m: 45/49</text:p>
          </table:table-cell>
          <table:table-cell office:value-type="string">
            <text:p>110/n: 46/50</text:p>
          </table:table-cell>
          <table:table-cell office:value-type="string">
            <text:p>111/o: 47/51</text:p>
          </table:table-cell>
          <table:table-cell office:value-type="string">
            <text:p>112/p: 48/52</text:p>
          </table:table-cell>
          <table:table-cell office:value-type="string">
            <text:p>113/q: 49/53</text:p>
          </table:table-cell>
          <table:table-cell office:value-type="string">
            <text:p>114/r: 50/54</text:p>
          </table:table-cell>
          <table:table-cell office:value-type="string">
            <text:p>115/s: 51/55</text:p>
          </table:table-cell>
          <table:table-cell office:value-type="string">
            <text:p>116/t: 52/56</text:p>
          </table:table-cell>
          <table:table-cell office:value-type="string">
            <text:p>117/u: 53/57</text:p>
          </table:table-cell>
          <table:table-cell office:value-type="string">
            <text:p>118/v: 54/58</text:p>
          </table:table-cell>
          <table:table-cell office:value-type="string">
            <text:p>119/w: 55/59</text:p>
          </table:table-cell>
          <table:table-cell office:value-type="string">
            <text:p>120/x: 56/60</text:p>
          </table:table-cell>
          <table:table-cell office:value-type="string">
            <text:p>121/y: 57/61</text:p>
          </table:table-cell>
          <table:table-cell office:value-type="string">
            <text:p>122/z: 58/62</text:p>
          </table:table-cell>
          <table:table-cell table:number-columns-repeated="3" office:value-type="string">
            <text:p>_</text:p>
          </table:table-cell>
          <table:table-cell office:value-type="string">
            <text:p>126/~: 61/61</text:p>
          </table:table-cell>
          <table:table-cell table:number-columns-repeated="4" office:value-type="string">
            <text:p>_</text:p>
          </table:table-cell>
          <table:table-cell office:value-type="string">
            <text:p>194/?: 59/61</text:p>
          </table:table-cell>
          <table:table-cell office:value-type="string">
            <text:p>195/?: 60/63</text:p>
          </table:table-cell>
          <table:table-cell office:value-type="string">
            <text:p>196/?: 61/64</text:p>
          </table:table-cell>
          <table:table-cell office:value-type="string">
            <text:p>197/?: 62/64</text:p>
          </table:table-cell>
          <table:table-cell office:value-type="string">
            <text:p>_</text:p>
          </table:table-cell>
          <table:table-cell office:value-type="string">
            <text:p>199/?: 63/63</text:p>
          </table:table-cell>
          <table:table-cell office:value-type="string">
            <text:p>200/?: 64/65</text:p>
          </table:table-cell>
          <table:table-cell office:value-type="string">
            <text:p>201/?: 65/65</text:p>
          </table:table-cell>
          <table:table-cell office:value-type="string">
            <text:p>202/?: 66/66</text:p>
          </table:table-cell>
          <table:table-cell office:value-type="string">
            <text:p>203/?: 67/67</text:p>
          </table:table-cell>
          <table:table-cell office:value-type="string">
            <text:p>_</text:p>
          </table:table-cell>
          <table:table-cell office:value-type="string">
            <text:p>208/?: 68/68</text:p>
          </table:table-cell>
          <table:table-cell office:value-type="string">
            <text:p>209/?: 67/67</text:p>
          </table:table-cell>
          <table:table-cell table:number-columns-repeated="6" office:value-type="string">
            <text:p>_</text:p>
          </table:table-cell>
          <table:table-cell office:value-type="string">
            <text:p>217/?: 68/68</text:p>
          </table:table-cell>
          <table:table-cell table:number-columns-repeated="7" office:value-type="string">
            <text:p>_</text:p>
          </table:table-cell>
          <table:table-cell office:value-type="string">
            <text:p>225/?: 68/68</text:p>
          </table:table-cell>
          <table:table-cell office:value-type="string">
            <text:p>226/?: 69/69</text:p>
          </table:table-cell>
          <table:table-cell office:value-type="string">
            <text:p>227/?: 70/70</text:p>
          </table:table-cell>
          <table:table-cell table:number-columns-repeated="5" office:value-type="string">
            <text:p>_</text:p>
          </table:table-cell>
          <table:table-cell office:value-type="string">
            <text:p>234/?: 70/70</text:p>
          </table:table-cell>
          <table:table-cell table:number-columns-repeated="9" office:value-type="string">
            <text:p>_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2">
            <text:p>72</text:p>
          </table:table-cell>
          <table:table-cell office:value-type="string">
            <text:p>count:</text:p>
          </table:table-cell>
          <table:table-cell office:value-type="float" office:value="6">
            <text:p>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table:number-columns-repeated="2" office:value-type="string">
            <text:p>_</text:p>
          </table:table-cell>
          <table:table-cell office:value-type="string">
            <text:p>37/%: 0/0</text:p>
          </table:table-cell>
          <table:table-cell office:value-type="string">
            <text:p>38/&amp;: 1/1</text:p>
          </table:table-cell>
          <table:table-cell office:value-type="string">
            <text:p>39/': 0/1</text:p>
          </table:table-cell>
          <table:table-cell office:value-type="string">
            <text:p>40/(: 1/2</text:p>
          </table:table-cell>
          <table:table-cell office:value-type="string">
            <text:p>41/): 2/2</text:p>
          </table:table-cell>
          <table:table-cell office:value-type="string">
            <text:p>42/*: 2/2</text:p>
          </table:table-cell>
          <table:table-cell office:value-type="string">
            <text:p>43/+: 3/4</text:p>
          </table:table-cell>
          <table:table-cell office:value-type="string">
            <text:p>44/,: 5/5</text:p>
          </table:table-cell>
          <table:table-cell office:value-type="string">
            <text:p>45/-: 3/4</text:p>
          </table:table-cell>
          <table:table-cell office:value-type="string">
            <text:p>46/.: 4/5</text:p>
          </table:table-cell>
          <table:table-cell office:value-type="string">
            <text:p>47//: 5/7</text:p>
          </table:table-cell>
          <table:table-cell office:value-type="string">
            <text:p>48/0: 4/6</text:p>
          </table:table-cell>
          <table:table-cell office:value-type="string">
            <text:p>49/1: 5/7</text:p>
          </table:table-cell>
          <table:table-cell office:value-type="string">
            <text:p>50/2: 6/8</text:p>
          </table:table-cell>
          <table:table-cell office:value-type="string">
            <text:p>51/3: 7/9</text:p>
          </table:table-cell>
          <table:table-cell office:value-type="string">
            <text:p>52/4: 8/10</text:p>
          </table:table-cell>
          <table:table-cell office:value-type="string">
            <text:p>53/5: 9/11</text:p>
          </table:table-cell>
          <table:table-cell office:value-type="string">
            <text:p>54/6: 10/12</text:p>
          </table:table-cell>
          <table:table-cell office:value-type="string">
            <text:p>55/7: 11/13</text:p>
          </table:table-cell>
          <table:table-cell office:value-type="string">
            <text:p>56/8: 12/14</text:p>
          </table:table-cell>
          <table:table-cell office:value-type="string">
            <text:p>57/9: 12/14</text:p>
          </table:table-cell>
          <table:table-cell office:value-type="string">
            <text:p>58/:: 18/18</text:p>
          </table:table-cell>
          <table:table-cell table:number-columns-repeated="2" office:value-type="string">
            <text:p>_</text:p>
          </table:table-cell>
          <table:table-cell office:value-type="string">
            <text:p>61/=: 13/14</text:p>
          </table:table-cell>
          <table:table-cell office:value-type="string">
            <text:p>_</text:p>
          </table:table-cell>
          <table:table-cell office:value-type="string">
            <text:p>63/?: 14/16</text:p>
          </table:table-cell>
          <table:table-cell office:value-type="string">
            <text:p>64/@: 13/16</text:p>
          </table:table-cell>
          <table:table-cell office:value-type="string">
            <text:p>65/A: 14/16</text:p>
          </table:table-cell>
          <table:table-cell office:value-type="string">
            <text:p>66/B: 15/17</text:p>
          </table:table-cell>
          <table:table-cell office:value-type="string">
            <text:p>67/C: 16/19</text:p>
          </table:table-cell>
          <table:table-cell office:value-type="string">
            <text:p>68/D: 17/19</text:p>
          </table:table-cell>
          <table:table-cell office:value-type="string">
            <text:p>69/E: 18/20</text:p>
          </table:table-cell>
          <table:table-cell office:value-type="string">
            <text:p>70/F: 19/21</text:p>
          </table:table-cell>
          <table:table-cell office:value-type="string">
            <text:p>71/G: 20/22</text:p>
          </table:table-cell>
          <table:table-cell office:value-type="string">
            <text:p>72/H: 21/23</text:p>
          </table:table-cell>
          <table:table-cell office:value-type="string">
            <text:p>73/I: 22/25</text:p>
          </table:table-cell>
          <table:table-cell office:value-type="string">
            <text:p>74/J: 23/25</text:p>
          </table:table-cell>
          <table:table-cell office:value-type="string">
            <text:p>75/K: 23/26</text:p>
          </table:table-cell>
          <table:table-cell office:value-type="string">
            <text:p>76/L: 25/27</text:p>
          </table:table-cell>
          <table:table-cell office:value-type="string">
            <text:p>77/M: 24/28</text:p>
          </table:table-cell>
          <table:table-cell office:value-type="string">
            <text:p>78/N: 25/29</text:p>
          </table:table-cell>
          <table:table-cell office:value-type="string">
            <text:p>79/O: 26/29</text:p>
          </table:table-cell>
          <table:table-cell office:value-type="string">
            <text:p>80/P: 27/30</text:p>
          </table:table-cell>
          <table:table-cell office:value-type="string">
            <text:p>81/Q: 30/32</text:p>
          </table:table-cell>
          <table:table-cell office:value-type="string">
            <text:p>82/R: 28/32</text:p>
          </table:table-cell>
          <table:table-cell office:value-type="string">
            <text:p>83/S: 29/33</text:p>
          </table:table-cell>
          <table:table-cell office:value-type="string">
            <text:p>84/T: 33/35</text:p>
          </table:table-cell>
          <table:table-cell office:value-type="string">
            <text:p>85/U: 30/35</text:p>
          </table:table-cell>
          <table:table-cell office:value-type="string">
            <text:p>86/V: 35/37</text:p>
          </table:table-cell>
          <table:table-cell office:value-type="string">
            <text:p>87/W: 36/38</text:p>
          </table:table-cell>
          <table:table-cell office:value-type="string">
            <text:p>88/X: 31/38</text:p>
          </table:table-cell>
          <table:table-cell office:value-type="string">
            <text:p>89/Y: 38/40</text:p>
          </table:table-cell>
          <table:table-cell office:value-type="string">
            <text:p>90/Z: 39/40</text:p>
          </table:table-cell>
          <table:table-cell office:value-type="string">
            <text:p>_</text:p>
          </table:table-cell>
          <table:table-cell office:value-type="string">
            <text:p>92/\: 32/32</text:p>
          </table:table-cell>
          <table:table-cell office:value-type="string">
            <text:p>_</text:p>
          </table:table-cell>
          <table:table-cell office:value-type="string">
            <text:p>94/^: 44/44</text:p>
          </table:table-cell>
          <table:table-cell office:value-type="string">
            <text:p>95/_: 33/39</text:p>
          </table:table-cell>
          <table:table-cell office:value-type="string">
            <text:p>_</text:p>
          </table:table-cell>
          <table:table-cell office:value-type="string">
            <text:p>97/a: 34/41</text:p>
          </table:table-cell>
          <table:table-cell office:value-type="string">
            <text:p>98/b: 35/42</text:p>
          </table:table-cell>
          <table:table-cell office:value-type="string">
            <text:p>99/c: 36/43</text:p>
          </table:table-cell>
          <table:table-cell office:value-type="string">
            <text:p>100/d: 37/44</text:p>
          </table:table-cell>
          <table:table-cell office:value-type="string">
            <text:p>101/e: 38/45</text:p>
          </table:table-cell>
          <table:table-cell office:value-type="string">
            <text:p>102/f: 39/46</text:p>
          </table:table-cell>
          <table:table-cell office:value-type="string">
            <text:p>103/g: 40/47</text:p>
          </table:table-cell>
          <table:table-cell office:value-type="string">
            <text:p>104/h: 41/47</text:p>
          </table:table-cell>
          <table:table-cell office:value-type="string">
            <text:p>105/i: 42/48</text:p>
          </table:table-cell>
          <table:table-cell office:value-type="string">
            <text:p>106/j: 43/49</text:p>
          </table:table-cell>
          <table:table-cell office:value-type="string">
            <text:p>107/k: 44/51</text:p>
          </table:table-cell>
          <table:table-cell office:value-type="string">
            <text:p>108/l: 45/52</text:p>
          </table:table-cell>
          <table:table-cell office:value-type="string">
            <text:p>109/m: 46/53</text:p>
          </table:table-cell>
          <table:table-cell office:value-type="string">
            <text:p>110/n: 47/54</text:p>
          </table:table-cell>
          <table:table-cell office:value-type="string">
            <text:p>111/o: 48/55</text:p>
          </table:table-cell>
          <table:table-cell office:value-type="string">
            <text:p>112/p: 49/56</text:p>
          </table:table-cell>
          <table:table-cell office:value-type="string">
            <text:p>113/q: 50/55</text:p>
          </table:table-cell>
          <table:table-cell office:value-type="string">
            <text:p>114/r: 51/57</text:p>
          </table:table-cell>
          <table:table-cell office:value-type="string">
            <text:p>115/s: 52/58</text:p>
          </table:table-cell>
          <table:table-cell office:value-type="string">
            <text:p>116/t: 53/59</text:p>
          </table:table-cell>
          <table:table-cell office:value-type="string">
            <text:p>117/u: 54/60</text:p>
          </table:table-cell>
          <table:table-cell office:value-type="string">
            <text:p>118/v: 55/61</text:p>
          </table:table-cell>
          <table:table-cell office:value-type="string">
            <text:p>119/w: 56/62</text:p>
          </table:table-cell>
          <table:table-cell office:value-type="string">
            <text:p>120/x: 57/61</text:p>
          </table:table-cell>
          <table:table-cell office:value-type="string">
            <text:p>121/y: 58/63</text:p>
          </table:table-cell>
          <table:table-cell office:value-type="string">
            <text:p>122/z: 59/64</text:p>
          </table:table-cell>
          <table:table-cell office:value-type="string">
            <text:p>_</text:p>
          </table:table-cell>
          <table:table-cell office:value-type="string">
            <text:p>126/~: 60/60</text:p>
          </table:table-cell>
          <table:table-cell table:number-columns-repeated="8" office:value-type="string">
            <text:p>_</text:p>
          </table:table-cell>
          <table:table-cell office:value-type="string">
            <text:p>194/?: 65/66</text:p>
          </table:table-cell>
          <table:table-cell office:value-type="string">
            <text:p>195/?: 61/66</text:p>
          </table:table-cell>
          <table:table-cell office:value-type="string">
            <text:p>196/?: 62/65</text:p>
          </table:table-cell>
          <table:table-cell office:value-type="string">
            <text:p>197/?: 63/66</text:p>
          </table:table-cell>
          <table:table-cell office:value-type="string">
            <text:p>198/?: 64/64</text:p>
          </table:table-cell>
          <table:table-cell office:value-type="string">
            <text:p>199/?: 65/65</text:p>
          </table:table-cell>
          <table:table-cell office:value-type="string">
            <text:p>_</text:p>
          </table:table-cell>
          <table:table-cell office:value-type="string">
            <text:p>201/?: 66/66</text:p>
          </table:table-cell>
          <table:table-cell office:value-type="string">
            <text:p>202/?: 67/67</text:p>
          </table:table-cell>
          <table:table-cell table:number-columns-repeated="3" office:value-type="string">
            <text:p>_</text:p>
          </table:table-cell>
          <table:table-cell office:value-type="string">
            <text:p>206/?: 68/68</text:p>
          </table:table-cell>
          <table:table-cell office:value-type="string">
            <text:p>207/?: 69/69</text:p>
          </table:table-cell>
          <table:table-cell office:value-type="string">
            <text:p>208/?: 68/68</text:p>
          </table:table-cell>
          <table:table-cell table:number-columns-repeated="4" office:value-type="string">
            <text:p>_</text:p>
          </table:table-cell>
          <table:table-cell office:value-type="string">
            <text:p>216/?: 69/69</text:p>
          </table:table-cell>
          <table:table-cell table:number-columns-repeated="8" office:value-type="string">
            <text:p>_</text:p>
          </table:table-cell>
          <table:table-cell office:value-type="string">
            <text:p>225/?: 70/70</text:p>
          </table:table-cell>
          <table:table-cell office:value-type="string">
            <text:p>226/?: 70/70</text:p>
          </table:table-cell>
          <table:table-cell office:value-type="string">
            <text:p>227/?: 71/71</text:p>
          </table:table-cell>
          <table:table-cell office:value-type="string">
            <text:p>228/?: 71/71</text:p>
          </table:table-cell>
          <table:table-cell table:number-columns-repeated="3" office:value-type="string">
            <text:p>_</text:p>
          </table:table-cell>
          <table:table-cell table:number-columns-repeated="7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3">
            <text:p>73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table:number-columns-repeated="3"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1/1</text:p>
          </table:table-cell>
          <table:table-cell office:value-type="string">
            <text:p>40/(: 2/2</text:p>
          </table:table-cell>
          <table:table-cell office:value-type="string">
            <text:p>42/*: 3/3</text:p>
          </table:table-cell>
          <table:table-cell office:value-type="string">
            <text:p>43/+: 4/4</text:p>
          </table:table-cell>
          <table:table-cell office:value-type="string">
            <text:p>44/,: 4/4</text:p>
          </table:table-cell>
          <table:table-cell office:value-type="string">
            <text:p>45/-: 5/5</text:p>
          </table:table-cell>
          <table:table-cell office:value-type="string">
            <text:p>46/.: 6/6</text:p>
          </table:table-cell>
          <table:table-cell office:value-type="string">
            <text:p>47//: 7/7</text:p>
          </table:table-cell>
          <table:table-cell office:value-type="string">
            <text:p>48/0: 5/5</text:p>
          </table:table-cell>
          <table:table-cell office:value-type="string">
            <text:p>49/1: 6/6</text:p>
          </table:table-cell>
          <table:table-cell office:value-type="string">
            <text:p>50/2: 7/7</text:p>
          </table:table-cell>
          <table:table-cell office:value-type="string">
            <text:p>51/3: 8/8</text:p>
          </table:table-cell>
          <table:table-cell office:value-type="string">
            <text:p>52/4: 9/9</text:p>
          </table:table-cell>
          <table:table-cell office:value-type="string">
            <text:p>53/5: 10/10</text:p>
          </table:table-cell>
          <table:table-cell office:value-type="string">
            <text:p>54/6: 11/11</text:p>
          </table:table-cell>
          <table:table-cell office:value-type="string">
            <text:p>55/7: 12/12</text:p>
          </table:table-cell>
          <table:table-cell office:value-type="string">
            <text:p>56/8: 11/12</text:p>
          </table:table-cell>
          <table:table-cell office:value-type="string">
            <text:p>57/9: 14/14</text:p>
          </table:table-cell>
          <table:table-cell office:value-type="string">
            <text:p>58/:: 12/12</text:p>
          </table:table-cell>
          <table:table-cell office:value-type="string">
            <text:p>59/;: 13/13</text:p>
          </table:table-cell>
          <table:table-cell table:number-columns-repeated="3" office:value-type="string">
            <text:p>_</text:p>
          </table:table-cell>
          <table:table-cell office:value-type="string">
            <text:p>63/?: 15/15</text:p>
          </table:table-cell>
          <table:table-cell office:value-type="string">
            <text:p>_</text:p>
          </table:table-cell>
          <table:table-cell office:value-type="string">
            <text:p>65/A: 14/15</text:p>
          </table:table-cell>
          <table:table-cell office:value-type="string">
            <text:p>66/B: 15/16</text:p>
          </table:table-cell>
          <table:table-cell office:value-type="string">
            <text:p>67/C: 16/17</text:p>
          </table:table-cell>
          <table:table-cell office:value-type="string">
            <text:p>68/D: 17/18</text:p>
          </table:table-cell>
          <table:table-cell office:value-type="string">
            <text:p>69/E: 20/20</text:p>
          </table:table-cell>
          <table:table-cell office:value-type="string">
            <text:p>70/F: 18/19</text:p>
          </table:table-cell>
          <table:table-cell office:value-type="string">
            <text:p>71/G: 19/20</text:p>
          </table:table-cell>
          <table:table-cell office:value-type="string">
            <text:p>72/H: 20/21</text:p>
          </table:table-cell>
          <table:table-cell office:value-type="string">
            <text:p>73/I: 21/22</text:p>
          </table:table-cell>
          <table:table-cell office:value-type="string">
            <text:p>74/J: 22/23</text:p>
          </table:table-cell>
          <table:table-cell office:value-type="string">
            <text:p>75/K: 23/24</text:p>
          </table:table-cell>
          <table:table-cell office:value-type="string">
            <text:p>76/L: 24/25</text:p>
          </table:table-cell>
          <table:table-cell office:value-type="string">
            <text:p>77/M: 25/26</text:p>
          </table:table-cell>
          <table:table-cell office:value-type="string">
            <text:p>78/N: 26/27</text:p>
          </table:table-cell>
          <table:table-cell office:value-type="string">
            <text:p>79/O: 27/28</text:p>
          </table:table-cell>
          <table:table-cell office:value-type="string">
            <text:p>80/P: 28/29</text:p>
          </table:table-cell>
          <table:table-cell office:value-type="string">
            <text:p>81/Q: 29/30</text:p>
          </table:table-cell>
          <table:table-cell office:value-type="string">
            <text:p>82/R: 30/31</text:p>
          </table:table-cell>
          <table:table-cell office:value-type="string">
            <text:p>83/S: 31/32</text:p>
          </table:table-cell>
          <table:table-cell office:value-type="string">
            <text:p>84/T: 32/33</text:p>
          </table:table-cell>
          <table:table-cell office:value-type="string">
            <text:p>85/U: 33/34</text:p>
          </table:table-cell>
          <table:table-cell office:value-type="string">
            <text:p>86/V: 34/35</text:p>
          </table:table-cell>
          <table:table-cell office:value-type="string">
            <text:p>87/W: 35/36</text:p>
          </table:table-cell>
          <table:table-cell office:value-type="string">
            <text:p>88/X: 39/39</text:p>
          </table:table-cell>
          <table:table-cell office:value-type="string">
            <text:p>89/Y: 40/40</text:p>
          </table:table-cell>
          <table:table-cell office:value-type="string">
            <text:p>90/Z: 36/38</text:p>
          </table:table-cell>
          <table:table-cell office:value-type="string">
            <text:p>_</text:p>
          </table:table-cell>
          <table:table-cell office:value-type="string">
            <text:p>92/\: 37/37</text:p>
          </table:table-cell>
          <table:table-cell table:number-columns-repeated="2" office:value-type="string">
            <text:p>_</text:p>
          </table:table-cell>
          <table:table-cell office:value-type="string">
            <text:p>95/_: 38/38</text:p>
          </table:table-cell>
          <table:table-cell office:value-type="string">
            <text:p>_</text:p>
          </table:table-cell>
          <table:table-cell office:value-type="string">
            <text:p>97/a: 39/40</text:p>
          </table:table-cell>
          <table:table-cell office:value-type="string">
            <text:p>98/b: 40/41</text:p>
          </table:table-cell>
          <table:table-cell office:value-type="string">
            <text:p>99/c: 41/42</text:p>
          </table:table-cell>
          <table:table-cell office:value-type="string">
            <text:p>100/d: 42/43</text:p>
          </table:table-cell>
          <table:table-cell office:value-type="string">
            <text:p>101/e: 43/44</text:p>
          </table:table-cell>
          <table:table-cell office:value-type="string">
            <text:p>102/f: 44/45</text:p>
          </table:table-cell>
          <table:table-cell office:value-type="string">
            <text:p>103/g: 45/46</text:p>
          </table:table-cell>
          <table:table-cell office:value-type="string">
            <text:p>104/h: 46/47</text:p>
          </table:table-cell>
          <table:table-cell office:value-type="string">
            <text:p>105/i: 47/48</text:p>
          </table:table-cell>
          <table:table-cell office:value-type="string">
            <text:p>106/j: 48/49</text:p>
          </table:table-cell>
          <table:table-cell office:value-type="string">
            <text:p>107/k: 49/50</text:p>
          </table:table-cell>
          <table:table-cell office:value-type="string">
            <text:p>108/l: 50/51</text:p>
          </table:table-cell>
          <table:table-cell office:value-type="string">
            <text:p>109/m: 51/52</text:p>
          </table:table-cell>
          <table:table-cell office:value-type="string">
            <text:p>110/n: 52/53</text:p>
          </table:table-cell>
          <table:table-cell office:value-type="string">
            <text:p>111/o: 53/54</text:p>
          </table:table-cell>
          <table:table-cell office:value-type="string">
            <text:p>112/p: 54/55</text:p>
          </table:table-cell>
          <table:table-cell office:value-type="string">
            <text:p>113/q: 55/56</text:p>
          </table:table-cell>
          <table:table-cell office:value-type="string">
            <text:p>114/r: 56/57</text:p>
          </table:table-cell>
          <table:table-cell office:value-type="string">
            <text:p>115/s: 57/58</text:p>
          </table:table-cell>
          <table:table-cell office:value-type="string">
            <text:p>116/t: 58/59</text:p>
          </table:table-cell>
          <table:table-cell office:value-type="string">
            <text:p>117/u: 59/60</text:p>
          </table:table-cell>
          <table:table-cell office:value-type="string">
            <text:p>118/v: 60/61</text:p>
          </table:table-cell>
          <table:table-cell office:value-type="string">
            <text:p>119/w: 61/62</text:p>
          </table:table-cell>
          <table:table-cell office:value-type="string">
            <text:p>120/x: 62/63</text:p>
          </table:table-cell>
          <table:table-cell office:value-type="string">
            <text:p>121/y: 63/64</text:p>
          </table:table-cell>
          <table:table-cell office:value-type="string">
            <text:p>122/z: 64/65</text:p>
          </table:table-cell>
          <table:table-cell table:number-columns-repeated="6" office:value-type="string">
            <text:p>_</text:p>
          </table:table-cell>
          <table:table-cell office:value-type="string">
            <text:p>194/?: 65/65</text:p>
          </table:table-cell>
          <table:table-cell office:value-type="string">
            <text:p>195/?: 66/67</text:p>
          </table:table-cell>
          <table:table-cell office:value-type="string">
            <text:p>196/?: 67/68</text:p>
          </table:table-cell>
          <table:table-cell office:value-type="string">
            <text:p>197/?: 68/69</text:p>
          </table:table-cell>
          <table:table-cell table:number-columns-repeated="2" office:value-type="string">
            <text:p>_</text:p>
          </table:table-cell>
          <table:table-cell office:value-type="string">
            <text:p>200/?: 69/69</text:p>
          </table:table-cell>
          <table:table-cell office:value-type="string">
            <text:p>_</text:p>
          </table:table-cell>
          <table:table-cell office:value-type="string">
            <text:p>202/?: 71/71</text:p>
          </table:table-cell>
          <table:table-cell table:number-columns-repeated="5" office:value-type="string">
            <text:p>_</text:p>
          </table:table-cell>
          <table:table-cell office:value-type="string">
            <text:p>225/?: 70/70</text:p>
          </table:table-cell>
          <table:table-cell office:value-type="string">
            <text:p>226/?: 71/71</text:p>
          </table:table-cell>
          <table:table-cell table:number-columns-repeated="6" office:value-type="string">
            <text:p>_</text:p>
          </table:table-cell>
          <table:table-cell office:value-type="string">
            <text:p>239/?: 72/72</text:p>
          </table:table-cell>
          <table:table-cell table:number-columns-repeated="5" office:value-type="string">
            <text:p>_</text:p>
          </table:table-cell>
          <table:table-cell table:number-columns-repeated="8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4">
            <text:p>74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9/': 1/1</text:p>
          </table:table-cell>
          <table:table-cell office:value-type="string">
            <text:p>40/(: 2/2</text:p>
          </table:table-cell>
          <table:table-cell office:value-type="string">
            <text:p>41/): 3/3</text:p>
          </table:table-cell>
          <table:table-cell office:value-type="string">
            <text:p>_</text:p>
          </table:table-cell>
          <table:table-cell office:value-type="string">
            <text:p>43/+: 4/4</text:p>
          </table:table-cell>
          <table:table-cell office:value-type="string">
            <text:p>44/,: 5/5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_</text:p>
          </table:table-cell>
          <table:table-cell office:value-type="string">
            <text:p>49/1: 9/9</text:p>
          </table:table-cell>
          <table:table-cell office:value-type="string">
            <text:p>50/2: 10/10</text:p>
          </table:table-cell>
          <table:table-cell office:value-type="string">
            <text:p>51/3: 11/11</text:p>
          </table:table-cell>
          <table:table-cell office:value-type="string">
            <text:p>_</text:p>
          </table:table-cell>
          <table:table-cell office:value-type="string">
            <text:p>53/5: 12/12</text:p>
          </table:table-cell>
          <table:table-cell office:value-type="string">
            <text:p>_</text:p>
          </table:table-cell>
          <table:table-cell office:value-type="string">
            <text:p>55/7: 13/13</text:p>
          </table:table-cell>
          <table:table-cell office:value-type="string">
            <text:p>57/9: 14/14</text:p>
          </table:table-cell>
          <table:table-cell table:number-columns-repeated="7" office:value-type="string">
            <text:p>_</text:p>
          </table:table-cell>
          <table:table-cell office:value-type="string">
            <text:p>65/A: 15/15</text:p>
          </table:table-cell>
          <table:table-cell office:value-type="string">
            <text:p>66/B: 16/16</text:p>
          </table:table-cell>
          <table:table-cell office:value-type="string">
            <text:p>67/C: 17/17</text:p>
          </table:table-cell>
          <table:table-cell office:value-type="string">
            <text:p>68/D: 18/18</text:p>
          </table:table-cell>
          <table:table-cell office:value-type="string">
            <text:p>_</text:p>
          </table:table-cell>
          <table:table-cell office:value-type="string">
            <text:p>70/F: 19/19</text:p>
          </table:table-cell>
          <table:table-cell office:value-type="string">
            <text:p>71/G: 20/20</text:p>
          </table:table-cell>
          <table:table-cell office:value-type="string">
            <text:p>72/H: 21/21</text:p>
          </table:table-cell>
          <table:table-cell office:value-type="string">
            <text:p>73/I: 22/22</text:p>
          </table:table-cell>
          <table:table-cell office:value-type="string">
            <text:p>74/J: 23/23</text:p>
          </table:table-cell>
          <table:table-cell office:value-type="string">
            <text:p>75/K: 24/24</text:p>
          </table:table-cell>
          <table:table-cell office:value-type="string">
            <text:p>76/L: 25/25</text:p>
          </table:table-cell>
          <table:table-cell office:value-type="string">
            <text:p>77/M: 26/26</text:p>
          </table:table-cell>
          <table:table-cell office:value-type="string">
            <text:p>78/N: 27/27</text:p>
          </table:table-cell>
          <table:table-cell office:value-type="string">
            <text:p>79/O: 28/28</text:p>
          </table:table-cell>
          <table:table-cell office:value-type="string">
            <text:p>80/P: 29/29</text:p>
          </table:table-cell>
          <table:table-cell office:value-type="string">
            <text:p>81/Q: 30/30</text:p>
          </table:table-cell>
          <table:table-cell office:value-type="string">
            <text:p>82/R: 31/31</text:p>
          </table:table-cell>
          <table:table-cell office:value-type="string">
            <text:p>83/S: 32/32</text:p>
          </table:table-cell>
          <table:table-cell office:value-type="string">
            <text:p>84/T: 33/33</text:p>
          </table:table-cell>
          <table:table-cell office:value-type="string">
            <text:p>_</text:p>
          </table:table-cell>
          <table:table-cell office:value-type="string">
            <text:p>86/V: 34/34</text:p>
          </table:table-cell>
          <table:table-cell office:value-type="string">
            <text:p>87/W: 35/35</text:p>
          </table:table-cell>
          <table:table-cell office:value-type="string">
            <text:p>_</text:p>
          </table:table-cell>
          <table:table-cell office:value-type="string">
            <text:p>89/Y: 36/36</text:p>
          </table:table-cell>
          <table:table-cell office:value-type="string">
            <text:p>90/Z: 37/37</text:p>
          </table:table-cell>
          <table:table-cell table:number-columns-repeated="2" office:value-type="string">
            <text:p>_</text:p>
          </table:table-cell>
          <table:table-cell office:value-type="string">
            <text:p>95/_: 38/38</text:p>
          </table:table-cell>
          <table:table-cell office:value-type="string">
            <text:p>96/`: 39/39</text:p>
          </table:table-cell>
          <table:table-cell office:value-type="string">
            <text:p>97/a: 40/40</text:p>
          </table:table-cell>
          <table:table-cell office:value-type="string">
            <text:p>98/b: 41/41</text:p>
          </table:table-cell>
          <table:table-cell office:value-type="string">
            <text:p>99/c: 42/42</text:p>
          </table:table-cell>
          <table:table-cell office:value-type="string">
            <text:p>100/d: 43/43</text:p>
          </table:table-cell>
          <table:table-cell office:value-type="string">
            <text:p>101/e: 44/44</text:p>
          </table:table-cell>
          <table:table-cell office:value-type="string">
            <text:p>102/f: 45/45</text:p>
          </table:table-cell>
          <table:table-cell office:value-type="string">
            <text:p>103/g: 46/46</text:p>
          </table:table-cell>
          <table:table-cell office:value-type="string">
            <text:p>104/h: 47/47</text:p>
          </table:table-cell>
          <table:table-cell office:value-type="string">
            <text:p>105/i: 48/48</text:p>
          </table:table-cell>
          <table:table-cell office:value-type="string">
            <text:p>106/j: 49/49</text:p>
          </table:table-cell>
          <table:table-cell office:value-type="string">
            <text:p>107/k: 50/50</text:p>
          </table:table-cell>
          <table:table-cell office:value-type="string">
            <text:p>108/l: 51/51</text:p>
          </table:table-cell>
          <table:table-cell office:value-type="string">
            <text:p>109/m: 52/52</text:p>
          </table:table-cell>
          <table:table-cell office:value-type="string">
            <text:p>110/n: 53/53</text:p>
          </table:table-cell>
          <table:table-cell office:value-type="string">
            <text:p>111/o: 54/54</text:p>
          </table:table-cell>
          <table:table-cell office:value-type="string">
            <text:p>112/p: 55/55</text:p>
          </table:table-cell>
          <table:table-cell office:value-type="string">
            <text:p>113/q: 56/56</text:p>
          </table:table-cell>
          <table:table-cell office:value-type="string">
            <text:p>114/r: 57/57</text:p>
          </table:table-cell>
          <table:table-cell office:value-type="string">
            <text:p>115/s: 58/58</text:p>
          </table:table-cell>
          <table:table-cell office:value-type="string">
            <text:p>116/t: 59/59</text:p>
          </table:table-cell>
          <table:table-cell office:value-type="string">
            <text:p>117/u: 60/60</text:p>
          </table:table-cell>
          <table:table-cell office:value-type="string">
            <text:p>118/v: 61/61</text:p>
          </table:table-cell>
          <table:table-cell office:value-type="string">
            <text:p>119/w: 62/62</text:p>
          </table:table-cell>
          <table:table-cell office:value-type="string">
            <text:p>120/x: 63/63</text:p>
          </table:table-cell>
          <table:table-cell office:value-type="string">
            <text:p>121/y: 64/64</text:p>
          </table:table-cell>
          <table:table-cell office:value-type="string">
            <text:p>122/z: 65/65</text:p>
          </table:table-cell>
          <table:table-cell table:number-columns-repeated="4" office:value-type="string">
            <text:p>_</text:p>
          </table:table-cell>
          <table:table-cell office:value-type="string">
            <text:p>195/?: 66/66</text:p>
          </table:table-cell>
          <table:table-cell office:value-type="string">
            <text:p>196/?: 67/67</text:p>
          </table:table-cell>
          <table:table-cell office:value-type="string">
            <text:p>197/?: 68/68</text:p>
          </table:table-cell>
          <table:table-cell table:number-columns-repeated="2" office:value-type="string">
            <text:p>_</text:p>
          </table:table-cell>
          <table:table-cell office:value-type="string">
            <text:p>200/?: 69/69</text:p>
          </table:table-cell>
          <table:table-cell office:value-type="string">
            <text:p>202/?: 70/70</text:p>
          </table:table-cell>
          <table:table-cell table:number-columns-repeated="6" office:value-type="string">
            <text:p>_</text:p>
          </table:table-cell>
          <table:table-cell office:value-type="string">
            <text:p>209/?: 71/71</text:p>
          </table:table-cell>
          <table:table-cell office:value-type="string">
            <text:p>225/?: 72/72</text:p>
          </table:table-cell>
          <table:table-cell office:value-type="string">
            <text:p>226/?: 73/73</text:p>
          </table:table-cell>
          <table:table-cell table:number-columns-repeated="7" office:value-type="string">
            <text:p>_</text:p>
          </table:table-cell>
          <table:table-cell table:number-columns-repeated="10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5">
            <text:p>75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table:number-columns-repeated="2" office:value-type="string">
            <text:p>_</text:p>
          </table:table-cell>
          <table:table-cell office:value-type="string">
            <text:p>43/+: 4/4</text:p>
          </table:table-cell>
          <table:table-cell office:value-type="string">
            <text:p>44/,: 5/5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_</text:p>
          </table:table-cell>
          <table:table-cell office:value-type="string">
            <text:p>49/1: 9/9</text:p>
          </table:table-cell>
          <table:table-cell office:value-type="string">
            <text:p>50/2: 10/10</text:p>
          </table:table-cell>
          <table:table-cell office:value-type="string">
            <text:p>51/3: 11/11</text:p>
          </table:table-cell>
          <table:table-cell office:value-type="string">
            <text:p>52/4: 12/12</text:p>
          </table:table-cell>
          <table:table-cell table:number-columns-repeated="3" office:value-type="string">
            <text:p>_</text:p>
          </table:table-cell>
          <table:table-cell office:value-type="string">
            <text:p>56/8: 13/13</text:p>
          </table:table-cell>
          <table:table-cell office:value-type="string">
            <text:p>57/9: 14/14</text:p>
          </table:table-cell>
          <table:table-cell office:value-type="string">
            <text:p>58/:: 15/15</text:p>
          </table:table-cell>
          <table:table-cell table:number-columns-repeated="4" office:value-type="string">
            <text:p>_</text:p>
          </table:table-cell>
          <table:table-cell office:value-type="string">
            <text:p>65/A: 16/16</text:p>
          </table:table-cell>
          <table:table-cell office:value-type="string">
            <text:p>66/B: 17/17</text:p>
          </table:table-cell>
          <table:table-cell office:value-type="string">
            <text:p>67/C: 18/18</text:p>
          </table:table-cell>
          <table:table-cell office:value-type="string">
            <text:p>68/D: 19/19</text:p>
          </table:table-cell>
          <table:table-cell office:value-type="string">
            <text:p>69/E: 20/20</text:p>
          </table:table-cell>
          <table:table-cell office:value-type="string">
            <text:p>70/F: 21/21</text:p>
          </table:table-cell>
          <table:table-cell office:value-type="string">
            <text:p>71/G: 22/22</text:p>
          </table:table-cell>
          <table:table-cell office:value-type="string">
            <text:p>72/H: 23/23</text:p>
          </table:table-cell>
          <table:table-cell office:value-type="string">
            <text:p>73/I: 24/24</text:p>
          </table:table-cell>
          <table:table-cell office:value-type="string">
            <text:p>74/J: 25/25</text:p>
          </table:table-cell>
          <table:table-cell office:value-type="string">
            <text:p>75/K: 26/26</text:p>
          </table:table-cell>
          <table:table-cell office:value-type="string">
            <text:p>76/L: 27/27</text:p>
          </table:table-cell>
          <table:table-cell office:value-type="string">
            <text:p>77/M: 28/28</text:p>
          </table:table-cell>
          <table:table-cell office:value-type="string">
            <text:p>78/N: 29/29</text:p>
          </table:table-cell>
          <table:table-cell office:value-type="string">
            <text:p>79/O: 30/30</text:p>
          </table:table-cell>
          <table:table-cell office:value-type="string">
            <text:p>80/P: 31/31</text:p>
          </table:table-cell>
          <table:table-cell office:value-type="string">
            <text:p>81/Q: 32/32</text:p>
          </table:table-cell>
          <table:table-cell office:value-type="string">
            <text:p>82/R: 33/33</text:p>
          </table:table-cell>
          <table:table-cell office:value-type="string">
            <text:p>83/S: 34/34</text:p>
          </table:table-cell>
          <table:table-cell office:value-type="string">
            <text:p>84/T: 35/35</text:p>
          </table:table-cell>
          <table:table-cell office:value-type="string">
            <text:p>85/U: 36/36</text:p>
          </table:table-cell>
          <table:table-cell office:value-type="string">
            <text:p>86/V: 37/37</text:p>
          </table:table-cell>
          <table:table-cell office:value-type="string">
            <text:p>87/W: 38/38</text:p>
          </table:table-cell>
          <table:table-cell office:value-type="string">
            <text:p>88/X: 39/39</text:p>
          </table:table-cell>
          <table:table-cell office:value-type="string">
            <text:p>89/Y: 40/40</text:p>
          </table:table-cell>
          <table:table-cell office:value-type="string">
            <text:p>90/Z: 41/41</text:p>
          </table:table-cell>
          <table:table-cell table:number-columns-repeated="4" office:value-type="string">
            <text:p>_</text:p>
          </table:table-cell>
          <table:table-cell office:value-type="string">
            <text:p>95/_: 42/42</text:p>
          </table:table-cell>
          <table:table-cell office:value-type="string">
            <text:p>_</text:p>
          </table:table-cell>
          <table:table-cell office:value-type="string">
            <text:p>97/a: 43/43</text:p>
          </table:table-cell>
          <table:table-cell office:value-type="string">
            <text:p>98/b: 44/44</text:p>
          </table:table-cell>
          <table:table-cell office:value-type="string">
            <text:p>99/c: 45/45</text:p>
          </table:table-cell>
          <table:table-cell office:value-type="string">
            <text:p>100/d: 46/46</text:p>
          </table:table-cell>
          <table:table-cell office:value-type="string">
            <text:p>101/e: 47/47</text:p>
          </table:table-cell>
          <table:table-cell office:value-type="string">
            <text:p>102/f: 48/48</text:p>
          </table:table-cell>
          <table:table-cell office:value-type="string">
            <text:p>103/g: 49/49</text:p>
          </table:table-cell>
          <table:table-cell office:value-type="string">
            <text:p>104/h: 50/50</text:p>
          </table:table-cell>
          <table:table-cell office:value-type="string">
            <text:p>105/i: 51/51</text:p>
          </table:table-cell>
          <table:table-cell office:value-type="string">
            <text:p>106/j: 52/52</text:p>
          </table:table-cell>
          <table:table-cell office:value-type="string">
            <text:p>107/k: 53/53</text:p>
          </table:table-cell>
          <table:table-cell office:value-type="string">
            <text:p>108/l: 54/54</text:p>
          </table:table-cell>
          <table:table-cell office:value-type="string">
            <text:p>109/m: 55/55</text:p>
          </table:table-cell>
          <table:table-cell office:value-type="string">
            <text:p>110/n: 56/56</text:p>
          </table:table-cell>
          <table:table-cell office:value-type="string">
            <text:p>111/o: 57/57</text:p>
          </table:table-cell>
          <table:table-cell office:value-type="string">
            <text:p>112/p: 58/58</text:p>
          </table:table-cell>
          <table:table-cell office:value-type="string">
            <text:p>_</text:p>
          </table:table-cell>
          <table:table-cell office:value-type="string">
            <text:p>114/r: 59/59</text:p>
          </table:table-cell>
          <table:table-cell office:value-type="string">
            <text:p>115/s: 60/60</text:p>
          </table:table-cell>
          <table:table-cell office:value-type="string">
            <text:p>116/t: 61/61</text:p>
          </table:table-cell>
          <table:table-cell office:value-type="string">
            <text:p>117/u: 62/62</text:p>
          </table:table-cell>
          <table:table-cell office:value-type="string">
            <text:p>118/v: 63/63</text:p>
          </table:table-cell>
          <table:table-cell office:value-type="string">
            <text:p>119/w: 64/64</text:p>
          </table:table-cell>
          <table:table-cell office:value-type="string">
            <text:p>120/x: 65/65</text:p>
          </table:table-cell>
          <table:table-cell office:value-type="string">
            <text:p>121/y: 66/66</text:p>
          </table:table-cell>
          <table:table-cell office:value-type="string">
            <text:p>122/z: 67/67</text:p>
          </table:table-cell>
          <table:table-cell office:value-type="string">
            <text:p>195/?: 68/68</text:p>
          </table:table-cell>
          <table:table-cell office:value-type="string">
            <text:p>196/?: 69/69</text:p>
          </table:table-cell>
          <table:table-cell office:value-type="string">
            <text:p>197/?: 70/70</text:p>
          </table:table-cell>
          <table:table-cell table:number-columns-repeated="2" office:value-type="string">
            <text:p>_</text:p>
          </table:table-cell>
          <table:table-cell office:value-type="string">
            <text:p>200/?: 71/71</text:p>
          </table:table-cell>
          <table:table-cell office:value-type="string">
            <text:p>225/?: 72/72</text:p>
          </table:table-cell>
          <table:table-cell office:value-type="string">
            <text:p>226/?: 73/73</text:p>
          </table:table-cell>
          <table:table-cell table:number-columns-repeated="6" office:value-type="string">
            <text:p>_</text:p>
          </table:table-cell>
          <table:table-cell office:value-type="string">
            <text:p>234/?: 74/74</text:p>
          </table:table-cell>
          <table:table-cell table:number-columns-repeated="9" office:value-type="string">
            <text:p>_</text:p>
          </table:table-cell>
          <table:table-cell table:number-columns-repeated="10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6">
            <text:p>76</text:p>
          </table:table-cell>
          <table:table-cell office:value-type="string">
            <text:p>count: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1/1</text:p>
          </table:table-cell>
          <table:table-cell office:value-type="string">
            <text:p>40/(: 3/3</text:p>
          </table:table-cell>
          <table:table-cell office:value-type="string">
            <text:p>_</text:p>
          </table:table-cell>
          <table:table-cell office:value-type="string">
            <text:p>42/*: 4/4</text:p>
          </table:table-cell>
          <table:table-cell office:value-type="string">
            <text:p>43/+: 2/3</text:p>
          </table:table-cell>
          <table:table-cell office:value-type="string">
            <text:p>44/,: 3/3</text:p>
          </table:table-cell>
          <table:table-cell office:value-type="string">
            <text:p>45/-: 4/5</text:p>
          </table:table-cell>
          <table:table-cell office:value-type="string">
            <text:p>46/.: 5/6</text:p>
          </table:table-cell>
          <table:table-cell office:value-type="string">
            <text:p>47//: 6/7</text:p>
          </table:table-cell>
          <table:table-cell office:value-type="string">
            <text:p>48/0: 9/9</text:p>
          </table:table-cell>
          <table:table-cell office:value-type="string">
            <text:p>49/1: 7/8</text:p>
          </table:table-cell>
          <table:table-cell office:value-type="string">
            <text:p>50/2: 8/9</text:p>
          </table:table-cell>
          <table:table-cell office:value-type="string">
            <text:p>51/3: 9/10</text:p>
          </table:table-cell>
          <table:table-cell office:value-type="string">
            <text:p>52/4: 11/12</text:p>
          </table:table-cell>
          <table:table-cell office:value-type="string">
            <text:p>53/5: 10/12</text:p>
          </table:table-cell>
          <table:table-cell office:value-type="string">
            <text:p>54/6: 11/13</text:p>
          </table:table-cell>
          <table:table-cell office:value-type="string">
            <text:p>55/7: 13/14</text:p>
          </table:table-cell>
          <table:table-cell office:value-type="string">
            <text:p>56/8: 12/14</text:p>
          </table:table-cell>
          <table:table-cell office:value-type="string">
            <text:p>57/9: 13/15</text:p>
          </table:table-cell>
          <table:table-cell office:value-type="string">
            <text:p>58/:: 14/14</text:p>
          </table:table-cell>
          <table:table-cell table:number-columns-repeated="2" office:value-type="string">
            <text:p>_</text:p>
          </table:table-cell>
          <table:table-cell office:value-type="string">
            <text:p>61/=: 19/19</text:p>
          </table:table-cell>
          <table:table-cell office:value-type="string">
            <text:p>63/?: 15/15</text:p>
          </table:table-cell>
          <table:table-cell office:value-type="string">
            <text:p>_</text:p>
          </table:table-cell>
          <table:table-cell office:value-type="string">
            <text:p>65/A: 16/18</text:p>
          </table:table-cell>
          <table:table-cell office:value-type="string">
            <text:p>66/B: 14/17</text:p>
          </table:table-cell>
          <table:table-cell office:value-type="string">
            <text:p>67/C: 15/18</text:p>
          </table:table-cell>
          <table:table-cell office:value-type="string">
            <text:p>68/D: 16/19</text:p>
          </table:table-cell>
          <table:table-cell office:value-type="string">
            <text:p>69/E: 17/20</text:p>
          </table:table-cell>
          <table:table-cell office:value-type="string">
            <text:p>70/F: 18/21</text:p>
          </table:table-cell>
          <table:table-cell office:value-type="string">
            <text:p>71/G: 19/22</text:p>
          </table:table-cell>
          <table:table-cell office:value-type="string">
            <text:p>72/H: 20/23</text:p>
          </table:table-cell>
          <table:table-cell office:value-type="string">
            <text:p>73/I: 23/25</text:p>
          </table:table-cell>
          <table:table-cell office:value-type="string">
            <text:p>74/J: 21/24</text:p>
          </table:table-cell>
          <table:table-cell office:value-type="string">
            <text:p>75/K: 22/25</text:p>
          </table:table-cell>
          <table:table-cell office:value-type="string">
            <text:p>76/L: 23/26</text:p>
          </table:table-cell>
          <table:table-cell office:value-type="string">
            <text:p>77/M: 24/27</text:p>
          </table:table-cell>
          <table:table-cell office:value-type="string">
            <text:p>78/N: 25/28</text:p>
          </table:table-cell>
          <table:table-cell office:value-type="string">
            <text:p>79/O: 26/29</text:p>
          </table:table-cell>
          <table:table-cell office:value-type="string">
            <text:p>80/P: 27/30</text:p>
          </table:table-cell>
          <table:table-cell office:value-type="string">
            <text:p>81/Q: 28/31</text:p>
          </table:table-cell>
          <table:table-cell office:value-type="string">
            <text:p>82/R: 29/32</text:p>
          </table:table-cell>
          <table:table-cell office:value-type="string">
            <text:p>83/S: 30/33</text:p>
          </table:table-cell>
          <table:table-cell office:value-type="string">
            <text:p>84/T: 31/34</text:p>
          </table:table-cell>
          <table:table-cell office:value-type="string">
            <text:p>85/U: 32/36</text:p>
          </table:table-cell>
          <table:table-cell office:value-type="string">
            <text:p>86/V: 35/38</text:p>
          </table:table-cell>
          <table:table-cell office:value-type="string">
            <text:p>87/W: 33/37</text:p>
          </table:table-cell>
          <table:table-cell office:value-type="string">
            <text:p>88/X: 34/38</text:p>
          </table:table-cell>
          <table:table-cell office:value-type="string">
            <text:p>89/Y: 37/40</text:p>
          </table:table-cell>
          <table:table-cell office:value-type="string">
            <text:p>90/Z: 35/40</text:p>
          </table:table-cell>
          <table:table-cell table:number-columns-repeated="3" office:value-type="string">
            <text:p>_</text:p>
          </table:table-cell>
          <table:table-cell office:value-type="string">
            <text:p>94/^: 36/36</text:p>
          </table:table-cell>
          <table:table-cell office:value-type="string">
            <text:p>95/_: 37/37</text:p>
          </table:table-cell>
          <table:table-cell office:value-type="string">
            <text:p>96/`: 38/38</text:p>
          </table:table-cell>
          <table:table-cell office:value-type="string">
            <text:p>97/a: 39/41</text:p>
          </table:table-cell>
          <table:table-cell office:value-type="string">
            <text:p>98/b: 40/42</text:p>
          </table:table-cell>
          <table:table-cell office:value-type="string">
            <text:p>99/c: 41/43</text:p>
          </table:table-cell>
          <table:table-cell office:value-type="string">
            <text:p>100/d: 42/44</text:p>
          </table:table-cell>
          <table:table-cell office:value-type="string">
            <text:p>101/e: 43/45</text:p>
          </table:table-cell>
          <table:table-cell office:value-type="string">
            <text:p>102/f: 44/46</text:p>
          </table:table-cell>
          <table:table-cell office:value-type="string">
            <text:p>103/g: 45/47</text:p>
          </table:table-cell>
          <table:table-cell office:value-type="string">
            <text:p>104/h: 46/48</text:p>
          </table:table-cell>
          <table:table-cell office:value-type="string">
            <text:p>105/i: 47/49</text:p>
          </table:table-cell>
          <table:table-cell office:value-type="string">
            <text:p>106/j: 48/50</text:p>
          </table:table-cell>
          <table:table-cell office:value-type="string">
            <text:p>107/k: 49/51</text:p>
          </table:table-cell>
          <table:table-cell office:value-type="string">
            <text:p>108/l: 50/52</text:p>
          </table:table-cell>
          <table:table-cell office:value-type="string">
            <text:p>109/m: 51/53</text:p>
          </table:table-cell>
          <table:table-cell office:value-type="string">
            <text:p>110/n: 52/54</text:p>
          </table:table-cell>
          <table:table-cell office:value-type="string">
            <text:p>111/o: 53/55</text:p>
          </table:table-cell>
          <table:table-cell office:value-type="string">
            <text:p>112/p: 54/56</text:p>
          </table:table-cell>
          <table:table-cell office:value-type="string">
            <text:p>113/q: 55/57</text:p>
          </table:table-cell>
          <table:table-cell office:value-type="string">
            <text:p>114/r: 56/58</text:p>
          </table:table-cell>
          <table:table-cell office:value-type="string">
            <text:p>115/s: 57/59</text:p>
          </table:table-cell>
          <table:table-cell office:value-type="string">
            <text:p>116/t: 58/60</text:p>
          </table:table-cell>
          <table:table-cell office:value-type="string">
            <text:p>117/u: 59/61</text:p>
          </table:table-cell>
          <table:table-cell office:value-type="string">
            <text:p>118/v: 60/62</text:p>
          </table:table-cell>
          <table:table-cell office:value-type="string">
            <text:p>119/w: 61/63</text:p>
          </table:table-cell>
          <table:table-cell office:value-type="string">
            <text:p>120/x: 62/62</text:p>
          </table:table-cell>
          <table:table-cell office:value-type="string">
            <text:p>121/y: 63/65</text:p>
          </table:table-cell>
          <table:table-cell office:value-type="string">
            <text:p>122/z: 64/66</text:p>
          </table:table-cell>
          <table:table-cell table:number-columns-repeated="3" office:value-type="string">
            <text:p>_</text:p>
          </table:table-cell>
          <table:table-cell office:value-type="string">
            <text:p>126/~: 65/65</text:p>
          </table:table-cell>
          <table:table-cell table:number-columns-repeated="9" office:value-type="string">
            <text:p>_</text:p>
          </table:table-cell>
          <table:table-cell office:value-type="string">
            <text:p>194/?: 65/65</text:p>
          </table:table-cell>
          <table:table-cell office:value-type="string">
            <text:p>195/?: 66/68</text:p>
          </table:table-cell>
          <table:table-cell office:value-type="string">
            <text:p>196/?: 67/67</text:p>
          </table:table-cell>
          <table:table-cell office:value-type="string">
            <text:p>197/?: 68/68</text:p>
          </table:table-cell>
          <table:table-cell office:value-type="string">
            <text:p>198/?: 72/72</text:p>
          </table:table-cell>
          <table:table-cell office:value-type="string">
            <text:p>199/?: 69/69</text:p>
          </table:table-cell>
          <table:table-cell office:value-type="string">
            <text:p>200/?: 70/70</text:p>
          </table:table-cell>
          <table:table-cell office:value-type="string">
            <text:p>_</text:p>
          </table:table-cell>
          <table:table-cell office:value-type="string">
            <text:p>202/?: 71/71</text:p>
          </table:table-cell>
          <table:table-cell office:value-type="string">
            <text:p>203/?: 72/72</text:p>
          </table:table-cell>
          <table:table-cell office:value-type="string">
            <text:p>_</text:p>
          </table:table-cell>
          <table:table-cell office:value-type="string">
            <text:p>208/?: 72/72</text:p>
          </table:table-cell>
          <table:table-cell table:number-columns-repeated="8" office:value-type="string">
            <text:p>_</text:p>
          </table:table-cell>
          <table:table-cell office:value-type="string">
            <text:p>225/?: 73/73</text:p>
          </table:table-cell>
          <table:table-cell office:value-type="string">
            <text:p>226/?: 74/74</text:p>
          </table:table-cell>
          <table:table-cell table:number-columns-repeated="3" office:value-type="string">
            <text:p>_</text:p>
          </table:table-cell>
          <table:table-cell office:value-type="string">
            <text:p>230/?: 75/75</text:p>
          </table:table-cell>
          <table:table-cell office:value-type="string">
            <text:p>_</text:p>
          </table:table-cell>
          <table:table-cell office:value-type="string">
            <text:p>234/?: 75/75</text:p>
          </table:table-cell>
          <table:table-cell table:number-columns-repeated="9" office:value-type="string">
            <text:p>_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7">
            <text:p>7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8">
            <text:p>78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2/2</text:p>
          </table:table-cell>
          <table:table-cell table:number-columns-repeated="2" office:value-type="string">
            <text:p>_</text:p>
          </table:table-cell>
          <table:table-cell office:value-type="string">
            <text:p>39/': 3/3</text:p>
          </table:table-cell>
          <table:table-cell office:value-type="string">
            <text:p>40/(: 4/4</text:p>
          </table:table-cell>
          <table:table-cell office:value-type="string">
            <text:p>45/-: 5/5</text:p>
          </table:table-cell>
          <table:table-cell office:value-type="string">
            <text:p>46/.: 6/6</text:p>
          </table:table-cell>
          <table:table-cell office:value-type="string">
            <text:p>47//: 7/7</text:p>
          </table:table-cell>
          <table:table-cell office:value-type="string">
            <text:p>48/0: 8/8</text:p>
          </table:table-cell>
          <table:table-cell office:value-type="string">
            <text:p>49/1: 9/9</text:p>
          </table:table-cell>
          <table:table-cell office:value-type="string">
            <text:p>50/2: 10/10</text:p>
          </table:table-cell>
          <table:table-cell office:value-type="string">
            <text:p>51/3: 11/11</text:p>
          </table:table-cell>
          <table:table-cell office:value-type="string">
            <text:p>52/4: 12/12</text:p>
          </table:table-cell>
          <table:table-cell office:value-type="string">
            <text:p>53/5: 13/13</text:p>
          </table:table-cell>
          <table:table-cell office:value-type="string">
            <text:p>54/6: 14/14</text:p>
          </table:table-cell>
          <table:table-cell office:value-type="string">
            <text:p>55/7: 15/15</text:p>
          </table:table-cell>
          <table:table-cell office:value-type="string">
            <text:p>56/8: 16/16</text:p>
          </table:table-cell>
          <table:table-cell office:value-type="string">
            <text:p>57/9: 17/17</text:p>
          </table:table-cell>
          <table:table-cell table:number-columns-repeated="4" office:value-type="string">
            <text:p>_</text:p>
          </table:table-cell>
          <table:table-cell office:value-type="string">
            <text:p>64/@: 18/18</text:p>
          </table:table-cell>
          <table:table-cell office:value-type="string">
            <text:p>65/A: 19/19</text:p>
          </table:table-cell>
          <table:table-cell office:value-type="string">
            <text:p>66/B: 20/20</text:p>
          </table:table-cell>
          <table:table-cell office:value-type="string">
            <text:p>67/C: 21/21</text:p>
          </table:table-cell>
          <table:table-cell office:value-type="string">
            <text:p>68/D: 22/22</text:p>
          </table:table-cell>
          <table:table-cell office:value-type="string">
            <text:p>69/E: 23/23</text:p>
          </table:table-cell>
          <table:table-cell office:value-type="string">
            <text:p>70/F: 24/24</text:p>
          </table:table-cell>
          <table:table-cell office:value-type="string">
            <text:p>71/G: 25/25</text:p>
          </table:table-cell>
          <table:table-cell office:value-type="string">
            <text:p>72/H: 26/26</text:p>
          </table:table-cell>
          <table:table-cell office:value-type="string">
            <text:p>73/I: 27/27</text:p>
          </table:table-cell>
          <table:table-cell office:value-type="string">
            <text:p>74/J: 28/28</text:p>
          </table:table-cell>
          <table:table-cell office:value-type="string">
            <text:p>75/K: 29/29</text:p>
          </table:table-cell>
          <table:table-cell office:value-type="string">
            <text:p>76/L: 30/30</text:p>
          </table:table-cell>
          <table:table-cell office:value-type="string">
            <text:p>77/M: 31/31</text:p>
          </table:table-cell>
          <table:table-cell office:value-type="string">
            <text:p>78/N: 32/32</text:p>
          </table:table-cell>
          <table:table-cell office:value-type="string">
            <text:p>79/O: 33/33</text:p>
          </table:table-cell>
          <table:table-cell office:value-type="string">
            <text:p>80/P: 34/34</text:p>
          </table:table-cell>
          <table:table-cell office:value-type="string">
            <text:p>81/Q: 35/35</text:p>
          </table:table-cell>
          <table:table-cell office:value-type="string">
            <text:p>82/R: 36/36</text:p>
          </table:table-cell>
          <table:table-cell office:value-type="string">
            <text:p>83/S: 37/37</text:p>
          </table:table-cell>
          <table:table-cell office:value-type="string">
            <text:p>84/T: 38/38</text:p>
          </table:table-cell>
          <table:table-cell office:value-type="string">
            <text:p>85/U: 39/39</text:p>
          </table:table-cell>
          <table:table-cell office:value-type="string">
            <text:p>86/V: 40/40</text:p>
          </table:table-cell>
          <table:table-cell office:value-type="string">
            <text:p>87/W: 41/41</text:p>
          </table:table-cell>
          <table:table-cell office:value-type="string">
            <text:p>88/X: 42/42</text:p>
          </table:table-cell>
          <table:table-cell office:value-type="string">
            <text:p>89/Y: 43/43</text:p>
          </table:table-cell>
          <table:table-cell office:value-type="string">
            <text:p>90/Z: 44/44</text:p>
          </table:table-cell>
          <table:table-cell table:number-columns-repeated="6" office:value-type="string">
            <text:p>_</text:p>
          </table:table-cell>
          <table:table-cell office:value-type="string">
            <text:p>97/a: 45/45</text:p>
          </table:table-cell>
          <table:table-cell office:value-type="string">
            <text:p>98/b: 46/46</text:p>
          </table:table-cell>
          <table:table-cell office:value-type="string">
            <text:p>99/c: 47/47</text:p>
          </table:table-cell>
          <table:table-cell office:value-type="string">
            <text:p>100/d: 48/48</text:p>
          </table:table-cell>
          <table:table-cell office:value-type="string">
            <text:p>101/e: 49/49</text:p>
          </table:table-cell>
          <table:table-cell office:value-type="string">
            <text:p>102/f: 50/50</text:p>
          </table:table-cell>
          <table:table-cell office:value-type="string">
            <text:p>103/g: 51/51</text:p>
          </table:table-cell>
          <table:table-cell office:value-type="string">
            <text:p>104/h: 52/52</text:p>
          </table:table-cell>
          <table:table-cell office:value-type="string">
            <text:p>105/i: 53/53</text:p>
          </table:table-cell>
          <table:table-cell office:value-type="string">
            <text:p>106/j: 54/54</text:p>
          </table:table-cell>
          <table:table-cell office:value-type="string">
            <text:p>107/k: 55/55</text:p>
          </table:table-cell>
          <table:table-cell office:value-type="string">
            <text:p>108/l: 56/56</text:p>
          </table:table-cell>
          <table:table-cell office:value-type="string">
            <text:p>109/m: 57/57</text:p>
          </table:table-cell>
          <table:table-cell office:value-type="string">
            <text:p>110/n: 58/58</text:p>
          </table:table-cell>
          <table:table-cell office:value-type="string">
            <text:p>111/o: 59/59</text:p>
          </table:table-cell>
          <table:table-cell office:value-type="string">
            <text:p>112/p: 60/60</text:p>
          </table:table-cell>
          <table:table-cell office:value-type="string">
            <text:p>113/q: 61/61</text:p>
          </table:table-cell>
          <table:table-cell office:value-type="string">
            <text:p>114/r: 62/62</text:p>
          </table:table-cell>
          <table:table-cell office:value-type="string">
            <text:p>115/s: 63/63</text:p>
          </table:table-cell>
          <table:table-cell office:value-type="string">
            <text:p>116/t: 64/64</text:p>
          </table:table-cell>
          <table:table-cell office:value-type="string">
            <text:p>117/u: 65/65</text:p>
          </table:table-cell>
          <table:table-cell office:value-type="string">
            <text:p>118/v: 66/66</text:p>
          </table:table-cell>
          <table:table-cell office:value-type="string">
            <text:p>119/w: 67/67</text:p>
          </table:table-cell>
          <table:table-cell office:value-type="string">
            <text:p>120/x: 68/68</text:p>
          </table:table-cell>
          <table:table-cell office:value-type="string">
            <text:p>121/y: 69/69</text:p>
          </table:table-cell>
          <table:table-cell office:value-type="string">
            <text:p>122/z: 70/70</text:p>
          </table:table-cell>
          <table:table-cell table:number-columns-repeated="8" office:value-type="string">
            <text:p>_</text:p>
          </table:table-cell>
          <table:table-cell office:value-type="string">
            <text:p>194/?: 71/71</text:p>
          </table:table-cell>
          <table:table-cell office:value-type="string">
            <text:p>195/?: 72/72</text:p>
          </table:table-cell>
          <table:table-cell office:value-type="string">
            <text:p>196/?: 73/73</text:p>
          </table:table-cell>
          <table:table-cell office:value-type="string">
            <text:p>197/?: 74/74</text:p>
          </table:table-cell>
          <table:table-cell table:number-columns-repeated="2" office:value-type="string">
            <text:p>_</text:p>
          </table:table-cell>
          <table:table-cell office:value-type="string">
            <text:p>206/?: 75/75</text:p>
          </table:table-cell>
          <table:table-cell office:value-type="string">
            <text:p>207/?: 76/76</text:p>
          </table:table-cell>
          <table:table-cell table:number-columns-repeated="6" office:value-type="string">
            <text:p>_</text:p>
          </table:table-cell>
          <table:table-cell office:value-type="string">
            <text:p>225/?: 77/77</text:p>
          </table:table-cell>
          <table:table-cell table:number-columns-repeated="9" office:value-type="string">
            <text:p>_</text:p>
          </table:table-cell>
          <table:table-cell table:number-columns-repeated="9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9">
            <text:p>79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_</text:p>
          </table:table-cell>
          <table:table-cell office:value-type="string">
            <text:p>34/": 0/0</text:p>
          </table:table-cell>
          <table:table-cell office:value-type="string">
            <text:p>39/': 1/1</text:p>
          </table:table-cell>
          <table:table-cell office:value-type="string">
            <text:p>40/(: 2/2</text:p>
          </table:table-cell>
          <table:table-cell office:value-type="string">
            <text:p>41/): 3/3</text:p>
          </table:table-cell>
          <table:table-cell office:value-type="string">
            <text:p>_</text:p>
          </table:table-cell>
          <table:table-cell office:value-type="string">
            <text:p>43/+: 4/4</text:p>
          </table:table-cell>
          <table:table-cell office:value-type="string">
            <text:p>44/,: 5/5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48/0: 9/9</text:p>
          </table:table-cell>
          <table:table-cell office:value-type="string">
            <text:p>49/1: 10/10</text:p>
          </table:table-cell>
          <table:table-cell office:value-type="string">
            <text:p>50/2: 11/11</text:p>
          </table:table-cell>
          <table:table-cell office:value-type="string">
            <text:p>51/3: 12/12</text:p>
          </table:table-cell>
          <table:table-cell office:value-type="string">
            <text:p>52/4: 13/13</text:p>
          </table:table-cell>
          <table:table-cell office:value-type="string">
            <text:p>53/5: 14/14</text:p>
          </table:table-cell>
          <table:table-cell office:value-type="string">
            <text:p>54/6: 15/15</text:p>
          </table:table-cell>
          <table:table-cell office:value-type="string">
            <text:p>55/7: 16/16</text:p>
          </table:table-cell>
          <table:table-cell office:value-type="string">
            <text:p>56/8: 17/17</text:p>
          </table:table-cell>
          <table:table-cell office:value-type="string">
            <text:p>57/9: 18/18</text:p>
          </table:table-cell>
          <table:table-cell office:value-type="string">
            <text:p>58/:: 19/19</text:p>
          </table:table-cell>
          <table:table-cell office:value-type="string">
            <text:p>_</text:p>
          </table:table-cell>
          <table:table-cell office:value-type="string">
            <text:p>61/=: 20/20</text:p>
          </table:table-cell>
          <table:table-cell table:number-columns-repeated="3" office:value-type="string">
            <text:p>_</text:p>
          </table:table-cell>
          <table:table-cell office:value-type="string">
            <text:p>65/A: 21/21</text:p>
          </table:table-cell>
          <table:table-cell office:value-type="string">
            <text:p>66/B: 22/22</text:p>
          </table:table-cell>
          <table:table-cell office:value-type="string">
            <text:p>67/C: 23/23</text:p>
          </table:table-cell>
          <table:table-cell office:value-type="string">
            <text:p>68/D: 24/24</text:p>
          </table:table-cell>
          <table:table-cell office:value-type="string">
            <text:p>69/E: 25/25</text:p>
          </table:table-cell>
          <table:table-cell office:value-type="string">
            <text:p>70/F: 26/26</text:p>
          </table:table-cell>
          <table:table-cell office:value-type="string">
            <text:p>71/G: 27/27</text:p>
          </table:table-cell>
          <table:table-cell office:value-type="string">
            <text:p>72/H: 28/28</text:p>
          </table:table-cell>
          <table:table-cell office:value-type="string">
            <text:p>73/I: 29/29</text:p>
          </table:table-cell>
          <table:table-cell office:value-type="string">
            <text:p>74/J: 30/30</text:p>
          </table:table-cell>
          <table:table-cell office:value-type="string">
            <text:p>75/K: 31/31</text:p>
          </table:table-cell>
          <table:table-cell office:value-type="string">
            <text:p>76/L: 32/32</text:p>
          </table:table-cell>
          <table:table-cell office:value-type="string">
            <text:p>77/M: 33/33</text:p>
          </table:table-cell>
          <table:table-cell office:value-type="string">
            <text:p>78/N: 34/34</text:p>
          </table:table-cell>
          <table:table-cell office:value-type="string">
            <text:p>79/O: 35/35</text:p>
          </table:table-cell>
          <table:table-cell office:value-type="string">
            <text:p>80/P: 36/36</text:p>
          </table:table-cell>
          <table:table-cell office:value-type="string">
            <text:p>81/Q: 37/37</text:p>
          </table:table-cell>
          <table:table-cell office:value-type="string">
            <text:p>82/R: 38/38</text:p>
          </table:table-cell>
          <table:table-cell office:value-type="string">
            <text:p>83/S: 39/39</text:p>
          </table:table-cell>
          <table:table-cell office:value-type="string">
            <text:p>84/T: 40/40</text:p>
          </table:table-cell>
          <table:table-cell office:value-type="string">
            <text:p>85/U: 41/41</text:p>
          </table:table-cell>
          <table:table-cell office:value-type="string">
            <text:p>86/V: 42/42</text:p>
          </table:table-cell>
          <table:table-cell office:value-type="string">
            <text:p>87/W: 43/43</text:p>
          </table:table-cell>
          <table:table-cell office:value-type="string">
            <text:p>88/X: 44/44</text:p>
          </table:table-cell>
          <table:table-cell office:value-type="string">
            <text:p>89/Y: 45/45</text:p>
          </table:table-cell>
          <table:table-cell office:value-type="string">
            <text:p>90/Z: 46/46</text:p>
          </table:table-cell>
          <table:table-cell table:number-columns-repeated="3" office:value-type="string">
            <text:p>_</text:p>
          </table:table-cell>
          <table:table-cell office:value-type="string">
            <text:p>95/_: 47/47</text:p>
          </table:table-cell>
          <table:table-cell office:value-type="string">
            <text:p>_</text:p>
          </table:table-cell>
          <table:table-cell office:value-type="string">
            <text:p>97/a: 48/48</text:p>
          </table:table-cell>
          <table:table-cell office:value-type="string">
            <text:p>98/b: 49/49</text:p>
          </table:table-cell>
          <table:table-cell office:value-type="string">
            <text:p>99/c: 50/50</text:p>
          </table:table-cell>
          <table:table-cell office:value-type="string">
            <text:p>100/d: 51/51</text:p>
          </table:table-cell>
          <table:table-cell office:value-type="string">
            <text:p>101/e: 52/52</text:p>
          </table:table-cell>
          <table:table-cell office:value-type="string">
            <text:p>102/f: 53/53</text:p>
          </table:table-cell>
          <table:table-cell office:value-type="string">
            <text:p>103/g: 54/54</text:p>
          </table:table-cell>
          <table:table-cell office:value-type="string">
            <text:p>104/h: 55/55</text:p>
          </table:table-cell>
          <table:table-cell office:value-type="string">
            <text:p>105/i: 56/56</text:p>
          </table:table-cell>
          <table:table-cell office:value-type="string">
            <text:p>106/j: 57/57</text:p>
          </table:table-cell>
          <table:table-cell office:value-type="string">
            <text:p>107/k: 58/58</text:p>
          </table:table-cell>
          <table:table-cell office:value-type="string">
            <text:p>108/l: 59/59</text:p>
          </table:table-cell>
          <table:table-cell office:value-type="string">
            <text:p>109/m: 60/60</text:p>
          </table:table-cell>
          <table:table-cell office:value-type="string">
            <text:p>110/n: 61/61</text:p>
          </table:table-cell>
          <table:table-cell office:value-type="string">
            <text:p>111/o: 62/62</text:p>
          </table:table-cell>
          <table:table-cell office:value-type="string">
            <text:p>112/p: 63/63</text:p>
          </table:table-cell>
          <table:table-cell office:value-type="string">
            <text:p>113/q: 64/64</text:p>
          </table:table-cell>
          <table:table-cell office:value-type="string">
            <text:p>114/r: 65/65</text:p>
          </table:table-cell>
          <table:table-cell office:value-type="string">
            <text:p>115/s: 66/66</text:p>
          </table:table-cell>
          <table:table-cell office:value-type="string">
            <text:p>116/t: 67/67</text:p>
          </table:table-cell>
          <table:table-cell office:value-type="string">
            <text:p>117/u: 68/68</text:p>
          </table:table-cell>
          <table:table-cell office:value-type="string">
            <text:p>118/v: 69/69</text:p>
          </table:table-cell>
          <table:table-cell office:value-type="string">
            <text:p>119/w: 70/70</text:p>
          </table:table-cell>
          <table:table-cell office:value-type="string">
            <text:p>120/x: 71/71</text:p>
          </table:table-cell>
          <table:table-cell office:value-type="string">
            <text:p>121/y: 72/72</text:p>
          </table:table-cell>
          <table:table-cell office:value-type="string">
            <text:p>122/z: 73/73</text:p>
          </table:table-cell>
          <table:table-cell table:number-columns-repeated="5" office:value-type="string">
            <text:p>_</text:p>
          </table:table-cell>
          <table:table-cell office:value-type="string">
            <text:p>194/?: 74/74</text:p>
          </table:table-cell>
          <table:table-cell office:value-type="string">
            <text:p>195/?: 75/75</text:p>
          </table:table-cell>
          <table:table-cell table:number-columns-repeated="6" office:value-type="string">
            <text:p>_</text:p>
          </table:table-cell>
          <table:table-cell office:value-type="string">
            <text:p>206/?: 76/76</text:p>
          </table:table-cell>
          <table:table-cell table:number-columns-repeated="8" office:value-type="string">
            <text:p>_</text:p>
          </table:table-cell>
          <table:table-cell office:value-type="string">
            <text:p>226/?: 77/77</text:p>
          </table:table-cell>
          <table:table-cell table:number-columns-repeated="8" office:value-type="string">
            <text:p>_</text:p>
          </table:table-cell>
          <table:table-cell office:value-type="string">
            <text:p>239/?: 78/78</text:p>
          </table:table-cell>
          <table:table-cell table:number-columns-repeated="5" office:value-type="string">
            <text:p>_</text:p>
          </table:table-cell>
          <table:table-cell table:number-columns-repeated="90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0">
            <text:p>80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_</text:p>
          </table:table-cell>
          <table:table-cell office:value-type="string">
            <text:p>34/": 0/0</text:p>
          </table:table-cell>
          <table:table-cell office:value-type="string">
            <text:p>37/%: 1/1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table:number-columns-repeated="2" office:value-type="string">
            <text:p>_</text:p>
          </table:table-cell>
          <table:table-cell office:value-type="string">
            <text:p>42/*: 3/3</text:p>
          </table:table-cell>
          <table:table-cell office:value-type="string">
            <text:p>43/+: 4/4</text:p>
          </table:table-cell>
          <table:table-cell office:value-type="string">
            <text:p>44/,: 5/5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48/0: 9/9</text:p>
          </table:table-cell>
          <table:table-cell office:value-type="string">
            <text:p>49/1: 10/10</text:p>
          </table:table-cell>
          <table:table-cell office:value-type="string">
            <text:p>50/2: 11/11</text:p>
          </table:table-cell>
          <table:table-cell office:value-type="string">
            <text:p>51/3: 12/12</text:p>
          </table:table-cell>
          <table:table-cell office:value-type="string">
            <text:p>52/4: 13/13</text:p>
          </table:table-cell>
          <table:table-cell office:value-type="string">
            <text:p>53/5: 14/14</text:p>
          </table:table-cell>
          <table:table-cell office:value-type="string">
            <text:p>54/6: 15/15</text:p>
          </table:table-cell>
          <table:table-cell office:value-type="string">
            <text:p>55/7: 16/16</text:p>
          </table:table-cell>
          <table:table-cell office:value-type="string">
            <text:p>56/8: 17/17</text:p>
          </table:table-cell>
          <table:table-cell office:value-type="string">
            <text:p>57/9: 18/18</text:p>
          </table:table-cell>
          <table:table-cell office:value-type="string">
            <text:p>58/:: 19/19</text:p>
          </table:table-cell>
          <table:table-cell table:number-columns-repeated="6" office:value-type="string">
            <text:p>_</text:p>
          </table:table-cell>
          <table:table-cell office:value-type="string">
            <text:p>65/A: 20/20</text:p>
          </table:table-cell>
          <table:table-cell office:value-type="string">
            <text:p>66/B: 21/21</text:p>
          </table:table-cell>
          <table:table-cell office:value-type="string">
            <text:p>67/C: 22/22</text:p>
          </table:table-cell>
          <table:table-cell office:value-type="string">
            <text:p>68/D: 23/23</text:p>
          </table:table-cell>
          <table:table-cell office:value-type="string">
            <text:p>69/E: 24/24</text:p>
          </table:table-cell>
          <table:table-cell office:value-type="string">
            <text:p>70/F: 25/25</text:p>
          </table:table-cell>
          <table:table-cell office:value-type="string">
            <text:p>71/G: 26/26</text:p>
          </table:table-cell>
          <table:table-cell office:value-type="string">
            <text:p>72/H: 27/27</text:p>
          </table:table-cell>
          <table:table-cell office:value-type="string">
            <text:p>73/I: 28/28</text:p>
          </table:table-cell>
          <table:table-cell office:value-type="string">
            <text:p>74/J: 29/29</text:p>
          </table:table-cell>
          <table:table-cell office:value-type="string">
            <text:p>75/K: 30/30</text:p>
          </table:table-cell>
          <table:table-cell office:value-type="string">
            <text:p>76/L: 31/31</text:p>
          </table:table-cell>
          <table:table-cell office:value-type="string">
            <text:p>77/M: 32/32</text:p>
          </table:table-cell>
          <table:table-cell office:value-type="string">
            <text:p>78/N: 33/33</text:p>
          </table:table-cell>
          <table:table-cell office:value-type="string">
            <text:p>79/O: 34/34</text:p>
          </table:table-cell>
          <table:table-cell office:value-type="string">
            <text:p>80/P: 35/35</text:p>
          </table:table-cell>
          <table:table-cell office:value-type="string">
            <text:p>81/Q: 36/36</text:p>
          </table:table-cell>
          <table:table-cell office:value-type="string">
            <text:p>82/R: 37/37</text:p>
          </table:table-cell>
          <table:table-cell office:value-type="string">
            <text:p>83/S: 38/38</text:p>
          </table:table-cell>
          <table:table-cell office:value-type="string">
            <text:p>84/T: 39/39</text:p>
          </table:table-cell>
          <table:table-cell office:value-type="string">
            <text:p>85/U: 40/40</text:p>
          </table:table-cell>
          <table:table-cell office:value-type="string">
            <text:p>86/V: 41/41</text:p>
          </table:table-cell>
          <table:table-cell office:value-type="string">
            <text:p>87/W: 42/42</text:p>
          </table:table-cell>
          <table:table-cell office:value-type="string">
            <text:p>88/X: 43/43</text:p>
          </table:table-cell>
          <table:table-cell office:value-type="string">
            <text:p>89/Y: 44/44</text:p>
          </table:table-cell>
          <table:table-cell office:value-type="string">
            <text:p>90/Z: 45/45</text:p>
          </table:table-cell>
          <table:table-cell office:value-type="string">
            <text:p>95/_: 46/46</text:p>
          </table:table-cell>
          <table:table-cell office:value-type="string">
            <text:p>_</text:p>
          </table:table-cell>
          <table:table-cell office:value-type="string">
            <text:p>97/a: 47/47</text:p>
          </table:table-cell>
          <table:table-cell office:value-type="string">
            <text:p>98/b: 48/48</text:p>
          </table:table-cell>
          <table:table-cell office:value-type="string">
            <text:p>99/c: 49/49</text:p>
          </table:table-cell>
          <table:table-cell office:value-type="string">
            <text:p>100/d: 50/50</text:p>
          </table:table-cell>
          <table:table-cell office:value-type="string">
            <text:p>101/e: 51/51</text:p>
          </table:table-cell>
          <table:table-cell office:value-type="string">
            <text:p>102/f: 52/52</text:p>
          </table:table-cell>
          <table:table-cell office:value-type="string">
            <text:p>103/g: 53/53</text:p>
          </table:table-cell>
          <table:table-cell office:value-type="string">
            <text:p>104/h: 54/54</text:p>
          </table:table-cell>
          <table:table-cell office:value-type="string">
            <text:p>105/i: 55/55</text:p>
          </table:table-cell>
          <table:table-cell office:value-type="string">
            <text:p>106/j: 56/56</text:p>
          </table:table-cell>
          <table:table-cell office:value-type="string">
            <text:p>107/k: 57/57</text:p>
          </table:table-cell>
          <table:table-cell office:value-type="string">
            <text:p>108/l: 58/58</text:p>
          </table:table-cell>
          <table:table-cell office:value-type="string">
            <text:p>109/m: 59/59</text:p>
          </table:table-cell>
          <table:table-cell office:value-type="string">
            <text:p>110/n: 60/60</text:p>
          </table:table-cell>
          <table:table-cell office:value-type="string">
            <text:p>111/o: 61/61</text:p>
          </table:table-cell>
          <table:table-cell office:value-type="string">
            <text:p>112/p: 62/62</text:p>
          </table:table-cell>
          <table:table-cell office:value-type="string">
            <text:p>113/q: 63/63</text:p>
          </table:table-cell>
          <table:table-cell office:value-type="string">
            <text:p>114/r: 64/64</text:p>
          </table:table-cell>
          <table:table-cell office:value-type="string">
            <text:p>115/s: 65/65</text:p>
          </table:table-cell>
          <table:table-cell office:value-type="string">
            <text:p>116/t: 66/66</text:p>
          </table:table-cell>
          <table:table-cell office:value-type="string">
            <text:p>117/u: 67/67</text:p>
          </table:table-cell>
          <table:table-cell office:value-type="string">
            <text:p>118/v: 68/68</text:p>
          </table:table-cell>
          <table:table-cell office:value-type="string">
            <text:p>119/w: 69/69</text:p>
          </table:table-cell>
          <table:table-cell office:value-type="string">
            <text:p>120/x: 70/70</text:p>
          </table:table-cell>
          <table:table-cell office:value-type="string">
            <text:p>121/y: 71/71</text:p>
          </table:table-cell>
          <table:table-cell office:value-type="string">
            <text:p>122/z: 72/72</text:p>
          </table:table-cell>
          <table:table-cell table:number-columns-repeated="5" office:value-type="string">
            <text:p>_</text:p>
          </table:table-cell>
          <table:table-cell office:value-type="string">
            <text:p>194/?: 73/73</text:p>
          </table:table-cell>
          <table:table-cell office:value-type="string">
            <text:p>195/?: 74/74</text:p>
          </table:table-cell>
          <table:table-cell table:number-columns-repeated="6" office:value-type="string">
            <text:p>_</text:p>
          </table:table-cell>
          <table:table-cell office:value-type="string">
            <text:p>203/?: 75/75</text:p>
          </table:table-cell>
          <table:table-cell table:number-columns-repeated="2" office:value-type="string">
            <text:p>_</text:p>
          </table:table-cell>
          <table:table-cell office:value-type="string">
            <text:p>206/?: 75/75</text:p>
          </table:table-cell>
          <table:table-cell office:value-type="string">
            <text:p>207/?: 77/77</text:p>
          </table:table-cell>
          <table:table-cell office:value-type="string">
            <text:p>208/?: 76/76</text:p>
          </table:table-cell>
          <table:table-cell office:value-type="string">
            <text:p>226/?: 77/77</text:p>
          </table:table-cell>
          <table:table-cell table:number-columns-repeated="2" office:value-type="string">
            <text:p>_</text:p>
          </table:table-cell>
          <table:table-cell office:value-type="string">
            <text:p>229/?: 78/78</text:p>
          </table:table-cell>
          <table:table-cell table:number-columns-repeated="4" office:value-type="string">
            <text:p>_</text:p>
          </table:table-cell>
          <table:table-cell office:value-type="string">
            <text:p>239/?: 79/79</text:p>
          </table:table-cell>
          <table:table-cell table:number-columns-repeated="5" office:value-type="string">
            <text:p>_</text:p>
          </table:table-cell>
          <table:table-cell table:number-columns-repeated="9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1">
            <text:p>8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2">
            <text:p>82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table:number-columns-repeated="2" office:value-type="string">
            <text:p>_</text:p>
          </table:table-cell>
          <table:table-cell office:value-type="string">
            <text:p>37/%: 1/1</text:p>
          </table:table-cell>
          <table:table-cell office:value-type="string">
            <text:p>38/&amp;: 2/2</text:p>
          </table:table-cell>
          <table:table-cell office:value-type="string">
            <text:p>39/': 2/2</text:p>
          </table:table-cell>
          <table:table-cell office:value-type="string">
            <text:p>40/(: 4/4</text:p>
          </table:table-cell>
          <table:table-cell office:value-type="string">
            <text:p>41/): 3/3</text:p>
          </table:table-cell>
          <table:table-cell office:value-type="string">
            <text:p>42/*: 4/4</text:p>
          </table:table-cell>
          <table:table-cell office:value-type="string">
            <text:p>43/+: 5/5</text:p>
          </table:table-cell>
          <table:table-cell office:value-type="string">
            <text:p>44/,: 6/6</text:p>
          </table:table-cell>
          <table:table-cell office:value-type="string">
            <text:p>45/-: 7/7</text:p>
          </table:table-cell>
          <table:table-cell office:value-type="string">
            <text:p>46/.: 8/8</text:p>
          </table:table-cell>
          <table:table-cell office:value-type="string">
            <text:p>47//: 9/9</text:p>
          </table:table-cell>
          <table:table-cell office:value-type="string">
            <text:p>48/0: 10/10</text:p>
          </table:table-cell>
          <table:table-cell office:value-type="string">
            <text:p>49/1: 11/11</text:p>
          </table:table-cell>
          <table:table-cell office:value-type="string">
            <text:p>50/2: 12/12</text:p>
          </table:table-cell>
          <table:table-cell office:value-type="string">
            <text:p>51/3: 13/13</text:p>
          </table:table-cell>
          <table:table-cell office:value-type="string">
            <text:p>52/4: 14/14</text:p>
          </table:table-cell>
          <table:table-cell office:value-type="string">
            <text:p>53/5: 15/15</text:p>
          </table:table-cell>
          <table:table-cell office:value-type="string">
            <text:p>54/6: 16/16</text:p>
          </table:table-cell>
          <table:table-cell office:value-type="string">
            <text:p>55/7: 17/17</text:p>
          </table:table-cell>
          <table:table-cell office:value-type="string">
            <text:p>56/8: 18/18</text:p>
          </table:table-cell>
          <table:table-cell office:value-type="string">
            <text:p>57/9: 19/19</text:p>
          </table:table-cell>
          <table:table-cell office:value-type="string">
            <text:p>58/:: 20/20</text:p>
          </table:table-cell>
          <table:table-cell table:number-columns-repeated="2" office:value-type="string">
            <text:p>_</text:p>
          </table:table-cell>
          <table:table-cell office:value-type="string">
            <text:p>61/=: 21/21</text:p>
          </table:table-cell>
          <table:table-cell table:number-columns-repeated="3" office:value-type="string">
            <text:p>_</text:p>
          </table:table-cell>
          <table:table-cell office:value-type="string">
            <text:p>65/A: 22/22</text:p>
          </table:table-cell>
          <table:table-cell office:value-type="string">
            <text:p>66/B: 23/23</text:p>
          </table:table-cell>
          <table:table-cell office:value-type="string">
            <text:p>67/C: 24/24</text:p>
          </table:table-cell>
          <table:table-cell office:value-type="string">
            <text:p>68/D: 25/25</text:p>
          </table:table-cell>
          <table:table-cell office:value-type="string">
            <text:p>69/E: 26/26</text:p>
          </table:table-cell>
          <table:table-cell office:value-type="string">
            <text:p>70/F: 27/27</text:p>
          </table:table-cell>
          <table:table-cell office:value-type="string">
            <text:p>71/G: 28/28</text:p>
          </table:table-cell>
          <table:table-cell office:value-type="string">
            <text:p>72/H: 29/29</text:p>
          </table:table-cell>
          <table:table-cell office:value-type="string">
            <text:p>73/I: 30/30</text:p>
          </table:table-cell>
          <table:table-cell office:value-type="string">
            <text:p>74/J: 31/31</text:p>
          </table:table-cell>
          <table:table-cell office:value-type="string">
            <text:p>75/K: 32/32</text:p>
          </table:table-cell>
          <table:table-cell office:value-type="string">
            <text:p>76/L: 33/33</text:p>
          </table:table-cell>
          <table:table-cell office:value-type="string">
            <text:p>77/M: 34/34</text:p>
          </table:table-cell>
          <table:table-cell office:value-type="string">
            <text:p>78/N: 35/35</text:p>
          </table:table-cell>
          <table:table-cell office:value-type="string">
            <text:p>79/O: 36/36</text:p>
          </table:table-cell>
          <table:table-cell office:value-type="string">
            <text:p>80/P: 37/37</text:p>
          </table:table-cell>
          <table:table-cell office:value-type="string">
            <text:p>81/Q: 38/38</text:p>
          </table:table-cell>
          <table:table-cell office:value-type="string">
            <text:p>82/R: 39/39</text:p>
          </table:table-cell>
          <table:table-cell office:value-type="string">
            <text:p>83/S: 40/40</text:p>
          </table:table-cell>
          <table:table-cell office:value-type="string">
            <text:p>84/T: 41/41</text:p>
          </table:table-cell>
          <table:table-cell office:value-type="string">
            <text:p>85/U: 42/42</text:p>
          </table:table-cell>
          <table:table-cell office:value-type="string">
            <text:p>86/V: 43/43</text:p>
          </table:table-cell>
          <table:table-cell office:value-type="string">
            <text:p>87/W: 44/44</text:p>
          </table:table-cell>
          <table:table-cell office:value-type="string">
            <text:p>88/X: 45/45</text:p>
          </table:table-cell>
          <table:table-cell office:value-type="string">
            <text:p>89/Y: 46/46</text:p>
          </table:table-cell>
          <table:table-cell office:value-type="string">
            <text:p>90/Z: 47/47</text:p>
          </table:table-cell>
          <table:table-cell table:number-columns-repeated="3" office:value-type="string">
            <text:p>_</text:p>
          </table:table-cell>
          <table:table-cell office:value-type="string">
            <text:p>94/^: 48/48</text:p>
          </table:table-cell>
          <table:table-cell office:value-type="string">
            <text:p>95/_: 49/49</text:p>
          </table:table-cell>
          <table:table-cell office:value-type="string">
            <text:p>_</text:p>
          </table:table-cell>
          <table:table-cell office:value-type="string">
            <text:p>97/a: 50/50</text:p>
          </table:table-cell>
          <table:table-cell office:value-type="string">
            <text:p>98/b: 51/51</text:p>
          </table:table-cell>
          <table:table-cell office:value-type="string">
            <text:p>99/c: 52/52</text:p>
          </table:table-cell>
          <table:table-cell office:value-type="string">
            <text:p>100/d: 53/53</text:p>
          </table:table-cell>
          <table:table-cell office:value-type="string">
            <text:p>101/e: 54/54</text:p>
          </table:table-cell>
          <table:table-cell office:value-type="string">
            <text:p>102/f: 55/55</text:p>
          </table:table-cell>
          <table:table-cell office:value-type="string">
            <text:p>103/g: 56/56</text:p>
          </table:table-cell>
          <table:table-cell office:value-type="string">
            <text:p>104/h: 57/57</text:p>
          </table:table-cell>
          <table:table-cell office:value-type="string">
            <text:p>105/i: 58/58</text:p>
          </table:table-cell>
          <table:table-cell office:value-type="string">
            <text:p>106/j: 59/59</text:p>
          </table:table-cell>
          <table:table-cell office:value-type="string">
            <text:p>107/k: 60/60</text:p>
          </table:table-cell>
          <table:table-cell office:value-type="string">
            <text:p>108/l: 61/61</text:p>
          </table:table-cell>
          <table:table-cell office:value-type="string">
            <text:p>109/m: 62/62</text:p>
          </table:table-cell>
          <table:table-cell office:value-type="string">
            <text:p>110/n: 63/63</text:p>
          </table:table-cell>
          <table:table-cell office:value-type="string">
            <text:p>111/o: 64/64</text:p>
          </table:table-cell>
          <table:table-cell office:value-type="string">
            <text:p>112/p: 65/65</text:p>
          </table:table-cell>
          <table:table-cell office:value-type="string">
            <text:p>113/q: 66/66</text:p>
          </table:table-cell>
          <table:table-cell office:value-type="string">
            <text:p>114/r: 67/67</text:p>
          </table:table-cell>
          <table:table-cell office:value-type="string">
            <text:p>115/s: 68/68</text:p>
          </table:table-cell>
          <table:table-cell office:value-type="string">
            <text:p>116/t: 69/69</text:p>
          </table:table-cell>
          <table:table-cell office:value-type="string">
            <text:p>117/u: 70/70</text:p>
          </table:table-cell>
          <table:table-cell office:value-type="string">
            <text:p>118/v: 71/71</text:p>
          </table:table-cell>
          <table:table-cell office:value-type="string">
            <text:p>119/w: 72/72</text:p>
          </table:table-cell>
          <table:table-cell office:value-type="string">
            <text:p>120/x: 73/73</text:p>
          </table:table-cell>
          <table:table-cell office:value-type="string">
            <text:p>121/y: 74/74</text:p>
          </table:table-cell>
          <table:table-cell office:value-type="string">
            <text:p>122/z: 75/75</text:p>
          </table:table-cell>
          <table:table-cell table:number-columns-repeated="4" office:value-type="string">
            <text:p>_</text:p>
          </table:table-cell>
          <table:table-cell office:value-type="string">
            <text:p>194/?: 76/76</text:p>
          </table:table-cell>
          <table:table-cell office:value-type="string">
            <text:p>195/?: 77/77</text:p>
          </table:table-cell>
          <table:table-cell table:number-columns-repeated="6" office:value-type="string">
            <text:p>_</text:p>
          </table:table-cell>
          <table:table-cell office:value-type="string">
            <text:p>204/?: 78/78</text:p>
          </table:table-cell>
          <table:table-cell office:value-type="string">
            <text:p>_</text:p>
          </table:table-cell>
          <table:table-cell office:value-type="string">
            <text:p>206/?: 79/79</text:p>
          </table:table-cell>
          <table:table-cell table:number-columns-repeated="5" office:value-type="string">
            <text:p>_</text:p>
          </table:table-cell>
          <table:table-cell office:value-type="string">
            <text:p>226/?: 79/79</text:p>
          </table:table-cell>
          <table:table-cell office:value-type="string">
            <text:p>227/?: 80/80</text:p>
          </table:table-cell>
          <table:table-cell table:number-columns-repeated="6" office:value-type="string">
            <text:p>_</text:p>
          </table:table-cell>
          <table:table-cell office:value-type="string">
            <text:p>239/?: 81/81</text:p>
          </table:table-cell>
          <table:table-cell table:number-columns-repeated="5" office:value-type="string">
            <text:p>_</text:p>
          </table:table-cell>
          <table:table-cell table:number-columns-repeated="8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3">
            <text:p>83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2/2</text:p>
          </table:table-cell>
          <table:table-cell office:value-type="string">
            <text:p>37/%: 0/1</text:p>
          </table:table-cell>
          <table:table-cell office:value-type="string">
            <text:p>38/&amp;: 1/2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office:value-type="string">
            <text:p>_</text:p>
          </table:table-cell>
          <table:table-cell office:value-type="string">
            <text:p>42/*: 4/4</text:p>
          </table:table-cell>
          <table:table-cell office:value-type="string">
            <text:p>43/+: 4/5</text:p>
          </table:table-cell>
          <table:table-cell office:value-type="string">
            <text:p>44/,: 5/6</text:p>
          </table:table-cell>
          <table:table-cell office:value-type="string">
            <text:p>45/-: 6/7</text:p>
          </table:table-cell>
          <table:table-cell office:value-type="string">
            <text:p>46/.: 7/8</text:p>
          </table:table-cell>
          <table:table-cell office:value-type="string">
            <text:p>47//: 8/9</text:p>
          </table:table-cell>
          <table:table-cell office:value-type="string">
            <text:p>48/0: 9/9</text:p>
          </table:table-cell>
          <table:table-cell office:value-type="string">
            <text:p>49/1: 10/10</text:p>
          </table:table-cell>
          <table:table-cell office:value-type="string">
            <text:p>50/2: 11/11</text:p>
          </table:table-cell>
          <table:table-cell office:value-type="string">
            <text:p>51/3: 12/12</text:p>
          </table:table-cell>
          <table:table-cell office:value-type="string">
            <text:p>52/4: 13/13</text:p>
          </table:table-cell>
          <table:table-cell office:value-type="string">
            <text:p>53/5: 14/14</text:p>
          </table:table-cell>
          <table:table-cell office:value-type="string">
            <text:p>54/6: 15/15</text:p>
          </table:table-cell>
          <table:table-cell office:value-type="string">
            <text:p>55/7: 16/16</text:p>
          </table:table-cell>
          <table:table-cell office:value-type="string">
            <text:p>56/8: 17/17</text:p>
          </table:table-cell>
          <table:table-cell office:value-type="string">
            <text:p>57/9: 18/18</text:p>
          </table:table-cell>
          <table:table-cell office:value-type="string">
            <text:p>58/:: 19/19</text:p>
          </table:table-cell>
          <table:table-cell table:number-columns-repeated="2" office:value-type="string">
            <text:p>_</text:p>
          </table:table-cell>
          <table:table-cell office:value-type="string">
            <text:p>61/=: 20/21</text:p>
          </table:table-cell>
          <table:table-cell office:value-type="string">
            <text:p>_</text:p>
          </table:table-cell>
          <table:table-cell office:value-type="string">
            <text:p>63/?: 20/20</text:p>
          </table:table-cell>
          <table:table-cell office:value-type="string">
            <text:p>64/@: 21/21</text:p>
          </table:table-cell>
          <table:table-cell office:value-type="string">
            <text:p>65/A: 21/22</text:p>
          </table:table-cell>
          <table:table-cell office:value-type="string">
            <text:p>66/B: 22/23</text:p>
          </table:table-cell>
          <table:table-cell office:value-type="string">
            <text:p>67/C: 23/24</text:p>
          </table:table-cell>
          <table:table-cell office:value-type="string">
            <text:p>68/D: 24/25</text:p>
          </table:table-cell>
          <table:table-cell office:value-type="string">
            <text:p>69/E: 25/26</text:p>
          </table:table-cell>
          <table:table-cell office:value-type="string">
            <text:p>70/F: 26/27</text:p>
          </table:table-cell>
          <table:table-cell office:value-type="string">
            <text:p>71/G: 27/28</text:p>
          </table:table-cell>
          <table:table-cell office:value-type="string">
            <text:p>72/H: 28/29</text:p>
          </table:table-cell>
          <table:table-cell office:value-type="string">
            <text:p>73/I: 29/30</text:p>
          </table:table-cell>
          <table:table-cell office:value-type="string">
            <text:p>74/J: 30/31</text:p>
          </table:table-cell>
          <table:table-cell office:value-type="string">
            <text:p>75/K: 31/32</text:p>
          </table:table-cell>
          <table:table-cell office:value-type="string">
            <text:p>76/L: 32/33</text:p>
          </table:table-cell>
          <table:table-cell office:value-type="string">
            <text:p>77/M: 33/34</text:p>
          </table:table-cell>
          <table:table-cell office:value-type="string">
            <text:p>78/N: 34/35</text:p>
          </table:table-cell>
          <table:table-cell office:value-type="string">
            <text:p>79/O: 35/36</text:p>
          </table:table-cell>
          <table:table-cell office:value-type="string">
            <text:p>80/P: 36/37</text:p>
          </table:table-cell>
          <table:table-cell office:value-type="string">
            <text:p>81/Q: 37/38</text:p>
          </table:table-cell>
          <table:table-cell office:value-type="string">
            <text:p>82/R: 38/39</text:p>
          </table:table-cell>
          <table:table-cell office:value-type="string">
            <text:p>83/S: 39/40</text:p>
          </table:table-cell>
          <table:table-cell office:value-type="string">
            <text:p>84/T: 40/41</text:p>
          </table:table-cell>
          <table:table-cell office:value-type="string">
            <text:p>85/U: 41/42</text:p>
          </table:table-cell>
          <table:table-cell office:value-type="string">
            <text:p>86/V: 42/43</text:p>
          </table:table-cell>
          <table:table-cell office:value-type="string">
            <text:p>87/W: 43/44</text:p>
          </table:table-cell>
          <table:table-cell office:value-type="string">
            <text:p>88/X: 44/45</text:p>
          </table:table-cell>
          <table:table-cell office:value-type="string">
            <text:p>89/Y: 45/46</text:p>
          </table:table-cell>
          <table:table-cell office:value-type="string">
            <text:p>90/Z: 46/47</text:p>
          </table:table-cell>
          <table:table-cell table:number-columns-repeated="2" office:value-type="string">
            <text:p>_</text:p>
          </table:table-cell>
          <table:table-cell office:value-type="string">
            <text:p>94/^: 47/48</text:p>
          </table:table-cell>
          <table:table-cell office:value-type="string">
            <text:p>95/_: 48/49</text:p>
          </table:table-cell>
          <table:table-cell office:value-type="string">
            <text:p>96/`: 48/48</text:p>
          </table:table-cell>
          <table:table-cell office:value-type="string">
            <text:p>97/a: 49/49</text:p>
          </table:table-cell>
          <table:table-cell office:value-type="string">
            <text:p>98/b: 50/50</text:p>
          </table:table-cell>
          <table:table-cell office:value-type="string">
            <text:p>99/c: 51/51</text:p>
          </table:table-cell>
          <table:table-cell office:value-type="string">
            <text:p>100/d: 52/52</text:p>
          </table:table-cell>
          <table:table-cell office:value-type="string">
            <text:p>101/e: 53/53</text:p>
          </table:table-cell>
          <table:table-cell office:value-type="string">
            <text:p>102/f: 54/54</text:p>
          </table:table-cell>
          <table:table-cell office:value-type="string">
            <text:p>103/g: 55/55</text:p>
          </table:table-cell>
          <table:table-cell office:value-type="string">
            <text:p>104/h: 56/56</text:p>
          </table:table-cell>
          <table:table-cell office:value-type="string">
            <text:p>105/i: 57/57</text:p>
          </table:table-cell>
          <table:table-cell office:value-type="string">
            <text:p>106/j: 58/58</text:p>
          </table:table-cell>
          <table:table-cell office:value-type="string">
            <text:p>107/k: 59/59</text:p>
          </table:table-cell>
          <table:table-cell office:value-type="string">
            <text:p>108/l: 60/60</text:p>
          </table:table-cell>
          <table:table-cell office:value-type="string">
            <text:p>109/m: 61/61</text:p>
          </table:table-cell>
          <table:table-cell office:value-type="string">
            <text:p>110/n: 62/62</text:p>
          </table:table-cell>
          <table:table-cell office:value-type="string">
            <text:p>111/o: 63/63</text:p>
          </table:table-cell>
          <table:table-cell office:value-type="string">
            <text:p>112/p: 64/64</text:p>
          </table:table-cell>
          <table:table-cell office:value-type="string">
            <text:p>113/q: 65/65</text:p>
          </table:table-cell>
          <table:table-cell office:value-type="string">
            <text:p>114/r: 66/66</text:p>
          </table:table-cell>
          <table:table-cell office:value-type="string">
            <text:p>115/s: 67/67</text:p>
          </table:table-cell>
          <table:table-cell office:value-type="string">
            <text:p>116/t: 68/68</text:p>
          </table:table-cell>
          <table:table-cell office:value-type="string">
            <text:p>117/u: 69/69</text:p>
          </table:table-cell>
          <table:table-cell office:value-type="string">
            <text:p>118/v: 70/70</text:p>
          </table:table-cell>
          <table:table-cell office:value-type="string">
            <text:p>119/w: 71/71</text:p>
          </table:table-cell>
          <table:table-cell office:value-type="string">
            <text:p>120/x: 72/72</text:p>
          </table:table-cell>
          <table:table-cell office:value-type="string">
            <text:p>121/y: 73/73</text:p>
          </table:table-cell>
          <table:table-cell office:value-type="string">
            <text:p>122/z: 74/74</text:p>
          </table:table-cell>
          <table:table-cell table:number-columns-repeated="2" office:value-type="string">
            <text:p>_</text:p>
          </table:table-cell>
          <table:table-cell office:value-type="string">
            <text:p>194/?: 75/75</text:p>
          </table:table-cell>
          <table:table-cell office:value-type="string">
            <text:p>195/?: 76/76</text:p>
          </table:table-cell>
          <table:table-cell office:value-type="string">
            <text:p>196/?: 77/77</text:p>
          </table:table-cell>
          <table:table-cell office:value-type="string">
            <text:p>197/?: 78/78</text:p>
          </table:table-cell>
          <table:table-cell table:number-columns-repeated="2" office:value-type="string">
            <text:p>_</text:p>
          </table:table-cell>
          <table:table-cell office:value-type="string">
            <text:p>204/?: 77/77</text:p>
          </table:table-cell>
          <table:table-cell office:value-type="string">
            <text:p>_</text:p>
          </table:table-cell>
          <table:table-cell office:value-type="string">
            <text:p>206/?: 78/78</text:p>
          </table:table-cell>
          <table:table-cell office:value-type="string">
            <text:p>207/?: 79/79</text:p>
          </table:table-cell>
          <table:table-cell office:value-type="string">
            <text:p>208/?: 79/79</text:p>
          </table:table-cell>
          <table:table-cell office:value-type="string">
            <text:p>_</text:p>
          </table:table-cell>
          <table:table-cell office:value-type="string">
            <text:p>225/?: 80/80</text:p>
          </table:table-cell>
          <table:table-cell office:value-type="string">
            <text:p>226/?: 80/80</text:p>
          </table:table-cell>
          <table:table-cell table:number-columns-repeated="2" office:value-type="string">
            <text:p>_</text:p>
          </table:table-cell>
          <table:table-cell office:value-type="string">
            <text:p>229/?: 81/81</text:p>
          </table:table-cell>
          <table:table-cell office:value-type="string">
            <text:p>_</text:p>
          </table:table-cell>
          <table:table-cell office:value-type="string">
            <text:p>231/?: 81/81</text:p>
          </table:table-cell>
          <table:table-cell table:number-columns-repeated="7" office:value-type="string">
            <text:p>_</text:p>
          </table:table-cell>
          <table:table-cell office:value-type="string">
            <text:p>239/?: 82/82</text:p>
          </table:table-cell>
          <table:table-cell office:value-type="string">
            <text:p>_</text:p>
          </table:table-cell>
          <table:table-cell table:number-columns-repeated="9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4">
            <text:p>84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9/': 1/1</text:p>
          </table:table-cell>
          <table:table-cell office:value-type="string">
            <text:p>40/(: 2/2</text:p>
          </table:table-cell>
          <table:table-cell office:value-type="string">
            <text:p>41/): 3/3</text:p>
          </table:table-cell>
          <table:table-cell office:value-type="string">
            <text:p>42/*: 4/4</text:p>
          </table:table-cell>
          <table:table-cell office:value-type="string">
            <text:p>43/+: 5/5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_</text:p>
          </table:table-cell>
          <table:table-cell office:value-type="string">
            <text:p>48/0: 8/8</text:p>
          </table:table-cell>
          <table:table-cell office:value-type="string">
            <text:p>49/1: 9/9</text:p>
          </table:table-cell>
          <table:table-cell office:value-type="string">
            <text:p>50/2: 10/10</text:p>
          </table:table-cell>
          <table:table-cell office:value-type="string">
            <text:p>51/3: 11/11</text:p>
          </table:table-cell>
          <table:table-cell office:value-type="string">
            <text:p>52/4: 12/12</text:p>
          </table:table-cell>
          <table:table-cell office:value-type="string">
            <text:p>53/5: 13/13</text:p>
          </table:table-cell>
          <table:table-cell office:value-type="string">
            <text:p>54/6: 14/14</text:p>
          </table:table-cell>
          <table:table-cell office:value-type="string">
            <text:p>55/7: 15/15</text:p>
          </table:table-cell>
          <table:table-cell office:value-type="string">
            <text:p>56/8: 16/16</text:p>
          </table:table-cell>
          <table:table-cell office:value-type="string">
            <text:p>57/9: 17/17</text:p>
          </table:table-cell>
          <table:table-cell office:value-type="string">
            <text:p>58/:: 18/18</text:p>
          </table:table-cell>
          <table:table-cell office:value-type="string">
            <text:p>59/;: 19/19</text:p>
          </table:table-cell>
          <table:table-cell office:value-type="string">
            <text:p>_</text:p>
          </table:table-cell>
          <table:table-cell office:value-type="string">
            <text:p>61/=: 20/20</text:p>
          </table:table-cell>
          <table:table-cell office:value-type="string">
            <text:p>_</text:p>
          </table:table-cell>
          <table:table-cell office:value-type="string">
            <text:p>63/?: 21/21</text:p>
          </table:table-cell>
          <table:table-cell office:value-type="string">
            <text:p>_</text:p>
          </table:table-cell>
          <table:table-cell office:value-type="string">
            <text:p>65/A: 22/22</text:p>
          </table:table-cell>
          <table:table-cell office:value-type="string">
            <text:p>66/B: 23/23</text:p>
          </table:table-cell>
          <table:table-cell office:value-type="string">
            <text:p>67/C: 24/24</text:p>
          </table:table-cell>
          <table:table-cell office:value-type="string">
            <text:p>68/D: 25/25</text:p>
          </table:table-cell>
          <table:table-cell office:value-type="string">
            <text:p>69/E: 26/26</text:p>
          </table:table-cell>
          <table:table-cell office:value-type="string">
            <text:p>70/F: 27/27</text:p>
          </table:table-cell>
          <table:table-cell office:value-type="string">
            <text:p>71/G: 28/28</text:p>
          </table:table-cell>
          <table:table-cell office:value-type="string">
            <text:p>72/H: 29/29</text:p>
          </table:table-cell>
          <table:table-cell office:value-type="string">
            <text:p>73/I: 30/30</text:p>
          </table:table-cell>
          <table:table-cell office:value-type="string">
            <text:p>74/J: 31/31</text:p>
          </table:table-cell>
          <table:table-cell office:value-type="string">
            <text:p>75/K: 32/32</text:p>
          </table:table-cell>
          <table:table-cell office:value-type="string">
            <text:p>76/L: 33/33</text:p>
          </table:table-cell>
          <table:table-cell office:value-type="string">
            <text:p>77/M: 34/34</text:p>
          </table:table-cell>
          <table:table-cell office:value-type="string">
            <text:p>78/N: 35/35</text:p>
          </table:table-cell>
          <table:table-cell office:value-type="string">
            <text:p>79/O: 36/36</text:p>
          </table:table-cell>
          <table:table-cell office:value-type="string">
            <text:p>80/P: 37/37</text:p>
          </table:table-cell>
          <table:table-cell office:value-type="string">
            <text:p>81/Q: 38/38</text:p>
          </table:table-cell>
          <table:table-cell office:value-type="string">
            <text:p>82/R: 39/39</text:p>
          </table:table-cell>
          <table:table-cell office:value-type="string">
            <text:p>83/S: 40/40</text:p>
          </table:table-cell>
          <table:table-cell office:value-type="string">
            <text:p>84/T: 41/41</text:p>
          </table:table-cell>
          <table:table-cell office:value-type="string">
            <text:p>85/U: 42/42</text:p>
          </table:table-cell>
          <table:table-cell office:value-type="string">
            <text:p>86/V: 43/43</text:p>
          </table:table-cell>
          <table:table-cell office:value-type="string">
            <text:p>87/W: 44/44</text:p>
          </table:table-cell>
          <table:table-cell office:value-type="string">
            <text:p>88/X: 45/45</text:p>
          </table:table-cell>
          <table:table-cell office:value-type="string">
            <text:p>89/Y: 46/46</text:p>
          </table:table-cell>
          <table:table-cell office:value-type="string">
            <text:p>90/Z: 47/47</text:p>
          </table:table-cell>
          <table:table-cell table:number-columns-repeated="2" office:value-type="string">
            <text:p>_</text:p>
          </table:table-cell>
          <table:table-cell office:value-type="string">
            <text:p>94/^: 48/48</text:p>
          </table:table-cell>
          <table:table-cell office:value-type="string">
            <text:p>95/_: 49/49</text:p>
          </table:table-cell>
          <table:table-cell office:value-type="string">
            <text:p>_</text:p>
          </table:table-cell>
          <table:table-cell office:value-type="string">
            <text:p>97/a: 50/50</text:p>
          </table:table-cell>
          <table:table-cell office:value-type="string">
            <text:p>98/b: 51/51</text:p>
          </table:table-cell>
          <table:table-cell office:value-type="string">
            <text:p>99/c: 52/52</text:p>
          </table:table-cell>
          <table:table-cell office:value-type="string">
            <text:p>100/d: 53/53</text:p>
          </table:table-cell>
          <table:table-cell office:value-type="string">
            <text:p>101/e: 54/54</text:p>
          </table:table-cell>
          <table:table-cell office:value-type="string">
            <text:p>102/f: 55/55</text:p>
          </table:table-cell>
          <table:table-cell office:value-type="string">
            <text:p>103/g: 56/56</text:p>
          </table:table-cell>
          <table:table-cell office:value-type="string">
            <text:p>104/h: 57/57</text:p>
          </table:table-cell>
          <table:table-cell office:value-type="string">
            <text:p>105/i: 58/58</text:p>
          </table:table-cell>
          <table:table-cell office:value-type="string">
            <text:p>_</text:p>
          </table:table-cell>
          <table:table-cell office:value-type="string">
            <text:p>107/k: 59/59</text:p>
          </table:table-cell>
          <table:table-cell office:value-type="string">
            <text:p>108/l: 60/60</text:p>
          </table:table-cell>
          <table:table-cell office:value-type="string">
            <text:p>109/m: 61/61</text:p>
          </table:table-cell>
          <table:table-cell office:value-type="string">
            <text:p>110/n: 62/62</text:p>
          </table:table-cell>
          <table:table-cell office:value-type="string">
            <text:p>111/o: 63/63</text:p>
          </table:table-cell>
          <table:table-cell office:value-type="string">
            <text:p>112/p: 64/64</text:p>
          </table:table-cell>
          <table:table-cell office:value-type="string">
            <text:p>_</text:p>
          </table:table-cell>
          <table:table-cell office:value-type="string">
            <text:p>114/r: 65/65</text:p>
          </table:table-cell>
          <table:table-cell office:value-type="string">
            <text:p>115/s: 66/66</text:p>
          </table:table-cell>
          <table:table-cell office:value-type="string">
            <text:p>116/t: 67/67</text:p>
          </table:table-cell>
          <table:table-cell office:value-type="string">
            <text:p>117/u: 68/68</text:p>
          </table:table-cell>
          <table:table-cell office:value-type="string">
            <text:p>118/v: 69/69</text:p>
          </table:table-cell>
          <table:table-cell office:value-type="string">
            <text:p>119/w: 70/70</text:p>
          </table:table-cell>
          <table:table-cell office:value-type="string">
            <text:p>120/x: 71/71</text:p>
          </table:table-cell>
          <table:table-cell office:value-type="string">
            <text:p>121/y: 72/72</text:p>
          </table:table-cell>
          <table:table-cell table:number-columns-repeated="7" office:value-type="string">
            <text:p>_</text:p>
          </table:table-cell>
          <table:table-cell office:value-type="string">
            <text:p>194/?: 73/73</text:p>
          </table:table-cell>
          <table:table-cell office:value-type="string">
            <text:p>195/?: 74/74</text:p>
          </table:table-cell>
          <table:table-cell table:number-columns-repeated="5" office:value-type="string">
            <text:p>_</text:p>
          </table:table-cell>
          <table:table-cell office:value-type="string">
            <text:p>201/?: 75/75</text:p>
          </table:table-cell>
          <table:table-cell table:number-columns-repeated="2" office:value-type="string">
            <text:p>_</text:p>
          </table:table-cell>
          <table:table-cell office:value-type="string">
            <text:p>204/?: 76/76</text:p>
          </table:table-cell>
          <table:table-cell office:value-type="string">
            <text:p>205/?: 77/77</text:p>
          </table:table-cell>
          <table:table-cell office:value-type="string">
            <text:p>206/?: 78/78</text:p>
          </table:table-cell>
          <table:table-cell office:value-type="string">
            <text:p>_</text:p>
          </table:table-cell>
          <table:table-cell office:value-type="string">
            <text:p>216/?: 79/79</text:p>
          </table:table-cell>
          <table:table-cell table:number-columns-repeated="7" office:value-type="string">
            <text:p>_</text:p>
          </table:table-cell>
          <table:table-cell office:value-type="string">
            <text:p>224/?: 80/80</text:p>
          </table:table-cell>
          <table:table-cell office:value-type="string">
            <text:p>225/?: 81/81</text:p>
          </table:table-cell>
          <table:table-cell office:value-type="string">
            <text:p>226/?: 82/82</text:p>
          </table:table-cell>
          <table:table-cell table:number-columns-repeated="5" office:value-type="string">
            <text:p>_</text:p>
          </table:table-cell>
          <table:table-cell office:value-type="string">
            <text:p>236/?: 83/83</text:p>
          </table:table-cell>
          <table:table-cell table:number-columns-repeated="8" office:value-type="string">
            <text:p>_</text:p>
          </table:table-cell>
          <table:table-cell table:number-columns-repeated="8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5">
            <text:p>8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6">
            <text:p>86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2/2</text:p>
          </table:table-cell>
          <table:table-cell office:value-type="string">
            <text:p>37/%: 3/3</text:p>
          </table:table-cell>
          <table:table-cell office:value-type="string">
            <text:p>38/&amp;: 4/4</text:p>
          </table:table-cell>
          <table:table-cell office:value-type="string">
            <text:p>39/': 5/5</text:p>
          </table:table-cell>
          <table:table-cell office:value-type="string">
            <text:p>40/(: 6/6</text:p>
          </table:table-cell>
          <table:table-cell office:value-type="string">
            <text:p>_</text:p>
          </table:table-cell>
          <table:table-cell office:value-type="string">
            <text:p>42/*: 7/7</text:p>
          </table:table-cell>
          <table:table-cell office:value-type="string">
            <text:p>43/+: 8/8</text:p>
          </table:table-cell>
          <table:table-cell office:value-type="string">
            <text:p>44/,: 9/9</text:p>
          </table:table-cell>
          <table:table-cell office:value-type="string">
            <text:p>45/-: 10/10</text:p>
          </table:table-cell>
          <table:table-cell office:value-type="string">
            <text:p>46/.: 11/11</text:p>
          </table:table-cell>
          <table:table-cell office:value-type="string">
            <text:p>47//: 12/12</text:p>
          </table:table-cell>
          <table:table-cell office:value-type="string">
            <text:p>48/0: 13/13</text:p>
          </table:table-cell>
          <table:table-cell office:value-type="string">
            <text:p>49/1: 14/14</text:p>
          </table:table-cell>
          <table:table-cell office:value-type="string">
            <text:p>50/2: 15/15</text:p>
          </table:table-cell>
          <table:table-cell office:value-type="string">
            <text:p>51/3: 16/16</text:p>
          </table:table-cell>
          <table:table-cell office:value-type="string">
            <text:p>52/4: 17/17</text:p>
          </table:table-cell>
          <table:table-cell office:value-type="string">
            <text:p>53/5: 18/18</text:p>
          </table:table-cell>
          <table:table-cell office:value-type="string">
            <text:p>54/6: 19/19</text:p>
          </table:table-cell>
          <table:table-cell office:value-type="string">
            <text:p>55/7: 20/20</text:p>
          </table:table-cell>
          <table:table-cell office:value-type="string">
            <text:p>56/8: 21/21</text:p>
          </table:table-cell>
          <table:table-cell office:value-type="string">
            <text:p>57/9: 22/22</text:p>
          </table:table-cell>
          <table:table-cell office:value-type="string">
            <text:p>58/:: 23/23</text:p>
          </table:table-cell>
          <table:table-cell table:number-columns-repeated="2" office:value-type="string">
            <text:p>_</text:p>
          </table:table-cell>
          <table:table-cell office:value-type="string">
            <text:p>61/=: 24/24</text:p>
          </table:table-cell>
          <table:table-cell table:number-columns-repeated="3" office:value-type="string">
            <text:p>_</text:p>
          </table:table-cell>
          <table:table-cell office:value-type="string">
            <text:p>65/A: 25/25</text:p>
          </table:table-cell>
          <table:table-cell office:value-type="string">
            <text:p>66/B: 26/26</text:p>
          </table:table-cell>
          <table:table-cell office:value-type="string">
            <text:p>67/C: 27/27</text:p>
          </table:table-cell>
          <table:table-cell office:value-type="string">
            <text:p>68/D: 28/28</text:p>
          </table:table-cell>
          <table:table-cell office:value-type="string">
            <text:p>69/E: 29/29</text:p>
          </table:table-cell>
          <table:table-cell office:value-type="string">
            <text:p>70/F: 30/30</text:p>
          </table:table-cell>
          <table:table-cell office:value-type="string">
            <text:p>71/G: 31/31</text:p>
          </table:table-cell>
          <table:table-cell office:value-type="string">
            <text:p>72/H: 32/32</text:p>
          </table:table-cell>
          <table:table-cell office:value-type="string">
            <text:p>73/I: 33/33</text:p>
          </table:table-cell>
          <table:table-cell office:value-type="string">
            <text:p>74/J: 34/34</text:p>
          </table:table-cell>
          <table:table-cell office:value-type="string">
            <text:p>75/K: 35/35</text:p>
          </table:table-cell>
          <table:table-cell office:value-type="string">
            <text:p>76/L: 36/36</text:p>
          </table:table-cell>
          <table:table-cell office:value-type="string">
            <text:p>77/M: 37/37</text:p>
          </table:table-cell>
          <table:table-cell office:value-type="string">
            <text:p>78/N: 38/38</text:p>
          </table:table-cell>
          <table:table-cell office:value-type="string">
            <text:p>79/O: 39/39</text:p>
          </table:table-cell>
          <table:table-cell office:value-type="string">
            <text:p>80/P: 40/40</text:p>
          </table:table-cell>
          <table:table-cell office:value-type="string">
            <text:p>81/Q: 41/41</text:p>
          </table:table-cell>
          <table:table-cell office:value-type="string">
            <text:p>82/R: 42/42</text:p>
          </table:table-cell>
          <table:table-cell office:value-type="string">
            <text:p>83/S: 43/43</text:p>
          </table:table-cell>
          <table:table-cell office:value-type="string">
            <text:p>84/T: 44/44</text:p>
          </table:table-cell>
          <table:table-cell office:value-type="string">
            <text:p>85/U: 45/45</text:p>
          </table:table-cell>
          <table:table-cell office:value-type="string">
            <text:p>86/V: 46/46</text:p>
          </table:table-cell>
          <table:table-cell office:value-type="string">
            <text:p>87/W: 47/47</text:p>
          </table:table-cell>
          <table:table-cell office:value-type="string">
            <text:p>88/X: 48/48</text:p>
          </table:table-cell>
          <table:table-cell office:value-type="string">
            <text:p>89/Y: 49/49</text:p>
          </table:table-cell>
          <table:table-cell office:value-type="string">
            <text:p>90/Z: 50/50</text:p>
          </table:table-cell>
          <table:table-cell table:number-columns-repeated="3" office:value-type="string">
            <text:p>_</text:p>
          </table:table-cell>
          <table:table-cell office:value-type="string">
            <text:p>94/^: 51/51</text:p>
          </table:table-cell>
          <table:table-cell office:value-type="string">
            <text:p>95/_: 52/52</text:p>
          </table:table-cell>
          <table:table-cell office:value-type="string">
            <text:p>_</text:p>
          </table:table-cell>
          <table:table-cell office:value-type="string">
            <text:p>97/a: 53/53</text:p>
          </table:table-cell>
          <table:table-cell office:value-type="string">
            <text:p>98/b: 54/54</text:p>
          </table:table-cell>
          <table:table-cell office:value-type="string">
            <text:p>99/c: 55/55</text:p>
          </table:table-cell>
          <table:table-cell office:value-type="string">
            <text:p>100/d: 56/56</text:p>
          </table:table-cell>
          <table:table-cell office:value-type="string">
            <text:p>101/e: 57/57</text:p>
          </table:table-cell>
          <table:table-cell office:value-type="string">
            <text:p>102/f: 58/58</text:p>
          </table:table-cell>
          <table:table-cell office:value-type="string">
            <text:p>103/g: 59/59</text:p>
          </table:table-cell>
          <table:table-cell office:value-type="string">
            <text:p>104/h: 60/60</text:p>
          </table:table-cell>
          <table:table-cell office:value-type="string">
            <text:p>105/i: 61/61</text:p>
          </table:table-cell>
          <table:table-cell office:value-type="string">
            <text:p>106/j: 62/62</text:p>
          </table:table-cell>
          <table:table-cell office:value-type="string">
            <text:p>107/k: 63/63</text:p>
          </table:table-cell>
          <table:table-cell office:value-type="string">
            <text:p>108/l: 64/64</text:p>
          </table:table-cell>
          <table:table-cell office:value-type="string">
            <text:p>109/m: 65/65</text:p>
          </table:table-cell>
          <table:table-cell office:value-type="string">
            <text:p>110/n: 66/66</text:p>
          </table:table-cell>
          <table:table-cell office:value-type="string">
            <text:p>111/o: 67/67</text:p>
          </table:table-cell>
          <table:table-cell office:value-type="string">
            <text:p>112/p: 68/68</text:p>
          </table:table-cell>
          <table:table-cell office:value-type="string">
            <text:p>113/q: 69/69</text:p>
          </table:table-cell>
          <table:table-cell office:value-type="string">
            <text:p>114/r: 70/70</text:p>
          </table:table-cell>
          <table:table-cell office:value-type="string">
            <text:p>115/s: 71/71</text:p>
          </table:table-cell>
          <table:table-cell office:value-type="string">
            <text:p>116/t: 72/72</text:p>
          </table:table-cell>
          <table:table-cell office:value-type="string">
            <text:p>117/u: 73/73</text:p>
          </table:table-cell>
          <table:table-cell office:value-type="string">
            <text:p>118/v: 74/74</text:p>
          </table:table-cell>
          <table:table-cell office:value-type="string">
            <text:p>119/w: 75/75</text:p>
          </table:table-cell>
          <table:table-cell office:value-type="string">
            <text:p>120/x: 76/76</text:p>
          </table:table-cell>
          <table:table-cell office:value-type="string">
            <text:p>121/y: 77/77</text:p>
          </table:table-cell>
          <table:table-cell office:value-type="string">
            <text:p>122/z: 78/78</text:p>
          </table:table-cell>
          <table:table-cell table:number-columns-repeated="4" office:value-type="string">
            <text:p>_</text:p>
          </table:table-cell>
          <table:table-cell office:value-type="string">
            <text:p>194/?: 79/79</text:p>
          </table:table-cell>
          <table:table-cell office:value-type="string">
            <text:p>195/?: 80/80</text:p>
          </table:table-cell>
          <table:table-cell table:number-columns-repeated="6" office:value-type="string">
            <text:p>_</text:p>
          </table:table-cell>
          <table:table-cell office:value-type="string">
            <text:p>206/?: 81/81</text:p>
          </table:table-cell>
          <table:table-cell office:value-type="string">
            <text:p>_</text:p>
          </table:table-cell>
          <table:table-cell office:value-type="string">
            <text:p>208/?: 82/82</text:p>
          </table:table-cell>
          <table:table-cell table:number-columns-repeated="5" office:value-type="string">
            <text:p>_</text:p>
          </table:table-cell>
          <table:table-cell office:value-type="string">
            <text:p>226/?: 83/83</text:p>
          </table:table-cell>
          <table:table-cell office:value-type="string">
            <text:p>227/?: 84/84</text:p>
          </table:table-cell>
          <table:table-cell table:number-columns-repeated="6" office:value-type="string">
            <text:p>_</text:p>
          </table:table-cell>
          <table:table-cell office:value-type="string">
            <text:p>239/?: 85/85</text:p>
          </table:table-cell>
          <table:table-cell table:number-columns-repeated="5" office:value-type="string">
            <text:p>_</text:p>
          </table:table-cell>
          <table:table-cell table:number-columns-repeated="8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7">
            <text:p>87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table:number-columns-repeated="2" office:value-type="string">
            <text:p>_</text:p>
          </table:table-cell>
          <table:table-cell office:value-type="string">
            <text:p>37/%: 2/2</text:p>
          </table:table-cell>
          <table:table-cell office:value-type="string">
            <text:p>38/&amp;: 3/3</text:p>
          </table:table-cell>
          <table:table-cell office:value-type="string">
            <text:p>39/': 4/4</text:p>
          </table:table-cell>
          <table:table-cell office:value-type="string">
            <text:p>40/(: 5/5</text:p>
          </table:table-cell>
          <table:table-cell office:value-type="string">
            <text:p>_</text:p>
          </table:table-cell>
          <table:table-cell office:value-type="string">
            <text:p>42/*: 6/6</text:p>
          </table:table-cell>
          <table:table-cell office:value-type="string">
            <text:p>43/+: 7/7</text:p>
          </table:table-cell>
          <table:table-cell office:value-type="string">
            <text:p>44/,: 8/8</text:p>
          </table:table-cell>
          <table:table-cell office:value-type="string">
            <text:p>45/-: 9/9</text:p>
          </table:table-cell>
          <table:table-cell office:value-type="string">
            <text:p>46/.: 10/10</text:p>
          </table:table-cell>
          <table:table-cell office:value-type="string">
            <text:p>47//: 11/11</text:p>
          </table:table-cell>
          <table:table-cell office:value-type="string">
            <text:p>48/0: 12/12</text:p>
          </table:table-cell>
          <table:table-cell office:value-type="string">
            <text:p>49/1: 13/13</text:p>
          </table:table-cell>
          <table:table-cell office:value-type="string">
            <text:p>50/2: 14/14</text:p>
          </table:table-cell>
          <table:table-cell office:value-type="string">
            <text:p>51/3: 15/15</text:p>
          </table:table-cell>
          <table:table-cell office:value-type="string">
            <text:p>52/4: 16/16</text:p>
          </table:table-cell>
          <table:table-cell office:value-type="string">
            <text:p>53/5: 17/17</text:p>
          </table:table-cell>
          <table:table-cell office:value-type="string">
            <text:p>54/6: 18/18</text:p>
          </table:table-cell>
          <table:table-cell office:value-type="string">
            <text:p>55/7: 19/19</text:p>
          </table:table-cell>
          <table:table-cell office:value-type="string">
            <text:p>56/8: 20/20</text:p>
          </table:table-cell>
          <table:table-cell office:value-type="string">
            <text:p>57/9: 21/21</text:p>
          </table:table-cell>
          <table:table-cell office:value-type="string">
            <text:p>58/:: 22/22</text:p>
          </table:table-cell>
          <table:table-cell table:number-columns-repeated="2" office:value-type="string">
            <text:p>_</text:p>
          </table:table-cell>
          <table:table-cell office:value-type="string">
            <text:p>61/=: 23/23</text:p>
          </table:table-cell>
          <table:table-cell office:value-type="string">
            <text:p>65/A: 24/24</text:p>
          </table:table-cell>
          <table:table-cell office:value-type="string">
            <text:p>66/B: 25/25</text:p>
          </table:table-cell>
          <table:table-cell office:value-type="string">
            <text:p>67/C: 26/26</text:p>
          </table:table-cell>
          <table:table-cell office:value-type="string">
            <text:p>68/D: 27/27</text:p>
          </table:table-cell>
          <table:table-cell office:value-type="string">
            <text:p>69/E: 28/28</text:p>
          </table:table-cell>
          <table:table-cell office:value-type="string">
            <text:p>70/F: 29/29</text:p>
          </table:table-cell>
          <table:table-cell office:value-type="string">
            <text:p>71/G: 30/30</text:p>
          </table:table-cell>
          <table:table-cell office:value-type="string">
            <text:p>72/H: 31/31</text:p>
          </table:table-cell>
          <table:table-cell office:value-type="string">
            <text:p>73/I: 32/32</text:p>
          </table:table-cell>
          <table:table-cell office:value-type="string">
            <text:p>74/J: 33/33</text:p>
          </table:table-cell>
          <table:table-cell office:value-type="string">
            <text:p>75/K: 34/34</text:p>
          </table:table-cell>
          <table:table-cell office:value-type="string">
            <text:p>76/L: 35/35</text:p>
          </table:table-cell>
          <table:table-cell office:value-type="string">
            <text:p>77/M: 36/36</text:p>
          </table:table-cell>
          <table:table-cell office:value-type="string">
            <text:p>78/N: 37/37</text:p>
          </table:table-cell>
          <table:table-cell office:value-type="string">
            <text:p>79/O: 38/38</text:p>
          </table:table-cell>
          <table:table-cell office:value-type="string">
            <text:p>80/P: 39/39</text:p>
          </table:table-cell>
          <table:table-cell office:value-type="string">
            <text:p>81/Q: 40/40</text:p>
          </table:table-cell>
          <table:table-cell office:value-type="string">
            <text:p>82/R: 41/41</text:p>
          </table:table-cell>
          <table:table-cell office:value-type="string">
            <text:p>83/S: 42/42</text:p>
          </table:table-cell>
          <table:table-cell office:value-type="string">
            <text:p>84/T: 43/43</text:p>
          </table:table-cell>
          <table:table-cell office:value-type="string">
            <text:p>85/U: 44/44</text:p>
          </table:table-cell>
          <table:table-cell office:value-type="string">
            <text:p>86/V: 45/45</text:p>
          </table:table-cell>
          <table:table-cell office:value-type="string">
            <text:p>87/W: 46/46</text:p>
          </table:table-cell>
          <table:table-cell office:value-type="string">
            <text:p>88/X: 47/47</text:p>
          </table:table-cell>
          <table:table-cell office:value-type="string">
            <text:p>89/Y: 48/48</text:p>
          </table:table-cell>
          <table:table-cell office:value-type="string">
            <text:p>90/Z: 49/49</text:p>
          </table:table-cell>
          <table:table-cell table:number-columns-repeated="3" office:value-type="string">
            <text:p>_</text:p>
          </table:table-cell>
          <table:table-cell office:value-type="string">
            <text:p>94/^: 50/50</text:p>
          </table:table-cell>
          <table:table-cell office:value-type="string">
            <text:p>95/_: 51/51</text:p>
          </table:table-cell>
          <table:table-cell office:value-type="string">
            <text:p>_</text:p>
          </table:table-cell>
          <table:table-cell office:value-type="string">
            <text:p>97/a: 52/52</text:p>
          </table:table-cell>
          <table:table-cell office:value-type="string">
            <text:p>98/b: 53/53</text:p>
          </table:table-cell>
          <table:table-cell office:value-type="string">
            <text:p>99/c: 54/54</text:p>
          </table:table-cell>
          <table:table-cell office:value-type="string">
            <text:p>100/d: 55/55</text:p>
          </table:table-cell>
          <table:table-cell office:value-type="string">
            <text:p>101/e: 56/56</text:p>
          </table:table-cell>
          <table:table-cell office:value-type="string">
            <text:p>102/f: 57/57</text:p>
          </table:table-cell>
          <table:table-cell office:value-type="string">
            <text:p>103/g: 58/58</text:p>
          </table:table-cell>
          <table:table-cell office:value-type="string">
            <text:p>104/h: 59/59</text:p>
          </table:table-cell>
          <table:table-cell office:value-type="string">
            <text:p>105/i: 60/60</text:p>
          </table:table-cell>
          <table:table-cell office:value-type="string">
            <text:p>106/j: 61/61</text:p>
          </table:table-cell>
          <table:table-cell office:value-type="string">
            <text:p>107/k: 62/62</text:p>
          </table:table-cell>
          <table:table-cell office:value-type="string">
            <text:p>108/l: 63/63</text:p>
          </table:table-cell>
          <table:table-cell office:value-type="string">
            <text:p>109/m: 64/64</text:p>
          </table:table-cell>
          <table:table-cell office:value-type="string">
            <text:p>110/n: 65/65</text:p>
          </table:table-cell>
          <table:table-cell office:value-type="string">
            <text:p>111/o: 66/66</text:p>
          </table:table-cell>
          <table:table-cell office:value-type="string">
            <text:p>112/p: 67/67</text:p>
          </table:table-cell>
          <table:table-cell office:value-type="string">
            <text:p>113/q: 68/68</text:p>
          </table:table-cell>
          <table:table-cell office:value-type="string">
            <text:p>114/r: 69/69</text:p>
          </table:table-cell>
          <table:table-cell office:value-type="string">
            <text:p>115/s: 70/70</text:p>
          </table:table-cell>
          <table:table-cell office:value-type="string">
            <text:p>116/t: 71/71</text:p>
          </table:table-cell>
          <table:table-cell office:value-type="string">
            <text:p>117/u: 72/72</text:p>
          </table:table-cell>
          <table:table-cell office:value-type="string">
            <text:p>118/v: 73/73</text:p>
          </table:table-cell>
          <table:table-cell office:value-type="string">
            <text:p>119/w: 74/74</text:p>
          </table:table-cell>
          <table:table-cell office:value-type="string">
            <text:p>120/x: 75/75</text:p>
          </table:table-cell>
          <table:table-cell office:value-type="string">
            <text:p>121/y: 76/76</text:p>
          </table:table-cell>
          <table:table-cell office:value-type="string">
            <text:p>122/z: 77/77</text:p>
          </table:table-cell>
          <table:table-cell table:number-columns-repeated="8" office:value-type="string">
            <text:p>_</text:p>
          </table:table-cell>
          <table:table-cell office:value-type="string">
            <text:p>194/?: 78/78</text:p>
          </table:table-cell>
          <table:table-cell office:value-type="string">
            <text:p>195/?: 79/79</text:p>
          </table:table-cell>
          <table:table-cell table:number-columns-repeated="6" office:value-type="string">
            <text:p>_</text:p>
          </table:table-cell>
          <table:table-cell office:value-type="string">
            <text:p>206/?: 80/80</text:p>
          </table:table-cell>
          <table:table-cell office:value-type="string">
            <text:p>207/?: 81/81</text:p>
          </table:table-cell>
          <table:table-cell office:value-type="string">
            <text:p>208/?: 82/82</text:p>
          </table:table-cell>
          <table:table-cell table:number-columns-repeated="4" office:value-type="string">
            <text:p>_</text:p>
          </table:table-cell>
          <table:table-cell office:value-type="string">
            <text:p>226/?: 83/83</text:p>
          </table:table-cell>
          <table:table-cell office:value-type="string">
            <text:p>227/?: 84/84</text:p>
          </table:table-cell>
          <table:table-cell office:value-type="string">
            <text:p>_</text:p>
          </table:table-cell>
          <table:table-cell office:value-type="string">
            <text:p>229/?: 85/85</text:p>
          </table:table-cell>
          <table:table-cell table:number-columns-repeated="3" office:value-type="string">
            <text:p>_</text:p>
          </table:table-cell>
          <table:table-cell office:value-type="string">
            <text:p>239/?: 86/86</text:p>
          </table:table-cell>
          <table:table-cell table:number-columns-repeated="5" office:value-type="string">
            <text:p>_</text:p>
          </table:table-cell>
          <table:table-cell table:number-columns-repeated="8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8">
            <text:p>88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0/1</text:p>
          </table:table-cell>
          <table:table-cell office:value-type="string">
            <text:p>39/': 1/2</text:p>
          </table:table-cell>
          <table:table-cell office:value-type="string">
            <text:p>40/(: 0/2</text:p>
          </table:table-cell>
          <table:table-cell office:value-type="string">
            <text:p>41/): 3/3</text:p>
          </table:table-cell>
          <table:table-cell office:value-type="string">
            <text:p>42/*: 1/3</text:p>
          </table:table-cell>
          <table:table-cell office:value-type="string">
            <text:p>43/+: 4/5</text:p>
          </table:table-cell>
          <table:table-cell office:value-type="string">
            <text:p>44/,: 5/6</text:p>
          </table:table-cell>
          <table:table-cell office:value-type="string">
            <text:p>45/-: 2/5</text:p>
          </table:table-cell>
          <table:table-cell office:value-type="string">
            <text:p>46/.: 3/6</text:p>
          </table:table-cell>
          <table:table-cell office:value-type="string">
            <text:p>47//: 8/9</text:p>
          </table:table-cell>
          <table:table-cell office:value-type="string">
            <text:p>48/0: 4/8</text:p>
          </table:table-cell>
          <table:table-cell office:value-type="string">
            <text:p>49/1: 5/9</text:p>
          </table:table-cell>
          <table:table-cell office:value-type="string">
            <text:p>50/2: 6/10</text:p>
          </table:table-cell>
          <table:table-cell office:value-type="string">
            <text:p>51/3: 7/11</text:p>
          </table:table-cell>
          <table:table-cell office:value-type="string">
            <text:p>52/4: 8/12</text:p>
          </table:table-cell>
          <table:table-cell office:value-type="string">
            <text:p>53/5: 9/13</text:p>
          </table:table-cell>
          <table:table-cell office:value-type="string">
            <text:p>54/6: 10/14</text:p>
          </table:table-cell>
          <table:table-cell office:value-type="string">
            <text:p>55/7: 11/15</text:p>
          </table:table-cell>
          <table:table-cell office:value-type="string">
            <text:p>56/8: 12/16</text:p>
          </table:table-cell>
          <table:table-cell office:value-type="string">
            <text:p>57/9: 13/17</text:p>
          </table:table-cell>
          <table:table-cell office:value-type="string">
            <text:p>58/:: 19/20</text:p>
          </table:table-cell>
          <table:table-cell table:number-columns-repeated="2" office:value-type="string">
            <text:p>_</text:p>
          </table:table-cell>
          <table:table-cell office:value-type="string">
            <text:p>61/=: 20/20</text:p>
          </table:table-cell>
          <table:table-cell office:value-type="string">
            <text:p>_</text:p>
          </table:table-cell>
          <table:table-cell office:value-type="string">
            <text:p>63/?: 21/21</text:p>
          </table:table-cell>
          <table:table-cell office:value-type="string">
            <text:p>64/@: 22/22</text:p>
          </table:table-cell>
          <table:table-cell office:value-type="string">
            <text:p>65/A: 14/20</text:p>
          </table:table-cell>
          <table:table-cell office:value-type="string">
            <text:p>66/B: 15/21</text:p>
          </table:table-cell>
          <table:table-cell office:value-type="string">
            <text:p>67/C: 16/22</text:p>
          </table:table-cell>
          <table:table-cell office:value-type="string">
            <text:p>68/D: 17/23</text:p>
          </table:table-cell>
          <table:table-cell office:value-type="string">
            <text:p>69/E: 18/24</text:p>
          </table:table-cell>
          <table:table-cell office:value-type="string">
            <text:p>70/F: 19/25</text:p>
          </table:table-cell>
          <table:table-cell office:value-type="string">
            <text:p>71/G: 20/26</text:p>
          </table:table-cell>
          <table:table-cell office:value-type="string">
            <text:p>72/H: 21/27</text:p>
          </table:table-cell>
          <table:table-cell office:value-type="string">
            <text:p>73/I: 22/28</text:p>
          </table:table-cell>
          <table:table-cell office:value-type="string">
            <text:p>74/J: 23/29</text:p>
          </table:table-cell>
          <table:table-cell office:value-type="string">
            <text:p>75/K: 24/30</text:p>
          </table:table-cell>
          <table:table-cell office:value-type="string">
            <text:p>76/L: 25/31</text:p>
          </table:table-cell>
          <table:table-cell office:value-type="string">
            <text:p>77/M: 26/32</text:p>
          </table:table-cell>
          <table:table-cell office:value-type="string">
            <text:p>78/N: 27/33</text:p>
          </table:table-cell>
          <table:table-cell office:value-type="string">
            <text:p>79/O: 28/34</text:p>
          </table:table-cell>
          <table:table-cell office:value-type="string">
            <text:p>80/P: 29/35</text:p>
          </table:table-cell>
          <table:table-cell office:value-type="string">
            <text:p>81/Q: 30/36</text:p>
          </table:table-cell>
          <table:table-cell office:value-type="string">
            <text:p>82/R: 31/37</text:p>
          </table:table-cell>
          <table:table-cell office:value-type="string">
            <text:p>83/S: 32/38</text:p>
          </table:table-cell>
          <table:table-cell office:value-type="string">
            <text:p>84/T: 33/39</text:p>
          </table:table-cell>
          <table:table-cell office:value-type="string">
            <text:p>85/U: 34/40</text:p>
          </table:table-cell>
          <table:table-cell office:value-type="string">
            <text:p>86/V: 35/41</text:p>
          </table:table-cell>
          <table:table-cell office:value-type="string">
            <text:p>87/W: 36/42</text:p>
          </table:table-cell>
          <table:table-cell office:value-type="string">
            <text:p>88/X: 37/43</text:p>
          </table:table-cell>
          <table:table-cell office:value-type="string">
            <text:p>89/Y: 38/44</text:p>
          </table:table-cell>
          <table:table-cell office:value-type="string">
            <text:p>90/Z: 39/45</text:p>
          </table:table-cell>
          <table:table-cell table:number-columns-repeated="3" office:value-type="string">
            <text:p>_</text:p>
          </table:table-cell>
          <table:table-cell office:value-type="string">
            <text:p>94/^: 48/48</text:p>
          </table:table-cell>
          <table:table-cell office:value-type="string">
            <text:p>95/_: 40/46</text:p>
          </table:table-cell>
          <table:table-cell office:value-type="string">
            <text:p>96/`: 49/49</text:p>
          </table:table-cell>
          <table:table-cell office:value-type="string">
            <text:p>97/a: 41/48</text:p>
          </table:table-cell>
          <table:table-cell office:value-type="string">
            <text:p>98/b: 42/49</text:p>
          </table:table-cell>
          <table:table-cell office:value-type="string">
            <text:p>99/c: 43/50</text:p>
          </table:table-cell>
          <table:table-cell office:value-type="string">
            <text:p>100/d: 44/51</text:p>
          </table:table-cell>
          <table:table-cell office:value-type="string">
            <text:p>101/e: 45/52</text:p>
          </table:table-cell>
          <table:table-cell office:value-type="string">
            <text:p>102/f: 46/53</text:p>
          </table:table-cell>
          <table:table-cell office:value-type="string">
            <text:p>103/g: 47/54</text:p>
          </table:table-cell>
          <table:table-cell office:value-type="string">
            <text:p>104/h: 48/55</text:p>
          </table:table-cell>
          <table:table-cell office:value-type="string">
            <text:p>105/i: 49/56</text:p>
          </table:table-cell>
          <table:table-cell office:value-type="string">
            <text:p>106/j: 50/57</text:p>
          </table:table-cell>
          <table:table-cell office:value-type="string">
            <text:p>107/k: 51/58</text:p>
          </table:table-cell>
          <table:table-cell office:value-type="string">
            <text:p>108/l: 52/59</text:p>
          </table:table-cell>
          <table:table-cell office:value-type="string">
            <text:p>109/m: 53/60</text:p>
          </table:table-cell>
          <table:table-cell office:value-type="string">
            <text:p>110/n: 54/61</text:p>
          </table:table-cell>
          <table:table-cell office:value-type="string">
            <text:p>111/o: 55/62</text:p>
          </table:table-cell>
          <table:table-cell office:value-type="string">
            <text:p>112/p: 56/63</text:p>
          </table:table-cell>
          <table:table-cell office:value-type="string">
            <text:p>113/q: 57/64</text:p>
          </table:table-cell>
          <table:table-cell office:value-type="string">
            <text:p>114/r: 58/65</text:p>
          </table:table-cell>
          <table:table-cell office:value-type="string">
            <text:p>115/s: 59/66</text:p>
          </table:table-cell>
          <table:table-cell office:value-type="string">
            <text:p>116/t: 60/67</text:p>
          </table:table-cell>
          <table:table-cell office:value-type="string">
            <text:p>117/u: 61/68</text:p>
          </table:table-cell>
          <table:table-cell office:value-type="string">
            <text:p>118/v: 62/69</text:p>
          </table:table-cell>
          <table:table-cell office:value-type="string">
            <text:p>119/w: 63/70</text:p>
          </table:table-cell>
          <table:table-cell office:value-type="string">
            <text:p>120/x: 64/71</text:p>
          </table:table-cell>
          <table:table-cell office:value-type="string">
            <text:p>121/y: 65/72</text:p>
          </table:table-cell>
          <table:table-cell office:value-type="string">
            <text:p>122/z: 66/73</text:p>
          </table:table-cell>
          <table:table-cell table:number-columns-repeated="3" office:value-type="string">
            <text:p>_</text:p>
          </table:table-cell>
          <table:table-cell office:value-type="string">
            <text:p>126/~: 67/67</text:p>
          </table:table-cell>
          <table:table-cell table:number-columns-repeated="8" office:value-type="string">
            <text:p>_</text:p>
          </table:table-cell>
          <table:table-cell office:value-type="string">
            <text:p>194/?: 68/72</text:p>
          </table:table-cell>
          <table:table-cell office:value-type="string">
            <text:p>195/?: 76/76</text:p>
          </table:table-cell>
          <table:table-cell office:value-type="string">
            <text:p>196/?: 77/77</text:p>
          </table:table-cell>
          <table:table-cell office:value-type="string">
            <text:p>197/?: 78/78</text:p>
          </table:table-cell>
          <table:table-cell office:value-type="string">
            <text:p>198/?: 79/79</text:p>
          </table:table-cell>
          <table:table-cell office:value-type="string">
            <text:p>199/?: 80/80</text:p>
          </table:table-cell>
          <table:table-cell office:value-type="string">
            <text:p>_</text:p>
          </table:table-cell>
          <table:table-cell office:value-type="string">
            <text:p>201/?: 81/81</text:p>
          </table:table-cell>
          <table:table-cell office:value-type="string">
            <text:p>202/?: 82/82</text:p>
          </table:table-cell>
          <table:table-cell office:value-type="string">
            <text:p>203/?: 83/83</text:p>
          </table:table-cell>
          <table:table-cell office:value-type="string">
            <text:p>204/?: 82/83</text:p>
          </table:table-cell>
          <table:table-cell office:value-type="string">
            <text:p>205/?: 83/83</text:p>
          </table:table-cell>
          <table:table-cell office:value-type="string">
            <text:p>206/?: 69/69</text:p>
          </table:table-cell>
          <table:table-cell office:value-type="string">
            <text:p>_</text:p>
          </table:table-cell>
          <table:table-cell office:value-type="string">
            <text:p>208/?: 70/77</text:p>
          </table:table-cell>
          <table:table-cell office:value-type="string">
            <text:p>209/?: 71/79</text:p>
          </table:table-cell>
          <table:table-cell office:value-type="string">
            <text:p>210/?: 72/72</text:p>
          </table:table-cell>
          <table:table-cell table:number-columns-repeated="2" office:value-type="string">
            <text:p>_</text:p>
          </table:table-cell>
          <table:table-cell office:value-type="string">
            <text:p>213/?: 73/73</text:p>
          </table:table-cell>
          <table:table-cell office:value-type="string">
            <text:p>_</text:p>
          </table:table-cell>
          <table:table-cell office:value-type="string">
            <text:p>215/?: 74/74</text:p>
          </table:table-cell>
          <table:table-cell office:value-type="string">
            <text:p>216/?: 75/75</text:p>
          </table:table-cell>
          <table:table-cell office:value-type="string">
            <text:p>217/?: 76/76</text:p>
          </table:table-cell>
          <table:table-cell office:value-type="string">
            <text:p>218/?: 77/77</text:p>
          </table:table-cell>
          <table:table-cell table:number-columns-repeated="5" office:value-type="string">
            <text:p>_</text:p>
          </table:table-cell>
          <table:table-cell office:value-type="string">
            <text:p>224/?: 78/78</text:p>
          </table:table-cell>
          <table:table-cell office:value-type="string">
            <text:p>225/?: 79/83</text:p>
          </table:table-cell>
          <table:table-cell office:value-type="string">
            <text:p>226/?: 80/84</text:p>
          </table:table-cell>
          <table:table-cell office:value-type="string">
            <text:p>227/?: 81/84</text:p>
          </table:table-cell>
          <table:table-cell office:value-type="string">
            <text:p>228/?: 82/82</text:p>
          </table:table-cell>
          <table:table-cell office:value-type="string">
            <text:p>229/?: 83/83</text:p>
          </table:table-cell>
          <table:table-cell office:value-type="string">
            <text:p>230/?: 84/84</text:p>
          </table:table-cell>
          <table:table-cell office:value-type="string">
            <text:p>231/?: 85/85</text:p>
          </table:table-cell>
          <table:table-cell office:value-type="string">
            <text:p>_</text:p>
          </table:table-cell>
          <table:table-cell office:value-type="string">
            <text:p>233/?: 86/86</text:p>
          </table:table-cell>
          <table:table-cell office:value-type="string">
            <text:p>_</text:p>
          </table:table-cell>
          <table:table-cell office:value-type="string">
            <text:p>237/?: 87/87</text:p>
          </table:table-cell>
          <table:table-cell office:value-type="string">
            <text:p>_</text:p>
          </table:table-cell>
          <table:table-cell office:value-type="string">
            <text:p>239/?: 87/87</text:p>
          </table:table-cell>
          <table:table-cell table:number-columns-repeated="5" office:value-type="string">
            <text:p>_</text:p>
          </table:table-cell>
          <table:table-cell table:number-columns-repeated="6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9">
            <text:p>89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office:value-type="string">
            <text:p>_</text:p>
          </table:table-cell>
          <table:table-cell office:value-type="string">
            <text:p>42/*: 4/4</text:p>
          </table:table-cell>
          <table:table-cell office:value-type="string">
            <text:p>43/+: 5/5</text:p>
          </table:table-cell>
          <table:table-cell office:value-type="string">
            <text:p>_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48/0: 9/9</text:p>
          </table:table-cell>
          <table:table-cell office:value-type="string">
            <text:p>49/1: 10/10</text:p>
          </table:table-cell>
          <table:table-cell office:value-type="string">
            <text:p>50/2: 11/11</text:p>
          </table:table-cell>
          <table:table-cell office:value-type="string">
            <text:p>51/3: 12/12</text:p>
          </table:table-cell>
          <table:table-cell office:value-type="string">
            <text:p>52/4: 13/13</text:p>
          </table:table-cell>
          <table:table-cell office:value-type="string">
            <text:p>53/5: 14/14</text:p>
          </table:table-cell>
          <table:table-cell office:value-type="string">
            <text:p>54/6: 15/15</text:p>
          </table:table-cell>
          <table:table-cell office:value-type="string">
            <text:p>55/7: 16/16</text:p>
          </table:table-cell>
          <table:table-cell office:value-type="string">
            <text:p>56/8: 17/17</text:p>
          </table:table-cell>
          <table:table-cell office:value-type="string">
            <text:p>57/9: 18/18</text:p>
          </table:table-cell>
          <table:table-cell office:value-type="string">
            <text:p>58/:: 19/19</text:p>
          </table:table-cell>
          <table:table-cell office:value-type="string">
            <text:p>64/@: 20/20</text:p>
          </table:table-cell>
          <table:table-cell office:value-type="string">
            <text:p>65/A: 21/21</text:p>
          </table:table-cell>
          <table:table-cell office:value-type="string">
            <text:p>66/B: 22/22</text:p>
          </table:table-cell>
          <table:table-cell office:value-type="string">
            <text:p>67/C: 23/23</text:p>
          </table:table-cell>
          <table:table-cell office:value-type="string">
            <text:p>68/D: 24/24</text:p>
          </table:table-cell>
          <table:table-cell office:value-type="string">
            <text:p>69/E: 25/25</text:p>
          </table:table-cell>
          <table:table-cell office:value-type="string">
            <text:p>70/F: 26/26</text:p>
          </table:table-cell>
          <table:table-cell office:value-type="string">
            <text:p>71/G: 27/27</text:p>
          </table:table-cell>
          <table:table-cell office:value-type="string">
            <text:p>72/H: 28/28</text:p>
          </table:table-cell>
          <table:table-cell office:value-type="string">
            <text:p>73/I: 29/29</text:p>
          </table:table-cell>
          <table:table-cell office:value-type="string">
            <text:p>74/J: 30/30</text:p>
          </table:table-cell>
          <table:table-cell office:value-type="string">
            <text:p>75/K: 31/31</text:p>
          </table:table-cell>
          <table:table-cell office:value-type="string">
            <text:p>76/L: 32/32</text:p>
          </table:table-cell>
          <table:table-cell office:value-type="string">
            <text:p>77/M: 33/33</text:p>
          </table:table-cell>
          <table:table-cell office:value-type="string">
            <text:p>78/N: 34/34</text:p>
          </table:table-cell>
          <table:table-cell office:value-type="string">
            <text:p>79/O: 35/35</text:p>
          </table:table-cell>
          <table:table-cell office:value-type="string">
            <text:p>80/P: 36/36</text:p>
          </table:table-cell>
          <table:table-cell office:value-type="string">
            <text:p>81/Q: 37/37</text:p>
          </table:table-cell>
          <table:table-cell office:value-type="string">
            <text:p>82/R: 38/38</text:p>
          </table:table-cell>
          <table:table-cell office:value-type="string">
            <text:p>83/S: 39/39</text:p>
          </table:table-cell>
          <table:table-cell office:value-type="string">
            <text:p>84/T: 40/40</text:p>
          </table:table-cell>
          <table:table-cell office:value-type="string">
            <text:p>85/U: 41/41</text:p>
          </table:table-cell>
          <table:table-cell office:value-type="string">
            <text:p>86/V: 42/42</text:p>
          </table:table-cell>
          <table:table-cell office:value-type="string">
            <text:p>87/W: 43/43</text:p>
          </table:table-cell>
          <table:table-cell office:value-type="string">
            <text:p>88/X: 44/44</text:p>
          </table:table-cell>
          <table:table-cell office:value-type="string">
            <text:p>89/Y: 45/45</text:p>
          </table:table-cell>
          <table:table-cell office:value-type="string">
            <text:p>90/Z: 46/46</text:p>
          </table:table-cell>
          <table:table-cell table:number-columns-repeated="3" office:value-type="string">
            <text:p>_</text:p>
          </table:table-cell>
          <table:table-cell office:value-type="string">
            <text:p>94/^: 47/47</text:p>
          </table:table-cell>
          <table:table-cell office:value-type="string">
            <text:p>95/_: 48/48</text:p>
          </table:table-cell>
          <table:table-cell office:value-type="string">
            <text:p>_</text:p>
          </table:table-cell>
          <table:table-cell office:value-type="string">
            <text:p>97/a: 49/49</text:p>
          </table:table-cell>
          <table:table-cell office:value-type="string">
            <text:p>98/b: 50/50</text:p>
          </table:table-cell>
          <table:table-cell office:value-type="string">
            <text:p>99/c: 51/51</text:p>
          </table:table-cell>
          <table:table-cell office:value-type="string">
            <text:p>100/d: 52/52</text:p>
          </table:table-cell>
          <table:table-cell office:value-type="string">
            <text:p>101/e: 53/53</text:p>
          </table:table-cell>
          <table:table-cell office:value-type="string">
            <text:p>102/f: 54/54</text:p>
          </table:table-cell>
          <table:table-cell office:value-type="string">
            <text:p>103/g: 55/55</text:p>
          </table:table-cell>
          <table:table-cell office:value-type="string">
            <text:p>104/h: 56/56</text:p>
          </table:table-cell>
          <table:table-cell office:value-type="string">
            <text:p>105/i: 57/57</text:p>
          </table:table-cell>
          <table:table-cell office:value-type="string">
            <text:p>106/j: 58/58</text:p>
          </table:table-cell>
          <table:table-cell office:value-type="string">
            <text:p>107/k: 59/59</text:p>
          </table:table-cell>
          <table:table-cell office:value-type="string">
            <text:p>108/l: 60/60</text:p>
          </table:table-cell>
          <table:table-cell office:value-type="string">
            <text:p>109/m: 61/61</text:p>
          </table:table-cell>
          <table:table-cell office:value-type="string">
            <text:p>110/n: 62/62</text:p>
          </table:table-cell>
          <table:table-cell office:value-type="string">
            <text:p>111/o: 63/63</text:p>
          </table:table-cell>
          <table:table-cell office:value-type="string">
            <text:p>112/p: 64/64</text:p>
          </table:table-cell>
          <table:table-cell office:value-type="string">
            <text:p>113/q: 65/65</text:p>
          </table:table-cell>
          <table:table-cell office:value-type="string">
            <text:p>114/r: 66/66</text:p>
          </table:table-cell>
          <table:table-cell office:value-type="string">
            <text:p>115/s: 67/67</text:p>
          </table:table-cell>
          <table:table-cell office:value-type="string">
            <text:p>116/t: 68/68</text:p>
          </table:table-cell>
          <table:table-cell office:value-type="string">
            <text:p>117/u: 69/69</text:p>
          </table:table-cell>
          <table:table-cell office:value-type="string">
            <text:p>118/v: 70/70</text:p>
          </table:table-cell>
          <table:table-cell office:value-type="string">
            <text:p>119/w: 71/71</text:p>
          </table:table-cell>
          <table:table-cell office:value-type="string">
            <text:p>120/x: 72/72</text:p>
          </table:table-cell>
          <table:table-cell office:value-type="string">
            <text:p>121/y: 73/73</text:p>
          </table:table-cell>
          <table:table-cell office:value-type="string">
            <text:p>122/z: 74/74</text:p>
          </table:table-cell>
          <table:table-cell table:number-columns-repeated="6" office:value-type="string">
            <text:p>_</text:p>
          </table:table-cell>
          <table:table-cell office:value-type="string">
            <text:p>194/?: 75/75</text:p>
          </table:table-cell>
          <table:table-cell office:value-type="string">
            <text:p>195/?: 76/76</text:p>
          </table:table-cell>
          <table:table-cell office:value-type="string">
            <text:p>196/?: 77/77</text:p>
          </table:table-cell>
          <table:table-cell office:value-type="string">
            <text:p>197/?: 78/78</text:p>
          </table:table-cell>
          <table:table-cell office:value-type="string">
            <text:p>198/?: 79/79</text:p>
          </table:table-cell>
          <table:table-cell office:value-type="string">
            <text:p>199/?: 80/80</text:p>
          </table:table-cell>
          <table:table-cell office:value-type="string">
            <text:p>_</text:p>
          </table:table-cell>
          <table:table-cell office:value-type="string">
            <text:p>201/?: 81/81</text:p>
          </table:table-cell>
          <table:table-cell table:number-columns-repeated="2" office:value-type="string">
            <text:p>_</text:p>
          </table:table-cell>
          <table:table-cell office:value-type="string">
            <text:p>204/?: 82/82</text:p>
          </table:table-cell>
          <table:table-cell office:value-type="string">
            <text:p>_</text:p>
          </table:table-cell>
          <table:table-cell office:value-type="string">
            <text:p>206/?: 83/83</text:p>
          </table:table-cell>
          <table:table-cell office:value-type="string">
            <text:p>_</text:p>
          </table:table-cell>
          <table:table-cell office:value-type="string">
            <text:p>208/?: 84/84</text:p>
          </table:table-cell>
          <table:table-cell table:number-columns-repeated="5" office:value-type="string">
            <text:p>_</text:p>
          </table:table-cell>
          <table:table-cell office:value-type="string">
            <text:p>225/?: 85/85</text:p>
          </table:table-cell>
          <table:table-cell office:value-type="string">
            <text:p>226/?: 86/86</text:p>
          </table:table-cell>
          <table:table-cell office:value-type="string">
            <text:p>227/?: 87/87</text:p>
          </table:table-cell>
          <table:table-cell table:number-columns-repeated="2" office:value-type="string">
            <text:p>_</text:p>
          </table:table-cell>
          <table:table-cell office:value-type="string">
            <text:p>230/?: 88/88</text:p>
          </table:table-cell>
          <table:table-cell office:value-type="string">
            <text:p>_</text:p>
          </table:table-cell>
          <table:table-cell table:number-columns-repeated="9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0">
            <text:p>90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office:value-type="string">
            <text:p>40/(: 4/4</text:p>
          </table:table-cell>
          <table:table-cell office:value-type="string">
            <text:p>_</text:p>
          </table:table-cell>
          <table:table-cell office:value-type="string">
            <text:p>42/*: 3/4</text:p>
          </table:table-cell>
          <table:table-cell office:value-type="string">
            <text:p>43/+: 4/5</text:p>
          </table:table-cell>
          <table:table-cell office:value-type="string">
            <text:p>44/,: 5/6</text:p>
          </table:table-cell>
          <table:table-cell office:value-type="string">
            <text:p>45/-: 6/7</text:p>
          </table:table-cell>
          <table:table-cell office:value-type="string">
            <text:p>46/.: 7/8</text:p>
          </table:table-cell>
          <table:table-cell office:value-type="string">
            <text:p>47//: 8/9</text:p>
          </table:table-cell>
          <table:table-cell office:value-type="string">
            <text:p>48/0: 9/10</text:p>
          </table:table-cell>
          <table:table-cell office:value-type="string">
            <text:p>49/1: 10/11</text:p>
          </table:table-cell>
          <table:table-cell office:value-type="string">
            <text:p>50/2: 11/12</text:p>
          </table:table-cell>
          <table:table-cell office:value-type="string">
            <text:p>51/3: 12/13</text:p>
          </table:table-cell>
          <table:table-cell office:value-type="string">
            <text:p>52/4: 13/14</text:p>
          </table:table-cell>
          <table:table-cell office:value-type="string">
            <text:p>53/5: 14/15</text:p>
          </table:table-cell>
          <table:table-cell office:value-type="string">
            <text:p>54/6: 15/16</text:p>
          </table:table-cell>
          <table:table-cell office:value-type="string">
            <text:p>55/7: 16/17</text:p>
          </table:table-cell>
          <table:table-cell office:value-type="string">
            <text:p>56/8: 17/18</text:p>
          </table:table-cell>
          <table:table-cell office:value-type="string">
            <text:p>57/9: 18/19</text:p>
          </table:table-cell>
          <table:table-cell office:value-type="string">
            <text:p>58/:: 21/21</text:p>
          </table:table-cell>
          <table:table-cell office:value-type="string">
            <text:p>59/;: 22/22</text:p>
          </table:table-cell>
          <table:table-cell office:value-type="string">
            <text:p>_</text:p>
          </table:table-cell>
          <table:table-cell office:value-type="string">
            <text:p>61/=: 19/21</text:p>
          </table:table-cell>
          <table:table-cell office:value-type="string">
            <text:p>_</text:p>
          </table:table-cell>
          <table:table-cell office:value-type="string">
            <text:p>63/?: 20/20</text:p>
          </table:table-cell>
          <table:table-cell office:value-type="string">
            <text:p>64/@: 24/24</text:p>
          </table:table-cell>
          <table:table-cell office:value-type="string">
            <text:p>65/A: 21/23</text:p>
          </table:table-cell>
          <table:table-cell office:value-type="string">
            <text:p>66/B: 22/24</text:p>
          </table:table-cell>
          <table:table-cell office:value-type="string">
            <text:p>67/C: 23/25</text:p>
          </table:table-cell>
          <table:table-cell office:value-type="string">
            <text:p>68/D: 24/26</text:p>
          </table:table-cell>
          <table:table-cell office:value-type="string">
            <text:p>69/E: 25/27</text:p>
          </table:table-cell>
          <table:table-cell office:value-type="string">
            <text:p>70/F: 26/28</text:p>
          </table:table-cell>
          <table:table-cell office:value-type="string">
            <text:p>71/G: 27/29</text:p>
          </table:table-cell>
          <table:table-cell office:value-type="string">
            <text:p>72/H: 28/30</text:p>
          </table:table-cell>
          <table:table-cell office:value-type="string">
            <text:p>73/I: 29/31</text:p>
          </table:table-cell>
          <table:table-cell office:value-type="string">
            <text:p>74/J: 30/32</text:p>
          </table:table-cell>
          <table:table-cell office:value-type="string">
            <text:p>75/K: 31/33</text:p>
          </table:table-cell>
          <table:table-cell office:value-type="string">
            <text:p>76/L: 32/34</text:p>
          </table:table-cell>
          <table:table-cell office:value-type="string">
            <text:p>77/M: 33/35</text:p>
          </table:table-cell>
          <table:table-cell office:value-type="string">
            <text:p>78/N: 34/36</text:p>
          </table:table-cell>
          <table:table-cell office:value-type="string">
            <text:p>79/O: 35/37</text:p>
          </table:table-cell>
          <table:table-cell office:value-type="string">
            <text:p>80/P: 36/38</text:p>
          </table:table-cell>
          <table:table-cell office:value-type="string">
            <text:p>81/Q: 37/39</text:p>
          </table:table-cell>
          <table:table-cell office:value-type="string">
            <text:p>82/R: 38/40</text:p>
          </table:table-cell>
          <table:table-cell office:value-type="string">
            <text:p>83/S: 39/41</text:p>
          </table:table-cell>
          <table:table-cell office:value-type="string">
            <text:p>84/T: 40/42</text:p>
          </table:table-cell>
          <table:table-cell office:value-type="string">
            <text:p>85/U: 41/43</text:p>
          </table:table-cell>
          <table:table-cell office:value-type="string">
            <text:p>86/V: 42/44</text:p>
          </table:table-cell>
          <table:table-cell office:value-type="string">
            <text:p>87/W: 43/45</text:p>
          </table:table-cell>
          <table:table-cell office:value-type="string">
            <text:p>88/X: 44/46</text:p>
          </table:table-cell>
          <table:table-cell office:value-type="string">
            <text:p>89/Y: 45/47</text:p>
          </table:table-cell>
          <table:table-cell office:value-type="string">
            <text:p>90/Z: 46/48</text:p>
          </table:table-cell>
          <table:table-cell table:number-columns-repeated="2" office:value-type="string">
            <text:p>_</text:p>
          </table:table-cell>
          <table:table-cell office:value-type="string">
            <text:p>95/_: 47/49</text:p>
          </table:table-cell>
          <table:table-cell office:value-type="string">
            <text:p>96/`: 52/52</text:p>
          </table:table-cell>
          <table:table-cell office:value-type="string">
            <text:p>97/a: 48/50</text:p>
          </table:table-cell>
          <table:table-cell office:value-type="string">
            <text:p>98/b: 49/51</text:p>
          </table:table-cell>
          <table:table-cell office:value-type="string">
            <text:p>99/c: 50/52</text:p>
          </table:table-cell>
          <table:table-cell office:value-type="string">
            <text:p>100/d: 51/53</text:p>
          </table:table-cell>
          <table:table-cell office:value-type="string">
            <text:p>101/e: 52/54</text:p>
          </table:table-cell>
          <table:table-cell office:value-type="string">
            <text:p>102/f: 53/55</text:p>
          </table:table-cell>
          <table:table-cell office:value-type="string">
            <text:p>103/g: 54/56</text:p>
          </table:table-cell>
          <table:table-cell office:value-type="string">
            <text:p>104/h: 55/57</text:p>
          </table:table-cell>
          <table:table-cell office:value-type="string">
            <text:p>105/i: 56/58</text:p>
          </table:table-cell>
          <table:table-cell office:value-type="string">
            <text:p>106/j: 57/59</text:p>
          </table:table-cell>
          <table:table-cell office:value-type="string">
            <text:p>107/k: 58/60</text:p>
          </table:table-cell>
          <table:table-cell office:value-type="string">
            <text:p>108/l: 59/61</text:p>
          </table:table-cell>
          <table:table-cell office:value-type="string">
            <text:p>109/m: 60/62</text:p>
          </table:table-cell>
          <table:table-cell office:value-type="string">
            <text:p>110/n: 61/63</text:p>
          </table:table-cell>
          <table:table-cell office:value-type="string">
            <text:p>111/o: 62/64</text:p>
          </table:table-cell>
          <table:table-cell office:value-type="string">
            <text:p>112/p: 63/65</text:p>
          </table:table-cell>
          <table:table-cell office:value-type="string">
            <text:p>113/q: 64/66</text:p>
          </table:table-cell>
          <table:table-cell office:value-type="string">
            <text:p>114/r: 65/67</text:p>
          </table:table-cell>
          <table:table-cell office:value-type="string">
            <text:p>115/s: 66/68</text:p>
          </table:table-cell>
          <table:table-cell office:value-type="string">
            <text:p>116/t: 67/69</text:p>
          </table:table-cell>
          <table:table-cell office:value-type="string">
            <text:p>117/u: 68/70</text:p>
          </table:table-cell>
          <table:table-cell office:value-type="string">
            <text:p>118/v: 69/71</text:p>
          </table:table-cell>
          <table:table-cell office:value-type="string">
            <text:p>119/w: 70/72</text:p>
          </table:table-cell>
          <table:table-cell office:value-type="string">
            <text:p>120/x: 71/73</text:p>
          </table:table-cell>
          <table:table-cell office:value-type="string">
            <text:p>121/y: 72/74</text:p>
          </table:table-cell>
          <table:table-cell office:value-type="string">
            <text:p>122/z: 73/75</text:p>
          </table:table-cell>
          <table:table-cell table:number-columns-repeated="4" office:value-type="string">
            <text:p>_</text:p>
          </table:table-cell>
          <table:table-cell office:value-type="string">
            <text:p>194/?: 74/76</text:p>
          </table:table-cell>
          <table:table-cell office:value-type="string">
            <text:p>195/?: 75/77</text:p>
          </table:table-cell>
          <table:table-cell office:value-type="string">
            <text:p>196/?: 76/78</text:p>
          </table:table-cell>
          <table:table-cell office:value-type="string">
            <text:p>197/?: 77/79</text:p>
          </table:table-cell>
          <table:table-cell office:value-type="string">
            <text:p>_</text:p>
          </table:table-cell>
          <table:table-cell office:value-type="string">
            <text:p>199/?: 78/78</text:p>
          </table:table-cell>
          <table:table-cell office:value-type="string">
            <text:p>200/?: 83/83</text:p>
          </table:table-cell>
          <table:table-cell office:value-type="string">
            <text:p>201/?: 79/79</text:p>
          </table:table-cell>
          <table:table-cell office:value-type="string">
            <text:p>202/?: 80/82</text:p>
          </table:table-cell>
          <table:table-cell office:value-type="string">
            <text:p>203/?: 81/83</text:p>
          </table:table-cell>
          <table:table-cell office:value-type="string">
            <text:p>204/?: 82/84</text:p>
          </table:table-cell>
          <table:table-cell office:value-type="string">
            <text:p>205/?: 83/83</text:p>
          </table:table-cell>
          <table:table-cell office:value-type="string">
            <text:p>206/?: 84/84</text:p>
          </table:table-cell>
          <table:table-cell office:value-type="string">
            <text:p>207/?: 85/85</text:p>
          </table:table-cell>
          <table:table-cell office:value-type="string">
            <text:p>208/?: 87/87</text:p>
          </table:table-cell>
          <table:table-cell office:value-type="string">
            <text:p>_</text:p>
          </table:table-cell>
          <table:table-cell office:value-type="string">
            <text:p>225/?: 88/88</text:p>
          </table:table-cell>
          <table:table-cell office:value-type="string">
            <text:p>226/?: 86/87</text:p>
          </table:table-cell>
          <table:table-cell office:value-type="string">
            <text:p>227/?: 87/87</text:p>
          </table:table-cell>
          <table:table-cell table:number-columns-repeated="4" office:value-type="string">
            <text:p>_</text:p>
          </table:table-cell>
          <table:table-cell office:value-type="string">
            <text:p>234/?: 88/88</text:p>
          </table:table-cell>
          <table:table-cell table:number-columns-repeated="4" office:value-type="string">
            <text:p>_</text:p>
          </table:table-cell>
          <table:table-cell office:value-type="string">
            <text:p>239/?: 89/89</text:p>
          </table:table-cell>
          <table:table-cell table:number-columns-repeated="3" office:value-type="string">
            <text:p>_</text:p>
          </table:table-cell>
          <table:table-cell table:number-columns-repeated="8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1">
            <text:p>91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2/2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office:value-type="string">
            <text:p>41/): 4/4</text:p>
          </table:table-cell>
          <table:table-cell office:value-type="string">
            <text:p>42/*: 4/5</text:p>
          </table:table-cell>
          <table:table-cell office:value-type="string">
            <text:p>43/+: 5/6</text:p>
          </table:table-cell>
          <table:table-cell office:value-type="string">
            <text:p>44/,: 6/7</text:p>
          </table:table-cell>
          <table:table-cell office:value-type="string">
            <text:p>45/-: 7/8</text:p>
          </table:table-cell>
          <table:table-cell office:value-type="string">
            <text:p>46/.: 8/9</text:p>
          </table:table-cell>
          <table:table-cell office:value-type="string">
            <text:p>47//: 9/10</text:p>
          </table:table-cell>
          <table:table-cell office:value-type="string">
            <text:p>48/0: 10/11</text:p>
          </table:table-cell>
          <table:table-cell office:value-type="string">
            <text:p>49/1: 11/12</text:p>
          </table:table-cell>
          <table:table-cell office:value-type="string">
            <text:p>50/2: 12/13</text:p>
          </table:table-cell>
          <table:table-cell office:value-type="string">
            <text:p>51/3: 13/14</text:p>
          </table:table-cell>
          <table:table-cell office:value-type="string">
            <text:p>52/4: 14/15</text:p>
          </table:table-cell>
          <table:table-cell office:value-type="string">
            <text:p>53/5: 15/16</text:p>
          </table:table-cell>
          <table:table-cell office:value-type="string">
            <text:p>54/6: 16/17</text:p>
          </table:table-cell>
          <table:table-cell office:value-type="string">
            <text:p>55/7: 17/18</text:p>
          </table:table-cell>
          <table:table-cell office:value-type="string">
            <text:p>56/8: 18/19</text:p>
          </table:table-cell>
          <table:table-cell office:value-type="string">
            <text:p>57/9: 19/20</text:p>
          </table:table-cell>
          <table:table-cell office:value-type="string">
            <text:p>58/:: 20/21</text:p>
          </table:table-cell>
          <table:table-cell table:number-columns-repeated="2" office:value-type="string">
            <text:p>_</text:p>
          </table:table-cell>
          <table:table-cell office:value-type="string">
            <text:p>61/=: 21/22</text:p>
          </table:table-cell>
          <table:table-cell office:value-type="string">
            <text:p>_</text:p>
          </table:table-cell>
          <table:table-cell office:value-type="string">
            <text:p>63/?: 23/23</text:p>
          </table:table-cell>
          <table:table-cell office:value-type="string">
            <text:p>64/@: 22/23</text:p>
          </table:table-cell>
          <table:table-cell office:value-type="string">
            <text:p>65/A: 23/23</text:p>
          </table:table-cell>
          <table:table-cell office:value-type="string">
            <text:p>66/B: 24/24</text:p>
          </table:table-cell>
          <table:table-cell office:value-type="string">
            <text:p>67/C: 25/25</text:p>
          </table:table-cell>
          <table:table-cell office:value-type="string">
            <text:p>68/D: 26/26</text:p>
          </table:table-cell>
          <table:table-cell office:value-type="string">
            <text:p>69/E: 27/27</text:p>
          </table:table-cell>
          <table:table-cell office:value-type="string">
            <text:p>70/F: 28/28</text:p>
          </table:table-cell>
          <table:table-cell office:value-type="string">
            <text:p>71/G: 29/29</text:p>
          </table:table-cell>
          <table:table-cell office:value-type="string">
            <text:p>72/H: 30/30</text:p>
          </table:table-cell>
          <table:table-cell office:value-type="string">
            <text:p>73/I: 31/31</text:p>
          </table:table-cell>
          <table:table-cell office:value-type="string">
            <text:p>74/J: 32/32</text:p>
          </table:table-cell>
          <table:table-cell office:value-type="string">
            <text:p>75/K: 33/33</text:p>
          </table:table-cell>
          <table:table-cell office:value-type="string">
            <text:p>76/L: 34/34</text:p>
          </table:table-cell>
          <table:table-cell office:value-type="string">
            <text:p>77/M: 35/35</text:p>
          </table:table-cell>
          <table:table-cell office:value-type="string">
            <text:p>78/N: 36/36</text:p>
          </table:table-cell>
          <table:table-cell office:value-type="string">
            <text:p>79/O: 37/37</text:p>
          </table:table-cell>
          <table:table-cell office:value-type="string">
            <text:p>80/P: 38/38</text:p>
          </table:table-cell>
          <table:table-cell office:value-type="string">
            <text:p>81/Q: 39/39</text:p>
          </table:table-cell>
          <table:table-cell office:value-type="string">
            <text:p>82/R: 40/40</text:p>
          </table:table-cell>
          <table:table-cell office:value-type="string">
            <text:p>83/S: 41/41</text:p>
          </table:table-cell>
          <table:table-cell office:value-type="string">
            <text:p>84/T: 42/42</text:p>
          </table:table-cell>
          <table:table-cell office:value-type="string">
            <text:p>85/U: 43/43</text:p>
          </table:table-cell>
          <table:table-cell office:value-type="string">
            <text:p>86/V: 44/44</text:p>
          </table:table-cell>
          <table:table-cell office:value-type="string">
            <text:p>87/W: 45/45</text:p>
          </table:table-cell>
          <table:table-cell office:value-type="string">
            <text:p>88/X: 46/46</text:p>
          </table:table-cell>
          <table:table-cell office:value-type="string">
            <text:p>89/Y: 47/47</text:p>
          </table:table-cell>
          <table:table-cell office:value-type="string">
            <text:p>90/Z: 48/48</text:p>
          </table:table-cell>
          <table:table-cell office:value-type="string">
            <text:p>_</text:p>
          </table:table-cell>
          <table:table-cell office:value-type="string">
            <text:p>92/\: 50/50</text:p>
          </table:table-cell>
          <table:table-cell office:value-type="string">
            <text:p>_</text:p>
          </table:table-cell>
          <table:table-cell office:value-type="string">
            <text:p>94/^: 49/49</text:p>
          </table:table-cell>
          <table:table-cell office:value-type="string">
            <text:p>95/_: 50/50</text:p>
          </table:table-cell>
          <table:table-cell office:value-type="string">
            <text:p>96/`: 52/52</text:p>
          </table:table-cell>
          <table:table-cell office:value-type="string">
            <text:p>97/a: 51/52</text:p>
          </table:table-cell>
          <table:table-cell office:value-type="string">
            <text:p>98/b: 52/53</text:p>
          </table:table-cell>
          <table:table-cell office:value-type="string">
            <text:p>99/c: 53/54</text:p>
          </table:table-cell>
          <table:table-cell office:value-type="string">
            <text:p>100/d: 54/55</text:p>
          </table:table-cell>
          <table:table-cell office:value-type="string">
            <text:p>101/e: 55/56</text:p>
          </table:table-cell>
          <table:table-cell office:value-type="string">
            <text:p>102/f: 56/57</text:p>
          </table:table-cell>
          <table:table-cell office:value-type="string">
            <text:p>103/g: 57/58</text:p>
          </table:table-cell>
          <table:table-cell office:value-type="string">
            <text:p>104/h: 58/59</text:p>
          </table:table-cell>
          <table:table-cell office:value-type="string">
            <text:p>105/i: 59/60</text:p>
          </table:table-cell>
          <table:table-cell office:value-type="string">
            <text:p>106/j: 60/61</text:p>
          </table:table-cell>
          <table:table-cell office:value-type="string">
            <text:p>107/k: 61/62</text:p>
          </table:table-cell>
          <table:table-cell office:value-type="string">
            <text:p>108/l: 62/63</text:p>
          </table:table-cell>
          <table:table-cell office:value-type="string">
            <text:p>109/m: 63/64</text:p>
          </table:table-cell>
          <table:table-cell office:value-type="string">
            <text:p>110/n: 64/65</text:p>
          </table:table-cell>
          <table:table-cell office:value-type="string">
            <text:p>111/o: 65/66</text:p>
          </table:table-cell>
          <table:table-cell office:value-type="string">
            <text:p>112/p: 66/67</text:p>
          </table:table-cell>
          <table:table-cell office:value-type="string">
            <text:p>113/q: 67/68</text:p>
          </table:table-cell>
          <table:table-cell office:value-type="string">
            <text:p>114/r: 68/69</text:p>
          </table:table-cell>
          <table:table-cell office:value-type="string">
            <text:p>115/s: 69/70</text:p>
          </table:table-cell>
          <table:table-cell office:value-type="string">
            <text:p>116/t: 70/71</text:p>
          </table:table-cell>
          <table:table-cell office:value-type="string">
            <text:p>117/u: 71/72</text:p>
          </table:table-cell>
          <table:table-cell office:value-type="string">
            <text:p>118/v: 72/73</text:p>
          </table:table-cell>
          <table:table-cell office:value-type="string">
            <text:p>119/w: 73/74</text:p>
          </table:table-cell>
          <table:table-cell office:value-type="string">
            <text:p>120/x: 74/75</text:p>
          </table:table-cell>
          <table:table-cell office:value-type="string">
            <text:p>121/y: 75/76</text:p>
          </table:table-cell>
          <table:table-cell office:value-type="string">
            <text:p>122/z: 76/77</text:p>
          </table:table-cell>
          <table:table-cell office:value-type="string">
            <text:p>126/~: 79/79</text:p>
          </table:table-cell>
          <table:table-cell table:number-columns-repeated="8" office:value-type="string">
            <text:p>_</text:p>
          </table:table-cell>
          <table:table-cell office:value-type="string">
            <text:p>194/?: 77/78</text:p>
          </table:table-cell>
          <table:table-cell office:value-type="string">
            <text:p>195/?: 78/79</text:p>
          </table:table-cell>
          <table:table-cell office:value-type="string">
            <text:p>196/?: 79/80</text:p>
          </table:table-cell>
          <table:table-cell office:value-type="string">
            <text:p>197/?: 80/81</text:p>
          </table:table-cell>
          <table:table-cell office:value-type="string">
            <text:p>198/?: 81/81</text:p>
          </table:table-cell>
          <table:table-cell office:value-type="string">
            <text:p>199/?: 81/82</text:p>
          </table:table-cell>
          <table:table-cell office:value-type="string">
            <text:p>200/?: 84/84</text:p>
          </table:table-cell>
          <table:table-cell office:value-type="string">
            <text:p>201/?: 82/83</text:p>
          </table:table-cell>
          <table:table-cell office:value-type="string">
            <text:p>202/?: 83/84</text:p>
          </table:table-cell>
          <table:table-cell office:value-type="string">
            <text:p>203/?: 85/85</text:p>
          </table:table-cell>
          <table:table-cell office:value-type="string">
            <text:p>204/?: 84/85</text:p>
          </table:table-cell>
          <table:table-cell office:value-type="string">
            <text:p>205/?: 85/86</text:p>
          </table:table-cell>
          <table:table-cell office:value-type="string">
            <text:p>206/?: 88/88</text:p>
          </table:table-cell>
          <table:table-cell office:value-type="string">
            <text:p>207/?: 86/86</text:p>
          </table:table-cell>
          <table:table-cell office:value-type="string">
            <text:p>208/?: 87/87</text:p>
          </table:table-cell>
          <table:table-cell office:value-type="string">
            <text:p>209/?: 88/88</text:p>
          </table:table-cell>
          <table:table-cell table:number-columns-repeated="8" office:value-type="string">
            <text:p>_</text:p>
          </table:table-cell>
          <table:table-cell office:value-type="string">
            <text:p>225/?: 87/88</text:p>
          </table:table-cell>
          <table:table-cell office:value-type="string">
            <text:p>226/?: 88/89</text:p>
          </table:table-cell>
          <table:table-cell office:value-type="string">
            <text:p>227/?: 90/90</text:p>
          </table:table-cell>
          <table:table-cell office:value-type="string">
            <text:p>_</text:p>
          </table:table-cell>
          <table:table-cell office:value-type="string">
            <text:p>229/?: 89/89</text:p>
          </table:table-cell>
          <table:table-cell office:value-type="string">
            <text:p>_</text:p>
          </table:table-cell>
          <table:table-cell office:value-type="string">
            <text:p>235/?: 90/90</text:p>
          </table:table-cell>
          <table:table-cell table:number-columns-repeated="3" office:value-type="string">
            <text:p>_</text:p>
          </table:table-cell>
          <table:table-cell office:value-type="string">
            <text:p>239/?: 90/90</text:p>
          </table:table-cell>
          <table:table-cell table:number-columns-repeated="4" office:value-type="string">
            <text:p>_</text:p>
          </table:table-cell>
          <table:table-cell table:number-columns-repeated="7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2">
            <text:p>92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office:value-type="string">
            <text:p>_</text:p>
          </table:table-cell>
          <table:table-cell office:value-type="string">
            <text:p>42/*: 4/4</text:p>
          </table:table-cell>
          <table:table-cell office:value-type="string">
            <text:p>43/+: 5/5</text:p>
          </table:table-cell>
          <table:table-cell office:value-type="string">
            <text:p>44/,: 6/6</text:p>
          </table:table-cell>
          <table:table-cell office:value-type="string">
            <text:p>45/-: 7/7</text:p>
          </table:table-cell>
          <table:table-cell office:value-type="string">
            <text:p>46/.: 8/8</text:p>
          </table:table-cell>
          <table:table-cell office:value-type="string">
            <text:p>47//: 9/9</text:p>
          </table:table-cell>
          <table:table-cell office:value-type="string">
            <text:p>48/0: 10/10</text:p>
          </table:table-cell>
          <table:table-cell office:value-type="string">
            <text:p>49/1: 11/11</text:p>
          </table:table-cell>
          <table:table-cell office:value-type="string">
            <text:p>50/2: 12/12</text:p>
          </table:table-cell>
          <table:table-cell office:value-type="string">
            <text:p>51/3: 13/13</text:p>
          </table:table-cell>
          <table:table-cell office:value-type="string">
            <text:p>52/4: 14/14</text:p>
          </table:table-cell>
          <table:table-cell office:value-type="string">
            <text:p>53/5: 15/15</text:p>
          </table:table-cell>
          <table:table-cell office:value-type="string">
            <text:p>54/6: 16/16</text:p>
          </table:table-cell>
          <table:table-cell office:value-type="string">
            <text:p>55/7: 17/17</text:p>
          </table:table-cell>
          <table:table-cell office:value-type="string">
            <text:p>56/8: 18/18</text:p>
          </table:table-cell>
          <table:table-cell office:value-type="string">
            <text:p>57/9: 19/19</text:p>
          </table:table-cell>
          <table:table-cell office:value-type="string">
            <text:p>_</text:p>
          </table:table-cell>
          <table:table-cell office:value-type="string">
            <text:p>59/;: 20/20</text:p>
          </table:table-cell>
          <table:table-cell office:value-type="string">
            <text:p>_</text:p>
          </table:table-cell>
          <table:table-cell office:value-type="string">
            <text:p>61/=: 21/21</text:p>
          </table:table-cell>
          <table:table-cell table:number-columns-repeated="3" office:value-type="string">
            <text:p>_</text:p>
          </table:table-cell>
          <table:table-cell office:value-type="string">
            <text:p>65/A: 22/22</text:p>
          </table:table-cell>
          <table:table-cell office:value-type="string">
            <text:p>66/B: 23/23</text:p>
          </table:table-cell>
          <table:table-cell office:value-type="string">
            <text:p>67/C: 24/24</text:p>
          </table:table-cell>
          <table:table-cell office:value-type="string">
            <text:p>68/D: 25/25</text:p>
          </table:table-cell>
          <table:table-cell office:value-type="string">
            <text:p>69/E: 26/26</text:p>
          </table:table-cell>
          <table:table-cell office:value-type="string">
            <text:p>70/F: 27/27</text:p>
          </table:table-cell>
          <table:table-cell office:value-type="string">
            <text:p>71/G: 28/28</text:p>
          </table:table-cell>
          <table:table-cell office:value-type="string">
            <text:p>72/H: 29/29</text:p>
          </table:table-cell>
          <table:table-cell office:value-type="string">
            <text:p>73/I: 30/30</text:p>
          </table:table-cell>
          <table:table-cell office:value-type="string">
            <text:p>74/J: 31/31</text:p>
          </table:table-cell>
          <table:table-cell office:value-type="string">
            <text:p>75/K: 32/32</text:p>
          </table:table-cell>
          <table:table-cell office:value-type="string">
            <text:p>76/L: 33/33</text:p>
          </table:table-cell>
          <table:table-cell office:value-type="string">
            <text:p>77/M: 34/34</text:p>
          </table:table-cell>
          <table:table-cell office:value-type="string">
            <text:p>78/N: 35/35</text:p>
          </table:table-cell>
          <table:table-cell office:value-type="string">
            <text:p>79/O: 36/36</text:p>
          </table:table-cell>
          <table:table-cell office:value-type="string">
            <text:p>80/P: 37/37</text:p>
          </table:table-cell>
          <table:table-cell office:value-type="string">
            <text:p>81/Q: 38/38</text:p>
          </table:table-cell>
          <table:table-cell office:value-type="string">
            <text:p>82/R: 39/39</text:p>
          </table:table-cell>
          <table:table-cell office:value-type="string">
            <text:p>83/S: 40/40</text:p>
          </table:table-cell>
          <table:table-cell office:value-type="string">
            <text:p>84/T: 41/41</text:p>
          </table:table-cell>
          <table:table-cell office:value-type="string">
            <text:p>85/U: 42/42</text:p>
          </table:table-cell>
          <table:table-cell office:value-type="string">
            <text:p>86/V: 43/43</text:p>
          </table:table-cell>
          <table:table-cell office:value-type="string">
            <text:p>87/W: 44/44</text:p>
          </table:table-cell>
          <table:table-cell office:value-type="string">
            <text:p>88/X: 45/45</text:p>
          </table:table-cell>
          <table:table-cell office:value-type="string">
            <text:p>89/Y: 46/46</text:p>
          </table:table-cell>
          <table:table-cell office:value-type="string">
            <text:p>90/Z: 47/47</text:p>
          </table:table-cell>
          <table:table-cell office:value-type="string">
            <text:p>94/^: 48/48</text:p>
          </table:table-cell>
          <table:table-cell office:value-type="string">
            <text:p>95/_: 49/49</text:p>
          </table:table-cell>
          <table:table-cell office:value-type="string">
            <text:p>96/`: 50/50</text:p>
          </table:table-cell>
          <table:table-cell office:value-type="string">
            <text:p>97/a: 51/51</text:p>
          </table:table-cell>
          <table:table-cell office:value-type="string">
            <text:p>98/b: 52/52</text:p>
          </table:table-cell>
          <table:table-cell office:value-type="string">
            <text:p>99/c: 53/53</text:p>
          </table:table-cell>
          <table:table-cell office:value-type="string">
            <text:p>100/d: 54/54</text:p>
          </table:table-cell>
          <table:table-cell office:value-type="string">
            <text:p>101/e: 55/55</text:p>
          </table:table-cell>
          <table:table-cell office:value-type="string">
            <text:p>102/f: 56/56</text:p>
          </table:table-cell>
          <table:table-cell office:value-type="string">
            <text:p>103/g: 57/57</text:p>
          </table:table-cell>
          <table:table-cell office:value-type="string">
            <text:p>104/h: 58/58</text:p>
          </table:table-cell>
          <table:table-cell office:value-type="string">
            <text:p>105/i: 59/59</text:p>
          </table:table-cell>
          <table:table-cell office:value-type="string">
            <text:p>106/j: 60/60</text:p>
          </table:table-cell>
          <table:table-cell office:value-type="string">
            <text:p>107/k: 61/61</text:p>
          </table:table-cell>
          <table:table-cell office:value-type="string">
            <text:p>108/l: 62/62</text:p>
          </table:table-cell>
          <table:table-cell office:value-type="string">
            <text:p>109/m: 63/63</text:p>
          </table:table-cell>
          <table:table-cell office:value-type="string">
            <text:p>110/n: 64/64</text:p>
          </table:table-cell>
          <table:table-cell office:value-type="string">
            <text:p>111/o: 65/65</text:p>
          </table:table-cell>
          <table:table-cell office:value-type="string">
            <text:p>112/p: 66/66</text:p>
          </table:table-cell>
          <table:table-cell office:value-type="string">
            <text:p>113/q: 67/67</text:p>
          </table:table-cell>
          <table:table-cell office:value-type="string">
            <text:p>114/r: 68/68</text:p>
          </table:table-cell>
          <table:table-cell office:value-type="string">
            <text:p>115/s: 69/69</text:p>
          </table:table-cell>
          <table:table-cell office:value-type="string">
            <text:p>116/t: 70/70</text:p>
          </table:table-cell>
          <table:table-cell office:value-type="string">
            <text:p>117/u: 71/71</text:p>
          </table:table-cell>
          <table:table-cell office:value-type="string">
            <text:p>118/v: 72/72</text:p>
          </table:table-cell>
          <table:table-cell office:value-type="string">
            <text:p>119/w: 73/73</text:p>
          </table:table-cell>
          <table:table-cell office:value-type="string">
            <text:p>120/x: 74/74</text:p>
          </table:table-cell>
          <table:table-cell office:value-type="string">
            <text:p>121/y: 75/75</text:p>
          </table:table-cell>
          <table:table-cell office:value-type="string">
            <text:p>122/z: 76/76</text:p>
          </table:table-cell>
          <table:table-cell table:number-columns-repeated="2" office:value-type="string">
            <text:p>_</text:p>
          </table:table-cell>
          <table:table-cell office:value-type="string">
            <text:p>126/~: 77/77</text:p>
          </table:table-cell>
          <table:table-cell table:number-columns-repeated="8" office:value-type="string">
            <text:p>_</text:p>
          </table:table-cell>
          <table:table-cell office:value-type="string">
            <text:p>194/?: 78/78</text:p>
          </table:table-cell>
          <table:table-cell office:value-type="string">
            <text:p>195/?: 79/79</text:p>
          </table:table-cell>
          <table:table-cell office:value-type="string">
            <text:p>196/?: 80/80</text:p>
          </table:table-cell>
          <table:table-cell office:value-type="string">
            <text:p>197/?: 81/81</text:p>
          </table:table-cell>
          <table:table-cell office:value-type="string">
            <text:p>_</text:p>
          </table:table-cell>
          <table:table-cell office:value-type="string">
            <text:p>199/?: 82/82</text:p>
          </table:table-cell>
          <table:table-cell office:value-type="string">
            <text:p>_</text:p>
          </table:table-cell>
          <table:table-cell office:value-type="string">
            <text:p>201/?: 83/83</text:p>
          </table:table-cell>
          <table:table-cell office:value-type="string">
            <text:p>202/?: 84/84</text:p>
          </table:table-cell>
          <table:table-cell office:value-type="string">
            <text:p>_</text:p>
          </table:table-cell>
          <table:table-cell office:value-type="string">
            <text:p>204/?: 85/85</text:p>
          </table:table-cell>
          <table:table-cell office:value-type="string">
            <text:p>_</text:p>
          </table:table-cell>
          <table:table-cell office:value-type="string">
            <text:p>206/?: 86/86</text:p>
          </table:table-cell>
          <table:table-cell table:number-columns-repeated="4" office:value-type="string">
            <text:p>_</text:p>
          </table:table-cell>
          <table:table-cell office:value-type="string">
            <text:p>211/?: 87/87</text:p>
          </table:table-cell>
          <table:table-cell table:number-columns-repeated="2" office:value-type="string">
            <text:p>_</text:p>
          </table:table-cell>
          <table:table-cell office:value-type="string">
            <text:p>225/?: 88/88</text:p>
          </table:table-cell>
          <table:table-cell office:value-type="string">
            <text:p>226/?: 89/89</text:p>
          </table:table-cell>
          <table:table-cell office:value-type="string">
            <text:p>227/?: 90/90</text:p>
          </table:table-cell>
          <table:table-cell table:number-columns-repeated="4" office:value-type="string">
            <text:p>_</text:p>
          </table:table-cell>
          <table:table-cell office:value-type="string">
            <text:p>234/?: 91/91</text:p>
          </table:table-cell>
          <table:table-cell table:number-columns-repeated="9" office:value-type="string">
            <text:p>_</text:p>
          </table:table-cell>
          <table:table-cell table:number-columns-repeated="7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3">
            <text:p>93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2/2</text:p>
          </table:table-cell>
          <table:table-cell office:value-type="string">
            <text:p>39/': 3/3</text:p>
          </table:table-cell>
          <table:table-cell office:value-type="string">
            <text:p>40/(: 4/4</text:p>
          </table:table-cell>
          <table:table-cell office:value-type="string">
            <text:p>_</text:p>
          </table:table-cell>
          <table:table-cell office:value-type="string">
            <text:p>42/*: 5/5</text:p>
          </table:table-cell>
          <table:table-cell office:value-type="string">
            <text:p>43/+: 6/6</text:p>
          </table:table-cell>
          <table:table-cell office:value-type="string">
            <text:p>44/,: 7/7</text:p>
          </table:table-cell>
          <table:table-cell office:value-type="string">
            <text:p>45/-: 8/8</text:p>
          </table:table-cell>
          <table:table-cell office:value-type="string">
            <text:p>46/.: 9/9</text:p>
          </table:table-cell>
          <table:table-cell office:value-type="string">
            <text:p>47//: 10/10</text:p>
          </table:table-cell>
          <table:table-cell office:value-type="string">
            <text:p>48/0: 11/11</text:p>
          </table:table-cell>
          <table:table-cell office:value-type="string">
            <text:p>49/1: 12/12</text:p>
          </table:table-cell>
          <table:table-cell office:value-type="string">
            <text:p>50/2: 13/13</text:p>
          </table:table-cell>
          <table:table-cell office:value-type="string">
            <text:p>51/3: 14/14</text:p>
          </table:table-cell>
          <table:table-cell office:value-type="string">
            <text:p>52/4: 15/15</text:p>
          </table:table-cell>
          <table:table-cell office:value-type="string">
            <text:p>53/5: 16/16</text:p>
          </table:table-cell>
          <table:table-cell office:value-type="string">
            <text:p>54/6: 17/17</text:p>
          </table:table-cell>
          <table:table-cell office:value-type="string">
            <text:p>55/7: 18/18</text:p>
          </table:table-cell>
          <table:table-cell office:value-type="string">
            <text:p>56/8: 19/19</text:p>
          </table:table-cell>
          <table:table-cell office:value-type="string">
            <text:p>57/9: 20/20</text:p>
          </table:table-cell>
          <table:table-cell office:value-type="string">
            <text:p>58/:: 21/21</text:p>
          </table:table-cell>
          <table:table-cell table:number-columns-repeated="2" office:value-type="string">
            <text:p>_</text:p>
          </table:table-cell>
          <table:table-cell office:value-type="string">
            <text:p>61/=: 21/21</text:p>
          </table:table-cell>
          <table:table-cell table:number-columns-repeated="2" office:value-type="string">
            <text:p>_</text:p>
          </table:table-cell>
          <table:table-cell office:value-type="string">
            <text:p>64/@: 22/22</text:p>
          </table:table-cell>
          <table:table-cell office:value-type="string">
            <text:p>65/A: 23/23</text:p>
          </table:table-cell>
          <table:table-cell office:value-type="string">
            <text:p>66/B: 24/24</text:p>
          </table:table-cell>
          <table:table-cell office:value-type="string">
            <text:p>67/C: 25/25</text:p>
          </table:table-cell>
          <table:table-cell office:value-type="string">
            <text:p>68/D: 26/26</text:p>
          </table:table-cell>
          <table:table-cell office:value-type="string">
            <text:p>69/E: 27/27</text:p>
          </table:table-cell>
          <table:table-cell office:value-type="string">
            <text:p>70/F: 28/28</text:p>
          </table:table-cell>
          <table:table-cell office:value-type="string">
            <text:p>71/G: 29/29</text:p>
          </table:table-cell>
          <table:table-cell office:value-type="string">
            <text:p>72/H: 30/30</text:p>
          </table:table-cell>
          <table:table-cell office:value-type="string">
            <text:p>73/I: 31/31</text:p>
          </table:table-cell>
          <table:table-cell office:value-type="string">
            <text:p>74/J: 32/32</text:p>
          </table:table-cell>
          <table:table-cell office:value-type="string">
            <text:p>75/K: 33/33</text:p>
          </table:table-cell>
          <table:table-cell office:value-type="string">
            <text:p>76/L: 34/34</text:p>
          </table:table-cell>
          <table:table-cell office:value-type="string">
            <text:p>77/M: 35/35</text:p>
          </table:table-cell>
          <table:table-cell office:value-type="string">
            <text:p>78/N: 36/36</text:p>
          </table:table-cell>
          <table:table-cell office:value-type="string">
            <text:p>79/O: 37/37</text:p>
          </table:table-cell>
          <table:table-cell office:value-type="string">
            <text:p>80/P: 38/38</text:p>
          </table:table-cell>
          <table:table-cell office:value-type="string">
            <text:p>81/Q: 39/39</text:p>
          </table:table-cell>
          <table:table-cell office:value-type="string">
            <text:p>82/R: 40/40</text:p>
          </table:table-cell>
          <table:table-cell office:value-type="string">
            <text:p>83/S: 41/41</text:p>
          </table:table-cell>
          <table:table-cell office:value-type="string">
            <text:p>84/T: 42/42</text:p>
          </table:table-cell>
          <table:table-cell office:value-type="string">
            <text:p>85/U: 43/43</text:p>
          </table:table-cell>
          <table:table-cell office:value-type="string">
            <text:p>86/V: 44/44</text:p>
          </table:table-cell>
          <table:table-cell office:value-type="string">
            <text:p>87/W: 45/45</text:p>
          </table:table-cell>
          <table:table-cell office:value-type="string">
            <text:p>88/X: 46/46</text:p>
          </table:table-cell>
          <table:table-cell office:value-type="string">
            <text:p>89/Y: 47/47</text:p>
          </table:table-cell>
          <table:table-cell office:value-type="string">
            <text:p>90/Z: 48/48</text:p>
          </table:table-cell>
          <table:table-cell table:number-columns-repeated="3" office:value-type="string">
            <text:p>_</text:p>
          </table:table-cell>
          <table:table-cell office:value-type="string">
            <text:p>94/^: 49/49</text:p>
          </table:table-cell>
          <table:table-cell office:value-type="string">
            <text:p>95/_: 49/49</text:p>
          </table:table-cell>
          <table:table-cell office:value-type="string">
            <text:p>96/`: 51/51</text:p>
          </table:table-cell>
          <table:table-cell office:value-type="string">
            <text:p>97/a: 50/51</text:p>
          </table:table-cell>
          <table:table-cell office:value-type="string">
            <text:p>98/b: 51/52</text:p>
          </table:table-cell>
          <table:table-cell office:value-type="string">
            <text:p>99/c: 52/53</text:p>
          </table:table-cell>
          <table:table-cell office:value-type="string">
            <text:p>100/d: 53/54</text:p>
          </table:table-cell>
          <table:table-cell office:value-type="string">
            <text:p>101/e: 54/55</text:p>
          </table:table-cell>
          <table:table-cell office:value-type="string">
            <text:p>102/f: 55/56</text:p>
          </table:table-cell>
          <table:table-cell office:value-type="string">
            <text:p>103/g: 56/57</text:p>
          </table:table-cell>
          <table:table-cell office:value-type="string">
            <text:p>104/h: 57/58</text:p>
          </table:table-cell>
          <table:table-cell office:value-type="string">
            <text:p>105/i: 58/59</text:p>
          </table:table-cell>
          <table:table-cell office:value-type="string">
            <text:p>106/j: 59/60</text:p>
          </table:table-cell>
          <table:table-cell office:value-type="string">
            <text:p>107/k: 60/61</text:p>
          </table:table-cell>
          <table:table-cell office:value-type="string">
            <text:p>108/l: 61/62</text:p>
          </table:table-cell>
          <table:table-cell office:value-type="string">
            <text:p>109/m: 62/63</text:p>
          </table:table-cell>
          <table:table-cell office:value-type="string">
            <text:p>110/n: 63/64</text:p>
          </table:table-cell>
          <table:table-cell office:value-type="string">
            <text:p>111/o: 64/65</text:p>
          </table:table-cell>
          <table:table-cell office:value-type="string">
            <text:p>112/p: 65/66</text:p>
          </table:table-cell>
          <table:table-cell office:value-type="string">
            <text:p>113/q: 66/67</text:p>
          </table:table-cell>
          <table:table-cell office:value-type="string">
            <text:p>114/r: 67/68</text:p>
          </table:table-cell>
          <table:table-cell office:value-type="string">
            <text:p>115/s: 68/69</text:p>
          </table:table-cell>
          <table:table-cell office:value-type="string">
            <text:p>116/t: 69/70</text:p>
          </table:table-cell>
          <table:table-cell office:value-type="string">
            <text:p>117/u: 70/71</text:p>
          </table:table-cell>
          <table:table-cell office:value-type="string">
            <text:p>118/v: 71/72</text:p>
          </table:table-cell>
          <table:table-cell office:value-type="string">
            <text:p>119/w: 72/73</text:p>
          </table:table-cell>
          <table:table-cell office:value-type="string">
            <text:p>120/x: 73/74</text:p>
          </table:table-cell>
          <table:table-cell office:value-type="string">
            <text:p>121/y: 74/75</text:p>
          </table:table-cell>
          <table:table-cell office:value-type="string">
            <text:p>122/z: 75/76</text:p>
          </table:table-cell>
          <table:table-cell table:number-columns-repeated="3" office:value-type="string">
            <text:p>_</text:p>
          </table:table-cell>
          <table:table-cell office:value-type="string">
            <text:p>126/~: 76/76</text:p>
          </table:table-cell>
          <table:table-cell office:value-type="string">
            <text:p>194/?: 77/77</text:p>
          </table:table-cell>
          <table:table-cell office:value-type="string">
            <text:p>195/?: 78/78</text:p>
          </table:table-cell>
          <table:table-cell office:value-type="string">
            <text:p>196/?: 79/79</text:p>
          </table:table-cell>
          <table:table-cell office:value-type="string">
            <text:p>197/?: 80/80</text:p>
          </table:table-cell>
          <table:table-cell office:value-type="string">
            <text:p>198/?: 81/81</text:p>
          </table:table-cell>
          <table:table-cell office:value-type="string">
            <text:p>199/?: 82/82</text:p>
          </table:table-cell>
          <table:table-cell office:value-type="string">
            <text:p>200/?: 83/83</text:p>
          </table:table-cell>
          <table:table-cell office:value-type="string">
            <text:p>201/?: 84/84</text:p>
          </table:table-cell>
          <table:table-cell office:value-type="string">
            <text:p>202/?: 85/85</text:p>
          </table:table-cell>
          <table:table-cell office:value-type="string">
            <text:p>203/?: 86/86</text:p>
          </table:table-cell>
          <table:table-cell office:value-type="string">
            <text:p>204/?: 87/87</text:p>
          </table:table-cell>
          <table:table-cell office:value-type="string">
            <text:p>205/?: 88/88</text:p>
          </table:table-cell>
          <table:table-cell office:value-type="string">
            <text:p>206/?: 88/88</text:p>
          </table:table-cell>
          <table:table-cell table:number-columns-repeated="2" office:value-type="string">
            <text:p>_</text:p>
          </table:table-cell>
          <table:table-cell office:value-type="string">
            <text:p>209/?: 89/89</text:p>
          </table:table-cell>
          <table:table-cell office:value-type="string">
            <text:p>225/?: 90/90</text:p>
          </table:table-cell>
          <table:table-cell office:value-type="string">
            <text:p>226/?: 91/91</text:p>
          </table:table-cell>
          <table:table-cell office:value-type="string">
            <text:p>227/?: 92/92</text:p>
          </table:table-cell>
          <table:table-cell table:number-columns-repeated="5" office:value-type="string">
            <text:p>_</text:p>
          </table:table-cell>
          <table:table-cell table:number-columns-repeated="9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4">
            <text:p>94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0/1</text:p>
          </table:table-cell>
          <table:table-cell office:value-type="string">
            <text:p>_</text:p>
          </table:table-cell>
          <table:table-cell office:value-type="string">
            <text:p>38/&amp;: 1/2</text:p>
          </table:table-cell>
          <table:table-cell office:value-type="string">
            <text:p>39/': 2/3</text:p>
          </table:table-cell>
          <table:table-cell office:value-type="string">
            <text:p>40/(: 3/4</text:p>
          </table:table-cell>
          <table:table-cell office:value-type="string">
            <text:p>_</text:p>
          </table:table-cell>
          <table:table-cell office:value-type="string">
            <text:p>42/*: 4/5</text:p>
          </table:table-cell>
          <table:table-cell office:value-type="string">
            <text:p>43/+: 5/6</text:p>
          </table:table-cell>
          <table:table-cell office:value-type="string">
            <text:p>44/,: 6/7</text:p>
          </table:table-cell>
          <table:table-cell office:value-type="string">
            <text:p>45/-: 7/8</text:p>
          </table:table-cell>
          <table:table-cell office:value-type="string">
            <text:p>46/.: 8/9</text:p>
          </table:table-cell>
          <table:table-cell office:value-type="string">
            <text:p>47//: 9/10</text:p>
          </table:table-cell>
          <table:table-cell office:value-type="string">
            <text:p>48/0: 10/11</text:p>
          </table:table-cell>
          <table:table-cell office:value-type="string">
            <text:p>49/1: 11/12</text:p>
          </table:table-cell>
          <table:table-cell office:value-type="string">
            <text:p>50/2: 12/13</text:p>
          </table:table-cell>
          <table:table-cell office:value-type="string">
            <text:p>51/3: 13/14</text:p>
          </table:table-cell>
          <table:table-cell office:value-type="string">
            <text:p>52/4: 14/15</text:p>
          </table:table-cell>
          <table:table-cell office:value-type="string">
            <text:p>53/5: 15/16</text:p>
          </table:table-cell>
          <table:table-cell office:value-type="string">
            <text:p>54/6: 16/17</text:p>
          </table:table-cell>
          <table:table-cell office:value-type="string">
            <text:p>55/7: 17/18</text:p>
          </table:table-cell>
          <table:table-cell office:value-type="string">
            <text:p>56/8: 18/19</text:p>
          </table:table-cell>
          <table:table-cell office:value-type="string">
            <text:p>57/9: 19/20</text:p>
          </table:table-cell>
          <table:table-cell office:value-type="string">
            <text:p>58/:: 20/21</text:p>
          </table:table-cell>
          <table:table-cell office:value-type="string">
            <text:p>59/;: 21/21</text:p>
          </table:table-cell>
          <table:table-cell office:value-type="string">
            <text:p>_</text:p>
          </table:table-cell>
          <table:table-cell office:value-type="string">
            <text:p>61/=: 22/22</text:p>
          </table:table-cell>
          <table:table-cell table:number-columns-repeated="2" office:value-type="string">
            <text:p>_</text:p>
          </table:table-cell>
          <table:table-cell office:value-type="string">
            <text:p>64/@: 23/23</text:p>
          </table:table-cell>
          <table:table-cell office:value-type="string">
            <text:p>65/A: 24/24</text:p>
          </table:table-cell>
          <table:table-cell office:value-type="string">
            <text:p>66/B: 25/25</text:p>
          </table:table-cell>
          <table:table-cell office:value-type="string">
            <text:p>67/C: 26/26</text:p>
          </table:table-cell>
          <table:table-cell office:value-type="string">
            <text:p>68/D: 27/27</text:p>
          </table:table-cell>
          <table:table-cell office:value-type="string">
            <text:p>69/E: 28/28</text:p>
          </table:table-cell>
          <table:table-cell office:value-type="string">
            <text:p>70/F: 29/29</text:p>
          </table:table-cell>
          <table:table-cell office:value-type="string">
            <text:p>71/G: 30/30</text:p>
          </table:table-cell>
          <table:table-cell office:value-type="string">
            <text:p>72/H: 31/31</text:p>
          </table:table-cell>
          <table:table-cell office:value-type="string">
            <text:p>73/I: 32/32</text:p>
          </table:table-cell>
          <table:table-cell office:value-type="string">
            <text:p>74/J: 33/33</text:p>
          </table:table-cell>
          <table:table-cell office:value-type="string">
            <text:p>75/K: 34/34</text:p>
          </table:table-cell>
          <table:table-cell office:value-type="string">
            <text:p>76/L: 35/35</text:p>
          </table:table-cell>
          <table:table-cell office:value-type="string">
            <text:p>77/M: 36/36</text:p>
          </table:table-cell>
          <table:table-cell office:value-type="string">
            <text:p>78/N: 37/37</text:p>
          </table:table-cell>
          <table:table-cell office:value-type="string">
            <text:p>79/O: 38/38</text:p>
          </table:table-cell>
          <table:table-cell office:value-type="string">
            <text:p>80/P: 39/39</text:p>
          </table:table-cell>
          <table:table-cell office:value-type="string">
            <text:p>81/Q: 40/40</text:p>
          </table:table-cell>
          <table:table-cell office:value-type="string">
            <text:p>82/R: 41/41</text:p>
          </table:table-cell>
          <table:table-cell office:value-type="string">
            <text:p>83/S: 42/42</text:p>
          </table:table-cell>
          <table:table-cell office:value-type="string">
            <text:p>84/T: 43/43</text:p>
          </table:table-cell>
          <table:table-cell office:value-type="string">
            <text:p>85/U: 44/44</text:p>
          </table:table-cell>
          <table:table-cell office:value-type="string">
            <text:p>86/V: 45/45</text:p>
          </table:table-cell>
          <table:table-cell office:value-type="string">
            <text:p>87/W: 46/46</text:p>
          </table:table-cell>
          <table:table-cell office:value-type="string">
            <text:p>88/X: 47/47</text:p>
          </table:table-cell>
          <table:table-cell office:value-type="string">
            <text:p>89/Y: 48/48</text:p>
          </table:table-cell>
          <table:table-cell office:value-type="string">
            <text:p>90/Z: 49/49</text:p>
          </table:table-cell>
          <table:table-cell office:value-type="string">
            <text:p>_</text:p>
          </table:table-cell>
          <table:table-cell office:value-type="string">
            <text:p>92/\: 50/50</text:p>
          </table:table-cell>
          <table:table-cell office:value-type="string">
            <text:p>94/^: 51/51</text:p>
          </table:table-cell>
          <table:table-cell office:value-type="string">
            <text:p>95/_: 52/52</text:p>
          </table:table-cell>
          <table:table-cell office:value-type="string">
            <text:p>_</text:p>
          </table:table-cell>
          <table:table-cell office:value-type="string">
            <text:p>97/a: 53/53</text:p>
          </table:table-cell>
          <table:table-cell office:value-type="string">
            <text:p>98/b: 54/54</text:p>
          </table:table-cell>
          <table:table-cell office:value-type="string">
            <text:p>99/c: 55/55</text:p>
          </table:table-cell>
          <table:table-cell office:value-type="string">
            <text:p>100/d: 56/56</text:p>
          </table:table-cell>
          <table:table-cell office:value-type="string">
            <text:p>101/e: 57/57</text:p>
          </table:table-cell>
          <table:table-cell office:value-type="string">
            <text:p>102/f: 58/58</text:p>
          </table:table-cell>
          <table:table-cell office:value-type="string">
            <text:p>103/g: 59/59</text:p>
          </table:table-cell>
          <table:table-cell office:value-type="string">
            <text:p>104/h: 60/60</text:p>
          </table:table-cell>
          <table:table-cell office:value-type="string">
            <text:p>105/i: 61/61</text:p>
          </table:table-cell>
          <table:table-cell office:value-type="string">
            <text:p>106/j: 62/62</text:p>
          </table:table-cell>
          <table:table-cell office:value-type="string">
            <text:p>107/k: 63/63</text:p>
          </table:table-cell>
          <table:table-cell office:value-type="string">
            <text:p>108/l: 64/64</text:p>
          </table:table-cell>
          <table:table-cell office:value-type="string">
            <text:p>109/m: 65/65</text:p>
          </table:table-cell>
          <table:table-cell office:value-type="string">
            <text:p>110/n: 66/66</text:p>
          </table:table-cell>
          <table:table-cell office:value-type="string">
            <text:p>111/o: 67/67</text:p>
          </table:table-cell>
          <table:table-cell office:value-type="string">
            <text:p>112/p: 68/68</text:p>
          </table:table-cell>
          <table:table-cell office:value-type="string">
            <text:p>113/q: 69/69</text:p>
          </table:table-cell>
          <table:table-cell office:value-type="string">
            <text:p>114/r: 70/70</text:p>
          </table:table-cell>
          <table:table-cell office:value-type="string">
            <text:p>115/s: 71/71</text:p>
          </table:table-cell>
          <table:table-cell office:value-type="string">
            <text:p>116/t: 72/72</text:p>
          </table:table-cell>
          <table:table-cell office:value-type="string">
            <text:p>117/u: 73/73</text:p>
          </table:table-cell>
          <table:table-cell office:value-type="string">
            <text:p>118/v: 74/74</text:p>
          </table:table-cell>
          <table:table-cell office:value-type="string">
            <text:p>119/w: 75/75</text:p>
          </table:table-cell>
          <table:table-cell office:value-type="string">
            <text:p>120/x: 76/76</text:p>
          </table:table-cell>
          <table:table-cell office:value-type="string">
            <text:p>121/y: 77/77</text:p>
          </table:table-cell>
          <table:table-cell office:value-type="string">
            <text:p>122/z: 78/78</text:p>
          </table:table-cell>
          <table:table-cell table:number-columns-repeated="3" office:value-type="string">
            <text:p>_</text:p>
          </table:table-cell>
          <table:table-cell office:value-type="string">
            <text:p>194/?: 79/79</text:p>
          </table:table-cell>
          <table:table-cell office:value-type="string">
            <text:p>195/?: 80/80</text:p>
          </table:table-cell>
          <table:table-cell office:value-type="string">
            <text:p>196/?: 81/81</text:p>
          </table:table-cell>
          <table:table-cell office:value-type="string">
            <text:p>197/?: 82/82</text:p>
          </table:table-cell>
          <table:table-cell office:value-type="string">
            <text:p>198/?: 83/83</text:p>
          </table:table-cell>
          <table:table-cell office:value-type="string">
            <text:p>199/?: 83/83</text:p>
          </table:table-cell>
          <table:table-cell office:value-type="string">
            <text:p>200/?: 85/85</text:p>
          </table:table-cell>
          <table:table-cell office:value-type="string">
            <text:p>201/?: 84/85</text:p>
          </table:table-cell>
          <table:table-cell office:value-type="string">
            <text:p>202/?: 85/86</text:p>
          </table:table-cell>
          <table:table-cell office:value-type="string">
            <text:p>_</text:p>
          </table:table-cell>
          <table:table-cell office:value-type="string">
            <text:p>204/?: 86/87</text:p>
          </table:table-cell>
          <table:table-cell office:value-type="string">
            <text:p>205/?: 87/87</text:p>
          </table:table-cell>
          <table:table-cell office:value-type="string">
            <text:p>206/?: 88/88</text:p>
          </table:table-cell>
          <table:table-cell office:value-type="string">
            <text:p>207/?: 89/89</text:p>
          </table:table-cell>
          <table:table-cell office:value-type="string">
            <text:p>208/?: 90/90</text:p>
          </table:table-cell>
          <table:table-cell office:value-type="string">
            <text:p>209/?: 91/91</text:p>
          </table:table-cell>
          <table:table-cell office:value-type="string">
            <text:p>_</text:p>
          </table:table-cell>
          <table:table-cell office:value-type="string">
            <text:p>211/?: 91/91</text:p>
          </table:table-cell>
          <table:table-cell table:number-columns-repeated="6" office:value-type="string">
            <text:p>_</text:p>
          </table:table-cell>
          <table:table-cell office:value-type="string">
            <text:p>225/?: 92/92</text:p>
          </table:table-cell>
          <table:table-cell office:value-type="string">
            <text:p>226/?: 93/93</text:p>
          </table:table-cell>
          <table:table-cell table:number-columns-repeated="7" office:value-type="string">
            <text:p>_</text:p>
          </table:table-cell>
          <table:table-cell table:number-columns-repeated="8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5">
            <text:p>95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2/2</text:p>
          </table:table-cell>
          <table:table-cell office:value-type="string">
            <text:p>39/': 3/3</text:p>
          </table:table-cell>
          <table:table-cell office:value-type="string">
            <text:p>40/(: 4/4</text:p>
          </table:table-cell>
          <table:table-cell office:value-type="string">
            <text:p>_</text:p>
          </table:table-cell>
          <table:table-cell office:value-type="string">
            <text:p>42/*: 5/5</text:p>
          </table:table-cell>
          <table:table-cell office:value-type="string">
            <text:p>43/+: 6/6</text:p>
          </table:table-cell>
          <table:table-cell office:value-type="string">
            <text:p>44/,: 7/7</text:p>
          </table:table-cell>
          <table:table-cell office:value-type="string">
            <text:p>45/-: 8/8</text:p>
          </table:table-cell>
          <table:table-cell office:value-type="string">
            <text:p>46/.: 9/9</text:p>
          </table:table-cell>
          <table:table-cell office:value-type="string">
            <text:p>47//: 10/10</text:p>
          </table:table-cell>
          <table:table-cell office:value-type="string">
            <text:p>48/0: 11/11</text:p>
          </table:table-cell>
          <table:table-cell office:value-type="string">
            <text:p>49/1: 12/12</text:p>
          </table:table-cell>
          <table:table-cell office:value-type="string">
            <text:p>50/2: 13/13</text:p>
          </table:table-cell>
          <table:table-cell office:value-type="string">
            <text:p>51/3: 14/14</text:p>
          </table:table-cell>
          <table:table-cell office:value-type="string">
            <text:p>52/4: 15/15</text:p>
          </table:table-cell>
          <table:table-cell office:value-type="string">
            <text:p>53/5: 16/16</text:p>
          </table:table-cell>
          <table:table-cell office:value-type="string">
            <text:p>54/6: 17/17</text:p>
          </table:table-cell>
          <table:table-cell office:value-type="string">
            <text:p>55/7: 18/18</text:p>
          </table:table-cell>
          <table:table-cell office:value-type="string">
            <text:p>56/8: 19/19</text:p>
          </table:table-cell>
          <table:table-cell office:value-type="string">
            <text:p>57/9: 20/20</text:p>
          </table:table-cell>
          <table:table-cell office:value-type="string">
            <text:p>58/:: 21/21</text:p>
          </table:table-cell>
          <table:table-cell table:number-columns-repeated="4" office:value-type="string">
            <text:p>_</text:p>
          </table:table-cell>
          <table:table-cell office:value-type="string">
            <text:p>63/?: 23/23</text:p>
          </table:table-cell>
          <table:table-cell office:value-type="string">
            <text:p>64/@: 22/23</text:p>
          </table:table-cell>
          <table:table-cell office:value-type="string">
            <text:p>65/A: 23/24</text:p>
          </table:table-cell>
          <table:table-cell office:value-type="string">
            <text:p>66/B: 24/25</text:p>
          </table:table-cell>
          <table:table-cell office:value-type="string">
            <text:p>67/C: 25/26</text:p>
          </table:table-cell>
          <table:table-cell office:value-type="string">
            <text:p>68/D: 26/27</text:p>
          </table:table-cell>
          <table:table-cell office:value-type="string">
            <text:p>69/E: 27/28</text:p>
          </table:table-cell>
          <table:table-cell office:value-type="string">
            <text:p>70/F: 28/29</text:p>
          </table:table-cell>
          <table:table-cell office:value-type="string">
            <text:p>71/G: 29/30</text:p>
          </table:table-cell>
          <table:table-cell office:value-type="string">
            <text:p>72/H: 30/31</text:p>
          </table:table-cell>
          <table:table-cell office:value-type="string">
            <text:p>73/I: 31/32</text:p>
          </table:table-cell>
          <table:table-cell office:value-type="string">
            <text:p>74/J: 32/33</text:p>
          </table:table-cell>
          <table:table-cell office:value-type="string">
            <text:p>75/K: 33/34</text:p>
          </table:table-cell>
          <table:table-cell office:value-type="string">
            <text:p>76/L: 34/35</text:p>
          </table:table-cell>
          <table:table-cell office:value-type="string">
            <text:p>77/M: 35/36</text:p>
          </table:table-cell>
          <table:table-cell office:value-type="string">
            <text:p>78/N: 36/37</text:p>
          </table:table-cell>
          <table:table-cell office:value-type="string">
            <text:p>79/O: 37/38</text:p>
          </table:table-cell>
          <table:table-cell office:value-type="string">
            <text:p>80/P: 38/39</text:p>
          </table:table-cell>
          <table:table-cell office:value-type="string">
            <text:p>81/Q: 39/40</text:p>
          </table:table-cell>
          <table:table-cell office:value-type="string">
            <text:p>82/R: 40/41</text:p>
          </table:table-cell>
          <table:table-cell office:value-type="string">
            <text:p>83/S: 41/42</text:p>
          </table:table-cell>
          <table:table-cell office:value-type="string">
            <text:p>84/T: 42/43</text:p>
          </table:table-cell>
          <table:table-cell office:value-type="string">
            <text:p>85/U: 43/44</text:p>
          </table:table-cell>
          <table:table-cell office:value-type="string">
            <text:p>86/V: 44/45</text:p>
          </table:table-cell>
          <table:table-cell office:value-type="string">
            <text:p>87/W: 45/46</text:p>
          </table:table-cell>
          <table:table-cell office:value-type="string">
            <text:p>88/X: 46/47</text:p>
          </table:table-cell>
          <table:table-cell office:value-type="string">
            <text:p>89/Y: 47/48</text:p>
          </table:table-cell>
          <table:table-cell office:value-type="string">
            <text:p>90/Z: 48/49</text:p>
          </table:table-cell>
          <table:table-cell table:number-columns-repeated="3" office:value-type="string">
            <text:p>_</text:p>
          </table:table-cell>
          <table:table-cell office:value-type="string">
            <text:p>94/^: 51/51</text:p>
          </table:table-cell>
          <table:table-cell office:value-type="string">
            <text:p>95/_: 49/50</text:p>
          </table:table-cell>
          <table:table-cell office:value-type="string">
            <text:p>96/`: 53/53</text:p>
          </table:table-cell>
          <table:table-cell office:value-type="string">
            <text:p>97/a: 50/52</text:p>
          </table:table-cell>
          <table:table-cell office:value-type="string">
            <text:p>98/b: 51/53</text:p>
          </table:table-cell>
          <table:table-cell office:value-type="string">
            <text:p>99/c: 52/54</text:p>
          </table:table-cell>
          <table:table-cell office:value-type="string">
            <text:p>100/d: 53/55</text:p>
          </table:table-cell>
          <table:table-cell office:value-type="string">
            <text:p>101/e: 54/56</text:p>
          </table:table-cell>
          <table:table-cell office:value-type="string">
            <text:p>102/f: 55/57</text:p>
          </table:table-cell>
          <table:table-cell office:value-type="string">
            <text:p>103/g: 56/58</text:p>
          </table:table-cell>
          <table:table-cell office:value-type="string">
            <text:p>104/h: 57/59</text:p>
          </table:table-cell>
          <table:table-cell office:value-type="string">
            <text:p>105/i: 58/60</text:p>
          </table:table-cell>
          <table:table-cell office:value-type="string">
            <text:p>106/j: 59/61</text:p>
          </table:table-cell>
          <table:table-cell office:value-type="string">
            <text:p>107/k: 60/62</text:p>
          </table:table-cell>
          <table:table-cell office:value-type="string">
            <text:p>108/l: 61/63</text:p>
          </table:table-cell>
          <table:table-cell office:value-type="string">
            <text:p>109/m: 62/64</text:p>
          </table:table-cell>
          <table:table-cell office:value-type="string">
            <text:p>110/n: 63/65</text:p>
          </table:table-cell>
          <table:table-cell office:value-type="string">
            <text:p>111/o: 64/66</text:p>
          </table:table-cell>
          <table:table-cell office:value-type="string">
            <text:p>112/p: 65/67</text:p>
          </table:table-cell>
          <table:table-cell office:value-type="string">
            <text:p>113/q: 66/68</text:p>
          </table:table-cell>
          <table:table-cell office:value-type="string">
            <text:p>114/r: 67/69</text:p>
          </table:table-cell>
          <table:table-cell office:value-type="string">
            <text:p>115/s: 68/70</text:p>
          </table:table-cell>
          <table:table-cell office:value-type="string">
            <text:p>116/t: 69/71</text:p>
          </table:table-cell>
          <table:table-cell office:value-type="string">
            <text:p>117/u: 70/72</text:p>
          </table:table-cell>
          <table:table-cell office:value-type="string">
            <text:p>118/v: 71/73</text:p>
          </table:table-cell>
          <table:table-cell office:value-type="string">
            <text:p>119/w: 72/74</text:p>
          </table:table-cell>
          <table:table-cell office:value-type="string">
            <text:p>120/x: 73/75</text:p>
          </table:table-cell>
          <table:table-cell office:value-type="string">
            <text:p>121/y: 74/76</text:p>
          </table:table-cell>
          <table:table-cell office:value-type="string">
            <text:p>122/z: 75/77</text:p>
          </table:table-cell>
          <table:table-cell table:number-columns-repeated="3" office:value-type="string">
            <text:p>_</text:p>
          </table:table-cell>
          <table:table-cell office:value-type="string">
            <text:p>194/?: 76/78</text:p>
          </table:table-cell>
          <table:table-cell office:value-type="string">
            <text:p>195/?: 77/79</text:p>
          </table:table-cell>
          <table:table-cell office:value-type="string">
            <text:p>196/?: 78/80</text:p>
          </table:table-cell>
          <table:table-cell office:value-type="string">
            <text:p>197/?: 79/81</text:p>
          </table:table-cell>
          <table:table-cell office:value-type="string">
            <text:p>198/?: 80/80</text:p>
          </table:table-cell>
          <table:table-cell office:value-type="string">
            <text:p>199/?: 81/82</text:p>
          </table:table-cell>
          <table:table-cell office:value-type="string">
            <text:p>200/?: 82/83</text:p>
          </table:table-cell>
          <table:table-cell office:value-type="string">
            <text:p>201/?: 83/84</text:p>
          </table:table-cell>
          <table:table-cell office:value-type="string">
            <text:p>202/?: 84/85</text:p>
          </table:table-cell>
          <table:table-cell office:value-type="string">
            <text:p>203/?: 85/85</text:p>
          </table:table-cell>
          <table:table-cell office:value-type="string">
            <text:p>204/?: 86/87</text:p>
          </table:table-cell>
          <table:table-cell office:value-type="string">
            <text:p>205/?: 87/88</text:p>
          </table:table-cell>
          <table:table-cell office:value-type="string">
            <text:p>206/?: 88/89</text:p>
          </table:table-cell>
          <table:table-cell office:value-type="string">
            <text:p>207/?: 89/89</text:p>
          </table:table-cell>
          <table:table-cell office:value-type="string">
            <text:p>208/?: 90/90</text:p>
          </table:table-cell>
          <table:table-cell office:value-type="string">
            <text:p>209/?: 91/91</text:p>
          </table:table-cell>
          <table:table-cell table:number-columns-repeated="8" office:value-type="string">
            <text:p>_</text:p>
          </table:table-cell>
          <table:table-cell office:value-type="string">
            <text:p>225/?: 91/91</text:p>
          </table:table-cell>
          <table:table-cell office:value-type="string">
            <text:p>226/?: 92/92</text:p>
          </table:table-cell>
          <table:table-cell office:value-type="string">
            <text:p>227/?: 93/93</text:p>
          </table:table-cell>
          <table:table-cell office:value-type="string">
            <text:p>_</text:p>
          </table:table-cell>
          <table:table-cell office:value-type="string">
            <text:p>229/?: 94/94</text:p>
          </table:table-cell>
          <table:table-cell office:value-type="string">
            <text:p>_</text:p>
          </table:table-cell>
          <table:table-cell office:value-type="string">
            <text:p>234/?: 94/94</text:p>
          </table:table-cell>
          <table:table-cell table:number-columns-repeated="9" office:value-type="string">
            <text:p>_</text:p>
          </table:table-cell>
          <table:table-cell table:number-columns-repeated="7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6">
            <text:p>96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37/%: 2/2</text:p>
          </table:table-cell>
          <table:table-cell office:value-type="string">
            <text:p>38/&amp;: 2/2</text:p>
          </table:table-cell>
          <table:table-cell office:value-type="string">
            <text:p>39/': 3/3</text:p>
          </table:table-cell>
          <table:table-cell office:value-type="string">
            <text:p>40/(: 4/4</text:p>
          </table:table-cell>
          <table:table-cell office:value-type="string">
            <text:p>41/): 6/6</text:p>
          </table:table-cell>
          <table:table-cell office:value-type="string">
            <text:p>42/*: 5/6</text:p>
          </table:table-cell>
          <table:table-cell office:value-type="string">
            <text:p>43/+: 6/7</text:p>
          </table:table-cell>
          <table:table-cell office:value-type="string">
            <text:p>44/,: 7/8</text:p>
          </table:table-cell>
          <table:table-cell office:value-type="string">
            <text:p>45/-: 8/9</text:p>
          </table:table-cell>
          <table:table-cell office:value-type="string">
            <text:p>46/.: 9/10</text:p>
          </table:table-cell>
          <table:table-cell office:value-type="string">
            <text:p>47//: 10/11</text:p>
          </table:table-cell>
          <table:table-cell office:value-type="string">
            <text:p>48/0: 11/12</text:p>
          </table:table-cell>
          <table:table-cell office:value-type="string">
            <text:p>49/1: 12/13</text:p>
          </table:table-cell>
          <table:table-cell office:value-type="string">
            <text:p>50/2: 13/14</text:p>
          </table:table-cell>
          <table:table-cell office:value-type="string">
            <text:p>51/3: 14/15</text:p>
          </table:table-cell>
          <table:table-cell office:value-type="string">
            <text:p>52/4: 15/16</text:p>
          </table:table-cell>
          <table:table-cell office:value-type="string">
            <text:p>53/5: 16/17</text:p>
          </table:table-cell>
          <table:table-cell office:value-type="string">
            <text:p>54/6: 17/18</text:p>
          </table:table-cell>
          <table:table-cell office:value-type="string">
            <text:p>55/7: 18/19</text:p>
          </table:table-cell>
          <table:table-cell office:value-type="string">
            <text:p>56/8: 19/20</text:p>
          </table:table-cell>
          <table:table-cell office:value-type="string">
            <text:p>57/9: 20/21</text:p>
          </table:table-cell>
          <table:table-cell office:value-type="string">
            <text:p>58/:: 21/21</text:p>
          </table:table-cell>
          <table:table-cell office:value-type="string">
            <text:p>59/;: 22/22</text:p>
          </table:table-cell>
          <table:table-cell office:value-type="string">
            <text:p>61/=: 22/22</text:p>
          </table:table-cell>
          <table:table-cell office:value-type="string">
            <text:p>_</text:p>
          </table:table-cell>
          <table:table-cell office:value-type="string">
            <text:p>63/?: 24/24</text:p>
          </table:table-cell>
          <table:table-cell office:value-type="string">
            <text:p>64/@: 23/23</text:p>
          </table:table-cell>
          <table:table-cell office:value-type="string">
            <text:p>65/A: 23/24</text:p>
          </table:table-cell>
          <table:table-cell office:value-type="string">
            <text:p>66/B: 24/25</text:p>
          </table:table-cell>
          <table:table-cell office:value-type="string">
            <text:p>67/C: 25/26</text:p>
          </table:table-cell>
          <table:table-cell office:value-type="string">
            <text:p>68/D: 26/27</text:p>
          </table:table-cell>
          <table:table-cell office:value-type="string">
            <text:p>69/E: 27/28</text:p>
          </table:table-cell>
          <table:table-cell office:value-type="string">
            <text:p>70/F: 28/29</text:p>
          </table:table-cell>
          <table:table-cell office:value-type="string">
            <text:p>71/G: 29/30</text:p>
          </table:table-cell>
          <table:table-cell office:value-type="string">
            <text:p>72/H: 30/31</text:p>
          </table:table-cell>
          <table:table-cell office:value-type="string">
            <text:p>73/I: 31/32</text:p>
          </table:table-cell>
          <table:table-cell office:value-type="string">
            <text:p>74/J: 32/33</text:p>
          </table:table-cell>
          <table:table-cell office:value-type="string">
            <text:p>75/K: 33/34</text:p>
          </table:table-cell>
          <table:table-cell office:value-type="string">
            <text:p>76/L: 34/35</text:p>
          </table:table-cell>
          <table:table-cell office:value-type="string">
            <text:p>77/M: 35/36</text:p>
          </table:table-cell>
          <table:table-cell office:value-type="string">
            <text:p>78/N: 36/37</text:p>
          </table:table-cell>
          <table:table-cell office:value-type="string">
            <text:p>79/O: 37/38</text:p>
          </table:table-cell>
          <table:table-cell office:value-type="string">
            <text:p>80/P: 38/39</text:p>
          </table:table-cell>
          <table:table-cell office:value-type="string">
            <text:p>81/Q: 39/40</text:p>
          </table:table-cell>
          <table:table-cell office:value-type="string">
            <text:p>82/R: 40/41</text:p>
          </table:table-cell>
          <table:table-cell office:value-type="string">
            <text:p>83/S: 41/42</text:p>
          </table:table-cell>
          <table:table-cell office:value-type="string">
            <text:p>84/T: 42/43</text:p>
          </table:table-cell>
          <table:table-cell office:value-type="string">
            <text:p>85/U: 43/44</text:p>
          </table:table-cell>
          <table:table-cell office:value-type="string">
            <text:p>86/V: 44/45</text:p>
          </table:table-cell>
          <table:table-cell office:value-type="string">
            <text:p>87/W: 45/46</text:p>
          </table:table-cell>
          <table:table-cell office:value-type="string">
            <text:p>88/X: 46/47</text:p>
          </table:table-cell>
          <table:table-cell office:value-type="string">
            <text:p>89/Y: 47/48</text:p>
          </table:table-cell>
          <table:table-cell office:value-type="string">
            <text:p>90/Z: 48/49</text:p>
          </table:table-cell>
          <table:table-cell office:value-type="string">
            <text:p>_</text:p>
          </table:table-cell>
          <table:table-cell office:value-type="string">
            <text:p>94/^: 49/50</text:p>
          </table:table-cell>
          <table:table-cell office:value-type="string">
            <text:p>95/_: 50/51</text:p>
          </table:table-cell>
          <table:table-cell office:value-type="string">
            <text:p>96/`: 51/51</text:p>
          </table:table-cell>
          <table:table-cell office:value-type="string">
            <text:p>97/a: 52/52</text:p>
          </table:table-cell>
          <table:table-cell office:value-type="string">
            <text:p>98/b: 53/53</text:p>
          </table:table-cell>
          <table:table-cell office:value-type="string">
            <text:p>99/c: 54/54</text:p>
          </table:table-cell>
          <table:table-cell office:value-type="string">
            <text:p>100/d: 55/55</text:p>
          </table:table-cell>
          <table:table-cell office:value-type="string">
            <text:p>101/e: 56/56</text:p>
          </table:table-cell>
          <table:table-cell office:value-type="string">
            <text:p>102/f: 57/57</text:p>
          </table:table-cell>
          <table:table-cell office:value-type="string">
            <text:p>103/g: 58/58</text:p>
          </table:table-cell>
          <table:table-cell office:value-type="string">
            <text:p>104/h: 59/59</text:p>
          </table:table-cell>
          <table:table-cell office:value-type="string">
            <text:p>105/i: 60/60</text:p>
          </table:table-cell>
          <table:table-cell office:value-type="string">
            <text:p>106/j: 61/61</text:p>
          </table:table-cell>
          <table:table-cell office:value-type="string">
            <text:p>107/k: 62/62</text:p>
          </table:table-cell>
          <table:table-cell office:value-type="string">
            <text:p>108/l: 63/63</text:p>
          </table:table-cell>
          <table:table-cell office:value-type="string">
            <text:p>109/m: 64/64</text:p>
          </table:table-cell>
          <table:table-cell office:value-type="string">
            <text:p>110/n: 65/65</text:p>
          </table:table-cell>
          <table:table-cell office:value-type="string">
            <text:p>111/o: 66/66</text:p>
          </table:table-cell>
          <table:table-cell office:value-type="string">
            <text:p>112/p: 67/67</text:p>
          </table:table-cell>
          <table:table-cell office:value-type="string">
            <text:p>113/q: 68/68</text:p>
          </table:table-cell>
          <table:table-cell office:value-type="string">
            <text:p>114/r: 69/69</text:p>
          </table:table-cell>
          <table:table-cell office:value-type="string">
            <text:p>115/s: 70/70</text:p>
          </table:table-cell>
          <table:table-cell office:value-type="string">
            <text:p>116/t: 71/71</text:p>
          </table:table-cell>
          <table:table-cell office:value-type="string">
            <text:p>117/u: 72/72</text:p>
          </table:table-cell>
          <table:table-cell office:value-type="string">
            <text:p>118/v: 73/73</text:p>
          </table:table-cell>
          <table:table-cell office:value-type="string">
            <text:p>119/w: 74/74</text:p>
          </table:table-cell>
          <table:table-cell office:value-type="string">
            <text:p>120/x: 75/75</text:p>
          </table:table-cell>
          <table:table-cell office:value-type="string">
            <text:p>121/y: 76/76</text:p>
          </table:table-cell>
          <table:table-cell office:value-type="string">
            <text:p>122/z: 77/77</text:p>
          </table:table-cell>
          <table:table-cell table:number-columns-repeated="2" office:value-type="string">
            <text:p>_</text:p>
          </table:table-cell>
          <table:table-cell office:value-type="string">
            <text:p>126/~: 78/78</text:p>
          </table:table-cell>
          <table:table-cell table:number-columns-repeated="8" office:value-type="string">
            <text:p>_</text:p>
          </table:table-cell>
          <table:table-cell office:value-type="string">
            <text:p>194/?: 78/79</text:p>
          </table:table-cell>
          <table:table-cell office:value-type="string">
            <text:p>195/?: 79/80</text:p>
          </table:table-cell>
          <table:table-cell office:value-type="string">
            <text:p>196/?: 80/81</text:p>
          </table:table-cell>
          <table:table-cell office:value-type="string">
            <text:p>197/?: 81/82</text:p>
          </table:table-cell>
          <table:table-cell office:value-type="string">
            <text:p>198/?: 82/83</text:p>
          </table:table-cell>
          <table:table-cell office:value-type="string">
            <text:p>199/?: 83/84</text:p>
          </table:table-cell>
          <table:table-cell office:value-type="string">
            <text:p>200/?: 85/85</text:p>
          </table:table-cell>
          <table:table-cell office:value-type="string">
            <text:p>201/?: 84/85</text:p>
          </table:table-cell>
          <table:table-cell office:value-type="string">
            <text:p>202/?: 85/85</text:p>
          </table:table-cell>
          <table:table-cell office:value-type="string">
            <text:p>203/?: 87/87</text:p>
          </table:table-cell>
          <table:table-cell office:value-type="string">
            <text:p>204/?: 86/87</text:p>
          </table:table-cell>
          <table:table-cell office:value-type="string">
            <text:p>205/?: 87/88</text:p>
          </table:table-cell>
          <table:table-cell office:value-type="string">
            <text:p>206/?: 88/89</text:p>
          </table:table-cell>
          <table:table-cell office:value-type="string">
            <text:p>207/?: 90/90</text:p>
          </table:table-cell>
          <table:table-cell office:value-type="string">
            <text:p>208/?: 89/90</text:p>
          </table:table-cell>
          <table:table-cell office:value-type="string">
            <text:p>209/?: 92/92</text:p>
          </table:table-cell>
          <table:table-cell office:value-type="string">
            <text:p>_</text:p>
          </table:table-cell>
          <table:table-cell office:value-type="string">
            <text:p>211/?: 90/91</text:p>
          </table:table-cell>
          <table:table-cell table:number-columns-repeated="5" office:value-type="string">
            <text:p>_</text:p>
          </table:table-cell>
          <table:table-cell office:value-type="string">
            <text:p>225/?: 91/92</text:p>
          </table:table-cell>
          <table:table-cell office:value-type="string">
            <text:p>226/?: 92/93</text:p>
          </table:table-cell>
          <table:table-cell office:value-type="string">
            <text:p>227/?: 93/94</text:p>
          </table:table-cell>
          <table:table-cell table:number-columns-repeated="2" office:value-type="string">
            <text:p>_</text:p>
          </table:table-cell>
          <table:table-cell office:value-type="string">
            <text:p>230/?: 94/94</text:p>
          </table:table-cell>
          <table:table-cell office:value-type="string">
            <text:p>231/?: 93/93</text:p>
          </table:table-cell>
          <table:table-cell office:value-type="string">
            <text:p>_</text:p>
          </table:table-cell>
          <table:table-cell office:value-type="string">
            <text:p>233/?: 94/94</text:p>
          </table:table-cell>
          <table:table-cell office:value-type="string">
            <text:p>234/?: 95/95</text:p>
          </table:table-cell>
          <table:table-cell table:number-columns-repeated="3" office:value-type="string">
            <text:p>_</text:p>
          </table:table-cell>
          <table:table-cell office:value-type="string">
            <text:p>239/?: 95/95</text:p>
          </table:table-cell>
          <table:table-cell table:number-columns-repeated="5" office:value-type="string">
            <text:p>_</text:p>
          </table:table-cell>
          <table:table-cell table:number-columns-repeated="7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7">
            <text:p>97</text:p>
          </table:table-cell>
          <table:table-cell office:value-type="string">
            <text:p>count: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2/2</text:p>
          </table:table-cell>
          <table:table-cell office:value-type="string">
            <text:p>39/': 3/3</text:p>
          </table:table-cell>
          <table:table-cell office:value-type="string">
            <text:p>40/(: 4/4</text:p>
          </table:table-cell>
          <table:table-cell office:value-type="string">
            <text:p>_</text:p>
          </table:table-cell>
          <table:table-cell office:value-type="string">
            <text:p>42/*: 5/5</text:p>
          </table:table-cell>
          <table:table-cell office:value-type="string">
            <text:p>43/+: 6/6</text:p>
          </table:table-cell>
          <table:table-cell office:value-type="string">
            <text:p>44/,: 7/7</text:p>
          </table:table-cell>
          <table:table-cell office:value-type="string">
            <text:p>45/-: 8/8</text:p>
          </table:table-cell>
          <table:table-cell office:value-type="string">
            <text:p>46/.: 9/9</text:p>
          </table:table-cell>
          <table:table-cell office:value-type="string">
            <text:p>47//: 10/10</text:p>
          </table:table-cell>
          <table:table-cell office:value-type="string">
            <text:p>48/0: 11/11</text:p>
          </table:table-cell>
          <table:table-cell office:value-type="string">
            <text:p>49/1: 12/12</text:p>
          </table:table-cell>
          <table:table-cell office:value-type="string">
            <text:p>50/2: 13/13</text:p>
          </table:table-cell>
          <table:table-cell office:value-type="string">
            <text:p>51/3: 14/14</text:p>
          </table:table-cell>
          <table:table-cell office:value-type="string">
            <text:p>52/4: 15/15</text:p>
          </table:table-cell>
          <table:table-cell office:value-type="string">
            <text:p>53/5: 16/16</text:p>
          </table:table-cell>
          <table:table-cell office:value-type="string">
            <text:p>54/6: 17/17</text:p>
          </table:table-cell>
          <table:table-cell office:value-type="string">
            <text:p>55/7: 18/18</text:p>
          </table:table-cell>
          <table:table-cell office:value-type="string">
            <text:p>56/8: 19/19</text:p>
          </table:table-cell>
          <table:table-cell office:value-type="string">
            <text:p>57/9: 20/20</text:p>
          </table:table-cell>
          <table:table-cell office:value-type="string">
            <text:p>58/:: 21/21</text:p>
          </table:table-cell>
          <table:table-cell office:value-type="string">
            <text:p>59/;: 21/22</text:p>
          </table:table-cell>
          <table:table-cell office:value-type="string">
            <text:p>_</text:p>
          </table:table-cell>
          <table:table-cell office:value-type="string">
            <text:p>61/=: 22/23</text:p>
          </table:table-cell>
          <table:table-cell office:value-type="string">
            <text:p>_</text:p>
          </table:table-cell>
          <table:table-cell office:value-type="string">
            <text:p>63/?: 22/22</text:p>
          </table:table-cell>
          <table:table-cell office:value-type="string">
            <text:p>64/@: 23/23</text:p>
          </table:table-cell>
          <table:table-cell office:value-type="string">
            <text:p>65/A: 24/24</text:p>
          </table:table-cell>
          <table:table-cell office:value-type="string">
            <text:p>66/B: 25/25</text:p>
          </table:table-cell>
          <table:table-cell office:value-type="string">
            <text:p>67/C: 26/26</text:p>
          </table:table-cell>
          <table:table-cell office:value-type="string">
            <text:p>68/D: 27/27</text:p>
          </table:table-cell>
          <table:table-cell office:value-type="string">
            <text:p>69/E: 28/28</text:p>
          </table:table-cell>
          <table:table-cell office:value-type="string">
            <text:p>70/F: 29/29</text:p>
          </table:table-cell>
          <table:table-cell office:value-type="string">
            <text:p>71/G: 30/30</text:p>
          </table:table-cell>
          <table:table-cell office:value-type="string">
            <text:p>72/H: 31/31</text:p>
          </table:table-cell>
          <table:table-cell office:value-type="string">
            <text:p>73/I: 32/32</text:p>
          </table:table-cell>
          <table:table-cell office:value-type="string">
            <text:p>74/J: 33/33</text:p>
          </table:table-cell>
          <table:table-cell office:value-type="string">
            <text:p>75/K: 34/34</text:p>
          </table:table-cell>
          <table:table-cell office:value-type="string">
            <text:p>76/L: 35/35</text:p>
          </table:table-cell>
          <table:table-cell office:value-type="string">
            <text:p>77/M: 36/36</text:p>
          </table:table-cell>
          <table:table-cell office:value-type="string">
            <text:p>78/N: 37/37</text:p>
          </table:table-cell>
          <table:table-cell office:value-type="string">
            <text:p>79/O: 38/38</text:p>
          </table:table-cell>
          <table:table-cell office:value-type="string">
            <text:p>80/P: 39/39</text:p>
          </table:table-cell>
          <table:table-cell office:value-type="string">
            <text:p>81/Q: 40/40</text:p>
          </table:table-cell>
          <table:table-cell office:value-type="string">
            <text:p>82/R: 41/41</text:p>
          </table:table-cell>
          <table:table-cell office:value-type="string">
            <text:p>83/S: 42/42</text:p>
          </table:table-cell>
          <table:table-cell office:value-type="string">
            <text:p>84/T: 43/43</text:p>
          </table:table-cell>
          <table:table-cell office:value-type="string">
            <text:p>85/U: 44/44</text:p>
          </table:table-cell>
          <table:table-cell office:value-type="string">
            <text:p>86/V: 45/45</text:p>
          </table:table-cell>
          <table:table-cell office:value-type="string">
            <text:p>87/W: 46/46</text:p>
          </table:table-cell>
          <table:table-cell office:value-type="string">
            <text:p>88/X: 47/47</text:p>
          </table:table-cell>
          <table:table-cell office:value-type="string">
            <text:p>89/Y: 48/48</text:p>
          </table:table-cell>
          <table:table-cell office:value-type="string">
            <text:p>90/Z: 49/49</text:p>
          </table:table-cell>
          <table:table-cell office:value-type="string">
            <text:p>_</text:p>
          </table:table-cell>
          <table:table-cell office:value-type="string">
            <text:p>92/\: 50/51</text:p>
          </table:table-cell>
          <table:table-cell office:value-type="string">
            <text:p>_</text:p>
          </table:table-cell>
          <table:table-cell office:value-type="string">
            <text:p>94/^: 50/51</text:p>
          </table:table-cell>
          <table:table-cell office:value-type="string">
            <text:p>95/_: 51/52</text:p>
          </table:table-cell>
          <table:table-cell office:value-type="string">
            <text:p>96/`: 52/53</text:p>
          </table:table-cell>
          <table:table-cell office:value-type="string">
            <text:p>97/a: 53/54</text:p>
          </table:table-cell>
          <table:table-cell office:value-type="string">
            <text:p>98/b: 54/55</text:p>
          </table:table-cell>
          <table:table-cell office:value-type="string">
            <text:p>99/c: 55/56</text:p>
          </table:table-cell>
          <table:table-cell office:value-type="string">
            <text:p>100/d: 56/57</text:p>
          </table:table-cell>
          <table:table-cell office:value-type="string">
            <text:p>101/e: 57/58</text:p>
          </table:table-cell>
          <table:table-cell office:value-type="string">
            <text:p>102/f: 58/59</text:p>
          </table:table-cell>
          <table:table-cell office:value-type="string">
            <text:p>103/g: 59/60</text:p>
          </table:table-cell>
          <table:table-cell office:value-type="string">
            <text:p>104/h: 60/61</text:p>
          </table:table-cell>
          <table:table-cell office:value-type="string">
            <text:p>105/i: 61/62</text:p>
          </table:table-cell>
          <table:table-cell office:value-type="string">
            <text:p>106/j: 62/63</text:p>
          </table:table-cell>
          <table:table-cell office:value-type="string">
            <text:p>107/k: 63/64</text:p>
          </table:table-cell>
          <table:table-cell office:value-type="string">
            <text:p>108/l: 64/65</text:p>
          </table:table-cell>
          <table:table-cell office:value-type="string">
            <text:p>109/m: 65/66</text:p>
          </table:table-cell>
          <table:table-cell office:value-type="string">
            <text:p>110/n: 66/67</text:p>
          </table:table-cell>
          <table:table-cell office:value-type="string">
            <text:p>111/o: 67/68</text:p>
          </table:table-cell>
          <table:table-cell office:value-type="string">
            <text:p>112/p: 68/69</text:p>
          </table:table-cell>
          <table:table-cell office:value-type="string">
            <text:p>113/q: 69/70</text:p>
          </table:table-cell>
          <table:table-cell office:value-type="string">
            <text:p>114/r: 70/71</text:p>
          </table:table-cell>
          <table:table-cell office:value-type="string">
            <text:p>115/s: 71/72</text:p>
          </table:table-cell>
          <table:table-cell office:value-type="string">
            <text:p>116/t: 72/73</text:p>
          </table:table-cell>
          <table:table-cell office:value-type="string">
            <text:p>117/u: 73/74</text:p>
          </table:table-cell>
          <table:table-cell office:value-type="string">
            <text:p>118/v: 74/75</text:p>
          </table:table-cell>
          <table:table-cell office:value-type="string">
            <text:p>119/w: 75/76</text:p>
          </table:table-cell>
          <table:table-cell office:value-type="string">
            <text:p>120/x: 76/77</text:p>
          </table:table-cell>
          <table:table-cell office:value-type="string">
            <text:p>121/y: 77/78</text:p>
          </table:table-cell>
          <table:table-cell office:value-type="string">
            <text:p>122/z: 78/79</text:p>
          </table:table-cell>
          <table:table-cell office:value-type="string">
            <text:p>126/~: 82/82</text:p>
          </table:table-cell>
          <table:table-cell table:number-columns-repeated="8" office:value-type="string">
            <text:p>_</text:p>
          </table:table-cell>
          <table:table-cell office:value-type="string">
            <text:p>194/?: 79/80</text:p>
          </table:table-cell>
          <table:table-cell office:value-type="string">
            <text:p>195/?: 80/81</text:p>
          </table:table-cell>
          <table:table-cell office:value-type="string">
            <text:p>196/?: 81/82</text:p>
          </table:table-cell>
          <table:table-cell office:value-type="string">
            <text:p>197/?: 82/83</text:p>
          </table:table-cell>
          <table:table-cell office:value-type="string">
            <text:p>198/?: 83/83</text:p>
          </table:table-cell>
          <table:table-cell office:value-type="string">
            <text:p>199/?: 84/84</text:p>
          </table:table-cell>
          <table:table-cell office:value-type="string">
            <text:p>200/?: 87/87</text:p>
          </table:table-cell>
          <table:table-cell office:value-type="string">
            <text:p>201/?: 85/86</text:p>
          </table:table-cell>
          <table:table-cell office:value-type="string">
            <text:p>202/?: 86/87</text:p>
          </table:table-cell>
          <table:table-cell office:value-type="string">
            <text:p>203/?: 87/88</text:p>
          </table:table-cell>
          <table:table-cell office:value-type="string">
            <text:p>204/?: 88/89</text:p>
          </table:table-cell>
          <table:table-cell office:value-type="string">
            <text:p>205/?: 89/89</text:p>
          </table:table-cell>
          <table:table-cell office:value-type="string">
            <text:p>206/?: 90/90</text:p>
          </table:table-cell>
          <table:table-cell office:value-type="string">
            <text:p>207/?: 91/91</text:p>
          </table:table-cell>
          <table:table-cell office:value-type="string">
            <text:p>208/?: 92/92</text:p>
          </table:table-cell>
          <table:table-cell office:value-type="string">
            <text:p>209/?: 92/92</text:p>
          </table:table-cell>
          <table:table-cell table:number-columns-repeated="8" office:value-type="string">
            <text:p>_</text:p>
          </table:table-cell>
          <table:table-cell office:value-type="string">
            <text:p>225/?: 93/93</text:p>
          </table:table-cell>
          <table:table-cell office:value-type="string">
            <text:p>226/?: 94/94</text:p>
          </table:table-cell>
          <table:table-cell table:number-columns-repeated="4" office:value-type="string">
            <text:p>_</text:p>
          </table:table-cell>
          <table:table-cell office:value-type="string">
            <text:p>231/?: 96/96</text:p>
          </table:table-cell>
          <table:table-cell office:value-type="string">
            <text:p>239/?: 95/95</text:p>
          </table:table-cell>
          <table:table-cell office:value-type="string">
            <text:p>240/?: 96/96</text:p>
          </table:table-cell>
          <table:table-cell table:number-columns-repeated="4" office:value-type="string">
            <text:p>_</text:p>
          </table:table-cell>
          <table:table-cell table:number-columns-repeated="7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8">
            <text:p>98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2/2</text:p>
          </table:table-cell>
          <table:table-cell office:value-type="string">
            <text:p>39/': 3/3</text:p>
          </table:table-cell>
          <table:table-cell office:value-type="string">
            <text:p>40/(: 4/4</text:p>
          </table:table-cell>
          <table:table-cell office:value-type="string">
            <text:p>_</text:p>
          </table:table-cell>
          <table:table-cell office:value-type="string">
            <text:p>42/*: 5/5</text:p>
          </table:table-cell>
          <table:table-cell office:value-type="string">
            <text:p>43/+: 6/6</text:p>
          </table:table-cell>
          <table:table-cell office:value-type="string">
            <text:p>44/,: 7/7</text:p>
          </table:table-cell>
          <table:table-cell office:value-type="string">
            <text:p>45/-: 8/8</text:p>
          </table:table-cell>
          <table:table-cell office:value-type="string">
            <text:p>46/.: 9/9</text:p>
          </table:table-cell>
          <table:table-cell office:value-type="string">
            <text:p>47//: 10/10</text:p>
          </table:table-cell>
          <table:table-cell office:value-type="string">
            <text:p>48/0: 11/11</text:p>
          </table:table-cell>
          <table:table-cell office:value-type="string">
            <text:p>49/1: 12/12</text:p>
          </table:table-cell>
          <table:table-cell office:value-type="string">
            <text:p>50/2: 13/13</text:p>
          </table:table-cell>
          <table:table-cell office:value-type="string">
            <text:p>51/3: 14/14</text:p>
          </table:table-cell>
          <table:table-cell office:value-type="string">
            <text:p>52/4: 15/15</text:p>
          </table:table-cell>
          <table:table-cell office:value-type="string">
            <text:p>53/5: 16/16</text:p>
          </table:table-cell>
          <table:table-cell office:value-type="string">
            <text:p>54/6: 17/17</text:p>
          </table:table-cell>
          <table:table-cell office:value-type="string">
            <text:p>55/7: 18/18</text:p>
          </table:table-cell>
          <table:table-cell office:value-type="string">
            <text:p>56/8: 19/19</text:p>
          </table:table-cell>
          <table:table-cell office:value-type="string">
            <text:p>57/9: 20/20</text:p>
          </table:table-cell>
          <table:table-cell office:value-type="string">
            <text:p>_</text:p>
          </table:table-cell>
          <table:table-cell office:value-type="string">
            <text:p>59/;: 21/21</text:p>
          </table:table-cell>
          <table:table-cell office:value-type="string">
            <text:p>_</text:p>
          </table:table-cell>
          <table:table-cell office:value-type="string">
            <text:p>61/=: 22/22</text:p>
          </table:table-cell>
          <table:table-cell office:value-type="string">
            <text:p>_</text:p>
          </table:table-cell>
          <table:table-cell office:value-type="string">
            <text:p>63/?: 23/23</text:p>
          </table:table-cell>
          <table:table-cell office:value-type="string">
            <text:p>64/@: 24/24</text:p>
          </table:table-cell>
          <table:table-cell office:value-type="string">
            <text:p>65/A: 25/25</text:p>
          </table:table-cell>
          <table:table-cell office:value-type="string">
            <text:p>66/B: 26/26</text:p>
          </table:table-cell>
          <table:table-cell office:value-type="string">
            <text:p>67/C: 27/27</text:p>
          </table:table-cell>
          <table:table-cell office:value-type="string">
            <text:p>68/D: 28/28</text:p>
          </table:table-cell>
          <table:table-cell office:value-type="string">
            <text:p>69/E: 29/29</text:p>
          </table:table-cell>
          <table:table-cell office:value-type="string">
            <text:p>70/F: 30/30</text:p>
          </table:table-cell>
          <table:table-cell office:value-type="string">
            <text:p>71/G: 31/31</text:p>
          </table:table-cell>
          <table:table-cell office:value-type="string">
            <text:p>72/H: 32/32</text:p>
          </table:table-cell>
          <table:table-cell office:value-type="string">
            <text:p>73/I: 33/33</text:p>
          </table:table-cell>
          <table:table-cell office:value-type="string">
            <text:p>74/J: 34/34</text:p>
          </table:table-cell>
          <table:table-cell office:value-type="string">
            <text:p>75/K: 35/35</text:p>
          </table:table-cell>
          <table:table-cell office:value-type="string">
            <text:p>76/L: 36/36</text:p>
          </table:table-cell>
          <table:table-cell office:value-type="string">
            <text:p>77/M: 37/37</text:p>
          </table:table-cell>
          <table:table-cell office:value-type="string">
            <text:p>78/N: 38/38</text:p>
          </table:table-cell>
          <table:table-cell office:value-type="string">
            <text:p>79/O: 39/39</text:p>
          </table:table-cell>
          <table:table-cell office:value-type="string">
            <text:p>80/P: 40/40</text:p>
          </table:table-cell>
          <table:table-cell office:value-type="string">
            <text:p>81/Q: 41/41</text:p>
          </table:table-cell>
          <table:table-cell office:value-type="string">
            <text:p>82/R: 42/42</text:p>
          </table:table-cell>
          <table:table-cell office:value-type="string">
            <text:p>83/S: 43/43</text:p>
          </table:table-cell>
          <table:table-cell office:value-type="string">
            <text:p>84/T: 44/44</text:p>
          </table:table-cell>
          <table:table-cell office:value-type="string">
            <text:p>85/U: 45/45</text:p>
          </table:table-cell>
          <table:table-cell office:value-type="string">
            <text:p>86/V: 46/46</text:p>
          </table:table-cell>
          <table:table-cell office:value-type="string">
            <text:p>87/W: 47/47</text:p>
          </table:table-cell>
          <table:table-cell office:value-type="string">
            <text:p>88/X: 48/48</text:p>
          </table:table-cell>
          <table:table-cell office:value-type="string">
            <text:p>89/Y: 49/49</text:p>
          </table:table-cell>
          <table:table-cell office:value-type="string">
            <text:p>90/Z: 50/50</text:p>
          </table:table-cell>
          <table:table-cell table:number-columns-repeated="3" office:value-type="string">
            <text:p>_</text:p>
          </table:table-cell>
          <table:table-cell office:value-type="string">
            <text:p>94/^: 51/51</text:p>
          </table:table-cell>
          <table:table-cell office:value-type="string">
            <text:p>95/_: 52/52</text:p>
          </table:table-cell>
          <table:table-cell office:value-type="string">
            <text:p>96/`: 53/53</text:p>
          </table:table-cell>
          <table:table-cell office:value-type="string">
            <text:p>97/a: 54/54</text:p>
          </table:table-cell>
          <table:table-cell office:value-type="string">
            <text:p>98/b: 55/55</text:p>
          </table:table-cell>
          <table:table-cell office:value-type="string">
            <text:p>99/c: 56/56</text:p>
          </table:table-cell>
          <table:table-cell office:value-type="string">
            <text:p>100/d: 57/57</text:p>
          </table:table-cell>
          <table:table-cell office:value-type="string">
            <text:p>101/e: 58/58</text:p>
          </table:table-cell>
          <table:table-cell office:value-type="string">
            <text:p>102/f: 59/59</text:p>
          </table:table-cell>
          <table:table-cell office:value-type="string">
            <text:p>103/g: 60/60</text:p>
          </table:table-cell>
          <table:table-cell office:value-type="string">
            <text:p>104/h: 61/61</text:p>
          </table:table-cell>
          <table:table-cell office:value-type="string">
            <text:p>105/i: 62/62</text:p>
          </table:table-cell>
          <table:table-cell office:value-type="string">
            <text:p>106/j: 63/63</text:p>
          </table:table-cell>
          <table:table-cell office:value-type="string">
            <text:p>107/k: 64/64</text:p>
          </table:table-cell>
          <table:table-cell office:value-type="string">
            <text:p>108/l: 65/65</text:p>
          </table:table-cell>
          <table:table-cell office:value-type="string">
            <text:p>109/m: 66/66</text:p>
          </table:table-cell>
          <table:table-cell office:value-type="string">
            <text:p>110/n: 67/67</text:p>
          </table:table-cell>
          <table:table-cell office:value-type="string">
            <text:p>111/o: 68/68</text:p>
          </table:table-cell>
          <table:table-cell office:value-type="string">
            <text:p>112/p: 69/69</text:p>
          </table:table-cell>
          <table:table-cell office:value-type="string">
            <text:p>113/q: 70/70</text:p>
          </table:table-cell>
          <table:table-cell office:value-type="string">
            <text:p>114/r: 71/71</text:p>
          </table:table-cell>
          <table:table-cell office:value-type="string">
            <text:p>115/s: 72/72</text:p>
          </table:table-cell>
          <table:table-cell office:value-type="string">
            <text:p>116/t: 73/73</text:p>
          </table:table-cell>
          <table:table-cell office:value-type="string">
            <text:p>117/u: 74/74</text:p>
          </table:table-cell>
          <table:table-cell office:value-type="string">
            <text:p>118/v: 75/75</text:p>
          </table:table-cell>
          <table:table-cell office:value-type="string">
            <text:p>119/w: 76/76</text:p>
          </table:table-cell>
          <table:table-cell office:value-type="string">
            <text:p>120/x: 77/77</text:p>
          </table:table-cell>
          <table:table-cell office:value-type="string">
            <text:p>121/y: 78/78</text:p>
          </table:table-cell>
          <table:table-cell office:value-type="string">
            <text:p>122/z: 79/79</text:p>
          </table:table-cell>
          <table:table-cell table:number-columns-repeated="4" office:value-type="string">
            <text:p>_</text:p>
          </table:table-cell>
          <table:table-cell office:value-type="string">
            <text:p>194/?: 80/80</text:p>
          </table:table-cell>
          <table:table-cell office:value-type="string">
            <text:p>195/?: 81/81</text:p>
          </table:table-cell>
          <table:table-cell office:value-type="string">
            <text:p>196/?: 82/82</text:p>
          </table:table-cell>
          <table:table-cell office:value-type="string">
            <text:p>197/?: 83/83</text:p>
          </table:table-cell>
          <table:table-cell office:value-type="string">
            <text:p>198/?: 84/84</text:p>
          </table:table-cell>
          <table:table-cell office:value-type="string">
            <text:p>199/?: 85/85</text:p>
          </table:table-cell>
          <table:table-cell office:value-type="string">
            <text:p>_</text:p>
          </table:table-cell>
          <table:table-cell office:value-type="string">
            <text:p>201/?: 86/86</text:p>
          </table:table-cell>
          <table:table-cell office:value-type="string">
            <text:p>202/?: 87/87</text:p>
          </table:table-cell>
          <table:table-cell office:value-type="string">
            <text:p>203/?: 88/88</text:p>
          </table:table-cell>
          <table:table-cell office:value-type="string">
            <text:p>204/?: 89/89</text:p>
          </table:table-cell>
          <table:table-cell office:value-type="string">
            <text:p>205/?: 90/90</text:p>
          </table:table-cell>
          <table:table-cell office:value-type="string">
            <text:p>206/?: 91/91</text:p>
          </table:table-cell>
          <table:table-cell office:value-type="string">
            <text:p>207/?: 92/92</text:p>
          </table:table-cell>
          <table:table-cell office:value-type="string">
            <text:p>208/?: 93/93</text:p>
          </table:table-cell>
          <table:table-cell office:value-type="string">
            <text:p>209/?: 94/94</text:p>
          </table:table-cell>
          <table:table-cell table:number-columns-repeated="9" office:value-type="string">
            <text:p>_</text:p>
          </table:table-cell>
          <table:table-cell office:value-type="string">
            <text:p>225/?: 95/95</text:p>
          </table:table-cell>
          <table:table-cell office:value-type="string">
            <text:p>226/?: 96/96</text:p>
          </table:table-cell>
          <table:table-cell table:number-columns-repeated="6" office:value-type="string">
            <text:p>_</text:p>
          </table:table-cell>
          <table:table-cell office:value-type="string">
            <text:p>239/?: 97/97</text:p>
          </table:table-cell>
          <table:table-cell table:number-columns-repeated="5" office:value-type="string">
            <text:p>_</text:p>
          </table:table-cell>
          <table:table-cell table:number-columns-repeated="7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9">
            <text:p>9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0">
            <text:p>100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2/2</text:p>
          </table:table-cell>
          <table:table-cell office:value-type="string">
            <text:p>_</text:p>
          </table:table-cell>
          <table:table-cell office:value-type="string">
            <text:p>38/&amp;: 3/3</text:p>
          </table:table-cell>
          <table:table-cell office:value-type="string">
            <text:p>39/': 4/4</text:p>
          </table:table-cell>
          <table:table-cell office:value-type="string">
            <text:p>40/(: 5/5</text:p>
          </table:table-cell>
          <table:table-cell office:value-type="string">
            <text:p>_</text:p>
          </table:table-cell>
          <table:table-cell office:value-type="string">
            <text:p>42/*: 6/6</text:p>
          </table:table-cell>
          <table:table-cell office:value-type="string">
            <text:p>43/+: 7/7</text:p>
          </table:table-cell>
          <table:table-cell office:value-type="string">
            <text:p>44/,: 8/8</text:p>
          </table:table-cell>
          <table:table-cell office:value-type="string">
            <text:p>45/-: 9/9</text:p>
          </table:table-cell>
          <table:table-cell office:value-type="string">
            <text:p>46/.: 10/10</text:p>
          </table:table-cell>
          <table:table-cell office:value-type="string">
            <text:p>47//: 11/11</text:p>
          </table:table-cell>
          <table:table-cell office:value-type="string">
            <text:p>48/0: 12/12</text:p>
          </table:table-cell>
          <table:table-cell office:value-type="string">
            <text:p>49/1: 13/13</text:p>
          </table:table-cell>
          <table:table-cell office:value-type="string">
            <text:p>50/2: 14/14</text:p>
          </table:table-cell>
          <table:table-cell office:value-type="string">
            <text:p>51/3: 15/15</text:p>
          </table:table-cell>
          <table:table-cell office:value-type="string">
            <text:p>52/4: 16/16</text:p>
          </table:table-cell>
          <table:table-cell office:value-type="string">
            <text:p>53/5: 17/17</text:p>
          </table:table-cell>
          <table:table-cell office:value-type="string">
            <text:p>54/6: 18/18</text:p>
          </table:table-cell>
          <table:table-cell office:value-type="string">
            <text:p>55/7: 19/19</text:p>
          </table:table-cell>
          <table:table-cell office:value-type="string">
            <text:p>56/8: 20/20</text:p>
          </table:table-cell>
          <table:table-cell office:value-type="string">
            <text:p>57/9: 21/21</text:p>
          </table:table-cell>
          <table:table-cell office:value-type="string">
            <text:p>58/:: 22/22</text:p>
          </table:table-cell>
          <table:table-cell office:value-type="string">
            <text:p>59/;: 23/23</text:p>
          </table:table-cell>
          <table:table-cell office:value-type="string">
            <text:p>_</text:p>
          </table:table-cell>
          <table:table-cell office:value-type="string">
            <text:p>61/=: 24/24</text:p>
          </table:table-cell>
          <table:table-cell office:value-type="string">
            <text:p>_</text:p>
          </table:table-cell>
          <table:table-cell office:value-type="string">
            <text:p>63/?: 25/25</text:p>
          </table:table-cell>
          <table:table-cell office:value-type="string">
            <text:p>_</text:p>
          </table:table-cell>
          <table:table-cell office:value-type="string">
            <text:p>65/A: 26/26</text:p>
          </table:table-cell>
          <table:table-cell office:value-type="string">
            <text:p>66/B: 27/27</text:p>
          </table:table-cell>
          <table:table-cell office:value-type="string">
            <text:p>67/C: 28/28</text:p>
          </table:table-cell>
          <table:table-cell office:value-type="string">
            <text:p>68/D: 29/29</text:p>
          </table:table-cell>
          <table:table-cell office:value-type="string">
            <text:p>69/E: 30/30</text:p>
          </table:table-cell>
          <table:table-cell office:value-type="string">
            <text:p>70/F: 31/31</text:p>
          </table:table-cell>
          <table:table-cell office:value-type="string">
            <text:p>71/G: 32/32</text:p>
          </table:table-cell>
          <table:table-cell office:value-type="string">
            <text:p>72/H: 33/33</text:p>
          </table:table-cell>
          <table:table-cell office:value-type="string">
            <text:p>73/I: 34/34</text:p>
          </table:table-cell>
          <table:table-cell office:value-type="string">
            <text:p>74/J: 35/35</text:p>
          </table:table-cell>
          <table:table-cell office:value-type="string">
            <text:p>75/K: 36/36</text:p>
          </table:table-cell>
          <table:table-cell office:value-type="string">
            <text:p>76/L: 37/37</text:p>
          </table:table-cell>
          <table:table-cell office:value-type="string">
            <text:p>77/M: 38/38</text:p>
          </table:table-cell>
          <table:table-cell office:value-type="string">
            <text:p>78/N: 39/39</text:p>
          </table:table-cell>
          <table:table-cell office:value-type="string">
            <text:p>79/O: 40/40</text:p>
          </table:table-cell>
          <table:table-cell office:value-type="string">
            <text:p>80/P: 41/41</text:p>
          </table:table-cell>
          <table:table-cell office:value-type="string">
            <text:p>81/Q: 42/42</text:p>
          </table:table-cell>
          <table:table-cell office:value-type="string">
            <text:p>82/R: 43/43</text:p>
          </table:table-cell>
          <table:table-cell office:value-type="string">
            <text:p>83/S: 44/44</text:p>
          </table:table-cell>
          <table:table-cell office:value-type="string">
            <text:p>84/T: 45/45</text:p>
          </table:table-cell>
          <table:table-cell office:value-type="string">
            <text:p>85/U: 46/46</text:p>
          </table:table-cell>
          <table:table-cell office:value-type="string">
            <text:p>86/V: 47/47</text:p>
          </table:table-cell>
          <table:table-cell office:value-type="string">
            <text:p>87/W: 48/48</text:p>
          </table:table-cell>
          <table:table-cell office:value-type="string">
            <text:p>88/X: 49/49</text:p>
          </table:table-cell>
          <table:table-cell office:value-type="string">
            <text:p>89/Y: 50/50</text:p>
          </table:table-cell>
          <table:table-cell office:value-type="string">
            <text:p>90/Z: 51/51</text:p>
          </table:table-cell>
          <table:table-cell office:value-type="string">
            <text:p>_</text:p>
          </table:table-cell>
          <table:table-cell office:value-type="string">
            <text:p>92/\: 52/52</text:p>
          </table:table-cell>
          <table:table-cell office:value-type="string">
            <text:p>94/^: 53/53</text:p>
          </table:table-cell>
          <table:table-cell office:value-type="string">
            <text:p>95/_: 54/54</text:p>
          </table:table-cell>
          <table:table-cell office:value-type="string">
            <text:p>96/`: 55/55</text:p>
          </table:table-cell>
          <table:table-cell office:value-type="string">
            <text:p>97/a: 56/56</text:p>
          </table:table-cell>
          <table:table-cell office:value-type="string">
            <text:p>98/b: 57/57</text:p>
          </table:table-cell>
          <table:table-cell office:value-type="string">
            <text:p>99/c: 58/58</text:p>
          </table:table-cell>
          <table:table-cell office:value-type="string">
            <text:p>100/d: 59/59</text:p>
          </table:table-cell>
          <table:table-cell office:value-type="string">
            <text:p>101/e: 60/60</text:p>
          </table:table-cell>
          <table:table-cell office:value-type="string">
            <text:p>102/f: 61/61</text:p>
          </table:table-cell>
          <table:table-cell office:value-type="string">
            <text:p>103/g: 62/62</text:p>
          </table:table-cell>
          <table:table-cell office:value-type="string">
            <text:p>104/h: 63/63</text:p>
          </table:table-cell>
          <table:table-cell office:value-type="string">
            <text:p>105/i: 64/64</text:p>
          </table:table-cell>
          <table:table-cell office:value-type="string">
            <text:p>106/j: 65/65</text:p>
          </table:table-cell>
          <table:table-cell office:value-type="string">
            <text:p>107/k: 66/66</text:p>
          </table:table-cell>
          <table:table-cell office:value-type="string">
            <text:p>108/l: 67/67</text:p>
          </table:table-cell>
          <table:table-cell office:value-type="string">
            <text:p>109/m: 68/68</text:p>
          </table:table-cell>
          <table:table-cell office:value-type="string">
            <text:p>110/n: 69/69</text:p>
          </table:table-cell>
          <table:table-cell office:value-type="string">
            <text:p>111/o: 70/70</text:p>
          </table:table-cell>
          <table:table-cell office:value-type="string">
            <text:p>112/p: 71/71</text:p>
          </table:table-cell>
          <table:table-cell office:value-type="string">
            <text:p>113/q: 72/72</text:p>
          </table:table-cell>
          <table:table-cell office:value-type="string">
            <text:p>114/r: 73/73</text:p>
          </table:table-cell>
          <table:table-cell office:value-type="string">
            <text:p>115/s: 74/74</text:p>
          </table:table-cell>
          <table:table-cell office:value-type="string">
            <text:p>116/t: 75/75</text:p>
          </table:table-cell>
          <table:table-cell office:value-type="string">
            <text:p>117/u: 76/76</text:p>
          </table:table-cell>
          <table:table-cell office:value-type="string">
            <text:p>118/v: 77/77</text:p>
          </table:table-cell>
          <table:table-cell office:value-type="string">
            <text:p>119/w: 78/78</text:p>
          </table:table-cell>
          <table:table-cell office:value-type="string">
            <text:p>120/x: 79/79</text:p>
          </table:table-cell>
          <table:table-cell office:value-type="string">
            <text:p>121/y: 80/80</text:p>
          </table:table-cell>
          <table:table-cell office:value-type="string">
            <text:p>122/z: 81/81</text:p>
          </table:table-cell>
          <table:table-cell table:number-columns-repeated="2" office:value-type="string">
            <text:p>_</text:p>
          </table:table-cell>
          <table:table-cell office:value-type="string">
            <text:p>126/~: 82/82</text:p>
          </table:table-cell>
          <table:table-cell table:number-columns-repeated="8" office:value-type="string">
            <text:p>_</text:p>
          </table:table-cell>
          <table:table-cell office:value-type="string">
            <text:p>194/?: 83/83</text:p>
          </table:table-cell>
          <table:table-cell office:value-type="string">
            <text:p>195/?: 84/84</text:p>
          </table:table-cell>
          <table:table-cell office:value-type="string">
            <text:p>196/?: 85/85</text:p>
          </table:table-cell>
          <table:table-cell office:value-type="string">
            <text:p>197/?: 86/86</text:p>
          </table:table-cell>
          <table:table-cell table:number-columns-repeated="2" office:value-type="string">
            <text:p>_</text:p>
          </table:table-cell>
          <table:table-cell office:value-type="string">
            <text:p>200/?: 87/87</text:p>
          </table:table-cell>
          <table:table-cell office:value-type="string">
            <text:p>_</text:p>
          </table:table-cell>
          <table:table-cell office:value-type="string">
            <text:p>202/?: 88/88</text:p>
          </table:table-cell>
          <table:table-cell office:value-type="string">
            <text:p>_</text:p>
          </table:table-cell>
          <table:table-cell office:value-type="string">
            <text:p>204/?: 89/89</text:p>
          </table:table-cell>
          <table:table-cell office:value-type="string">
            <text:p>205/?: 90/90</text:p>
          </table:table-cell>
          <table:table-cell office:value-type="string">
            <text:p>206/?: 91/91</text:p>
          </table:table-cell>
          <table:table-cell office:value-type="string">
            <text:p>207/?: 92/92</text:p>
          </table:table-cell>
          <table:table-cell office:value-type="string">
            <text:p>_</text:p>
          </table:table-cell>
          <table:table-cell office:value-type="string">
            <text:p>209/?: 93/93</text:p>
          </table:table-cell>
          <table:table-cell table:number-columns-repeated="3" office:value-type="string">
            <text:p>_</text:p>
          </table:table-cell>
          <table:table-cell office:value-type="string">
            <text:p>225/?: 94/94</text:p>
          </table:table-cell>
          <table:table-cell office:value-type="string">
            <text:p>226/?: 95/95</text:p>
          </table:table-cell>
          <table:table-cell office:value-type="string">
            <text:p>227/?: 96/96</text:p>
          </table:table-cell>
          <table:table-cell table:number-columns-repeated="2" office:value-type="string">
            <text:p>_</text:p>
          </table:table-cell>
          <table:table-cell office:value-type="string">
            <text:p>230/?: 97/97</text:p>
          </table:table-cell>
          <table:table-cell office:value-type="string">
            <text:p>231/?: 98/98</text:p>
          </table:table-cell>
          <table:table-cell table:number-columns-repeated="7" office:value-type="string">
            <text:p>_</text:p>
          </table:table-cell>
          <table:table-cell office:value-type="string">
            <text:p>239/?: 99/99</text:p>
          </table:table-cell>
          <table:table-cell table:number-columns-repeated="5" office:value-type="string">
            <text:p>_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1">
            <text:p>10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2">
            <text:p>10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3">
            <text:p>10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4">
            <text:p>10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5">
            <text:p>10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6">
            <text:p>10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7">
            <text:p>10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8">
            <text:p>10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9">
            <text:p>109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2/2</text:p>
          </table:table-cell>
          <table:table-cell office:value-type="string">
            <text:p>37/%: 3/3</text:p>
          </table:table-cell>
          <table:table-cell office:value-type="string">
            <text:p>38/&amp;: 4/4</text:p>
          </table:table-cell>
          <table:table-cell office:value-type="string">
            <text:p>39/': 5/5</text:p>
          </table:table-cell>
          <table:table-cell office:value-type="string">
            <text:p>40/(: 6/6</text:p>
          </table:table-cell>
          <table:table-cell office:value-type="string">
            <text:p>41/): 7/7</text:p>
          </table:table-cell>
          <table:table-cell office:value-type="string">
            <text:p>42/*: 8/8</text:p>
          </table:table-cell>
          <table:table-cell office:value-type="string">
            <text:p>43/+: 9/9</text:p>
          </table:table-cell>
          <table:table-cell office:value-type="string">
            <text:p>44/,: 10/10</text:p>
          </table:table-cell>
          <table:table-cell office:value-type="string">
            <text:p>45/-: 11/11</text:p>
          </table:table-cell>
          <table:table-cell office:value-type="string">
            <text:p>46/.: 12/12</text:p>
          </table:table-cell>
          <table:table-cell office:value-type="string">
            <text:p>47//: 13/13</text:p>
          </table:table-cell>
          <table:table-cell office:value-type="string">
            <text:p>48/0: 14/14</text:p>
          </table:table-cell>
          <table:table-cell office:value-type="string">
            <text:p>49/1: 15/15</text:p>
          </table:table-cell>
          <table:table-cell office:value-type="string">
            <text:p>50/2: 16/16</text:p>
          </table:table-cell>
          <table:table-cell office:value-type="string">
            <text:p>51/3: 17/17</text:p>
          </table:table-cell>
          <table:table-cell office:value-type="string">
            <text:p>52/4: 18/18</text:p>
          </table:table-cell>
          <table:table-cell office:value-type="string">
            <text:p>53/5: 19/19</text:p>
          </table:table-cell>
          <table:table-cell office:value-type="string">
            <text:p>54/6: 20/20</text:p>
          </table:table-cell>
          <table:table-cell office:value-type="string">
            <text:p>55/7: 21/21</text:p>
          </table:table-cell>
          <table:table-cell office:value-type="string">
            <text:p>56/8: 22/22</text:p>
          </table:table-cell>
          <table:table-cell office:value-type="string">
            <text:p>57/9: 23/23</text:p>
          </table:table-cell>
          <table:table-cell office:value-type="string">
            <text:p>_</text:p>
          </table:table-cell>
          <table:table-cell office:value-type="string">
            <text:p>59/;: 24/24</text:p>
          </table:table-cell>
          <table:table-cell office:value-type="string">
            <text:p>_</text:p>
          </table:table-cell>
          <table:table-cell office:value-type="string">
            <text:p>61/=: 25/25</text:p>
          </table:table-cell>
          <table:table-cell office:value-type="string">
            <text:p>_</text:p>
          </table:table-cell>
          <table:table-cell office:value-type="string">
            <text:p>63/?: 26/26</text:p>
          </table:table-cell>
          <table:table-cell office:value-type="string">
            <text:p>64/@: 27/27</text:p>
          </table:table-cell>
          <table:table-cell office:value-type="string">
            <text:p>65/A: 28/28</text:p>
          </table:table-cell>
          <table:table-cell office:value-type="string">
            <text:p>66/B: 29/29</text:p>
          </table:table-cell>
          <table:table-cell office:value-type="string">
            <text:p>67/C: 30/30</text:p>
          </table:table-cell>
          <table:table-cell office:value-type="string">
            <text:p>68/D: 31/31</text:p>
          </table:table-cell>
          <table:table-cell office:value-type="string">
            <text:p>69/E: 32/32</text:p>
          </table:table-cell>
          <table:table-cell office:value-type="string">
            <text:p>70/F: 33/33</text:p>
          </table:table-cell>
          <table:table-cell office:value-type="string">
            <text:p>71/G: 34/34</text:p>
          </table:table-cell>
          <table:table-cell office:value-type="string">
            <text:p>72/H: 35/35</text:p>
          </table:table-cell>
          <table:table-cell office:value-type="string">
            <text:p>73/I: 36/36</text:p>
          </table:table-cell>
          <table:table-cell office:value-type="string">
            <text:p>74/J: 37/37</text:p>
          </table:table-cell>
          <table:table-cell office:value-type="string">
            <text:p>75/K: 38/38</text:p>
          </table:table-cell>
          <table:table-cell office:value-type="string">
            <text:p>76/L: 39/39</text:p>
          </table:table-cell>
          <table:table-cell office:value-type="string">
            <text:p>77/M: 40/40</text:p>
          </table:table-cell>
          <table:table-cell office:value-type="string">
            <text:p>78/N: 41/41</text:p>
          </table:table-cell>
          <table:table-cell office:value-type="string">
            <text:p>79/O: 42/42</text:p>
          </table:table-cell>
          <table:table-cell office:value-type="string">
            <text:p>80/P: 43/43</text:p>
          </table:table-cell>
          <table:table-cell office:value-type="string">
            <text:p>81/Q: 44/44</text:p>
          </table:table-cell>
          <table:table-cell office:value-type="string">
            <text:p>82/R: 45/45</text:p>
          </table:table-cell>
          <table:table-cell office:value-type="string">
            <text:p>83/S: 46/46</text:p>
          </table:table-cell>
          <table:table-cell office:value-type="string">
            <text:p>84/T: 47/47</text:p>
          </table:table-cell>
          <table:table-cell office:value-type="string">
            <text:p>85/U: 48/48</text:p>
          </table:table-cell>
          <table:table-cell office:value-type="string">
            <text:p>86/V: 49/49</text:p>
          </table:table-cell>
          <table:table-cell office:value-type="string">
            <text:p>87/W: 50/50</text:p>
          </table:table-cell>
          <table:table-cell office:value-type="string">
            <text:p>88/X: 51/51</text:p>
          </table:table-cell>
          <table:table-cell office:value-type="string">
            <text:p>89/Y: 52/52</text:p>
          </table:table-cell>
          <table:table-cell office:value-type="string">
            <text:p>90/Z: 53/53</text:p>
          </table:table-cell>
          <table:table-cell office:value-type="string">
            <text:p>_</text:p>
          </table:table-cell>
          <table:table-cell office:value-type="string">
            <text:p>92/\: 54/54</text:p>
          </table:table-cell>
          <table:table-cell office:value-type="string">
            <text:p>_</text:p>
          </table:table-cell>
          <table:table-cell office:value-type="string">
            <text:p>94/^: 55/55</text:p>
          </table:table-cell>
          <table:table-cell office:value-type="string">
            <text:p>_</text:p>
          </table:table-cell>
          <table:table-cell office:value-type="string">
            <text:p>96/`: 56/56</text:p>
          </table:table-cell>
          <table:table-cell table:number-columns-repeated="2" office:value-type="string">
            <text:p>_</text:p>
          </table:table-cell>
          <table:table-cell office:value-type="string">
            <text:p>126/~: 57/57</text:p>
          </table:table-cell>
          <table:table-cell table:number-columns-repeated="8" office:value-type="string">
            <text:p>_</text:p>
          </table:table-cell>
          <table:table-cell office:value-type="string">
            <text:p>194/?: 58/58</text:p>
          </table:table-cell>
          <table:table-cell office:value-type="string">
            <text:p>195/?: 59/59</text:p>
          </table:table-cell>
          <table:table-cell office:value-type="string">
            <text:p>196/?: 60/60</text:p>
          </table:table-cell>
          <table:table-cell office:value-type="string">
            <text:p>197/?: 61/61</text:p>
          </table:table-cell>
          <table:table-cell office:value-type="string">
            <text:p>198/?: 62/62</text:p>
          </table:table-cell>
          <table:table-cell office:value-type="string">
            <text:p>199/?: 63/63</text:p>
          </table:table-cell>
          <table:table-cell office:value-type="string">
            <text:p>200/?: 64/64</text:p>
          </table:table-cell>
          <table:table-cell office:value-type="string">
            <text:p>201/?: 65/65</text:p>
          </table:table-cell>
          <table:table-cell office:value-type="string">
            <text:p>202/?: 66/66</text:p>
          </table:table-cell>
          <table:table-cell office:value-type="string">
            <text:p>203/?: 67/67</text:p>
          </table:table-cell>
          <table:table-cell office:value-type="string">
            <text:p>204/?: 68/68</text:p>
          </table:table-cell>
          <table:table-cell office:value-type="string">
            <text:p>205/?: 69/69</text:p>
          </table:table-cell>
          <table:table-cell office:value-type="string">
            <text:p>206/?: 70/70</text:p>
          </table:table-cell>
          <table:table-cell office:value-type="string">
            <text:p>207/?: 71/71</text:p>
          </table:table-cell>
          <table:table-cell office:value-type="string">
            <text:p>208/?: 72/72</text:p>
          </table:table-cell>
          <table:table-cell office:value-type="string">
            <text:p>209/?: 73/73</text:p>
          </table:table-cell>
          <table:table-cell office:value-type="string">
            <text:p>210/?: 74/74</text:p>
          </table:table-cell>
          <table:table-cell office:value-type="string">
            <text:p>211/?: 75/75</text:p>
          </table:table-cell>
          <table:table-cell office:value-type="string">
            <text:p>212/?: 76/76</text:p>
          </table:table-cell>
          <table:table-cell office:value-type="string">
            <text:p>213/?: 77/77</text:p>
          </table:table-cell>
          <table:table-cell office:value-type="string">
            <text:p>214/?: 78/78</text:p>
          </table:table-cell>
          <table:table-cell office:value-type="string">
            <text:p>215/?: 79/79</text:p>
          </table:table-cell>
          <table:table-cell office:value-type="string">
            <text:p>216/?: 80/80</text:p>
          </table:table-cell>
          <table:table-cell office:value-type="string">
            <text:p>217/?: 81/81</text:p>
          </table:table-cell>
          <table:table-cell office:value-type="string">
            <text:p>218/?: 82/82</text:p>
          </table:table-cell>
          <table:table-cell office:value-type="string">
            <text:p>219/?: 83/83</text:p>
          </table:table-cell>
          <table:table-cell office:value-type="string">
            <text:p>220/?: 84/84</text:p>
          </table:table-cell>
          <table:table-cell office:value-type="string">
            <text:p>221/?: 85/85</text:p>
          </table:table-cell>
          <table:table-cell office:value-type="string">
            <text:p>222/?: 86/86</text:p>
          </table:table-cell>
          <table:table-cell office:value-type="string">
            <text:p>223/?: 87/87</text:p>
          </table:table-cell>
          <table:table-cell office:value-type="string">
            <text:p>224/?: 88/88</text:p>
          </table:table-cell>
          <table:table-cell office:value-type="string">
            <text:p>225/?: 89/89</text:p>
          </table:table-cell>
          <table:table-cell office:value-type="string">
            <text:p>226/?: 90/90</text:p>
          </table:table-cell>
          <table:table-cell office:value-type="string">
            <text:p>227/?: 91/91</text:p>
          </table:table-cell>
          <table:table-cell office:value-type="string">
            <text:p>228/?: 92/92</text:p>
          </table:table-cell>
          <table:table-cell office:value-type="string">
            <text:p>229/?: 93/93</text:p>
          </table:table-cell>
          <table:table-cell office:value-type="string">
            <text:p>230/?: 94/94</text:p>
          </table:table-cell>
          <table:table-cell office:value-type="string">
            <text:p>231/?: 95/95</text:p>
          </table:table-cell>
          <table:table-cell office:value-type="string">
            <text:p>232/?: 96/96</text:p>
          </table:table-cell>
          <table:table-cell office:value-type="string">
            <text:p>233/?: 97/97</text:p>
          </table:table-cell>
          <table:table-cell office:value-type="string">
            <text:p>234/?: 98/98</text:p>
          </table:table-cell>
          <table:table-cell office:value-type="string">
            <text:p>235/?: 99/99</text:p>
          </table:table-cell>
          <table:table-cell office:value-type="string">
            <text:p>236/?: 100/100</text:p>
          </table:table-cell>
          <table:table-cell office:value-type="string">
            <text:p>237/?: 101/101</text:p>
          </table:table-cell>
          <table:table-cell office:value-type="string">
            <text:p>238/?: 102/102</text:p>
          </table:table-cell>
          <table:table-cell office:value-type="string">
            <text:p>239/?: 103/103</text:p>
          </table:table-cell>
          <table:table-cell office:value-type="string">
            <text:p>240/?: 104/104</text:p>
          </table:table-cell>
          <table:table-cell office:value-type="string">
            <text:p>241/?: 105/105</text:p>
          </table:table-cell>
          <table:table-cell office:value-type="string">
            <text:p>242/?: 106/106</text:p>
          </table:table-cell>
          <table:table-cell office:value-type="string">
            <text:p>243/?: 107/107</text:p>
          </table:table-cell>
          <table:table-cell office:value-type="string">
            <text:p>244/?: 108/108</text:p>
          </table:table-cell>
          <table:table-cell table:number-columns-repeated="85"/>
        </table:table-row>
        <table:table-row table:style-name="ro1">
          <table:table-cell table:number-columns-repeated="4"/>
          <table:table-cell table:formula="of:=SUM([.E7:.E110])" office:value-type="float" office:value="611090">
            <text:p>611090</text:p>
          </table:table-cell>
          <table:table-cell table:number-columns-repeated="214"/>
        </table:table-row>
        <table:table-row table:style-name="ro1">
          <table:table-cell table:number-columns-repeated="4"/>
          <table:table-cell table:formula="of:=[.E111]*1.5" office:value-type="float" office:value="916635">
            <text:p>916635</text:p>
          </table:table-cell>
          <table:table-cell table:number-columns-repeated="214"/>
        </table:table-row>
        <table:table-row table:style-name="ro1">
          <table:table-cell table:number-columns-repeated="4"/>
          <table:table-cell table:formula="of:=211*109" office:value-type="float" office:value="22999">
            <text:p>22999</text:p>
          </table:table-cell>
          <table:table-cell table:number-columns-repeated="214"/>
        </table:table-row>
        <table:table-row table:style-name="ro1">
          <table:table-cell table:number-columns-repeated="4"/>
          <table:table-cell table:formula="of:=[.E113]+[.E112]" office:value-type="float" office:value="939634">
            <text:p>939634</text:p>
          </table:table-cell>
          <table:table-cell table:number-columns-repeated="214"/>
        </table:table-row>
      </table:table>
      <table:table table:name="1m_2" table:style-name="ta1" table:print="false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39" table:number-columns-repeated="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4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19" table:number-columns-repeated="4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0" table:number-columns-repeated="3" table:default-cell-style-name="Default"/>
        <table:table-row table:style-name="ro1">
          <table:table-cell table:number-columns-repeated="3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office:value-type="string">
            <text:p>count:</text:p>
          </table:table-cell>
          <table:table-cell office:value-type="float" office:value="166581">
            <text:p>166581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0</text:p>
          </table:table-cell>
          <table:table-cell office:value-type="string">
            <text:p>111/o: 0/0</text:p>
          </table:table-cell>
          <table:table-cell office:value-type="string">
            <text:p>112/p: 0/0</text:p>
          </table:table-cell>
          <table:table-cell office:value-type="string">
            <text:p>113/q: 0/0</text:p>
          </table:table-cell>
          <table:table-cell office:value-type="string">
            <text:p>114/r: 0/0</text:p>
          </table:table-cell>
          <table:table-cell office:value-type="string">
            <text:p>115/s: 0/0</text:p>
          </table:table-cell>
          <table:table-cell office:value-type="string">
            <text:p>116/t: 0/0</text:p>
          </table:table-cell>
          <table:table-cell office:value-type="string">
            <text:p>117/u: 0/0</text:p>
          </table:table-cell>
          <table:table-cell office:value-type="string">
            <text:p>118/v: 0/0</text:p>
          </table:table-cell>
          <table:table-cell office:value-type="string">
            <text:p>119/w: 0/0</text:p>
          </table:table-cell>
          <table:table-cell office:value-type="string">
            <text:p>120/x: 0/0</text:p>
          </table:table-cell>
          <table:table-cell office:value-type="string">
            <text:p>121/y: 0/0</text:p>
          </table:table-cell>
          <table:table-cell office:value-type="string">
            <text:p>122/z: 1/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office:value-type="string">
            <text:p>count:</text:p>
          </table:table-cell>
          <table:table-cell office:value-type="float" office:value="91494">
            <text:p>91494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1</text:p>
          </table:table-cell>
          <table:table-cell office:value-type="string">
            <text:p>115/s: 0/1</text:p>
          </table:table-cell>
          <table:table-cell office:value-type="string">
            <text:p>116/t: 0/1</text:p>
          </table:table-cell>
          <table:table-cell office:value-type="string">
            <text:p>117/u: 0/1</text:p>
          </table:table-cell>
          <table:table-cell office:value-type="string">
            <text:p>118/v: 0/1</text:p>
          </table:table-cell>
          <table:table-cell office:value-type="string">
            <text:p>119/w: 0/1</text:p>
          </table:table-cell>
          <table:table-cell office:value-type="string">
            <text:p>120/x: 0/1</text:p>
          </table:table-cell>
          <table:table-cell office:value-type="string">
            <text:p>121/y: 1/1</text:p>
          </table:table-cell>
          <table:table-cell office:value-type="string">
            <text:p>122/z: 2/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office:value-type="string">
            <text:p>count:</text:p>
          </table:table-cell>
          <table:table-cell office:value-type="float" office:value="45583">
            <text:p>4558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2</text:p>
          </table:table-cell>
          <table:table-cell office:value-type="string">
            <text:p>117/u: 0/2</text:p>
          </table:table-cell>
          <table:table-cell office:value-type="string">
            <text:p>118/v: 0/2</text:p>
          </table:table-cell>
          <table:table-cell office:value-type="string">
            <text:p>119/w: 0/2</text:p>
          </table:table-cell>
          <table:table-cell office:value-type="string">
            <text:p>120/x: 1/2</text:p>
          </table:table-cell>
          <table:table-cell office:value-type="string">
            <text:p>121/y: 2/2</text:p>
          </table:table-cell>
          <table:table-cell office:value-type="string">
            <text:p>122/z: 3/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office:value-type="string">
            <text:p>count:</text:p>
          </table:table-cell>
          <table:table-cell office:value-type="float" office:value="17722">
            <text:p>17722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0/2</text:p>
          </table:table-cell>
          <table:table-cell office:value-type="string">
            <text:p>113/q: 0/2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3</text:p>
          </table:table-cell>
          <table:table-cell office:value-type="string">
            <text:p>117/u: 0/3</text:p>
          </table:table-cell>
          <table:table-cell office:value-type="string">
            <text:p>118/v: 1/3</text:p>
          </table:table-cell>
          <table:table-cell office:value-type="string">
            <text:p>119/w: 1/3</text:p>
          </table:table-cell>
          <table:table-cell office:value-type="string">
            <text:p>120/x: 2/3</text:p>
          </table:table-cell>
          <table:table-cell office:value-type="string">
            <text:p>121/y: 3/3</text:p>
          </table:table-cell>
          <table:table-cell office:value-type="string">
            <text:p>122/z: 4/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office:value-type="string">
            <text:p>count:</text:p>
          </table:table-cell>
          <table:table-cell office:value-type="float" office:value="5348">
            <text:p>5348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0/2</text:p>
          </table:table-cell>
          <table:table-cell office:value-type="string">
            <text:p>113/q: 0/3</text:p>
          </table:table-cell>
          <table:table-cell office:value-type="string">
            <text:p>114/r: 0/3</text:p>
          </table:table-cell>
          <table:table-cell office:value-type="string">
            <text:p>115/s: 1/3</text:p>
          </table:table-cell>
          <table:table-cell office:value-type="string">
            <text:p>116/t: 1/3</text:p>
          </table:table-cell>
          <table:table-cell office:value-type="string">
            <text:p>117/u: 1/3</text:p>
          </table:table-cell>
          <table:table-cell office:value-type="string">
            <text:p>118/v: 2/4</text:p>
          </table:table-cell>
          <table:table-cell office:value-type="string">
            <text:p>119/w: 2/4</text:p>
          </table:table-cell>
          <table:table-cell office:value-type="string">
            <text:p>120/x: 3/4</text:p>
          </table:table-cell>
          <table:table-cell office:value-type="string">
            <text:p>121/y: 4/4</text:p>
          </table:table-cell>
          <table:table-cell office:value-type="string">
            <text:p>122/z: 5/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office:value-type="string">
            <text:p>count:</text:p>
          </table:table-cell>
          <table:table-cell office:value-type="float" office:value="1340">
            <text:p>1340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2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1/3</text:p>
          </table:table-cell>
          <table:table-cell office:value-type="string">
            <text:p>111/o: 0/3</text:p>
          </table:table-cell>
          <table:table-cell office:value-type="string">
            <text:p>112/p: 1/3</text:p>
          </table:table-cell>
          <table:table-cell office:value-type="string">
            <text:p>113/q: 1/3</text:p>
          </table:table-cell>
          <table:table-cell office:value-type="string">
            <text:p>114/r: 1/4</text:p>
          </table:table-cell>
          <table:table-cell office:value-type="string">
            <text:p>115/s: 1/4</text:p>
          </table:table-cell>
          <table:table-cell office:value-type="string">
            <text:p>116/t: 2/4</text:p>
          </table:table-cell>
          <table:table-cell office:value-type="string">
            <text:p>117/u: 1/4</text:p>
          </table:table-cell>
          <table:table-cell office:value-type="string">
            <text:p>118/v: 2/4</text:p>
          </table:table-cell>
          <table:table-cell office:value-type="string">
            <text:p>119/w: 3/5</text:p>
          </table:table-cell>
          <table:table-cell office:value-type="string">
            <text:p>120/x: 4/5</text:p>
          </table:table-cell>
          <table:table-cell office:value-type="string">
            <text:p>121/y: 5/5</text:p>
          </table:table-cell>
          <table:table-cell office:value-type="string">
            <text:p>122/z: 6/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office:value-type="string">
            <text:p>count:</text:p>
          </table:table-cell>
          <table:table-cell office:value-type="float" office:value="272">
            <text:p>272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1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2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1/3</text:p>
          </table:table-cell>
          <table:table-cell office:value-type="string">
            <text:p>110/n: 1/3</text:p>
          </table:table-cell>
          <table:table-cell office:value-type="string">
            <text:p>111/o: 1/3</text:p>
          </table:table-cell>
          <table:table-cell office:value-type="string">
            <text:p>112/p: 1/4</text:p>
          </table:table-cell>
          <table:table-cell office:value-type="string">
            <text:p>113/q: 2/4</text:p>
          </table:table-cell>
          <table:table-cell office:value-type="string">
            <text:p>114/r: 3/4</text:p>
          </table:table-cell>
          <table:table-cell office:value-type="string">
            <text:p>115/s: 2/4</text:p>
          </table:table-cell>
          <table:table-cell office:value-type="string">
            <text:p>116/t: 2/5</text:p>
          </table:table-cell>
          <table:table-cell office:value-type="string">
            <text:p>117/u: 3/5</text:p>
          </table:table-cell>
          <table:table-cell office:value-type="string">
            <text:p>118/v: 4/5</text:p>
          </table:table-cell>
          <table:table-cell office:value-type="string">
            <text:p>119/w: 4/6</text:p>
          </table:table-cell>
          <table:table-cell office:value-type="string">
            <text:p>120/x: 5/6</text:p>
          </table:table-cell>
          <table:table-cell office:value-type="string">
            <text:p>121/y: 6/6</text:p>
          </table:table-cell>
          <table:table-cell office:value-type="string">
            <text:p>122/z: 7/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office:value-type="string">
            <text:p>count:</text:p>
          </table:table-cell>
          <table:table-cell office:value-type="float" office:value="52">
            <text:p>52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1/1</text:p>
          </table:table-cell>
          <table:table-cell office:value-type="string">
            <text:p>104/h: 2/2</text:p>
          </table:table-cell>
          <table:table-cell office:value-type="string">
            <text:p>105/i: 0/2</text:p>
          </table:table-cell>
          <table:table-cell office:value-type="string">
            <text:p>106/j: 1/3</text:p>
          </table:table-cell>
          <table:table-cell office:value-type="string">
            <text:p>107/k: 0/3</text:p>
          </table:table-cell>
          <table:table-cell office:value-type="string">
            <text:p>108/l: 2/3</text:p>
          </table:table-cell>
          <table:table-cell office:value-type="string">
            <text:p>109/m: 1/3</text:p>
          </table:table-cell>
          <table:table-cell office:value-type="string">
            <text:p>110/n: 3/4</text:p>
          </table:table-cell>
          <table:table-cell office:value-type="string">
            <text:p>111/o: 2/4</text:p>
          </table:table-cell>
          <table:table-cell office:value-type="string">
            <text:p>112/p: 3/5</text:p>
          </table:table-cell>
          <table:table-cell office:value-type="string">
            <text:p>113/q: 4/5</text:p>
          </table:table-cell>
          <table:table-cell office:value-type="string">
            <text:p>114/r: 2/5</text:p>
          </table:table-cell>
          <table:table-cell office:value-type="string">
            <text:p>115/s: 3/5</text:p>
          </table:table-cell>
          <table:table-cell office:value-type="string">
            <text:p>116/t: 4/6</text:p>
          </table:table-cell>
          <table:table-cell office:value-type="string">
            <text:p>117/u: 5/6</text:p>
          </table:table-cell>
          <table:table-cell office:value-type="string">
            <text:p>118/v: 6/7</text:p>
          </table:table-cell>
          <table:table-cell office:value-type="string">
            <text:p>119/w: 6/7</text:p>
          </table:table-cell>
          <table:table-cell office:value-type="string">
            <text:p>120/x: 6/7</text:p>
          </table:table-cell>
          <table:table-cell office:value-type="string">
            <text:p>121/y: 7/7</text:p>
          </table:table-cell>
          <table:table-cell office:value-type="string">
            <text:p>122/z: 8/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1/1</text:p>
          </table:table-cell>
          <table:table-cell office:value-type="string">
            <text:p>102/f: 1/1</text:p>
          </table:table-cell>
          <table:table-cell office:value-type="string">
            <text:p>_</text:p>
          </table:table-cell>
          <table:table-cell office:value-type="string">
            <text:p>104/h: 2/2</text:p>
          </table:table-cell>
          <table:table-cell office:value-type="string">
            <text:p>105/i: 1/1</text:p>
          </table:table-cell>
          <table:table-cell office:value-type="string">
            <text:p>106/j: 2/2</text:p>
          </table:table-cell>
          <table:table-cell office:value-type="string">
            <text:p>107/k: 2/2</text:p>
          </table:table-cell>
          <table:table-cell office:value-type="string">
            <text:p>108/l: 3/3</text:p>
          </table:table-cell>
          <table:table-cell office:value-type="string">
            <text:p>109/m: 5/5</text:p>
          </table:table-cell>
          <table:table-cell office:value-type="string">
            <text:p>110/n: 6/6</text:p>
          </table:table-cell>
          <table:table-cell office:value-type="string">
            <text:p>111/o: 4/4</text:p>
          </table:table-cell>
          <table:table-cell office:value-type="string">
            <text:p>112/p: 5/5</text:p>
          </table:table-cell>
          <table:table-cell office:value-type="string">
            <text:p>113/q: 6/6</text:p>
          </table:table-cell>
          <table:table-cell office:value-type="string">
            <text:p>114/r: 7/7</text:p>
          </table:table-cell>
          <table:table-cell office:value-type="string">
            <text:p>115/s: 7/7</text:p>
          </table:table-cell>
          <table:table-cell office:value-type="string">
            <text:p>116/t: 8/8</text:p>
          </table:table-cell>
          <table:table-cell office:value-type="string">
            <text:p>117/u: 8/8</text:p>
          </table:table-cell>
          <table:table-cell office:value-type="string">
            <text:p>118/v: 8/8</text:p>
          </table:table-cell>
          <table:table-cell office:value-type="string">
            <text:p>119/w: 9/9</text:p>
          </table:table-cell>
          <table:table-cell office:value-type="string">
            <text:p>120/x: 9/9</text:p>
          </table:table-cell>
          <table:table-cell office:value-type="string">
            <text:p>121/y: 9/9</text:p>
          </table:table-cell>
          <table:table-cell office:value-type="string">
            <text:p>122/z: 9/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1/1</text:p>
          </table:table-cell>
          <table:table-cell table:number-columns-repeated="3" office:value-type="string">
            <text:p>_</text:p>
          </table:table-cell>
          <table:table-cell office:value-type="string">
            <text:p>102/f: 2/2</text:p>
          </table:table-cell>
          <table:table-cell table:number-columns-repeated="2" office:value-type="string">
            <text:p>_</text:p>
          </table:table-cell>
          <table:table-cell office:value-type="string">
            <text:p>105/i: 3/3</text:p>
          </table:table-cell>
          <table:table-cell office:value-type="string">
            <text:p>106/j: 4/4</text:p>
          </table:table-cell>
          <table:table-cell table:number-columns-repeated="7" office:value-type="string">
            <text:p>_</text:p>
          </table:table-cell>
          <table:table-cell office:value-type="string">
            <text:p>114/r: 5/5</text:p>
          </table:table-cell>
          <table:table-cell office:value-type="string">
            <text:p>115/s: 6/6</text:p>
          </table:table-cell>
          <table:table-cell office:value-type="string">
            <text:p>_</text:p>
          </table:table-cell>
          <table:table-cell office:value-type="string">
            <text:p>117/u: 7/7</text:p>
          </table:table-cell>
          <table:table-cell office:value-type="string">
            <text:p>118/v: 8/8</text:p>
          </table:table-cell>
          <table:table-cell office:value-type="string">
            <text:p>119/w: 9/9</text:p>
          </table:table-cell>
          <table:table-cell office:value-type="string">
            <text:p>121/y: 10/10</text:p>
          </table:table-cell>
          <table:table-cell office:value-type="string">
            <text:p>_</text:p>
          </table:table-cell>
          <table:table-cell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office:value-type="string">
            <text:p>count:</text:p>
          </table:table-cell>
          <table:table-cell office:value-type="float" office:value="11">
            <text:p>1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1/2</text:p>
          </table:table-cell>
          <table:table-cell office:value-type="string">
            <text:p>101/e: 1/2</text:p>
          </table:table-cell>
          <table:table-cell office:value-type="string">
            <text:p>102/f: 2/3</text:p>
          </table:table-cell>
          <table:table-cell office:value-type="string">
            <text:p>103/g: 3/4</text:p>
          </table:table-cell>
          <table:table-cell office:value-type="string">
            <text:p>104/h: 2/4</text:p>
          </table:table-cell>
          <table:table-cell office:value-type="string">
            <text:p>105/i: 4/5</text:p>
          </table:table-cell>
          <table:table-cell office:value-type="string">
            <text:p>106/j: 3/6</text:p>
          </table:table-cell>
          <table:table-cell office:value-type="string">
            <text:p>107/k: 7/7</text:p>
          </table:table-cell>
          <table:table-cell office:value-type="string">
            <text:p>108/l: 4/7</text:p>
          </table:table-cell>
          <table:table-cell office:value-type="string">
            <text:p>109/m: 6/8</text:p>
          </table:table-cell>
          <table:table-cell office:value-type="string">
            <text:p>110/n: 5/8</text:p>
          </table:table-cell>
          <table:table-cell office:value-type="string">
            <text:p>111/o: 6/9</text:p>
          </table:table-cell>
          <table:table-cell office:value-type="string">
            <text:p>112/p: 7/9</text:p>
          </table:table-cell>
          <table:table-cell office:value-type="string">
            <text:p>113/q: 8/10</text:p>
          </table:table-cell>
          <table:table-cell office:value-type="string">
            <text:p>114/r: 9/10</text:p>
          </table:table-cell>
          <table:table-cell office:value-type="string">
            <text:p>115/s: 10/11</text:p>
          </table:table-cell>
          <table:table-cell office:value-type="string">
            <text:p>116/t: 11/12</text:p>
          </table:table-cell>
          <table:table-cell office:value-type="string">
            <text:p>117/u: 11/13</text:p>
          </table:table-cell>
          <table:table-cell office:value-type="string">
            <text:p>118/v: 12/13</text:p>
          </table:table-cell>
          <table:table-cell office:value-type="string">
            <text:p>119/w: 13/14</text:p>
          </table:table-cell>
          <table:table-cell office:value-type="string">
            <text:p>120/x: 14/15</text:p>
          </table:table-cell>
          <table:table-cell office:value-type="string">
            <text:p>121/y: 15/15</text:p>
          </table:table-cell>
          <table:table-cell office:value-type="string">
            <text:p>122/z: 16/1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office:value-type="string">
            <text:p>count:</text:p>
          </table:table-cell>
          <table:table-cell office:value-type="float" office:value="78">
            <text:p>78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1/1</text:p>
          </table:table-cell>
          <table:table-cell office:value-type="string">
            <text:p>101/e: 1/2</text:p>
          </table:table-cell>
          <table:table-cell office:value-type="string">
            <text:p>102/f: 2/3</text:p>
          </table:table-cell>
          <table:table-cell office:value-type="string">
            <text:p>103/g: 2/4</text:p>
          </table:table-cell>
          <table:table-cell office:value-type="string">
            <text:p>104/h: 3/4</text:p>
          </table:table-cell>
          <table:table-cell office:value-type="string">
            <text:p>105/i: 4/5</text:p>
          </table:table-cell>
          <table:table-cell office:value-type="string">
            <text:p>106/j: 4/6</text:p>
          </table:table-cell>
          <table:table-cell office:value-type="string">
            <text:p>107/k: 5/6</text:p>
          </table:table-cell>
          <table:table-cell office:value-type="string">
            <text:p>108/l: 4/7</text:p>
          </table:table-cell>
          <table:table-cell office:value-type="string">
            <text:p>109/m: 5/8</text:p>
          </table:table-cell>
          <table:table-cell office:value-type="string">
            <text:p>110/n: 8/9</text:p>
          </table:table-cell>
          <table:table-cell office:value-type="string">
            <text:p>111/o: 6/9</text:p>
          </table:table-cell>
          <table:table-cell office:value-type="string">
            <text:p>112/p: 7/10</text:p>
          </table:table-cell>
          <table:table-cell office:value-type="string">
            <text:p>113/q: 8/10</text:p>
          </table:table-cell>
          <table:table-cell office:value-type="string">
            <text:p>114/r: 9/11</text:p>
          </table:table-cell>
          <table:table-cell office:value-type="string">
            <text:p>115/s: 10/12</text:p>
          </table:table-cell>
          <table:table-cell office:value-type="string">
            <text:p>116/t: 11/12</text:p>
          </table:table-cell>
          <table:table-cell office:value-type="string">
            <text:p>117/u: 12/13</text:p>
          </table:table-cell>
          <table:table-cell office:value-type="string">
            <text:p>118/v: 13/14</text:p>
          </table:table-cell>
          <table:table-cell office:value-type="string">
            <text:p>119/w: 14/14</text:p>
          </table:table-cell>
          <table:table-cell office:value-type="string">
            <text:p>120/x: 15/15</text:p>
          </table:table-cell>
          <table:table-cell office:value-type="string">
            <text:p>121/y: 16/16</text:p>
          </table:table-cell>
          <table:table-cell office:value-type="string">
            <text:p>122/z: 17/1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office:value-type="string">
            <text:p>count:</text:p>
          </table:table-cell>
          <table:table-cell office:value-type="float" office:value="280">
            <text:p>280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2</text:p>
          </table:table-cell>
          <table:table-cell office:value-type="string">
            <text:p>102/f: 2/3</text:p>
          </table:table-cell>
          <table:table-cell office:value-type="string">
            <text:p>103/g: 1/4</text:p>
          </table:table-cell>
          <table:table-cell office:value-type="string">
            <text:p>104/h: 2/5</text:p>
          </table:table-cell>
          <table:table-cell office:value-type="string">
            <text:p>105/i: 3/5</text:p>
          </table:table-cell>
          <table:table-cell office:value-type="string">
            <text:p>106/j: 4/6</text:p>
          </table:table-cell>
          <table:table-cell office:value-type="string">
            <text:p>107/k: 5/7</text:p>
          </table:table-cell>
          <table:table-cell office:value-type="string">
            <text:p>108/l: 6/8</text:p>
          </table:table-cell>
          <table:table-cell office:value-type="string">
            <text:p>109/m: 6/8</text:p>
          </table:table-cell>
          <table:table-cell office:value-type="string">
            <text:p>110/n: 7/9</text:p>
          </table:table-cell>
          <table:table-cell office:value-type="string">
            <text:p>111/o: 8/10</text:p>
          </table:table-cell>
          <table:table-cell office:value-type="string">
            <text:p>112/p: 8/10</text:p>
          </table:table-cell>
          <table:table-cell office:value-type="string">
            <text:p>113/q: 9/11</text:p>
          </table:table-cell>
          <table:table-cell office:value-type="string">
            <text:p>114/r: 10/12</text:p>
          </table:table-cell>
          <table:table-cell office:value-type="string">
            <text:p>115/s: 11/12</text:p>
          </table:table-cell>
          <table:table-cell office:value-type="string">
            <text:p>116/t: 12/13</text:p>
          </table:table-cell>
          <table:table-cell office:value-type="string">
            <text:p>117/u: 13/14</text:p>
          </table:table-cell>
          <table:table-cell office:value-type="string">
            <text:p>118/v: 14/15</text:p>
          </table:table-cell>
          <table:table-cell office:value-type="string">
            <text:p>119/w: 15/15</text:p>
          </table:table-cell>
          <table:table-cell office:value-type="string">
            <text:p>120/x: 16/16</text:p>
          </table:table-cell>
          <table:table-cell office:value-type="string">
            <text:p>121/y: 17/17</text:p>
          </table:table-cell>
          <table:table-cell office:value-type="string">
            <text:p>122/z: 18/1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office:value-type="string">
            <text:p>count:</text:p>
          </table:table-cell>
          <table:table-cell office:value-type="float" office:value="800">
            <text:p>800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3</text:p>
          </table:table-cell>
          <table:table-cell office:value-type="string">
            <text:p>102/f: 1/3</text:p>
          </table:table-cell>
          <table:table-cell office:value-type="string">
            <text:p>103/g: 2/4</text:p>
          </table:table-cell>
          <table:table-cell office:value-type="string">
            <text:p>104/h: 3/5</text:p>
          </table:table-cell>
          <table:table-cell office:value-type="string">
            <text:p>105/i: 3/6</text:p>
          </table:table-cell>
          <table:table-cell office:value-type="string">
            <text:p>106/j: 4/6</text:p>
          </table:table-cell>
          <table:table-cell office:value-type="string">
            <text:p>107/k: 5/7</text:p>
          </table:table-cell>
          <table:table-cell office:value-type="string">
            <text:p>108/l: 6/8</text:p>
          </table:table-cell>
          <table:table-cell office:value-type="string">
            <text:p>109/m: 6/9</text:p>
          </table:table-cell>
          <table:table-cell office:value-type="string">
            <text:p>110/n: 7/9</text:p>
          </table:table-cell>
          <table:table-cell office:value-type="string">
            <text:p>111/o: 8/10</text:p>
          </table:table-cell>
          <table:table-cell office:value-type="string">
            <text:p>112/p: 9/11</text:p>
          </table:table-cell>
          <table:table-cell office:value-type="string">
            <text:p>113/q: 10/12</text:p>
          </table:table-cell>
          <table:table-cell office:value-type="string">
            <text:p>114/r: 11/12</text:p>
          </table:table-cell>
          <table:table-cell office:value-type="string">
            <text:p>115/s: 12/13</text:p>
          </table:table-cell>
          <table:table-cell office:value-type="string">
            <text:p>116/t: 13/14</text:p>
          </table:table-cell>
          <table:table-cell office:value-type="string">
            <text:p>117/u: 14/15</text:p>
          </table:table-cell>
          <table:table-cell office:value-type="string">
            <text:p>118/v: 15/15</text:p>
          </table:table-cell>
          <table:table-cell office:value-type="string">
            <text:p>119/w: 16/16</text:p>
          </table:table-cell>
          <table:table-cell office:value-type="string">
            <text:p>120/x: 17/17</text:p>
          </table:table-cell>
          <table:table-cell office:value-type="string">
            <text:p>121/y: 18/18</text:p>
          </table:table-cell>
          <table:table-cell office:value-type="string">
            <text:p>122/z: 19/1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office:value-type="string">
            <text:p>count:</text:p>
          </table:table-cell>
          <table:table-cell office:value-type="float" office:value="1669">
            <text:p>1669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0/3</text:p>
          </table:table-cell>
          <table:table-cell office:value-type="string">
            <text:p>102/f: 1/3</text:p>
          </table:table-cell>
          <table:table-cell office:value-type="string">
            <text:p>103/g: 1/4</text:p>
          </table:table-cell>
          <table:table-cell office:value-type="string">
            <text:p>104/h: 2/5</text:p>
          </table:table-cell>
          <table:table-cell office:value-type="string">
            <text:p>105/i: 3/6</text:p>
          </table:table-cell>
          <table:table-cell office:value-type="string">
            <text:p>106/j: 4/7</text:p>
          </table:table-cell>
          <table:table-cell office:value-type="string">
            <text:p>107/k: 5/7</text:p>
          </table:table-cell>
          <table:table-cell office:value-type="string">
            <text:p>108/l: 6/8</text:p>
          </table:table-cell>
          <table:table-cell office:value-type="string">
            <text:p>109/m: 7/9</text:p>
          </table:table-cell>
          <table:table-cell office:value-type="string">
            <text:p>110/n: 8/10</text:p>
          </table:table-cell>
          <table:table-cell office:value-type="string">
            <text:p>111/o: 9/11</text:p>
          </table:table-cell>
          <table:table-cell office:value-type="string">
            <text:p>112/p: 10/11</text:p>
          </table:table-cell>
          <table:table-cell office:value-type="string">
            <text:p>113/q: 11/12</text:p>
          </table:table-cell>
          <table:table-cell office:value-type="string">
            <text:p>114/r: 12/13</text:p>
          </table:table-cell>
          <table:table-cell office:value-type="string">
            <text:p>115/s: 13/14</text:p>
          </table:table-cell>
          <table:table-cell office:value-type="string">
            <text:p>116/t: 14/15</text:p>
          </table:table-cell>
          <table:table-cell office:value-type="string">
            <text:p>117/u: 15/15</text:p>
          </table:table-cell>
          <table:table-cell office:value-type="string">
            <text:p>118/v: 16/16</text:p>
          </table:table-cell>
          <table:table-cell office:value-type="string">
            <text:p>119/w: 17/17</text:p>
          </table:table-cell>
          <table:table-cell office:value-type="string">
            <text:p>120/x: 18/18</text:p>
          </table:table-cell>
          <table:table-cell office:value-type="string">
            <text:p>121/y: 19/19</text:p>
          </table:table-cell>
          <table:table-cell office:value-type="string">
            <text:p>122/z: 20/2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office:value-type="string">
            <text:p>count:</text:p>
          </table:table-cell>
          <table:table-cell office:value-type="float" office:value="3001">
            <text:p>300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3</text:p>
          </table:table-cell>
          <table:table-cell office:value-type="string">
            <text:p>102/f: 2/4</text:p>
          </table:table-cell>
          <table:table-cell office:value-type="string">
            <text:p>103/g: 2/5</text:p>
          </table:table-cell>
          <table:table-cell office:value-type="string">
            <text:p>104/h: 3/5</text:p>
          </table:table-cell>
          <table:table-cell office:value-type="string">
            <text:p>105/i: 4/6</text:p>
          </table:table-cell>
          <table:table-cell office:value-type="string">
            <text:p>106/j: 5/7</text:p>
          </table:table-cell>
          <table:table-cell office:value-type="string">
            <text:p>107/k: 6/8</text:p>
          </table:table-cell>
          <table:table-cell office:value-type="string">
            <text:p>108/l: 7/9</text:p>
          </table:table-cell>
          <table:table-cell office:value-type="string">
            <text:p>109/m: 8/10</text:p>
          </table:table-cell>
          <table:table-cell office:value-type="string">
            <text:p>110/n: 9/10</text:p>
          </table:table-cell>
          <table:table-cell office:value-type="string">
            <text:p>111/o: 10/11</text:p>
          </table:table-cell>
          <table:table-cell office:value-type="string">
            <text:p>112/p: 11/12</text:p>
          </table:table-cell>
          <table:table-cell office:value-type="string">
            <text:p>113/q: 12/13</text:p>
          </table:table-cell>
          <table:table-cell office:value-type="string">
            <text:p>114/r: 13/14</text:p>
          </table:table-cell>
          <table:table-cell office:value-type="string">
            <text:p>115/s: 14/15</text:p>
          </table:table-cell>
          <table:table-cell office:value-type="string">
            <text:p>116/t: 15/15</text:p>
          </table:table-cell>
          <table:table-cell office:value-type="string">
            <text:p>117/u: 16/16</text:p>
          </table:table-cell>
          <table:table-cell office:value-type="string">
            <text:p>118/v: 17/17</text:p>
          </table:table-cell>
          <table:table-cell office:value-type="string">
            <text:p>119/w: 18/18</text:p>
          </table:table-cell>
          <table:table-cell office:value-type="string">
            <text:p>120/x: 19/19</text:p>
          </table:table-cell>
          <table:table-cell office:value-type="string">
            <text:p>121/y: 20/20</text:p>
          </table:table-cell>
          <table:table-cell office:value-type="string">
            <text:p>122/z: 21/2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office:value-type="string">
            <text:p>count:</text:p>
          </table:table-cell>
          <table:table-cell office:value-type="float" office:value="4227">
            <text:p>4227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3</text:p>
          </table:table-cell>
          <table:table-cell office:value-type="string">
            <text:p>102/f: 2/4</text:p>
          </table:table-cell>
          <table:table-cell office:value-type="string">
            <text:p>103/g: 3/5</text:p>
          </table:table-cell>
          <table:table-cell office:value-type="string">
            <text:p>104/h: 4/6</text:p>
          </table:table-cell>
          <table:table-cell office:value-type="string">
            <text:p>105/i: 5/7</text:p>
          </table:table-cell>
          <table:table-cell office:value-type="string">
            <text:p>106/j: 6/7</text:p>
          </table:table-cell>
          <table:table-cell office:value-type="string">
            <text:p>107/k: 7/8</text:p>
          </table:table-cell>
          <table:table-cell office:value-type="string">
            <text:p>108/l: 8/9</text:p>
          </table:table-cell>
          <table:table-cell office:value-type="string">
            <text:p>109/m: 9/10</text:p>
          </table:table-cell>
          <table:table-cell office:value-type="string">
            <text:p>110/n: 10/11</text:p>
          </table:table-cell>
          <table:table-cell office:value-type="string">
            <text:p>111/o: 11/12</text:p>
          </table:table-cell>
          <table:table-cell office:value-type="string">
            <text:p>112/p: 12/13</text:p>
          </table:table-cell>
          <table:table-cell office:value-type="string">
            <text:p>113/q: 13/14</text:p>
          </table:table-cell>
          <table:table-cell office:value-type="string">
            <text:p>114/r: 14/14</text:p>
          </table:table-cell>
          <table:table-cell office:value-type="string">
            <text:p>115/s: 15/15</text:p>
          </table:table-cell>
          <table:table-cell office:value-type="string">
            <text:p>116/t: 16/16</text:p>
          </table:table-cell>
          <table:table-cell office:value-type="string">
            <text:p>117/u: 17/17</text:p>
          </table:table-cell>
          <table:table-cell office:value-type="string">
            <text:p>118/v: 18/18</text:p>
          </table:table-cell>
          <table:table-cell office:value-type="string">
            <text:p>119/w: 19/19</text:p>
          </table:table-cell>
          <table:table-cell office:value-type="string">
            <text:p>120/x: 20/20</text:p>
          </table:table-cell>
          <table:table-cell office:value-type="string">
            <text:p>121/y: 21/21</text:p>
          </table:table-cell>
          <table:table-cell office:value-type="string">
            <text:p>122/z: 22/2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office:value-type="string">
            <text:p>count:</text:p>
          </table:table-cell>
          <table:table-cell office:value-type="float" office:value="4124">
            <text:p>4124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1/2</text:p>
          </table:table-cell>
          <table:table-cell office:value-type="string">
            <text:p>101/e: 2/3</text:p>
          </table:table-cell>
          <table:table-cell office:value-type="string">
            <text:p>102/f: 3/4</text:p>
          </table:table-cell>
          <table:table-cell office:value-type="string">
            <text:p>103/g: 4/5</text:p>
          </table:table-cell>
          <table:table-cell office:value-type="string">
            <text:p>104/h: 5/6</text:p>
          </table:table-cell>
          <table:table-cell office:value-type="string">
            <text:p>105/i: 6/7</text:p>
          </table:table-cell>
          <table:table-cell office:value-type="string">
            <text:p>106/j: 7/8</text:p>
          </table:table-cell>
          <table:table-cell office:value-type="string">
            <text:p>107/k: 8/9</text:p>
          </table:table-cell>
          <table:table-cell office:value-type="string">
            <text:p>108/l: 9/10</text:p>
          </table:table-cell>
          <table:table-cell office:value-type="string">
            <text:p>109/m: 10/11</text:p>
          </table:table-cell>
          <table:table-cell office:value-type="string">
            <text:p>110/n: 11/11</text:p>
          </table:table-cell>
          <table:table-cell office:value-type="string">
            <text:p>111/o: 12/12</text:p>
          </table:table-cell>
          <table:table-cell office:value-type="string">
            <text:p>112/p: 13/13</text:p>
          </table:table-cell>
          <table:table-cell office:value-type="string">
            <text:p>113/q: 14/14</text:p>
          </table:table-cell>
          <table:table-cell office:value-type="string">
            <text:p>114/r: 15/15</text:p>
          </table:table-cell>
          <table:table-cell office:value-type="string">
            <text:p>115/s: 16/16</text:p>
          </table:table-cell>
          <table:table-cell office:value-type="string">
            <text:p>116/t: 17/17</text:p>
          </table:table-cell>
          <table:table-cell office:value-type="string">
            <text:p>117/u: 18/18</text:p>
          </table:table-cell>
          <table:table-cell office:value-type="string">
            <text:p>118/v: 19/19</text:p>
          </table:table-cell>
          <table:table-cell office:value-type="string">
            <text:p>119/w: 20/20</text:p>
          </table:table-cell>
          <table:table-cell office:value-type="string">
            <text:p>120/x: 21/21</text:p>
          </table:table-cell>
          <table:table-cell office:value-type="string">
            <text:p>121/y: 22/22</text:p>
          </table:table-cell>
          <table:table-cell office:value-type="string">
            <text:p>122/z: 23/2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office:value-type="string">
            <text:p>count:</text:p>
          </table:table-cell>
          <table:table-cell office:value-type="float" office:value="2567">
            <text:p>2567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1/1</text:p>
          </table:table-cell>
          <table:table-cell office:value-type="string">
            <text:p>100/d: 2/2</text:p>
          </table:table-cell>
          <table:table-cell office:value-type="string">
            <text:p>101/e: 3/3</text:p>
          </table:table-cell>
          <table:table-cell office:value-type="string">
            <text:p>102/f: 4/4</text:p>
          </table:table-cell>
          <table:table-cell office:value-type="string">
            <text:p>103/g: 5/5</text:p>
          </table:table-cell>
          <table:table-cell office:value-type="string">
            <text:p>104/h: 6/6</text:p>
          </table:table-cell>
          <table:table-cell office:value-type="string">
            <text:p>105/i: 7/7</text:p>
          </table:table-cell>
          <table:table-cell office:value-type="string">
            <text:p>106/j: 8/8</text:p>
          </table:table-cell>
          <table:table-cell office:value-type="string">
            <text:p>107/k: 9/9</text:p>
          </table:table-cell>
          <table:table-cell office:value-type="string">
            <text:p>108/l: 10/10</text:p>
          </table:table-cell>
          <table:table-cell office:value-type="string">
            <text:p>109/m: 11/11</text:p>
          </table:table-cell>
          <table:table-cell office:value-type="string">
            <text:p>110/n: 12/12</text:p>
          </table:table-cell>
          <table:table-cell office:value-type="string">
            <text:p>111/o: 13/13</text:p>
          </table:table-cell>
          <table:table-cell office:value-type="string">
            <text:p>112/p: 14/14</text:p>
          </table:table-cell>
          <table:table-cell office:value-type="string">
            <text:p>113/q: 15/15</text:p>
          </table:table-cell>
          <table:table-cell office:value-type="string">
            <text:p>114/r: 16/16</text:p>
          </table:table-cell>
          <table:table-cell office:value-type="string">
            <text:p>115/s: 17/17</text:p>
          </table:table-cell>
          <table:table-cell office:value-type="string">
            <text:p>116/t: 18/18</text:p>
          </table:table-cell>
          <table:table-cell office:value-type="string">
            <text:p>117/u: 19/19</text:p>
          </table:table-cell>
          <table:table-cell office:value-type="string">
            <text:p>118/v: 20/20</text:p>
          </table:table-cell>
          <table:table-cell office:value-type="string">
            <text:p>119/w: 21/21</text:p>
          </table:table-cell>
          <table:table-cell office:value-type="string">
            <text:p>120/x: 22/22</text:p>
          </table:table-cell>
          <table:table-cell office:value-type="string">
            <text:p>121/y: 23/23</text:p>
          </table:table-cell>
          <table:table-cell office:value-type="string">
            <text:p>122/z: 24/2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office:value-type="string">
            <text:p>count:</text:p>
          </table:table-cell>
          <table:table-cell office:value-type="float" office:value="1522">
            <text:p>152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97/a: 0/0</text:p>
          </table:table-cell>
          <table:table-cell office:value-type="string">
            <text:p>98/b: 1/1</text:p>
          </table:table-cell>
          <table:table-cell office:value-type="string">
            <text:p>99/c: 2/2</text:p>
          </table:table-cell>
          <table:table-cell office:value-type="string">
            <text:p>100/d: 3/3</text:p>
          </table:table-cell>
          <table:table-cell office:value-type="string">
            <text:p>101/e: 4/4</text:p>
          </table:table-cell>
          <table:table-cell office:value-type="string">
            <text:p>102/f: 5/5</text:p>
          </table:table-cell>
          <table:table-cell office:value-type="string">
            <text:p>103/g: 6/6</text:p>
          </table:table-cell>
          <table:table-cell office:value-type="string">
            <text:p>104/h: 7/7</text:p>
          </table:table-cell>
          <table:table-cell office:value-type="string">
            <text:p>105/i: 8/8</text:p>
          </table:table-cell>
          <table:table-cell office:value-type="string">
            <text:p>106/j: 9/9</text:p>
          </table:table-cell>
          <table:table-cell office:value-type="string">
            <text:p>107/k: 10/10</text:p>
          </table:table-cell>
          <table:table-cell office:value-type="string">
            <text:p>108/l: 11/11</text:p>
          </table:table-cell>
          <table:table-cell office:value-type="string">
            <text:p>109/m: 12/12</text:p>
          </table:table-cell>
          <table:table-cell office:value-type="string">
            <text:p>110/n: 13/13</text:p>
          </table:table-cell>
          <table:table-cell office:value-type="string">
            <text:p>111/o: 14/14</text:p>
          </table:table-cell>
          <table:table-cell office:value-type="string">
            <text:p>112/p: 15/15</text:p>
          </table:table-cell>
          <table:table-cell office:value-type="string">
            <text:p>113/q: 16/16</text:p>
          </table:table-cell>
          <table:table-cell office:value-type="string">
            <text:p>114/r: 17/17</text:p>
          </table:table-cell>
          <table:table-cell office:value-type="string">
            <text:p>115/s: 18/18</text:p>
          </table:table-cell>
          <table:table-cell office:value-type="string">
            <text:p>116/t: 19/19</text:p>
          </table:table-cell>
          <table:table-cell office:value-type="string">
            <text:p>117/u: 20/20</text:p>
          </table:table-cell>
          <table:table-cell office:value-type="string">
            <text:p>118/v: 21/21</text:p>
          </table:table-cell>
          <table:table-cell office:value-type="string">
            <text:p>119/w: 22/22</text:p>
          </table:table-cell>
          <table:table-cell office:value-type="string">
            <text:p>120/x: 23/23</text:p>
          </table:table-cell>
          <table:table-cell office:value-type="string">
            <text:p>121/y: 24/24</text:p>
          </table:table-cell>
          <table:table-cell office:value-type="string">
            <text:p>122/z: 25/25</text:p>
          </table:table-cell>
        </table:table-row>
        <table:table-row table:style-name="ro1" table:number-rows-repeated="5">
          <table:table-cell table:number-columns-repeated="3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office:value-type="string">
            <text:p>count:</text:p>
          </table:table-cell>
          <table:table-cell office:value-type="float" office:value="166880">
            <text:p>166880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0</text:p>
          </table:table-cell>
          <table:table-cell office:value-type="string">
            <text:p>111/o: 0/0</text:p>
          </table:table-cell>
          <table:table-cell office:value-type="string">
            <text:p>112/p: 0/0</text:p>
          </table:table-cell>
          <table:table-cell office:value-type="string">
            <text:p>113/q: 0/0</text:p>
          </table:table-cell>
          <table:table-cell office:value-type="string">
            <text:p>114/r: 0/0</text:p>
          </table:table-cell>
          <table:table-cell office:value-type="string">
            <text:p>115/s: 0/0</text:p>
          </table:table-cell>
          <table:table-cell office:value-type="string">
            <text:p>116/t: 0/0</text:p>
          </table:table-cell>
          <table:table-cell office:value-type="string">
            <text:p>117/u: 0/0</text:p>
          </table:table-cell>
          <table:table-cell office:value-type="string">
            <text:p>118/v: 0/0</text:p>
          </table:table-cell>
          <table:table-cell office:value-type="string">
            <text:p>119/w: 0/0</text:p>
          </table:table-cell>
          <table:table-cell office:value-type="string">
            <text:p>120/x: 0/0</text:p>
          </table:table-cell>
          <table:table-cell office:value-type="string">
            <text:p>121/y: 0/0</text:p>
          </table:table-cell>
          <table:table-cell office:value-type="string">
            <text:p>122/z: 1/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office:value-type="string">
            <text:p>count:</text:p>
          </table:table-cell>
          <table:table-cell office:value-type="float" office:value="90948">
            <text:p>90948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1</text:p>
          </table:table-cell>
          <table:table-cell office:value-type="string">
            <text:p>115/s: 0/1</text:p>
          </table:table-cell>
          <table:table-cell office:value-type="string">
            <text:p>116/t: 0/1</text:p>
          </table:table-cell>
          <table:table-cell office:value-type="string">
            <text:p>117/u: 0/1</text:p>
          </table:table-cell>
          <table:table-cell office:value-type="string">
            <text:p>118/v: 0/1</text:p>
          </table:table-cell>
          <table:table-cell office:value-type="string">
            <text:p>119/w: 0/1</text:p>
          </table:table-cell>
          <table:table-cell office:value-type="string">
            <text:p>120/x: 0/1</text:p>
          </table:table-cell>
          <table:table-cell office:value-type="string">
            <text:p>121/y: 1/1</text:p>
          </table:table-cell>
          <table:table-cell office:value-type="string">
            <text:p>122/z: 2/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office:value-type="string">
            <text:p>count:</text:p>
          </table:table-cell>
          <table:table-cell office:value-type="float" office:value="45531">
            <text:p>45531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2</text:p>
          </table:table-cell>
          <table:table-cell office:value-type="string">
            <text:p>117/u: 0/2</text:p>
          </table:table-cell>
          <table:table-cell office:value-type="string">
            <text:p>118/v: 0/2</text:p>
          </table:table-cell>
          <table:table-cell office:value-type="string">
            <text:p>119/w: 0/2</text:p>
          </table:table-cell>
          <table:table-cell office:value-type="string">
            <text:p>120/x: 1/2</text:p>
          </table:table-cell>
          <table:table-cell office:value-type="string">
            <text:p>121/y: 2/2</text:p>
          </table:table-cell>
          <table:table-cell office:value-type="string">
            <text:p>122/z: 3/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office:value-type="string">
            <text:p>count:</text:p>
          </table:table-cell>
          <table:table-cell office:value-type="float" office:value="17656">
            <text:p>17656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0/2</text:p>
          </table:table-cell>
          <table:table-cell office:value-type="string">
            <text:p>113/q: 0/2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3</text:p>
          </table:table-cell>
          <table:table-cell office:value-type="string">
            <text:p>117/u: 0/3</text:p>
          </table:table-cell>
          <table:table-cell office:value-type="string">
            <text:p>118/v: 1/3</text:p>
          </table:table-cell>
          <table:table-cell office:value-type="string">
            <text:p>119/w: 1/3</text:p>
          </table:table-cell>
          <table:table-cell office:value-type="string">
            <text:p>120/x: 2/3</text:p>
          </table:table-cell>
          <table:table-cell office:value-type="string">
            <text:p>121/y: 3/3</text:p>
          </table:table-cell>
          <table:table-cell office:value-type="string">
            <text:p>122/z: 4/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office:value-type="string">
            <text:p>count:</text:p>
          </table:table-cell>
          <table:table-cell office:value-type="float" office:value="5548">
            <text:p>5548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0/3</text:p>
          </table:table-cell>
          <table:table-cell office:value-type="string">
            <text:p>113/q: 0/3</text:p>
          </table:table-cell>
          <table:table-cell office:value-type="string">
            <text:p>114/r: 0/3</text:p>
          </table:table-cell>
          <table:table-cell office:value-type="string">
            <text:p>115/s: 1/3</text:p>
          </table:table-cell>
          <table:table-cell office:value-type="string">
            <text:p>116/t: 1/3</text:p>
          </table:table-cell>
          <table:table-cell office:value-type="string">
            <text:p>117/u: 1/4</text:p>
          </table:table-cell>
          <table:table-cell office:value-type="string">
            <text:p>118/v: 2/4</text:p>
          </table:table-cell>
          <table:table-cell office:value-type="string">
            <text:p>119/w: 2/4</text:p>
          </table:table-cell>
          <table:table-cell office:value-type="string">
            <text:p>120/x: 3/4</text:p>
          </table:table-cell>
          <table:table-cell office:value-type="string">
            <text:p>121/y: 4/4</text:p>
          </table:table-cell>
          <table:table-cell office:value-type="string">
            <text:p>122/z: 5/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office:value-type="string">
            <text:p>count:</text:p>
          </table:table-cell>
          <table:table-cell office:value-type="float" office:value="1398">
            <text:p>1398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1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0/3</text:p>
          </table:table-cell>
          <table:table-cell office:value-type="string">
            <text:p>111/o: 0/3</text:p>
          </table:table-cell>
          <table:table-cell office:value-type="string">
            <text:p>112/p: 1/3</text:p>
          </table:table-cell>
          <table:table-cell office:value-type="string">
            <text:p>113/q: 0/3</text:p>
          </table:table-cell>
          <table:table-cell office:value-type="string">
            <text:p>114/r: 0/4</text:p>
          </table:table-cell>
          <table:table-cell office:value-type="string">
            <text:p>115/s: 1/4</text:p>
          </table:table-cell>
          <table:table-cell office:value-type="string">
            <text:p>116/t: 1/4</text:p>
          </table:table-cell>
          <table:table-cell office:value-type="string">
            <text:p>117/u: 2/4</text:p>
          </table:table-cell>
          <table:table-cell office:value-type="string">
            <text:p>118/v: 2/5</text:p>
          </table:table-cell>
          <table:table-cell office:value-type="string">
            <text:p>119/w: 3/5</text:p>
          </table:table-cell>
          <table:table-cell office:value-type="string">
            <text:p>120/x: 4/5</text:p>
          </table:table-cell>
          <table:table-cell office:value-type="string">
            <text:p>121/y: 5/5</text:p>
          </table:table-cell>
          <table:table-cell office:value-type="string">
            <text:p>122/z: 6/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office:value-type="string">
            <text:p>count:</text:p>
          </table:table-cell>
          <table:table-cell office:value-type="float" office:value="269">
            <text:p>269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2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1/2</text:p>
          </table:table-cell>
          <table:table-cell office:value-type="string">
            <text:p>109/m: 2/3</text:p>
          </table:table-cell>
          <table:table-cell office:value-type="string">
            <text:p>110/n: 1/3</text:p>
          </table:table-cell>
          <table:table-cell office:value-type="string">
            <text:p>111/o: 1/3</text:p>
          </table:table-cell>
          <table:table-cell office:value-type="string">
            <text:p>112/p: 1/4</text:p>
          </table:table-cell>
          <table:table-cell office:value-type="string">
            <text:p>113/q: 2/4</text:p>
          </table:table-cell>
          <table:table-cell office:value-type="string">
            <text:p>114/r: 2/4</text:p>
          </table:table-cell>
          <table:table-cell office:value-type="string">
            <text:p>115/s: 3/4</text:p>
          </table:table-cell>
          <table:table-cell office:value-type="string">
            <text:p>116/t: 2/5</text:p>
          </table:table-cell>
          <table:table-cell office:value-type="string">
            <text:p>117/u: 3/5</text:p>
          </table:table-cell>
          <table:table-cell office:value-type="string">
            <text:p>118/v: 4/5</text:p>
          </table:table-cell>
          <table:table-cell office:value-type="string">
            <text:p>119/w: 4/6</text:p>
          </table:table-cell>
          <table:table-cell office:value-type="string">
            <text:p>120/x: 5/6</text:p>
          </table:table-cell>
          <table:table-cell office:value-type="string">
            <text:p>121/y: 6/6</text:p>
          </table:table-cell>
          <table:table-cell office:value-type="string">
            <text:p>122/z: 7/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office:value-type="string">
            <text:p>count:</text:p>
          </table:table-cell>
          <table:table-cell office:value-type="float" office:value="42">
            <text:p>42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1</text:p>
          </table:table-cell>
          <table:table-cell office:value-type="string">
            <text:p>101/e: 1/1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2</text:p>
          </table:table-cell>
          <table:table-cell office:value-type="string">
            <text:p>105/i: 0/2</text:p>
          </table:table-cell>
          <table:table-cell office:value-type="string">
            <text:p>106/j: 1/2</text:p>
          </table:table-cell>
          <table:table-cell office:value-type="string">
            <text:p>107/k: 1/2</text:p>
          </table:table-cell>
          <table:table-cell office:value-type="string">
            <text:p>108/l: 1/3</text:p>
          </table:table-cell>
          <table:table-cell office:value-type="string">
            <text:p>109/m: 2/3</text:p>
          </table:table-cell>
          <table:table-cell office:value-type="string">
            <text:p>110/n: 2/3</text:p>
          </table:table-cell>
          <table:table-cell office:value-type="string">
            <text:p>111/o: 3/4</text:p>
          </table:table-cell>
          <table:table-cell office:value-type="string">
            <text:p>112/p: 4/5</text:p>
          </table:table-cell>
          <table:table-cell office:value-type="string">
            <text:p>113/q: 3/5</text:p>
          </table:table-cell>
          <table:table-cell office:value-type="string">
            <text:p>114/r: 4/5</text:p>
          </table:table-cell>
          <table:table-cell office:value-type="string">
            <text:p>115/s: 4/6</text:p>
          </table:table-cell>
          <table:table-cell office:value-type="string">
            <text:p>116/t: 5/5</text:p>
          </table:table-cell>
          <table:table-cell office:value-type="string">
            <text:p>117/u: 5/6</text:p>
          </table:table-cell>
          <table:table-cell office:value-type="string">
            <text:p>118/v: 6/7</text:p>
          </table:table-cell>
          <table:table-cell office:value-type="string">
            <text:p>119/w: 6/6</text:p>
          </table:table-cell>
          <table:table-cell office:value-type="string">
            <text:p>120/x: 6/7</text:p>
          </table:table-cell>
          <table:table-cell office:value-type="string">
            <text:p>121/y: 7/7</text:p>
          </table:table-cell>
          <table:table-cell office:value-type="string">
            <text:p>122/z: 8/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office:value-type="string">
            <text:p>count:</text:p>
          </table:table-cell>
          <table:table-cell office:value-type="float" office:value="9">
            <text:p>9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1/1</text:p>
          </table:table-cell>
          <table:table-cell office:value-type="string">
            <text:p>103/g: 1/1</text:p>
          </table:table-cell>
          <table:table-cell office:value-type="string">
            <text:p>104/h: 0/2</text:p>
          </table:table-cell>
          <table:table-cell office:value-type="string">
            <text:p>105/i: 1/1</text:p>
          </table:table-cell>
          <table:table-cell office:value-type="string">
            <text:p>106/j: 2/2</text:p>
          </table:table-cell>
          <table:table-cell office:value-type="string">
            <text:p>107/k: 2/2</text:p>
          </table:table-cell>
          <table:table-cell office:value-type="string">
            <text:p>108/l: 3/3</text:p>
          </table:table-cell>
          <table:table-cell office:value-type="string">
            <text:p>109/m: 5/5</text:p>
          </table:table-cell>
          <table:table-cell office:value-type="string">
            <text:p>110/n: 4/4</text:p>
          </table:table-cell>
          <table:table-cell office:value-type="string">
            <text:p>111/o: 4/5</text:p>
          </table:table-cell>
          <table:table-cell office:value-type="string">
            <text:p>112/p: 5/5</text:p>
          </table:table-cell>
          <table:table-cell office:value-type="string">
            <text:p>113/q: 3/4</text:p>
          </table:table-cell>
          <table:table-cell office:value-type="string">
            <text:p>114/r: 4/5</text:p>
          </table:table-cell>
          <table:table-cell office:value-type="string">
            <text:p>115/s: 6/6</text:p>
          </table:table-cell>
          <table:table-cell office:value-type="string">
            <text:p>116/t: 5/6</text:p>
          </table:table-cell>
          <table:table-cell office:value-type="string">
            <text:p>117/u: 6/6</text:p>
          </table:table-cell>
          <table:table-cell office:value-type="string">
            <text:p>118/v: 6/7</text:p>
          </table:table-cell>
          <table:table-cell office:value-type="string">
            <text:p>119/w: 7/7</text:p>
          </table:table-cell>
          <table:table-cell office:value-type="string">
            <text:p>120/x: 7/7</text:p>
          </table:table-cell>
          <table:table-cell office:value-type="string">
            <text:p>121/y: 8/8</text:p>
          </table:table-cell>
          <table:table-cell office:value-type="string">
            <text:p>122/z: 9/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_</text:p>
          </table:table-cell>
          <table:table-cell office:value-type="string">
            <text:p>101/e: 0/0</text:p>
          </table:table-cell>
          <table:table-cell office:value-type="string">
            <text:p>102/f: 1/1</text:p>
          </table:table-cell>
          <table:table-cell office:value-type="string">
            <text:p>103/g: 2/2</text:p>
          </table:table-cell>
          <table:table-cell table:number-columns-repeated="2" office:value-type="string">
            <text:p>_</text:p>
          </table:table-cell>
          <table:table-cell office:value-type="string">
            <text:p>106/j: 3/3</text:p>
          </table:table-cell>
          <table:table-cell office:value-type="string">
            <text:p>109/m: 4/4</text:p>
          </table:table-cell>
          <table:table-cell office:value-type="string">
            <text:p>110/n: 5/5</text:p>
          </table:table-cell>
          <table:table-cell office:value-type="string">
            <text:p>_</text:p>
          </table:table-cell>
          <table:table-cell office:value-type="string">
            <text:p>112/p: 6/6</text:p>
          </table:table-cell>
          <table:table-cell table:number-columns-repeated="2" office:value-type="string">
            <text:p>_</text:p>
          </table:table-cell>
          <table:table-cell office:value-type="string">
            <text:p>115/s: 7/7</text:p>
          </table:table-cell>
          <table:table-cell office:value-type="string">
            <text:p>116/t: 8/8</text:p>
          </table:table-cell>
          <table:table-cell table:number-columns-repeated="2" office:value-type="string">
            <text:p>_</text:p>
          </table:table-cell>
          <table:table-cell office:value-type="string">
            <text:p>119/w: 9/9</text:p>
          </table:table-cell>
          <table:table-cell table:number-columns-repeated="2" office:value-type="string">
            <text:p>_</text:p>
          </table:table-cell>
          <table:table-cell office:value-type="string">
            <text:p>122/z: 10/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_</text:p>
          </table:table-cell>
          <table:table-cell office:value-type="string">
            <text:p>98/b: 0/0</text:p>
          </table:table-cell>
          <table:table-cell office:value-type="string">
            <text:p>99/c: 1/1</text:p>
          </table:table-cell>
          <table:table-cell table:number-columns-repeated="2" office:value-type="string">
            <text:p>_</text:p>
          </table:table-cell>
          <table:table-cell office:value-type="string">
            <text:p>102/f: 2/2</text:p>
          </table:table-cell>
          <table:table-cell office:value-type="string">
            <text:p>103/g: 3/3</text:p>
          </table:table-cell>
          <table:table-cell office:value-type="string">
            <text:p>104/h: 4/4</text:p>
          </table:table-cell>
          <table:table-cell office:value-type="string">
            <text:p>105/i: 5/5</text:p>
          </table:table-cell>
          <table:table-cell office:value-type="string">
            <text:p>_</text:p>
          </table:table-cell>
          <table:table-cell office:value-type="string">
            <text:p>107/k: 6/6</text:p>
          </table:table-cell>
          <table:table-cell office:value-type="string">
            <text:p>_</text:p>
          </table:table-cell>
          <table:table-cell office:value-type="string">
            <text:p>109/m: 7/7</text:p>
          </table:table-cell>
          <table:table-cell office:value-type="string">
            <text:p>110/n: 8/8</text:p>
          </table:table-cell>
          <table:table-cell office:value-type="string">
            <text:p>112/p: 9/9</text:p>
          </table:table-cell>
          <table:table-cell office:value-type="string">
            <text:p>113/q: 10/10</text:p>
          </table:table-cell>
          <table:table-cell table:number-columns-repeated="2" office:value-type="string">
            <text:p>_</text:p>
          </table:table-cell>
          <table:table-cell office:value-type="string">
            <text:p>116/t: 11/11</text:p>
          </table:table-cell>
          <table:table-cell table:number-columns-repeated="2" office:value-type="string">
            <text:p>_</text:p>
          </table:table-cell>
          <table:table-cell office:value-type="string">
            <text:p>119/w: 12/12</text:p>
          </table:table-cell>
          <table:table-cell office:value-type="string">
            <text:p>_</text:p>
          </table:table-cell>
          <table:table-cell office:value-type="string">
            <text:p>121/y: 13/13</text:p>
          </table:table-cell>
          <table:table-cell office:value-type="string">
            <text:p>122/z: 14/14</text:p>
          </table:table-cell>
          <table:table-cell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office:value-type="string">
            <text:p>count:</text:p>
          </table:table-cell>
          <table:table-cell office:value-type="float" office:value="21">
            <text:p>2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2</text:p>
          </table:table-cell>
          <table:table-cell office:value-type="string">
            <text:p>102/f: 2/3</text:p>
          </table:table-cell>
          <table:table-cell office:value-type="string">
            <text:p>103/g: 0/3</text:p>
          </table:table-cell>
          <table:table-cell office:value-type="string">
            <text:p>104/h: 1/4</text:p>
          </table:table-cell>
          <table:table-cell office:value-type="string">
            <text:p>105/i: 2/5</text:p>
          </table:table-cell>
          <table:table-cell office:value-type="string">
            <text:p>106/j: 4/5</text:p>
          </table:table-cell>
          <table:table-cell office:value-type="string">
            <text:p>107/k: 3/6</text:p>
          </table:table-cell>
          <table:table-cell office:value-type="string">
            <text:p>108/l: 4/6</text:p>
          </table:table-cell>
          <table:table-cell office:value-type="string">
            <text:p>109/m: 5/7</text:p>
          </table:table-cell>
          <table:table-cell office:value-type="string">
            <text:p>110/n: 6/7</text:p>
          </table:table-cell>
          <table:table-cell office:value-type="string">
            <text:p>111/o: 8/8</text:p>
          </table:table-cell>
          <table:table-cell office:value-type="string">
            <text:p>112/p: 7/9</text:p>
          </table:table-cell>
          <table:table-cell office:value-type="string">
            <text:p>113/q: 8/10</text:p>
          </table:table-cell>
          <table:table-cell office:value-type="string">
            <text:p>114/r: 9/10</text:p>
          </table:table-cell>
          <table:table-cell office:value-type="string">
            <text:p>115/s: 10/11</text:p>
          </table:table-cell>
          <table:table-cell office:value-type="string">
            <text:p>116/t: 11/12</text:p>
          </table:table-cell>
          <table:table-cell office:value-type="string">
            <text:p>117/u: 12/13</text:p>
          </table:table-cell>
          <table:table-cell office:value-type="string">
            <text:p>118/v: 12/13</text:p>
          </table:table-cell>
          <table:table-cell office:value-type="string">
            <text:p>119/w: 13/14</text:p>
          </table:table-cell>
          <table:table-cell office:value-type="string">
            <text:p>120/x: 14/14</text:p>
          </table:table-cell>
          <table:table-cell office:value-type="string">
            <text:p>121/y: 15/15</text:p>
          </table:table-cell>
          <table:table-cell office:value-type="string">
            <text:p>122/z: 16/1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office:value-type="string">
            <text:p>count:</text:p>
          </table:table-cell>
          <table:table-cell office:value-type="float" office:value="103">
            <text:p>10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2</text:p>
          </table:table-cell>
          <table:table-cell office:value-type="string">
            <text:p>102/f: 1/3</text:p>
          </table:table-cell>
          <table:table-cell office:value-type="string">
            <text:p>103/g: 2/4</text:p>
          </table:table-cell>
          <table:table-cell office:value-type="string">
            <text:p>104/h: 2/4</text:p>
          </table:table-cell>
          <table:table-cell office:value-type="string">
            <text:p>105/i: 3/5</text:p>
          </table:table-cell>
          <table:table-cell office:value-type="string">
            <text:p>106/j: 4/6</text:p>
          </table:table-cell>
          <table:table-cell office:value-type="string">
            <text:p>107/k: 5/7</text:p>
          </table:table-cell>
          <table:table-cell office:value-type="string">
            <text:p>108/l: 6/7</text:p>
          </table:table-cell>
          <table:table-cell office:value-type="string">
            <text:p>109/m: 5/8</text:p>
          </table:table-cell>
          <table:table-cell office:value-type="string">
            <text:p>110/n: 6/9</text:p>
          </table:table-cell>
          <table:table-cell office:value-type="string">
            <text:p>111/o: 7/9</text:p>
          </table:table-cell>
          <table:table-cell office:value-type="string">
            <text:p>112/p: 8/10</text:p>
          </table:table-cell>
          <table:table-cell office:value-type="string">
            <text:p>113/q: 9/11</text:p>
          </table:table-cell>
          <table:table-cell office:value-type="string">
            <text:p>114/r: 10/11</text:p>
          </table:table-cell>
          <table:table-cell office:value-type="string">
            <text:p>115/s: 10/12</text:p>
          </table:table-cell>
          <table:table-cell office:value-type="string">
            <text:p>116/t: 11/13</text:p>
          </table:table-cell>
          <table:table-cell office:value-type="string">
            <text:p>117/u: 12/13</text:p>
          </table:table-cell>
          <table:table-cell office:value-type="string">
            <text:p>118/v: 13/14</text:p>
          </table:table-cell>
          <table:table-cell office:value-type="string">
            <text:p>119/w: 14/15</text:p>
          </table:table-cell>
          <table:table-cell office:value-type="string">
            <text:p>120/x: 15/15</text:p>
          </table:table-cell>
          <table:table-cell office:value-type="string">
            <text:p>121/y: 16/16</text:p>
          </table:table-cell>
          <table:table-cell office:value-type="string">
            <text:p>122/z: 17/1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office:value-type="string">
            <text:p>count:</text:p>
          </table:table-cell>
          <table:table-cell office:value-type="float" office:value="255">
            <text:p>25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0/2</text:p>
          </table:table-cell>
          <table:table-cell office:value-type="string">
            <text:p>102/f: 1/3</text:p>
          </table:table-cell>
          <table:table-cell office:value-type="string">
            <text:p>103/g: 2/4</text:p>
          </table:table-cell>
          <table:table-cell office:value-type="string">
            <text:p>104/h: 2/4</text:p>
          </table:table-cell>
          <table:table-cell office:value-type="string">
            <text:p>105/i: 3/5</text:p>
          </table:table-cell>
          <table:table-cell office:value-type="string">
            <text:p>106/j: 4/6</text:p>
          </table:table-cell>
          <table:table-cell office:value-type="string">
            <text:p>107/k: 5/7</text:p>
          </table:table-cell>
          <table:table-cell office:value-type="string">
            <text:p>108/l: 5/8</text:p>
          </table:table-cell>
          <table:table-cell office:value-type="string">
            <text:p>109/m: 6/8</text:p>
          </table:table-cell>
          <table:table-cell office:value-type="string">
            <text:p>110/n: 7/9</text:p>
          </table:table-cell>
          <table:table-cell office:value-type="string">
            <text:p>111/o: 7/10</text:p>
          </table:table-cell>
          <table:table-cell office:value-type="string">
            <text:p>112/p: 8/10</text:p>
          </table:table-cell>
          <table:table-cell office:value-type="string">
            <text:p>113/q: 9/11</text:p>
          </table:table-cell>
          <table:table-cell office:value-type="string">
            <text:p>114/r: 10/12</text:p>
          </table:table-cell>
          <table:table-cell office:value-type="string">
            <text:p>115/s: 11/12</text:p>
          </table:table-cell>
          <table:table-cell office:value-type="string">
            <text:p>116/t: 12/13</text:p>
          </table:table-cell>
          <table:table-cell office:value-type="string">
            <text:p>117/u: 13/14</text:p>
          </table:table-cell>
          <table:table-cell office:value-type="string">
            <text:p>118/v: 14/15</text:p>
          </table:table-cell>
          <table:table-cell office:value-type="string">
            <text:p>119/w: 15/15</text:p>
          </table:table-cell>
          <table:table-cell office:value-type="string">
            <text:p>120/x: 16/16</text:p>
          </table:table-cell>
          <table:table-cell office:value-type="string">
            <text:p>121/y: 17/17</text:p>
          </table:table-cell>
          <table:table-cell office:value-type="string">
            <text:p>122/z: 18/1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office:value-type="string">
            <text:p>count:</text:p>
          </table:table-cell>
          <table:table-cell office:value-type="float" office:value="766">
            <text:p>766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0/3</text:p>
          </table:table-cell>
          <table:table-cell office:value-type="string">
            <text:p>102/f: 1/3</text:p>
          </table:table-cell>
          <table:table-cell office:value-type="string">
            <text:p>103/g: 1/4</text:p>
          </table:table-cell>
          <table:table-cell office:value-type="string">
            <text:p>104/h: 2/5</text:p>
          </table:table-cell>
          <table:table-cell office:value-type="string">
            <text:p>105/i: 3/6</text:p>
          </table:table-cell>
          <table:table-cell office:value-type="string">
            <text:p>106/j: 3/6</text:p>
          </table:table-cell>
          <table:table-cell office:value-type="string">
            <text:p>107/k: 4/7</text:p>
          </table:table-cell>
          <table:table-cell office:value-type="string">
            <text:p>108/l: 5/8</text:p>
          </table:table-cell>
          <table:table-cell office:value-type="string">
            <text:p>109/m: 6/9</text:p>
          </table:table-cell>
          <table:table-cell office:value-type="string">
            <text:p>110/n: 7/9</text:p>
          </table:table-cell>
          <table:table-cell office:value-type="string">
            <text:p>111/o: 8/10</text:p>
          </table:table-cell>
          <table:table-cell office:value-type="string">
            <text:p>112/p: 9/11</text:p>
          </table:table-cell>
          <table:table-cell office:value-type="string">
            <text:p>113/q: 10/12</text:p>
          </table:table-cell>
          <table:table-cell office:value-type="string">
            <text:p>114/r: 11/12</text:p>
          </table:table-cell>
          <table:table-cell office:value-type="string">
            <text:p>115/s: 12/13</text:p>
          </table:table-cell>
          <table:table-cell office:value-type="string">
            <text:p>116/t: 13/14</text:p>
          </table:table-cell>
          <table:table-cell office:value-type="string">
            <text:p>117/u: 14/15</text:p>
          </table:table-cell>
          <table:table-cell office:value-type="string">
            <text:p>118/v: 15/15</text:p>
          </table:table-cell>
          <table:table-cell office:value-type="string">
            <text:p>119/w: 16/16</text:p>
          </table:table-cell>
          <table:table-cell office:value-type="string">
            <text:p>120/x: 17/17</text:p>
          </table:table-cell>
          <table:table-cell office:value-type="string">
            <text:p>121/y: 18/18</text:p>
          </table:table-cell>
          <table:table-cell office:value-type="string">
            <text:p>122/z: 19/1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office:value-type="string">
            <text:p>count:</text:p>
          </table:table-cell>
          <table:table-cell office:value-type="float" office:value="1725">
            <text:p>172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3</text:p>
          </table:table-cell>
          <table:table-cell office:value-type="string">
            <text:p>102/f: 2/4</text:p>
          </table:table-cell>
          <table:table-cell office:value-type="string">
            <text:p>103/g: 2/4</text:p>
          </table:table-cell>
          <table:table-cell office:value-type="string">
            <text:p>104/h: 3/5</text:p>
          </table:table-cell>
          <table:table-cell office:value-type="string">
            <text:p>105/i: 4/6</text:p>
          </table:table-cell>
          <table:table-cell office:value-type="string">
            <text:p>106/j: 4/7</text:p>
          </table:table-cell>
          <table:table-cell office:value-type="string">
            <text:p>107/k: 5/8</text:p>
          </table:table-cell>
          <table:table-cell office:value-type="string">
            <text:p>108/l: 6/8</text:p>
          </table:table-cell>
          <table:table-cell office:value-type="string">
            <text:p>109/m: 7/9</text:p>
          </table:table-cell>
          <table:table-cell office:value-type="string">
            <text:p>110/n: 8/10</text:p>
          </table:table-cell>
          <table:table-cell office:value-type="string">
            <text:p>111/o: 9/11</text:p>
          </table:table-cell>
          <table:table-cell office:value-type="string">
            <text:p>112/p: 10/12</text:p>
          </table:table-cell>
          <table:table-cell office:value-type="string">
            <text:p>113/q: 11/12</text:p>
          </table:table-cell>
          <table:table-cell office:value-type="string">
            <text:p>114/r: 12/13</text:p>
          </table:table-cell>
          <table:table-cell office:value-type="string">
            <text:p>115/s: 13/14</text:p>
          </table:table-cell>
          <table:table-cell office:value-type="string">
            <text:p>116/t: 14/15</text:p>
          </table:table-cell>
          <table:table-cell office:value-type="string">
            <text:p>117/u: 15/16</text:p>
          </table:table-cell>
          <table:table-cell office:value-type="string">
            <text:p>118/v: 16/16</text:p>
          </table:table-cell>
          <table:table-cell office:value-type="string">
            <text:p>119/w: 17/17</text:p>
          </table:table-cell>
          <table:table-cell office:value-type="string">
            <text:p>120/x: 18/18</text:p>
          </table:table-cell>
          <table:table-cell office:value-type="string">
            <text:p>121/y: 19/19</text:p>
          </table:table-cell>
          <table:table-cell office:value-type="string">
            <text:p>122/z: 20/2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office:value-type="string">
            <text:p>count:</text:p>
          </table:table-cell>
          <table:table-cell office:value-type="float" office:value="3015">
            <text:p>301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0/3</text:p>
          </table:table-cell>
          <table:table-cell office:value-type="string">
            <text:p>102/f: 1/4</text:p>
          </table:table-cell>
          <table:table-cell office:value-type="string">
            <text:p>103/g: 2/5</text:p>
          </table:table-cell>
          <table:table-cell office:value-type="string">
            <text:p>104/h: 3/5</text:p>
          </table:table-cell>
          <table:table-cell office:value-type="string">
            <text:p>105/i: 4/6</text:p>
          </table:table-cell>
          <table:table-cell office:value-type="string">
            <text:p>106/j: 5/7</text:p>
          </table:table-cell>
          <table:table-cell office:value-type="string">
            <text:p>107/k: 6/8</text:p>
          </table:table-cell>
          <table:table-cell office:value-type="string">
            <text:p>108/l: 7/9</text:p>
          </table:table-cell>
          <table:table-cell office:value-type="string">
            <text:p>109/m: 8/10</text:p>
          </table:table-cell>
          <table:table-cell office:value-type="string">
            <text:p>110/n: 9/10</text:p>
          </table:table-cell>
          <table:table-cell office:value-type="string">
            <text:p>111/o: 10/11</text:p>
          </table:table-cell>
          <table:table-cell office:value-type="string">
            <text:p>112/p: 11/12</text:p>
          </table:table-cell>
          <table:table-cell office:value-type="string">
            <text:p>113/q: 12/13</text:p>
          </table:table-cell>
          <table:table-cell office:value-type="string">
            <text:p>114/r: 13/14</text:p>
          </table:table-cell>
          <table:table-cell office:value-type="string">
            <text:p>115/s: 14/15</text:p>
          </table:table-cell>
          <table:table-cell office:value-type="string">
            <text:p>116/t: 15/15</text:p>
          </table:table-cell>
          <table:table-cell office:value-type="string">
            <text:p>117/u: 16/16</text:p>
          </table:table-cell>
          <table:table-cell office:value-type="string">
            <text:p>118/v: 17/17</text:p>
          </table:table-cell>
          <table:table-cell office:value-type="string">
            <text:p>119/w: 18/18</text:p>
          </table:table-cell>
          <table:table-cell office:value-type="string">
            <text:p>120/x: 19/19</text:p>
          </table:table-cell>
          <table:table-cell office:value-type="string">
            <text:p>121/y: 20/20</text:p>
          </table:table-cell>
          <table:table-cell office:value-type="string">
            <text:p>122/z: 21/2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office:value-type="string">
            <text:p>count:</text:p>
          </table:table-cell>
          <table:table-cell office:value-type="float" office:value="4185">
            <text:p>418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3</text:p>
          </table:table-cell>
          <table:table-cell office:value-type="string">
            <text:p>102/f: 2/4</text:p>
          </table:table-cell>
          <table:table-cell office:value-type="string">
            <text:p>103/g: 3/5</text:p>
          </table:table-cell>
          <table:table-cell office:value-type="string">
            <text:p>104/h: 4/6</text:p>
          </table:table-cell>
          <table:table-cell office:value-type="string">
            <text:p>105/i: 5/7</text:p>
          </table:table-cell>
          <table:table-cell office:value-type="string">
            <text:p>106/j: 6/7</text:p>
          </table:table-cell>
          <table:table-cell office:value-type="string">
            <text:p>107/k: 7/8</text:p>
          </table:table-cell>
          <table:table-cell office:value-type="string">
            <text:p>108/l: 8/9</text:p>
          </table:table-cell>
          <table:table-cell office:value-type="string">
            <text:p>109/m: 9/10</text:p>
          </table:table-cell>
          <table:table-cell office:value-type="string">
            <text:p>110/n: 10/11</text:p>
          </table:table-cell>
          <table:table-cell office:value-type="string">
            <text:p>111/o: 11/12</text:p>
          </table:table-cell>
          <table:table-cell office:value-type="string">
            <text:p>112/p: 12/13</text:p>
          </table:table-cell>
          <table:table-cell office:value-type="string">
            <text:p>113/q: 13/14</text:p>
          </table:table-cell>
          <table:table-cell office:value-type="string">
            <text:p>114/r: 14/14</text:p>
          </table:table-cell>
          <table:table-cell office:value-type="string">
            <text:p>115/s: 15/15</text:p>
          </table:table-cell>
          <table:table-cell office:value-type="string">
            <text:p>116/t: 16/16</text:p>
          </table:table-cell>
          <table:table-cell office:value-type="string">
            <text:p>117/u: 17/17</text:p>
          </table:table-cell>
          <table:table-cell office:value-type="string">
            <text:p>118/v: 18/18</text:p>
          </table:table-cell>
          <table:table-cell office:value-type="string">
            <text:p>119/w: 19/19</text:p>
          </table:table-cell>
          <table:table-cell office:value-type="string">
            <text:p>120/x: 20/20</text:p>
          </table:table-cell>
          <table:table-cell office:value-type="string">
            <text:p>121/y: 21/21</text:p>
          </table:table-cell>
          <table:table-cell office:value-type="string">
            <text:p>122/z: 22/2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office:value-type="string">
            <text:p>count:</text:p>
          </table:table-cell>
          <table:table-cell office:value-type="float" office:value="4073">
            <text:p>407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1/2</text:p>
          </table:table-cell>
          <table:table-cell office:value-type="string">
            <text:p>101/e: 2/3</text:p>
          </table:table-cell>
          <table:table-cell office:value-type="string">
            <text:p>102/f: 3/4</text:p>
          </table:table-cell>
          <table:table-cell office:value-type="string">
            <text:p>103/g: 4/5</text:p>
          </table:table-cell>
          <table:table-cell office:value-type="string">
            <text:p>104/h: 5/6</text:p>
          </table:table-cell>
          <table:table-cell office:value-type="string">
            <text:p>105/i: 6/7</text:p>
          </table:table-cell>
          <table:table-cell office:value-type="string">
            <text:p>106/j: 7/8</text:p>
          </table:table-cell>
          <table:table-cell office:value-type="string">
            <text:p>107/k: 8/9</text:p>
          </table:table-cell>
          <table:table-cell office:value-type="string">
            <text:p>108/l: 9/10</text:p>
          </table:table-cell>
          <table:table-cell office:value-type="string">
            <text:p>109/m: 10/11</text:p>
          </table:table-cell>
          <table:table-cell office:value-type="string">
            <text:p>110/n: 11/11</text:p>
          </table:table-cell>
          <table:table-cell office:value-type="string">
            <text:p>111/o: 12/12</text:p>
          </table:table-cell>
          <table:table-cell office:value-type="string">
            <text:p>112/p: 13/13</text:p>
          </table:table-cell>
          <table:table-cell office:value-type="string">
            <text:p>113/q: 14/14</text:p>
          </table:table-cell>
          <table:table-cell office:value-type="string">
            <text:p>114/r: 15/15</text:p>
          </table:table-cell>
          <table:table-cell office:value-type="string">
            <text:p>115/s: 16/16</text:p>
          </table:table-cell>
          <table:table-cell office:value-type="string">
            <text:p>116/t: 17/17</text:p>
          </table:table-cell>
          <table:table-cell office:value-type="string">
            <text:p>117/u: 18/18</text:p>
          </table:table-cell>
          <table:table-cell office:value-type="string">
            <text:p>118/v: 19/19</text:p>
          </table:table-cell>
          <table:table-cell office:value-type="string">
            <text:p>119/w: 20/20</text:p>
          </table:table-cell>
          <table:table-cell office:value-type="string">
            <text:p>120/x: 21/21</text:p>
          </table:table-cell>
          <table:table-cell office:value-type="string">
            <text:p>121/y: 22/22</text:p>
          </table:table-cell>
          <table:table-cell office:value-type="string">
            <text:p>122/z: 23/2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office:value-type="string">
            <text:p>count:</text:p>
          </table:table-cell>
          <table:table-cell office:value-type="float" office:value="2616">
            <text:p>2616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1/1</text:p>
          </table:table-cell>
          <table:table-cell office:value-type="string">
            <text:p>100/d: 2/2</text:p>
          </table:table-cell>
          <table:table-cell office:value-type="string">
            <text:p>101/e: 3/3</text:p>
          </table:table-cell>
          <table:table-cell office:value-type="string">
            <text:p>102/f: 4/4</text:p>
          </table:table-cell>
          <table:table-cell office:value-type="string">
            <text:p>103/g: 5/5</text:p>
          </table:table-cell>
          <table:table-cell office:value-type="string">
            <text:p>104/h: 6/6</text:p>
          </table:table-cell>
          <table:table-cell office:value-type="string">
            <text:p>105/i: 7/7</text:p>
          </table:table-cell>
          <table:table-cell office:value-type="string">
            <text:p>106/j: 8/8</text:p>
          </table:table-cell>
          <table:table-cell office:value-type="string">
            <text:p>107/k: 9/9</text:p>
          </table:table-cell>
          <table:table-cell office:value-type="string">
            <text:p>108/l: 10/10</text:p>
          </table:table-cell>
          <table:table-cell office:value-type="string">
            <text:p>109/m: 11/11</text:p>
          </table:table-cell>
          <table:table-cell office:value-type="string">
            <text:p>110/n: 12/12</text:p>
          </table:table-cell>
          <table:table-cell office:value-type="string">
            <text:p>111/o: 13/13</text:p>
          </table:table-cell>
          <table:table-cell office:value-type="string">
            <text:p>112/p: 14/14</text:p>
          </table:table-cell>
          <table:table-cell office:value-type="string">
            <text:p>113/q: 15/15</text:p>
          </table:table-cell>
          <table:table-cell office:value-type="string">
            <text:p>114/r: 16/16</text:p>
          </table:table-cell>
          <table:table-cell office:value-type="string">
            <text:p>115/s: 17/17</text:p>
          </table:table-cell>
          <table:table-cell office:value-type="string">
            <text:p>116/t: 18/18</text:p>
          </table:table-cell>
          <table:table-cell office:value-type="string">
            <text:p>117/u: 19/19</text:p>
          </table:table-cell>
          <table:table-cell office:value-type="string">
            <text:p>118/v: 20/20</text:p>
          </table:table-cell>
          <table:table-cell office:value-type="string">
            <text:p>119/w: 21/21</text:p>
          </table:table-cell>
          <table:table-cell office:value-type="string">
            <text:p>120/x: 22/22</text:p>
          </table:table-cell>
          <table:table-cell office:value-type="string">
            <text:p>121/y: 23/23</text:p>
          </table:table-cell>
          <table:table-cell office:value-type="string">
            <text:p>122/z: 24/2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office:value-type="string">
            <text:p>count:</text:p>
          </table:table-cell>
          <table:table-cell office:value-type="float" office:value="1519">
            <text:p>151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97/a: 0/0</text:p>
          </table:table-cell>
          <table:table-cell office:value-type="string">
            <text:p>98/b: 1/1</text:p>
          </table:table-cell>
          <table:table-cell office:value-type="string">
            <text:p>99/c: 2/2</text:p>
          </table:table-cell>
          <table:table-cell office:value-type="string">
            <text:p>100/d: 3/3</text:p>
          </table:table-cell>
          <table:table-cell office:value-type="string">
            <text:p>101/e: 4/4</text:p>
          </table:table-cell>
          <table:table-cell office:value-type="string">
            <text:p>102/f: 5/5</text:p>
          </table:table-cell>
          <table:table-cell office:value-type="string">
            <text:p>103/g: 6/6</text:p>
          </table:table-cell>
          <table:table-cell office:value-type="string">
            <text:p>104/h: 7/7</text:p>
          </table:table-cell>
          <table:table-cell office:value-type="string">
            <text:p>105/i: 8/8</text:p>
          </table:table-cell>
          <table:table-cell office:value-type="string">
            <text:p>106/j: 9/9</text:p>
          </table:table-cell>
          <table:table-cell office:value-type="string">
            <text:p>107/k: 10/10</text:p>
          </table:table-cell>
          <table:table-cell office:value-type="string">
            <text:p>108/l: 11/11</text:p>
          </table:table-cell>
          <table:table-cell office:value-type="string">
            <text:p>109/m: 12/12</text:p>
          </table:table-cell>
          <table:table-cell office:value-type="string">
            <text:p>110/n: 13/13</text:p>
          </table:table-cell>
          <table:table-cell office:value-type="string">
            <text:p>111/o: 14/14</text:p>
          </table:table-cell>
          <table:table-cell office:value-type="string">
            <text:p>112/p: 15/15</text:p>
          </table:table-cell>
          <table:table-cell office:value-type="string">
            <text:p>113/q: 16/16</text:p>
          </table:table-cell>
          <table:table-cell office:value-type="string">
            <text:p>114/r: 17/17</text:p>
          </table:table-cell>
          <table:table-cell office:value-type="string">
            <text:p>115/s: 18/18</text:p>
          </table:table-cell>
          <table:table-cell office:value-type="string">
            <text:p>116/t: 19/19</text:p>
          </table:table-cell>
          <table:table-cell office:value-type="string">
            <text:p>117/u: 20/20</text:p>
          </table:table-cell>
          <table:table-cell office:value-type="string">
            <text:p>118/v: 21/21</text:p>
          </table:table-cell>
          <table:table-cell office:value-type="string">
            <text:p>119/w: 22/22</text:p>
          </table:table-cell>
          <table:table-cell office:value-type="string">
            <text:p>120/x: 23/23</text:p>
          </table:table-cell>
          <table:table-cell office:value-type="string">
            <text:p>121/y: 24/24</text:p>
          </table:table-cell>
          <table:table-cell office:value-type="string">
            <text:p>122/z: 25/25</text:p>
          </table:table-cell>
        </table:table-row>
      </table:table>
      <table:table table:name="1m_1" table:style-name="ta1" table:print="false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45" table:default-cell-style-name="Default"/>
        <table:table-column table:style-name="co6" table:number-columns-repeated="2" table:default-cell-style-name="Default"/>
        <table:table-column table:style-name="co46" table:default-cell-style-name="Default"/>
        <table:table-column table:style-name="co39" table:number-columns-repeated="2" table:default-cell-style-name="Default"/>
        <table:table-column table:style-name="co17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6" table:number-columns-repeated="2" table:default-cell-style-name="Default"/>
        <table:table-column table:style-name="co49" table:default-cell-style-name="Default"/>
        <table:table-column table:style-name="co18" table:default-cell-style-name="Default"/>
        <table:table-column table:style-name="co50" table:default-cell-style-name="Default"/>
        <table:table-column table:style-name="co28" table:default-cell-style-name="Default"/>
        <table:table-column table:style-name="co50" table:number-columns-repeated="2" table:default-cell-style-name="Default"/>
        <table:table-column table:style-name="co18" table:number-columns-repeated="10" table:default-cell-style-name="Default"/>
        <table:table-column table:style-name="co50" table:default-cell-style-name="Default"/>
        <table:table-column table:style-name="co18" table:number-columns-repeated="4" table:default-cell-style-name="Default"/>
        <table:table-column table:style-name="co51" table:number-columns-repeated="2" table:default-cell-style-name="Default"/>
        <table:table-column table:style-name="co52" table:number-columns-repeated="5" table:default-cell-style-name="Default"/>
        <table:table-column table:style-name="co41" table:number-columns-repeated="2" table:default-cell-style-name="Default"/>
        <table:table-column table:style-name="co52" table:number-columns-repeated="3" table:default-cell-style-name="Default"/>
        <table:table-column table:style-name="co43" table:number-columns-repeated="3" table:default-cell-style-name="Default"/>
        <table:table-column table:style-name="co41" table:number-columns-repeated="4" table:default-cell-style-name="Default"/>
        <table:table-column table:style-name="co52" table:number-columns-repeated="3" table:default-cell-style-name="Default"/>
        <table:table-column table:style-name="co42" table:default-cell-style-name="Default"/>
        <table:table-column table:style-name="co52" table:default-cell-style-name="Default"/>
        <table:table-column table:style-name="co42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18" table:default-cell-style-name="Default"/>
        <table:table-column table:style-name="co54" table:default-cell-style-name="Default"/>
        <table:table-column table:style-name="co18" table:number-columns-repeated="3" table:default-cell-style-name="Default"/>
        <table:table-column table:style-name="co19" table:number-columns-repeated="9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31" table:number-columns-repeated="3" table:default-cell-style-name="Default"/>
        <table:table-column table:style-name="co19" table:number-columns-repeated="4" table:default-cell-style-name="Default"/>
        <table:table-column table:style-name="co40" table:default-cell-style-name="Default"/>
        <table:table-column table:style-name="co44" table:number-columns-repeated="2" table:default-cell-style-name="Default"/>
        <table:table-column table:style-name="co19" table:default-cell-style-name="Default"/>
        <table:table-column table:style-name="co44" table:number-columns-repeated="2" table:default-cell-style-name="Default"/>
        <table:table-column table:style-name="co40" table:number-columns-repeated="2" table:default-cell-style-name="Default"/>
        <table:table-column table:style-name="co19" table:number-columns-repeated="3" table:default-cell-style-name="Default"/>
        <table:table-column table:style-name="co42" table:default-cell-style-name="Default"/>
        <table:table-column table:style-name="co19" table:default-cell-style-name="Default"/>
        <table:table-row table:style-name="ro1">
          <table:table-cell table:number-columns-repeated="10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office:value-type="string">
            <text:p>count:</text:p>
          </table:table-cell>
          <table:table-cell office:value-type="float" office:value="187734">
            <text:p>187734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0/&lt;: 0/0</text:p>
          </table:table-cell>
          <table:table-cell office:value-type="string">
            <text:p>61/=: 0/0</text:p>
          </table:table-cell>
          <table:table-cell office:value-type="string">
            <text:p>62/&gt;: 0/0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0</text:p>
          </table:table-cell>
          <table:table-cell office:value-type="string">
            <text:p>79/O: 0/0</text:p>
          </table:table-cell>
          <table:table-cell office:value-type="string">
            <text:p>80/P: 0/0</text:p>
          </table:table-cell>
          <table:table-cell office:value-type="string">
            <text:p>81/Q: 0/0</text:p>
          </table:table-cell>
          <table:table-cell office:value-type="string">
            <text:p>82/R: 0/0</text:p>
          </table:table-cell>
          <table:table-cell office:value-type="string">
            <text:p>83/S: 0/0</text:p>
          </table:table-cell>
          <table:table-cell office:value-type="string">
            <text:p>84/T: 0/0</text:p>
          </table:table-cell>
          <table:table-cell office:value-type="string">
            <text:p>85/U: 0/0</text:p>
          </table:table-cell>
          <table:table-cell office:value-type="string">
            <text:p>86/V: 0/0</text:p>
          </table:table-cell>
          <table:table-cell office:value-type="string">
            <text:p>87/W: 0/0</text:p>
          </table:table-cell>
          <table:table-cell office:value-type="string">
            <text:p>88/X: 0/0</text:p>
          </table:table-cell>
          <table:table-cell office:value-type="string">
            <text:p>89/Y: 0/0</text:p>
          </table:table-cell>
          <table:table-cell office:value-type="string">
            <text:p>90/Z: 0/0</text:p>
          </table:table-cell>
          <table:table-cell office:value-type="string">
            <text:p>91/[: 0/0</text:p>
          </table:table-cell>
          <table:table-cell office:value-type="string">
            <text:p>92/\: 0/0</text:p>
          </table:table-cell>
          <table:table-cell office:value-type="string">
            <text:p>93/]: 0/0</text:p>
          </table:table-cell>
          <table:table-cell office:value-type="string">
            <text:p>94/^: 0/0</text:p>
          </table:table-cell>
          <table:table-cell office:value-type="string">
            <text:p>95/_: 0/0</text:p>
          </table:table-cell>
          <table:table-cell office:value-type="string">
            <text:p>96/`: 0/0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0</text:p>
          </table:table-cell>
          <table:table-cell office:value-type="string">
            <text:p>111/o: 0/0</text:p>
          </table:table-cell>
          <table:table-cell office:value-type="string">
            <text:p>112/p: 0/0</text:p>
          </table:table-cell>
          <table:table-cell office:value-type="string">
            <text:p>113/q: 0/0</text:p>
          </table:table-cell>
          <table:table-cell office:value-type="string">
            <text:p>114/r: 0/0</text:p>
          </table:table-cell>
          <table:table-cell office:value-type="string">
            <text:p>115/s: 0/0</text:p>
          </table:table-cell>
          <table:table-cell office:value-type="string">
            <text:p>116/t: 0/0</text:p>
          </table:table-cell>
          <table:table-cell office:value-type="string">
            <text:p>117/u: 0/0</text:p>
          </table:table-cell>
          <table:table-cell office:value-type="string">
            <text:p>118/v: 0/0</text:p>
          </table:table-cell>
          <table:table-cell office:value-type="string">
            <text:p>119/w: 0/0</text:p>
          </table:table-cell>
          <table:table-cell office:value-type="string">
            <text:p>120/x: 0/0</text:p>
          </table:table-cell>
          <table:table-cell office:value-type="string">
            <text:p>121/y: 0/0</text:p>
          </table:table-cell>
          <table:table-cell office:value-type="string">
            <text:p>122/z: 0/0</text:p>
          </table:table-cell>
          <table:table-cell office:value-type="string">
            <text:p>123/{: 0/0</text:p>
          </table:table-cell>
          <table:table-cell office:value-type="string">
            <text:p>124/|: 0/0</text:p>
          </table:table-cell>
          <table:table-cell office:value-type="string">
            <text:p>125/}: 0/0</text:p>
          </table:table-cell>
          <table:table-cell office:value-type="string">
            <text:p>126/~: 1/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office:value-type="string">
            <text:p>count:</text:p>
          </table:table-cell>
          <table:table-cell office:value-type="float" office:value="69792">
            <text:p>6979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0/&lt;: 0/0</text:p>
          </table:table-cell>
          <table:table-cell office:value-type="string">
            <text:p>61/=: 0/0</text:p>
          </table:table-cell>
          <table:table-cell office:value-type="string">
            <text:p>62/&gt;: 0/0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1</text:p>
          </table:table-cell>
          <table:table-cell office:value-type="string">
            <text:p>79/O: 0/0</text:p>
          </table:table-cell>
          <table:table-cell office:value-type="string">
            <text:p>80/P: 0/1</text:p>
          </table:table-cell>
          <table:table-cell office:value-type="string">
            <text:p>81/Q: 0/1</text:p>
          </table:table-cell>
          <table:table-cell office:value-type="string">
            <text:p>82/R: 0/1</text:p>
          </table:table-cell>
          <table:table-cell office:value-type="string">
            <text:p>83/S: 0/1</text:p>
          </table:table-cell>
          <table:table-cell office:value-type="string">
            <text:p>84/T: 0/1</text:p>
          </table:table-cell>
          <table:table-cell office:value-type="string">
            <text:p>85/U: 0/1</text:p>
          </table:table-cell>
          <table:table-cell office:value-type="string">
            <text:p>86/V: 0/1</text:p>
          </table:table-cell>
          <table:table-cell office:value-type="string">
            <text:p>87/W: 0/1</text:p>
          </table:table-cell>
          <table:table-cell office:value-type="string">
            <text:p>88/X: 0/1</text:p>
          </table:table-cell>
          <table:table-cell office:value-type="string">
            <text:p>89/Y: 0/1</text:p>
          </table:table-cell>
          <table:table-cell office:value-type="string">
            <text:p>90/Z: 0/1</text:p>
          </table:table-cell>
          <table:table-cell office:value-type="string">
            <text:p>91/[: 0/1</text:p>
          </table:table-cell>
          <table:table-cell office:value-type="string">
            <text:p>92/\: 0/1</text:p>
          </table:table-cell>
          <table:table-cell office:value-type="string">
            <text:p>93/]: 0/1</text:p>
          </table:table-cell>
          <table:table-cell office:value-type="string">
            <text:p>94/^: 0/1</text:p>
          </table:table-cell>
          <table:table-cell office:value-type="string">
            <text:p>95/_: 0/1</text:p>
          </table:table-cell>
          <table:table-cell office:value-type="string">
            <text:p>96/`: 0/1</text:p>
          </table:table-cell>
          <table:table-cell office:value-type="string">
            <text:p>97/a: 0/1</text:p>
          </table:table-cell>
          <table:table-cell office:value-type="string">
            <text:p>98/b: 0/1</text:p>
          </table:table-cell>
          <table:table-cell office:value-type="string">
            <text:p>99/c: 0/1</text:p>
          </table:table-cell>
          <table:table-cell office:value-type="string">
            <text:p>100/d: 0/1</text:p>
          </table:table-cell>
          <table:table-cell office:value-type="string">
            <text:p>101/e: 0/1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1</text:p>
          </table:table-cell>
          <table:table-cell office:value-type="string">
            <text:p>115/s: 0/1</text:p>
          </table:table-cell>
          <table:table-cell office:value-type="string">
            <text:p>116/t: 0/1</text:p>
          </table:table-cell>
          <table:table-cell office:value-type="string">
            <text:p>117/u: 0/1</text:p>
          </table:table-cell>
          <table:table-cell office:value-type="string">
            <text:p>118/v: 0/1</text:p>
          </table:table-cell>
          <table:table-cell office:value-type="string">
            <text:p>119/w: 0/1</text:p>
          </table:table-cell>
          <table:table-cell office:value-type="string">
            <text:p>120/x: 0/1</text:p>
          </table:table-cell>
          <table:table-cell office:value-type="string">
            <text:p>121/y: 0/1</text:p>
          </table:table-cell>
          <table:table-cell office:value-type="string">
            <text:p>122/z: 0/1</text:p>
          </table:table-cell>
          <table:table-cell office:value-type="string">
            <text:p>123/{: 0/1</text:p>
          </table:table-cell>
          <table:table-cell office:value-type="string">
            <text:p>124/|: 1/1</text:p>
          </table:table-cell>
          <table:table-cell office:value-type="string">
            <text:p>125/}: 1/1</text:p>
          </table:table-cell>
          <table:table-cell office:value-type="string">
            <text:p>126/~: 2/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office:value-type="string">
            <text:p>count:</text:p>
          </table:table-cell>
          <table:table-cell office:value-type="float" office:value="19802">
            <text:p>1980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0/&lt;: 0/0</text:p>
          </table:table-cell>
          <table:table-cell office:value-type="string">
            <text:p>61/=: 0/0</text:p>
          </table:table-cell>
          <table:table-cell office:value-type="string">
            <text:p>62/&gt;: 0/0</text:p>
          </table:table-cell>
          <table:table-cell office:value-type="string">
            <text:p>63/?: 0/0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1</text:p>
          </table:table-cell>
          <table:table-cell office:value-type="string">
            <text:p>77/M: 0/1</text:p>
          </table:table-cell>
          <table:table-cell office:value-type="string">
            <text:p>78/N: 0/1</text:p>
          </table:table-cell>
          <table:table-cell office:value-type="string">
            <text:p>79/O: 0/1</text:p>
          </table:table-cell>
          <table:table-cell office:value-type="string">
            <text:p>80/P: 0/1</text:p>
          </table:table-cell>
          <table:table-cell office:value-type="string">
            <text:p>81/Q: 0/1</text:p>
          </table:table-cell>
          <table:table-cell office:value-type="string">
            <text:p>82/R: 0/1</text:p>
          </table:table-cell>
          <table:table-cell office:value-type="string">
            <text:p>83/S: 0/1</text:p>
          </table:table-cell>
          <table:table-cell office:value-type="string">
            <text:p>84/T: 0/1</text:p>
          </table:table-cell>
          <table:table-cell office:value-type="string">
            <text:p>85/U: 0/1</text:p>
          </table:table-cell>
          <table:table-cell office:value-type="string">
            <text:p>86/V: 0/1</text:p>
          </table:table-cell>
          <table:table-cell office:value-type="string">
            <text:p>87/W: 0/1</text:p>
          </table:table-cell>
          <table:table-cell office:value-type="string">
            <text:p>88/X: 0/1</text:p>
          </table:table-cell>
          <table:table-cell office:value-type="string">
            <text:p>89/Y: 0/1</text:p>
          </table:table-cell>
          <table:table-cell office:value-type="string">
            <text:p>90/Z: 0/1</text:p>
          </table:table-cell>
          <table:table-cell office:value-type="string">
            <text:p>91/[: 0/1</text:p>
          </table:table-cell>
          <table:table-cell office:value-type="string">
            <text:p>92/\: 0/1</text:p>
          </table:table-cell>
          <table:table-cell office:value-type="string">
            <text:p>93/]: 0/1</text:p>
          </table:table-cell>
          <table:table-cell office:value-type="string">
            <text:p>94/^: 0/1</text:p>
          </table:table-cell>
          <table:table-cell office:value-type="string">
            <text:p>95/_: 0/1</text:p>
          </table:table-cell>
          <table:table-cell office:value-type="string">
            <text:p>96/`: 0/2</text:p>
          </table:table-cell>
          <table:table-cell office:value-type="string">
            <text:p>97/a: 0/2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0/2</text:p>
          </table:table-cell>
          <table:table-cell office:value-type="string">
            <text:p>101/e: 0/2</text:p>
          </table:table-cell>
          <table:table-cell office:value-type="string">
            <text:p>102/f: 0/2</text:p>
          </table:table-cell>
          <table:table-cell office:value-type="string">
            <text:p>103/g: 0/2</text:p>
          </table:table-cell>
          <table:table-cell office:value-type="string">
            <text:p>104/h: 0/2</text:p>
          </table:table-cell>
          <table:table-cell office:value-type="string">
            <text:p>105/i: 0/2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1/2</text:p>
          </table:table-cell>
          <table:table-cell office:value-type="string">
            <text:p>113/q: 1/2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2</text:p>
          </table:table-cell>
          <table:table-cell office:value-type="string">
            <text:p>117/u: 1/2</text:p>
          </table:table-cell>
          <table:table-cell office:value-type="string">
            <text:p>118/v: 0/2</text:p>
          </table:table-cell>
          <table:table-cell office:value-type="string">
            <text:p>119/w: 1/2</text:p>
          </table:table-cell>
          <table:table-cell office:value-type="string">
            <text:p>120/x: 1/2</text:p>
          </table:table-cell>
          <table:table-cell office:value-type="string">
            <text:p>121/y: 1/2</text:p>
          </table:table-cell>
          <table:table-cell office:value-type="string">
            <text:p>122/z: 1/2</text:p>
          </table:table-cell>
          <table:table-cell office:value-type="string">
            <text:p>123/{: 1/2</text:p>
          </table:table-cell>
          <table:table-cell office:value-type="string">
            <text:p>124/|: 2/2</text:p>
          </table:table-cell>
          <table:table-cell office:value-type="string">
            <text:p>125/}: 2/2</text:p>
          </table:table-cell>
          <table:table-cell office:value-type="string">
            <text:p>126/~: 3/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office:value-type="string">
            <text:p>count:</text:p>
          </table:table-cell>
          <table:table-cell office:value-type="float" office:value="4439">
            <text:p>4439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1</text:p>
          </table:table-cell>
          <table:table-cell office:value-type="string">
            <text:p>55/7: 0/0</text:p>
          </table:table-cell>
          <table:table-cell office:value-type="string">
            <text:p>56/8: 0/1</text:p>
          </table:table-cell>
          <table:table-cell office:value-type="string">
            <text:p>57/9: 0/1</text:p>
          </table:table-cell>
          <table:table-cell office:value-type="string">
            <text:p>58/:: 0/0</text:p>
          </table:table-cell>
          <table:table-cell office:value-type="string">
            <text:p>59/;: 0/1</text:p>
          </table:table-cell>
          <table:table-cell office:value-type="string">
            <text:p>60/&lt;: 0/1</text:p>
          </table:table-cell>
          <table:table-cell office:value-type="string">
            <text:p>61/=: 0/1</text:p>
          </table:table-cell>
          <table:table-cell office:value-type="string">
            <text:p>62/&gt;: 0/1</text:p>
          </table:table-cell>
          <table:table-cell office:value-type="string">
            <text:p>63/?: 0/1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1</text:p>
          </table:table-cell>
          <table:table-cell office:value-type="string">
            <text:p>77/M: 0/1</text:p>
          </table:table-cell>
          <table:table-cell office:value-type="string">
            <text:p>78/N: 0/1</text:p>
          </table:table-cell>
          <table:table-cell office:value-type="string">
            <text:p>79/O: 0/2</text:p>
          </table:table-cell>
          <table:table-cell office:value-type="string">
            <text:p>80/P: 0/2</text:p>
          </table:table-cell>
          <table:table-cell office:value-type="string">
            <text:p>81/Q: 0/2</text:p>
          </table:table-cell>
          <table:table-cell office:value-type="string">
            <text:p>82/R: 0/2</text:p>
          </table:table-cell>
          <table:table-cell office:value-type="string">
            <text:p>83/S: 0/2</text:p>
          </table:table-cell>
          <table:table-cell office:value-type="string">
            <text:p>84/T: 0/2</text:p>
          </table:table-cell>
          <table:table-cell office:value-type="string">
            <text:p>85/U: 0/2</text:p>
          </table:table-cell>
          <table:table-cell office:value-type="string">
            <text:p>86/V: 0/2</text:p>
          </table:table-cell>
          <table:table-cell office:value-type="string">
            <text:p>87/W: 0/2</text:p>
          </table:table-cell>
          <table:table-cell office:value-type="string">
            <text:p>88/X: 0/2</text:p>
          </table:table-cell>
          <table:table-cell office:value-type="string">
            <text:p>89/Y: 0/2</text:p>
          </table:table-cell>
          <table:table-cell office:value-type="string">
            <text:p>90/Z: 0/2</text:p>
          </table:table-cell>
          <table:table-cell office:value-type="string">
            <text:p>91/[: 0/2</text:p>
          </table:table-cell>
          <table:table-cell office:value-type="string">
            <text:p>92/\: 0/2</text:p>
          </table:table-cell>
          <table:table-cell office:value-type="string">
            <text:p>93/]: 0/2</text:p>
          </table:table-cell>
          <table:table-cell office:value-type="string">
            <text:p>94/^: 0/2</text:p>
          </table:table-cell>
          <table:table-cell office:value-type="string">
            <text:p>95/_: 0/2</text:p>
          </table:table-cell>
          <table:table-cell office:value-type="string">
            <text:p>96/`: 0/2</text:p>
          </table:table-cell>
          <table:table-cell office:value-type="string">
            <text:p>97/a: 0/2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0/2</text:p>
          </table:table-cell>
          <table:table-cell office:value-type="string">
            <text:p>101/e: 0/2</text:p>
          </table:table-cell>
          <table:table-cell office:value-type="string">
            <text:p>102/f: 0/3</text:p>
          </table:table-cell>
          <table:table-cell office:value-type="string">
            <text:p>103/g: 0/3</text:p>
          </table:table-cell>
          <table:table-cell office:value-type="string">
            <text:p>104/h: 1/3</text:p>
          </table:table-cell>
          <table:table-cell office:value-type="string">
            <text:p>105/i: 1/3</text:p>
          </table:table-cell>
          <table:table-cell office:value-type="string">
            <text:p>106/j: 1/3</text:p>
          </table:table-cell>
          <table:table-cell office:value-type="string">
            <text:p>107/k: 0/3</text:p>
          </table:table-cell>
          <table:table-cell office:value-type="string">
            <text:p>108/l: 1/3</text:p>
          </table:table-cell>
          <table:table-cell office:value-type="string">
            <text:p>109/m: 1/3</text:p>
          </table:table-cell>
          <table:table-cell office:value-type="string">
            <text:p>110/n: 1/3</text:p>
          </table:table-cell>
          <table:table-cell office:value-type="string">
            <text:p>111/o: 0/3</text:p>
          </table:table-cell>
          <table:table-cell office:value-type="string">
            <text:p>112/p: 1/3</text:p>
          </table:table-cell>
          <table:table-cell office:value-type="string">
            <text:p>113/q: 1/3</text:p>
          </table:table-cell>
          <table:table-cell office:value-type="string">
            <text:p>114/r: 1/3</text:p>
          </table:table-cell>
          <table:table-cell office:value-type="string">
            <text:p>115/s: 0/3</text:p>
          </table:table-cell>
          <table:table-cell office:value-type="string">
            <text:p>116/t: 1/3</text:p>
          </table:table-cell>
          <table:table-cell office:value-type="string">
            <text:p>117/u: 1/3</text:p>
          </table:table-cell>
          <table:table-cell office:value-type="string">
            <text:p>118/v: 1/3</text:p>
          </table:table-cell>
          <table:table-cell office:value-type="string">
            <text:p>119/w: 2/3</text:p>
          </table:table-cell>
          <table:table-cell office:value-type="string">
            <text:p>120/x: 2/3</text:p>
          </table:table-cell>
          <table:table-cell office:value-type="string">
            <text:p>121/y: 2/3</text:p>
          </table:table-cell>
          <table:table-cell office:value-type="string">
            <text:p>122/z: 2/3</text:p>
          </table:table-cell>
          <table:table-cell office:value-type="string">
            <text:p>123/{: 2/3</text:p>
          </table:table-cell>
          <table:table-cell office:value-type="string">
            <text:p>124/|: 3/3</text:p>
          </table:table-cell>
          <table:table-cell office:value-type="string">
            <text:p>125/}: 3/3</text:p>
          </table:table-cell>
          <table:table-cell office:value-type="string">
            <text:p>126/~: 4/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office:value-type="string">
            <text:p>count:</text:p>
          </table:table-cell>
          <table:table-cell office:value-type="float" office:value="831">
            <text:p>83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1</text:p>
          </table:table-cell>
          <table:table-cell office:value-type="string">
            <text:p>55/7: 0/1</text:p>
          </table:table-cell>
          <table:table-cell office:value-type="string">
            <text:p>56/8: 0/1</text:p>
          </table:table-cell>
          <table:table-cell office:value-type="string">
            <text:p>57/9: 0/1</text:p>
          </table:table-cell>
          <table:table-cell office:value-type="string">
            <text:p>58/:: 0/1</text:p>
          </table:table-cell>
          <table:table-cell office:value-type="string">
            <text:p>59/;: 0/1</text:p>
          </table:table-cell>
          <table:table-cell office:value-type="string">
            <text:p>60/&lt;: 0/1</text:p>
          </table:table-cell>
          <table:table-cell office:value-type="string">
            <text:p>61/=: 0/1</text:p>
          </table:table-cell>
          <table:table-cell office:value-type="string">
            <text:p>62/&gt;: 0/1</text:p>
          </table:table-cell>
          <table:table-cell office:value-type="string">
            <text:p>63/?: 0/1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2</text:p>
          </table:table-cell>
          <table:table-cell office:value-type="string">
            <text:p>71/G: 0/1</text:p>
          </table:table-cell>
          <table:table-cell office:value-type="string">
            <text:p>72/H: 0/2</text:p>
          </table:table-cell>
          <table:table-cell office:value-type="string">
            <text:p>73/I: 0/2</text:p>
          </table:table-cell>
          <table:table-cell office:value-type="string">
            <text:p>74/J: 0/2</text:p>
          </table:table-cell>
          <table:table-cell office:value-type="string">
            <text:p>75/K: 0/2</text:p>
          </table:table-cell>
          <table:table-cell office:value-type="string">
            <text:p>76/L: 0/2</text:p>
          </table:table-cell>
          <table:table-cell office:value-type="string">
            <text:p>77/M: 0/2</text:p>
          </table:table-cell>
          <table:table-cell office:value-type="string">
            <text:p>78/N: 0/2</text:p>
          </table:table-cell>
          <table:table-cell office:value-type="string">
            <text:p>79/O: 0/2</text:p>
          </table:table-cell>
          <table:table-cell office:value-type="string">
            <text:p>80/P: 0/2</text:p>
          </table:table-cell>
          <table:table-cell office:value-type="string">
            <text:p>81/Q: 0/2</text:p>
          </table:table-cell>
          <table:table-cell office:value-type="string">
            <text:p>82/R: 1/2</text:p>
          </table:table-cell>
          <table:table-cell office:value-type="string">
            <text:p>83/S: 1/2</text:p>
          </table:table-cell>
          <table:table-cell office:value-type="string">
            <text:p>84/T: 1/2</text:p>
          </table:table-cell>
          <table:table-cell office:value-type="string">
            <text:p>85/U: 1/2</text:p>
          </table:table-cell>
          <table:table-cell office:value-type="string">
            <text:p>86/V: 1/2</text:p>
          </table:table-cell>
          <table:table-cell office:value-type="string">
            <text:p>87/W: 0/2</text:p>
          </table:table-cell>
          <table:table-cell office:value-type="string">
            <text:p>88/X: 0/2</text:p>
          </table:table-cell>
          <table:table-cell office:value-type="string">
            <text:p>89/Y: 1/3</text:p>
          </table:table-cell>
          <table:table-cell office:value-type="string">
            <text:p>90/Z: 1/2</text:p>
          </table:table-cell>
          <table:table-cell office:value-type="string">
            <text:p>91/[: 0/2</text:p>
          </table:table-cell>
          <table:table-cell office:value-type="string">
            <text:p>92/\: 0/3</text:p>
          </table:table-cell>
          <table:table-cell office:value-type="string">
            <text:p>93/]: 1/3</text:p>
          </table:table-cell>
          <table:table-cell office:value-type="string">
            <text:p>94/^: 1/3</text:p>
          </table:table-cell>
          <table:table-cell office:value-type="string">
            <text:p>95/_: 1/3</text:p>
          </table:table-cell>
          <table:table-cell office:value-type="string">
            <text:p>96/`: 1/3</text:p>
          </table:table-cell>
          <table:table-cell office:value-type="string">
            <text:p>97/a: 2/3</text:p>
          </table:table-cell>
          <table:table-cell office:value-type="string">
            <text:p>98/b: 2/3</text:p>
          </table:table-cell>
          <table:table-cell office:value-type="string">
            <text:p>99/c: 2/3</text:p>
          </table:table-cell>
          <table:table-cell office:value-type="string">
            <text:p>100/d: 1/3</text:p>
          </table:table-cell>
          <table:table-cell office:value-type="string">
            <text:p>101/e: 1/3</text:p>
          </table:table-cell>
          <table:table-cell office:value-type="string">
            <text:p>102/f: 1/4</text:p>
          </table:table-cell>
          <table:table-cell office:value-type="string">
            <text:p>103/g: 2/3</text:p>
          </table:table-cell>
          <table:table-cell office:value-type="string">
            <text:p>104/h: 1/3</text:p>
          </table:table-cell>
          <table:table-cell office:value-type="string">
            <text:p>105/i: 2/3</text:p>
          </table:table-cell>
          <table:table-cell office:value-type="string">
            <text:p>106/j: 2/4</text:p>
          </table:table-cell>
          <table:table-cell office:value-type="string">
            <text:p>107/k: 2/4</text:p>
          </table:table-cell>
          <table:table-cell office:value-type="string">
            <text:p>108/l: 2/4</text:p>
          </table:table-cell>
          <table:table-cell office:value-type="string">
            <text:p>109/m: 3/4</text:p>
          </table:table-cell>
          <table:table-cell office:value-type="string">
            <text:p>110/n: 2/4</text:p>
          </table:table-cell>
          <table:table-cell office:value-type="string">
            <text:p>111/o: 2/4</text:p>
          </table:table-cell>
          <table:table-cell office:value-type="string">
            <text:p>112/p: 3/4</text:p>
          </table:table-cell>
          <table:table-cell office:value-type="string">
            <text:p>113/q: 3/4</text:p>
          </table:table-cell>
          <table:table-cell office:value-type="string">
            <text:p>114/r: 3/4</text:p>
          </table:table-cell>
          <table:table-cell office:value-type="string">
            <text:p>115/s: 2/4</text:p>
          </table:table-cell>
          <table:table-cell office:value-type="string">
            <text:p>116/t: 3/4</text:p>
          </table:table-cell>
          <table:table-cell office:value-type="string">
            <text:p>117/u: 2/4</text:p>
          </table:table-cell>
          <table:table-cell office:value-type="string">
            <text:p>118/v: 3/4</text:p>
          </table:table-cell>
          <table:table-cell office:value-type="string">
            <text:p>119/w: 3/4</text:p>
          </table:table-cell>
          <table:table-cell office:value-type="string">
            <text:p>120/x: 3/4</text:p>
          </table:table-cell>
          <table:table-cell office:value-type="string">
            <text:p>121/y: 4/4</text:p>
          </table:table-cell>
          <table:table-cell office:value-type="string">
            <text:p>122/z: 4/4</text:p>
          </table:table-cell>
          <table:table-cell office:value-type="string">
            <text:p>123/{: 4/4</text:p>
          </table:table-cell>
          <table:table-cell office:value-type="string">
            <text:p>124/|: 4/4</text:p>
          </table:table-cell>
          <table:table-cell office:value-type="string">
            <text:p>125/}: 4/4</text:p>
          </table:table-cell>
          <table:table-cell office:value-type="string">
            <text:p>126/~: 5/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office:value-type="string">
            <text:p>count:</text:p>
          </table:table-cell>
          <table:table-cell office:value-type="float" office:value="133">
            <text:p>13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1</text:p>
          </table:table-cell>
          <table:table-cell office:value-type="string">
            <text:p>47//: 0/0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1</text:p>
          </table:table-cell>
          <table:table-cell office:value-type="string">
            <text:p>52/4: 0/0</text:p>
          </table:table-cell>
          <table:table-cell office:value-type="string">
            <text:p>53/5: 0/1</text:p>
          </table:table-cell>
          <table:table-cell office:value-type="string">
            <text:p>54/6: 0/1</text:p>
          </table:table-cell>
          <table:table-cell office:value-type="string">
            <text:p>55/7: 0/1</text:p>
          </table:table-cell>
          <table:table-cell office:value-type="string">
            <text:p>56/8: 0/1</text:p>
          </table:table-cell>
          <table:table-cell office:value-type="string">
            <text:p>57/9: 0/1</text:p>
          </table:table-cell>
          <table:table-cell office:value-type="string">
            <text:p>58/:: 0/1</text:p>
          </table:table-cell>
          <table:table-cell office:value-type="string">
            <text:p>59/;: 0/1</text:p>
          </table:table-cell>
          <table:table-cell office:value-type="string">
            <text:p>60/&lt;: 0/1</text:p>
          </table:table-cell>
          <table:table-cell office:value-type="string">
            <text:p>61/=: 1/2</text:p>
          </table:table-cell>
          <table:table-cell office:value-type="string">
            <text:p>62/&gt;: 0/1</text:p>
          </table:table-cell>
          <table:table-cell office:value-type="string">
            <text:p>63/?: 0/1</text:p>
          </table:table-cell>
          <table:table-cell office:value-type="string">
            <text:p>64/@: 1/2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2/2</text:p>
          </table:table-cell>
          <table:table-cell office:value-type="string">
            <text:p>68/D: 1/2</text:p>
          </table:table-cell>
          <table:table-cell office:value-type="string">
            <text:p>69/E: 1/2</text:p>
          </table:table-cell>
          <table:table-cell office:value-type="string">
            <text:p>70/F: 1/2</text:p>
          </table:table-cell>
          <table:table-cell office:value-type="string">
            <text:p>71/G: 1/2</text:p>
          </table:table-cell>
          <table:table-cell office:value-type="string">
            <text:p>72/H: 1/2</text:p>
          </table:table-cell>
          <table:table-cell office:value-type="string">
            <text:p>73/I: 1/2</text:p>
          </table:table-cell>
          <table:table-cell office:value-type="string">
            <text:p>74/J: 0/2</text:p>
          </table:table-cell>
          <table:table-cell office:value-type="string">
            <text:p>75/K: 0/2</text:p>
          </table:table-cell>
          <table:table-cell office:value-type="string">
            <text:p>76/L: 2/3</text:p>
          </table:table-cell>
          <table:table-cell office:value-type="string">
            <text:p>77/M: 0/2</text:p>
          </table:table-cell>
          <table:table-cell office:value-type="string">
            <text:p>78/N: 0/2</text:p>
          </table:table-cell>
          <table:table-cell office:value-type="string">
            <text:p>79/O: 1/2</text:p>
          </table:table-cell>
          <table:table-cell office:value-type="string">
            <text:p>80/P: 2/3</text:p>
          </table:table-cell>
          <table:table-cell office:value-type="string">
            <text:p>81/Q: 1/2</text:p>
          </table:table-cell>
          <table:table-cell office:value-type="string">
            <text:p>82/R: 2/3</text:p>
          </table:table-cell>
          <table:table-cell office:value-type="string">
            <text:p>83/S: 1/2</text:p>
          </table:table-cell>
          <table:table-cell office:value-type="string">
            <text:p>84/T: 1/3</text:p>
          </table:table-cell>
          <table:table-cell office:value-type="string">
            <text:p>85/U: 1/3</text:p>
          </table:table-cell>
          <table:table-cell office:value-type="string">
            <text:p>86/V: 1/3</text:p>
          </table:table-cell>
          <table:table-cell office:value-type="string">
            <text:p>87/W: 1/3</text:p>
          </table:table-cell>
          <table:table-cell office:value-type="string">
            <text:p>88/X: 2/4</text:p>
          </table:table-cell>
          <table:table-cell office:value-type="string">
            <text:p>89/Y: 1/3</text:p>
          </table:table-cell>
          <table:table-cell office:value-type="string">
            <text:p>90/Z: 2/3</text:p>
          </table:table-cell>
          <table:table-cell office:value-type="string">
            <text:p>91/[: 2/4</text:p>
          </table:table-cell>
          <table:table-cell office:value-type="string">
            <text:p>92/\: 1/3</text:p>
          </table:table-cell>
          <table:table-cell office:value-type="string">
            <text:p>93/]: 2/4</text:p>
          </table:table-cell>
          <table:table-cell office:value-type="string">
            <text:p>94/^: 2/3</text:p>
          </table:table-cell>
          <table:table-cell office:value-type="string">
            <text:p>95/_: 2/3</text:p>
          </table:table-cell>
          <table:table-cell office:value-type="string">
            <text:p>96/`: 2/4</text:p>
          </table:table-cell>
          <table:table-cell office:value-type="string">
            <text:p>97/a: 1/3</text:p>
          </table:table-cell>
          <table:table-cell office:value-type="string">
            <text:p>98/b: 3/3</text:p>
          </table:table-cell>
          <table:table-cell office:value-type="string">
            <text:p>99/c: 2/4</text:p>
          </table:table-cell>
          <table:table-cell office:value-type="string">
            <text:p>100/d: 3/4</text:p>
          </table:table-cell>
          <table:table-cell office:value-type="string">
            <text:p>101/e: 2/4</text:p>
          </table:table-cell>
          <table:table-cell office:value-type="string">
            <text:p>102/f: 4/4</text:p>
          </table:table-cell>
          <table:table-cell office:value-type="string">
            <text:p>103/g: 3/4</text:p>
          </table:table-cell>
          <table:table-cell office:value-type="string">
            <text:p>104/h: 4/4</text:p>
          </table:table-cell>
          <table:table-cell office:value-type="string">
            <text:p>105/i: 3/4</text:p>
          </table:table-cell>
          <table:table-cell office:value-type="string">
            <text:p>106/j: 3/4</text:p>
          </table:table-cell>
          <table:table-cell office:value-type="string">
            <text:p>107/k: 3/4</text:p>
          </table:table-cell>
          <table:table-cell office:value-type="string">
            <text:p>108/l: 4/5</text:p>
          </table:table-cell>
          <table:table-cell office:value-type="string">
            <text:p>109/m: 4/4</text:p>
          </table:table-cell>
          <table:table-cell office:value-type="string">
            <text:p>110/n: 4/5</text:p>
          </table:table-cell>
          <table:table-cell office:value-type="string">
            <text:p>111/o: 4/5</text:p>
          </table:table-cell>
          <table:table-cell office:value-type="string">
            <text:p>112/p: 4/5</text:p>
          </table:table-cell>
          <table:table-cell office:value-type="string">
            <text:p>113/q: 5/5</text:p>
          </table:table-cell>
          <table:table-cell office:value-type="string">
            <text:p>114/r: 4/5</text:p>
          </table:table-cell>
          <table:table-cell office:value-type="string">
            <text:p>115/s: 3/5</text:p>
          </table:table-cell>
          <table:table-cell office:value-type="string">
            <text:p>116/t: 4/5</text:p>
          </table:table-cell>
          <table:table-cell office:value-type="string">
            <text:p>117/u: 4/5</text:p>
          </table:table-cell>
          <table:table-cell office:value-type="string">
            <text:p>118/v: 5/5</text:p>
          </table:table-cell>
          <table:table-cell office:value-type="string">
            <text:p>119/w: 5/5</text:p>
          </table:table-cell>
          <table:table-cell office:value-type="string">
            <text:p>120/x: 5/5</text:p>
          </table:table-cell>
          <table:table-cell office:value-type="string">
            <text:p>121/y: 5/5</text:p>
          </table:table-cell>
          <table:table-cell office:value-type="string">
            <text:p>122/z: 4/5</text:p>
          </table:table-cell>
          <table:table-cell office:value-type="string">
            <text:p>123/{: 6/6</text:p>
          </table:table-cell>
          <table:table-cell office:value-type="string">
            <text:p>124/|: 5/5</text:p>
          </table:table-cell>
          <table:table-cell office:value-type="string">
            <text:p>125/}: 5/5</text:p>
          </table:table-cell>
          <table:table-cell office:value-type="string">
            <text:p>126/~: 6/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office:value-type="string">
            <text:p>count:</text:p>
          </table:table-cell>
          <table:table-cell office:value-type="float" office:value="18">
            <text:p>18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1/1</text:p>
          </table:table-cell>
          <table:table-cell office:value-type="string">
            <text:p>_</text:p>
          </table:table-cell>
          <table:table-cell office:value-type="string">
            <text:p>44/,: 1/1</text:p>
          </table:table-cell>
          <table:table-cell office:value-type="string">
            <text:p>45/-: 1/1</text:p>
          </table:table-cell>
          <table:table-cell office:value-type="string">
            <text:p>46/.: 0/1</text:p>
          </table:table-cell>
          <table:table-cell office:value-type="string">
            <text:p>47//: 0/1</text:p>
          </table:table-cell>
          <table:table-cell office:value-type="string">
            <text:p>48/0: 3/3</text:p>
          </table:table-cell>
          <table:table-cell office:value-type="string">
            <text:p>49/1: 0/0</text:p>
          </table:table-cell>
          <table:table-cell table:number-columns-repeated="2" office:value-type="string">
            <text:p>_</text:p>
          </table:table-cell>
          <table:table-cell office:value-type="string">
            <text:p>52/4: 1/1</text:p>
          </table:table-cell>
          <table:table-cell office:value-type="string">
            <text:p>53/5: 2/2</text:p>
          </table:table-cell>
          <table:table-cell office:value-type="string">
            <text:p>54/6: 2/2</text:p>
          </table:table-cell>
          <table:table-cell office:value-type="string">
            <text:p>55/7: 0/0</text:p>
          </table:table-cell>
          <table:table-cell office:value-type="string">
            <text:p>56/8: 3/3</text:p>
          </table:table-cell>
          <table:table-cell office:value-type="string">
            <text:p>57/9: 1/2</text:p>
          </table:table-cell>
          <table:table-cell office:value-type="string">
            <text:p>58/:: 1/2</text:p>
          </table:table-cell>
          <table:table-cell office:value-type="string">
            <text:p>59/;: 4/4</text:p>
          </table:table-cell>
          <table:table-cell office:value-type="string">
            <text:p>60/&lt;: 1/1</text:p>
          </table:table-cell>
          <table:table-cell office:value-type="string">
            <text:p>61/=: 1/1</text:p>
          </table:table-cell>
          <table:table-cell office:value-type="string">
            <text:p>62/&gt;: 2/2</text:p>
          </table:table-cell>
          <table:table-cell office:value-type="string">
            <text:p>63/?: 2/2</text:p>
          </table:table-cell>
          <table:table-cell office:value-type="string">
            <text:p>64/@: 1/2</text:p>
          </table:table-cell>
          <table:table-cell office:value-type="string">
            <text:p>65/A: 3/3</text:p>
          </table:table-cell>
          <table:table-cell office:value-type="string">
            <text:p>66/B: 4/4</text:p>
          </table:table-cell>
          <table:table-cell office:value-type="string">
            <text:p>_</text:p>
          </table:table-cell>
          <table:table-cell office:value-type="string">
            <text:p>68/D: 3/4</text:p>
          </table:table-cell>
          <table:table-cell office:value-type="string">
            <text:p>69/E: 5/5</text:p>
          </table:table-cell>
          <table:table-cell office:value-type="string">
            <text:p>_</text:p>
          </table:table-cell>
          <table:table-cell office:value-type="string">
            <text:p>72/H: 1/2</text:p>
          </table:table-cell>
          <table:table-cell office:value-type="string">
            <text:p>73/I: 2/3</text:p>
          </table:table-cell>
          <table:table-cell office:value-type="string">
            <text:p>74/J: 4/4</text:p>
          </table:table-cell>
          <table:table-cell office:value-type="string">
            <text:p>75/K: 2/2</text:p>
          </table:table-cell>
          <table:table-cell office:value-type="string">
            <text:p>_</text:p>
          </table:table-cell>
          <table:table-cell office:value-type="string">
            <text:p>77/M: 5/5</text:p>
          </table:table-cell>
          <table:table-cell office:value-type="string">
            <text:p>78/N: 4/4</text:p>
          </table:table-cell>
          <table:table-cell office:value-type="string">
            <text:p>79/O: 3/3</text:p>
          </table:table-cell>
          <table:table-cell office:value-type="string">
            <text:p>80/P: 3/3</text:p>
          </table:table-cell>
          <table:table-cell office:value-type="string">
            <text:p>81/Q: 4/4</text:p>
          </table:table-cell>
          <table:table-cell office:value-type="string">
            <text:p>82/R: 2/4</text:p>
          </table:table-cell>
          <table:table-cell office:value-type="string">
            <text:p>83/S: 5/5</text:p>
          </table:table-cell>
          <table:table-cell office:value-type="string">
            <text:p>84/T: 2/3</text:p>
          </table:table-cell>
          <table:table-cell office:value-type="string">
            <text:p>85/U: 2/2</text:p>
          </table:table-cell>
          <table:table-cell office:value-type="string">
            <text:p>86/V: 5/5</text:p>
          </table:table-cell>
          <table:table-cell office:value-type="string">
            <text:p>87/W: 3/4</text:p>
          </table:table-cell>
          <table:table-cell office:value-type="string">
            <text:p>_</text:p>
          </table:table-cell>
          <table:table-cell office:value-type="string">
            <text:p>89/Y: 5/6</text:p>
          </table:table-cell>
          <table:table-cell office:value-type="string">
            <text:p>90/Z: 2/3</text:p>
          </table:table-cell>
          <table:table-cell office:value-type="string">
            <text:p>91/[: 4/4</text:p>
          </table:table-cell>
          <table:table-cell office:value-type="string">
            <text:p>_</text:p>
          </table:table-cell>
          <table:table-cell office:value-type="string">
            <text:p>93/]: 3/3</text:p>
          </table:table-cell>
          <table:table-cell office:value-type="string">
            <text:p>94/^: 4/4</text:p>
          </table:table-cell>
          <table:table-cell office:value-type="string">
            <text:p>95/_: 3/5</text:p>
          </table:table-cell>
          <table:table-cell office:value-type="string">
            <text:p>96/`: 5/5</text:p>
          </table:table-cell>
          <table:table-cell office:value-type="string">
            <text:p>97/a: 4/4</text:p>
          </table:table-cell>
          <table:table-cell office:value-type="string">
            <text:p>_</text:p>
          </table:table-cell>
          <table:table-cell office:value-type="string">
            <text:p>99/c: 4/5</text:p>
          </table:table-cell>
          <table:table-cell office:value-type="string">
            <text:p>100/d: 5/5</text:p>
          </table:table-cell>
          <table:table-cell office:value-type="string">
            <text:p>101/e: 5/5</text:p>
          </table:table-cell>
          <table:table-cell office:value-type="string">
            <text:p>_</text:p>
          </table:table-cell>
          <table:table-cell office:value-type="string">
            <text:p>103/g: 5/5</text:p>
          </table:table-cell>
          <table:table-cell office:value-type="string">
            <text:p>104/h: 3/4</text:p>
          </table:table-cell>
          <table:table-cell office:value-type="string">
            <text:p>105/i: 5/5</text:p>
          </table:table-cell>
          <table:table-cell office:value-type="string">
            <text:p>_</text:p>
          </table:table-cell>
          <table:table-cell office:value-type="string">
            <text:p>107/k: 4/4</text:p>
          </table:table-cell>
          <table:table-cell office:value-type="string">
            <text:p>108/l: 5/5</text:p>
          </table:table-cell>
          <table:table-cell office:value-type="string">
            <text:p>_</text:p>
          </table:table-cell>
          <table:table-cell office:value-type="string">
            <text:p>110/n: 6/6</text:p>
          </table:table-cell>
          <table:table-cell office:value-type="string">
            <text:p>111/o: 6/6</text:p>
          </table:table-cell>
          <table:table-cell office:value-type="string">
            <text:p>112/p: 6/6</text:p>
          </table:table-cell>
          <table:table-cell office:value-type="string">
            <text:p>113/q: 6/6</text:p>
          </table:table-cell>
          <table:table-cell office:value-type="string">
            <text:p>114/r: 6/6</text:p>
          </table:table-cell>
          <table:table-cell office:value-type="string">
            <text:p>115/s: 6/6</text:p>
          </table:table-cell>
          <table:table-cell office:value-type="string">
            <text:p>116/t: 7/7</text:p>
          </table:table-cell>
          <table:table-cell office:value-type="string">
            <text:p>117/u: 7/7</text:p>
          </table:table-cell>
          <table:table-cell office:value-type="string">
            <text:p>118/v: 6/6</text:p>
          </table:table-cell>
          <table:table-cell office:value-type="string">
            <text:p>119/w: 7/7</text:p>
          </table:table-cell>
          <table:table-cell office:value-type="string">
            <text:p>_</text:p>
          </table:table-cell>
          <table:table-cell office:value-type="string">
            <text:p>121/y: 7/7</text:p>
          </table:table-cell>
          <table:table-cell office:value-type="string">
            <text:p>122/z: 6/6</text:p>
          </table:table-cell>
          <table:table-cell office:value-type="string">
            <text:p>123/{: 7/7</text:p>
          </table:table-cell>
          <table:table-cell office:value-type="string">
            <text:p>124/|: 7/7</text:p>
          </table:table-cell>
          <table:table-cell office:value-type="string">
            <text:p>125/}: 7/7</text:p>
          </table:table-cell>
          <table:table-cell office:value-type="string">
            <text:p>126/~: 7/7</text:p>
          </table:table-cell>
          <table:table-cell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string">
            <text:p>_</text:p>
          </table:table-cell>
          <table:table-cell office:value-type="string">
            <text:p>39/': 0/0</text:p>
          </table:table-cell>
          <table:table-cell table:number-columns-repeated="8" office:value-type="string">
            <text:p>_</text:p>
          </table:table-cell>
          <table:table-cell office:value-type="string">
            <text:p>48/0: 1/1</text:p>
          </table:table-cell>
          <table:table-cell office:value-type="string">
            <text:p>_</text:p>
          </table:table-cell>
          <table:table-cell office:value-type="string">
            <text:p>50/2: 2/2</text:p>
          </table:table-cell>
          <table:table-cell table:number-columns-repeated="5" office:value-type="string">
            <text:p>_</text:p>
          </table:table-cell>
          <table:table-cell office:value-type="string">
            <text:p>60/&lt;: 3/3</text:p>
          </table:table-cell>
          <table:table-cell table:number-columns-repeated="8" office:value-type="string">
            <text:p>_</text:p>
          </table:table-cell>
          <table:table-cell office:value-type="string">
            <text:p>89/Y: 4/4</text:p>
          </table:table-cell>
          <table:table-cell table:number-columns-repeated="2" office:value-type="string">
            <text:p>_</text:p>
          </table:table-cell>
          <table:table-cell office:value-type="string">
            <text:p>92/\: 5/5</text:p>
          </table:table-cell>
          <table:table-cell table:number-columns-repeated="3" office:value-type="string">
            <text:p>_</text:p>
          </table:table-cell>
          <table:table-cell office:value-type="string">
            <text:p>96/`: 6/6</text:p>
          </table:table-cell>
          <table:table-cell table:number-columns-repeated="9" office:value-type="string">
            <text:p>_</text:p>
          </table:table-cell>
          <table:table-cell office:value-type="string">
            <text:p>109/m: 7/7</text:p>
          </table:table-cell>
          <table:table-cell table:number-columns-repeated="7" office:value-type="string">
            <text:p>_</text:p>
          </table:table-cell>
          <table:table-cell office:value-type="string">
            <text:p>117/u: 8/8</text:p>
          </table:table-cell>
          <table:table-cell table:number-columns-repeated="9" office:value-type="string">
            <text:p>_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6">
            <text:p>2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7">
            <text:p>2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8">
            <text:p>2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9">
            <text:p>2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0">
            <text:p>3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1">
            <text:p>3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2">
            <text:p>3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3">
            <text:p>3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4">
            <text:p>3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5">
            <text:p>3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6">
            <text:p>3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7">
            <text:p>3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8">
            <text:p>3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9">
            <text:p>3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0">
            <text:p>4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1">
            <text:p>4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2">
            <text:p>4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3">
            <text:p>4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4">
            <text:p>4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5">
            <text:p>4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6">
            <text:p>4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7">
            <text:p>4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8">
            <text:p>48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_</text:p>
          </table:table-cell>
          <table:table-cell office:value-type="string">
            <text:p>34/": 1/1</text:p>
          </table:table-cell>
          <table:table-cell office:value-type="string">
            <text:p>35/#: 2/2</text:p>
          </table:table-cell>
          <table:table-cell office:value-type="string">
            <text:p>36/$: 1/1</text:p>
          </table:table-cell>
          <table:table-cell office:value-type="string">
            <text:p>37/%: 2/2</text:p>
          </table:table-cell>
          <table:table-cell office:value-type="string">
            <text:p>38/&amp;: 4/4</text:p>
          </table:table-cell>
          <table:table-cell office:value-type="string">
            <text:p>39/': 3/4</text:p>
          </table:table-cell>
          <table:table-cell office:value-type="string">
            <text:p>40/(: 6/6</text:p>
          </table:table-cell>
          <table:table-cell office:value-type="string">
            <text:p>41/): 4/4</text:p>
          </table:table-cell>
          <table:table-cell table:number-columns-repeated="2" office:value-type="string">
            <text:p>_</text:p>
          </table:table-cell>
          <table:table-cell office:value-type="string">
            <text:p>44/,: 7/7</text:p>
          </table:table-cell>
          <table:table-cell office:value-type="string">
            <text:p>46/.: 5/6</text:p>
          </table:table-cell>
          <table:table-cell office:value-type="string">
            <text:p>47//: 6/6</text:p>
          </table:table-cell>
          <table:table-cell office:value-type="string">
            <text:p>48/0: 7/8</text:p>
          </table:table-cell>
          <table:table-cell office:value-type="string">
            <text:p>_</text:p>
          </table:table-cell>
          <table:table-cell office:value-type="string">
            <text:p>50/2: 10/10</text:p>
          </table:table-cell>
          <table:table-cell office:value-type="string">
            <text:p>_</text:p>
          </table:table-cell>
          <table:table-cell office:value-type="string">
            <text:p>52/4: 8/9</text:p>
          </table:table-cell>
          <table:table-cell office:value-type="string">
            <text:p>53/5: 9/9</text:p>
          </table:table-cell>
          <table:table-cell office:value-type="string">
            <text:p>54/6: 12/12</text:p>
          </table:table-cell>
          <table:table-cell office:value-type="string">
            <text:p>55/7: 13/13</text:p>
          </table:table-cell>
          <table:table-cell office:value-type="string">
            <text:p>_</text:p>
          </table:table-cell>
          <table:table-cell office:value-type="string">
            <text:p>57/9: 10/10</text:p>
          </table:table-cell>
          <table:table-cell office:value-type="string">
            <text:p>58/:: 14/14</text:p>
          </table:table-cell>
          <table:table-cell office:value-type="string">
            <text:p>_</text:p>
          </table:table-cell>
          <table:table-cell office:value-type="string">
            <text:p>60/&lt;: 11/11</text:p>
          </table:table-cell>
          <table:table-cell office:value-type="string">
            <text:p>61/=: 12/13</text:p>
          </table:table-cell>
          <table:table-cell office:value-type="string">
            <text:p>62/&gt;: 16/16</text:p>
          </table:table-cell>
          <table:table-cell office:value-type="string">
            <text:p>63/?: 13/15</text:p>
          </table:table-cell>
          <table:table-cell office:value-type="string">
            <text:p>64/@: 14/14</text:p>
          </table:table-cell>
          <table:table-cell office:value-type="string">
            <text:p>65/A: 15/16</text:p>
          </table:table-cell>
          <table:table-cell office:value-type="string">
            <text:p>66/B: 16/16</text:p>
          </table:table-cell>
          <table:table-cell office:value-type="string">
            <text:p>67/C: 19/19</text:p>
          </table:table-cell>
          <table:table-cell office:value-type="string">
            <text:p>68/D: 20/20</text:p>
          </table:table-cell>
          <table:table-cell office:value-type="string">
            <text:p>69/E: 17/19</text:p>
          </table:table-cell>
          <table:table-cell office:value-type="string">
            <text:p>_</text:p>
          </table:table-cell>
          <table:table-cell office:value-type="string">
            <text:p>71/G: 18/18</text:p>
          </table:table-cell>
          <table:table-cell office:value-type="string">
            <text:p>72/H: 19/19</text:p>
          </table:table-cell>
          <table:table-cell office:value-type="string">
            <text:p>73/I: 20/21</text:p>
          </table:table-cell>
          <table:table-cell office:value-type="string">
            <text:p>_</text:p>
          </table:table-cell>
          <table:table-cell office:value-type="string">
            <text:p>75/K: 21/21</text:p>
          </table:table-cell>
          <table:table-cell office:value-type="string">
            <text:p>76/L: 22/22</text:p>
          </table:table-cell>
          <table:table-cell office:value-type="string">
            <text:p>77/M: 23/23</text:p>
          </table:table-cell>
          <table:table-cell office:value-type="string">
            <text:p>78/N: 24/24</text:p>
          </table:table-cell>
          <table:table-cell office:value-type="string">
            <text:p>80/P: 26/26</text:p>
          </table:table-cell>
          <table:table-cell office:value-type="string">
            <text:p>81/Q: 27/27</text:p>
          </table:table-cell>
          <table:table-cell office:value-type="string">
            <text:p>82/R: 25/26</text:p>
          </table:table-cell>
          <table:table-cell office:value-type="string">
            <text:p>83/S: 26/26</text:p>
          </table:table-cell>
          <table:table-cell office:value-type="string">
            <text:p>84/T: 27/28</text:p>
          </table:table-cell>
          <table:table-cell office:value-type="string">
            <text:p>85/U: 30/30</text:p>
          </table:table-cell>
          <table:table-cell office:value-type="string">
            <text:p>86/V: 28/29</text:p>
          </table:table-cell>
          <table:table-cell office:value-type="string">
            <text:p>87/W: 32/32</text:p>
          </table:table-cell>
          <table:table-cell office:value-type="string">
            <text:p>88/X: 29/29</text:p>
          </table:table-cell>
          <table:table-cell office:value-type="string">
            <text:p>89/Y: 30/30</text:p>
          </table:table-cell>
          <table:table-cell office:value-type="string">
            <text:p>92/\: 31/32</text:p>
          </table:table-cell>
          <table:table-cell table:number-columns-repeated="2" office:value-type="string">
            <text:p>_</text:p>
          </table:table-cell>
          <table:table-cell office:value-type="string">
            <text:p>95/_: 32/33</text:p>
          </table:table-cell>
          <table:table-cell office:value-type="string">
            <text:p>_</text:p>
          </table:table-cell>
          <table:table-cell office:value-type="string">
            <text:p>97/a: 33/33</text:p>
          </table:table-cell>
          <table:table-cell office:value-type="string">
            <text:p>98/b: 34/34</text:p>
          </table:table-cell>
          <table:table-cell office:value-type="string">
            <text:p>99/c: 35/35</text:p>
          </table:table-cell>
          <table:table-cell office:value-type="string">
            <text:p>100/d: 36/36</text:p>
          </table:table-cell>
          <table:table-cell office:value-type="string">
            <text:p>101/e: 35/35</text:p>
          </table:table-cell>
          <table:table-cell office:value-type="string">
            <text:p>102/f: 36/36</text:p>
          </table:table-cell>
          <table:table-cell office:value-type="string">
            <text:p>_</text:p>
          </table:table-cell>
          <table:table-cell office:value-type="string">
            <text:p>104/h: 37/37</text:p>
          </table:table-cell>
          <table:table-cell office:value-type="string">
            <text:p>105/i: 39/39</text:p>
          </table:table-cell>
          <table:table-cell office:value-type="string">
            <text:p>106/j: 38/38</text:p>
          </table:table-cell>
          <table:table-cell office:value-type="string">
            <text:p>_</text:p>
          </table:table-cell>
          <table:table-cell office:value-type="string">
            <text:p>108/l: 39/39</text:p>
          </table:table-cell>
          <table:table-cell office:value-type="string">
            <text:p>109/m: 40/40</text:p>
          </table:table-cell>
          <table:table-cell office:value-type="string">
            <text:p>_</text:p>
          </table:table-cell>
          <table:table-cell office:value-type="string">
            <text:p>111/o: 41/41</text:p>
          </table:table-cell>
          <table:table-cell table:number-columns-repeated="2" office:value-type="string">
            <text:p>_</text:p>
          </table:table-cell>
          <table:table-cell office:value-type="string">
            <text:p>114/r: 42/42</text:p>
          </table:table-cell>
          <table:table-cell office:value-type="string">
            <text:p>115/s: 42/42</text:p>
          </table:table-cell>
          <table:table-cell office:value-type="string">
            <text:p>116/t: 43/43</text:p>
          </table:table-cell>
          <table:table-cell office:value-type="string">
            <text:p>117/u: 44/44</text:p>
          </table:table-cell>
          <table:table-cell office:value-type="string">
            <text:p>118/v: 44/44</text:p>
          </table:table-cell>
          <table:table-cell office:value-type="string">
            <text:p>119/w: 45/45</text:p>
          </table:table-cell>
          <table:table-cell office:value-type="string">
            <text:p>120/x: 46/46</text:p>
          </table:table-cell>
          <table:table-cell office:value-type="string">
            <text:p>121/y: 45/45</text:p>
          </table:table-cell>
          <table:table-cell office:value-type="string">
            <text:p>122/z: 46/46</text:p>
          </table:table-cell>
          <table:table-cell office:value-type="string">
            <text:p>_</text:p>
          </table:table-cell>
          <table:table-cell office:value-type="string">
            <text:p>124/|: 47/47</text:p>
          </table:table-cell>
          <table:table-cell office:value-type="string">
            <text:p>125/}: 47/47</text:p>
          </table:table-cell>
          <table:table-cell office:value-type="string">
            <text:p>126/~: 48/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9">
            <text:p>49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1/1</text:p>
          </table:table-cell>
          <table:table-cell office:value-type="string">
            <text:p>34/": 2/2</text:p>
          </table:table-cell>
          <table:table-cell office:value-type="string">
            <text:p>35/#: 0/0</text:p>
          </table:table-cell>
          <table:table-cell office:value-type="string">
            <text:p>36/$: 1/1</text:p>
          </table:table-cell>
          <table:table-cell office:value-type="string">
            <text:p>37/%: 2/2</text:p>
          </table:table-cell>
          <table:table-cell office:value-type="string">
            <text:p>38/&amp;: 3/3</text:p>
          </table:table-cell>
          <table:table-cell office:value-type="string">
            <text:p>39/': 4/4</text:p>
          </table:table-cell>
          <table:table-cell office:value-type="string">
            <text:p>40/(: 4/4</text:p>
          </table:table-cell>
          <table:table-cell office:value-type="string">
            <text:p>41/): 5/5</text:p>
          </table:table-cell>
          <table:table-cell table:number-columns-repeated="2" office:value-type="string">
            <text:p>_</text:p>
          </table:table-cell>
          <table:table-cell office:value-type="string">
            <text:p>44/,: 6/6</text:p>
          </table:table-cell>
          <table:table-cell office:value-type="string">
            <text:p>45/-: 7/7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48/0: 8/8</text:p>
          </table:table-cell>
          <table:table-cell office:value-type="string">
            <text:p>_</text:p>
          </table:table-cell>
          <table:table-cell office:value-type="string">
            <text:p>51/3: 9/9</text:p>
          </table:table-cell>
          <table:table-cell office:value-type="string">
            <text:p>52/4: 10/10</text:p>
          </table:table-cell>
          <table:table-cell office:value-type="string">
            <text:p>53/5: 10/10</text:p>
          </table:table-cell>
          <table:table-cell office:value-type="string">
            <text:p>_</text:p>
          </table:table-cell>
          <table:table-cell office:value-type="string">
            <text:p>55/7: 11/11</text:p>
          </table:table-cell>
          <table:table-cell office:value-type="string">
            <text:p>_</text:p>
          </table:table-cell>
          <table:table-cell office:value-type="string">
            <text:p>57/9: 13/13</text:p>
          </table:table-cell>
          <table:table-cell office:value-type="string">
            <text:p>58/:: 12/13</text:p>
          </table:table-cell>
          <table:table-cell office:value-type="string">
            <text:p>59/;: 15/15</text:p>
          </table:table-cell>
          <table:table-cell office:value-type="string">
            <text:p>60/&lt;: 13/13</text:p>
          </table:table-cell>
          <table:table-cell office:value-type="string">
            <text:p>61/=: 14/14</text:p>
          </table:table-cell>
          <table:table-cell office:value-type="string">
            <text:p>62/&gt;: 16/16</text:p>
          </table:table-cell>
          <table:table-cell office:value-type="string">
            <text:p>63/?: 15/15</text:p>
          </table:table-cell>
          <table:table-cell office:value-type="string">
            <text:p>_</text:p>
          </table:table-cell>
          <table:table-cell office:value-type="string">
            <text:p>65/A: 16/16</text:p>
          </table:table-cell>
          <table:table-cell office:value-type="string">
            <text:p>66/B: 17/17</text:p>
          </table:table-cell>
          <table:table-cell office:value-type="string">
            <text:p>67/C: 18/18</text:p>
          </table:table-cell>
          <table:table-cell office:value-type="string">
            <text:p>68/D: 18/18</text:p>
          </table:table-cell>
          <table:table-cell office:value-type="string">
            <text:p>_</text:p>
          </table:table-cell>
          <table:table-cell office:value-type="string">
            <text:p>70/F: 19/19</text:p>
          </table:table-cell>
          <table:table-cell office:value-type="string">
            <text:p>71/G: 20/20</text:p>
          </table:table-cell>
          <table:table-cell office:value-type="string">
            <text:p>72/H: 20/20</text:p>
          </table:table-cell>
          <table:table-cell office:value-type="string">
            <text:p>74/J: 21/21</text:p>
          </table:table-cell>
          <table:table-cell office:value-type="string">
            <text:p>75/K: 22/22</text:p>
          </table:table-cell>
          <table:table-cell office:value-type="string">
            <text:p>76/L: 23/23</text:p>
          </table:table-cell>
          <table:table-cell office:value-type="string">
            <text:p>77/M: 24/24</text:p>
          </table:table-cell>
          <table:table-cell office:value-type="string">
            <text:p>78/N: 24/24</text:p>
          </table:table-cell>
          <table:table-cell office:value-type="string">
            <text:p>79/O: 25/25</text:p>
          </table:table-cell>
          <table:table-cell office:value-type="string">
            <text:p>80/P: 26/26</text:p>
          </table:table-cell>
          <table:table-cell office:value-type="string">
            <text:p>_</text:p>
          </table:table-cell>
          <table:table-cell office:value-type="string">
            <text:p>82/R: 27/27</text:p>
          </table:table-cell>
          <table:table-cell office:value-type="string">
            <text:p>83/S: 26/26</text:p>
          </table:table-cell>
          <table:table-cell office:value-type="string">
            <text:p>_</text:p>
          </table:table-cell>
          <table:table-cell office:value-type="string">
            <text:p>85/U: 28/28</text:p>
          </table:table-cell>
          <table:table-cell office:value-type="string">
            <text:p>86/V: 29/29</text:p>
          </table:table-cell>
          <table:table-cell table:number-columns-repeated="2" office:value-type="string">
            <text:p>_</text:p>
          </table:table-cell>
          <table:table-cell office:value-type="string">
            <text:p>89/Y: 30/30</text:p>
          </table:table-cell>
          <table:table-cell office:value-type="string">
            <text:p>90/Z: 31/31</text:p>
          </table:table-cell>
          <table:table-cell office:value-type="string">
            <text:p>91/[: 27/27</text:p>
          </table:table-cell>
          <table:table-cell office:value-type="string">
            <text:p>92/\: 28/28</text:p>
          </table:table-cell>
          <table:table-cell office:value-type="string">
            <text:p>93/]: 29/29</text:p>
          </table:table-cell>
          <table:table-cell office:value-type="string">
            <text:p>94/^: 30/31</text:p>
          </table:table-cell>
          <table:table-cell office:value-type="string">
            <text:p>95/_: 31/32</text:p>
          </table:table-cell>
          <table:table-cell office:value-type="string">
            <text:p>96/`: 32/33</text:p>
          </table:table-cell>
          <table:table-cell office:value-type="string">
            <text:p>97/a: 33/33</text:p>
          </table:table-cell>
          <table:table-cell office:value-type="string">
            <text:p>98/b: 34/34</text:p>
          </table:table-cell>
          <table:table-cell office:value-type="string">
            <text:p>99/c: 35/35</text:p>
          </table:table-cell>
          <table:table-cell office:value-type="string">
            <text:p>100/d: 36/36</text:p>
          </table:table-cell>
          <table:table-cell office:value-type="string">
            <text:p>101/e: 37/37</text:p>
          </table:table-cell>
          <table:table-cell office:value-type="string">
            <text:p>102/f: 37/37</text:p>
          </table:table-cell>
          <table:table-cell office:value-type="string">
            <text:p>103/g: 38/38</text:p>
          </table:table-cell>
          <table:table-cell office:value-type="string">
            <text:p>104/h: 39/39</text:p>
          </table:table-cell>
          <table:table-cell office:value-type="string">
            <text:p>105/i: 40/40</text:p>
          </table:table-cell>
          <table:table-cell office:value-type="string">
            <text:p>106/j: 39/40</text:p>
          </table:table-cell>
          <table:table-cell office:value-type="string">
            <text:p>_</text:p>
          </table:table-cell>
          <table:table-cell office:value-type="string">
            <text:p>108/l: 40/41</text:p>
          </table:table-cell>
          <table:table-cell office:value-type="string">
            <text:p>109/m: 41/42</text:p>
          </table:table-cell>
          <table:table-cell office:value-type="string">
            <text:p>110/n: 42/43</text:p>
          </table:table-cell>
          <table:table-cell office:value-type="string">
            <text:p>_</text:p>
          </table:table-cell>
          <table:table-cell office:value-type="string">
            <text:p>112/p: 43/44</text:p>
          </table:table-cell>
          <table:table-cell office:value-type="string">
            <text:p>113/q: 46/46</text:p>
          </table:table-cell>
          <table:table-cell office:value-type="string">
            <text:p>114/r: 44/44</text:p>
          </table:table-cell>
          <table:table-cell office:value-type="string">
            <text:p>_</text:p>
          </table:table-cell>
          <table:table-cell office:value-type="string">
            <text:p>116/t: 45/45</text:p>
          </table:table-cell>
          <table:table-cell office:value-type="string">
            <text:p>_</text:p>
          </table:table-cell>
          <table:table-cell office:value-type="string">
            <text:p>119/w: 46/46</text:p>
          </table:table-cell>
          <table:table-cell office:value-type="string">
            <text:p>120/x: 47/47</text:p>
          </table:table-cell>
          <table:table-cell office:value-type="string">
            <text:p>_</text:p>
          </table:table-cell>
          <table:table-cell office:value-type="string">
            <text:p>122/z: 47/47</text:p>
          </table:table-cell>
          <table:table-cell office:value-type="string">
            <text:p>123/{: 49/49</text:p>
          </table:table-cell>
          <table:table-cell office:value-type="string">
            <text:p>_</text:p>
          </table:table-cell>
          <table:table-cell office:value-type="string">
            <text:p>125/}: 48/48</text:p>
          </table:table-cell>
          <table:table-cell office:value-type="string">
            <text:p>126/~: 49/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0">
            <text:p>50</text:p>
          </table:table-cell>
          <table:table-cell office:value-type="string">
            <text:p>count:</text:p>
          </table:table-cell>
          <table:table-cell office:value-type="float" office:value="5">
            <text:p>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0/1</text:p>
          </table:table-cell>
          <table:table-cell office:value-type="string">
            <text:p>_</text:p>
          </table:table-cell>
          <table:table-cell office:value-type="string">
            <text:p>37/%: 1/2</text:p>
          </table:table-cell>
          <table:table-cell office:value-type="string">
            <text:p>38/&amp;: 4/4</text:p>
          </table:table-cell>
          <table:table-cell office:value-type="string">
            <text:p>39/': 2/3</text:p>
          </table:table-cell>
          <table:table-cell office:value-type="string">
            <text:p>40/(: 0/3</text:p>
          </table:table-cell>
          <table:table-cell office:value-type="string">
            <text:p>41/): 1/4</text:p>
          </table:table-cell>
          <table:table-cell office:value-type="string">
            <text:p>42/*: 2/5</text:p>
          </table:table-cell>
          <table:table-cell office:value-type="string">
            <text:p>43/+: 3/6</text:p>
          </table:table-cell>
          <table:table-cell office:value-type="string">
            <text:p>44/,: 10/10</text:p>
          </table:table-cell>
          <table:table-cell office:value-type="string">
            <text:p>45/-: 4/5</text:p>
          </table:table-cell>
          <table:table-cell office:value-type="string">
            <text:p>46/.: 5/8</text:p>
          </table:table-cell>
          <table:table-cell office:value-type="string">
            <text:p>47//: 6/9</text:p>
          </table:table-cell>
          <table:table-cell office:value-type="string">
            <text:p>48/0: 7/7</text:p>
          </table:table-cell>
          <table:table-cell office:value-type="string">
            <text:p>49/1: 9/10</text:p>
          </table:table-cell>
          <table:table-cell office:value-type="string">
            <text:p>50/2: 8/10</text:p>
          </table:table-cell>
          <table:table-cell office:value-type="string">
            <text:p>51/3: 10/12</text:p>
          </table:table-cell>
          <table:table-cell office:value-type="string">
            <text:p>52/4: 9/12</text:p>
          </table:table-cell>
          <table:table-cell office:value-type="string">
            <text:p>53/5: 11/11</text:p>
          </table:table-cell>
          <table:table-cell office:value-type="string">
            <text:p>54/6: 10/13</text:p>
          </table:table-cell>
          <table:table-cell office:value-type="string">
            <text:p>55/7: 11/14</text:p>
          </table:table-cell>
          <table:table-cell office:value-type="string">
            <text:p>56/8: 12/13</text:p>
          </table:table-cell>
          <table:table-cell office:value-type="string">
            <text:p>57/9: 13/15</text:p>
          </table:table-cell>
          <table:table-cell office:value-type="string">
            <text:p>58/:: 14/15</text:p>
          </table:table-cell>
          <table:table-cell office:value-type="string">
            <text:p>59/;: 15/17</text:p>
          </table:table-cell>
          <table:table-cell office:value-type="string">
            <text:p>60/&lt;: 21/21</text:p>
          </table:table-cell>
          <table:table-cell office:value-type="string">
            <text:p>61/=: 14/16</text:p>
          </table:table-cell>
          <table:table-cell office:value-type="string">
            <text:p>62/&gt;: 15/18</text:p>
          </table:table-cell>
          <table:table-cell office:value-type="string">
            <text:p>63/?: 16/19</text:p>
          </table:table-cell>
          <table:table-cell office:value-type="string">
            <text:p>64/@: 16/18</text:p>
          </table:table-cell>
          <table:table-cell office:value-type="string">
            <text:p>65/A: 17/21</text:p>
          </table:table-cell>
          <table:table-cell office:value-type="string">
            <text:p>66/B: 18/18</text:p>
          </table:table-cell>
          <table:table-cell office:value-type="string">
            <text:p>67/C: 18/18</text:p>
          </table:table-cell>
          <table:table-cell office:value-type="string">
            <text:p>68/D: 20/20</text:p>
          </table:table-cell>
          <table:table-cell office:value-type="string">
            <text:p>69/E: 19/21</text:p>
          </table:table-cell>
          <table:table-cell office:value-type="string">
            <text:p>70/F: 21/21</text:p>
          </table:table-cell>
          <table:table-cell office:value-type="string">
            <text:p>71/G: 20/23</text:p>
          </table:table-cell>
          <table:table-cell office:value-type="string">
            <text:p>72/H: 20/20</text:p>
          </table:table-cell>
          <table:table-cell office:value-type="string">
            <text:p>73/I: 23/23</text:p>
          </table:table-cell>
          <table:table-cell office:value-type="string">
            <text:p>74/J: 21/21</text:p>
          </table:table-cell>
          <table:table-cell office:value-type="string">
            <text:p>75/K: 21/23</text:p>
          </table:table-cell>
          <table:table-cell office:value-type="string">
            <text:p>76/L: 22/23</text:p>
          </table:table-cell>
          <table:table-cell office:value-type="string">
            <text:p>77/M: 23/24</text:p>
          </table:table-cell>
          <table:table-cell office:value-type="string">
            <text:p>78/N: 23/25</text:p>
          </table:table-cell>
          <table:table-cell office:value-type="string">
            <text:p>79/O: 24/26</text:p>
          </table:table-cell>
          <table:table-cell office:value-type="string">
            <text:p>80/P: 25/27</text:p>
          </table:table-cell>
          <table:table-cell office:value-type="string">
            <text:p>81/Q: 25/26</text:p>
          </table:table-cell>
          <table:table-cell office:value-type="string">
            <text:p>82/R: 26/28</text:p>
          </table:table-cell>
          <table:table-cell office:value-type="string">
            <text:p>83/S: 27/29</text:p>
          </table:table-cell>
          <table:table-cell office:value-type="string">
            <text:p>84/T: 27/30</text:p>
          </table:table-cell>
          <table:table-cell office:value-type="string">
            <text:p>85/U: 30/32</text:p>
          </table:table-cell>
          <table:table-cell office:value-type="string">
            <text:p>86/V: 28/29</text:p>
          </table:table-cell>
          <table:table-cell office:value-type="string">
            <text:p>87/W: 29/30</text:p>
          </table:table-cell>
          <table:table-cell office:value-type="string">
            <text:p>88/X: 31/31</text:p>
          </table:table-cell>
          <table:table-cell office:value-type="string">
            <text:p>89/Y: 30/33</text:p>
          </table:table-cell>
          <table:table-cell office:value-type="string">
            <text:p>90/Z: 31/31</text:p>
          </table:table-cell>
          <table:table-cell office:value-type="string">
            <text:p>91/[: 28/33</text:p>
          </table:table-cell>
          <table:table-cell office:value-type="string">
            <text:p>92/\: 29/33</text:p>
          </table:table-cell>
          <table:table-cell office:value-type="string">
            <text:p>93/]: 33/34</text:p>
          </table:table-cell>
          <table:table-cell office:value-type="string">
            <text:p>94/^: 34/36</text:p>
          </table:table-cell>
          <table:table-cell office:value-type="string">
            <text:p>95/_: 30/33</text:p>
          </table:table-cell>
          <table:table-cell office:value-type="string">
            <text:p>96/`: 31/34</text:p>
          </table:table-cell>
          <table:table-cell office:value-type="string">
            <text:p>97/a: 32/36</text:p>
          </table:table-cell>
          <table:table-cell office:value-type="string">
            <text:p>98/b: 33/35</text:p>
          </table:table-cell>
          <table:table-cell office:value-type="string">
            <text:p>99/c: 34/36</text:p>
          </table:table-cell>
          <table:table-cell office:value-type="string">
            <text:p>100/d: 35/37</text:p>
          </table:table-cell>
          <table:table-cell office:value-type="string">
            <text:p>101/e: 37/37</text:p>
          </table:table-cell>
          <table:table-cell office:value-type="string">
            <text:p>102/f: 36/38</text:p>
          </table:table-cell>
          <table:table-cell office:value-type="string">
            <text:p>103/g: 37/39</text:p>
          </table:table-cell>
          <table:table-cell office:value-type="string">
            <text:p>104/h: 39/41</text:p>
          </table:table-cell>
          <table:table-cell office:value-type="string">
            <text:p>105/i: 38/40</text:p>
          </table:table-cell>
          <table:table-cell office:value-type="string">
            <text:p>106/j: 44/44</text:p>
          </table:table-cell>
          <table:table-cell office:value-type="string">
            <text:p>107/k: 39/40</text:p>
          </table:table-cell>
          <table:table-cell office:value-type="string">
            <text:p>108/l: 40/40</text:p>
          </table:table-cell>
          <table:table-cell office:value-type="string">
            <text:p>109/m: 42/44</text:p>
          </table:table-cell>
          <table:table-cell office:value-type="string">
            <text:p>110/n: 45/45</text:p>
          </table:table-cell>
          <table:table-cell office:value-type="string">
            <text:p>111/o: 41/41</text:p>
          </table:table-cell>
          <table:table-cell office:value-type="string">
            <text:p>112/p: 42/42</text:p>
          </table:table-cell>
          <table:table-cell office:value-type="string">
            <text:p>113/q: 40/41</text:p>
          </table:table-cell>
          <table:table-cell office:value-type="string">
            <text:p>114/r: 41/44</text:p>
          </table:table-cell>
          <table:table-cell office:value-type="string">
            <text:p>115/s: 42/42</text:p>
          </table:table-cell>
          <table:table-cell office:value-type="string">
            <text:p>116/t: 43/45</text:p>
          </table:table-cell>
          <table:table-cell office:value-type="string">
            <text:p>117/u: 44/44</text:p>
          </table:table-cell>
          <table:table-cell office:value-type="string">
            <text:p>118/v: 45/46</text:p>
          </table:table-cell>
          <table:table-cell office:value-type="string">
            <text:p>119/w: 46/46</text:p>
          </table:table-cell>
          <table:table-cell office:value-type="string">
            <text:p>120/x: 46/46</text:p>
          </table:table-cell>
          <table:table-cell office:value-type="string">
            <text:p>121/y: 47/48</text:p>
          </table:table-cell>
          <table:table-cell office:value-type="string">
            <text:p>122/z: 47/47</text:p>
          </table:table-cell>
          <table:table-cell office:value-type="string">
            <text:p>123/{: 48/48</text:p>
          </table:table-cell>
          <table:table-cell office:value-type="string">
            <text:p>124/|: 49/49</text:p>
          </table:table-cell>
          <table:table-cell office:value-type="string">
            <text:p>125/}: 49/49</text:p>
          </table:table-cell>
          <table:table-cell office:value-type="string">
            <text:p>126/~: 50/5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1">
            <text:p>51</text:p>
          </table:table-cell>
          <table:table-cell office:value-type="string">
            <text:p>count:</text:p>
          </table:table-cell>
          <table:table-cell office:value-type="float" office:value="12">
            <text:p>1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1</text:p>
          </table:table-cell>
          <table:table-cell office:value-type="string">
            <text:p>36/$: 2/2</text:p>
          </table:table-cell>
          <table:table-cell office:value-type="string">
            <text:p>37/%: 1/2</text:p>
          </table:table-cell>
          <table:table-cell office:value-type="string">
            <text:p>38/&amp;: 2/3</text:p>
          </table:table-cell>
          <table:table-cell office:value-type="string">
            <text:p>39/': 2/3</text:p>
          </table:table-cell>
          <table:table-cell office:value-type="string">
            <text:p>40/(: 2/3</text:p>
          </table:table-cell>
          <table:table-cell office:value-type="string">
            <text:p>41/): 3/4</text:p>
          </table:table-cell>
          <table:table-cell office:value-type="string">
            <text:p>42/*: 4/4</text:p>
          </table:table-cell>
          <table:table-cell office:value-type="string">
            <text:p>43/+: 4/5</text:p>
          </table:table-cell>
          <table:table-cell office:value-type="string">
            <text:p>44/,: 5/6</text:p>
          </table:table-cell>
          <table:table-cell office:value-type="string">
            <text:p>45/-: 6/6</text:p>
          </table:table-cell>
          <table:table-cell office:value-type="string">
            <text:p>46/.: 5/6</text:p>
          </table:table-cell>
          <table:table-cell office:value-type="string">
            <text:p>47//: 5/6</text:p>
          </table:table-cell>
          <table:table-cell office:value-type="string">
            <text:p>48/0: 6/8</text:p>
          </table:table-cell>
          <table:table-cell office:value-type="string">
            <text:p>49/1: 7/8</text:p>
          </table:table-cell>
          <table:table-cell office:value-type="string">
            <text:p>50/2: 6/9</text:p>
          </table:table-cell>
          <table:table-cell office:value-type="string">
            <text:p>51/3: 7/10</text:p>
          </table:table-cell>
          <table:table-cell office:value-type="string">
            <text:p>52/4: 8/9</text:p>
          </table:table-cell>
          <table:table-cell office:value-type="string">
            <text:p>53/5: 9/10</text:p>
          </table:table-cell>
          <table:table-cell office:value-type="string">
            <text:p>54/6: 8/11</text:p>
          </table:table-cell>
          <table:table-cell office:value-type="string">
            <text:p>55/7: 9/12</text:p>
          </table:table-cell>
          <table:table-cell office:value-type="string">
            <text:p>56/8: 11/12</text:p>
          </table:table-cell>
          <table:table-cell office:value-type="string">
            <text:p>57/9: 10/12</text:p>
          </table:table-cell>
          <table:table-cell office:value-type="string">
            <text:p>58/:: 11/14</text:p>
          </table:table-cell>
          <table:table-cell office:value-type="string">
            <text:p>59/;: 13/15</text:p>
          </table:table-cell>
          <table:table-cell office:value-type="string">
            <text:p>60/&lt;: 12/14</text:p>
          </table:table-cell>
          <table:table-cell office:value-type="string">
            <text:p>61/=: 11/14</text:p>
          </table:table-cell>
          <table:table-cell office:value-type="string">
            <text:p>62/&gt;: 12/15</text:p>
          </table:table-cell>
          <table:table-cell office:value-type="string">
            <text:p>63/?: 13/16</text:p>
          </table:table-cell>
          <table:table-cell office:value-type="string">
            <text:p>64/@: 12/15</text:p>
          </table:table-cell>
          <table:table-cell office:value-type="string">
            <text:p>65/A: 13/16</text:p>
          </table:table-cell>
          <table:table-cell office:value-type="string">
            <text:p>66/B: 16/18</text:p>
          </table:table-cell>
          <table:table-cell office:value-type="string">
            <text:p>67/C: 13/17</text:p>
          </table:table-cell>
          <table:table-cell office:value-type="string">
            <text:p>68/D: 14/17</text:p>
          </table:table-cell>
          <table:table-cell office:value-type="string">
            <text:p>69/E: 15/19</text:p>
          </table:table-cell>
          <table:table-cell office:value-type="string">
            <text:p>70/F: 16/18</text:p>
          </table:table-cell>
          <table:table-cell office:value-type="string">
            <text:p>71/G: 16/19</text:p>
          </table:table-cell>
          <table:table-cell office:value-type="string">
            <text:p>72/H: 17/21</text:p>
          </table:table-cell>
          <table:table-cell office:value-type="string">
            <text:p>73/I: 18/21</text:p>
          </table:table-cell>
          <table:table-cell office:value-type="string">
            <text:p>74/J: 19/21</text:p>
          </table:table-cell>
          <table:table-cell office:value-type="string">
            <text:p>75/K: 19/23</text:p>
          </table:table-cell>
          <table:table-cell office:value-type="string">
            <text:p>76/L: 20/22</text:p>
          </table:table-cell>
          <table:table-cell office:value-type="string">
            <text:p>77/M: 20/23</text:p>
          </table:table-cell>
          <table:table-cell office:value-type="string">
            <text:p>78/N: 21/24</text:p>
          </table:table-cell>
          <table:table-cell office:value-type="string">
            <text:p>79/O: 22/24</text:p>
          </table:table-cell>
          <table:table-cell office:value-type="string">
            <text:p>80/P: 24/25</text:p>
          </table:table-cell>
          <table:table-cell office:value-type="string">
            <text:p>81/Q: 22/26</text:p>
          </table:table-cell>
          <table:table-cell office:value-type="string">
            <text:p>82/R: 23/26</text:p>
          </table:table-cell>
          <table:table-cell office:value-type="string">
            <text:p>83/S: 25/27</text:p>
          </table:table-cell>
          <table:table-cell office:value-type="string">
            <text:p>84/T: 24/27</text:p>
          </table:table-cell>
          <table:table-cell office:value-type="string">
            <text:p>85/U: 26/28</text:p>
          </table:table-cell>
          <table:table-cell office:value-type="string">
            <text:p>86/V: 27/29</text:p>
          </table:table-cell>
          <table:table-cell office:value-type="string">
            <text:p>87/W: 25/29</text:p>
          </table:table-cell>
          <table:table-cell office:value-type="string">
            <text:p>88/X: 26/30</text:p>
          </table:table-cell>
          <table:table-cell office:value-type="string">
            <text:p>89/Y: 27/30</text:p>
          </table:table-cell>
          <table:table-cell office:value-type="string">
            <text:p>90/Z: 28/31</text:p>
          </table:table-cell>
          <table:table-cell office:value-type="string">
            <text:p>91/[: 29/32</text:p>
          </table:table-cell>
          <table:table-cell office:value-type="string">
            <text:p>92/\: 29/32</text:p>
          </table:table-cell>
          <table:table-cell office:value-type="string">
            <text:p>93/]: 31/31</text:p>
          </table:table-cell>
          <table:table-cell office:value-type="string">
            <text:p>94/^: 32/33</text:p>
          </table:table-cell>
          <table:table-cell office:value-type="string">
            <text:p>95/_: 33/34</text:p>
          </table:table-cell>
          <table:table-cell office:value-type="string">
            <text:p>96/`: 30/34</text:p>
          </table:table-cell>
          <table:table-cell office:value-type="string">
            <text:p>97/a: 33/35</text:p>
          </table:table-cell>
          <table:table-cell office:value-type="string">
            <text:p>98/b: 34/36</text:p>
          </table:table-cell>
          <table:table-cell office:value-type="string">
            <text:p>99/c: 34/36</text:p>
          </table:table-cell>
          <table:table-cell office:value-type="string">
            <text:p>100/d: 31/35</text:p>
          </table:table-cell>
          <table:table-cell office:value-type="string">
            <text:p>101/e: 32/36</text:p>
          </table:table-cell>
          <table:table-cell office:value-type="string">
            <text:p>102/f: 33/37</text:p>
          </table:table-cell>
          <table:table-cell office:value-type="string">
            <text:p>103/g: 36/38</text:p>
          </table:table-cell>
          <table:table-cell office:value-type="string">
            <text:p>104/h: 34/38</text:p>
          </table:table-cell>
          <table:table-cell office:value-type="string">
            <text:p>105/i: 35/39</text:p>
          </table:table-cell>
          <table:table-cell office:value-type="string">
            <text:p>106/j: 36/39</text:p>
          </table:table-cell>
          <table:table-cell office:value-type="string">
            <text:p>107/k: 37/40</text:p>
          </table:table-cell>
          <table:table-cell office:value-type="string">
            <text:p>108/l: 38/41</text:p>
          </table:table-cell>
          <table:table-cell office:value-type="string">
            <text:p>109/m: 39/41</text:p>
          </table:table-cell>
          <table:table-cell office:value-type="string">
            <text:p>110/n: 40/42</text:p>
          </table:table-cell>
          <table:table-cell office:value-type="string">
            <text:p>111/o: 41/43</text:p>
          </table:table-cell>
          <table:table-cell office:value-type="string">
            <text:p>112/p: 41/43</text:p>
          </table:table-cell>
          <table:table-cell office:value-type="string">
            <text:p>113/q: 42/43</text:p>
          </table:table-cell>
          <table:table-cell office:value-type="string">
            <text:p>114/r: 43/45</text:p>
          </table:table-cell>
          <table:table-cell office:value-type="string">
            <text:p>115/s: 43/45</text:p>
          </table:table-cell>
          <table:table-cell office:value-type="string">
            <text:p>116/t: 44/45</text:p>
          </table:table-cell>
          <table:table-cell office:value-type="string">
            <text:p>117/u: 45/46</text:p>
          </table:table-cell>
          <table:table-cell office:value-type="string">
            <text:p>118/v: 46/47</text:p>
          </table:table-cell>
          <table:table-cell office:value-type="string">
            <text:p>119/w: 46/47</text:p>
          </table:table-cell>
          <table:table-cell office:value-type="string">
            <text:p>120/x: 48/48</text:p>
          </table:table-cell>
          <table:table-cell office:value-type="string">
            <text:p>121/y: 46/48</text:p>
          </table:table-cell>
          <table:table-cell office:value-type="string">
            <text:p>122/z: 47/48</text:p>
          </table:table-cell>
          <table:table-cell office:value-type="string">
            <text:p>123/{: 48/49</text:p>
          </table:table-cell>
          <table:table-cell office:value-type="string">
            <text:p>124/|: 49/49</text:p>
          </table:table-cell>
          <table:table-cell office:value-type="string">
            <text:p>125/}: 50/50</text:p>
          </table:table-cell>
          <table:table-cell office:value-type="string">
            <text:p>126/~: 51/5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2">
            <text:p>52</text:p>
          </table:table-cell>
          <table:table-cell office:value-type="string">
            <text:p>count:</text:p>
          </table:table-cell>
          <table:table-cell office:value-type="float" office:value="20">
            <text:p>20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1</text:p>
          </table:table-cell>
          <table:table-cell office:value-type="string">
            <text:p>36/$: 0/1</text:p>
          </table:table-cell>
          <table:table-cell office:value-type="string">
            <text:p>37/%: 1/3</text:p>
          </table:table-cell>
          <table:table-cell office:value-type="string">
            <text:p>38/&amp;: 2/2</text:p>
          </table:table-cell>
          <table:table-cell office:value-type="string">
            <text:p>39/': 3/3</text:p>
          </table:table-cell>
          <table:table-cell office:value-type="string">
            <text:p>40/(: 1/4</text:p>
          </table:table-cell>
          <table:table-cell office:value-type="string">
            <text:p>41/): 3/5</text:p>
          </table:table-cell>
          <table:table-cell office:value-type="string">
            <text:p>42/*: 2/4</text:p>
          </table:table-cell>
          <table:table-cell office:value-type="string">
            <text:p>43/+: 3/4</text:p>
          </table:table-cell>
          <table:table-cell office:value-type="string">
            <text:p>44/,: 4/6</text:p>
          </table:table-cell>
          <table:table-cell office:value-type="string">
            <text:p>45/-: 4/6</text:p>
          </table:table-cell>
          <table:table-cell office:value-type="string">
            <text:p>46/.: 5/6</text:p>
          </table:table-cell>
          <table:table-cell office:value-type="string">
            <text:p>47//: 6/7</text:p>
          </table:table-cell>
          <table:table-cell office:value-type="string">
            <text:p>48/0: 6/7</text:p>
          </table:table-cell>
          <table:table-cell office:value-type="string">
            <text:p>49/1: 7/9</text:p>
          </table:table-cell>
          <table:table-cell office:value-type="string">
            <text:p>50/2: 8/10</text:p>
          </table:table-cell>
          <table:table-cell office:value-type="string">
            <text:p>51/3: 8/10</text:p>
          </table:table-cell>
          <table:table-cell office:value-type="string">
            <text:p>52/4: 8/10</text:p>
          </table:table-cell>
          <table:table-cell office:value-type="string">
            <text:p>53/5: 7/10</text:p>
          </table:table-cell>
          <table:table-cell office:value-type="string">
            <text:p>54/6: 8/11</text:p>
          </table:table-cell>
          <table:table-cell office:value-type="string">
            <text:p>55/7: 9/11</text:p>
          </table:table-cell>
          <table:table-cell office:value-type="string">
            <text:p>56/8: 10/12</text:p>
          </table:table-cell>
          <table:table-cell office:value-type="string">
            <text:p>57/9: 11/13</text:p>
          </table:table-cell>
          <table:table-cell office:value-type="string">
            <text:p>58/:: 11/13</text:p>
          </table:table-cell>
          <table:table-cell office:value-type="string">
            <text:p>59/;: 11/13</text:p>
          </table:table-cell>
          <table:table-cell office:value-type="string">
            <text:p>60/&lt;: 12/15</text:p>
          </table:table-cell>
          <table:table-cell office:value-type="string">
            <text:p>61/=: 13/15</text:p>
          </table:table-cell>
          <table:table-cell office:value-type="string">
            <text:p>62/&gt;: 13/15</text:p>
          </table:table-cell>
          <table:table-cell office:value-type="string">
            <text:p>63/?: 15/16</text:p>
          </table:table-cell>
          <table:table-cell office:value-type="string">
            <text:p>64/@: 14/17</text:p>
          </table:table-cell>
          <table:table-cell office:value-type="string">
            <text:p>65/A: 14/17</text:p>
          </table:table-cell>
          <table:table-cell office:value-type="string">
            <text:p>66/B: 15/17</text:p>
          </table:table-cell>
          <table:table-cell office:value-type="string">
            <text:p>67/C: 16/18</text:p>
          </table:table-cell>
          <table:table-cell office:value-type="string">
            <text:p>68/D: 16/18</text:p>
          </table:table-cell>
          <table:table-cell office:value-type="string">
            <text:p>69/E: 17/19</text:p>
          </table:table-cell>
          <table:table-cell office:value-type="string">
            <text:p>70/F: 18/20</text:p>
          </table:table-cell>
          <table:table-cell office:value-type="string">
            <text:p>71/G: 19/20</text:p>
          </table:table-cell>
          <table:table-cell office:value-type="string">
            <text:p>72/H: 19/21</text:p>
          </table:table-cell>
          <table:table-cell office:value-type="string">
            <text:p>73/I: 20/22</text:p>
          </table:table-cell>
          <table:table-cell office:value-type="string">
            <text:p>74/J: 20/22</text:p>
          </table:table-cell>
          <table:table-cell office:value-type="string">
            <text:p>75/K: 22/23</text:p>
          </table:table-cell>
          <table:table-cell office:value-type="string">
            <text:p>76/L: 20/22</text:p>
          </table:table-cell>
          <table:table-cell office:value-type="string">
            <text:p>77/M: 21/24</text:p>
          </table:table-cell>
          <table:table-cell office:value-type="string">
            <text:p>78/N: 21/23</text:p>
          </table:table-cell>
          <table:table-cell office:value-type="string">
            <text:p>79/O: 22/24</text:p>
          </table:table-cell>
          <table:table-cell office:value-type="string">
            <text:p>80/P: 23/26</text:p>
          </table:table-cell>
          <table:table-cell office:value-type="string">
            <text:p>81/Q: 24/26</text:p>
          </table:table-cell>
          <table:table-cell office:value-type="string">
            <text:p>82/R: 25/26</text:p>
          </table:table-cell>
          <table:table-cell office:value-type="string">
            <text:p>83/S: 25/27</text:p>
          </table:table-cell>
          <table:table-cell office:value-type="string">
            <text:p>84/T: 25/27</text:p>
          </table:table-cell>
          <table:table-cell office:value-type="string">
            <text:p>85/U: 26/29</text:p>
          </table:table-cell>
          <table:table-cell office:value-type="string">
            <text:p>86/V: 27/29</text:p>
          </table:table-cell>
          <table:table-cell office:value-type="string">
            <text:p>87/W: 27/29</text:p>
          </table:table-cell>
          <table:table-cell office:value-type="string">
            <text:p>88/X: 28/30</text:p>
          </table:table-cell>
          <table:table-cell office:value-type="string">
            <text:p>89/Y: 28/31</text:p>
          </table:table-cell>
          <table:table-cell office:value-type="string">
            <text:p>90/Z: 28/31</text:p>
          </table:table-cell>
          <table:table-cell office:value-type="string">
            <text:p>91/[: 29/32</text:p>
          </table:table-cell>
          <table:table-cell office:value-type="string">
            <text:p>92/\: 30/32</text:p>
          </table:table-cell>
          <table:table-cell office:value-type="string">
            <text:p>93/]: 31/33</text:p>
          </table:table-cell>
          <table:table-cell office:value-type="string">
            <text:p>94/^: 32/34</text:p>
          </table:table-cell>
          <table:table-cell office:value-type="string">
            <text:p>95/_: 33/35</text:p>
          </table:table-cell>
          <table:table-cell office:value-type="string">
            <text:p>96/`: 32/35</text:p>
          </table:table-cell>
          <table:table-cell office:value-type="string">
            <text:p>97/a: 33/35</text:p>
          </table:table-cell>
          <table:table-cell office:value-type="string">
            <text:p>98/b: 34/36</text:p>
          </table:table-cell>
          <table:table-cell office:value-type="string">
            <text:p>99/c: 34/37</text:p>
          </table:table-cell>
          <table:table-cell office:value-type="string">
            <text:p>100/d: 35/37</text:p>
          </table:table-cell>
          <table:table-cell office:value-type="string">
            <text:p>101/e: 36/38</text:p>
          </table:table-cell>
          <table:table-cell office:value-type="string">
            <text:p>102/f: 38/39</text:p>
          </table:table-cell>
          <table:table-cell office:value-type="string">
            <text:p>103/g: 37/40</text:p>
          </table:table-cell>
          <table:table-cell office:value-type="string">
            <text:p>104/h: 38/39</text:p>
          </table:table-cell>
          <table:table-cell office:value-type="string">
            <text:p>105/i: 38/40</text:p>
          </table:table-cell>
          <table:table-cell office:value-type="string">
            <text:p>106/j: 40/42</text:p>
          </table:table-cell>
          <table:table-cell office:value-type="string">
            <text:p>107/k: 40/42</text:p>
          </table:table-cell>
          <table:table-cell office:value-type="string">
            <text:p>108/l: 39/42</text:p>
          </table:table-cell>
          <table:table-cell office:value-type="string">
            <text:p>109/m: 42/43</text:p>
          </table:table-cell>
          <table:table-cell office:value-type="string">
            <text:p>110/n: 40/44</text:p>
          </table:table-cell>
          <table:table-cell office:value-type="string">
            <text:p>111/o: 41/43</text:p>
          </table:table-cell>
          <table:table-cell office:value-type="string">
            <text:p>112/p: 42/44</text:p>
          </table:table-cell>
          <table:table-cell office:value-type="string">
            <text:p>113/q: 41/45</text:p>
          </table:table-cell>
          <table:table-cell office:value-type="string">
            <text:p>114/r: 42/45</text:p>
          </table:table-cell>
          <table:table-cell office:value-type="string">
            <text:p>115/s: 43/46</text:p>
          </table:table-cell>
          <table:table-cell office:value-type="string">
            <text:p>116/t: 44/47</text:p>
          </table:table-cell>
          <table:table-cell office:value-type="string">
            <text:p>117/u: 45/47</text:p>
          </table:table-cell>
          <table:table-cell office:value-type="string">
            <text:p>118/v: 46/47</text:p>
          </table:table-cell>
          <table:table-cell office:value-type="string">
            <text:p>119/w: 46/48</text:p>
          </table:table-cell>
          <table:table-cell office:value-type="string">
            <text:p>120/x: 48/49</text:p>
          </table:table-cell>
          <table:table-cell office:value-type="string">
            <text:p>121/y: 47/49</text:p>
          </table:table-cell>
          <table:table-cell office:value-type="string">
            <text:p>122/z: 48/50</text:p>
          </table:table-cell>
          <table:table-cell office:value-type="string">
            <text:p>123/{: 49/50</text:p>
          </table:table-cell>
          <table:table-cell office:value-type="string">
            <text:p>124/|: 50/50</text:p>
          </table:table-cell>
          <table:table-cell office:value-type="string">
            <text:p>125/}: 51/51</text:p>
          </table:table-cell>
          <table:table-cell office:value-type="string">
            <text:p>126/~: 52/5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3">
            <text:p>53</text:p>
          </table:table-cell>
          <table:table-cell office:value-type="string">
            <text:p>count:</text:p>
          </table:table-cell>
          <table:table-cell office:value-type="float" office:value="38">
            <text:p>3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1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2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5</text:p>
          </table:table-cell>
          <table:table-cell office:value-type="string">
            <text:p>42/*: 3/5</text:p>
          </table:table-cell>
          <table:table-cell office:value-type="string">
            <text:p>43/+: 3/6</text:p>
          </table:table-cell>
          <table:table-cell office:value-type="string">
            <text:p>44/,: 4/6</text:p>
          </table:table-cell>
          <table:table-cell office:value-type="string">
            <text:p>45/-: 5/7</text:p>
          </table:table-cell>
          <table:table-cell office:value-type="string">
            <text:p>46/.: 5/8</text:p>
          </table:table-cell>
          <table:table-cell office:value-type="string">
            <text:p>47//: 6/9</text:p>
          </table:table-cell>
          <table:table-cell office:value-type="string">
            <text:p>48/0: 6/9</text:p>
          </table:table-cell>
          <table:table-cell office:value-type="string">
            <text:p>49/1: 7/9</text:p>
          </table:table-cell>
          <table:table-cell office:value-type="string">
            <text:p>50/2: 8/10</text:p>
          </table:table-cell>
          <table:table-cell office:value-type="string">
            <text:p>51/3: 9/11</text:p>
          </table:table-cell>
          <table:table-cell office:value-type="string">
            <text:p>52/4: 8/12</text:p>
          </table:table-cell>
          <table:table-cell office:value-type="string">
            <text:p>53/5: 9/12</text:p>
          </table:table-cell>
          <table:table-cell office:value-type="string">
            <text:p>54/6: 8/13</text:p>
          </table:table-cell>
          <table:table-cell office:value-type="string">
            <text:p>55/7: 9/13</text:p>
          </table:table-cell>
          <table:table-cell office:value-type="string">
            <text:p>56/8: 11/14</text:p>
          </table:table-cell>
          <table:table-cell office:value-type="string">
            <text:p>57/9: 10/14</text:p>
          </table:table-cell>
          <table:table-cell office:value-type="string">
            <text:p>58/:: 11/14</text:p>
          </table:table-cell>
          <table:table-cell office:value-type="string">
            <text:p>59/;: 12/16</text:p>
          </table:table-cell>
          <table:table-cell office:value-type="string">
            <text:p>60/&lt;: 12/16</text:p>
          </table:table-cell>
          <table:table-cell office:value-type="string">
            <text:p>61/=: 13/17</text:p>
          </table:table-cell>
          <table:table-cell office:value-type="string">
            <text:p>62/&gt;: 15/17</text:p>
          </table:table-cell>
          <table:table-cell office:value-type="string">
            <text:p>63/?: 13/17</text:p>
          </table:table-cell>
          <table:table-cell office:value-type="string">
            <text:p>64/@: 14/18</text:p>
          </table:table-cell>
          <table:table-cell office:value-type="string">
            <text:p>65/A: 15/19</text:p>
          </table:table-cell>
          <table:table-cell office:value-type="string">
            <text:p>66/B: 16/19</text:p>
          </table:table-cell>
          <table:table-cell office:value-type="string">
            <text:p>67/C: 17/19</text:p>
          </table:table-cell>
          <table:table-cell office:value-type="string">
            <text:p>68/D: 18/21</text:p>
          </table:table-cell>
          <table:table-cell office:value-type="string">
            <text:p>69/E: 19/22</text:p>
          </table:table-cell>
          <table:table-cell office:value-type="string">
            <text:p>70/F: 17/22</text:p>
          </table:table-cell>
          <table:table-cell office:value-type="string">
            <text:p>71/G: 18/22</text:p>
          </table:table-cell>
          <table:table-cell office:value-type="string">
            <text:p>72/H: 18/22</text:p>
          </table:table-cell>
          <table:table-cell office:value-type="string">
            <text:p>73/I: 19/23</text:p>
          </table:table-cell>
          <table:table-cell office:value-type="string">
            <text:p>74/J: 20/23</text:p>
          </table:table-cell>
          <table:table-cell office:value-type="string">
            <text:p>75/K: 21/24</text:p>
          </table:table-cell>
          <table:table-cell office:value-type="string">
            <text:p>76/L: 22/25</text:p>
          </table:table-cell>
          <table:table-cell office:value-type="string">
            <text:p>77/M: 22/25</text:p>
          </table:table-cell>
          <table:table-cell office:value-type="string">
            <text:p>78/N: 23/26</text:p>
          </table:table-cell>
          <table:table-cell office:value-type="string">
            <text:p>79/O: 23/27</text:p>
          </table:table-cell>
          <table:table-cell office:value-type="string">
            <text:p>80/P: 24/28</text:p>
          </table:table-cell>
          <table:table-cell office:value-type="string">
            <text:p>81/Q: 24/28</text:p>
          </table:table-cell>
          <table:table-cell office:value-type="string">
            <text:p>82/R: 25/28</text:p>
          </table:table-cell>
          <table:table-cell office:value-type="string">
            <text:p>83/S: 26/29</text:p>
          </table:table-cell>
          <table:table-cell office:value-type="string">
            <text:p>84/T: 26/29</text:p>
          </table:table-cell>
          <table:table-cell office:value-type="string">
            <text:p>85/U: 26/30</text:p>
          </table:table-cell>
          <table:table-cell office:value-type="string">
            <text:p>86/V: 26/30</text:p>
          </table:table-cell>
          <table:table-cell office:value-type="string">
            <text:p>87/W: 27/30</text:p>
          </table:table-cell>
          <table:table-cell office:value-type="string">
            <text:p>88/X: 28/32</text:p>
          </table:table-cell>
          <table:table-cell office:value-type="string">
            <text:p>89/Y: 28/32</text:p>
          </table:table-cell>
          <table:table-cell office:value-type="string">
            <text:p>90/Z: 30/32</text:p>
          </table:table-cell>
          <table:table-cell office:value-type="string">
            <text:p>91/[: 29/33</text:p>
          </table:table-cell>
          <table:table-cell office:value-type="string">
            <text:p>92/\: 29/34</text:p>
          </table:table-cell>
          <table:table-cell office:value-type="string">
            <text:p>93/]: 30/34</text:p>
          </table:table-cell>
          <table:table-cell office:value-type="string">
            <text:p>94/^: 31/34</text:p>
          </table:table-cell>
          <table:table-cell office:value-type="string">
            <text:p>95/_: 31/35</text:p>
          </table:table-cell>
          <table:table-cell office:value-type="string">
            <text:p>96/`: 32/36</text:p>
          </table:table-cell>
          <table:table-cell office:value-type="string">
            <text:p>97/a: 33/36</text:p>
          </table:table-cell>
          <table:table-cell office:value-type="string">
            <text:p>98/b: 33/37</text:p>
          </table:table-cell>
          <table:table-cell office:value-type="string">
            <text:p>99/c: 33/37</text:p>
          </table:table-cell>
          <table:table-cell office:value-type="string">
            <text:p>100/d: 34/37</text:p>
          </table:table-cell>
          <table:table-cell office:value-type="string">
            <text:p>101/e: 35/39</text:p>
          </table:table-cell>
          <table:table-cell office:value-type="string">
            <text:p>102/f: 35/38</text:p>
          </table:table-cell>
          <table:table-cell office:value-type="string">
            <text:p>103/g: 36/39</text:p>
          </table:table-cell>
          <table:table-cell office:value-type="string">
            <text:p>104/h: 37/40</text:p>
          </table:table-cell>
          <table:table-cell office:value-type="string">
            <text:p>105/i: 38/41</text:p>
          </table:table-cell>
          <table:table-cell office:value-type="string">
            <text:p>106/j: 38/41</text:p>
          </table:table-cell>
          <table:table-cell office:value-type="string">
            <text:p>107/k: 39/42</text:p>
          </table:table-cell>
          <table:table-cell office:value-type="string">
            <text:p>108/l: 40/42</text:p>
          </table:table-cell>
          <table:table-cell office:value-type="string">
            <text:p>109/m: 39/43</text:p>
          </table:table-cell>
          <table:table-cell office:value-type="string">
            <text:p>110/n: 40/44</text:p>
          </table:table-cell>
          <table:table-cell office:value-type="string">
            <text:p>111/o: 41/44</text:p>
          </table:table-cell>
          <table:table-cell office:value-type="string">
            <text:p>112/p: 43/45</text:p>
          </table:table-cell>
          <table:table-cell office:value-type="string">
            <text:p>113/q: 42/45</text:p>
          </table:table-cell>
          <table:table-cell office:value-type="string">
            <text:p>114/r: 43/45</text:p>
          </table:table-cell>
          <table:table-cell office:value-type="string">
            <text:p>115/s: 44/47</text:p>
          </table:table-cell>
          <table:table-cell office:value-type="string">
            <text:p>116/t: 44/47</text:p>
          </table:table-cell>
          <table:table-cell office:value-type="string">
            <text:p>117/u: 45/48</text:p>
          </table:table-cell>
          <table:table-cell office:value-type="string">
            <text:p>118/v: 46/49</text:p>
          </table:table-cell>
          <table:table-cell office:value-type="string">
            <text:p>119/w: 47/48</text:p>
          </table:table-cell>
          <table:table-cell office:value-type="string">
            <text:p>120/x: 48/49</text:p>
          </table:table-cell>
          <table:table-cell office:value-type="string">
            <text:p>121/y: 49/51</text:p>
          </table:table-cell>
          <table:table-cell office:value-type="string">
            <text:p>122/z: 49/50</text:p>
          </table:table-cell>
          <table:table-cell office:value-type="string">
            <text:p>123/{: 50/51</text:p>
          </table:table-cell>
          <table:table-cell office:value-type="string">
            <text:p>124/|: 51/51</text:p>
          </table:table-cell>
          <table:table-cell office:value-type="string">
            <text:p>125/}: 52/52</text:p>
          </table:table-cell>
          <table:table-cell office:value-type="string">
            <text:p>126/~: 53/5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4">
            <text:p>54</text:p>
          </table:table-cell>
          <table:table-cell office:value-type="string">
            <text:p>count:</text:p>
          </table:table-cell>
          <table:table-cell office:value-type="float" office:value="58">
            <text:p>5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1/4</text:p>
          </table:table-cell>
          <table:table-cell office:value-type="string">
            <text:p>41/): 2/5</text:p>
          </table:table-cell>
          <table:table-cell office:value-type="string">
            <text:p>42/*: 3/5</text:p>
          </table:table-cell>
          <table:table-cell office:value-type="string">
            <text:p>43/+: 2/6</text:p>
          </table:table-cell>
          <table:table-cell office:value-type="string">
            <text:p>44/,: 3/7</text:p>
          </table:table-cell>
          <table:table-cell office:value-type="string">
            <text:p>45/-: 5/7</text:p>
          </table:table-cell>
          <table:table-cell office:value-type="string">
            <text:p>46/.: 4/8</text:p>
          </table:table-cell>
          <table:table-cell office:value-type="string">
            <text:p>47//: 6/9</text:p>
          </table:table-cell>
          <table:table-cell office:value-type="string">
            <text:p>48/0: 4/9</text:p>
          </table:table-cell>
          <table:table-cell office:value-type="string">
            <text:p>49/1: 6/10</text:p>
          </table:table-cell>
          <table:table-cell office:value-type="string">
            <text:p>50/2: 6/11</text:p>
          </table:table-cell>
          <table:table-cell office:value-type="string">
            <text:p>51/3: 5/11</text:p>
          </table:table-cell>
          <table:table-cell office:value-type="string">
            <text:p>52/4: 6/12</text:p>
          </table:table-cell>
          <table:table-cell office:value-type="string">
            <text:p>53/5: 7/12</text:p>
          </table:table-cell>
          <table:table-cell office:value-type="string">
            <text:p>54/6: 8/13</text:p>
          </table:table-cell>
          <table:table-cell office:value-type="string">
            <text:p>55/7: 9/13</text:p>
          </table:table-cell>
          <table:table-cell office:value-type="string">
            <text:p>56/8: 10/14</text:p>
          </table:table-cell>
          <table:table-cell office:value-type="string">
            <text:p>57/9: 10/14</text:p>
          </table:table-cell>
          <table:table-cell office:value-type="string">
            <text:p>58/:: 11/15</text:p>
          </table:table-cell>
          <table:table-cell office:value-type="string">
            <text:p>59/;: 11/16</text:p>
          </table:table-cell>
          <table:table-cell office:value-type="string">
            <text:p>60/&lt;: 12/16</text:p>
          </table:table-cell>
          <table:table-cell office:value-type="string">
            <text:p>61/=: 13/17</text:p>
          </table:table-cell>
          <table:table-cell office:value-type="string">
            <text:p>62/&gt;: 14/17</text:p>
          </table:table-cell>
          <table:table-cell office:value-type="string">
            <text:p>63/?: 14/18</text:p>
          </table:table-cell>
          <table:table-cell office:value-type="string">
            <text:p>64/@: 15/18</text:p>
          </table:table-cell>
          <table:table-cell office:value-type="string">
            <text:p>65/A: 16/19</text:p>
          </table:table-cell>
          <table:table-cell office:value-type="string">
            <text:p>66/B: 17/20</text:p>
          </table:table-cell>
          <table:table-cell office:value-type="string">
            <text:p>67/C: 17/20</text:p>
          </table:table-cell>
          <table:table-cell office:value-type="string">
            <text:p>68/D: 18/21</text:p>
          </table:table-cell>
          <table:table-cell office:value-type="string">
            <text:p>69/E: 18/21</text:p>
          </table:table-cell>
          <table:table-cell office:value-type="string">
            <text:p>70/F: 19/21</text:p>
          </table:table-cell>
          <table:table-cell office:value-type="string">
            <text:p>71/G: 20/22</text:p>
          </table:table-cell>
          <table:table-cell office:value-type="string">
            <text:p>72/H: 20/23</text:p>
          </table:table-cell>
          <table:table-cell office:value-type="string">
            <text:p>73/I: 21/24</text:p>
          </table:table-cell>
          <table:table-cell office:value-type="string">
            <text:p>74/J: 21/24</text:p>
          </table:table-cell>
          <table:table-cell office:value-type="string">
            <text:p>75/K: 20/24</text:p>
          </table:table-cell>
          <table:table-cell office:value-type="string">
            <text:p>76/L: 21/25</text:p>
          </table:table-cell>
          <table:table-cell office:value-type="string">
            <text:p>77/M: 23/25</text:p>
          </table:table-cell>
          <table:table-cell office:value-type="string">
            <text:p>78/N: 22/26</text:p>
          </table:table-cell>
          <table:table-cell office:value-type="string">
            <text:p>79/O: 23/27</text:p>
          </table:table-cell>
          <table:table-cell office:value-type="string">
            <text:p>80/P: 24/27</text:p>
          </table:table-cell>
          <table:table-cell office:value-type="string">
            <text:p>81/Q: 24/28</text:p>
          </table:table-cell>
          <table:table-cell office:value-type="string">
            <text:p>82/R: 24/28</text:p>
          </table:table-cell>
          <table:table-cell office:value-type="string">
            <text:p>83/S: 26/29</text:p>
          </table:table-cell>
          <table:table-cell office:value-type="string">
            <text:p>84/T: 25/29</text:p>
          </table:table-cell>
          <table:table-cell office:value-type="string">
            <text:p>85/U: 28/30</text:p>
          </table:table-cell>
          <table:table-cell office:value-type="string">
            <text:p>86/V: 26/30</text:p>
          </table:table-cell>
          <table:table-cell office:value-type="string">
            <text:p>87/W: 27/31</text:p>
          </table:table-cell>
          <table:table-cell office:value-type="string">
            <text:p>88/X: 27/31</text:p>
          </table:table-cell>
          <table:table-cell office:value-type="string">
            <text:p>89/Y: 28/32</text:p>
          </table:table-cell>
          <table:table-cell office:value-type="string">
            <text:p>90/Z: 29/33</text:p>
          </table:table-cell>
          <table:table-cell office:value-type="string">
            <text:p>91/[: 30/34</text:p>
          </table:table-cell>
          <table:table-cell office:value-type="string">
            <text:p>92/\: 31/34</text:p>
          </table:table-cell>
          <table:table-cell office:value-type="string">
            <text:p>93/]: 32/34</text:p>
          </table:table-cell>
          <table:table-cell office:value-type="string">
            <text:p>94/^: 32/35</text:p>
          </table:table-cell>
          <table:table-cell office:value-type="string">
            <text:p>95/_: 33/36</text:p>
          </table:table-cell>
          <table:table-cell office:value-type="string">
            <text:p>96/`: 34/37</text:p>
          </table:table-cell>
          <table:table-cell office:value-type="string">
            <text:p>97/a: 33/36</text:p>
          </table:table-cell>
          <table:table-cell office:value-type="string">
            <text:p>98/b: 35/37</text:p>
          </table:table-cell>
          <table:table-cell office:value-type="string">
            <text:p>99/c: 34/38</text:p>
          </table:table-cell>
          <table:table-cell office:value-type="string">
            <text:p>100/d: 35/39</text:p>
          </table:table-cell>
          <table:table-cell office:value-type="string">
            <text:p>101/e: 35/39</text:p>
          </table:table-cell>
          <table:table-cell office:value-type="string">
            <text:p>102/f: 36/40</text:p>
          </table:table-cell>
          <table:table-cell office:value-type="string">
            <text:p>103/g: 36/40</text:p>
          </table:table-cell>
          <table:table-cell office:value-type="string">
            <text:p>104/h: 36/41</text:p>
          </table:table-cell>
          <table:table-cell office:value-type="string">
            <text:p>105/i: 38/42</text:p>
          </table:table-cell>
          <table:table-cell office:value-type="string">
            <text:p>106/j: 37/42</text:p>
          </table:table-cell>
          <table:table-cell office:value-type="string">
            <text:p>107/k: 38/42</text:p>
          </table:table-cell>
          <table:table-cell office:value-type="string">
            <text:p>108/l: 39/43</text:p>
          </table:table-cell>
          <table:table-cell office:value-type="string">
            <text:p>109/m: 40/44</text:p>
          </table:table-cell>
          <table:table-cell office:value-type="string">
            <text:p>110/n: 41/44</text:p>
          </table:table-cell>
          <table:table-cell office:value-type="string">
            <text:p>111/o: 42/45</text:p>
          </table:table-cell>
          <table:table-cell office:value-type="string">
            <text:p>112/p: 42/45</text:p>
          </table:table-cell>
          <table:table-cell office:value-type="string">
            <text:p>113/q: 43/46</text:p>
          </table:table-cell>
          <table:table-cell office:value-type="string">
            <text:p>114/r: 44/46</text:p>
          </table:table-cell>
          <table:table-cell office:value-type="string">
            <text:p>115/s: 44/47</text:p>
          </table:table-cell>
          <table:table-cell office:value-type="string">
            <text:p>116/t: 45/47</text:p>
          </table:table-cell>
          <table:table-cell office:value-type="string">
            <text:p>117/u: 46/48</text:p>
          </table:table-cell>
          <table:table-cell office:value-type="string">
            <text:p>118/v: 47/49</text:p>
          </table:table-cell>
          <table:table-cell office:value-type="string">
            <text:p>119/w: 48/49</text:p>
          </table:table-cell>
          <table:table-cell office:value-type="string">
            <text:p>120/x: 49/50</text:p>
          </table:table-cell>
          <table:table-cell office:value-type="string">
            <text:p>121/y: 49/50</text:p>
          </table:table-cell>
          <table:table-cell office:value-type="string">
            <text:p>122/z: 50/51</text:p>
          </table:table-cell>
          <table:table-cell office:value-type="string">
            <text:p>123/{: 51/51</text:p>
          </table:table-cell>
          <table:table-cell office:value-type="string">
            <text:p>124/|: 52/52</text:p>
          </table:table-cell>
          <table:table-cell office:value-type="string">
            <text:p>125/}: 53/53</text:p>
          </table:table-cell>
          <table:table-cell office:value-type="string">
            <text:p>126/~: 54/5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5">
            <text:p>55</text:p>
          </table:table-cell>
          <table:table-cell office:value-type="string">
            <text:p>count:</text:p>
          </table:table-cell>
          <table:table-cell office:value-type="float" office:value="94">
            <text:p>9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2</text:p>
          </table:table-cell>
          <table:table-cell office:value-type="string">
            <text:p>38/&amp;: 1/3</text:p>
          </table:table-cell>
          <table:table-cell office:value-type="string">
            <text:p>39/': 2/4</text:p>
          </table:table-cell>
          <table:table-cell office:value-type="string">
            <text:p>40/(: 2/4</text:p>
          </table:table-cell>
          <table:table-cell office:value-type="string">
            <text:p>41/): 3/5</text:p>
          </table:table-cell>
          <table:table-cell office:value-type="string">
            <text:p>42/*: 1/5</text:p>
          </table:table-cell>
          <table:table-cell office:value-type="string">
            <text:p>43/+: 2/6</text:p>
          </table:table-cell>
          <table:table-cell office:value-type="string">
            <text:p>44/,: 4/7</text:p>
          </table:table-cell>
          <table:table-cell office:value-type="string">
            <text:p>45/-: 3/7</text:p>
          </table:table-cell>
          <table:table-cell office:value-type="string">
            <text:p>46/.: 3/7</text:p>
          </table:table-cell>
          <table:table-cell office:value-type="string">
            <text:p>47//: 4/8</text:p>
          </table:table-cell>
          <table:table-cell office:value-type="string">
            <text:p>48/0: 5/9</text:p>
          </table:table-cell>
          <table:table-cell office:value-type="string">
            <text:p>49/1: 5/9</text:p>
          </table:table-cell>
          <table:table-cell office:value-type="string">
            <text:p>50/2: 5/10</text:p>
          </table:table-cell>
          <table:table-cell office:value-type="string">
            <text:p>51/3: 6/10</text:p>
          </table:table-cell>
          <table:table-cell office:value-type="string">
            <text:p>52/4: 7/11</text:p>
          </table:table-cell>
          <table:table-cell office:value-type="string">
            <text:p>53/5: 7/11</text:p>
          </table:table-cell>
          <table:table-cell office:value-type="string">
            <text:p>54/6: 8/12</text:p>
          </table:table-cell>
          <table:table-cell office:value-type="string">
            <text:p>55/7: 9/13</text:p>
          </table:table-cell>
          <table:table-cell office:value-type="string">
            <text:p>56/8: 9/14</text:p>
          </table:table-cell>
          <table:table-cell office:value-type="string">
            <text:p>57/9: 10/14</text:p>
          </table:table-cell>
          <table:table-cell office:value-type="string">
            <text:p>58/:: 11/15</text:p>
          </table:table-cell>
          <table:table-cell office:value-type="string">
            <text:p>59/;: 9/15</text:p>
          </table:table-cell>
          <table:table-cell office:value-type="string">
            <text:p>60/&lt;: 10/16</text:p>
          </table:table-cell>
          <table:table-cell office:value-type="string">
            <text:p>61/=: 11/16</text:p>
          </table:table-cell>
          <table:table-cell office:value-type="string">
            <text:p>62/&gt;: 12/17</text:p>
          </table:table-cell>
          <table:table-cell office:value-type="string">
            <text:p>63/?: 13/18</text:p>
          </table:table-cell>
          <table:table-cell office:value-type="string">
            <text:p>64/@: 15/18</text:p>
          </table:table-cell>
          <table:table-cell office:value-type="string">
            <text:p>65/A: 14/19</text:p>
          </table:table-cell>
          <table:table-cell office:value-type="string">
            <text:p>66/B: 16/20</text:p>
          </table:table-cell>
          <table:table-cell office:value-type="string">
            <text:p>67/C: 15/20</text:p>
          </table:table-cell>
          <table:table-cell office:value-type="string">
            <text:p>68/D: 16/21</text:p>
          </table:table-cell>
          <table:table-cell office:value-type="string">
            <text:p>69/E: 18/21</text:p>
          </table:table-cell>
          <table:table-cell office:value-type="string">
            <text:p>70/F: 17/22</text:p>
          </table:table-cell>
          <table:table-cell office:value-type="string">
            <text:p>71/G: 18/22</text:p>
          </table:table-cell>
          <table:table-cell office:value-type="string">
            <text:p>72/H: 19/23</text:p>
          </table:table-cell>
          <table:table-cell office:value-type="string">
            <text:p>73/I: 20/24</text:p>
          </table:table-cell>
          <table:table-cell office:value-type="string">
            <text:p>74/J: 20/24</text:p>
          </table:table-cell>
          <table:table-cell office:value-type="string">
            <text:p>75/K: 21/25</text:p>
          </table:table-cell>
          <table:table-cell office:value-type="string">
            <text:p>76/L: 21/25</text:p>
          </table:table-cell>
          <table:table-cell office:value-type="string">
            <text:p>77/M: 22/26</text:p>
          </table:table-cell>
          <table:table-cell office:value-type="string">
            <text:p>78/N: 23/26</text:p>
          </table:table-cell>
          <table:table-cell office:value-type="string">
            <text:p>79/O: 23/27</text:p>
          </table:table-cell>
          <table:table-cell office:value-type="string">
            <text:p>80/P: 24/28</text:p>
          </table:table-cell>
          <table:table-cell office:value-type="string">
            <text:p>81/Q: 24/28</text:p>
          </table:table-cell>
          <table:table-cell office:value-type="string">
            <text:p>82/R: 25/29</text:p>
          </table:table-cell>
          <table:table-cell office:value-type="string">
            <text:p>83/S: 25/29</text:p>
          </table:table-cell>
          <table:table-cell office:value-type="string">
            <text:p>84/T: 26/30</text:p>
          </table:table-cell>
          <table:table-cell office:value-type="string">
            <text:p>85/U: 26/30</text:p>
          </table:table-cell>
          <table:table-cell office:value-type="string">
            <text:p>86/V: 27/31</text:p>
          </table:table-cell>
          <table:table-cell office:value-type="string">
            <text:p>87/W: 28/32</text:p>
          </table:table-cell>
          <table:table-cell office:value-type="string">
            <text:p>88/X: 28/32</text:p>
          </table:table-cell>
          <table:table-cell office:value-type="string">
            <text:p>89/Y: 29/33</text:p>
          </table:table-cell>
          <table:table-cell office:value-type="string">
            <text:p>90/Z: 29/34</text:p>
          </table:table-cell>
          <table:table-cell office:value-type="string">
            <text:p>91/[: 30/34</text:p>
          </table:table-cell>
          <table:table-cell office:value-type="string">
            <text:p>92/\: 29/35</text:p>
          </table:table-cell>
          <table:table-cell office:value-type="string">
            <text:p>93/]: 30/35</text:p>
          </table:table-cell>
          <table:table-cell office:value-type="string">
            <text:p>94/^: 32/36</text:p>
          </table:table-cell>
          <table:table-cell office:value-type="string">
            <text:p>95/_: 31/37</text:p>
          </table:table-cell>
          <table:table-cell office:value-type="string">
            <text:p>96/`: 32/37</text:p>
          </table:table-cell>
          <table:table-cell office:value-type="string">
            <text:p>97/a: 33/38</text:p>
          </table:table-cell>
          <table:table-cell office:value-type="string">
            <text:p>98/b: 35/38</text:p>
          </table:table-cell>
          <table:table-cell office:value-type="string">
            <text:p>99/c: 34/39</text:p>
          </table:table-cell>
          <table:table-cell office:value-type="string">
            <text:p>100/d: 35/40</text:p>
          </table:table-cell>
          <table:table-cell office:value-type="string">
            <text:p>101/e: 36/40</text:p>
          </table:table-cell>
          <table:table-cell office:value-type="string">
            <text:p>102/f: 36/41</text:p>
          </table:table-cell>
          <table:table-cell office:value-type="string">
            <text:p>103/g: 37/41</text:p>
          </table:table-cell>
          <table:table-cell office:value-type="string">
            <text:p>104/h: 38/42</text:p>
          </table:table-cell>
          <table:table-cell office:value-type="string">
            <text:p>105/i: 39/42</text:p>
          </table:table-cell>
          <table:table-cell office:value-type="string">
            <text:p>106/j: 39/43</text:p>
          </table:table-cell>
          <table:table-cell office:value-type="string">
            <text:p>107/k: 40/43</text:p>
          </table:table-cell>
          <table:table-cell office:value-type="string">
            <text:p>108/l: 41/44</text:p>
          </table:table-cell>
          <table:table-cell office:value-type="string">
            <text:p>109/m: 41/45</text:p>
          </table:table-cell>
          <table:table-cell office:value-type="string">
            <text:p>110/n: 42/45</text:p>
          </table:table-cell>
          <table:table-cell office:value-type="string">
            <text:p>111/o: 41/46</text:p>
          </table:table-cell>
          <table:table-cell office:value-type="string">
            <text:p>112/p: 42/46</text:p>
          </table:table-cell>
          <table:table-cell office:value-type="string">
            <text:p>113/q: 45/47</text:p>
          </table:table-cell>
          <table:table-cell office:value-type="string">
            <text:p>114/r: 43/47</text:p>
          </table:table-cell>
          <table:table-cell office:value-type="string">
            <text:p>115/s: 44/48</text:p>
          </table:table-cell>
          <table:table-cell office:value-type="string">
            <text:p>116/t: 45/49</text:p>
          </table:table-cell>
          <table:table-cell office:value-type="string">
            <text:p>117/u: 46/49</text:p>
          </table:table-cell>
          <table:table-cell office:value-type="string">
            <text:p>118/v: 47/50</text:p>
          </table:table-cell>
          <table:table-cell office:value-type="string">
            <text:p>119/w: 48/51</text:p>
          </table:table-cell>
          <table:table-cell office:value-type="string">
            <text:p>120/x: 49/51</text:p>
          </table:table-cell>
          <table:table-cell office:value-type="string">
            <text:p>121/y: 50/52</text:p>
          </table:table-cell>
          <table:table-cell office:value-type="string">
            <text:p>122/z: 51/52</text:p>
          </table:table-cell>
          <table:table-cell office:value-type="string">
            <text:p>123/{: 52/53</text:p>
          </table:table-cell>
          <table:table-cell office:value-type="string">
            <text:p>124/|: 53/53</text:p>
          </table:table-cell>
          <table:table-cell office:value-type="string">
            <text:p>125/}: 54/54</text:p>
          </table:table-cell>
          <table:table-cell office:value-type="string">
            <text:p>126/~: 55/5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6">
            <text:p>56</text:p>
          </table:table-cell>
          <table:table-cell office:value-type="string">
            <text:p>count:</text:p>
          </table:table-cell>
          <table:table-cell office:value-type="float" office:value="140">
            <text:p>140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1/4</text:p>
          </table:table-cell>
          <table:table-cell office:value-type="string">
            <text:p>41/): 2/5</text:p>
          </table:table-cell>
          <table:table-cell office:value-type="string">
            <text:p>42/*: 2/5</text:p>
          </table:table-cell>
          <table:table-cell office:value-type="string">
            <text:p>43/+: 3/6</text:p>
          </table:table-cell>
          <table:table-cell office:value-type="string">
            <text:p>44/,: 4/7</text:p>
          </table:table-cell>
          <table:table-cell office:value-type="string">
            <text:p>45/-: 4/7</text:p>
          </table:table-cell>
          <table:table-cell office:value-type="string">
            <text:p>46/.: 4/8</text:p>
          </table:table-cell>
          <table:table-cell office:value-type="string">
            <text:p>47//: 5/8</text:p>
          </table:table-cell>
          <table:table-cell office:value-type="string">
            <text:p>48/0: 6/9</text:p>
          </table:table-cell>
          <table:table-cell office:value-type="string">
            <text:p>49/1: 6/10</text:p>
          </table:table-cell>
          <table:table-cell office:value-type="string">
            <text:p>50/2: 7/10</text:p>
          </table:table-cell>
          <table:table-cell office:value-type="string">
            <text:p>51/3: 7/11</text:p>
          </table:table-cell>
          <table:table-cell office:value-type="string">
            <text:p>52/4: 8/11</text:p>
          </table:table-cell>
          <table:table-cell office:value-type="string">
            <text:p>53/5: 8/12</text:p>
          </table:table-cell>
          <table:table-cell office:value-type="string">
            <text:p>54/6: 8/13</text:p>
          </table:table-cell>
          <table:table-cell office:value-type="string">
            <text:p>55/7: 10/13</text:p>
          </table:table-cell>
          <table:table-cell office:value-type="string">
            <text:p>56/8: 9/14</text:p>
          </table:table-cell>
          <table:table-cell office:value-type="string">
            <text:p>57/9: 10/15</text:p>
          </table:table-cell>
          <table:table-cell office:value-type="string">
            <text:p>58/:: 11/15</text:p>
          </table:table-cell>
          <table:table-cell office:value-type="string">
            <text:p>59/;: 11/16</text:p>
          </table:table-cell>
          <table:table-cell office:value-type="string">
            <text:p>60/&lt;: 12/16</text:p>
          </table:table-cell>
          <table:table-cell office:value-type="string">
            <text:p>61/=: 13/17</text:p>
          </table:table-cell>
          <table:table-cell office:value-type="string">
            <text:p>62/&gt;: 13/18</text:p>
          </table:table-cell>
          <table:table-cell office:value-type="string">
            <text:p>63/?: 14/18</text:p>
          </table:table-cell>
          <table:table-cell office:value-type="string">
            <text:p>64/@: 15/19</text:p>
          </table:table-cell>
          <table:table-cell office:value-type="string">
            <text:p>65/A: 14/20</text:p>
          </table:table-cell>
          <table:table-cell office:value-type="string">
            <text:p>66/B: 15/20</text:p>
          </table:table-cell>
          <table:table-cell office:value-type="string">
            <text:p>67/C: 16/20</text:p>
          </table:table-cell>
          <table:table-cell office:value-type="string">
            <text:p>68/D: 17/21</text:p>
          </table:table-cell>
          <table:table-cell office:value-type="string">
            <text:p>69/E: 17/22</text:p>
          </table:table-cell>
          <table:table-cell office:value-type="string">
            <text:p>70/F: 19/22</text:p>
          </table:table-cell>
          <table:table-cell office:value-type="string">
            <text:p>71/G: 18/23</text:p>
          </table:table-cell>
          <table:table-cell office:value-type="string">
            <text:p>72/H: 19/24</text:p>
          </table:table-cell>
          <table:table-cell office:value-type="string">
            <text:p>73/I: 20/24</text:p>
          </table:table-cell>
          <table:table-cell office:value-type="string">
            <text:p>74/J: 20/25</text:p>
          </table:table-cell>
          <table:table-cell office:value-type="string">
            <text:p>75/K: 22/25</text:p>
          </table:table-cell>
          <table:table-cell office:value-type="string">
            <text:p>76/L: 22/26</text:p>
          </table:table-cell>
          <table:table-cell office:value-type="string">
            <text:p>77/M: 21/26</text:p>
          </table:table-cell>
          <table:table-cell office:value-type="string">
            <text:p>78/N: 22/27</text:p>
          </table:table-cell>
          <table:table-cell office:value-type="string">
            <text:p>79/O: 23/27</text:p>
          </table:table-cell>
          <table:table-cell office:value-type="string">
            <text:p>80/P: 23/28</text:p>
          </table:table-cell>
          <table:table-cell office:value-type="string">
            <text:p>81/Q: 24/29</text:p>
          </table:table-cell>
          <table:table-cell office:value-type="string">
            <text:p>82/R: 24/29</text:p>
          </table:table-cell>
          <table:table-cell office:value-type="string">
            <text:p>83/S: 25/30</text:p>
          </table:table-cell>
          <table:table-cell office:value-type="string">
            <text:p>84/T: 26/31</text:p>
          </table:table-cell>
          <table:table-cell office:value-type="string">
            <text:p>85/U: 26/31</text:p>
          </table:table-cell>
          <table:table-cell office:value-type="string">
            <text:p>86/V: 27/32</text:p>
          </table:table-cell>
          <table:table-cell office:value-type="string">
            <text:p>87/W: 27/32</text:p>
          </table:table-cell>
          <table:table-cell office:value-type="string">
            <text:p>88/X: 28/33</text:p>
          </table:table-cell>
          <table:table-cell office:value-type="string">
            <text:p>89/Y: 29/34</text:p>
          </table:table-cell>
          <table:table-cell office:value-type="string">
            <text:p>90/Z: 29/34</text:p>
          </table:table-cell>
          <table:table-cell office:value-type="string">
            <text:p>91/[: 30/35</text:p>
          </table:table-cell>
          <table:table-cell office:value-type="string">
            <text:p>92/\: 31/35</text:p>
          </table:table-cell>
          <table:table-cell office:value-type="string">
            <text:p>93/]: 31/36</text:p>
          </table:table-cell>
          <table:table-cell office:value-type="string">
            <text:p>94/^: 32/37</text:p>
          </table:table-cell>
          <table:table-cell office:value-type="string">
            <text:p>95/_: 32/37</text:p>
          </table:table-cell>
          <table:table-cell office:value-type="string">
            <text:p>96/`: 33/38</text:p>
          </table:table-cell>
          <table:table-cell office:value-type="string">
            <text:p>97/a: 35/39</text:p>
          </table:table-cell>
          <table:table-cell office:value-type="string">
            <text:p>98/b: 33/39</text:p>
          </table:table-cell>
          <table:table-cell office:value-type="string">
            <text:p>99/c: 34/39</text:p>
          </table:table-cell>
          <table:table-cell office:value-type="string">
            <text:p>100/d: 36/40</text:p>
          </table:table-cell>
          <table:table-cell office:value-type="string">
            <text:p>101/e: 35/41</text:p>
          </table:table-cell>
          <table:table-cell office:value-type="string">
            <text:p>102/f: 36/41</text:p>
          </table:table-cell>
          <table:table-cell office:value-type="string">
            <text:p>103/g: 36/42</text:p>
          </table:table-cell>
          <table:table-cell office:value-type="string">
            <text:p>104/h: 37/42</text:p>
          </table:table-cell>
          <table:table-cell office:value-type="string">
            <text:p>105/i: 38/43</text:p>
          </table:table-cell>
          <table:table-cell office:value-type="string">
            <text:p>106/j: 39/44</text:p>
          </table:table-cell>
          <table:table-cell office:value-type="string">
            <text:p>107/k: 40/45</text:p>
          </table:table-cell>
          <table:table-cell office:value-type="string">
            <text:p>108/l: 40/45</text:p>
          </table:table-cell>
          <table:table-cell office:value-type="string">
            <text:p>109/m: 41/46</text:p>
          </table:table-cell>
          <table:table-cell office:value-type="string">
            <text:p>110/n: 42/46</text:p>
          </table:table-cell>
          <table:table-cell office:value-type="string">
            <text:p>111/o: 43/47</text:p>
          </table:table-cell>
          <table:table-cell office:value-type="string">
            <text:p>112/p: 43/47</text:p>
          </table:table-cell>
          <table:table-cell office:value-type="string">
            <text:p>113/q: 44/48</text:p>
          </table:table-cell>
          <table:table-cell office:value-type="string">
            <text:p>114/r: 45/49</text:p>
          </table:table-cell>
          <table:table-cell office:value-type="string">
            <text:p>115/s: 46/49</text:p>
          </table:table-cell>
          <table:table-cell office:value-type="string">
            <text:p>116/t: 47/50</text:p>
          </table:table-cell>
          <table:table-cell office:value-type="string">
            <text:p>117/u: 48/50</text:p>
          </table:table-cell>
          <table:table-cell office:value-type="string">
            <text:p>118/v: 48/51</text:p>
          </table:table-cell>
          <table:table-cell office:value-type="string">
            <text:p>119/w: 49/51</text:p>
          </table:table-cell>
          <table:table-cell office:value-type="string">
            <text:p>120/x: 50/52</text:p>
          </table:table-cell>
          <table:table-cell office:value-type="string">
            <text:p>121/y: 51/53</text:p>
          </table:table-cell>
          <table:table-cell office:value-type="string">
            <text:p>122/z: 52/53</text:p>
          </table:table-cell>
          <table:table-cell office:value-type="string">
            <text:p>123/{: 53/54</text:p>
          </table:table-cell>
          <table:table-cell office:value-type="string">
            <text:p>124/|: 54/54</text:p>
          </table:table-cell>
          <table:table-cell office:value-type="string">
            <text:p>125/}: 55/55</text:p>
          </table:table-cell>
          <table:table-cell office:value-type="string">
            <text:p>126/~: 56/5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7">
            <text:p>57</text:p>
          </table:table-cell>
          <table:table-cell office:value-type="string">
            <text:p>count:</text:p>
          </table:table-cell>
          <table:table-cell office:value-type="float" office:value="195">
            <text:p>19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2/4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3/6</text:p>
          </table:table-cell>
          <table:table-cell office:value-type="string">
            <text:p>44/,: 3/7</text:p>
          </table:table-cell>
          <table:table-cell office:value-type="string">
            <text:p>45/-: 3/8</text:p>
          </table:table-cell>
          <table:table-cell office:value-type="string">
            <text:p>46/.: 4/8</text:p>
          </table:table-cell>
          <table:table-cell office:value-type="string">
            <text:p>47//: 3/9</text:p>
          </table:table-cell>
          <table:table-cell office:value-type="string">
            <text:p>48/0: 4/9</text:p>
          </table:table-cell>
          <table:table-cell office:value-type="string">
            <text:p>49/1: 6/10</text:p>
          </table:table-cell>
          <table:table-cell office:value-type="string">
            <text:p>50/2: 5/10</text:p>
          </table:table-cell>
          <table:table-cell office:value-type="string">
            <text:p>51/3: 6/11</text:p>
          </table:table-cell>
          <table:table-cell office:value-type="string">
            <text:p>52/4: 7/12</text:p>
          </table:table-cell>
          <table:table-cell office:value-type="string">
            <text:p>53/5: 8/13</text:p>
          </table:table-cell>
          <table:table-cell office:value-type="string">
            <text:p>54/6: 8/13</text:p>
          </table:table-cell>
          <table:table-cell office:value-type="string">
            <text:p>55/7: 9/14</text:p>
          </table:table-cell>
          <table:table-cell office:value-type="string">
            <text:p>56/8: 8/14</text:p>
          </table:table-cell>
          <table:table-cell office:value-type="string">
            <text:p>57/9: 9/15</text:p>
          </table:table-cell>
          <table:table-cell office:value-type="string">
            <text:p>58/:: 11/15</text:p>
          </table:table-cell>
          <table:table-cell office:value-type="string">
            <text:p>59/;: 12/16</text:p>
          </table:table-cell>
          <table:table-cell office:value-type="string">
            <text:p>60/&lt;: 13/17</text:p>
          </table:table-cell>
          <table:table-cell office:value-type="string">
            <text:p>61/=: 13/18</text:p>
          </table:table-cell>
          <table:table-cell office:value-type="string">
            <text:p>62/&gt;: 10/18</text:p>
          </table:table-cell>
          <table:table-cell office:value-type="string">
            <text:p>63/?: 11/18</text:p>
          </table:table-cell>
          <table:table-cell office:value-type="string">
            <text:p>64/@: 12/19</text:p>
          </table:table-cell>
          <table:table-cell office:value-type="string">
            <text:p>65/A: 13/20</text:p>
          </table:table-cell>
          <table:table-cell office:value-type="string">
            <text:p>66/B: 14/20</text:p>
          </table:table-cell>
          <table:table-cell office:value-type="string">
            <text:p>67/C: 16/21</text:p>
          </table:table-cell>
          <table:table-cell office:value-type="string">
            <text:p>68/D: 17/22</text:p>
          </table:table-cell>
          <table:table-cell office:value-type="string">
            <text:p>69/E: 15/22</text:p>
          </table:table-cell>
          <table:table-cell office:value-type="string">
            <text:p>70/F: 16/23</text:p>
          </table:table-cell>
          <table:table-cell office:value-type="string">
            <text:p>71/G: 17/23</text:p>
          </table:table-cell>
          <table:table-cell office:value-type="string">
            <text:p>72/H: 18/24</text:p>
          </table:table-cell>
          <table:table-cell office:value-type="string">
            <text:p>73/I: 19/24</text:p>
          </table:table-cell>
          <table:table-cell office:value-type="string">
            <text:p>74/J: 20/25</text:p>
          </table:table-cell>
          <table:table-cell office:value-type="string">
            <text:p>75/K: 21/26</text:p>
          </table:table-cell>
          <table:table-cell office:value-type="string">
            <text:p>76/L: 21/26</text:p>
          </table:table-cell>
          <table:table-cell office:value-type="string">
            <text:p>77/M: 23/27</text:p>
          </table:table-cell>
          <table:table-cell office:value-type="string">
            <text:p>78/N: 22/27</text:p>
          </table:table-cell>
          <table:table-cell office:value-type="string">
            <text:p>79/O: 23/28</text:p>
          </table:table-cell>
          <table:table-cell office:value-type="string">
            <text:p>80/P: 24/29</text:p>
          </table:table-cell>
          <table:table-cell office:value-type="string">
            <text:p>81/Q: 25/29</text:p>
          </table:table-cell>
          <table:table-cell office:value-type="string">
            <text:p>82/R: 25/30</text:p>
          </table:table-cell>
          <table:table-cell office:value-type="string">
            <text:p>83/S: 26/31</text:p>
          </table:table-cell>
          <table:table-cell office:value-type="string">
            <text:p>84/T: 27/31</text:p>
          </table:table-cell>
          <table:table-cell office:value-type="string">
            <text:p>85/U: 27/32</text:p>
          </table:table-cell>
          <table:table-cell office:value-type="string">
            <text:p>86/V: 28/32</text:p>
          </table:table-cell>
          <table:table-cell office:value-type="string">
            <text:p>87/W: 29/33</text:p>
          </table:table-cell>
          <table:table-cell office:value-type="string">
            <text:p>88/X: 30/34</text:p>
          </table:table-cell>
          <table:table-cell office:value-type="string">
            <text:p>89/Y: 29/34</text:p>
          </table:table-cell>
          <table:table-cell office:value-type="string">
            <text:p>90/Z: 30/35</text:p>
          </table:table-cell>
          <table:table-cell office:value-type="string">
            <text:p>91/[: 31/35</text:p>
          </table:table-cell>
          <table:table-cell office:value-type="string">
            <text:p>92/\: 31/36</text:p>
          </table:table-cell>
          <table:table-cell office:value-type="string">
            <text:p>93/]: 32/36</text:p>
          </table:table-cell>
          <table:table-cell office:value-type="string">
            <text:p>94/^: 32/37</text:p>
          </table:table-cell>
          <table:table-cell office:value-type="string">
            <text:p>95/_: 33/38</text:p>
          </table:table-cell>
          <table:table-cell office:value-type="string">
            <text:p>96/`: 33/38</text:p>
          </table:table-cell>
          <table:table-cell office:value-type="string">
            <text:p>97/a: 34/39</text:p>
          </table:table-cell>
          <table:table-cell office:value-type="string">
            <text:p>98/b: 35/39</text:p>
          </table:table-cell>
          <table:table-cell office:value-type="string">
            <text:p>99/c: 36/40</text:p>
          </table:table-cell>
          <table:table-cell office:value-type="string">
            <text:p>100/d: 37/41</text:p>
          </table:table-cell>
          <table:table-cell office:value-type="string">
            <text:p>101/e: 37/41</text:p>
          </table:table-cell>
          <table:table-cell office:value-type="string">
            <text:p>102/f: 38/42</text:p>
          </table:table-cell>
          <table:table-cell office:value-type="string">
            <text:p>103/g: 39/43</text:p>
          </table:table-cell>
          <table:table-cell office:value-type="string">
            <text:p>104/h: 40/43</text:p>
          </table:table-cell>
          <table:table-cell office:value-type="string">
            <text:p>105/i: 40/44</text:p>
          </table:table-cell>
          <table:table-cell office:value-type="string">
            <text:p>106/j: 41/44</text:p>
          </table:table-cell>
          <table:table-cell office:value-type="string">
            <text:p>107/k: 41/45</text:p>
          </table:table-cell>
          <table:table-cell office:value-type="string">
            <text:p>108/l: 42/45</text:p>
          </table:table-cell>
          <table:table-cell office:value-type="string">
            <text:p>109/m: 43/46</text:p>
          </table:table-cell>
          <table:table-cell office:value-type="string">
            <text:p>110/n: 43/47</text:p>
          </table:table-cell>
          <table:table-cell office:value-type="string">
            <text:p>111/o: 44/47</text:p>
          </table:table-cell>
          <table:table-cell office:value-type="string">
            <text:p>112/p: 45/48</text:p>
          </table:table-cell>
          <table:table-cell office:value-type="string">
            <text:p>113/q: 46/49</text:p>
          </table:table-cell>
          <table:table-cell office:value-type="string">
            <text:p>114/r: 46/49</text:p>
          </table:table-cell>
          <table:table-cell office:value-type="string">
            <text:p>115/s: 47/50</text:p>
          </table:table-cell>
          <table:table-cell office:value-type="string">
            <text:p>116/t: 48/51</text:p>
          </table:table-cell>
          <table:table-cell office:value-type="string">
            <text:p>117/u: 49/51</text:p>
          </table:table-cell>
          <table:table-cell office:value-type="string">
            <text:p>118/v: 50/52</text:p>
          </table:table-cell>
          <table:table-cell office:value-type="string">
            <text:p>119/w: 50/52</text:p>
          </table:table-cell>
          <table:table-cell office:value-type="string">
            <text:p>120/x: 51/53</text:p>
          </table:table-cell>
          <table:table-cell office:value-type="string">
            <text:p>121/y: 52/54</text:p>
          </table:table-cell>
          <table:table-cell office:value-type="string">
            <text:p>122/z: 53/54</text:p>
          </table:table-cell>
          <table:table-cell office:value-type="string">
            <text:p>123/{: 54/55</text:p>
          </table:table-cell>
          <table:table-cell office:value-type="string">
            <text:p>124/|: 55/55</text:p>
          </table:table-cell>
          <table:table-cell office:value-type="string">
            <text:p>125/}: 56/56</text:p>
          </table:table-cell>
          <table:table-cell office:value-type="string">
            <text:p>126/~: 57/5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8">
            <text:p>58</text:p>
          </table:table-cell>
          <table:table-cell office:value-type="string">
            <text:p>count:</text:p>
          </table:table-cell>
          <table:table-cell office:value-type="float" office:value="313">
            <text:p>31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0/3</text:p>
          </table:table-cell>
          <table:table-cell office:value-type="string">
            <text:p>39/': 1/4</text:p>
          </table:table-cell>
          <table:table-cell office:value-type="string">
            <text:p>40/(: 1/4</text:p>
          </table:table-cell>
          <table:table-cell office:value-type="string">
            <text:p>41/): 1/5</text:p>
          </table:table-cell>
          <table:table-cell office:value-type="string">
            <text:p>42/*: 2/6</text:p>
          </table:table-cell>
          <table:table-cell office:value-type="string">
            <text:p>43/+: 2/6</text:p>
          </table:table-cell>
          <table:table-cell office:value-type="string">
            <text:p>44/,: 3/7</text:p>
          </table:table-cell>
          <table:table-cell office:value-type="string">
            <text:p>45/-: 2/8</text:p>
          </table:table-cell>
          <table:table-cell office:value-type="string">
            <text:p>46/.: 3/8</text:p>
          </table:table-cell>
          <table:table-cell office:value-type="string">
            <text:p>47//: 4/9</text:p>
          </table:table-cell>
          <table:table-cell office:value-type="string">
            <text:p>48/0: 5/9</text:p>
          </table:table-cell>
          <table:table-cell office:value-type="string">
            <text:p>49/1: 4/10</text:p>
          </table:table-cell>
          <table:table-cell office:value-type="string">
            <text:p>50/2: 5/11</text:p>
          </table:table-cell>
          <table:table-cell office:value-type="string">
            <text:p>51/3: 6/11</text:p>
          </table:table-cell>
          <table:table-cell office:value-type="string">
            <text:p>52/4: 7/12</text:p>
          </table:table-cell>
          <table:table-cell office:value-type="string">
            <text:p>53/5: 8/13</text:p>
          </table:table-cell>
          <table:table-cell office:value-type="string">
            <text:p>54/6: 8/13</text:p>
          </table:table-cell>
          <table:table-cell office:value-type="string">
            <text:p>55/7: 9/14</text:p>
          </table:table-cell>
          <table:table-cell office:value-type="string">
            <text:p>56/8: 8/14</text:p>
          </table:table-cell>
          <table:table-cell office:value-type="string">
            <text:p>57/9: 10/15</text:p>
          </table:table-cell>
          <table:table-cell office:value-type="string">
            <text:p>58/:: 9/15</text:p>
          </table:table-cell>
          <table:table-cell office:value-type="string">
            <text:p>59/;: 10/16</text:p>
          </table:table-cell>
          <table:table-cell office:value-type="string">
            <text:p>60/&lt;: 11/17</text:p>
          </table:table-cell>
          <table:table-cell office:value-type="string">
            <text:p>61/=: 12/17</text:p>
          </table:table-cell>
          <table:table-cell office:value-type="string">
            <text:p>62/&gt;: 12/18</text:p>
          </table:table-cell>
          <table:table-cell office:value-type="string">
            <text:p>63/?: 13/19</text:p>
          </table:table-cell>
          <table:table-cell office:value-type="string">
            <text:p>64/@: 14/19</text:p>
          </table:table-cell>
          <table:table-cell office:value-type="string">
            <text:p>65/A: 15/20</text:p>
          </table:table-cell>
          <table:table-cell office:value-type="string">
            <text:p>66/B: 14/20</text:p>
          </table:table-cell>
          <table:table-cell office:value-type="string">
            <text:p>67/C: 15/21</text:p>
          </table:table-cell>
          <table:table-cell office:value-type="string">
            <text:p>68/D: 16/22</text:p>
          </table:table-cell>
          <table:table-cell office:value-type="string">
            <text:p>69/E: 16/22</text:p>
          </table:table-cell>
          <table:table-cell office:value-type="string">
            <text:p>70/F: 17/23</text:p>
          </table:table-cell>
          <table:table-cell office:value-type="string">
            <text:p>71/G: 18/24</text:p>
          </table:table-cell>
          <table:table-cell office:value-type="string">
            <text:p>72/H: 18/24</text:p>
          </table:table-cell>
          <table:table-cell office:value-type="string">
            <text:p>73/I: 19/25</text:p>
          </table:table-cell>
          <table:table-cell office:value-type="string">
            <text:p>74/J: 20/26</text:p>
          </table:table-cell>
          <table:table-cell office:value-type="string">
            <text:p>75/K: 21/26</text:p>
          </table:table-cell>
          <table:table-cell office:value-type="string">
            <text:p>76/L: 21/27</text:p>
          </table:table-cell>
          <table:table-cell office:value-type="string">
            <text:p>77/M: 20/27</text:p>
          </table:table-cell>
          <table:table-cell office:value-type="string">
            <text:p>78/N: 21/28</text:p>
          </table:table-cell>
          <table:table-cell office:value-type="string">
            <text:p>79/O: 22/29</text:p>
          </table:table-cell>
          <table:table-cell office:value-type="string">
            <text:p>80/P: 23/29</text:p>
          </table:table-cell>
          <table:table-cell office:value-type="string">
            <text:p>81/Q: 24/30</text:p>
          </table:table-cell>
          <table:table-cell office:value-type="string">
            <text:p>82/R: 24/30</text:p>
          </table:table-cell>
          <table:table-cell office:value-type="string">
            <text:p>83/S: 24/31</text:p>
          </table:table-cell>
          <table:table-cell office:value-type="string">
            <text:p>84/T: 26/32</text:p>
          </table:table-cell>
          <table:table-cell office:value-type="string">
            <text:p>85/U: 25/32</text:p>
          </table:table-cell>
          <table:table-cell office:value-type="string">
            <text:p>86/V: 26/33</text:p>
          </table:table-cell>
          <table:table-cell office:value-type="string">
            <text:p>87/W: 25/33</text:p>
          </table:table-cell>
          <table:table-cell office:value-type="string">
            <text:p>88/X: 26/34</text:p>
          </table:table-cell>
          <table:table-cell office:value-type="string">
            <text:p>89/Y: 27/35</text:p>
          </table:table-cell>
          <table:table-cell office:value-type="string">
            <text:p>90/Z: 28/35</text:p>
          </table:table-cell>
          <table:table-cell office:value-type="string">
            <text:p>91/[: 28/36</text:p>
          </table:table-cell>
          <table:table-cell office:value-type="string">
            <text:p>92/\: 29/36</text:p>
          </table:table-cell>
          <table:table-cell office:value-type="string">
            <text:p>93/]: 30/37</text:p>
          </table:table-cell>
          <table:table-cell office:value-type="string">
            <text:p>94/^: 31/37</text:p>
          </table:table-cell>
          <table:table-cell office:value-type="string">
            <text:p>95/_: 32/38</text:p>
          </table:table-cell>
          <table:table-cell office:value-type="string">
            <text:p>96/`: 34/39</text:p>
          </table:table-cell>
          <table:table-cell office:value-type="string">
            <text:p>97/a: 33/39</text:p>
          </table:table-cell>
          <table:table-cell office:value-type="string">
            <text:p>98/b: 34/40</text:p>
          </table:table-cell>
          <table:table-cell office:value-type="string">
            <text:p>99/c: 35/41</text:p>
          </table:table-cell>
          <table:table-cell office:value-type="string">
            <text:p>100/d: 35/41</text:p>
          </table:table-cell>
          <table:table-cell office:value-type="string">
            <text:p>101/e: 36/42</text:p>
          </table:table-cell>
          <table:table-cell office:value-type="string">
            <text:p>102/f: 37/43</text:p>
          </table:table-cell>
          <table:table-cell office:value-type="string">
            <text:p>103/g: 38/43</text:p>
          </table:table-cell>
          <table:table-cell office:value-type="string">
            <text:p>104/h: 39/44</text:p>
          </table:table-cell>
          <table:table-cell office:value-type="string">
            <text:p>105/i: 40/44</text:p>
          </table:table-cell>
          <table:table-cell office:value-type="string">
            <text:p>106/j: 39/45</text:p>
          </table:table-cell>
          <table:table-cell office:value-type="string">
            <text:p>107/k: 40/46</text:p>
          </table:table-cell>
          <table:table-cell office:value-type="string">
            <text:p>108/l: 42/46</text:p>
          </table:table-cell>
          <table:table-cell office:value-type="string">
            <text:p>109/m: 41/47</text:p>
          </table:table-cell>
          <table:table-cell office:value-type="string">
            <text:p>110/n: 42/48</text:p>
          </table:table-cell>
          <table:table-cell office:value-type="string">
            <text:p>111/o: 43/48</text:p>
          </table:table-cell>
          <table:table-cell office:value-type="string">
            <text:p>112/p: 44/49</text:p>
          </table:table-cell>
          <table:table-cell office:value-type="string">
            <text:p>113/q: 45/49</text:p>
          </table:table-cell>
          <table:table-cell office:value-type="string">
            <text:p>114/r: 46/50</text:p>
          </table:table-cell>
          <table:table-cell office:value-type="string">
            <text:p>115/s: 47/51</text:p>
          </table:table-cell>
          <table:table-cell office:value-type="string">
            <text:p>116/t: 48/51</text:p>
          </table:table-cell>
          <table:table-cell office:value-type="string">
            <text:p>117/u: 49/52</text:p>
          </table:table-cell>
          <table:table-cell office:value-type="string">
            <text:p>118/v: 50/53</text:p>
          </table:table-cell>
          <table:table-cell office:value-type="string">
            <text:p>119/w: 51/53</text:p>
          </table:table-cell>
          <table:table-cell office:value-type="string">
            <text:p>120/x: 52/54</text:p>
          </table:table-cell>
          <table:table-cell office:value-type="string">
            <text:p>121/y: 53/54</text:p>
          </table:table-cell>
          <table:table-cell office:value-type="string">
            <text:p>122/z: 54/55</text:p>
          </table:table-cell>
          <table:table-cell office:value-type="string">
            <text:p>123/{: 55/56</text:p>
          </table:table-cell>
          <table:table-cell office:value-type="string">
            <text:p>124/|: 56/56</text:p>
          </table:table-cell>
          <table:table-cell office:value-type="string">
            <text:p>125/}: 57/57</text:p>
          </table:table-cell>
          <table:table-cell office:value-type="string">
            <text:p>126/~: 58/5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9">
            <text:p>59</text:p>
          </table:table-cell>
          <table:table-cell office:value-type="string">
            <text:p>count:</text:p>
          </table:table-cell>
          <table:table-cell office:value-type="float" office:value="397">
            <text:p>39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5</text:p>
          </table:table-cell>
          <table:table-cell office:value-type="string">
            <text:p>42/*: 2/6</text:p>
          </table:table-cell>
          <table:table-cell office:value-type="string">
            <text:p>43/+: 2/6</text:p>
          </table:table-cell>
          <table:table-cell office:value-type="string">
            <text:p>44/,: 3/7</text:p>
          </table:table-cell>
          <table:table-cell office:value-type="string">
            <text:p>45/-: 4/8</text:p>
          </table:table-cell>
          <table:table-cell office:value-type="string">
            <text:p>46/.: 4/8</text:p>
          </table:table-cell>
          <table:table-cell office:value-type="string">
            <text:p>47//: 5/9</text:p>
          </table:table-cell>
          <table:table-cell office:value-type="string">
            <text:p>48/0: 6/9</text:p>
          </table:table-cell>
          <table:table-cell office:value-type="string">
            <text:p>49/1: 6/10</text:p>
          </table:table-cell>
          <table:table-cell office:value-type="string">
            <text:p>50/2: 6/11</text:p>
          </table:table-cell>
          <table:table-cell office:value-type="string">
            <text:p>51/3: 6/11</text:p>
          </table:table-cell>
          <table:table-cell office:value-type="string">
            <text:p>52/4: 7/12</text:p>
          </table:table-cell>
          <table:table-cell office:value-type="string">
            <text:p>53/5: 8/13</text:p>
          </table:table-cell>
          <table:table-cell office:value-type="string">
            <text:p>54/6: 9/13</text:p>
          </table:table-cell>
          <table:table-cell office:value-type="string">
            <text:p>55/7: 9/14</text:p>
          </table:table-cell>
          <table:table-cell office:value-type="string">
            <text:p>56/8: 10/15</text:p>
          </table:table-cell>
          <table:table-cell office:value-type="string">
            <text:p>57/9: 10/15</text:p>
          </table:table-cell>
          <table:table-cell office:value-type="string">
            <text:p>58/:: 10/16</text:p>
          </table:table-cell>
          <table:table-cell office:value-type="string">
            <text:p>59/;: 12/16</text:p>
          </table:table-cell>
          <table:table-cell office:value-type="string">
            <text:p>60/&lt;: 11/17</text:p>
          </table:table-cell>
          <table:table-cell office:value-type="string">
            <text:p>61/=: 12/18</text:p>
          </table:table-cell>
          <table:table-cell office:value-type="string">
            <text:p>62/&gt;: 13/18</text:p>
          </table:table-cell>
          <table:table-cell office:value-type="string">
            <text:p>63/?: 13/19</text:p>
          </table:table-cell>
          <table:table-cell office:value-type="string">
            <text:p>64/@: 14/20</text:p>
          </table:table-cell>
          <table:table-cell office:value-type="string">
            <text:p>65/A: 15/20</text:p>
          </table:table-cell>
          <table:table-cell office:value-type="string">
            <text:p>66/B: 15/21</text:p>
          </table:table-cell>
          <table:table-cell office:value-type="string">
            <text:p>67/C: 16/21</text:p>
          </table:table-cell>
          <table:table-cell office:value-type="string">
            <text:p>68/D: 17/22</text:p>
          </table:table-cell>
          <table:table-cell office:value-type="string">
            <text:p>69/E: 17/23</text:p>
          </table:table-cell>
          <table:table-cell office:value-type="string">
            <text:p>70/F: 18/23</text:p>
          </table:table-cell>
          <table:table-cell office:value-type="string">
            <text:p>71/G: 18/24</text:p>
          </table:table-cell>
          <table:table-cell office:value-type="string">
            <text:p>72/H: 19/25</text:p>
          </table:table-cell>
          <table:table-cell office:value-type="string">
            <text:p>73/I: 20/25</text:p>
          </table:table-cell>
          <table:table-cell office:value-type="string">
            <text:p>74/J: 21/26</text:p>
          </table:table-cell>
          <table:table-cell office:value-type="string">
            <text:p>75/K: 21/26</text:p>
          </table:table-cell>
          <table:table-cell office:value-type="string">
            <text:p>76/L: 23/27</text:p>
          </table:table-cell>
          <table:table-cell office:value-type="string">
            <text:p>77/M: 22/28</text:p>
          </table:table-cell>
          <table:table-cell office:value-type="string">
            <text:p>78/N: 23/28</text:p>
          </table:table-cell>
          <table:table-cell office:value-type="string">
            <text:p>79/O: 24/29</text:p>
          </table:table-cell>
          <table:table-cell office:value-type="string">
            <text:p>80/P: 24/30</text:p>
          </table:table-cell>
          <table:table-cell office:value-type="string">
            <text:p>81/Q: 25/30</text:p>
          </table:table-cell>
          <table:table-cell office:value-type="string">
            <text:p>82/R: 26/31</text:p>
          </table:table-cell>
          <table:table-cell office:value-type="string">
            <text:p>83/S: 26/32</text:p>
          </table:table-cell>
          <table:table-cell office:value-type="string">
            <text:p>84/T: 27/32</text:p>
          </table:table-cell>
          <table:table-cell office:value-type="string">
            <text:p>85/U: 28/33</text:p>
          </table:table-cell>
          <table:table-cell office:value-type="string">
            <text:p>86/V: 29/33</text:p>
          </table:table-cell>
          <table:table-cell office:value-type="string">
            <text:p>87/W: 30/34</text:p>
          </table:table-cell>
          <table:table-cell office:value-type="string">
            <text:p>88/X: 29/35</text:p>
          </table:table-cell>
          <table:table-cell office:value-type="string">
            <text:p>89/Y: 30/35</text:p>
          </table:table-cell>
          <table:table-cell office:value-type="string">
            <text:p>90/Z: 30/36</text:p>
          </table:table-cell>
          <table:table-cell office:value-type="string">
            <text:p>91/[: 31/36</text:p>
          </table:table-cell>
          <table:table-cell office:value-type="string">
            <text:p>92/\: 31/37</text:p>
          </table:table-cell>
          <table:table-cell office:value-type="string">
            <text:p>93/]: 32/37</text:p>
          </table:table-cell>
          <table:table-cell office:value-type="string">
            <text:p>94/^: 33/38</text:p>
          </table:table-cell>
          <table:table-cell office:value-type="string">
            <text:p>95/_: 34/39</text:p>
          </table:table-cell>
          <table:table-cell office:value-type="string">
            <text:p>96/`: 35/40</text:p>
          </table:table-cell>
          <table:table-cell office:value-type="string">
            <text:p>97/a: 35/40</text:p>
          </table:table-cell>
          <table:table-cell office:value-type="string">
            <text:p>98/b: 36/41</text:p>
          </table:table-cell>
          <table:table-cell office:value-type="string">
            <text:p>99/c: 37/41</text:p>
          </table:table-cell>
          <table:table-cell office:value-type="string">
            <text:p>100/d: 37/42</text:p>
          </table:table-cell>
          <table:table-cell office:value-type="string">
            <text:p>101/e: 38/43</text:p>
          </table:table-cell>
          <table:table-cell office:value-type="string">
            <text:p>102/f: 39/43</text:p>
          </table:table-cell>
          <table:table-cell office:value-type="string">
            <text:p>103/g: 39/44</text:p>
          </table:table-cell>
          <table:table-cell office:value-type="string">
            <text:p>104/h: 40/45</text:p>
          </table:table-cell>
          <table:table-cell office:value-type="string">
            <text:p>105/i: 40/45</text:p>
          </table:table-cell>
          <table:table-cell office:value-type="string">
            <text:p>106/j: 42/46</text:p>
          </table:table-cell>
          <table:table-cell office:value-type="string">
            <text:p>107/k: 41/46</text:p>
          </table:table-cell>
          <table:table-cell office:value-type="string">
            <text:p>108/l: 42/47</text:p>
          </table:table-cell>
          <table:table-cell office:value-type="string">
            <text:p>109/m: 43/48</text:p>
          </table:table-cell>
          <table:table-cell office:value-type="string">
            <text:p>110/n: 44/48</text:p>
          </table:table-cell>
          <table:table-cell office:value-type="string">
            <text:p>111/o: 45/49</text:p>
          </table:table-cell>
          <table:table-cell office:value-type="string">
            <text:p>112/p: 46/50</text:p>
          </table:table-cell>
          <table:table-cell office:value-type="string">
            <text:p>113/q: 47/50</text:p>
          </table:table-cell>
          <table:table-cell office:value-type="string">
            <text:p>114/r: 47/51</text:p>
          </table:table-cell>
          <table:table-cell office:value-type="string">
            <text:p>115/s: 48/51</text:p>
          </table:table-cell>
          <table:table-cell office:value-type="string">
            <text:p>116/t: 49/52</text:p>
          </table:table-cell>
          <table:table-cell office:value-type="string">
            <text:p>117/u: 50/53</text:p>
          </table:table-cell>
          <table:table-cell office:value-type="string">
            <text:p>118/v: 51/53</text:p>
          </table:table-cell>
          <table:table-cell office:value-type="string">
            <text:p>119/w: 52/54</text:p>
          </table:table-cell>
          <table:table-cell office:value-type="string">
            <text:p>120/x: 53/55</text:p>
          </table:table-cell>
          <table:table-cell office:value-type="string">
            <text:p>121/y: 54/55</text:p>
          </table:table-cell>
          <table:table-cell office:value-type="string">
            <text:p>122/z: 55/56</text:p>
          </table:table-cell>
          <table:table-cell office:value-type="string">
            <text:p>123/{: 56/57</text:p>
          </table:table-cell>
          <table:table-cell office:value-type="string">
            <text:p>124/|: 57/57</text:p>
          </table:table-cell>
          <table:table-cell office:value-type="string">
            <text:p>125/}: 58/58</text:p>
          </table:table-cell>
          <table:table-cell office:value-type="string">
            <text:p>126/~: 59/5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0">
            <text:p>60</text:p>
          </table:table-cell>
          <table:table-cell office:value-type="string">
            <text:p>count:</text:p>
          </table:table-cell>
          <table:table-cell office:value-type="float" office:value="443">
            <text:p>44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3/7</text:p>
          </table:table-cell>
          <table:table-cell office:value-type="string">
            <text:p>44/,: 3/7</text:p>
          </table:table-cell>
          <table:table-cell office:value-type="string">
            <text:p>45/-: 4/8</text:p>
          </table:table-cell>
          <table:table-cell office:value-type="string">
            <text:p>46/.: 5/8</text:p>
          </table:table-cell>
          <table:table-cell office:value-type="string">
            <text:p>47//: 4/9</text:p>
          </table:table-cell>
          <table:table-cell office:value-type="string">
            <text:p>48/0: 6/10</text:p>
          </table:table-cell>
          <table:table-cell office:value-type="string">
            <text:p>49/1: 5/10</text:p>
          </table:table-cell>
          <table:table-cell office:value-type="string">
            <text:p>50/2: 7/11</text:p>
          </table:table-cell>
          <table:table-cell office:value-type="string">
            <text:p>51/3: 6/12</text:p>
          </table:table-cell>
          <table:table-cell office:value-type="string">
            <text:p>52/4: 8/12</text:p>
          </table:table-cell>
          <table:table-cell office:value-type="string">
            <text:p>53/5: 7/13</text:p>
          </table:table-cell>
          <table:table-cell office:value-type="string">
            <text:p>54/6: 9/14</text:p>
          </table:table-cell>
          <table:table-cell office:value-type="string">
            <text:p>55/7: 10/14</text:p>
          </table:table-cell>
          <table:table-cell office:value-type="string">
            <text:p>56/8: 11/15</text:p>
          </table:table-cell>
          <table:table-cell office:value-type="string">
            <text:p>57/9: 12/15</text:p>
          </table:table-cell>
          <table:table-cell office:value-type="string">
            <text:p>58/:: 8/16</text:p>
          </table:table-cell>
          <table:table-cell office:value-type="string">
            <text:p>59/;: 9/17</text:p>
          </table:table-cell>
          <table:table-cell office:value-type="string">
            <text:p>60/&lt;: 10/17</text:p>
          </table:table-cell>
          <table:table-cell office:value-type="string">
            <text:p>61/=: 11/18</text:p>
          </table:table-cell>
          <table:table-cell office:value-type="string">
            <text:p>62/&gt;: 13/19</text:p>
          </table:table-cell>
          <table:table-cell office:value-type="string">
            <text:p>63/?: 14/19</text:p>
          </table:table-cell>
          <table:table-cell office:value-type="string">
            <text:p>64/@: 13/20</text:p>
          </table:table-cell>
          <table:table-cell office:value-type="string">
            <text:p>65/A: 12/20</text:p>
          </table:table-cell>
          <table:table-cell office:value-type="string">
            <text:p>66/B: 13/21</text:p>
          </table:table-cell>
          <table:table-cell office:value-type="string">
            <text:p>67/C: 14/22</text:p>
          </table:table-cell>
          <table:table-cell office:value-type="string">
            <text:p>68/D: 15/22</text:p>
          </table:table-cell>
          <table:table-cell office:value-type="string">
            <text:p>69/E: 16/23</text:p>
          </table:table-cell>
          <table:table-cell office:value-type="string">
            <text:p>70/F: 17/24</text:p>
          </table:table-cell>
          <table:table-cell office:value-type="string">
            <text:p>71/G: 18/24</text:p>
          </table:table-cell>
          <table:table-cell office:value-type="string">
            <text:p>72/H: 20/25</text:p>
          </table:table-cell>
          <table:table-cell office:value-type="string">
            <text:p>73/I: 19/26</text:p>
          </table:table-cell>
          <table:table-cell office:value-type="string">
            <text:p>74/J: 20/26</text:p>
          </table:table-cell>
          <table:table-cell office:value-type="string">
            <text:p>75/K: 21/27</text:p>
          </table:table-cell>
          <table:table-cell office:value-type="string">
            <text:p>76/L: 22/27</text:p>
          </table:table-cell>
          <table:table-cell office:value-type="string">
            <text:p>77/M: 23/28</text:p>
          </table:table-cell>
          <table:table-cell office:value-type="string">
            <text:p>78/N: 23/29</text:p>
          </table:table-cell>
          <table:table-cell office:value-type="string">
            <text:p>79/O: 24/29</text:p>
          </table:table-cell>
          <table:table-cell office:value-type="string">
            <text:p>80/P: 24/30</text:p>
          </table:table-cell>
          <table:table-cell office:value-type="string">
            <text:p>81/Q: 26/31</text:p>
          </table:table-cell>
          <table:table-cell office:value-type="string">
            <text:p>82/R: 25/31</text:p>
          </table:table-cell>
          <table:table-cell office:value-type="string">
            <text:p>83/S: 26/32</text:p>
          </table:table-cell>
          <table:table-cell office:value-type="string">
            <text:p>84/T: 27/33</text:p>
          </table:table-cell>
          <table:table-cell office:value-type="string">
            <text:p>85/U: 28/33</text:p>
          </table:table-cell>
          <table:table-cell office:value-type="string">
            <text:p>86/V: 28/34</text:p>
          </table:table-cell>
          <table:table-cell office:value-type="string">
            <text:p>87/W: 29/35</text:p>
          </table:table-cell>
          <table:table-cell office:value-type="string">
            <text:p>88/X: 29/35</text:p>
          </table:table-cell>
          <table:table-cell office:value-type="string">
            <text:p>89/Y: 30/36</text:p>
          </table:table-cell>
          <table:table-cell office:value-type="string">
            <text:p>90/Z: 31/37</text:p>
          </table:table-cell>
          <table:table-cell office:value-type="string">
            <text:p>91/[: 31/37</text:p>
          </table:table-cell>
          <table:table-cell office:value-type="string">
            <text:p>92/\: 32/38</text:p>
          </table:table-cell>
          <table:table-cell office:value-type="string">
            <text:p>93/]: 33/38</text:p>
          </table:table-cell>
          <table:table-cell office:value-type="string">
            <text:p>94/^: 34/39</text:p>
          </table:table-cell>
          <table:table-cell office:value-type="string">
            <text:p>95/_: 34/40</text:p>
          </table:table-cell>
          <table:table-cell office:value-type="string">
            <text:p>96/`: 35/40</text:p>
          </table:table-cell>
          <table:table-cell office:value-type="string">
            <text:p>97/a: 36/41</text:p>
          </table:table-cell>
          <table:table-cell office:value-type="string">
            <text:p>98/b: 37/42</text:p>
          </table:table-cell>
          <table:table-cell office:value-type="string">
            <text:p>99/c: 38/42</text:p>
          </table:table-cell>
          <table:table-cell office:value-type="string">
            <text:p>100/d: 38/43</text:p>
          </table:table-cell>
          <table:table-cell office:value-type="string">
            <text:p>101/e: 39/43</text:p>
          </table:table-cell>
          <table:table-cell office:value-type="string">
            <text:p>102/f: 40/44</text:p>
          </table:table-cell>
          <table:table-cell office:value-type="string">
            <text:p>103/g: 40/45</text:p>
          </table:table-cell>
          <table:table-cell office:value-type="string">
            <text:p>104/h: 41/45</text:p>
          </table:table-cell>
          <table:table-cell office:value-type="string">
            <text:p>105/i: 41/46</text:p>
          </table:table-cell>
          <table:table-cell office:value-type="string">
            <text:p>106/j: 42/47</text:p>
          </table:table-cell>
          <table:table-cell office:value-type="string">
            <text:p>107/k: 43/47</text:p>
          </table:table-cell>
          <table:table-cell office:value-type="string">
            <text:p>108/l: 44/48</text:p>
          </table:table-cell>
          <table:table-cell office:value-type="string">
            <text:p>109/m: 45/49</text:p>
          </table:table-cell>
          <table:table-cell office:value-type="string">
            <text:p>110/n: 45/49</text:p>
          </table:table-cell>
          <table:table-cell office:value-type="string">
            <text:p>111/o: 46/50</text:p>
          </table:table-cell>
          <table:table-cell office:value-type="string">
            <text:p>112/p: 47/50</text:p>
          </table:table-cell>
          <table:table-cell office:value-type="string">
            <text:p>113/q: 48/51</text:p>
          </table:table-cell>
          <table:table-cell office:value-type="string">
            <text:p>114/r: 49/52</text:p>
          </table:table-cell>
          <table:table-cell office:value-type="string">
            <text:p>115/s: 50/52</text:p>
          </table:table-cell>
          <table:table-cell office:value-type="string">
            <text:p>116/t: 50/53</text:p>
          </table:table-cell>
          <table:table-cell office:value-type="string">
            <text:p>117/u: 51/54</text:p>
          </table:table-cell>
          <table:table-cell office:value-type="string">
            <text:p>118/v: 52/54</text:p>
          </table:table-cell>
          <table:table-cell office:value-type="string">
            <text:p>119/w: 53/55</text:p>
          </table:table-cell>
          <table:table-cell office:value-type="string">
            <text:p>120/x: 54/56</text:p>
          </table:table-cell>
          <table:table-cell office:value-type="string">
            <text:p>121/y: 55/56</text:p>
          </table:table-cell>
          <table:table-cell office:value-type="string">
            <text:p>122/z: 56/57</text:p>
          </table:table-cell>
          <table:table-cell office:value-type="string">
            <text:p>123/{: 57/58</text:p>
          </table:table-cell>
          <table:table-cell office:value-type="string">
            <text:p>124/|: 58/58</text:p>
          </table:table-cell>
          <table:table-cell office:value-type="string">
            <text:p>125/}: 59/59</text:p>
          </table:table-cell>
          <table:table-cell office:value-type="string">
            <text:p>126/~: 60/6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1">
            <text:p>61</text:p>
          </table:table-cell>
          <table:table-cell office:value-type="string">
            <text:p>count:</text:p>
          </table:table-cell>
          <table:table-cell office:value-type="float" office:value="571">
            <text:p>57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1/5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3/7</text:p>
          </table:table-cell>
          <table:table-cell office:value-type="string">
            <text:p>44/,: 3/7</text:p>
          </table:table-cell>
          <table:table-cell office:value-type="string">
            <text:p>45/-: 3/8</text:p>
          </table:table-cell>
          <table:table-cell office:value-type="string">
            <text:p>46/.: 4/9</text:p>
          </table:table-cell>
          <table:table-cell office:value-type="string">
            <text:p>47//: 4/9</text:p>
          </table:table-cell>
          <table:table-cell office:value-type="string">
            <text:p>48/0: 5/10</text:p>
          </table:table-cell>
          <table:table-cell office:value-type="string">
            <text:p>49/1: 6/11</text:p>
          </table:table-cell>
          <table:table-cell office:value-type="string">
            <text:p>50/2: 6/11</text:p>
          </table:table-cell>
          <table:table-cell office:value-type="string">
            <text:p>51/3: 7/12</text:p>
          </table:table-cell>
          <table:table-cell office:value-type="string">
            <text:p>52/4: 8/13</text:p>
          </table:table-cell>
          <table:table-cell office:value-type="string">
            <text:p>53/5: 8/13</text:p>
          </table:table-cell>
          <table:table-cell office:value-type="string">
            <text:p>54/6: 9/14</text:p>
          </table:table-cell>
          <table:table-cell office:value-type="string">
            <text:p>55/7: 10/15</text:p>
          </table:table-cell>
          <table:table-cell office:value-type="string">
            <text:p>56/8: 10/15</text:p>
          </table:table-cell>
          <table:table-cell office:value-type="string">
            <text:p>57/9: 11/16</text:p>
          </table:table-cell>
          <table:table-cell office:value-type="string">
            <text:p>58/:: 10/16</text:p>
          </table:table-cell>
          <table:table-cell office:value-type="string">
            <text:p>59/;: 12/17</text:p>
          </table:table-cell>
          <table:table-cell office:value-type="string">
            <text:p>60/&lt;: 13/18</text:p>
          </table:table-cell>
          <table:table-cell office:value-type="string">
            <text:p>61/=: 11/18</text:p>
          </table:table-cell>
          <table:table-cell office:value-type="string">
            <text:p>62/&gt;: 12/19</text:p>
          </table:table-cell>
          <table:table-cell office:value-type="string">
            <text:p>63/?: 12/20</text:p>
          </table:table-cell>
          <table:table-cell office:value-type="string">
            <text:p>64/@: 13/20</text:p>
          </table:table-cell>
          <table:table-cell office:value-type="string">
            <text:p>65/A: 14/21</text:p>
          </table:table-cell>
          <table:table-cell office:value-type="string">
            <text:p>66/B: 14/22</text:p>
          </table:table-cell>
          <table:table-cell office:value-type="string">
            <text:p>67/C: 16/22</text:p>
          </table:table-cell>
          <table:table-cell office:value-type="string">
            <text:p>68/D: 17/23</text:p>
          </table:table-cell>
          <table:table-cell office:value-type="string">
            <text:p>69/E: 15/24</text:p>
          </table:table-cell>
          <table:table-cell office:value-type="string">
            <text:p>70/F: 18/24</text:p>
          </table:table-cell>
          <table:table-cell office:value-type="string">
            <text:p>71/G: 19/25</text:p>
          </table:table-cell>
          <table:table-cell office:value-type="string">
            <text:p>72/H: 16/26</text:p>
          </table:table-cell>
          <table:table-cell office:value-type="string">
            <text:p>73/I: 17/26</text:p>
          </table:table-cell>
          <table:table-cell office:value-type="string">
            <text:p>74/J: 18/27</text:p>
          </table:table-cell>
          <table:table-cell office:value-type="string">
            <text:p>75/K: 19/27</text:p>
          </table:table-cell>
          <table:table-cell office:value-type="string">
            <text:p>76/L: 22/28</text:p>
          </table:table-cell>
          <table:table-cell office:value-type="string">
            <text:p>77/M: 20/29</text:p>
          </table:table-cell>
          <table:table-cell office:value-type="string">
            <text:p>78/N: 21/29</text:p>
          </table:table-cell>
          <table:table-cell office:value-type="string">
            <text:p>79/O: 22/30</text:p>
          </table:table-cell>
          <table:table-cell office:value-type="string">
            <text:p>80/P: 23/31</text:p>
          </table:table-cell>
          <table:table-cell office:value-type="string">
            <text:p>81/Q: 24/31</text:p>
          </table:table-cell>
          <table:table-cell office:value-type="string">
            <text:p>82/R: 25/32</text:p>
          </table:table-cell>
          <table:table-cell office:value-type="string">
            <text:p>83/S: 26/33</text:p>
          </table:table-cell>
          <table:table-cell office:value-type="string">
            <text:p>84/T: 26/33</text:p>
          </table:table-cell>
          <table:table-cell office:value-type="string">
            <text:p>85/U: 27/34</text:p>
          </table:table-cell>
          <table:table-cell office:value-type="string">
            <text:p>86/V: 28/35</text:p>
          </table:table-cell>
          <table:table-cell office:value-type="string">
            <text:p>87/W: 28/35</text:p>
          </table:table-cell>
          <table:table-cell office:value-type="string">
            <text:p>88/X: 29/36</text:p>
          </table:table-cell>
          <table:table-cell office:value-type="string">
            <text:p>89/Y: 30/36</text:p>
          </table:table-cell>
          <table:table-cell office:value-type="string">
            <text:p>90/Z: 31/37</text:p>
          </table:table-cell>
          <table:table-cell office:value-type="string">
            <text:p>91/[: 32/38</text:p>
          </table:table-cell>
          <table:table-cell office:value-type="string">
            <text:p>92/\: 32/38</text:p>
          </table:table-cell>
          <table:table-cell office:value-type="string">
            <text:p>93/]: 33/39</text:p>
          </table:table-cell>
          <table:table-cell office:value-type="string">
            <text:p>94/^: 34/40</text:p>
          </table:table-cell>
          <table:table-cell office:value-type="string">
            <text:p>95/_: 35/40</text:p>
          </table:table-cell>
          <table:table-cell office:value-type="string">
            <text:p>96/`: 35/41</text:p>
          </table:table-cell>
          <table:table-cell office:value-type="string">
            <text:p>97/a: 36/42</text:p>
          </table:table-cell>
          <table:table-cell office:value-type="string">
            <text:p>98/b: 37/42</text:p>
          </table:table-cell>
          <table:table-cell office:value-type="string">
            <text:p>99/c: 38/43</text:p>
          </table:table-cell>
          <table:table-cell office:value-type="string">
            <text:p>100/d: 38/44</text:p>
          </table:table-cell>
          <table:table-cell office:value-type="string">
            <text:p>101/e: 37/44</text:p>
          </table:table-cell>
          <table:table-cell office:value-type="string">
            <text:p>102/f: 38/45</text:p>
          </table:table-cell>
          <table:table-cell office:value-type="string">
            <text:p>103/g: 39/46</text:p>
          </table:table-cell>
          <table:table-cell office:value-type="string">
            <text:p>104/h: 40/46</text:p>
          </table:table-cell>
          <table:table-cell office:value-type="string">
            <text:p>105/i: 41/47</text:p>
          </table:table-cell>
          <table:table-cell office:value-type="string">
            <text:p>106/j: 42/48</text:p>
          </table:table-cell>
          <table:table-cell office:value-type="string">
            <text:p>107/k: 43/48</text:p>
          </table:table-cell>
          <table:table-cell office:value-type="string">
            <text:p>108/l: 44/49</text:p>
          </table:table-cell>
          <table:table-cell office:value-type="string">
            <text:p>109/m: 45/50</text:p>
          </table:table-cell>
          <table:table-cell office:value-type="string">
            <text:p>110/n: 46/50</text:p>
          </table:table-cell>
          <table:table-cell office:value-type="string">
            <text:p>111/o: 47/51</text:p>
          </table:table-cell>
          <table:table-cell office:value-type="string">
            <text:p>112/p: 48/51</text:p>
          </table:table-cell>
          <table:table-cell office:value-type="string">
            <text:p>113/q: 49/52</text:p>
          </table:table-cell>
          <table:table-cell office:value-type="string">
            <text:p>114/r: 50/53</text:p>
          </table:table-cell>
          <table:table-cell office:value-type="string">
            <text:p>115/s: 51/53</text:p>
          </table:table-cell>
          <table:table-cell office:value-type="string">
            <text:p>116/t: 51/54</text:p>
          </table:table-cell>
          <table:table-cell office:value-type="string">
            <text:p>117/u: 52/55</text:p>
          </table:table-cell>
          <table:table-cell office:value-type="string">
            <text:p>118/v: 53/55</text:p>
          </table:table-cell>
          <table:table-cell office:value-type="string">
            <text:p>119/w: 54/56</text:p>
          </table:table-cell>
          <table:table-cell office:value-type="string">
            <text:p>120/x: 55/57</text:p>
          </table:table-cell>
          <table:table-cell office:value-type="string">
            <text:p>121/y: 56/57</text:p>
          </table:table-cell>
          <table:table-cell office:value-type="string">
            <text:p>122/z: 57/58</text:p>
          </table:table-cell>
          <table:table-cell office:value-type="string">
            <text:p>123/{: 58/59</text:p>
          </table:table-cell>
          <table:table-cell office:value-type="string">
            <text:p>124/|: 59/59</text:p>
          </table:table-cell>
          <table:table-cell office:value-type="string">
            <text:p>125/}: 60/60</text:p>
          </table:table-cell>
          <table:table-cell office:value-type="string">
            <text:p>126/~: 61/6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2">
            <text:p>62</text:p>
          </table:table-cell>
          <table:table-cell office:value-type="string">
            <text:p>count:</text:p>
          </table:table-cell>
          <table:table-cell office:value-type="float" office:value="637">
            <text:p>63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3</text:p>
          </table:table-cell>
          <table:table-cell office:value-type="string">
            <text:p>39/': 2/4</text:p>
          </table:table-cell>
          <table:table-cell office:value-type="string">
            <text:p>40/(: 1/5</text:p>
          </table:table-cell>
          <table:table-cell office:value-type="string">
            <text:p>41/): 2/5</text:p>
          </table:table-cell>
          <table:table-cell office:value-type="string">
            <text:p>42/*: 2/6</text:p>
          </table:table-cell>
          <table:table-cell office:value-type="string">
            <text:p>43/+: 3/7</text:p>
          </table:table-cell>
          <table:table-cell office:value-type="string">
            <text:p>44/,: 3/7</text:p>
          </table:table-cell>
          <table:table-cell office:value-type="string">
            <text:p>45/-: 3/8</text:p>
          </table:table-cell>
          <table:table-cell office:value-type="string">
            <text:p>46/.: 4/9</text:p>
          </table:table-cell>
          <table:table-cell office:value-type="string">
            <text:p>47//: 4/9</text:p>
          </table:table-cell>
          <table:table-cell office:value-type="string">
            <text:p>48/0: 6/10</text:p>
          </table:table-cell>
          <table:table-cell office:value-type="string">
            <text:p>49/1: 5/11</text:p>
          </table:table-cell>
          <table:table-cell office:value-type="string">
            <text:p>50/2: 6/11</text:p>
          </table:table-cell>
          <table:table-cell office:value-type="string">
            <text:p>51/3: 7/12</text:p>
          </table:table-cell>
          <table:table-cell office:value-type="string">
            <text:p>52/4: 8/12</text:p>
          </table:table-cell>
          <table:table-cell office:value-type="string">
            <text:p>53/5: 8/13</text:p>
          </table:table-cell>
          <table:table-cell office:value-type="string">
            <text:p>54/6: 9/14</text:p>
          </table:table-cell>
          <table:table-cell office:value-type="string">
            <text:p>55/7: 10/15</text:p>
          </table:table-cell>
          <table:table-cell office:value-type="string">
            <text:p>56/8: 10/15</text:p>
          </table:table-cell>
          <table:table-cell office:value-type="string">
            <text:p>57/9: 9/16</text:p>
          </table:table-cell>
          <table:table-cell office:value-type="string">
            <text:p>58/:: 10/16</text:p>
          </table:table-cell>
          <table:table-cell office:value-type="string">
            <text:p>59/;: 11/17</text:p>
          </table:table-cell>
          <table:table-cell office:value-type="string">
            <text:p>60/&lt;: 12/18</text:p>
          </table:table-cell>
          <table:table-cell office:value-type="string">
            <text:p>61/=: 14/18</text:p>
          </table:table-cell>
          <table:table-cell office:value-type="string">
            <text:p>62/&gt;: 13/19</text:p>
          </table:table-cell>
          <table:table-cell office:value-type="string">
            <text:p>63/?: 14/20</text:p>
          </table:table-cell>
          <table:table-cell office:value-type="string">
            <text:p>64/@: 15/20</text:p>
          </table:table-cell>
          <table:table-cell office:value-type="string">
            <text:p>65/A: 15/21</text:p>
          </table:table-cell>
          <table:table-cell office:value-type="string">
            <text:p>66/B: 17/22</text:p>
          </table:table-cell>
          <table:table-cell office:value-type="string">
            <text:p>67/C: 16/23</text:p>
          </table:table-cell>
          <table:table-cell office:value-type="string">
            <text:p>68/D: 17/23</text:p>
          </table:table-cell>
          <table:table-cell office:value-type="string">
            <text:p>69/E: 18/24</text:p>
          </table:table-cell>
          <table:table-cell office:value-type="string">
            <text:p>70/F: 18/24</text:p>
          </table:table-cell>
          <table:table-cell office:value-type="string">
            <text:p>71/G: 19/25</text:p>
          </table:table-cell>
          <table:table-cell office:value-type="string">
            <text:p>72/H: 20/26</text:p>
          </table:table-cell>
          <table:table-cell office:value-type="string">
            <text:p>73/I: 21/26</text:p>
          </table:table-cell>
          <table:table-cell office:value-type="string">
            <text:p>74/J: 21/27</text:p>
          </table:table-cell>
          <table:table-cell office:value-type="string">
            <text:p>75/K: 24/28</text:p>
          </table:table-cell>
          <table:table-cell office:value-type="string">
            <text:p>76/L: 22/28</text:p>
          </table:table-cell>
          <table:table-cell office:value-type="string">
            <text:p>77/M: 24/29</text:p>
          </table:table-cell>
          <table:table-cell office:value-type="string">
            <text:p>78/N: 23/30</text:p>
          </table:table-cell>
          <table:table-cell office:value-type="string">
            <text:p>79/O: 24/30</text:p>
          </table:table-cell>
          <table:table-cell office:value-type="string">
            <text:p>80/P: 25/31</text:p>
          </table:table-cell>
          <table:table-cell office:value-type="string">
            <text:p>81/Q: 26/32</text:p>
          </table:table-cell>
          <table:table-cell office:value-type="string">
            <text:p>82/R: 27/32</text:p>
          </table:table-cell>
          <table:table-cell office:value-type="string">
            <text:p>83/S: 28/33</text:p>
          </table:table-cell>
          <table:table-cell office:value-type="string">
            <text:p>84/T: 29/34</text:p>
          </table:table-cell>
          <table:table-cell office:value-type="string">
            <text:p>85/U: 29/34</text:p>
          </table:table-cell>
          <table:table-cell office:value-type="string">
            <text:p>86/V: 30/35</text:p>
          </table:table-cell>
          <table:table-cell office:value-type="string">
            <text:p>87/W: 30/36</text:p>
          </table:table-cell>
          <table:table-cell office:value-type="string">
            <text:p>88/X: 31/36</text:p>
          </table:table-cell>
          <table:table-cell office:value-type="string">
            <text:p>89/Y: 32/37</text:p>
          </table:table-cell>
          <table:table-cell office:value-type="string">
            <text:p>90/Z: 32/38</text:p>
          </table:table-cell>
          <table:table-cell office:value-type="string">
            <text:p>91/[: 33/38</text:p>
          </table:table-cell>
          <table:table-cell office:value-type="string">
            <text:p>92/\: 34/39</text:p>
          </table:table-cell>
          <table:table-cell office:value-type="string">
            <text:p>93/]: 34/40</text:p>
          </table:table-cell>
          <table:table-cell office:value-type="string">
            <text:p>94/^: 34/40</text:p>
          </table:table-cell>
          <table:table-cell office:value-type="string">
            <text:p>95/_: 36/41</text:p>
          </table:table-cell>
          <table:table-cell office:value-type="string">
            <text:p>96/`: 35/42</text:p>
          </table:table-cell>
          <table:table-cell office:value-type="string">
            <text:p>97/a: 36/42</text:p>
          </table:table-cell>
          <table:table-cell office:value-type="string">
            <text:p>98/b: 39/43</text:p>
          </table:table-cell>
          <table:table-cell office:value-type="string">
            <text:p>99/c: 37/44</text:p>
          </table:table-cell>
          <table:table-cell office:value-type="string">
            <text:p>100/d: 38/44</text:p>
          </table:table-cell>
          <table:table-cell office:value-type="string">
            <text:p>101/e: 39/45</text:p>
          </table:table-cell>
          <table:table-cell office:value-type="string">
            <text:p>102/f: 40/46</text:p>
          </table:table-cell>
          <table:table-cell office:value-type="string">
            <text:p>103/g: 41/46</text:p>
          </table:table-cell>
          <table:table-cell office:value-type="string">
            <text:p>104/h: 42/47</text:p>
          </table:table-cell>
          <table:table-cell office:value-type="string">
            <text:p>105/i: 43/48</text:p>
          </table:table-cell>
          <table:table-cell office:value-type="string">
            <text:p>106/j: 44/48</text:p>
          </table:table-cell>
          <table:table-cell office:value-type="string">
            <text:p>107/k: 45/49</text:p>
          </table:table-cell>
          <table:table-cell office:value-type="string">
            <text:p>108/l: 46/50</text:p>
          </table:table-cell>
          <table:table-cell office:value-type="string">
            <text:p>109/m: 47/50</text:p>
          </table:table-cell>
          <table:table-cell office:value-type="string">
            <text:p>110/n: 48/51</text:p>
          </table:table-cell>
          <table:table-cell office:value-type="string">
            <text:p>111/o: 48/52</text:p>
          </table:table-cell>
          <table:table-cell office:value-type="string">
            <text:p>112/p: 49/52</text:p>
          </table:table-cell>
          <table:table-cell office:value-type="string">
            <text:p>113/q: 50/53</text:p>
          </table:table-cell>
          <table:table-cell office:value-type="string">
            <text:p>114/r: 51/54</text:p>
          </table:table-cell>
          <table:table-cell office:value-type="string">
            <text:p>115/s: 52/54</text:p>
          </table:table-cell>
          <table:table-cell office:value-type="string">
            <text:p>116/t: 52/55</text:p>
          </table:table-cell>
          <table:table-cell office:value-type="string">
            <text:p>117/u: 53/56</text:p>
          </table:table-cell>
          <table:table-cell office:value-type="string">
            <text:p>118/v: 54/56</text:p>
          </table:table-cell>
          <table:table-cell office:value-type="string">
            <text:p>119/w: 55/57</text:p>
          </table:table-cell>
          <table:table-cell office:value-type="string">
            <text:p>120/x: 56/58</text:p>
          </table:table-cell>
          <table:table-cell office:value-type="string">
            <text:p>121/y: 57/58</text:p>
          </table:table-cell>
          <table:table-cell office:value-type="string">
            <text:p>122/z: 58/59</text:p>
          </table:table-cell>
          <table:table-cell office:value-type="string">
            <text:p>123/{: 59/60</text:p>
          </table:table-cell>
          <table:table-cell office:value-type="string">
            <text:p>124/|: 60/60</text:p>
          </table:table-cell>
          <table:table-cell office:value-type="string">
            <text:p>125/}: 61/61</text:p>
          </table:table-cell>
          <table:table-cell office:value-type="string">
            <text:p>126/~: 62/6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3">
            <text:p>63</text:p>
          </table:table-cell>
          <table:table-cell office:value-type="string">
            <text:p>count:</text:p>
          </table:table-cell>
          <table:table-cell office:value-type="float" office:value="768">
            <text:p>76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6</text:p>
          </table:table-cell>
          <table:table-cell office:value-type="string">
            <text:p>42/*: 2/6</text:p>
          </table:table-cell>
          <table:table-cell office:value-type="string">
            <text:p>43/+: 3/7</text:p>
          </table:table-cell>
          <table:table-cell office:value-type="string">
            <text:p>44/,: 4/8</text:p>
          </table:table-cell>
          <table:table-cell office:value-type="string">
            <text:p>45/-: 5/8</text:p>
          </table:table-cell>
          <table:table-cell office:value-type="string">
            <text:p>46/.: 5/9</text:p>
          </table:table-cell>
          <table:table-cell office:value-type="string">
            <text:p>47//: 5/10</text:p>
          </table:table-cell>
          <table:table-cell office:value-type="string">
            <text:p>48/0: 6/10</text:p>
          </table:table-cell>
          <table:table-cell office:value-type="string">
            <text:p>49/1: 7/11</text:p>
          </table:table-cell>
          <table:table-cell office:value-type="string">
            <text:p>50/2: 7/12</text:p>
          </table:table-cell>
          <table:table-cell office:value-type="string">
            <text:p>51/3: 7/12</text:p>
          </table:table-cell>
          <table:table-cell office:value-type="string">
            <text:p>52/4: 8/13</text:p>
          </table:table-cell>
          <table:table-cell office:value-type="string">
            <text:p>53/5: 8/14</text:p>
          </table:table-cell>
          <table:table-cell office:value-type="string">
            <text:p>54/6: 9/14</text:p>
          </table:table-cell>
          <table:table-cell office:value-type="string">
            <text:p>55/7: 10/15</text:p>
          </table:table-cell>
          <table:table-cell office:value-type="string">
            <text:p>56/8: 10/16</text:p>
          </table:table-cell>
          <table:table-cell office:value-type="string">
            <text:p>57/9: 11/16</text:p>
          </table:table-cell>
          <table:table-cell office:value-type="string">
            <text:p>58/:: 12/17</text:p>
          </table:table-cell>
          <table:table-cell office:value-type="string">
            <text:p>59/;: 13/18</text:p>
          </table:table-cell>
          <table:table-cell office:value-type="string">
            <text:p>60/&lt;: 13/18</text:p>
          </table:table-cell>
          <table:table-cell office:value-type="string">
            <text:p>61/=: 13/19</text:p>
          </table:table-cell>
          <table:table-cell office:value-type="string">
            <text:p>62/&gt;: 14/20</text:p>
          </table:table-cell>
          <table:table-cell office:value-type="string">
            <text:p>63/?: 15/20</text:p>
          </table:table-cell>
          <table:table-cell office:value-type="string">
            <text:p>64/@: 15/21</text:p>
          </table:table-cell>
          <table:table-cell office:value-type="string">
            <text:p>65/A: 17/22</text:p>
          </table:table-cell>
          <table:table-cell office:value-type="string">
            <text:p>66/B: 16/22</text:p>
          </table:table-cell>
          <table:table-cell office:value-type="string">
            <text:p>67/C: 17/23</text:p>
          </table:table-cell>
          <table:table-cell office:value-type="string">
            <text:p>68/D: 18/24</text:p>
          </table:table-cell>
          <table:table-cell office:value-type="string">
            <text:p>69/E: 18/24</text:p>
          </table:table-cell>
          <table:table-cell office:value-type="string">
            <text:p>70/F: 19/25</text:p>
          </table:table-cell>
          <table:table-cell office:value-type="string">
            <text:p>71/G: 20/26</text:p>
          </table:table-cell>
          <table:table-cell office:value-type="string">
            <text:p>72/H: 20/26</text:p>
          </table:table-cell>
          <table:table-cell office:value-type="string">
            <text:p>73/I: 21/27</text:p>
          </table:table-cell>
          <table:table-cell office:value-type="string">
            <text:p>74/J: 22/28</text:p>
          </table:table-cell>
          <table:table-cell office:value-type="string">
            <text:p>75/K: 22/28</text:p>
          </table:table-cell>
          <table:table-cell office:value-type="string">
            <text:p>76/L: 23/29</text:p>
          </table:table-cell>
          <table:table-cell office:value-type="string">
            <text:p>77/M: 24/30</text:p>
          </table:table-cell>
          <table:table-cell office:value-type="string">
            <text:p>78/N: 25/30</text:p>
          </table:table-cell>
          <table:table-cell office:value-type="string">
            <text:p>79/O: 25/31</text:p>
          </table:table-cell>
          <table:table-cell office:value-type="string">
            <text:p>80/P: 26/32</text:p>
          </table:table-cell>
          <table:table-cell office:value-type="string">
            <text:p>81/Q: 27/33</text:p>
          </table:table-cell>
          <table:table-cell office:value-type="string">
            <text:p>82/R: 28/33</text:p>
          </table:table-cell>
          <table:table-cell office:value-type="string">
            <text:p>83/S: 28/34</text:p>
          </table:table-cell>
          <table:table-cell office:value-type="string">
            <text:p>84/T: 29/34</text:p>
          </table:table-cell>
          <table:table-cell office:value-type="string">
            <text:p>85/U: 30/35</text:p>
          </table:table-cell>
          <table:table-cell office:value-type="string">
            <text:p>86/V: 30/36</text:p>
          </table:table-cell>
          <table:table-cell office:value-type="string">
            <text:p>87/W: 31/37</text:p>
          </table:table-cell>
          <table:table-cell office:value-type="string">
            <text:p>88/X: 32/37</text:p>
          </table:table-cell>
          <table:table-cell office:value-type="string">
            <text:p>89/Y: 32/38</text:p>
          </table:table-cell>
          <table:table-cell office:value-type="string">
            <text:p>90/Z: 33/39</text:p>
          </table:table-cell>
          <table:table-cell office:value-type="string">
            <text:p>91/[: 34/39</text:p>
          </table:table-cell>
          <table:table-cell office:value-type="string">
            <text:p>92/\: 34/40</text:p>
          </table:table-cell>
          <table:table-cell office:value-type="string">
            <text:p>93/]: 35/41</text:p>
          </table:table-cell>
          <table:table-cell office:value-type="string">
            <text:p>94/^: 36/41</text:p>
          </table:table-cell>
          <table:table-cell office:value-type="string">
            <text:p>95/_: 37/42</text:p>
          </table:table-cell>
          <table:table-cell office:value-type="string">
            <text:p>96/`: 37/43</text:p>
          </table:table-cell>
          <table:table-cell office:value-type="string">
            <text:p>97/a: 38/43</text:p>
          </table:table-cell>
          <table:table-cell office:value-type="string">
            <text:p>98/b: 39/44</text:p>
          </table:table-cell>
          <table:table-cell office:value-type="string">
            <text:p>99/c: 39/45</text:p>
          </table:table-cell>
          <table:table-cell office:value-type="string">
            <text:p>100/d: 40/45</text:p>
          </table:table-cell>
          <table:table-cell office:value-type="string">
            <text:p>101/e: 41/46</text:p>
          </table:table-cell>
          <table:table-cell office:value-type="string">
            <text:p>102/f: 41/47</text:p>
          </table:table-cell>
          <table:table-cell office:value-type="string">
            <text:p>103/g: 42/47</text:p>
          </table:table-cell>
          <table:table-cell office:value-type="string">
            <text:p>104/h: 43/48</text:p>
          </table:table-cell>
          <table:table-cell office:value-type="string">
            <text:p>105/i: 44/49</text:p>
          </table:table-cell>
          <table:table-cell office:value-type="string">
            <text:p>106/j: 45/49</text:p>
          </table:table-cell>
          <table:table-cell office:value-type="string">
            <text:p>107/k: 45/50</text:p>
          </table:table-cell>
          <table:table-cell office:value-type="string">
            <text:p>108/l: 46/50</text:p>
          </table:table-cell>
          <table:table-cell office:value-type="string">
            <text:p>109/m: 46/51</text:p>
          </table:table-cell>
          <table:table-cell office:value-type="string">
            <text:p>110/n: 47/52</text:p>
          </table:table-cell>
          <table:table-cell office:value-type="string">
            <text:p>111/o: 48/53</text:p>
          </table:table-cell>
          <table:table-cell office:value-type="string">
            <text:p>112/p: 49/53</text:p>
          </table:table-cell>
          <table:table-cell office:value-type="string">
            <text:p>113/q: 50/54</text:p>
          </table:table-cell>
          <table:table-cell office:value-type="string">
            <text:p>114/r: 51/55</text:p>
          </table:table-cell>
          <table:table-cell office:value-type="string">
            <text:p>115/s: 52/55</text:p>
          </table:table-cell>
          <table:table-cell office:value-type="string">
            <text:p>116/t: 53/56</text:p>
          </table:table-cell>
          <table:table-cell office:value-type="string">
            <text:p>117/u: 54/57</text:p>
          </table:table-cell>
          <table:table-cell office:value-type="string">
            <text:p>118/v: 55/57</text:p>
          </table:table-cell>
          <table:table-cell office:value-type="string">
            <text:p>119/w: 56/58</text:p>
          </table:table-cell>
          <table:table-cell office:value-type="string">
            <text:p>120/x: 57/59</text:p>
          </table:table-cell>
          <table:table-cell office:value-type="string">
            <text:p>121/y: 58/59</text:p>
          </table:table-cell>
          <table:table-cell office:value-type="string">
            <text:p>122/z: 59/60</text:p>
          </table:table-cell>
          <table:table-cell office:value-type="string">
            <text:p>123/{: 60/61</text:p>
          </table:table-cell>
          <table:table-cell office:value-type="string">
            <text:p>124/|: 61/61</text:p>
          </table:table-cell>
          <table:table-cell office:value-type="string">
            <text:p>125/}: 62/62</text:p>
          </table:table-cell>
          <table:table-cell office:value-type="string">
            <text:p>126/~: 63/6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4">
            <text:p>64</text:p>
          </table:table-cell>
          <table:table-cell office:value-type="string">
            <text:p>count:</text:p>
          </table:table-cell>
          <table:table-cell office:value-type="float" office:value="811">
            <text:p>81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1/4</text:p>
          </table:table-cell>
          <table:table-cell office:value-type="string">
            <text:p>40/(: 1/5</text:p>
          </table:table-cell>
          <table:table-cell office:value-type="string">
            <text:p>41/): 2/6</text:p>
          </table:table-cell>
          <table:table-cell office:value-type="string">
            <text:p>42/*: 2/6</text:p>
          </table:table-cell>
          <table:table-cell office:value-type="string">
            <text:p>43/+: 3/7</text:p>
          </table:table-cell>
          <table:table-cell office:value-type="string">
            <text:p>44/,: 4/8</text:p>
          </table:table-cell>
          <table:table-cell office:value-type="string">
            <text:p>45/-: 4/8</text:p>
          </table:table-cell>
          <table:table-cell office:value-type="string">
            <text:p>46/.: 5/9</text:p>
          </table:table-cell>
          <table:table-cell office:value-type="string">
            <text:p>47//: 6/10</text:p>
          </table:table-cell>
          <table:table-cell office:value-type="string">
            <text:p>48/0: 6/10</text:p>
          </table:table-cell>
          <table:table-cell office:value-type="string">
            <text:p>49/1: 6/11</text:p>
          </table:table-cell>
          <table:table-cell office:value-type="string">
            <text:p>50/2: 7/12</text:p>
          </table:table-cell>
          <table:table-cell office:value-type="string">
            <text:p>51/3: 7/12</text:p>
          </table:table-cell>
          <table:table-cell office:value-type="string">
            <text:p>52/4: 8/13</text:p>
          </table:table-cell>
          <table:table-cell office:value-type="string">
            <text:p>53/5: 9/14</text:p>
          </table:table-cell>
          <table:table-cell office:value-type="string">
            <text:p>54/6: 10/14</text:p>
          </table:table-cell>
          <table:table-cell office:value-type="string">
            <text:p>55/7: 9/15</text:p>
          </table:table-cell>
          <table:table-cell office:value-type="string">
            <text:p>56/8: 10/16</text:p>
          </table:table-cell>
          <table:table-cell office:value-type="string">
            <text:p>57/9: 11/16</text:p>
          </table:table-cell>
          <table:table-cell office:value-type="string">
            <text:p>58/:: 11/17</text:p>
          </table:table-cell>
          <table:table-cell office:value-type="string">
            <text:p>59/;: 12/18</text:p>
          </table:table-cell>
          <table:table-cell office:value-type="string">
            <text:p>60/&lt;: 12/18</text:p>
          </table:table-cell>
          <table:table-cell office:value-type="string">
            <text:p>61/=: 13/19</text:p>
          </table:table-cell>
          <table:table-cell office:value-type="string">
            <text:p>62/&gt;: 13/20</text:p>
          </table:table-cell>
          <table:table-cell office:value-type="string">
            <text:p>63/?: 14/21</text:p>
          </table:table-cell>
          <table:table-cell office:value-type="string">
            <text:p>64/@: 15/21</text:p>
          </table:table-cell>
          <table:table-cell office:value-type="string">
            <text:p>65/A: 14/22</text:p>
          </table:table-cell>
          <table:table-cell office:value-type="string">
            <text:p>66/B: 17/23</text:p>
          </table:table-cell>
          <table:table-cell office:value-type="string">
            <text:p>67/C: 15/23</text:p>
          </table:table-cell>
          <table:table-cell office:value-type="string">
            <text:p>68/D: 16/24</text:p>
          </table:table-cell>
          <table:table-cell office:value-type="string">
            <text:p>69/E: 18/25</text:p>
          </table:table-cell>
          <table:table-cell office:value-type="string">
            <text:p>70/F: 17/25</text:p>
          </table:table-cell>
          <table:table-cell office:value-type="string">
            <text:p>71/G: 19/26</text:p>
          </table:table-cell>
          <table:table-cell office:value-type="string">
            <text:p>72/H: 18/27</text:p>
          </table:table-cell>
          <table:table-cell office:value-type="string">
            <text:p>73/I: 19/27</text:p>
          </table:table-cell>
          <table:table-cell office:value-type="string">
            <text:p>74/J: 20/28</text:p>
          </table:table-cell>
          <table:table-cell office:value-type="string">
            <text:p>75/K: 21/29</text:p>
          </table:table-cell>
          <table:table-cell office:value-type="string">
            <text:p>76/L: 22/29</text:p>
          </table:table-cell>
          <table:table-cell office:value-type="string">
            <text:p>77/M: 23/30</text:p>
          </table:table-cell>
          <table:table-cell office:value-type="string">
            <text:p>78/N: 24/31</text:p>
          </table:table-cell>
          <table:table-cell office:value-type="string">
            <text:p>79/O: 24/31</text:p>
          </table:table-cell>
          <table:table-cell office:value-type="string">
            <text:p>80/P: 25/32</text:p>
          </table:table-cell>
          <table:table-cell office:value-type="string">
            <text:p>81/Q: 26/33</text:p>
          </table:table-cell>
          <table:table-cell office:value-type="string">
            <text:p>82/R: 27/34</text:p>
          </table:table-cell>
          <table:table-cell office:value-type="string">
            <text:p>83/S: 28/34</text:p>
          </table:table-cell>
          <table:table-cell office:value-type="string">
            <text:p>84/T: 29/35</text:p>
          </table:table-cell>
          <table:table-cell office:value-type="string">
            <text:p>85/U: 30/35</text:p>
          </table:table-cell>
          <table:table-cell office:value-type="string">
            <text:p>86/V: 31/36</text:p>
          </table:table-cell>
          <table:table-cell office:value-type="string">
            <text:p>87/W: 32/37</text:p>
          </table:table-cell>
          <table:table-cell office:value-type="string">
            <text:p>88/X: 33/38</text:p>
          </table:table-cell>
          <table:table-cell office:value-type="string">
            <text:p>89/Y: 33/38</text:p>
          </table:table-cell>
          <table:table-cell office:value-type="string">
            <text:p>90/Z: 34/39</text:p>
          </table:table-cell>
          <table:table-cell office:value-type="string">
            <text:p>91/[: 35/40</text:p>
          </table:table-cell>
          <table:table-cell office:value-type="string">
            <text:p>92/\: 36/40</text:p>
          </table:table-cell>
          <table:table-cell office:value-type="string">
            <text:p>93/]: 35/41</text:p>
          </table:table-cell>
          <table:table-cell office:value-type="string">
            <text:p>94/^: 36/42</text:p>
          </table:table-cell>
          <table:table-cell office:value-type="string">
            <text:p>95/_: 37/42</text:p>
          </table:table-cell>
          <table:table-cell office:value-type="string">
            <text:p>96/`: 38/43</text:p>
          </table:table-cell>
          <table:table-cell office:value-type="string">
            <text:p>97/a: 39/44</text:p>
          </table:table-cell>
          <table:table-cell office:value-type="string">
            <text:p>98/b: 39/44</text:p>
          </table:table-cell>
          <table:table-cell office:value-type="string">
            <text:p>99/c: 40/45</text:p>
          </table:table-cell>
          <table:table-cell office:value-type="string">
            <text:p>100/d: 41/46</text:p>
          </table:table-cell>
          <table:table-cell office:value-type="string">
            <text:p>101/e: 42/47</text:p>
          </table:table-cell>
          <table:table-cell office:value-type="string">
            <text:p>102/f: 43/47</text:p>
          </table:table-cell>
          <table:table-cell office:value-type="string">
            <text:p>103/g: 44/48</text:p>
          </table:table-cell>
          <table:table-cell office:value-type="string">
            <text:p>104/h: 44/49</text:p>
          </table:table-cell>
          <table:table-cell office:value-type="string">
            <text:p>105/i: 45/49</text:p>
          </table:table-cell>
          <table:table-cell office:value-type="string">
            <text:p>106/j: 46/50</text:p>
          </table:table-cell>
          <table:table-cell office:value-type="string">
            <text:p>107/k: 47/51</text:p>
          </table:table-cell>
          <table:table-cell office:value-type="string">
            <text:p>108/l: 47/51</text:p>
          </table:table-cell>
          <table:table-cell office:value-type="string">
            <text:p>109/m: 48/52</text:p>
          </table:table-cell>
          <table:table-cell office:value-type="string">
            <text:p>110/n: 49/53</text:p>
          </table:table-cell>
          <table:table-cell office:value-type="string">
            <text:p>111/o: 50/53</text:p>
          </table:table-cell>
          <table:table-cell office:value-type="string">
            <text:p>112/p: 50/54</text:p>
          </table:table-cell>
          <table:table-cell office:value-type="string">
            <text:p>113/q: 51/55</text:p>
          </table:table-cell>
          <table:table-cell office:value-type="string">
            <text:p>114/r: 52/55</text:p>
          </table:table-cell>
          <table:table-cell office:value-type="string">
            <text:p>115/s: 53/56</text:p>
          </table:table-cell>
          <table:table-cell office:value-type="string">
            <text:p>116/t: 54/57</text:p>
          </table:table-cell>
          <table:table-cell office:value-type="string">
            <text:p>117/u: 55/57</text:p>
          </table:table-cell>
          <table:table-cell office:value-type="string">
            <text:p>118/v: 56/58</text:p>
          </table:table-cell>
          <table:table-cell office:value-type="string">
            <text:p>119/w: 57/59</text:p>
          </table:table-cell>
          <table:table-cell office:value-type="string">
            <text:p>120/x: 58/59</text:p>
          </table:table-cell>
          <table:table-cell office:value-type="string">
            <text:p>121/y: 59/60</text:p>
          </table:table-cell>
          <table:table-cell office:value-type="string">
            <text:p>122/z: 60/61</text:p>
          </table:table-cell>
          <table:table-cell office:value-type="string">
            <text:p>123/{: 61/61</text:p>
          </table:table-cell>
          <table:table-cell office:value-type="string">
            <text:p>124/|: 62/62</text:p>
          </table:table-cell>
          <table:table-cell office:value-type="string">
            <text:p>125/}: 63/63</text:p>
          </table:table-cell>
          <table:table-cell office:value-type="string">
            <text:p>126/~: 64/6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5">
            <text:p>65</text:p>
          </table:table-cell>
          <table:table-cell office:value-type="string">
            <text:p>count:</text:p>
          </table:table-cell>
          <table:table-cell office:value-type="float" office:value="805">
            <text:p>80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6</text:p>
          </table:table-cell>
          <table:table-cell office:value-type="string">
            <text:p>42/*: 2/6</text:p>
          </table:table-cell>
          <table:table-cell office:value-type="string">
            <text:p>43/+: 3/7</text:p>
          </table:table-cell>
          <table:table-cell office:value-type="string">
            <text:p>44/,: 4/8</text:p>
          </table:table-cell>
          <table:table-cell office:value-type="string">
            <text:p>45/-: 4/9</text:p>
          </table:table-cell>
          <table:table-cell office:value-type="string">
            <text:p>46/.: 5/9</text:p>
          </table:table-cell>
          <table:table-cell office:value-type="string">
            <text:p>47//: 5/10</text:p>
          </table:table-cell>
          <table:table-cell office:value-type="string">
            <text:p>48/0: 6/11</text:p>
          </table:table-cell>
          <table:table-cell office:value-type="string">
            <text:p>49/1: 7/11</text:p>
          </table:table-cell>
          <table:table-cell office:value-type="string">
            <text:p>50/2: 7/12</text:p>
          </table:table-cell>
          <table:table-cell office:value-type="string">
            <text:p>51/3: 8/13</text:p>
          </table:table-cell>
          <table:table-cell office:value-type="string">
            <text:p>52/4: 8/13</text:p>
          </table:table-cell>
          <table:table-cell office:value-type="string">
            <text:p>53/5: 8/14</text:p>
          </table:table-cell>
          <table:table-cell office:value-type="string">
            <text:p>54/6: 9/15</text:p>
          </table:table-cell>
          <table:table-cell office:value-type="string">
            <text:p>55/7: 10/15</text:p>
          </table:table-cell>
          <table:table-cell office:value-type="string">
            <text:p>56/8: 9/16</text:p>
          </table:table-cell>
          <table:table-cell office:value-type="string">
            <text:p>57/9: 10/17</text:p>
          </table:table-cell>
          <table:table-cell office:value-type="string">
            <text:p>58/:: 12/17</text:p>
          </table:table-cell>
          <table:table-cell office:value-type="string">
            <text:p>59/;: 11/18</text:p>
          </table:table-cell>
          <table:table-cell office:value-type="string">
            <text:p>60/&lt;: 12/19</text:p>
          </table:table-cell>
          <table:table-cell office:value-type="string">
            <text:p>61/=: 13/20</text:p>
          </table:table-cell>
          <table:table-cell office:value-type="string">
            <text:p>62/&gt;: 14/20</text:p>
          </table:table-cell>
          <table:table-cell office:value-type="string">
            <text:p>63/?: 15/21</text:p>
          </table:table-cell>
          <table:table-cell office:value-type="string">
            <text:p>64/@: 16/22</text:p>
          </table:table-cell>
          <table:table-cell office:value-type="string">
            <text:p>65/A: 16/22</text:p>
          </table:table-cell>
          <table:table-cell office:value-type="string">
            <text:p>66/B: 18/23</text:p>
          </table:table-cell>
          <table:table-cell office:value-type="string">
            <text:p>67/C: 17/24</text:p>
          </table:table-cell>
          <table:table-cell office:value-type="string">
            <text:p>68/D: 19/24</text:p>
          </table:table-cell>
          <table:table-cell office:value-type="string">
            <text:p>69/E: 18/25</text:p>
          </table:table-cell>
          <table:table-cell office:value-type="string">
            <text:p>70/F: 19/26</text:p>
          </table:table-cell>
          <table:table-cell office:value-type="string">
            <text:p>71/G: 20/26</text:p>
          </table:table-cell>
          <table:table-cell office:value-type="string">
            <text:p>72/H: 21/27</text:p>
          </table:table-cell>
          <table:table-cell office:value-type="string">
            <text:p>73/I: 21/28</text:p>
          </table:table-cell>
          <table:table-cell office:value-type="string">
            <text:p>74/J: 22/28</text:p>
          </table:table-cell>
          <table:table-cell office:value-type="string">
            <text:p>75/K: 22/29</text:p>
          </table:table-cell>
          <table:table-cell office:value-type="string">
            <text:p>76/L: 23/30</text:p>
          </table:table-cell>
          <table:table-cell office:value-type="string">
            <text:p>77/M: 25/31</text:p>
          </table:table-cell>
          <table:table-cell office:value-type="string">
            <text:p>78/N: 24/31</text:p>
          </table:table-cell>
          <table:table-cell office:value-type="string">
            <text:p>79/O: 27/32</text:p>
          </table:table-cell>
          <table:table-cell office:value-type="string">
            <text:p>80/P: 25/33</text:p>
          </table:table-cell>
          <table:table-cell office:value-type="string">
            <text:p>81/Q: 26/33</text:p>
          </table:table-cell>
          <table:table-cell office:value-type="string">
            <text:p>82/R: 27/34</text:p>
          </table:table-cell>
          <table:table-cell office:value-type="string">
            <text:p>83/S: 28/35</text:p>
          </table:table-cell>
          <table:table-cell office:value-type="string">
            <text:p>84/T: 29/35</text:p>
          </table:table-cell>
          <table:table-cell office:value-type="string">
            <text:p>85/U: 30/36</text:p>
          </table:table-cell>
          <table:table-cell office:value-type="string">
            <text:p>86/V: 31/37</text:p>
          </table:table-cell>
          <table:table-cell office:value-type="string">
            <text:p>87/W: 32/38</text:p>
          </table:table-cell>
          <table:table-cell office:value-type="string">
            <text:p>88/X: 32/38</text:p>
          </table:table-cell>
          <table:table-cell office:value-type="string">
            <text:p>89/Y: 33/39</text:p>
          </table:table-cell>
          <table:table-cell office:value-type="string">
            <text:p>90/Z: 34/40</text:p>
          </table:table-cell>
          <table:table-cell office:value-type="string">
            <text:p>91/[: 35/40</text:p>
          </table:table-cell>
          <table:table-cell office:value-type="string">
            <text:p>92/\: 35/41</text:p>
          </table:table-cell>
          <table:table-cell office:value-type="string">
            <text:p>93/]: 36/42</text:p>
          </table:table-cell>
          <table:table-cell office:value-type="string">
            <text:p>94/^: 36/42</text:p>
          </table:table-cell>
          <table:table-cell office:value-type="string">
            <text:p>95/_: 36/43</text:p>
          </table:table-cell>
          <table:table-cell office:value-type="string">
            <text:p>96/`: 37/44</text:p>
          </table:table-cell>
          <table:table-cell office:value-type="string">
            <text:p>97/a: 38/44</text:p>
          </table:table-cell>
          <table:table-cell office:value-type="string">
            <text:p>98/b: 39/45</text:p>
          </table:table-cell>
          <table:table-cell office:value-type="string">
            <text:p>99/c: 40/46</text:p>
          </table:table-cell>
          <table:table-cell office:value-type="string">
            <text:p>100/d: 41/47</text:p>
          </table:table-cell>
          <table:table-cell office:value-type="string">
            <text:p>101/e: 42/47</text:p>
          </table:table-cell>
          <table:table-cell office:value-type="string">
            <text:p>102/f: 43/48</text:p>
          </table:table-cell>
          <table:table-cell office:value-type="string">
            <text:p>103/g: 44/49</text:p>
          </table:table-cell>
          <table:table-cell office:value-type="string">
            <text:p>104/h: 44/49</text:p>
          </table:table-cell>
          <table:table-cell office:value-type="string">
            <text:p>105/i: 46/50</text:p>
          </table:table-cell>
          <table:table-cell office:value-type="string">
            <text:p>106/j: 45/51</text:p>
          </table:table-cell>
          <table:table-cell office:value-type="string">
            <text:p>107/k: 46/51</text:p>
          </table:table-cell>
          <table:table-cell office:value-type="string">
            <text:p>108/l: 47/52</text:p>
          </table:table-cell>
          <table:table-cell office:value-type="string">
            <text:p>109/m: 48/53</text:p>
          </table:table-cell>
          <table:table-cell office:value-type="string">
            <text:p>110/n: 49/53</text:p>
          </table:table-cell>
          <table:table-cell office:value-type="string">
            <text:p>111/o: 50/54</text:p>
          </table:table-cell>
          <table:table-cell office:value-type="string">
            <text:p>112/p: 51/55</text:p>
          </table:table-cell>
          <table:table-cell office:value-type="string">
            <text:p>113/q: 52/56</text:p>
          </table:table-cell>
          <table:table-cell office:value-type="string">
            <text:p>114/r: 53/56</text:p>
          </table:table-cell>
          <table:table-cell office:value-type="string">
            <text:p>115/s: 54/57</text:p>
          </table:table-cell>
          <table:table-cell office:value-type="string">
            <text:p>116/t: 55/58</text:p>
          </table:table-cell>
          <table:table-cell office:value-type="string">
            <text:p>117/u: 56/58</text:p>
          </table:table-cell>
          <table:table-cell office:value-type="string">
            <text:p>118/v: 57/59</text:p>
          </table:table-cell>
          <table:table-cell office:value-type="string">
            <text:p>119/w: 58/60</text:p>
          </table:table-cell>
          <table:table-cell office:value-type="string">
            <text:p>120/x: 59/60</text:p>
          </table:table-cell>
          <table:table-cell office:value-type="string">
            <text:p>121/y: 60/61</text:p>
          </table:table-cell>
          <table:table-cell office:value-type="string">
            <text:p>122/z: 61/62</text:p>
          </table:table-cell>
          <table:table-cell office:value-type="string">
            <text:p>123/{: 62/62</text:p>
          </table:table-cell>
          <table:table-cell office:value-type="string">
            <text:p>124/|: 63/63</text:p>
          </table:table-cell>
          <table:table-cell office:value-type="string">
            <text:p>125/}: 64/64</text:p>
          </table:table-cell>
          <table:table-cell office:value-type="string">
            <text:p>126/~: 65/6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6">
            <text:p>66</text:p>
          </table:table-cell>
          <table:table-cell office:value-type="string">
            <text:p>count:</text:p>
          </table:table-cell>
          <table:table-cell office:value-type="float" office:value="776">
            <text:p>77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4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3/6</text:p>
          </table:table-cell>
          <table:table-cell office:value-type="string">
            <text:p>42/*: 3/6</text:p>
          </table:table-cell>
          <table:table-cell office:value-type="string">
            <text:p>43/+: 3/7</text:p>
          </table:table-cell>
          <table:table-cell office:value-type="string">
            <text:p>44/,: 4/8</text:p>
          </table:table-cell>
          <table:table-cell office:value-type="string">
            <text:p>45/-: 5/9</text:p>
          </table:table-cell>
          <table:table-cell office:value-type="string">
            <text:p>46/.: 5/9</text:p>
          </table:table-cell>
          <table:table-cell office:value-type="string">
            <text:p>47//: 6/10</text:p>
          </table:table-cell>
          <table:table-cell office:value-type="string">
            <text:p>48/0: 7/11</text:p>
          </table:table-cell>
          <table:table-cell office:value-type="string">
            <text:p>49/1: 8/11</text:p>
          </table:table-cell>
          <table:table-cell office:value-type="string">
            <text:p>50/2: 7/12</text:p>
          </table:table-cell>
          <table:table-cell office:value-type="string">
            <text:p>51/3: 8/13</text:p>
          </table:table-cell>
          <table:table-cell office:value-type="string">
            <text:p>52/4: 9/14</text:p>
          </table:table-cell>
          <table:table-cell office:value-type="string">
            <text:p>53/5: 11/14</text:p>
          </table:table-cell>
          <table:table-cell office:value-type="string">
            <text:p>54/6: 8/15</text:p>
          </table:table-cell>
          <table:table-cell office:value-type="string">
            <text:p>55/7: 11/16</text:p>
          </table:table-cell>
          <table:table-cell office:value-type="string">
            <text:p>56/8: 9/16</text:p>
          </table:table-cell>
          <table:table-cell office:value-type="string">
            <text:p>57/9: 11/17</text:p>
          </table:table-cell>
          <table:table-cell office:value-type="string">
            <text:p>58/:: 10/18</text:p>
          </table:table-cell>
          <table:table-cell office:value-type="string">
            <text:p>59/;: 11/18</text:p>
          </table:table-cell>
          <table:table-cell office:value-type="string">
            <text:p>60/&lt;: 12/19</text:p>
          </table:table-cell>
          <table:table-cell office:value-type="string">
            <text:p>61/=: 13/20</text:p>
          </table:table-cell>
          <table:table-cell office:value-type="string">
            <text:p>62/&gt;: 14/21</text:p>
          </table:table-cell>
          <table:table-cell office:value-type="string">
            <text:p>63/?: 15/21</text:p>
          </table:table-cell>
          <table:table-cell office:value-type="string">
            <text:p>64/@: 16/22</text:p>
          </table:table-cell>
          <table:table-cell office:value-type="string">
            <text:p>65/A: 16/23</text:p>
          </table:table-cell>
          <table:table-cell office:value-type="string">
            <text:p>66/B: 18/23</text:p>
          </table:table-cell>
          <table:table-cell office:value-type="string">
            <text:p>67/C: 17/24</text:p>
          </table:table-cell>
          <table:table-cell office:value-type="string">
            <text:p>68/D: 18/25</text:p>
          </table:table-cell>
          <table:table-cell office:value-type="string">
            <text:p>69/E: 19/26</text:p>
          </table:table-cell>
          <table:table-cell office:value-type="string">
            <text:p>70/F: 20/26</text:p>
          </table:table-cell>
          <table:table-cell office:value-type="string">
            <text:p>71/G: 20/27</text:p>
          </table:table-cell>
          <table:table-cell office:value-type="string">
            <text:p>72/H: 21/28</text:p>
          </table:table-cell>
          <table:table-cell office:value-type="string">
            <text:p>73/I: 22/28</text:p>
          </table:table-cell>
          <table:table-cell office:value-type="string">
            <text:p>74/J: 23/29</text:p>
          </table:table-cell>
          <table:table-cell office:value-type="string">
            <text:p>75/K: 23/30</text:p>
          </table:table-cell>
          <table:table-cell office:value-type="string">
            <text:p>76/L: 24/30</text:p>
          </table:table-cell>
          <table:table-cell office:value-type="string">
            <text:p>77/M: 25/31</text:p>
          </table:table-cell>
          <table:table-cell office:value-type="string">
            <text:p>78/N: 26/32</text:p>
          </table:table-cell>
          <table:table-cell office:value-type="string">
            <text:p>79/O: 27/33</text:p>
          </table:table-cell>
          <table:table-cell office:value-type="string">
            <text:p>80/P: 28/33</text:p>
          </table:table-cell>
          <table:table-cell office:value-type="string">
            <text:p>81/Q: 28/34</text:p>
          </table:table-cell>
          <table:table-cell office:value-type="string">
            <text:p>82/R: 29/35</text:p>
          </table:table-cell>
          <table:table-cell office:value-type="string">
            <text:p>83/S: 30/35</text:p>
          </table:table-cell>
          <table:table-cell office:value-type="string">
            <text:p>84/T: 30/36</text:p>
          </table:table-cell>
          <table:table-cell office:value-type="string">
            <text:p>85/U: 31/37</text:p>
          </table:table-cell>
          <table:table-cell office:value-type="string">
            <text:p>86/V: 31/37</text:p>
          </table:table-cell>
          <table:table-cell office:value-type="string">
            <text:p>87/W: 32/38</text:p>
          </table:table-cell>
          <table:table-cell office:value-type="string">
            <text:p>88/X: 33/39</text:p>
          </table:table-cell>
          <table:table-cell office:value-type="string">
            <text:p>89/Y: 34/39</text:p>
          </table:table-cell>
          <table:table-cell office:value-type="string">
            <text:p>90/Z: 35/40</text:p>
          </table:table-cell>
          <table:table-cell office:value-type="string">
            <text:p>91/[: 36/41</text:p>
          </table:table-cell>
          <table:table-cell office:value-type="string">
            <text:p>92/\: 36/42</text:p>
          </table:table-cell>
          <table:table-cell office:value-type="string">
            <text:p>93/]: 37/42</text:p>
          </table:table-cell>
          <table:table-cell office:value-type="string">
            <text:p>94/^: 38/43</text:p>
          </table:table-cell>
          <table:table-cell office:value-type="string">
            <text:p>95/_: 39/44</text:p>
          </table:table-cell>
          <table:table-cell office:value-type="string">
            <text:p>96/`: 39/44</text:p>
          </table:table-cell>
          <table:table-cell office:value-type="string">
            <text:p>97/a: 40/45</text:p>
          </table:table-cell>
          <table:table-cell office:value-type="string">
            <text:p>98/b: 41/46</text:p>
          </table:table-cell>
          <table:table-cell office:value-type="string">
            <text:p>99/c: 41/47</text:p>
          </table:table-cell>
          <table:table-cell office:value-type="string">
            <text:p>100/d: 41/47</text:p>
          </table:table-cell>
          <table:table-cell office:value-type="string">
            <text:p>101/e: 42/48</text:p>
          </table:table-cell>
          <table:table-cell office:value-type="string">
            <text:p>102/f: 43/49</text:p>
          </table:table-cell>
          <table:table-cell office:value-type="string">
            <text:p>103/g: 44/49</text:p>
          </table:table-cell>
          <table:table-cell office:value-type="string">
            <text:p>104/h: 44/50</text:p>
          </table:table-cell>
          <table:table-cell office:value-type="string">
            <text:p>105/i: 45/51</text:p>
          </table:table-cell>
          <table:table-cell office:value-type="string">
            <text:p>106/j: 46/51</text:p>
          </table:table-cell>
          <table:table-cell office:value-type="string">
            <text:p>107/k: 47/52</text:p>
          </table:table-cell>
          <table:table-cell office:value-type="string">
            <text:p>108/l: 48/53</text:p>
          </table:table-cell>
          <table:table-cell office:value-type="string">
            <text:p>109/m: 49/54</text:p>
          </table:table-cell>
          <table:table-cell office:value-type="string">
            <text:p>110/n: 50/54</text:p>
          </table:table-cell>
          <table:table-cell office:value-type="string">
            <text:p>111/o: 51/55</text:p>
          </table:table-cell>
          <table:table-cell office:value-type="string">
            <text:p>112/p: 52/56</text:p>
          </table:table-cell>
          <table:table-cell office:value-type="string">
            <text:p>113/q: 53/56</text:p>
          </table:table-cell>
          <table:table-cell office:value-type="string">
            <text:p>114/r: 54/57</text:p>
          </table:table-cell>
          <table:table-cell office:value-type="string">
            <text:p>115/s: 55/58</text:p>
          </table:table-cell>
          <table:table-cell office:value-type="string">
            <text:p>116/t: 56/59</text:p>
          </table:table-cell>
          <table:table-cell office:value-type="string">
            <text:p>117/u: 57/59</text:p>
          </table:table-cell>
          <table:table-cell office:value-type="string">
            <text:p>118/v: 58/60</text:p>
          </table:table-cell>
          <table:table-cell office:value-type="string">
            <text:p>119/w: 59/61</text:p>
          </table:table-cell>
          <table:table-cell office:value-type="string">
            <text:p>120/x: 60/61</text:p>
          </table:table-cell>
          <table:table-cell office:value-type="string">
            <text:p>121/y: 61/62</text:p>
          </table:table-cell>
          <table:table-cell office:value-type="string">
            <text:p>122/z: 62/63</text:p>
          </table:table-cell>
          <table:table-cell office:value-type="string">
            <text:p>123/{: 63/63</text:p>
          </table:table-cell>
          <table:table-cell office:value-type="string">
            <text:p>124/|: 64/64</text:p>
          </table:table-cell>
          <table:table-cell office:value-type="string">
            <text:p>125/}: 65/65</text:p>
          </table:table-cell>
          <table:table-cell office:value-type="string">
            <text:p>126/~: 66/6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7">
            <text:p>67</text:p>
          </table:table-cell>
          <table:table-cell office:value-type="string">
            <text:p>count:</text:p>
          </table:table-cell>
          <table:table-cell office:value-type="float" office:value="674">
            <text:p>67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4</text:p>
          </table:table-cell>
          <table:table-cell office:value-type="string">
            <text:p>39/': 1/5</text:p>
          </table:table-cell>
          <table:table-cell office:value-type="string">
            <text:p>40/(: 2/5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3/7</text:p>
          </table:table-cell>
          <table:table-cell office:value-type="string">
            <text:p>44/,: 4/8</text:p>
          </table:table-cell>
          <table:table-cell office:value-type="string">
            <text:p>45/-: 3/9</text:p>
          </table:table-cell>
          <table:table-cell office:value-type="string">
            <text:p>46/.: 5/9</text:p>
          </table:table-cell>
          <table:table-cell office:value-type="string">
            <text:p>47//: 6/10</text:p>
          </table:table-cell>
          <table:table-cell office:value-type="string">
            <text:p>48/0: 4/11</text:p>
          </table:table-cell>
          <table:table-cell office:value-type="string">
            <text:p>49/1: 5/12</text:p>
          </table:table-cell>
          <table:table-cell office:value-type="string">
            <text:p>50/2: 6/12</text:p>
          </table:table-cell>
          <table:table-cell office:value-type="string">
            <text:p>51/3: 8/13</text:p>
          </table:table-cell>
          <table:table-cell office:value-type="string">
            <text:p>52/4: 8/14</text:p>
          </table:table-cell>
          <table:table-cell office:value-type="string">
            <text:p>53/5: 7/15</text:p>
          </table:table-cell>
          <table:table-cell office:value-type="string">
            <text:p>54/6: 8/15</text:p>
          </table:table-cell>
          <table:table-cell office:value-type="string">
            <text:p>55/7: 9/16</text:p>
          </table:table-cell>
          <table:table-cell office:value-type="string">
            <text:p>56/8: 10/17</text:p>
          </table:table-cell>
          <table:table-cell office:value-type="string">
            <text:p>57/9: 11/17</text:p>
          </table:table-cell>
          <table:table-cell office:value-type="string">
            <text:p>58/:: 12/18</text:p>
          </table:table-cell>
          <table:table-cell office:value-type="string">
            <text:p>59/;: 13/19</text:p>
          </table:table-cell>
          <table:table-cell office:value-type="string">
            <text:p>60/&lt;: 14/20</text:p>
          </table:table-cell>
          <table:table-cell office:value-type="string">
            <text:p>61/=: 14/20</text:p>
          </table:table-cell>
          <table:table-cell office:value-type="string">
            <text:p>62/&gt;: 16/21</text:p>
          </table:table-cell>
          <table:table-cell office:value-type="string">
            <text:p>63/?: 15/22</text:p>
          </table:table-cell>
          <table:table-cell office:value-type="string">
            <text:p>64/@: 16/22</text:p>
          </table:table-cell>
          <table:table-cell office:value-type="string">
            <text:p>65/A: 16/23</text:p>
          </table:table-cell>
          <table:table-cell office:value-type="string">
            <text:p>66/B: 17/24</text:p>
          </table:table-cell>
          <table:table-cell office:value-type="string">
            <text:p>67/C: 18/25</text:p>
          </table:table-cell>
          <table:table-cell office:value-type="string">
            <text:p>68/D: 18/25</text:p>
          </table:table-cell>
          <table:table-cell office:value-type="string">
            <text:p>69/E: 19/26</text:p>
          </table:table-cell>
          <table:table-cell office:value-type="string">
            <text:p>70/F: 20/27</text:p>
          </table:table-cell>
          <table:table-cell office:value-type="string">
            <text:p>71/G: 21/27</text:p>
          </table:table-cell>
          <table:table-cell office:value-type="string">
            <text:p>72/H: 22/28</text:p>
          </table:table-cell>
          <table:table-cell office:value-type="string">
            <text:p>73/I: 23/29</text:p>
          </table:table-cell>
          <table:table-cell office:value-type="string">
            <text:p>74/J: 24/30</text:p>
          </table:table-cell>
          <table:table-cell office:value-type="string">
            <text:p>75/K: 24/30</text:p>
          </table:table-cell>
          <table:table-cell office:value-type="string">
            <text:p>76/L: 25/31</text:p>
          </table:table-cell>
          <table:table-cell office:value-type="string">
            <text:p>77/M: 26/32</text:p>
          </table:table-cell>
          <table:table-cell office:value-type="string">
            <text:p>78/N: 27/32</text:p>
          </table:table-cell>
          <table:table-cell office:value-type="string">
            <text:p>79/O: 27/33</text:p>
          </table:table-cell>
          <table:table-cell office:value-type="string">
            <text:p>80/P: 28/34</text:p>
          </table:table-cell>
          <table:table-cell office:value-type="string">
            <text:p>81/Q: 29/35</text:p>
          </table:table-cell>
          <table:table-cell office:value-type="string">
            <text:p>82/R: 29/35</text:p>
          </table:table-cell>
          <table:table-cell office:value-type="string">
            <text:p>83/S: 30/36</text:p>
          </table:table-cell>
          <table:table-cell office:value-type="string">
            <text:p>84/T: 31/37</text:p>
          </table:table-cell>
          <table:table-cell office:value-type="string">
            <text:p>85/U: 32/37</text:p>
          </table:table-cell>
          <table:table-cell office:value-type="string">
            <text:p>86/V: 32/38</text:p>
          </table:table-cell>
          <table:table-cell office:value-type="string">
            <text:p>87/W: 34/39</text:p>
          </table:table-cell>
          <table:table-cell office:value-type="string">
            <text:p>88/X: 35/40</text:p>
          </table:table-cell>
          <table:table-cell office:value-type="string">
            <text:p>89/Y: 33/40</text:p>
          </table:table-cell>
          <table:table-cell office:value-type="string">
            <text:p>90/Z: 36/41</text:p>
          </table:table-cell>
          <table:table-cell office:value-type="string">
            <text:p>91/[: 34/42</text:p>
          </table:table-cell>
          <table:table-cell office:value-type="string">
            <text:p>92/\: 35/42</text:p>
          </table:table-cell>
          <table:table-cell office:value-type="string">
            <text:p>93/]: 36/43</text:p>
          </table:table-cell>
          <table:table-cell office:value-type="string">
            <text:p>94/^: 37/44</text:p>
          </table:table-cell>
          <table:table-cell office:value-type="string">
            <text:p>95/_: 38/44</text:p>
          </table:table-cell>
          <table:table-cell office:value-type="string">
            <text:p>96/`: 41/45</text:p>
          </table:table-cell>
          <table:table-cell office:value-type="string">
            <text:p>97/a: 39/46</text:p>
          </table:table-cell>
          <table:table-cell office:value-type="string">
            <text:p>98/b: 40/47</text:p>
          </table:table-cell>
          <table:table-cell office:value-type="string">
            <text:p>99/c: 41/47</text:p>
          </table:table-cell>
          <table:table-cell office:value-type="string">
            <text:p>100/d: 42/48</text:p>
          </table:table-cell>
          <table:table-cell office:value-type="string">
            <text:p>101/e: 43/49</text:p>
          </table:table-cell>
          <table:table-cell office:value-type="string">
            <text:p>102/f: 44/49</text:p>
          </table:table-cell>
          <table:table-cell office:value-type="string">
            <text:p>103/g: 45/50</text:p>
          </table:table-cell>
          <table:table-cell office:value-type="string">
            <text:p>104/h: 46/51</text:p>
          </table:table-cell>
          <table:table-cell office:value-type="string">
            <text:p>105/i: 46/52</text:p>
          </table:table-cell>
          <table:table-cell office:value-type="string">
            <text:p>106/j: 47/52</text:p>
          </table:table-cell>
          <table:table-cell office:value-type="string">
            <text:p>107/k: 48/53</text:p>
          </table:table-cell>
          <table:table-cell office:value-type="string">
            <text:p>108/l: 49/54</text:p>
          </table:table-cell>
          <table:table-cell office:value-type="string">
            <text:p>109/m: 50/54</text:p>
          </table:table-cell>
          <table:table-cell office:value-type="string">
            <text:p>110/n: 51/55</text:p>
          </table:table-cell>
          <table:table-cell office:value-type="string">
            <text:p>111/o: 52/56</text:p>
          </table:table-cell>
          <table:table-cell office:value-type="string">
            <text:p>112/p: 53/57</text:p>
          </table:table-cell>
          <table:table-cell office:value-type="string">
            <text:p>113/q: 54/57</text:p>
          </table:table-cell>
          <table:table-cell office:value-type="string">
            <text:p>114/r: 55/58</text:p>
          </table:table-cell>
          <table:table-cell office:value-type="string">
            <text:p>115/s: 56/59</text:p>
          </table:table-cell>
          <table:table-cell office:value-type="string">
            <text:p>116/t: 57/59</text:p>
          </table:table-cell>
          <table:table-cell office:value-type="string">
            <text:p>117/u: 58/60</text:p>
          </table:table-cell>
          <table:table-cell office:value-type="string">
            <text:p>118/v: 59/61</text:p>
          </table:table-cell>
          <table:table-cell office:value-type="string">
            <text:p>119/w: 60/61</text:p>
          </table:table-cell>
          <table:table-cell office:value-type="string">
            <text:p>120/x: 61/62</text:p>
          </table:table-cell>
          <table:table-cell office:value-type="string">
            <text:p>121/y: 62/63</text:p>
          </table:table-cell>
          <table:table-cell office:value-type="string">
            <text:p>122/z: 63/64</text:p>
          </table:table-cell>
          <table:table-cell office:value-type="string">
            <text:p>123/{: 64/64</text:p>
          </table:table-cell>
          <table:table-cell office:value-type="string">
            <text:p>124/|: 65/65</text:p>
          </table:table-cell>
          <table:table-cell office:value-type="string">
            <text:p>125/}: 66/66</text:p>
          </table:table-cell>
          <table:table-cell office:value-type="string">
            <text:p>126/~: 67/6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8">
            <text:p>68</text:p>
          </table:table-cell>
          <table:table-cell office:value-type="string">
            <text:p>count:</text:p>
          </table:table-cell>
          <table:table-cell office:value-type="float" office:value="627">
            <text:p>62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0/4</text:p>
          </table:table-cell>
          <table:table-cell office:value-type="string">
            <text:p>39/': 2/4</text:p>
          </table:table-cell>
          <table:table-cell office:value-type="string">
            <text:p>40/(: 1/5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4/7</text:p>
          </table:table-cell>
          <table:table-cell office:value-type="string">
            <text:p>44/,: 5/8</text:p>
          </table:table-cell>
          <table:table-cell office:value-type="string">
            <text:p>45/-: 4/9</text:p>
          </table:table-cell>
          <table:table-cell office:value-type="string">
            <text:p>46/.: 5/10</text:p>
          </table:table-cell>
          <table:table-cell office:value-type="string">
            <text:p>47//: 6/10</text:p>
          </table:table-cell>
          <table:table-cell office:value-type="string">
            <text:p>48/0: 7/11</text:p>
          </table:table-cell>
          <table:table-cell office:value-type="string">
            <text:p>49/1: 8/12</text:p>
          </table:table-cell>
          <table:table-cell office:value-type="string">
            <text:p>50/2: 8/13</text:p>
          </table:table-cell>
          <table:table-cell office:value-type="string">
            <text:p>51/3: 9/13</text:p>
          </table:table-cell>
          <table:table-cell office:value-type="string">
            <text:p>52/4: 9/14</text:p>
          </table:table-cell>
          <table:table-cell office:value-type="string">
            <text:p>53/5: 10/15</text:p>
          </table:table-cell>
          <table:table-cell office:value-type="string">
            <text:p>54/6: 11/15</text:p>
          </table:table-cell>
          <table:table-cell office:value-type="string">
            <text:p>55/7: 12/16</text:p>
          </table:table-cell>
          <table:table-cell office:value-type="string">
            <text:p>56/8: 12/17</text:p>
          </table:table-cell>
          <table:table-cell office:value-type="string">
            <text:p>57/9: 13/18</text:p>
          </table:table-cell>
          <table:table-cell office:value-type="string">
            <text:p>58/:: 13/18</text:p>
          </table:table-cell>
          <table:table-cell office:value-type="string">
            <text:p>59/;: 13/19</text:p>
          </table:table-cell>
          <table:table-cell office:value-type="string">
            <text:p>60/&lt;: 14/20</text:p>
          </table:table-cell>
          <table:table-cell office:value-type="string">
            <text:p>61/=: 15/21</text:p>
          </table:table-cell>
          <table:table-cell office:value-type="string">
            <text:p>62/&gt;: 17/21</text:p>
          </table:table-cell>
          <table:table-cell office:value-type="string">
            <text:p>63/?: 16/22</text:p>
          </table:table-cell>
          <table:table-cell office:value-type="string">
            <text:p>64/@: 17/23</text:p>
          </table:table-cell>
          <table:table-cell office:value-type="string">
            <text:p>65/A: 17/23</text:p>
          </table:table-cell>
          <table:table-cell office:value-type="string">
            <text:p>66/B: 18/24</text:p>
          </table:table-cell>
          <table:table-cell office:value-type="string">
            <text:p>67/C: 19/25</text:p>
          </table:table-cell>
          <table:table-cell office:value-type="string">
            <text:p>68/D: 20/26</text:p>
          </table:table-cell>
          <table:table-cell office:value-type="string">
            <text:p>69/E: 21/26</text:p>
          </table:table-cell>
          <table:table-cell office:value-type="string">
            <text:p>70/F: 21/27</text:p>
          </table:table-cell>
          <table:table-cell office:value-type="string">
            <text:p>71/G: 22/28</text:p>
          </table:table-cell>
          <table:table-cell office:value-type="string">
            <text:p>72/H: 23/28</text:p>
          </table:table-cell>
          <table:table-cell office:value-type="string">
            <text:p>73/I: 24/29</text:p>
          </table:table-cell>
          <table:table-cell office:value-type="string">
            <text:p>74/J: 25/30</text:p>
          </table:table-cell>
          <table:table-cell office:value-type="string">
            <text:p>75/K: 26/31</text:p>
          </table:table-cell>
          <table:table-cell office:value-type="string">
            <text:p>76/L: 25/31</text:p>
          </table:table-cell>
          <table:table-cell office:value-type="string">
            <text:p>77/M: 26/32</text:p>
          </table:table-cell>
          <table:table-cell office:value-type="string">
            <text:p>78/N: 28/33</text:p>
          </table:table-cell>
          <table:table-cell office:value-type="string">
            <text:p>79/O: 27/34</text:p>
          </table:table-cell>
          <table:table-cell office:value-type="string">
            <text:p>80/P: 28/34</text:p>
          </table:table-cell>
          <table:table-cell office:value-type="string">
            <text:p>81/Q: 29/35</text:p>
          </table:table-cell>
          <table:table-cell office:value-type="string">
            <text:p>82/R: 30/36</text:p>
          </table:table-cell>
          <table:table-cell office:value-type="string">
            <text:p>83/S: 31/36</text:p>
          </table:table-cell>
          <table:table-cell office:value-type="string">
            <text:p>84/T: 31/37</text:p>
          </table:table-cell>
          <table:table-cell office:value-type="string">
            <text:p>85/U: 32/38</text:p>
          </table:table-cell>
          <table:table-cell office:value-type="string">
            <text:p>86/V: 33/39</text:p>
          </table:table-cell>
          <table:table-cell office:value-type="string">
            <text:p>87/W: 32/39</text:p>
          </table:table-cell>
          <table:table-cell office:value-type="string">
            <text:p>88/X: 33/40</text:p>
          </table:table-cell>
          <table:table-cell office:value-type="string">
            <text:p>89/Y: 34/41</text:p>
          </table:table-cell>
          <table:table-cell office:value-type="string">
            <text:p>90/Z: 35/41</text:p>
          </table:table-cell>
          <table:table-cell office:value-type="string">
            <text:p>91/[: 36/42</text:p>
          </table:table-cell>
          <table:table-cell office:value-type="string">
            <text:p>92/\: 37/43</text:p>
          </table:table-cell>
          <table:table-cell office:value-type="string">
            <text:p>93/]: 38/44</text:p>
          </table:table-cell>
          <table:table-cell office:value-type="string">
            <text:p>94/^: 39/44</text:p>
          </table:table-cell>
          <table:table-cell office:value-type="string">
            <text:p>95/_: 40/45</text:p>
          </table:table-cell>
          <table:table-cell office:value-type="string">
            <text:p>96/`: 40/46</text:p>
          </table:table-cell>
          <table:table-cell office:value-type="string">
            <text:p>97/a: 41/46</text:p>
          </table:table-cell>
          <table:table-cell office:value-type="string">
            <text:p>98/b: 42/47</text:p>
          </table:table-cell>
          <table:table-cell office:value-type="string">
            <text:p>99/c: 43/48</text:p>
          </table:table-cell>
          <table:table-cell office:value-type="string">
            <text:p>100/d: 44/49</text:p>
          </table:table-cell>
          <table:table-cell office:value-type="string">
            <text:p>101/e: 45/49</text:p>
          </table:table-cell>
          <table:table-cell office:value-type="string">
            <text:p>102/f: 45/50</text:p>
          </table:table-cell>
          <table:table-cell office:value-type="string">
            <text:p>103/g: 46/51</text:p>
          </table:table-cell>
          <table:table-cell office:value-type="string">
            <text:p>104/h: 47/52</text:p>
          </table:table-cell>
          <table:table-cell office:value-type="string">
            <text:p>105/i: 48/52</text:p>
          </table:table-cell>
          <table:table-cell office:value-type="string">
            <text:p>106/j: 49/53</text:p>
          </table:table-cell>
          <table:table-cell office:value-type="string">
            <text:p>107/k: 50/54</text:p>
          </table:table-cell>
          <table:table-cell office:value-type="string">
            <text:p>108/l: 51/54</text:p>
          </table:table-cell>
          <table:table-cell office:value-type="string">
            <text:p>109/m: 52/55</text:p>
          </table:table-cell>
          <table:table-cell office:value-type="string">
            <text:p>110/n: 53/56</text:p>
          </table:table-cell>
          <table:table-cell office:value-type="string">
            <text:p>111/o: 53/57</text:p>
          </table:table-cell>
          <table:table-cell office:value-type="string">
            <text:p>112/p: 54/57</text:p>
          </table:table-cell>
          <table:table-cell office:value-type="string">
            <text:p>113/q: 55/58</text:p>
          </table:table-cell>
          <table:table-cell office:value-type="string">
            <text:p>114/r: 56/59</text:p>
          </table:table-cell>
          <table:table-cell office:value-type="string">
            <text:p>115/s: 57/60</text:p>
          </table:table-cell>
          <table:table-cell office:value-type="string">
            <text:p>116/t: 58/60</text:p>
          </table:table-cell>
          <table:table-cell office:value-type="string">
            <text:p>117/u: 59/61</text:p>
          </table:table-cell>
          <table:table-cell office:value-type="string">
            <text:p>118/v: 60/62</text:p>
          </table:table-cell>
          <table:table-cell office:value-type="string">
            <text:p>119/w: 61/62</text:p>
          </table:table-cell>
          <table:table-cell office:value-type="string">
            <text:p>120/x: 62/63</text:p>
          </table:table-cell>
          <table:table-cell office:value-type="string">
            <text:p>121/y: 63/64</text:p>
          </table:table-cell>
          <table:table-cell office:value-type="string">
            <text:p>122/z: 64/65</text:p>
          </table:table-cell>
          <table:table-cell office:value-type="string">
            <text:p>123/{: 65/65</text:p>
          </table:table-cell>
          <table:table-cell office:value-type="string">
            <text:p>124/|: 66/66</text:p>
          </table:table-cell>
          <table:table-cell office:value-type="string">
            <text:p>125/}: 67/67</text:p>
          </table:table-cell>
          <table:table-cell office:value-type="string">
            <text:p>126/~: 68/6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9">
            <text:p>69</text:p>
          </table:table-cell>
          <table:table-cell office:value-type="string">
            <text:p>count:</text:p>
          </table:table-cell>
          <table:table-cell office:value-type="float" office:value="490">
            <text:p>490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2</text:p>
          </table:table-cell>
          <table:table-cell office:value-type="string">
            <text:p>37/%: 1/3</text:p>
          </table:table-cell>
          <table:table-cell office:value-type="string">
            <text:p>38/&amp;: 1/4</text:p>
          </table:table-cell>
          <table:table-cell office:value-type="string">
            <text:p>39/': 2/5</text:p>
          </table:table-cell>
          <table:table-cell office:value-type="string">
            <text:p>40/(: 2/5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4/8</text:p>
          </table:table-cell>
          <table:table-cell office:value-type="string">
            <text:p>44/,: 4/8</text:p>
          </table:table-cell>
          <table:table-cell office:value-type="string">
            <text:p>45/-: 4/9</text:p>
          </table:table-cell>
          <table:table-cell office:value-type="string">
            <text:p>46/.: 5/10</text:p>
          </table:table-cell>
          <table:table-cell office:value-type="string">
            <text:p>47//: 6/11</text:p>
          </table:table-cell>
          <table:table-cell office:value-type="string">
            <text:p>48/0: 7/11</text:p>
          </table:table-cell>
          <table:table-cell office:value-type="string">
            <text:p>49/1: 8/12</text:p>
          </table:table-cell>
          <table:table-cell office:value-type="string">
            <text:p>50/2: 8/13</text:p>
          </table:table-cell>
          <table:table-cell office:value-type="string">
            <text:p>51/3: 9/14</text:p>
          </table:table-cell>
          <table:table-cell office:value-type="string">
            <text:p>52/4: 10/14</text:p>
          </table:table-cell>
          <table:table-cell office:value-type="string">
            <text:p>53/5: 11/15</text:p>
          </table:table-cell>
          <table:table-cell office:value-type="string">
            <text:p>54/6: 12/16</text:p>
          </table:table-cell>
          <table:table-cell office:value-type="string">
            <text:p>55/7: 12/16</text:p>
          </table:table-cell>
          <table:table-cell office:value-type="string">
            <text:p>56/8: 13/17</text:p>
          </table:table-cell>
          <table:table-cell office:value-type="string">
            <text:p>57/9: 14/18</text:p>
          </table:table-cell>
          <table:table-cell office:value-type="string">
            <text:p>58/:: 15/19</text:p>
          </table:table-cell>
          <table:table-cell office:value-type="string">
            <text:p>59/;: 15/19</text:p>
          </table:table-cell>
          <table:table-cell office:value-type="string">
            <text:p>60/&lt;: 16/20</text:p>
          </table:table-cell>
          <table:table-cell office:value-type="string">
            <text:p>61/=: 16/21</text:p>
          </table:table-cell>
          <table:table-cell office:value-type="string">
            <text:p>62/&gt;: 17/21</text:p>
          </table:table-cell>
          <table:table-cell office:value-type="string">
            <text:p>63/?: 18/22</text:p>
          </table:table-cell>
          <table:table-cell office:value-type="string">
            <text:p>64/@: 18/23</text:p>
          </table:table-cell>
          <table:table-cell office:value-type="string">
            <text:p>65/A: 19/24</text:p>
          </table:table-cell>
          <table:table-cell office:value-type="string">
            <text:p>66/B: 20/24</text:p>
          </table:table-cell>
          <table:table-cell office:value-type="string">
            <text:p>67/C: 21/25</text:p>
          </table:table-cell>
          <table:table-cell office:value-type="string">
            <text:p>68/D: 21/26</text:p>
          </table:table-cell>
          <table:table-cell office:value-type="string">
            <text:p>69/E: 21/27</text:p>
          </table:table-cell>
          <table:table-cell office:value-type="string">
            <text:p>70/F: 22/27</text:p>
          </table:table-cell>
          <table:table-cell office:value-type="string">
            <text:p>71/G: 23/28</text:p>
          </table:table-cell>
          <table:table-cell office:value-type="string">
            <text:p>72/H: 24/29</text:p>
          </table:table-cell>
          <table:table-cell office:value-type="string">
            <text:p>73/I: 25/29</text:p>
          </table:table-cell>
          <table:table-cell office:value-type="string">
            <text:p>74/J: 26/30</text:p>
          </table:table-cell>
          <table:table-cell office:value-type="string">
            <text:p>75/K: 26/31</text:p>
          </table:table-cell>
          <table:table-cell office:value-type="string">
            <text:p>76/L: 27/32</text:p>
          </table:table-cell>
          <table:table-cell office:value-type="string">
            <text:p>77/M: 28/33</text:p>
          </table:table-cell>
          <table:table-cell office:value-type="string">
            <text:p>78/N: 29/33</text:p>
          </table:table-cell>
          <table:table-cell office:value-type="string">
            <text:p>79/O: 30/34</text:p>
          </table:table-cell>
          <table:table-cell office:value-type="string">
            <text:p>80/P: 30/35</text:p>
          </table:table-cell>
          <table:table-cell office:value-type="string">
            <text:p>81/Q: 31/35</text:p>
          </table:table-cell>
          <table:table-cell office:value-type="string">
            <text:p>82/R: 31/36</text:p>
          </table:table-cell>
          <table:table-cell office:value-type="string">
            <text:p>83/S: 32/37</text:p>
          </table:table-cell>
          <table:table-cell office:value-type="string">
            <text:p>84/T: 33/38</text:p>
          </table:table-cell>
          <table:table-cell office:value-type="string">
            <text:p>85/U: 34/38</text:p>
          </table:table-cell>
          <table:table-cell office:value-type="string">
            <text:p>86/V: 34/39</text:p>
          </table:table-cell>
          <table:table-cell office:value-type="string">
            <text:p>87/W: 35/40</text:p>
          </table:table-cell>
          <table:table-cell office:value-type="string">
            <text:p>88/X: 36/40</text:p>
          </table:table-cell>
          <table:table-cell office:value-type="string">
            <text:p>89/Y: 37/41</text:p>
          </table:table-cell>
          <table:table-cell office:value-type="string">
            <text:p>90/Z: 37/42</text:p>
          </table:table-cell>
          <table:table-cell office:value-type="string">
            <text:p>91/[: 38/43</text:p>
          </table:table-cell>
          <table:table-cell office:value-type="string">
            <text:p>92/\: 39/43</text:p>
          </table:table-cell>
          <table:table-cell office:value-type="string">
            <text:p>93/]: 40/44</text:p>
          </table:table-cell>
          <table:table-cell office:value-type="string">
            <text:p>94/^: 41/45</text:p>
          </table:table-cell>
          <table:table-cell office:value-type="string">
            <text:p>95/_: 42/46</text:p>
          </table:table-cell>
          <table:table-cell office:value-type="string">
            <text:p>96/`: 43/46</text:p>
          </table:table-cell>
          <table:table-cell office:value-type="string">
            <text:p>97/a: 44/47</text:p>
          </table:table-cell>
          <table:table-cell office:value-type="string">
            <text:p>98/b: 44/48</text:p>
          </table:table-cell>
          <table:table-cell office:value-type="string">
            <text:p>99/c: 43/49</text:p>
          </table:table-cell>
          <table:table-cell office:value-type="string">
            <text:p>100/d: 44/49</text:p>
          </table:table-cell>
          <table:table-cell office:value-type="string">
            <text:p>101/e: 45/50</text:p>
          </table:table-cell>
          <table:table-cell office:value-type="string">
            <text:p>102/f: 46/51</text:p>
          </table:table-cell>
          <table:table-cell office:value-type="string">
            <text:p>103/g: 47/52</text:p>
          </table:table-cell>
          <table:table-cell office:value-type="string">
            <text:p>104/h: 48/52</text:p>
          </table:table-cell>
          <table:table-cell office:value-type="string">
            <text:p>105/i: 49/53</text:p>
          </table:table-cell>
          <table:table-cell office:value-type="string">
            <text:p>106/j: 50/54</text:p>
          </table:table-cell>
          <table:table-cell office:value-type="string">
            <text:p>107/k: 50/55</text:p>
          </table:table-cell>
          <table:table-cell office:value-type="string">
            <text:p>108/l: 51/55</text:p>
          </table:table-cell>
          <table:table-cell office:value-type="string">
            <text:p>109/m: 52/56</text:p>
          </table:table-cell>
          <table:table-cell office:value-type="string">
            <text:p>110/n: 53/57</text:p>
          </table:table-cell>
          <table:table-cell office:value-type="string">
            <text:p>111/o: 54/58</text:p>
          </table:table-cell>
          <table:table-cell office:value-type="string">
            <text:p>112/p: 55/58</text:p>
          </table:table-cell>
          <table:table-cell office:value-type="string">
            <text:p>113/q: 56/59</text:p>
          </table:table-cell>
          <table:table-cell office:value-type="string">
            <text:p>114/r: 57/60</text:p>
          </table:table-cell>
          <table:table-cell office:value-type="string">
            <text:p>115/s: 58/60</text:p>
          </table:table-cell>
          <table:table-cell office:value-type="string">
            <text:p>116/t: 59/61</text:p>
          </table:table-cell>
          <table:table-cell office:value-type="string">
            <text:p>117/u: 60/62</text:p>
          </table:table-cell>
          <table:table-cell office:value-type="string">
            <text:p>118/v: 61/63</text:p>
          </table:table-cell>
          <table:table-cell office:value-type="string">
            <text:p>119/w: 62/63</text:p>
          </table:table-cell>
          <table:table-cell office:value-type="string">
            <text:p>120/x: 63/64</text:p>
          </table:table-cell>
          <table:table-cell office:value-type="string">
            <text:p>121/y: 64/65</text:p>
          </table:table-cell>
          <table:table-cell office:value-type="string">
            <text:p>122/z: 65/66</text:p>
          </table:table-cell>
          <table:table-cell office:value-type="string">
            <text:p>123/{: 66/66</text:p>
          </table:table-cell>
          <table:table-cell office:value-type="string">
            <text:p>124/|: 67/67</text:p>
          </table:table-cell>
          <table:table-cell office:value-type="string">
            <text:p>125/}: 68/68</text:p>
          </table:table-cell>
          <table:table-cell office:value-type="string">
            <text:p>126/~: 69/6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0">
            <text:p>70</text:p>
          </table:table-cell>
          <table:table-cell office:value-type="string">
            <text:p>count:</text:p>
          </table:table-cell>
          <table:table-cell office:value-type="float" office:value="399">
            <text:p>39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3</text:p>
          </table:table-cell>
          <table:table-cell office:value-type="string">
            <text:p>37/%: 1/3</text:p>
          </table:table-cell>
          <table:table-cell office:value-type="string">
            <text:p>38/&amp;: 2/4</text:p>
          </table:table-cell>
          <table:table-cell office:value-type="string">
            <text:p>39/': 2/5</text:p>
          </table:table-cell>
          <table:table-cell office:value-type="string">
            <text:p>40/(: 2/5</text:p>
          </table:table-cell>
          <table:table-cell office:value-type="string">
            <text:p>41/): 3/6</text:p>
          </table:table-cell>
          <table:table-cell office:value-type="string">
            <text:p>42/*: 4/7</text:p>
          </table:table-cell>
          <table:table-cell office:value-type="string">
            <text:p>43/+: 4/8</text:p>
          </table:table-cell>
          <table:table-cell office:value-type="string">
            <text:p>44/,: 5/9</text:p>
          </table:table-cell>
          <table:table-cell office:value-type="string">
            <text:p>45/-: 5/9</text:p>
          </table:table-cell>
          <table:table-cell office:value-type="string">
            <text:p>46/.: 6/10</text:p>
          </table:table-cell>
          <table:table-cell office:value-type="string">
            <text:p>47//: 7/11</text:p>
          </table:table-cell>
          <table:table-cell office:value-type="string">
            <text:p>48/0: 8/12</text:p>
          </table:table-cell>
          <table:table-cell office:value-type="string">
            <text:p>49/1: 8/12</text:p>
          </table:table-cell>
          <table:table-cell office:value-type="string">
            <text:p>50/2: 9/13</text:p>
          </table:table-cell>
          <table:table-cell office:value-type="string">
            <text:p>51/3: 10/14</text:p>
          </table:table-cell>
          <table:table-cell office:value-type="string">
            <text:p>52/4: 10/14</text:p>
          </table:table-cell>
          <table:table-cell office:value-type="string">
            <text:p>53/5: 11/15</text:p>
          </table:table-cell>
          <table:table-cell office:value-type="string">
            <text:p>54/6: 12/16</text:p>
          </table:table-cell>
          <table:table-cell office:value-type="string">
            <text:p>55/7: 12/17</text:p>
          </table:table-cell>
          <table:table-cell office:value-type="string">
            <text:p>56/8: 13/17</text:p>
          </table:table-cell>
          <table:table-cell office:value-type="string">
            <text:p>57/9: 14/18</text:p>
          </table:table-cell>
          <table:table-cell office:value-type="string">
            <text:p>58/:: 15/19</text:p>
          </table:table-cell>
          <table:table-cell office:value-type="string">
            <text:p>59/;: 14/20</text:p>
          </table:table-cell>
          <table:table-cell office:value-type="string">
            <text:p>60/&lt;: 15/20</text:p>
          </table:table-cell>
          <table:table-cell office:value-type="string">
            <text:p>61/=: 16/21</text:p>
          </table:table-cell>
          <table:table-cell office:value-type="string">
            <text:p>62/&gt;: 17/22</text:p>
          </table:table-cell>
          <table:table-cell office:value-type="string">
            <text:p>63/?: 17/23</text:p>
          </table:table-cell>
          <table:table-cell office:value-type="string">
            <text:p>64/@: 17/23</text:p>
          </table:table-cell>
          <table:table-cell office:value-type="string">
            <text:p>65/A: 18/24</text:p>
          </table:table-cell>
          <table:table-cell office:value-type="string">
            <text:p>66/B: 19/25</text:p>
          </table:table-cell>
          <table:table-cell office:value-type="string">
            <text:p>67/C: 20/26</text:p>
          </table:table-cell>
          <table:table-cell office:value-type="string">
            <text:p>68/D: 21/26</text:p>
          </table:table-cell>
          <table:table-cell office:value-type="string">
            <text:p>69/E: 21/27</text:p>
          </table:table-cell>
          <table:table-cell office:value-type="string">
            <text:p>70/F: 22/28</text:p>
          </table:table-cell>
          <table:table-cell office:value-type="string">
            <text:p>71/G: 23/28</text:p>
          </table:table-cell>
          <table:table-cell office:value-type="string">
            <text:p>72/H: 24/29</text:p>
          </table:table-cell>
          <table:table-cell office:value-type="string">
            <text:p>73/I: 25/30</text:p>
          </table:table-cell>
          <table:table-cell office:value-type="string">
            <text:p>74/J: 26/31</text:p>
          </table:table-cell>
          <table:table-cell office:value-type="string">
            <text:p>75/K: 26/32</text:p>
          </table:table-cell>
          <table:table-cell office:value-type="string">
            <text:p>76/L: 27/32</text:p>
          </table:table-cell>
          <table:table-cell office:value-type="string">
            <text:p>77/M: 28/33</text:p>
          </table:table-cell>
          <table:table-cell office:value-type="string">
            <text:p>78/N: 29/34</text:p>
          </table:table-cell>
          <table:table-cell office:value-type="string">
            <text:p>79/O: 30/35</text:p>
          </table:table-cell>
          <table:table-cell office:value-type="string">
            <text:p>80/P: 31/35</text:p>
          </table:table-cell>
          <table:table-cell office:value-type="string">
            <text:p>81/Q: 31/36</text:p>
          </table:table-cell>
          <table:table-cell office:value-type="string">
            <text:p>82/R: 32/37</text:p>
          </table:table-cell>
          <table:table-cell office:value-type="string">
            <text:p>83/S: 32/38</text:p>
          </table:table-cell>
          <table:table-cell office:value-type="string">
            <text:p>84/T: 33/38</text:p>
          </table:table-cell>
          <table:table-cell office:value-type="string">
            <text:p>85/U: 34/39</text:p>
          </table:table-cell>
          <table:table-cell office:value-type="string">
            <text:p>86/V: 34/40</text:p>
          </table:table-cell>
          <table:table-cell office:value-type="string">
            <text:p>87/W: 35/41</text:p>
          </table:table-cell>
          <table:table-cell office:value-type="string">
            <text:p>88/X: 36/41</text:p>
          </table:table-cell>
          <table:table-cell office:value-type="string">
            <text:p>89/Y: 37/42</text:p>
          </table:table-cell>
          <table:table-cell office:value-type="string">
            <text:p>90/Z: 38/43</text:p>
          </table:table-cell>
          <table:table-cell office:value-type="string">
            <text:p>91/[: 39/44</text:p>
          </table:table-cell>
          <table:table-cell office:value-type="string">
            <text:p>92/\: 40/44</text:p>
          </table:table-cell>
          <table:table-cell office:value-type="string">
            <text:p>93/]: 40/45</text:p>
          </table:table-cell>
          <table:table-cell office:value-type="string">
            <text:p>94/^: 41/46</text:p>
          </table:table-cell>
          <table:table-cell office:value-type="string">
            <text:p>95/_: 42/47</text:p>
          </table:table-cell>
          <table:table-cell office:value-type="string">
            <text:p>96/`: 43/47</text:p>
          </table:table-cell>
          <table:table-cell office:value-type="string">
            <text:p>97/a: 43/48</text:p>
          </table:table-cell>
          <table:table-cell office:value-type="string">
            <text:p>98/b: 44/49</text:p>
          </table:table-cell>
          <table:table-cell office:value-type="string">
            <text:p>99/c: 45/49</text:p>
          </table:table-cell>
          <table:table-cell office:value-type="string">
            <text:p>100/d: 46/50</text:p>
          </table:table-cell>
          <table:table-cell office:value-type="string">
            <text:p>101/e: 47/51</text:p>
          </table:table-cell>
          <table:table-cell office:value-type="string">
            <text:p>102/f: 48/52</text:p>
          </table:table-cell>
          <table:table-cell office:value-type="string">
            <text:p>103/g: 49/52</text:p>
          </table:table-cell>
          <table:table-cell office:value-type="string">
            <text:p>104/h: 49/53</text:p>
          </table:table-cell>
          <table:table-cell office:value-type="string">
            <text:p>105/i: 50/54</text:p>
          </table:table-cell>
          <table:table-cell office:value-type="string">
            <text:p>106/j: 51/55</text:p>
          </table:table-cell>
          <table:table-cell office:value-type="string">
            <text:p>107/k: 51/55</text:p>
          </table:table-cell>
          <table:table-cell office:value-type="string">
            <text:p>108/l: 52/56</text:p>
          </table:table-cell>
          <table:table-cell office:value-type="string">
            <text:p>109/m: 53/57</text:p>
          </table:table-cell>
          <table:table-cell office:value-type="string">
            <text:p>110/n: 54/57</text:p>
          </table:table-cell>
          <table:table-cell office:value-type="string">
            <text:p>111/o: 55/58</text:p>
          </table:table-cell>
          <table:table-cell office:value-type="string">
            <text:p>112/p: 56/59</text:p>
          </table:table-cell>
          <table:table-cell office:value-type="string">
            <text:p>113/q: 57/60</text:p>
          </table:table-cell>
          <table:table-cell office:value-type="string">
            <text:p>114/r: 58/61</text:p>
          </table:table-cell>
          <table:table-cell office:value-type="string">
            <text:p>115/s: 59/61</text:p>
          </table:table-cell>
          <table:table-cell office:value-type="string">
            <text:p>116/t: 60/62</text:p>
          </table:table-cell>
          <table:table-cell office:value-type="string">
            <text:p>117/u: 61/63</text:p>
          </table:table-cell>
          <table:table-cell office:value-type="string">
            <text:p>118/v: 62/64</text:p>
          </table:table-cell>
          <table:table-cell office:value-type="string">
            <text:p>119/w: 63/64</text:p>
          </table:table-cell>
          <table:table-cell office:value-type="string">
            <text:p>120/x: 64/65</text:p>
          </table:table-cell>
          <table:table-cell office:value-type="string">
            <text:p>121/y: 65/66</text:p>
          </table:table-cell>
          <table:table-cell office:value-type="string">
            <text:p>122/z: 66/67</text:p>
          </table:table-cell>
          <table:table-cell office:value-type="string">
            <text:p>123/{: 67/67</text:p>
          </table:table-cell>
          <table:table-cell office:value-type="string">
            <text:p>124/|: 68/68</text:p>
          </table:table-cell>
          <table:table-cell office:value-type="string">
            <text:p>125/}: 69/69</text:p>
          </table:table-cell>
          <table:table-cell office:value-type="string">
            <text:p>126/~: 70/7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1">
            <text:p>71</text:p>
          </table:table-cell>
          <table:table-cell office:value-type="string">
            <text:p>count:</text:p>
          </table:table-cell>
          <table:table-cell office:value-type="float" office:value="265">
            <text:p>26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4</text:p>
          </table:table-cell>
          <table:table-cell office:value-type="string">
            <text:p>39/': 2/5</text:p>
          </table:table-cell>
          <table:table-cell office:value-type="string">
            <text:p>40/(: 3/5</text:p>
          </table:table-cell>
          <table:table-cell office:value-type="string">
            <text:p>41/): 3/6</text:p>
          </table:table-cell>
          <table:table-cell office:value-type="string">
            <text:p>42/*: 4/7</text:p>
          </table:table-cell>
          <table:table-cell office:value-type="string">
            <text:p>43/+: 5/8</text:p>
          </table:table-cell>
          <table:table-cell office:value-type="string">
            <text:p>44/,: 6/8</text:p>
          </table:table-cell>
          <table:table-cell office:value-type="string">
            <text:p>45/-: 7/9</text:p>
          </table:table-cell>
          <table:table-cell office:value-type="string">
            <text:p>46/.: 7/10</text:p>
          </table:table-cell>
          <table:table-cell office:value-type="string">
            <text:p>47//: 7/11</text:p>
          </table:table-cell>
          <table:table-cell office:value-type="string">
            <text:p>48/0: 8/11</text:p>
          </table:table-cell>
          <table:table-cell office:value-type="string">
            <text:p>49/1: 8/12</text:p>
          </table:table-cell>
          <table:table-cell office:value-type="string">
            <text:p>50/2: 9/13</text:p>
          </table:table-cell>
          <table:table-cell office:value-type="string">
            <text:p>51/3: 10/14</text:p>
          </table:table-cell>
          <table:table-cell office:value-type="string">
            <text:p>52/4: 11/14</text:p>
          </table:table-cell>
          <table:table-cell office:value-type="string">
            <text:p>53/5: 12/15</text:p>
          </table:table-cell>
          <table:table-cell office:value-type="string">
            <text:p>54/6: 12/16</text:p>
          </table:table-cell>
          <table:table-cell office:value-type="string">
            <text:p>55/7: 13/17</text:p>
          </table:table-cell>
          <table:table-cell office:value-type="string">
            <text:p>56/8: 13/17</text:p>
          </table:table-cell>
          <table:table-cell office:value-type="string">
            <text:p>57/9: 14/18</text:p>
          </table:table-cell>
          <table:table-cell office:value-type="string">
            <text:p>58/:: 15/19</text:p>
          </table:table-cell>
          <table:table-cell office:value-type="string">
            <text:p>59/;: 15/20</text:p>
          </table:table-cell>
          <table:table-cell office:value-type="string">
            <text:p>60/&lt;: 16/20</text:p>
          </table:table-cell>
          <table:table-cell office:value-type="string">
            <text:p>61/=: 17/21</text:p>
          </table:table-cell>
          <table:table-cell office:value-type="string">
            <text:p>62/&gt;: 18/22</text:p>
          </table:table-cell>
          <table:table-cell office:value-type="string">
            <text:p>63/?: 17/23</text:p>
          </table:table-cell>
          <table:table-cell office:value-type="string">
            <text:p>64/@: 18/24</text:p>
          </table:table-cell>
          <table:table-cell office:value-type="string">
            <text:p>65/A: 19/24</text:p>
          </table:table-cell>
          <table:table-cell office:value-type="string">
            <text:p>66/B: 20/25</text:p>
          </table:table-cell>
          <table:table-cell office:value-type="string">
            <text:p>67/C: 21/26</text:p>
          </table:table-cell>
          <table:table-cell office:value-type="string">
            <text:p>68/D: 22/27</text:p>
          </table:table-cell>
          <table:table-cell office:value-type="string">
            <text:p>69/E: 23/27</text:p>
          </table:table-cell>
          <table:table-cell office:value-type="string">
            <text:p>70/F: 23/28</text:p>
          </table:table-cell>
          <table:table-cell office:value-type="string">
            <text:p>71/G: 24/29</text:p>
          </table:table-cell>
          <table:table-cell office:value-type="string">
            <text:p>72/H: 25/30</text:p>
          </table:table-cell>
          <table:table-cell office:value-type="string">
            <text:p>73/I: 26/30</text:p>
          </table:table-cell>
          <table:table-cell office:value-type="string">
            <text:p>74/J: 27/31</text:p>
          </table:table-cell>
          <table:table-cell office:value-type="string">
            <text:p>75/K: 27/32</text:p>
          </table:table-cell>
          <table:table-cell office:value-type="string">
            <text:p>76/L: 28/33</text:p>
          </table:table-cell>
          <table:table-cell office:value-type="string">
            <text:p>77/M: 29/33</text:p>
          </table:table-cell>
          <table:table-cell office:value-type="string">
            <text:p>78/N: 29/34</text:p>
          </table:table-cell>
          <table:table-cell office:value-type="string">
            <text:p>79/O: 30/35</text:p>
          </table:table-cell>
          <table:table-cell office:value-type="string">
            <text:p>80/P: 31/36</text:p>
          </table:table-cell>
          <table:table-cell office:value-type="string">
            <text:p>81/Q: 32/36</text:p>
          </table:table-cell>
          <table:table-cell office:value-type="string">
            <text:p>82/R: 32/37</text:p>
          </table:table-cell>
          <table:table-cell office:value-type="string">
            <text:p>83/S: 33/38</text:p>
          </table:table-cell>
          <table:table-cell office:value-type="string">
            <text:p>84/T: 34/39</text:p>
          </table:table-cell>
          <table:table-cell office:value-type="string">
            <text:p>85/U: 35/39</text:p>
          </table:table-cell>
          <table:table-cell office:value-type="string">
            <text:p>86/V: 36/40</text:p>
          </table:table-cell>
          <table:table-cell office:value-type="string">
            <text:p>87/W: 36/41</text:p>
          </table:table-cell>
          <table:table-cell office:value-type="string">
            <text:p>88/X: 37/42</text:p>
          </table:table-cell>
          <table:table-cell office:value-type="string">
            <text:p>89/Y: 38/42</text:p>
          </table:table-cell>
          <table:table-cell office:value-type="string">
            <text:p>90/Z: 39/43</text:p>
          </table:table-cell>
          <table:table-cell office:value-type="string">
            <text:p>91/[: 39/44</text:p>
          </table:table-cell>
          <table:table-cell office:value-type="string">
            <text:p>92/\: 40/45</text:p>
          </table:table-cell>
          <table:table-cell office:value-type="string">
            <text:p>93/]: 41/45</text:p>
          </table:table-cell>
          <table:table-cell office:value-type="string">
            <text:p>94/^: 41/46</text:p>
          </table:table-cell>
          <table:table-cell office:value-type="string">
            <text:p>95/_: 42/47</text:p>
          </table:table-cell>
          <table:table-cell office:value-type="string">
            <text:p>96/`: 43/48</text:p>
          </table:table-cell>
          <table:table-cell office:value-type="string">
            <text:p>97/a: 44/48</text:p>
          </table:table-cell>
          <table:table-cell office:value-type="string">
            <text:p>98/b: 45/49</text:p>
          </table:table-cell>
          <table:table-cell office:value-type="string">
            <text:p>99/c: 44/50</text:p>
          </table:table-cell>
          <table:table-cell office:value-type="string">
            <text:p>100/d: 45/51</text:p>
          </table:table-cell>
          <table:table-cell office:value-type="string">
            <text:p>101/e: 46/51</text:p>
          </table:table-cell>
          <table:table-cell office:value-type="string">
            <text:p>102/f: 47/52</text:p>
          </table:table-cell>
          <table:table-cell office:value-type="string">
            <text:p>103/g: 48/53</text:p>
          </table:table-cell>
          <table:table-cell office:value-type="string">
            <text:p>104/h: 49/54</text:p>
          </table:table-cell>
          <table:table-cell office:value-type="string">
            <text:p>105/i: 50/55</text:p>
          </table:table-cell>
          <table:table-cell office:value-type="string">
            <text:p>106/j: 51/55</text:p>
          </table:table-cell>
          <table:table-cell office:value-type="string">
            <text:p>107/k: 52/56</text:p>
          </table:table-cell>
          <table:table-cell office:value-type="string">
            <text:p>108/l: 53/57</text:p>
          </table:table-cell>
          <table:table-cell office:value-type="string">
            <text:p>109/m: 54/58</text:p>
          </table:table-cell>
          <table:table-cell office:value-type="string">
            <text:p>110/n: 55/58</text:p>
          </table:table-cell>
          <table:table-cell office:value-type="string">
            <text:p>111/o: 56/59</text:p>
          </table:table-cell>
          <table:table-cell office:value-type="string">
            <text:p>112/p: 57/60</text:p>
          </table:table-cell>
          <table:table-cell office:value-type="string">
            <text:p>113/q: 58/61</text:p>
          </table:table-cell>
          <table:table-cell office:value-type="string">
            <text:p>114/r: 59/61</text:p>
          </table:table-cell>
          <table:table-cell office:value-type="string">
            <text:p>115/s: 60/62</text:p>
          </table:table-cell>
          <table:table-cell office:value-type="string">
            <text:p>116/t: 61/63</text:p>
          </table:table-cell>
          <table:table-cell office:value-type="string">
            <text:p>117/u: 62/64</text:p>
          </table:table-cell>
          <table:table-cell office:value-type="string">
            <text:p>118/v: 63/64</text:p>
          </table:table-cell>
          <table:table-cell office:value-type="string">
            <text:p>119/w: 64/65</text:p>
          </table:table-cell>
          <table:table-cell office:value-type="string">
            <text:p>120/x: 65/66</text:p>
          </table:table-cell>
          <table:table-cell office:value-type="string">
            <text:p>121/y: 66/67</text:p>
          </table:table-cell>
          <table:table-cell office:value-type="string">
            <text:p>122/z: 67/68</text:p>
          </table:table-cell>
          <table:table-cell office:value-type="string">
            <text:p>123/{: 68/68</text:p>
          </table:table-cell>
          <table:table-cell office:value-type="string">
            <text:p>124/|: 69/69</text:p>
          </table:table-cell>
          <table:table-cell office:value-type="string">
            <text:p>125/}: 70/70</text:p>
          </table:table-cell>
          <table:table-cell office:value-type="string">
            <text:p>126/~: 71/7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2">
            <text:p>72</text:p>
          </table:table-cell>
          <table:table-cell office:value-type="string">
            <text:p>count:</text:p>
          </table:table-cell>
          <table:table-cell office:value-type="float" office:value="196">
            <text:p>19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3</text:p>
          </table:table-cell>
          <table:table-cell office:value-type="string">
            <text:p>37/%: 2/3</text:p>
          </table:table-cell>
          <table:table-cell office:value-type="string">
            <text:p>38/&amp;: 2/4</text:p>
          </table:table-cell>
          <table:table-cell office:value-type="string">
            <text:p>39/': 2/5</text:p>
          </table:table-cell>
          <table:table-cell office:value-type="string">
            <text:p>40/(: 3/6</text:p>
          </table:table-cell>
          <table:table-cell office:value-type="string">
            <text:p>41/): 3/7</text:p>
          </table:table-cell>
          <table:table-cell office:value-type="string">
            <text:p>42/*: 4/7</text:p>
          </table:table-cell>
          <table:table-cell office:value-type="string">
            <text:p>43/+: 5/8</text:p>
          </table:table-cell>
          <table:table-cell office:value-type="string">
            <text:p>44/,: 5/9</text:p>
          </table:table-cell>
          <table:table-cell office:value-type="string">
            <text:p>45/-: 6/9</text:p>
          </table:table-cell>
          <table:table-cell office:value-type="string">
            <text:p>46/.: 7/10</text:p>
          </table:table-cell>
          <table:table-cell office:value-type="string">
            <text:p>47//: 8/11</text:p>
          </table:table-cell>
          <table:table-cell office:value-type="string">
            <text:p>48/0: 8/12</text:p>
          </table:table-cell>
          <table:table-cell office:value-type="string">
            <text:p>49/1: 8/13</text:p>
          </table:table-cell>
          <table:table-cell office:value-type="string">
            <text:p>50/2: 9/13</text:p>
          </table:table-cell>
          <table:table-cell office:value-type="string">
            <text:p>51/3: 10/14</text:p>
          </table:table-cell>
          <table:table-cell office:value-type="string">
            <text:p>52/4: 11/15</text:p>
          </table:table-cell>
          <table:table-cell office:value-type="string">
            <text:p>53/5: 12/16</text:p>
          </table:table-cell>
          <table:table-cell office:value-type="string">
            <text:p>54/6: 12/16</text:p>
          </table:table-cell>
          <table:table-cell office:value-type="string">
            <text:p>55/7: 12/17</text:p>
          </table:table-cell>
          <table:table-cell office:value-type="string">
            <text:p>56/8: 13/18</text:p>
          </table:table-cell>
          <table:table-cell office:value-type="string">
            <text:p>57/9: 14/18</text:p>
          </table:table-cell>
          <table:table-cell office:value-type="string">
            <text:p>58/:: 16/19</text:p>
          </table:table-cell>
          <table:table-cell office:value-type="string">
            <text:p>59/;: 15/20</text:p>
          </table:table-cell>
          <table:table-cell office:value-type="string">
            <text:p>60/&lt;: 16/21</text:p>
          </table:table-cell>
          <table:table-cell office:value-type="string">
            <text:p>61/=: 16/22</text:p>
          </table:table-cell>
          <table:table-cell office:value-type="string">
            <text:p>62/&gt;: 17/22</text:p>
          </table:table-cell>
          <table:table-cell office:value-type="string">
            <text:p>63/?: 18/23</text:p>
          </table:table-cell>
          <table:table-cell office:value-type="string">
            <text:p>64/@: 19/24</text:p>
          </table:table-cell>
          <table:table-cell office:value-type="string">
            <text:p>65/A: 20/25</text:p>
          </table:table-cell>
          <table:table-cell office:value-type="string">
            <text:p>66/B: 21/26</text:p>
          </table:table-cell>
          <table:table-cell office:value-type="string">
            <text:p>67/C: 21/26</text:p>
          </table:table-cell>
          <table:table-cell office:value-type="string">
            <text:p>68/D: 22/27</text:p>
          </table:table-cell>
          <table:table-cell office:value-type="string">
            <text:p>69/E: 23/28</text:p>
          </table:table-cell>
          <table:table-cell office:value-type="string">
            <text:p>70/F: 24/28</text:p>
          </table:table-cell>
          <table:table-cell office:value-type="string">
            <text:p>71/G: 23/29</text:p>
          </table:table-cell>
          <table:table-cell office:value-type="string">
            <text:p>72/H: 24/30</text:p>
          </table:table-cell>
          <table:table-cell office:value-type="string">
            <text:p>73/I: 25/31</text:p>
          </table:table-cell>
          <table:table-cell office:value-type="string">
            <text:p>74/J: 26/32</text:p>
          </table:table-cell>
          <table:table-cell office:value-type="string">
            <text:p>75/K: 27/32</text:p>
          </table:table-cell>
          <table:table-cell office:value-type="string">
            <text:p>76/L: 28/33</text:p>
          </table:table-cell>
          <table:table-cell office:value-type="string">
            <text:p>77/M: 29/34</text:p>
          </table:table-cell>
          <table:table-cell office:value-type="string">
            <text:p>78/N: 30/35</text:p>
          </table:table-cell>
          <table:table-cell office:value-type="string">
            <text:p>79/O: 31/35</text:p>
          </table:table-cell>
          <table:table-cell office:value-type="string">
            <text:p>80/P: 32/36</text:p>
          </table:table-cell>
          <table:table-cell office:value-type="string">
            <text:p>81/Q: 33/37</text:p>
          </table:table-cell>
          <table:table-cell office:value-type="string">
            <text:p>82/R: 34/38</text:p>
          </table:table-cell>
          <table:table-cell office:value-type="string">
            <text:p>83/S: 34/39</text:p>
          </table:table-cell>
          <table:table-cell office:value-type="string">
            <text:p>84/T: 34/39</text:p>
          </table:table-cell>
          <table:table-cell office:value-type="string">
            <text:p>85/U: 35/40</text:p>
          </table:table-cell>
          <table:table-cell office:value-type="string">
            <text:p>86/V: 36/41</text:p>
          </table:table-cell>
          <table:table-cell office:value-type="string">
            <text:p>87/W: 37/42</text:p>
          </table:table-cell>
          <table:table-cell office:value-type="string">
            <text:p>88/X: 38/42</text:p>
          </table:table-cell>
          <table:table-cell office:value-type="string">
            <text:p>89/Y: 39/43</text:p>
          </table:table-cell>
          <table:table-cell office:value-type="string">
            <text:p>90/Z: 40/44</text:p>
          </table:table-cell>
          <table:table-cell office:value-type="string">
            <text:p>91/[: 41/45</text:p>
          </table:table-cell>
          <table:table-cell office:value-type="string">
            <text:p>92/\: 42/45</text:p>
          </table:table-cell>
          <table:table-cell office:value-type="string">
            <text:p>93/]: 43/46</text:p>
          </table:table-cell>
          <table:table-cell office:value-type="string">
            <text:p>94/^: 43/47</text:p>
          </table:table-cell>
          <table:table-cell office:value-type="string">
            <text:p>95/_: 44/48</text:p>
          </table:table-cell>
          <table:table-cell office:value-type="string">
            <text:p>96/`: 44/49</text:p>
          </table:table-cell>
          <table:table-cell office:value-type="string">
            <text:p>97/a: 45/49</text:p>
          </table:table-cell>
          <table:table-cell office:value-type="string">
            <text:p>98/b: 46/50</text:p>
          </table:table-cell>
          <table:table-cell office:value-type="string">
            <text:p>99/c: 46/51</text:p>
          </table:table-cell>
          <table:table-cell office:value-type="string">
            <text:p>100/d: 47/51</text:p>
          </table:table-cell>
          <table:table-cell office:value-type="string">
            <text:p>101/e: 48/52</text:p>
          </table:table-cell>
          <table:table-cell office:value-type="string">
            <text:p>102/f: 49/53</text:p>
          </table:table-cell>
          <table:table-cell office:value-type="string">
            <text:p>103/g: 50/54</text:p>
          </table:table-cell>
          <table:table-cell office:value-type="string">
            <text:p>104/h: 51/55</text:p>
          </table:table-cell>
          <table:table-cell office:value-type="string">
            <text:p>105/i: 52/56</text:p>
          </table:table-cell>
          <table:table-cell office:value-type="string">
            <text:p>106/j: 52/56</text:p>
          </table:table-cell>
          <table:table-cell office:value-type="string">
            <text:p>107/k: 53/57</text:p>
          </table:table-cell>
          <table:table-cell office:value-type="string">
            <text:p>108/l: 54/58</text:p>
          </table:table-cell>
          <table:table-cell office:value-type="string">
            <text:p>109/m: 55/59</text:p>
          </table:table-cell>
          <table:table-cell office:value-type="string">
            <text:p>110/n: 56/59</text:p>
          </table:table-cell>
          <table:table-cell office:value-type="string">
            <text:p>111/o: 57/60</text:p>
          </table:table-cell>
          <table:table-cell office:value-type="string">
            <text:p>112/p: 58/61</text:p>
          </table:table-cell>
          <table:table-cell office:value-type="string">
            <text:p>113/q: 59/62</text:p>
          </table:table-cell>
          <table:table-cell office:value-type="string">
            <text:p>114/r: 60/62</text:p>
          </table:table-cell>
          <table:table-cell office:value-type="string">
            <text:p>115/s: 61/63</text:p>
          </table:table-cell>
          <table:table-cell office:value-type="string">
            <text:p>116/t: 62/64</text:p>
          </table:table-cell>
          <table:table-cell office:value-type="string">
            <text:p>117/u: 63/65</text:p>
          </table:table-cell>
          <table:table-cell office:value-type="string">
            <text:p>118/v: 64/65</text:p>
          </table:table-cell>
          <table:table-cell office:value-type="string">
            <text:p>119/w: 65/66</text:p>
          </table:table-cell>
          <table:table-cell office:value-type="string">
            <text:p>120/x: 66/67</text:p>
          </table:table-cell>
          <table:table-cell office:value-type="string">
            <text:p>121/y: 67/68</text:p>
          </table:table-cell>
          <table:table-cell office:value-type="string">
            <text:p>122/z: 68/68</text:p>
          </table:table-cell>
          <table:table-cell office:value-type="string">
            <text:p>123/{: 69/69</text:p>
          </table:table-cell>
          <table:table-cell office:value-type="string">
            <text:p>124/|: 70/70</text:p>
          </table:table-cell>
          <table:table-cell office:value-type="string">
            <text:p>125/}: 71/71</text:p>
          </table:table-cell>
          <table:table-cell office:value-type="string">
            <text:p>126/~: 72/7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3">
            <text:p>73</text:p>
          </table:table-cell>
          <table:table-cell office:value-type="string">
            <text:p>count:</text:p>
          </table:table-cell>
          <table:table-cell office:value-type="float" office:value="130">
            <text:p>130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2</text:p>
          </table:table-cell>
          <table:table-cell office:value-type="string">
            <text:p>37/%: 2/3</text:p>
          </table:table-cell>
          <table:table-cell office:value-type="string">
            <text:p>38/&amp;: 1/4</text:p>
          </table:table-cell>
          <table:table-cell office:value-type="string">
            <text:p>39/': 2/5</text:p>
          </table:table-cell>
          <table:table-cell office:value-type="string">
            <text:p>40/(: 3/5</text:p>
          </table:table-cell>
          <table:table-cell office:value-type="string">
            <text:p>41/): 4/6</text:p>
          </table:table-cell>
          <table:table-cell office:value-type="string">
            <text:p>42/*: 5/7</text:p>
          </table:table-cell>
          <table:table-cell office:value-type="string">
            <text:p>43/+: 6/8</text:p>
          </table:table-cell>
          <table:table-cell office:value-type="string">
            <text:p>44/,: 6/9</text:p>
          </table:table-cell>
          <table:table-cell office:value-type="string">
            <text:p>45/-: 7/9</text:p>
          </table:table-cell>
          <table:table-cell office:value-type="string">
            <text:p>46/.: 7/10</text:p>
          </table:table-cell>
          <table:table-cell office:value-type="string">
            <text:p>47//: 8/11</text:p>
          </table:table-cell>
          <table:table-cell office:value-type="string">
            <text:p>48/0: 9/12</text:p>
          </table:table-cell>
          <table:table-cell office:value-type="string">
            <text:p>49/1: 9/12</text:p>
          </table:table-cell>
          <table:table-cell office:value-type="string">
            <text:p>50/2: 10/13</text:p>
          </table:table-cell>
          <table:table-cell office:value-type="string">
            <text:p>51/3: 11/14</text:p>
          </table:table-cell>
          <table:table-cell office:value-type="string">
            <text:p>52/4: 11/15</text:p>
          </table:table-cell>
          <table:table-cell office:value-type="string">
            <text:p>53/5: 12/16</text:p>
          </table:table-cell>
          <table:table-cell office:value-type="string">
            <text:p>54/6: 13/17</text:p>
          </table:table-cell>
          <table:table-cell office:value-type="string">
            <text:p>55/7: 13/17</text:p>
          </table:table-cell>
          <table:table-cell office:value-type="string">
            <text:p>56/8: 14/18</text:p>
          </table:table-cell>
          <table:table-cell office:value-type="string">
            <text:p>57/9: 15/19</text:p>
          </table:table-cell>
          <table:table-cell office:value-type="string">
            <text:p>58/:: 16/20</text:p>
          </table:table-cell>
          <table:table-cell office:value-type="string">
            <text:p>59/;: 17/20</text:p>
          </table:table-cell>
          <table:table-cell office:value-type="string">
            <text:p>60/&lt;: 18/21</text:p>
          </table:table-cell>
          <table:table-cell office:value-type="string">
            <text:p>61/=: 19/22</text:p>
          </table:table-cell>
          <table:table-cell office:value-type="string">
            <text:p>62/&gt;: 18/23</text:p>
          </table:table-cell>
          <table:table-cell office:value-type="string">
            <text:p>63/?: 19/24</text:p>
          </table:table-cell>
          <table:table-cell office:value-type="string">
            <text:p>64/@: 20/24</text:p>
          </table:table-cell>
          <table:table-cell office:value-type="string">
            <text:p>65/A: 21/25</text:p>
          </table:table-cell>
          <table:table-cell office:value-type="string">
            <text:p>66/B: 22/26</text:p>
          </table:table-cell>
          <table:table-cell office:value-type="string">
            <text:p>67/C: 23/27</text:p>
          </table:table-cell>
          <table:table-cell office:value-type="string">
            <text:p>68/D: 24/28</text:p>
          </table:table-cell>
          <table:table-cell office:value-type="string">
            <text:p>69/E: 25/28</text:p>
          </table:table-cell>
          <table:table-cell office:value-type="string">
            <text:p>70/F: 26/29</text:p>
          </table:table-cell>
          <table:table-cell office:value-type="string">
            <text:p>71/G: 26/30</text:p>
          </table:table-cell>
          <table:table-cell office:value-type="string">
            <text:p>72/H: 27/31</text:p>
          </table:table-cell>
          <table:table-cell office:value-type="string">
            <text:p>73/I: 27/31</text:p>
          </table:table-cell>
          <table:table-cell office:value-type="string">
            <text:p>74/J: 28/32</text:p>
          </table:table-cell>
          <table:table-cell office:value-type="string">
            <text:p>75/K: 29/33</text:p>
          </table:table-cell>
          <table:table-cell office:value-type="string">
            <text:p>76/L: 29/34</text:p>
          </table:table-cell>
          <table:table-cell office:value-type="string">
            <text:p>77/M: 30/35</text:p>
          </table:table-cell>
          <table:table-cell office:value-type="string">
            <text:p>78/N: 31/35</text:p>
          </table:table-cell>
          <table:table-cell office:value-type="string">
            <text:p>79/O: 33/36</text:p>
          </table:table-cell>
          <table:table-cell office:value-type="string">
            <text:p>80/P: 32/37</text:p>
          </table:table-cell>
          <table:table-cell office:value-type="string">
            <text:p>81/Q: 33/38</text:p>
          </table:table-cell>
          <table:table-cell office:value-type="string">
            <text:p>82/R: 35/38</text:p>
          </table:table-cell>
          <table:table-cell office:value-type="string">
            <text:p>83/S: 34/39</text:p>
          </table:table-cell>
          <table:table-cell office:value-type="string">
            <text:p>84/T: 35/40</text:p>
          </table:table-cell>
          <table:table-cell office:value-type="string">
            <text:p>85/U: 36/41</text:p>
          </table:table-cell>
          <table:table-cell office:value-type="string">
            <text:p>86/V: 37/42</text:p>
          </table:table-cell>
          <table:table-cell office:value-type="string">
            <text:p>87/W: 38/42</text:p>
          </table:table-cell>
          <table:table-cell office:value-type="string">
            <text:p>88/X: 39/43</text:p>
          </table:table-cell>
          <table:table-cell office:value-type="string">
            <text:p>89/Y: 40/44</text:p>
          </table:table-cell>
          <table:table-cell office:value-type="string">
            <text:p>90/Z: 41/45</text:p>
          </table:table-cell>
          <table:table-cell office:value-type="string">
            <text:p>91/[: 42/46</text:p>
          </table:table-cell>
          <table:table-cell office:value-type="string">
            <text:p>92/\: 43/46</text:p>
          </table:table-cell>
          <table:table-cell office:value-type="string">
            <text:p>93/]: 42/47</text:p>
          </table:table-cell>
          <table:table-cell office:value-type="string">
            <text:p>94/^: 43/48</text:p>
          </table:table-cell>
          <table:table-cell office:value-type="string">
            <text:p>95/_: 45/49</text:p>
          </table:table-cell>
          <table:table-cell office:value-type="string">
            <text:p>96/`: 44/49</text:p>
          </table:table-cell>
          <table:table-cell office:value-type="string">
            <text:p>97/a: 45/50</text:p>
          </table:table-cell>
          <table:table-cell office:value-type="string">
            <text:p>98/b: 46/51</text:p>
          </table:table-cell>
          <table:table-cell office:value-type="string">
            <text:p>99/c: 47/52</text:p>
          </table:table-cell>
          <table:table-cell office:value-type="string">
            <text:p>100/d: 48/52</text:p>
          </table:table-cell>
          <table:table-cell office:value-type="string">
            <text:p>101/e: 49/53</text:p>
          </table:table-cell>
          <table:table-cell office:value-type="string">
            <text:p>102/f: 50/54</text:p>
          </table:table-cell>
          <table:table-cell office:value-type="string">
            <text:p>103/g: 51/55</text:p>
          </table:table-cell>
          <table:table-cell office:value-type="string">
            <text:p>104/h: 52/56</text:p>
          </table:table-cell>
          <table:table-cell office:value-type="string">
            <text:p>105/i: 53/56</text:p>
          </table:table-cell>
          <table:table-cell office:value-type="string">
            <text:p>106/j: 55/57</text:p>
          </table:table-cell>
          <table:table-cell office:value-type="string">
            <text:p>107/k: 54/58</text:p>
          </table:table-cell>
          <table:table-cell office:value-type="string">
            <text:p>108/l: 55/59</text:p>
          </table:table-cell>
          <table:table-cell office:value-type="string">
            <text:p>109/m: 56/60</text:p>
          </table:table-cell>
          <table:table-cell office:value-type="string">
            <text:p>110/n: 57/60</text:p>
          </table:table-cell>
          <table:table-cell office:value-type="string">
            <text:p>111/o: 58/61</text:p>
          </table:table-cell>
          <table:table-cell office:value-type="string">
            <text:p>112/p: 59/62</text:p>
          </table:table-cell>
          <table:table-cell office:value-type="string">
            <text:p>113/q: 60/63</text:p>
          </table:table-cell>
          <table:table-cell office:value-type="string">
            <text:p>114/r: 61/63</text:p>
          </table:table-cell>
          <table:table-cell office:value-type="string">
            <text:p>115/s: 62/64</text:p>
          </table:table-cell>
          <table:table-cell office:value-type="string">
            <text:p>116/t: 63/65</text:p>
          </table:table-cell>
          <table:table-cell office:value-type="string">
            <text:p>117/u: 64/66</text:p>
          </table:table-cell>
          <table:table-cell office:value-type="string">
            <text:p>118/v: 65/66</text:p>
          </table:table-cell>
          <table:table-cell office:value-type="string">
            <text:p>119/w: 66/67</text:p>
          </table:table-cell>
          <table:table-cell office:value-type="string">
            <text:p>120/x: 67/68</text:p>
          </table:table-cell>
          <table:table-cell office:value-type="string">
            <text:p>121/y: 68/69</text:p>
          </table:table-cell>
          <table:table-cell office:value-type="string">
            <text:p>122/z: 69/69</text:p>
          </table:table-cell>
          <table:table-cell office:value-type="string">
            <text:p>123/{: 70/70</text:p>
          </table:table-cell>
          <table:table-cell office:value-type="string">
            <text:p>124/|: 71/71</text:p>
          </table:table-cell>
          <table:table-cell office:value-type="string">
            <text:p>125/}: 72/72</text:p>
          </table:table-cell>
          <table:table-cell office:value-type="string">
            <text:p>126/~: 73/7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4">
            <text:p>74</text:p>
          </table:table-cell>
          <table:table-cell office:value-type="string">
            <text:p>count:</text:p>
          </table:table-cell>
          <table:table-cell office:value-type="float" office:value="70">
            <text:p>70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2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2/5</text:p>
          </table:table-cell>
          <table:table-cell office:value-type="string">
            <text:p>40/(: 3/6</text:p>
          </table:table-cell>
          <table:table-cell office:value-type="string">
            <text:p>41/): 3/6</text:p>
          </table:table-cell>
          <table:table-cell office:value-type="string">
            <text:p>42/*: 5/7</text:p>
          </table:table-cell>
          <table:table-cell office:value-type="string">
            <text:p>43/+: 4/8</text:p>
          </table:table-cell>
          <table:table-cell office:value-type="string">
            <text:p>44/,: 6/9</text:p>
          </table:table-cell>
          <table:table-cell office:value-type="string">
            <text:p>45/-: 7/10</text:p>
          </table:table-cell>
          <table:table-cell office:value-type="string">
            <text:p>46/.: 5/10</text:p>
          </table:table-cell>
          <table:table-cell office:value-type="string">
            <text:p>47//: 6/11</text:p>
          </table:table-cell>
          <table:table-cell office:value-type="string">
            <text:p>48/0: 7/12</text:p>
          </table:table-cell>
          <table:table-cell office:value-type="string">
            <text:p>49/1: 10/13</text:p>
          </table:table-cell>
          <table:table-cell office:value-type="string">
            <text:p>50/2: 8/13</text:p>
          </table:table-cell>
          <table:table-cell office:value-type="string">
            <text:p>51/3: 9/14</text:p>
          </table:table-cell>
          <table:table-cell office:value-type="string">
            <text:p>52/4: 10/15</text:p>
          </table:table-cell>
          <table:table-cell office:value-type="string">
            <text:p>53/5: 11/16</text:p>
          </table:table-cell>
          <table:table-cell office:value-type="string">
            <text:p>54/6: 12/17</text:p>
          </table:table-cell>
          <table:table-cell office:value-type="string">
            <text:p>55/7: 13/17</text:p>
          </table:table-cell>
          <table:table-cell office:value-type="string">
            <text:p>56/8: 14/18</text:p>
          </table:table-cell>
          <table:table-cell office:value-type="string">
            <text:p>57/9: 15/19</text:p>
          </table:table-cell>
          <table:table-cell office:value-type="string">
            <text:p>58/:: 16/20</text:p>
          </table:table-cell>
          <table:table-cell office:value-type="string">
            <text:p>59/;: 16/20</text:p>
          </table:table-cell>
          <table:table-cell office:value-type="string">
            <text:p>60/&lt;: 17/21</text:p>
          </table:table-cell>
          <table:table-cell office:value-type="string">
            <text:p>61/=: 19/22</text:p>
          </table:table-cell>
          <table:table-cell office:value-type="string">
            <text:p>62/&gt;: 18/23</text:p>
          </table:table-cell>
          <table:table-cell office:value-type="string">
            <text:p>63/?: 19/24</text:p>
          </table:table-cell>
          <table:table-cell office:value-type="string">
            <text:p>64/@: 19/24</text:p>
          </table:table-cell>
          <table:table-cell office:value-type="string">
            <text:p>65/A: 20/25</text:p>
          </table:table-cell>
          <table:table-cell office:value-type="string">
            <text:p>66/B: 21/26</text:p>
          </table:table-cell>
          <table:table-cell office:value-type="string">
            <text:p>67/C: 22/27</text:p>
          </table:table-cell>
          <table:table-cell office:value-type="string">
            <text:p>68/D: 23/28</text:p>
          </table:table-cell>
          <table:table-cell office:value-type="string">
            <text:p>69/E: 24/28</text:p>
          </table:table-cell>
          <table:table-cell office:value-type="string">
            <text:p>70/F: 25/29</text:p>
          </table:table-cell>
          <table:table-cell office:value-type="string">
            <text:p>71/G: 26/30</text:p>
          </table:table-cell>
          <table:table-cell office:value-type="string">
            <text:p>72/H: 27/30</text:p>
          </table:table-cell>
          <table:table-cell office:value-type="string">
            <text:p>73/I: 28/31</text:p>
          </table:table-cell>
          <table:table-cell office:value-type="string">
            <text:p>74/J: 29/32</text:p>
          </table:table-cell>
          <table:table-cell office:value-type="string">
            <text:p>75/K: 30/33</text:p>
          </table:table-cell>
          <table:table-cell office:value-type="string">
            <text:p>76/L: 29/34</text:p>
          </table:table-cell>
          <table:table-cell office:value-type="string">
            <text:p>77/M: 30/34</text:p>
          </table:table-cell>
          <table:table-cell office:value-type="string">
            <text:p>78/N: 31/35</text:p>
          </table:table-cell>
          <table:table-cell office:value-type="string">
            <text:p>79/O: 32/36</text:p>
          </table:table-cell>
          <table:table-cell office:value-type="string">
            <text:p>80/P: 33/37</text:p>
          </table:table-cell>
          <table:table-cell office:value-type="string">
            <text:p>81/Q: 34/37</text:p>
          </table:table-cell>
          <table:table-cell office:value-type="string">
            <text:p>82/R: 35/38</text:p>
          </table:table-cell>
          <table:table-cell office:value-type="string">
            <text:p>83/S: 36/39</text:p>
          </table:table-cell>
          <table:table-cell office:value-type="string">
            <text:p>84/T: 36/40</text:p>
          </table:table-cell>
          <table:table-cell office:value-type="string">
            <text:p>85/U: 37/41</text:p>
          </table:table-cell>
          <table:table-cell office:value-type="string">
            <text:p>86/V: 38/42</text:p>
          </table:table-cell>
          <table:table-cell office:value-type="string">
            <text:p>87/W: 39/42</text:p>
          </table:table-cell>
          <table:table-cell office:value-type="string">
            <text:p>88/X: 39/43</text:p>
          </table:table-cell>
          <table:table-cell office:value-type="string">
            <text:p>89/Y: 40/44</text:p>
          </table:table-cell>
          <table:table-cell office:value-type="string">
            <text:p>90/Z: 41/45</text:p>
          </table:table-cell>
          <table:table-cell office:value-type="string">
            <text:p>91/[: 42/46</text:p>
          </table:table-cell>
          <table:table-cell office:value-type="string">
            <text:p>92/\: 43/46</text:p>
          </table:table-cell>
          <table:table-cell office:value-type="string">
            <text:p>93/]: 44/47</text:p>
          </table:table-cell>
          <table:table-cell office:value-type="string">
            <text:p>94/^: 45/48</text:p>
          </table:table-cell>
          <table:table-cell office:value-type="string">
            <text:p>95/_: 44/49</text:p>
          </table:table-cell>
          <table:table-cell office:value-type="string">
            <text:p>96/`: 45/50</text:p>
          </table:table-cell>
          <table:table-cell office:value-type="string">
            <text:p>97/a: 46/51</text:p>
          </table:table-cell>
          <table:table-cell office:value-type="string">
            <text:p>98/b: 47/51</text:p>
          </table:table-cell>
          <table:table-cell office:value-type="string">
            <text:p>99/c: 48/52</text:p>
          </table:table-cell>
          <table:table-cell office:value-type="string">
            <text:p>100/d: 49/53</text:p>
          </table:table-cell>
          <table:table-cell office:value-type="string">
            <text:p>101/e: 50/54</text:p>
          </table:table-cell>
          <table:table-cell office:value-type="string">
            <text:p>102/f: 51/54</text:p>
          </table:table-cell>
          <table:table-cell office:value-type="string">
            <text:p>103/g: 52/55</text:p>
          </table:table-cell>
          <table:table-cell office:value-type="string">
            <text:p>104/h: 53/56</text:p>
          </table:table-cell>
          <table:table-cell office:value-type="string">
            <text:p>105/i: 54/57</text:p>
          </table:table-cell>
          <table:table-cell office:value-type="string">
            <text:p>106/j: 55/58</text:p>
          </table:table-cell>
          <table:table-cell office:value-type="string">
            <text:p>107/k: 56/58</text:p>
          </table:table-cell>
          <table:table-cell office:value-type="string">
            <text:p>108/l: 57/59</text:p>
          </table:table-cell>
          <table:table-cell office:value-type="string">
            <text:p>109/m: 58/60</text:p>
          </table:table-cell>
          <table:table-cell office:value-type="string">
            <text:p>110/n: 58/61</text:p>
          </table:table-cell>
          <table:table-cell office:value-type="string">
            <text:p>111/o: 59/62</text:p>
          </table:table-cell>
          <table:table-cell office:value-type="string">
            <text:p>112/p: 60/62</text:p>
          </table:table-cell>
          <table:table-cell office:value-type="string">
            <text:p>113/q: 61/63</text:p>
          </table:table-cell>
          <table:table-cell office:value-type="string">
            <text:p>114/r: 62/64</text:p>
          </table:table-cell>
          <table:table-cell office:value-type="string">
            <text:p>115/s: 63/65</text:p>
          </table:table-cell>
          <table:table-cell office:value-type="string">
            <text:p>116/t: 64/66</text:p>
          </table:table-cell>
          <table:table-cell office:value-type="string">
            <text:p>117/u: 65/66</text:p>
          </table:table-cell>
          <table:table-cell office:value-type="string">
            <text:p>118/v: 66/67</text:p>
          </table:table-cell>
          <table:table-cell office:value-type="string">
            <text:p>119/w: 67/68</text:p>
          </table:table-cell>
          <table:table-cell office:value-type="string">
            <text:p>120/x: 68/69</text:p>
          </table:table-cell>
          <table:table-cell office:value-type="string">
            <text:p>121/y: 69/70</text:p>
          </table:table-cell>
          <table:table-cell office:value-type="string">
            <text:p>122/z: 70/70</text:p>
          </table:table-cell>
          <table:table-cell office:value-type="string">
            <text:p>123/{: 71/71</text:p>
          </table:table-cell>
          <table:table-cell office:value-type="string">
            <text:p>124/|: 72/72</text:p>
          </table:table-cell>
          <table:table-cell office:value-type="string">
            <text:p>125/}: 73/73</text:p>
          </table:table-cell>
          <table:table-cell office:value-type="string">
            <text:p>126/~: 74/7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5">
            <text:p>75</text:p>
          </table:table-cell>
          <table:table-cell office:value-type="string">
            <text:p>count:</text:p>
          </table:table-cell>
          <table:table-cell office:value-type="float" office:value="42">
            <text:p>4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2</text:p>
          </table:table-cell>
          <table:table-cell office:value-type="string">
            <text:p>36/$: 1/2</text:p>
          </table:table-cell>
          <table:table-cell office:value-type="string">
            <text:p>37/%: 2/3</text:p>
          </table:table-cell>
          <table:table-cell office:value-type="string">
            <text:p>38/&amp;: 2/4</text:p>
          </table:table-cell>
          <table:table-cell office:value-type="string">
            <text:p>39/': 4/5</text:p>
          </table:table-cell>
          <table:table-cell office:value-type="string">
            <text:p>40/(: 3/6</text:p>
          </table:table-cell>
          <table:table-cell office:value-type="string">
            <text:p>41/): 4/6</text:p>
          </table:table-cell>
          <table:table-cell office:value-type="string">
            <text:p>42/*: 5/7</text:p>
          </table:table-cell>
          <table:table-cell office:value-type="string">
            <text:p>43/+: 6/8</text:p>
          </table:table-cell>
          <table:table-cell office:value-type="string">
            <text:p>44/,: 7/9</text:p>
          </table:table-cell>
          <table:table-cell office:value-type="string">
            <text:p>45/-: 8/10</text:p>
          </table:table-cell>
          <table:table-cell office:value-type="string">
            <text:p>46/.: 8/10</text:p>
          </table:table-cell>
          <table:table-cell office:value-type="string">
            <text:p>47//: 9/11</text:p>
          </table:table-cell>
          <table:table-cell office:value-type="string">
            <text:p>48/0: 10/12</text:p>
          </table:table-cell>
          <table:table-cell office:value-type="string">
            <text:p>49/1: 10/13</text:p>
          </table:table-cell>
          <table:table-cell office:value-type="string">
            <text:p>50/2: 11/14</text:p>
          </table:table-cell>
          <table:table-cell office:value-type="string">
            <text:p>51/3: 11/14</text:p>
          </table:table-cell>
          <table:table-cell office:value-type="string">
            <text:p>52/4: 12/15</text:p>
          </table:table-cell>
          <table:table-cell office:value-type="string">
            <text:p>53/5: 14/16</text:p>
          </table:table-cell>
          <table:table-cell office:value-type="string">
            <text:p>54/6: 13/16</text:p>
          </table:table-cell>
          <table:table-cell office:value-type="string">
            <text:p>55/7: 14/17</text:p>
          </table:table-cell>
          <table:table-cell office:value-type="string">
            <text:p>56/8: 15/18</text:p>
          </table:table-cell>
          <table:table-cell office:value-type="string">
            <text:p>57/9: 16/19</text:p>
          </table:table-cell>
          <table:table-cell office:value-type="string">
            <text:p>58/:: 17/20</text:p>
          </table:table-cell>
          <table:table-cell office:value-type="string">
            <text:p>59/;: 18/20</text:p>
          </table:table-cell>
          <table:table-cell office:value-type="string">
            <text:p>60/&lt;: 19/21</text:p>
          </table:table-cell>
          <table:table-cell office:value-type="string">
            <text:p>61/=: 19/22</text:p>
          </table:table-cell>
          <table:table-cell office:value-type="string">
            <text:p>62/&gt;: 20/23</text:p>
          </table:table-cell>
          <table:table-cell office:value-type="string">
            <text:p>63/?: 21/24</text:p>
          </table:table-cell>
          <table:table-cell office:value-type="string">
            <text:p>64/@: 21/24</text:p>
          </table:table-cell>
          <table:table-cell office:value-type="string">
            <text:p>65/A: 22/25</text:p>
          </table:table-cell>
          <table:table-cell office:value-type="string">
            <text:p>66/B: 23/26</text:p>
          </table:table-cell>
          <table:table-cell office:value-type="string">
            <text:p>67/C: 23/27</text:p>
          </table:table-cell>
          <table:table-cell office:value-type="string">
            <text:p>68/D: 24/28</text:p>
          </table:table-cell>
          <table:table-cell office:value-type="string">
            <text:p>69/E: 25/28</text:p>
          </table:table-cell>
          <table:table-cell office:value-type="string">
            <text:p>70/F: 26/29</text:p>
          </table:table-cell>
          <table:table-cell office:value-type="string">
            <text:p>71/G: 27/30</text:p>
          </table:table-cell>
          <table:table-cell office:value-type="string">
            <text:p>72/H: 28/31</text:p>
          </table:table-cell>
          <table:table-cell office:value-type="string">
            <text:p>73/I: 29/32</text:p>
          </table:table-cell>
          <table:table-cell office:value-type="string">
            <text:p>74/J: 30/33</text:p>
          </table:table-cell>
          <table:table-cell office:value-type="string">
            <text:p>75/K: 30/33</text:p>
          </table:table-cell>
          <table:table-cell office:value-type="string">
            <text:p>76/L: 31/34</text:p>
          </table:table-cell>
          <table:table-cell office:value-type="string">
            <text:p>77/M: 32/35</text:p>
          </table:table-cell>
          <table:table-cell office:value-type="string">
            <text:p>78/N: 32/36</text:p>
          </table:table-cell>
          <table:table-cell office:value-type="string">
            <text:p>79/O: 33/37</text:p>
          </table:table-cell>
          <table:table-cell office:value-type="string">
            <text:p>80/P: 34/37</text:p>
          </table:table-cell>
          <table:table-cell office:value-type="string">
            <text:p>81/Q: 35/38</text:p>
          </table:table-cell>
          <table:table-cell office:value-type="string">
            <text:p>82/R: 36/39</text:p>
          </table:table-cell>
          <table:table-cell office:value-type="string">
            <text:p>83/S: 37/40</text:p>
          </table:table-cell>
          <table:table-cell office:value-type="string">
            <text:p>84/T: 38/41</text:p>
          </table:table-cell>
          <table:table-cell office:value-type="string">
            <text:p>85/U: 39/42</text:p>
          </table:table-cell>
          <table:table-cell office:value-type="string">
            <text:p>86/V: 40/42</text:p>
          </table:table-cell>
          <table:table-cell office:value-type="string">
            <text:p>87/W: 41/43</text:p>
          </table:table-cell>
          <table:table-cell office:value-type="string">
            <text:p>88/X: 42/44</text:p>
          </table:table-cell>
          <table:table-cell office:value-type="string">
            <text:p>89/Y: 42/45</text:p>
          </table:table-cell>
          <table:table-cell office:value-type="string">
            <text:p>90/Z: 43/45</text:p>
          </table:table-cell>
          <table:table-cell office:value-type="string">
            <text:p>91/[: 44/46</text:p>
          </table:table-cell>
          <table:table-cell office:value-type="string">
            <text:p>92/\: 44/47</text:p>
          </table:table-cell>
          <table:table-cell office:value-type="string">
            <text:p>93/]: 45/48</text:p>
          </table:table-cell>
          <table:table-cell office:value-type="string">
            <text:p>94/^: 46/49</text:p>
          </table:table-cell>
          <table:table-cell office:value-type="string">
            <text:p>95/_: 47/50</text:p>
          </table:table-cell>
          <table:table-cell office:value-type="string">
            <text:p>96/`: 48/50</text:p>
          </table:table-cell>
          <table:table-cell office:value-type="string">
            <text:p>97/a: 48/51</text:p>
          </table:table-cell>
          <table:table-cell office:value-type="string">
            <text:p>98/b: 49/52</text:p>
          </table:table-cell>
          <table:table-cell office:value-type="string">
            <text:p>99/c: 50/53</text:p>
          </table:table-cell>
          <table:table-cell office:value-type="string">
            <text:p>100/d: 51/54</text:p>
          </table:table-cell>
          <table:table-cell office:value-type="string">
            <text:p>101/e: 52/54</text:p>
          </table:table-cell>
          <table:table-cell office:value-type="string">
            <text:p>102/f: 53/55</text:p>
          </table:table-cell>
          <table:table-cell office:value-type="string">
            <text:p>103/g: 53/56</text:p>
          </table:table-cell>
          <table:table-cell office:value-type="string">
            <text:p>104/h: 54/57</text:p>
          </table:table-cell>
          <table:table-cell office:value-type="string">
            <text:p>105/i: 55/58</text:p>
          </table:table-cell>
          <table:table-cell office:value-type="string">
            <text:p>106/j: 56/58</text:p>
          </table:table-cell>
          <table:table-cell office:value-type="string">
            <text:p>107/k: 57/59</text:p>
          </table:table-cell>
          <table:table-cell office:value-type="string">
            <text:p>108/l: 59/60</text:p>
          </table:table-cell>
          <table:table-cell office:value-type="string">
            <text:p>109/m: 58/61</text:p>
          </table:table-cell>
          <table:table-cell office:value-type="string">
            <text:p>110/n: 59/61</text:p>
          </table:table-cell>
          <table:table-cell office:value-type="string">
            <text:p>111/o: 60/62</text:p>
          </table:table-cell>
          <table:table-cell office:value-type="string">
            <text:p>112/p: 61/63</text:p>
          </table:table-cell>
          <table:table-cell office:value-type="string">
            <text:p>113/q: 62/64</text:p>
          </table:table-cell>
          <table:table-cell office:value-type="string">
            <text:p>114/r: 63/65</text:p>
          </table:table-cell>
          <table:table-cell office:value-type="string">
            <text:p>115/s: 64/66</text:p>
          </table:table-cell>
          <table:table-cell office:value-type="string">
            <text:p>116/t: 65/67</text:p>
          </table:table-cell>
          <table:table-cell office:value-type="string">
            <text:p>117/u: 66/68</text:p>
          </table:table-cell>
          <table:table-cell office:value-type="string">
            <text:p>118/v: 67/68</text:p>
          </table:table-cell>
          <table:table-cell office:value-type="string">
            <text:p>119/w: 68/69</text:p>
          </table:table-cell>
          <table:table-cell office:value-type="string">
            <text:p>120/x: 69/70</text:p>
          </table:table-cell>
          <table:table-cell office:value-type="string">
            <text:p>121/y: 70/71</text:p>
          </table:table-cell>
          <table:table-cell office:value-type="string">
            <text:p>122/z: 71/71</text:p>
          </table:table-cell>
          <table:table-cell office:value-type="string">
            <text:p>123/{: 72/72</text:p>
          </table:table-cell>
          <table:table-cell office:value-type="string">
            <text:p>124/|: 73/73</text:p>
          </table:table-cell>
          <table:table-cell office:value-type="string">
            <text:p>125/}: 74/74</text:p>
          </table:table-cell>
          <table:table-cell office:value-type="string">
            <text:p>126/~: 75/7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6">
            <text:p>76</text:p>
          </table:table-cell>
          <table:table-cell office:value-type="string">
            <text:p>count:</text:p>
          </table:table-cell>
          <table:table-cell office:value-type="float" office:value="29">
            <text:p>2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2</text:p>
          </table:table-cell>
          <table:table-cell office:value-type="string">
            <text:p>36/$: 2/3</text:p>
          </table:table-cell>
          <table:table-cell office:value-type="string">
            <text:p>37/%: 3/4</text:p>
          </table:table-cell>
          <table:table-cell office:value-type="string">
            <text:p>38/&amp;: 4/4</text:p>
          </table:table-cell>
          <table:table-cell office:value-type="string">
            <text:p>39/': 4/5</text:p>
          </table:table-cell>
          <table:table-cell office:value-type="string">
            <text:p>40/(: 4/6</text:p>
          </table:table-cell>
          <table:table-cell office:value-type="string">
            <text:p>41/): 5/7</text:p>
          </table:table-cell>
          <table:table-cell office:value-type="string">
            <text:p>42/*: 5/8</text:p>
          </table:table-cell>
          <table:table-cell office:value-type="string">
            <text:p>43/+: 6/8</text:p>
          </table:table-cell>
          <table:table-cell office:value-type="string">
            <text:p>44/,: 7/9</text:p>
          </table:table-cell>
          <table:table-cell office:value-type="string">
            <text:p>45/-: 8/10</text:p>
          </table:table-cell>
          <table:table-cell office:value-type="string">
            <text:p>46/.: 9/11</text:p>
          </table:table-cell>
          <table:table-cell office:value-type="string">
            <text:p>47//: 9/12</text:p>
          </table:table-cell>
          <table:table-cell office:value-type="string">
            <text:p>48/0: 10/13</text:p>
          </table:table-cell>
          <table:table-cell office:value-type="string">
            <text:p>49/1: 12/14</text:p>
          </table:table-cell>
          <table:table-cell office:value-type="string">
            <text:p>50/2: 11/14</text:p>
          </table:table-cell>
          <table:table-cell office:value-type="string">
            <text:p>51/3: 12/15</text:p>
          </table:table-cell>
          <table:table-cell office:value-type="string">
            <text:p>52/4: 13/16</text:p>
          </table:table-cell>
          <table:table-cell office:value-type="string">
            <text:p>53/5: 14/17</text:p>
          </table:table-cell>
          <table:table-cell office:value-type="string">
            <text:p>54/6: 16/17</text:p>
          </table:table-cell>
          <table:table-cell office:value-type="string">
            <text:p>55/7: 15/18</text:p>
          </table:table-cell>
          <table:table-cell office:value-type="string">
            <text:p>56/8: 16/19</text:p>
          </table:table-cell>
          <table:table-cell office:value-type="string">
            <text:p>57/9: 17/20</text:p>
          </table:table-cell>
          <table:table-cell office:value-type="string">
            <text:p>58/:: 18/21</text:p>
          </table:table-cell>
          <table:table-cell office:value-type="string">
            <text:p>59/;: 19/21</text:p>
          </table:table-cell>
          <table:table-cell office:value-type="string">
            <text:p>60/&lt;: 19/23</text:p>
          </table:table-cell>
          <table:table-cell office:value-type="string">
            <text:p>61/=: 20/23</text:p>
          </table:table-cell>
          <table:table-cell office:value-type="string">
            <text:p>62/&gt;: 21/24</text:p>
          </table:table-cell>
          <table:table-cell office:value-type="string">
            <text:p>63/?: 22/25</text:p>
          </table:table-cell>
          <table:table-cell office:value-type="string">
            <text:p>64/@: 22/25</text:p>
          </table:table-cell>
          <table:table-cell office:value-type="string">
            <text:p>65/A: 23/26</text:p>
          </table:table-cell>
          <table:table-cell office:value-type="string">
            <text:p>66/B: 25/27</text:p>
          </table:table-cell>
          <table:table-cell office:value-type="string">
            <text:p>67/C: 24/28</text:p>
          </table:table-cell>
          <table:table-cell office:value-type="string">
            <text:p>68/D: 25/29</text:p>
          </table:table-cell>
          <table:table-cell office:value-type="string">
            <text:p>69/E: 26/30</text:p>
          </table:table-cell>
          <table:table-cell office:value-type="string">
            <text:p>70/F: 28/31</text:p>
          </table:table-cell>
          <table:table-cell office:value-type="string">
            <text:p>71/G: 27/31</text:p>
          </table:table-cell>
          <table:table-cell office:value-type="string">
            <text:p>72/H: 28/32</text:p>
          </table:table-cell>
          <table:table-cell office:value-type="string">
            <text:p>73/I: 29/33</text:p>
          </table:table-cell>
          <table:table-cell office:value-type="string">
            <text:p>74/J: 30/33</text:p>
          </table:table-cell>
          <table:table-cell office:value-type="string">
            <text:p>75/K: 31/34</text:p>
          </table:table-cell>
          <table:table-cell office:value-type="string">
            <text:p>76/L: 32/35</text:p>
          </table:table-cell>
          <table:table-cell office:value-type="string">
            <text:p>77/M: 33/36</text:p>
          </table:table-cell>
          <table:table-cell office:value-type="string">
            <text:p>78/N: 34/37</text:p>
          </table:table-cell>
          <table:table-cell office:value-type="string">
            <text:p>79/O: 35/37</text:p>
          </table:table-cell>
          <table:table-cell office:value-type="string">
            <text:p>80/P: 36/38</text:p>
          </table:table-cell>
          <table:table-cell office:value-type="string">
            <text:p>81/Q: 37/39</text:p>
          </table:table-cell>
          <table:table-cell office:value-type="string">
            <text:p>82/R: 38/40</text:p>
          </table:table-cell>
          <table:table-cell office:value-type="string">
            <text:p>83/S: 39/41</text:p>
          </table:table-cell>
          <table:table-cell office:value-type="string">
            <text:p>84/T: 40/42</text:p>
          </table:table-cell>
          <table:table-cell office:value-type="string">
            <text:p>85/U: 41/42</text:p>
          </table:table-cell>
          <table:table-cell office:value-type="string">
            <text:p>86/V: 41/43</text:p>
          </table:table-cell>
          <table:table-cell office:value-type="string">
            <text:p>87/W: 42/44</text:p>
          </table:table-cell>
          <table:table-cell office:value-type="string">
            <text:p>88/X: 43/45</text:p>
          </table:table-cell>
          <table:table-cell office:value-type="string">
            <text:p>89/Y: 44/46</text:p>
          </table:table-cell>
          <table:table-cell office:value-type="string">
            <text:p>90/Z: 45/47</text:p>
          </table:table-cell>
          <table:table-cell office:value-type="string">
            <text:p>91/[: 45/47</text:p>
          </table:table-cell>
          <table:table-cell office:value-type="string">
            <text:p>92/\: 47/48</text:p>
          </table:table-cell>
          <table:table-cell office:value-type="string">
            <text:p>93/]: 46/49</text:p>
          </table:table-cell>
          <table:table-cell office:value-type="string">
            <text:p>94/^: 47/50</text:p>
          </table:table-cell>
          <table:table-cell office:value-type="string">
            <text:p>95/_: 48/51</text:p>
          </table:table-cell>
          <table:table-cell office:value-type="string">
            <text:p>96/`: 48/51</text:p>
          </table:table-cell>
          <table:table-cell office:value-type="string">
            <text:p>97/a: 49/52</text:p>
          </table:table-cell>
          <table:table-cell office:value-type="string">
            <text:p>98/b: 50/53</text:p>
          </table:table-cell>
          <table:table-cell office:value-type="string">
            <text:p>99/c: 51/53</text:p>
          </table:table-cell>
          <table:table-cell office:value-type="string">
            <text:p>100/d: 52/54</text:p>
          </table:table-cell>
          <table:table-cell office:value-type="string">
            <text:p>101/e: 53/55</text:p>
          </table:table-cell>
          <table:table-cell office:value-type="string">
            <text:p>102/f: 54/56</text:p>
          </table:table-cell>
          <table:table-cell office:value-type="string">
            <text:p>103/g: 54/57</text:p>
          </table:table-cell>
          <table:table-cell office:value-type="string">
            <text:p>104/h: 55/57</text:p>
          </table:table-cell>
          <table:table-cell office:value-type="string">
            <text:p>105/i: 56/58</text:p>
          </table:table-cell>
          <table:table-cell office:value-type="string">
            <text:p>106/j: 57/59</text:p>
          </table:table-cell>
          <table:table-cell office:value-type="string">
            <text:p>107/k: 59/60</text:p>
          </table:table-cell>
          <table:table-cell office:value-type="string">
            <text:p>108/l: 58/61</text:p>
          </table:table-cell>
          <table:table-cell office:value-type="string">
            <text:p>109/m: 59/61</text:p>
          </table:table-cell>
          <table:table-cell office:value-type="string">
            <text:p>110/n: 60/62</text:p>
          </table:table-cell>
          <table:table-cell office:value-type="string">
            <text:p>111/o: 61/63</text:p>
          </table:table-cell>
          <table:table-cell office:value-type="string">
            <text:p>112/p: 62/64</text:p>
          </table:table-cell>
          <table:table-cell office:value-type="string">
            <text:p>113/q: 63/64</text:p>
          </table:table-cell>
          <table:table-cell office:value-type="string">
            <text:p>114/r: 64/65</text:p>
          </table:table-cell>
          <table:table-cell office:value-type="string">
            <text:p>115/s: 65/66</text:p>
          </table:table-cell>
          <table:table-cell office:value-type="string">
            <text:p>116/t: 66/67</text:p>
          </table:table-cell>
          <table:table-cell office:value-type="string">
            <text:p>117/u: 67/68</text:p>
          </table:table-cell>
          <table:table-cell office:value-type="string">
            <text:p>118/v: 68/69</text:p>
          </table:table-cell>
          <table:table-cell office:value-type="string">
            <text:p>119/w: 69/70</text:p>
          </table:table-cell>
          <table:table-cell office:value-type="string">
            <text:p>120/x: 70/71</text:p>
          </table:table-cell>
          <table:table-cell office:value-type="string">
            <text:p>121/y: 71/71</text:p>
          </table:table-cell>
          <table:table-cell office:value-type="string">
            <text:p>122/z: 72/72</text:p>
          </table:table-cell>
          <table:table-cell office:value-type="string">
            <text:p>123/{: 73/73</text:p>
          </table:table-cell>
          <table:table-cell office:value-type="string">
            <text:p>124/|: 74/74</text:p>
          </table:table-cell>
          <table:table-cell office:value-type="string">
            <text:p>125/}: 75/75</text:p>
          </table:table-cell>
          <table:table-cell office:value-type="string">
            <text:p>126/~: 76/7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7">
            <text:p>77</text:p>
          </table:table-cell>
          <table:table-cell office:value-type="string">
            <text:p>count:</text:p>
          </table:table-cell>
          <table:table-cell office:value-type="float" office:value="8">
            <text:p>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1/1</text:p>
          </table:table-cell>
          <table:table-cell office:value-type="string">
            <text:p>34/": 1/1</text:p>
          </table:table-cell>
          <table:table-cell office:value-type="string">
            <text:p>35/#: 1/2</text:p>
          </table:table-cell>
          <table:table-cell office:value-type="string">
            <text:p>36/$: 2/3</text:p>
          </table:table-cell>
          <table:table-cell office:value-type="string">
            <text:p>37/%: 3/4</text:p>
          </table:table-cell>
          <table:table-cell office:value-type="string">
            <text:p>38/&amp;: 4/5</text:p>
          </table:table-cell>
          <table:table-cell office:value-type="string">
            <text:p>39/': 5/6</text:p>
          </table:table-cell>
          <table:table-cell office:value-type="string">
            <text:p>40/(: 6/6</text:p>
          </table:table-cell>
          <table:table-cell office:value-type="string">
            <text:p>41/): 6/7</text:p>
          </table:table-cell>
          <table:table-cell office:value-type="string">
            <text:p>42/*: 7/8</text:p>
          </table:table-cell>
          <table:table-cell office:value-type="string">
            <text:p>43/+: 8/9</text:p>
          </table:table-cell>
          <table:table-cell office:value-type="string">
            <text:p>44/,: 8/9</text:p>
          </table:table-cell>
          <table:table-cell office:value-type="string">
            <text:p>45/-: 9/10</text:p>
          </table:table-cell>
          <table:table-cell office:value-type="string">
            <text:p>46/.: 10/11</text:p>
          </table:table-cell>
          <table:table-cell office:value-type="string">
            <text:p>47//: 12/12</text:p>
          </table:table-cell>
          <table:table-cell office:value-type="string">
            <text:p>48/0: 13/13</text:p>
          </table:table-cell>
          <table:table-cell office:value-type="string">
            <text:p>49/1: 11/13</text:p>
          </table:table-cell>
          <table:table-cell office:value-type="string">
            <text:p>50/2: 12/14</text:p>
          </table:table-cell>
          <table:table-cell office:value-type="string">
            <text:p>51/3: 14/15</text:p>
          </table:table-cell>
          <table:table-cell office:value-type="string">
            <text:p>52/4: 13/15</text:p>
          </table:table-cell>
          <table:table-cell office:value-type="string">
            <text:p>53/5: 14/16</text:p>
          </table:table-cell>
          <table:table-cell office:value-type="string">
            <text:p>54/6: 15/17</text:p>
          </table:table-cell>
          <table:table-cell office:value-type="string">
            <text:p>55/7: 16/18</text:p>
          </table:table-cell>
          <table:table-cell office:value-type="string">
            <text:p>56/8: 17/19</text:p>
          </table:table-cell>
          <table:table-cell office:value-type="string">
            <text:p>57/9: 19/20</text:p>
          </table:table-cell>
          <table:table-cell office:value-type="string">
            <text:p>58/:: 18/20</text:p>
          </table:table-cell>
          <table:table-cell office:value-type="string">
            <text:p>59/;: 19/21</text:p>
          </table:table-cell>
          <table:table-cell office:value-type="string">
            <text:p>60/&lt;: 21/22</text:p>
          </table:table-cell>
          <table:table-cell office:value-type="string">
            <text:p>61/=: 20/23</text:p>
          </table:table-cell>
          <table:table-cell office:value-type="string">
            <text:p>62/&gt;: 21/24</text:p>
          </table:table-cell>
          <table:table-cell office:value-type="string">
            <text:p>63/?: 22/24</text:p>
          </table:table-cell>
          <table:table-cell office:value-type="string">
            <text:p>64/@: 23/25</text:p>
          </table:table-cell>
          <table:table-cell office:value-type="string">
            <text:p>65/A: 24/26</text:p>
          </table:table-cell>
          <table:table-cell office:value-type="string">
            <text:p>66/B: 25/27</text:p>
          </table:table-cell>
          <table:table-cell office:value-type="string">
            <text:p>67/C: 28/29</text:p>
          </table:table-cell>
          <table:table-cell office:value-type="string">
            <text:p>68/D: 26/29</text:p>
          </table:table-cell>
          <table:table-cell office:value-type="string">
            <text:p>69/E: 27/29</text:p>
          </table:table-cell>
          <table:table-cell office:value-type="string">
            <text:p>70/F: 28/31</text:p>
          </table:table-cell>
          <table:table-cell office:value-type="string">
            <text:p>71/G: 29/31</text:p>
          </table:table-cell>
          <table:table-cell office:value-type="string">
            <text:p>72/H: 30/32</text:p>
          </table:table-cell>
          <table:table-cell office:value-type="string">
            <text:p>73/I: 31/33</text:p>
          </table:table-cell>
          <table:table-cell office:value-type="string">
            <text:p>74/J: 32/34</text:p>
          </table:table-cell>
          <table:table-cell office:value-type="string">
            <text:p>75/K: 33/35</text:p>
          </table:table-cell>
          <table:table-cell office:value-type="string">
            <text:p>76/L: 34/35</text:p>
          </table:table-cell>
          <table:table-cell office:value-type="string">
            <text:p>77/M: 35/37</text:p>
          </table:table-cell>
          <table:table-cell office:value-type="string">
            <text:p>78/N: 36/37</text:p>
          </table:table-cell>
          <table:table-cell office:value-type="string">
            <text:p>79/O: 37/38</text:p>
          </table:table-cell>
          <table:table-cell office:value-type="string">
            <text:p>80/P: 38/39</text:p>
          </table:table-cell>
          <table:table-cell office:value-type="string">
            <text:p>81/Q: 39/40</text:p>
          </table:table-cell>
          <table:table-cell office:value-type="string">
            <text:p>82/R: 41/41</text:p>
          </table:table-cell>
          <table:table-cell office:value-type="string">
            <text:p>83/S: 40/42</text:p>
          </table:table-cell>
          <table:table-cell office:value-type="string">
            <text:p>84/T: 41/42</text:p>
          </table:table-cell>
          <table:table-cell office:value-type="string">
            <text:p>85/U: 42/43</text:p>
          </table:table-cell>
          <table:table-cell office:value-type="string">
            <text:p>86/V: 42/44</text:p>
          </table:table-cell>
          <table:table-cell office:value-type="string">
            <text:p>87/W: 43/45</text:p>
          </table:table-cell>
          <table:table-cell office:value-type="string">
            <text:p>88/X: 44/46</text:p>
          </table:table-cell>
          <table:table-cell office:value-type="string">
            <text:p>89/Y: 45/47</text:p>
          </table:table-cell>
          <table:table-cell office:value-type="string">
            <text:p>90/Z: 46/48</text:p>
          </table:table-cell>
          <table:table-cell office:value-type="string">
            <text:p>91/[: 47/48</text:p>
          </table:table-cell>
          <table:table-cell office:value-type="string">
            <text:p>92/\: 48/49</text:p>
          </table:table-cell>
          <table:table-cell office:value-type="string">
            <text:p>93/]: 49/50</text:p>
          </table:table-cell>
          <table:table-cell office:value-type="string">
            <text:p>94/^: 50/51</text:p>
          </table:table-cell>
          <table:table-cell office:value-type="string">
            <text:p>95/_: 51/52</text:p>
          </table:table-cell>
          <table:table-cell office:value-type="string">
            <text:p>96/`: 52/53</text:p>
          </table:table-cell>
          <table:table-cell office:value-type="string">
            <text:p>97/a: 53/54</text:p>
          </table:table-cell>
          <table:table-cell office:value-type="string">
            <text:p>98/b: 54/55</text:p>
          </table:table-cell>
          <table:table-cell office:value-type="string">
            <text:p>99/c: 54/55</text:p>
          </table:table-cell>
          <table:table-cell office:value-type="string">
            <text:p>100/d: 55/56</text:p>
          </table:table-cell>
          <table:table-cell office:value-type="string">
            <text:p>101/e: 56/58</text:p>
          </table:table-cell>
          <table:table-cell office:value-type="string">
            <text:p>102/f: 57/58</text:p>
          </table:table-cell>
          <table:table-cell office:value-type="string">
            <text:p>103/g: 58/59</text:p>
          </table:table-cell>
          <table:table-cell office:value-type="string">
            <text:p>104/h: 57/60</text:p>
          </table:table-cell>
          <table:table-cell office:value-type="string">
            <text:p>105/i: 58/60</text:p>
          </table:table-cell>
          <table:table-cell office:value-type="string">
            <text:p>106/j: 60/61</text:p>
          </table:table-cell>
          <table:table-cell office:value-type="string">
            <text:p>107/k: 59/61</text:p>
          </table:table-cell>
          <table:table-cell office:value-type="string">
            <text:p>108/l: 60/63</text:p>
          </table:table-cell>
          <table:table-cell office:value-type="string">
            <text:p>109/m: 61/63</text:p>
          </table:table-cell>
          <table:table-cell office:value-type="string">
            <text:p>110/n: 62/64</text:p>
          </table:table-cell>
          <table:table-cell office:value-type="string">
            <text:p>111/o: 63/65</text:p>
          </table:table-cell>
          <table:table-cell office:value-type="string">
            <text:p>112/p: 64/66</text:p>
          </table:table-cell>
          <table:table-cell office:value-type="string">
            <text:p>113/q: 65/66</text:p>
          </table:table-cell>
          <table:table-cell office:value-type="string">
            <text:p>114/r: 66/67</text:p>
          </table:table-cell>
          <table:table-cell office:value-type="string">
            <text:p>115/s: 67/68</text:p>
          </table:table-cell>
          <table:table-cell office:value-type="string">
            <text:p>116/t: 68/69</text:p>
          </table:table-cell>
          <table:table-cell office:value-type="string">
            <text:p>117/u: 69/69</text:p>
          </table:table-cell>
          <table:table-cell office:value-type="string">
            <text:p>118/v: 70/70</text:p>
          </table:table-cell>
          <table:table-cell office:value-type="string">
            <text:p>119/w: 71/71</text:p>
          </table:table-cell>
          <table:table-cell office:value-type="string">
            <text:p>120/x: 72/72</text:p>
          </table:table-cell>
          <table:table-cell office:value-type="string">
            <text:p>121/y: 72/73</text:p>
          </table:table-cell>
          <table:table-cell office:value-type="string">
            <text:p>122/z: 73/74</text:p>
          </table:table-cell>
          <table:table-cell office:value-type="string">
            <text:p>123/{: 74/74</text:p>
          </table:table-cell>
          <table:table-cell office:value-type="string">
            <text:p>124/|: 75/75</text:p>
          </table:table-cell>
          <table:table-cell office:value-type="string">
            <text:p>125/}: 76/76</text:p>
          </table:table-cell>
          <table:table-cell office:value-type="string">
            <text:p>126/~: 77/7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8">
            <text:p>78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2/2</text:p>
          </table:table-cell>
          <table:table-cell office:value-type="string">
            <text:p>36/$: 3/3</text:p>
          </table:table-cell>
          <table:table-cell office:value-type="string">
            <text:p>37/%: 4/4</text:p>
          </table:table-cell>
          <table:table-cell office:value-type="string">
            <text:p>38/&amp;: 5/5</text:p>
          </table:table-cell>
          <table:table-cell office:value-type="string">
            <text:p>39/': 6/6</text:p>
          </table:table-cell>
          <table:table-cell office:value-type="string">
            <text:p>40/(: 7/7</text:p>
          </table:table-cell>
          <table:table-cell office:value-type="string">
            <text:p>41/): 8/8</text:p>
          </table:table-cell>
          <table:table-cell office:value-type="string">
            <text:p>42/*: 8/9</text:p>
          </table:table-cell>
          <table:table-cell office:value-type="string">
            <text:p>43/+: 9/9</text:p>
          </table:table-cell>
          <table:table-cell office:value-type="string">
            <text:p>44/,: 10/10</text:p>
          </table:table-cell>
          <table:table-cell office:value-type="string">
            <text:p>45/-: 10/11</text:p>
          </table:table-cell>
          <table:table-cell office:value-type="string">
            <text:p>46/.: 11/12</text:p>
          </table:table-cell>
          <table:table-cell office:value-type="string">
            <text:p>47//: 12/13</text:p>
          </table:table-cell>
          <table:table-cell office:value-type="string">
            <text:p>48/0: 14/14</text:p>
          </table:table-cell>
          <table:table-cell office:value-type="string">
            <text:p>49/1: 14/14</text:p>
          </table:table-cell>
          <table:table-cell office:value-type="string">
            <text:p>50/2: 15/15</text:p>
          </table:table-cell>
          <table:table-cell office:value-type="string">
            <text:p>51/3: 13/15</text:p>
          </table:table-cell>
          <table:table-cell office:value-type="string">
            <text:p>52/4: 14/15</text:p>
          </table:table-cell>
          <table:table-cell office:value-type="string">
            <text:p>53/5: 15/16</text:p>
          </table:table-cell>
          <table:table-cell office:value-type="string">
            <text:p>54/6: 16/17</text:p>
          </table:table-cell>
          <table:table-cell office:value-type="string">
            <text:p>55/7: 17/18</text:p>
          </table:table-cell>
          <table:table-cell office:value-type="string">
            <text:p>56/8: 18/19</text:p>
          </table:table-cell>
          <table:table-cell office:value-type="string">
            <text:p>57/9: 19/20</text:p>
          </table:table-cell>
          <table:table-cell office:value-type="string">
            <text:p>58/:: 20/21</text:p>
          </table:table-cell>
          <table:table-cell office:value-type="string">
            <text:p>59/;: 21/22</text:p>
          </table:table-cell>
          <table:table-cell office:value-type="string">
            <text:p>60/&lt;: 22/22</text:p>
          </table:table-cell>
          <table:table-cell office:value-type="string">
            <text:p>61/=: 23/24</text:p>
          </table:table-cell>
          <table:table-cell office:value-type="string">
            <text:p>62/&gt;: 23/23</text:p>
          </table:table-cell>
          <table:table-cell office:value-type="string">
            <text:p>63/?: 24/25</text:p>
          </table:table-cell>
          <table:table-cell office:value-type="string">
            <text:p>64/@: 25/26</text:p>
          </table:table-cell>
          <table:table-cell office:value-type="string">
            <text:p>65/A: 27/27</text:p>
          </table:table-cell>
          <table:table-cell office:value-type="string">
            <text:p>66/B: 26/27</text:p>
          </table:table-cell>
          <table:table-cell office:value-type="string">
            <text:p>67/C: 27/28</text:p>
          </table:table-cell>
          <table:table-cell office:value-type="string">
            <text:p>68/D: 28/29</text:p>
          </table:table-cell>
          <table:table-cell office:value-type="string">
            <text:p>69/E: 31/31</text:p>
          </table:table-cell>
          <table:table-cell office:value-type="string">
            <text:p>70/F: 29/31</text:p>
          </table:table-cell>
          <table:table-cell office:value-type="string">
            <text:p>71/G: 30/31</text:p>
          </table:table-cell>
          <table:table-cell office:value-type="string">
            <text:p>72/H: 31/32</text:p>
          </table:table-cell>
          <table:table-cell office:value-type="string">
            <text:p>73/I: 32/33</text:p>
          </table:table-cell>
          <table:table-cell office:value-type="string">
            <text:p>74/J: 33/34</text:p>
          </table:table-cell>
          <table:table-cell office:value-type="string">
            <text:p>75/K: 34/35</text:p>
          </table:table-cell>
          <table:table-cell office:value-type="string">
            <text:p>76/L: 35/36</text:p>
          </table:table-cell>
          <table:table-cell office:value-type="string">
            <text:p>77/M: 36/37</text:p>
          </table:table-cell>
          <table:table-cell office:value-type="string">
            <text:p>78/N: 37/38</text:p>
          </table:table-cell>
          <table:table-cell office:value-type="string">
            <text:p>79/O: 38/39</text:p>
          </table:table-cell>
          <table:table-cell office:value-type="string">
            <text:p>80/P: 39/40</text:p>
          </table:table-cell>
          <table:table-cell office:value-type="string">
            <text:p>81/Q: 40/41</text:p>
          </table:table-cell>
          <table:table-cell office:value-type="string">
            <text:p>82/R: 41/41</text:p>
          </table:table-cell>
          <table:table-cell office:value-type="string">
            <text:p>83/S: 42/42</text:p>
          </table:table-cell>
          <table:table-cell office:value-type="string">
            <text:p>84/T: 43/43</text:p>
          </table:table-cell>
          <table:table-cell office:value-type="string">
            <text:p>85/U: 43/44</text:p>
          </table:table-cell>
          <table:table-cell office:value-type="string">
            <text:p>86/V: 45/45</text:p>
          </table:table-cell>
          <table:table-cell office:value-type="string">
            <text:p>87/W: 44/45</text:p>
          </table:table-cell>
          <table:table-cell office:value-type="string">
            <text:p>88/X: 45/46</text:p>
          </table:table-cell>
          <table:table-cell office:value-type="string">
            <text:p>89/Y: 46/47</text:p>
          </table:table-cell>
          <table:table-cell office:value-type="string">
            <text:p>90/Z: 47/48</text:p>
          </table:table-cell>
          <table:table-cell office:value-type="string">
            <text:p>91/[: 48/48</text:p>
          </table:table-cell>
          <table:table-cell office:value-type="string">
            <text:p>92/\: 49/50</text:p>
          </table:table-cell>
          <table:table-cell office:value-type="string">
            <text:p>93/]: 50/51</text:p>
          </table:table-cell>
          <table:table-cell office:value-type="string">
            <text:p>94/^: 50/51</text:p>
          </table:table-cell>
          <table:table-cell office:value-type="string">
            <text:p>95/_: 51/52</text:p>
          </table:table-cell>
          <table:table-cell office:value-type="string">
            <text:p>96/`: 52/53</text:p>
          </table:table-cell>
          <table:table-cell office:value-type="string">
            <text:p>97/a: 53/54</text:p>
          </table:table-cell>
          <table:table-cell office:value-type="string">
            <text:p>98/b: 54/55</text:p>
          </table:table-cell>
          <table:table-cell office:value-type="string">
            <text:p>99/c: 55/56</text:p>
          </table:table-cell>
          <table:table-cell office:value-type="string">
            <text:p>100/d: 56/57</text:p>
          </table:table-cell>
          <table:table-cell office:value-type="string">
            <text:p>101/e: 57/58</text:p>
          </table:table-cell>
          <table:table-cell office:value-type="string">
            <text:p>102/f: 57/58</text:p>
          </table:table-cell>
          <table:table-cell office:value-type="string">
            <text:p>103/g: 58/59</text:p>
          </table:table-cell>
          <table:table-cell office:value-type="string">
            <text:p>104/h: 59/60</text:p>
          </table:table-cell>
          <table:table-cell office:value-type="string">
            <text:p>105/i: 60/61</text:p>
          </table:table-cell>
          <table:table-cell office:value-type="string">
            <text:p>106/j: 61/63</text:p>
          </table:table-cell>
          <table:table-cell office:value-type="string">
            <text:p>107/k: 62/63</text:p>
          </table:table-cell>
          <table:table-cell office:value-type="string">
            <text:p>108/l: 63/63</text:p>
          </table:table-cell>
          <table:table-cell office:value-type="string">
            <text:p>109/m: 64/64</text:p>
          </table:table-cell>
          <table:table-cell office:value-type="string">
            <text:p>110/n: 65/66</text:p>
          </table:table-cell>
          <table:table-cell office:value-type="string">
            <text:p>111/o: 65/66</text:p>
          </table:table-cell>
          <table:table-cell office:value-type="string">
            <text:p>112/p: 68/68</text:p>
          </table:table-cell>
          <table:table-cell office:value-type="string">
            <text:p>113/q: 66/68</text:p>
          </table:table-cell>
          <table:table-cell office:value-type="string">
            <text:p>114/r: 67/68</text:p>
          </table:table-cell>
          <table:table-cell office:value-type="string">
            <text:p>115/s: 68/69</text:p>
          </table:table-cell>
          <table:table-cell office:value-type="string">
            <text:p>116/t: 69/70</text:p>
          </table:table-cell>
          <table:table-cell office:value-type="string">
            <text:p>117/u: 70/71</text:p>
          </table:table-cell>
          <table:table-cell office:value-type="string">
            <text:p>118/v: 71/71</text:p>
          </table:table-cell>
          <table:table-cell office:value-type="string">
            <text:p>119/w: 72/72</text:p>
          </table:table-cell>
          <table:table-cell office:value-type="string">
            <text:p>120/x: 73/73</text:p>
          </table:table-cell>
          <table:table-cell office:value-type="string">
            <text:p>121/y: 74/74</text:p>
          </table:table-cell>
          <table:table-cell office:value-type="string">
            <text:p>122/z: 75/75</text:p>
          </table:table-cell>
          <table:table-cell office:value-type="string">
            <text:p>123/{: 75/75</text:p>
          </table:table-cell>
          <table:table-cell office:value-type="string">
            <text:p>124/|: 76/76</text:p>
          </table:table-cell>
          <table:table-cell office:value-type="string">
            <text:p>125/}: 77/77</text:p>
          </table:table-cell>
          <table:table-cell office:value-type="string">
            <text:p>126/~: 78/7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9">
            <text:p>79</text:p>
          </table:table-cell>
          <table:table-cell office:value-type="string">
            <text:p>count: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2/2</text:p>
          </table:table-cell>
          <table:table-cell office:value-type="string">
            <text:p>36/$: 3/3</text:p>
          </table:table-cell>
          <table:table-cell office:value-type="string">
            <text:p>37/%: 4/4</text:p>
          </table:table-cell>
          <table:table-cell office:value-type="string">
            <text:p>38/&amp;: 5/5</text:p>
          </table:table-cell>
          <table:table-cell office:value-type="string">
            <text:p>39/': 6/6</text:p>
          </table:table-cell>
          <table:table-cell office:value-type="string">
            <text:p>40/(: 6/6</text:p>
          </table:table-cell>
          <table:table-cell office:value-type="string">
            <text:p>41/): 7/7</text:p>
          </table:table-cell>
          <table:table-cell office:value-type="string">
            <text:p>42/*: 7/7</text:p>
          </table:table-cell>
          <table:table-cell office:value-type="string">
            <text:p>43/+: 8/8</text:p>
          </table:table-cell>
          <table:table-cell office:value-type="string">
            <text:p>44/,: 9/9</text:p>
          </table:table-cell>
          <table:table-cell office:value-type="string">
            <text:p>45/-: 10/10</text:p>
          </table:table-cell>
          <table:table-cell office:value-type="string">
            <text:p>46/.: 11/11</text:p>
          </table:table-cell>
          <table:table-cell office:value-type="string">
            <text:p>47//: 9/11</text:p>
          </table:table-cell>
          <table:table-cell office:value-type="string">
            <text:p>48/0: 10/12</text:p>
          </table:table-cell>
          <table:table-cell office:value-type="string">
            <text:p>49/1: 11/13</text:p>
          </table:table-cell>
          <table:table-cell office:value-type="string">
            <text:p>50/2: 12/14</text:p>
          </table:table-cell>
          <table:table-cell office:value-type="string">
            <text:p>51/3: 13/15</text:p>
          </table:table-cell>
          <table:table-cell office:value-type="string">
            <text:p>52/4: 14/16</text:p>
          </table:table-cell>
          <table:table-cell office:value-type="string">
            <text:p>53/5: 15/17</text:p>
          </table:table-cell>
          <table:table-cell office:value-type="string">
            <text:p>54/6: 18/19</text:p>
          </table:table-cell>
          <table:table-cell office:value-type="string">
            <text:p>55/7: 19/20</text:p>
          </table:table-cell>
          <table:table-cell office:value-type="string">
            <text:p>56/8: 16/19</text:p>
          </table:table-cell>
          <table:table-cell office:value-type="string">
            <text:p>57/9: 17/20</text:p>
          </table:table-cell>
          <table:table-cell office:value-type="string">
            <text:p>58/:: 18/18</text:p>
          </table:table-cell>
          <table:table-cell office:value-type="string">
            <text:p>59/;: 19/20</text:p>
          </table:table-cell>
          <table:table-cell office:value-type="string">
            <text:p>60/&lt;: 20/22</text:p>
          </table:table-cell>
          <table:table-cell office:value-type="string">
            <text:p>61/=: 21/21</text:p>
          </table:table-cell>
          <table:table-cell office:value-type="string">
            <text:p>62/&gt;: 22/23</text:p>
          </table:table-cell>
          <table:table-cell office:value-type="string">
            <text:p>63/?: 23/24</text:p>
          </table:table-cell>
          <table:table-cell office:value-type="string">
            <text:p>64/@: 24/25</text:p>
          </table:table-cell>
          <table:table-cell office:value-type="string">
            <text:p>65/A: 25/26</text:p>
          </table:table-cell>
          <table:table-cell office:value-type="string">
            <text:p>66/B: 26/27</text:p>
          </table:table-cell>
          <table:table-cell office:value-type="string">
            <text:p>67/C: 27/28</text:p>
          </table:table-cell>
          <table:table-cell office:value-type="string">
            <text:p>68/D: 28/29</text:p>
          </table:table-cell>
          <table:table-cell office:value-type="string">
            <text:p>69/E: 29/30</text:p>
          </table:table-cell>
          <table:table-cell office:value-type="string">
            <text:p>70/F: 30/31</text:p>
          </table:table-cell>
          <table:table-cell office:value-type="string">
            <text:p>71/G: 31/31</text:p>
          </table:table-cell>
          <table:table-cell office:value-type="string">
            <text:p>72/H: 32/32</text:p>
          </table:table-cell>
          <table:table-cell office:value-type="string">
            <text:p>73/I: 33/33</text:p>
          </table:table-cell>
          <table:table-cell office:value-type="string">
            <text:p>74/J: 34/34</text:p>
          </table:table-cell>
          <table:table-cell office:value-type="string">
            <text:p>75/K: 35/35</text:p>
          </table:table-cell>
          <table:table-cell office:value-type="string">
            <text:p>76/L: 36/36</text:p>
          </table:table-cell>
          <table:table-cell office:value-type="string">
            <text:p>77/M: 37/37</text:p>
          </table:table-cell>
          <table:table-cell office:value-type="string">
            <text:p>78/N: 37/38</text:p>
          </table:table-cell>
          <table:table-cell office:value-type="string">
            <text:p>79/O: 38/39</text:p>
          </table:table-cell>
          <table:table-cell office:value-type="string">
            <text:p>80/P: 39/39</text:p>
          </table:table-cell>
          <table:table-cell office:value-type="string">
            <text:p>81/Q: 40/40</text:p>
          </table:table-cell>
          <table:table-cell office:value-type="string">
            <text:p>82/R: 41/41</text:p>
          </table:table-cell>
          <table:table-cell office:value-type="string">
            <text:p>83/S: 43/43</text:p>
          </table:table-cell>
          <table:table-cell office:value-type="string">
            <text:p>84/T: 42/43</text:p>
          </table:table-cell>
          <table:table-cell office:value-type="string">
            <text:p>85/U: 43/44</text:p>
          </table:table-cell>
          <table:table-cell office:value-type="string">
            <text:p>86/V: 44/45</text:p>
          </table:table-cell>
          <table:table-cell office:value-type="string">
            <text:p>87/W: 45/46</text:p>
          </table:table-cell>
          <table:table-cell office:value-type="string">
            <text:p>88/X: 46/47</text:p>
          </table:table-cell>
          <table:table-cell office:value-type="string">
            <text:p>89/Y: 47/48</text:p>
          </table:table-cell>
          <table:table-cell office:value-type="string">
            <text:p>90/Z: 50/50</text:p>
          </table:table-cell>
          <table:table-cell office:value-type="string">
            <text:p>91/[: 48/50</text:p>
          </table:table-cell>
          <table:table-cell office:value-type="string">
            <text:p>92/\: 49/49</text:p>
          </table:table-cell>
          <table:table-cell office:value-type="string">
            <text:p>93/]: 50/51</text:p>
          </table:table-cell>
          <table:table-cell office:value-type="string">
            <text:p>94/^: 51/51</text:p>
          </table:table-cell>
          <table:table-cell office:value-type="string">
            <text:p>95/_: 52/52</text:p>
          </table:table-cell>
          <table:table-cell office:value-type="string">
            <text:p>96/`: 53/53</text:p>
          </table:table-cell>
          <table:table-cell office:value-type="string">
            <text:p>97/a: 54/54</text:p>
          </table:table-cell>
          <table:table-cell office:value-type="string">
            <text:p>98/b: 54/54</text:p>
          </table:table-cell>
          <table:table-cell office:value-type="string">
            <text:p>99/c: 55/55</text:p>
          </table:table-cell>
          <table:table-cell office:value-type="string">
            <text:p>100/d: 56/56</text:p>
          </table:table-cell>
          <table:table-cell office:value-type="string">
            <text:p>101/e: 56/57</text:p>
          </table:table-cell>
          <table:table-cell office:value-type="string">
            <text:p>102/f: 57/58</text:p>
          </table:table-cell>
          <table:table-cell office:value-type="string">
            <text:p>103/g: 58/58</text:p>
          </table:table-cell>
          <table:table-cell office:value-type="string">
            <text:p>104/h: 59/59</text:p>
          </table:table-cell>
          <table:table-cell office:value-type="string">
            <text:p>105/i: 60/60</text:p>
          </table:table-cell>
          <table:table-cell office:value-type="string">
            <text:p>106/j: 61/61</text:p>
          </table:table-cell>
          <table:table-cell office:value-type="string">
            <text:p>107/k: 62/62</text:p>
          </table:table-cell>
          <table:table-cell office:value-type="string">
            <text:p>108/l: 63/63</text:p>
          </table:table-cell>
          <table:table-cell office:value-type="string">
            <text:p>109/m: 64/64</text:p>
          </table:table-cell>
          <table:table-cell office:value-type="string">
            <text:p>110/n: 65/65</text:p>
          </table:table-cell>
          <table:table-cell office:value-type="string">
            <text:p>111/o: 66/66</text:p>
          </table:table-cell>
          <table:table-cell office:value-type="string">
            <text:p>112/p: 67/67</text:p>
          </table:table-cell>
          <table:table-cell office:value-type="string">
            <text:p>113/q: 68/68</text:p>
          </table:table-cell>
          <table:table-cell office:value-type="string">
            <text:p>114/r: 69/69</text:p>
          </table:table-cell>
          <table:table-cell office:value-type="string">
            <text:p>115/s: 70/70</text:p>
          </table:table-cell>
          <table:table-cell office:value-type="string">
            <text:p>116/t: 71/71</text:p>
          </table:table-cell>
          <table:table-cell office:value-type="string">
            <text:p>117/u: 72/72</text:p>
          </table:table-cell>
          <table:table-cell office:value-type="string">
            <text:p>118/v: 73/73</text:p>
          </table:table-cell>
          <table:table-cell office:value-type="string">
            <text:p>119/w: 74/74</text:p>
          </table:table-cell>
          <table:table-cell office:value-type="string">
            <text:p>120/x: 75/75</text:p>
          </table:table-cell>
          <table:table-cell office:value-type="string">
            <text:p>121/y: 75/75</text:p>
          </table:table-cell>
          <table:table-cell office:value-type="string">
            <text:p>_</text:p>
          </table:table-cell>
          <table:table-cell office:value-type="string">
            <text:p>123/{: 76/76</text:p>
          </table:table-cell>
          <table:table-cell office:value-type="string">
            <text:p>124/|: 77/77</text:p>
          </table:table-cell>
          <table:table-cell office:value-type="string">
            <text:p>125/}: 78/78</text:p>
          </table:table-cell>
          <table:table-cell office:value-type="string">
            <text:p>126/~: 79/7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0">
            <text:p>80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_</text:p>
          </table:table-cell>
          <table:table-cell office:value-type="string">
            <text:p>34/": 1/1</text:p>
          </table:table-cell>
          <table:table-cell office:value-type="string">
            <text:p>35/#: 2/2</text:p>
          </table:table-cell>
          <table:table-cell office:value-type="string">
            <text:p>36/$: 3/3</text:p>
          </table:table-cell>
          <table:table-cell office:value-type="string">
            <text:p>37/%: 4/4</text:p>
          </table:table-cell>
          <table:table-cell office:value-type="string">
            <text:p>_</text:p>
          </table:table-cell>
          <table:table-cell office:value-type="string">
            <text:p>39/': 5/5</text:p>
          </table:table-cell>
          <table:table-cell office:value-type="string">
            <text:p>40/(: 6/6</text:p>
          </table:table-cell>
          <table:table-cell office:value-type="string">
            <text:p>41/): 7/7</text:p>
          </table:table-cell>
          <table:table-cell office:value-type="string">
            <text:p>42/*: 8/8</text:p>
          </table:table-cell>
          <table:table-cell office:value-type="string">
            <text:p>43/+: 9/9</text:p>
          </table:table-cell>
          <table:table-cell office:value-type="string">
            <text:p>_</text:p>
          </table:table-cell>
          <table:table-cell office:value-type="string">
            <text:p>45/-: 10/10</text:p>
          </table:table-cell>
          <table:table-cell office:value-type="string">
            <text:p>46/.: 11/11</text:p>
          </table:table-cell>
          <table:table-cell office:value-type="string">
            <text:p>47//: 12/12</text:p>
          </table:table-cell>
          <table:table-cell office:value-type="string">
            <text:p>48/0: 13/13</text:p>
          </table:table-cell>
          <table:table-cell office:value-type="string">
            <text:p>49/1: 14/14</text:p>
          </table:table-cell>
          <table:table-cell office:value-type="string">
            <text:p>50/2: 15/15</text:p>
          </table:table-cell>
          <table:table-cell office:value-type="string">
            <text:p>51/3: 16/16</text:p>
          </table:table-cell>
          <table:table-cell office:value-type="string">
            <text:p>52/4: 17/17</text:p>
          </table:table-cell>
          <table:table-cell office:value-type="string">
            <text:p>53/5: 18/18</text:p>
          </table:table-cell>
          <table:table-cell office:value-type="string">
            <text:p>54/6: 19/19</text:p>
          </table:table-cell>
          <table:table-cell office:value-type="string">
            <text:p>55/7: 20/20</text:p>
          </table:table-cell>
          <table:table-cell office:value-type="string">
            <text:p>56/8: 21/21</text:p>
          </table:table-cell>
          <table:table-cell office:value-type="string">
            <text:p>57/9: 22/22</text:p>
          </table:table-cell>
          <table:table-cell office:value-type="string">
            <text:p>58/:: 23/23</text:p>
          </table:table-cell>
          <table:table-cell office:value-type="string">
            <text:p>59/;: 24/24</text:p>
          </table:table-cell>
          <table:table-cell office:value-type="string">
            <text:p>61/=: 25/25</text:p>
          </table:table-cell>
          <table:table-cell office:value-type="string">
            <text:p>62/&gt;: 26/26</text:p>
          </table:table-cell>
          <table:table-cell office:value-type="string">
            <text:p>_</text:p>
          </table:table-cell>
          <table:table-cell office:value-type="string">
            <text:p>64/@: 27/27</text:p>
          </table:table-cell>
          <table:table-cell office:value-type="string">
            <text:p>65/A: 28/28</text:p>
          </table:table-cell>
          <table:table-cell office:value-type="string">
            <text:p>66/B: 29/29</text:p>
          </table:table-cell>
          <table:table-cell office:value-type="string">
            <text:p>_</text:p>
          </table:table-cell>
          <table:table-cell office:value-type="string">
            <text:p>68/D: 30/30</text:p>
          </table:table-cell>
          <table:table-cell table:number-columns-repeated="3" office:value-type="string">
            <text:p>_</text:p>
          </table:table-cell>
          <table:table-cell office:value-type="string">
            <text:p>72/H: 31/31</text:p>
          </table:table-cell>
          <table:table-cell office:value-type="string">
            <text:p>73/I: 32/32</text:p>
          </table:table-cell>
          <table:table-cell office:value-type="string">
            <text:p>74/J: 33/33</text:p>
          </table:table-cell>
          <table:table-cell office:value-type="string">
            <text:p>75/K: 34/34</text:p>
          </table:table-cell>
          <table:table-cell office:value-type="string">
            <text:p>76/L: 35/35</text:p>
          </table:table-cell>
          <table:table-cell office:value-type="string">
            <text:p>77/M: 36/36</text:p>
          </table:table-cell>
          <table:table-cell office:value-type="string">
            <text:p>78/N: 37/37</text:p>
          </table:table-cell>
          <table:table-cell office:value-type="string">
            <text:p>79/O: 38/38</text:p>
          </table:table-cell>
          <table:table-cell office:value-type="string">
            <text:p>80/P: 39/39</text:p>
          </table:table-cell>
          <table:table-cell office:value-type="string">
            <text:p>81/Q: 40/40</text:p>
          </table:table-cell>
          <table:table-cell office:value-type="string">
            <text:p>82/R: 41/41</text:p>
          </table:table-cell>
          <table:table-cell office:value-type="string">
            <text:p>83/S: 42/42</text:p>
          </table:table-cell>
          <table:table-cell office:value-type="string">
            <text:p>84/T: 43/43</text:p>
          </table:table-cell>
          <table:table-cell office:value-type="string">
            <text:p>85/U: 44/44</text:p>
          </table:table-cell>
          <table:table-cell office:value-type="string">
            <text:p>86/V: 45/45</text:p>
          </table:table-cell>
          <table:table-cell office:value-type="string">
            <text:p>_</text:p>
          </table:table-cell>
          <table:table-cell office:value-type="string">
            <text:p>88/X: 46/46</text:p>
          </table:table-cell>
          <table:table-cell office:value-type="string">
            <text:p>89/Y: 47/47</text:p>
          </table:table-cell>
          <table:table-cell office:value-type="string">
            <text:p>90/Z: 48/48</text:p>
          </table:table-cell>
          <table:table-cell office:value-type="string">
            <text:p>91/[: 49/49</text:p>
          </table:table-cell>
          <table:table-cell office:value-type="string">
            <text:p>92/\: 50/50</text:p>
          </table:table-cell>
          <table:table-cell office:value-type="string">
            <text:p>93/]: 51/51</text:p>
          </table:table-cell>
          <table:table-cell office:value-type="string">
            <text:p>94/^: 52/52</text:p>
          </table:table-cell>
          <table:table-cell office:value-type="string">
            <text:p>_</text:p>
          </table:table-cell>
          <table:table-cell office:value-type="string">
            <text:p>96/`: 53/53</text:p>
          </table:table-cell>
          <table:table-cell office:value-type="string">
            <text:p>97/a: 54/54</text:p>
          </table:table-cell>
          <table:table-cell office:value-type="string">
            <text:p>98/b: 55/55</text:p>
          </table:table-cell>
          <table:table-cell office:value-type="string">
            <text:p>99/c: 56/56</text:p>
          </table:table-cell>
          <table:table-cell office:value-type="string">
            <text:p>100/d: 57/57</text:p>
          </table:table-cell>
          <table:table-cell office:value-type="string">
            <text:p>101/e: 58/58</text:p>
          </table:table-cell>
          <table:table-cell office:value-type="string">
            <text:p>102/f: 59/59</text:p>
          </table:table-cell>
          <table:table-cell office:value-type="string">
            <text:p>103/g: 60/60</text:p>
          </table:table-cell>
          <table:table-cell office:value-type="string">
            <text:p>104/h: 61/61</text:p>
          </table:table-cell>
          <table:table-cell office:value-type="string">
            <text:p>105/i: 62/62</text:p>
          </table:table-cell>
          <table:table-cell office:value-type="string">
            <text:p>106/j: 63/63</text:p>
          </table:table-cell>
          <table:table-cell office:value-type="string">
            <text:p>107/k: 64/64</text:p>
          </table:table-cell>
          <table:table-cell office:value-type="string">
            <text:p>108/l: 65/65</text:p>
          </table:table-cell>
          <table:table-cell office:value-type="string">
            <text:p>109/m: 66/66</text:p>
          </table:table-cell>
          <table:table-cell office:value-type="string">
            <text:p>_</text:p>
          </table:table-cell>
          <table:table-cell office:value-type="string">
            <text:p>111/o: 67/67</text:p>
          </table:table-cell>
          <table:table-cell office:value-type="string">
            <text:p>112/p: 68/68</text:p>
          </table:table-cell>
          <table:table-cell office:value-type="string">
            <text:p>113/q: 69/69</text:p>
          </table:table-cell>
          <table:table-cell office:value-type="string">
            <text:p>114/r: 70/70</text:p>
          </table:table-cell>
          <table:table-cell office:value-type="string">
            <text:p>115/s: 71/71</text:p>
          </table:table-cell>
          <table:table-cell office:value-type="string">
            <text:p>116/t: 72/72</text:p>
          </table:table-cell>
          <table:table-cell office:value-type="string">
            <text:p>117/u: 73/73</text:p>
          </table:table-cell>
          <table:table-cell office:value-type="string">
            <text:p>118/v: 74/74</text:p>
          </table:table-cell>
          <table:table-cell office:value-type="string">
            <text:p>119/w: 75/75</text:p>
          </table:table-cell>
          <table:table-cell office:value-type="string">
            <text:p>121/y: 76/76</text:p>
          </table:table-cell>
          <table:table-cell office:value-type="string">
            <text:p>122/z: 77/77</text:p>
          </table:table-cell>
          <table:table-cell office:value-type="string">
            <text:p>_</text:p>
          </table:table-cell>
          <table:table-cell office:value-type="string">
            <text:p>124/|: 78/78</text:p>
          </table:table-cell>
          <table:table-cell office:value-type="string">
            <text:p>125/}: 79/79</text:p>
          </table:table-cell>
          <table:table-cell office:value-type="string">
            <text:p>126/~: 80/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1">
            <text:p>8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2">
            <text:p>8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3">
            <text:p>8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4">
            <text:p>8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5">
            <text:p>8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6">
            <text:p>8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7">
            <text:p>8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8">
            <text:p>8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9">
            <text:p>8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0">
            <text:p>9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1">
            <text:p>9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2">
            <text:p>9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3">
            <text:p>9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4">
            <text:p>94</text:p>
          </table:table-cell>
          <table:table-cell office:value-type="string">
            <text:p>count:</text:p>
          </table:table-cell>
          <table:table-cell office:value-type="float" office:value="96">
            <text:p>96</text:p>
          </table:table-cell>
          <table:table-cell office:value-type="string">
            <text:p>avg: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2/ : 0/0</text:p>
          </table:table-cell>
          <table:table-cell office:value-type="string">
            <text:p>33/!: 1/1</text:p>
          </table:table-cell>
          <table:table-cell office:value-type="string">
            <text:p>34/": 2/2</text:p>
          </table:table-cell>
          <table:table-cell office:value-type="string">
            <text:p>35/#: 3/3</text:p>
          </table:table-cell>
          <table:table-cell office:value-type="string">
            <text:p>36/$: 4/4</text:p>
          </table:table-cell>
          <table:table-cell office:value-type="string">
            <text:p>37/%: 5/5</text:p>
          </table:table-cell>
          <table:table-cell office:value-type="string">
            <text:p>38/&amp;: 6/6</text:p>
          </table:table-cell>
          <table:table-cell office:value-type="string">
            <text:p>39/': 7/7</text:p>
          </table:table-cell>
          <table:table-cell office:value-type="string">
            <text:p>40/(: 8/8</text:p>
          </table:table-cell>
          <table:table-cell office:value-type="string">
            <text:p>41/): 9/9</text:p>
          </table:table-cell>
          <table:table-cell office:value-type="string">
            <text:p>42/*: 10/10</text:p>
          </table:table-cell>
          <table:table-cell office:value-type="string">
            <text:p>43/+: 11/11</text:p>
          </table:table-cell>
          <table:table-cell office:value-type="string">
            <text:p>44/,: 12/12</text:p>
          </table:table-cell>
          <table:table-cell office:value-type="string">
            <text:p>45/-: 13/13</text:p>
          </table:table-cell>
          <table:table-cell office:value-type="string">
            <text:p>46/.: 14/14</text:p>
          </table:table-cell>
          <table:table-cell office:value-type="string">
            <text:p>47//: 15/15</text:p>
          </table:table-cell>
          <table:table-cell office:value-type="string">
            <text:p>48/0: 16/16</text:p>
          </table:table-cell>
          <table:table-cell office:value-type="string">
            <text:p>49/1: 17/17</text:p>
          </table:table-cell>
          <table:table-cell office:value-type="string">
            <text:p>50/2: 18/18</text:p>
          </table:table-cell>
          <table:table-cell office:value-type="string">
            <text:p>51/3: 19/19</text:p>
          </table:table-cell>
          <table:table-cell office:value-type="string">
            <text:p>52/4: 20/20</text:p>
          </table:table-cell>
          <table:table-cell office:value-type="string">
            <text:p>53/5: 21/21</text:p>
          </table:table-cell>
          <table:table-cell office:value-type="string">
            <text:p>54/6: 22/22</text:p>
          </table:table-cell>
          <table:table-cell office:value-type="string">
            <text:p>55/7: 23/23</text:p>
          </table:table-cell>
          <table:table-cell office:value-type="string">
            <text:p>56/8: 24/24</text:p>
          </table:table-cell>
          <table:table-cell office:value-type="string">
            <text:p>57/9: 25/25</text:p>
          </table:table-cell>
          <table:table-cell office:value-type="string">
            <text:p>58/:: 26/26</text:p>
          </table:table-cell>
          <table:table-cell office:value-type="string">
            <text:p>59/;: 27/27</text:p>
          </table:table-cell>
          <table:table-cell office:value-type="string">
            <text:p>60/&lt;: 28/28</text:p>
          </table:table-cell>
          <table:table-cell office:value-type="string">
            <text:p>61/=: 29/29</text:p>
          </table:table-cell>
          <table:table-cell office:value-type="string">
            <text:p>62/&gt;: 30/30</text:p>
          </table:table-cell>
          <table:table-cell office:value-type="string">
            <text:p>63/?: 31/31</text:p>
          </table:table-cell>
          <table:table-cell office:value-type="string">
            <text:p>64/@: 32/32</text:p>
          </table:table-cell>
          <table:table-cell office:value-type="string">
            <text:p>65/A: 33/33</text:p>
          </table:table-cell>
          <table:table-cell office:value-type="string">
            <text:p>66/B: 34/34</text:p>
          </table:table-cell>
          <table:table-cell office:value-type="string">
            <text:p>67/C: 35/35</text:p>
          </table:table-cell>
          <table:table-cell office:value-type="string">
            <text:p>68/D: 36/36</text:p>
          </table:table-cell>
          <table:table-cell office:value-type="string">
            <text:p>69/E: 37/37</text:p>
          </table:table-cell>
          <table:table-cell office:value-type="string">
            <text:p>70/F: 38/38</text:p>
          </table:table-cell>
          <table:table-cell office:value-type="string">
            <text:p>71/G: 39/39</text:p>
          </table:table-cell>
          <table:table-cell office:value-type="string">
            <text:p>72/H: 40/40</text:p>
          </table:table-cell>
          <table:table-cell office:value-type="string">
            <text:p>73/I: 41/41</text:p>
          </table:table-cell>
          <table:table-cell office:value-type="string">
            <text:p>74/J: 42/42</text:p>
          </table:table-cell>
          <table:table-cell office:value-type="string">
            <text:p>75/K: 43/43</text:p>
          </table:table-cell>
          <table:table-cell office:value-type="string">
            <text:p>76/L: 44/44</text:p>
          </table:table-cell>
          <table:table-cell office:value-type="string">
            <text:p>77/M: 45/45</text:p>
          </table:table-cell>
          <table:table-cell office:value-type="string">
            <text:p>78/N: 46/46</text:p>
          </table:table-cell>
          <table:table-cell office:value-type="string">
            <text:p>79/O: 47/47</text:p>
          </table:table-cell>
          <table:table-cell office:value-type="string">
            <text:p>80/P: 48/48</text:p>
          </table:table-cell>
          <table:table-cell office:value-type="string">
            <text:p>81/Q: 49/49</text:p>
          </table:table-cell>
          <table:table-cell office:value-type="string">
            <text:p>82/R: 50/50</text:p>
          </table:table-cell>
          <table:table-cell office:value-type="string">
            <text:p>83/S: 51/51</text:p>
          </table:table-cell>
          <table:table-cell office:value-type="string">
            <text:p>84/T: 52/52</text:p>
          </table:table-cell>
          <table:table-cell office:value-type="string">
            <text:p>85/U: 53/53</text:p>
          </table:table-cell>
          <table:table-cell office:value-type="string">
            <text:p>86/V: 54/54</text:p>
          </table:table-cell>
          <table:table-cell office:value-type="string">
            <text:p>87/W: 55/55</text:p>
          </table:table-cell>
          <table:table-cell office:value-type="string">
            <text:p>88/X: 56/56</text:p>
          </table:table-cell>
          <table:table-cell office:value-type="string">
            <text:p>89/Y: 57/57</text:p>
          </table:table-cell>
          <table:table-cell office:value-type="string">
            <text:p>90/Z: 58/58</text:p>
          </table:table-cell>
          <table:table-cell office:value-type="string">
            <text:p>91/[: 59/59</text:p>
          </table:table-cell>
          <table:table-cell office:value-type="string">
            <text:p>92/\: 60/60</text:p>
          </table:table-cell>
          <table:table-cell office:value-type="string">
            <text:p>93/]: 61/61</text:p>
          </table:table-cell>
          <table:table-cell office:value-type="string">
            <text:p>94/^: 62/62</text:p>
          </table:table-cell>
          <table:table-cell office:value-type="string">
            <text:p>95/_: 63/63</text:p>
          </table:table-cell>
          <table:table-cell office:value-type="string">
            <text:p>96/`: 64/64</text:p>
          </table:table-cell>
          <table:table-cell office:value-type="string">
            <text:p>97/a: 65/65</text:p>
          </table:table-cell>
          <table:table-cell office:value-type="string">
            <text:p>98/b: 66/66</text:p>
          </table:table-cell>
          <table:table-cell office:value-type="string">
            <text:p>99/c: 67/67</text:p>
          </table:table-cell>
          <table:table-cell office:value-type="string">
            <text:p>100/d: 68/68</text:p>
          </table:table-cell>
          <table:table-cell office:value-type="string">
            <text:p>101/e: 69/69</text:p>
          </table:table-cell>
          <table:table-cell office:value-type="string">
            <text:p>102/f: 70/70</text:p>
          </table:table-cell>
          <table:table-cell office:value-type="string">
            <text:p>103/g: 71/71</text:p>
          </table:table-cell>
          <table:table-cell office:value-type="string">
            <text:p>104/h: 72/72</text:p>
          </table:table-cell>
          <table:table-cell office:value-type="string">
            <text:p>105/i: 73/73</text:p>
          </table:table-cell>
          <table:table-cell office:value-type="string">
            <text:p>106/j: 74/74</text:p>
          </table:table-cell>
          <table:table-cell office:value-type="string">
            <text:p>107/k: 75/75</text:p>
          </table:table-cell>
          <table:table-cell office:value-type="string">
            <text:p>108/l: 76/76</text:p>
          </table:table-cell>
          <table:table-cell office:value-type="string">
            <text:p>109/m: 77/77</text:p>
          </table:table-cell>
          <table:table-cell office:value-type="string">
            <text:p>110/n: 78/78</text:p>
          </table:table-cell>
          <table:table-cell office:value-type="string">
            <text:p>111/o: 79/79</text:p>
          </table:table-cell>
          <table:table-cell office:value-type="string">
            <text:p>112/p: 80/80</text:p>
          </table:table-cell>
          <table:table-cell office:value-type="string">
            <text:p>113/q: 81/81</text:p>
          </table:table-cell>
          <table:table-cell office:value-type="string">
            <text:p>114/r: 82/82</text:p>
          </table:table-cell>
          <table:table-cell office:value-type="string">
            <text:p>115/s: 83/83</text:p>
          </table:table-cell>
          <table:table-cell office:value-type="string">
            <text:p>116/t: 84/84</text:p>
          </table:table-cell>
          <table:table-cell office:value-type="string">
            <text:p>117/u: 85/85</text:p>
          </table:table-cell>
          <table:table-cell office:value-type="string">
            <text:p>118/v: 86/86</text:p>
          </table:table-cell>
          <table:table-cell office:value-type="string">
            <text:p>119/w: 87/87</text:p>
          </table:table-cell>
          <table:table-cell office:value-type="string">
            <text:p>120/x: 88/88</text:p>
          </table:table-cell>
          <table:table-cell office:value-type="string">
            <text:p>121/y: 89/89</text:p>
          </table:table-cell>
          <table:table-cell office:value-type="string">
            <text:p>122/z: 90/90</text:p>
          </table:table-cell>
          <table:table-cell office:value-type="string">
            <text:p>123/{: 91/91</text:p>
          </table:table-cell>
          <table:table-cell office:value-type="string">
            <text:p>124/|: 92/92</text:p>
          </table:table-cell>
          <table:table-cell office:value-type="string">
            <text:p>125/}: 93/93</text:p>
          </table:table-cell>
          <table:table-cell office:value-type="string">
            <text:p>126/~: 94/94</text:p>
          </table:table-cell>
        </table:table-row>
        <table:table-row table:style-name="ro1" table:number-rows-repeated="6">
          <table:table-cell table:number-columns-repeated="10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office:value-type="string">
            <text:p>count:</text:p>
          </table:table-cell>
          <table:table-cell office:value-type="float" office:value="188305">
            <text:p>18830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0/&lt;: 0/0</text:p>
          </table:table-cell>
          <table:table-cell office:value-type="string">
            <text:p>61/=: 0/0</text:p>
          </table:table-cell>
          <table:table-cell office:value-type="string">
            <text:p>62/&gt;: 0/0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0</text:p>
          </table:table-cell>
          <table:table-cell office:value-type="string">
            <text:p>79/O: 0/0</text:p>
          </table:table-cell>
          <table:table-cell office:value-type="string">
            <text:p>80/P: 0/0</text:p>
          </table:table-cell>
          <table:table-cell office:value-type="string">
            <text:p>81/Q: 0/0</text:p>
          </table:table-cell>
          <table:table-cell office:value-type="string">
            <text:p>82/R: 0/0</text:p>
          </table:table-cell>
          <table:table-cell office:value-type="string">
            <text:p>83/S: 0/0</text:p>
          </table:table-cell>
          <table:table-cell office:value-type="string">
            <text:p>84/T: 0/0</text:p>
          </table:table-cell>
          <table:table-cell office:value-type="string">
            <text:p>85/U: 0/0</text:p>
          </table:table-cell>
          <table:table-cell office:value-type="string">
            <text:p>86/V: 0/0</text:p>
          </table:table-cell>
          <table:table-cell office:value-type="string">
            <text:p>87/W: 0/0</text:p>
          </table:table-cell>
          <table:table-cell office:value-type="string">
            <text:p>88/X: 0/0</text:p>
          </table:table-cell>
          <table:table-cell office:value-type="string">
            <text:p>89/Y: 0/0</text:p>
          </table:table-cell>
          <table:table-cell office:value-type="string">
            <text:p>90/Z: 0/0</text:p>
          </table:table-cell>
          <table:table-cell office:value-type="string">
            <text:p>91/[: 0/0</text:p>
          </table:table-cell>
          <table:table-cell office:value-type="string">
            <text:p>92/\: 0/0</text:p>
          </table:table-cell>
          <table:table-cell office:value-type="string">
            <text:p>93/]: 0/0</text:p>
          </table:table-cell>
          <table:table-cell office:value-type="string">
            <text:p>94/^: 0/0</text:p>
          </table:table-cell>
          <table:table-cell office:value-type="string">
            <text:p>95/_: 0/0</text:p>
          </table:table-cell>
          <table:table-cell office:value-type="string">
            <text:p>96/`: 0/0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0</text:p>
          </table:table-cell>
          <table:table-cell office:value-type="string">
            <text:p>111/o: 0/0</text:p>
          </table:table-cell>
          <table:table-cell office:value-type="string">
            <text:p>112/p: 0/0</text:p>
          </table:table-cell>
          <table:table-cell office:value-type="string">
            <text:p>113/q: 0/0</text:p>
          </table:table-cell>
          <table:table-cell office:value-type="string">
            <text:p>114/r: 0/0</text:p>
          </table:table-cell>
          <table:table-cell office:value-type="string">
            <text:p>115/s: 0/0</text:p>
          </table:table-cell>
          <table:table-cell office:value-type="string">
            <text:p>116/t: 0/0</text:p>
          </table:table-cell>
          <table:table-cell office:value-type="string">
            <text:p>117/u: 0/0</text:p>
          </table:table-cell>
          <table:table-cell office:value-type="string">
            <text:p>118/v: 0/0</text:p>
          </table:table-cell>
          <table:table-cell office:value-type="string">
            <text:p>119/w: 0/0</text:p>
          </table:table-cell>
          <table:table-cell office:value-type="string">
            <text:p>120/x: 0/0</text:p>
          </table:table-cell>
          <table:table-cell office:value-type="string">
            <text:p>121/y: 0/0</text:p>
          </table:table-cell>
          <table:table-cell office:value-type="string">
            <text:p>122/z: 0/0</text:p>
          </table:table-cell>
          <table:table-cell office:value-type="string">
            <text:p>123/{: 0/0</text:p>
          </table:table-cell>
          <table:table-cell office:value-type="string">
            <text:p>124/|: 0/0</text:p>
          </table:table-cell>
          <table:table-cell office:value-type="string">
            <text:p>125/}: 0/0</text:p>
          </table:table-cell>
          <table:table-cell office:value-type="string">
            <text:p>126/~: 1/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office:value-type="string">
            <text:p>count:</text:p>
          </table:table-cell>
          <table:table-cell office:value-type="float" office:value="69609">
            <text:p>69609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0/&lt;: 0/0</text:p>
          </table:table-cell>
          <table:table-cell office:value-type="string">
            <text:p>61/=: 0/0</text:p>
          </table:table-cell>
          <table:table-cell office:value-type="string">
            <text:p>62/&gt;: 0/0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0</text:p>
          </table:table-cell>
          <table:table-cell office:value-type="string">
            <text:p>79/O: 0/0</text:p>
          </table:table-cell>
          <table:table-cell office:value-type="string">
            <text:p>80/P: 0/1</text:p>
          </table:table-cell>
          <table:table-cell office:value-type="string">
            <text:p>81/Q: 0/1</text:p>
          </table:table-cell>
          <table:table-cell office:value-type="string">
            <text:p>82/R: 0/1</text:p>
          </table:table-cell>
          <table:table-cell office:value-type="string">
            <text:p>83/S: 0/1</text:p>
          </table:table-cell>
          <table:table-cell office:value-type="string">
            <text:p>84/T: 0/1</text:p>
          </table:table-cell>
          <table:table-cell office:value-type="string">
            <text:p>85/U: 0/1</text:p>
          </table:table-cell>
          <table:table-cell office:value-type="string">
            <text:p>86/V: 0/1</text:p>
          </table:table-cell>
          <table:table-cell office:value-type="string">
            <text:p>87/W: 0/1</text:p>
          </table:table-cell>
          <table:table-cell office:value-type="string">
            <text:p>88/X: 0/1</text:p>
          </table:table-cell>
          <table:table-cell office:value-type="string">
            <text:p>89/Y: 0/1</text:p>
          </table:table-cell>
          <table:table-cell office:value-type="string">
            <text:p>90/Z: 0/1</text:p>
          </table:table-cell>
          <table:table-cell office:value-type="string">
            <text:p>91/[: 0/1</text:p>
          </table:table-cell>
          <table:table-cell office:value-type="string">
            <text:p>92/\: 0/1</text:p>
          </table:table-cell>
          <table:table-cell office:value-type="string">
            <text:p>93/]: 0/1</text:p>
          </table:table-cell>
          <table:table-cell office:value-type="string">
            <text:p>94/^: 0/1</text:p>
          </table:table-cell>
          <table:table-cell office:value-type="string">
            <text:p>95/_: 0/1</text:p>
          </table:table-cell>
          <table:table-cell office:value-type="string">
            <text:p>96/`: 0/1</text:p>
          </table:table-cell>
          <table:table-cell office:value-type="string">
            <text:p>97/a: 0/1</text:p>
          </table:table-cell>
          <table:table-cell office:value-type="string">
            <text:p>98/b: 0/1</text:p>
          </table:table-cell>
          <table:table-cell office:value-type="string">
            <text:p>99/c: 0/1</text:p>
          </table:table-cell>
          <table:table-cell office:value-type="string">
            <text:p>100/d: 0/1</text:p>
          </table:table-cell>
          <table:table-cell office:value-type="string">
            <text:p>101/e: 0/1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1</text:p>
          </table:table-cell>
          <table:table-cell office:value-type="string">
            <text:p>115/s: 0/1</text:p>
          </table:table-cell>
          <table:table-cell office:value-type="string">
            <text:p>116/t: 0/1</text:p>
          </table:table-cell>
          <table:table-cell office:value-type="string">
            <text:p>117/u: 0/1</text:p>
          </table:table-cell>
          <table:table-cell office:value-type="string">
            <text:p>118/v: 0/1</text:p>
          </table:table-cell>
          <table:table-cell office:value-type="string">
            <text:p>119/w: 0/1</text:p>
          </table:table-cell>
          <table:table-cell office:value-type="string">
            <text:p>120/x: 0/1</text:p>
          </table:table-cell>
          <table:table-cell office:value-type="string">
            <text:p>121/y: 0/1</text:p>
          </table:table-cell>
          <table:table-cell office:value-type="string">
            <text:p>122/z: 0/1</text:p>
          </table:table-cell>
          <table:table-cell office:value-type="string">
            <text:p>123/{: 0/1</text:p>
          </table:table-cell>
          <table:table-cell office:value-type="string">
            <text:p>124/|: 1/1</text:p>
          </table:table-cell>
          <table:table-cell office:value-type="string">
            <text:p>125/}: 1/1</text:p>
          </table:table-cell>
          <table:table-cell office:value-type="string">
            <text:p>126/~: 2/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office:value-type="string">
            <text:p>count:</text:p>
          </table:table-cell>
          <table:table-cell office:value-type="float" office:value="19716">
            <text:p>19716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0/&lt;: 0/0</text:p>
          </table:table-cell>
          <table:table-cell office:value-type="string">
            <text:p>61/=: 0/0</text:p>
          </table:table-cell>
          <table:table-cell office:value-type="string">
            <text:p>62/&gt;: 0/0</text:p>
          </table:table-cell>
          <table:table-cell office:value-type="string">
            <text:p>63/?: 0/1</text:p>
          </table:table-cell>
          <table:table-cell office:value-type="string">
            <text:p>64/@: 0/0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1</text:p>
          </table:table-cell>
          <table:table-cell office:value-type="string">
            <text:p>77/M: 0/1</text:p>
          </table:table-cell>
          <table:table-cell office:value-type="string">
            <text:p>78/N: 0/1</text:p>
          </table:table-cell>
          <table:table-cell office:value-type="string">
            <text:p>79/O: 0/1</text:p>
          </table:table-cell>
          <table:table-cell office:value-type="string">
            <text:p>80/P: 0/1</text:p>
          </table:table-cell>
          <table:table-cell office:value-type="string">
            <text:p>81/Q: 0/1</text:p>
          </table:table-cell>
          <table:table-cell office:value-type="string">
            <text:p>82/R: 0/1</text:p>
          </table:table-cell>
          <table:table-cell office:value-type="string">
            <text:p>83/S: 0/1</text:p>
          </table:table-cell>
          <table:table-cell office:value-type="string">
            <text:p>84/T: 0/1</text:p>
          </table:table-cell>
          <table:table-cell office:value-type="string">
            <text:p>85/U: 0/1</text:p>
          </table:table-cell>
          <table:table-cell office:value-type="string">
            <text:p>86/V: 0/1</text:p>
          </table:table-cell>
          <table:table-cell office:value-type="string">
            <text:p>87/W: 0/1</text:p>
          </table:table-cell>
          <table:table-cell office:value-type="string">
            <text:p>88/X: 0/1</text:p>
          </table:table-cell>
          <table:table-cell office:value-type="string">
            <text:p>89/Y: 0/1</text:p>
          </table:table-cell>
          <table:table-cell office:value-type="string">
            <text:p>90/Z: 0/1</text:p>
          </table:table-cell>
          <table:table-cell office:value-type="string">
            <text:p>91/[: 0/1</text:p>
          </table:table-cell>
          <table:table-cell office:value-type="string">
            <text:p>92/\: 0/1</text:p>
          </table:table-cell>
          <table:table-cell office:value-type="string">
            <text:p>93/]: 0/1</text:p>
          </table:table-cell>
          <table:table-cell office:value-type="string">
            <text:p>94/^: 0/1</text:p>
          </table:table-cell>
          <table:table-cell office:value-type="string">
            <text:p>95/_: 0/2</text:p>
          </table:table-cell>
          <table:table-cell office:value-type="string">
            <text:p>96/`: 0/2</text:p>
          </table:table-cell>
          <table:table-cell office:value-type="string">
            <text:p>97/a: 0/2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0/2</text:p>
          </table:table-cell>
          <table:table-cell office:value-type="string">
            <text:p>101/e: 0/2</text:p>
          </table:table-cell>
          <table:table-cell office:value-type="string">
            <text:p>102/f: 0/2</text:p>
          </table:table-cell>
          <table:table-cell office:value-type="string">
            <text:p>103/g: 0/2</text:p>
          </table:table-cell>
          <table:table-cell office:value-type="string">
            <text:p>104/h: 0/2</text:p>
          </table:table-cell>
          <table:table-cell office:value-type="string">
            <text:p>105/i: 0/2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0/2</text:p>
          </table:table-cell>
          <table:table-cell office:value-type="string">
            <text:p>113/q: 0/2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2</text:p>
          </table:table-cell>
          <table:table-cell office:value-type="string">
            <text:p>117/u: 1/2</text:p>
          </table:table-cell>
          <table:table-cell office:value-type="string">
            <text:p>118/v: 1/2</text:p>
          </table:table-cell>
          <table:table-cell office:value-type="string">
            <text:p>119/w: 1/2</text:p>
          </table:table-cell>
          <table:table-cell office:value-type="string">
            <text:p>120/x: 1/2</text:p>
          </table:table-cell>
          <table:table-cell office:value-type="string">
            <text:p>121/y: 1/2</text:p>
          </table:table-cell>
          <table:table-cell office:value-type="string">
            <text:p>122/z: 1/2</text:p>
          </table:table-cell>
          <table:table-cell office:value-type="string">
            <text:p>123/{: 1/2</text:p>
          </table:table-cell>
          <table:table-cell office:value-type="string">
            <text:p>124/|: 2/2</text:p>
          </table:table-cell>
          <table:table-cell office:value-type="string">
            <text:p>125/}: 2/2</text:p>
          </table:table-cell>
          <table:table-cell office:value-type="string">
            <text:p>126/~: 3/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office:value-type="string">
            <text:p>count:</text:p>
          </table:table-cell>
          <table:table-cell office:value-type="float" office:value="4331">
            <text:p>433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1</text:p>
          </table:table-cell>
          <table:table-cell office:value-type="string">
            <text:p>55/7: 0/1</text:p>
          </table:table-cell>
          <table:table-cell office:value-type="string">
            <text:p>56/8: 0/1</text:p>
          </table:table-cell>
          <table:table-cell office:value-type="string">
            <text:p>57/9: 0/1</text:p>
          </table:table-cell>
          <table:table-cell office:value-type="string">
            <text:p>58/:: 0/1</text:p>
          </table:table-cell>
          <table:table-cell office:value-type="string">
            <text:p>59/;: 0/1</text:p>
          </table:table-cell>
          <table:table-cell office:value-type="string">
            <text:p>60/&lt;: 0/1</text:p>
          </table:table-cell>
          <table:table-cell office:value-type="string">
            <text:p>61/=: 0/1</text:p>
          </table:table-cell>
          <table:table-cell office:value-type="string">
            <text:p>62/&gt;: 0/1</text:p>
          </table:table-cell>
          <table:table-cell office:value-type="string">
            <text:p>63/?: 0/1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1</text:p>
          </table:table-cell>
          <table:table-cell office:value-type="string">
            <text:p>77/M: 0/1</text:p>
          </table:table-cell>
          <table:table-cell office:value-type="string">
            <text:p>78/N: 0/1</text:p>
          </table:table-cell>
          <table:table-cell office:value-type="string">
            <text:p>79/O: 0/2</text:p>
          </table:table-cell>
          <table:table-cell office:value-type="string">
            <text:p>80/P: 0/2</text:p>
          </table:table-cell>
          <table:table-cell office:value-type="string">
            <text:p>81/Q: 0/2</text:p>
          </table:table-cell>
          <table:table-cell office:value-type="string">
            <text:p>82/R: 0/2</text:p>
          </table:table-cell>
          <table:table-cell office:value-type="string">
            <text:p>83/S: 0/2</text:p>
          </table:table-cell>
          <table:table-cell office:value-type="string">
            <text:p>84/T: 0/2</text:p>
          </table:table-cell>
          <table:table-cell office:value-type="string">
            <text:p>85/U: 0/2</text:p>
          </table:table-cell>
          <table:table-cell office:value-type="string">
            <text:p>86/V: 0/2</text:p>
          </table:table-cell>
          <table:table-cell office:value-type="string">
            <text:p>87/W: 0/2</text:p>
          </table:table-cell>
          <table:table-cell office:value-type="string">
            <text:p>88/X: 0/2</text:p>
          </table:table-cell>
          <table:table-cell office:value-type="string">
            <text:p>89/Y: 0/2</text:p>
          </table:table-cell>
          <table:table-cell office:value-type="string">
            <text:p>90/Z: 0/2</text:p>
          </table:table-cell>
          <table:table-cell office:value-type="string">
            <text:p>91/[: 0/2</text:p>
          </table:table-cell>
          <table:table-cell office:value-type="string">
            <text:p>92/\: 0/2</text:p>
          </table:table-cell>
          <table:table-cell office:value-type="string">
            <text:p>93/]: 0/2</text:p>
          </table:table-cell>
          <table:table-cell office:value-type="string">
            <text:p>94/^: 0/2</text:p>
          </table:table-cell>
          <table:table-cell office:value-type="string">
            <text:p>95/_: 0/2</text:p>
          </table:table-cell>
          <table:table-cell office:value-type="string">
            <text:p>96/`: 0/2</text:p>
          </table:table-cell>
          <table:table-cell office:value-type="string">
            <text:p>97/a: 0/2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1/2</text:p>
          </table:table-cell>
          <table:table-cell office:value-type="string">
            <text:p>101/e: 0/2</text:p>
          </table:table-cell>
          <table:table-cell office:value-type="string">
            <text:p>102/f: 1/2</text:p>
          </table:table-cell>
          <table:table-cell office:value-type="string">
            <text:p>103/g: 0/2</text:p>
          </table:table-cell>
          <table:table-cell office:value-type="string">
            <text:p>104/h: 0/3</text:p>
          </table:table-cell>
          <table:table-cell office:value-type="string">
            <text:p>105/i: 0/3</text:p>
          </table:table-cell>
          <table:table-cell office:value-type="string">
            <text:p>106/j: 0/3</text:p>
          </table:table-cell>
          <table:table-cell office:value-type="string">
            <text:p>107/k: 1/3</text:p>
          </table:table-cell>
          <table:table-cell office:value-type="string">
            <text:p>108/l: 1/3</text:p>
          </table:table-cell>
          <table:table-cell office:value-type="string">
            <text:p>109/m: 1/3</text:p>
          </table:table-cell>
          <table:table-cell office:value-type="string">
            <text:p>110/n: 1/3</text:p>
          </table:table-cell>
          <table:table-cell office:value-type="string">
            <text:p>111/o: 1/3</text:p>
          </table:table-cell>
          <table:table-cell office:value-type="string">
            <text:p>112/p: 2/3</text:p>
          </table:table-cell>
          <table:table-cell office:value-type="string">
            <text:p>113/q: 2/3</text:p>
          </table:table-cell>
          <table:table-cell office:value-type="string">
            <text:p>114/r: 2/3</text:p>
          </table:table-cell>
          <table:table-cell office:value-type="string">
            <text:p>115/s: 2/3</text:p>
          </table:table-cell>
          <table:table-cell office:value-type="string">
            <text:p>116/t: 1/3</text:p>
          </table:table-cell>
          <table:table-cell office:value-type="string">
            <text:p>117/u: 2/3</text:p>
          </table:table-cell>
          <table:table-cell office:value-type="string">
            <text:p>118/v: 2/3</text:p>
          </table:table-cell>
          <table:table-cell office:value-type="string">
            <text:p>119/w: 2/3</text:p>
          </table:table-cell>
          <table:table-cell office:value-type="string">
            <text:p>120/x: 2/3</text:p>
          </table:table-cell>
          <table:table-cell office:value-type="string">
            <text:p>121/y: 2/3</text:p>
          </table:table-cell>
          <table:table-cell office:value-type="string">
            <text:p>122/z: 2/3</text:p>
          </table:table-cell>
          <table:table-cell office:value-type="string">
            <text:p>123/{: 2/3</text:p>
          </table:table-cell>
          <table:table-cell office:value-type="string">
            <text:p>124/|: 3/3</text:p>
          </table:table-cell>
          <table:table-cell office:value-type="string">
            <text:p>125/}: 3/3</text:p>
          </table:table-cell>
          <table:table-cell office:value-type="string">
            <text:p>126/~: 4/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office:value-type="string">
            <text:p>count:</text:p>
          </table:table-cell>
          <table:table-cell office:value-type="float" office:value="819">
            <text:p>819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1</text:p>
          </table:table-cell>
          <table:table-cell office:value-type="string">
            <text:p>52/4: 0/0</text:p>
          </table:table-cell>
          <table:table-cell office:value-type="string">
            <text:p>53/5: 0/1</text:p>
          </table:table-cell>
          <table:table-cell office:value-type="string">
            <text:p>54/6: 0/1</text:p>
          </table:table-cell>
          <table:table-cell office:value-type="string">
            <text:p>55/7: 0/1</text:p>
          </table:table-cell>
          <table:table-cell office:value-type="string">
            <text:p>56/8: 0/1</text:p>
          </table:table-cell>
          <table:table-cell office:value-type="string">
            <text:p>57/9: 0/1</text:p>
          </table:table-cell>
          <table:table-cell office:value-type="string">
            <text:p>58/:: 0/1</text:p>
          </table:table-cell>
          <table:table-cell office:value-type="string">
            <text:p>59/;: 0/1</text:p>
          </table:table-cell>
          <table:table-cell office:value-type="string">
            <text:p>60/&lt;: 0/1</text:p>
          </table:table-cell>
          <table:table-cell office:value-type="string">
            <text:p>61/=: 0/1</text:p>
          </table:table-cell>
          <table:table-cell office:value-type="string">
            <text:p>62/&gt;: 0/1</text:p>
          </table:table-cell>
          <table:table-cell office:value-type="string">
            <text:p>63/?: 0/1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1</text:p>
          </table:table-cell>
          <table:table-cell office:value-type="string">
            <text:p>69/E: 0/2</text:p>
          </table:table-cell>
          <table:table-cell office:value-type="string">
            <text:p>70/F: 0/1</text:p>
          </table:table-cell>
          <table:table-cell office:value-type="string">
            <text:p>71/G: 0/2</text:p>
          </table:table-cell>
          <table:table-cell office:value-type="string">
            <text:p>72/H: 0/2</text:p>
          </table:table-cell>
          <table:table-cell office:value-type="string">
            <text:p>73/I: 0/2</text:p>
          </table:table-cell>
          <table:table-cell office:value-type="string">
            <text:p>74/J: 1/2</text:p>
          </table:table-cell>
          <table:table-cell office:value-type="string">
            <text:p>75/K: 0/2</text:p>
          </table:table-cell>
          <table:table-cell office:value-type="string">
            <text:p>76/L: 0/2</text:p>
          </table:table-cell>
          <table:table-cell office:value-type="string">
            <text:p>77/M: 0/2</text:p>
          </table:table-cell>
          <table:table-cell office:value-type="string">
            <text:p>78/N: 0/2</text:p>
          </table:table-cell>
          <table:table-cell office:value-type="string">
            <text:p>79/O: 1/2</text:p>
          </table:table-cell>
          <table:table-cell office:value-type="string">
            <text:p>80/P: 0/2</text:p>
          </table:table-cell>
          <table:table-cell office:value-type="string">
            <text:p>81/Q: 0/2</text:p>
          </table:table-cell>
          <table:table-cell office:value-type="string">
            <text:p>82/R: 0/2</text:p>
          </table:table-cell>
          <table:table-cell office:value-type="string">
            <text:p>83/S: 1/2</text:p>
          </table:table-cell>
          <table:table-cell office:value-type="string">
            <text:p>84/T: 1/2</text:p>
          </table:table-cell>
          <table:table-cell office:value-type="string">
            <text:p>85/U: 1/2</text:p>
          </table:table-cell>
          <table:table-cell office:value-type="string">
            <text:p>86/V: 1/3</text:p>
          </table:table-cell>
          <table:table-cell office:value-type="string">
            <text:p>87/W: 1/2</text:p>
          </table:table-cell>
          <table:table-cell office:value-type="string">
            <text:p>88/X: 1/3</text:p>
          </table:table-cell>
          <table:table-cell office:value-type="string">
            <text:p>89/Y: 1/3</text:p>
          </table:table-cell>
          <table:table-cell office:value-type="string">
            <text:p>90/Z: 1/3</text:p>
          </table:table-cell>
          <table:table-cell office:value-type="string">
            <text:p>91/[: 2/3</text:p>
          </table:table-cell>
          <table:table-cell office:value-type="string">
            <text:p>92/\: 1/3</text:p>
          </table:table-cell>
          <table:table-cell office:value-type="string">
            <text:p>93/]: 0/3</text:p>
          </table:table-cell>
          <table:table-cell office:value-type="string">
            <text:p>94/^: 1/3</text:p>
          </table:table-cell>
          <table:table-cell office:value-type="string">
            <text:p>95/_: 2/3</text:p>
          </table:table-cell>
          <table:table-cell office:value-type="string">
            <text:p>96/`: 2/3</text:p>
          </table:table-cell>
          <table:table-cell office:value-type="string">
            <text:p>97/a: 1/3</text:p>
          </table:table-cell>
          <table:table-cell office:value-type="string">
            <text:p>98/b: 2/3</text:p>
          </table:table-cell>
          <table:table-cell office:value-type="string">
            <text:p>99/c: 0/3</text:p>
          </table:table-cell>
          <table:table-cell office:value-type="string">
            <text:p>100/d: 2/3</text:p>
          </table:table-cell>
          <table:table-cell office:value-type="string">
            <text:p>101/e: 1/3</text:p>
          </table:table-cell>
          <table:table-cell office:value-type="string">
            <text:p>102/f: 2/3</text:p>
          </table:table-cell>
          <table:table-cell office:value-type="string">
            <text:p>103/g: 2/3</text:p>
          </table:table-cell>
          <table:table-cell office:value-type="string">
            <text:p>104/h: 3/4</text:p>
          </table:table-cell>
          <table:table-cell office:value-type="string">
            <text:p>105/i: 1/3</text:p>
          </table:table-cell>
          <table:table-cell office:value-type="string">
            <text:p>106/j: 2/3</text:p>
          </table:table-cell>
          <table:table-cell office:value-type="string">
            <text:p>107/k: 2/4</text:p>
          </table:table-cell>
          <table:table-cell office:value-type="string">
            <text:p>108/l: 2/3</text:p>
          </table:table-cell>
          <table:table-cell office:value-type="string">
            <text:p>109/m: 2/4</text:p>
          </table:table-cell>
          <table:table-cell office:value-type="string">
            <text:p>110/n: 2/4</text:p>
          </table:table-cell>
          <table:table-cell office:value-type="string">
            <text:p>111/o: 2/4</text:p>
          </table:table-cell>
          <table:table-cell office:value-type="string">
            <text:p>112/p: 2/4</text:p>
          </table:table-cell>
          <table:table-cell office:value-type="string">
            <text:p>113/q: 3/4</text:p>
          </table:table-cell>
          <table:table-cell office:value-type="string">
            <text:p>114/r: 2/4</text:p>
          </table:table-cell>
          <table:table-cell office:value-type="string">
            <text:p>115/s: 3/4</text:p>
          </table:table-cell>
          <table:table-cell office:value-type="string">
            <text:p>116/t: 3/4</text:p>
          </table:table-cell>
          <table:table-cell office:value-type="string">
            <text:p>117/u: 2/4</text:p>
          </table:table-cell>
          <table:table-cell office:value-type="string">
            <text:p>118/v: 1/4</text:p>
          </table:table-cell>
          <table:table-cell office:value-type="string">
            <text:p>119/w: 2/4</text:p>
          </table:table-cell>
          <table:table-cell office:value-type="string">
            <text:p>120/x: 3/4</text:p>
          </table:table-cell>
          <table:table-cell office:value-type="string">
            <text:p>121/y: 4/4</text:p>
          </table:table-cell>
          <table:table-cell office:value-type="string">
            <text:p>122/z: 4/4</text:p>
          </table:table-cell>
          <table:table-cell office:value-type="string">
            <text:p>123/{: 3/4</text:p>
          </table:table-cell>
          <table:table-cell office:value-type="string">
            <text:p>124/|: 4/4</text:p>
          </table:table-cell>
          <table:table-cell office:value-type="string">
            <text:p>125/}: 4/4</text:p>
          </table:table-cell>
          <table:table-cell office:value-type="string">
            <text:p>126/~: 5/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office:value-type="string">
            <text:p>count:</text:p>
          </table:table-cell>
          <table:table-cell office:value-type="float" office:value="149">
            <text:p>149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1</text:p>
          </table:table-cell>
          <table:table-cell office:value-type="string">
            <text:p>43/+: 0/0</text:p>
          </table:table-cell>
          <table:table-cell office:value-type="string">
            <text:p>44/,: 0/1</text:p>
          </table:table-cell>
          <table:table-cell office:value-type="string">
            <text:p>45/-: 0/0</text:p>
          </table:table-cell>
          <table:table-cell office:value-type="string">
            <text:p>46/.: 0/1</text:p>
          </table:table-cell>
          <table:table-cell office:value-type="string">
            <text:p>47//: 0/0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1</text:p>
          </table:table-cell>
          <table:table-cell office:value-type="string">
            <text:p>51/3: 0/1</text:p>
          </table:table-cell>
          <table:table-cell office:value-type="string">
            <text:p>52/4: 0/1</text:p>
          </table:table-cell>
          <table:table-cell office:value-type="string">
            <text:p>53/5: 0/1</text:p>
          </table:table-cell>
          <table:table-cell office:value-type="string">
            <text:p>54/6: 0/1</text:p>
          </table:table-cell>
          <table:table-cell office:value-type="string">
            <text:p>55/7: 1/1</text:p>
          </table:table-cell>
          <table:table-cell office:value-type="string">
            <text:p>56/8: 0/1</text:p>
          </table:table-cell>
          <table:table-cell office:value-type="string">
            <text:p>57/9: 1/1</text:p>
          </table:table-cell>
          <table:table-cell office:value-type="string">
            <text:p>58/:: 0/1</text:p>
          </table:table-cell>
          <table:table-cell office:value-type="string">
            <text:p>59/;: 0/2</text:p>
          </table:table-cell>
          <table:table-cell office:value-type="string">
            <text:p>60/&lt;: 0/1</text:p>
          </table:table-cell>
          <table:table-cell office:value-type="string">
            <text:p>61/=: 0/1</text:p>
          </table:table-cell>
          <table:table-cell office:value-type="string">
            <text:p>62/&gt;: 0/2</text:p>
          </table:table-cell>
          <table:table-cell office:value-type="string">
            <text:p>63/?: 1/2</text:p>
          </table:table-cell>
          <table:table-cell office:value-type="string">
            <text:p>64/@: 0/1</text:p>
          </table:table-cell>
          <table:table-cell office:value-type="string">
            <text:p>65/A: 0/2</text:p>
          </table:table-cell>
          <table:table-cell office:value-type="string">
            <text:p>66/B: 1/2</text:p>
          </table:table-cell>
          <table:table-cell office:value-type="string">
            <text:p>67/C: 0/2</text:p>
          </table:table-cell>
          <table:table-cell office:value-type="string">
            <text:p>68/D: 0/2</text:p>
          </table:table-cell>
          <table:table-cell office:value-type="string">
            <text:p>69/E: 0/1</text:p>
          </table:table-cell>
          <table:table-cell office:value-type="string">
            <text:p>70/F: 0/2</text:p>
          </table:table-cell>
          <table:table-cell office:value-type="string">
            <text:p>71/G: 1/2</text:p>
          </table:table-cell>
          <table:table-cell office:value-type="string">
            <text:p>72/H: 0/2</text:p>
          </table:table-cell>
          <table:table-cell office:value-type="string">
            <text:p>73/I: 3/3</text:p>
          </table:table-cell>
          <table:table-cell office:value-type="string">
            <text:p>74/J: 1/2</text:p>
          </table:table-cell>
          <table:table-cell office:value-type="string">
            <text:p>75/K: 1/2</text:p>
          </table:table-cell>
          <table:table-cell office:value-type="string">
            <text:p>76/L: 2/2</text:p>
          </table:table-cell>
          <table:table-cell office:value-type="string">
            <text:p>77/M: 2/3</text:p>
          </table:table-cell>
          <table:table-cell office:value-type="string">
            <text:p>78/N: 1/2</text:p>
          </table:table-cell>
          <table:table-cell office:value-type="string">
            <text:p>79/O: 1/3</text:p>
          </table:table-cell>
          <table:table-cell office:value-type="string">
            <text:p>80/P: 1/2</text:p>
          </table:table-cell>
          <table:table-cell office:value-type="string">
            <text:p>81/Q: 2/3</text:p>
          </table:table-cell>
          <table:table-cell office:value-type="string">
            <text:p>82/R: 2/3</text:p>
          </table:table-cell>
          <table:table-cell office:value-type="string">
            <text:p>83/S: 1/3</text:p>
          </table:table-cell>
          <table:table-cell office:value-type="string">
            <text:p>84/T: 1/3</text:p>
          </table:table-cell>
          <table:table-cell office:value-type="string">
            <text:p>85/U: 1/3</text:p>
          </table:table-cell>
          <table:table-cell office:value-type="string">
            <text:p>86/V: 2/3</text:p>
          </table:table-cell>
          <table:table-cell office:value-type="string">
            <text:p>87/W: 2/3</text:p>
          </table:table-cell>
          <table:table-cell office:value-type="string">
            <text:p>88/X: 2/3</text:p>
          </table:table-cell>
          <table:table-cell office:value-type="string">
            <text:p>89/Y: 1/3</text:p>
          </table:table-cell>
          <table:table-cell office:value-type="string">
            <text:p>90/Z: 4/4</text:p>
          </table:table-cell>
          <table:table-cell office:value-type="string">
            <text:p>91/[: 1/2</text:p>
          </table:table-cell>
          <table:table-cell office:value-type="string">
            <text:p>92/\: 3/3</text:p>
          </table:table-cell>
          <table:table-cell office:value-type="string">
            <text:p>93/]: 2/3</text:p>
          </table:table-cell>
          <table:table-cell office:value-type="string">
            <text:p>94/^: 3/3</text:p>
          </table:table-cell>
          <table:table-cell office:value-type="string">
            <text:p>95/_: 2/3</text:p>
          </table:table-cell>
          <table:table-cell office:value-type="string">
            <text:p>96/`: 2/3</text:p>
          </table:table-cell>
          <table:table-cell office:value-type="string">
            <text:p>97/a: 3/4</text:p>
          </table:table-cell>
          <table:table-cell office:value-type="string">
            <text:p>98/b: 3/4</text:p>
          </table:table-cell>
          <table:table-cell office:value-type="string">
            <text:p>99/c: 2/4</text:p>
          </table:table-cell>
          <table:table-cell office:value-type="string">
            <text:p>100/d: 3/4</text:p>
          </table:table-cell>
          <table:table-cell office:value-type="string">
            <text:p>101/e: 2/4</text:p>
          </table:table-cell>
          <table:table-cell office:value-type="string">
            <text:p>102/f: 3/4</text:p>
          </table:table-cell>
          <table:table-cell office:value-type="string">
            <text:p>103/g: 3/4</text:p>
          </table:table-cell>
          <table:table-cell office:value-type="string">
            <text:p>104/h: 3/4</text:p>
          </table:table-cell>
          <table:table-cell office:value-type="string">
            <text:p>105/i: 2/4</text:p>
          </table:table-cell>
          <table:table-cell office:value-type="string">
            <text:p>106/j: 2/4</text:p>
          </table:table-cell>
          <table:table-cell office:value-type="string">
            <text:p>107/k: 4/5</text:p>
          </table:table-cell>
          <table:table-cell office:value-type="string">
            <text:p>108/l: 3/4</text:p>
          </table:table-cell>
          <table:table-cell office:value-type="string">
            <text:p>109/m: 3/4</text:p>
          </table:table-cell>
          <table:table-cell office:value-type="string">
            <text:p>110/n: 4/5</text:p>
          </table:table-cell>
          <table:table-cell office:value-type="string">
            <text:p>111/o: 4/5</text:p>
          </table:table-cell>
          <table:table-cell office:value-type="string">
            <text:p>112/p: 4/4</text:p>
          </table:table-cell>
          <table:table-cell office:value-type="string">
            <text:p>113/q: 5/5</text:p>
          </table:table-cell>
          <table:table-cell office:value-type="string">
            <text:p>114/r: 4/5</text:p>
          </table:table-cell>
          <table:table-cell office:value-type="string">
            <text:p>115/s: 4/5</text:p>
          </table:table-cell>
          <table:table-cell office:value-type="string">
            <text:p>116/t: 4/5</text:p>
          </table:table-cell>
          <table:table-cell office:value-type="string">
            <text:p>117/u: 4/5</text:p>
          </table:table-cell>
          <table:table-cell office:value-type="string">
            <text:p>118/v: 5/5</text:p>
          </table:table-cell>
          <table:table-cell office:value-type="string">
            <text:p>119/w: 4/5</text:p>
          </table:table-cell>
          <table:table-cell office:value-type="string">
            <text:p>120/x: 5/5</text:p>
          </table:table-cell>
          <table:table-cell office:value-type="string">
            <text:p>121/y: 5/5</text:p>
          </table:table-cell>
          <table:table-cell office:value-type="string">
            <text:p>122/z: 5/5</text:p>
          </table:table-cell>
          <table:table-cell office:value-type="string">
            <text:p>123/{: 5/5</text:p>
          </table:table-cell>
          <table:table-cell office:value-type="string">
            <text:p>124/|: 5/5</text:p>
          </table:table-cell>
          <table:table-cell office:value-type="string">
            <text:p>125/}: 5/5</text:p>
          </table:table-cell>
          <table:table-cell office:value-type="string">
            <text:p>126/~: 6/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office:value-type="string">
            <text:p>count:</text:p>
          </table:table-cell>
          <table:table-cell office:value-type="float" office:value="26">
            <text:p>26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0/0</text:p>
          </table:table-cell>
          <table:table-cell office:value-type="string">
            <text:p>_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1/1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2/2</text:p>
          </table:table-cell>
          <table:table-cell office:value-type="string">
            <text:p>44/,: 0/1</text:p>
          </table:table-cell>
          <table:table-cell office:value-type="string">
            <text:p>_</text:p>
          </table:table-cell>
          <table:table-cell office:value-type="string">
            <text:p>46/.: 1/2</text:p>
          </table:table-cell>
          <table:table-cell office:value-type="string">
            <text:p>47//: 0/0</text:p>
          </table:table-cell>
          <table:table-cell office:value-type="string">
            <text:p>48/0: 1/1</text:p>
          </table:table-cell>
          <table:table-cell office:value-type="string">
            <text:p>49/1: 2/2</text:p>
          </table:table-cell>
          <table:table-cell office:value-type="string">
            <text:p>50/2: 1/2</text:p>
          </table:table-cell>
          <table:table-cell office:value-type="string">
            <text:p>51/3: 0/1</text:p>
          </table:table-cell>
          <table:table-cell office:value-type="string">
            <text:p>52/4: 0/1</text:p>
          </table:table-cell>
          <table:table-cell office:value-type="string">
            <text:p>53/5: 1/1</text:p>
          </table:table-cell>
          <table:table-cell office:value-type="string">
            <text:p>54/6: 1/1</text:p>
          </table:table-cell>
          <table:table-cell office:value-type="string">
            <text:p>55/7: 2/2</text:p>
          </table:table-cell>
          <table:table-cell office:value-type="string">
            <text:p>56/8: 0/0</text:p>
          </table:table-cell>
          <table:table-cell office:value-type="string">
            <text:p>57/9: 1/1</text:p>
          </table:table-cell>
          <table:table-cell office:value-type="string">
            <text:p>58/:: 1/2</text:p>
          </table:table-cell>
          <table:table-cell office:value-type="string">
            <text:p>59/;: 1/1</text:p>
          </table:table-cell>
          <table:table-cell office:value-type="string">
            <text:p>60/&lt;: 1/2</text:p>
          </table:table-cell>
          <table:table-cell office:value-type="string">
            <text:p>61/=: 2/3</text:p>
          </table:table-cell>
          <table:table-cell office:value-type="string">
            <text:p>62/&gt;: 2/2</text:p>
          </table:table-cell>
          <table:table-cell office:value-type="string">
            <text:p>_</text:p>
          </table:table-cell>
          <table:table-cell office:value-type="string">
            <text:p>64/@: 2/2</text:p>
          </table:table-cell>
          <table:table-cell office:value-type="string">
            <text:p>67/C: 1/1</text:p>
          </table:table-cell>
          <table:table-cell office:value-type="string">
            <text:p>68/D: 3/4</text:p>
          </table:table-cell>
          <table:table-cell office:value-type="string">
            <text:p>69/E: 2/3</text:p>
          </table:table-cell>
          <table:table-cell office:value-type="string">
            <text:p>70/F: 2/3</text:p>
          </table:table-cell>
          <table:table-cell office:value-type="string">
            <text:p>71/G: 2/3</text:p>
          </table:table-cell>
          <table:table-cell office:value-type="string">
            <text:p>73/I: 2/3</text:p>
          </table:table-cell>
          <table:table-cell office:value-type="string">
            <text:p>74/J: 2/4</text:p>
          </table:table-cell>
          <table:table-cell office:value-type="string">
            <text:p>75/K: 3/4</text:p>
          </table:table-cell>
          <table:table-cell office:value-type="string">
            <text:p>76/L: 1/2</text:p>
          </table:table-cell>
          <table:table-cell office:value-type="string">
            <text:p>77/M: 4/4</text:p>
          </table:table-cell>
          <table:table-cell office:value-type="string">
            <text:p>79/O: 4/4</text:p>
          </table:table-cell>
          <table:table-cell office:value-type="string">
            <text:p>80/P: 3/5</text:p>
          </table:table-cell>
          <table:table-cell office:value-type="string">
            <text:p>81/Q: 3/3</text:p>
          </table:table-cell>
          <table:table-cell office:value-type="string">
            <text:p>82/R: 2/3</text:p>
          </table:table-cell>
          <table:table-cell office:value-type="string">
            <text:p>83/S: 3/4</text:p>
          </table:table-cell>
          <table:table-cell office:value-type="string">
            <text:p>84/T: 3/4</text:p>
          </table:table-cell>
          <table:table-cell office:value-type="string">
            <text:p>85/U: 2/4</text:p>
          </table:table-cell>
          <table:table-cell office:value-type="string">
            <text:p>86/V: 4/5</text:p>
          </table:table-cell>
          <table:table-cell office:value-type="string">
            <text:p>87/W: 7/7</text:p>
          </table:table-cell>
          <table:table-cell office:value-type="string">
            <text:p>88/X: 3/3</text:p>
          </table:table-cell>
          <table:table-cell office:value-type="string">
            <text:p>89/Y: 5/5</text:p>
          </table:table-cell>
          <table:table-cell office:value-type="string">
            <text:p>_</text:p>
          </table:table-cell>
          <table:table-cell office:value-type="string">
            <text:p>91/[: 5/5</text:p>
          </table:table-cell>
          <table:table-cell office:value-type="string">
            <text:p>92/\: 2/3</text:p>
          </table:table-cell>
          <table:table-cell office:value-type="string">
            <text:p>93/]: 5/5</text:p>
          </table:table-cell>
          <table:table-cell office:value-type="string">
            <text:p>94/^: 3/4</text:p>
          </table:table-cell>
          <table:table-cell office:value-type="string">
            <text:p>95/_: 4/4</text:p>
          </table:table-cell>
          <table:table-cell office:value-type="string">
            <text:p>_</text:p>
          </table:table-cell>
          <table:table-cell office:value-type="string">
            <text:p>97/a: 3/4</text:p>
          </table:table-cell>
          <table:table-cell office:value-type="string">
            <text:p>98/b: 5/5</text:p>
          </table:table-cell>
          <table:table-cell office:value-type="string">
            <text:p>99/c: 4/5</text:p>
          </table:table-cell>
          <table:table-cell office:value-type="string">
            <text:p>100/d: 5/5</text:p>
          </table:table-cell>
          <table:table-cell office:value-type="string">
            <text:p>101/e: 4/5</text:p>
          </table:table-cell>
          <table:table-cell office:value-type="string">
            <text:p>_</text:p>
          </table:table-cell>
          <table:table-cell office:value-type="string">
            <text:p>103/g: 5/5</text:p>
          </table:table-cell>
          <table:table-cell office:value-type="string">
            <text:p>104/h: 4/5</text:p>
          </table:table-cell>
          <table:table-cell office:value-type="string">
            <text:p>_</text:p>
          </table:table-cell>
          <table:table-cell office:value-type="string">
            <text:p>106/j: 6/6</text:p>
          </table:table-cell>
          <table:table-cell table:number-columns-repeated="2" office:value-type="string">
            <text:p>_</text:p>
          </table:table-cell>
          <table:table-cell office:value-type="string">
            <text:p>109/m: 5/5</text:p>
          </table:table-cell>
          <table:table-cell office:value-type="string">
            <text:p>_</text:p>
          </table:table-cell>
          <table:table-cell office:value-type="string">
            <text:p>111/o: 6/6</text:p>
          </table:table-cell>
          <table:table-cell office:value-type="string">
            <text:p>112/p: 7/7</text:p>
          </table:table-cell>
          <table:table-cell office:value-type="string">
            <text:p>_</text:p>
          </table:table-cell>
          <table:table-cell office:value-type="string">
            <text:p>114/r: 5/6</text:p>
          </table:table-cell>
          <table:table-cell office:value-type="string">
            <text:p>115/s: 7/7</text:p>
          </table:table-cell>
          <table:table-cell office:value-type="string">
            <text:p>116/t: 6/6</text:p>
          </table:table-cell>
          <table:table-cell office:value-type="string">
            <text:p>117/u: 4/4</text:p>
          </table:table-cell>
          <table:table-cell office:value-type="string">
            <text:p>118/v: 6/6</text:p>
          </table:table-cell>
          <table:table-cell office:value-type="string">
            <text:p>119/w: 5/5</text:p>
          </table:table-cell>
          <table:table-cell office:value-type="string">
            <text:p>120/x: 6/6</text:p>
          </table:table-cell>
          <table:table-cell office:value-type="string">
            <text:p>121/y: 6/6</text:p>
          </table:table-cell>
          <table:table-cell office:value-type="string">
            <text:p>122/z: 5/5</text:p>
          </table:table-cell>
          <table:table-cell office:value-type="string">
            <text:p>123/{: 6/6</text:p>
          </table:table-cell>
          <table:table-cell office:value-type="string">
            <text:p>124/|: 6/6</text:p>
          </table:table-cell>
          <table:table-cell office:value-type="string">
            <text:p>125/}: 7/7</text:p>
          </table:table-cell>
          <table:table-cell office:value-type="string">
            <text:p>126/~: 7/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_</text:p>
          </table:table-cell>
          <table:table-cell office:value-type="string">
            <text:p>33/!: 0/0</text:p>
          </table:table-cell>
          <table:table-cell office:value-type="string">
            <text:p>35/#: 0/0</text:p>
          </table:table-cell>
          <table:table-cell table:number-columns-repeated="3" office:value-type="string">
            <text:p>_</text:p>
          </table:table-cell>
          <table:table-cell office:value-type="string">
            <text:p>39/': 1/1</text:p>
          </table:table-cell>
          <table:table-cell table:number-columns-repeated="3" office:value-type="string">
            <text:p>_</text:p>
          </table:table-cell>
          <table:table-cell office:value-type="string">
            <text:p>60/&lt;: 1/1</text:p>
          </table:table-cell>
          <table:table-cell office:value-type="string">
            <text:p>61/=: 2/2</text:p>
          </table:table-cell>
          <table:table-cell table:number-columns-repeated="6" office:value-type="string">
            <text:p>_</text:p>
          </table:table-cell>
          <table:table-cell office:value-type="string">
            <text:p>81/Q: 3/3</text:p>
          </table:table-cell>
          <table:table-cell table:number-columns-repeated="2" office:value-type="string">
            <text:p>_</text:p>
          </table:table-cell>
          <table:table-cell office:value-type="string">
            <text:p>84/T: 2/2</text:p>
          </table:table-cell>
          <table:table-cell table:number-columns-repeated="4" office:value-type="string">
            <text:p>_</text:p>
          </table:table-cell>
          <table:table-cell office:value-type="string">
            <text:p>89/Y: 4/4</text:p>
          </table:table-cell>
          <table:table-cell office:value-type="string">
            <text:p>90/Z: 3/3</text:p>
          </table:table-cell>
          <table:table-cell office:value-type="string">
            <text:p>_</text:p>
          </table:table-cell>
          <table:table-cell office:value-type="string">
            <text:p>92/\: 5/5</text:p>
          </table:table-cell>
          <table:table-cell table:number-columns-repeated="3" office:value-type="string">
            <text:p>_</text:p>
          </table:table-cell>
          <table:table-cell office:value-type="string">
            <text:p>102/f: 4/5</text:p>
          </table:table-cell>
          <table:table-cell table:number-columns-repeated="4" office:value-type="string">
            <text:p>_</text:p>
          </table:table-cell>
          <table:table-cell office:value-type="string">
            <text:p>107/k: 5/5</text:p>
          </table:table-cell>
          <table:table-cell office:value-type="string">
            <text:p>108/l: 6/6</text:p>
          </table:table-cell>
          <table:table-cell office:value-type="string">
            <text:p>109/m: 7/7</text:p>
          </table:table-cell>
          <table:table-cell table:number-columns-repeated="4" office:value-type="string">
            <text:p>_</text:p>
          </table:table-cell>
          <table:table-cell office:value-type="string">
            <text:p>114/r: 8/8</text:p>
          </table:table-cell>
          <table:table-cell table:number-columns-repeated="2" office:value-type="string">
            <text:p>_</text:p>
          </table:table-cell>
          <table:table-cell office:value-type="string">
            <text:p>119/w: 8/8</text:p>
          </table:table-cell>
          <table:table-cell table:number-columns-repeated="7" office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6">
            <text:p>2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7">
            <text:p>2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8">
            <text:p>2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9">
            <text:p>2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0">
            <text:p>3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1">
            <text:p>3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2">
            <text:p>3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3">
            <text:p>3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4">
            <text:p>3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5">
            <text:p>3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6">
            <text:p>3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7">
            <text:p>3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8">
            <text:p>3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9">
            <text:p>3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0">
            <text:p>4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1">
            <text:p>4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2">
            <text:p>4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3">
            <text:p>4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4">
            <text:p>4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5">
            <text:p>4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6">
            <text:p>4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7">
            <text:p>47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_</text:p>
          </table:table-cell>
          <table:table-cell office:value-type="string">
            <text:p>34/": 0/0</text:p>
          </table:table-cell>
          <table:table-cell office:value-type="string">
            <text:p>35/#: 1/1</text:p>
          </table:table-cell>
          <table:table-cell office:value-type="string">
            <text:p>36/$: 2/2</text:p>
          </table:table-cell>
          <table:table-cell office:value-type="string">
            <text:p>_</text:p>
          </table:table-cell>
          <table:table-cell office:value-type="string">
            <text:p>38/&amp;: 3/3</text:p>
          </table:table-cell>
          <table:table-cell office:value-type="string">
            <text:p>_</text:p>
          </table:table-cell>
          <table:table-cell office:value-type="string">
            <text:p>40/(: 4/4</text:p>
          </table:table-cell>
          <table:table-cell office:value-type="string">
            <text:p>41/): 5/5</text:p>
          </table:table-cell>
          <table:table-cell office:value-type="string">
            <text:p>_</text:p>
          </table:table-cell>
          <table:table-cell office:value-type="string">
            <text:p>43/+: 6/6</text:p>
          </table:table-cell>
          <table:table-cell table:number-columns-repeated="2" office:value-type="string">
            <text:p>_</text:p>
          </table:table-cell>
          <table:table-cell office:value-type="string">
            <text:p>46/.: 7/7</text:p>
          </table:table-cell>
          <table:table-cell office:value-type="string">
            <text:p>48/0: 8/8</text:p>
          </table:table-cell>
          <table:table-cell table:number-columns-repeated="3" office:value-type="string">
            <text:p>_</text:p>
          </table:table-cell>
          <table:table-cell office:value-type="string">
            <text:p>52/4: 9/9</text:p>
          </table:table-cell>
          <table:table-cell office:value-type="string">
            <text:p>53/5: 10/10</text:p>
          </table:table-cell>
          <table:table-cell office:value-type="string">
            <text:p>54/6: 11/11</text:p>
          </table:table-cell>
          <table:table-cell office:value-type="string">
            <text:p>55/7: 12/12</text:p>
          </table:table-cell>
          <table:table-cell office:value-type="string">
            <text:p>56/8: 13/13</text:p>
          </table:table-cell>
          <table:table-cell table:number-columns-repeated="2" office:value-type="string">
            <text:p>_</text:p>
          </table:table-cell>
          <table:table-cell office:value-type="string">
            <text:p>59/;: 14/14</text:p>
          </table:table-cell>
          <table:table-cell office:value-type="string">
            <text:p>_</text:p>
          </table:table-cell>
          <table:table-cell office:value-type="string">
            <text:p>61/=: 15/15</text:p>
          </table:table-cell>
          <table:table-cell office:value-type="string">
            <text:p>62/&gt;: 16/16</text:p>
          </table:table-cell>
          <table:table-cell office:value-type="string">
            <text:p>_</text:p>
          </table:table-cell>
          <table:table-cell office:value-type="string">
            <text:p>64/@: 17/17</text:p>
          </table:table-cell>
          <table:table-cell office:value-type="string">
            <text:p>65/A: 18/18</text:p>
          </table:table-cell>
          <table:table-cell office:value-type="string">
            <text:p>_</text:p>
          </table:table-cell>
          <table:table-cell office:value-type="string">
            <text:p>67/C: 19/19</text:p>
          </table:table-cell>
          <table:table-cell office:value-type="string">
            <text:p>_</text:p>
          </table:table-cell>
          <table:table-cell office:value-type="string">
            <text:p>69/E: 20/20</text:p>
          </table:table-cell>
          <table:table-cell table:number-columns-repeated="3" office:value-type="string">
            <text:p>_</text:p>
          </table:table-cell>
          <table:table-cell office:value-type="string">
            <text:p>73/I: 21/21</text:p>
          </table:table-cell>
          <table:table-cell office:value-type="string">
            <text:p>75/K: 22/22</text:p>
          </table:table-cell>
          <table:table-cell office:value-type="string">
            <text:p>76/L: 23/23</text:p>
          </table:table-cell>
          <table:table-cell table:number-columns-repeated="2" office:value-type="string">
            <text:p>_</text:p>
          </table:table-cell>
          <table:table-cell office:value-type="string">
            <text:p>79/O: 24/24</text:p>
          </table:table-cell>
          <table:table-cell office:value-type="string">
            <text:p>80/P: 25/25</text:p>
          </table:table-cell>
          <table:table-cell office:value-type="string">
            <text:p>83/S: 26/26</text:p>
          </table:table-cell>
          <table:table-cell office:value-type="string">
            <text:p>_</text:p>
          </table:table-cell>
          <table:table-cell office:value-type="string">
            <text:p>85/U: 27/27</text:p>
          </table:table-cell>
          <table:table-cell office:value-type="string">
            <text:p>86/V: 28/28</text:p>
          </table:table-cell>
          <table:table-cell office:value-type="string">
            <text:p>_</text:p>
          </table:table-cell>
          <table:table-cell office:value-type="string">
            <text:p>88/X: 29/29</text:p>
          </table:table-cell>
          <table:table-cell office:value-type="string">
            <text:p>95/_: 30/30</text:p>
          </table:table-cell>
          <table:table-cell office:value-type="string">
            <text:p>96/`: 31/31</text:p>
          </table:table-cell>
          <table:table-cell office:value-type="string">
            <text:p>97/a: 32/32</text:p>
          </table:table-cell>
          <table:table-cell office:value-type="string">
            <text:p>98/b: 33/33</text:p>
          </table:table-cell>
          <table:table-cell table:number-columns-repeated="2" office:value-type="string">
            <text:p>_</text:p>
          </table:table-cell>
          <table:table-cell office:value-type="string">
            <text:p>101/e: 34/34</text:p>
          </table:table-cell>
          <table:table-cell office:value-type="string">
            <text:p>102/f: 35/35</text:p>
          </table:table-cell>
          <table:table-cell table:number-columns-repeated="2" office:value-type="string">
            <text:p>_</text:p>
          </table:table-cell>
          <table:table-cell office:value-type="string">
            <text:p>105/i: 36/36</text:p>
          </table:table-cell>
          <table:table-cell office:value-type="string">
            <text:p>106/j: 37/37</text:p>
          </table:table-cell>
          <table:table-cell office:value-type="string">
            <text:p>111/o: 38/38</text:p>
          </table:table-cell>
          <table:table-cell office:value-type="string">
            <text:p>_</text:p>
          </table:table-cell>
          <table:table-cell office:value-type="string">
            <text:p>113/q: 39/39</text:p>
          </table:table-cell>
          <table:table-cell office:value-type="string">
            <text:p>114/r: 40/40</text:p>
          </table:table-cell>
          <table:table-cell office:value-type="string">
            <text:p>_</text:p>
          </table:table-cell>
          <table:table-cell office:value-type="string">
            <text:p>116/t: 41/41</text:p>
          </table:table-cell>
          <table:table-cell office:value-type="string">
            <text:p>117/u: 42/42</text:p>
          </table:table-cell>
          <table:table-cell office:value-type="string">
            <text:p>118/v: 43/43</text:p>
          </table:table-cell>
          <table:table-cell office:value-type="string">
            <text:p>119/w: 44/44</text:p>
          </table:table-cell>
          <table:table-cell office:value-type="string">
            <text:p>_</text:p>
          </table:table-cell>
          <table:table-cell office:value-type="string">
            <text:p>121/y: 45/45</text:p>
          </table:table-cell>
          <table:table-cell office:value-type="string">
            <text:p>122/z: 46/46</text:p>
          </table:table-cell>
          <table:table-cell table:number-columns-repeated="2" office:value-type="string">
            <text:p>_</text:p>
          </table:table-cell>
          <table:table-cell office:value-type="string">
            <text:p>125/}: 47/47</text:p>
          </table:table-cell>
          <table:table-cell office:value-type="string">
            <text:p>_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8">
            <text:p>48</text:p>
          </table:table-cell>
          <table:table-cell office:value-type="string">
            <text:p>count: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2/2</text:p>
          </table:table-cell>
          <table:table-cell office:value-type="string">
            <text:p>35/#: 3/3</text:p>
          </table:table-cell>
          <table:table-cell office:value-type="string">
            <text:p>36/$: 4/4</text:p>
          </table:table-cell>
          <table:table-cell office:value-type="string">
            <text:p>37/%: 1/2</text:p>
          </table:table-cell>
          <table:table-cell office:value-type="string">
            <text:p>38/&amp;: 5/5</text:p>
          </table:table-cell>
          <table:table-cell office:value-type="string">
            <text:p>39/': 2/2</text:p>
          </table:table-cell>
          <table:table-cell office:value-type="string">
            <text:p>40/(: 6/6</text:p>
          </table:table-cell>
          <table:table-cell office:value-type="string">
            <text:p>41/): 3/5</text:p>
          </table:table-cell>
          <table:table-cell office:value-type="string">
            <text:p>42/*: 4/4</text:p>
          </table:table-cell>
          <table:table-cell office:value-type="string">
            <text:p>43/+: 5/5</text:p>
          </table:table-cell>
          <table:table-cell office:value-type="string">
            <text:p>_</text:p>
          </table:table-cell>
          <table:table-cell office:value-type="string">
            <text:p>45/-: 6/7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48/0: 8/9</text:p>
          </table:table-cell>
          <table:table-cell office:value-type="string">
            <text:p>49/1: 9/9</text:p>
          </table:table-cell>
          <table:table-cell office:value-type="string">
            <text:p>50/2: 10/10</text:p>
          </table:table-cell>
          <table:table-cell office:value-type="string">
            <text:p>51/3: 13/13</text:p>
          </table:table-cell>
          <table:table-cell office:value-type="string">
            <text:p>52/4: 11/12</text:p>
          </table:table-cell>
          <table:table-cell office:value-type="string">
            <text:p>53/5: 15/15</text:p>
          </table:table-cell>
          <table:table-cell office:value-type="string">
            <text:p>54/6: 12/14</text:p>
          </table:table-cell>
          <table:table-cell office:value-type="string">
            <text:p>55/7: 13/13</text:p>
          </table:table-cell>
          <table:table-cell office:value-type="string">
            <text:p>56/8: 12/13</text:p>
          </table:table-cell>
          <table:table-cell office:value-type="string">
            <text:p>57/9: 13/15</text:p>
          </table:table-cell>
          <table:table-cell office:value-type="string">
            <text:p>_</text:p>
          </table:table-cell>
          <table:table-cell office:value-type="string">
            <text:p>59/;: 14/14</text:p>
          </table:table-cell>
          <table:table-cell office:value-type="string">
            <text:p>60/&lt;: 16/16</text:p>
          </table:table-cell>
          <table:table-cell office:value-type="string">
            <text:p>61/=: 18/18</text:p>
          </table:table-cell>
          <table:table-cell office:value-type="string">
            <text:p>62/&gt;: 15/17</text:p>
          </table:table-cell>
          <table:table-cell office:value-type="string">
            <text:p>63/?: 16/18</text:p>
          </table:table-cell>
          <table:table-cell office:value-type="string">
            <text:p>64/@: 21/21</text:p>
          </table:table-cell>
          <table:table-cell office:value-type="string">
            <text:p>65/A: 17/17</text:p>
          </table:table-cell>
          <table:table-cell office:value-type="string">
            <text:p>66/B: 18/18</text:p>
          </table:table-cell>
          <table:table-cell office:value-type="string">
            <text:p>67/C: 19/20</text:p>
          </table:table-cell>
          <table:table-cell office:value-type="string">
            <text:p>68/D: 20/20</text:p>
          </table:table-cell>
          <table:table-cell office:value-type="string">
            <text:p>69/E: 17/20</text:p>
          </table:table-cell>
          <table:table-cell office:value-type="string">
            <text:p>70/F: 18/21</text:p>
          </table:table-cell>
          <table:table-cell office:value-type="string">
            <text:p>71/G: 19/20</text:p>
          </table:table-cell>
          <table:table-cell office:value-type="string">
            <text:p>72/H: 20/22</text:p>
          </table:table-cell>
          <table:table-cell office:value-type="string">
            <text:p>73/I: 26/26</text:p>
          </table:table-cell>
          <table:table-cell office:value-type="string">
            <text:p>_</text:p>
          </table:table-cell>
          <table:table-cell office:value-type="string">
            <text:p>75/K: 23/23</text:p>
          </table:table-cell>
          <table:table-cell office:value-type="string">
            <text:p>76/L: 27/27</text:p>
          </table:table-cell>
          <table:table-cell office:value-type="string">
            <text:p>77/M: 21/21</text:p>
          </table:table-cell>
          <table:table-cell office:value-type="string">
            <text:p>78/N: 22/25</text:p>
          </table:table-cell>
          <table:table-cell office:value-type="string">
            <text:p>79/O: 23/25</text:p>
          </table:table-cell>
          <table:table-cell office:value-type="string">
            <text:p>80/P: 30/30</text:p>
          </table:table-cell>
          <table:table-cell office:value-type="string">
            <text:p>81/Q: 25/25</text:p>
          </table:table-cell>
          <table:table-cell office:value-type="string">
            <text:p>82/R: 24/27</text:p>
          </table:table-cell>
          <table:table-cell office:value-type="string">
            <text:p>83/S: 25/25</text:p>
          </table:table-cell>
          <table:table-cell office:value-type="string">
            <text:p>84/T: 32/32</text:p>
          </table:table-cell>
          <table:table-cell office:value-type="string">
            <text:p>85/U: 26/26</text:p>
          </table:table-cell>
          <table:table-cell office:value-type="string">
            <text:p>86/V: 27/27</text:p>
          </table:table-cell>
          <table:table-cell office:value-type="string">
            <text:p>87/W: 28/29</text:p>
          </table:table-cell>
          <table:table-cell office:value-type="string">
            <text:p>88/X: 29/29</text:p>
          </table:table-cell>
          <table:table-cell office:value-type="string">
            <text:p>89/Y: 30/30</text:p>
          </table:table-cell>
          <table:table-cell office:value-type="string">
            <text:p>90/Z: 30/30</text:p>
          </table:table-cell>
          <table:table-cell office:value-type="string">
            <text:p>91/[: 34/34</text:p>
          </table:table-cell>
          <table:table-cell office:value-type="string">
            <text:p>92/\: 31/31</text:p>
          </table:table-cell>
          <table:table-cell office:value-type="string">
            <text:p>93/]: 32/32</text:p>
          </table:table-cell>
          <table:table-cell office:value-type="string">
            <text:p>94/^: 33/34</text:p>
          </table:table-cell>
          <table:table-cell office:value-type="string">
            <text:p>95/_: 36/36</text:p>
          </table:table-cell>
          <table:table-cell office:value-type="string">
            <text:p>96/`: 34/34</text:p>
          </table:table-cell>
          <table:table-cell office:value-type="string">
            <text:p>97/a: 35/35</text:p>
          </table:table-cell>
          <table:table-cell office:value-type="string">
            <text:p>98/b: 36/36</text:p>
          </table:table-cell>
          <table:table-cell office:value-type="string">
            <text:p>99/c: 37/37</text:p>
          </table:table-cell>
          <table:table-cell office:value-type="string">
            <text:p>100/d: 37/37</text:p>
          </table:table-cell>
          <table:table-cell office:value-type="string">
            <text:p>_</text:p>
          </table:table-cell>
          <table:table-cell office:value-type="string">
            <text:p>102/f: 38/38</text:p>
          </table:table-cell>
          <table:table-cell office:value-type="string">
            <text:p>103/g: 39/39</text:p>
          </table:table-cell>
          <table:table-cell office:value-type="string">
            <text:p>104/h: 38/39</text:p>
          </table:table-cell>
          <table:table-cell office:value-type="string">
            <text:p>105/i: 41/41</text:p>
          </table:table-cell>
          <table:table-cell office:value-type="string">
            <text:p>106/j: 39/40</text:p>
          </table:table-cell>
          <table:table-cell office:value-type="string">
            <text:p>_</text:p>
          </table:table-cell>
          <table:table-cell office:value-type="string">
            <text:p>108/l: 40/41</text:p>
          </table:table-cell>
          <table:table-cell office:value-type="string">
            <text:p>109/m: 42/42</text:p>
          </table:table-cell>
          <table:table-cell office:value-type="string">
            <text:p>110/n: 41/41</text:p>
          </table:table-cell>
          <table:table-cell office:value-type="string">
            <text:p>112/p: 43/43</text:p>
          </table:table-cell>
          <table:table-cell office:value-type="string">
            <text:p>113/q: 42/43</text:p>
          </table:table-cell>
          <table:table-cell office:value-type="string">
            <text:p>114/r: 43/43</text:p>
          </table:table-cell>
          <table:table-cell office:value-type="string">
            <text:p>115/s: 44/44</text:p>
          </table:table-cell>
          <table:table-cell office:value-type="string">
            <text:p>_</text:p>
          </table:table-cell>
          <table:table-cell office:value-type="string">
            <text:p>117/u: 44/45</text:p>
          </table:table-cell>
          <table:table-cell office:value-type="string">
            <text:p>118/v: 45/45</text:p>
          </table:table-cell>
          <table:table-cell office:value-type="string">
            <text:p>119/w: 45/45</text:p>
          </table:table-cell>
          <table:table-cell office:value-type="string">
            <text:p>120/x: 46/46</text:p>
          </table:table-cell>
          <table:table-cell table:number-columns-repeated="2" office:value-type="string">
            <text:p>_</text:p>
          </table:table-cell>
          <table:table-cell office:value-type="string">
            <text:p>123/{: 47/47</text:p>
          </table:table-cell>
          <table:table-cell office:value-type="string">
            <text:p>124/|: 47/47</text:p>
          </table:table-cell>
          <table:table-cell office:value-type="string">
            <text:p>125/}: 48/48</text:p>
          </table:table-cell>
          <table:table-cell office:value-type="string">
            <text:p>126/~: 48/48</text:p>
          </table:table-cell>
          <table:table-cell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9">
            <text:p>49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_</text:p>
          </table:table-cell>
          <table:table-cell office:value-type="string">
            <text:p>34/": 0/0</text:p>
          </table:table-cell>
          <table:table-cell table:number-columns-repeated="2" office:value-type="string">
            <text:p>_</text:p>
          </table:table-cell>
          <table:table-cell office:value-type="string">
            <text:p>37/%: 1/1</text:p>
          </table:table-cell>
          <table:table-cell table:number-columns-repeated="2" office:value-type="string">
            <text:p>_</text:p>
          </table:table-cell>
          <table:table-cell office:value-type="string">
            <text:p>40/(: 2/2</text:p>
          </table:table-cell>
          <table:table-cell office:value-type="string">
            <text:p>41/): 3/3</text:p>
          </table:table-cell>
          <table:table-cell office:value-type="string">
            <text:p>_</text:p>
          </table:table-cell>
          <table:table-cell office:value-type="string">
            <text:p>43/+: 4/4</text:p>
          </table:table-cell>
          <table:table-cell office:value-type="string">
            <text:p>44/,: 5/5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49/1: 8/8</text:p>
          </table:table-cell>
          <table:table-cell office:value-type="string">
            <text:p>_</text:p>
          </table:table-cell>
          <table:table-cell office:value-type="string">
            <text:p>51/3: 9/9</text:p>
          </table:table-cell>
          <table:table-cell office:value-type="string">
            <text:p>52/4: 10/10</text:p>
          </table:table-cell>
          <table:table-cell office:value-type="string">
            <text:p>53/5: 11/11</text:p>
          </table:table-cell>
          <table:table-cell office:value-type="string">
            <text:p>54/6: 12/12</text:p>
          </table:table-cell>
          <table:table-cell office:value-type="string">
            <text:p>55/7: 13/13</text:p>
          </table:table-cell>
          <table:table-cell office:value-type="string">
            <text:p>56/8: 14/14</text:p>
          </table:table-cell>
          <table:table-cell office:value-type="string">
            <text:p>57/9: 15/15</text:p>
          </table:table-cell>
          <table:table-cell office:value-type="string">
            <text:p>58/:: 16/16</text:p>
          </table:table-cell>
          <table:table-cell office:value-type="string">
            <text:p>_</text:p>
          </table:table-cell>
          <table:table-cell office:value-type="string">
            <text:p>60/&lt;: 17/17</text:p>
          </table:table-cell>
          <table:table-cell office:value-type="string">
            <text:p>61/=: 18/18</text:p>
          </table:table-cell>
          <table:table-cell office:value-type="string">
            <text:p>62/&gt;: 19/19</text:p>
          </table:table-cell>
          <table:table-cell table:number-columns-repeated="2" office:value-type="string">
            <text:p>_</text:p>
          </table:table-cell>
          <table:table-cell office:value-type="string">
            <text:p>65/A: 20/20</text:p>
          </table:table-cell>
          <table:table-cell office:value-type="string">
            <text:p>68/D: 21/21</text:p>
          </table:table-cell>
          <table:table-cell office:value-type="string">
            <text:p>_</text:p>
          </table:table-cell>
          <table:table-cell office:value-type="string">
            <text:p>70/F: 22/22</text:p>
          </table:table-cell>
          <table:table-cell office:value-type="string">
            <text:p>_</text:p>
          </table:table-cell>
          <table:table-cell office:value-type="string">
            <text:p>72/H: 23/23</text:p>
          </table:table-cell>
          <table:table-cell office:value-type="string">
            <text:p>73/I: 24/24</text:p>
          </table:table-cell>
          <table:table-cell office:value-type="string">
            <text:p>74/J: 25/25</text:p>
          </table:table-cell>
          <table:table-cell office:value-type="string">
            <text:p>75/K: 26/26</text:p>
          </table:table-cell>
          <table:table-cell office:value-type="string">
            <text:p>_</text:p>
          </table:table-cell>
          <table:table-cell office:value-type="string">
            <text:p>77/M: 27/27</text:p>
          </table:table-cell>
          <table:table-cell office:value-type="string">
            <text:p>_</text:p>
          </table:table-cell>
          <table:table-cell office:value-type="string">
            <text:p>79/O: 28/28</text:p>
          </table:table-cell>
          <table:table-cell office:value-type="string">
            <text:p>82/R: 29/29</text:p>
          </table:table-cell>
          <table:table-cell office:value-type="string">
            <text:p>83/S: 30/30</text:p>
          </table:table-cell>
          <table:table-cell table:number-columns-repeated="2" office:value-type="string">
            <text:p>_</text:p>
          </table:table-cell>
          <table:table-cell office:value-type="string">
            <text:p>86/V: 31/31</text:p>
          </table:table-cell>
          <table:table-cell office:value-type="string">
            <text:p>87/W: 32/32</text:p>
          </table:table-cell>
          <table:table-cell office:value-type="string">
            <text:p>88/X: 33/33</text:p>
          </table:table-cell>
          <table:table-cell table:number-columns-repeated="3" office:value-type="string">
            <text:p>_</text:p>
          </table:table-cell>
          <table:table-cell office:value-type="string">
            <text:p>92/\: 34/34</text:p>
          </table:table-cell>
          <table:table-cell table:number-columns-repeated="2" office:value-type="string">
            <text:p>_</text:p>
          </table:table-cell>
          <table:table-cell office:value-type="string">
            <text:p>95/_: 35/35</text:p>
          </table:table-cell>
          <table:table-cell office:value-type="string">
            <text:p>_</text:p>
          </table:table-cell>
          <table:table-cell office:value-type="string">
            <text:p>97/a: 36/36</text:p>
          </table:table-cell>
          <table:table-cell office:value-type="string">
            <text:p>98/b: 37/37</text:p>
          </table:table-cell>
          <table:table-cell office:value-type="string">
            <text:p>99/c: 38/38</text:p>
          </table:table-cell>
          <table:table-cell office:value-type="string">
            <text:p>_</text:p>
          </table:table-cell>
          <table:table-cell office:value-type="string">
            <text:p>101/e: 39/39</text:p>
          </table:table-cell>
          <table:table-cell office:value-type="string">
            <text:p>102/f: 40/40</text:p>
          </table:table-cell>
          <table:table-cell office:value-type="string">
            <text:p>_</text:p>
          </table:table-cell>
          <table:table-cell office:value-type="string">
            <text:p>104/h: 41/41</text:p>
          </table:table-cell>
          <table:table-cell table:number-columns-repeated="3" office:value-type="string">
            <text:p>_</text:p>
          </table:table-cell>
          <table:table-cell office:value-type="string">
            <text:p>108/l: 42/42</text:p>
          </table:table-cell>
          <table:table-cell office:value-type="string">
            <text:p>109/m: 43/43</text:p>
          </table:table-cell>
          <table:table-cell table:number-columns-repeated="4" office:value-type="string">
            <text:p>_</text:p>
          </table:table-cell>
          <table:table-cell office:value-type="string">
            <text:p>114/r: 44/44</text:p>
          </table:table-cell>
          <table:table-cell office:value-type="string">
            <text:p>115/s: 45/45</text:p>
          </table:table-cell>
          <table:table-cell office:value-type="string">
            <text:p>_</text:p>
          </table:table-cell>
          <table:table-cell office:value-type="string">
            <text:p>117/u: 46/46</text:p>
          </table:table-cell>
          <table:table-cell office:value-type="string">
            <text:p>_</text:p>
          </table:table-cell>
          <table:table-cell office:value-type="string">
            <text:p>119/w: 47/47</text:p>
          </table:table-cell>
          <table:table-cell office:value-type="string">
            <text:p>120/x: 48/48</text:p>
          </table:table-cell>
          <table:table-cell office:value-type="string">
            <text:p>121/y: 49/49</text:p>
          </table:table-cell>
          <table:table-cell table:number-columns-repeated="5" office:value-type="string">
            <text:p>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0">
            <text:p>50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2/2</text:p>
          </table:table-cell>
          <table:table-cell office:value-type="string">
            <text:p>35/#: 3/3</text:p>
          </table:table-cell>
          <table:table-cell office:value-type="string">
            <text:p>36/$: 1/1</text:p>
          </table:table-cell>
          <table:table-cell office:value-type="string">
            <text:p>37/%: 4/4</text:p>
          </table:table-cell>
          <table:table-cell office:value-type="string">
            <text:p>38/&amp;: 5/5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office:value-type="string">
            <text:p>41/): 4/5</text:p>
          </table:table-cell>
          <table:table-cell office:value-type="string">
            <text:p>42/*: 5/5</text:p>
          </table:table-cell>
          <table:table-cell office:value-type="string">
            <text:p>43/+: 6/6</text:p>
          </table:table-cell>
          <table:table-cell office:value-type="string">
            <text:p>44/,: 7/7</text:p>
          </table:table-cell>
          <table:table-cell office:value-type="string">
            <text:p>45/-: 7/7</text:p>
          </table:table-cell>
          <table:table-cell office:value-type="string">
            <text:p>46/.: 8/8</text:p>
          </table:table-cell>
          <table:table-cell office:value-type="string">
            <text:p>47//: 9/9</text:p>
          </table:table-cell>
          <table:table-cell office:value-type="string">
            <text:p>48/0: 9/9</text:p>
          </table:table-cell>
          <table:table-cell office:value-type="string">
            <text:p>49/1: 10/10</text:p>
          </table:table-cell>
          <table:table-cell office:value-type="string">
            <text:p>50/2: 11/11</text:p>
          </table:table-cell>
          <table:table-cell office:value-type="string">
            <text:p>51/3: 12/12</text:p>
          </table:table-cell>
          <table:table-cell office:value-type="string">
            <text:p>52/4: 11/11</text:p>
          </table:table-cell>
          <table:table-cell office:value-type="string">
            <text:p>53/5: 12/12</text:p>
          </table:table-cell>
          <table:table-cell office:value-type="string">
            <text:p>54/6: 13/13</text:p>
          </table:table-cell>
          <table:table-cell office:value-type="string">
            <text:p>55/7: 14/14</text:p>
          </table:table-cell>
          <table:table-cell office:value-type="string">
            <text:p>56/8: 14/14</text:p>
          </table:table-cell>
          <table:table-cell office:value-type="string">
            <text:p>57/9: 15/15</text:p>
          </table:table-cell>
          <table:table-cell office:value-type="string">
            <text:p>58/:: 16/16</text:p>
          </table:table-cell>
          <table:table-cell office:value-type="string">
            <text:p>59/;: 17/17</text:p>
          </table:table-cell>
          <table:table-cell office:value-type="string">
            <text:p>60/&lt;: 18/18</text:p>
          </table:table-cell>
          <table:table-cell office:value-type="string">
            <text:p>_</text:p>
          </table:table-cell>
          <table:table-cell office:value-type="string">
            <text:p>62/&gt;: 19/19</text:p>
          </table:table-cell>
          <table:table-cell office:value-type="string">
            <text:p>63/?: 18/19</text:p>
          </table:table-cell>
          <table:table-cell office:value-type="string">
            <text:p>64/@: 19/20</text:p>
          </table:table-cell>
          <table:table-cell office:value-type="string">
            <text:p>65/A: 22/22</text:p>
          </table:table-cell>
          <table:table-cell office:value-type="string">
            <text:p>66/B: 20/20</text:p>
          </table:table-cell>
          <table:table-cell table:number-columns-repeated="2" office:value-type="string">
            <text:p>_</text:p>
          </table:table-cell>
          <table:table-cell office:value-type="string">
            <text:p>69/E: 23/23</text:p>
          </table:table-cell>
          <table:table-cell office:value-type="string">
            <text:p>70/F: 24/24</text:p>
          </table:table-cell>
          <table:table-cell office:value-type="string">
            <text:p>71/G: 25/25</text:p>
          </table:table-cell>
          <table:table-cell office:value-type="string">
            <text:p>_</text:p>
          </table:table-cell>
          <table:table-cell office:value-type="string">
            <text:p>73/I: 26/26</text:p>
          </table:table-cell>
          <table:table-cell office:value-type="string">
            <text:p>74/J: 21/21</text:p>
          </table:table-cell>
          <table:table-cell office:value-type="string">
            <text:p>75/K: 22/24</text:p>
          </table:table-cell>
          <table:table-cell office:value-type="string">
            <text:p>76/L: 23/23</text:p>
          </table:table-cell>
          <table:table-cell office:value-type="string">
            <text:p>77/M: 24/26</text:p>
          </table:table-cell>
          <table:table-cell office:value-type="string">
            <text:p>78/N: 29/29</text:p>
          </table:table-cell>
          <table:table-cell office:value-type="string">
            <text:p>79/O: 25/25</text:p>
          </table:table-cell>
          <table:table-cell office:value-type="string">
            <text:p>80/P: 30/30</text:p>
          </table:table-cell>
          <table:table-cell office:value-type="string">
            <text:p>81/Q: 26/28</text:p>
          </table:table-cell>
          <table:table-cell office:value-type="string">
            <text:p>82/R: 27/27</text:p>
          </table:table-cell>
          <table:table-cell office:value-type="string">
            <text:p>83/S: 32/32</text:p>
          </table:table-cell>
          <table:table-cell office:value-type="string">
            <text:p>84/T: 33/33</text:p>
          </table:table-cell>
          <table:table-cell office:value-type="string">
            <text:p>_</text:p>
          </table:table-cell>
          <table:table-cell office:value-type="string">
            <text:p>88/X: 28/28</text:p>
          </table:table-cell>
          <table:table-cell office:value-type="string">
            <text:p>89/Y: 29/31</text:p>
          </table:table-cell>
          <table:table-cell office:value-type="string">
            <text:p>90/Z: 30/32</text:p>
          </table:table-cell>
          <table:table-cell office:value-type="string">
            <text:p>_</text:p>
          </table:table-cell>
          <table:table-cell office:value-type="string">
            <text:p>92/\: 36/36</text:p>
          </table:table-cell>
          <table:table-cell office:value-type="string">
            <text:p>93/]: 31/34</text:p>
          </table:table-cell>
          <table:table-cell office:value-type="string">
            <text:p>94/^: 32/32</text:p>
          </table:table-cell>
          <table:table-cell office:value-type="string">
            <text:p>_</text:p>
          </table:table-cell>
          <table:table-cell office:value-type="string">
            <text:p>96/`: 38/38</text:p>
          </table:table-cell>
          <table:table-cell office:value-type="string">
            <text:p>_</text:p>
          </table:table-cell>
          <table:table-cell office:value-type="string">
            <text:p>98/b: 33/33</text:p>
          </table:table-cell>
          <table:table-cell office:value-type="string">
            <text:p>_</text:p>
          </table:table-cell>
          <table:table-cell office:value-type="string">
            <text:p>100/d: 34/34</text:p>
          </table:table-cell>
          <table:table-cell office:value-type="string">
            <text:p>101/e: 35/35</text:p>
          </table:table-cell>
          <table:table-cell office:value-type="string">
            <text:p>_</text:p>
          </table:table-cell>
          <table:table-cell office:value-type="string">
            <text:p>103/g: 36/37</text:p>
          </table:table-cell>
          <table:table-cell office:value-type="string">
            <text:p>104/h: 37/38</text:p>
          </table:table-cell>
          <table:table-cell office:value-type="string">
            <text:p>105/i: 38/39</text:p>
          </table:table-cell>
          <table:table-cell office:value-type="string">
            <text:p>106/j: 39/39</text:p>
          </table:table-cell>
          <table:table-cell office:value-type="string">
            <text:p>107/k: 40/40</text:p>
          </table:table-cell>
          <table:table-cell office:value-type="string">
            <text:p>108/l: 41/41</text:p>
          </table:table-cell>
          <table:table-cell office:value-type="string">
            <text:p>109/m: 42/42</text:p>
          </table:table-cell>
          <table:table-cell office:value-type="string">
            <text:p>110/n: 42/42</text:p>
          </table:table-cell>
          <table:table-cell office:value-type="string">
            <text:p>111/o: 43/43</text:p>
          </table:table-cell>
          <table:table-cell office:value-type="string">
            <text:p>112/p: 44/44</text:p>
          </table:table-cell>
          <table:table-cell office:value-type="string">
            <text:p>113/q: 44/44</text:p>
          </table:table-cell>
          <table:table-cell office:value-type="string">
            <text:p>_</text:p>
          </table:table-cell>
          <table:table-cell office:value-type="string">
            <text:p>115/s: 45/45</text:p>
          </table:table-cell>
          <table:table-cell office:value-type="string">
            <text:p>116/t: 46/46</text:p>
          </table:table-cell>
          <table:table-cell office:value-type="string">
            <text:p>117/u: 47/47</text:p>
          </table:table-cell>
          <table:table-cell table:number-columns-repeated="2" office:value-type="string">
            <text:p>_</text:p>
          </table:table-cell>
          <table:table-cell office:value-type="string">
            <text:p>120/x: 47/47</text:p>
          </table:table-cell>
          <table:table-cell office:value-type="string">
            <text:p>_</text:p>
          </table:table-cell>
          <table:table-cell office:value-type="string">
            <text:p>122/z: 48/48</text:p>
          </table:table-cell>
          <table:table-cell office:value-type="string">
            <text:p>_</text:p>
          </table:table-cell>
          <table:table-cell office:value-type="string">
            <text:p>124/|: 49/49</text:p>
          </table:table-cell>
          <table:table-cell office:value-type="string">
            <text:p>_</text:p>
          </table:table-cell>
          <table:table-cell office:value-type="string">
            <text:p>126/~: 50/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1">
            <text:p>51</text:p>
          </table:table-cell>
          <table:table-cell office:value-type="string">
            <text:p>count:</text:p>
          </table:table-cell>
          <table:table-cell office:value-type="float" office:value="15">
            <text:p>1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1</text:p>
          </table:table-cell>
          <table:table-cell office:value-type="string">
            <text:p>36/$: 1/2</text:p>
          </table:table-cell>
          <table:table-cell office:value-type="string">
            <text:p>37/%: 1/2</text:p>
          </table:table-cell>
          <table:table-cell office:value-type="string">
            <text:p>38/&amp;: 1/3</text:p>
          </table:table-cell>
          <table:table-cell office:value-type="string">
            <text:p>39/': 2/4</text:p>
          </table:table-cell>
          <table:table-cell office:value-type="string">
            <text:p>40/(: 2/3</text:p>
          </table:table-cell>
          <table:table-cell office:value-type="string">
            <text:p>41/): 4/5</text:p>
          </table:table-cell>
          <table:table-cell office:value-type="string">
            <text:p>42/*: 3/5</text:p>
          </table:table-cell>
          <table:table-cell office:value-type="string">
            <text:p>43/+: 4/6</text:p>
          </table:table-cell>
          <table:table-cell office:value-type="string">
            <text:p>44/,: 5/7</text:p>
          </table:table-cell>
          <table:table-cell office:value-type="string">
            <text:p>45/-: 3/6</text:p>
          </table:table-cell>
          <table:table-cell office:value-type="string">
            <text:p>46/.: 4/7</text:p>
          </table:table-cell>
          <table:table-cell office:value-type="string">
            <text:p>47//: 5/8</text:p>
          </table:table-cell>
          <table:table-cell office:value-type="string">
            <text:p>48/0: 6/8</text:p>
          </table:table-cell>
          <table:table-cell office:value-type="string">
            <text:p>49/1: 7/9</text:p>
          </table:table-cell>
          <table:table-cell office:value-type="string">
            <text:p>50/2: 9/10</text:p>
          </table:table-cell>
          <table:table-cell office:value-type="string">
            <text:p>51/3: 8/10</text:p>
          </table:table-cell>
          <table:table-cell office:value-type="string">
            <text:p>52/4: 9/11</text:p>
          </table:table-cell>
          <table:table-cell office:value-type="string">
            <text:p>53/5: 9/12</text:p>
          </table:table-cell>
          <table:table-cell office:value-type="string">
            <text:p>54/6: 10/12</text:p>
          </table:table-cell>
          <table:table-cell office:value-type="string">
            <text:p>55/7: 10/11</text:p>
          </table:table-cell>
          <table:table-cell office:value-type="string">
            <text:p>56/8: 11/13</text:p>
          </table:table-cell>
          <table:table-cell office:value-type="string">
            <text:p>57/9: 12/14</text:p>
          </table:table-cell>
          <table:table-cell office:value-type="string">
            <text:p>58/:: 11/13</text:p>
          </table:table-cell>
          <table:table-cell office:value-type="string">
            <text:p>59/;: 12/15</text:p>
          </table:table-cell>
          <table:table-cell office:value-type="string">
            <text:p>60/&lt;: 13/14</text:p>
          </table:table-cell>
          <table:table-cell office:value-type="string">
            <text:p>61/=: 14/16</text:p>
          </table:table-cell>
          <table:table-cell office:value-type="string">
            <text:p>62/&gt;: 14/16</text:p>
          </table:table-cell>
          <table:table-cell office:value-type="string">
            <text:p>63/?: 15/16</text:p>
          </table:table-cell>
          <table:table-cell office:value-type="string">
            <text:p>64/@: 17/18</text:p>
          </table:table-cell>
          <table:table-cell office:value-type="string">
            <text:p>65/A: 15/18</text:p>
          </table:table-cell>
          <table:table-cell office:value-type="string">
            <text:p>66/B: 16/18</text:p>
          </table:table-cell>
          <table:table-cell office:value-type="string">
            <text:p>67/C: 15/18</text:p>
          </table:table-cell>
          <table:table-cell office:value-type="string">
            <text:p>68/D: 17/20</text:p>
          </table:table-cell>
          <table:table-cell office:value-type="string">
            <text:p>69/E: 16/18</text:p>
          </table:table-cell>
          <table:table-cell office:value-type="string">
            <text:p>70/F: 17/20</text:p>
          </table:table-cell>
          <table:table-cell office:value-type="string">
            <text:p>71/G: 18/21</text:p>
          </table:table-cell>
          <table:table-cell office:value-type="string">
            <text:p>72/H: 19/21</text:p>
          </table:table-cell>
          <table:table-cell office:value-type="string">
            <text:p>73/I: 19/22</text:p>
          </table:table-cell>
          <table:table-cell office:value-type="string">
            <text:p>74/J: 20/21</text:p>
          </table:table-cell>
          <table:table-cell office:value-type="string">
            <text:p>75/K: 20/22</text:p>
          </table:table-cell>
          <table:table-cell office:value-type="string">
            <text:p>76/L: 21/23</text:p>
          </table:table-cell>
          <table:table-cell office:value-type="string">
            <text:p>77/M: 22/24</text:p>
          </table:table-cell>
          <table:table-cell office:value-type="string">
            <text:p>78/N: 22/24</text:p>
          </table:table-cell>
          <table:table-cell office:value-type="string">
            <text:p>79/O: 22/25</text:p>
          </table:table-cell>
          <table:table-cell office:value-type="string">
            <text:p>80/P: 23/25</text:p>
          </table:table-cell>
          <table:table-cell office:value-type="string">
            <text:p>81/Q: 24/27</text:p>
          </table:table-cell>
          <table:table-cell office:value-type="string">
            <text:p>82/R: 25/26</text:p>
          </table:table-cell>
          <table:table-cell office:value-type="string">
            <text:p>83/S: 26/27</text:p>
          </table:table-cell>
          <table:table-cell office:value-type="string">
            <text:p>84/T: 25/28</text:p>
          </table:table-cell>
          <table:table-cell office:value-type="string">
            <text:p>85/U: 26/29</text:p>
          </table:table-cell>
          <table:table-cell office:value-type="string">
            <text:p>86/V: 27/29</text:p>
          </table:table-cell>
          <table:table-cell office:value-type="string">
            <text:p>87/W: 27/29</text:p>
          </table:table-cell>
          <table:table-cell office:value-type="string">
            <text:p>88/X: 29/31</text:p>
          </table:table-cell>
          <table:table-cell office:value-type="string">
            <text:p>89/Y: 28/30</text:p>
          </table:table-cell>
          <table:table-cell office:value-type="string">
            <text:p>90/Z: 30/31</text:p>
          </table:table-cell>
          <table:table-cell office:value-type="string">
            <text:p>91/[: 31/32</text:p>
          </table:table-cell>
          <table:table-cell office:value-type="string">
            <text:p>92/\: 29/32</text:p>
          </table:table-cell>
          <table:table-cell office:value-type="string">
            <text:p>93/]: 32/34</text:p>
          </table:table-cell>
          <table:table-cell office:value-type="string">
            <text:p>94/^: 32/33</text:p>
          </table:table-cell>
          <table:table-cell office:value-type="string">
            <text:p>95/_: 33/34</text:p>
          </table:table-cell>
          <table:table-cell office:value-type="string">
            <text:p>96/`: 30/34</text:p>
          </table:table-cell>
          <table:table-cell office:value-type="string">
            <text:p>97/a: 31/35</text:p>
          </table:table-cell>
          <table:table-cell office:value-type="string">
            <text:p>98/b: 34/35</text:p>
          </table:table-cell>
          <table:table-cell office:value-type="string">
            <text:p>99/c: 32/35</text:p>
          </table:table-cell>
          <table:table-cell office:value-type="string">
            <text:p>100/d: 33/36</text:p>
          </table:table-cell>
          <table:table-cell office:value-type="string">
            <text:p>101/e: 38/38</text:p>
          </table:table-cell>
          <table:table-cell office:value-type="string">
            <text:p>102/f: 37/38</text:p>
          </table:table-cell>
          <table:table-cell office:value-type="string">
            <text:p>103/g: 34/38</text:p>
          </table:table-cell>
          <table:table-cell office:value-type="string">
            <text:p>104/h: 35/39</text:p>
          </table:table-cell>
          <table:table-cell office:value-type="string">
            <text:p>105/i: 38/39</text:p>
          </table:table-cell>
          <table:table-cell office:value-type="string">
            <text:p>106/j: 36/40</text:p>
          </table:table-cell>
          <table:table-cell office:value-type="string">
            <text:p>107/k: 38/40</text:p>
          </table:table-cell>
          <table:table-cell office:value-type="string">
            <text:p>108/l: 37/41</text:p>
          </table:table-cell>
          <table:table-cell office:value-type="string">
            <text:p>109/m: 38/42</text:p>
          </table:table-cell>
          <table:table-cell office:value-type="string">
            <text:p>110/n: 39/42</text:p>
          </table:table-cell>
          <table:table-cell office:value-type="string">
            <text:p>111/o: 40/41</text:p>
          </table:table-cell>
          <table:table-cell office:value-type="string">
            <text:p>112/p: 41/43</text:p>
          </table:table-cell>
          <table:table-cell office:value-type="string">
            <text:p>113/q: 42/43</text:p>
          </table:table-cell>
          <table:table-cell office:value-type="string">
            <text:p>114/r: 43/44</text:p>
          </table:table-cell>
          <table:table-cell office:value-type="string">
            <text:p>115/s: 43/45</text:p>
          </table:table-cell>
          <table:table-cell office:value-type="string">
            <text:p>116/t: 44/45</text:p>
          </table:table-cell>
          <table:table-cell office:value-type="string">
            <text:p>117/u: 45/47</text:p>
          </table:table-cell>
          <table:table-cell office:value-type="string">
            <text:p>118/v: 47/48</text:p>
          </table:table-cell>
          <table:table-cell office:value-type="string">
            <text:p>119/w: 45/47</text:p>
          </table:table-cell>
          <table:table-cell office:value-type="string">
            <text:p>120/x: 46/47</text:p>
          </table:table-cell>
          <table:table-cell office:value-type="string">
            <text:p>121/y: 46/48</text:p>
          </table:table-cell>
          <table:table-cell office:value-type="string">
            <text:p>122/z: 47/48</text:p>
          </table:table-cell>
          <table:table-cell office:value-type="string">
            <text:p>123/{: 48/49</text:p>
          </table:table-cell>
          <table:table-cell office:value-type="string">
            <text:p>124/|: 49/50</text:p>
          </table:table-cell>
          <table:table-cell office:value-type="string">
            <text:p>125/}: 50/50</text:p>
          </table:table-cell>
          <table:table-cell office:value-type="string">
            <text:p>126/~: 51/5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2">
            <text:p>52</text:p>
          </table:table-cell>
          <table:table-cell office:value-type="string">
            <text:p>count:</text:p>
          </table:table-cell>
          <table:table-cell office:value-type="float" office:value="19">
            <text:p>1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0/1</text:p>
          </table:table-cell>
          <table:table-cell office:value-type="string">
            <text:p>36/$: 1/2</text:p>
          </table:table-cell>
          <table:table-cell office:value-type="string">
            <text:p>37/%: 1/2</text:p>
          </table:table-cell>
          <table:table-cell office:value-type="string">
            <text:p>38/&amp;: 1/3</text:p>
          </table:table-cell>
          <table:table-cell office:value-type="string">
            <text:p>39/': 2/3</text:p>
          </table:table-cell>
          <table:table-cell office:value-type="string">
            <text:p>40/(: 1/3</text:p>
          </table:table-cell>
          <table:table-cell office:value-type="string">
            <text:p>41/): 2/4</text:p>
          </table:table-cell>
          <table:table-cell office:value-type="string">
            <text:p>42/*: 4/5</text:p>
          </table:table-cell>
          <table:table-cell office:value-type="string">
            <text:p>43/+: 2/5</text:p>
          </table:table-cell>
          <table:table-cell office:value-type="string">
            <text:p>44/,: 3/6</text:p>
          </table:table-cell>
          <table:table-cell office:value-type="string">
            <text:p>45/-: 5/6</text:p>
          </table:table-cell>
          <table:table-cell office:value-type="string">
            <text:p>46/.: 6/7</text:p>
          </table:table-cell>
          <table:table-cell office:value-type="string">
            <text:p>47//: 4/7</text:p>
          </table:table-cell>
          <table:table-cell office:value-type="string">
            <text:p>48/0: 5/8</text:p>
          </table:table-cell>
          <table:table-cell office:value-type="string">
            <text:p>49/1: 7/9</text:p>
          </table:table-cell>
          <table:table-cell office:value-type="string">
            <text:p>50/2: 6/9</text:p>
          </table:table-cell>
          <table:table-cell office:value-type="string">
            <text:p>51/3: 7/10</text:p>
          </table:table-cell>
          <table:table-cell office:value-type="string">
            <text:p>52/4: 9/10</text:p>
          </table:table-cell>
          <table:table-cell office:value-type="string">
            <text:p>53/5: 8/11</text:p>
          </table:table-cell>
          <table:table-cell office:value-type="string">
            <text:p>54/6: 8/11</text:p>
          </table:table-cell>
          <table:table-cell office:value-type="string">
            <text:p>55/7: 9/12</text:p>
          </table:table-cell>
          <table:table-cell office:value-type="string">
            <text:p>56/8: 10/13</text:p>
          </table:table-cell>
          <table:table-cell office:value-type="string">
            <text:p>57/9: 10/13</text:p>
          </table:table-cell>
          <table:table-cell office:value-type="string">
            <text:p>58/:: 11/13</text:p>
          </table:table-cell>
          <table:table-cell office:value-type="string">
            <text:p>59/;: 13/15</text:p>
          </table:table-cell>
          <table:table-cell office:value-type="string">
            <text:p>60/&lt;: 12/16</text:p>
          </table:table-cell>
          <table:table-cell office:value-type="string">
            <text:p>61/=: 13/16</text:p>
          </table:table-cell>
          <table:table-cell office:value-type="string">
            <text:p>62/&gt;: 12/16</text:p>
          </table:table-cell>
          <table:table-cell office:value-type="string">
            <text:p>63/?: 13/17</text:p>
          </table:table-cell>
          <table:table-cell office:value-type="string">
            <text:p>64/@: 14/17</text:p>
          </table:table-cell>
          <table:table-cell office:value-type="string">
            <text:p>65/A: 14/17</text:p>
          </table:table-cell>
          <table:table-cell office:value-type="string">
            <text:p>66/B: 16/19</text:p>
          </table:table-cell>
          <table:table-cell office:value-type="string">
            <text:p>67/C: 14/18</text:p>
          </table:table-cell>
          <table:table-cell office:value-type="string">
            <text:p>68/D: 15/19</text:p>
          </table:table-cell>
          <table:table-cell office:value-type="string">
            <text:p>69/E: 18/20</text:p>
          </table:table-cell>
          <table:table-cell office:value-type="string">
            <text:p>70/F: 16/21</text:p>
          </table:table-cell>
          <table:table-cell office:value-type="string">
            <text:p>71/G: 16/20</text:p>
          </table:table-cell>
          <table:table-cell office:value-type="string">
            <text:p>72/H: 17/21</text:p>
          </table:table-cell>
          <table:table-cell office:value-type="string">
            <text:p>73/I: 18/22</text:p>
          </table:table-cell>
          <table:table-cell office:value-type="string">
            <text:p>74/J: 18/23</text:p>
          </table:table-cell>
          <table:table-cell office:value-type="string">
            <text:p>75/K: 19/23</text:p>
          </table:table-cell>
          <table:table-cell office:value-type="string">
            <text:p>76/L: 19/23</text:p>
          </table:table-cell>
          <table:table-cell office:value-type="string">
            <text:p>77/M: 20/24</text:p>
          </table:table-cell>
          <table:table-cell office:value-type="string">
            <text:p>78/N: 21/25</text:p>
          </table:table-cell>
          <table:table-cell office:value-type="string">
            <text:p>79/O: 21/26</text:p>
          </table:table-cell>
          <table:table-cell office:value-type="string">
            <text:p>80/P: 22/25</text:p>
          </table:table-cell>
          <table:table-cell office:value-type="string">
            <text:p>81/Q: 23/26</text:p>
          </table:table-cell>
          <table:table-cell office:value-type="string">
            <text:p>82/R: 22/27</text:p>
          </table:table-cell>
          <table:table-cell office:value-type="string">
            <text:p>83/S: 23/28</text:p>
          </table:table-cell>
          <table:table-cell office:value-type="string">
            <text:p>84/T: 24/28</text:p>
          </table:table-cell>
          <table:table-cell office:value-type="string">
            <text:p>85/U: 24/28</text:p>
          </table:table-cell>
          <table:table-cell office:value-type="string">
            <text:p>86/V: 26/30</text:p>
          </table:table-cell>
          <table:table-cell office:value-type="string">
            <text:p>87/W: 26/31</text:p>
          </table:table-cell>
          <table:table-cell office:value-type="string">
            <text:p>88/X: 25/31</text:p>
          </table:table-cell>
          <table:table-cell office:value-type="string">
            <text:p>89/Y: 28/32</text:p>
          </table:table-cell>
          <table:table-cell office:value-type="string">
            <text:p>90/Z: 26/31</text:p>
          </table:table-cell>
          <table:table-cell office:value-type="string">
            <text:p>91/[: 27/32</text:p>
          </table:table-cell>
          <table:table-cell office:value-type="string">
            <text:p>92/\: 29/34</text:p>
          </table:table-cell>
          <table:table-cell office:value-type="string">
            <text:p>93/]: 28/33</text:p>
          </table:table-cell>
          <table:table-cell office:value-type="string">
            <text:p>94/^: 29/34</text:p>
          </table:table-cell>
          <table:table-cell office:value-type="string">
            <text:p>95/_: 31/34</text:p>
          </table:table-cell>
          <table:table-cell office:value-type="string">
            <text:p>96/`: 30/35</text:p>
          </table:table-cell>
          <table:table-cell office:value-type="string">
            <text:p>97/a: 31/35</text:p>
          </table:table-cell>
          <table:table-cell office:value-type="string">
            <text:p>98/b: 32/35</text:p>
          </table:table-cell>
          <table:table-cell office:value-type="string">
            <text:p>99/c: 31/36</text:p>
          </table:table-cell>
          <table:table-cell office:value-type="string">
            <text:p>100/d: 32/37</text:p>
          </table:table-cell>
          <table:table-cell office:value-type="string">
            <text:p>101/e: 33/37</text:p>
          </table:table-cell>
          <table:table-cell office:value-type="string">
            <text:p>102/f: 34/38</text:p>
          </table:table-cell>
          <table:table-cell office:value-type="string">
            <text:p>103/g: 35/39</text:p>
          </table:table-cell>
          <table:table-cell office:value-type="string">
            <text:p>104/h: 36/38</text:p>
          </table:table-cell>
          <table:table-cell office:value-type="string">
            <text:p>105/i: 38/39</text:p>
          </table:table-cell>
          <table:table-cell office:value-type="string">
            <text:p>106/j: 37/40</text:p>
          </table:table-cell>
          <table:table-cell office:value-type="string">
            <text:p>107/k: 38/41</text:p>
          </table:table-cell>
          <table:table-cell office:value-type="string">
            <text:p>108/l: 41/42</text:p>
          </table:table-cell>
          <table:table-cell office:value-type="string">
            <text:p>109/m: 39/41</text:p>
          </table:table-cell>
          <table:table-cell office:value-type="string">
            <text:p>110/n: 40/42</text:p>
          </table:table-cell>
          <table:table-cell office:value-type="string">
            <text:p>111/o: 41/43</text:p>
          </table:table-cell>
          <table:table-cell office:value-type="string">
            <text:p>112/p: 42/44</text:p>
          </table:table-cell>
          <table:table-cell office:value-type="string">
            <text:p>113/q: 43/44</text:p>
          </table:table-cell>
          <table:table-cell office:value-type="string">
            <text:p>114/r: 44/44</text:p>
          </table:table-cell>
          <table:table-cell office:value-type="string">
            <text:p>115/s: 44/46</text:p>
          </table:table-cell>
          <table:table-cell office:value-type="string">
            <text:p>116/t: 45/46</text:p>
          </table:table-cell>
          <table:table-cell office:value-type="string">
            <text:p>117/u: 43/46</text:p>
          </table:table-cell>
          <table:table-cell office:value-type="string">
            <text:p>118/v: 44/47</text:p>
          </table:table-cell>
          <table:table-cell office:value-type="string">
            <text:p>119/w: 45/47</text:p>
          </table:table-cell>
          <table:table-cell office:value-type="string">
            <text:p>120/x: 46/48</text:p>
          </table:table-cell>
          <table:table-cell office:value-type="string">
            <text:p>121/y: 47/49</text:p>
          </table:table-cell>
          <table:table-cell office:value-type="string">
            <text:p>122/z: 48/49</text:p>
          </table:table-cell>
          <table:table-cell office:value-type="string">
            <text:p>123/{: 49/50</text:p>
          </table:table-cell>
          <table:table-cell office:value-type="string">
            <text:p>124/|: 50/51</text:p>
          </table:table-cell>
          <table:table-cell office:value-type="string">
            <text:p>125/}: 51/51</text:p>
          </table:table-cell>
          <table:table-cell office:value-type="string">
            <text:p>126/~: 52/5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3">
            <text:p>53</text:p>
          </table:table-cell>
          <table:table-cell office:value-type="string">
            <text:p>count:</text:p>
          </table:table-cell>
          <table:table-cell office:value-type="float" office:value="34">
            <text:p>3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1/2</text:p>
          </table:table-cell>
          <table:table-cell office:value-type="string">
            <text:p>37/%: 1/3</text:p>
          </table:table-cell>
          <table:table-cell office:value-type="string">
            <text:p>38/&amp;: 2/3</text:p>
          </table:table-cell>
          <table:table-cell office:value-type="string">
            <text:p>39/': 2/4</text:p>
          </table:table-cell>
          <table:table-cell office:value-type="string">
            <text:p>40/(: 2/5</text:p>
          </table:table-cell>
          <table:table-cell office:value-type="string">
            <text:p>41/): 3/5</text:p>
          </table:table-cell>
          <table:table-cell office:value-type="string">
            <text:p>42/*: 4/5</text:p>
          </table:table-cell>
          <table:table-cell office:value-type="string">
            <text:p>43/+: 4/6</text:p>
          </table:table-cell>
          <table:table-cell office:value-type="string">
            <text:p>44/,: 4/7</text:p>
          </table:table-cell>
          <table:table-cell office:value-type="string">
            <text:p>45/-: 5/7</text:p>
          </table:table-cell>
          <table:table-cell office:value-type="string">
            <text:p>46/.: 7/9</text:p>
          </table:table-cell>
          <table:table-cell office:value-type="string">
            <text:p>47//: 7/9</text:p>
          </table:table-cell>
          <table:table-cell office:value-type="string">
            <text:p>48/0: 6/9</text:p>
          </table:table-cell>
          <table:table-cell office:value-type="string">
            <text:p>49/1: 6/10</text:p>
          </table:table-cell>
          <table:table-cell office:value-type="string">
            <text:p>50/2: 7/10</text:p>
          </table:table-cell>
          <table:table-cell office:value-type="string">
            <text:p>51/3: 8/11</text:p>
          </table:table-cell>
          <table:table-cell office:value-type="string">
            <text:p>52/4: 9/12</text:p>
          </table:table-cell>
          <table:table-cell office:value-type="string">
            <text:p>53/5: 8/12</text:p>
          </table:table-cell>
          <table:table-cell office:value-type="string">
            <text:p>54/6: 9/12</text:p>
          </table:table-cell>
          <table:table-cell office:value-type="string">
            <text:p>55/7: 9/13</text:p>
          </table:table-cell>
          <table:table-cell office:value-type="string">
            <text:p>56/8: 10/13</text:p>
          </table:table-cell>
          <table:table-cell office:value-type="string">
            <text:p>57/9: 10/15</text:p>
          </table:table-cell>
          <table:table-cell office:value-type="string">
            <text:p>58/:: 11/14</text:p>
          </table:table-cell>
          <table:table-cell office:value-type="string">
            <text:p>59/;: 12/15</text:p>
          </table:table-cell>
          <table:table-cell office:value-type="string">
            <text:p>60/&lt;: 13/16</text:p>
          </table:table-cell>
          <table:table-cell office:value-type="string">
            <text:p>61/=: 13/16</text:p>
          </table:table-cell>
          <table:table-cell office:value-type="string">
            <text:p>62/&gt;: 13/18</text:p>
          </table:table-cell>
          <table:table-cell office:value-type="string">
            <text:p>63/?: 14/18</text:p>
          </table:table-cell>
          <table:table-cell office:value-type="string">
            <text:p>64/@: 14/18</text:p>
          </table:table-cell>
          <table:table-cell office:value-type="string">
            <text:p>65/A: 16/19</text:p>
          </table:table-cell>
          <table:table-cell office:value-type="string">
            <text:p>66/B: 15/19</text:p>
          </table:table-cell>
          <table:table-cell office:value-type="string">
            <text:p>67/C: 16/20</text:p>
          </table:table-cell>
          <table:table-cell office:value-type="string">
            <text:p>68/D: 17/21</text:p>
          </table:table-cell>
          <table:table-cell office:value-type="string">
            <text:p>69/E: 17/21</text:p>
          </table:table-cell>
          <table:table-cell office:value-type="string">
            <text:p>70/F: 20/22</text:p>
          </table:table-cell>
          <table:table-cell office:value-type="string">
            <text:p>71/G: 18/22</text:p>
          </table:table-cell>
          <table:table-cell office:value-type="string">
            <text:p>72/H: 19/22</text:p>
          </table:table-cell>
          <table:table-cell office:value-type="string">
            <text:p>73/I: 19/23</text:p>
          </table:table-cell>
          <table:table-cell office:value-type="string">
            <text:p>74/J: 20/23</text:p>
          </table:table-cell>
          <table:table-cell office:value-type="string">
            <text:p>75/K: 21/24</text:p>
          </table:table-cell>
          <table:table-cell office:value-type="string">
            <text:p>76/L: 20/24</text:p>
          </table:table-cell>
          <table:table-cell office:value-type="string">
            <text:p>77/M: 21/25</text:p>
          </table:table-cell>
          <table:table-cell office:value-type="string">
            <text:p>78/N: 21/25</text:p>
          </table:table-cell>
          <table:table-cell office:value-type="string">
            <text:p>79/O: 23/26</text:p>
          </table:table-cell>
          <table:table-cell office:value-type="string">
            <text:p>80/P: 24/27</text:p>
          </table:table-cell>
          <table:table-cell office:value-type="string">
            <text:p>81/Q: 24/27</text:p>
          </table:table-cell>
          <table:table-cell office:value-type="string">
            <text:p>82/R: 22/28</text:p>
          </table:table-cell>
          <table:table-cell office:value-type="string">
            <text:p>83/S: 23/28</text:p>
          </table:table-cell>
          <table:table-cell office:value-type="string">
            <text:p>84/T: 26/29</text:p>
          </table:table-cell>
          <table:table-cell office:value-type="string">
            <text:p>85/U: 24/29</text:p>
          </table:table-cell>
          <table:table-cell office:value-type="string">
            <text:p>86/V: 25/30</text:p>
          </table:table-cell>
          <table:table-cell office:value-type="string">
            <text:p>87/W: 26/31</text:p>
          </table:table-cell>
          <table:table-cell office:value-type="string">
            <text:p>88/X: 27/31</text:p>
          </table:table-cell>
          <table:table-cell office:value-type="string">
            <text:p>89/Y: 28/32</text:p>
          </table:table-cell>
          <table:table-cell office:value-type="string">
            <text:p>90/Z: 29/33</text:p>
          </table:table-cell>
          <table:table-cell office:value-type="string">
            <text:p>91/[: 29/33</text:p>
          </table:table-cell>
          <table:table-cell office:value-type="string">
            <text:p>92/\: 31/34</text:p>
          </table:table-cell>
          <table:table-cell office:value-type="string">
            <text:p>93/]: 30/34</text:p>
          </table:table-cell>
          <table:table-cell office:value-type="string">
            <text:p>94/^: 32/35</text:p>
          </table:table-cell>
          <table:table-cell office:value-type="string">
            <text:p>95/_: 31/35</text:p>
          </table:table-cell>
          <table:table-cell office:value-type="string">
            <text:p>96/`: 32/36</text:p>
          </table:table-cell>
          <table:table-cell office:value-type="string">
            <text:p>97/a: 33/36</text:p>
          </table:table-cell>
          <table:table-cell office:value-type="string">
            <text:p>98/b: 34/38</text:p>
          </table:table-cell>
          <table:table-cell office:value-type="string">
            <text:p>99/c: 35/38</text:p>
          </table:table-cell>
          <table:table-cell office:value-type="string">
            <text:p>100/d: 36/38</text:p>
          </table:table-cell>
          <table:table-cell office:value-type="string">
            <text:p>101/e: 35/39</text:p>
          </table:table-cell>
          <table:table-cell office:value-type="string">
            <text:p>102/f: 38/39</text:p>
          </table:table-cell>
          <table:table-cell office:value-type="string">
            <text:p>103/g: 37/40</text:p>
          </table:table-cell>
          <table:table-cell office:value-type="string">
            <text:p>104/h: 36/40</text:p>
          </table:table-cell>
          <table:table-cell office:value-type="string">
            <text:p>105/i: 39/41</text:p>
          </table:table-cell>
          <table:table-cell office:value-type="string">
            <text:p>106/j: 37/42</text:p>
          </table:table-cell>
          <table:table-cell office:value-type="string">
            <text:p>107/k: 38/42</text:p>
          </table:table-cell>
          <table:table-cell office:value-type="string">
            <text:p>108/l: 41/43</text:p>
          </table:table-cell>
          <table:table-cell office:value-type="string">
            <text:p>109/m: 42/44</text:p>
          </table:table-cell>
          <table:table-cell office:value-type="string">
            <text:p>110/n: 39/44</text:p>
          </table:table-cell>
          <table:table-cell office:value-type="string">
            <text:p>111/o: 40/45</text:p>
          </table:table-cell>
          <table:table-cell office:value-type="string">
            <text:p>112/p: 42/45</text:p>
          </table:table-cell>
          <table:table-cell office:value-type="string">
            <text:p>113/q: 41/45</text:p>
          </table:table-cell>
          <table:table-cell office:value-type="string">
            <text:p>114/r: 42/46</text:p>
          </table:table-cell>
          <table:table-cell office:value-type="string">
            <text:p>115/s: 43/47</text:p>
          </table:table-cell>
          <table:table-cell office:value-type="string">
            <text:p>116/t: 44/48</text:p>
          </table:table-cell>
          <table:table-cell office:value-type="string">
            <text:p>117/u: 45/49</text:p>
          </table:table-cell>
          <table:table-cell office:value-type="string">
            <text:p>118/v: 46/48</text:p>
          </table:table-cell>
          <table:table-cell office:value-type="string">
            <text:p>119/w: 47/49</text:p>
          </table:table-cell>
          <table:table-cell office:value-type="string">
            <text:p>120/x: 47/49</text:p>
          </table:table-cell>
          <table:table-cell office:value-type="string">
            <text:p>121/y: 48/50</text:p>
          </table:table-cell>
          <table:table-cell office:value-type="string">
            <text:p>122/z: 49/50</text:p>
          </table:table-cell>
          <table:table-cell office:value-type="string">
            <text:p>123/{: 50/51</text:p>
          </table:table-cell>
          <table:table-cell office:value-type="string">
            <text:p>124/|: 51/52</text:p>
          </table:table-cell>
          <table:table-cell office:value-type="string">
            <text:p>125/}: 52/52</text:p>
          </table:table-cell>
          <table:table-cell office:value-type="string">
            <text:p>126/~: 53/5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4">
            <text:p>54</text:p>
          </table:table-cell>
          <table:table-cell office:value-type="string">
            <text:p>count:</text:p>
          </table:table-cell>
          <table:table-cell office:value-type="float" office:value="57">
            <text:p>5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1/2</text:p>
          </table:table-cell>
          <table:table-cell office:value-type="string">
            <text:p>37/%: 0/2</text:p>
          </table:table-cell>
          <table:table-cell office:value-type="string">
            <text:p>38/&amp;: 1/3</text:p>
          </table:table-cell>
          <table:table-cell office:value-type="string">
            <text:p>39/': 1/3</text:p>
          </table:table-cell>
          <table:table-cell office:value-type="string">
            <text:p>40/(: 2/4</text:p>
          </table:table-cell>
          <table:table-cell office:value-type="string">
            <text:p>41/): 3/5</text:p>
          </table:table-cell>
          <table:table-cell office:value-type="string">
            <text:p>42/*: 3/5</text:p>
          </table:table-cell>
          <table:table-cell office:value-type="string">
            <text:p>43/+: 4/6</text:p>
          </table:table-cell>
          <table:table-cell office:value-type="string">
            <text:p>44/,: 3/6</text:p>
          </table:table-cell>
          <table:table-cell office:value-type="string">
            <text:p>45/-: 4/7</text:p>
          </table:table-cell>
          <table:table-cell office:value-type="string">
            <text:p>46/.: 4/7</text:p>
          </table:table-cell>
          <table:table-cell office:value-type="string">
            <text:p>47//: 5/8</text:p>
          </table:table-cell>
          <table:table-cell office:value-type="string">
            <text:p>48/0: 6/8</text:p>
          </table:table-cell>
          <table:table-cell office:value-type="string">
            <text:p>49/1: 6/9</text:p>
          </table:table-cell>
          <table:table-cell office:value-type="string">
            <text:p>50/2: 7/9</text:p>
          </table:table-cell>
          <table:table-cell office:value-type="string">
            <text:p>51/3: 7/10</text:p>
          </table:table-cell>
          <table:table-cell office:value-type="string">
            <text:p>52/4: 7/10</text:p>
          </table:table-cell>
          <table:table-cell office:value-type="string">
            <text:p>53/5: 8/11</text:p>
          </table:table-cell>
          <table:table-cell office:value-type="string">
            <text:p>54/6: 8/12</text:p>
          </table:table-cell>
          <table:table-cell office:value-type="string">
            <text:p>55/7: 9/12</text:p>
          </table:table-cell>
          <table:table-cell office:value-type="string">
            <text:p>56/8: 10/13</text:p>
          </table:table-cell>
          <table:table-cell office:value-type="string">
            <text:p>57/9: 11/14</text:p>
          </table:table-cell>
          <table:table-cell office:value-type="string">
            <text:p>58/:: 12/14</text:p>
          </table:table-cell>
          <table:table-cell office:value-type="string">
            <text:p>59/;: 11/15</text:p>
          </table:table-cell>
          <table:table-cell office:value-type="string">
            <text:p>60/&lt;: 12/16</text:p>
          </table:table-cell>
          <table:table-cell office:value-type="string">
            <text:p>61/=: 10/16</text:p>
          </table:table-cell>
          <table:table-cell office:value-type="string">
            <text:p>62/&gt;: 11/17</text:p>
          </table:table-cell>
          <table:table-cell office:value-type="string">
            <text:p>63/?: 12/18</text:p>
          </table:table-cell>
          <table:table-cell office:value-type="string">
            <text:p>64/@: 14/19</text:p>
          </table:table-cell>
          <table:table-cell office:value-type="string">
            <text:p>65/A: 15/19</text:p>
          </table:table-cell>
          <table:table-cell office:value-type="string">
            <text:p>66/B: 13/19</text:p>
          </table:table-cell>
          <table:table-cell office:value-type="string">
            <text:p>67/C: 16/20</text:p>
          </table:table-cell>
          <table:table-cell office:value-type="string">
            <text:p>68/D: 16/20</text:p>
          </table:table-cell>
          <table:table-cell office:value-type="string">
            <text:p>69/E: 14/21</text:p>
          </table:table-cell>
          <table:table-cell office:value-type="string">
            <text:p>70/F: 15/22</text:p>
          </table:table-cell>
          <table:table-cell office:value-type="string">
            <text:p>71/G: 16/22</text:p>
          </table:table-cell>
          <table:table-cell office:value-type="string">
            <text:p>72/H: 17/22</text:p>
          </table:table-cell>
          <table:table-cell office:value-type="string">
            <text:p>73/I: 18/23</text:p>
          </table:table-cell>
          <table:table-cell office:value-type="string">
            <text:p>74/J: 19/24</text:p>
          </table:table-cell>
          <table:table-cell office:value-type="string">
            <text:p>75/K: 20/25</text:p>
          </table:table-cell>
          <table:table-cell office:value-type="string">
            <text:p>76/L: 18/25</text:p>
          </table:table-cell>
          <table:table-cell office:value-type="string">
            <text:p>77/M: 19/25</text:p>
          </table:table-cell>
          <table:table-cell office:value-type="string">
            <text:p>78/N: 20/26</text:p>
          </table:table-cell>
          <table:table-cell office:value-type="string">
            <text:p>79/O: 21/26</text:p>
          </table:table-cell>
          <table:table-cell office:value-type="string">
            <text:p>80/P: 21/27</text:p>
          </table:table-cell>
          <table:table-cell office:value-type="string">
            <text:p>81/Q: 24/28</text:p>
          </table:table-cell>
          <table:table-cell office:value-type="string">
            <text:p>82/R: 22/28</text:p>
          </table:table-cell>
          <table:table-cell office:value-type="string">
            <text:p>83/S: 23/29</text:p>
          </table:table-cell>
          <table:table-cell office:value-type="string">
            <text:p>84/T: 24/30</text:p>
          </table:table-cell>
          <table:table-cell office:value-type="string">
            <text:p>85/U: 25/30</text:p>
          </table:table-cell>
          <table:table-cell office:value-type="string">
            <text:p>86/V: 26/31</text:p>
          </table:table-cell>
          <table:table-cell office:value-type="string">
            <text:p>87/W: 26/31</text:p>
          </table:table-cell>
          <table:table-cell office:value-type="string">
            <text:p>88/X: 27/31</text:p>
          </table:table-cell>
          <table:table-cell office:value-type="string">
            <text:p>89/Y: 28/33</text:p>
          </table:table-cell>
          <table:table-cell office:value-type="string">
            <text:p>90/Z: 28/33</text:p>
          </table:table-cell>
          <table:table-cell office:value-type="string">
            <text:p>91/[: 27/34</text:p>
          </table:table-cell>
          <table:table-cell office:value-type="string">
            <text:p>92/\: 28/34</text:p>
          </table:table-cell>
          <table:table-cell office:value-type="string">
            <text:p>93/]: 29/35</text:p>
          </table:table-cell>
          <table:table-cell office:value-type="string">
            <text:p>94/^: 30/35</text:p>
          </table:table-cell>
          <table:table-cell office:value-type="string">
            <text:p>95/_: 31/36</text:p>
          </table:table-cell>
          <table:table-cell office:value-type="string">
            <text:p>96/`: 32/37</text:p>
          </table:table-cell>
          <table:table-cell office:value-type="string">
            <text:p>97/a: 33/37</text:p>
          </table:table-cell>
          <table:table-cell office:value-type="string">
            <text:p>98/b: 34/37</text:p>
          </table:table-cell>
          <table:table-cell office:value-type="string">
            <text:p>99/c: 34/38</text:p>
          </table:table-cell>
          <table:table-cell office:value-type="string">
            <text:p>100/d: 35/39</text:p>
          </table:table-cell>
          <table:table-cell office:value-type="string">
            <text:p>101/e: 36/39</text:p>
          </table:table-cell>
          <table:table-cell office:value-type="string">
            <text:p>102/f: 36/39</text:p>
          </table:table-cell>
          <table:table-cell office:value-type="string">
            <text:p>103/g: 37/40</text:p>
          </table:table-cell>
          <table:table-cell office:value-type="string">
            <text:p>104/h: 37/41</text:p>
          </table:table-cell>
          <table:table-cell office:value-type="string">
            <text:p>105/i: 38/42</text:p>
          </table:table-cell>
          <table:table-cell office:value-type="string">
            <text:p>106/j: 38/42</text:p>
          </table:table-cell>
          <table:table-cell office:value-type="string">
            <text:p>107/k: 39/43</text:p>
          </table:table-cell>
          <table:table-cell office:value-type="string">
            <text:p>108/l: 40/44</text:p>
          </table:table-cell>
          <table:table-cell office:value-type="string">
            <text:p>109/m: 40/44</text:p>
          </table:table-cell>
          <table:table-cell office:value-type="string">
            <text:p>110/n: 41/44</text:p>
          </table:table-cell>
          <table:table-cell office:value-type="string">
            <text:p>111/o: 41/45</text:p>
          </table:table-cell>
          <table:table-cell office:value-type="string">
            <text:p>112/p: 43/46</text:p>
          </table:table-cell>
          <table:table-cell office:value-type="string">
            <text:p>113/q: 42/46</text:p>
          </table:table-cell>
          <table:table-cell office:value-type="string">
            <text:p>114/r: 43/47</text:p>
          </table:table-cell>
          <table:table-cell office:value-type="string">
            <text:p>115/s: 44/48</text:p>
          </table:table-cell>
          <table:table-cell office:value-type="string">
            <text:p>116/t: 45/48</text:p>
          </table:table-cell>
          <table:table-cell office:value-type="string">
            <text:p>117/u: 46/48</text:p>
          </table:table-cell>
          <table:table-cell office:value-type="string">
            <text:p>118/v: 47/49</text:p>
          </table:table-cell>
          <table:table-cell office:value-type="string">
            <text:p>119/w: 48/50</text:p>
          </table:table-cell>
          <table:table-cell office:value-type="string">
            <text:p>120/x: 48/50</text:p>
          </table:table-cell>
          <table:table-cell office:value-type="string">
            <text:p>121/y: 49/51</text:p>
          </table:table-cell>
          <table:table-cell office:value-type="string">
            <text:p>122/z: 50/51</text:p>
          </table:table-cell>
          <table:table-cell office:value-type="string">
            <text:p>123/{: 51/52</text:p>
          </table:table-cell>
          <table:table-cell office:value-type="string">
            <text:p>124/|: 52/53</text:p>
          </table:table-cell>
          <table:table-cell office:value-type="string">
            <text:p>125/}: 53/53</text:p>
          </table:table-cell>
          <table:table-cell office:value-type="string">
            <text:p>126/~: 54/5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5">
            <text:p>55</text:p>
          </table:table-cell>
          <table:table-cell office:value-type="string">
            <text:p>count:</text:p>
          </table:table-cell>
          <table:table-cell office:value-type="float" office:value="86">
            <text:p>8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2</text:p>
          </table:table-cell>
          <table:table-cell office:value-type="string">
            <text:p>38/&amp;: 2/3</text:p>
          </table:table-cell>
          <table:table-cell office:value-type="string">
            <text:p>39/': 2/4</text:p>
          </table:table-cell>
          <table:table-cell office:value-type="string">
            <text:p>40/(: 1/4</text:p>
          </table:table-cell>
          <table:table-cell office:value-type="string">
            <text:p>41/): 2/5</text:p>
          </table:table-cell>
          <table:table-cell office:value-type="string">
            <text:p>42/*: 2/5</text:p>
          </table:table-cell>
          <table:table-cell office:value-type="string">
            <text:p>43/+: 3/6</text:p>
          </table:table-cell>
          <table:table-cell office:value-type="string">
            <text:p>44/,: 4/7</text:p>
          </table:table-cell>
          <table:table-cell office:value-type="string">
            <text:p>45/-: 5/7</text:p>
          </table:table-cell>
          <table:table-cell office:value-type="string">
            <text:p>46/.: 5/8</text:p>
          </table:table-cell>
          <table:table-cell office:value-type="string">
            <text:p>47//: 6/8</text:p>
          </table:table-cell>
          <table:table-cell office:value-type="string">
            <text:p>48/0: 6/9</text:p>
          </table:table-cell>
          <table:table-cell office:value-type="string">
            <text:p>49/1: 6/9</text:p>
          </table:table-cell>
          <table:table-cell office:value-type="string">
            <text:p>50/2: 7/10</text:p>
          </table:table-cell>
          <table:table-cell office:value-type="string">
            <text:p>51/3: 7/11</text:p>
          </table:table-cell>
          <table:table-cell office:value-type="string">
            <text:p>52/4: 8/12</text:p>
          </table:table-cell>
          <table:table-cell office:value-type="string">
            <text:p>53/5: 8/12</text:p>
          </table:table-cell>
          <table:table-cell office:value-type="string">
            <text:p>54/6: 10/13</text:p>
          </table:table-cell>
          <table:table-cell office:value-type="string">
            <text:p>55/7: 10/13</text:p>
          </table:table-cell>
          <table:table-cell office:value-type="string">
            <text:p>56/8: 9/14</text:p>
          </table:table-cell>
          <table:table-cell office:value-type="string">
            <text:p>57/9: 10/14</text:p>
          </table:table-cell>
          <table:table-cell office:value-type="string">
            <text:p>58/:: 11/15</text:p>
          </table:table-cell>
          <table:table-cell office:value-type="string">
            <text:p>59/;: 12/16</text:p>
          </table:table-cell>
          <table:table-cell office:value-type="string">
            <text:p>60/&lt;: 13/16</text:p>
          </table:table-cell>
          <table:table-cell office:value-type="string">
            <text:p>61/=: 12/17</text:p>
          </table:table-cell>
          <table:table-cell office:value-type="string">
            <text:p>62/&gt;: 13/17</text:p>
          </table:table-cell>
          <table:table-cell office:value-type="string">
            <text:p>63/?: 13/18</text:p>
          </table:table-cell>
          <table:table-cell office:value-type="string">
            <text:p>64/@: 15/18</text:p>
          </table:table-cell>
          <table:table-cell office:value-type="string">
            <text:p>65/A: 14/19</text:p>
          </table:table-cell>
          <table:table-cell office:value-type="string">
            <text:p>66/B: 13/19</text:p>
          </table:table-cell>
          <table:table-cell office:value-type="string">
            <text:p>67/C: 16/20</text:p>
          </table:table-cell>
          <table:table-cell office:value-type="string">
            <text:p>68/D: 14/21</text:p>
          </table:table-cell>
          <table:table-cell office:value-type="string">
            <text:p>69/E: 15/21</text:p>
          </table:table-cell>
          <table:table-cell office:value-type="string">
            <text:p>70/F: 16/21</text:p>
          </table:table-cell>
          <table:table-cell office:value-type="string">
            <text:p>71/G: 18/22</text:p>
          </table:table-cell>
          <table:table-cell office:value-type="string">
            <text:p>72/H: 18/22</text:p>
          </table:table-cell>
          <table:table-cell office:value-type="string">
            <text:p>73/I: 17/23</text:p>
          </table:table-cell>
          <table:table-cell office:value-type="string">
            <text:p>74/J: 20/24</text:p>
          </table:table-cell>
          <table:table-cell office:value-type="string">
            <text:p>75/K: 18/24</text:p>
          </table:table-cell>
          <table:table-cell office:value-type="string">
            <text:p>76/L: 19/25</text:p>
          </table:table-cell>
          <table:table-cell office:value-type="string">
            <text:p>77/M: 20/26</text:p>
          </table:table-cell>
          <table:table-cell office:value-type="string">
            <text:p>78/N: 23/26</text:p>
          </table:table-cell>
          <table:table-cell office:value-type="string">
            <text:p>79/O: 21/27</text:p>
          </table:table-cell>
          <table:table-cell office:value-type="string">
            <text:p>80/P: 22/27</text:p>
          </table:table-cell>
          <table:table-cell office:value-type="string">
            <text:p>81/Q: 23/28</text:p>
          </table:table-cell>
          <table:table-cell office:value-type="string">
            <text:p>82/R: 24/29</text:p>
          </table:table-cell>
          <table:table-cell office:value-type="string">
            <text:p>83/S: 25/30</text:p>
          </table:table-cell>
          <table:table-cell office:value-type="string">
            <text:p>84/T: 26/30</text:p>
          </table:table-cell>
          <table:table-cell office:value-type="string">
            <text:p>85/U: 25/30</text:p>
          </table:table-cell>
          <table:table-cell office:value-type="string">
            <text:p>86/V: 26/31</text:p>
          </table:table-cell>
          <table:table-cell office:value-type="string">
            <text:p>87/W: 26/32</text:p>
          </table:table-cell>
          <table:table-cell office:value-type="string">
            <text:p>88/X: 27/32</text:p>
          </table:table-cell>
          <table:table-cell office:value-type="string">
            <text:p>89/Y: 28/32</text:p>
          </table:table-cell>
          <table:table-cell office:value-type="string">
            <text:p>90/Z: 29/33</text:p>
          </table:table-cell>
          <table:table-cell office:value-type="string">
            <text:p>91/[: 28/34</text:p>
          </table:table-cell>
          <table:table-cell office:value-type="string">
            <text:p>92/\: 29/34</text:p>
          </table:table-cell>
          <table:table-cell office:value-type="string">
            <text:p>93/]: 31/36</text:p>
          </table:table-cell>
          <table:table-cell office:value-type="string">
            <text:p>94/^: 30/36</text:p>
          </table:table-cell>
          <table:table-cell office:value-type="string">
            <text:p>95/_: 31/36</text:p>
          </table:table-cell>
          <table:table-cell office:value-type="string">
            <text:p>96/`: 32/37</text:p>
          </table:table-cell>
          <table:table-cell office:value-type="string">
            <text:p>97/a: 33/37</text:p>
          </table:table-cell>
          <table:table-cell office:value-type="string">
            <text:p>98/b: 34/38</text:p>
          </table:table-cell>
          <table:table-cell office:value-type="string">
            <text:p>99/c: 34/39</text:p>
          </table:table-cell>
          <table:table-cell office:value-type="string">
            <text:p>100/d: 35/39</text:p>
          </table:table-cell>
          <table:table-cell office:value-type="string">
            <text:p>101/e: 36/40</text:p>
          </table:table-cell>
          <table:table-cell office:value-type="string">
            <text:p>102/f: 37/41</text:p>
          </table:table-cell>
          <table:table-cell office:value-type="string">
            <text:p>103/g: 38/41</text:p>
          </table:table-cell>
          <table:table-cell office:value-type="string">
            <text:p>104/h: 38/41</text:p>
          </table:table-cell>
          <table:table-cell office:value-type="string">
            <text:p>105/i: 39/42</text:p>
          </table:table-cell>
          <table:table-cell office:value-type="string">
            <text:p>106/j: 40/43</text:p>
          </table:table-cell>
          <table:table-cell office:value-type="string">
            <text:p>107/k: 40/43</text:p>
          </table:table-cell>
          <table:table-cell office:value-type="string">
            <text:p>108/l: 41/44</text:p>
          </table:table-cell>
          <table:table-cell office:value-type="string">
            <text:p>109/m: 42/45</text:p>
          </table:table-cell>
          <table:table-cell office:value-type="string">
            <text:p>110/n: 42/45</text:p>
          </table:table-cell>
          <table:table-cell office:value-type="string">
            <text:p>111/o: 43/46</text:p>
          </table:table-cell>
          <table:table-cell office:value-type="string">
            <text:p>112/p: 44/46</text:p>
          </table:table-cell>
          <table:table-cell office:value-type="string">
            <text:p>113/q: 45/47</text:p>
          </table:table-cell>
          <table:table-cell office:value-type="string">
            <text:p>114/r: 45/48</text:p>
          </table:table-cell>
          <table:table-cell office:value-type="string">
            <text:p>115/s: 46/48</text:p>
          </table:table-cell>
          <table:table-cell office:value-type="string">
            <text:p>116/t: 46/49</text:p>
          </table:table-cell>
          <table:table-cell office:value-type="string">
            <text:p>117/u: 47/49</text:p>
          </table:table-cell>
          <table:table-cell office:value-type="string">
            <text:p>118/v: 48/50</text:p>
          </table:table-cell>
          <table:table-cell office:value-type="string">
            <text:p>119/w: 49/51</text:p>
          </table:table-cell>
          <table:table-cell office:value-type="string">
            <text:p>120/x: 50/51</text:p>
          </table:table-cell>
          <table:table-cell office:value-type="string">
            <text:p>121/y: 51/51</text:p>
          </table:table-cell>
          <table:table-cell office:value-type="string">
            <text:p>122/z: 51/52</text:p>
          </table:table-cell>
          <table:table-cell office:value-type="string">
            <text:p>123/{: 52/53</text:p>
          </table:table-cell>
          <table:table-cell office:value-type="string">
            <text:p>124/|: 53/53</text:p>
          </table:table-cell>
          <table:table-cell office:value-type="string">
            <text:p>125/}: 54/54</text:p>
          </table:table-cell>
          <table:table-cell office:value-type="string">
            <text:p>126/~: 55/5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6">
            <text:p>56</text:p>
          </table:table-cell>
          <table:table-cell office:value-type="string">
            <text:p>count:</text:p>
          </table:table-cell>
          <table:table-cell office:value-type="float" office:value="143">
            <text:p>14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2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1/5</text:p>
          </table:table-cell>
          <table:table-cell office:value-type="string">
            <text:p>41/): 2/5</text:p>
          </table:table-cell>
          <table:table-cell office:value-type="string">
            <text:p>42/*: 2/5</text:p>
          </table:table-cell>
          <table:table-cell office:value-type="string">
            <text:p>43/+: 3/6</text:p>
          </table:table-cell>
          <table:table-cell office:value-type="string">
            <text:p>44/,: 3/7</text:p>
          </table:table-cell>
          <table:table-cell office:value-type="string">
            <text:p>45/-: 4/7</text:p>
          </table:table-cell>
          <table:table-cell office:value-type="string">
            <text:p>46/.: 4/8</text:p>
          </table:table-cell>
          <table:table-cell office:value-type="string">
            <text:p>47//: 4/8</text:p>
          </table:table-cell>
          <table:table-cell office:value-type="string">
            <text:p>48/0: 4/9</text:p>
          </table:table-cell>
          <table:table-cell office:value-type="string">
            <text:p>49/1: 5/10</text:p>
          </table:table-cell>
          <table:table-cell office:value-type="string">
            <text:p>50/2: 7/10</text:p>
          </table:table-cell>
          <table:table-cell office:value-type="string">
            <text:p>51/3: 6/11</text:p>
          </table:table-cell>
          <table:table-cell office:value-type="string">
            <text:p>52/4: 6/11</text:p>
          </table:table-cell>
          <table:table-cell office:value-type="string">
            <text:p>53/5: 7/12</text:p>
          </table:table-cell>
          <table:table-cell office:value-type="string">
            <text:p>54/6: 8/13</text:p>
          </table:table-cell>
          <table:table-cell office:value-type="string">
            <text:p>55/7: 9/13</text:p>
          </table:table-cell>
          <table:table-cell office:value-type="string">
            <text:p>56/8: 8/14</text:p>
          </table:table-cell>
          <table:table-cell office:value-type="string">
            <text:p>57/9: 11/14</text:p>
          </table:table-cell>
          <table:table-cell office:value-type="string">
            <text:p>58/:: 9/15</text:p>
          </table:table-cell>
          <table:table-cell office:value-type="string">
            <text:p>59/;: 10/16</text:p>
          </table:table-cell>
          <table:table-cell office:value-type="string">
            <text:p>60/&lt;: 11/16</text:p>
          </table:table-cell>
          <table:table-cell office:value-type="string">
            <text:p>61/=: 12/17</text:p>
          </table:table-cell>
          <table:table-cell office:value-type="string">
            <text:p>62/&gt;: 11/17</text:p>
          </table:table-cell>
          <table:table-cell office:value-type="string">
            <text:p>63/?: 12/18</text:p>
          </table:table-cell>
          <table:table-cell office:value-type="string">
            <text:p>64/@: 15/19</text:p>
          </table:table-cell>
          <table:table-cell office:value-type="string">
            <text:p>65/A: 15/19</text:p>
          </table:table-cell>
          <table:table-cell office:value-type="string">
            <text:p>66/B: 13/20</text:p>
          </table:table-cell>
          <table:table-cell office:value-type="string">
            <text:p>67/C: 14/20</text:p>
          </table:table-cell>
          <table:table-cell office:value-type="string">
            <text:p>68/D: 15/21</text:p>
          </table:table-cell>
          <table:table-cell office:value-type="string">
            <text:p>69/E: 16/22</text:p>
          </table:table-cell>
          <table:table-cell office:value-type="string">
            <text:p>70/F: 17/22</text:p>
          </table:table-cell>
          <table:table-cell office:value-type="string">
            <text:p>71/G: 18/23</text:p>
          </table:table-cell>
          <table:table-cell office:value-type="string">
            <text:p>72/H: 19/23</text:p>
          </table:table-cell>
          <table:table-cell office:value-type="string">
            <text:p>73/I: 18/24</text:p>
          </table:table-cell>
          <table:table-cell office:value-type="string">
            <text:p>74/J: 19/25</text:p>
          </table:table-cell>
          <table:table-cell office:value-type="string">
            <text:p>75/K: 20/25</text:p>
          </table:table-cell>
          <table:table-cell office:value-type="string">
            <text:p>76/L: 22/26</text:p>
          </table:table-cell>
          <table:table-cell office:value-type="string">
            <text:p>77/M: 23/26</text:p>
          </table:table-cell>
          <table:table-cell office:value-type="string">
            <text:p>78/N: 23/27</text:p>
          </table:table-cell>
          <table:table-cell office:value-type="string">
            <text:p>79/O: 23/28</text:p>
          </table:table-cell>
          <table:table-cell office:value-type="string">
            <text:p>80/P: 21/28</text:p>
          </table:table-cell>
          <table:table-cell office:value-type="string">
            <text:p>81/Q: 22/29</text:p>
          </table:table-cell>
          <table:table-cell office:value-type="string">
            <text:p>82/R: 23/30</text:p>
          </table:table-cell>
          <table:table-cell office:value-type="string">
            <text:p>83/S: 25/30</text:p>
          </table:table-cell>
          <table:table-cell office:value-type="string">
            <text:p>84/T: 24/31</text:p>
          </table:table-cell>
          <table:table-cell office:value-type="string">
            <text:p>85/U: 25/31</text:p>
          </table:table-cell>
          <table:table-cell office:value-type="string">
            <text:p>86/V: 26/32</text:p>
          </table:table-cell>
          <table:table-cell office:value-type="string">
            <text:p>87/W: 27/32</text:p>
          </table:table-cell>
          <table:table-cell office:value-type="string">
            <text:p>88/X: 29/33</text:p>
          </table:table-cell>
          <table:table-cell office:value-type="string">
            <text:p>89/Y: 30/34</text:p>
          </table:table-cell>
          <table:table-cell office:value-type="string">
            <text:p>90/Z: 28/34</text:p>
          </table:table-cell>
          <table:table-cell office:value-type="string">
            <text:p>91/[: 29/34</text:p>
          </table:table-cell>
          <table:table-cell office:value-type="string">
            <text:p>92/\: 30/36</text:p>
          </table:table-cell>
          <table:table-cell office:value-type="string">
            <text:p>93/]: 31/36</text:p>
          </table:table-cell>
          <table:table-cell office:value-type="string">
            <text:p>94/^: 32/37</text:p>
          </table:table-cell>
          <table:table-cell office:value-type="string">
            <text:p>95/_: 33/37</text:p>
          </table:table-cell>
          <table:table-cell office:value-type="string">
            <text:p>96/`: 34/38</text:p>
          </table:table-cell>
          <table:table-cell office:value-type="string">
            <text:p>97/a: 34/38</text:p>
          </table:table-cell>
          <table:table-cell office:value-type="string">
            <text:p>98/b: 35/39</text:p>
          </table:table-cell>
          <table:table-cell office:value-type="string">
            <text:p>99/c: 35/39</text:p>
          </table:table-cell>
          <table:table-cell office:value-type="string">
            <text:p>100/d: 36/40</text:p>
          </table:table-cell>
          <table:table-cell office:value-type="string">
            <text:p>101/e: 37/41</text:p>
          </table:table-cell>
          <table:table-cell office:value-type="string">
            <text:p>102/f: 38/41</text:p>
          </table:table-cell>
          <table:table-cell office:value-type="string">
            <text:p>103/g: 38/42</text:p>
          </table:table-cell>
          <table:table-cell office:value-type="string">
            <text:p>104/h: 39/42</text:p>
          </table:table-cell>
          <table:table-cell office:value-type="string">
            <text:p>105/i: 39/43</text:p>
          </table:table-cell>
          <table:table-cell office:value-type="string">
            <text:p>106/j: 39/44</text:p>
          </table:table-cell>
          <table:table-cell office:value-type="string">
            <text:p>107/k: 40/44</text:p>
          </table:table-cell>
          <table:table-cell office:value-type="string">
            <text:p>108/l: 41/45</text:p>
          </table:table-cell>
          <table:table-cell office:value-type="string">
            <text:p>109/m: 42/45</text:p>
          </table:table-cell>
          <table:table-cell office:value-type="string">
            <text:p>110/n: 42/46</text:p>
          </table:table-cell>
          <table:table-cell office:value-type="string">
            <text:p>111/o: 43/47</text:p>
          </table:table-cell>
          <table:table-cell office:value-type="string">
            <text:p>112/p: 44/47</text:p>
          </table:table-cell>
          <table:table-cell office:value-type="string">
            <text:p>113/q: 45/48</text:p>
          </table:table-cell>
          <table:table-cell office:value-type="string">
            <text:p>114/r: 46/48</text:p>
          </table:table-cell>
          <table:table-cell office:value-type="string">
            <text:p>115/s: 46/49</text:p>
          </table:table-cell>
          <table:table-cell office:value-type="string">
            <text:p>116/t: 48/50</text:p>
          </table:table-cell>
          <table:table-cell office:value-type="string">
            <text:p>117/u: 47/50</text:p>
          </table:table-cell>
          <table:table-cell office:value-type="string">
            <text:p>118/v: 48/51</text:p>
          </table:table-cell>
          <table:table-cell office:value-type="string">
            <text:p>119/w: 49/51</text:p>
          </table:table-cell>
          <table:table-cell office:value-type="string">
            <text:p>120/x: 50/52</text:p>
          </table:table-cell>
          <table:table-cell office:value-type="string">
            <text:p>121/y: 51/52</text:p>
          </table:table-cell>
          <table:table-cell office:value-type="string">
            <text:p>122/z: 52/53</text:p>
          </table:table-cell>
          <table:table-cell office:value-type="string">
            <text:p>123/{: 53/54</text:p>
          </table:table-cell>
          <table:table-cell office:value-type="string">
            <text:p>124/|: 54/54</text:p>
          </table:table-cell>
          <table:table-cell office:value-type="string">
            <text:p>125/}: 55/55</text:p>
          </table:table-cell>
          <table:table-cell office:value-type="string">
            <text:p>126/~: 56/5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7">
            <text:p>57</text:p>
          </table:table-cell>
          <table:table-cell office:value-type="string">
            <text:p>count:</text:p>
          </table:table-cell>
          <table:table-cell office:value-type="float" office:value="203">
            <text:p>20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2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1/5</text:p>
          </table:table-cell>
          <table:table-cell office:value-type="string">
            <text:p>42/*: 2/6</text:p>
          </table:table-cell>
          <table:table-cell office:value-type="string">
            <text:p>43/+: 3/6</text:p>
          </table:table-cell>
          <table:table-cell office:value-type="string">
            <text:p>44/,: 4/7</text:p>
          </table:table-cell>
          <table:table-cell office:value-type="string">
            <text:p>45/-: 4/8</text:p>
          </table:table-cell>
          <table:table-cell office:value-type="string">
            <text:p>46/.: 4/8</text:p>
          </table:table-cell>
          <table:table-cell office:value-type="string">
            <text:p>47//: 5/9</text:p>
          </table:table-cell>
          <table:table-cell office:value-type="string">
            <text:p>48/0: 6/9</text:p>
          </table:table-cell>
          <table:table-cell office:value-type="string">
            <text:p>49/1: 5/10</text:p>
          </table:table-cell>
          <table:table-cell office:value-type="string">
            <text:p>50/2: 6/11</text:p>
          </table:table-cell>
          <table:table-cell office:value-type="string">
            <text:p>51/3: 6/12</text:p>
          </table:table-cell>
          <table:table-cell office:value-type="string">
            <text:p>52/4: 7/12</text:p>
          </table:table-cell>
          <table:table-cell office:value-type="string">
            <text:p>53/5: 8/12</text:p>
          </table:table-cell>
          <table:table-cell office:value-type="string">
            <text:p>54/6: 7/13</text:p>
          </table:table-cell>
          <table:table-cell office:value-type="string">
            <text:p>55/7: 8/14</text:p>
          </table:table-cell>
          <table:table-cell office:value-type="string">
            <text:p>56/8: 9/14</text:p>
          </table:table-cell>
          <table:table-cell office:value-type="string">
            <text:p>57/9: 10/15</text:p>
          </table:table-cell>
          <table:table-cell office:value-type="string">
            <text:p>58/:: 10/15</text:p>
          </table:table-cell>
          <table:table-cell office:value-type="string">
            <text:p>59/;: 11/16</text:p>
          </table:table-cell>
          <table:table-cell office:value-type="string">
            <text:p>60/&lt;: 12/17</text:p>
          </table:table-cell>
          <table:table-cell office:value-type="string">
            <text:p>61/=: 13/17</text:p>
          </table:table-cell>
          <table:table-cell office:value-type="string">
            <text:p>62/&gt;: 13/18</text:p>
          </table:table-cell>
          <table:table-cell office:value-type="string">
            <text:p>63/?: 14/19</text:p>
          </table:table-cell>
          <table:table-cell office:value-type="string">
            <text:p>64/@: 14/19</text:p>
          </table:table-cell>
          <table:table-cell office:value-type="string">
            <text:p>65/A: 15/20</text:p>
          </table:table-cell>
          <table:table-cell office:value-type="string">
            <text:p>66/B: 15/20</text:p>
          </table:table-cell>
          <table:table-cell office:value-type="string">
            <text:p>67/C: 16/21</text:p>
          </table:table-cell>
          <table:table-cell office:value-type="string">
            <text:p>68/D: 16/22</text:p>
          </table:table-cell>
          <table:table-cell office:value-type="string">
            <text:p>69/E: 16/22</text:p>
          </table:table-cell>
          <table:table-cell office:value-type="string">
            <text:p>70/F: 17/23</text:p>
          </table:table-cell>
          <table:table-cell office:value-type="string">
            <text:p>71/G: 18/24</text:p>
          </table:table-cell>
          <table:table-cell office:value-type="string">
            <text:p>72/H: 19/24</text:p>
          </table:table-cell>
          <table:table-cell office:value-type="string">
            <text:p>73/I: 20/25</text:p>
          </table:table-cell>
          <table:table-cell office:value-type="string">
            <text:p>74/J: 20/25</text:p>
          </table:table-cell>
          <table:table-cell office:value-type="string">
            <text:p>75/K: 21/26</text:p>
          </table:table-cell>
          <table:table-cell office:value-type="string">
            <text:p>76/L: 22/27</text:p>
          </table:table-cell>
          <table:table-cell office:value-type="string">
            <text:p>77/M: 20/27</text:p>
          </table:table-cell>
          <table:table-cell office:value-type="string">
            <text:p>78/N: 21/28</text:p>
          </table:table-cell>
          <table:table-cell office:value-type="string">
            <text:p>79/O: 22/28</text:p>
          </table:table-cell>
          <table:table-cell office:value-type="string">
            <text:p>80/P: 23/29</text:p>
          </table:table-cell>
          <table:table-cell office:value-type="string">
            <text:p>81/Q: 24/29</text:p>
          </table:table-cell>
          <table:table-cell office:value-type="string">
            <text:p>82/R: 24/30</text:p>
          </table:table-cell>
          <table:table-cell office:value-type="string">
            <text:p>83/S: 25/31</text:p>
          </table:table-cell>
          <table:table-cell office:value-type="string">
            <text:p>84/T: 25/31</text:p>
          </table:table-cell>
          <table:table-cell office:value-type="string">
            <text:p>85/U: 26/32</text:p>
          </table:table-cell>
          <table:table-cell office:value-type="string">
            <text:p>86/V: 27/33</text:p>
          </table:table-cell>
          <table:table-cell office:value-type="string">
            <text:p>87/W: 28/33</text:p>
          </table:table-cell>
          <table:table-cell office:value-type="string">
            <text:p>88/X: 28/34</text:p>
          </table:table-cell>
          <table:table-cell office:value-type="string">
            <text:p>89/Y: 30/34</text:p>
          </table:table-cell>
          <table:table-cell office:value-type="string">
            <text:p>90/Z: 29/35</text:p>
          </table:table-cell>
          <table:table-cell office:value-type="string">
            <text:p>91/[: 30/36</text:p>
          </table:table-cell>
          <table:table-cell office:value-type="string">
            <text:p>92/\: 32/36</text:p>
          </table:table-cell>
          <table:table-cell office:value-type="string">
            <text:p>93/]: 31/37</text:p>
          </table:table-cell>
          <table:table-cell office:value-type="string">
            <text:p>94/^: 32/37</text:p>
          </table:table-cell>
          <table:table-cell office:value-type="string">
            <text:p>95/_: 32/38</text:p>
          </table:table-cell>
          <table:table-cell office:value-type="string">
            <text:p>96/`: 35/39</text:p>
          </table:table-cell>
          <table:table-cell office:value-type="string">
            <text:p>97/a: 33/39</text:p>
          </table:table-cell>
          <table:table-cell office:value-type="string">
            <text:p>98/b: 34/40</text:p>
          </table:table-cell>
          <table:table-cell office:value-type="string">
            <text:p>99/c: 34/40</text:p>
          </table:table-cell>
          <table:table-cell office:value-type="string">
            <text:p>100/d: 35/41</text:p>
          </table:table-cell>
          <table:table-cell office:value-type="string">
            <text:p>101/e: 36/42</text:p>
          </table:table-cell>
          <table:table-cell office:value-type="string">
            <text:p>102/f: 37/43</text:p>
          </table:table-cell>
          <table:table-cell office:value-type="string">
            <text:p>103/g: 38/43</text:p>
          </table:table-cell>
          <table:table-cell office:value-type="string">
            <text:p>104/h: 39/44</text:p>
          </table:table-cell>
          <table:table-cell office:value-type="string">
            <text:p>105/i: 40/44</text:p>
          </table:table-cell>
          <table:table-cell office:value-type="string">
            <text:p>106/j: 41/44</text:p>
          </table:table-cell>
          <table:table-cell office:value-type="string">
            <text:p>107/k: 41/45</text:p>
          </table:table-cell>
          <table:table-cell office:value-type="string">
            <text:p>108/l: 42/46</text:p>
          </table:table-cell>
          <table:table-cell office:value-type="string">
            <text:p>109/m: 43/46</text:p>
          </table:table-cell>
          <table:table-cell office:value-type="string">
            <text:p>110/n: 44/47</text:p>
          </table:table-cell>
          <table:table-cell office:value-type="string">
            <text:p>111/o: 44/48</text:p>
          </table:table-cell>
          <table:table-cell office:value-type="string">
            <text:p>112/p: 45/48</text:p>
          </table:table-cell>
          <table:table-cell office:value-type="string">
            <text:p>113/q: 45/49</text:p>
          </table:table-cell>
          <table:table-cell office:value-type="string">
            <text:p>114/r: 46/49</text:p>
          </table:table-cell>
          <table:table-cell office:value-type="string">
            <text:p>115/s: 47/50</text:p>
          </table:table-cell>
          <table:table-cell office:value-type="string">
            <text:p>116/t: 47/51</text:p>
          </table:table-cell>
          <table:table-cell office:value-type="string">
            <text:p>117/u: 48/51</text:p>
          </table:table-cell>
          <table:table-cell office:value-type="string">
            <text:p>118/v: 49/52</text:p>
          </table:table-cell>
          <table:table-cell office:value-type="string">
            <text:p>119/w: 50/52</text:p>
          </table:table-cell>
          <table:table-cell office:value-type="string">
            <text:p>120/x: 51/53</text:p>
          </table:table-cell>
          <table:table-cell office:value-type="string">
            <text:p>121/y: 52/54</text:p>
          </table:table-cell>
          <table:table-cell office:value-type="string">
            <text:p>122/z: 53/54</text:p>
          </table:table-cell>
          <table:table-cell office:value-type="string">
            <text:p>123/{: 54/55</text:p>
          </table:table-cell>
          <table:table-cell office:value-type="string">
            <text:p>124/|: 55/55</text:p>
          </table:table-cell>
          <table:table-cell office:value-type="string">
            <text:p>125/}: 56/56</text:p>
          </table:table-cell>
          <table:table-cell office:value-type="string">
            <text:p>126/~: 57/5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8">
            <text:p>58</text:p>
          </table:table-cell>
          <table:table-cell office:value-type="string">
            <text:p>count:</text:p>
          </table:table-cell>
          <table:table-cell office:value-type="float" office:value="259">
            <text:p>25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0/3</text:p>
          </table:table-cell>
          <table:table-cell office:value-type="string">
            <text:p>39/': 2/4</text:p>
          </table:table-cell>
          <table:table-cell office:value-type="string">
            <text:p>40/(: 1/4</text:p>
          </table:table-cell>
          <table:table-cell office:value-type="string">
            <text:p>41/): 2/5</text:p>
          </table:table-cell>
          <table:table-cell office:value-type="string">
            <text:p>42/*: 2/6</text:p>
          </table:table-cell>
          <table:table-cell office:value-type="string">
            <text:p>43/+: 3/6</text:p>
          </table:table-cell>
          <table:table-cell office:value-type="string">
            <text:p>44/,: 3/7</text:p>
          </table:table-cell>
          <table:table-cell office:value-type="string">
            <text:p>45/-: 4/8</text:p>
          </table:table-cell>
          <table:table-cell office:value-type="string">
            <text:p>46/.: 5/8</text:p>
          </table:table-cell>
          <table:table-cell office:value-type="string">
            <text:p>47//: 5/9</text:p>
          </table:table-cell>
          <table:table-cell office:value-type="string">
            <text:p>48/0: 5/9</text:p>
          </table:table-cell>
          <table:table-cell office:value-type="string">
            <text:p>49/1: 6/10</text:p>
          </table:table-cell>
          <table:table-cell office:value-type="string">
            <text:p>50/2: 7/11</text:p>
          </table:table-cell>
          <table:table-cell office:value-type="string">
            <text:p>51/3: 8/11</text:p>
          </table:table-cell>
          <table:table-cell office:value-type="string">
            <text:p>52/4: 8/12</text:p>
          </table:table-cell>
          <table:table-cell office:value-type="string">
            <text:p>53/5: 7/13</text:p>
          </table:table-cell>
          <table:table-cell office:value-type="string">
            <text:p>54/6: 8/13</text:p>
          </table:table-cell>
          <table:table-cell office:value-type="string">
            <text:p>55/7: 9/14</text:p>
          </table:table-cell>
          <table:table-cell office:value-type="string">
            <text:p>56/8: 8/14</text:p>
          </table:table-cell>
          <table:table-cell office:value-type="string">
            <text:p>57/9: 9/15</text:p>
          </table:table-cell>
          <table:table-cell office:value-type="string">
            <text:p>58/:: 10/16</text:p>
          </table:table-cell>
          <table:table-cell office:value-type="string">
            <text:p>59/;: 11/16</text:p>
          </table:table-cell>
          <table:table-cell office:value-type="string">
            <text:p>60/&lt;: 12/17</text:p>
          </table:table-cell>
          <table:table-cell office:value-type="string">
            <text:p>61/=: 12/17</text:p>
          </table:table-cell>
          <table:table-cell office:value-type="string">
            <text:p>62/&gt;: 13/18</text:p>
          </table:table-cell>
          <table:table-cell office:value-type="string">
            <text:p>63/?: 14/19</text:p>
          </table:table-cell>
          <table:table-cell office:value-type="string">
            <text:p>64/@: 14/20</text:p>
          </table:table-cell>
          <table:table-cell office:value-type="string">
            <text:p>65/A: 15/20</text:p>
          </table:table-cell>
          <table:table-cell office:value-type="string">
            <text:p>66/B: 16/21</text:p>
          </table:table-cell>
          <table:table-cell office:value-type="string">
            <text:p>67/C: 16/21</text:p>
          </table:table-cell>
          <table:table-cell office:value-type="string">
            <text:p>68/D: 17/22</text:p>
          </table:table-cell>
          <table:table-cell office:value-type="string">
            <text:p>69/E: 18/22</text:p>
          </table:table-cell>
          <table:table-cell office:value-type="string">
            <text:p>70/F: 17/23</text:p>
          </table:table-cell>
          <table:table-cell office:value-type="string">
            <text:p>71/G: 18/24</text:p>
          </table:table-cell>
          <table:table-cell office:value-type="string">
            <text:p>72/H: 19/24</text:p>
          </table:table-cell>
          <table:table-cell office:value-type="string">
            <text:p>73/I: 20/25</text:p>
          </table:table-cell>
          <table:table-cell office:value-type="string">
            <text:p>74/J: 20/26</text:p>
          </table:table-cell>
          <table:table-cell office:value-type="string">
            <text:p>75/K: 21/26</text:p>
          </table:table-cell>
          <table:table-cell office:value-type="string">
            <text:p>76/L: 22/27</text:p>
          </table:table-cell>
          <table:table-cell office:value-type="string">
            <text:p>77/M: 22/28</text:p>
          </table:table-cell>
          <table:table-cell office:value-type="string">
            <text:p>78/N: 23/28</text:p>
          </table:table-cell>
          <table:table-cell office:value-type="string">
            <text:p>79/O: 23/29</text:p>
          </table:table-cell>
          <table:table-cell office:value-type="string">
            <text:p>80/P: 24/29</text:p>
          </table:table-cell>
          <table:table-cell office:value-type="string">
            <text:p>81/Q: 25/30</text:p>
          </table:table-cell>
          <table:table-cell office:value-type="string">
            <text:p>82/R: 24/30</text:p>
          </table:table-cell>
          <table:table-cell office:value-type="string">
            <text:p>83/S: 25/31</text:p>
          </table:table-cell>
          <table:table-cell office:value-type="string">
            <text:p>84/T: 26/32</text:p>
          </table:table-cell>
          <table:table-cell office:value-type="string">
            <text:p>85/U: 27/32</text:p>
          </table:table-cell>
          <table:table-cell office:value-type="string">
            <text:p>86/V: 28/33</text:p>
          </table:table-cell>
          <table:table-cell office:value-type="string">
            <text:p>87/W: 29/34</text:p>
          </table:table-cell>
          <table:table-cell office:value-type="string">
            <text:p>88/X: 29/34</text:p>
          </table:table-cell>
          <table:table-cell office:value-type="string">
            <text:p>89/Y: 30/35</text:p>
          </table:table-cell>
          <table:table-cell office:value-type="string">
            <text:p>90/Z: 30/35</text:p>
          </table:table-cell>
          <table:table-cell office:value-type="string">
            <text:p>91/[: 31/36</text:p>
          </table:table-cell>
          <table:table-cell office:value-type="string">
            <text:p>92/\: 31/37</text:p>
          </table:table-cell>
          <table:table-cell office:value-type="string">
            <text:p>93/]: 34/38</text:p>
          </table:table-cell>
          <table:table-cell office:value-type="string">
            <text:p>94/^: 32/38</text:p>
          </table:table-cell>
          <table:table-cell office:value-type="string">
            <text:p>95/_: 33/38</text:p>
          </table:table-cell>
          <table:table-cell office:value-type="string">
            <text:p>96/`: 34/39</text:p>
          </table:table-cell>
          <table:table-cell office:value-type="string">
            <text:p>97/a: 35/40</text:p>
          </table:table-cell>
          <table:table-cell office:value-type="string">
            <text:p>98/b: 35/40</text:p>
          </table:table-cell>
          <table:table-cell office:value-type="string">
            <text:p>99/c: 35/41</text:p>
          </table:table-cell>
          <table:table-cell office:value-type="string">
            <text:p>100/d: 36/42</text:p>
          </table:table-cell>
          <table:table-cell office:value-type="string">
            <text:p>101/e: 37/42</text:p>
          </table:table-cell>
          <table:table-cell office:value-type="string">
            <text:p>102/f: 38/43</text:p>
          </table:table-cell>
          <table:table-cell office:value-type="string">
            <text:p>103/g: 39/43</text:p>
          </table:table-cell>
          <table:table-cell office:value-type="string">
            <text:p>104/h: 40/44</text:p>
          </table:table-cell>
          <table:table-cell office:value-type="string">
            <text:p>105/i: 40/45</text:p>
          </table:table-cell>
          <table:table-cell office:value-type="string">
            <text:p>106/j: 41/45</text:p>
          </table:table-cell>
          <table:table-cell office:value-type="string">
            <text:p>107/k: 42/46</text:p>
          </table:table-cell>
          <table:table-cell office:value-type="string">
            <text:p>108/l: 43/46</text:p>
          </table:table-cell>
          <table:table-cell office:value-type="string">
            <text:p>109/m: 43/47</text:p>
          </table:table-cell>
          <table:table-cell office:value-type="string">
            <text:p>110/n: 44/48</text:p>
          </table:table-cell>
          <table:table-cell office:value-type="string">
            <text:p>111/o: 45/48</text:p>
          </table:table-cell>
          <table:table-cell office:value-type="string">
            <text:p>112/p: 46/49</text:p>
          </table:table-cell>
          <table:table-cell office:value-type="string">
            <text:p>113/q: 47/49</text:p>
          </table:table-cell>
          <table:table-cell office:value-type="string">
            <text:p>114/r: 47/50</text:p>
          </table:table-cell>
          <table:table-cell office:value-type="string">
            <text:p>115/s: 48/51</text:p>
          </table:table-cell>
          <table:table-cell office:value-type="string">
            <text:p>116/t: 49/51</text:p>
          </table:table-cell>
          <table:table-cell office:value-type="string">
            <text:p>117/u: 49/52</text:p>
          </table:table-cell>
          <table:table-cell office:value-type="string">
            <text:p>118/v: 50/53</text:p>
          </table:table-cell>
          <table:table-cell office:value-type="string">
            <text:p>119/w: 51/53</text:p>
          </table:table-cell>
          <table:table-cell office:value-type="string">
            <text:p>120/x: 52/54</text:p>
          </table:table-cell>
          <table:table-cell office:value-type="string">
            <text:p>121/y: 53/55</text:p>
          </table:table-cell>
          <table:table-cell office:value-type="string">
            <text:p>122/z: 54/55</text:p>
          </table:table-cell>
          <table:table-cell office:value-type="string">
            <text:p>123/{: 55/56</text:p>
          </table:table-cell>
          <table:table-cell office:value-type="string">
            <text:p>124/|: 56/56</text:p>
          </table:table-cell>
          <table:table-cell office:value-type="string">
            <text:p>125/}: 57/57</text:p>
          </table:table-cell>
          <table:table-cell office:value-type="string">
            <text:p>126/~: 58/5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9">
            <text:p>59</text:p>
          </table:table-cell>
          <table:table-cell office:value-type="string">
            <text:p>count:</text:p>
          </table:table-cell>
          <table:table-cell office:value-type="float" office:value="368">
            <text:p>36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0/4</text:p>
          </table:table-cell>
          <table:table-cell office:value-type="string">
            <text:p>40/(: 1/4</text:p>
          </table:table-cell>
          <table:table-cell office:value-type="string">
            <text:p>41/): 1/5</text:p>
          </table:table-cell>
          <table:table-cell office:value-type="string">
            <text:p>42/*: 2/6</text:p>
          </table:table-cell>
          <table:table-cell office:value-type="string">
            <text:p>43/+: 3/6</text:p>
          </table:table-cell>
          <table:table-cell office:value-type="string">
            <text:p>44/,: 2/7</text:p>
          </table:table-cell>
          <table:table-cell office:value-type="string">
            <text:p>45/-: 3/7</text:p>
          </table:table-cell>
          <table:table-cell office:value-type="string">
            <text:p>46/.: 4/8</text:p>
          </table:table-cell>
          <table:table-cell office:value-type="string">
            <text:p>47//: 4/9</text:p>
          </table:table-cell>
          <table:table-cell office:value-type="string">
            <text:p>48/0: 4/9</text:p>
          </table:table-cell>
          <table:table-cell office:value-type="string">
            <text:p>49/1: 5/10</text:p>
          </table:table-cell>
          <table:table-cell office:value-type="string">
            <text:p>50/2: 7/11</text:p>
          </table:table-cell>
          <table:table-cell office:value-type="string">
            <text:p>51/3: 6/11</text:p>
          </table:table-cell>
          <table:table-cell office:value-type="string">
            <text:p>52/4: 6/12</text:p>
          </table:table-cell>
          <table:table-cell office:value-type="string">
            <text:p>53/5: 8/12</text:p>
          </table:table-cell>
          <table:table-cell office:value-type="string">
            <text:p>54/6: 7/13</text:p>
          </table:table-cell>
          <table:table-cell office:value-type="string">
            <text:p>55/7: 8/14</text:p>
          </table:table-cell>
          <table:table-cell office:value-type="string">
            <text:p>56/8: 9/14</text:p>
          </table:table-cell>
          <table:table-cell office:value-type="string">
            <text:p>57/9: 9/15</text:p>
          </table:table-cell>
          <table:table-cell office:value-type="string">
            <text:p>58/:: 10/16</text:p>
          </table:table-cell>
          <table:table-cell office:value-type="string">
            <text:p>59/;: 10/16</text:p>
          </table:table-cell>
          <table:table-cell office:value-type="string">
            <text:p>60/&lt;: 11/17</text:p>
          </table:table-cell>
          <table:table-cell office:value-type="string">
            <text:p>61/=: 12/18</text:p>
          </table:table-cell>
          <table:table-cell office:value-type="string">
            <text:p>62/&gt;: 11/18</text:p>
          </table:table-cell>
          <table:table-cell office:value-type="string">
            <text:p>63/?: 12/19</text:p>
          </table:table-cell>
          <table:table-cell office:value-type="string">
            <text:p>64/@: 15/20</text:p>
          </table:table-cell>
          <table:table-cell office:value-type="string">
            <text:p>65/A: 13/20</text:p>
          </table:table-cell>
          <table:table-cell office:value-type="string">
            <text:p>66/B: 14/21</text:p>
          </table:table-cell>
          <table:table-cell office:value-type="string">
            <text:p>67/C: 16/21</text:p>
          </table:table-cell>
          <table:table-cell office:value-type="string">
            <text:p>68/D: 16/22</text:p>
          </table:table-cell>
          <table:table-cell office:value-type="string">
            <text:p>69/E: 17/23</text:p>
          </table:table-cell>
          <table:table-cell office:value-type="string">
            <text:p>70/F: 15/23</text:p>
          </table:table-cell>
          <table:table-cell office:value-type="string">
            <text:p>71/G: 16/24</text:p>
          </table:table-cell>
          <table:table-cell office:value-type="string">
            <text:p>72/H: 17/25</text:p>
          </table:table-cell>
          <table:table-cell office:value-type="string">
            <text:p>73/I: 18/25</text:p>
          </table:table-cell>
          <table:table-cell office:value-type="string">
            <text:p>74/J: 19/26</text:p>
          </table:table-cell>
          <table:table-cell office:value-type="string">
            <text:p>75/K: 20/26</text:p>
          </table:table-cell>
          <table:table-cell office:value-type="string">
            <text:p>76/L: 21/27</text:p>
          </table:table-cell>
          <table:table-cell office:value-type="string">
            <text:p>77/M: 21/28</text:p>
          </table:table-cell>
          <table:table-cell office:value-type="string">
            <text:p>78/N: 22/28</text:p>
          </table:table-cell>
          <table:table-cell office:value-type="string">
            <text:p>79/O: 23/29</text:p>
          </table:table-cell>
          <table:table-cell office:value-type="string">
            <text:p>80/P: 24/30</text:p>
          </table:table-cell>
          <table:table-cell office:value-type="string">
            <text:p>81/Q: 25/30</text:p>
          </table:table-cell>
          <table:table-cell office:value-type="string">
            <text:p>82/R: 25/31</text:p>
          </table:table-cell>
          <table:table-cell office:value-type="string">
            <text:p>83/S: 26/32</text:p>
          </table:table-cell>
          <table:table-cell office:value-type="string">
            <text:p>84/T: 26/32</text:p>
          </table:table-cell>
          <table:table-cell office:value-type="string">
            <text:p>85/U: 27/33</text:p>
          </table:table-cell>
          <table:table-cell office:value-type="string">
            <text:p>86/V: 28/34</text:p>
          </table:table-cell>
          <table:table-cell office:value-type="string">
            <text:p>87/W: 28/34</text:p>
          </table:table-cell>
          <table:table-cell office:value-type="string">
            <text:p>88/X: 29/35</text:p>
          </table:table-cell>
          <table:table-cell office:value-type="string">
            <text:p>89/Y: 30/35</text:p>
          </table:table-cell>
          <table:table-cell office:value-type="string">
            <text:p>90/Z: 31/36</text:p>
          </table:table-cell>
          <table:table-cell office:value-type="string">
            <text:p>91/[: 31/37</text:p>
          </table:table-cell>
          <table:table-cell office:value-type="string">
            <text:p>92/\: 32/37</text:p>
          </table:table-cell>
          <table:table-cell office:value-type="string">
            <text:p>93/]: 33/38</text:p>
          </table:table-cell>
          <table:table-cell office:value-type="string">
            <text:p>94/^: 33/39</text:p>
          </table:table-cell>
          <table:table-cell office:value-type="string">
            <text:p>95/_: 34/39</text:p>
          </table:table-cell>
          <table:table-cell office:value-type="string">
            <text:p>96/`: 35/40</text:p>
          </table:table-cell>
          <table:table-cell office:value-type="string">
            <text:p>97/a: 36/40</text:p>
          </table:table-cell>
          <table:table-cell office:value-type="string">
            <text:p>98/b: 37/41</text:p>
          </table:table-cell>
          <table:table-cell office:value-type="string">
            <text:p>99/c: 38/42</text:p>
          </table:table-cell>
          <table:table-cell office:value-type="string">
            <text:p>100/d: 38/42</text:p>
          </table:table-cell>
          <table:table-cell office:value-type="string">
            <text:p>101/e: 39/43</text:p>
          </table:table-cell>
          <table:table-cell office:value-type="string">
            <text:p>102/f: 39/43</text:p>
          </table:table-cell>
          <table:table-cell office:value-type="string">
            <text:p>103/g: 40/44</text:p>
          </table:table-cell>
          <table:table-cell office:value-type="string">
            <text:p>104/h: 41/45</text:p>
          </table:table-cell>
          <table:table-cell office:value-type="string">
            <text:p>105/i: 41/45</text:p>
          </table:table-cell>
          <table:table-cell office:value-type="string">
            <text:p>106/j: 42/46</text:p>
          </table:table-cell>
          <table:table-cell office:value-type="string">
            <text:p>107/k: 43/47</text:p>
          </table:table-cell>
          <table:table-cell office:value-type="string">
            <text:p>108/l: 44/47</text:p>
          </table:table-cell>
          <table:table-cell office:value-type="string">
            <text:p>109/m: 44/48</text:p>
          </table:table-cell>
          <table:table-cell office:value-type="string">
            <text:p>110/n: 45/49</text:p>
          </table:table-cell>
          <table:table-cell office:value-type="string">
            <text:p>111/o: 46/49</text:p>
          </table:table-cell>
          <table:table-cell office:value-type="string">
            <text:p>112/p: 46/50</text:p>
          </table:table-cell>
          <table:table-cell office:value-type="string">
            <text:p>113/q: 47/51</text:p>
          </table:table-cell>
          <table:table-cell office:value-type="string">
            <text:p>114/r: 47/51</text:p>
          </table:table-cell>
          <table:table-cell office:value-type="string">
            <text:p>115/s: 48/52</text:p>
          </table:table-cell>
          <table:table-cell office:value-type="string">
            <text:p>116/t: 49/52</text:p>
          </table:table-cell>
          <table:table-cell office:value-type="string">
            <text:p>117/u: 50/53</text:p>
          </table:table-cell>
          <table:table-cell office:value-type="string">
            <text:p>118/v: 51/54</text:p>
          </table:table-cell>
          <table:table-cell office:value-type="string">
            <text:p>119/w: 52/54</text:p>
          </table:table-cell>
          <table:table-cell office:value-type="string">
            <text:p>120/x: 53/55</text:p>
          </table:table-cell>
          <table:table-cell office:value-type="string">
            <text:p>121/y: 54/55</text:p>
          </table:table-cell>
          <table:table-cell office:value-type="string">
            <text:p>122/z: 55/56</text:p>
          </table:table-cell>
          <table:table-cell office:value-type="string">
            <text:p>123/{: 56/57</text:p>
          </table:table-cell>
          <table:table-cell office:value-type="string">
            <text:p>124/|: 57/57</text:p>
          </table:table-cell>
          <table:table-cell office:value-type="string">
            <text:p>125/}: 58/58</text:p>
          </table:table-cell>
          <table:table-cell office:value-type="string">
            <text:p>126/~: 59/5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0">
            <text:p>60</text:p>
          </table:table-cell>
          <table:table-cell office:value-type="string">
            <text:p>count:</text:p>
          </table:table-cell>
          <table:table-cell office:value-type="float" office:value="488">
            <text:p>48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0/4</text:p>
          </table:table-cell>
          <table:table-cell office:value-type="string">
            <text:p>40/(: 1/5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2/7</text:p>
          </table:table-cell>
          <table:table-cell office:value-type="string">
            <text:p>44/,: 3/7</text:p>
          </table:table-cell>
          <table:table-cell office:value-type="string">
            <text:p>45/-: 2/8</text:p>
          </table:table-cell>
          <table:table-cell office:value-type="string">
            <text:p>46/.: 4/9</text:p>
          </table:table-cell>
          <table:table-cell office:value-type="string">
            <text:p>47//: 3/9</text:p>
          </table:table-cell>
          <table:table-cell office:value-type="string">
            <text:p>48/0: 4/10</text:p>
          </table:table-cell>
          <table:table-cell office:value-type="string">
            <text:p>49/1: 5/10</text:p>
          </table:table-cell>
          <table:table-cell office:value-type="string">
            <text:p>50/2: 6/11</text:p>
          </table:table-cell>
          <table:table-cell office:value-type="string">
            <text:p>51/3: 7/12</text:p>
          </table:table-cell>
          <table:table-cell office:value-type="string">
            <text:p>52/4: 7/12</text:p>
          </table:table-cell>
          <table:table-cell office:value-type="string">
            <text:p>53/5: 8/13</text:p>
          </table:table-cell>
          <table:table-cell office:value-type="string">
            <text:p>54/6: 8/14</text:p>
          </table:table-cell>
          <table:table-cell office:value-type="string">
            <text:p>55/7: 9/14</text:p>
          </table:table-cell>
          <table:table-cell office:value-type="string">
            <text:p>56/8: 10/15</text:p>
          </table:table-cell>
          <table:table-cell office:value-type="string">
            <text:p>57/9: 9/16</text:p>
          </table:table-cell>
          <table:table-cell office:value-type="string">
            <text:p>58/:: 10/16</text:p>
          </table:table-cell>
          <table:table-cell office:value-type="string">
            <text:p>59/;: 11/17</text:p>
          </table:table-cell>
          <table:table-cell office:value-type="string">
            <text:p>60/&lt;: 12/17</text:p>
          </table:table-cell>
          <table:table-cell office:value-type="string">
            <text:p>61/=: 13/18</text:p>
          </table:table-cell>
          <table:table-cell office:value-type="string">
            <text:p>62/&gt;: 14/19</text:p>
          </table:table-cell>
          <table:table-cell office:value-type="string">
            <text:p>63/?: 15/19</text:p>
          </table:table-cell>
          <table:table-cell office:value-type="string">
            <text:p>64/@: 15/20</text:p>
          </table:table-cell>
          <table:table-cell office:value-type="string">
            <text:p>65/A: 16/21</text:p>
          </table:table-cell>
          <table:table-cell office:value-type="string">
            <text:p>66/B: 16/21</text:p>
          </table:table-cell>
          <table:table-cell office:value-type="string">
            <text:p>67/C: 16/22</text:p>
          </table:table-cell>
          <table:table-cell office:value-type="string">
            <text:p>68/D: 17/22</text:p>
          </table:table-cell>
          <table:table-cell office:value-type="string">
            <text:p>69/E: 18/23</text:p>
          </table:table-cell>
          <table:table-cell office:value-type="string">
            <text:p>70/F: 19/24</text:p>
          </table:table-cell>
          <table:table-cell office:value-type="string">
            <text:p>71/G: 18/24</text:p>
          </table:table-cell>
          <table:table-cell office:value-type="string">
            <text:p>72/H: 19/25</text:p>
          </table:table-cell>
          <table:table-cell office:value-type="string">
            <text:p>73/I: 20/26</text:p>
          </table:table-cell>
          <table:table-cell office:value-type="string">
            <text:p>74/J: 21/26</text:p>
          </table:table-cell>
          <table:table-cell office:value-type="string">
            <text:p>75/K: 22/27</text:p>
          </table:table-cell>
          <table:table-cell office:value-type="string">
            <text:p>76/L: 22/28</text:p>
          </table:table-cell>
          <table:table-cell office:value-type="string">
            <text:p>77/M: 22/28</text:p>
          </table:table-cell>
          <table:table-cell office:value-type="string">
            <text:p>78/N: 23/29</text:p>
          </table:table-cell>
          <table:table-cell office:value-type="string">
            <text:p>79/O: 24/29</text:p>
          </table:table-cell>
          <table:table-cell office:value-type="string">
            <text:p>80/P: 25/30</text:p>
          </table:table-cell>
          <table:table-cell office:value-type="string">
            <text:p>81/Q: 26/31</text:p>
          </table:table-cell>
          <table:table-cell office:value-type="string">
            <text:p>82/R: 26/32</text:p>
          </table:table-cell>
          <table:table-cell office:value-type="string">
            <text:p>83/S: 27/32</text:p>
          </table:table-cell>
          <table:table-cell office:value-type="string">
            <text:p>84/T: 28/33</text:p>
          </table:table-cell>
          <table:table-cell office:value-type="string">
            <text:p>85/U: 29/34</text:p>
          </table:table-cell>
          <table:table-cell office:value-type="string">
            <text:p>86/V: 28/34</text:p>
          </table:table-cell>
          <table:table-cell office:value-type="string">
            <text:p>87/W: 29/35</text:p>
          </table:table-cell>
          <table:table-cell office:value-type="string">
            <text:p>88/X: 30/35</text:p>
          </table:table-cell>
          <table:table-cell office:value-type="string">
            <text:p>89/Y: 31/36</text:p>
          </table:table-cell>
          <table:table-cell office:value-type="string">
            <text:p>90/Z: 31/37</text:p>
          </table:table-cell>
          <table:table-cell office:value-type="string">
            <text:p>91/[: 32/37</text:p>
          </table:table-cell>
          <table:table-cell office:value-type="string">
            <text:p>92/\: 32/38</text:p>
          </table:table-cell>
          <table:table-cell office:value-type="string">
            <text:p>93/]: 33/39</text:p>
          </table:table-cell>
          <table:table-cell office:value-type="string">
            <text:p>94/^: 34/39</text:p>
          </table:table-cell>
          <table:table-cell office:value-type="string">
            <text:p>95/_: 35/40</text:p>
          </table:table-cell>
          <table:table-cell office:value-type="string">
            <text:p>96/`: 35/40</text:p>
          </table:table-cell>
          <table:table-cell office:value-type="string">
            <text:p>97/a: 36/41</text:p>
          </table:table-cell>
          <table:table-cell office:value-type="string">
            <text:p>98/b: 37/42</text:p>
          </table:table-cell>
          <table:table-cell office:value-type="string">
            <text:p>99/c: 38/42</text:p>
          </table:table-cell>
          <table:table-cell office:value-type="string">
            <text:p>100/d: 38/43</text:p>
          </table:table-cell>
          <table:table-cell office:value-type="string">
            <text:p>101/e: 39/44</text:p>
          </table:table-cell>
          <table:table-cell office:value-type="string">
            <text:p>102/f: 40/44</text:p>
          </table:table-cell>
          <table:table-cell office:value-type="string">
            <text:p>103/g: 41/45</text:p>
          </table:table-cell>
          <table:table-cell office:value-type="string">
            <text:p>104/h: 41/45</text:p>
          </table:table-cell>
          <table:table-cell office:value-type="string">
            <text:p>105/i: 42/46</text:p>
          </table:table-cell>
          <table:table-cell office:value-type="string">
            <text:p>106/j: 43/47</text:p>
          </table:table-cell>
          <table:table-cell office:value-type="string">
            <text:p>107/k: 44/48</text:p>
          </table:table-cell>
          <table:table-cell office:value-type="string">
            <text:p>108/l: 45/48</text:p>
          </table:table-cell>
          <table:table-cell office:value-type="string">
            <text:p>109/m: 45/49</text:p>
          </table:table-cell>
          <table:table-cell office:value-type="string">
            <text:p>110/n: 46/49</text:p>
          </table:table-cell>
          <table:table-cell office:value-type="string">
            <text:p>111/o: 47/50</text:p>
          </table:table-cell>
          <table:table-cell office:value-type="string">
            <text:p>112/p: 47/51</text:p>
          </table:table-cell>
          <table:table-cell office:value-type="string">
            <text:p>113/q: 48/51</text:p>
          </table:table-cell>
          <table:table-cell office:value-type="string">
            <text:p>114/r: 49/52</text:p>
          </table:table-cell>
          <table:table-cell office:value-type="string">
            <text:p>115/s: 50/53</text:p>
          </table:table-cell>
          <table:table-cell office:value-type="string">
            <text:p>116/t: 51/53</text:p>
          </table:table-cell>
          <table:table-cell office:value-type="string">
            <text:p>117/u: 51/54</text:p>
          </table:table-cell>
          <table:table-cell office:value-type="string">
            <text:p>118/v: 52/54</text:p>
          </table:table-cell>
          <table:table-cell office:value-type="string">
            <text:p>119/w: 53/55</text:p>
          </table:table-cell>
          <table:table-cell office:value-type="string">
            <text:p>120/x: 54/56</text:p>
          </table:table-cell>
          <table:table-cell office:value-type="string">
            <text:p>121/y: 55/56</text:p>
          </table:table-cell>
          <table:table-cell office:value-type="string">
            <text:p>122/z: 56/57</text:p>
          </table:table-cell>
          <table:table-cell office:value-type="string">
            <text:p>123/{: 57/58</text:p>
          </table:table-cell>
          <table:table-cell office:value-type="string">
            <text:p>124/|: 58/58</text:p>
          </table:table-cell>
          <table:table-cell office:value-type="string">
            <text:p>125/}: 59/59</text:p>
          </table:table-cell>
          <table:table-cell office:value-type="string">
            <text:p>126/~: 60/6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1">
            <text:p>61</text:p>
          </table:table-cell>
          <table:table-cell office:value-type="string">
            <text:p>count:</text:p>
          </table:table-cell>
          <table:table-cell office:value-type="float" office:value="560">
            <text:p>560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4/7</text:p>
          </table:table-cell>
          <table:table-cell office:value-type="string">
            <text:p>44/,: 4/7</text:p>
          </table:table-cell>
          <table:table-cell office:value-type="string">
            <text:p>45/-: 4/8</text:p>
          </table:table-cell>
          <table:table-cell office:value-type="string">
            <text:p>46/.: 4/9</text:p>
          </table:table-cell>
          <table:table-cell office:value-type="string">
            <text:p>47//: 4/9</text:p>
          </table:table-cell>
          <table:table-cell office:value-type="string">
            <text:p>48/0: 5/10</text:p>
          </table:table-cell>
          <table:table-cell office:value-type="string">
            <text:p>49/1: 6/11</text:p>
          </table:table-cell>
          <table:table-cell office:value-type="string">
            <text:p>50/2: 6/11</text:p>
          </table:table-cell>
          <table:table-cell office:value-type="string">
            <text:p>51/3: 7/12</text:p>
          </table:table-cell>
          <table:table-cell office:value-type="string">
            <text:p>52/4: 8/13</text:p>
          </table:table-cell>
          <table:table-cell office:value-type="string">
            <text:p>53/5: 6/13</text:p>
          </table:table-cell>
          <table:table-cell office:value-type="string">
            <text:p>54/6: 7/14</text:p>
          </table:table-cell>
          <table:table-cell office:value-type="string">
            <text:p>55/7: 8/14</text:p>
          </table:table-cell>
          <table:table-cell office:value-type="string">
            <text:p>56/8: 9/15</text:p>
          </table:table-cell>
          <table:table-cell office:value-type="string">
            <text:p>57/9: 11/16</text:p>
          </table:table-cell>
          <table:table-cell office:value-type="string">
            <text:p>58/:: 10/16</text:p>
          </table:table-cell>
          <table:table-cell office:value-type="string">
            <text:p>59/;: 11/17</text:p>
          </table:table-cell>
          <table:table-cell office:value-type="string">
            <text:p>60/&lt;: 12/18</text:p>
          </table:table-cell>
          <table:table-cell office:value-type="string">
            <text:p>61/=: 13/18</text:p>
          </table:table-cell>
          <table:table-cell office:value-type="string">
            <text:p>62/&gt;: 14/19</text:p>
          </table:table-cell>
          <table:table-cell office:value-type="string">
            <text:p>63/?: 14/20</text:p>
          </table:table-cell>
          <table:table-cell office:value-type="string">
            <text:p>64/@: 15/20</text:p>
          </table:table-cell>
          <table:table-cell office:value-type="string">
            <text:p>65/A: 16/21</text:p>
          </table:table-cell>
          <table:table-cell office:value-type="string">
            <text:p>66/B: 16/22</text:p>
          </table:table-cell>
          <table:table-cell office:value-type="string">
            <text:p>67/C: 18/22</text:p>
          </table:table-cell>
          <table:table-cell office:value-type="string">
            <text:p>68/D: 17/23</text:p>
          </table:table-cell>
          <table:table-cell office:value-type="string">
            <text:p>69/E: 19/24</text:p>
          </table:table-cell>
          <table:table-cell office:value-type="string">
            <text:p>70/F: 18/24</text:p>
          </table:table-cell>
          <table:table-cell office:value-type="string">
            <text:p>71/G: 19/25</text:p>
          </table:table-cell>
          <table:table-cell office:value-type="string">
            <text:p>72/H: 19/26</text:p>
          </table:table-cell>
          <table:table-cell office:value-type="string">
            <text:p>73/I: 20/26</text:p>
          </table:table-cell>
          <table:table-cell office:value-type="string">
            <text:p>74/J: 21/27</text:p>
          </table:table-cell>
          <table:table-cell office:value-type="string">
            <text:p>75/K: 22/28</text:p>
          </table:table-cell>
          <table:table-cell office:value-type="string">
            <text:p>76/L: 23/28</text:p>
          </table:table-cell>
          <table:table-cell office:value-type="string">
            <text:p>77/M: 22/29</text:p>
          </table:table-cell>
          <table:table-cell office:value-type="string">
            <text:p>78/N: 23/29</text:p>
          </table:table-cell>
          <table:table-cell office:value-type="string">
            <text:p>79/O: 24/30</text:p>
          </table:table-cell>
          <table:table-cell office:value-type="string">
            <text:p>80/P: 24/31</text:p>
          </table:table-cell>
          <table:table-cell office:value-type="string">
            <text:p>81/Q: 25/31</text:p>
          </table:table-cell>
          <table:table-cell office:value-type="string">
            <text:p>82/R: 26/32</text:p>
          </table:table-cell>
          <table:table-cell office:value-type="string">
            <text:p>83/S: 27/33</text:p>
          </table:table-cell>
          <table:table-cell office:value-type="string">
            <text:p>84/T: 27/33</text:p>
          </table:table-cell>
          <table:table-cell office:value-type="string">
            <text:p>85/U: 28/34</text:p>
          </table:table-cell>
          <table:table-cell office:value-type="string">
            <text:p>86/V: 29/35</text:p>
          </table:table-cell>
          <table:table-cell office:value-type="string">
            <text:p>87/W: 30/35</text:p>
          </table:table-cell>
          <table:table-cell office:value-type="string">
            <text:p>88/X: 31/36</text:p>
          </table:table-cell>
          <table:table-cell office:value-type="string">
            <text:p>89/Y: 31/37</text:p>
          </table:table-cell>
          <table:table-cell office:value-type="string">
            <text:p>90/Z: 32/37</text:p>
          </table:table-cell>
          <table:table-cell office:value-type="string">
            <text:p>91/[: 32/38</text:p>
          </table:table-cell>
          <table:table-cell office:value-type="string">
            <text:p>92/\: 33/39</text:p>
          </table:table-cell>
          <table:table-cell office:value-type="string">
            <text:p>93/]: 34/39</text:p>
          </table:table-cell>
          <table:table-cell office:value-type="string">
            <text:p>94/^: 35/40</text:p>
          </table:table-cell>
          <table:table-cell office:value-type="string">
            <text:p>95/_: 36/41</text:p>
          </table:table-cell>
          <table:table-cell office:value-type="string">
            <text:p>96/`: 37/41</text:p>
          </table:table-cell>
          <table:table-cell office:value-type="string">
            <text:p>97/a: 37/42</text:p>
          </table:table-cell>
          <table:table-cell office:value-type="string">
            <text:p>98/b: 38/42</text:p>
          </table:table-cell>
          <table:table-cell office:value-type="string">
            <text:p>99/c: 38/43</text:p>
          </table:table-cell>
          <table:table-cell office:value-type="string">
            <text:p>100/d: 39/44</text:p>
          </table:table-cell>
          <table:table-cell office:value-type="string">
            <text:p>101/e: 39/44</text:p>
          </table:table-cell>
          <table:table-cell office:value-type="string">
            <text:p>102/f: 40/45</text:p>
          </table:table-cell>
          <table:table-cell office:value-type="string">
            <text:p>103/g: 41/46</text:p>
          </table:table-cell>
          <table:table-cell office:value-type="string">
            <text:p>104/h: 42/46</text:p>
          </table:table-cell>
          <table:table-cell office:value-type="string">
            <text:p>105/i: 42/47</text:p>
          </table:table-cell>
          <table:table-cell office:value-type="string">
            <text:p>106/j: 43/48</text:p>
          </table:table-cell>
          <table:table-cell office:value-type="string">
            <text:p>107/k: 45/48</text:p>
          </table:table-cell>
          <table:table-cell office:value-type="string">
            <text:p>108/l: 44/49</text:p>
          </table:table-cell>
          <table:table-cell office:value-type="string">
            <text:p>109/m: 45/49</text:p>
          </table:table-cell>
          <table:table-cell office:value-type="string">
            <text:p>110/n: 46/50</text:p>
          </table:table-cell>
          <table:table-cell office:value-type="string">
            <text:p>111/o: 47/51</text:p>
          </table:table-cell>
          <table:table-cell office:value-type="string">
            <text:p>112/p: 48/51</text:p>
          </table:table-cell>
          <table:table-cell office:value-type="string">
            <text:p>113/q: 49/52</text:p>
          </table:table-cell>
          <table:table-cell office:value-type="string">
            <text:p>114/r: 49/53</text:p>
          </table:table-cell>
          <table:table-cell office:value-type="string">
            <text:p>115/s: 50/53</text:p>
          </table:table-cell>
          <table:table-cell office:value-type="string">
            <text:p>116/t: 51/54</text:p>
          </table:table-cell>
          <table:table-cell office:value-type="string">
            <text:p>117/u: 52/55</text:p>
          </table:table-cell>
          <table:table-cell office:value-type="string">
            <text:p>118/v: 53/55</text:p>
          </table:table-cell>
          <table:table-cell office:value-type="string">
            <text:p>119/w: 54/56</text:p>
          </table:table-cell>
          <table:table-cell office:value-type="string">
            <text:p>120/x: 55/57</text:p>
          </table:table-cell>
          <table:table-cell office:value-type="string">
            <text:p>121/y: 56/57</text:p>
          </table:table-cell>
          <table:table-cell office:value-type="string">
            <text:p>122/z: 57/58</text:p>
          </table:table-cell>
          <table:table-cell office:value-type="string">
            <text:p>123/{: 58/59</text:p>
          </table:table-cell>
          <table:table-cell office:value-type="string">
            <text:p>124/|: 59/59</text:p>
          </table:table-cell>
          <table:table-cell office:value-type="string">
            <text:p>125/}: 60/60</text:p>
          </table:table-cell>
          <table:table-cell office:value-type="string">
            <text:p>126/~: 61/6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2">
            <text:p>62</text:p>
          </table:table-cell>
          <table:table-cell office:value-type="string">
            <text:p>count:</text:p>
          </table:table-cell>
          <table:table-cell office:value-type="float" office:value="694">
            <text:p>69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0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3/7</text:p>
          </table:table-cell>
          <table:table-cell office:value-type="string">
            <text:p>44/,: 4/7</text:p>
          </table:table-cell>
          <table:table-cell office:value-type="string">
            <text:p>45/-: 3/8</text:p>
          </table:table-cell>
          <table:table-cell office:value-type="string">
            <text:p>46/.: 4/9</text:p>
          </table:table-cell>
          <table:table-cell office:value-type="string">
            <text:p>47//: 5/10</text:p>
          </table:table-cell>
          <table:table-cell office:value-type="string">
            <text:p>48/0: 6/10</text:p>
          </table:table-cell>
          <table:table-cell office:value-type="string">
            <text:p>49/1: 6/11</text:p>
          </table:table-cell>
          <table:table-cell office:value-type="string">
            <text:p>50/2: 6/12</text:p>
          </table:table-cell>
          <table:table-cell office:value-type="string">
            <text:p>51/3: 7/12</text:p>
          </table:table-cell>
          <table:table-cell office:value-type="string">
            <text:p>52/4: 7/13</text:p>
          </table:table-cell>
          <table:table-cell office:value-type="string">
            <text:p>53/5: 8/13</text:p>
          </table:table-cell>
          <table:table-cell office:value-type="string">
            <text:p>54/6: 9/14</text:p>
          </table:table-cell>
          <table:table-cell office:value-type="string">
            <text:p>55/7: 10/15</text:p>
          </table:table-cell>
          <table:table-cell office:value-type="string">
            <text:p>56/8: 10/15</text:p>
          </table:table-cell>
          <table:table-cell office:value-type="string">
            <text:p>57/9: 10/16</text:p>
          </table:table-cell>
          <table:table-cell office:value-type="string">
            <text:p>58/:: 10/17</text:p>
          </table:table-cell>
          <table:table-cell office:value-type="string">
            <text:p>59/;: 11/17</text:p>
          </table:table-cell>
          <table:table-cell office:value-type="string">
            <text:p>60/&lt;: 11/18</text:p>
          </table:table-cell>
          <table:table-cell office:value-type="string">
            <text:p>61/=: 12/19</text:p>
          </table:table-cell>
          <table:table-cell office:value-type="string">
            <text:p>62/&gt;: 13/19</text:p>
          </table:table-cell>
          <table:table-cell office:value-type="string">
            <text:p>63/?: 14/20</text:p>
          </table:table-cell>
          <table:table-cell office:value-type="string">
            <text:p>64/@: 15/21</text:p>
          </table:table-cell>
          <table:table-cell office:value-type="string">
            <text:p>65/A: 16/21</text:p>
          </table:table-cell>
          <table:table-cell office:value-type="string">
            <text:p>66/B: 17/22</text:p>
          </table:table-cell>
          <table:table-cell office:value-type="string">
            <text:p>67/C: 17/23</text:p>
          </table:table-cell>
          <table:table-cell office:value-type="string">
            <text:p>68/D: 18/23</text:p>
          </table:table-cell>
          <table:table-cell office:value-type="string">
            <text:p>69/E: 18/24</text:p>
          </table:table-cell>
          <table:table-cell office:value-type="string">
            <text:p>70/F: 20/25</text:p>
          </table:table-cell>
          <table:table-cell office:value-type="string">
            <text:p>71/G: 19/25</text:p>
          </table:table-cell>
          <table:table-cell office:value-type="string">
            <text:p>72/H: 21/26</text:p>
          </table:table-cell>
          <table:table-cell office:value-type="string">
            <text:p>73/I: 20/27</text:p>
          </table:table-cell>
          <table:table-cell office:value-type="string">
            <text:p>74/J: 21/27</text:p>
          </table:table-cell>
          <table:table-cell office:value-type="string">
            <text:p>75/K: 22/28</text:p>
          </table:table-cell>
          <table:table-cell office:value-type="string">
            <text:p>76/L: 23/29</text:p>
          </table:table-cell>
          <table:table-cell office:value-type="string">
            <text:p>77/M: 23/29</text:p>
          </table:table-cell>
          <table:table-cell office:value-type="string">
            <text:p>78/N: 24/30</text:p>
          </table:table-cell>
          <table:table-cell office:value-type="string">
            <text:p>79/O: 25/31</text:p>
          </table:table-cell>
          <table:table-cell office:value-type="string">
            <text:p>80/P: 26/31</text:p>
          </table:table-cell>
          <table:table-cell office:value-type="string">
            <text:p>81/Q: 26/32</text:p>
          </table:table-cell>
          <table:table-cell office:value-type="string">
            <text:p>82/R: 27/33</text:p>
          </table:table-cell>
          <table:table-cell office:value-type="string">
            <text:p>83/S: 27/33</text:p>
          </table:table-cell>
          <table:table-cell office:value-type="string">
            <text:p>84/T: 28/34</text:p>
          </table:table-cell>
          <table:table-cell office:value-type="string">
            <text:p>85/U: 28/35</text:p>
          </table:table-cell>
          <table:table-cell office:value-type="string">
            <text:p>86/V: 29/35</text:p>
          </table:table-cell>
          <table:table-cell office:value-type="string">
            <text:p>87/W: 30/36</text:p>
          </table:table-cell>
          <table:table-cell office:value-type="string">
            <text:p>88/X: 31/37</text:p>
          </table:table-cell>
          <table:table-cell office:value-type="string">
            <text:p>89/Y: 32/37</text:p>
          </table:table-cell>
          <table:table-cell office:value-type="string">
            <text:p>90/Z: 32/38</text:p>
          </table:table-cell>
          <table:table-cell office:value-type="string">
            <text:p>91/[: 33/38</text:p>
          </table:table-cell>
          <table:table-cell office:value-type="string">
            <text:p>92/\: 34/39</text:p>
          </table:table-cell>
          <table:table-cell office:value-type="string">
            <text:p>93/]: 34/40</text:p>
          </table:table-cell>
          <table:table-cell office:value-type="string">
            <text:p>94/^: 35/41</text:p>
          </table:table-cell>
          <table:table-cell office:value-type="string">
            <text:p>95/_: 36/41</text:p>
          </table:table-cell>
          <table:table-cell office:value-type="string">
            <text:p>96/`: 36/42</text:p>
          </table:table-cell>
          <table:table-cell office:value-type="string">
            <text:p>97/a: 37/43</text:p>
          </table:table-cell>
          <table:table-cell office:value-type="string">
            <text:p>98/b: 38/43</text:p>
          </table:table-cell>
          <table:table-cell office:value-type="string">
            <text:p>99/c: 38/44</text:p>
          </table:table-cell>
          <table:table-cell office:value-type="string">
            <text:p>100/d: 39/44</text:p>
          </table:table-cell>
          <table:table-cell office:value-type="string">
            <text:p>101/e: 40/45</text:p>
          </table:table-cell>
          <table:table-cell office:value-type="string">
            <text:p>102/f: 41/46</text:p>
          </table:table-cell>
          <table:table-cell office:value-type="string">
            <text:p>103/g: 42/46</text:p>
          </table:table-cell>
          <table:table-cell office:value-type="string">
            <text:p>104/h: 42/47</text:p>
          </table:table-cell>
          <table:table-cell office:value-type="string">
            <text:p>105/i: 43/48</text:p>
          </table:table-cell>
          <table:table-cell office:value-type="string">
            <text:p>106/j: 44/48</text:p>
          </table:table-cell>
          <table:table-cell office:value-type="string">
            <text:p>107/k: 45/49</text:p>
          </table:table-cell>
          <table:table-cell office:value-type="string">
            <text:p>108/l: 45/50</text:p>
          </table:table-cell>
          <table:table-cell office:value-type="string">
            <text:p>109/m: 46/50</text:p>
          </table:table-cell>
          <table:table-cell office:value-type="string">
            <text:p>110/n: 47/51</text:p>
          </table:table-cell>
          <table:table-cell office:value-type="string">
            <text:p>111/o: 48/52</text:p>
          </table:table-cell>
          <table:table-cell office:value-type="string">
            <text:p>112/p: 49/52</text:p>
          </table:table-cell>
          <table:table-cell office:value-type="string">
            <text:p>113/q: 49/53</text:p>
          </table:table-cell>
          <table:table-cell office:value-type="string">
            <text:p>114/r: 50/54</text:p>
          </table:table-cell>
          <table:table-cell office:value-type="string">
            <text:p>115/s: 51/54</text:p>
          </table:table-cell>
          <table:table-cell office:value-type="string">
            <text:p>116/t: 52/55</text:p>
          </table:table-cell>
          <table:table-cell office:value-type="string">
            <text:p>117/u: 53/56</text:p>
          </table:table-cell>
          <table:table-cell office:value-type="string">
            <text:p>118/v: 54/56</text:p>
          </table:table-cell>
          <table:table-cell office:value-type="string">
            <text:p>119/w: 55/57</text:p>
          </table:table-cell>
          <table:table-cell office:value-type="string">
            <text:p>120/x: 56/58</text:p>
          </table:table-cell>
          <table:table-cell office:value-type="string">
            <text:p>121/y: 57/58</text:p>
          </table:table-cell>
          <table:table-cell office:value-type="string">
            <text:p>122/z: 58/59</text:p>
          </table:table-cell>
          <table:table-cell office:value-type="string">
            <text:p>123/{: 59/60</text:p>
          </table:table-cell>
          <table:table-cell office:value-type="string">
            <text:p>124/|: 60/60</text:p>
          </table:table-cell>
          <table:table-cell office:value-type="string">
            <text:p>125/}: 61/61</text:p>
          </table:table-cell>
          <table:table-cell office:value-type="string">
            <text:p>126/~: 62/6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3">
            <text:p>63</text:p>
          </table:table-cell>
          <table:table-cell office:value-type="string">
            <text:p>count:</text:p>
          </table:table-cell>
          <table:table-cell office:value-type="float" office:value="767">
            <text:p>76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1/5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3/7</text:p>
          </table:table-cell>
          <table:table-cell office:value-type="string">
            <text:p>44/,: 3/8</text:p>
          </table:table-cell>
          <table:table-cell office:value-type="string">
            <text:p>45/-: 4/8</text:p>
          </table:table-cell>
          <table:table-cell office:value-type="string">
            <text:p>46/.: 5/9</text:p>
          </table:table-cell>
          <table:table-cell office:value-type="string">
            <text:p>47//: 5/10</text:p>
          </table:table-cell>
          <table:table-cell office:value-type="string">
            <text:p>48/0: 6/10</text:p>
          </table:table-cell>
          <table:table-cell office:value-type="string">
            <text:p>49/1: 7/11</text:p>
          </table:table-cell>
          <table:table-cell office:value-type="string">
            <text:p>50/2: 8/12</text:p>
          </table:table-cell>
          <table:table-cell office:value-type="string">
            <text:p>51/3: 8/12</text:p>
          </table:table-cell>
          <table:table-cell office:value-type="string">
            <text:p>52/4: 8/13</text:p>
          </table:table-cell>
          <table:table-cell office:value-type="string">
            <text:p>53/5: 9/14</text:p>
          </table:table-cell>
          <table:table-cell office:value-type="string">
            <text:p>54/6: 10/14</text:p>
          </table:table-cell>
          <table:table-cell office:value-type="string">
            <text:p>55/7: 10/15</text:p>
          </table:table-cell>
          <table:table-cell office:value-type="string">
            <text:p>56/8: 11/16</text:p>
          </table:table-cell>
          <table:table-cell office:value-type="string">
            <text:p>57/9: 11/16</text:p>
          </table:table-cell>
          <table:table-cell office:value-type="string">
            <text:p>58/:: 12/17</text:p>
          </table:table-cell>
          <table:table-cell office:value-type="string">
            <text:p>59/;: 13/18</text:p>
          </table:table-cell>
          <table:table-cell office:value-type="string">
            <text:p>60/&lt;: 13/18</text:p>
          </table:table-cell>
          <table:table-cell office:value-type="string">
            <text:p>61/=: 14/19</text:p>
          </table:table-cell>
          <table:table-cell office:value-type="string">
            <text:p>62/&gt;: 12/20</text:p>
          </table:table-cell>
          <table:table-cell office:value-type="string">
            <text:p>63/?: 13/20</text:p>
          </table:table-cell>
          <table:table-cell office:value-type="string">
            <text:p>64/@: 14/21</text:p>
          </table:table-cell>
          <table:table-cell office:value-type="string">
            <text:p>65/A: 15/22</text:p>
          </table:table-cell>
          <table:table-cell office:value-type="string">
            <text:p>66/B: 16/22</text:p>
          </table:table-cell>
          <table:table-cell office:value-type="string">
            <text:p>67/C: 17/23</text:p>
          </table:table-cell>
          <table:table-cell office:value-type="string">
            <text:p>68/D: 18/24</text:p>
          </table:table-cell>
          <table:table-cell office:value-type="string">
            <text:p>69/E: 19/24</text:p>
          </table:table-cell>
          <table:table-cell office:value-type="string">
            <text:p>70/F: 19/25</text:p>
          </table:table-cell>
          <table:table-cell office:value-type="string">
            <text:p>71/G: 20/26</text:p>
          </table:table-cell>
          <table:table-cell office:value-type="string">
            <text:p>72/H: 20/26</text:p>
          </table:table-cell>
          <table:table-cell office:value-type="string">
            <text:p>73/I: 21/27</text:p>
          </table:table-cell>
          <table:table-cell office:value-type="string">
            <text:p>74/J: 22/28</text:p>
          </table:table-cell>
          <table:table-cell office:value-type="string">
            <text:p>75/K: 22/28</text:p>
          </table:table-cell>
          <table:table-cell office:value-type="string">
            <text:p>76/L: 23/29</text:p>
          </table:table-cell>
          <table:table-cell office:value-type="string">
            <text:p>77/M: 23/30</text:p>
          </table:table-cell>
          <table:table-cell office:value-type="string">
            <text:p>78/N: 24/30</text:p>
          </table:table-cell>
          <table:table-cell office:value-type="string">
            <text:p>79/O: 25/31</text:p>
          </table:table-cell>
          <table:table-cell office:value-type="string">
            <text:p>80/P: 26/32</text:p>
          </table:table-cell>
          <table:table-cell office:value-type="string">
            <text:p>81/Q: 27/32</text:p>
          </table:table-cell>
          <table:table-cell office:value-type="string">
            <text:p>82/R: 26/33</text:p>
          </table:table-cell>
          <table:table-cell office:value-type="string">
            <text:p>83/S: 28/34</text:p>
          </table:table-cell>
          <table:table-cell office:value-type="string">
            <text:p>84/T: 27/34</text:p>
          </table:table-cell>
          <table:table-cell office:value-type="string">
            <text:p>85/U: 28/35</text:p>
          </table:table-cell>
          <table:table-cell office:value-type="string">
            <text:p>86/V: 29/36</text:p>
          </table:table-cell>
          <table:table-cell office:value-type="string">
            <text:p>87/W: 30/36</text:p>
          </table:table-cell>
          <table:table-cell office:value-type="string">
            <text:p>88/X: 31/37</text:p>
          </table:table-cell>
          <table:table-cell office:value-type="string">
            <text:p>89/Y: 32/38</text:p>
          </table:table-cell>
          <table:table-cell office:value-type="string">
            <text:p>90/Z: 33/38</text:p>
          </table:table-cell>
          <table:table-cell office:value-type="string">
            <text:p>91/[: 33/39</text:p>
          </table:table-cell>
          <table:table-cell office:value-type="string">
            <text:p>92/\: 35/40</text:p>
          </table:table-cell>
          <table:table-cell office:value-type="string">
            <text:p>93/]: 34/41</text:p>
          </table:table-cell>
          <table:table-cell office:value-type="string">
            <text:p>94/^: 35/41</text:p>
          </table:table-cell>
          <table:table-cell office:value-type="string">
            <text:p>95/_: 36/42</text:p>
          </table:table-cell>
          <table:table-cell office:value-type="string">
            <text:p>96/`: 37/42</text:p>
          </table:table-cell>
          <table:table-cell office:value-type="string">
            <text:p>97/a: 38/43</text:p>
          </table:table-cell>
          <table:table-cell office:value-type="string">
            <text:p>98/b: 39/44</text:p>
          </table:table-cell>
          <table:table-cell office:value-type="string">
            <text:p>99/c: 39/44</text:p>
          </table:table-cell>
          <table:table-cell office:value-type="string">
            <text:p>100/d: 40/45</text:p>
          </table:table-cell>
          <table:table-cell office:value-type="string">
            <text:p>101/e: 41/46</text:p>
          </table:table-cell>
          <table:table-cell office:value-type="string">
            <text:p>102/f: 42/47</text:p>
          </table:table-cell>
          <table:table-cell office:value-type="string">
            <text:p>103/g: 42/47</text:p>
          </table:table-cell>
          <table:table-cell office:value-type="string">
            <text:p>104/h: 42/48</text:p>
          </table:table-cell>
          <table:table-cell office:value-type="string">
            <text:p>105/i: 43/48</text:p>
          </table:table-cell>
          <table:table-cell office:value-type="string">
            <text:p>106/j: 44/49</text:p>
          </table:table-cell>
          <table:table-cell office:value-type="string">
            <text:p>107/k: 45/50</text:p>
          </table:table-cell>
          <table:table-cell office:value-type="string">
            <text:p>108/l: 46/51</text:p>
          </table:table-cell>
          <table:table-cell office:value-type="string">
            <text:p>109/m: 47/51</text:p>
          </table:table-cell>
          <table:table-cell office:value-type="string">
            <text:p>110/n: 48/52</text:p>
          </table:table-cell>
          <table:table-cell office:value-type="string">
            <text:p>111/o: 49/52</text:p>
          </table:table-cell>
          <table:table-cell office:value-type="string">
            <text:p>112/p: 50/53</text:p>
          </table:table-cell>
          <table:table-cell office:value-type="string">
            <text:p>113/q: 51/54</text:p>
          </table:table-cell>
          <table:table-cell office:value-type="string">
            <text:p>114/r: 51/54</text:p>
          </table:table-cell>
          <table:table-cell office:value-type="string">
            <text:p>115/s: 52/55</text:p>
          </table:table-cell>
          <table:table-cell office:value-type="string">
            <text:p>116/t: 53/56</text:p>
          </table:table-cell>
          <table:table-cell office:value-type="string">
            <text:p>117/u: 54/57</text:p>
          </table:table-cell>
          <table:table-cell office:value-type="string">
            <text:p>118/v: 55/57</text:p>
          </table:table-cell>
          <table:table-cell office:value-type="string">
            <text:p>119/w: 56/58</text:p>
          </table:table-cell>
          <table:table-cell office:value-type="string">
            <text:p>120/x: 57/59</text:p>
          </table:table-cell>
          <table:table-cell office:value-type="string">
            <text:p>121/y: 58/59</text:p>
          </table:table-cell>
          <table:table-cell office:value-type="string">
            <text:p>122/z: 59/60</text:p>
          </table:table-cell>
          <table:table-cell office:value-type="string">
            <text:p>123/{: 60/61</text:p>
          </table:table-cell>
          <table:table-cell office:value-type="string">
            <text:p>124/|: 61/61</text:p>
          </table:table-cell>
          <table:table-cell office:value-type="string">
            <text:p>125/}: 62/62</text:p>
          </table:table-cell>
          <table:table-cell office:value-type="string">
            <text:p>126/~: 63/6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4">
            <text:p>64</text:p>
          </table:table-cell>
          <table:table-cell office:value-type="string">
            <text:p>count:</text:p>
          </table:table-cell>
          <table:table-cell office:value-type="float" office:value="845">
            <text:p>84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1/4</text:p>
          </table:table-cell>
          <table:table-cell office:value-type="string">
            <text:p>40/(: 0/5</text:p>
          </table:table-cell>
          <table:table-cell office:value-type="string">
            <text:p>41/): 1/6</text:p>
          </table:table-cell>
          <table:table-cell office:value-type="string">
            <text:p>42/*: 3/6</text:p>
          </table:table-cell>
          <table:table-cell office:value-type="string">
            <text:p>43/+: 2/7</text:p>
          </table:table-cell>
          <table:table-cell office:value-type="string">
            <text:p>44/,: 3/8</text:p>
          </table:table-cell>
          <table:table-cell office:value-type="string">
            <text:p>45/-: 3/8</text:p>
          </table:table-cell>
          <table:table-cell office:value-type="string">
            <text:p>46/.: 4/9</text:p>
          </table:table-cell>
          <table:table-cell office:value-type="string">
            <text:p>47//: 5/10</text:p>
          </table:table-cell>
          <table:table-cell office:value-type="string">
            <text:p>48/0: 4/10</text:p>
          </table:table-cell>
          <table:table-cell office:value-type="string">
            <text:p>49/1: 6/11</text:p>
          </table:table-cell>
          <table:table-cell office:value-type="string">
            <text:p>50/2: 5/12</text:p>
          </table:table-cell>
          <table:table-cell office:value-type="string">
            <text:p>51/3: 6/12</text:p>
          </table:table-cell>
          <table:table-cell office:value-type="string">
            <text:p>52/4: 7/13</text:p>
          </table:table-cell>
          <table:table-cell office:value-type="string">
            <text:p>53/5: 9/14</text:p>
          </table:table-cell>
          <table:table-cell office:value-type="string">
            <text:p>54/6: 10/14</text:p>
          </table:table-cell>
          <table:table-cell office:value-type="string">
            <text:p>55/7: 8/15</text:p>
          </table:table-cell>
          <table:table-cell office:value-type="string">
            <text:p>56/8: 9/16</text:p>
          </table:table-cell>
          <table:table-cell office:value-type="string">
            <text:p>57/9: 12/17</text:p>
          </table:table-cell>
          <table:table-cell office:value-type="string">
            <text:p>58/:: 10/17</text:p>
          </table:table-cell>
          <table:table-cell office:value-type="string">
            <text:p>59/;: 13/18</text:p>
          </table:table-cell>
          <table:table-cell office:value-type="string">
            <text:p>60/&lt;: 11/18</text:p>
          </table:table-cell>
          <table:table-cell office:value-type="string">
            <text:p>61/=: 12/19</text:p>
          </table:table-cell>
          <table:table-cell office:value-type="string">
            <text:p>62/&gt;: 13/20</text:p>
          </table:table-cell>
          <table:table-cell office:value-type="string">
            <text:p>63/?: 14/21</text:p>
          </table:table-cell>
          <table:table-cell office:value-type="string">
            <text:p>64/@: 15/21</text:p>
          </table:table-cell>
          <table:table-cell office:value-type="string">
            <text:p>65/A: 16/22</text:p>
          </table:table-cell>
          <table:table-cell office:value-type="string">
            <text:p>66/B: 17/23</text:p>
          </table:table-cell>
          <table:table-cell office:value-type="string">
            <text:p>67/C: 17/23</text:p>
          </table:table-cell>
          <table:table-cell office:value-type="string">
            <text:p>68/D: 18/24</text:p>
          </table:table-cell>
          <table:table-cell office:value-type="string">
            <text:p>69/E: 19/25</text:p>
          </table:table-cell>
          <table:table-cell office:value-type="string">
            <text:p>70/F: 19/25</text:p>
          </table:table-cell>
          <table:table-cell office:value-type="string">
            <text:p>71/G: 20/26</text:p>
          </table:table-cell>
          <table:table-cell office:value-type="string">
            <text:p>72/H: 21/27</text:p>
          </table:table-cell>
          <table:table-cell office:value-type="string">
            <text:p>73/I: 21/27</text:p>
          </table:table-cell>
          <table:table-cell office:value-type="string">
            <text:p>74/J: 22/28</text:p>
          </table:table-cell>
          <table:table-cell office:value-type="string">
            <text:p>75/K: 23/29</text:p>
          </table:table-cell>
          <table:table-cell office:value-type="string">
            <text:p>76/L: 24/29</text:p>
          </table:table-cell>
          <table:table-cell office:value-type="string">
            <text:p>77/M: 24/30</text:p>
          </table:table-cell>
          <table:table-cell office:value-type="string">
            <text:p>78/N: 25/31</text:p>
          </table:table-cell>
          <table:table-cell office:value-type="string">
            <text:p>79/O: 26/31</text:p>
          </table:table-cell>
          <table:table-cell office:value-type="string">
            <text:p>80/P: 26/32</text:p>
          </table:table-cell>
          <table:table-cell office:value-type="string">
            <text:p>81/Q: 27/33</text:p>
          </table:table-cell>
          <table:table-cell office:value-type="string">
            <text:p>82/R: 27/33</text:p>
          </table:table-cell>
          <table:table-cell office:value-type="string">
            <text:p>83/S: 28/34</text:p>
          </table:table-cell>
          <table:table-cell office:value-type="string">
            <text:p>84/T: 29/35</text:p>
          </table:table-cell>
          <table:table-cell office:value-type="string">
            <text:p>85/U: 29/35</text:p>
          </table:table-cell>
          <table:table-cell office:value-type="string">
            <text:p>86/V: 30/36</text:p>
          </table:table-cell>
          <table:table-cell office:value-type="string">
            <text:p>87/W: 31/37</text:p>
          </table:table-cell>
          <table:table-cell office:value-type="string">
            <text:p>88/X: 31/38</text:p>
          </table:table-cell>
          <table:table-cell office:value-type="string">
            <text:p>89/Y: 32/38</text:p>
          </table:table-cell>
          <table:table-cell office:value-type="string">
            <text:p>90/Z: 33/39</text:p>
          </table:table-cell>
          <table:table-cell office:value-type="string">
            <text:p>91/[: 33/40</text:p>
          </table:table-cell>
          <table:table-cell office:value-type="string">
            <text:p>92/\: 34/40</text:p>
          </table:table-cell>
          <table:table-cell office:value-type="string">
            <text:p>93/]: 35/41</text:p>
          </table:table-cell>
          <table:table-cell office:value-type="string">
            <text:p>94/^: 36/42</text:p>
          </table:table-cell>
          <table:table-cell office:value-type="string">
            <text:p>95/_: 37/42</text:p>
          </table:table-cell>
          <table:table-cell office:value-type="string">
            <text:p>96/`: 37/43</text:p>
          </table:table-cell>
          <table:table-cell office:value-type="string">
            <text:p>97/a: 38/44</text:p>
          </table:table-cell>
          <table:table-cell office:value-type="string">
            <text:p>98/b: 39/44</text:p>
          </table:table-cell>
          <table:table-cell office:value-type="string">
            <text:p>99/c: 38/45</text:p>
          </table:table-cell>
          <table:table-cell office:value-type="string">
            <text:p>100/d: 39/46</text:p>
          </table:table-cell>
          <table:table-cell office:value-type="string">
            <text:p>101/e: 40/46</text:p>
          </table:table-cell>
          <table:table-cell office:value-type="string">
            <text:p>102/f: 41/47</text:p>
          </table:table-cell>
          <table:table-cell office:value-type="string">
            <text:p>103/g: 42/48</text:p>
          </table:table-cell>
          <table:table-cell office:value-type="string">
            <text:p>104/h: 43/48</text:p>
          </table:table-cell>
          <table:table-cell office:value-type="string">
            <text:p>105/i: 44/49</text:p>
          </table:table-cell>
          <table:table-cell office:value-type="string">
            <text:p>106/j: 45/50</text:p>
          </table:table-cell>
          <table:table-cell office:value-type="string">
            <text:p>107/k: 46/50</text:p>
          </table:table-cell>
          <table:table-cell office:value-type="string">
            <text:p>108/l: 46/51</text:p>
          </table:table-cell>
          <table:table-cell office:value-type="string">
            <text:p>109/m: 47/52</text:p>
          </table:table-cell>
          <table:table-cell office:value-type="string">
            <text:p>110/n: 48/53</text:p>
          </table:table-cell>
          <table:table-cell office:value-type="string">
            <text:p>111/o: 49/53</text:p>
          </table:table-cell>
          <table:table-cell office:value-type="string">
            <text:p>112/p: 50/54</text:p>
          </table:table-cell>
          <table:table-cell office:value-type="string">
            <text:p>113/q: 51/55</text:p>
          </table:table-cell>
          <table:table-cell office:value-type="string">
            <text:p>114/r: 52/55</text:p>
          </table:table-cell>
          <table:table-cell office:value-type="string">
            <text:p>115/s: 53/56</text:p>
          </table:table-cell>
          <table:table-cell office:value-type="string">
            <text:p>116/t: 54/57</text:p>
          </table:table-cell>
          <table:table-cell office:value-type="string">
            <text:p>117/u: 55/57</text:p>
          </table:table-cell>
          <table:table-cell office:value-type="string">
            <text:p>118/v: 56/58</text:p>
          </table:table-cell>
          <table:table-cell office:value-type="string">
            <text:p>119/w: 57/59</text:p>
          </table:table-cell>
          <table:table-cell office:value-type="string">
            <text:p>120/x: 58/59</text:p>
          </table:table-cell>
          <table:table-cell office:value-type="string">
            <text:p>121/y: 59/60</text:p>
          </table:table-cell>
          <table:table-cell office:value-type="string">
            <text:p>122/z: 60/61</text:p>
          </table:table-cell>
          <table:table-cell office:value-type="string">
            <text:p>123/{: 61/61</text:p>
          </table:table-cell>
          <table:table-cell office:value-type="string">
            <text:p>124/|: 62/62</text:p>
          </table:table-cell>
          <table:table-cell office:value-type="string">
            <text:p>125/}: 63/63</text:p>
          </table:table-cell>
          <table:table-cell office:value-type="string">
            <text:p>126/~: 64/6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5">
            <text:p>65</text:p>
          </table:table-cell>
          <table:table-cell office:value-type="string">
            <text:p>count:</text:p>
          </table:table-cell>
          <table:table-cell office:value-type="float" office:value="779">
            <text:p>77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0/4</text:p>
          </table:table-cell>
          <table:table-cell office:value-type="string">
            <text:p>39/': 2/4</text:p>
          </table:table-cell>
          <table:table-cell office:value-type="string">
            <text:p>40/(: 1/5</text:p>
          </table:table-cell>
          <table:table-cell office:value-type="string">
            <text:p>41/): 2/6</text:p>
          </table:table-cell>
          <table:table-cell office:value-type="string">
            <text:p>42/*: 2/6</text:p>
          </table:table-cell>
          <table:table-cell office:value-type="string">
            <text:p>43/+: 3/7</text:p>
          </table:table-cell>
          <table:table-cell office:value-type="string">
            <text:p>44/,: 4/8</text:p>
          </table:table-cell>
          <table:table-cell office:value-type="string">
            <text:p>45/-: 3/9</text:p>
          </table:table-cell>
          <table:table-cell office:value-type="string">
            <text:p>46/.: 4/9</text:p>
          </table:table-cell>
          <table:table-cell office:value-type="string">
            <text:p>47//: 5/10</text:p>
          </table:table-cell>
          <table:table-cell office:value-type="string">
            <text:p>48/0: 6/11</text:p>
          </table:table-cell>
          <table:table-cell office:value-type="string">
            <text:p>49/1: 6/11</text:p>
          </table:table-cell>
          <table:table-cell office:value-type="string">
            <text:p>50/2: 8/12</text:p>
          </table:table-cell>
          <table:table-cell office:value-type="string">
            <text:p>51/3: 7/13</text:p>
          </table:table-cell>
          <table:table-cell office:value-type="string">
            <text:p>52/4: 8/13</text:p>
          </table:table-cell>
          <table:table-cell office:value-type="string">
            <text:p>53/5: 9/14</text:p>
          </table:table-cell>
          <table:table-cell office:value-type="string">
            <text:p>54/6: 10/15</text:p>
          </table:table-cell>
          <table:table-cell office:value-type="string">
            <text:p>55/7: 10/15</text:p>
          </table:table-cell>
          <table:table-cell office:value-type="string">
            <text:p>56/8: 11/16</text:p>
          </table:table-cell>
          <table:table-cell office:value-type="string">
            <text:p>57/9: 11/17</text:p>
          </table:table-cell>
          <table:table-cell office:value-type="string">
            <text:p>58/:: 12/17</text:p>
          </table:table-cell>
          <table:table-cell office:value-type="string">
            <text:p>59/;: 13/18</text:p>
          </table:table-cell>
          <table:table-cell office:value-type="string">
            <text:p>60/&lt;: 14/19</text:p>
          </table:table-cell>
          <table:table-cell office:value-type="string">
            <text:p>61/=: 13/20</text:p>
          </table:table-cell>
          <table:table-cell office:value-type="string">
            <text:p>62/&gt;: 14/20</text:p>
          </table:table-cell>
          <table:table-cell office:value-type="string">
            <text:p>63/?: 15/21</text:p>
          </table:table-cell>
          <table:table-cell office:value-type="string">
            <text:p>64/@: 15/22</text:p>
          </table:table-cell>
          <table:table-cell office:value-type="string">
            <text:p>65/A: 16/22</text:p>
          </table:table-cell>
          <table:table-cell office:value-type="string">
            <text:p>66/B: 17/23</text:p>
          </table:table-cell>
          <table:table-cell office:value-type="string">
            <text:p>67/C: 18/24</text:p>
          </table:table-cell>
          <table:table-cell office:value-type="string">
            <text:p>68/D: 19/24</text:p>
          </table:table-cell>
          <table:table-cell office:value-type="string">
            <text:p>69/E: 19/25</text:p>
          </table:table-cell>
          <table:table-cell office:value-type="string">
            <text:p>70/F: 20/26</text:p>
          </table:table-cell>
          <table:table-cell office:value-type="string">
            <text:p>71/G: 21/26</text:p>
          </table:table-cell>
          <table:table-cell office:value-type="string">
            <text:p>72/H: 20/27</text:p>
          </table:table-cell>
          <table:table-cell office:value-type="string">
            <text:p>73/I: 21/28</text:p>
          </table:table-cell>
          <table:table-cell office:value-type="string">
            <text:p>74/J: 22/29</text:p>
          </table:table-cell>
          <table:table-cell office:value-type="string">
            <text:p>75/K: 23/29</text:p>
          </table:table-cell>
          <table:table-cell office:value-type="string">
            <text:p>76/L: 23/30</text:p>
          </table:table-cell>
          <table:table-cell office:value-type="string">
            <text:p>77/M: 25/31</text:p>
          </table:table-cell>
          <table:table-cell office:value-type="string">
            <text:p>78/N: 25/31</text:p>
          </table:table-cell>
          <table:table-cell office:value-type="string">
            <text:p>79/O: 24/32</text:p>
          </table:table-cell>
          <table:table-cell office:value-type="string">
            <text:p>80/P: 25/33</text:p>
          </table:table-cell>
          <table:table-cell office:value-type="string">
            <text:p>81/Q: 26/33</text:p>
          </table:table-cell>
          <table:table-cell office:value-type="string">
            <text:p>82/R: 27/34</text:p>
          </table:table-cell>
          <table:table-cell office:value-type="string">
            <text:p>83/S: 28/35</text:p>
          </table:table-cell>
          <table:table-cell office:value-type="string">
            <text:p>84/T: 29/35</text:p>
          </table:table-cell>
          <table:table-cell office:value-type="string">
            <text:p>85/U: 30/36</text:p>
          </table:table-cell>
          <table:table-cell office:value-type="string">
            <text:p>86/V: 30/37</text:p>
          </table:table-cell>
          <table:table-cell office:value-type="string">
            <text:p>87/W: 31/37</text:p>
          </table:table-cell>
          <table:table-cell office:value-type="string">
            <text:p>88/X: 32/38</text:p>
          </table:table-cell>
          <table:table-cell office:value-type="string">
            <text:p>89/Y: 32/39</text:p>
          </table:table-cell>
          <table:table-cell office:value-type="string">
            <text:p>90/Z: 34/40</text:p>
          </table:table-cell>
          <table:table-cell office:value-type="string">
            <text:p>91/[: 34/40</text:p>
          </table:table-cell>
          <table:table-cell office:value-type="string">
            <text:p>92/\: 33/41</text:p>
          </table:table-cell>
          <table:table-cell office:value-type="string">
            <text:p>93/]: 34/42</text:p>
          </table:table-cell>
          <table:table-cell office:value-type="string">
            <text:p>94/^: 35/42</text:p>
          </table:table-cell>
          <table:table-cell office:value-type="string">
            <text:p>95/_: 36/43</text:p>
          </table:table-cell>
          <table:table-cell office:value-type="string">
            <text:p>96/`: 39/44</text:p>
          </table:table-cell>
          <table:table-cell office:value-type="string">
            <text:p>97/a: 37/44</text:p>
          </table:table-cell>
          <table:table-cell office:value-type="string">
            <text:p>98/b: 38/45</text:p>
          </table:table-cell>
          <table:table-cell office:value-type="string">
            <text:p>99/c: 39/46</text:p>
          </table:table-cell>
          <table:table-cell office:value-type="string">
            <text:p>100/d: 40/46</text:p>
          </table:table-cell>
          <table:table-cell office:value-type="string">
            <text:p>101/e: 41/47</text:p>
          </table:table-cell>
          <table:table-cell office:value-type="string">
            <text:p>102/f: 42/48</text:p>
          </table:table-cell>
          <table:table-cell office:value-type="string">
            <text:p>103/g: 43/49</text:p>
          </table:table-cell>
          <table:table-cell office:value-type="string">
            <text:p>104/h: 44/49</text:p>
          </table:table-cell>
          <table:table-cell office:value-type="string">
            <text:p>105/i: 45/50</text:p>
          </table:table-cell>
          <table:table-cell office:value-type="string">
            <text:p>106/j: 46/51</text:p>
          </table:table-cell>
          <table:table-cell office:value-type="string">
            <text:p>107/k: 47/51</text:p>
          </table:table-cell>
          <table:table-cell office:value-type="string">
            <text:p>108/l: 48/52</text:p>
          </table:table-cell>
          <table:table-cell office:value-type="string">
            <text:p>109/m: 49/53</text:p>
          </table:table-cell>
          <table:table-cell office:value-type="string">
            <text:p>110/n: 49/53</text:p>
          </table:table-cell>
          <table:table-cell office:value-type="string">
            <text:p>111/o: 50/54</text:p>
          </table:table-cell>
          <table:table-cell office:value-type="string">
            <text:p>112/p: 51/55</text:p>
          </table:table-cell>
          <table:table-cell office:value-type="string">
            <text:p>113/q: 52/55</text:p>
          </table:table-cell>
          <table:table-cell office:value-type="string">
            <text:p>114/r: 53/56</text:p>
          </table:table-cell>
          <table:table-cell office:value-type="string">
            <text:p>115/s: 54/57</text:p>
          </table:table-cell>
          <table:table-cell office:value-type="string">
            <text:p>116/t: 55/58</text:p>
          </table:table-cell>
          <table:table-cell office:value-type="string">
            <text:p>117/u: 56/58</text:p>
          </table:table-cell>
          <table:table-cell office:value-type="string">
            <text:p>118/v: 57/59</text:p>
          </table:table-cell>
          <table:table-cell office:value-type="string">
            <text:p>119/w: 58/60</text:p>
          </table:table-cell>
          <table:table-cell office:value-type="string">
            <text:p>120/x: 59/60</text:p>
          </table:table-cell>
          <table:table-cell office:value-type="string">
            <text:p>121/y: 60/61</text:p>
          </table:table-cell>
          <table:table-cell office:value-type="string">
            <text:p>122/z: 61/62</text:p>
          </table:table-cell>
          <table:table-cell office:value-type="string">
            <text:p>123/{: 62/62</text:p>
          </table:table-cell>
          <table:table-cell office:value-type="string">
            <text:p>124/|: 63/63</text:p>
          </table:table-cell>
          <table:table-cell office:value-type="string">
            <text:p>125/}: 64/64</text:p>
          </table:table-cell>
          <table:table-cell office:value-type="string">
            <text:p>126/~: 65/6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6">
            <text:p>66</text:p>
          </table:table-cell>
          <table:table-cell office:value-type="string">
            <text:p>count:</text:p>
          </table:table-cell>
          <table:table-cell office:value-type="float" office:value="774">
            <text:p>77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0/4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4/7</text:p>
          </table:table-cell>
          <table:table-cell office:value-type="string">
            <text:p>44/,: 4/8</text:p>
          </table:table-cell>
          <table:table-cell office:value-type="string">
            <text:p>45/-: 5/9</text:p>
          </table:table-cell>
          <table:table-cell office:value-type="string">
            <text:p>46/.: 3/9</text:p>
          </table:table-cell>
          <table:table-cell office:value-type="string">
            <text:p>47//: 4/10</text:p>
          </table:table-cell>
          <table:table-cell office:value-type="string">
            <text:p>48/0: 7/11</text:p>
          </table:table-cell>
          <table:table-cell office:value-type="string">
            <text:p>49/1: 5/11</text:p>
          </table:table-cell>
          <table:table-cell office:value-type="string">
            <text:p>50/2: 6/12</text:p>
          </table:table-cell>
          <table:table-cell office:value-type="string">
            <text:p>51/3: 7/13</text:p>
          </table:table-cell>
          <table:table-cell office:value-type="string">
            <text:p>52/4: 8/14</text:p>
          </table:table-cell>
          <table:table-cell office:value-type="string">
            <text:p>53/5: 9/14</text:p>
          </table:table-cell>
          <table:table-cell office:value-type="string">
            <text:p>54/6: 10/15</text:p>
          </table:table-cell>
          <table:table-cell office:value-type="string">
            <text:p>55/7: 11/16</text:p>
          </table:table-cell>
          <table:table-cell office:value-type="string">
            <text:p>56/8: 12/16</text:p>
          </table:table-cell>
          <table:table-cell office:value-type="string">
            <text:p>57/9: 12/17</text:p>
          </table:table-cell>
          <table:table-cell office:value-type="string">
            <text:p>58/:: 12/18</text:p>
          </table:table-cell>
          <table:table-cell office:value-type="string">
            <text:p>59/;: 13/18</text:p>
          </table:table-cell>
          <table:table-cell office:value-type="string">
            <text:p>60/&lt;: 14/19</text:p>
          </table:table-cell>
          <table:table-cell office:value-type="string">
            <text:p>61/=: 14/20</text:p>
          </table:table-cell>
          <table:table-cell office:value-type="string">
            <text:p>62/&gt;: 15/21</text:p>
          </table:table-cell>
          <table:table-cell office:value-type="string">
            <text:p>63/?: 15/21</text:p>
          </table:table-cell>
          <table:table-cell office:value-type="string">
            <text:p>64/@: 16/22</text:p>
          </table:table-cell>
          <table:table-cell office:value-type="string">
            <text:p>65/A: 17/23</text:p>
          </table:table-cell>
          <table:table-cell office:value-type="string">
            <text:p>66/B: 18/23</text:p>
          </table:table-cell>
          <table:table-cell office:value-type="string">
            <text:p>67/C: 18/24</text:p>
          </table:table-cell>
          <table:table-cell office:value-type="string">
            <text:p>68/D: 19/25</text:p>
          </table:table-cell>
          <table:table-cell office:value-type="string">
            <text:p>69/E: 20/26</text:p>
          </table:table-cell>
          <table:table-cell office:value-type="string">
            <text:p>70/F: 21/26</text:p>
          </table:table-cell>
          <table:table-cell office:value-type="string">
            <text:p>71/G: 21/27</text:p>
          </table:table-cell>
          <table:table-cell office:value-type="string">
            <text:p>72/H: 23/28</text:p>
          </table:table-cell>
          <table:table-cell office:value-type="string">
            <text:p>73/I: 23/28</text:p>
          </table:table-cell>
          <table:table-cell office:value-type="string">
            <text:p>74/J: 22/29</text:p>
          </table:table-cell>
          <table:table-cell office:value-type="string">
            <text:p>75/K: 23/30</text:p>
          </table:table-cell>
          <table:table-cell office:value-type="string">
            <text:p>76/L: 24/30</text:p>
          </table:table-cell>
          <table:table-cell office:value-type="string">
            <text:p>77/M: 25/31</text:p>
          </table:table-cell>
          <table:table-cell office:value-type="string">
            <text:p>78/N: 26/32</text:p>
          </table:table-cell>
          <table:table-cell office:value-type="string">
            <text:p>79/O: 26/32</text:p>
          </table:table-cell>
          <table:table-cell office:value-type="string">
            <text:p>80/P: 27/33</text:p>
          </table:table-cell>
          <table:table-cell office:value-type="string">
            <text:p>81/Q: 27/34</text:p>
          </table:table-cell>
          <table:table-cell office:value-type="string">
            <text:p>82/R: 29/34</text:p>
          </table:table-cell>
          <table:table-cell office:value-type="string">
            <text:p>83/S: 28/35</text:p>
          </table:table-cell>
          <table:table-cell office:value-type="string">
            <text:p>84/T: 29/36</text:p>
          </table:table-cell>
          <table:table-cell office:value-type="string">
            <text:p>85/U: 30/37</text:p>
          </table:table-cell>
          <table:table-cell office:value-type="string">
            <text:p>86/V: 31/37</text:p>
          </table:table-cell>
          <table:table-cell office:value-type="string">
            <text:p>87/W: 32/38</text:p>
          </table:table-cell>
          <table:table-cell office:value-type="string">
            <text:p>88/X: 33/39</text:p>
          </table:table-cell>
          <table:table-cell office:value-type="string">
            <text:p>89/Y: 34/39</text:p>
          </table:table-cell>
          <table:table-cell office:value-type="string">
            <text:p>90/Z: 33/40</text:p>
          </table:table-cell>
          <table:table-cell office:value-type="string">
            <text:p>91/[: 34/41</text:p>
          </table:table-cell>
          <table:table-cell office:value-type="string">
            <text:p>92/\: 35/42</text:p>
          </table:table-cell>
          <table:table-cell office:value-type="string">
            <text:p>93/]: 36/42</text:p>
          </table:table-cell>
          <table:table-cell office:value-type="string">
            <text:p>94/^: 37/43</text:p>
          </table:table-cell>
          <table:table-cell office:value-type="string">
            <text:p>95/_: 38/44</text:p>
          </table:table-cell>
          <table:table-cell office:value-type="string">
            <text:p>96/`: 39/44</text:p>
          </table:table-cell>
          <table:table-cell office:value-type="string">
            <text:p>97/a: 40/45</text:p>
          </table:table-cell>
          <table:table-cell office:value-type="string">
            <text:p>98/b: 39/46</text:p>
          </table:table-cell>
          <table:table-cell office:value-type="string">
            <text:p>99/c: 40/47</text:p>
          </table:table-cell>
          <table:table-cell office:value-type="string">
            <text:p>100/d: 41/47</text:p>
          </table:table-cell>
          <table:table-cell office:value-type="string">
            <text:p>101/e: 42/48</text:p>
          </table:table-cell>
          <table:table-cell office:value-type="string">
            <text:p>102/f: 43/49</text:p>
          </table:table-cell>
          <table:table-cell office:value-type="string">
            <text:p>103/g: 44/49</text:p>
          </table:table-cell>
          <table:table-cell office:value-type="string">
            <text:p>104/h: 45/50</text:p>
          </table:table-cell>
          <table:table-cell office:value-type="string">
            <text:p>105/i: 46/51</text:p>
          </table:table-cell>
          <table:table-cell office:value-type="string">
            <text:p>106/j: 47/52</text:p>
          </table:table-cell>
          <table:table-cell office:value-type="string">
            <text:p>107/k: 48/52</text:p>
          </table:table-cell>
          <table:table-cell office:value-type="string">
            <text:p>108/l: 49/53</text:p>
          </table:table-cell>
          <table:table-cell office:value-type="string">
            <text:p>109/m: 49/54</text:p>
          </table:table-cell>
          <table:table-cell office:value-type="string">
            <text:p>110/n: 50/54</text:p>
          </table:table-cell>
          <table:table-cell office:value-type="string">
            <text:p>111/o: 51/55</text:p>
          </table:table-cell>
          <table:table-cell office:value-type="string">
            <text:p>112/p: 52/56</text:p>
          </table:table-cell>
          <table:table-cell office:value-type="string">
            <text:p>113/q: 53/56</text:p>
          </table:table-cell>
          <table:table-cell office:value-type="string">
            <text:p>114/r: 54/57</text:p>
          </table:table-cell>
          <table:table-cell office:value-type="string">
            <text:p>115/s: 55/58</text:p>
          </table:table-cell>
          <table:table-cell office:value-type="string">
            <text:p>116/t: 56/59</text:p>
          </table:table-cell>
          <table:table-cell office:value-type="string">
            <text:p>117/u: 57/59</text:p>
          </table:table-cell>
          <table:table-cell office:value-type="string">
            <text:p>118/v: 58/60</text:p>
          </table:table-cell>
          <table:table-cell office:value-type="string">
            <text:p>119/w: 59/61</text:p>
          </table:table-cell>
          <table:table-cell office:value-type="string">
            <text:p>120/x: 60/61</text:p>
          </table:table-cell>
          <table:table-cell office:value-type="string">
            <text:p>121/y: 61/62</text:p>
          </table:table-cell>
          <table:table-cell office:value-type="string">
            <text:p>122/z: 62/63</text:p>
          </table:table-cell>
          <table:table-cell office:value-type="string">
            <text:p>123/{: 63/63</text:p>
          </table:table-cell>
          <table:table-cell office:value-type="string">
            <text:p>124/|: 64/64</text:p>
          </table:table-cell>
          <table:table-cell office:value-type="string">
            <text:p>125/}: 65/65</text:p>
          </table:table-cell>
          <table:table-cell office:value-type="string">
            <text:p>126/~: 66/6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7">
            <text:p>67</text:p>
          </table:table-cell>
          <table:table-cell office:value-type="string">
            <text:p>count:</text:p>
          </table:table-cell>
          <table:table-cell office:value-type="float" office:value="693">
            <text:p>69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0/4</text:p>
          </table:table-cell>
          <table:table-cell office:value-type="string">
            <text:p>40/(: 2/5</text:p>
          </table:table-cell>
          <table:table-cell office:value-type="string">
            <text:p>41/): 1/6</text:p>
          </table:table-cell>
          <table:table-cell office:value-type="string">
            <text:p>42/*: 1/7</text:p>
          </table:table-cell>
          <table:table-cell office:value-type="string">
            <text:p>43/+: 2/7</text:p>
          </table:table-cell>
          <table:table-cell office:value-type="string">
            <text:p>44/,: 3/8</text:p>
          </table:table-cell>
          <table:table-cell office:value-type="string">
            <text:p>45/-: 4/9</text:p>
          </table:table-cell>
          <table:table-cell office:value-type="string">
            <text:p>46/.: 6/9</text:p>
          </table:table-cell>
          <table:table-cell office:value-type="string">
            <text:p>47//: 5/10</text:p>
          </table:table-cell>
          <table:table-cell office:value-type="string">
            <text:p>48/0: 6/11</text:p>
          </table:table-cell>
          <table:table-cell office:value-type="string">
            <text:p>49/1: 6/12</text:p>
          </table:table-cell>
          <table:table-cell office:value-type="string">
            <text:p>50/2: 6/12</text:p>
          </table:table-cell>
          <table:table-cell office:value-type="string">
            <text:p>51/3: 7/13</text:p>
          </table:table-cell>
          <table:table-cell office:value-type="string">
            <text:p>52/4: 8/14</text:p>
          </table:table-cell>
          <table:table-cell office:value-type="string">
            <text:p>53/5: 9/14</text:p>
          </table:table-cell>
          <table:table-cell office:value-type="string">
            <text:p>54/6: 10/15</text:p>
          </table:table-cell>
          <table:table-cell office:value-type="string">
            <text:p>55/7: 12/16</text:p>
          </table:table-cell>
          <table:table-cell office:value-type="string">
            <text:p>56/8: 11/16</text:p>
          </table:table-cell>
          <table:table-cell office:value-type="string">
            <text:p>57/9: 12/17</text:p>
          </table:table-cell>
          <table:table-cell office:value-type="string">
            <text:p>58/:: 12/18</text:p>
          </table:table-cell>
          <table:table-cell office:value-type="string">
            <text:p>59/;: 13/19</text:p>
          </table:table-cell>
          <table:table-cell office:value-type="string">
            <text:p>60/&lt;: 14/19</text:p>
          </table:table-cell>
          <table:table-cell office:value-type="string">
            <text:p>61/=: 15/20</text:p>
          </table:table-cell>
          <table:table-cell office:value-type="string">
            <text:p>62/&gt;: 16/21</text:p>
          </table:table-cell>
          <table:table-cell office:value-type="string">
            <text:p>63/?: 16/22</text:p>
          </table:table-cell>
          <table:table-cell office:value-type="string">
            <text:p>64/@: 17/22</text:p>
          </table:table-cell>
          <table:table-cell office:value-type="string">
            <text:p>65/A: 16/23</text:p>
          </table:table-cell>
          <table:table-cell office:value-type="string">
            <text:p>66/B: 18/24</text:p>
          </table:table-cell>
          <table:table-cell office:value-type="string">
            <text:p>67/C: 17/24</text:p>
          </table:table-cell>
          <table:table-cell office:value-type="string">
            <text:p>68/D: 18/25</text:p>
          </table:table-cell>
          <table:table-cell office:value-type="string">
            <text:p>69/E: 19/26</text:p>
          </table:table-cell>
          <table:table-cell office:value-type="string">
            <text:p>70/F: 20/27</text:p>
          </table:table-cell>
          <table:table-cell office:value-type="string">
            <text:p>71/G: 21/27</text:p>
          </table:table-cell>
          <table:table-cell office:value-type="string">
            <text:p>72/H: 22/28</text:p>
          </table:table-cell>
          <table:table-cell office:value-type="string">
            <text:p>73/I: 23/29</text:p>
          </table:table-cell>
          <table:table-cell office:value-type="string">
            <text:p>74/J: 23/29</text:p>
          </table:table-cell>
          <table:table-cell office:value-type="string">
            <text:p>75/K: 24/30</text:p>
          </table:table-cell>
          <table:table-cell office:value-type="string">
            <text:p>76/L: 25/31</text:p>
          </table:table-cell>
          <table:table-cell office:value-type="string">
            <text:p>77/M: 25/32</text:p>
          </table:table-cell>
          <table:table-cell office:value-type="string">
            <text:p>78/N: 25/32</text:p>
          </table:table-cell>
          <table:table-cell office:value-type="string">
            <text:p>79/O: 26/33</text:p>
          </table:table-cell>
          <table:table-cell office:value-type="string">
            <text:p>80/P: 27/34</text:p>
          </table:table-cell>
          <table:table-cell office:value-type="string">
            <text:p>81/Q: 28/34</text:p>
          </table:table-cell>
          <table:table-cell office:value-type="string">
            <text:p>82/R: 29/35</text:p>
          </table:table-cell>
          <table:table-cell office:value-type="string">
            <text:p>83/S: 30/36</text:p>
          </table:table-cell>
          <table:table-cell office:value-type="string">
            <text:p>84/T: 30/37</text:p>
          </table:table-cell>
          <table:table-cell office:value-type="string">
            <text:p>85/U: 31/37</text:p>
          </table:table-cell>
          <table:table-cell office:value-type="string">
            <text:p>86/V: 31/38</text:p>
          </table:table-cell>
          <table:table-cell office:value-type="string">
            <text:p>87/W: 32/39</text:p>
          </table:table-cell>
          <table:table-cell office:value-type="string">
            <text:p>88/X: 33/40</text:p>
          </table:table-cell>
          <table:table-cell office:value-type="string">
            <text:p>89/Y: 34/40</text:p>
          </table:table-cell>
          <table:table-cell office:value-type="string">
            <text:p>90/Z: 34/41</text:p>
          </table:table-cell>
          <table:table-cell office:value-type="string">
            <text:p>91/[: 35/42</text:p>
          </table:table-cell>
          <table:table-cell office:value-type="string">
            <text:p>92/\: 36/42</text:p>
          </table:table-cell>
          <table:table-cell office:value-type="string">
            <text:p>93/]: 37/43</text:p>
          </table:table-cell>
          <table:table-cell office:value-type="string">
            <text:p>94/^: 37/44</text:p>
          </table:table-cell>
          <table:table-cell office:value-type="string">
            <text:p>95/_: 38/44</text:p>
          </table:table-cell>
          <table:table-cell office:value-type="string">
            <text:p>96/`: 39/45</text:p>
          </table:table-cell>
          <table:table-cell office:value-type="string">
            <text:p>97/a: 40/46</text:p>
          </table:table-cell>
          <table:table-cell office:value-type="string">
            <text:p>98/b: 40/46</text:p>
          </table:table-cell>
          <table:table-cell office:value-type="string">
            <text:p>99/c: 41/47</text:p>
          </table:table-cell>
          <table:table-cell office:value-type="string">
            <text:p>100/d: 42/48</text:p>
          </table:table-cell>
          <table:table-cell office:value-type="string">
            <text:p>101/e: 43/49</text:p>
          </table:table-cell>
          <table:table-cell office:value-type="string">
            <text:p>102/f: 44/49</text:p>
          </table:table-cell>
          <table:table-cell office:value-type="string">
            <text:p>103/g: 45/50</text:p>
          </table:table-cell>
          <table:table-cell office:value-type="string">
            <text:p>104/h: 46/51</text:p>
          </table:table-cell>
          <table:table-cell office:value-type="string">
            <text:p>105/i: 47/51</text:p>
          </table:table-cell>
          <table:table-cell office:value-type="string">
            <text:p>106/j: 48/52</text:p>
          </table:table-cell>
          <table:table-cell office:value-type="string">
            <text:p>107/k: 48/53</text:p>
          </table:table-cell>
          <table:table-cell office:value-type="string">
            <text:p>108/l: 49/54</text:p>
          </table:table-cell>
          <table:table-cell office:value-type="string">
            <text:p>109/m: 50/54</text:p>
          </table:table-cell>
          <table:table-cell office:value-type="string">
            <text:p>110/n: 51/55</text:p>
          </table:table-cell>
          <table:table-cell office:value-type="string">
            <text:p>111/o: 52/56</text:p>
          </table:table-cell>
          <table:table-cell office:value-type="string">
            <text:p>112/p: 53/57</text:p>
          </table:table-cell>
          <table:table-cell office:value-type="string">
            <text:p>113/q: 54/57</text:p>
          </table:table-cell>
          <table:table-cell office:value-type="string">
            <text:p>114/r: 55/58</text:p>
          </table:table-cell>
          <table:table-cell office:value-type="string">
            <text:p>115/s: 56/59</text:p>
          </table:table-cell>
          <table:table-cell office:value-type="string">
            <text:p>116/t: 57/59</text:p>
          </table:table-cell>
          <table:table-cell office:value-type="string">
            <text:p>117/u: 58/60</text:p>
          </table:table-cell>
          <table:table-cell office:value-type="string">
            <text:p>118/v: 59/61</text:p>
          </table:table-cell>
          <table:table-cell office:value-type="string">
            <text:p>119/w: 60/61</text:p>
          </table:table-cell>
          <table:table-cell office:value-type="string">
            <text:p>120/x: 61/62</text:p>
          </table:table-cell>
          <table:table-cell office:value-type="string">
            <text:p>121/y: 62/63</text:p>
          </table:table-cell>
          <table:table-cell office:value-type="string">
            <text:p>122/z: 63/64</text:p>
          </table:table-cell>
          <table:table-cell office:value-type="string">
            <text:p>123/{: 64/64</text:p>
          </table:table-cell>
          <table:table-cell office:value-type="string">
            <text:p>124/|: 65/65</text:p>
          </table:table-cell>
          <table:table-cell office:value-type="string">
            <text:p>125/}: 66/66</text:p>
          </table:table-cell>
          <table:table-cell office:value-type="string">
            <text:p>126/~: 67/6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8">
            <text:p>68</text:p>
          </table:table-cell>
          <table:table-cell office:value-type="string">
            <text:p>count:</text:p>
          </table:table-cell>
          <table:table-cell office:value-type="float" office:value="601">
            <text:p>60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4</text:p>
          </table:table-cell>
          <table:table-cell office:value-type="string">
            <text:p>39/': 2/5</text:p>
          </table:table-cell>
          <table:table-cell office:value-type="string">
            <text:p>40/(: 1/5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4/7</text:p>
          </table:table-cell>
          <table:table-cell office:value-type="string">
            <text:p>44/,: 4/8</text:p>
          </table:table-cell>
          <table:table-cell office:value-type="string">
            <text:p>45/-: 5/9</text:p>
          </table:table-cell>
          <table:table-cell office:value-type="string">
            <text:p>46/.: 6/10</text:p>
          </table:table-cell>
          <table:table-cell office:value-type="string">
            <text:p>47//: 6/10</text:p>
          </table:table-cell>
          <table:table-cell office:value-type="string">
            <text:p>48/0: 7/11</text:p>
          </table:table-cell>
          <table:table-cell office:value-type="string">
            <text:p>49/1: 8/12</text:p>
          </table:table-cell>
          <table:table-cell office:value-type="string">
            <text:p>50/2: 9/12</text:p>
          </table:table-cell>
          <table:table-cell office:value-type="string">
            <text:p>51/3: 9/13</text:p>
          </table:table-cell>
          <table:table-cell office:value-type="string">
            <text:p>52/4: 10/14</text:p>
          </table:table-cell>
          <table:table-cell office:value-type="string">
            <text:p>53/5: 10/15</text:p>
          </table:table-cell>
          <table:table-cell office:value-type="string">
            <text:p>54/6: 10/15</text:p>
          </table:table-cell>
          <table:table-cell office:value-type="string">
            <text:p>55/7: 11/16</text:p>
          </table:table-cell>
          <table:table-cell office:value-type="string">
            <text:p>56/8: 12/17</text:p>
          </table:table-cell>
          <table:table-cell office:value-type="string">
            <text:p>57/9: 12/17</text:p>
          </table:table-cell>
          <table:table-cell office:value-type="string">
            <text:p>58/:: 13/18</text:p>
          </table:table-cell>
          <table:table-cell office:value-type="string">
            <text:p>59/;: 13/19</text:p>
          </table:table-cell>
          <table:table-cell office:value-type="string">
            <text:p>60/&lt;: 14/20</text:p>
          </table:table-cell>
          <table:table-cell office:value-type="string">
            <text:p>61/=: 15/20</text:p>
          </table:table-cell>
          <table:table-cell office:value-type="string">
            <text:p>62/&gt;: 16/21</text:p>
          </table:table-cell>
          <table:table-cell office:value-type="string">
            <text:p>63/?: 17/22</text:p>
          </table:table-cell>
          <table:table-cell office:value-type="string">
            <text:p>64/@: 17/23</text:p>
          </table:table-cell>
          <table:table-cell office:value-type="string">
            <text:p>65/A: 18/23</text:p>
          </table:table-cell>
          <table:table-cell office:value-type="string">
            <text:p>66/B: 18/24</text:p>
          </table:table-cell>
          <table:table-cell office:value-type="string">
            <text:p>67/C: 19/25</text:p>
          </table:table-cell>
          <table:table-cell office:value-type="string">
            <text:p>68/D: 20/25</text:p>
          </table:table-cell>
          <table:table-cell office:value-type="string">
            <text:p>69/E: 21/26</text:p>
          </table:table-cell>
          <table:table-cell office:value-type="string">
            <text:p>70/F: 22/27</text:p>
          </table:table-cell>
          <table:table-cell office:value-type="string">
            <text:p>71/G: 22/28</text:p>
          </table:table-cell>
          <table:table-cell office:value-type="string">
            <text:p>72/H: 23/28</text:p>
          </table:table-cell>
          <table:table-cell office:value-type="string">
            <text:p>73/I: 23/29</text:p>
          </table:table-cell>
          <table:table-cell office:value-type="string">
            <text:p>74/J: 24/30</text:p>
          </table:table-cell>
          <table:table-cell office:value-type="string">
            <text:p>75/K: 24/31</text:p>
          </table:table-cell>
          <table:table-cell office:value-type="string">
            <text:p>76/L: 25/31</text:p>
          </table:table-cell>
          <table:table-cell office:value-type="string">
            <text:p>77/M: 26/32</text:p>
          </table:table-cell>
          <table:table-cell office:value-type="string">
            <text:p>78/N: 27/33</text:p>
          </table:table-cell>
          <table:table-cell office:value-type="string">
            <text:p>79/O: 28/34</text:p>
          </table:table-cell>
          <table:table-cell office:value-type="string">
            <text:p>80/P: 27/34</text:p>
          </table:table-cell>
          <table:table-cell office:value-type="string">
            <text:p>81/Q: 28/35</text:p>
          </table:table-cell>
          <table:table-cell office:value-type="string">
            <text:p>82/R: 29/36</text:p>
          </table:table-cell>
          <table:table-cell office:value-type="string">
            <text:p>83/S: 30/37</text:p>
          </table:table-cell>
          <table:table-cell office:value-type="string">
            <text:p>84/T: 31/37</text:p>
          </table:table-cell>
          <table:table-cell office:value-type="string">
            <text:p>85/U: 32/38</text:p>
          </table:table-cell>
          <table:table-cell office:value-type="string">
            <text:p>86/V: 33/39</text:p>
          </table:table-cell>
          <table:table-cell office:value-type="string">
            <text:p>87/W: 34/39</text:p>
          </table:table-cell>
          <table:table-cell office:value-type="string">
            <text:p>88/X: 35/40</text:p>
          </table:table-cell>
          <table:table-cell office:value-type="string">
            <text:p>89/Y: 35/41</text:p>
          </table:table-cell>
          <table:table-cell office:value-type="string">
            <text:p>90/Z: 36/42</text:p>
          </table:table-cell>
          <table:table-cell office:value-type="string">
            <text:p>91/[: 37/42</text:p>
          </table:table-cell>
          <table:table-cell office:value-type="string">
            <text:p>92/\: 38/43</text:p>
          </table:table-cell>
          <table:table-cell office:value-type="string">
            <text:p>93/]: 39/44</text:p>
          </table:table-cell>
          <table:table-cell office:value-type="string">
            <text:p>94/^: 39/44</text:p>
          </table:table-cell>
          <table:table-cell office:value-type="string">
            <text:p>95/_: 40/45</text:p>
          </table:table-cell>
          <table:table-cell office:value-type="string">
            <text:p>96/`: 40/46</text:p>
          </table:table-cell>
          <table:table-cell office:value-type="string">
            <text:p>97/a: 41/47</text:p>
          </table:table-cell>
          <table:table-cell office:value-type="string">
            <text:p>98/b: 42/47</text:p>
          </table:table-cell>
          <table:table-cell office:value-type="string">
            <text:p>99/c: 43/48</text:p>
          </table:table-cell>
          <table:table-cell office:value-type="string">
            <text:p>100/d: 44/49</text:p>
          </table:table-cell>
          <table:table-cell office:value-type="string">
            <text:p>101/e: 45/49</text:p>
          </table:table-cell>
          <table:table-cell office:value-type="string">
            <text:p>102/f: 46/50</text:p>
          </table:table-cell>
          <table:table-cell office:value-type="string">
            <text:p>103/g: 47/51</text:p>
          </table:table-cell>
          <table:table-cell office:value-type="string">
            <text:p>104/h: 48/52</text:p>
          </table:table-cell>
          <table:table-cell office:value-type="string">
            <text:p>105/i: 49/52</text:p>
          </table:table-cell>
          <table:table-cell office:value-type="string">
            <text:p>106/j: 49/53</text:p>
          </table:table-cell>
          <table:table-cell office:value-type="string">
            <text:p>107/k: 50/54</text:p>
          </table:table-cell>
          <table:table-cell office:value-type="string">
            <text:p>108/l: 51/55</text:p>
          </table:table-cell>
          <table:table-cell office:value-type="string">
            <text:p>109/m: 51/55</text:p>
          </table:table-cell>
          <table:table-cell office:value-type="string">
            <text:p>110/n: 52/56</text:p>
          </table:table-cell>
          <table:table-cell office:value-type="string">
            <text:p>111/o: 53/57</text:p>
          </table:table-cell>
          <table:table-cell office:value-type="string">
            <text:p>112/p: 54/57</text:p>
          </table:table-cell>
          <table:table-cell office:value-type="string">
            <text:p>113/q: 55/58</text:p>
          </table:table-cell>
          <table:table-cell office:value-type="string">
            <text:p>114/r: 56/59</text:p>
          </table:table-cell>
          <table:table-cell office:value-type="string">
            <text:p>115/s: 57/60</text:p>
          </table:table-cell>
          <table:table-cell office:value-type="string">
            <text:p>116/t: 58/60</text:p>
          </table:table-cell>
          <table:table-cell office:value-type="string">
            <text:p>117/u: 59/61</text:p>
          </table:table-cell>
          <table:table-cell office:value-type="string">
            <text:p>118/v: 60/62</text:p>
          </table:table-cell>
          <table:table-cell office:value-type="string">
            <text:p>119/w: 61/62</text:p>
          </table:table-cell>
          <table:table-cell office:value-type="string">
            <text:p>120/x: 62/63</text:p>
          </table:table-cell>
          <table:table-cell office:value-type="string">
            <text:p>121/y: 63/64</text:p>
          </table:table-cell>
          <table:table-cell office:value-type="string">
            <text:p>122/z: 64/65</text:p>
          </table:table-cell>
          <table:table-cell office:value-type="string">
            <text:p>123/{: 65/65</text:p>
          </table:table-cell>
          <table:table-cell office:value-type="string">
            <text:p>124/|: 66/66</text:p>
          </table:table-cell>
          <table:table-cell office:value-type="string">
            <text:p>125/}: 67/67</text:p>
          </table:table-cell>
          <table:table-cell office:value-type="string">
            <text:p>126/~: 68/6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9">
            <text:p>69</text:p>
          </table:table-cell>
          <table:table-cell office:value-type="string">
            <text:p>count:</text:p>
          </table:table-cell>
          <table:table-cell office:value-type="float" office:value="459">
            <text:p>45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2/5</text:p>
          </table:table-cell>
          <table:table-cell office:value-type="string">
            <text:p>40/(: 2/5</text:p>
          </table:table-cell>
          <table:table-cell office:value-type="string">
            <text:p>41/): 3/6</text:p>
          </table:table-cell>
          <table:table-cell office:value-type="string">
            <text:p>42/*: 3/7</text:p>
          </table:table-cell>
          <table:table-cell office:value-type="string">
            <text:p>43/+: 4/8</text:p>
          </table:table-cell>
          <table:table-cell office:value-type="string">
            <text:p>44/,: 4/8</text:p>
          </table:table-cell>
          <table:table-cell office:value-type="string">
            <text:p>45/-: 5/9</text:p>
          </table:table-cell>
          <table:table-cell office:value-type="string">
            <text:p>46/.: 6/10</text:p>
          </table:table-cell>
          <table:table-cell office:value-type="string">
            <text:p>47//: 7/11</text:p>
          </table:table-cell>
          <table:table-cell office:value-type="string">
            <text:p>48/0: 8/11</text:p>
          </table:table-cell>
          <table:table-cell office:value-type="string">
            <text:p>49/1: 8/12</text:p>
          </table:table-cell>
          <table:table-cell office:value-type="string">
            <text:p>50/2: 9/13</text:p>
          </table:table-cell>
          <table:table-cell office:value-type="string">
            <text:p>51/3: 9/14</text:p>
          </table:table-cell>
          <table:table-cell office:value-type="string">
            <text:p>52/4: 10/14</text:p>
          </table:table-cell>
          <table:table-cell office:value-type="string">
            <text:p>53/5: 11/15</text:p>
          </table:table-cell>
          <table:table-cell office:value-type="string">
            <text:p>54/6: 11/16</text:p>
          </table:table-cell>
          <table:table-cell office:value-type="string">
            <text:p>55/7: 12/16</text:p>
          </table:table-cell>
          <table:table-cell office:value-type="string">
            <text:p>56/8: 13/17</text:p>
          </table:table-cell>
          <table:table-cell office:value-type="string">
            <text:p>57/9: 14/18</text:p>
          </table:table-cell>
          <table:table-cell office:value-type="string">
            <text:p>58/:: 14/19</text:p>
          </table:table-cell>
          <table:table-cell office:value-type="string">
            <text:p>59/;: 15/20</text:p>
          </table:table-cell>
          <table:table-cell office:value-type="string">
            <text:p>60/&lt;: 15/20</text:p>
          </table:table-cell>
          <table:table-cell office:value-type="string">
            <text:p>61/=: 16/21</text:p>
          </table:table-cell>
          <table:table-cell office:value-type="string">
            <text:p>62/&gt;: 17/21</text:p>
          </table:table-cell>
          <table:table-cell office:value-type="string">
            <text:p>63/?: 18/22</text:p>
          </table:table-cell>
          <table:table-cell office:value-type="string">
            <text:p>64/@: 19/23</text:p>
          </table:table-cell>
          <table:table-cell office:value-type="string">
            <text:p>65/A: 19/24</text:p>
          </table:table-cell>
          <table:table-cell office:value-type="string">
            <text:p>66/B: 20/25</text:p>
          </table:table-cell>
          <table:table-cell office:value-type="string">
            <text:p>67/C: 20/25</text:p>
          </table:table-cell>
          <table:table-cell office:value-type="string">
            <text:p>68/D: 21/26</text:p>
          </table:table-cell>
          <table:table-cell office:value-type="string">
            <text:p>69/E: 21/27</text:p>
          </table:table-cell>
          <table:table-cell office:value-type="string">
            <text:p>70/F: 21/27</text:p>
          </table:table-cell>
          <table:table-cell office:value-type="string">
            <text:p>71/G: 22/28</text:p>
          </table:table-cell>
          <table:table-cell office:value-type="string">
            <text:p>72/H: 23/29</text:p>
          </table:table-cell>
          <table:table-cell office:value-type="string">
            <text:p>73/I: 24/30</text:p>
          </table:table-cell>
          <table:table-cell office:value-type="string">
            <text:p>74/J: 25/30</text:p>
          </table:table-cell>
          <table:table-cell office:value-type="string">
            <text:p>75/K: 26/31</text:p>
          </table:table-cell>
          <table:table-cell office:value-type="string">
            <text:p>76/L: 27/32</text:p>
          </table:table-cell>
          <table:table-cell office:value-type="string">
            <text:p>77/M: 27/33</text:p>
          </table:table-cell>
          <table:table-cell office:value-type="string">
            <text:p>78/N: 28/33</text:p>
          </table:table-cell>
          <table:table-cell office:value-type="string">
            <text:p>79/O: 29/34</text:p>
          </table:table-cell>
          <table:table-cell office:value-type="string">
            <text:p>80/P: 29/35</text:p>
          </table:table-cell>
          <table:table-cell office:value-type="string">
            <text:p>81/Q: 30/36</text:p>
          </table:table-cell>
          <table:table-cell office:value-type="string">
            <text:p>82/R: 31/36</text:p>
          </table:table-cell>
          <table:table-cell office:value-type="string">
            <text:p>83/S: 31/37</text:p>
          </table:table-cell>
          <table:table-cell office:value-type="string">
            <text:p>84/T: 32/38</text:p>
          </table:table-cell>
          <table:table-cell office:value-type="string">
            <text:p>85/U: 33/39</text:p>
          </table:table-cell>
          <table:table-cell office:value-type="string">
            <text:p>86/V: 34/39</text:p>
          </table:table-cell>
          <table:table-cell office:value-type="string">
            <text:p>87/W: 35/40</text:p>
          </table:table-cell>
          <table:table-cell office:value-type="string">
            <text:p>88/X: 36/41</text:p>
          </table:table-cell>
          <table:table-cell office:value-type="string">
            <text:p>89/Y: 37/42</text:p>
          </table:table-cell>
          <table:table-cell office:value-type="string">
            <text:p>90/Z: 38/42</text:p>
          </table:table-cell>
          <table:table-cell office:value-type="string">
            <text:p>91/[: 39/43</text:p>
          </table:table-cell>
          <table:table-cell office:value-type="string">
            <text:p>92/\: 39/44</text:p>
          </table:table-cell>
          <table:table-cell office:value-type="string">
            <text:p>93/]: 40/44</text:p>
          </table:table-cell>
          <table:table-cell office:value-type="string">
            <text:p>94/^: 40/45</text:p>
          </table:table-cell>
          <table:table-cell office:value-type="string">
            <text:p>95/_: 41/46</text:p>
          </table:table-cell>
          <table:table-cell office:value-type="string">
            <text:p>96/`: 42/47</text:p>
          </table:table-cell>
          <table:table-cell office:value-type="string">
            <text:p>97/a: 43/47</text:p>
          </table:table-cell>
          <table:table-cell office:value-type="string">
            <text:p>98/b: 44/48</text:p>
          </table:table-cell>
          <table:table-cell office:value-type="string">
            <text:p>99/c: 45/49</text:p>
          </table:table-cell>
          <table:table-cell office:value-type="string">
            <text:p>100/d: 45/50</text:p>
          </table:table-cell>
          <table:table-cell office:value-type="string">
            <text:p>101/e: 46/50</text:p>
          </table:table-cell>
          <table:table-cell office:value-type="string">
            <text:p>102/f: 46/51</text:p>
          </table:table-cell>
          <table:table-cell office:value-type="string">
            <text:p>103/g: 47/52</text:p>
          </table:table-cell>
          <table:table-cell office:value-type="string">
            <text:p>104/h: 48/52</text:p>
          </table:table-cell>
          <table:table-cell office:value-type="string">
            <text:p>105/i: 49/53</text:p>
          </table:table-cell>
          <table:table-cell office:value-type="string">
            <text:p>106/j: 50/54</text:p>
          </table:table-cell>
          <table:table-cell office:value-type="string">
            <text:p>107/k: 51/55</text:p>
          </table:table-cell>
          <table:table-cell office:value-type="string">
            <text:p>108/l: 52/55</text:p>
          </table:table-cell>
          <table:table-cell office:value-type="string">
            <text:p>109/m: 52/56</text:p>
          </table:table-cell>
          <table:table-cell office:value-type="string">
            <text:p>110/n: 53/57</text:p>
          </table:table-cell>
          <table:table-cell office:value-type="string">
            <text:p>111/o: 54/58</text:p>
          </table:table-cell>
          <table:table-cell office:value-type="string">
            <text:p>112/p: 55/58</text:p>
          </table:table-cell>
          <table:table-cell office:value-type="string">
            <text:p>113/q: 56/59</text:p>
          </table:table-cell>
          <table:table-cell office:value-type="string">
            <text:p>114/r: 57/60</text:p>
          </table:table-cell>
          <table:table-cell office:value-type="string">
            <text:p>115/s: 58/60</text:p>
          </table:table-cell>
          <table:table-cell office:value-type="string">
            <text:p>116/t: 59/61</text:p>
          </table:table-cell>
          <table:table-cell office:value-type="string">
            <text:p>117/u: 60/62</text:p>
          </table:table-cell>
          <table:table-cell office:value-type="string">
            <text:p>118/v: 61/63</text:p>
          </table:table-cell>
          <table:table-cell office:value-type="string">
            <text:p>119/w: 62/63</text:p>
          </table:table-cell>
          <table:table-cell office:value-type="string">
            <text:p>120/x: 63/64</text:p>
          </table:table-cell>
          <table:table-cell office:value-type="string">
            <text:p>121/y: 64/65</text:p>
          </table:table-cell>
          <table:table-cell office:value-type="string">
            <text:p>122/z: 65/66</text:p>
          </table:table-cell>
          <table:table-cell office:value-type="string">
            <text:p>123/{: 66/66</text:p>
          </table:table-cell>
          <table:table-cell office:value-type="string">
            <text:p>124/|: 67/67</text:p>
          </table:table-cell>
          <table:table-cell office:value-type="string">
            <text:p>125/}: 68/68</text:p>
          </table:table-cell>
          <table:table-cell office:value-type="string">
            <text:p>126/~: 69/6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0">
            <text:p>70</text:p>
          </table:table-cell>
          <table:table-cell office:value-type="string">
            <text:p>count:</text:p>
          </table:table-cell>
          <table:table-cell office:value-type="float" office:value="368">
            <text:p>36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3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1/5</text:p>
          </table:table-cell>
          <table:table-cell office:value-type="string">
            <text:p>40/(: 2/6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4/8</text:p>
          </table:table-cell>
          <table:table-cell office:value-type="string">
            <text:p>44/,: 5/9</text:p>
          </table:table-cell>
          <table:table-cell office:value-type="string">
            <text:p>45/-: 5/9</text:p>
          </table:table-cell>
          <table:table-cell office:value-type="string">
            <text:p>46/.: 5/10</text:p>
          </table:table-cell>
          <table:table-cell office:value-type="string">
            <text:p>47//: 6/11</text:p>
          </table:table-cell>
          <table:table-cell office:value-type="string">
            <text:p>48/0: 7/12</text:p>
          </table:table-cell>
          <table:table-cell office:value-type="string">
            <text:p>49/1: 8/12</text:p>
          </table:table-cell>
          <table:table-cell office:value-type="string">
            <text:p>50/2: 9/13</text:p>
          </table:table-cell>
          <table:table-cell office:value-type="string">
            <text:p>51/3: 9/14</text:p>
          </table:table-cell>
          <table:table-cell office:value-type="string">
            <text:p>52/4: 10/15</text:p>
          </table:table-cell>
          <table:table-cell office:value-type="string">
            <text:p>53/5: 12/15</text:p>
          </table:table-cell>
          <table:table-cell office:value-type="string">
            <text:p>54/6: 11/16</text:p>
          </table:table-cell>
          <table:table-cell office:value-type="string">
            <text:p>55/7: 12/17</text:p>
          </table:table-cell>
          <table:table-cell office:value-type="string">
            <text:p>56/8: 13/18</text:p>
          </table:table-cell>
          <table:table-cell office:value-type="string">
            <text:p>57/9: 14/18</text:p>
          </table:table-cell>
          <table:table-cell office:value-type="string">
            <text:p>58/:: 15/19</text:p>
          </table:table-cell>
          <table:table-cell office:value-type="string">
            <text:p>59/;: 16/20</text:p>
          </table:table-cell>
          <table:table-cell office:value-type="string">
            <text:p>60/&lt;: 16/21</text:p>
          </table:table-cell>
          <table:table-cell office:value-type="string">
            <text:p>61/=: 17/21</text:p>
          </table:table-cell>
          <table:table-cell office:value-type="string">
            <text:p>62/&gt;: 18/22</text:p>
          </table:table-cell>
          <table:table-cell office:value-type="string">
            <text:p>63/?: 19/23</text:p>
          </table:table-cell>
          <table:table-cell office:value-type="string">
            <text:p>64/@: 18/24</text:p>
          </table:table-cell>
          <table:table-cell office:value-type="string">
            <text:p>65/A: 19/24</text:p>
          </table:table-cell>
          <table:table-cell office:value-type="string">
            <text:p>66/B: 19/25</text:p>
          </table:table-cell>
          <table:table-cell office:value-type="string">
            <text:p>67/C: 20/26</text:p>
          </table:table-cell>
          <table:table-cell office:value-type="string">
            <text:p>68/D: 20/27</text:p>
          </table:table-cell>
          <table:table-cell office:value-type="string">
            <text:p>69/E: 21/27</text:p>
          </table:table-cell>
          <table:table-cell office:value-type="string">
            <text:p>70/F: 22/28</text:p>
          </table:table-cell>
          <table:table-cell office:value-type="string">
            <text:p>71/G: 23/29</text:p>
          </table:table-cell>
          <table:table-cell office:value-type="string">
            <text:p>72/H: 24/30</text:p>
          </table:table-cell>
          <table:table-cell office:value-type="string">
            <text:p>73/I: 25/30</text:p>
          </table:table-cell>
          <table:table-cell office:value-type="string">
            <text:p>74/J: 26/31</text:p>
          </table:table-cell>
          <table:table-cell office:value-type="string">
            <text:p>75/K: 26/32</text:p>
          </table:table-cell>
          <table:table-cell office:value-type="string">
            <text:p>76/L: 28/33</text:p>
          </table:table-cell>
          <table:table-cell office:value-type="string">
            <text:p>77/M: 27/33</text:p>
          </table:table-cell>
          <table:table-cell office:value-type="string">
            <text:p>78/N: 28/34</text:p>
          </table:table-cell>
          <table:table-cell office:value-type="string">
            <text:p>79/O: 29/35</text:p>
          </table:table-cell>
          <table:table-cell office:value-type="string">
            <text:p>80/P: 30/35</text:p>
          </table:table-cell>
          <table:table-cell office:value-type="string">
            <text:p>81/Q: 30/36</text:p>
          </table:table-cell>
          <table:table-cell office:value-type="string">
            <text:p>82/R: 31/37</text:p>
          </table:table-cell>
          <table:table-cell office:value-type="string">
            <text:p>83/S: 32/37</text:p>
          </table:table-cell>
          <table:table-cell office:value-type="string">
            <text:p>84/T: 33/38</text:p>
          </table:table-cell>
          <table:table-cell office:value-type="string">
            <text:p>85/U: 33/39</text:p>
          </table:table-cell>
          <table:table-cell office:value-type="string">
            <text:p>86/V: 34/40</text:p>
          </table:table-cell>
          <table:table-cell office:value-type="string">
            <text:p>87/W: 35/40</text:p>
          </table:table-cell>
          <table:table-cell office:value-type="string">
            <text:p>88/X: 36/41</text:p>
          </table:table-cell>
          <table:table-cell office:value-type="string">
            <text:p>89/Y: 37/42</text:p>
          </table:table-cell>
          <table:table-cell office:value-type="string">
            <text:p>90/Z: 38/43</text:p>
          </table:table-cell>
          <table:table-cell office:value-type="string">
            <text:p>91/[: 39/43</text:p>
          </table:table-cell>
          <table:table-cell office:value-type="string">
            <text:p>92/\: 39/44</text:p>
          </table:table-cell>
          <table:table-cell office:value-type="string">
            <text:p>93/]: 40/45</text:p>
          </table:table-cell>
          <table:table-cell office:value-type="string">
            <text:p>94/^: 40/46</text:p>
          </table:table-cell>
          <table:table-cell office:value-type="string">
            <text:p>95/_: 41/46</text:p>
          </table:table-cell>
          <table:table-cell office:value-type="string">
            <text:p>96/`: 42/47</text:p>
          </table:table-cell>
          <table:table-cell office:value-type="string">
            <text:p>97/a: 43/48</text:p>
          </table:table-cell>
          <table:table-cell office:value-type="string">
            <text:p>98/b: 44/49</text:p>
          </table:table-cell>
          <table:table-cell office:value-type="string">
            <text:p>99/c: 45/49</text:p>
          </table:table-cell>
          <table:table-cell office:value-type="string">
            <text:p>100/d: 46/50</text:p>
          </table:table-cell>
          <table:table-cell office:value-type="string">
            <text:p>101/e: 47/51</text:p>
          </table:table-cell>
          <table:table-cell office:value-type="string">
            <text:p>102/f: 48/52</text:p>
          </table:table-cell>
          <table:table-cell office:value-type="string">
            <text:p>103/g: 49/52</text:p>
          </table:table-cell>
          <table:table-cell office:value-type="string">
            <text:p>104/h: 50/53</text:p>
          </table:table-cell>
          <table:table-cell office:value-type="string">
            <text:p>105/i: 50/54</text:p>
          </table:table-cell>
          <table:table-cell office:value-type="string">
            <text:p>106/j: 51/55</text:p>
          </table:table-cell>
          <table:table-cell office:value-type="string">
            <text:p>107/k: 51/55</text:p>
          </table:table-cell>
          <table:table-cell office:value-type="string">
            <text:p>108/l: 52/56</text:p>
          </table:table-cell>
          <table:table-cell office:value-type="string">
            <text:p>109/m: 53/57</text:p>
          </table:table-cell>
          <table:table-cell office:value-type="string">
            <text:p>110/n: 54/58</text:p>
          </table:table-cell>
          <table:table-cell office:value-type="string">
            <text:p>111/o: 55/58</text:p>
          </table:table-cell>
          <table:table-cell office:value-type="string">
            <text:p>112/p: 56/59</text:p>
          </table:table-cell>
          <table:table-cell office:value-type="string">
            <text:p>113/q: 57/60</text:p>
          </table:table-cell>
          <table:table-cell office:value-type="string">
            <text:p>114/r: 58/60</text:p>
          </table:table-cell>
          <table:table-cell office:value-type="string">
            <text:p>115/s: 59/61</text:p>
          </table:table-cell>
          <table:table-cell office:value-type="string">
            <text:p>116/t: 60/62</text:p>
          </table:table-cell>
          <table:table-cell office:value-type="string">
            <text:p>117/u: 61/63</text:p>
          </table:table-cell>
          <table:table-cell office:value-type="string">
            <text:p>118/v: 62/64</text:p>
          </table:table-cell>
          <table:table-cell office:value-type="string">
            <text:p>119/w: 63/64</text:p>
          </table:table-cell>
          <table:table-cell office:value-type="string">
            <text:p>120/x: 64/65</text:p>
          </table:table-cell>
          <table:table-cell office:value-type="string">
            <text:p>121/y: 65/66</text:p>
          </table:table-cell>
          <table:table-cell office:value-type="string">
            <text:p>122/z: 66/67</text:p>
          </table:table-cell>
          <table:table-cell office:value-type="string">
            <text:p>123/{: 67/67</text:p>
          </table:table-cell>
          <table:table-cell office:value-type="string">
            <text:p>124/|: 68/68</text:p>
          </table:table-cell>
          <table:table-cell office:value-type="string">
            <text:p>125/}: 69/69</text:p>
          </table:table-cell>
          <table:table-cell office:value-type="string">
            <text:p>126/~: 70/7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1">
            <text:p>71</text:p>
          </table:table-cell>
          <table:table-cell office:value-type="string">
            <text:p>count:</text:p>
          </table:table-cell>
          <table:table-cell office:value-type="float" office:value="292">
            <text:p>29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2/4</text:p>
          </table:table-cell>
          <table:table-cell office:value-type="string">
            <text:p>39/': 0/5</text:p>
          </table:table-cell>
          <table:table-cell office:value-type="string">
            <text:p>40/(: 1/5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4/8</text:p>
          </table:table-cell>
          <table:table-cell office:value-type="string">
            <text:p>44/,: 5/8</text:p>
          </table:table-cell>
          <table:table-cell office:value-type="string">
            <text:p>45/-: 5/9</text:p>
          </table:table-cell>
          <table:table-cell office:value-type="string">
            <text:p>46/.: 6/10</text:p>
          </table:table-cell>
          <table:table-cell office:value-type="string">
            <text:p>47//: 7/11</text:p>
          </table:table-cell>
          <table:table-cell office:value-type="string">
            <text:p>48/0: 7/11</text:p>
          </table:table-cell>
          <table:table-cell office:value-type="string">
            <text:p>49/1: 8/12</text:p>
          </table:table-cell>
          <table:table-cell office:value-type="string">
            <text:p>50/2: 9/13</text:p>
          </table:table-cell>
          <table:table-cell office:value-type="string">
            <text:p>51/3: 9/14</text:p>
          </table:table-cell>
          <table:table-cell office:value-type="string">
            <text:p>52/4: 10/15</text:p>
          </table:table-cell>
          <table:table-cell office:value-type="string">
            <text:p>53/5: 11/15</text:p>
          </table:table-cell>
          <table:table-cell office:value-type="string">
            <text:p>54/6: 12/16</text:p>
          </table:table-cell>
          <table:table-cell office:value-type="string">
            <text:p>55/7: 13/17</text:p>
          </table:table-cell>
          <table:table-cell office:value-type="string">
            <text:p>56/8: 13/18</text:p>
          </table:table-cell>
          <table:table-cell office:value-type="string">
            <text:p>57/9: 15/18</text:p>
          </table:table-cell>
          <table:table-cell office:value-type="string">
            <text:p>58/:: 14/19</text:p>
          </table:table-cell>
          <table:table-cell office:value-type="string">
            <text:p>59/;: 14/20</text:p>
          </table:table-cell>
          <table:table-cell office:value-type="string">
            <text:p>60/&lt;: 15/21</text:p>
          </table:table-cell>
          <table:table-cell office:value-type="string">
            <text:p>61/=: 16/21</text:p>
          </table:table-cell>
          <table:table-cell office:value-type="string">
            <text:p>62/&gt;: 17/22</text:p>
          </table:table-cell>
          <table:table-cell office:value-type="string">
            <text:p>63/?: 18/23</text:p>
          </table:table-cell>
          <table:table-cell office:value-type="string">
            <text:p>64/@: 19/24</text:p>
          </table:table-cell>
          <table:table-cell office:value-type="string">
            <text:p>65/A: 19/24</text:p>
          </table:table-cell>
          <table:table-cell office:value-type="string">
            <text:p>66/B: 20/25</text:p>
          </table:table-cell>
          <table:table-cell office:value-type="string">
            <text:p>67/C: 21/26</text:p>
          </table:table-cell>
          <table:table-cell office:value-type="string">
            <text:p>68/D: 22/27</text:p>
          </table:table-cell>
          <table:table-cell office:value-type="string">
            <text:p>69/E: 23/27</text:p>
          </table:table-cell>
          <table:table-cell office:value-type="string">
            <text:p>70/F: 24/28</text:p>
          </table:table-cell>
          <table:table-cell office:value-type="string">
            <text:p>71/G: 25/29</text:p>
          </table:table-cell>
          <table:table-cell office:value-type="string">
            <text:p>72/H: 25/30</text:p>
          </table:table-cell>
          <table:table-cell office:value-type="string">
            <text:p>73/I: 26/31</text:p>
          </table:table-cell>
          <table:table-cell office:value-type="string">
            <text:p>74/J: 27/31</text:p>
          </table:table-cell>
          <table:table-cell office:value-type="string">
            <text:p>75/K: 28/32</text:p>
          </table:table-cell>
          <table:table-cell office:value-type="string">
            <text:p>76/L: 29/33</text:p>
          </table:table-cell>
          <table:table-cell office:value-type="string">
            <text:p>77/M: 30/34</text:p>
          </table:table-cell>
          <table:table-cell office:value-type="string">
            <text:p>78/N: 30/34</text:p>
          </table:table-cell>
          <table:table-cell office:value-type="string">
            <text:p>79/O: 31/35</text:p>
          </table:table-cell>
          <table:table-cell office:value-type="string">
            <text:p>80/P: 32/36</text:p>
          </table:table-cell>
          <table:table-cell office:value-type="string">
            <text:p>81/Q: 32/37</text:p>
          </table:table-cell>
          <table:table-cell office:value-type="string">
            <text:p>82/R: 33/37</text:p>
          </table:table-cell>
          <table:table-cell office:value-type="string">
            <text:p>83/S: 34/38</text:p>
          </table:table-cell>
          <table:table-cell office:value-type="string">
            <text:p>84/T: 34/39</text:p>
          </table:table-cell>
          <table:table-cell office:value-type="string">
            <text:p>85/U: 35/40</text:p>
          </table:table-cell>
          <table:table-cell office:value-type="string">
            <text:p>86/V: 36/40</text:p>
          </table:table-cell>
          <table:table-cell office:value-type="string">
            <text:p>87/W: 35/41</text:p>
          </table:table-cell>
          <table:table-cell office:value-type="string">
            <text:p>88/X: 36/42</text:p>
          </table:table-cell>
          <table:table-cell office:value-type="string">
            <text:p>89/Y: 37/43</text:p>
          </table:table-cell>
          <table:table-cell office:value-type="string">
            <text:p>90/Z: 38/43</text:p>
          </table:table-cell>
          <table:table-cell office:value-type="string">
            <text:p>91/[: 39/44</text:p>
          </table:table-cell>
          <table:table-cell office:value-type="string">
            <text:p>92/\: 40/45</text:p>
          </table:table-cell>
          <table:table-cell office:value-type="string">
            <text:p>93/]: 41/46</text:p>
          </table:table-cell>
          <table:table-cell office:value-type="string">
            <text:p>94/^: 42/47</text:p>
          </table:table-cell>
          <table:table-cell office:value-type="string">
            <text:p>95/_: 43/47</text:p>
          </table:table-cell>
          <table:table-cell office:value-type="string">
            <text:p>96/`: 44/48</text:p>
          </table:table-cell>
          <table:table-cell office:value-type="string">
            <text:p>97/a: 45/49</text:p>
          </table:table-cell>
          <table:table-cell office:value-type="string">
            <text:p>98/b: 46/49</text:p>
          </table:table-cell>
          <table:table-cell office:value-type="string">
            <text:p>99/c: 47/50</text:p>
          </table:table-cell>
          <table:table-cell office:value-type="string">
            <text:p>100/d: 48/51</text:p>
          </table:table-cell>
          <table:table-cell office:value-type="string">
            <text:p>101/e: 48/52</text:p>
          </table:table-cell>
          <table:table-cell office:value-type="string">
            <text:p>102/f: 49/52</text:p>
          </table:table-cell>
          <table:table-cell office:value-type="string">
            <text:p>103/g: 49/53</text:p>
          </table:table-cell>
          <table:table-cell office:value-type="string">
            <text:p>104/h: 50/54</text:p>
          </table:table-cell>
          <table:table-cell office:value-type="string">
            <text:p>105/i: 51/55</text:p>
          </table:table-cell>
          <table:table-cell office:value-type="string">
            <text:p>106/j: 52/56</text:p>
          </table:table-cell>
          <table:table-cell office:value-type="string">
            <text:p>107/k: 53/56</text:p>
          </table:table-cell>
          <table:table-cell office:value-type="string">
            <text:p>108/l: 54/57</text:p>
          </table:table-cell>
          <table:table-cell office:value-type="string">
            <text:p>109/m: 55/58</text:p>
          </table:table-cell>
          <table:table-cell office:value-type="string">
            <text:p>110/n: 56/58</text:p>
          </table:table-cell>
          <table:table-cell office:value-type="string">
            <text:p>111/o: 57/59</text:p>
          </table:table-cell>
          <table:table-cell office:value-type="string">
            <text:p>112/p: 58/60</text:p>
          </table:table-cell>
          <table:table-cell office:value-type="string">
            <text:p>113/q: 58/61</text:p>
          </table:table-cell>
          <table:table-cell office:value-type="string">
            <text:p>114/r: 59/61</text:p>
          </table:table-cell>
          <table:table-cell office:value-type="string">
            <text:p>115/s: 60/62</text:p>
          </table:table-cell>
          <table:table-cell office:value-type="string">
            <text:p>116/t: 61/63</text:p>
          </table:table-cell>
          <table:table-cell office:value-type="string">
            <text:p>117/u: 62/64</text:p>
          </table:table-cell>
          <table:table-cell office:value-type="string">
            <text:p>118/v: 63/64</text:p>
          </table:table-cell>
          <table:table-cell office:value-type="string">
            <text:p>119/w: 64/65</text:p>
          </table:table-cell>
          <table:table-cell office:value-type="string">
            <text:p>120/x: 65/66</text:p>
          </table:table-cell>
          <table:table-cell office:value-type="string">
            <text:p>121/y: 66/67</text:p>
          </table:table-cell>
          <table:table-cell office:value-type="string">
            <text:p>122/z: 67/67</text:p>
          </table:table-cell>
          <table:table-cell office:value-type="string">
            <text:p>123/{: 68/68</text:p>
          </table:table-cell>
          <table:table-cell office:value-type="string">
            <text:p>124/|: 69/69</text:p>
          </table:table-cell>
          <table:table-cell office:value-type="string">
            <text:p>125/}: 70/70</text:p>
          </table:table-cell>
          <table:table-cell office:value-type="string">
            <text:p>126/~: 71/7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2">
            <text:p>72</text:p>
          </table:table-cell>
          <table:table-cell office:value-type="string">
            <text:p>count:</text:p>
          </table:table-cell>
          <table:table-cell office:value-type="float" office:value="181">
            <text:p>18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3</text:p>
          </table:table-cell>
          <table:table-cell office:value-type="string">
            <text:p>37/%: 1/4</text:p>
          </table:table-cell>
          <table:table-cell office:value-type="string">
            <text:p>38/&amp;: 2/4</text:p>
          </table:table-cell>
          <table:table-cell office:value-type="string">
            <text:p>39/': 2/5</text:p>
          </table:table-cell>
          <table:table-cell office:value-type="string">
            <text:p>40/(: 3/6</text:p>
          </table:table-cell>
          <table:table-cell office:value-type="string">
            <text:p>41/): 3/7</text:p>
          </table:table-cell>
          <table:table-cell office:value-type="string">
            <text:p>42/*: 4/7</text:p>
          </table:table-cell>
          <table:table-cell office:value-type="string">
            <text:p>43/+: 4/8</text:p>
          </table:table-cell>
          <table:table-cell office:value-type="string">
            <text:p>44/,: 6/9</text:p>
          </table:table-cell>
          <table:table-cell office:value-type="string">
            <text:p>45/-: 5/10</text:p>
          </table:table-cell>
          <table:table-cell office:value-type="string">
            <text:p>46/.: 6/10</text:p>
          </table:table-cell>
          <table:table-cell office:value-type="string">
            <text:p>47//: 7/11</text:p>
          </table:table-cell>
          <table:table-cell office:value-type="string">
            <text:p>48/0: 8/12</text:p>
          </table:table-cell>
          <table:table-cell office:value-type="string">
            <text:p>49/1: 8/13</text:p>
          </table:table-cell>
          <table:table-cell office:value-type="string">
            <text:p>50/2: 9/14</text:p>
          </table:table-cell>
          <table:table-cell office:value-type="string">
            <text:p>51/3: 10/14</text:p>
          </table:table-cell>
          <table:table-cell office:value-type="string">
            <text:p>52/4: 11/15</text:p>
          </table:table-cell>
          <table:table-cell office:value-type="string">
            <text:p>53/5: 11/16</text:p>
          </table:table-cell>
          <table:table-cell office:value-type="string">
            <text:p>54/6: 12/17</text:p>
          </table:table-cell>
          <table:table-cell office:value-type="string">
            <text:p>55/7: 13/17</text:p>
          </table:table-cell>
          <table:table-cell office:value-type="string">
            <text:p>56/8: 13/18</text:p>
          </table:table-cell>
          <table:table-cell office:value-type="string">
            <text:p>57/9: 14/19</text:p>
          </table:table-cell>
          <table:table-cell office:value-type="string">
            <text:p>58/:: 15/20</text:p>
          </table:table-cell>
          <table:table-cell office:value-type="string">
            <text:p>59/;: 16/20</text:p>
          </table:table-cell>
          <table:table-cell office:value-type="string">
            <text:p>60/&lt;: 17/21</text:p>
          </table:table-cell>
          <table:table-cell office:value-type="string">
            <text:p>61/=: 16/22</text:p>
          </table:table-cell>
          <table:table-cell office:value-type="string">
            <text:p>62/&gt;: 17/23</text:p>
          </table:table-cell>
          <table:table-cell office:value-type="string">
            <text:p>63/?: 18/23</text:p>
          </table:table-cell>
          <table:table-cell office:value-type="string">
            <text:p>64/@: 19/24</text:p>
          </table:table-cell>
          <table:table-cell office:value-type="string">
            <text:p>65/A: 20/25</text:p>
          </table:table-cell>
          <table:table-cell office:value-type="string">
            <text:p>66/B: 20/25</text:p>
          </table:table-cell>
          <table:table-cell office:value-type="string">
            <text:p>67/C: 22/26</text:p>
          </table:table-cell>
          <table:table-cell office:value-type="string">
            <text:p>68/D: 21/27</text:p>
          </table:table-cell>
          <table:table-cell office:value-type="string">
            <text:p>69/E: 22/28</text:p>
          </table:table-cell>
          <table:table-cell office:value-type="string">
            <text:p>70/F: 24/29</text:p>
          </table:table-cell>
          <table:table-cell office:value-type="string">
            <text:p>71/G: 23/29</text:p>
          </table:table-cell>
          <table:table-cell office:value-type="string">
            <text:p>72/H: 24/30</text:p>
          </table:table-cell>
          <table:table-cell office:value-type="string">
            <text:p>73/I: 25/31</text:p>
          </table:table-cell>
          <table:table-cell office:value-type="string">
            <text:p>74/J: 26/32</text:p>
          </table:table-cell>
          <table:table-cell office:value-type="string">
            <text:p>75/K: 29/32</text:p>
          </table:table-cell>
          <table:table-cell office:value-type="string">
            <text:p>76/L: 27/33</text:p>
          </table:table-cell>
          <table:table-cell office:value-type="string">
            <text:p>77/M: 28/34</text:p>
          </table:table-cell>
          <table:table-cell office:value-type="string">
            <text:p>78/N: 29/35</text:p>
          </table:table-cell>
          <table:table-cell office:value-type="string">
            <text:p>79/O: 30/35</text:p>
          </table:table-cell>
          <table:table-cell office:value-type="string">
            <text:p>80/P: 31/36</text:p>
          </table:table-cell>
          <table:table-cell office:value-type="string">
            <text:p>81/Q: 32/37</text:p>
          </table:table-cell>
          <table:table-cell office:value-type="string">
            <text:p>82/R: 33/38</text:p>
          </table:table-cell>
          <table:table-cell office:value-type="string">
            <text:p>83/S: 34/39</text:p>
          </table:table-cell>
          <table:table-cell office:value-type="string">
            <text:p>84/T: 35/39</text:p>
          </table:table-cell>
          <table:table-cell office:value-type="string">
            <text:p>85/U: 35/40</text:p>
          </table:table-cell>
          <table:table-cell office:value-type="string">
            <text:p>86/V: 36/41</text:p>
          </table:table-cell>
          <table:table-cell office:value-type="string">
            <text:p>87/W: 37/42</text:p>
          </table:table-cell>
          <table:table-cell office:value-type="string">
            <text:p>88/X: 37/42</text:p>
          </table:table-cell>
          <table:table-cell office:value-type="string">
            <text:p>89/Y: 38/43</text:p>
          </table:table-cell>
          <table:table-cell office:value-type="string">
            <text:p>90/Z: 39/44</text:p>
          </table:table-cell>
          <table:table-cell office:value-type="string">
            <text:p>91/[: 40/45</text:p>
          </table:table-cell>
          <table:table-cell office:value-type="string">
            <text:p>92/\: 40/45</text:p>
          </table:table-cell>
          <table:table-cell office:value-type="string">
            <text:p>93/]: 41/46</text:p>
          </table:table-cell>
          <table:table-cell office:value-type="string">
            <text:p>94/^: 42/47</text:p>
          </table:table-cell>
          <table:table-cell office:value-type="string">
            <text:p>95/_: 43/48</text:p>
          </table:table-cell>
          <table:table-cell office:value-type="string">
            <text:p>96/`: 43/49</text:p>
          </table:table-cell>
          <table:table-cell office:value-type="string">
            <text:p>97/a: 44/49</text:p>
          </table:table-cell>
          <table:table-cell office:value-type="string">
            <text:p>98/b: 45/50</text:p>
          </table:table-cell>
          <table:table-cell office:value-type="string">
            <text:p>99/c: 46/51</text:p>
          </table:table-cell>
          <table:table-cell office:value-type="string">
            <text:p>100/d: 47/52</text:p>
          </table:table-cell>
          <table:table-cell office:value-type="string">
            <text:p>101/e: 48/52</text:p>
          </table:table-cell>
          <table:table-cell office:value-type="string">
            <text:p>102/f: 49/53</text:p>
          </table:table-cell>
          <table:table-cell office:value-type="string">
            <text:p>103/g: 50/54</text:p>
          </table:table-cell>
          <table:table-cell office:value-type="string">
            <text:p>104/h: 51/55</text:p>
          </table:table-cell>
          <table:table-cell office:value-type="string">
            <text:p>105/i: 51/55</text:p>
          </table:table-cell>
          <table:table-cell office:value-type="string">
            <text:p>106/j: 52/56</text:p>
          </table:table-cell>
          <table:table-cell office:value-type="string">
            <text:p>107/k: 53/57</text:p>
          </table:table-cell>
          <table:table-cell office:value-type="string">
            <text:p>108/l: 54/58</text:p>
          </table:table-cell>
          <table:table-cell office:value-type="string">
            <text:p>109/m: 55/58</text:p>
          </table:table-cell>
          <table:table-cell office:value-type="string">
            <text:p>110/n: 56/59</text:p>
          </table:table-cell>
          <table:table-cell office:value-type="string">
            <text:p>111/o: 57/60</text:p>
          </table:table-cell>
          <table:table-cell office:value-type="string">
            <text:p>112/p: 58/61</text:p>
          </table:table-cell>
          <table:table-cell office:value-type="string">
            <text:p>113/q: 59/61</text:p>
          </table:table-cell>
          <table:table-cell office:value-type="string">
            <text:p>114/r: 60/62</text:p>
          </table:table-cell>
          <table:table-cell office:value-type="string">
            <text:p>115/s: 61/63</text:p>
          </table:table-cell>
          <table:table-cell office:value-type="string">
            <text:p>116/t: 62/64</text:p>
          </table:table-cell>
          <table:table-cell office:value-type="string">
            <text:p>117/u: 63/65</text:p>
          </table:table-cell>
          <table:table-cell office:value-type="string">
            <text:p>118/v: 64/65</text:p>
          </table:table-cell>
          <table:table-cell office:value-type="string">
            <text:p>119/w: 65/66</text:p>
          </table:table-cell>
          <table:table-cell office:value-type="string">
            <text:p>120/x: 66/67</text:p>
          </table:table-cell>
          <table:table-cell office:value-type="string">
            <text:p>121/y: 67/68</text:p>
          </table:table-cell>
          <table:table-cell office:value-type="string">
            <text:p>122/z: 68/68</text:p>
          </table:table-cell>
          <table:table-cell office:value-type="string">
            <text:p>123/{: 69/69</text:p>
          </table:table-cell>
          <table:table-cell office:value-type="string">
            <text:p>124/|: 70/70</text:p>
          </table:table-cell>
          <table:table-cell office:value-type="string">
            <text:p>125/}: 71/71</text:p>
          </table:table-cell>
          <table:table-cell office:value-type="string">
            <text:p>126/~: 72/7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3">
            <text:p>73</text:p>
          </table:table-cell>
          <table:table-cell office:value-type="string">
            <text:p>count:</text:p>
          </table:table-cell>
          <table:table-cell office:value-type="float" office:value="139">
            <text:p>13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3</text:p>
          </table:table-cell>
          <table:table-cell office:value-type="string">
            <text:p>37/%: 2/3</text:p>
          </table:table-cell>
          <table:table-cell office:value-type="string">
            <text:p>38/&amp;: 2/4</text:p>
          </table:table-cell>
          <table:table-cell office:value-type="string">
            <text:p>39/': 3/5</text:p>
          </table:table-cell>
          <table:table-cell office:value-type="string">
            <text:p>40/(: 3/6</text:p>
          </table:table-cell>
          <table:table-cell office:value-type="string">
            <text:p>41/): 4/6</text:p>
          </table:table-cell>
          <table:table-cell office:value-type="string">
            <text:p>42/*: 4/7</text:p>
          </table:table-cell>
          <table:table-cell office:value-type="string">
            <text:p>43/+: 5/8</text:p>
          </table:table-cell>
          <table:table-cell office:value-type="string">
            <text:p>44/,: 6/9</text:p>
          </table:table-cell>
          <table:table-cell office:value-type="string">
            <text:p>45/-: 7/10</text:p>
          </table:table-cell>
          <table:table-cell office:value-type="string">
            <text:p>46/.: 8/10</text:p>
          </table:table-cell>
          <table:table-cell office:value-type="string">
            <text:p>47//: 9/11</text:p>
          </table:table-cell>
          <table:table-cell office:value-type="string">
            <text:p>48/0: 9/12</text:p>
          </table:table-cell>
          <table:table-cell office:value-type="string">
            <text:p>49/1: 10/13</text:p>
          </table:table-cell>
          <table:table-cell office:value-type="string">
            <text:p>50/2: 11/14</text:p>
          </table:table-cell>
          <table:table-cell office:value-type="string">
            <text:p>51/3: 11/14</text:p>
          </table:table-cell>
          <table:table-cell office:value-type="string">
            <text:p>52/4: 12/15</text:p>
          </table:table-cell>
          <table:table-cell office:value-type="string">
            <text:p>53/5: 13/16</text:p>
          </table:table-cell>
          <table:table-cell office:value-type="string">
            <text:p>54/6: 13/17</text:p>
          </table:table-cell>
          <table:table-cell office:value-type="string">
            <text:p>55/7: 14/17</text:p>
          </table:table-cell>
          <table:table-cell office:value-type="string">
            <text:p>56/8: 15/18</text:p>
          </table:table-cell>
          <table:table-cell office:value-type="string">
            <text:p>57/9: 15/19</text:p>
          </table:table-cell>
          <table:table-cell office:value-type="string">
            <text:p>58/:: 16/20</text:p>
          </table:table-cell>
          <table:table-cell office:value-type="string">
            <text:p>59/;: 17/20</text:p>
          </table:table-cell>
          <table:table-cell office:value-type="string">
            <text:p>60/&lt;: 18/21</text:p>
          </table:table-cell>
          <table:table-cell office:value-type="string">
            <text:p>61/=: 19/22</text:p>
          </table:table-cell>
          <table:table-cell office:value-type="string">
            <text:p>62/&gt;: 20/23</text:p>
          </table:table-cell>
          <table:table-cell office:value-type="string">
            <text:p>63/?: 21/24</text:p>
          </table:table-cell>
          <table:table-cell office:value-type="string">
            <text:p>64/@: 22/24</text:p>
          </table:table-cell>
          <table:table-cell office:value-type="string">
            <text:p>65/A: 22/25</text:p>
          </table:table-cell>
          <table:table-cell office:value-type="string">
            <text:p>66/B: 23/26</text:p>
          </table:table-cell>
          <table:table-cell office:value-type="string">
            <text:p>67/C: 24/27</text:p>
          </table:table-cell>
          <table:table-cell office:value-type="string">
            <text:p>68/D: 25/28</text:p>
          </table:table-cell>
          <table:table-cell office:value-type="string">
            <text:p>69/E: 26/28</text:p>
          </table:table-cell>
          <table:table-cell office:value-type="string">
            <text:p>70/F: 27/29</text:p>
          </table:table-cell>
          <table:table-cell office:value-type="string">
            <text:p>71/G: 26/30</text:p>
          </table:table-cell>
          <table:table-cell office:value-type="string">
            <text:p>72/H: 27/31</text:p>
          </table:table-cell>
          <table:table-cell office:value-type="string">
            <text:p>73/I: 27/31</text:p>
          </table:table-cell>
          <table:table-cell office:value-type="string">
            <text:p>74/J: 28/32</text:p>
          </table:table-cell>
          <table:table-cell office:value-type="string">
            <text:p>75/K: 29/33</text:p>
          </table:table-cell>
          <table:table-cell office:value-type="string">
            <text:p>76/L: 30/34</text:p>
          </table:table-cell>
          <table:table-cell office:value-type="string">
            <text:p>77/M: 31/34</text:p>
          </table:table-cell>
          <table:table-cell office:value-type="string">
            <text:p>78/N: 32/35</text:p>
          </table:table-cell>
          <table:table-cell office:value-type="string">
            <text:p>79/O: 33/36</text:p>
          </table:table-cell>
          <table:table-cell office:value-type="string">
            <text:p>80/P: 34/37</text:p>
          </table:table-cell>
          <table:table-cell office:value-type="string">
            <text:p>81/Q: 33/38</text:p>
          </table:table-cell>
          <table:table-cell office:value-type="string">
            <text:p>82/R: 34/38</text:p>
          </table:table-cell>
          <table:table-cell office:value-type="string">
            <text:p>83/S: 34/39</text:p>
          </table:table-cell>
          <table:table-cell office:value-type="string">
            <text:p>84/T: 35/40</text:p>
          </table:table-cell>
          <table:table-cell office:value-type="string">
            <text:p>85/U: 36/41</text:p>
          </table:table-cell>
          <table:table-cell office:value-type="string">
            <text:p>86/V: 37/41</text:p>
          </table:table-cell>
          <table:table-cell office:value-type="string">
            <text:p>87/W: 38/42</text:p>
          </table:table-cell>
          <table:table-cell office:value-type="string">
            <text:p>88/X: 38/43</text:p>
          </table:table-cell>
          <table:table-cell office:value-type="string">
            <text:p>89/Y: 39/44</text:p>
          </table:table-cell>
          <table:table-cell office:value-type="string">
            <text:p>90/Z: 40/45</text:p>
          </table:table-cell>
          <table:table-cell office:value-type="string">
            <text:p>91/[: 41/45</text:p>
          </table:table-cell>
          <table:table-cell office:value-type="string">
            <text:p>92/\: 42/46</text:p>
          </table:table-cell>
          <table:table-cell office:value-type="string">
            <text:p>93/]: 43/47</text:p>
          </table:table-cell>
          <table:table-cell office:value-type="string">
            <text:p>94/^: 44/48</text:p>
          </table:table-cell>
          <table:table-cell office:value-type="string">
            <text:p>95/_: 45/48</text:p>
          </table:table-cell>
          <table:table-cell office:value-type="string">
            <text:p>96/`: 46/49</text:p>
          </table:table-cell>
          <table:table-cell office:value-type="string">
            <text:p>97/a: 47/50</text:p>
          </table:table-cell>
          <table:table-cell office:value-type="string">
            <text:p>98/b: 48/51</text:p>
          </table:table-cell>
          <table:table-cell office:value-type="string">
            <text:p>99/c: 48/52</text:p>
          </table:table-cell>
          <table:table-cell office:value-type="string">
            <text:p>100/d: 49/52</text:p>
          </table:table-cell>
          <table:table-cell office:value-type="string">
            <text:p>101/e: 50/53</text:p>
          </table:table-cell>
          <table:table-cell office:value-type="string">
            <text:p>102/f: 51/54</text:p>
          </table:table-cell>
          <table:table-cell office:value-type="string">
            <text:p>103/g: 51/55</text:p>
          </table:table-cell>
          <table:table-cell office:value-type="string">
            <text:p>104/h: 52/55</text:p>
          </table:table-cell>
          <table:table-cell office:value-type="string">
            <text:p>105/i: 53/56</text:p>
          </table:table-cell>
          <table:table-cell office:value-type="string">
            <text:p>106/j: 54/57</text:p>
          </table:table-cell>
          <table:table-cell office:value-type="string">
            <text:p>107/k: 55/58</text:p>
          </table:table-cell>
          <table:table-cell office:value-type="string">
            <text:p>108/l: 56/59</text:p>
          </table:table-cell>
          <table:table-cell office:value-type="string">
            <text:p>109/m: 56/59</text:p>
          </table:table-cell>
          <table:table-cell office:value-type="string">
            <text:p>110/n: 57/60</text:p>
          </table:table-cell>
          <table:table-cell office:value-type="string">
            <text:p>111/o: 58/61</text:p>
          </table:table-cell>
          <table:table-cell office:value-type="string">
            <text:p>112/p: 59/62</text:p>
          </table:table-cell>
          <table:table-cell office:value-type="string">
            <text:p>113/q: 60/62</text:p>
          </table:table-cell>
          <table:table-cell office:value-type="string">
            <text:p>114/r: 61/63</text:p>
          </table:table-cell>
          <table:table-cell office:value-type="string">
            <text:p>115/s: 62/64</text:p>
          </table:table-cell>
          <table:table-cell office:value-type="string">
            <text:p>116/t: 63/65</text:p>
          </table:table-cell>
          <table:table-cell office:value-type="string">
            <text:p>117/u: 64/66</text:p>
          </table:table-cell>
          <table:table-cell office:value-type="string">
            <text:p>118/v: 65/66</text:p>
          </table:table-cell>
          <table:table-cell office:value-type="string">
            <text:p>119/w: 66/67</text:p>
          </table:table-cell>
          <table:table-cell office:value-type="string">
            <text:p>120/x: 67/68</text:p>
          </table:table-cell>
          <table:table-cell office:value-type="string">
            <text:p>121/y: 68/69</text:p>
          </table:table-cell>
          <table:table-cell office:value-type="string">
            <text:p>122/z: 69/69</text:p>
          </table:table-cell>
          <table:table-cell office:value-type="string">
            <text:p>123/{: 70/70</text:p>
          </table:table-cell>
          <table:table-cell office:value-type="string">
            <text:p>124/|: 71/71</text:p>
          </table:table-cell>
          <table:table-cell office:value-type="string">
            <text:p>125/}: 72/72</text:p>
          </table:table-cell>
          <table:table-cell office:value-type="string">
            <text:p>126/~: 73/7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4">
            <text:p>74</text:p>
          </table:table-cell>
          <table:table-cell office:value-type="string">
            <text:p>count:</text:p>
          </table:table-cell>
          <table:table-cell office:value-type="float" office:value="89">
            <text:p>8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2</text:p>
          </table:table-cell>
          <table:table-cell office:value-type="string">
            <text:p>36/$: 1/3</text:p>
          </table:table-cell>
          <table:table-cell office:value-type="string">
            <text:p>37/%: 1/3</text:p>
          </table:table-cell>
          <table:table-cell office:value-type="string">
            <text:p>38/&amp;: 2/4</text:p>
          </table:table-cell>
          <table:table-cell office:value-type="string">
            <text:p>39/': 3/5</text:p>
          </table:table-cell>
          <table:table-cell office:value-type="string">
            <text:p>40/(: 4/6</text:p>
          </table:table-cell>
          <table:table-cell office:value-type="string">
            <text:p>41/): 4/7</text:p>
          </table:table-cell>
          <table:table-cell office:value-type="string">
            <text:p>42/*: 5/8</text:p>
          </table:table-cell>
          <table:table-cell office:value-type="string">
            <text:p>43/+: 6/8</text:p>
          </table:table-cell>
          <table:table-cell office:value-type="string">
            <text:p>44/,: 7/9</text:p>
          </table:table-cell>
          <table:table-cell office:value-type="string">
            <text:p>45/-: 8/10</text:p>
          </table:table-cell>
          <table:table-cell office:value-type="string">
            <text:p>46/.: 8/11</text:p>
          </table:table-cell>
          <table:table-cell office:value-type="string">
            <text:p>47//: 9/12</text:p>
          </table:table-cell>
          <table:table-cell office:value-type="string">
            <text:p>48/0: 9/12</text:p>
          </table:table-cell>
          <table:table-cell office:value-type="string">
            <text:p>49/1: 9/13</text:p>
          </table:table-cell>
          <table:table-cell office:value-type="string">
            <text:p>50/2: 10/14</text:p>
          </table:table-cell>
          <table:table-cell office:value-type="string">
            <text:p>51/3: 11/15</text:p>
          </table:table-cell>
          <table:table-cell office:value-type="string">
            <text:p>52/4: 12/15</text:p>
          </table:table-cell>
          <table:table-cell office:value-type="string">
            <text:p>53/5: 13/16</text:p>
          </table:table-cell>
          <table:table-cell office:value-type="string">
            <text:p>54/6: 14/17</text:p>
          </table:table-cell>
          <table:table-cell office:value-type="string">
            <text:p>55/7: 15/18</text:p>
          </table:table-cell>
          <table:table-cell office:value-type="string">
            <text:p>56/8: 14/18</text:p>
          </table:table-cell>
          <table:table-cell office:value-type="string">
            <text:p>57/9: 15/19</text:p>
          </table:table-cell>
          <table:table-cell office:value-type="string">
            <text:p>58/:: 16/20</text:p>
          </table:table-cell>
          <table:table-cell office:value-type="string">
            <text:p>59/;: 17/21</text:p>
          </table:table-cell>
          <table:table-cell office:value-type="string">
            <text:p>60/&lt;: 18/22</text:p>
          </table:table-cell>
          <table:table-cell office:value-type="string">
            <text:p>61/=: 19/22</text:p>
          </table:table-cell>
          <table:table-cell office:value-type="string">
            <text:p>62/&gt;: 19/23</text:p>
          </table:table-cell>
          <table:table-cell office:value-type="string">
            <text:p>63/?: 21/24</text:p>
          </table:table-cell>
          <table:table-cell office:value-type="string">
            <text:p>64/@: 22/25</text:p>
          </table:table-cell>
          <table:table-cell office:value-type="string">
            <text:p>65/A: 20/26</text:p>
          </table:table-cell>
          <table:table-cell office:value-type="string">
            <text:p>66/B: 21/26</text:p>
          </table:table-cell>
          <table:table-cell office:value-type="string">
            <text:p>67/C: 22/27</text:p>
          </table:table-cell>
          <table:table-cell office:value-type="string">
            <text:p>68/D: 23/28</text:p>
          </table:table-cell>
          <table:table-cell office:value-type="string">
            <text:p>69/E: 24/29</text:p>
          </table:table-cell>
          <table:table-cell office:value-type="string">
            <text:p>70/F: 25/29</text:p>
          </table:table-cell>
          <table:table-cell office:value-type="string">
            <text:p>71/G: 25/30</text:p>
          </table:table-cell>
          <table:table-cell office:value-type="string">
            <text:p>72/H: 26/31</text:p>
          </table:table-cell>
          <table:table-cell office:value-type="string">
            <text:p>73/I: 27/32</text:p>
          </table:table-cell>
          <table:table-cell office:value-type="string">
            <text:p>74/J: 29/33</text:p>
          </table:table-cell>
          <table:table-cell office:value-type="string">
            <text:p>75/K: 28/34</text:p>
          </table:table-cell>
          <table:table-cell office:value-type="string">
            <text:p>76/L: 29/34</text:p>
          </table:table-cell>
          <table:table-cell office:value-type="string">
            <text:p>77/M: 32/35</text:p>
          </table:table-cell>
          <table:table-cell office:value-type="string">
            <text:p>78/N: 30/36</text:p>
          </table:table-cell>
          <table:table-cell office:value-type="string">
            <text:p>79/O: 31/37</text:p>
          </table:table-cell>
          <table:table-cell office:value-type="string">
            <text:p>80/P: 32/37</text:p>
          </table:table-cell>
          <table:table-cell office:value-type="string">
            <text:p>81/Q: 33/38</text:p>
          </table:table-cell>
          <table:table-cell office:value-type="string">
            <text:p>82/R: 35/39</text:p>
          </table:table-cell>
          <table:table-cell office:value-type="string">
            <text:p>83/S: 34/39</text:p>
          </table:table-cell>
          <table:table-cell office:value-type="string">
            <text:p>84/T: 36/40</text:p>
          </table:table-cell>
          <table:table-cell office:value-type="string">
            <text:p>85/U: 35/41</text:p>
          </table:table-cell>
          <table:table-cell office:value-type="string">
            <text:p>86/V: 36/42</text:p>
          </table:table-cell>
          <table:table-cell office:value-type="string">
            <text:p>87/W: 37/42</text:p>
          </table:table-cell>
          <table:table-cell office:value-type="string">
            <text:p>88/X: 38/43</text:p>
          </table:table-cell>
          <table:table-cell office:value-type="string">
            <text:p>89/Y: 39/44</text:p>
          </table:table-cell>
          <table:table-cell office:value-type="string">
            <text:p>90/Z: 40/45</text:p>
          </table:table-cell>
          <table:table-cell office:value-type="string">
            <text:p>91/[: 41/46</text:p>
          </table:table-cell>
          <table:table-cell office:value-type="string">
            <text:p>92/\: 42/46</text:p>
          </table:table-cell>
          <table:table-cell office:value-type="string">
            <text:p>93/]: 43/47</text:p>
          </table:table-cell>
          <table:table-cell office:value-type="string">
            <text:p>94/^: 44/48</text:p>
          </table:table-cell>
          <table:table-cell office:value-type="string">
            <text:p>95/_: 45/49</text:p>
          </table:table-cell>
          <table:table-cell office:value-type="string">
            <text:p>96/`: 46/50</text:p>
          </table:table-cell>
          <table:table-cell office:value-type="string">
            <text:p>97/a: 46/50</text:p>
          </table:table-cell>
          <table:table-cell office:value-type="string">
            <text:p>98/b: 47/51</text:p>
          </table:table-cell>
          <table:table-cell office:value-type="string">
            <text:p>99/c: 48/52</text:p>
          </table:table-cell>
          <table:table-cell office:value-type="string">
            <text:p>100/d: 49/53</text:p>
          </table:table-cell>
          <table:table-cell office:value-type="string">
            <text:p>101/e: 50/54</text:p>
          </table:table-cell>
          <table:table-cell office:value-type="string">
            <text:p>102/f: 51/54</text:p>
          </table:table-cell>
          <table:table-cell office:value-type="string">
            <text:p>103/g: 52/55</text:p>
          </table:table-cell>
          <table:table-cell office:value-type="string">
            <text:p>104/h: 53/56</text:p>
          </table:table-cell>
          <table:table-cell office:value-type="string">
            <text:p>105/i: 54/57</text:p>
          </table:table-cell>
          <table:table-cell office:value-type="string">
            <text:p>106/j: 55/58</text:p>
          </table:table-cell>
          <table:table-cell office:value-type="string">
            <text:p>107/k: 55/58</text:p>
          </table:table-cell>
          <table:table-cell office:value-type="string">
            <text:p>108/l: 56/59</text:p>
          </table:table-cell>
          <table:table-cell office:value-type="string">
            <text:p>109/m: 57/60</text:p>
          </table:table-cell>
          <table:table-cell office:value-type="string">
            <text:p>110/n: 58/61</text:p>
          </table:table-cell>
          <table:table-cell office:value-type="string">
            <text:p>111/o: 59/62</text:p>
          </table:table-cell>
          <table:table-cell office:value-type="string">
            <text:p>112/p: 60/62</text:p>
          </table:table-cell>
          <table:table-cell office:value-type="string">
            <text:p>113/q: 61/63</text:p>
          </table:table-cell>
          <table:table-cell office:value-type="string">
            <text:p>114/r: 62/64</text:p>
          </table:table-cell>
          <table:table-cell office:value-type="string">
            <text:p>115/s: 63/65</text:p>
          </table:table-cell>
          <table:table-cell office:value-type="string">
            <text:p>116/t: 64/66</text:p>
          </table:table-cell>
          <table:table-cell office:value-type="string">
            <text:p>117/u: 65/67</text:p>
          </table:table-cell>
          <table:table-cell office:value-type="string">
            <text:p>118/v: 66/67</text:p>
          </table:table-cell>
          <table:table-cell office:value-type="string">
            <text:p>119/w: 67/68</text:p>
          </table:table-cell>
          <table:table-cell office:value-type="string">
            <text:p>120/x: 68/69</text:p>
          </table:table-cell>
          <table:table-cell office:value-type="string">
            <text:p>121/y: 69/69</text:p>
          </table:table-cell>
          <table:table-cell office:value-type="string">
            <text:p>122/z: 70/70</text:p>
          </table:table-cell>
          <table:table-cell office:value-type="string">
            <text:p>123/{: 71/71</text:p>
          </table:table-cell>
          <table:table-cell office:value-type="string">
            <text:p>124/|: 72/72</text:p>
          </table:table-cell>
          <table:table-cell office:value-type="string">
            <text:p>125/}: 73/73</text:p>
          </table:table-cell>
          <table:table-cell office:value-type="string">
            <text:p>126/~: 74/7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5">
            <text:p>75</text:p>
          </table:table-cell>
          <table:table-cell office:value-type="string">
            <text:p>count:</text:p>
          </table:table-cell>
          <table:table-cell office:value-type="float" office:value="54">
            <text:p>5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2</text:p>
          </table:table-cell>
          <table:table-cell office:value-type="string">
            <text:p>36/$: 1/3</text:p>
          </table:table-cell>
          <table:table-cell office:value-type="string">
            <text:p>37/%: 2/4</text:p>
          </table:table-cell>
          <table:table-cell office:value-type="string">
            <text:p>38/&amp;: 2/4</text:p>
          </table:table-cell>
          <table:table-cell office:value-type="string">
            <text:p>39/': 3/5</text:p>
          </table:table-cell>
          <table:table-cell office:value-type="string">
            <text:p>40/(: 4/6</text:p>
          </table:table-cell>
          <table:table-cell office:value-type="string">
            <text:p>41/): 5/7</text:p>
          </table:table-cell>
          <table:table-cell office:value-type="string">
            <text:p>42/*: 6/8</text:p>
          </table:table-cell>
          <table:table-cell office:value-type="string">
            <text:p>43/+: 7/9</text:p>
          </table:table-cell>
          <table:table-cell office:value-type="string">
            <text:p>44/,: 6/9</text:p>
          </table:table-cell>
          <table:table-cell office:value-type="string">
            <text:p>45/-: 7/10</text:p>
          </table:table-cell>
          <table:table-cell office:value-type="string">
            <text:p>46/.: 8/11</text:p>
          </table:table-cell>
          <table:table-cell office:value-type="string">
            <text:p>47//: 7/12</text:p>
          </table:table-cell>
          <table:table-cell office:value-type="string">
            <text:p>48/0: 8/12</text:p>
          </table:table-cell>
          <table:table-cell office:value-type="string">
            <text:p>49/1: 9/13</text:p>
          </table:table-cell>
          <table:table-cell office:value-type="string">
            <text:p>50/2: 11/14</text:p>
          </table:table-cell>
          <table:table-cell office:value-type="string">
            <text:p>51/3: 10/14</text:p>
          </table:table-cell>
          <table:table-cell office:value-type="string">
            <text:p>52/4: 11/16</text:p>
          </table:table-cell>
          <table:table-cell office:value-type="string">
            <text:p>53/5: 12/16</text:p>
          </table:table-cell>
          <table:table-cell office:value-type="string">
            <text:p>54/6: 13/17</text:p>
          </table:table-cell>
          <table:table-cell office:value-type="string">
            <text:p>55/7: 15/18</text:p>
          </table:table-cell>
          <table:table-cell office:value-type="string">
            <text:p>56/8: 14/19</text:p>
          </table:table-cell>
          <table:table-cell office:value-type="string">
            <text:p>57/9: 15/19</text:p>
          </table:table-cell>
          <table:table-cell office:value-type="string">
            <text:p>58/:: 16/20</text:p>
          </table:table-cell>
          <table:table-cell office:value-type="string">
            <text:p>59/;: 17/21</text:p>
          </table:table-cell>
          <table:table-cell office:value-type="string">
            <text:p>60/&lt;: 18/22</text:p>
          </table:table-cell>
          <table:table-cell office:value-type="string">
            <text:p>61/=: 19/23</text:p>
          </table:table-cell>
          <table:table-cell office:value-type="string">
            <text:p>62/&gt;: 20/24</text:p>
          </table:table-cell>
          <table:table-cell office:value-type="string">
            <text:p>63/?: 21/24</text:p>
          </table:table-cell>
          <table:table-cell office:value-type="string">
            <text:p>64/@: 22/25</text:p>
          </table:table-cell>
          <table:table-cell office:value-type="string">
            <text:p>65/A: 23/26</text:p>
          </table:table-cell>
          <table:table-cell office:value-type="string">
            <text:p>66/B: 24/27</text:p>
          </table:table-cell>
          <table:table-cell office:value-type="string">
            <text:p>67/C: 25/28</text:p>
          </table:table-cell>
          <table:table-cell office:value-type="string">
            <text:p>68/D: 26/29</text:p>
          </table:table-cell>
          <table:table-cell office:value-type="string">
            <text:p>69/E: 26/29</text:p>
          </table:table-cell>
          <table:table-cell office:value-type="string">
            <text:p>70/F: 26/30</text:p>
          </table:table-cell>
          <table:table-cell office:value-type="string">
            <text:p>71/G: 27/31</text:p>
          </table:table-cell>
          <table:table-cell office:value-type="string">
            <text:p>72/H: 28/32</text:p>
          </table:table-cell>
          <table:table-cell office:value-type="string">
            <text:p>73/I: 29/32</text:p>
          </table:table-cell>
          <table:table-cell office:value-type="string">
            <text:p>74/J: 30/33</text:p>
          </table:table-cell>
          <table:table-cell office:value-type="string">
            <text:p>75/K: 30/34</text:p>
          </table:table-cell>
          <table:table-cell office:value-type="string">
            <text:p>76/L: 31/35</text:p>
          </table:table-cell>
          <table:table-cell office:value-type="string">
            <text:p>77/M: 32/36</text:p>
          </table:table-cell>
          <table:table-cell office:value-type="string">
            <text:p>78/N: 32/36</text:p>
          </table:table-cell>
          <table:table-cell office:value-type="string">
            <text:p>79/O: 33/37</text:p>
          </table:table-cell>
          <table:table-cell office:value-type="string">
            <text:p>80/P: 34/38</text:p>
          </table:table-cell>
          <table:table-cell office:value-type="string">
            <text:p>81/Q: 34/39</text:p>
          </table:table-cell>
          <table:table-cell office:value-type="string">
            <text:p>82/R: 35/40</text:p>
          </table:table-cell>
          <table:table-cell office:value-type="string">
            <text:p>83/S: 36/40</text:p>
          </table:table-cell>
          <table:table-cell office:value-type="string">
            <text:p>84/T: 37/41</text:p>
          </table:table-cell>
          <table:table-cell office:value-type="string">
            <text:p>85/U: 38/42</text:p>
          </table:table-cell>
          <table:table-cell office:value-type="string">
            <text:p>86/V: 39/43</text:p>
          </table:table-cell>
          <table:table-cell office:value-type="string">
            <text:p>87/W: 41/44</text:p>
          </table:table-cell>
          <table:table-cell office:value-type="string">
            <text:p>88/X: 40/44</text:p>
          </table:table-cell>
          <table:table-cell office:value-type="string">
            <text:p>89/Y: 41/45</text:p>
          </table:table-cell>
          <table:table-cell office:value-type="string">
            <text:p>90/Z: 42/46</text:p>
          </table:table-cell>
          <table:table-cell office:value-type="string">
            <text:p>91/[: 43/47</text:p>
          </table:table-cell>
          <table:table-cell office:value-type="string">
            <text:p>92/\: 44/47</text:p>
          </table:table-cell>
          <table:table-cell office:value-type="string">
            <text:p>93/]: 45/48</text:p>
          </table:table-cell>
          <table:table-cell office:value-type="string">
            <text:p>94/^: 46/49</text:p>
          </table:table-cell>
          <table:table-cell office:value-type="string">
            <text:p>95/_: 45/50</text:p>
          </table:table-cell>
          <table:table-cell office:value-type="string">
            <text:p>96/`: 46/50</text:p>
          </table:table-cell>
          <table:table-cell office:value-type="string">
            <text:p>97/a: 47/51</text:p>
          </table:table-cell>
          <table:table-cell office:value-type="string">
            <text:p>98/b: 48/52</text:p>
          </table:table-cell>
          <table:table-cell office:value-type="string">
            <text:p>99/c: 49/53</text:p>
          </table:table-cell>
          <table:table-cell office:value-type="string">
            <text:p>100/d: 50/54</text:p>
          </table:table-cell>
          <table:table-cell office:value-type="string">
            <text:p>101/e: 51/54</text:p>
          </table:table-cell>
          <table:table-cell office:value-type="string">
            <text:p>102/f: 52/55</text:p>
          </table:table-cell>
          <table:table-cell office:value-type="string">
            <text:p>103/g: 53/56</text:p>
          </table:table-cell>
          <table:table-cell office:value-type="string">
            <text:p>104/h: 54/57</text:p>
          </table:table-cell>
          <table:table-cell office:value-type="string">
            <text:p>105/i: 55/58</text:p>
          </table:table-cell>
          <table:table-cell office:value-type="string">
            <text:p>106/j: 56/59</text:p>
          </table:table-cell>
          <table:table-cell office:value-type="string">
            <text:p>107/k: 56/59</text:p>
          </table:table-cell>
          <table:table-cell office:value-type="string">
            <text:p>108/l: 57/60</text:p>
          </table:table-cell>
          <table:table-cell office:value-type="string">
            <text:p>109/m: 58/61</text:p>
          </table:table-cell>
          <table:table-cell office:value-type="string">
            <text:p>110/n: 59/62</text:p>
          </table:table-cell>
          <table:table-cell office:value-type="string">
            <text:p>111/o: 60/62</text:p>
          </table:table-cell>
          <table:table-cell office:value-type="string">
            <text:p>112/p: 61/63</text:p>
          </table:table-cell>
          <table:table-cell office:value-type="string">
            <text:p>113/q: 62/64</text:p>
          </table:table-cell>
          <table:table-cell office:value-type="string">
            <text:p>114/r: 63/65</text:p>
          </table:table-cell>
          <table:table-cell office:value-type="string">
            <text:p>115/s: 64/66</text:p>
          </table:table-cell>
          <table:table-cell office:value-type="string">
            <text:p>116/t: 65/67</text:p>
          </table:table-cell>
          <table:table-cell office:value-type="string">
            <text:p>117/u: 66/67</text:p>
          </table:table-cell>
          <table:table-cell office:value-type="string">
            <text:p>118/v: 67/68</text:p>
          </table:table-cell>
          <table:table-cell office:value-type="string">
            <text:p>119/w: 68/69</text:p>
          </table:table-cell>
          <table:table-cell office:value-type="string">
            <text:p>120/x: 69/70</text:p>
          </table:table-cell>
          <table:table-cell office:value-type="string">
            <text:p>121/y: 70/70</text:p>
          </table:table-cell>
          <table:table-cell office:value-type="string">
            <text:p>122/z: 71/71</text:p>
          </table:table-cell>
          <table:table-cell office:value-type="string">
            <text:p>123/{: 72/72</text:p>
          </table:table-cell>
          <table:table-cell office:value-type="string">
            <text:p>124/|: 73/73</text:p>
          </table:table-cell>
          <table:table-cell office:value-type="string">
            <text:p>125/}: 74/74</text:p>
          </table:table-cell>
          <table:table-cell office:value-type="string">
            <text:p>126/~: 75/7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6">
            <text:p>76</text:p>
          </table:table-cell>
          <table:table-cell office:value-type="string">
            <text:p>count:</text:p>
          </table:table-cell>
          <table:table-cell office:value-type="float" office:value="32">
            <text:p>3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0/2</text:p>
          </table:table-cell>
          <table:table-cell office:value-type="string">
            <text:p>36/$: 1/3</text:p>
          </table:table-cell>
          <table:table-cell office:value-type="string">
            <text:p>37/%: 2/3</text:p>
          </table:table-cell>
          <table:table-cell office:value-type="string">
            <text:p>38/&amp;: 3/4</text:p>
          </table:table-cell>
          <table:table-cell office:value-type="string">
            <text:p>39/': 4/5</text:p>
          </table:table-cell>
          <table:table-cell office:value-type="string">
            <text:p>40/(: 4/6</text:p>
          </table:table-cell>
          <table:table-cell office:value-type="string">
            <text:p>41/): 5/7</text:p>
          </table:table-cell>
          <table:table-cell office:value-type="string">
            <text:p>42/*: 6/8</text:p>
          </table:table-cell>
          <table:table-cell office:value-type="string">
            <text:p>43/+: 6/8</text:p>
          </table:table-cell>
          <table:table-cell office:value-type="string">
            <text:p>44/,: 7/9</text:p>
          </table:table-cell>
          <table:table-cell office:value-type="string">
            <text:p>45/-: 8/10</text:p>
          </table:table-cell>
          <table:table-cell office:value-type="string">
            <text:p>46/.: 9/11</text:p>
          </table:table-cell>
          <table:table-cell office:value-type="string">
            <text:p>47//: 10/12</text:p>
          </table:table-cell>
          <table:table-cell office:value-type="string">
            <text:p>48/0: 11/13</text:p>
          </table:table-cell>
          <table:table-cell office:value-type="string">
            <text:p>49/1: 12/14</text:p>
          </table:table-cell>
          <table:table-cell office:value-type="string">
            <text:p>50/2: 12/14</text:p>
          </table:table-cell>
          <table:table-cell office:value-type="string">
            <text:p>51/3: 13/15</text:p>
          </table:table-cell>
          <table:table-cell office:value-type="string">
            <text:p>52/4: 14/16</text:p>
          </table:table-cell>
          <table:table-cell office:value-type="string">
            <text:p>53/5: 14/17</text:p>
          </table:table-cell>
          <table:table-cell office:value-type="string">
            <text:p>54/6: 16/18</text:p>
          </table:table-cell>
          <table:table-cell office:value-type="string">
            <text:p>55/7: 16/18</text:p>
          </table:table-cell>
          <table:table-cell office:value-type="string">
            <text:p>56/8: 15/19</text:p>
          </table:table-cell>
          <table:table-cell office:value-type="string">
            <text:p>57/9: 16/19</text:p>
          </table:table-cell>
          <table:table-cell office:value-type="string">
            <text:p>58/:: 17/21</text:p>
          </table:table-cell>
          <table:table-cell office:value-type="string">
            <text:p>59/;: 18/21</text:p>
          </table:table-cell>
          <table:table-cell office:value-type="string">
            <text:p>60/&lt;: 19/22</text:p>
          </table:table-cell>
          <table:table-cell office:value-type="string">
            <text:p>61/=: 20/23</text:p>
          </table:table-cell>
          <table:table-cell office:value-type="string">
            <text:p>62/&gt;: 21/24</text:p>
          </table:table-cell>
          <table:table-cell office:value-type="string">
            <text:p>63/?: 22/25</text:p>
          </table:table-cell>
          <table:table-cell office:value-type="string">
            <text:p>64/@: 22/25</text:p>
          </table:table-cell>
          <table:table-cell office:value-type="string">
            <text:p>65/A: 23/26</text:p>
          </table:table-cell>
          <table:table-cell office:value-type="string">
            <text:p>66/B: 24/27</text:p>
          </table:table-cell>
          <table:table-cell office:value-type="string">
            <text:p>67/C: 24/28</text:p>
          </table:table-cell>
          <table:table-cell office:value-type="string">
            <text:p>68/D: 25/28</text:p>
          </table:table-cell>
          <table:table-cell office:value-type="string">
            <text:p>69/E: 26/29</text:p>
          </table:table-cell>
          <table:table-cell office:value-type="string">
            <text:p>70/F: 27/30</text:p>
          </table:table-cell>
          <table:table-cell office:value-type="string">
            <text:p>71/G: 28/31</text:p>
          </table:table-cell>
          <table:table-cell office:value-type="string">
            <text:p>72/H: 28/32</text:p>
          </table:table-cell>
          <table:table-cell office:value-type="string">
            <text:p>73/I: 29/32</text:p>
          </table:table-cell>
          <table:table-cell office:value-type="string">
            <text:p>74/J: 30/33</text:p>
          </table:table-cell>
          <table:table-cell office:value-type="string">
            <text:p>75/K: 31/34</text:p>
          </table:table-cell>
          <table:table-cell office:value-type="string">
            <text:p>76/L: 32/35</text:p>
          </table:table-cell>
          <table:table-cell office:value-type="string">
            <text:p>77/M: 33/36</text:p>
          </table:table-cell>
          <table:table-cell office:value-type="string">
            <text:p>78/N: 34/37</text:p>
          </table:table-cell>
          <table:table-cell office:value-type="string">
            <text:p>79/O: 34/37</text:p>
          </table:table-cell>
          <table:table-cell office:value-type="string">
            <text:p>80/P: 35/38</text:p>
          </table:table-cell>
          <table:table-cell office:value-type="string">
            <text:p>81/Q: 35/39</text:p>
          </table:table-cell>
          <table:table-cell office:value-type="string">
            <text:p>82/R: 36/40</text:p>
          </table:table-cell>
          <table:table-cell office:value-type="string">
            <text:p>83/S: 37/40</text:p>
          </table:table-cell>
          <table:table-cell office:value-type="string">
            <text:p>84/T: 39/41</text:p>
          </table:table-cell>
          <table:table-cell office:value-type="string">
            <text:p>85/U: 38/42</text:p>
          </table:table-cell>
          <table:table-cell office:value-type="string">
            <text:p>86/V: 39/43</text:p>
          </table:table-cell>
          <table:table-cell office:value-type="string">
            <text:p>87/W: 40/44</text:p>
          </table:table-cell>
          <table:table-cell office:value-type="string">
            <text:p>88/X: 41/44</text:p>
          </table:table-cell>
          <table:table-cell office:value-type="string">
            <text:p>89/Y: 42/45</text:p>
          </table:table-cell>
          <table:table-cell office:value-type="string">
            <text:p>90/Z: 43/46</text:p>
          </table:table-cell>
          <table:table-cell office:value-type="string">
            <text:p>91/[: 44/47</text:p>
          </table:table-cell>
          <table:table-cell office:value-type="string">
            <text:p>92/\: 45/48</text:p>
          </table:table-cell>
          <table:table-cell office:value-type="string">
            <text:p>93/]: 46/49</text:p>
          </table:table-cell>
          <table:table-cell office:value-type="string">
            <text:p>94/^: 47/49</text:p>
          </table:table-cell>
          <table:table-cell office:value-type="string">
            <text:p>95/_: 48/50</text:p>
          </table:table-cell>
          <table:table-cell office:value-type="string">
            <text:p>96/`: 49/51</text:p>
          </table:table-cell>
          <table:table-cell office:value-type="string">
            <text:p>97/a: 49/52</text:p>
          </table:table-cell>
          <table:table-cell office:value-type="string">
            <text:p>98/b: 50/53</text:p>
          </table:table-cell>
          <table:table-cell office:value-type="string">
            <text:p>99/c: 51/53</text:p>
          </table:table-cell>
          <table:table-cell office:value-type="string">
            <text:p>100/d: 52/54</text:p>
          </table:table-cell>
          <table:table-cell office:value-type="string">
            <text:p>101/e: 52/55</text:p>
          </table:table-cell>
          <table:table-cell office:value-type="string">
            <text:p>102/f: 53/56</text:p>
          </table:table-cell>
          <table:table-cell office:value-type="string">
            <text:p>103/g: 54/57</text:p>
          </table:table-cell>
          <table:table-cell office:value-type="string">
            <text:p>104/h: 55/57</text:p>
          </table:table-cell>
          <table:table-cell office:value-type="string">
            <text:p>105/i: 56/58</text:p>
          </table:table-cell>
          <table:table-cell office:value-type="string">
            <text:p>106/j: 56/59</text:p>
          </table:table-cell>
          <table:table-cell office:value-type="string">
            <text:p>107/k: 57/60</text:p>
          </table:table-cell>
          <table:table-cell office:value-type="string">
            <text:p>108/l: 58/61</text:p>
          </table:table-cell>
          <table:table-cell office:value-type="string">
            <text:p>109/m: 59/61</text:p>
          </table:table-cell>
          <table:table-cell office:value-type="string">
            <text:p>110/n: 60/62</text:p>
          </table:table-cell>
          <table:table-cell office:value-type="string">
            <text:p>111/o: 61/63</text:p>
          </table:table-cell>
          <table:table-cell office:value-type="string">
            <text:p>112/p: 62/64</text:p>
          </table:table-cell>
          <table:table-cell office:value-type="string">
            <text:p>113/q: 63/65</text:p>
          </table:table-cell>
          <table:table-cell office:value-type="string">
            <text:p>114/r: 64/65</text:p>
          </table:table-cell>
          <table:table-cell office:value-type="string">
            <text:p>115/s: 65/66</text:p>
          </table:table-cell>
          <table:table-cell office:value-type="string">
            <text:p>116/t: 66/67</text:p>
          </table:table-cell>
          <table:table-cell office:value-type="string">
            <text:p>117/u: 67/68</text:p>
          </table:table-cell>
          <table:table-cell office:value-type="string">
            <text:p>118/v: 68/69</text:p>
          </table:table-cell>
          <table:table-cell office:value-type="string">
            <text:p>119/w: 69/70</text:p>
          </table:table-cell>
          <table:table-cell office:value-type="string">
            <text:p>120/x: 70/70</text:p>
          </table:table-cell>
          <table:table-cell office:value-type="string">
            <text:p>121/y: 71/71</text:p>
          </table:table-cell>
          <table:table-cell office:value-type="string">
            <text:p>122/z: 72/72</text:p>
          </table:table-cell>
          <table:table-cell office:value-type="string">
            <text:p>123/{: 73/73</text:p>
          </table:table-cell>
          <table:table-cell office:value-type="string">
            <text:p>124/|: 74/74</text:p>
          </table:table-cell>
          <table:table-cell office:value-type="string">
            <text:p>125/}: 75/75</text:p>
          </table:table-cell>
          <table:table-cell office:value-type="string">
            <text:p>126/~: 76/7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7">
            <text:p>77</text:p>
          </table:table-cell>
          <table:table-cell office:value-type="string">
            <text:p>count:</text:p>
          </table:table-cell>
          <table:table-cell office:value-type="float" office:value="9">
            <text:p>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2/2</text:p>
          </table:table-cell>
          <table:table-cell office:value-type="string">
            <text:p>36/$: 3/3</text:p>
          </table:table-cell>
          <table:table-cell office:value-type="string">
            <text:p>37/%: 4/4</text:p>
          </table:table-cell>
          <table:table-cell office:value-type="string">
            <text:p>38/&amp;: 4/5</text:p>
          </table:table-cell>
          <table:table-cell office:value-type="string">
            <text:p>39/': 5/5</text:p>
          </table:table-cell>
          <table:table-cell office:value-type="string">
            <text:p>40/(: 6/6</text:p>
          </table:table-cell>
          <table:table-cell office:value-type="string">
            <text:p>41/): 7/7</text:p>
          </table:table-cell>
          <table:table-cell office:value-type="string">
            <text:p>42/*: 7/8</text:p>
          </table:table-cell>
          <table:table-cell office:value-type="string">
            <text:p>43/+: 8/9</text:p>
          </table:table-cell>
          <table:table-cell office:value-type="string">
            <text:p>44/,: 9/10</text:p>
          </table:table-cell>
          <table:table-cell office:value-type="string">
            <text:p>45/-: 10/10</text:p>
          </table:table-cell>
          <table:table-cell office:value-type="string">
            <text:p>46/.: 11/11</text:p>
          </table:table-cell>
          <table:table-cell office:value-type="string">
            <text:p>47//: 12/12</text:p>
          </table:table-cell>
          <table:table-cell office:value-type="string">
            <text:p>48/0: 13/13</text:p>
          </table:table-cell>
          <table:table-cell office:value-type="string">
            <text:p>49/1: 14/14</text:p>
          </table:table-cell>
          <table:table-cell office:value-type="string">
            <text:p>50/2: 14/14</text:p>
          </table:table-cell>
          <table:table-cell office:value-type="string">
            <text:p>51/3: 14/15</text:p>
          </table:table-cell>
          <table:table-cell office:value-type="string">
            <text:p>52/4: 15/16</text:p>
          </table:table-cell>
          <table:table-cell office:value-type="string">
            <text:p>53/5: 17/17</text:p>
          </table:table-cell>
          <table:table-cell office:value-type="string">
            <text:p>54/6: 16/17</text:p>
          </table:table-cell>
          <table:table-cell office:value-type="string">
            <text:p>55/7: 18/19</text:p>
          </table:table-cell>
          <table:table-cell office:value-type="string">
            <text:p>56/8: 17/19</text:p>
          </table:table-cell>
          <table:table-cell office:value-type="string">
            <text:p>57/9: 18/20</text:p>
          </table:table-cell>
          <table:table-cell office:value-type="string">
            <text:p>58/:: 18/20</text:p>
          </table:table-cell>
          <table:table-cell office:value-type="string">
            <text:p>59/;: 19/21</text:p>
          </table:table-cell>
          <table:table-cell office:value-type="string">
            <text:p>60/&lt;: 21/22</text:p>
          </table:table-cell>
          <table:table-cell office:value-type="string">
            <text:p>61/=: 20/22</text:p>
          </table:table-cell>
          <table:table-cell office:value-type="string">
            <text:p>62/&gt;: 21/23</text:p>
          </table:table-cell>
          <table:table-cell office:value-type="string">
            <text:p>63/?: 22/24</text:p>
          </table:table-cell>
          <table:table-cell office:value-type="string">
            <text:p>64/@: 23/25</text:p>
          </table:table-cell>
          <table:table-cell office:value-type="string">
            <text:p>65/A: 24/25</text:p>
          </table:table-cell>
          <table:table-cell office:value-type="string">
            <text:p>66/B: 25/27</text:p>
          </table:table-cell>
          <table:table-cell office:value-type="string">
            <text:p>67/C: 26/28</text:p>
          </table:table-cell>
          <table:table-cell office:value-type="string">
            <text:p>68/D: 28/29</text:p>
          </table:table-cell>
          <table:table-cell office:value-type="string">
            <text:p>69/E: 27/29</text:p>
          </table:table-cell>
          <table:table-cell office:value-type="string">
            <text:p>70/F: 28/29</text:p>
          </table:table-cell>
          <table:table-cell office:value-type="string">
            <text:p>71/G: 29/30</text:p>
          </table:table-cell>
          <table:table-cell office:value-type="string">
            <text:p>72/H: 30/31</text:p>
          </table:table-cell>
          <table:table-cell office:value-type="string">
            <text:p>73/I: 31/32</text:p>
          </table:table-cell>
          <table:table-cell office:value-type="string">
            <text:p>74/J: 32/33</text:p>
          </table:table-cell>
          <table:table-cell office:value-type="string">
            <text:p>75/K: 33/33</text:p>
          </table:table-cell>
          <table:table-cell office:value-type="string">
            <text:p>76/L: 34/34</text:p>
          </table:table-cell>
          <table:table-cell office:value-type="string">
            <text:p>77/M: 34/35</text:p>
          </table:table-cell>
          <table:table-cell office:value-type="string">
            <text:p>78/N: 35/36</text:p>
          </table:table-cell>
          <table:table-cell office:value-type="string">
            <text:p>79/O: 36/37</text:p>
          </table:table-cell>
          <table:table-cell office:value-type="string">
            <text:p>80/P: 37/37</text:p>
          </table:table-cell>
          <table:table-cell office:value-type="string">
            <text:p>81/Q: 38/39</text:p>
          </table:table-cell>
          <table:table-cell office:value-type="string">
            <text:p>82/R: 39/39</text:p>
          </table:table-cell>
          <table:table-cell office:value-type="string">
            <text:p>83/S: 40/40</text:p>
          </table:table-cell>
          <table:table-cell office:value-type="string">
            <text:p>84/T: 39/41</text:p>
          </table:table-cell>
          <table:table-cell office:value-type="string">
            <text:p>85/U: 40/42</text:p>
          </table:table-cell>
          <table:table-cell office:value-type="string">
            <text:p>86/V: 41/43</text:p>
          </table:table-cell>
          <table:table-cell office:value-type="string">
            <text:p>87/W: 42/44</text:p>
          </table:table-cell>
          <table:table-cell office:value-type="string">
            <text:p>88/X: 43/45</text:p>
          </table:table-cell>
          <table:table-cell office:value-type="string">
            <text:p>89/Y: 44/46</text:p>
          </table:table-cell>
          <table:table-cell office:value-type="string">
            <text:p>90/Z: 45/46</text:p>
          </table:table-cell>
          <table:table-cell office:value-type="string">
            <text:p>91/[: 46/47</text:p>
          </table:table-cell>
          <table:table-cell office:value-type="string">
            <text:p>92/\: 47/48</text:p>
          </table:table-cell>
          <table:table-cell office:value-type="string">
            <text:p>93/]: 48/49</text:p>
          </table:table-cell>
          <table:table-cell office:value-type="string">
            <text:p>94/^: 49/50</text:p>
          </table:table-cell>
          <table:table-cell office:value-type="string">
            <text:p>95/_: 50/51</text:p>
          </table:table-cell>
          <table:table-cell office:value-type="string">
            <text:p>96/`: 51/52</text:p>
          </table:table-cell>
          <table:table-cell office:value-type="string">
            <text:p>97/a: 52/53</text:p>
          </table:table-cell>
          <table:table-cell office:value-type="string">
            <text:p>98/b: 52/53</text:p>
          </table:table-cell>
          <table:table-cell office:value-type="string">
            <text:p>99/c: 53/54</text:p>
          </table:table-cell>
          <table:table-cell office:value-type="string">
            <text:p>100/d: 54/55</text:p>
          </table:table-cell>
          <table:table-cell office:value-type="string">
            <text:p>101/e: 55/56</text:p>
          </table:table-cell>
          <table:table-cell office:value-type="string">
            <text:p>102/f: 56/56</text:p>
          </table:table-cell>
          <table:table-cell office:value-type="string">
            <text:p>103/g: 57/57</text:p>
          </table:table-cell>
          <table:table-cell office:value-type="string">
            <text:p>104/h: 58/58</text:p>
          </table:table-cell>
          <table:table-cell office:value-type="string">
            <text:p>105/i: 58/59</text:p>
          </table:table-cell>
          <table:table-cell office:value-type="string">
            <text:p>106/j: 59/60</text:p>
          </table:table-cell>
          <table:table-cell office:value-type="string">
            <text:p>107/k: 60/61</text:p>
          </table:table-cell>
          <table:table-cell office:value-type="string">
            <text:p>108/l: 61/62</text:p>
          </table:table-cell>
          <table:table-cell office:value-type="string">
            <text:p>109/m: 63/63</text:p>
          </table:table-cell>
          <table:table-cell office:value-type="string">
            <text:p>110/n: 62/63</text:p>
          </table:table-cell>
          <table:table-cell office:value-type="string">
            <text:p>111/o: 63/64</text:p>
          </table:table-cell>
          <table:table-cell office:value-type="string">
            <text:p>112/p: 64/65</text:p>
          </table:table-cell>
          <table:table-cell office:value-type="string">
            <text:p>113/q: 65/65</text:p>
          </table:table-cell>
          <table:table-cell office:value-type="string">
            <text:p>114/r: 66/66</text:p>
          </table:table-cell>
          <table:table-cell office:value-type="string">
            <text:p>115/s: 67/67</text:p>
          </table:table-cell>
          <table:table-cell office:value-type="string">
            <text:p>116/t: 68/68</text:p>
          </table:table-cell>
          <table:table-cell office:value-type="string">
            <text:p>117/u: 69/69</text:p>
          </table:table-cell>
          <table:table-cell office:value-type="string">
            <text:p>118/v: 69/69</text:p>
          </table:table-cell>
          <table:table-cell office:value-type="string">
            <text:p>119/w: 70/70</text:p>
          </table:table-cell>
          <table:table-cell office:value-type="string">
            <text:p>120/x: 71/71</text:p>
          </table:table-cell>
          <table:table-cell office:value-type="string">
            <text:p>121/y: 72/72</text:p>
          </table:table-cell>
          <table:table-cell office:value-type="string">
            <text:p>122/z: 73/73</text:p>
          </table:table-cell>
          <table:table-cell office:value-type="string">
            <text:p>123/{: 74/74</text:p>
          </table:table-cell>
          <table:table-cell office:value-type="string">
            <text:p>124/|: 75/75</text:p>
          </table:table-cell>
          <table:table-cell office:value-type="string">
            <text:p>125/}: 76/76</text:p>
          </table:table-cell>
          <table:table-cell office:value-type="string">
            <text:p>126/~: 77/7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8">
            <text:p>78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1/1</text:p>
          </table:table-cell>
          <table:table-cell office:value-type="string">
            <text:p>34/": 2/2</text:p>
          </table:table-cell>
          <table:table-cell office:value-type="string">
            <text:p>35/#: 2/2</text:p>
          </table:table-cell>
          <table:table-cell office:value-type="string">
            <text:p>36/$: 3/3</text:p>
          </table:table-cell>
          <table:table-cell office:value-type="string">
            <text:p>37/%: 4/4</text:p>
          </table:table-cell>
          <table:table-cell office:value-type="string">
            <text:p>38/&amp;: 4/5</text:p>
          </table:table-cell>
          <table:table-cell office:value-type="string">
            <text:p>39/': 6/6</text:p>
          </table:table-cell>
          <table:table-cell office:value-type="string">
            <text:p>40/(: 7/7</text:p>
          </table:table-cell>
          <table:table-cell office:value-type="string">
            <text:p>41/): 8/8</text:p>
          </table:table-cell>
          <table:table-cell office:value-type="string">
            <text:p>42/*: 5/8</text:p>
          </table:table-cell>
          <table:table-cell office:value-type="string">
            <text:p>43/+: 6/9</text:p>
          </table:table-cell>
          <table:table-cell office:value-type="string">
            <text:p>44/,: 11/11</text:p>
          </table:table-cell>
          <table:table-cell office:value-type="string">
            <text:p>45/-: 7/11</text:p>
          </table:table-cell>
          <table:table-cell office:value-type="string">
            <text:p>46/.: 8/12</text:p>
          </table:table-cell>
          <table:table-cell office:value-type="string">
            <text:p>47//: 9/13</text:p>
          </table:table-cell>
          <table:table-cell office:value-type="string">
            <text:p>48/0: 10/14</text:p>
          </table:table-cell>
          <table:table-cell office:value-type="string">
            <text:p>49/1: 11/15</text:p>
          </table:table-cell>
          <table:table-cell office:value-type="string">
            <text:p>50/2: 12/14</text:p>
          </table:table-cell>
          <table:table-cell office:value-type="string">
            <text:p>51/3: 13/16</text:p>
          </table:table-cell>
          <table:table-cell office:value-type="string">
            <text:p>52/4: 14/17</text:p>
          </table:table-cell>
          <table:table-cell office:value-type="string">
            <text:p>53/5: 19/19</text:p>
          </table:table-cell>
          <table:table-cell office:value-type="string">
            <text:p>54/6: 15/19</text:p>
          </table:table-cell>
          <table:table-cell office:value-type="string">
            <text:p>55/7: 16/20</text:p>
          </table:table-cell>
          <table:table-cell office:value-type="string">
            <text:p>56/8: 17/21</text:p>
          </table:table-cell>
          <table:table-cell office:value-type="string">
            <text:p>57/9: 18/22</text:p>
          </table:table-cell>
          <table:table-cell office:value-type="string">
            <text:p>58/:: 19/23</text:p>
          </table:table-cell>
          <table:table-cell office:value-type="string">
            <text:p>59/;: 20/23</text:p>
          </table:table-cell>
          <table:table-cell office:value-type="string">
            <text:p>60/&lt;: 21/24</text:p>
          </table:table-cell>
          <table:table-cell office:value-type="string">
            <text:p>61/=: 22/25</text:p>
          </table:table-cell>
          <table:table-cell office:value-type="string">
            <text:p>62/&gt;: 23/26</text:p>
          </table:table-cell>
          <table:table-cell office:value-type="string">
            <text:p>63/?: 24/27</text:p>
          </table:table-cell>
          <table:table-cell office:value-type="string">
            <text:p>64/@: 25/28</text:p>
          </table:table-cell>
          <table:table-cell office:value-type="string">
            <text:p>65/A: 26/29</text:p>
          </table:table-cell>
          <table:table-cell office:value-type="string">
            <text:p>66/B: 27/30</text:p>
          </table:table-cell>
          <table:table-cell office:value-type="string">
            <text:p>67/C: 28/31</text:p>
          </table:table-cell>
          <table:table-cell office:value-type="string">
            <text:p>68/D: 29/30</text:p>
          </table:table-cell>
          <table:table-cell office:value-type="string">
            <text:p>69/E: 30/32</text:p>
          </table:table-cell>
          <table:table-cell office:value-type="string">
            <text:p>70/F: 31/33</text:p>
          </table:table-cell>
          <table:table-cell office:value-type="string">
            <text:p>71/G: 32/34</text:p>
          </table:table-cell>
          <table:table-cell office:value-type="string">
            <text:p>72/H: 33/34</text:p>
          </table:table-cell>
          <table:table-cell office:value-type="string">
            <text:p>73/I: 34/35</text:p>
          </table:table-cell>
          <table:table-cell office:value-type="string">
            <text:p>74/J: 35/36</text:p>
          </table:table-cell>
          <table:table-cell office:value-type="string">
            <text:p>75/K: 36/37</text:p>
          </table:table-cell>
          <table:table-cell office:value-type="string">
            <text:p>76/L: 37/38</text:p>
          </table:table-cell>
          <table:table-cell office:value-type="string">
            <text:p>77/M: 38/39</text:p>
          </table:table-cell>
          <table:table-cell office:value-type="string">
            <text:p>78/N: 41/41</text:p>
          </table:table-cell>
          <table:table-cell office:value-type="string">
            <text:p>79/O: 40/41</text:p>
          </table:table-cell>
          <table:table-cell office:value-type="string">
            <text:p>80/P: 39/40</text:p>
          </table:table-cell>
          <table:table-cell office:value-type="string">
            <text:p>81/Q: 40/41</text:p>
          </table:table-cell>
          <table:table-cell office:value-type="string">
            <text:p>82/R: 41/42</text:p>
          </table:table-cell>
          <table:table-cell office:value-type="string">
            <text:p>83/S: 42/43</text:p>
          </table:table-cell>
          <table:table-cell office:value-type="string">
            <text:p>84/T: 42/43</text:p>
          </table:table-cell>
          <table:table-cell office:value-type="string">
            <text:p>85/U: 43/44</text:p>
          </table:table-cell>
          <table:table-cell office:value-type="string">
            <text:p>86/V: 44/45</text:p>
          </table:table-cell>
          <table:table-cell office:value-type="string">
            <text:p>87/W: 45/46</text:p>
          </table:table-cell>
          <table:table-cell office:value-type="string">
            <text:p>88/X: 46/47</text:p>
          </table:table-cell>
          <table:table-cell office:value-type="string">
            <text:p>89/Y: 47/48</text:p>
          </table:table-cell>
          <table:table-cell office:value-type="string">
            <text:p>90/Z: 50/50</text:p>
          </table:table-cell>
          <table:table-cell office:value-type="string">
            <text:p>91/[: 48/49</text:p>
          </table:table-cell>
          <table:table-cell office:value-type="string">
            <text:p>92/\: 49/49</text:p>
          </table:table-cell>
          <table:table-cell office:value-type="string">
            <text:p>93/]: 50/51</text:p>
          </table:table-cell>
          <table:table-cell office:value-type="string">
            <text:p>94/^: 51/52</text:p>
          </table:table-cell>
          <table:table-cell office:value-type="string">
            <text:p>95/_: 51/52</text:p>
          </table:table-cell>
          <table:table-cell office:value-type="string">
            <text:p>96/`: 52/53</text:p>
          </table:table-cell>
          <table:table-cell office:value-type="string">
            <text:p>97/a: 53/54</text:p>
          </table:table-cell>
          <table:table-cell office:value-type="string">
            <text:p>98/b: 55/56</text:p>
          </table:table-cell>
          <table:table-cell office:value-type="string">
            <text:p>99/c: 54/55</text:p>
          </table:table-cell>
          <table:table-cell office:value-type="string">
            <text:p>100/d: 55/57</text:p>
          </table:table-cell>
          <table:table-cell office:value-type="string">
            <text:p>101/e: 56/57</text:p>
          </table:table-cell>
          <table:table-cell office:value-type="string">
            <text:p>102/f: 57/58</text:p>
          </table:table-cell>
          <table:table-cell office:value-type="string">
            <text:p>103/g: 58/59</text:p>
          </table:table-cell>
          <table:table-cell office:value-type="string">
            <text:p>104/h: 59/60</text:p>
          </table:table-cell>
          <table:table-cell office:value-type="string">
            <text:p>105/i: 60/61</text:p>
          </table:table-cell>
          <table:table-cell office:value-type="string">
            <text:p>106/j: 61/61</text:p>
          </table:table-cell>
          <table:table-cell office:value-type="string">
            <text:p>_</text:p>
          </table:table-cell>
          <table:table-cell office:value-type="string">
            <text:p>108/l: 62/62</text:p>
          </table:table-cell>
          <table:table-cell office:value-type="string">
            <text:p>109/m: 63/64</text:p>
          </table:table-cell>
          <table:table-cell office:value-type="string">
            <text:p>110/n: 63/64</text:p>
          </table:table-cell>
          <table:table-cell office:value-type="string">
            <text:p>111/o: 64/65</text:p>
          </table:table-cell>
          <table:table-cell office:value-type="string">
            <text:p>112/p: 65/66</text:p>
          </table:table-cell>
          <table:table-cell office:value-type="string">
            <text:p>113/q: 66/67</text:p>
          </table:table-cell>
          <table:table-cell office:value-type="string">
            <text:p>114/r: 67/67</text:p>
          </table:table-cell>
          <table:table-cell office:value-type="string">
            <text:p>115/s: 68/68</text:p>
          </table:table-cell>
          <table:table-cell office:value-type="string">
            <text:p>116/t: 69/69</text:p>
          </table:table-cell>
          <table:table-cell office:value-type="string">
            <text:p>117/u: 70/70</text:p>
          </table:table-cell>
          <table:table-cell office:value-type="string">
            <text:p>118/v: 71/71</text:p>
          </table:table-cell>
          <table:table-cell office:value-type="string">
            <text:p>119/w: 72/72</text:p>
          </table:table-cell>
          <table:table-cell office:value-type="string">
            <text:p>120/x: 73/73</text:p>
          </table:table-cell>
          <table:table-cell office:value-type="string">
            <text:p>121/y: 74/74</text:p>
          </table:table-cell>
          <table:table-cell office:value-type="string">
            <text:p>122/z: 75/75</text:p>
          </table:table-cell>
          <table:table-cell office:value-type="string">
            <text:p>123/{: 76/76</text:p>
          </table:table-cell>
          <table:table-cell office:value-type="string">
            <text:p>124/|: 77/77</text:p>
          </table:table-cell>
          <table:table-cell office:value-type="string">
            <text:p>125/}: 77/77</text:p>
          </table:table-cell>
          <table:table-cell office:value-type="string">
            <text:p>126/~: 78/7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9">
            <text:p>79</text:p>
          </table:table-cell>
          <table:table-cell office:value-type="string">
            <text:p>count:</text:p>
          </table:table-cell>
          <table:table-cell office:value-type="float" office:value="5">
            <text:p>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2</text:p>
          </table:table-cell>
          <table:table-cell office:value-type="string">
            <text:p>36/$: 1/2</text:p>
          </table:table-cell>
          <table:table-cell office:value-type="string">
            <text:p>37/%: 2/3</text:p>
          </table:table-cell>
          <table:table-cell office:value-type="string">
            <text:p>38/&amp;: 3/4</text:p>
          </table:table-cell>
          <table:table-cell office:value-type="string">
            <text:p>39/': 4/5</text:p>
          </table:table-cell>
          <table:table-cell office:value-type="string">
            <text:p>40/(: 5/6</text:p>
          </table:table-cell>
          <table:table-cell office:value-type="string">
            <text:p>41/): 6/7</text:p>
          </table:table-cell>
          <table:table-cell office:value-type="string">
            <text:p>42/*: 7/8</text:p>
          </table:table-cell>
          <table:table-cell office:value-type="string">
            <text:p>43/+: 9/9</text:p>
          </table:table-cell>
          <table:table-cell office:value-type="string">
            <text:p>44/,: 8/9</text:p>
          </table:table-cell>
          <table:table-cell office:value-type="string">
            <text:p>45/-: 9/10</text:p>
          </table:table-cell>
          <table:table-cell office:value-type="string">
            <text:p>46/.: 10/11</text:p>
          </table:table-cell>
          <table:table-cell office:value-type="string">
            <text:p>47//: 11/12</text:p>
          </table:table-cell>
          <table:table-cell office:value-type="string">
            <text:p>48/0: 12/13</text:p>
          </table:table-cell>
          <table:table-cell office:value-type="string">
            <text:p>49/1: 14/14</text:p>
          </table:table-cell>
          <table:table-cell office:value-type="string">
            <text:p>50/2: 13/15</text:p>
          </table:table-cell>
          <table:table-cell office:value-type="string">
            <text:p>51/3: 14/16</text:p>
          </table:table-cell>
          <table:table-cell office:value-type="string">
            <text:p>52/4: 15/16</text:p>
          </table:table-cell>
          <table:table-cell office:value-type="string">
            <text:p>53/5: 16/17</text:p>
          </table:table-cell>
          <table:table-cell office:value-type="string">
            <text:p>54/6: 17/19</text:p>
          </table:table-cell>
          <table:table-cell office:value-type="string">
            <text:p>55/7: 18/19</text:p>
          </table:table-cell>
          <table:table-cell office:value-type="string">
            <text:p>56/8: 19/20</text:p>
          </table:table-cell>
          <table:table-cell office:value-type="string">
            <text:p>57/9: 20/21</text:p>
          </table:table-cell>
          <table:table-cell office:value-type="string">
            <text:p>58/:: 21/22</text:p>
          </table:table-cell>
          <table:table-cell office:value-type="string">
            <text:p>59/;: 22/23</text:p>
          </table:table-cell>
          <table:table-cell office:value-type="string">
            <text:p>60/&lt;: 23/24</text:p>
          </table:table-cell>
          <table:table-cell office:value-type="string">
            <text:p>61/=: 24/25</text:p>
          </table:table-cell>
          <table:table-cell office:value-type="string">
            <text:p>62/&gt;: 21/25</text:p>
          </table:table-cell>
          <table:table-cell office:value-type="string">
            <text:p>63/?: 22/25</text:p>
          </table:table-cell>
          <table:table-cell office:value-type="string">
            <text:p>64/@: 23/26</text:p>
          </table:table-cell>
          <table:table-cell office:value-type="string">
            <text:p>65/A: 24/27</text:p>
          </table:table-cell>
          <table:table-cell office:value-type="string">
            <text:p>66/B: 25/28</text:p>
          </table:table-cell>
          <table:table-cell office:value-type="string">
            <text:p>67/C: 29/30</text:p>
          </table:table-cell>
          <table:table-cell office:value-type="string">
            <text:p>68/D: 26/29</text:p>
          </table:table-cell>
          <table:table-cell office:value-type="string">
            <text:p>69/E: 27/31</text:p>
          </table:table-cell>
          <table:table-cell office:value-type="string">
            <text:p>70/F: 31/32</text:p>
          </table:table-cell>
          <table:table-cell office:value-type="string">
            <text:p>71/G: 28/32</text:p>
          </table:table-cell>
          <table:table-cell office:value-type="string">
            <text:p>72/H: 29/33</text:p>
          </table:table-cell>
          <table:table-cell office:value-type="string">
            <text:p>73/I: 30/34</text:p>
          </table:table-cell>
          <table:table-cell office:value-type="string">
            <text:p>74/J: 31/34</text:p>
          </table:table-cell>
          <table:table-cell office:value-type="string">
            <text:p>75/K: 34/36</text:p>
          </table:table-cell>
          <table:table-cell office:value-type="string">
            <text:p>76/L: 32/36</text:p>
          </table:table-cell>
          <table:table-cell office:value-type="string">
            <text:p>77/M: 33/37</text:p>
          </table:table-cell>
          <table:table-cell office:value-type="string">
            <text:p>78/N: 34/38</text:p>
          </table:table-cell>
          <table:table-cell office:value-type="string">
            <text:p>79/O: 35/39</text:p>
          </table:table-cell>
          <table:table-cell office:value-type="string">
            <text:p>80/P: 36/39</text:p>
          </table:table-cell>
          <table:table-cell office:value-type="string">
            <text:p>81/Q: 37/41</text:p>
          </table:table-cell>
          <table:table-cell office:value-type="string">
            <text:p>82/R: 38/42</text:p>
          </table:table-cell>
          <table:table-cell office:value-type="string">
            <text:p>83/S: 39/43</text:p>
          </table:table-cell>
          <table:table-cell office:value-type="string">
            <text:p>84/T: 40/43</text:p>
          </table:table-cell>
          <table:table-cell office:value-type="string">
            <text:p>85/U: 41/43</text:p>
          </table:table-cell>
          <table:table-cell office:value-type="string">
            <text:p>86/V: 44/46</text:p>
          </table:table-cell>
          <table:table-cell office:value-type="string">
            <text:p>87/W: 42/45</text:p>
          </table:table-cell>
          <table:table-cell office:value-type="string">
            <text:p>88/X: 43/46</text:p>
          </table:table-cell>
          <table:table-cell office:value-type="string">
            <text:p>89/Y: 44/47</text:p>
          </table:table-cell>
          <table:table-cell office:value-type="string">
            <text:p>90/Z: 45/48</text:p>
          </table:table-cell>
          <table:table-cell office:value-type="string">
            <text:p>91/[: 46/49</text:p>
          </table:table-cell>
          <table:table-cell office:value-type="string">
            <text:p>92/\: 50/51</text:p>
          </table:table-cell>
          <table:table-cell office:value-type="string">
            <text:p>93/]: 47/51</text:p>
          </table:table-cell>
          <table:table-cell office:value-type="string">
            <text:p>94/^: 48/51</text:p>
          </table:table-cell>
          <table:table-cell office:value-type="string">
            <text:p>95/_: 49/51</text:p>
          </table:table-cell>
          <table:table-cell office:value-type="string">
            <text:p>96/`: 50/53</text:p>
          </table:table-cell>
          <table:table-cell office:value-type="string">
            <text:p>97/a: 51/53</text:p>
          </table:table-cell>
          <table:table-cell office:value-type="string">
            <text:p>98/b: 52/54</text:p>
          </table:table-cell>
          <table:table-cell office:value-type="string">
            <text:p>99/c: 53/55</text:p>
          </table:table-cell>
          <table:table-cell office:value-type="string">
            <text:p>100/d: 57/57</text:p>
          </table:table-cell>
          <table:table-cell office:value-type="string">
            <text:p>101/e: 54/57</text:p>
          </table:table-cell>
          <table:table-cell office:value-type="string">
            <text:p>102/f: 55/58</text:p>
          </table:table-cell>
          <table:table-cell office:value-type="string">
            <text:p>103/g: 56/59</text:p>
          </table:table-cell>
          <table:table-cell office:value-type="string">
            <text:p>104/h: 57/60</text:p>
          </table:table-cell>
          <table:table-cell office:value-type="string">
            <text:p>105/i: 58/60</text:p>
          </table:table-cell>
          <table:table-cell office:value-type="string">
            <text:p>106/j: 59/60</text:p>
          </table:table-cell>
          <table:table-cell office:value-type="string">
            <text:p>107/k: 60/61</text:p>
          </table:table-cell>
          <table:table-cell office:value-type="string">
            <text:p>108/l: 61/62</text:p>
          </table:table-cell>
          <table:table-cell office:value-type="string">
            <text:p>109/m: 62/63</text:p>
          </table:table-cell>
          <table:table-cell office:value-type="string">
            <text:p>110/n: 63/64</text:p>
          </table:table-cell>
          <table:table-cell office:value-type="string">
            <text:p>111/o: 64/64</text:p>
          </table:table-cell>
          <table:table-cell office:value-type="string">
            <text:p>112/p: 65/65</text:p>
          </table:table-cell>
          <table:table-cell office:value-type="string">
            <text:p>113/q: 66/66</text:p>
          </table:table-cell>
          <table:table-cell office:value-type="string">
            <text:p>114/r: 67/67</text:p>
          </table:table-cell>
          <table:table-cell office:value-type="string">
            <text:p>115/s: 68/68</text:p>
          </table:table-cell>
          <table:table-cell office:value-type="string">
            <text:p>116/t: 69/69</text:p>
          </table:table-cell>
          <table:table-cell office:value-type="string">
            <text:p>117/u: 70/70</text:p>
          </table:table-cell>
          <table:table-cell office:value-type="string">
            <text:p>118/v: 71/71</text:p>
          </table:table-cell>
          <table:table-cell office:value-type="string">
            <text:p>119/w: 72/72</text:p>
          </table:table-cell>
          <table:table-cell office:value-type="string">
            <text:p>120/x: 73/73</text:p>
          </table:table-cell>
          <table:table-cell office:value-type="string">
            <text:p>121/y: 74/74</text:p>
          </table:table-cell>
          <table:table-cell office:value-type="string">
            <text:p>122/z: 75/75</text:p>
          </table:table-cell>
          <table:table-cell office:value-type="string">
            <text:p>123/{: 76/76</text:p>
          </table:table-cell>
          <table:table-cell office:value-type="string">
            <text:p>124/|: 77/77</text:p>
          </table:table-cell>
          <table:table-cell office:value-type="string">
            <text:p>125/}: 78/78</text:p>
          </table:table-cell>
          <table:table-cell office:value-type="string">
            <text:p>126/~: 79/7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0">
            <text:p>80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_</text:p>
          </table:table-cell>
          <table:table-cell office:value-type="string">
            <text:p>34/": 1/1</text:p>
          </table:table-cell>
          <table:table-cell office:value-type="string">
            <text:p>35/#: 2/2</text:p>
          </table:table-cell>
          <table:table-cell office:value-type="string">
            <text:p>_</text:p>
          </table:table-cell>
          <table:table-cell office:value-type="string">
            <text:p>37/%: 3/3</text:p>
          </table:table-cell>
          <table:table-cell office:value-type="string">
            <text:p>38/&amp;: 4/4</text:p>
          </table:table-cell>
          <table:table-cell office:value-type="string">
            <text:p>39/': 5/5</text:p>
          </table:table-cell>
          <table:table-cell office:value-type="string">
            <text:p>40/(: 6/6</text:p>
          </table:table-cell>
          <table:table-cell office:value-type="string">
            <text:p>41/): 7/7</text:p>
          </table:table-cell>
          <table:table-cell office:value-type="string">
            <text:p>42/*: 8/8</text:p>
          </table:table-cell>
          <table:table-cell office:value-type="string">
            <text:p>43/+: 9/9</text:p>
          </table:table-cell>
          <table:table-cell office:value-type="string">
            <text:p>44/,: 10/10</text:p>
          </table:table-cell>
          <table:table-cell office:value-type="string">
            <text:p>45/-: 11/11</text:p>
          </table:table-cell>
          <table:table-cell office:value-type="string">
            <text:p>46/.: 12/12</text:p>
          </table:table-cell>
          <table:table-cell office:value-type="string">
            <text:p>47//: 13/13</text:p>
          </table:table-cell>
          <table:table-cell table:number-columns-repeated="3" office:value-type="string">
            <text:p>_</text:p>
          </table:table-cell>
          <table:table-cell office:value-type="string">
            <text:p>51/3: 14/14</text:p>
          </table:table-cell>
          <table:table-cell office:value-type="string">
            <text:p>52/4: 15/15</text:p>
          </table:table-cell>
          <table:table-cell office:value-type="string">
            <text:p>53/5: 16/16</text:p>
          </table:table-cell>
          <table:table-cell office:value-type="string">
            <text:p>54/6: 17/17</text:p>
          </table:table-cell>
          <table:table-cell office:value-type="string">
            <text:p>55/7: 18/18</text:p>
          </table:table-cell>
          <table:table-cell office:value-type="string">
            <text:p>56/8: 19/19</text:p>
          </table:table-cell>
          <table:table-cell office:value-type="string">
            <text:p>57/9: 20/20</text:p>
          </table:table-cell>
          <table:table-cell office:value-type="string">
            <text:p>58/:: 21/21</text:p>
          </table:table-cell>
          <table:table-cell office:value-type="string">
            <text:p>59/;: 22/22</text:p>
          </table:table-cell>
          <table:table-cell office:value-type="string">
            <text:p>60/&lt;: 23/23</text:p>
          </table:table-cell>
          <table:table-cell office:value-type="string">
            <text:p>61/=: 24/24</text:p>
          </table:table-cell>
          <table:table-cell office:value-type="string">
            <text:p>62/&gt;: 25/25</text:p>
          </table:table-cell>
          <table:table-cell office:value-type="string">
            <text:p>_</text:p>
          </table:table-cell>
          <table:table-cell office:value-type="string">
            <text:p>64/@: 26/26</text:p>
          </table:table-cell>
          <table:table-cell office:value-type="string">
            <text:p>65/A: 27/27</text:p>
          </table:table-cell>
          <table:table-cell office:value-type="string">
            <text:p>66/B: 28/28</text:p>
          </table:table-cell>
          <table:table-cell office:value-type="string">
            <text:p>67/C: 29/29</text:p>
          </table:table-cell>
          <table:table-cell office:value-type="string">
            <text:p>68/D: 30/30</text:p>
          </table:table-cell>
          <table:table-cell office:value-type="string">
            <text:p>69/E: 31/31</text:p>
          </table:table-cell>
          <table:table-cell office:value-type="string">
            <text:p>70/F: 32/32</text:p>
          </table:table-cell>
          <table:table-cell office:value-type="string">
            <text:p>71/G: 33/33</text:p>
          </table:table-cell>
          <table:table-cell office:value-type="string">
            <text:p>_</text:p>
          </table:table-cell>
          <table:table-cell office:value-type="string">
            <text:p>73/I: 34/34</text:p>
          </table:table-cell>
          <table:table-cell office:value-type="string">
            <text:p>74/J: 35/35</text:p>
          </table:table-cell>
          <table:table-cell office:value-type="string">
            <text:p>75/K: 36/36</text:p>
          </table:table-cell>
          <table:table-cell office:value-type="string">
            <text:p>76/L: 37/37</text:p>
          </table:table-cell>
          <table:table-cell office:value-type="string">
            <text:p>77/M: 38/38</text:p>
          </table:table-cell>
          <table:table-cell table:number-columns-repeated="3" office:value-type="string">
            <text:p>_</text:p>
          </table:table-cell>
          <table:table-cell office:value-type="string">
            <text:p>81/Q: 39/39</text:p>
          </table:table-cell>
          <table:table-cell office:value-type="string">
            <text:p>_</text:p>
          </table:table-cell>
          <table:table-cell office:value-type="string">
            <text:p>83/S: 40/40</text:p>
          </table:table-cell>
          <table:table-cell office:value-type="string">
            <text:p>84/T: 41/41</text:p>
          </table:table-cell>
          <table:table-cell office:value-type="string">
            <text:p>_</text:p>
          </table:table-cell>
          <table:table-cell office:value-type="string">
            <text:p>86/V: 42/42</text:p>
          </table:table-cell>
          <table:table-cell office:value-type="string">
            <text:p>87/W: 43/43</text:p>
          </table:table-cell>
          <table:table-cell office:value-type="string">
            <text:p>88/X: 44/44</text:p>
          </table:table-cell>
          <table:table-cell office:value-type="string">
            <text:p>_</text:p>
          </table:table-cell>
          <table:table-cell office:value-type="string">
            <text:p>90/Z: 45/45</text:p>
          </table:table-cell>
          <table:table-cell office:value-type="string">
            <text:p>91/[: 46/46</text:p>
          </table:table-cell>
          <table:table-cell office:value-type="string">
            <text:p>92/\: 47/47</text:p>
          </table:table-cell>
          <table:table-cell office:value-type="string">
            <text:p>93/]: 48/48</text:p>
          </table:table-cell>
          <table:table-cell office:value-type="string">
            <text:p>94/^: 49/49</text:p>
          </table:table-cell>
          <table:table-cell office:value-type="string">
            <text:p>95/_: 50/50</text:p>
          </table:table-cell>
          <table:table-cell office:value-type="string">
            <text:p>96/`: 51/51</text:p>
          </table:table-cell>
          <table:table-cell office:value-type="string">
            <text:p>97/a: 52/52</text:p>
          </table:table-cell>
          <table:table-cell office:value-type="string">
            <text:p>98/b: 53/53</text:p>
          </table:table-cell>
          <table:table-cell office:value-type="string">
            <text:p>99/c: 54/54</text:p>
          </table:table-cell>
          <table:table-cell office:value-type="string">
            <text:p>100/d: 55/55</text:p>
          </table:table-cell>
          <table:table-cell office:value-type="string">
            <text:p>101/e: 56/56</text:p>
          </table:table-cell>
          <table:table-cell office:value-type="string">
            <text:p>102/f: 57/57</text:p>
          </table:table-cell>
          <table:table-cell office:value-type="string">
            <text:p>103/g: 58/58</text:p>
          </table:table-cell>
          <table:table-cell office:value-type="string">
            <text:p>104/h: 59/59</text:p>
          </table:table-cell>
          <table:table-cell office:value-type="string">
            <text:p>105/i: 60/60</text:p>
          </table:table-cell>
          <table:table-cell office:value-type="string">
            <text:p>106/j: 61/61</text:p>
          </table:table-cell>
          <table:table-cell office:value-type="string">
            <text:p>107/k: 62/62</text:p>
          </table:table-cell>
          <table:table-cell office:value-type="string">
            <text:p>108/l: 63/63</text:p>
          </table:table-cell>
          <table:table-cell office:value-type="string">
            <text:p>109/m: 64/64</text:p>
          </table:table-cell>
          <table:table-cell office:value-type="string">
            <text:p>110/n: 65/65</text:p>
          </table:table-cell>
          <table:table-cell office:value-type="string">
            <text:p>_</text:p>
          </table:table-cell>
          <table:table-cell office:value-type="string">
            <text:p>112/p: 66/66</text:p>
          </table:table-cell>
          <table:table-cell office:value-type="string">
            <text:p>113/q: 67/67</text:p>
          </table:table-cell>
          <table:table-cell office:value-type="string">
            <text:p>114/r: 68/68</text:p>
          </table:table-cell>
          <table:table-cell office:value-type="string">
            <text:p>115/s: 69/69</text:p>
          </table:table-cell>
          <table:table-cell office:value-type="string">
            <text:p>116/t: 70/70</text:p>
          </table:table-cell>
          <table:table-cell office:value-type="string">
            <text:p>117/u: 71/71</text:p>
          </table:table-cell>
          <table:table-cell office:value-type="string">
            <text:p>118/v: 72/72</text:p>
          </table:table-cell>
          <table:table-cell office:value-type="string">
            <text:p>119/w: 73/73</text:p>
          </table:table-cell>
          <table:table-cell office:value-type="string">
            <text:p>120/x: 74/74</text:p>
          </table:table-cell>
          <table:table-cell office:value-type="string">
            <text:p>121/y: 75/75</text:p>
          </table:table-cell>
          <table:table-cell office:value-type="string">
            <text:p>122/z: 76/76</text:p>
          </table:table-cell>
          <table:table-cell office:value-type="string">
            <text:p>123/{: 77/77</text:p>
          </table:table-cell>
          <table:table-cell office:value-type="string">
            <text:p>124/|: 78/78</text:p>
          </table:table-cell>
          <table:table-cell office:value-type="string">
            <text:p>125/}: 79/79</text:p>
          </table:table-cell>
          <table:table-cell office:value-type="string">
            <text:p>126/~: 80/8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1">
            <text:p>8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2">
            <text:p>8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3">
            <text:p>8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4">
            <text:p>8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5">
            <text:p>8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6">
            <text:p>8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7">
            <text:p>8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8">
            <text:p>8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9">
            <text:p>8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0">
            <text:p>9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1">
            <text:p>9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2">
            <text:p>9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3">
            <text:p>9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4">
            <text:p>94</text:p>
          </table:table-cell>
          <table:table-cell office:value-type="string">
            <text:p>count:</text:p>
          </table:table-cell>
          <table:table-cell office:value-type="float" office:value="96">
            <text:p>96</text:p>
          </table:table-cell>
          <table:table-cell office:value-type="string">
            <text:p>avg: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2/ : 0/0</text:p>
          </table:table-cell>
          <table:table-cell office:value-type="string">
            <text:p>33/!: 1/1</text:p>
          </table:table-cell>
          <table:table-cell office:value-type="string">
            <text:p>34/": 2/2</text:p>
          </table:table-cell>
          <table:table-cell office:value-type="string">
            <text:p>35/#: 3/3</text:p>
          </table:table-cell>
          <table:table-cell office:value-type="string">
            <text:p>36/$: 4/4</text:p>
          </table:table-cell>
          <table:table-cell office:value-type="string">
            <text:p>37/%: 5/5</text:p>
          </table:table-cell>
          <table:table-cell office:value-type="string">
            <text:p>38/&amp;: 6/6</text:p>
          </table:table-cell>
          <table:table-cell office:value-type="string">
            <text:p>39/': 7/7</text:p>
          </table:table-cell>
          <table:table-cell office:value-type="string">
            <text:p>40/(: 8/8</text:p>
          </table:table-cell>
          <table:table-cell office:value-type="string">
            <text:p>41/): 9/9</text:p>
          </table:table-cell>
          <table:table-cell office:value-type="string">
            <text:p>42/*: 10/10</text:p>
          </table:table-cell>
          <table:table-cell office:value-type="string">
            <text:p>43/+: 11/11</text:p>
          </table:table-cell>
          <table:table-cell office:value-type="string">
            <text:p>44/,: 12/12</text:p>
          </table:table-cell>
          <table:table-cell office:value-type="string">
            <text:p>45/-: 13/13</text:p>
          </table:table-cell>
          <table:table-cell office:value-type="string">
            <text:p>46/.: 14/14</text:p>
          </table:table-cell>
          <table:table-cell office:value-type="string">
            <text:p>47//: 15/15</text:p>
          </table:table-cell>
          <table:table-cell office:value-type="string">
            <text:p>48/0: 16/16</text:p>
          </table:table-cell>
          <table:table-cell office:value-type="string">
            <text:p>49/1: 17/17</text:p>
          </table:table-cell>
          <table:table-cell office:value-type="string">
            <text:p>50/2: 18/18</text:p>
          </table:table-cell>
          <table:table-cell office:value-type="string">
            <text:p>51/3: 19/19</text:p>
          </table:table-cell>
          <table:table-cell office:value-type="string">
            <text:p>52/4: 20/20</text:p>
          </table:table-cell>
          <table:table-cell office:value-type="string">
            <text:p>53/5: 21/21</text:p>
          </table:table-cell>
          <table:table-cell office:value-type="string">
            <text:p>54/6: 22/22</text:p>
          </table:table-cell>
          <table:table-cell office:value-type="string">
            <text:p>55/7: 23/23</text:p>
          </table:table-cell>
          <table:table-cell office:value-type="string">
            <text:p>56/8: 24/24</text:p>
          </table:table-cell>
          <table:table-cell office:value-type="string">
            <text:p>57/9: 25/25</text:p>
          </table:table-cell>
          <table:table-cell office:value-type="string">
            <text:p>58/:: 26/26</text:p>
          </table:table-cell>
          <table:table-cell office:value-type="string">
            <text:p>59/;: 27/27</text:p>
          </table:table-cell>
          <table:table-cell office:value-type="string">
            <text:p>60/&lt;: 28/28</text:p>
          </table:table-cell>
          <table:table-cell office:value-type="string">
            <text:p>61/=: 29/29</text:p>
          </table:table-cell>
          <table:table-cell office:value-type="string">
            <text:p>62/&gt;: 30/30</text:p>
          </table:table-cell>
          <table:table-cell office:value-type="string">
            <text:p>63/?: 31/31</text:p>
          </table:table-cell>
          <table:table-cell office:value-type="string">
            <text:p>64/@: 32/32</text:p>
          </table:table-cell>
          <table:table-cell office:value-type="string">
            <text:p>65/A: 33/33</text:p>
          </table:table-cell>
          <table:table-cell office:value-type="string">
            <text:p>66/B: 34/34</text:p>
          </table:table-cell>
          <table:table-cell office:value-type="string">
            <text:p>67/C: 35/35</text:p>
          </table:table-cell>
          <table:table-cell office:value-type="string">
            <text:p>68/D: 36/36</text:p>
          </table:table-cell>
          <table:table-cell office:value-type="string">
            <text:p>69/E: 37/37</text:p>
          </table:table-cell>
          <table:table-cell office:value-type="string">
            <text:p>70/F: 38/38</text:p>
          </table:table-cell>
          <table:table-cell office:value-type="string">
            <text:p>71/G: 39/39</text:p>
          </table:table-cell>
          <table:table-cell office:value-type="string">
            <text:p>72/H: 40/40</text:p>
          </table:table-cell>
          <table:table-cell office:value-type="string">
            <text:p>73/I: 41/41</text:p>
          </table:table-cell>
          <table:table-cell office:value-type="string">
            <text:p>74/J: 42/42</text:p>
          </table:table-cell>
          <table:table-cell office:value-type="string">
            <text:p>75/K: 43/43</text:p>
          </table:table-cell>
          <table:table-cell office:value-type="string">
            <text:p>76/L: 44/44</text:p>
          </table:table-cell>
          <table:table-cell office:value-type="string">
            <text:p>77/M: 45/45</text:p>
          </table:table-cell>
          <table:table-cell office:value-type="string">
            <text:p>78/N: 46/46</text:p>
          </table:table-cell>
          <table:table-cell office:value-type="string">
            <text:p>79/O: 47/47</text:p>
          </table:table-cell>
          <table:table-cell office:value-type="string">
            <text:p>80/P: 48/48</text:p>
          </table:table-cell>
          <table:table-cell office:value-type="string">
            <text:p>81/Q: 49/49</text:p>
          </table:table-cell>
          <table:table-cell office:value-type="string">
            <text:p>82/R: 50/50</text:p>
          </table:table-cell>
          <table:table-cell office:value-type="string">
            <text:p>83/S: 51/51</text:p>
          </table:table-cell>
          <table:table-cell office:value-type="string">
            <text:p>84/T: 52/52</text:p>
          </table:table-cell>
          <table:table-cell office:value-type="string">
            <text:p>85/U: 53/53</text:p>
          </table:table-cell>
          <table:table-cell office:value-type="string">
            <text:p>86/V: 54/54</text:p>
          </table:table-cell>
          <table:table-cell office:value-type="string">
            <text:p>87/W: 55/55</text:p>
          </table:table-cell>
          <table:table-cell office:value-type="string">
            <text:p>88/X: 56/56</text:p>
          </table:table-cell>
          <table:table-cell office:value-type="string">
            <text:p>89/Y: 57/57</text:p>
          </table:table-cell>
          <table:table-cell office:value-type="string">
            <text:p>90/Z: 58/58</text:p>
          </table:table-cell>
          <table:table-cell office:value-type="string">
            <text:p>91/[: 59/59</text:p>
          </table:table-cell>
          <table:table-cell office:value-type="string">
            <text:p>92/\: 60/60</text:p>
          </table:table-cell>
          <table:table-cell office:value-type="string">
            <text:p>93/]: 61/61</text:p>
          </table:table-cell>
          <table:table-cell office:value-type="string">
            <text:p>94/^: 62/62</text:p>
          </table:table-cell>
          <table:table-cell office:value-type="string">
            <text:p>95/_: 63/63</text:p>
          </table:table-cell>
          <table:table-cell office:value-type="string">
            <text:p>96/`: 64/64</text:p>
          </table:table-cell>
          <table:table-cell office:value-type="string">
            <text:p>97/a: 65/65</text:p>
          </table:table-cell>
          <table:table-cell office:value-type="string">
            <text:p>98/b: 66/66</text:p>
          </table:table-cell>
          <table:table-cell office:value-type="string">
            <text:p>99/c: 67/67</text:p>
          </table:table-cell>
          <table:table-cell office:value-type="string">
            <text:p>100/d: 68/68</text:p>
          </table:table-cell>
          <table:table-cell office:value-type="string">
            <text:p>101/e: 69/69</text:p>
          </table:table-cell>
          <table:table-cell office:value-type="string">
            <text:p>102/f: 70/70</text:p>
          </table:table-cell>
          <table:table-cell office:value-type="string">
            <text:p>103/g: 71/71</text:p>
          </table:table-cell>
          <table:table-cell office:value-type="string">
            <text:p>104/h: 72/72</text:p>
          </table:table-cell>
          <table:table-cell office:value-type="string">
            <text:p>105/i: 73/73</text:p>
          </table:table-cell>
          <table:table-cell office:value-type="string">
            <text:p>106/j: 74/74</text:p>
          </table:table-cell>
          <table:table-cell office:value-type="string">
            <text:p>107/k: 75/75</text:p>
          </table:table-cell>
          <table:table-cell office:value-type="string">
            <text:p>108/l: 76/76</text:p>
          </table:table-cell>
          <table:table-cell office:value-type="string">
            <text:p>109/m: 77/77</text:p>
          </table:table-cell>
          <table:table-cell office:value-type="string">
            <text:p>110/n: 78/78</text:p>
          </table:table-cell>
          <table:table-cell office:value-type="string">
            <text:p>111/o: 79/79</text:p>
          </table:table-cell>
          <table:table-cell office:value-type="string">
            <text:p>112/p: 80/80</text:p>
          </table:table-cell>
          <table:table-cell office:value-type="string">
            <text:p>113/q: 81/81</text:p>
          </table:table-cell>
          <table:table-cell office:value-type="string">
            <text:p>114/r: 82/82</text:p>
          </table:table-cell>
          <table:table-cell office:value-type="string">
            <text:p>115/s: 83/83</text:p>
          </table:table-cell>
          <table:table-cell office:value-type="string">
            <text:p>116/t: 84/84</text:p>
          </table:table-cell>
          <table:table-cell office:value-type="string">
            <text:p>117/u: 85/85</text:p>
          </table:table-cell>
          <table:table-cell office:value-type="string">
            <text:p>118/v: 86/86</text:p>
          </table:table-cell>
          <table:table-cell office:value-type="string">
            <text:p>119/w: 87/87</text:p>
          </table:table-cell>
          <table:table-cell office:value-type="string">
            <text:p>120/x: 88/88</text:p>
          </table:table-cell>
          <table:table-cell office:value-type="string">
            <text:p>121/y: 89/89</text:p>
          </table:table-cell>
          <table:table-cell office:value-type="string">
            <text:p>122/z: 90/90</text:p>
          </table:table-cell>
          <table:table-cell office:value-type="string">
            <text:p>123/{: 91/91</text:p>
          </table:table-cell>
          <table:table-cell office:value-type="string">
            <text:p>124/|: 92/92</text:p>
          </table:table-cell>
          <table:table-cell office:value-type="string">
            <text:p>125/}: 93/93</text:p>
          </table:table-cell>
          <table:table-cell office:value-type="string">
            <text:p>126/~: 94/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7">17/02/2024</text:date>, <text:time>00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4-01-21T10:33:31</meta:creation-date>
    <dc:date>2024-02-17T00:15:20</dc:date>
    <dc:creator>Arun dale</dc:creator>
    <meta:editing-duration>P2DT7H4M58S</meta:editing-duration>
    <meta:editing-cycles>9</meta:editing-cycles>
    <meta:generator>OpenOffice/4.1.10$Unix OpenOffice.org_project/4110m2$Build-9807</meta:generator>
    <meta:document-statistic meta:table-count="5" meta:cell-count="32151" meta:object-count="0"/>
  </office:meta>
</office:document-meta>
</file>